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6" style:family="table-column">
      <style:table-column-properties fo:break-before="auto" style:column-width="5.722cm"/>
    </style:style>
    <style:style style:name="co7" style:family="table-column">
      <style:table-column-properties fo:break-before="auto" style:column-width="2.432cm"/>
    </style:style>
    <style:style style:name="co8" style:family="table-column">
      <style:table-column-properties fo:break-before="auto" style:column-width="5.002cm"/>
    </style:style>
    <style:style style:name="co10" style:family="table-column">
      <style:table-column-properties fo:break-before="auto" style:column-width="2.258cm"/>
    </style:style>
    <style:style style:name="co5" style:family="table-column">
      <style:table-column-properties fo:break-before="auto" style:column-width="1.769cm"/>
    </style:style>
    <style:style style:name="co9" style:family="table-column">
      <style:table-column-properties fo:break-before="auto" style:column-width="6.856cm"/>
    </style:style>
    <style:style style:name="co11" style:family="table-column">
      <style:table-column-properties fo:break-before="auto" style:column-width="3.261cm"/>
    </style:style>
    <style:style style:name="co12" style:family="table-column">
      <style:table-column-properties fo:break-before="auto" style:column-width="2.57cm"/>
    </style:style>
    <style:style style:name="co13" style:family="table-column">
      <style:table-column-properties fo:break-before="auto" style:column-width="3.759cm"/>
    </style:style>
    <style:style style:name="co14" style:family="table-column">
      <style:table-column-properties fo:break-before="auto" style:column-width="7.712cm"/>
    </style:style>
    <style:style style:name="co15" style:family="table-column">
      <style:table-column-properties fo:break-before="auto" style:column-width="4.865cm"/>
    </style:style>
    <style:style style:name="co16" style:family="table-column">
      <style:table-column-properties fo:break-before="auto" style:column-width="1.68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number:number-style style:name="N10002" number:language="en" number:country="US">
      <number:number number:decimal-places="2" number:min-integer-digits="1"/>
    </number:number-style>
    <number:number-style style:name="N20002" number:language="yi" number:country="US">
      <number:number number:decimal-places="2" number:min-integer-digits="1"/>
    </number:number-style>
    <style:style style:name="ce10" style:family="table-cell" style:parent-style-name="Default" style:data-style-name="N10000">
      <style:table-cell-properties fo:wrap-option="wrap"/>
      <style:text-properties style:use-window-font-color="true"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0000">
      <style:text-properties style:text-position=""/>
    </style:style>
    <style:style style:name="ce13" style:family="table-cell" style:parent-style-name="Default" style:data-style-name="N10000">
      <style:text-properties style:text-position="" fo:font-weight="bold" style:font-weight-asian="bold" style:font-weight-complex="bold"/>
    </style:style>
    <style:style style:name="ce17" style:family="table-cell" style:parent-style-name="Default" style:data-style-name="N20002">
      <style:text-properties style:text-position="" fo:font-weight="bold" style:font-weight-asian="bold" style:font-weight-complex="bold"/>
    </style:style>
    <style:style style:name="ce18" style:family="table-cell" style:parent-style-name="Default" style:data-style-name="N20002">
      <style:table-cell-properties fo:wrap-option="wrap"/>
      <style:text-properties style:use-window-font-color="true"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20002">
      <style:text-properties style:use-window-font-color="true"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20002">
      <style:text-properties style:text-position=""/>
    </style:style>
    <style:style style:name="ce4"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fo:font-weight="bold" style:font-weight-asian="bold" style:font-weight-complex="bold"/>
    </style:style>
    <style:style style:name="ce12" style:family="table-cell" style:parent-style-name="Default">
      <style:table-cell-properties fo:background-color="#ffff00"/>
    </style:style>
    <style:style style:name="ce14"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transparent"/>
      <style:text-properties fo:font-weight="bold" style:font-weight-asian="bold" style:font-weight-complex="bold"/>
    </style:style>
    <style:style style:name="ce22" style:family="table-cell" style:parent-style-name="Default">
      <style:table-cell-properties fo:background-color="transparent"/>
    </style:style>
    <style:style style:name="ce23" style:family="table-cell" style:parent-style-name="Default" style:data-style-name="N10002">
      <style:text-properties fo:font-weight="bold" style:font-weight-asian="bold" style:font-weight-complex="bold"/>
    </style:style>
    <style:style style:name="ce24" style:family="table-cell" style:parent-style-name="Default" style:data-style-name="N10000">
      <style:table-cell-properties fo:background-color="#ffff00"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100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data-style-name="N10000"/>
    <style:style style:name="ce27" style:family="table-cell" style:parent-style-name="Default" style:data-style-name="N10002"/>
    <style:style style:name="ce28" style:family="table-cell" style:parent-style-name="Default" style:data-style-name="N10000">
      <style:text-properties fo:font-weight="bold" style:font-weight-asian="bold" style:font-weight-complex="bold"/>
    </style:style>
    <style:style style:name="ce29" style:family="table-cell" style:parent-style-name="Default" style:data-style-name="N10000">
      <style:table-cell-properties fo:background-color="#ffff00"/>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0000">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data-style-name="N10002">
      <style:table-cell-properties fo:background-color="#ffff00"/>
    </style:style>
    <style:style style:name="ce32" style:family="table-cell" style:parent-style-name="Default" style:data-style-name="N20002">
      <style:text-properties fo:font-weight="bold" style:font-weight-asian="bold" style:font-weight-complex="bold"/>
    </style:style>
    <style:style style:name="ce33" style:family="table-cell" style:parent-style-name="Default" style:data-style-name="N20002">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data-style-name="N20002">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20002"/>
  </office:automatic-styles>
  <office:body>
    <office:spreadsheet>
      <table:table table:name="Hoja1" table:style-name="ta1">
        <office:forms form:automatic-focus="false" form:apply-design-mode="false"/>
        <table:table-column table:style-name="co5" table:number-columns-repeated="2" table:default-cell-style-name="Default"/>
        <table:table-column table:style-name="co9" table:default-cell-style-name="Default"/>
        <table:table-column table:style-name="co11" table:default-cell-style-name="Default"/>
        <table:table-column table:style-name="co12" table:number-columns-repeated="4" table:default-cell-style-name="Default"/>
        <table:table-column table:style-name="co13" table:default-cell-style-name="ce22"/>
        <table:table-column table:style-name="co12" table:default-cell-style-name="ce22"/>
        <table:table-column table:style-name="co12" table:number-columns-repeated="2" table:default-cell-style-name="Default"/>
        <table:table-column table:style-name="co6" table:default-cell-style-name="ce27"/>
        <table:table-column table:style-name="co7" table:default-cell-style-name="Default"/>
        <table:table-column table:style-name="co8" table:default-cell-style-name="ce26"/>
        <table:table-column table:style-name="co14" table:default-cell-style-name="Default"/>
        <table:table-column table:style-name="co10" table:number-columns-repeated="4" table:default-cell-style-name="Default"/>
        <table:table-column table:style-name="co15" table:default-cell-style-name="Default"/>
        <table:table-column table:style-name="co16" table:default-cell-style-name="ce27"/>
        <table:table-column table:style-name="co10" table:number-columns-repeated="1002" table:default-cell-style-name="Default"/>
        <table:table-row table:style-name="ro1">
          <table:table-cell table:style-name="ce9" office:value-type="string" calcext:value-type="string">
            <text:p>orden</text:p>
          </table:table-cell>
          <table:table-cell table:style-name="ce9" office:value-type="string" calcext:value-type="string">
            <text:p>id</text:p>
          </table:table-cell>
          <table:table-cell table:style-name="ce9" office:value-type="string" calcext:value-type="string">
            <text:p>Grupo</text:p>
          </table:table-cell>
          <table:table-cell table:style-name="ce9" office:value-type="string" calcext:value-type="string">
            <text:p>Alimento</text:p>
          </table:table-cell>
          <table:table-cell table:style-name="ce9" office:value-type="string" calcext:value-type="string">
            <text:p>Nº grupo</text:p>
          </table:table-cell>
          <table:table-cell table:style-name="ce9" office:value-type="string" calcext:value-type="string">
            <text:p>Veces</text:p>
          </table:table-cell>
          <table:table-cell table:style-name="ce9" office:value-type="string" calcext:value-type="string">
            <text:p>Tipo</text:p>
          </table:table-cell>
          <table:table-cell table:style-name="ce9" office:value-type="string" calcext:value-type="string">
            <text:p>Kcal reales</text:p>
          </table:table-cell>
          <table:table-cell table:style-name="ce21" office:value-type="string" calcext:value-type="string">
            <text:p>Kcal proteinas</text:p>
          </table:table-cell>
          <table:table-cell table:style-name="ce21" office:value-type="string" calcext:value-type="string">
            <text:p>Kcal hidratos</text:p>
          </table:table-cell>
          <table:table-cell table:style-name="ce9" office:value-type="string" calcext:value-type="string">
            <text:p>Ración(g)</text:p>
          </table:table-cell>
          <table:table-cell table:style-name="ce9" office:value-type="string" calcext:value-type="string">
            <text:p>Kcal / 100 g alimento</text:p>
          </table:table-cell>
          <table:table-cell table:style-name="ce23" office:value-type="string" calcext:value-type="string">
            <text:p>Proteínas (g) / 100 g alimento</text:p>
          </table:table-cell>
          <table:table-cell table:style-name="ce9" office:value-type="string" calcext:value-type="string">
            <text:p>Grasas</text:p>
          </table:table-cell>
          <table:table-cell table:style-name="ce28" office:value-type="string" calcext:value-type="string">
            <text:p>Hidratos (g) / 100g alimento</text:p>
          </table:table-cell>
          <table:table-cell table:style-name="ce9" office:value-type="string" calcext:value-type="string">
            <text:p>Desayuno</text:p>
          </table:table-cell>
          <table:table-cell table:style-name="ce9" office:value-type="string" calcext:value-type="string">
            <text:p>Almuerzo</text:p>
          </table:table-cell>
          <table:table-cell table:style-name="ce9" office:value-type="string" calcext:value-type="string">
            <text:p>Comida</text:p>
          </table:table-cell>
          <table:table-cell table:style-name="ce9" office:value-type="string" calcext:value-type="string">
            <text:p>Merienda</text:p>
          </table:table-cell>
          <table:table-cell table:style-name="ce9" office:value-type="string" calcext:value-type="string">
            <text:p>Cena</text:p>
          </table:table-cell>
          <table:table-cell table:style-name="ce9" office:value-type="string" calcext:value-type="string">
            <text:p>Nombre</text:p>
          </table:table-cell>
          <table:table-cell table:number-columns-repeated="1003"/>
        </table:table-row>
        <table:table-row table:style-name="ro1">
          <table:table-cell table:style-name="ce12" office:value-type="float" office:value="17" calcext:value-type="float">
            <text:p>17</text:p>
          </table:table-cell>
          <table:table-cell table:style-name="ce12" office:value-type="float" office:value="1" calcext:value-type="float">
            <text:p>1</text:p>
          </table:table-cell>
          <table:table-cell table:style-name="ce12" office:value-type="string" calcext:value-type="string">
            <text:p>Leche y derivados</text:p>
          </table:table-cell>
          <table:table-cell table:style-name="ce14" office:value-type="string" calcext:value-type="string">
            <text:p>Edam</text:p>
          </table:table-cell>
          <table:table-cell table:number-columns-repeated="2" table:style-name="ce14" office:value-type="float" office:value="1" calcext:value-type="float">
            <text:p>1</text:p>
          </table:table-cell>
          <table:table-cell table:style-name="ce14" office:value-type="string" calcext:value-type="string">
            <text:p>plasticos</text:p>
          </table:table-cell>
          <table:table-cell table:style-name="ce14" table:formula="of:=[.K2]*[.L2]/100" office:value-type="float" office:value="61.2" calcext:value-type="float">
            <text:p>61,2</text:p>
          </table:table-cell>
          <table:table-cell table:style-name="ce16" table:formula="of:=[.K2]*[.M2]*4/100" office:value-type="float" office:value="20.8" calcext:value-type="float">
            <text:p>20,8</text:p>
          </table:table-cell>
          <table:table-cell table:style-name="ce16" table:formula="of:=[.K2]*[.O2]*4/100" office:value-type="float" office:value="0.8" calcext:value-type="float">
            <text:p>0,8</text:p>
          </table:table-cell>
          <table:table-cell table:style-name="ce14" office:value-type="float" office:value="20" calcext:value-type="float">
            <text:p>20</text:p>
          </table:table-cell>
          <table:table-cell table:style-name="ce14" office:value-type="float" office:value="306" calcext:value-type="float">
            <text:p>306</text:p>
          </table:table-cell>
          <table:table-cell table:style-name="ce24" office:value-type="float" office:value="26" calcext:value-type="float">
            <text:p>26</text:p>
          </table:table-cell>
          <table:table-cell table:style-name="ce24" office:value-type="float" office:value="22" calcext:value-type="float">
            <text:p>22</text:p>
          </table:table-cell>
          <table:table-cell table:style-name="ce24" office:value-type="float" office:value="1" calcext:value-type="float">
            <text:p>1</text:p>
          </table:table-cell>
          <table:table-cell table:number-columns-repeated="5" table:style-name="ce12" office:value-type="string" calcext:value-type="string">
            <text:p>si</text:p>
          </table:table-cell>
          <table:table-cell table:style-name="ce12" table:formula="of:=SUBSTITUTE(SUBSTITUTE(SUBSTITUTE(SUBSTITUTE(SUBSTITUTE(SUBSTITUTE(LOWER([.D2]);&quot; &quot;;&quot;-&quot;);&quot;á&quot;;&quot;a&quot;);&quot;é&quot;;&quot;e&quot;);&quot;í&quot;;&quot;i&quot;);&quot;ó&quot;;&quot;o&quot;);&quot;ú&quot;;&quot;u&quot;)" office:value-type="string" office:string-value="edam" calcext:value-type="string">
            <text:p>edam</text:p>
          </table:table-cell>
          <table:table-cell table:style-name="ce31" table:formula="of:=CONCATENATE(&quot;(alimento (id &quot;;[.B2];&quot;) (nombre &quot;;[.U2];&quot;) (grupo &quot;;[.E2];&quot;) (veces &quot;;[.F2];&quot;) (tipo &quot;;[.G2];&quot;) (racion &quot;;[.K2];&quot;) (kcal &quot;;[.L2];&quot;) (proteinas &quot;;[.M2];&quot;) (grasas &quot;;[.N2];&quot;) (hidratos &quot;;[.O2];&quot;) (desayuno &quot;;[.P2];&quot;) (almuerzo &quot;;[.Q2];&quot;) (comida &quot;;[.R2];&quot;) (merienda &quot;;[.S2];&quot;) (cena &quot;;[.T2];&quot;))&quot;)" office:value-type="string" office:string-value="(alimento (id 1) (nombre edam) (grupo 1) (veces 1) (tipo plasticos) (racion 20) (kcal 306) (proteinas 26) (grasas 22) (hidratos 1) (desayuno si) (almuerzo si) (comida si) (merienda si) (cena si))" calcext:value-type="string">
            <text:p>(alimento (id 1) (nombre edam) (grupo 1) (veces 1) (tipo plasticos) (racion 20) (kcal 306) (proteinas 26) (grasas 22) (hidratos 1) (desayuno si) (almuerzo si) (comida si) (merienda si) (cena si))</text:p>
          </table:table-cell>
          <table:table-cell table:style-name="ce12" table:formula="of:=SUBSTITUTE([.V2];&quot;,&quot;;&quot;.&quot;)" office:value-type="string" office:string-value="(alimento (id 1) (nombre edam) (grupo 1) (veces 1) (tipo plasticos) (racion 20) (kcal 306) (proteinas 26) (grasas 22) (hidratos 1) (desayuno si) (almuerzo si) (comida si) (merienda si) (cena si))" calcext:value-type="string">
            <text:p>(alimento (id 1) (nombre edam) (grupo 1) (veces 1) (tipo plasticos) (racion 20) (kcal 306) (proteinas 26) (grasas 22) (hidratos 1) (desayuno si) (almuerzo si) (comida si) (merienda si) (cena si))</text:p>
          </table:table-cell>
          <table:table-cell table:style-name="ce12" table:number-columns-repeated="1001"/>
        </table:table-row>
        <table:table-row table:style-name="ro1">
          <table:table-cell/>
          <table:table-cell office:value-type="float" office:value="2" calcext:value-type="float">
            <text:p>2</text:p>
          </table:table-cell>
          <table:table-cell office:value-type="string" calcext:value-type="string">
            <text:p>Leche y derivados</text:p>
          </table:table-cell>
          <table:table-cell table:style-name="ce15" office:value-type="string" calcext:value-type="string">
            <text:p>Edam</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3]*[.L3]/100" office:value-type="float" office:value="76.5" calcext:value-type="float">
            <text:p>76,5</text:p>
          </table:table-cell>
          <table:table-cell table:style-name="ce16" table:formula="of:=[.K3]*[.M3]*4/100" office:value-type="float" office:value="26" calcext:value-type="float">
            <text:p>26</text:p>
          </table:table-cell>
          <table:table-cell table:style-name="ce16" table:formula="of:=[.K3]*[.O3]*4/100" office:value-type="float" office:value="1" calcext:value-type="float">
            <text:p>1</text:p>
          </table:table-cell>
          <table:table-cell table:style-name="ce15" office:value-type="float" office:value="25" calcext:value-type="float">
            <text:p>25</text:p>
          </table:table-cell>
          <table:table-cell table:style-name="ce15" office:value-type="float" office:value="306" calcext:value-type="float">
            <text:p>306</text:p>
          </table:table-cell>
          <table:table-cell table:style-name="ce25" office:value-type="float" office:value="26" calcext:value-type="float">
            <text:p>26</text:p>
          </table:table-cell>
          <table:table-cell table:style-name="ce25" office:value-type="float" office:value="22" calcext:value-type="float">
            <text:p>22</text:p>
          </table:table-cell>
          <table:table-cell table:style-name="ce25" office:value-type="float" office:value="1" calcext:value-type="float">
            <text:p>1</text:p>
          </table:table-cell>
          <table:table-cell table:number-columns-repeated="5" office:value-type="string" calcext:value-type="string">
            <text:p>si</text:p>
          </table:table-cell>
          <table:table-cell table:formula="of:=SUBSTITUTE(SUBSTITUTE(SUBSTITUTE(SUBSTITUTE(SUBSTITUTE(SUBSTITUTE(LOWER([.D3]);&quot; &quot;;&quot;-&quot;);&quot;á&quot;;&quot;a&quot;);&quot;é&quot;;&quot;e&quot;);&quot;í&quot;;&quot;i&quot;);&quot;ó&quot;;&quot;o&quot;);&quot;ú&quot;;&quot;u&quot;)" office:value-type="string" office:string-value="edam" calcext:value-type="string">
            <text:p>edam</text:p>
          </table:table-cell>
          <table:table-cell table:style-name="ce31" table:formula="of:=CONCATENATE(&quot;(alimento (id &quot;;[.B3];&quot;) (nombre &quot;;[.U3];&quot;) (grupo &quot;;[.E3];&quot;) (veces &quot;;[.F3];&quot;) (tipo &quot;;[.G3];&quot;) (racion &quot;;[.K3];&quot;) (kcal &quot;;[.L3];&quot;) (proteinas &quot;;[.M3];&quot;) (grasas &quot;;[.N3];&quot;) (hidratos &quot;;[.O3];&quot;) (desayuno &quot;;[.P3];&quot;) (almuerzo &quot;;[.Q3];&quot;) (comida &quot;;[.R3];&quot;) (merienda &quot;;[.S3];&quot;) (cena &quot;;[.T3];&quot;))&quot;)" office:value-type="string" office:string-value="(alimento (id 2) (nombre edam) (grupo 1) (veces 1) (tipo plasticos) (racion 25) (kcal 306) (proteinas 26) (grasas 22) (hidratos 1) (desayuno si) (almuerzo si) (comida si) (merienda si) (cena si))" calcext:value-type="string">
            <text:p>(alimento (id 2) (nombre edam) (grupo 1) (veces 1) (tipo plasticos) (racion 25) (kcal 306) (proteinas 26) (grasas 22) (hidratos 1) (desayuno si) (almuerzo si) (comida si) (merienda si) (cena si))</text:p>
          </table:table-cell>
          <table:table-cell table:formula="of:=SUBSTITUTE([.V3];&quot;,&quot;;&quot;.&quot;)" office:value-type="string" office:string-value="(alimento (id 2) (nombre edam) (grupo 1) (veces 1) (tipo plasticos) (racion 25) (kcal 306) (proteinas 26) (grasas 22) (hidratos 1) (desayuno si) (almuerzo si) (comida si) (merienda si) (cena si))" calcext:value-type="string">
            <text:p>(alimento (id 2) (nombre edam) (grupo 1) (veces 1) (tipo plasticos) (racion 25) (kcal 306) (proteinas 26) (grasas 22) (hidratos 1) (desayuno si) (almuerzo si) (comida si) (merienda si) (cena si))</text:p>
          </table:table-cell>
          <table:table-cell table:number-columns-repeated="1001"/>
        </table:table-row>
        <table:table-row table:style-name="ro1">
          <table:table-cell/>
          <table:table-cell office:value-type="float" office:value="3" calcext:value-type="float">
            <text:p>3</text:p>
          </table:table-cell>
          <table:table-cell office:value-type="string" calcext:value-type="string">
            <text:p>Leche y derivados</text:p>
          </table:table-cell>
          <table:table-cell table:style-name="ce15" office:value-type="string" calcext:value-type="string">
            <text:p>Edam</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4]*[.L4]/100" office:value-type="float" office:value="45.9" calcext:value-type="float">
            <text:p>45,9</text:p>
          </table:table-cell>
          <table:table-cell table:style-name="ce16" table:formula="of:=[.K4]*[.M4]*4/100" office:value-type="float" office:value="15.6" calcext:value-type="float">
            <text:p>15,6</text:p>
          </table:table-cell>
          <table:table-cell table:style-name="ce16" table:formula="of:=[.K4]*[.O4]*4/100" office:value-type="float" office:value="0.6" calcext:value-type="float">
            <text:p>0,6</text:p>
          </table:table-cell>
          <table:table-cell table:style-name="ce15" office:value-type="float" office:value="15" calcext:value-type="float">
            <text:p>15</text:p>
          </table:table-cell>
          <table:table-cell table:style-name="ce15" office:value-type="float" office:value="306" calcext:value-type="float">
            <text:p>306</text:p>
          </table:table-cell>
          <table:table-cell table:style-name="ce25" office:value-type="float" office:value="26" calcext:value-type="float">
            <text:p>26</text:p>
          </table:table-cell>
          <table:table-cell table:style-name="ce25" office:value-type="float" office:value="22" calcext:value-type="float">
            <text:p>22</text:p>
          </table:table-cell>
          <table:table-cell table:style-name="ce25" office:value-type="float" office:value="1" calcext:value-type="float">
            <text:p>1</text:p>
          </table:table-cell>
          <table:table-cell table:number-columns-repeated="5" office:value-type="string" calcext:value-type="string">
            <text:p>si</text:p>
          </table:table-cell>
          <table:table-cell table:formula="of:=SUBSTITUTE(SUBSTITUTE(SUBSTITUTE(SUBSTITUTE(SUBSTITUTE(SUBSTITUTE(LOWER([.D4]);&quot; &quot;;&quot;-&quot;);&quot;á&quot;;&quot;a&quot;);&quot;é&quot;;&quot;e&quot;);&quot;í&quot;;&quot;i&quot;);&quot;ó&quot;;&quot;o&quot;);&quot;ú&quot;;&quot;u&quot;)" office:value-type="string" office:string-value="edam" calcext:value-type="string">
            <text:p>edam</text:p>
          </table:table-cell>
          <table:table-cell table:style-name="ce31" table:formula="of:=CONCATENATE(&quot;(alimento (id &quot;;[.B4];&quot;) (nombre &quot;;[.U4];&quot;) (grupo &quot;;[.E4];&quot;) (veces &quot;;[.F4];&quot;) (tipo &quot;;[.G4];&quot;) (racion &quot;;[.K4];&quot;) (kcal &quot;;[.L4];&quot;) (proteinas &quot;;[.M4];&quot;) (grasas &quot;;[.N4];&quot;) (hidratos &quot;;[.O4];&quot;) (desayuno &quot;;[.P4];&quot;) (almuerzo &quot;;[.Q4];&quot;) (comida &quot;;[.R4];&quot;) (merienda &quot;;[.S4];&quot;) (cena &quot;;[.T4];&quot;))&quot;)" office:value-type="string" office:string-value="(alimento (id 3) (nombre edam) (grupo 1) (veces 1) (tipo plasticos) (racion 15) (kcal 306) (proteinas 26) (grasas 22) (hidratos 1) (desayuno si) (almuerzo si) (comida si) (merienda si) (cena si))" calcext:value-type="string">
            <text:p>(alimento (id 3) (nombre edam) (grupo 1) (veces 1) (tipo plasticos) (racion 15) (kcal 306) (proteinas 26) (grasas 22) (hidratos 1) (desayuno si) (almuerzo si) (comida si) (merienda si) (cena si))</text:p>
          </table:table-cell>
          <table:table-cell table:formula="of:=SUBSTITUTE([.V4];&quot;,&quot;;&quot;.&quot;)" office:value-type="string" office:string-value="(alimento (id 3) (nombre edam) (grupo 1) (veces 1) (tipo plasticos) (racion 15) (kcal 306) (proteinas 26) (grasas 22) (hidratos 1) (desayuno si) (almuerzo si) (comida si) (merienda si) (cena si))" calcext:value-type="string">
            <text:p>(alimento (id 3) (nombre edam) (grupo 1) (veces 1) (tipo plasticos) (racion 15) (kcal 306) (proteinas 26) (grasas 22) (hidratos 1) (desayuno si) (almuerzo si) (comida si) (merienda si) (cena si))</text:p>
          </table:table-cell>
          <table:table-cell table:number-columns-repeated="1001"/>
        </table:table-row>
        <table:table-row table:style-name="ro1">
          <table:table-cell/>
          <table:table-cell office:value-type="float" office:value="4" calcext:value-type="float">
            <text:p>4</text:p>
          </table:table-cell>
          <table:table-cell office:value-type="string" calcext:value-type="string">
            <text:p>Leche y derivados</text:p>
          </table:table-cell>
          <table:table-cell table:style-name="ce15" office:value-type="string" calcext:value-type="string">
            <text:p>Edam</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5]*[.L5]/100" office:value-type="float" office:value="122.4" calcext:value-type="float">
            <text:p>122,4</text:p>
          </table:table-cell>
          <table:table-cell table:style-name="ce16" table:formula="of:=[.K5]*[.M5]*4/100" office:value-type="float" office:value="41.6" calcext:value-type="float">
            <text:p>41,6</text:p>
          </table:table-cell>
          <table:table-cell table:style-name="ce16" table:formula="of:=[.K5]*[.O5]*4/100" office:value-type="float" office:value="1.6" calcext:value-type="float">
            <text:p>1,6</text:p>
          </table:table-cell>
          <table:table-cell table:style-name="ce15" office:value-type="float" office:value="40" calcext:value-type="float">
            <text:p>40</text:p>
          </table:table-cell>
          <table:table-cell table:style-name="ce15" office:value-type="float" office:value="306" calcext:value-type="float">
            <text:p>306</text:p>
          </table:table-cell>
          <table:table-cell table:style-name="ce25" office:value-type="float" office:value="26" calcext:value-type="float">
            <text:p>26</text:p>
          </table:table-cell>
          <table:table-cell table:style-name="ce25" office:value-type="float" office:value="22" calcext:value-type="float">
            <text:p>22</text:p>
          </table:table-cell>
          <table:table-cell table:style-name="ce25" office:value-type="float" office:value="1" calcext:value-type="float">
            <text:p>1</text:p>
          </table:table-cell>
          <table:table-cell table:number-columns-repeated="5" office:value-type="string" calcext:value-type="string">
            <text:p>si</text:p>
          </table:table-cell>
          <table:table-cell table:formula="of:=SUBSTITUTE(SUBSTITUTE(SUBSTITUTE(SUBSTITUTE(SUBSTITUTE(SUBSTITUTE(LOWER([.D5]);&quot; &quot;;&quot;-&quot;);&quot;á&quot;;&quot;a&quot;);&quot;é&quot;;&quot;e&quot;);&quot;í&quot;;&quot;i&quot;);&quot;ó&quot;;&quot;o&quot;);&quot;ú&quot;;&quot;u&quot;)" office:value-type="string" office:string-value="edam" calcext:value-type="string">
            <text:p>edam</text:p>
          </table:table-cell>
          <table:table-cell table:style-name="ce31" table:formula="of:=CONCATENATE(&quot;(alimento (id &quot;;[.B5];&quot;) (nombre &quot;;[.U5];&quot;) (grupo &quot;;[.E5];&quot;) (veces &quot;;[.F5];&quot;) (tipo &quot;;[.G5];&quot;) (racion &quot;;[.K5];&quot;) (kcal &quot;;[.L5];&quot;) (proteinas &quot;;[.M5];&quot;) (grasas &quot;;[.N5];&quot;) (hidratos &quot;;[.O5];&quot;) (desayuno &quot;;[.P5];&quot;) (almuerzo &quot;;[.Q5];&quot;) (comida &quot;;[.R5];&quot;) (merienda &quot;;[.S5];&quot;) (cena &quot;;[.T5];&quot;))&quot;)" office:value-type="string" office:string-value="(alimento (id 4) (nombre edam) (grupo 1) (veces 1) (tipo plasticos) (racion 40) (kcal 306) (proteinas 26) (grasas 22) (hidratos 1) (desayuno si) (almuerzo si) (comida si) (merienda si) (cena si))" calcext:value-type="string">
            <text:p>(alimento (id 4) (nombre edam) (grupo 1) (veces 1) (tipo plasticos) (racion 40) (kcal 306) (proteinas 26) (grasas 22) (hidratos 1) (desayuno si) (almuerzo si) (comida si) (merienda si) (cena si))</text:p>
          </table:table-cell>
          <table:table-cell table:formula="of:=SUBSTITUTE([.V5];&quot;,&quot;;&quot;.&quot;)" office:value-type="string" office:string-value="(alimento (id 4) (nombre edam) (grupo 1) (veces 1) (tipo plasticos) (racion 40) (kcal 306) (proteinas 26) (grasas 22) (hidratos 1) (desayuno si) (almuerzo si) (comida si) (merienda si) (cena si))" calcext:value-type="string">
            <text:p>(alimento (id 4) (nombre edam) (grupo 1) (veces 1) (tipo plasticos) (racion 40) (kcal 306) (proteinas 26) (grasas 22) (hidratos 1) (desayuno si) (almuerzo si) (comida si) (merienda si) (cena si))</text:p>
          </table:table-cell>
          <table:table-cell table:number-columns-repeated="1001"/>
        </table:table-row>
        <table:table-row table:style-name="ro1">
          <table:table-cell/>
          <table:table-cell office:value-type="float" office:value="5" calcext:value-type="float">
            <text:p>5</text:p>
          </table:table-cell>
          <table:table-cell office:value-type="string" calcext:value-type="string">
            <text:p>Leche y derivados</text:p>
          </table:table-cell>
          <table:table-cell table:style-name="ce15" office:value-type="string" calcext:value-type="string">
            <text:p>Edam</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6]*[.L6]/100" office:value-type="float" office:value="91.8" calcext:value-type="float">
            <text:p>91,8</text:p>
          </table:table-cell>
          <table:table-cell table:style-name="ce16" table:formula="of:=[.K6]*[.M6]*4/100" office:value-type="float" office:value="31.2" calcext:value-type="float">
            <text:p>31,2</text:p>
          </table:table-cell>
          <table:table-cell table:style-name="ce16" table:formula="of:=[.K6]*[.O6]*4/100" office:value-type="float" office:value="1.2" calcext:value-type="float">
            <text:p>1,2</text:p>
          </table:table-cell>
          <table:table-cell table:style-name="ce15" office:value-type="float" office:value="30" calcext:value-type="float">
            <text:p>30</text:p>
          </table:table-cell>
          <table:table-cell table:style-name="ce15" office:value-type="float" office:value="306" calcext:value-type="float">
            <text:p>306</text:p>
          </table:table-cell>
          <table:table-cell table:style-name="ce25" office:value-type="float" office:value="26" calcext:value-type="float">
            <text:p>26</text:p>
          </table:table-cell>
          <table:table-cell table:style-name="ce25" office:value-type="float" office:value="22" calcext:value-type="float">
            <text:p>22</text:p>
          </table:table-cell>
          <table:table-cell table:style-name="ce25" office:value-type="float" office:value="1" calcext:value-type="float">
            <text:p>1</text:p>
          </table:table-cell>
          <table:table-cell table:number-columns-repeated="5" office:value-type="string" calcext:value-type="string">
            <text:p>si</text:p>
          </table:table-cell>
          <table:table-cell table:formula="of:=SUBSTITUTE(SUBSTITUTE(SUBSTITUTE(SUBSTITUTE(SUBSTITUTE(SUBSTITUTE(LOWER([.D6]);&quot; &quot;;&quot;-&quot;);&quot;á&quot;;&quot;a&quot;);&quot;é&quot;;&quot;e&quot;);&quot;í&quot;;&quot;i&quot;);&quot;ó&quot;;&quot;o&quot;);&quot;ú&quot;;&quot;u&quot;)" office:value-type="string" office:string-value="edam" calcext:value-type="string">
            <text:p>edam</text:p>
          </table:table-cell>
          <table:table-cell table:style-name="ce31" table:formula="of:=CONCATENATE(&quot;(alimento (id &quot;;[.B6];&quot;) (nombre &quot;;[.U6];&quot;) (grupo &quot;;[.E6];&quot;) (veces &quot;;[.F6];&quot;) (tipo &quot;;[.G6];&quot;) (racion &quot;;[.K6];&quot;) (kcal &quot;;[.L6];&quot;) (proteinas &quot;;[.M6];&quot;) (grasas &quot;;[.N6];&quot;) (hidratos &quot;;[.O6];&quot;) (desayuno &quot;;[.P6];&quot;) (almuerzo &quot;;[.Q6];&quot;) (comida &quot;;[.R6];&quot;) (merienda &quot;;[.S6];&quot;) (cena &quot;;[.T6];&quot;))&quot;)" office:value-type="string" office:string-value="(alimento (id 5) (nombre edam) (grupo 1) (veces 1) (tipo plasticos) (racion 30) (kcal 306) (proteinas 26) (grasas 22) (hidratos 1) (desayuno si) (almuerzo si) (comida si) (merienda si) (cena si))" calcext:value-type="string">
            <text:p>(alimento (id 5) (nombre edam) (grupo 1) (veces 1) (tipo plasticos) (racion 30) (kcal 306) (proteinas 26) (grasas 22) (hidratos 1) (desayuno si) (almuerzo si) (comida si) (merienda si) (cena si))</text:p>
          </table:table-cell>
          <table:table-cell table:formula="of:=SUBSTITUTE([.V6];&quot;,&quot;;&quot;.&quot;)" office:value-type="string" office:string-value="(alimento (id 5) (nombre edam) (grupo 1) (veces 1) (tipo plasticos) (racion 30) (kcal 306) (proteinas 26) (grasas 22) (hidratos 1) (desayuno si) (almuerzo si) (comida si) (merienda si) (cena si))" calcext:value-type="string">
            <text:p>(alimento (id 5) (nombre edam) (grupo 1) (veces 1) (tipo plasticos) (racion 30) (kcal 306) (proteinas 26) (grasas 22) (hidratos 1) (desayuno si) (almuerzo si) (comida si) (merienda si) (cena si))</text:p>
          </table:table-cell>
          <table:table-cell table:number-columns-repeated="1001"/>
        </table:table-row>
        <table:table-row table:style-name="ro1">
          <table:table-cell/>
          <table:table-cell office:value-type="float" office:value="6" calcext:value-type="float">
            <text:p>6</text:p>
          </table:table-cell>
          <table:table-cell office:value-type="string" calcext:value-type="string">
            <text:p>Leche y derivados</text:p>
          </table:table-cell>
          <table:table-cell table:style-name="ce15" office:value-type="string" calcext:value-type="string">
            <text:p>Queso fresco</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7]*[.L7]/100" office:value-type="float" office:value="61.4" calcext:value-type="float">
            <text:p>61,4</text:p>
          </table:table-cell>
          <table:table-cell table:style-name="ce16" table:formula="of:=[.K7]*[.M7]*4/100" office:value-type="float" office:value="19.2" calcext:value-type="float">
            <text:p>19,2</text:p>
          </table:table-cell>
          <table:table-cell table:style-name="ce16" table:formula="of:=[.K7]*[.O7]*4/100" office:value-type="float" office:value="0.8" calcext:value-type="float">
            <text:p>0,8</text:p>
          </table:table-cell>
          <table:table-cell table:style-name="ce15" office:value-type="float" office:value="20" calcext:value-type="float">
            <text:p>20</text:p>
          </table:table-cell>
          <table:table-cell table:style-name="ce15" office:value-type="float" office:value="307" calcext:value-type="float">
            <text:p>307</text:p>
          </table:table-cell>
          <table:table-cell table:style-name="ce25" office:value-type="float" office:value="24" calcext:value-type="float">
            <text:p>24</text:p>
          </table:table-cell>
          <table:table-cell table:style-name="ce25" office:value-type="float" office:value="23" calcext:value-type="float">
            <text:p>23</text:p>
          </table:table-cell>
          <table:table-cell table:style-name="ce25" office:value-type="float" office:value="1" calcext:value-type="float">
            <text:p>1</text:p>
          </table:table-cell>
          <table:table-cell table:number-columns-repeated="5" office:value-type="string" calcext:value-type="string">
            <text:p>si</text:p>
          </table:table-cell>
          <table:table-cell table:formula="of:=SUBSTITUTE(SUBSTITUTE(SUBSTITUTE(SUBSTITUTE(SUBSTITUTE(SUBSTITUTE(LOWER([.D7]);&quot; &quot;;&quot;-&quot;);&quot;á&quot;;&quot;a&quot;);&quot;é&quot;;&quot;e&quot;);&quot;í&quot;;&quot;i&quot;);&quot;ó&quot;;&quot;o&quot;);&quot;ú&quot;;&quot;u&quot;)" office:value-type="string" office:string-value="queso-fresco" calcext:value-type="string">
            <text:p>queso-fresco</text:p>
          </table:table-cell>
          <table:table-cell table:style-name="ce31" table:formula="of:=CONCATENATE(&quot;(alimento (id &quot;;[.B7];&quot;) (nombre &quot;;[.U7];&quot;) (grupo &quot;;[.E7];&quot;) (veces &quot;;[.F7];&quot;) (tipo &quot;;[.G7];&quot;) (racion &quot;;[.K7];&quot;) (kcal &quot;;[.L7];&quot;) (proteinas &quot;;[.M7];&quot;) (grasas &quot;;[.N7];&quot;) (hidratos &quot;;[.O7];&quot;) (desayuno &quot;;[.P7];&quot;) (almuerzo &quot;;[.Q7];&quot;) (comida &quot;;[.R7];&quot;) (merienda &quot;;[.S7];&quot;) (cena &quot;;[.T7];&quot;))&quot;)" office:value-type="string" office:string-value="(alimento (id 6) (nombre queso-fresco) (grupo 1) (veces 1) (tipo plasticos) (racion 20) (kcal 307) (proteinas 24) (grasas 23) (hidratos 1) (desayuno si) (almuerzo si) (comida si) (merienda si) (cena si))" calcext:value-type="string">
            <text:p>(alimento (id 6) (nombre queso-fresco) (grupo 1) (veces 1) (tipo plasticos) (racion 20) (kcal 307) (proteinas 24) (grasas 23) (hidratos 1) (desayuno si) (almuerzo si) (comida si) (merienda si) (cena si))</text:p>
          </table:table-cell>
          <table:table-cell table:formula="of:=SUBSTITUTE([.V7];&quot;,&quot;;&quot;.&quot;)" office:value-type="string" office:string-value="(alimento (id 6) (nombre queso-fresco) (grupo 1) (veces 1) (tipo plasticos) (racion 20) (kcal 307) (proteinas 24) (grasas 23) (hidratos 1) (desayuno si) (almuerzo si) (comida si) (merienda si) (cena si))" calcext:value-type="string">
            <text:p>(alimento (id 6) (nombre queso-fresco) (grupo 1) (veces 1) (tipo plasticos) (racion 20) (kcal 307) (proteinas 24) (grasas 23) (hidratos 1) (desayuno si) (almuerzo si) (comida si) (merienda si) (cena si))</text:p>
          </table:table-cell>
          <table:table-cell table:number-columns-repeated="1001"/>
        </table:table-row>
        <table:table-row table:style-name="ro1">
          <table:table-cell/>
          <table:table-cell office:value-type="float" office:value="7" calcext:value-type="float">
            <text:p>7</text:p>
          </table:table-cell>
          <table:table-cell office:value-type="string" calcext:value-type="string">
            <text:p>Leche y derivados</text:p>
          </table:table-cell>
          <table:table-cell table:style-name="ce15" office:value-type="string" calcext:value-type="string">
            <text:p>Queso fresco</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8]*[.L8]/100" office:value-type="float" office:value="76.75" calcext:value-type="float">
            <text:p>76,75</text:p>
          </table:table-cell>
          <table:table-cell table:style-name="ce16" table:formula="of:=[.K8]*[.M8]*4/100" office:value-type="float" office:value="24" calcext:value-type="float">
            <text:p>24</text:p>
          </table:table-cell>
          <table:table-cell table:style-name="ce16" table:formula="of:=[.K8]*[.O8]*4/100" office:value-type="float" office:value="1" calcext:value-type="float">
            <text:p>1</text:p>
          </table:table-cell>
          <table:table-cell table:style-name="ce15" office:value-type="float" office:value="25" calcext:value-type="float">
            <text:p>25</text:p>
          </table:table-cell>
          <table:table-cell table:style-name="ce15" office:value-type="float" office:value="307" calcext:value-type="float">
            <text:p>307</text:p>
          </table:table-cell>
          <table:table-cell table:style-name="ce25" office:value-type="float" office:value="24" calcext:value-type="float">
            <text:p>24</text:p>
          </table:table-cell>
          <table:table-cell table:style-name="ce25" office:value-type="float" office:value="23" calcext:value-type="float">
            <text:p>23</text:p>
          </table:table-cell>
          <table:table-cell table:style-name="ce25" office:value-type="float" office:value="1" calcext:value-type="float">
            <text:p>1</text:p>
          </table:table-cell>
          <table:table-cell table:number-columns-repeated="5" office:value-type="string" calcext:value-type="string">
            <text:p>si</text:p>
          </table:table-cell>
          <table:table-cell table:formula="of:=SUBSTITUTE(SUBSTITUTE(SUBSTITUTE(SUBSTITUTE(SUBSTITUTE(SUBSTITUTE(LOWER([.D8]);&quot; &quot;;&quot;-&quot;);&quot;á&quot;;&quot;a&quot;);&quot;é&quot;;&quot;e&quot;);&quot;í&quot;;&quot;i&quot;);&quot;ó&quot;;&quot;o&quot;);&quot;ú&quot;;&quot;u&quot;)" office:value-type="string" office:string-value="queso-fresco" calcext:value-type="string">
            <text:p>queso-fresco</text:p>
          </table:table-cell>
          <table:table-cell table:style-name="ce31" table:formula="of:=CONCATENATE(&quot;(alimento (id &quot;;[.B8];&quot;) (nombre &quot;;[.U8];&quot;) (grupo &quot;;[.E8];&quot;) (veces &quot;;[.F8];&quot;) (tipo &quot;;[.G8];&quot;) (racion &quot;;[.K8];&quot;) (kcal &quot;;[.L8];&quot;) (proteinas &quot;;[.M8];&quot;) (grasas &quot;;[.N8];&quot;) (hidratos &quot;;[.O8];&quot;) (desayuno &quot;;[.P8];&quot;) (almuerzo &quot;;[.Q8];&quot;) (comida &quot;;[.R8];&quot;) (merienda &quot;;[.S8];&quot;) (cena &quot;;[.T8];&quot;))&quot;)" office:value-type="string" office:string-value="(alimento (id 7) (nombre queso-fresco) (grupo 1) (veces 1) (tipo plasticos) (racion 25) (kcal 307) (proteinas 24) (grasas 23) (hidratos 1) (desayuno si) (almuerzo si) (comida si) (merienda si) (cena si))" calcext:value-type="string">
            <text:p>(alimento (id 7) (nombre queso-fresco) (grupo 1) (veces 1) (tipo plasticos) (racion 25) (kcal 307) (proteinas 24) (grasas 23) (hidratos 1) (desayuno si) (almuerzo si) (comida si) (merienda si) (cena si))</text:p>
          </table:table-cell>
          <table:table-cell table:formula="of:=SUBSTITUTE([.V8];&quot;,&quot;;&quot;.&quot;)" office:value-type="string" office:string-value="(alimento (id 7) (nombre queso-fresco) (grupo 1) (veces 1) (tipo plasticos) (racion 25) (kcal 307) (proteinas 24) (grasas 23) (hidratos 1) (desayuno si) (almuerzo si) (comida si) (merienda si) (cena si))" calcext:value-type="string">
            <text:p>(alimento (id 7) (nombre queso-fresco) (grupo 1) (veces 1) (tipo plasticos) (racion 25) (kcal 307) (proteinas 24) (grasas 23) (hidratos 1) (desayuno si) (almuerzo si) (comida si) (merienda si) (cena si))</text:p>
          </table:table-cell>
          <table:table-cell table:number-columns-repeated="1001"/>
        </table:table-row>
        <table:table-row table:style-name="ro1">
          <table:table-cell/>
          <table:table-cell office:value-type="float" office:value="8" calcext:value-type="float">
            <text:p>8</text:p>
          </table:table-cell>
          <table:table-cell office:value-type="string" calcext:value-type="string">
            <text:p>Leche y derivados</text:p>
          </table:table-cell>
          <table:table-cell table:style-name="ce15" office:value-type="string" calcext:value-type="string">
            <text:p>Queso fresco</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9]*[.L9]/100" office:value-type="float" office:value="46.05" calcext:value-type="float">
            <text:p>46,05</text:p>
          </table:table-cell>
          <table:table-cell table:style-name="ce16" table:formula="of:=[.K9]*[.M9]*4/100" office:value-type="float" office:value="14.4" calcext:value-type="float">
            <text:p>14,4</text:p>
          </table:table-cell>
          <table:table-cell table:style-name="ce16" table:formula="of:=[.K9]*[.O9]*4/100" office:value-type="float" office:value="0.6" calcext:value-type="float">
            <text:p>0,6</text:p>
          </table:table-cell>
          <table:table-cell table:style-name="ce15" office:value-type="float" office:value="15" calcext:value-type="float">
            <text:p>15</text:p>
          </table:table-cell>
          <table:table-cell table:style-name="ce15" office:value-type="float" office:value="307" calcext:value-type="float">
            <text:p>307</text:p>
          </table:table-cell>
          <table:table-cell table:style-name="ce25" office:value-type="float" office:value="24" calcext:value-type="float">
            <text:p>24</text:p>
          </table:table-cell>
          <table:table-cell table:style-name="ce25" office:value-type="float" office:value="23" calcext:value-type="float">
            <text:p>23</text:p>
          </table:table-cell>
          <table:table-cell table:style-name="ce25" office:value-type="float" office:value="1" calcext:value-type="float">
            <text:p>1</text:p>
          </table:table-cell>
          <table:table-cell table:number-columns-repeated="5" office:value-type="string" calcext:value-type="string">
            <text:p>si</text:p>
          </table:table-cell>
          <table:table-cell table:formula="of:=SUBSTITUTE(SUBSTITUTE(SUBSTITUTE(SUBSTITUTE(SUBSTITUTE(SUBSTITUTE(LOWER([.D9]);&quot; &quot;;&quot;-&quot;);&quot;á&quot;;&quot;a&quot;);&quot;é&quot;;&quot;e&quot;);&quot;í&quot;;&quot;i&quot;);&quot;ó&quot;;&quot;o&quot;);&quot;ú&quot;;&quot;u&quot;)" office:value-type="string" office:string-value="queso-fresco" calcext:value-type="string">
            <text:p>queso-fresco</text:p>
          </table:table-cell>
          <table:table-cell table:style-name="ce31" table:formula="of:=CONCATENATE(&quot;(alimento (id &quot;;[.B9];&quot;) (nombre &quot;;[.U9];&quot;) (grupo &quot;;[.E9];&quot;) (veces &quot;;[.F9];&quot;) (tipo &quot;;[.G9];&quot;) (racion &quot;;[.K9];&quot;) (kcal &quot;;[.L9];&quot;) (proteinas &quot;;[.M9];&quot;) (grasas &quot;;[.N9];&quot;) (hidratos &quot;;[.O9];&quot;) (desayuno &quot;;[.P9];&quot;) (almuerzo &quot;;[.Q9];&quot;) (comida &quot;;[.R9];&quot;) (merienda &quot;;[.S9];&quot;) (cena &quot;;[.T9];&quot;))&quot;)" office:value-type="string" office:string-value="(alimento (id 8) (nombre queso-fresco) (grupo 1) (veces 1) (tipo plasticos) (racion 15) (kcal 307) (proteinas 24) (grasas 23) (hidratos 1) (desayuno si) (almuerzo si) (comida si) (merienda si) (cena si))" calcext:value-type="string">
            <text:p>(alimento (id 8) (nombre queso-fresco) (grupo 1) (veces 1) (tipo plasticos) (racion 15) (kcal 307) (proteinas 24) (grasas 23) (hidratos 1) (desayuno si) (almuerzo si) (comida si) (merienda si) (cena si))</text:p>
          </table:table-cell>
          <table:table-cell table:formula="of:=SUBSTITUTE([.V9];&quot;,&quot;;&quot;.&quot;)" office:value-type="string" office:string-value="(alimento (id 8) (nombre queso-fresco) (grupo 1) (veces 1) (tipo plasticos) (racion 15) (kcal 307) (proteinas 24) (grasas 23) (hidratos 1) (desayuno si) (almuerzo si) (comida si) (merienda si) (cena si))" calcext:value-type="string">
            <text:p>(alimento (id 8) (nombre queso-fresco) (grupo 1) (veces 1) (tipo plasticos) (racion 15) (kcal 307) (proteinas 24) (grasas 23) (hidratos 1) (desayuno si) (almuerzo si) (comida si) (merienda si) (cena si))</text:p>
          </table:table-cell>
          <table:table-cell table:number-columns-repeated="1001"/>
        </table:table-row>
        <table:table-row table:style-name="ro1">
          <table:table-cell/>
          <table:table-cell office:value-type="float" office:value="9" calcext:value-type="float">
            <text:p>9</text:p>
          </table:table-cell>
          <table:table-cell office:value-type="string" calcext:value-type="string">
            <text:p>Leche y derivados</text:p>
          </table:table-cell>
          <table:table-cell table:style-name="ce15" office:value-type="string" calcext:value-type="string">
            <text:p>Queso fresco</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10]*[.L10]/100" office:value-type="float" office:value="122.8" calcext:value-type="float">
            <text:p>122,8</text:p>
          </table:table-cell>
          <table:table-cell table:style-name="ce16" table:formula="of:=[.K10]*[.M10]*4/100" office:value-type="float" office:value="38.4" calcext:value-type="float">
            <text:p>38,4</text:p>
          </table:table-cell>
          <table:table-cell table:style-name="ce16" table:formula="of:=[.K10]*[.O10]*4/100" office:value-type="float" office:value="1.6" calcext:value-type="float">
            <text:p>1,6</text:p>
          </table:table-cell>
          <table:table-cell table:style-name="ce15" office:value-type="float" office:value="40" calcext:value-type="float">
            <text:p>40</text:p>
          </table:table-cell>
          <table:table-cell table:style-name="ce15" office:value-type="float" office:value="307" calcext:value-type="float">
            <text:p>307</text:p>
          </table:table-cell>
          <table:table-cell table:style-name="ce25" office:value-type="float" office:value="24" calcext:value-type="float">
            <text:p>24</text:p>
          </table:table-cell>
          <table:table-cell table:style-name="ce25" office:value-type="float" office:value="23" calcext:value-type="float">
            <text:p>23</text:p>
          </table:table-cell>
          <table:table-cell table:style-name="ce25" office:value-type="float" office:value="1" calcext:value-type="float">
            <text:p>1</text:p>
          </table:table-cell>
          <table:table-cell table:number-columns-repeated="5" office:value-type="string" calcext:value-type="string">
            <text:p>si</text:p>
          </table:table-cell>
          <table:table-cell table:formula="of:=SUBSTITUTE(SUBSTITUTE(SUBSTITUTE(SUBSTITUTE(SUBSTITUTE(SUBSTITUTE(LOWER([.D10]);&quot; &quot;;&quot;-&quot;);&quot;á&quot;;&quot;a&quot;);&quot;é&quot;;&quot;e&quot;);&quot;í&quot;;&quot;i&quot;);&quot;ó&quot;;&quot;o&quot;);&quot;ú&quot;;&quot;u&quot;)" office:value-type="string" office:string-value="queso-fresco" calcext:value-type="string">
            <text:p>queso-fresco</text:p>
          </table:table-cell>
          <table:table-cell table:style-name="ce31" table:formula="of:=CONCATENATE(&quot;(alimento (id &quot;;[.B10];&quot;) (nombre &quot;;[.U10];&quot;) (grupo &quot;;[.E10];&quot;) (veces &quot;;[.F10];&quot;) (tipo &quot;;[.G10];&quot;) (racion &quot;;[.K10];&quot;) (kcal &quot;;[.L10];&quot;) (proteinas &quot;;[.M10];&quot;) (grasas &quot;;[.N10];&quot;) (hidratos &quot;;[.O10];&quot;) (desayuno &quot;;[.P10];&quot;) (almuerzo &quot;;[.Q10];&quot;) (comida &quot;;[.R10];&quot;) (merienda &quot;;[.S10];&quot;) (cena &quot;;[.T10];&quot;))&quot;)" office:value-type="string" office:string-value="(alimento (id 9) (nombre queso-fresco) (grupo 1) (veces 1) (tipo plasticos) (racion 40) (kcal 307) (proteinas 24) (grasas 23) (hidratos 1) (desayuno si) (almuerzo si) (comida si) (merienda si) (cena si))" calcext:value-type="string">
            <text:p>(alimento (id 9) (nombre queso-fresco) (grupo 1) (veces 1) (tipo plasticos) (racion 40) (kcal 307) (proteinas 24) (grasas 23) (hidratos 1) (desayuno si) (almuerzo si) (comida si) (merienda si) (cena si))</text:p>
          </table:table-cell>
          <table:table-cell table:formula="of:=SUBSTITUTE([.V10];&quot;,&quot;;&quot;.&quot;)" office:value-type="string" office:string-value="(alimento (id 9) (nombre queso-fresco) (grupo 1) (veces 1) (tipo plasticos) (racion 40) (kcal 307) (proteinas 24) (grasas 23) (hidratos 1) (desayuno si) (almuerzo si) (comida si) (merienda si) (cena si))" calcext:value-type="string">
            <text:p>(alimento (id 9) (nombre queso-fresco) (grupo 1) (veces 1) (tipo plasticos) (racion 40) (kcal 307) (proteinas 24) (grasas 23) (hidratos 1) (desayuno si) (almuerzo si) (comida si) (merienda si) (cena si))</text:p>
          </table:table-cell>
          <table:table-cell table:number-columns-repeated="1001"/>
        </table:table-row>
        <table:table-row table:style-name="ro1">
          <table:table-cell/>
          <table:table-cell office:value-type="float" office:value="10" calcext:value-type="float">
            <text:p>10</text:p>
          </table:table-cell>
          <table:table-cell office:value-type="string" calcext:value-type="string">
            <text:p>Leche y derivados</text:p>
          </table:table-cell>
          <table:table-cell table:style-name="ce15" office:value-type="string" calcext:value-type="string">
            <text:p>Queso fresco</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11]*[.L11]/100" office:value-type="float" office:value="92.1" calcext:value-type="float">
            <text:p>92,1</text:p>
          </table:table-cell>
          <table:table-cell table:style-name="ce16" table:formula="of:=[.K11]*[.M11]*4/100" office:value-type="float" office:value="28.8" calcext:value-type="float">
            <text:p>28,8</text:p>
          </table:table-cell>
          <table:table-cell table:style-name="ce16" table:formula="of:=[.K11]*[.O11]*4/100" office:value-type="float" office:value="1.2" calcext:value-type="float">
            <text:p>1,2</text:p>
          </table:table-cell>
          <table:table-cell table:style-name="ce15" office:value-type="float" office:value="30" calcext:value-type="float">
            <text:p>30</text:p>
          </table:table-cell>
          <table:table-cell table:style-name="ce15" office:value-type="float" office:value="307" calcext:value-type="float">
            <text:p>307</text:p>
          </table:table-cell>
          <table:table-cell table:style-name="ce25" office:value-type="float" office:value="24" calcext:value-type="float">
            <text:p>24</text:p>
          </table:table-cell>
          <table:table-cell table:style-name="ce25" office:value-type="float" office:value="23" calcext:value-type="float">
            <text:p>23</text:p>
          </table:table-cell>
          <table:table-cell table:style-name="ce25" office:value-type="float" office:value="1" calcext:value-type="float">
            <text:p>1</text:p>
          </table:table-cell>
          <table:table-cell table:number-columns-repeated="5" office:value-type="string" calcext:value-type="string">
            <text:p>si</text:p>
          </table:table-cell>
          <table:table-cell table:formula="of:=SUBSTITUTE(SUBSTITUTE(SUBSTITUTE(SUBSTITUTE(SUBSTITUTE(SUBSTITUTE(LOWER([.D11]);&quot; &quot;;&quot;-&quot;);&quot;á&quot;;&quot;a&quot;);&quot;é&quot;;&quot;e&quot;);&quot;í&quot;;&quot;i&quot;);&quot;ó&quot;;&quot;o&quot;);&quot;ú&quot;;&quot;u&quot;)" office:value-type="string" office:string-value="queso-fresco" calcext:value-type="string">
            <text:p>queso-fresco</text:p>
          </table:table-cell>
          <table:table-cell table:style-name="ce31" table:formula="of:=CONCATENATE(&quot;(alimento (id &quot;;[.B11];&quot;) (nombre &quot;;[.U11];&quot;) (grupo &quot;;[.E11];&quot;) (veces &quot;;[.F11];&quot;) (tipo &quot;;[.G11];&quot;) (racion &quot;;[.K11];&quot;) (kcal &quot;;[.L11];&quot;) (proteinas &quot;;[.M11];&quot;) (grasas &quot;;[.N11];&quot;) (hidratos &quot;;[.O11];&quot;) (desayuno &quot;;[.P11];&quot;) (almuerzo &quot;;[.Q11];&quot;) (comida &quot;;[.R11];&quot;) (merienda &quot;;[.S11];&quot;) (cena &quot;;[.T11];&quot;))&quot;)" office:value-type="string" office:string-value="(alimento (id 10) (nombre queso-fresco) (grupo 1) (veces 1) (tipo plasticos) (racion 30) (kcal 307) (proteinas 24) (grasas 23) (hidratos 1) (desayuno si) (almuerzo si) (comida si) (merienda si) (cena si))" calcext:value-type="string">
            <text:p>(alimento (id 10) (nombre queso-fresco) (grupo 1) (veces 1) (tipo plasticos) (racion 30) (kcal 307) (proteinas 24) (grasas 23) (hidratos 1) (desayuno si) (almuerzo si) (comida si) (merienda si) (cena si))</text:p>
          </table:table-cell>
          <table:table-cell table:formula="of:=SUBSTITUTE([.V11];&quot;,&quot;;&quot;.&quot;)" office:value-type="string" office:string-value="(alimento (id 10) (nombre queso-fresco) (grupo 1) (veces 1) (tipo plasticos) (racion 30) (kcal 307) (proteinas 24) (grasas 23) (hidratos 1) (desayuno si) (almuerzo si) (comida si) (merienda si) (cena si))" calcext:value-type="string">
            <text:p>(alimento (id 10) (nombre queso-fresco) (grupo 1) (veces 1) (tipo plasticos) (racion 30) (kcal 307) (proteinas 24) (grasas 23) (hidratos 1) (desayuno si) (almuerzo si) (comida si) (merienda si) (cena si))</text:p>
          </table:table-cell>
          <table:table-cell table:number-columns-repeated="1001"/>
        </table:table-row>
        <table:table-row table:style-name="ro1">
          <table:table-cell/>
          <table:table-cell office:value-type="float" office:value="11" calcext:value-type="float">
            <text:p>11</text:p>
          </table:table-cell>
          <table:table-cell office:value-type="string" calcext:value-type="string">
            <text:p>Leche y derivados</text:p>
          </table:table-cell>
          <table:table-cell table:style-name="ce15" office:value-type="string" calcext:value-type="string">
            <text:p>Roquefort</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12]*[.L12]/100" office:value-type="float" office:value="82.6" calcext:value-type="float">
            <text:p>82,6</text:p>
          </table:table-cell>
          <table:table-cell table:style-name="ce16" table:formula="of:=[.K12]*[.M12]*4/100" office:value-type="float" office:value="18.4" calcext:value-type="float">
            <text:p>18,4</text:p>
          </table:table-cell>
          <table:table-cell table:style-name="ce16" table:formula="of:=[.K12]*[.O12]*4/100" office:value-type="float" office:value="1.6" calcext:value-type="float">
            <text:p>1,6</text:p>
          </table:table-cell>
          <table:table-cell table:style-name="ce15" office:value-type="float" office:value="20" calcext:value-type="float">
            <text:p>20</text:p>
          </table:table-cell>
          <table:table-cell table:style-name="ce15" office:value-type="float" office:value="413" calcext:value-type="float">
            <text:p>413</text:p>
          </table:table-cell>
          <table:table-cell table:style-name="ce25" office:value-type="float" office:value="23" calcext:value-type="float">
            <text:p>23</text:p>
          </table:table-cell>
          <table:table-cell table:style-name="ce25" office:value-type="float" office:value="35" calcext:value-type="float">
            <text:p>35</text:p>
          </table:table-cell>
          <table:table-cell table:style-name="ce25" office:value-type="float" office:value="2" calcext:value-type="float">
            <text:p>2</text:p>
          </table:table-cell>
          <table:table-cell table:number-columns-repeated="5" office:value-type="string" calcext:value-type="string">
            <text:p>si</text:p>
          </table:table-cell>
          <table:table-cell table:formula="of:=SUBSTITUTE(SUBSTITUTE(SUBSTITUTE(SUBSTITUTE(SUBSTITUTE(SUBSTITUTE(LOWER([.D12]);&quot; &quot;;&quot;-&quot;);&quot;á&quot;;&quot;a&quot;);&quot;é&quot;;&quot;e&quot;);&quot;í&quot;;&quot;i&quot;);&quot;ó&quot;;&quot;o&quot;);&quot;ú&quot;;&quot;u&quot;)" office:value-type="string" office:string-value="roquefort" calcext:value-type="string">
            <text:p>roquefort</text:p>
          </table:table-cell>
          <table:table-cell table:style-name="ce31" table:formula="of:=CONCATENATE(&quot;(alimento (id &quot;;[.B12];&quot;) (nombre &quot;;[.U12];&quot;) (grupo &quot;;[.E12];&quot;) (veces &quot;;[.F12];&quot;) (tipo &quot;;[.G12];&quot;) (racion &quot;;[.K12];&quot;) (kcal &quot;;[.L12];&quot;) (proteinas &quot;;[.M12];&quot;) (grasas &quot;;[.N12];&quot;) (hidratos &quot;;[.O12];&quot;) (desayuno &quot;;[.P12];&quot;) (almuerzo &quot;;[.Q12];&quot;) (comida &quot;;[.R12];&quot;) (merienda &quot;;[.S12];&quot;) (cena &quot;;[.T12];&quot;))&quot;)" office:value-type="string" office:string-value="(alimento (id 11) (nombre roquefort) (grupo 1) (veces 1) (tipo plasticos) (racion 20) (kcal 413) (proteinas 23) (grasas 35) (hidratos 2) (desayuno si) (almuerzo si) (comida si) (merienda si) (cena si))" calcext:value-type="string">
            <text:p>(alimento (id 11) (nombre roquefort) (grupo 1) (veces 1) (tipo plasticos) (racion 20) (kcal 413) (proteinas 23) (grasas 35) (hidratos 2) (desayuno si) (almuerzo si) (comida si) (merienda si) (cena si))</text:p>
          </table:table-cell>
          <table:table-cell table:formula="of:=SUBSTITUTE([.V12];&quot;,&quot;;&quot;.&quot;)" office:value-type="string" office:string-value="(alimento (id 11) (nombre roquefort) (grupo 1) (veces 1) (tipo plasticos) (racion 20) (kcal 413) (proteinas 23) (grasas 35) (hidratos 2) (desayuno si) (almuerzo si) (comida si) (merienda si) (cena si))" calcext:value-type="string">
            <text:p>(alimento (id 11) (nombre roquefort) (grupo 1) (veces 1) (tipo plasticos) (racion 20) (kcal 413) (proteinas 23) (grasas 35) (hidratos 2) (desayuno si) (almuerzo si) (comida si) (merienda si) (cena si))</text:p>
          </table:table-cell>
          <table:table-cell table:number-columns-repeated="1001"/>
        </table:table-row>
        <table:table-row table:style-name="ro1">
          <table:table-cell/>
          <table:table-cell office:value-type="float" office:value="12" calcext:value-type="float">
            <text:p>12</text:p>
          </table:table-cell>
          <table:table-cell office:value-type="string" calcext:value-type="string">
            <text:p>Leche y derivados</text:p>
          </table:table-cell>
          <table:table-cell table:style-name="ce15" office:value-type="string" calcext:value-type="string">
            <text:p>Roquefort</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13]*[.L13]/100" office:value-type="float" office:value="61.95" calcext:value-type="float">
            <text:p>61,95</text:p>
          </table:table-cell>
          <table:table-cell table:style-name="ce16" table:formula="of:=[.K13]*[.M13]*4/100" office:value-type="float" office:value="13.8" calcext:value-type="float">
            <text:p>13,8</text:p>
          </table:table-cell>
          <table:table-cell table:style-name="ce16" table:formula="of:=[.K13]*[.O13]*4/100" office:value-type="float" office:value="1.2" calcext:value-type="float">
            <text:p>1,2</text:p>
          </table:table-cell>
          <table:table-cell table:style-name="ce15" office:value-type="float" office:value="15" calcext:value-type="float">
            <text:p>15</text:p>
          </table:table-cell>
          <table:table-cell table:style-name="ce15" office:value-type="float" office:value="413" calcext:value-type="float">
            <text:p>413</text:p>
          </table:table-cell>
          <table:table-cell table:style-name="ce25" office:value-type="float" office:value="23" calcext:value-type="float">
            <text:p>23</text:p>
          </table:table-cell>
          <table:table-cell table:style-name="ce25" office:value-type="float" office:value="35" calcext:value-type="float">
            <text:p>35</text:p>
          </table:table-cell>
          <table:table-cell table:style-name="ce25" office:value-type="float" office:value="2" calcext:value-type="float">
            <text:p>2</text:p>
          </table:table-cell>
          <table:table-cell table:number-columns-repeated="5" office:value-type="string" calcext:value-type="string">
            <text:p>si</text:p>
          </table:table-cell>
          <table:table-cell table:formula="of:=SUBSTITUTE(SUBSTITUTE(SUBSTITUTE(SUBSTITUTE(SUBSTITUTE(SUBSTITUTE(LOWER([.D13]);&quot; &quot;;&quot;-&quot;);&quot;á&quot;;&quot;a&quot;);&quot;é&quot;;&quot;e&quot;);&quot;í&quot;;&quot;i&quot;);&quot;ó&quot;;&quot;o&quot;);&quot;ú&quot;;&quot;u&quot;)" office:value-type="string" office:string-value="roquefort" calcext:value-type="string">
            <text:p>roquefort</text:p>
          </table:table-cell>
          <table:table-cell table:style-name="ce31" table:formula="of:=CONCATENATE(&quot;(alimento (id &quot;;[.B13];&quot;) (nombre &quot;;[.U13];&quot;) (grupo &quot;;[.E13];&quot;) (veces &quot;;[.F13];&quot;) (tipo &quot;;[.G13];&quot;) (racion &quot;;[.K13];&quot;) (kcal &quot;;[.L13];&quot;) (proteinas &quot;;[.M13];&quot;) (grasas &quot;;[.N13];&quot;) (hidratos &quot;;[.O13];&quot;) (desayuno &quot;;[.P13];&quot;) (almuerzo &quot;;[.Q13];&quot;) (comida &quot;;[.R13];&quot;) (merienda &quot;;[.S13];&quot;) (cena &quot;;[.T13];&quot;))&quot;)" office:value-type="string" office:string-value="(alimento (id 12) (nombre roquefort) (grupo 1) (veces 1) (tipo plasticos) (racion 15) (kcal 413) (proteinas 23) (grasas 35) (hidratos 2) (desayuno si) (almuerzo si) (comida si) (merienda si) (cena si))" calcext:value-type="string">
            <text:p>(alimento (id 12) (nombre roquefort) (grupo 1) (veces 1) (tipo plasticos) (racion 15) (kcal 413) (proteinas 23) (grasas 35) (hidratos 2) (desayuno si) (almuerzo si) (comida si) (merienda si) (cena si))</text:p>
          </table:table-cell>
          <table:table-cell table:formula="of:=SUBSTITUTE([.V13];&quot;,&quot;;&quot;.&quot;)" office:value-type="string" office:string-value="(alimento (id 12) (nombre roquefort) (grupo 1) (veces 1) (tipo plasticos) (racion 15) (kcal 413) (proteinas 23) (grasas 35) (hidratos 2) (desayuno si) (almuerzo si) (comida si) (merienda si) (cena si))" calcext:value-type="string">
            <text:p>(alimento (id 12) (nombre roquefort) (grupo 1) (veces 1) (tipo plasticos) (racion 15) (kcal 413) (proteinas 23) (grasas 35) (hidratos 2) (desayuno si) (almuerzo si) (comida si) (merienda si) (cena si))</text:p>
          </table:table-cell>
          <table:table-cell table:number-columns-repeated="1001"/>
        </table:table-row>
        <table:table-row table:style-name="ro1">
          <table:table-cell/>
          <table:table-cell office:value-type="float" office:value="13" calcext:value-type="float">
            <text:p>13</text:p>
          </table:table-cell>
          <table:table-cell office:value-type="string" calcext:value-type="string">
            <text:p>Leche y derivados</text:p>
          </table:table-cell>
          <table:table-cell table:style-name="ce15" office:value-type="string" calcext:value-type="string">
            <text:p>Roquefort</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14]*[.L14]/100" office:value-type="float" office:value="165.2" calcext:value-type="float">
            <text:p>165,2</text:p>
          </table:table-cell>
          <table:table-cell table:style-name="ce16" table:formula="of:=[.K14]*[.M14]*4/100" office:value-type="float" office:value="36.8" calcext:value-type="float">
            <text:p>36,8</text:p>
          </table:table-cell>
          <table:table-cell table:style-name="ce16" table:formula="of:=[.K14]*[.O14]*4/100" office:value-type="float" office:value="3.2" calcext:value-type="float">
            <text:p>3,2</text:p>
          </table:table-cell>
          <table:table-cell table:style-name="ce15" office:value-type="float" office:value="40" calcext:value-type="float">
            <text:p>40</text:p>
          </table:table-cell>
          <table:table-cell table:style-name="ce15" office:value-type="float" office:value="413" calcext:value-type="float">
            <text:p>413</text:p>
          </table:table-cell>
          <table:table-cell table:style-name="ce25" office:value-type="float" office:value="23" calcext:value-type="float">
            <text:p>23</text:p>
          </table:table-cell>
          <table:table-cell table:style-name="ce25" office:value-type="float" office:value="35" calcext:value-type="float">
            <text:p>35</text:p>
          </table:table-cell>
          <table:table-cell table:style-name="ce25" office:value-type="float" office:value="2" calcext:value-type="float">
            <text:p>2</text:p>
          </table:table-cell>
          <table:table-cell table:number-columns-repeated="5" office:value-type="string" calcext:value-type="string">
            <text:p>si</text:p>
          </table:table-cell>
          <table:table-cell table:formula="of:=SUBSTITUTE(SUBSTITUTE(SUBSTITUTE(SUBSTITUTE(SUBSTITUTE(SUBSTITUTE(LOWER([.D14]);&quot; &quot;;&quot;-&quot;);&quot;á&quot;;&quot;a&quot;);&quot;é&quot;;&quot;e&quot;);&quot;í&quot;;&quot;i&quot;);&quot;ó&quot;;&quot;o&quot;);&quot;ú&quot;;&quot;u&quot;)" office:value-type="string" office:string-value="roquefort" calcext:value-type="string">
            <text:p>roquefort</text:p>
          </table:table-cell>
          <table:table-cell table:style-name="ce31" table:formula="of:=CONCATENATE(&quot;(alimento (id &quot;;[.B14];&quot;) (nombre &quot;;[.U14];&quot;) (grupo &quot;;[.E14];&quot;) (veces &quot;;[.F14];&quot;) (tipo &quot;;[.G14];&quot;) (racion &quot;;[.K14];&quot;) (kcal &quot;;[.L14];&quot;) (proteinas &quot;;[.M14];&quot;) (grasas &quot;;[.N14];&quot;) (hidratos &quot;;[.O14];&quot;) (desayuno &quot;;[.P14];&quot;) (almuerzo &quot;;[.Q14];&quot;) (comida &quot;;[.R14];&quot;) (merienda &quot;;[.S14];&quot;) (cena &quot;;[.T14];&quot;))&quot;)" office:value-type="string" office:string-value="(alimento (id 13) (nombre roquefort) (grupo 1) (veces 1) (tipo plasticos) (racion 40) (kcal 413) (proteinas 23) (grasas 35) (hidratos 2) (desayuno si) (almuerzo si) (comida si) (merienda si) (cena si))" calcext:value-type="string">
            <text:p>(alimento (id 13) (nombre roquefort) (grupo 1) (veces 1) (tipo plasticos) (racion 40) (kcal 413) (proteinas 23) (grasas 35) (hidratos 2) (desayuno si) (almuerzo si) (comida si) (merienda si) (cena si))</text:p>
          </table:table-cell>
          <table:table-cell table:formula="of:=SUBSTITUTE([.V14];&quot;,&quot;;&quot;.&quot;)" office:value-type="string" office:string-value="(alimento (id 13) (nombre roquefort) (grupo 1) (veces 1) (tipo plasticos) (racion 40) (kcal 413) (proteinas 23) (grasas 35) (hidratos 2) (desayuno si) (almuerzo si) (comida si) (merienda si) (cena si))" calcext:value-type="string">
            <text:p>(alimento (id 13) (nombre roquefort) (grupo 1) (veces 1) (tipo plasticos) (racion 40) (kcal 413) (proteinas 23) (grasas 35) (hidratos 2) (desayuno si) (almuerzo si) (comida si) (merienda si) (cena si))</text:p>
          </table:table-cell>
          <table:table-cell table:number-columns-repeated="1001"/>
        </table:table-row>
        <table:table-row table:style-name="ro1">
          <table:table-cell/>
          <table:table-cell office:value-type="float" office:value="14" calcext:value-type="float">
            <text:p>14</text:p>
          </table:table-cell>
          <table:table-cell office:value-type="string" calcext:value-type="string">
            <text:p>Leche y derivados</text:p>
          </table:table-cell>
          <table:table-cell table:style-name="ce15" office:value-type="string" calcext:value-type="string">
            <text:p>Roquefort</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15]*[.L15]/100" office:value-type="float" office:value="103.25" calcext:value-type="float">
            <text:p>103,25</text:p>
          </table:table-cell>
          <table:table-cell table:style-name="ce16" table:formula="of:=[.K15]*[.M15]*4/100" office:value-type="float" office:value="23" calcext:value-type="float">
            <text:p>23</text:p>
          </table:table-cell>
          <table:table-cell table:style-name="ce16" table:formula="of:=[.K15]*[.O15]*4/100" office:value-type="float" office:value="2" calcext:value-type="float">
            <text:p>2</text:p>
          </table:table-cell>
          <table:table-cell table:style-name="ce15" office:value-type="float" office:value="25" calcext:value-type="float">
            <text:p>25</text:p>
          </table:table-cell>
          <table:table-cell table:style-name="ce15" office:value-type="float" office:value="413" calcext:value-type="float">
            <text:p>413</text:p>
          </table:table-cell>
          <table:table-cell table:style-name="ce25" office:value-type="float" office:value="23" calcext:value-type="float">
            <text:p>23</text:p>
          </table:table-cell>
          <table:table-cell table:style-name="ce25" office:value-type="float" office:value="35" calcext:value-type="float">
            <text:p>35</text:p>
          </table:table-cell>
          <table:table-cell table:style-name="ce25" office:value-type="float" office:value="2" calcext:value-type="float">
            <text:p>2</text:p>
          </table:table-cell>
          <table:table-cell table:number-columns-repeated="5" office:value-type="string" calcext:value-type="string">
            <text:p>si</text:p>
          </table:table-cell>
          <table:table-cell table:formula="of:=SUBSTITUTE(SUBSTITUTE(SUBSTITUTE(SUBSTITUTE(SUBSTITUTE(SUBSTITUTE(LOWER([.D15]);&quot; &quot;;&quot;-&quot;);&quot;á&quot;;&quot;a&quot;);&quot;é&quot;;&quot;e&quot;);&quot;í&quot;;&quot;i&quot;);&quot;ó&quot;;&quot;o&quot;);&quot;ú&quot;;&quot;u&quot;)" office:value-type="string" office:string-value="roquefort" calcext:value-type="string">
            <text:p>roquefort</text:p>
          </table:table-cell>
          <table:table-cell table:style-name="ce31" table:formula="of:=CONCATENATE(&quot;(alimento (id &quot;;[.B15];&quot;) (nombre &quot;;[.U15];&quot;) (grupo &quot;;[.E15];&quot;) (veces &quot;;[.F15];&quot;) (tipo &quot;;[.G15];&quot;) (racion &quot;;[.K15];&quot;) (kcal &quot;;[.L15];&quot;) (proteinas &quot;;[.M15];&quot;) (grasas &quot;;[.N15];&quot;) (hidratos &quot;;[.O15];&quot;) (desayuno &quot;;[.P15];&quot;) (almuerzo &quot;;[.Q15];&quot;) (comida &quot;;[.R15];&quot;) (merienda &quot;;[.S15];&quot;) (cena &quot;;[.T15];&quot;))&quot;)" office:value-type="string" office:string-value="(alimento (id 14) (nombre roquefort) (grupo 1) (veces 1) (tipo plasticos) (racion 25) (kcal 413) (proteinas 23) (grasas 35) (hidratos 2) (desayuno si) (almuerzo si) (comida si) (merienda si) (cena si))" calcext:value-type="string">
            <text:p>(alimento (id 14) (nombre roquefort) (grupo 1) (veces 1) (tipo plasticos) (racion 25) (kcal 413) (proteinas 23) (grasas 35) (hidratos 2) (desayuno si) (almuerzo si) (comida si) (merienda si) (cena si))</text:p>
          </table:table-cell>
          <table:table-cell table:formula="of:=SUBSTITUTE([.V15];&quot;,&quot;;&quot;.&quot;)" office:value-type="string" office:string-value="(alimento (id 14) (nombre roquefort) (grupo 1) (veces 1) (tipo plasticos) (racion 25) (kcal 413) (proteinas 23) (grasas 35) (hidratos 2) (desayuno si) (almuerzo si) (comida si) (merienda si) (cena si))" calcext:value-type="string">
            <text:p>(alimento (id 14) (nombre roquefort) (grupo 1) (veces 1) (tipo plasticos) (racion 25) (kcal 413) (proteinas 23) (grasas 35) (hidratos 2) (desayuno si) (almuerzo si) (comida si) (merienda si) (cena si))</text:p>
          </table:table-cell>
          <table:table-cell table:number-columns-repeated="1001"/>
        </table:table-row>
        <table:table-row table:style-name="ro1">
          <table:table-cell/>
          <table:table-cell office:value-type="float" office:value="15" calcext:value-type="float">
            <text:p>15</text:p>
          </table:table-cell>
          <table:table-cell office:value-type="string" calcext:value-type="string">
            <text:p>Leche y derivados</text:p>
          </table:table-cell>
          <table:table-cell table:style-name="ce15" office:value-type="string" calcext:value-type="string">
            <text:p>Roquefort</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16]*[.L16]/100" office:value-type="float" office:value="123.9" calcext:value-type="float">
            <text:p>123,9</text:p>
          </table:table-cell>
          <table:table-cell table:style-name="ce16" table:formula="of:=[.K16]*[.M16]*4/100" office:value-type="float" office:value="27.6" calcext:value-type="float">
            <text:p>27,6</text:p>
          </table:table-cell>
          <table:table-cell table:style-name="ce16" table:formula="of:=[.K16]*[.O16]*4/100" office:value-type="float" office:value="2.4" calcext:value-type="float">
            <text:p>2,4</text:p>
          </table:table-cell>
          <table:table-cell table:style-name="ce15" office:value-type="float" office:value="30" calcext:value-type="float">
            <text:p>30</text:p>
          </table:table-cell>
          <table:table-cell table:style-name="ce15" office:value-type="float" office:value="413" calcext:value-type="float">
            <text:p>413</text:p>
          </table:table-cell>
          <table:table-cell table:style-name="ce25" office:value-type="float" office:value="23" calcext:value-type="float">
            <text:p>23</text:p>
          </table:table-cell>
          <table:table-cell table:style-name="ce25" office:value-type="float" office:value="35" calcext:value-type="float">
            <text:p>35</text:p>
          </table:table-cell>
          <table:table-cell table:style-name="ce25" office:value-type="float" office:value="2" calcext:value-type="float">
            <text:p>2</text:p>
          </table:table-cell>
          <table:table-cell table:number-columns-repeated="5" office:value-type="string" calcext:value-type="string">
            <text:p>si</text:p>
          </table:table-cell>
          <table:table-cell table:formula="of:=SUBSTITUTE(SUBSTITUTE(SUBSTITUTE(SUBSTITUTE(SUBSTITUTE(SUBSTITUTE(LOWER([.D16]);&quot; &quot;;&quot;-&quot;);&quot;á&quot;;&quot;a&quot;);&quot;é&quot;;&quot;e&quot;);&quot;í&quot;;&quot;i&quot;);&quot;ó&quot;;&quot;o&quot;);&quot;ú&quot;;&quot;u&quot;)" office:value-type="string" office:string-value="roquefort" calcext:value-type="string">
            <text:p>roquefort</text:p>
          </table:table-cell>
          <table:table-cell table:style-name="ce31" table:formula="of:=CONCATENATE(&quot;(alimento (id &quot;;[.B16];&quot;) (nombre &quot;;[.U16];&quot;) (grupo &quot;;[.E16];&quot;) (veces &quot;;[.F16];&quot;) (tipo &quot;;[.G16];&quot;) (racion &quot;;[.K16];&quot;) (kcal &quot;;[.L16];&quot;) (proteinas &quot;;[.M16];&quot;) (grasas &quot;;[.N16];&quot;) (hidratos &quot;;[.O16];&quot;) (desayuno &quot;;[.P16];&quot;) (almuerzo &quot;;[.Q16];&quot;) (comida &quot;;[.R16];&quot;) (merienda &quot;;[.S16];&quot;) (cena &quot;;[.T16];&quot;))&quot;)" office:value-type="string" office:string-value="(alimento (id 15) (nombre roquefort) (grupo 1) (veces 1) (tipo plasticos) (racion 30) (kcal 413) (proteinas 23) (grasas 35) (hidratos 2) (desayuno si) (almuerzo si) (comida si) (merienda si) (cena si))" calcext:value-type="string">
            <text:p>(alimento (id 15) (nombre roquefort) (grupo 1) (veces 1) (tipo plasticos) (racion 30) (kcal 413) (proteinas 23) (grasas 35) (hidratos 2) (desayuno si) (almuerzo si) (comida si) (merienda si) (cena si))</text:p>
          </table:table-cell>
          <table:table-cell table:formula="of:=SUBSTITUTE([.V16];&quot;,&quot;;&quot;.&quot;)" office:value-type="string" office:string-value="(alimento (id 15) (nombre roquefort) (grupo 1) (veces 1) (tipo plasticos) (racion 30) (kcal 413) (proteinas 23) (grasas 35) (hidratos 2) (desayuno si) (almuerzo si) (comida si) (merienda si) (cena si))" calcext:value-type="string">
            <text:p>(alimento (id 15) (nombre roquefort) (grupo 1) (veces 1) (tipo plasticos) (racion 30) (kcal 413) (proteinas 23) (grasas 35) (hidratos 2) (desayuno si) (almuerzo si) (comida si) (merienda si) (cena si))</text:p>
          </table:table-cell>
          <table:table-cell table:number-columns-repeated="1001"/>
        </table:table-row>
        <table:table-row table:style-name="ro1">
          <table:table-cell/>
          <table:table-cell office:value-type="float" office:value="16" calcext:value-type="float">
            <text:p>16</text:p>
          </table:table-cell>
          <table:table-cell office:value-type="string" calcext:value-type="string">
            <text:p>Leche y derivados</text:p>
          </table:table-cell>
          <table:table-cell table:style-name="ce15" office:value-type="string" calcext:value-type="string">
            <text:p>Requesón</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17]*[.L17]/100" office:value-type="float" office:value="72" calcext:value-type="float">
            <text:p>72</text:p>
          </table:table-cell>
          <table:table-cell table:style-name="ce16" table:formula="of:=[.K17]*[.M17]*4/100" office:value-type="float" office:value="40.8" calcext:value-type="float">
            <text:p>40,8</text:p>
          </table:table-cell>
          <table:table-cell table:style-name="ce16" table:formula="of:=[.K17]*[.O17]*4/100" office:value-type="float" office:value="4.2" calcext:value-type="float">
            <text:p>4,2</text:p>
          </table:table-cell>
          <table:table-cell table:style-name="ce15" office:value-type="float" office:value="75" calcext:value-type="float">
            <text:p>75</text:p>
          </table:table-cell>
          <table:table-cell table:style-name="ce15" office:value-type="float" office:value="96" calcext:value-type="float">
            <text:p>96</text:p>
          </table:table-cell>
          <table:table-cell table:style-name="ce25" office:value-type="float" office:value="13.6" calcext:value-type="float">
            <text:p>13.6</text:p>
          </table:table-cell>
          <table:table-cell table:style-name="ce25" office:value-type="float" office:value="4" calcext:value-type="float">
            <text:p>4</text:p>
          </table:table-cell>
          <table:table-cell table:style-name="ce25" office:value-type="float" office:value="1.4" calcext:value-type="float">
            <text:p>1.4</text:p>
          </table:table-cell>
          <table:table-cell table:number-columns-repeated="5" office:value-type="string" calcext:value-type="string">
            <text:p>si</text:p>
          </table:table-cell>
          <table:table-cell table:formula="of:=SUBSTITUTE(SUBSTITUTE(SUBSTITUTE(SUBSTITUTE(SUBSTITUTE(SUBSTITUTE(LOWER([.D17]);&quot; &quot;;&quot;-&quot;);&quot;á&quot;;&quot;a&quot;);&quot;é&quot;;&quot;e&quot;);&quot;í&quot;;&quot;i&quot;);&quot;ó&quot;;&quot;o&quot;);&quot;ú&quot;;&quot;u&quot;)" office:value-type="string" office:string-value="requeson" calcext:value-type="string">
            <text:p>requeson</text:p>
          </table:table-cell>
          <table:table-cell table:style-name="ce31" table:formula="of:=CONCATENATE(&quot;(alimento (id &quot;;[.B17];&quot;) (nombre &quot;;[.U17];&quot;) (grupo &quot;;[.E17];&quot;) (veces &quot;;[.F17];&quot;) (tipo &quot;;[.G17];&quot;) (racion &quot;;[.K17];&quot;) (kcal &quot;;[.L17];&quot;) (proteinas &quot;;[.M17];&quot;) (grasas &quot;;[.N17];&quot;) (hidratos &quot;;[.O17];&quot;) (desayuno &quot;;[.P17];&quot;) (almuerzo &quot;;[.Q17];&quot;) (comida &quot;;[.R17];&quot;) (merienda &quot;;[.S17];&quot;) (cena &quot;;[.T17];&quot;))&quot;)" office:value-type="string" office:string-value="(alimento (id 16) (nombre requeson) (grupo 1) (veces 1) (tipo plasticos) (racion 75) (kcal 96) (proteinas 13,6) (grasas 4) (hidratos 1,4) (desayuno si) (almuerzo si) (comida si) (merienda si) (cena si))" calcext:value-type="string">
            <text:p>(alimento (id 16) (nombre requeson) (grupo 1) (veces 1) (tipo plasticos) (racion 75) (kcal 96) (proteinas 13,6) (grasas 4) (hidratos 1,4) (desayuno si) (almuerzo si) (comida si) (merienda si) (cena si))</text:p>
          </table:table-cell>
          <table:table-cell table:formula="of:=SUBSTITUTE([.V17];&quot;,&quot;;&quot;.&quot;)" office:value-type="string" office:string-value="(alimento (id 16) (nombre requeson) (grupo 1) (veces 1) (tipo plasticos) (racion 75) (kcal 96) (proteinas 13.6) (grasas 4) (hidratos 1.4) (desayuno si) (almuerzo si) (comida si) (merienda si) (cena si))" calcext:value-type="string">
            <text:p>(alimento (id 16) (nombre requeson) (grupo 1) (veces 1) (tipo plasticos) (racion 75) (kcal 96) (proteinas 13.6) (grasas 4) (hidratos 1.4) (desayuno si) (almuerzo si) (comida si) (merienda si) (cena si))</text:p>
          </table:table-cell>
          <table:table-cell table:number-columns-repeated="1001"/>
        </table:table-row>
        <table:table-row table:style-name="ro1">
          <table:table-cell/>
          <table:table-cell office:value-type="float" office:value="17" calcext:value-type="float">
            <text:p>17</text:p>
          </table:table-cell>
          <table:table-cell office:value-type="string" calcext:value-type="string">
            <text:p>Leche y derivados</text:p>
          </table:table-cell>
          <table:table-cell table:style-name="ce15" office:value-type="string" calcext:value-type="string">
            <text:p>Requesón</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18]*[.L18]/100" office:value-type="float" office:value="24" calcext:value-type="float">
            <text:p>24</text:p>
          </table:table-cell>
          <table:table-cell table:style-name="ce16" table:formula="of:=[.K18]*[.M18]*4/100" office:value-type="float" office:value="13.6" calcext:value-type="float">
            <text:p>13,6</text:p>
          </table:table-cell>
          <table:table-cell table:style-name="ce16" table:formula="of:=[.K18]*[.O18]*4/100" office:value-type="float" office:value="1.4" calcext:value-type="float">
            <text:p>1,4</text:p>
          </table:table-cell>
          <table:table-cell table:style-name="ce15" office:value-type="float" office:value="25" calcext:value-type="float">
            <text:p>25</text:p>
          </table:table-cell>
          <table:table-cell table:style-name="ce15" office:value-type="float" office:value="96" calcext:value-type="float">
            <text:p>96</text:p>
          </table:table-cell>
          <table:table-cell table:style-name="ce25" office:value-type="float" office:value="13.6" calcext:value-type="float">
            <text:p>13.6</text:p>
          </table:table-cell>
          <table:table-cell table:style-name="ce25" office:value-type="float" office:value="4" calcext:value-type="float">
            <text:p>4</text:p>
          </table:table-cell>
          <table:table-cell table:style-name="ce25" office:value-type="float" office:value="1.4" calcext:value-type="float">
            <text:p>1.4</text:p>
          </table:table-cell>
          <table:table-cell table:number-columns-repeated="5" office:value-type="string" calcext:value-type="string">
            <text:p>si</text:p>
          </table:table-cell>
          <table:table-cell table:formula="of:=SUBSTITUTE(SUBSTITUTE(SUBSTITUTE(SUBSTITUTE(SUBSTITUTE(SUBSTITUTE(LOWER([.D18]);&quot; &quot;;&quot;-&quot;);&quot;á&quot;;&quot;a&quot;);&quot;é&quot;;&quot;e&quot;);&quot;í&quot;;&quot;i&quot;);&quot;ó&quot;;&quot;o&quot;);&quot;ú&quot;;&quot;u&quot;)" office:value-type="string" office:string-value="requeson" calcext:value-type="string">
            <text:p>requeson</text:p>
          </table:table-cell>
          <table:table-cell table:style-name="ce31" table:formula="of:=CONCATENATE(&quot;(alimento (id &quot;;[.B18];&quot;) (nombre &quot;;[.U18];&quot;) (grupo &quot;;[.E18];&quot;) (veces &quot;;[.F18];&quot;) (tipo &quot;;[.G18];&quot;) (racion &quot;;[.K18];&quot;) (kcal &quot;;[.L18];&quot;) (proteinas &quot;;[.M18];&quot;) (grasas &quot;;[.N18];&quot;) (hidratos &quot;;[.O18];&quot;) (desayuno &quot;;[.P18];&quot;) (almuerzo &quot;;[.Q18];&quot;) (comida &quot;;[.R18];&quot;) (merienda &quot;;[.S18];&quot;) (cena &quot;;[.T18];&quot;))&quot;)" office:value-type="string" office:string-value="(alimento (id 17) (nombre requeson) (grupo 1) (veces 1) (tipo plasticos) (racion 25) (kcal 96) (proteinas 13,6) (grasas 4) (hidratos 1,4) (desayuno si) (almuerzo si) (comida si) (merienda si) (cena si))" calcext:value-type="string">
            <text:p>(alimento (id 17) (nombre requeson) (grupo 1) (veces 1) (tipo plasticos) (racion 25) (kcal 96) (proteinas 13,6) (grasas 4) (hidratos 1,4) (desayuno si) (almuerzo si) (comida si) (merienda si) (cena si))</text:p>
          </table:table-cell>
          <table:table-cell table:formula="of:=SUBSTITUTE([.V18];&quot;,&quot;;&quot;.&quot;)" office:value-type="string" office:string-value="(alimento (id 17) (nombre requeson) (grupo 1) (veces 1) (tipo plasticos) (racion 25) (kcal 96) (proteinas 13.6) (grasas 4) (hidratos 1.4) (desayuno si) (almuerzo si) (comida si) (merienda si) (cena si))" calcext:value-type="string">
            <text:p>(alimento (id 17) (nombre requeson) (grupo 1) (veces 1) (tipo plasticos) (racion 25) (kcal 96) (proteinas 13.6) (grasas 4) (hidratos 1.4) (desayuno si) (almuerzo si) (comida si) (merienda si) (cena si))</text:p>
          </table:table-cell>
          <table:table-cell table:number-columns-repeated="1001"/>
        </table:table-row>
        <table:table-row table:style-name="ro1">
          <table:table-cell/>
          <table:table-cell office:value-type="float" office:value="18" calcext:value-type="float">
            <text:p>18</text:p>
          </table:table-cell>
          <table:table-cell office:value-type="string" calcext:value-type="string">
            <text:p>Leche y derivados</text:p>
          </table:table-cell>
          <table:table-cell table:style-name="ce15" office:value-type="string" calcext:value-type="string">
            <text:p>Requesón</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19]*[.L19]/100" office:value-type="float" office:value="120" calcext:value-type="float">
            <text:p>120</text:p>
          </table:table-cell>
          <table:table-cell table:style-name="ce16" table:formula="of:=[.K19]*[.M19]*4/100" office:value-type="float" office:value="68" calcext:value-type="float">
            <text:p>68</text:p>
          </table:table-cell>
          <table:table-cell table:style-name="ce16" table:formula="of:=[.K19]*[.O19]*4/100" office:value-type="float" office:value="7" calcext:value-type="float">
            <text:p>7</text:p>
          </table:table-cell>
          <table:table-cell table:style-name="ce15" office:value-type="float" office:value="125" calcext:value-type="float">
            <text:p>125</text:p>
          </table:table-cell>
          <table:table-cell table:style-name="ce15" office:value-type="float" office:value="96" calcext:value-type="float">
            <text:p>96</text:p>
          </table:table-cell>
          <table:table-cell table:style-name="ce25" office:value-type="float" office:value="13.6" calcext:value-type="float">
            <text:p>13.6</text:p>
          </table:table-cell>
          <table:table-cell table:style-name="ce25" office:value-type="float" office:value="4" calcext:value-type="float">
            <text:p>4</text:p>
          </table:table-cell>
          <table:table-cell table:style-name="ce25" office:value-type="float" office:value="1.4" calcext:value-type="float">
            <text:p>1.4</text:p>
          </table:table-cell>
          <table:table-cell table:number-columns-repeated="5" office:value-type="string" calcext:value-type="string">
            <text:p>si</text:p>
          </table:table-cell>
          <table:table-cell table:formula="of:=SUBSTITUTE(SUBSTITUTE(SUBSTITUTE(SUBSTITUTE(SUBSTITUTE(SUBSTITUTE(LOWER([.D19]);&quot; &quot;;&quot;-&quot;);&quot;á&quot;;&quot;a&quot;);&quot;é&quot;;&quot;e&quot;);&quot;í&quot;;&quot;i&quot;);&quot;ó&quot;;&quot;o&quot;);&quot;ú&quot;;&quot;u&quot;)" office:value-type="string" office:string-value="requeson" calcext:value-type="string">
            <text:p>requeson</text:p>
          </table:table-cell>
          <table:table-cell table:style-name="ce31" table:formula="of:=CONCATENATE(&quot;(alimento (id &quot;;[.B19];&quot;) (nombre &quot;;[.U19];&quot;) (grupo &quot;;[.E19];&quot;) (veces &quot;;[.F19];&quot;) (tipo &quot;;[.G19];&quot;) (racion &quot;;[.K19];&quot;) (kcal &quot;;[.L19];&quot;) (proteinas &quot;;[.M19];&quot;) (grasas &quot;;[.N19];&quot;) (hidratos &quot;;[.O19];&quot;) (desayuno &quot;;[.P19];&quot;) (almuerzo &quot;;[.Q19];&quot;) (comida &quot;;[.R19];&quot;) (merienda &quot;;[.S19];&quot;) (cena &quot;;[.T19];&quot;))&quot;)" office:value-type="string" office:string-value="(alimento (id 18) (nombre requeson) (grupo 1) (veces 1) (tipo plasticos) (racion 125) (kcal 96) (proteinas 13,6) (grasas 4) (hidratos 1,4) (desayuno si) (almuerzo si) (comida si) (merienda si) (cena si))" calcext:value-type="string">
            <text:p>(alimento (id 18) (nombre requeson) (grupo 1) (veces 1) (tipo plasticos) (racion 125) (kcal 96) (proteinas 13,6) (grasas 4) (hidratos 1,4) (desayuno si) (almuerzo si) (comida si) (merienda si) (cena si))</text:p>
          </table:table-cell>
          <table:table-cell table:formula="of:=SUBSTITUTE([.V19];&quot;,&quot;;&quot;.&quot;)" office:value-type="string" office:string-value="(alimento (id 18) (nombre requeson) (grupo 1) (veces 1) (tipo plasticos) (racion 125) (kcal 96) (proteinas 13.6) (grasas 4) (hidratos 1.4) (desayuno si) (almuerzo si) (comida si) (merienda si) (cena si))" calcext:value-type="string">
            <text:p>(alimento (id 18) (nombre requeson) (grupo 1) (veces 1) (tipo plasticos) (racion 125) (kcal 96) (proteinas 13.6) (grasas 4) (hidratos 1.4) (desayuno si) (almuerzo si) (comida si) (merienda si) (cena si))</text:p>
          </table:table-cell>
          <table:table-cell table:number-columns-repeated="1001"/>
        </table:table-row>
        <table:table-row table:style-name="ro1">
          <table:table-cell table:style-name="ce12" office:value-type="float" office:value="15" calcext:value-type="float">
            <text:p>15</text:p>
          </table:table-cell>
          <table:table-cell table:style-name="ce12" office:value-type="float" office:value="19" calcext:value-type="float">
            <text:p>19</text:p>
          </table:table-cell>
          <table:table-cell table:style-name="ce12" office:value-type="string" calcext:value-type="string">
            <text:p>Leche y derivados</text:p>
          </table:table-cell>
          <table:table-cell table:style-name="ce14" office:value-type="string" calcext:value-type="string">
            <text:p>Requesón</text:p>
          </table:table-cell>
          <table:table-cell table:style-name="ce14" office:value-type="float" office:value="1" calcext:value-type="float">
            <text:p>1</text:p>
          </table:table-cell>
          <table:table-cell table:style-name="ce16" office:value-type="float" office:value="1" calcext:value-type="float">
            <text:p>1</text:p>
          </table:table-cell>
          <table:table-cell table:style-name="ce14" office:value-type="string" calcext:value-type="string">
            <text:p>plasticos</text:p>
          </table:table-cell>
          <table:table-cell table:style-name="ce14" table:formula="of:=[.K20]*[.L20]/100" office:value-type="float" office:value="48" calcext:value-type="float">
            <text:p>48</text:p>
          </table:table-cell>
          <table:table-cell table:style-name="ce16" table:formula="of:=[.K20]*[.M20]*4/100" office:value-type="float" office:value="27.2" calcext:value-type="float">
            <text:p>27,2</text:p>
          </table:table-cell>
          <table:table-cell table:style-name="ce16" table:formula="of:=[.K20]*[.O20]*4/100" office:value-type="float" office:value="2.8" calcext:value-type="float">
            <text:p>2,8</text:p>
          </table:table-cell>
          <table:table-cell table:style-name="ce14" office:value-type="float" office:value="50" calcext:value-type="float">
            <text:p>50</text:p>
          </table:table-cell>
          <table:table-cell table:style-name="ce14" office:value-type="float" office:value="96" calcext:value-type="float">
            <text:p>96</text:p>
          </table:table-cell>
          <table:table-cell table:style-name="ce24" office:value-type="float" office:value="13.6" calcext:value-type="float">
            <text:p>13.6</text:p>
          </table:table-cell>
          <table:table-cell table:style-name="ce24" office:value-type="float" office:value="4" calcext:value-type="float">
            <text:p>4</text:p>
          </table:table-cell>
          <table:table-cell table:style-name="ce24" office:value-type="float" office:value="1.4" calcext:value-type="float">
            <text:p>1.4</text:p>
          </table:table-cell>
          <table:table-cell table:number-columns-repeated="5" table:style-name="ce12" office:value-type="string" calcext:value-type="string">
            <text:p>si</text:p>
          </table:table-cell>
          <table:table-cell table:style-name="ce12" table:formula="of:=SUBSTITUTE(SUBSTITUTE(SUBSTITUTE(SUBSTITUTE(SUBSTITUTE(SUBSTITUTE(LOWER([.D20]);&quot; &quot;;&quot;-&quot;);&quot;á&quot;;&quot;a&quot;);&quot;é&quot;;&quot;e&quot;);&quot;í&quot;;&quot;i&quot;);&quot;ó&quot;;&quot;o&quot;);&quot;ú&quot;;&quot;u&quot;)" office:value-type="string" office:string-value="requeson" calcext:value-type="string">
            <text:p>requeson</text:p>
          </table:table-cell>
          <table:table-cell table:style-name="ce31" table:formula="of:=CONCATENATE(&quot;(alimento (id &quot;;[.B20];&quot;) (nombre &quot;;[.U20];&quot;) (grupo &quot;;[.E20];&quot;) (veces &quot;;[.F20];&quot;) (tipo &quot;;[.G20];&quot;) (racion &quot;;[.K20];&quot;) (kcal &quot;;[.L20];&quot;) (proteinas &quot;;[.M20];&quot;) (grasas &quot;;[.N20];&quot;) (hidratos &quot;;[.O20];&quot;) (desayuno &quot;;[.P20];&quot;) (almuerzo &quot;;[.Q20];&quot;) (comida &quot;;[.R20];&quot;) (merienda &quot;;[.S20];&quot;) (cena &quot;;[.T20];&quot;))&quot;)" office:value-type="string" office:string-value="(alimento (id 19) (nombre requeson) (grupo 1) (veces 1) (tipo plasticos) (racion 50) (kcal 96) (proteinas 13,6) (grasas 4) (hidratos 1,4) (desayuno si) (almuerzo si) (comida si) (merienda si) (cena si))" calcext:value-type="string">
            <text:p>(alimento (id 19) (nombre requeson) (grupo 1) (veces 1) (tipo plasticos) (racion 50) (kcal 96) (proteinas 13,6) (grasas 4) (hidratos 1,4) (desayuno si) (almuerzo si) (comida si) (merienda si) (cena si))</text:p>
          </table:table-cell>
          <table:table-cell table:style-name="ce12" table:formula="of:=SUBSTITUTE([.V20];&quot;,&quot;;&quot;.&quot;)" office:value-type="string" office:string-value="(alimento (id 19) (nombre requeson) (grupo 1) (veces 1) (tipo plasticos) (racion 50) (kcal 96) (proteinas 13.6) (grasas 4) (hidratos 1.4) (desayuno si) (almuerzo si) (comida si) (merienda si) (cena si))" calcext:value-type="string">
            <text:p>(alimento (id 19) (nombre requeson) (grupo 1) (veces 1) (tipo plasticos) (racion 50) (kcal 96) (proteinas 13.6) (grasas 4) (hidratos 1.4) (desayuno si) (almuerzo si) (comida si) (merienda si) (cena si))</text:p>
          </table:table-cell>
          <table:table-cell table:style-name="ce12" table:number-columns-repeated="1001"/>
        </table:table-row>
        <table:table-row table:style-name="ro1">
          <table:table-cell/>
          <table:table-cell office:value-type="float" office:value="20" calcext:value-type="float">
            <text:p>20</text:p>
          </table:table-cell>
          <table:table-cell office:value-type="string" calcext:value-type="string">
            <text:p>Leche y derivados</text:p>
          </table:table-cell>
          <table:table-cell table:style-name="ce15" office:value-type="string" calcext:value-type="string">
            <text:p>Requesón</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21]*[.L21]/100" office:value-type="float" office:value="96" calcext:value-type="float">
            <text:p>96</text:p>
          </table:table-cell>
          <table:table-cell table:style-name="ce16" table:formula="of:=[.K21]*[.M21]*4/100" office:value-type="float" office:value="54.4" calcext:value-type="float">
            <text:p>54,4</text:p>
          </table:table-cell>
          <table:table-cell table:style-name="ce16" table:formula="of:=[.K21]*[.O21]*4/100" office:value-type="float" office:value="5.6" calcext:value-type="float">
            <text:p>5,6</text:p>
          </table:table-cell>
          <table:table-cell table:style-name="ce15" office:value-type="float" office:value="100" calcext:value-type="float">
            <text:p>100</text:p>
          </table:table-cell>
          <table:table-cell table:style-name="ce15" office:value-type="float" office:value="96" calcext:value-type="float">
            <text:p>96</text:p>
          </table:table-cell>
          <table:table-cell table:style-name="ce25" office:value-type="float" office:value="13.6" calcext:value-type="float">
            <text:p>13.6</text:p>
          </table:table-cell>
          <table:table-cell table:style-name="ce25" office:value-type="float" office:value="4" calcext:value-type="float">
            <text:p>4</text:p>
          </table:table-cell>
          <table:table-cell table:style-name="ce25" office:value-type="float" office:value="1.4" calcext:value-type="float">
            <text:p>1.4</text:p>
          </table:table-cell>
          <table:table-cell table:number-columns-repeated="5" office:value-type="string" calcext:value-type="string">
            <text:p>si</text:p>
          </table:table-cell>
          <table:table-cell table:formula="of:=SUBSTITUTE(SUBSTITUTE(SUBSTITUTE(SUBSTITUTE(SUBSTITUTE(SUBSTITUTE(LOWER([.D21]);&quot; &quot;;&quot;-&quot;);&quot;á&quot;;&quot;a&quot;);&quot;é&quot;;&quot;e&quot;);&quot;í&quot;;&quot;i&quot;);&quot;ó&quot;;&quot;o&quot;);&quot;ú&quot;;&quot;u&quot;)" office:value-type="string" office:string-value="requeson" calcext:value-type="string">
            <text:p>requeson</text:p>
          </table:table-cell>
          <table:table-cell table:style-name="ce31" table:formula="of:=CONCATENATE(&quot;(alimento (id &quot;;[.B21];&quot;) (nombre &quot;;[.U21];&quot;) (grupo &quot;;[.E21];&quot;) (veces &quot;;[.F21];&quot;) (tipo &quot;;[.G21];&quot;) (racion &quot;;[.K21];&quot;) (kcal &quot;;[.L21];&quot;) (proteinas &quot;;[.M21];&quot;) (grasas &quot;;[.N21];&quot;) (hidratos &quot;;[.O21];&quot;) (desayuno &quot;;[.P21];&quot;) (almuerzo &quot;;[.Q21];&quot;) (comida &quot;;[.R21];&quot;) (merienda &quot;;[.S21];&quot;) (cena &quot;;[.T21];&quot;))&quot;)" office:value-type="string" office:string-value="(alimento (id 20) (nombre requeson) (grupo 1) (veces 1) (tipo plasticos) (racion 100) (kcal 96) (proteinas 13,6) (grasas 4) (hidratos 1,4) (desayuno si) (almuerzo si) (comida si) (merienda si) (cena si))" calcext:value-type="string">
            <text:p>(alimento (id 20) (nombre requeson) (grupo 1) (veces 1) (tipo plasticos) (racion 100) (kcal 96) (proteinas 13,6) (grasas 4) (hidratos 1,4) (desayuno si) (almuerzo si) (comida si) (merienda si) (cena si))</text:p>
          </table:table-cell>
          <table:table-cell table:formula="of:=SUBSTITUTE([.V21];&quot;,&quot;;&quot;.&quot;)" office:value-type="string" office:string-value="(alimento (id 20) (nombre requeson) (grupo 1) (veces 1) (tipo plasticos) (racion 100) (kcal 96) (proteinas 13.6) (grasas 4) (hidratos 1.4) (desayuno si) (almuerzo si) (comida si) (merienda si) (cena si))" calcext:value-type="string">
            <text:p>(alimento (id 20) (nombre requeson) (grupo 1) (veces 1) (tipo plasticos) (racion 100) (kcal 96) (proteinas 13.6) (grasas 4) (hidratos 1.4) (desayuno si) (almuerzo si) (comida si) (merienda si) (cena si))</text:p>
          </table:table-cell>
          <table:table-cell table:number-columns-repeated="1001"/>
        </table:table-row>
        <table:table-row table:style-name="ro1">
          <table:table-cell/>
          <table:table-cell office:value-type="float" office:value="21" calcext:value-type="float">
            <text:p>21</text:p>
          </table:table-cell>
          <table:table-cell office:value-type="string" calcext:value-type="string">
            <text:p>Leche y derivados</text:p>
          </table:table-cell>
          <table:table-cell table:style-name="ce15" office:value-type="string" calcext:value-type="string">
            <text:p>Queso Philadelphia</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22]*[.L22]/100" office:value-type="float" office:value="20" calcext:value-type="float">
            <text:p>20</text:p>
          </table:table-cell>
          <table:table-cell table:style-name="ce16" table:formula="of:=[.K22]*[.M22]*4/100" office:value-type="float" office:value="4" calcext:value-type="float">
            <text:p>4</text:p>
          </table:table-cell>
          <table:table-cell table:style-name="ce16" table:formula="of:=[.K22]*[.O22]*4/100" office:value-type="float" office:value="2.64" calcext:value-type="float">
            <text:p>2,64</text:p>
          </table:table-cell>
          <table:table-cell table:style-name="ce15" office:value-type="float" office:value="10" calcext:value-type="float">
            <text:p>10</text:p>
          </table:table-cell>
          <table:table-cell table:style-name="ce15" office:value-type="float" office:value="200" calcext:value-type="float">
            <text:p>200</text:p>
          </table:table-cell>
          <table:table-cell table:style-name="ce25" office:value-type="float" office:value="10" calcext:value-type="float">
            <text:p>10</text:p>
          </table:table-cell>
          <table:table-cell table:style-name="ce25" office:value-type="float" office:value="16.6" calcext:value-type="float">
            <text:p>16.6</text:p>
          </table:table-cell>
          <table:table-cell table:style-name="ce25" office:value-type="float" office:value="6.6" calcext:value-type="float">
            <text:p>6.6</text:p>
          </table:table-cell>
          <table:table-cell table:number-columns-repeated="5" office:value-type="string" calcext:value-type="string">
            <text:p>si</text:p>
          </table:table-cell>
          <table:table-cell table:formula="of:=SUBSTITUTE(SUBSTITUTE(SUBSTITUTE(SUBSTITUTE(SUBSTITUTE(SUBSTITUTE(LOWER([.D22]);&quot; &quot;;&quot;-&quot;);&quot;á&quot;;&quot;a&quot;);&quot;é&quot;;&quot;e&quot;);&quot;í&quot;;&quot;i&quot;);&quot;ó&quot;;&quot;o&quot;);&quot;ú&quot;;&quot;u&quot;)" office:value-type="string" office:string-value="queso-philadelphia" calcext:value-type="string">
            <text:p>queso-philadelphia</text:p>
          </table:table-cell>
          <table:table-cell table:style-name="ce31" table:formula="of:=CONCATENATE(&quot;(alimento (id &quot;;[.B22];&quot;) (nombre &quot;;[.U22];&quot;) (grupo &quot;;[.E22];&quot;) (veces &quot;;[.F22];&quot;) (tipo &quot;;[.G22];&quot;) (racion &quot;;[.K22];&quot;) (kcal &quot;;[.L22];&quot;) (proteinas &quot;;[.M22];&quot;) (grasas &quot;;[.N22];&quot;) (hidratos &quot;;[.O22];&quot;) (desayuno &quot;;[.P22];&quot;) (almuerzo &quot;;[.Q22];&quot;) (comida &quot;;[.R22];&quot;) (merienda &quot;;[.S22];&quot;) (cena &quot;;[.T22];&quot;))&quot;)" office:value-type="string" office:string-value="(alimento (id 21) (nombre queso-philadelphia) (grupo 1) (veces 1) (tipo plasticos) (racion 10) (kcal 200) (proteinas 10) (grasas 16,6) (hidratos 6,6) (desayuno si) (almuerzo si) (comida si) (merienda si) (cena si))" calcext:value-type="string">
            <text:p>(alimento (id 21) (nombre queso-philadelphia) (grupo 1) (veces 1) (tipo plasticos) (racion 10) (kcal 200) (proteinas 10) (grasas 16,6) (hidratos 6,6) (desayuno si) (almuerzo si) (comida si) (merienda si) (cena si))</text:p>
          </table:table-cell>
          <table:table-cell table:formula="of:=SUBSTITUTE([.V22];&quot;,&quot;;&quot;.&quot;)" office:value-type="string" office:string-value="(alimento (id 21) (nombre queso-philadelphia) (grupo 1) (veces 1) (tipo plasticos) (racion 10) (kcal 200) (proteinas 10) (grasas 16.6) (hidratos 6.6) (desayuno si) (almuerzo si) (comida si) (merienda si) (cena si))" calcext:value-type="string">
            <text:p>(alimento (id 21) (nombre queso-philadelphia) (grupo 1) (veces 1) (tipo plasticos) (racion 10) (kcal 200) (proteinas 10) (grasas 16.6) (hidratos 6.6) (desayuno si) (almuerzo si) (comida si) (merienda si) (cena si))</text:p>
          </table:table-cell>
          <table:table-cell table:number-columns-repeated="1001"/>
        </table:table-row>
        <table:table-row table:style-name="ro1">
          <table:table-cell/>
          <table:table-cell office:value-type="float" office:value="22" calcext:value-type="float">
            <text:p>22</text:p>
          </table:table-cell>
          <table:table-cell office:value-type="string" calcext:value-type="string">
            <text:p>Leche y derivados</text:p>
          </table:table-cell>
          <table:table-cell table:style-name="ce15" office:value-type="string" calcext:value-type="string">
            <text:p>Queso Philadelphia</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23]*[.L23]/100" office:value-type="float" office:value="100" calcext:value-type="float">
            <text:p>100</text:p>
          </table:table-cell>
          <table:table-cell table:style-name="ce16" table:formula="of:=[.K23]*[.M23]*4/100" office:value-type="float" office:value="20" calcext:value-type="float">
            <text:p>20</text:p>
          </table:table-cell>
          <table:table-cell table:style-name="ce16" table:formula="of:=[.K23]*[.O23]*4/100" office:value-type="float" office:value="13.2" calcext:value-type="float">
            <text:p>13,2</text:p>
          </table:table-cell>
          <table:table-cell table:style-name="ce15" office:value-type="float" office:value="50" calcext:value-type="float">
            <text:p>50</text:p>
          </table:table-cell>
          <table:table-cell table:style-name="ce15" office:value-type="float" office:value="200" calcext:value-type="float">
            <text:p>200</text:p>
          </table:table-cell>
          <table:table-cell table:style-name="ce25" office:value-type="float" office:value="10" calcext:value-type="float">
            <text:p>10</text:p>
          </table:table-cell>
          <table:table-cell table:style-name="ce25" office:value-type="float" office:value="16.6" calcext:value-type="float">
            <text:p>16.6</text:p>
          </table:table-cell>
          <table:table-cell table:style-name="ce25" office:value-type="float" office:value="6.6" calcext:value-type="float">
            <text:p>6.6</text:p>
          </table:table-cell>
          <table:table-cell table:number-columns-repeated="5" office:value-type="string" calcext:value-type="string">
            <text:p>si</text:p>
          </table:table-cell>
          <table:table-cell table:formula="of:=SUBSTITUTE(SUBSTITUTE(SUBSTITUTE(SUBSTITUTE(SUBSTITUTE(SUBSTITUTE(LOWER([.D23]);&quot; &quot;;&quot;-&quot;);&quot;á&quot;;&quot;a&quot;);&quot;é&quot;;&quot;e&quot;);&quot;í&quot;;&quot;i&quot;);&quot;ó&quot;;&quot;o&quot;);&quot;ú&quot;;&quot;u&quot;)" office:value-type="string" office:string-value="queso-philadelphia" calcext:value-type="string">
            <text:p>queso-philadelphia</text:p>
          </table:table-cell>
          <table:table-cell table:style-name="ce31" table:formula="of:=CONCATENATE(&quot;(alimento (id &quot;;[.B23];&quot;) (nombre &quot;;[.U23];&quot;) (grupo &quot;;[.E23];&quot;) (veces &quot;;[.F23];&quot;) (tipo &quot;;[.G23];&quot;) (racion &quot;;[.K23];&quot;) (kcal &quot;;[.L23];&quot;) (proteinas &quot;;[.M23];&quot;) (grasas &quot;;[.N23];&quot;) (hidratos &quot;;[.O23];&quot;) (desayuno &quot;;[.P23];&quot;) (almuerzo &quot;;[.Q23];&quot;) (comida &quot;;[.R23];&quot;) (merienda &quot;;[.S23];&quot;) (cena &quot;;[.T23];&quot;))&quot;)" office:value-type="string" office:string-value="(alimento (id 22) (nombre queso-philadelphia) (grupo 1) (veces 1) (tipo plasticos) (racion 50) (kcal 200) (proteinas 10) (grasas 16,6) (hidratos 6,6) (desayuno si) (almuerzo si) (comida si) (merienda si) (cena si))" calcext:value-type="string">
            <text:p>(alimento (id 22) (nombre queso-philadelphia) (grupo 1) (veces 1) (tipo plasticos) (racion 50) (kcal 200) (proteinas 10) (grasas 16,6) (hidratos 6,6) (desayuno si) (almuerzo si) (comida si) (merienda si) (cena si))</text:p>
          </table:table-cell>
          <table:table-cell table:formula="of:=SUBSTITUTE([.V23];&quot;,&quot;;&quot;.&quot;)" office:value-type="string" office:string-value="(alimento (id 22) (nombre queso-philadelphia) (grupo 1) (veces 1) (tipo plasticos) (racion 50) (kcal 200) (proteinas 10) (grasas 16.6) (hidratos 6.6) (desayuno si) (almuerzo si) (comida si) (merienda si) (cena si))" calcext:value-type="string">
            <text:p>(alimento (id 22) (nombre queso-philadelphia) (grupo 1) (veces 1) (tipo plasticos) (racion 50) (kcal 200) (proteinas 10) (grasas 16.6) (hidratos 6.6) (desayuno si) (almuerzo si) (comida si) (merienda si) (cena si))</text:p>
          </table:table-cell>
          <table:table-cell table:number-columns-repeated="1001"/>
        </table:table-row>
        <table:table-row table:style-name="ro1">
          <table:table-cell/>
          <table:table-cell office:value-type="float" office:value="23" calcext:value-type="float">
            <text:p>23</text:p>
          </table:table-cell>
          <table:table-cell office:value-type="string" calcext:value-type="string">
            <text:p>Leche y derivados</text:p>
          </table:table-cell>
          <table:table-cell table:style-name="ce15" office:value-type="string" calcext:value-type="string">
            <text:p>Queso Philadelphia</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24]*[.L24]/100" office:value-type="float" office:value="80" calcext:value-type="float">
            <text:p>80</text:p>
          </table:table-cell>
          <table:table-cell table:style-name="ce16" table:formula="of:=[.K24]*[.M24]*4/100" office:value-type="float" office:value="16" calcext:value-type="float">
            <text:p>16</text:p>
          </table:table-cell>
          <table:table-cell table:style-name="ce16" table:formula="of:=[.K24]*[.O24]*4/100" office:value-type="float" office:value="10.56" calcext:value-type="float">
            <text:p>10,56</text:p>
          </table:table-cell>
          <table:table-cell table:style-name="ce15" office:value-type="float" office:value="40" calcext:value-type="float">
            <text:p>40</text:p>
          </table:table-cell>
          <table:table-cell table:style-name="ce15" office:value-type="float" office:value="200" calcext:value-type="float">
            <text:p>200</text:p>
          </table:table-cell>
          <table:table-cell table:style-name="ce25" office:value-type="float" office:value="10" calcext:value-type="float">
            <text:p>10</text:p>
          </table:table-cell>
          <table:table-cell table:style-name="ce25" office:value-type="float" office:value="16.6" calcext:value-type="float">
            <text:p>16.6</text:p>
          </table:table-cell>
          <table:table-cell table:style-name="ce25" office:value-type="float" office:value="6.6" calcext:value-type="float">
            <text:p>6.6</text:p>
          </table:table-cell>
          <table:table-cell table:number-columns-repeated="5" office:value-type="string" calcext:value-type="string">
            <text:p>si</text:p>
          </table:table-cell>
          <table:table-cell table:formula="of:=SUBSTITUTE(SUBSTITUTE(SUBSTITUTE(SUBSTITUTE(SUBSTITUTE(SUBSTITUTE(LOWER([.D24]);&quot; &quot;;&quot;-&quot;);&quot;á&quot;;&quot;a&quot;);&quot;é&quot;;&quot;e&quot;);&quot;í&quot;;&quot;i&quot;);&quot;ó&quot;;&quot;o&quot;);&quot;ú&quot;;&quot;u&quot;)" office:value-type="string" office:string-value="queso-philadelphia" calcext:value-type="string">
            <text:p>queso-philadelphia</text:p>
          </table:table-cell>
          <table:table-cell table:style-name="ce31" table:formula="of:=CONCATENATE(&quot;(alimento (id &quot;;[.B24];&quot;) (nombre &quot;;[.U24];&quot;) (grupo &quot;;[.E24];&quot;) (veces &quot;;[.F24];&quot;) (tipo &quot;;[.G24];&quot;) (racion &quot;;[.K24];&quot;) (kcal &quot;;[.L24];&quot;) (proteinas &quot;;[.M24];&quot;) (grasas &quot;;[.N24];&quot;) (hidratos &quot;;[.O24];&quot;) (desayuno &quot;;[.P24];&quot;) (almuerzo &quot;;[.Q24];&quot;) (comida &quot;;[.R24];&quot;) (merienda &quot;;[.S24];&quot;) (cena &quot;;[.T24];&quot;))&quot;)" office:value-type="string" office:string-value="(alimento (id 23) (nombre queso-philadelphia) (grupo 1) (veces 1) (tipo plasticos) (racion 40) (kcal 200) (proteinas 10) (grasas 16,6) (hidratos 6,6) (desayuno si) (almuerzo si) (comida si) (merienda si) (cena si))" calcext:value-type="string">
            <text:p>(alimento (id 23) (nombre queso-philadelphia) (grupo 1) (veces 1) (tipo plasticos) (racion 40) (kcal 200) (proteinas 10) (grasas 16,6) (hidratos 6,6) (desayuno si) (almuerzo si) (comida si) (merienda si) (cena si))</text:p>
          </table:table-cell>
          <table:table-cell table:formula="of:=SUBSTITUTE([.V24];&quot;,&quot;;&quot;.&quot;)" office:value-type="string" office:string-value="(alimento (id 23) (nombre queso-philadelphia) (grupo 1) (veces 1) (tipo plasticos) (racion 40) (kcal 200) (proteinas 10) (grasas 16.6) (hidratos 6.6) (desayuno si) (almuerzo si) (comida si) (merienda si) (cena si))" calcext:value-type="string">
            <text:p>(alimento (id 23) (nombre queso-philadelphia) (grupo 1) (veces 1) (tipo plasticos) (racion 40) (kcal 200) (proteinas 10) (grasas 16.6) (hidratos 6.6) (desayuno si) (almuerzo si) (comida si) (merienda si) (cena si))</text:p>
          </table:table-cell>
          <table:table-cell table:number-columns-repeated="1001"/>
        </table:table-row>
        <table:table-row table:style-name="ro1">
          <table:table-cell/>
          <table:table-cell office:value-type="float" office:value="24" calcext:value-type="float">
            <text:p>24</text:p>
          </table:table-cell>
          <table:table-cell office:value-type="string" calcext:value-type="string">
            <text:p>Leche y derivados</text:p>
          </table:table-cell>
          <table:table-cell table:style-name="ce15" office:value-type="string" calcext:value-type="string">
            <text:p>Queso Philadelphia</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25]*[.L25]/100" office:value-type="float" office:value="60" calcext:value-type="float">
            <text:p>60</text:p>
          </table:table-cell>
          <table:table-cell table:style-name="ce16" table:formula="of:=[.K25]*[.M25]*4/100" office:value-type="float" office:value="12" calcext:value-type="float">
            <text:p>12</text:p>
          </table:table-cell>
          <table:table-cell table:style-name="ce16" table:formula="of:=[.K25]*[.O25]*4/100" office:value-type="float" office:value="7.92" calcext:value-type="float">
            <text:p>7,92</text:p>
          </table:table-cell>
          <table:table-cell table:style-name="ce15" office:value-type="float" office:value="30" calcext:value-type="float">
            <text:p>30</text:p>
          </table:table-cell>
          <table:table-cell table:style-name="ce15" office:value-type="float" office:value="200" calcext:value-type="float">
            <text:p>200</text:p>
          </table:table-cell>
          <table:table-cell table:style-name="ce25" office:value-type="float" office:value="10" calcext:value-type="float">
            <text:p>10</text:p>
          </table:table-cell>
          <table:table-cell table:style-name="ce25" office:value-type="float" office:value="16.6" calcext:value-type="float">
            <text:p>16.6</text:p>
          </table:table-cell>
          <table:table-cell table:style-name="ce25" office:value-type="float" office:value="6.6" calcext:value-type="float">
            <text:p>6.6</text:p>
          </table:table-cell>
          <table:table-cell table:number-columns-repeated="5" office:value-type="string" calcext:value-type="string">
            <text:p>si</text:p>
          </table:table-cell>
          <table:table-cell table:formula="of:=SUBSTITUTE(SUBSTITUTE(SUBSTITUTE(SUBSTITUTE(SUBSTITUTE(SUBSTITUTE(LOWER([.D25]);&quot; &quot;;&quot;-&quot;);&quot;á&quot;;&quot;a&quot;);&quot;é&quot;;&quot;e&quot;);&quot;í&quot;;&quot;i&quot;);&quot;ó&quot;;&quot;o&quot;);&quot;ú&quot;;&quot;u&quot;)" office:value-type="string" office:string-value="queso-philadelphia" calcext:value-type="string">
            <text:p>queso-philadelphia</text:p>
          </table:table-cell>
          <table:table-cell table:style-name="ce31" table:formula="of:=CONCATENATE(&quot;(alimento (id &quot;;[.B25];&quot;) (nombre &quot;;[.U25];&quot;) (grupo &quot;;[.E25];&quot;) (veces &quot;;[.F25];&quot;) (tipo &quot;;[.G25];&quot;) (racion &quot;;[.K25];&quot;) (kcal &quot;;[.L25];&quot;) (proteinas &quot;;[.M25];&quot;) (grasas &quot;;[.N25];&quot;) (hidratos &quot;;[.O25];&quot;) (desayuno &quot;;[.P25];&quot;) (almuerzo &quot;;[.Q25];&quot;) (comida &quot;;[.R25];&quot;) (merienda &quot;;[.S25];&quot;) (cena &quot;;[.T25];&quot;))&quot;)" office:value-type="string" office:string-value="(alimento (id 24) (nombre queso-philadelphia) (grupo 1) (veces 1) (tipo plasticos) (racion 30) (kcal 200) (proteinas 10) (grasas 16,6) (hidratos 6,6) (desayuno si) (almuerzo si) (comida si) (merienda si) (cena si))" calcext:value-type="string">
            <text:p>(alimento (id 24) (nombre queso-philadelphia) (grupo 1) (veces 1) (tipo plasticos) (racion 30) (kcal 200) (proteinas 10) (grasas 16,6) (hidratos 6,6) (desayuno si) (almuerzo si) (comida si) (merienda si) (cena si))</text:p>
          </table:table-cell>
          <table:table-cell table:formula="of:=SUBSTITUTE([.V25];&quot;,&quot;;&quot;.&quot;)" office:value-type="string" office:string-value="(alimento (id 24) (nombre queso-philadelphia) (grupo 1) (veces 1) (tipo plasticos) (racion 30) (kcal 200) (proteinas 10) (grasas 16.6) (hidratos 6.6) (desayuno si) (almuerzo si) (comida si) (merienda si) (cena si))" calcext:value-type="string">
            <text:p>(alimento (id 24) (nombre queso-philadelphia) (grupo 1) (veces 1) (tipo plasticos) (racion 30) (kcal 200) (proteinas 10) (grasas 16.6) (hidratos 6.6) (desayuno si) (almuerzo si) (comida si) (merienda si) (cena si))</text:p>
          </table:table-cell>
          <table:table-cell table:number-columns-repeated="1001"/>
        </table:table-row>
        <table:table-row table:style-name="ro1">
          <table:table-cell/>
          <table:table-cell office:value-type="float" office:value="25" calcext:value-type="float">
            <text:p>25</text:p>
          </table:table-cell>
          <table:table-cell office:value-type="string" calcext:value-type="string">
            <text:p>Leche y derivados</text:p>
          </table:table-cell>
          <table:table-cell table:style-name="ce15" office:value-type="string" calcext:value-type="string">
            <text:p>Queso Philadelphia</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26]*[.L26]/100" office:value-type="float" office:value="40" calcext:value-type="float">
            <text:p>40</text:p>
          </table:table-cell>
          <table:table-cell table:style-name="ce16" table:formula="of:=[.K26]*[.M26]*4/100" office:value-type="float" office:value="8" calcext:value-type="float">
            <text:p>8</text:p>
          </table:table-cell>
          <table:table-cell table:style-name="ce16" table:formula="of:=[.K26]*[.O26]*4/100" office:value-type="float" office:value="5.28" calcext:value-type="float">
            <text:p>5,28</text:p>
          </table:table-cell>
          <table:table-cell table:style-name="ce15" office:value-type="float" office:value="20" calcext:value-type="float">
            <text:p>20</text:p>
          </table:table-cell>
          <table:table-cell table:style-name="ce15" office:value-type="float" office:value="200" calcext:value-type="float">
            <text:p>200</text:p>
          </table:table-cell>
          <table:table-cell table:style-name="ce25" office:value-type="float" office:value="10" calcext:value-type="float">
            <text:p>10</text:p>
          </table:table-cell>
          <table:table-cell table:style-name="ce25" office:value-type="float" office:value="16.6" calcext:value-type="float">
            <text:p>16.6</text:p>
          </table:table-cell>
          <table:table-cell table:style-name="ce25" office:value-type="float" office:value="6.6" calcext:value-type="float">
            <text:p>6.6</text:p>
          </table:table-cell>
          <table:table-cell table:number-columns-repeated="5" office:value-type="string" calcext:value-type="string">
            <text:p>si</text:p>
          </table:table-cell>
          <table:table-cell table:formula="of:=SUBSTITUTE(SUBSTITUTE(SUBSTITUTE(SUBSTITUTE(SUBSTITUTE(SUBSTITUTE(LOWER([.D26]);&quot; &quot;;&quot;-&quot;);&quot;á&quot;;&quot;a&quot;);&quot;é&quot;;&quot;e&quot;);&quot;í&quot;;&quot;i&quot;);&quot;ó&quot;;&quot;o&quot;);&quot;ú&quot;;&quot;u&quot;)" office:value-type="string" office:string-value="queso-philadelphia" calcext:value-type="string">
            <text:p>queso-philadelphia</text:p>
          </table:table-cell>
          <table:table-cell table:style-name="ce31" table:formula="of:=CONCATENATE(&quot;(alimento (id &quot;;[.B26];&quot;) (nombre &quot;;[.U26];&quot;) (grupo &quot;;[.E26];&quot;) (veces &quot;;[.F26];&quot;) (tipo &quot;;[.G26];&quot;) (racion &quot;;[.K26];&quot;) (kcal &quot;;[.L26];&quot;) (proteinas &quot;;[.M26];&quot;) (grasas &quot;;[.N26];&quot;) (hidratos &quot;;[.O26];&quot;) (desayuno &quot;;[.P26];&quot;) (almuerzo &quot;;[.Q26];&quot;) (comida &quot;;[.R26];&quot;) (merienda &quot;;[.S26];&quot;) (cena &quot;;[.T26];&quot;))&quot;)" office:value-type="string" office:string-value="(alimento (id 25) (nombre queso-philadelphia) (grupo 1) (veces 1) (tipo plasticos) (racion 20) (kcal 200) (proteinas 10) (grasas 16,6) (hidratos 6,6) (desayuno si) (almuerzo si) (comida si) (merienda si) (cena si))" calcext:value-type="string">
            <text:p>(alimento (id 25) (nombre queso-philadelphia) (grupo 1) (veces 1) (tipo plasticos) (racion 20) (kcal 200) (proteinas 10) (grasas 16,6) (hidratos 6,6) (desayuno si) (almuerzo si) (comida si) (merienda si) (cena si))</text:p>
          </table:table-cell>
          <table:table-cell table:formula="of:=SUBSTITUTE([.V26];&quot;,&quot;;&quot;.&quot;)" office:value-type="string" office:string-value="(alimento (id 25) (nombre queso-philadelphia) (grupo 1) (veces 1) (tipo plasticos) (racion 20) (kcal 200) (proteinas 10) (grasas 16.6) (hidratos 6.6) (desayuno si) (almuerzo si) (comida si) (merienda si) (cena si))" calcext:value-type="string">
            <text:p>(alimento (id 25) (nombre queso-philadelphia) (grupo 1) (veces 1) (tipo plasticos) (racion 20) (kcal 200) (proteinas 10) (grasas 16.6) (hidratos 6.6) (desayuno si) (almuerzo si) (comida si) (merienda si) (cena si))</text:p>
          </table:table-cell>
          <table:table-cell table:number-columns-repeated="1001"/>
        </table:table-row>
        <table:table-row table:style-name="ro2">
          <table:table-cell/>
          <table:table-cell office:value-type="float" office:value="26" calcext:value-type="float">
            <text:p>26</text:p>
          </table:table-cell>
          <table:table-cell office:value-type="string" calcext:value-type="string">
            <text:p>Leche y derivados</text:p>
          </table:table-cell>
          <table:table-cell table:style-name="ce15" office:value-type="string" calcext:value-type="string">
            <text:p>Yogur descr saborizado</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27]*[.L27]/100" office:value-type="float" office:value="59.5" calcext:value-type="float">
            <text:p>59,5</text:p>
          </table:table-cell>
          <table:table-cell table:style-name="ce16" table:formula="of:=[.K27]*[.M27]*4/100" office:value-type="float" office:value="25.2" calcext:value-type="float">
            <text:p>25,2</text:p>
          </table:table-cell>
          <table:table-cell table:style-name="ce16" table:formula="of:=[.K27]*[.O27]*4/100" office:value-type="float" office:value="30.8" calcext:value-type="float">
            <text:p>30,8</text:p>
          </table:table-cell>
          <table:table-cell table:style-name="ce15" office:value-type="float" office:value="175" calcext:value-type="float">
            <text:p>175</text:p>
          </table:table-cell>
          <table:table-cell table:style-name="ce15" office:value-type="float" office:value="34" calcext:value-type="float">
            <text:p>34</text:p>
          </table:table-cell>
          <table:table-cell table:style-name="ce25" office:value-type="float" office:value="3.6" calcext:value-type="float">
            <text:p>3.6</text:p>
          </table:table-cell>
          <table:table-cell table:style-name="ce25" office:value-type="float" office:value="0.05" calcext:value-type="float">
            <text:p>0.05</text:p>
          </table:table-cell>
          <table:table-cell table:style-name="ce25" office:value-type="float" office:value="4.4" calcext:value-type="float">
            <text:p>4.4</text:p>
          </table:table-cell>
          <table:table-cell table:number-columns-repeated="5" office:value-type="string" calcext:value-type="string">
            <text:p>si</text:p>
          </table:table-cell>
          <table:table-cell table:formula="of:=SUBSTITUTE(SUBSTITUTE(SUBSTITUTE(SUBSTITUTE(SUBSTITUTE(SUBSTITUTE(LOWER([.D27]);&quot; &quot;;&quot;-&quot;);&quot;á&quot;;&quot;a&quot;);&quot;é&quot;;&quot;e&quot;);&quot;í&quot;;&quot;i&quot;);&quot;ó&quot;;&quot;o&quot;);&quot;ú&quot;;&quot;u&quot;)" office:value-type="string" office:string-value="yogur-descr-saborizado" calcext:value-type="string">
            <text:p>yogur-descr-saborizado</text:p>
          </table:table-cell>
          <table:table-cell table:style-name="ce31" table:formula="of:=CONCATENATE(&quot;(alimento (id &quot;;[.B27];&quot;) (nombre &quot;;[.U27];&quot;) (grupo &quot;;[.E27];&quot;) (veces &quot;;[.F27];&quot;) (tipo &quot;;[.G27];&quot;) (racion &quot;;[.K27];&quot;) (kcal &quot;;[.L27];&quot;) (proteinas &quot;;[.M27];&quot;) (grasas &quot;;[.N27];&quot;) (hidratos &quot;;[.O27];&quot;) (desayuno &quot;;[.P27];&quot;) (almuerzo &quot;;[.Q27];&quot;) (comida &quot;;[.R27];&quot;) (merienda &quot;;[.S27];&quot;) (cena &quot;;[.T27];&quot;))&quot;)" office:value-type="string" office:string-value="(alimento (id 26) (nombre yogur-descr-saborizado) (grupo 1) (veces 1) (tipo plasticos) (racion 175) (kcal 34) (proteinas 3,6) (grasas 0,05) (hidratos 4,4) (desayuno si) (almuerzo si) (comida si) (merienda si) (cena si))" calcext:value-type="string">
            <text:p>(alimento (id 26) (nombre yogur-descr-saborizado) (grupo 1) (veces 1) (tipo plasticos) (racion 175) (kcal 34) (proteinas 3,6) (grasas 0,05) (hidratos 4,4) (desayuno si) (almuerzo si) (comida si) (merienda si) (cena si))</text:p>
          </table:table-cell>
          <table:table-cell table:formula="of:=SUBSTITUTE([.V27];&quot;,&quot;;&quot;.&quot;)" office:value-type="string" office:string-value="(alimento (id 26) (nombre yogur-descr-saborizado) (grupo 1) (veces 1) (tipo plasticos) (racion 175) (kcal 34) (proteinas 3.6) (grasas 0.05) (hidratos 4.4) (desayuno si) (almuerzo si) (comida si) (merienda si) (cena si))" calcext:value-type="string">
            <text:p>(alimento (id 26) (nombre yogur-descr-saborizado) (grupo 1) (veces 1) (tipo plasticos) (racion 175) (kcal 34) (proteinas 3.6) (grasas 0.05) (hidratos 4.4) (desayuno si) (almuerzo si) (comida si) (merienda si) (cena si))</text:p>
          </table:table-cell>
          <table:table-cell table:number-columns-repeated="1001"/>
        </table:table-row>
        <table:table-row table:style-name="ro2">
          <table:table-cell/>
          <table:table-cell office:value-type="float" office:value="27" calcext:value-type="float">
            <text:p>27</text:p>
          </table:table-cell>
          <table:table-cell office:value-type="string" calcext:value-type="string">
            <text:p>Leche y derivados</text:p>
          </table:table-cell>
          <table:table-cell table:style-name="ce15" office:value-type="string" calcext:value-type="string">
            <text:p>Yogur descr saborizado</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28]*[.L28]/100" office:value-type="float" office:value="51" calcext:value-type="float">
            <text:p>51</text:p>
          </table:table-cell>
          <table:table-cell table:style-name="ce16" table:formula="of:=[.K28]*[.M28]*4/100" office:value-type="float" office:value="21.6" calcext:value-type="float">
            <text:p>21,6</text:p>
          </table:table-cell>
          <table:table-cell table:style-name="ce16" table:formula="of:=[.K28]*[.O28]*4/100" office:value-type="float" office:value="26.4" calcext:value-type="float">
            <text:p>26,4</text:p>
          </table:table-cell>
          <table:table-cell table:style-name="ce15" office:value-type="float" office:value="150" calcext:value-type="float">
            <text:p>150</text:p>
          </table:table-cell>
          <table:table-cell table:style-name="ce15" office:value-type="float" office:value="34" calcext:value-type="float">
            <text:p>34</text:p>
          </table:table-cell>
          <table:table-cell table:style-name="ce25" office:value-type="float" office:value="3.6" calcext:value-type="float">
            <text:p>3.6</text:p>
          </table:table-cell>
          <table:table-cell table:style-name="ce25" office:value-type="float" office:value="0.05" calcext:value-type="float">
            <text:p>0.05</text:p>
          </table:table-cell>
          <table:table-cell table:style-name="ce25" office:value-type="float" office:value="4.4" calcext:value-type="float">
            <text:p>4.4</text:p>
          </table:table-cell>
          <table:table-cell table:number-columns-repeated="5" office:value-type="string" calcext:value-type="string">
            <text:p>si</text:p>
          </table:table-cell>
          <table:table-cell table:formula="of:=SUBSTITUTE(SUBSTITUTE(SUBSTITUTE(SUBSTITUTE(SUBSTITUTE(SUBSTITUTE(LOWER([.D28]);&quot; &quot;;&quot;-&quot;);&quot;á&quot;;&quot;a&quot;);&quot;é&quot;;&quot;e&quot;);&quot;í&quot;;&quot;i&quot;);&quot;ó&quot;;&quot;o&quot;);&quot;ú&quot;;&quot;u&quot;)" office:value-type="string" office:string-value="yogur-descr-saborizado" calcext:value-type="string">
            <text:p>yogur-descr-saborizado</text:p>
          </table:table-cell>
          <table:table-cell table:style-name="ce31" table:formula="of:=CONCATENATE(&quot;(alimento (id &quot;;[.B28];&quot;) (nombre &quot;;[.U28];&quot;) (grupo &quot;;[.E28];&quot;) (veces &quot;;[.F28];&quot;) (tipo &quot;;[.G28];&quot;) (racion &quot;;[.K28];&quot;) (kcal &quot;;[.L28];&quot;) (proteinas &quot;;[.M28];&quot;) (grasas &quot;;[.N28];&quot;) (hidratos &quot;;[.O28];&quot;) (desayuno &quot;;[.P28];&quot;) (almuerzo &quot;;[.Q28];&quot;) (comida &quot;;[.R28];&quot;) (merienda &quot;;[.S28];&quot;) (cena &quot;;[.T28];&quot;))&quot;)" office:value-type="string" office:string-value="(alimento (id 27) (nombre yogur-descr-saborizado) (grupo 1) (veces 1) (tipo plasticos) (racion 150) (kcal 34) (proteinas 3,6) (grasas 0,05) (hidratos 4,4) (desayuno si) (almuerzo si) (comida si) (merienda si) (cena si))" calcext:value-type="string">
            <text:p>(alimento (id 27) (nombre yogur-descr-saborizado) (grupo 1) (veces 1) (tipo plasticos) (racion 150) (kcal 34) (proteinas 3,6) (grasas 0,05) (hidratos 4,4) (desayuno si) (almuerzo si) (comida si) (merienda si) (cena si))</text:p>
          </table:table-cell>
          <table:table-cell table:formula="of:=SUBSTITUTE([.V28];&quot;,&quot;;&quot;.&quot;)" office:value-type="string" office:string-value="(alimento (id 27) (nombre yogur-descr-saborizado) (grupo 1) (veces 1) (tipo plasticos) (racion 150) (kcal 34) (proteinas 3.6) (grasas 0.05) (hidratos 4.4) (desayuno si) (almuerzo si) (comida si) (merienda si) (cena si))" calcext:value-type="string">
            <text:p>(alimento (id 27) (nombre yogur-descr-saborizado) (grupo 1) (veces 1) (tipo plasticos) (racion 150) (kcal 34) (proteinas 3.6) (grasas 0.05) (hidratos 4.4) (desayuno si) (almuerzo si) (comida si) (merienda si) (cena si))</text:p>
          </table:table-cell>
          <table:table-cell table:number-columns-repeated="1001"/>
        </table:table-row>
        <table:table-row table:style-name="ro2">
          <table:table-cell/>
          <table:table-cell office:value-type="float" office:value="28" calcext:value-type="float">
            <text:p>28</text:p>
          </table:table-cell>
          <table:table-cell office:value-type="string" calcext:value-type="string">
            <text:p>Leche y derivados</text:p>
          </table:table-cell>
          <table:table-cell table:style-name="ce15" office:value-type="string" calcext:value-type="string">
            <text:p>Yogur descr saborizado</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29]*[.L29]/100" office:value-type="float" office:value="17" calcext:value-type="float">
            <text:p>17</text:p>
          </table:table-cell>
          <table:table-cell table:style-name="ce16" table:formula="of:=[.K29]*[.M29]*4/100" office:value-type="float" office:value="7.2" calcext:value-type="float">
            <text:p>7,2</text:p>
          </table:table-cell>
          <table:table-cell table:style-name="ce16" table:formula="of:=[.K29]*[.O29]*4/100" office:value-type="float" office:value="8.8" calcext:value-type="float">
            <text:p>8,8</text:p>
          </table:table-cell>
          <table:table-cell table:style-name="ce15" office:value-type="float" office:value="50" calcext:value-type="float">
            <text:p>50</text:p>
          </table:table-cell>
          <table:table-cell table:style-name="ce15" office:value-type="float" office:value="34" calcext:value-type="float">
            <text:p>34</text:p>
          </table:table-cell>
          <table:table-cell table:style-name="ce25" office:value-type="float" office:value="3.6" calcext:value-type="float">
            <text:p>3.6</text:p>
          </table:table-cell>
          <table:table-cell table:style-name="ce25" office:value-type="float" office:value="0.05" calcext:value-type="float">
            <text:p>0.05</text:p>
          </table:table-cell>
          <table:table-cell table:style-name="ce25" office:value-type="float" office:value="4.4" calcext:value-type="float">
            <text:p>4.4</text:p>
          </table:table-cell>
          <table:table-cell table:number-columns-repeated="5" office:value-type="string" calcext:value-type="string">
            <text:p>si</text:p>
          </table:table-cell>
          <table:table-cell table:formula="of:=SUBSTITUTE(SUBSTITUTE(SUBSTITUTE(SUBSTITUTE(SUBSTITUTE(SUBSTITUTE(LOWER([.D29]);&quot; &quot;;&quot;-&quot;);&quot;á&quot;;&quot;a&quot;);&quot;é&quot;;&quot;e&quot;);&quot;í&quot;;&quot;i&quot;);&quot;ó&quot;;&quot;o&quot;);&quot;ú&quot;;&quot;u&quot;)" office:value-type="string" office:string-value="yogur-descr-saborizado" calcext:value-type="string">
            <text:p>yogur-descr-saborizado</text:p>
          </table:table-cell>
          <table:table-cell table:style-name="ce31" table:formula="of:=CONCATENATE(&quot;(alimento (id &quot;;[.B29];&quot;) (nombre &quot;;[.U29];&quot;) (grupo &quot;;[.E29];&quot;) (veces &quot;;[.F29];&quot;) (tipo &quot;;[.G29];&quot;) (racion &quot;;[.K29];&quot;) (kcal &quot;;[.L29];&quot;) (proteinas &quot;;[.M29];&quot;) (grasas &quot;;[.N29];&quot;) (hidratos &quot;;[.O29];&quot;) (desayuno &quot;;[.P29];&quot;) (almuerzo &quot;;[.Q29];&quot;) (comida &quot;;[.R29];&quot;) (merienda &quot;;[.S29];&quot;) (cena &quot;;[.T29];&quot;))&quot;)" office:value-type="string" office:string-value="(alimento (id 28) (nombre yogur-descr-saborizado) (grupo 1) (veces 1) (tipo plasticos) (racion 50) (kcal 34) (proteinas 3,6) (grasas 0,05) (hidratos 4,4) (desayuno si) (almuerzo si) (comida si) (merienda si) (cena si))" calcext:value-type="string">
            <text:p>(alimento (id 28) (nombre yogur-descr-saborizado) (grupo 1) (veces 1) (tipo plasticos) (racion 50) (kcal 34) (proteinas 3,6) (grasas 0,05) (hidratos 4,4) (desayuno si) (almuerzo si) (comida si) (merienda si) (cena si))</text:p>
          </table:table-cell>
          <table:table-cell table:formula="of:=SUBSTITUTE([.V29];&quot;,&quot;;&quot;.&quot;)" office:value-type="string" office:string-value="(alimento (id 28) (nombre yogur-descr-saborizado) (grupo 1) (veces 1) (tipo plasticos) (racion 50) (kcal 34) (proteinas 3.6) (grasas 0.05) (hidratos 4.4) (desayuno si) (almuerzo si) (comida si) (merienda si) (cena si))" calcext:value-type="string">
            <text:p>(alimento (id 28) (nombre yogur-descr-saborizado) (grupo 1) (veces 1) (tipo plasticos) (racion 50) (kcal 34) (proteinas 3.6) (grasas 0.05) (hidratos 4.4) (desayuno si) (almuerzo si) (comida si) (merienda si) (cena si))</text:p>
          </table:table-cell>
          <table:table-cell table:number-columns-repeated="1001"/>
        </table:table-row>
        <table:table-row table:style-name="ro2">
          <table:table-cell/>
          <table:table-cell office:value-type="float" office:value="29" calcext:value-type="float">
            <text:p>29</text:p>
          </table:table-cell>
          <table:table-cell office:value-type="string" calcext:value-type="string">
            <text:p>Leche y derivados</text:p>
          </table:table-cell>
          <table:table-cell table:style-name="ce15" office:value-type="string" calcext:value-type="string">
            <text:p>Yogur descr saborizado</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30]*[.L30]/100" office:value-type="float" office:value="68" calcext:value-type="float">
            <text:p>68</text:p>
          </table:table-cell>
          <table:table-cell table:style-name="ce16" table:formula="of:=[.K30]*[.M30]*4/100" office:value-type="float" office:value="28.8" calcext:value-type="float">
            <text:p>28,8</text:p>
          </table:table-cell>
          <table:table-cell table:style-name="ce16" table:formula="of:=[.K30]*[.O30]*4/100" office:value-type="float" office:value="35.2" calcext:value-type="float">
            <text:p>35,2</text:p>
          </table:table-cell>
          <table:table-cell table:style-name="ce15" office:value-type="float" office:value="200" calcext:value-type="float">
            <text:p>200</text:p>
          </table:table-cell>
          <table:table-cell table:style-name="ce15" office:value-type="float" office:value="34" calcext:value-type="float">
            <text:p>34</text:p>
          </table:table-cell>
          <table:table-cell table:style-name="ce25" office:value-type="float" office:value="3.6" calcext:value-type="float">
            <text:p>3.6</text:p>
          </table:table-cell>
          <table:table-cell table:style-name="ce25" office:value-type="float" office:value="0.05" calcext:value-type="float">
            <text:p>0.05</text:p>
          </table:table-cell>
          <table:table-cell table:style-name="ce25" office:value-type="float" office:value="4.4" calcext:value-type="float">
            <text:p>4.4</text:p>
          </table:table-cell>
          <table:table-cell table:number-columns-repeated="5" office:value-type="string" calcext:value-type="string">
            <text:p>si</text:p>
          </table:table-cell>
          <table:table-cell table:formula="of:=SUBSTITUTE(SUBSTITUTE(SUBSTITUTE(SUBSTITUTE(SUBSTITUTE(SUBSTITUTE(LOWER([.D30]);&quot; &quot;;&quot;-&quot;);&quot;á&quot;;&quot;a&quot;);&quot;é&quot;;&quot;e&quot;);&quot;í&quot;;&quot;i&quot;);&quot;ó&quot;;&quot;o&quot;);&quot;ú&quot;;&quot;u&quot;)" office:value-type="string" office:string-value="yogur-descr-saborizado" calcext:value-type="string">
            <text:p>yogur-descr-saborizado</text:p>
          </table:table-cell>
          <table:table-cell table:style-name="ce31" table:formula="of:=CONCATENATE(&quot;(alimento (id &quot;;[.B30];&quot;) (nombre &quot;;[.U30];&quot;) (grupo &quot;;[.E30];&quot;) (veces &quot;;[.F30];&quot;) (tipo &quot;;[.G30];&quot;) (racion &quot;;[.K30];&quot;) (kcal &quot;;[.L30];&quot;) (proteinas &quot;;[.M30];&quot;) (grasas &quot;;[.N30];&quot;) (hidratos &quot;;[.O30];&quot;) (desayuno &quot;;[.P30];&quot;) (almuerzo &quot;;[.Q30];&quot;) (comida &quot;;[.R30];&quot;) (merienda &quot;;[.S30];&quot;) (cena &quot;;[.T30];&quot;))&quot;)" office:value-type="string" office:string-value="(alimento (id 29) (nombre yogur-descr-saborizado) (grupo 1) (veces 1) (tipo plasticos) (racion 200) (kcal 34) (proteinas 3,6) (grasas 0,05) (hidratos 4,4) (desayuno si) (almuerzo si) (comida si) (merienda si) (cena si))" calcext:value-type="string">
            <text:p>(alimento (id 29) (nombre yogur-descr-saborizado) (grupo 1) (veces 1) (tipo plasticos) (racion 200) (kcal 34) (proteinas 3,6) (grasas 0,05) (hidratos 4,4) (desayuno si) (almuerzo si) (comida si) (merienda si) (cena si))</text:p>
          </table:table-cell>
          <table:table-cell table:formula="of:=SUBSTITUTE([.V30];&quot;,&quot;;&quot;.&quot;)" office:value-type="string" office:string-value="(alimento (id 29) (nombre yogur-descr-saborizado) (grupo 1) (veces 1) (tipo plasticos) (racion 200) (kcal 34) (proteinas 3.6) (grasas 0.05) (hidratos 4.4) (desayuno si) (almuerzo si) (comida si) (merienda si) (cena si))" calcext:value-type="string">
            <text:p>(alimento (id 29) (nombre yogur-descr-saborizado) (grupo 1) (veces 1) (tipo plasticos) (racion 200) (kcal 34) (proteinas 3.6) (grasas 0.05) (hidratos 4.4) (desayuno si) (almuerzo si) (comida si) (merienda si) (cena si))</text:p>
          </table:table-cell>
          <table:table-cell table:number-columns-repeated="1001"/>
        </table:table-row>
        <table:table-row table:style-name="ro2">
          <table:table-cell/>
          <table:table-cell office:value-type="float" office:value="30" calcext:value-type="float">
            <text:p>30</text:p>
          </table:table-cell>
          <table:table-cell office:value-type="string" calcext:value-type="string">
            <text:p>Leche y derivados</text:p>
          </table:table-cell>
          <table:table-cell table:style-name="ce15" office:value-type="string" calcext:value-type="string">
            <text:p>Yogur descr saborizado</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31]*[.L31]/100" office:value-type="float" office:value="34" calcext:value-type="float">
            <text:p>34</text:p>
          </table:table-cell>
          <table:table-cell table:style-name="ce16" table:formula="of:=[.K31]*[.M31]*4/100" office:value-type="float" office:value="14.4" calcext:value-type="float">
            <text:p>14,4</text:p>
          </table:table-cell>
          <table:table-cell table:style-name="ce16" table:formula="of:=[.K31]*[.O31]*4/100" office:value-type="float" office:value="17.6" calcext:value-type="float">
            <text:p>17,6</text:p>
          </table:table-cell>
          <table:table-cell table:style-name="ce15" office:value-type="float" office:value="100" calcext:value-type="float">
            <text:p>100</text:p>
          </table:table-cell>
          <table:table-cell table:style-name="ce15" office:value-type="float" office:value="34" calcext:value-type="float">
            <text:p>34</text:p>
          </table:table-cell>
          <table:table-cell table:style-name="ce25" office:value-type="float" office:value="3.6" calcext:value-type="float">
            <text:p>3.6</text:p>
          </table:table-cell>
          <table:table-cell table:style-name="ce25" office:value-type="float" office:value="0.05" calcext:value-type="float">
            <text:p>0.05</text:p>
          </table:table-cell>
          <table:table-cell table:style-name="ce25" office:value-type="float" office:value="4.4" calcext:value-type="float">
            <text:p>4.4</text:p>
          </table:table-cell>
          <table:table-cell table:number-columns-repeated="5" office:value-type="string" calcext:value-type="string">
            <text:p>si</text:p>
          </table:table-cell>
          <table:table-cell table:formula="of:=SUBSTITUTE(SUBSTITUTE(SUBSTITUTE(SUBSTITUTE(SUBSTITUTE(SUBSTITUTE(LOWER([.D31]);&quot; &quot;;&quot;-&quot;);&quot;á&quot;;&quot;a&quot;);&quot;é&quot;;&quot;e&quot;);&quot;í&quot;;&quot;i&quot;);&quot;ó&quot;;&quot;o&quot;);&quot;ú&quot;;&quot;u&quot;)" office:value-type="string" office:string-value="yogur-descr-saborizado" calcext:value-type="string">
            <text:p>yogur-descr-saborizado</text:p>
          </table:table-cell>
          <table:table-cell table:style-name="ce31" table:formula="of:=CONCATENATE(&quot;(alimento (id &quot;;[.B31];&quot;) (nombre &quot;;[.U31];&quot;) (grupo &quot;;[.E31];&quot;) (veces &quot;;[.F31];&quot;) (tipo &quot;;[.G31];&quot;) (racion &quot;;[.K31];&quot;) (kcal &quot;;[.L31];&quot;) (proteinas &quot;;[.M31];&quot;) (grasas &quot;;[.N31];&quot;) (hidratos &quot;;[.O31];&quot;) (desayuno &quot;;[.P31];&quot;) (almuerzo &quot;;[.Q31];&quot;) (comida &quot;;[.R31];&quot;) (merienda &quot;;[.S31];&quot;) (cena &quot;;[.T31];&quot;))&quot;)" office:value-type="string" office:string-value="(alimento (id 30) (nombre yogur-descr-saborizado) (grupo 1) (veces 1) (tipo plasticos) (racion 100) (kcal 34) (proteinas 3,6) (grasas 0,05) (hidratos 4,4) (desayuno si) (almuerzo si) (comida si) (merienda si) (cena si))" calcext:value-type="string">
            <text:p>(alimento (id 30) (nombre yogur-descr-saborizado) (grupo 1) (veces 1) (tipo plasticos) (racion 100) (kcal 34) (proteinas 3,6) (grasas 0,05) (hidratos 4,4) (desayuno si) (almuerzo si) (comida si) (merienda si) (cena si))</text:p>
          </table:table-cell>
          <table:table-cell table:formula="of:=SUBSTITUTE([.V31];&quot;,&quot;;&quot;.&quot;)" office:value-type="string" office:string-value="(alimento (id 30) (nombre yogur-descr-saborizado) (grupo 1) (veces 1) (tipo plasticos) (racion 100) (kcal 34) (proteinas 3.6) (grasas 0.05) (hidratos 4.4) (desayuno si) (almuerzo si) (comida si) (merienda si) (cena si))" calcext:value-type="string">
            <text:p>(alimento (id 30) (nombre yogur-descr-saborizado) (grupo 1) (veces 1) (tipo plasticos) (racion 100) (kcal 34) (proteinas 3.6) (grasas 0.05) (hidratos 4.4) (desayuno si) (almuerzo si) (comida si) (merienda si) (cena si))</text:p>
          </table:table-cell>
          <table:table-cell table:number-columns-repeated="1001"/>
        </table:table-row>
        <table:table-row table:style-name="ro1">
          <table:table-cell/>
          <table:table-cell office:value-type="float" office:value="31" calcext:value-type="float">
            <text:p>31</text:p>
          </table:table-cell>
          <table:table-cell office:value-type="string" calcext:value-type="string">
            <text:p>Leche y derivados</text:p>
          </table:table-cell>
          <table:table-cell table:style-name="ce15" office:value-type="string" calcext:value-type="string">
            <text:p>Leche desnatada</text:p>
          </table:table-cell>
          <table:table-cell table:style-name="ce15" office:value-type="float" office:value="1" calcext:value-type="float">
            <text:p>1</text:p>
          </table:table-cell>
          <table:table-cell table:style-name="ce16" office:value-type="float" office:value="5" calcext:value-type="float">
            <text:p>5</text:p>
          </table:table-cell>
          <table:table-cell table:style-name="ce15" office:value-type="string" calcext:value-type="string">
            <text:p>plasticos</text:p>
          </table:table-cell>
          <table:table-cell table:style-name="ce15" table:formula="of:=[.K32]*[.L32]/100" office:value-type="float" office:value="57.75" calcext:value-type="float">
            <text:p>57,75</text:p>
          </table:table-cell>
          <table:table-cell table:style-name="ce16" table:formula="of:=[.K32]*[.M32]*4/100" office:value-type="float" office:value="23.8" calcext:value-type="float">
            <text:p>23,8</text:p>
          </table:table-cell>
          <table:table-cell table:style-name="ce16" table:formula="of:=[.K32]*[.O32]*4/100" office:value-type="float" office:value="32.9" calcext:value-type="float">
            <text:p>32,9</text:p>
          </table:table-cell>
          <table:table-cell table:style-name="ce15" office:value-type="float" office:value="175" calcext:value-type="float">
            <text:p>175</text:p>
          </table:table-cell>
          <table:table-cell table:style-name="ce15" office:value-type="float" office:value="33" calcext:value-type="float">
            <text:p>33</text:p>
          </table:table-cell>
          <table:table-cell table:style-name="ce25" office:value-type="float" office:value="3.4" calcext:value-type="float">
            <text:p>3.4</text:p>
          </table:table-cell>
          <table:table-cell table:style-name="ce25" office:value-type="float" office:value="0.2" calcext:value-type="float">
            <text:p>0.2</text:p>
          </table:table-cell>
          <table:table-cell table:style-name="ce25" office:value-type="float" office:value="4.7" calcext:value-type="float">
            <text:p>4.7</text:p>
          </table:table-cell>
          <table:table-cell office:value-type="string" calcext:value-type="string">
            <text:p>si</text:p>
          </table:table-cell>
          <table:table-cell table:number-columns-repeated="4" office:value-type="string" calcext:value-type="string">
            <text:p>no</text:p>
          </table:table-cell>
          <table:table-cell table:formula="of:=SUBSTITUTE(SUBSTITUTE(SUBSTITUTE(SUBSTITUTE(SUBSTITUTE(SUBSTITUTE(LOWER([.D32]);&quot; &quot;;&quot;-&quot;);&quot;á&quot;;&quot;a&quot;);&quot;é&quot;;&quot;e&quot;);&quot;í&quot;;&quot;i&quot;);&quot;ó&quot;;&quot;o&quot;);&quot;ú&quot;;&quot;u&quot;)" office:value-type="string" office:string-value="leche-desnatada" calcext:value-type="string">
            <text:p>leche-desnatada</text:p>
          </table:table-cell>
          <table:table-cell table:style-name="ce31" table:formula="of:=CONCATENATE(&quot;(alimento (id &quot;;[.B32];&quot;) (nombre &quot;;[.U32];&quot;) (grupo &quot;;[.E32];&quot;) (veces &quot;;[.F32];&quot;) (tipo &quot;;[.G32];&quot;) (racion &quot;;[.K32];&quot;) (kcal &quot;;[.L32];&quot;) (proteinas &quot;;[.M32];&quot;) (grasas &quot;;[.N32];&quot;) (hidratos &quot;;[.O32];&quot;) (desayuno &quot;;[.P32];&quot;) (almuerzo &quot;;[.Q32];&quot;) (comida &quot;;[.R32];&quot;) (merienda &quot;;[.S32];&quot;) (cena &quot;;[.T32];&quot;))&quot;)" office:value-type="string" office:string-value="(alimento (id 31) (nombre leche-desnatada) (grupo 1) (veces 5) (tipo plasticos) (racion 175) (kcal 33) (proteinas 3,4) (grasas 0,2) (hidratos 4,7) (desayuno si) (almuerzo no) (comida no) (merienda no) (cena no))" calcext:value-type="string">
            <text:p>(alimento (id 31) (nombre leche-desnatada) (grupo 1) (veces 5) (tipo plasticos) (racion 175) (kcal 33) (proteinas 3,4) (grasas 0,2) (hidratos 4,7) (desayuno si) (almuerzo no) (comida no) (merienda no) (cena no))</text:p>
          </table:table-cell>
          <table:table-cell table:formula="of:=SUBSTITUTE([.V32];&quot;,&quot;;&quot;.&quot;)" office:value-type="string" office:string-value="(alimento (id 31) (nombre leche-desnatada) (grupo 1) (veces 5) (tipo plasticos) (racion 175) (kcal 33) (proteinas 3.4) (grasas 0.2) (hidratos 4.7) (desayuno si) (almuerzo no) (comida no) (merienda no) (cena no))" calcext:value-type="string">
            <text:p>(alimento (id 31) (nombre leche-desnatada) (grupo 1) (veces 5) (tipo plasticos) (racion 175) (kcal 33) (proteinas 3.4) (grasas 0.2) (hidratos 4.7) (desayuno si) (almuerzo no) (comida no) (merienda no) (cena no))</text:p>
          </table:table-cell>
          <table:table-cell table:number-columns-repeated="1001"/>
        </table:table-row>
        <table:table-row table:style-name="ro1">
          <table:table-cell/>
          <table:table-cell office:value-type="float" office:value="32" calcext:value-type="float">
            <text:p>32</text:p>
          </table:table-cell>
          <table:table-cell office:value-type="string" calcext:value-type="string">
            <text:p>Leche y derivados</text:p>
          </table:table-cell>
          <table:table-cell table:style-name="ce15" office:value-type="string" calcext:value-type="string">
            <text:p>Leche desnatada</text:p>
          </table:table-cell>
          <table:table-cell table:style-name="ce15" office:value-type="float" office:value="1" calcext:value-type="float">
            <text:p>1</text:p>
          </table:table-cell>
          <table:table-cell table:style-name="ce16" office:value-type="float" office:value="5" calcext:value-type="float">
            <text:p>5</text:p>
          </table:table-cell>
          <table:table-cell table:style-name="ce15" office:value-type="string" calcext:value-type="string">
            <text:p>plasticos</text:p>
          </table:table-cell>
          <table:table-cell table:style-name="ce15" table:formula="of:=[.K33]*[.L33]/100" office:value-type="float" office:value="41.25" calcext:value-type="float">
            <text:p>41,25</text:p>
          </table:table-cell>
          <table:table-cell table:style-name="ce16" table:formula="of:=[.K33]*[.M33]*4/100" office:value-type="float" office:value="17" calcext:value-type="float">
            <text:p>17</text:p>
          </table:table-cell>
          <table:table-cell table:style-name="ce16" table:formula="of:=[.K33]*[.O33]*4/100" office:value-type="float" office:value="23.5" calcext:value-type="float">
            <text:p>23,5</text:p>
          </table:table-cell>
          <table:table-cell table:style-name="ce15" office:value-type="float" office:value="125" calcext:value-type="float">
            <text:p>125</text:p>
          </table:table-cell>
          <table:table-cell table:style-name="ce15" office:value-type="float" office:value="33" calcext:value-type="float">
            <text:p>33</text:p>
          </table:table-cell>
          <table:table-cell table:style-name="ce25" office:value-type="float" office:value="3.4" calcext:value-type="float">
            <text:p>3.4</text:p>
          </table:table-cell>
          <table:table-cell table:style-name="ce25" office:value-type="float" office:value="0.2" calcext:value-type="float">
            <text:p>0.2</text:p>
          </table:table-cell>
          <table:table-cell table:style-name="ce25" office:value-type="float" office:value="4.7" calcext:value-type="float">
            <text:p>4.7</text:p>
          </table:table-cell>
          <table:table-cell office:value-type="string" calcext:value-type="string">
            <text:p>si</text:p>
          </table:table-cell>
          <table:table-cell table:number-columns-repeated="4" office:value-type="string" calcext:value-type="string">
            <text:p>no</text:p>
          </table:table-cell>
          <table:table-cell table:formula="of:=SUBSTITUTE(SUBSTITUTE(SUBSTITUTE(SUBSTITUTE(SUBSTITUTE(SUBSTITUTE(LOWER([.D33]);&quot; &quot;;&quot;-&quot;);&quot;á&quot;;&quot;a&quot;);&quot;é&quot;;&quot;e&quot;);&quot;í&quot;;&quot;i&quot;);&quot;ó&quot;;&quot;o&quot;);&quot;ú&quot;;&quot;u&quot;)" office:value-type="string" office:string-value="leche-desnatada" calcext:value-type="string">
            <text:p>leche-desnatada</text:p>
          </table:table-cell>
          <table:table-cell table:style-name="ce31" table:formula="of:=CONCATENATE(&quot;(alimento (id &quot;;[.B33];&quot;) (nombre &quot;;[.U33];&quot;) (grupo &quot;;[.E33];&quot;) (veces &quot;;[.F33];&quot;) (tipo &quot;;[.G33];&quot;) (racion &quot;;[.K33];&quot;) (kcal &quot;;[.L33];&quot;) (proteinas &quot;;[.M33];&quot;) (grasas &quot;;[.N33];&quot;) (hidratos &quot;;[.O33];&quot;) (desayuno &quot;;[.P33];&quot;) (almuerzo &quot;;[.Q33];&quot;) (comida &quot;;[.R33];&quot;) (merienda &quot;;[.S33];&quot;) (cena &quot;;[.T33];&quot;))&quot;)" office:value-type="string" office:string-value="(alimento (id 32) (nombre leche-desnatada) (grupo 1) (veces 5) (tipo plasticos) (racion 125) (kcal 33) (proteinas 3,4) (grasas 0,2) (hidratos 4,7) (desayuno si) (almuerzo no) (comida no) (merienda no) (cena no))" calcext:value-type="string">
            <text:p>(alimento (id 32) (nombre leche-desnatada) (grupo 1) (veces 5) (tipo plasticos) (racion 125) (kcal 33) (proteinas 3,4) (grasas 0,2) (hidratos 4,7) (desayuno si) (almuerzo no) (comida no) (merienda no) (cena no))</text:p>
          </table:table-cell>
          <table:table-cell table:formula="of:=SUBSTITUTE([.V33];&quot;,&quot;;&quot;.&quot;)" office:value-type="string" office:string-value="(alimento (id 32) (nombre leche-desnatada) (grupo 1) (veces 5) (tipo plasticos) (racion 125) (kcal 33) (proteinas 3.4) (grasas 0.2) (hidratos 4.7) (desayuno si) (almuerzo no) (comida no) (merienda no) (cena no))" calcext:value-type="string">
            <text:p>(alimento (id 32) (nombre leche-desnatada) (grupo 1) (veces 5) (tipo plasticos) (racion 125) (kcal 33) (proteinas 3.4) (grasas 0.2) (hidratos 4.7) (desayuno si) (almuerzo no) (comida no) (merienda no) (cena no))</text:p>
          </table:table-cell>
          <table:table-cell table:number-columns-repeated="1001"/>
        </table:table-row>
        <table:table-row table:style-name="ro1">
          <table:table-cell/>
          <table:table-cell office:value-type="float" office:value="33" calcext:value-type="float">
            <text:p>33</text:p>
          </table:table-cell>
          <table:table-cell office:value-type="string" calcext:value-type="string">
            <text:p>Leche y derivados</text:p>
          </table:table-cell>
          <table:table-cell table:style-name="ce15" office:value-type="string" calcext:value-type="string">
            <text:p>Leche desnatada</text:p>
          </table:table-cell>
          <table:table-cell table:style-name="ce15" office:value-type="float" office:value="1" calcext:value-type="float">
            <text:p>1</text:p>
          </table:table-cell>
          <table:table-cell table:style-name="ce16" office:value-type="float" office:value="5" calcext:value-type="float">
            <text:p>5</text:p>
          </table:table-cell>
          <table:table-cell table:style-name="ce15" office:value-type="string" calcext:value-type="string">
            <text:p>plasticos</text:p>
          </table:table-cell>
          <table:table-cell table:style-name="ce15" table:formula="of:=[.K34]*[.L34]/100" office:value-type="float" office:value="49.5" calcext:value-type="float">
            <text:p>49,5</text:p>
          </table:table-cell>
          <table:table-cell table:style-name="ce16" table:formula="of:=[.K34]*[.M34]*4/100" office:value-type="float" office:value="20.4" calcext:value-type="float">
            <text:p>20,4</text:p>
          </table:table-cell>
          <table:table-cell table:style-name="ce16" table:formula="of:=[.K34]*[.O34]*4/100" office:value-type="float" office:value="28.2" calcext:value-type="float">
            <text:p>28,2</text:p>
          </table:table-cell>
          <table:table-cell table:style-name="ce15" office:value-type="float" office:value="150" calcext:value-type="float">
            <text:p>150</text:p>
          </table:table-cell>
          <table:table-cell table:style-name="ce15" office:value-type="float" office:value="33" calcext:value-type="float">
            <text:p>33</text:p>
          </table:table-cell>
          <table:table-cell table:style-name="ce25" office:value-type="float" office:value="3.4" calcext:value-type="float">
            <text:p>3.4</text:p>
          </table:table-cell>
          <table:table-cell table:style-name="ce25" office:value-type="float" office:value="0.2" calcext:value-type="float">
            <text:p>0.2</text:p>
          </table:table-cell>
          <table:table-cell table:style-name="ce25" office:value-type="float" office:value="4.7" calcext:value-type="float">
            <text:p>4.7</text:p>
          </table:table-cell>
          <table:table-cell office:value-type="string" calcext:value-type="string">
            <text:p>si</text:p>
          </table:table-cell>
          <table:table-cell table:number-columns-repeated="4" office:value-type="string" calcext:value-type="string">
            <text:p>no</text:p>
          </table:table-cell>
          <table:table-cell table:formula="of:=SUBSTITUTE(SUBSTITUTE(SUBSTITUTE(SUBSTITUTE(SUBSTITUTE(SUBSTITUTE(LOWER([.D34]);&quot; &quot;;&quot;-&quot;);&quot;á&quot;;&quot;a&quot;);&quot;é&quot;;&quot;e&quot;);&quot;í&quot;;&quot;i&quot;);&quot;ó&quot;;&quot;o&quot;);&quot;ú&quot;;&quot;u&quot;)" office:value-type="string" office:string-value="leche-desnatada" calcext:value-type="string">
            <text:p>leche-desnatada</text:p>
          </table:table-cell>
          <table:table-cell table:style-name="ce31" table:formula="of:=CONCATENATE(&quot;(alimento (id &quot;;[.B34];&quot;) (nombre &quot;;[.U34];&quot;) (grupo &quot;;[.E34];&quot;) (veces &quot;;[.F34];&quot;) (tipo &quot;;[.G34];&quot;) (racion &quot;;[.K34];&quot;) (kcal &quot;;[.L34];&quot;) (proteinas &quot;;[.M34];&quot;) (grasas &quot;;[.N34];&quot;) (hidratos &quot;;[.O34];&quot;) (desayuno &quot;;[.P34];&quot;) (almuerzo &quot;;[.Q34];&quot;) (comida &quot;;[.R34];&quot;) (merienda &quot;;[.S34];&quot;) (cena &quot;;[.T34];&quot;))&quot;)" office:value-type="string" office:string-value="(alimento (id 33) (nombre leche-desnatada) (grupo 1) (veces 5) (tipo plasticos) (racion 150) (kcal 33) (proteinas 3,4) (grasas 0,2) (hidratos 4,7) (desayuno si) (almuerzo no) (comida no) (merienda no) (cena no))" calcext:value-type="string">
            <text:p>(alimento (id 33) (nombre leche-desnatada) (grupo 1) (veces 5) (tipo plasticos) (racion 150) (kcal 33) (proteinas 3,4) (grasas 0,2) (hidratos 4,7) (desayuno si) (almuerzo no) (comida no) (merienda no) (cena no))</text:p>
          </table:table-cell>
          <table:table-cell table:formula="of:=SUBSTITUTE([.V34];&quot;,&quot;;&quot;.&quot;)" office:value-type="string" office:string-value="(alimento (id 33) (nombre leche-desnatada) (grupo 1) (veces 5) (tipo plasticos) (racion 150) (kcal 33) (proteinas 3.4) (grasas 0.2) (hidratos 4.7) (desayuno si) (almuerzo no) (comida no) (merienda no) (cena no))" calcext:value-type="string">
            <text:p>(alimento (id 33) (nombre leche-desnatada) (grupo 1) (veces 5) (tipo plasticos) (racion 150) (kcal 33) (proteinas 3.4) (grasas 0.2) (hidratos 4.7) (desayuno si) (almuerzo no) (comida no) (merienda no) (cena no))</text:p>
          </table:table-cell>
          <table:table-cell table:number-columns-repeated="1001"/>
        </table:table-row>
        <table:table-row table:style-name="ro1">
          <table:table-cell/>
          <table:table-cell office:value-type="float" office:value="34" calcext:value-type="float">
            <text:p>34</text:p>
          </table:table-cell>
          <table:table-cell office:value-type="string" calcext:value-type="string">
            <text:p>Leche y derivados</text:p>
          </table:table-cell>
          <table:table-cell table:style-name="ce15" office:value-type="string" calcext:value-type="string">
            <text:p>Leche desnatada</text:p>
          </table:table-cell>
          <table:table-cell table:style-name="ce15" office:value-type="float" office:value="1" calcext:value-type="float">
            <text:p>1</text:p>
          </table:table-cell>
          <table:table-cell table:style-name="ce16" office:value-type="float" office:value="5" calcext:value-type="float">
            <text:p>5</text:p>
          </table:table-cell>
          <table:table-cell table:style-name="ce15" office:value-type="string" calcext:value-type="string">
            <text:p>plasticos</text:p>
          </table:table-cell>
          <table:table-cell table:style-name="ce15" table:formula="of:=[.K35]*[.L35]/100" office:value-type="float" office:value="33" calcext:value-type="float">
            <text:p>33</text:p>
          </table:table-cell>
          <table:table-cell table:style-name="ce16" table:formula="of:=[.K35]*[.M35]*4/100" office:value-type="float" office:value="13.6" calcext:value-type="float">
            <text:p>13,6</text:p>
          </table:table-cell>
          <table:table-cell table:style-name="ce16" table:formula="of:=[.K35]*[.O35]*4/100" office:value-type="float" office:value="18.8" calcext:value-type="float">
            <text:p>18,8</text:p>
          </table:table-cell>
          <table:table-cell table:style-name="ce15" office:value-type="float" office:value="100" calcext:value-type="float">
            <text:p>100</text:p>
          </table:table-cell>
          <table:table-cell table:style-name="ce15" office:value-type="float" office:value="33" calcext:value-type="float">
            <text:p>33</text:p>
          </table:table-cell>
          <table:table-cell table:style-name="ce25" office:value-type="float" office:value="3.4" calcext:value-type="float">
            <text:p>3.4</text:p>
          </table:table-cell>
          <table:table-cell table:style-name="ce25" office:value-type="float" office:value="0.2" calcext:value-type="float">
            <text:p>0.2</text:p>
          </table:table-cell>
          <table:table-cell table:style-name="ce25" office:value-type="float" office:value="4.7" calcext:value-type="float">
            <text:p>4.7</text:p>
          </table:table-cell>
          <table:table-cell office:value-type="string" calcext:value-type="string">
            <text:p>si</text:p>
          </table:table-cell>
          <table:table-cell table:number-columns-repeated="4" office:value-type="string" calcext:value-type="string">
            <text:p>no</text:p>
          </table:table-cell>
          <table:table-cell table:formula="of:=SUBSTITUTE(SUBSTITUTE(SUBSTITUTE(SUBSTITUTE(SUBSTITUTE(SUBSTITUTE(LOWER([.D35]);&quot; &quot;;&quot;-&quot;);&quot;á&quot;;&quot;a&quot;);&quot;é&quot;;&quot;e&quot;);&quot;í&quot;;&quot;i&quot;);&quot;ó&quot;;&quot;o&quot;);&quot;ú&quot;;&quot;u&quot;)" office:value-type="string" office:string-value="leche-desnatada" calcext:value-type="string">
            <text:p>leche-desnatada</text:p>
          </table:table-cell>
          <table:table-cell table:style-name="ce31" table:formula="of:=CONCATENATE(&quot;(alimento (id &quot;;[.B35];&quot;) (nombre &quot;;[.U35];&quot;) (grupo &quot;;[.E35];&quot;) (veces &quot;;[.F35];&quot;) (tipo &quot;;[.G35];&quot;) (racion &quot;;[.K35];&quot;) (kcal &quot;;[.L35];&quot;) (proteinas &quot;;[.M35];&quot;) (grasas &quot;;[.N35];&quot;) (hidratos &quot;;[.O35];&quot;) (desayuno &quot;;[.P35];&quot;) (almuerzo &quot;;[.Q35];&quot;) (comida &quot;;[.R35];&quot;) (merienda &quot;;[.S35];&quot;) (cena &quot;;[.T35];&quot;))&quot;)" office:value-type="string" office:string-value="(alimento (id 34) (nombre leche-desnatada) (grupo 1) (veces 5) (tipo plasticos) (racion 100) (kcal 33) (proteinas 3,4) (grasas 0,2) (hidratos 4,7) (desayuno si) (almuerzo no) (comida no) (merienda no) (cena no))" calcext:value-type="string">
            <text:p>(alimento (id 34) (nombre leche-desnatada) (grupo 1) (veces 5) (tipo plasticos) (racion 100) (kcal 33) (proteinas 3,4) (grasas 0,2) (hidratos 4,7) (desayuno si) (almuerzo no) (comida no) (merienda no) (cena no))</text:p>
          </table:table-cell>
          <table:table-cell table:formula="of:=SUBSTITUTE([.V35];&quot;,&quot;;&quot;.&quot;)" office:value-type="string" office:string-value="(alimento (id 34) (nombre leche-desnatada) (grupo 1) (veces 5) (tipo plasticos) (racion 100) (kcal 33) (proteinas 3.4) (grasas 0.2) (hidratos 4.7) (desayuno si) (almuerzo no) (comida no) (merienda no) (cena no))" calcext:value-type="string">
            <text:p>(alimento (id 34) (nombre leche-desnatada) (grupo 1) (veces 5) (tipo plasticos) (racion 100) (kcal 33) (proteinas 3.4) (grasas 0.2) (hidratos 4.7) (desayuno si) (almuerzo no) (comida no) (merienda no) (cena no))</text:p>
          </table:table-cell>
          <table:table-cell table:number-columns-repeated="1001"/>
        </table:table-row>
        <table:table-row table:style-name="ro1">
          <table:table-cell/>
          <table:table-cell office:value-type="float" office:value="35" calcext:value-type="float">
            <text:p>35</text:p>
          </table:table-cell>
          <table:table-cell office:value-type="string" calcext:value-type="string">
            <text:p>Leche y derivados</text:p>
          </table:table-cell>
          <table:table-cell table:style-name="ce15" office:value-type="string" calcext:value-type="string">
            <text:p>Leche desnatada</text:p>
          </table:table-cell>
          <table:table-cell table:style-name="ce15" office:value-type="float" office:value="1" calcext:value-type="float">
            <text:p>1</text:p>
          </table:table-cell>
          <table:table-cell table:style-name="ce16" office:value-type="float" office:value="5" calcext:value-type="float">
            <text:p>5</text:p>
          </table:table-cell>
          <table:table-cell table:style-name="ce15" office:value-type="string" calcext:value-type="string">
            <text:p>plasticos</text:p>
          </table:table-cell>
          <table:table-cell table:style-name="ce15" table:formula="of:=[.K36]*[.L36]/100" office:value-type="float" office:value="66" calcext:value-type="float">
            <text:p>66</text:p>
          </table:table-cell>
          <table:table-cell table:style-name="ce16" table:formula="of:=[.K36]*[.M36]*4/100" office:value-type="float" office:value="27.2" calcext:value-type="float">
            <text:p>27,2</text:p>
          </table:table-cell>
          <table:table-cell table:style-name="ce16" table:formula="of:=[.K36]*[.O36]*4/100" office:value-type="float" office:value="37.6" calcext:value-type="float">
            <text:p>37,6</text:p>
          </table:table-cell>
          <table:table-cell table:style-name="ce15" office:value-type="float" office:value="200" calcext:value-type="float">
            <text:p>200</text:p>
          </table:table-cell>
          <table:table-cell table:style-name="ce15" office:value-type="float" office:value="33" calcext:value-type="float">
            <text:p>33</text:p>
          </table:table-cell>
          <table:table-cell table:style-name="ce25" office:value-type="float" office:value="3.4" calcext:value-type="float">
            <text:p>3.4</text:p>
          </table:table-cell>
          <table:table-cell table:style-name="ce25" office:value-type="float" office:value="0.2" calcext:value-type="float">
            <text:p>0.2</text:p>
          </table:table-cell>
          <table:table-cell table:style-name="ce25" office:value-type="float" office:value="4.7" calcext:value-type="float">
            <text:p>4.7</text:p>
          </table:table-cell>
          <table:table-cell office:value-type="string" calcext:value-type="string">
            <text:p>si</text:p>
          </table:table-cell>
          <table:table-cell table:number-columns-repeated="4" office:value-type="string" calcext:value-type="string">
            <text:p>no</text:p>
          </table:table-cell>
          <table:table-cell table:formula="of:=SUBSTITUTE(SUBSTITUTE(SUBSTITUTE(SUBSTITUTE(SUBSTITUTE(SUBSTITUTE(LOWER([.D36]);&quot; &quot;;&quot;-&quot;);&quot;á&quot;;&quot;a&quot;);&quot;é&quot;;&quot;e&quot;);&quot;í&quot;;&quot;i&quot;);&quot;ó&quot;;&quot;o&quot;);&quot;ú&quot;;&quot;u&quot;)" office:value-type="string" office:string-value="leche-desnatada" calcext:value-type="string">
            <text:p>leche-desnatada</text:p>
          </table:table-cell>
          <table:table-cell table:style-name="ce31" table:formula="of:=CONCATENATE(&quot;(alimento (id &quot;;[.B36];&quot;) (nombre &quot;;[.U36];&quot;) (grupo &quot;;[.E36];&quot;) (veces &quot;;[.F36];&quot;) (tipo &quot;;[.G36];&quot;) (racion &quot;;[.K36];&quot;) (kcal &quot;;[.L36];&quot;) (proteinas &quot;;[.M36];&quot;) (grasas &quot;;[.N36];&quot;) (hidratos &quot;;[.O36];&quot;) (desayuno &quot;;[.P36];&quot;) (almuerzo &quot;;[.Q36];&quot;) (comida &quot;;[.R36];&quot;) (merienda &quot;;[.S36];&quot;) (cena &quot;;[.T36];&quot;))&quot;)" office:value-type="string" office:string-value="(alimento (id 35) (nombre leche-desnatada) (grupo 1) (veces 5) (tipo plasticos) (racion 200) (kcal 33) (proteinas 3,4) (grasas 0,2) (hidratos 4,7) (desayuno si) (almuerzo no) (comida no) (merienda no) (cena no))" calcext:value-type="string">
            <text:p>(alimento (id 35) (nombre leche-desnatada) (grupo 1) (veces 5) (tipo plasticos) (racion 200) (kcal 33) (proteinas 3,4) (grasas 0,2) (hidratos 4,7) (desayuno si) (almuerzo no) (comida no) (merienda no) (cena no))</text:p>
          </table:table-cell>
          <table:table-cell table:formula="of:=SUBSTITUTE([.V36];&quot;,&quot;;&quot;.&quot;)" office:value-type="string" office:string-value="(alimento (id 35) (nombre leche-desnatada) (grupo 1) (veces 5) (tipo plasticos) (racion 200) (kcal 33) (proteinas 3.4) (grasas 0.2) (hidratos 4.7) (desayuno si) (almuerzo no) (comida no) (merienda no) (cena no))" calcext:value-type="string">
            <text:p>(alimento (id 35) (nombre leche-desnatada) (grupo 1) (veces 5) (tipo plasticos) (racion 200) (kcal 33) (proteinas 3.4) (grasas 0.2) (hidratos 4.7) (desayuno si) (almuerzo no) (comida no) (merienda no) (cena no))</text:p>
          </table:table-cell>
          <table:table-cell table:number-columns-repeated="1001"/>
        </table:table-row>
        <table:table-row table:style-name="ro1">
          <table:table-cell/>
          <table:table-cell office:value-type="float" office:value="36" calcext:value-type="float">
            <text:p>36</text:p>
          </table:table-cell>
          <table:table-cell office:value-type="string" calcext:value-type="string">
            <text:p>Leche y derivados</text:p>
          </table:table-cell>
          <table:table-cell table:style-name="ce15" office:value-type="string" calcext:value-type="string">
            <text:p>Yogur desnatado</text:p>
          </table:table-cell>
          <table:table-cell table:style-name="ce15" office:value-type="float" office:value="1" calcext:value-type="float">
            <text:p>1</text:p>
          </table:table-cell>
          <table:table-cell table:style-name="ce16" office:value-type="float" office:value="5" calcext:value-type="float">
            <text:p>5</text:p>
          </table:table-cell>
          <table:table-cell table:style-name="ce15" office:value-type="string" calcext:value-type="string">
            <text:p>plasticos</text:p>
          </table:table-cell>
          <table:table-cell table:style-name="ce15" table:formula="of:=[.K37]*[.L37]/100" office:value-type="float" office:value="54" calcext:value-type="float">
            <text:p>54</text:p>
          </table:table-cell>
          <table:table-cell table:style-name="ce16" table:formula="of:=[.K37]*[.M37]*4/100" office:value-type="float" office:value="19.8" calcext:value-type="float">
            <text:p>19,8</text:p>
          </table:table-cell>
          <table:table-cell table:style-name="ce16" table:formula="of:=[.K37]*[.O37]*4/100" office:value-type="float" office:value="24" calcext:value-type="float">
            <text:p>24</text:p>
          </table:table-cell>
          <table:table-cell table:style-name="ce15" office:value-type="float" office:value="150" calcext:value-type="float">
            <text:p>150</text:p>
          </table:table-cell>
          <table:table-cell table:style-name="ce15" office:value-type="float" office:value="36" calcext:value-type="float">
            <text:p>36</text:p>
          </table:table-cell>
          <table:table-cell table:style-name="ce25" office:value-type="float" office:value="3.3" calcext:value-type="float">
            <text:p>3.3</text:p>
          </table:table-cell>
          <table:table-cell table:style-name="ce25" office:value-type="float" office:value="0.9" calcext:value-type="float">
            <text:p>0.9</text:p>
          </table:table-cell>
          <table:table-cell table:style-name="ce25" office:value-type="float" office:value="4" calcext:value-type="float">
            <text:p>4</text:p>
          </table:table-cell>
          <table:table-cell table:number-columns-repeated="5" office:value-type="string" calcext:value-type="string">
            <text:p>si</text:p>
          </table:table-cell>
          <table:table-cell table:formula="of:=SUBSTITUTE(SUBSTITUTE(SUBSTITUTE(SUBSTITUTE(SUBSTITUTE(SUBSTITUTE(LOWER([.D37]);&quot; &quot;;&quot;-&quot;);&quot;á&quot;;&quot;a&quot;);&quot;é&quot;;&quot;e&quot;);&quot;í&quot;;&quot;i&quot;);&quot;ó&quot;;&quot;o&quot;);&quot;ú&quot;;&quot;u&quot;)" office:value-type="string" office:string-value="yogur-desnatado" calcext:value-type="string">
            <text:p>yogur-desnatado</text:p>
          </table:table-cell>
          <table:table-cell table:style-name="ce31" table:formula="of:=CONCATENATE(&quot;(alimento (id &quot;;[.B37];&quot;) (nombre &quot;;[.U37];&quot;) (grupo &quot;;[.E37];&quot;) (veces &quot;;[.F37];&quot;) (tipo &quot;;[.G37];&quot;) (racion &quot;;[.K37];&quot;) (kcal &quot;;[.L37];&quot;) (proteinas &quot;;[.M37];&quot;) (grasas &quot;;[.N37];&quot;) (hidratos &quot;;[.O37];&quot;) (desayuno &quot;;[.P37];&quot;) (almuerzo &quot;;[.Q37];&quot;) (comida &quot;;[.R37];&quot;) (merienda &quot;;[.S37];&quot;) (cena &quot;;[.T37];&quot;))&quot;)" office:value-type="string" office:string-value="(alimento (id 36) (nombre yogur-desnatado) (grupo 1) (veces 5) (tipo plasticos) (racion 150) (kcal 36) (proteinas 3,3) (grasas 0,9) (hidratos 4) (desayuno si) (almuerzo si) (comida si) (merienda si) (cena si))" calcext:value-type="string">
            <text:p>(alimento (id 36) (nombre yogur-desnatado) (grupo 1) (veces 5) (tipo plasticos) (racion 150) (kcal 36) (proteinas 3,3) (grasas 0,9) (hidratos 4) (desayuno si) (almuerzo si) (comida si) (merienda si) (cena si))</text:p>
          </table:table-cell>
          <table:table-cell table:formula="of:=SUBSTITUTE([.V37];&quot;,&quot;;&quot;.&quot;)" office:value-type="string" office:string-value="(alimento (id 36) (nombre yogur-desnatado) (grupo 1) (veces 5) (tipo plasticos) (racion 150) (kcal 36) (proteinas 3.3) (grasas 0.9) (hidratos 4) (desayuno si) (almuerzo si) (comida si) (merienda si) (cena si))" calcext:value-type="string">
            <text:p>(alimento (id 36) (nombre yogur-desnatado) (grupo 1) (veces 5) (tipo plasticos) (racion 150) (kcal 36) (proteinas 3.3) (grasas 0.9) (hidratos 4) (desayuno si) (almuerzo si) (comida si) (merienda si) (cena si))</text:p>
          </table:table-cell>
          <table:table-cell table:number-columns-repeated="1001"/>
        </table:table-row>
        <table:table-row table:style-name="ro1">
          <table:table-cell/>
          <table:table-cell office:value-type="float" office:value="37" calcext:value-type="float">
            <text:p>37</text:p>
          </table:table-cell>
          <table:table-cell office:value-type="string" calcext:value-type="string">
            <text:p>Leche y derivados</text:p>
          </table:table-cell>
          <table:table-cell table:style-name="ce15" office:value-type="string" calcext:value-type="string">
            <text:p>Yogur desnatado</text:p>
          </table:table-cell>
          <table:table-cell table:style-name="ce15" office:value-type="float" office:value="1" calcext:value-type="float">
            <text:p>1</text:p>
          </table:table-cell>
          <table:table-cell table:style-name="ce16" office:value-type="float" office:value="5" calcext:value-type="float">
            <text:p>5</text:p>
          </table:table-cell>
          <table:table-cell table:style-name="ce15" office:value-type="string" calcext:value-type="string">
            <text:p>plasticos</text:p>
          </table:table-cell>
          <table:table-cell table:style-name="ce15" table:formula="of:=[.K38]*[.L38]/100" office:value-type="float" office:value="45" calcext:value-type="float">
            <text:p>45</text:p>
          </table:table-cell>
          <table:table-cell table:style-name="ce16" table:formula="of:=[.K38]*[.M38]*4/100" office:value-type="float" office:value="16.5" calcext:value-type="float">
            <text:p>16,5</text:p>
          </table:table-cell>
          <table:table-cell table:style-name="ce16" table:formula="of:=[.K38]*[.O38]*4/100" office:value-type="float" office:value="20" calcext:value-type="float">
            <text:p>20</text:p>
          </table:table-cell>
          <table:table-cell table:style-name="ce15" office:value-type="float" office:value="125" calcext:value-type="float">
            <text:p>125</text:p>
          </table:table-cell>
          <table:table-cell table:style-name="ce15" office:value-type="float" office:value="36" calcext:value-type="float">
            <text:p>36</text:p>
          </table:table-cell>
          <table:table-cell table:style-name="ce25" office:value-type="float" office:value="3.3" calcext:value-type="float">
            <text:p>3.3</text:p>
          </table:table-cell>
          <table:table-cell table:style-name="ce25" office:value-type="float" office:value="0.9" calcext:value-type="float">
            <text:p>0.9</text:p>
          </table:table-cell>
          <table:table-cell table:style-name="ce25" office:value-type="float" office:value="4" calcext:value-type="float">
            <text:p>4</text:p>
          </table:table-cell>
          <table:table-cell table:number-columns-repeated="5" office:value-type="string" calcext:value-type="string">
            <text:p>si</text:p>
          </table:table-cell>
          <table:table-cell table:formula="of:=SUBSTITUTE(SUBSTITUTE(SUBSTITUTE(SUBSTITUTE(SUBSTITUTE(SUBSTITUTE(LOWER([.D38]);&quot; &quot;;&quot;-&quot;);&quot;á&quot;;&quot;a&quot;);&quot;é&quot;;&quot;e&quot;);&quot;í&quot;;&quot;i&quot;);&quot;ó&quot;;&quot;o&quot;);&quot;ú&quot;;&quot;u&quot;)" office:value-type="string" office:string-value="yogur-desnatado" calcext:value-type="string">
            <text:p>yogur-desnatado</text:p>
          </table:table-cell>
          <table:table-cell table:style-name="ce31" table:formula="of:=CONCATENATE(&quot;(alimento (id &quot;;[.B38];&quot;) (nombre &quot;;[.U38];&quot;) (grupo &quot;;[.E38];&quot;) (veces &quot;;[.F38];&quot;) (tipo &quot;;[.G38];&quot;) (racion &quot;;[.K38];&quot;) (kcal &quot;;[.L38];&quot;) (proteinas &quot;;[.M38];&quot;) (grasas &quot;;[.N38];&quot;) (hidratos &quot;;[.O38];&quot;) (desayuno &quot;;[.P38];&quot;) (almuerzo &quot;;[.Q38];&quot;) (comida &quot;;[.R38];&quot;) (merienda &quot;;[.S38];&quot;) (cena &quot;;[.T38];&quot;))&quot;)" office:value-type="string" office:string-value="(alimento (id 37) (nombre yogur-desnatado) (grupo 1) (veces 5) (tipo plasticos) (racion 125) (kcal 36) (proteinas 3,3) (grasas 0,9) (hidratos 4) (desayuno si) (almuerzo si) (comida si) (merienda si) (cena si))" calcext:value-type="string">
            <text:p>(alimento (id 37) (nombre yogur-desnatado) (grupo 1) (veces 5) (tipo plasticos) (racion 125) (kcal 36) (proteinas 3,3) (grasas 0,9) (hidratos 4) (desayuno si) (almuerzo si) (comida si) (merienda si) (cena si))</text:p>
          </table:table-cell>
          <table:table-cell table:formula="of:=SUBSTITUTE([.V38];&quot;,&quot;;&quot;.&quot;)" office:value-type="string" office:string-value="(alimento (id 37) (nombre yogur-desnatado) (grupo 1) (veces 5) (tipo plasticos) (racion 125) (kcal 36) (proteinas 3.3) (grasas 0.9) (hidratos 4) (desayuno si) (almuerzo si) (comida si) (merienda si) (cena si))" calcext:value-type="string">
            <text:p>(alimento (id 37) (nombre yogur-desnatado) (grupo 1) (veces 5) (tipo plasticos) (racion 125) (kcal 36) (proteinas 3.3) (grasas 0.9) (hidratos 4) (desayuno si) (almuerzo si) (comida si) (merienda si) (cena si))</text:p>
          </table:table-cell>
          <table:table-cell table:number-columns-repeated="1001"/>
        </table:table-row>
        <table:table-row table:style-name="ro1">
          <table:table-cell/>
          <table:table-cell office:value-type="float" office:value="38" calcext:value-type="float">
            <text:p>38</text:p>
          </table:table-cell>
          <table:table-cell office:value-type="string" calcext:value-type="string">
            <text:p>Leche y derivados</text:p>
          </table:table-cell>
          <table:table-cell table:style-name="ce15" office:value-type="string" calcext:value-type="string">
            <text:p>Yogur desnatado</text:p>
          </table:table-cell>
          <table:table-cell table:style-name="ce15" office:value-type="float" office:value="1" calcext:value-type="float">
            <text:p>1</text:p>
          </table:table-cell>
          <table:table-cell table:style-name="ce16" office:value-type="float" office:value="5" calcext:value-type="float">
            <text:p>5</text:p>
          </table:table-cell>
          <table:table-cell table:style-name="ce15" office:value-type="string" calcext:value-type="string">
            <text:p>plasticos</text:p>
          </table:table-cell>
          <table:table-cell table:style-name="ce15" table:formula="of:=[.K39]*[.L39]/100" office:value-type="float" office:value="18" calcext:value-type="float">
            <text:p>18</text:p>
          </table:table-cell>
          <table:table-cell table:style-name="ce16" table:formula="of:=[.K39]*[.M39]*4/100" office:value-type="float" office:value="6.6" calcext:value-type="float">
            <text:p>6,6</text:p>
          </table:table-cell>
          <table:table-cell table:style-name="ce16" table:formula="of:=[.K39]*[.O39]*4/100" office:value-type="float" office:value="8" calcext:value-type="float">
            <text:p>8</text:p>
          </table:table-cell>
          <table:table-cell table:style-name="ce15" office:value-type="float" office:value="50" calcext:value-type="float">
            <text:p>50</text:p>
          </table:table-cell>
          <table:table-cell table:style-name="ce15" office:value-type="float" office:value="36" calcext:value-type="float">
            <text:p>36</text:p>
          </table:table-cell>
          <table:table-cell table:style-name="ce25" office:value-type="float" office:value="3.3" calcext:value-type="float">
            <text:p>3.3</text:p>
          </table:table-cell>
          <table:table-cell table:style-name="ce25" office:value-type="float" office:value="0.9" calcext:value-type="float">
            <text:p>0.9</text:p>
          </table:table-cell>
          <table:table-cell table:style-name="ce25" office:value-type="float" office:value="4" calcext:value-type="float">
            <text:p>4</text:p>
          </table:table-cell>
          <table:table-cell table:number-columns-repeated="5" office:value-type="string" calcext:value-type="string">
            <text:p>si</text:p>
          </table:table-cell>
          <table:table-cell table:formula="of:=SUBSTITUTE(SUBSTITUTE(SUBSTITUTE(SUBSTITUTE(SUBSTITUTE(SUBSTITUTE(LOWER([.D39]);&quot; &quot;;&quot;-&quot;);&quot;á&quot;;&quot;a&quot;);&quot;é&quot;;&quot;e&quot;);&quot;í&quot;;&quot;i&quot;);&quot;ó&quot;;&quot;o&quot;);&quot;ú&quot;;&quot;u&quot;)" office:value-type="string" office:string-value="yogur-desnatado" calcext:value-type="string">
            <text:p>yogur-desnatado</text:p>
          </table:table-cell>
          <table:table-cell table:style-name="ce31" table:formula="of:=CONCATENATE(&quot;(alimento (id &quot;;[.B39];&quot;) (nombre &quot;;[.U39];&quot;) (grupo &quot;;[.E39];&quot;) (veces &quot;;[.F39];&quot;) (tipo &quot;;[.G39];&quot;) (racion &quot;;[.K39];&quot;) (kcal &quot;;[.L39];&quot;) (proteinas &quot;;[.M39];&quot;) (grasas &quot;;[.N39];&quot;) (hidratos &quot;;[.O39];&quot;) (desayuno &quot;;[.P39];&quot;) (almuerzo &quot;;[.Q39];&quot;) (comida &quot;;[.R39];&quot;) (merienda &quot;;[.S39];&quot;) (cena &quot;;[.T39];&quot;))&quot;)" office:value-type="string" office:string-value="(alimento (id 38) (nombre yogur-desnatado) (grupo 1) (veces 5) (tipo plasticos) (racion 50) (kcal 36) (proteinas 3,3) (grasas 0,9) (hidratos 4) (desayuno si) (almuerzo si) (comida si) (merienda si) (cena si))" calcext:value-type="string">
            <text:p>(alimento (id 38) (nombre yogur-desnatado) (grupo 1) (veces 5) (tipo plasticos) (racion 50) (kcal 36) (proteinas 3,3) (grasas 0,9) (hidratos 4) (desayuno si) (almuerzo si) (comida si) (merienda si) (cena si))</text:p>
          </table:table-cell>
          <table:table-cell table:formula="of:=SUBSTITUTE([.V39];&quot;,&quot;;&quot;.&quot;)" office:value-type="string" office:string-value="(alimento (id 38) (nombre yogur-desnatado) (grupo 1) (veces 5) (tipo plasticos) (racion 50) (kcal 36) (proteinas 3.3) (grasas 0.9) (hidratos 4) (desayuno si) (almuerzo si) (comida si) (merienda si) (cena si))" calcext:value-type="string">
            <text:p>(alimento (id 38) (nombre yogur-desnatado) (grupo 1) (veces 5) (tipo plasticos) (racion 50) (kcal 36) (proteinas 3.3) (grasas 0.9) (hidratos 4) (desayuno si) (almuerzo si) (comida si) (merienda si) (cena si))</text:p>
          </table:table-cell>
          <table:table-cell table:number-columns-repeated="1001"/>
        </table:table-row>
        <table:table-row table:style-name="ro1">
          <table:table-cell/>
          <table:table-cell office:value-type="float" office:value="39" calcext:value-type="float">
            <text:p>39</text:p>
          </table:table-cell>
          <table:table-cell office:value-type="string" calcext:value-type="string">
            <text:p>Leche y derivados</text:p>
          </table:table-cell>
          <table:table-cell table:style-name="ce15" office:value-type="string" calcext:value-type="string">
            <text:p>Yogur desnatado</text:p>
          </table:table-cell>
          <table:table-cell table:style-name="ce15" office:value-type="float" office:value="1" calcext:value-type="float">
            <text:p>1</text:p>
          </table:table-cell>
          <table:table-cell table:style-name="ce16" office:value-type="float" office:value="5" calcext:value-type="float">
            <text:p>5</text:p>
          </table:table-cell>
          <table:table-cell table:style-name="ce15" office:value-type="string" calcext:value-type="string">
            <text:p>plasticos</text:p>
          </table:table-cell>
          <table:table-cell table:style-name="ce15" table:formula="of:=[.K40]*[.L40]/100" office:value-type="float" office:value="72" calcext:value-type="float">
            <text:p>72</text:p>
          </table:table-cell>
          <table:table-cell table:style-name="ce16" table:formula="of:=[.K40]*[.M40]*4/100" office:value-type="float" office:value="26.4" calcext:value-type="float">
            <text:p>26,4</text:p>
          </table:table-cell>
          <table:table-cell table:style-name="ce16" table:formula="of:=[.K40]*[.O40]*4/100" office:value-type="float" office:value="32" calcext:value-type="float">
            <text:p>32</text:p>
          </table:table-cell>
          <table:table-cell table:style-name="ce15" office:value-type="float" office:value="200" calcext:value-type="float">
            <text:p>200</text:p>
          </table:table-cell>
          <table:table-cell table:style-name="ce15" office:value-type="float" office:value="36" calcext:value-type="float">
            <text:p>36</text:p>
          </table:table-cell>
          <table:table-cell table:style-name="ce25" office:value-type="float" office:value="3.3" calcext:value-type="float">
            <text:p>3.3</text:p>
          </table:table-cell>
          <table:table-cell table:style-name="ce25" office:value-type="float" office:value="0.9" calcext:value-type="float">
            <text:p>0.9</text:p>
          </table:table-cell>
          <table:table-cell table:style-name="ce25" office:value-type="float" office:value="4" calcext:value-type="float">
            <text:p>4</text:p>
          </table:table-cell>
          <table:table-cell table:number-columns-repeated="5" office:value-type="string" calcext:value-type="string">
            <text:p>si</text:p>
          </table:table-cell>
          <table:table-cell table:formula="of:=SUBSTITUTE(SUBSTITUTE(SUBSTITUTE(SUBSTITUTE(SUBSTITUTE(SUBSTITUTE(LOWER([.D40]);&quot; &quot;;&quot;-&quot;);&quot;á&quot;;&quot;a&quot;);&quot;é&quot;;&quot;e&quot;);&quot;í&quot;;&quot;i&quot;);&quot;ó&quot;;&quot;o&quot;);&quot;ú&quot;;&quot;u&quot;)" office:value-type="string" office:string-value="yogur-desnatado" calcext:value-type="string">
            <text:p>yogur-desnatado</text:p>
          </table:table-cell>
          <table:table-cell table:style-name="ce31" table:formula="of:=CONCATENATE(&quot;(alimento (id &quot;;[.B40];&quot;) (nombre &quot;;[.U40];&quot;) (grupo &quot;;[.E40];&quot;) (veces &quot;;[.F40];&quot;) (tipo &quot;;[.G40];&quot;) (racion &quot;;[.K40];&quot;) (kcal &quot;;[.L40];&quot;) (proteinas &quot;;[.M40];&quot;) (grasas &quot;;[.N40];&quot;) (hidratos &quot;;[.O40];&quot;) (desayuno &quot;;[.P40];&quot;) (almuerzo &quot;;[.Q40];&quot;) (comida &quot;;[.R40];&quot;) (merienda &quot;;[.S40];&quot;) (cena &quot;;[.T40];&quot;))&quot;)" office:value-type="string" office:string-value="(alimento (id 39) (nombre yogur-desnatado) (grupo 1) (veces 5) (tipo plasticos) (racion 200) (kcal 36) (proteinas 3,3) (grasas 0,9) (hidratos 4) (desayuno si) (almuerzo si) (comida si) (merienda si) (cena si))" calcext:value-type="string">
            <text:p>(alimento (id 39) (nombre yogur-desnatado) (grupo 1) (veces 5) (tipo plasticos) (racion 200) (kcal 36) (proteinas 3,3) (grasas 0,9) (hidratos 4) (desayuno si) (almuerzo si) (comida si) (merienda si) (cena si))</text:p>
          </table:table-cell>
          <table:table-cell table:formula="of:=SUBSTITUTE([.V40];&quot;,&quot;;&quot;.&quot;)" office:value-type="string" office:string-value="(alimento (id 39) (nombre yogur-desnatado) (grupo 1) (veces 5) (tipo plasticos) (racion 200) (kcal 36) (proteinas 3.3) (grasas 0.9) (hidratos 4) (desayuno si) (almuerzo si) (comida si) (merienda si) (cena si))" calcext:value-type="string">
            <text:p>(alimento (id 39) (nombre yogur-desnatado) (grupo 1) (veces 5) (tipo plasticos) (racion 200) (kcal 36) (proteinas 3.3) (grasas 0.9) (hidratos 4) (desayuno si) (almuerzo si) (comida si) (merienda si) (cena si))</text:p>
          </table:table-cell>
          <table:table-cell table:number-columns-repeated="1001"/>
        </table:table-row>
        <table:table-row table:style-name="ro1">
          <table:table-cell/>
          <table:table-cell office:value-type="float" office:value="40" calcext:value-type="float">
            <text:p>40</text:p>
          </table:table-cell>
          <table:table-cell office:value-type="string" calcext:value-type="string">
            <text:p>Leche y derivados</text:p>
          </table:table-cell>
          <table:table-cell table:style-name="ce15" office:value-type="string" calcext:value-type="string">
            <text:p>Yogur desnatado</text:p>
          </table:table-cell>
          <table:table-cell table:style-name="ce15" office:value-type="float" office:value="1" calcext:value-type="float">
            <text:p>1</text:p>
          </table:table-cell>
          <table:table-cell table:style-name="ce16" office:value-type="float" office:value="5" calcext:value-type="float">
            <text:p>5</text:p>
          </table:table-cell>
          <table:table-cell table:style-name="ce15" office:value-type="string" calcext:value-type="string">
            <text:p>plasticos</text:p>
          </table:table-cell>
          <table:table-cell table:style-name="ce15" table:formula="of:=[.K41]*[.L41]/100" office:value-type="float" office:value="36" calcext:value-type="float">
            <text:p>36</text:p>
          </table:table-cell>
          <table:table-cell table:style-name="ce16" table:formula="of:=[.K41]*[.M41]*4/100" office:value-type="float" office:value="13.2" calcext:value-type="float">
            <text:p>13,2</text:p>
          </table:table-cell>
          <table:table-cell table:style-name="ce16" table:formula="of:=[.K41]*[.O41]*4/100" office:value-type="float" office:value="16" calcext:value-type="float">
            <text:p>16</text:p>
          </table:table-cell>
          <table:table-cell table:style-name="ce15" office:value-type="float" office:value="100" calcext:value-type="float">
            <text:p>100</text:p>
          </table:table-cell>
          <table:table-cell table:style-name="ce15" office:value-type="float" office:value="36" calcext:value-type="float">
            <text:p>36</text:p>
          </table:table-cell>
          <table:table-cell table:style-name="ce25" office:value-type="float" office:value="3.3" calcext:value-type="float">
            <text:p>3.3</text:p>
          </table:table-cell>
          <table:table-cell table:style-name="ce25" office:value-type="float" office:value="0.9" calcext:value-type="float">
            <text:p>0.9</text:p>
          </table:table-cell>
          <table:table-cell table:style-name="ce25" office:value-type="float" office:value="4" calcext:value-type="float">
            <text:p>4</text:p>
          </table:table-cell>
          <table:table-cell table:number-columns-repeated="5" office:value-type="string" calcext:value-type="string">
            <text:p>si</text:p>
          </table:table-cell>
          <table:table-cell table:formula="of:=SUBSTITUTE(SUBSTITUTE(SUBSTITUTE(SUBSTITUTE(SUBSTITUTE(SUBSTITUTE(LOWER([.D41]);&quot; &quot;;&quot;-&quot;);&quot;á&quot;;&quot;a&quot;);&quot;é&quot;;&quot;e&quot;);&quot;í&quot;;&quot;i&quot;);&quot;ó&quot;;&quot;o&quot;);&quot;ú&quot;;&quot;u&quot;)" office:value-type="string" office:string-value="yogur-desnatado" calcext:value-type="string">
            <text:p>yogur-desnatado</text:p>
          </table:table-cell>
          <table:table-cell table:style-name="ce31" table:formula="of:=CONCATENATE(&quot;(alimento (id &quot;;[.B41];&quot;) (nombre &quot;;[.U41];&quot;) (grupo &quot;;[.E41];&quot;) (veces &quot;;[.F41];&quot;) (tipo &quot;;[.G41];&quot;) (racion &quot;;[.K41];&quot;) (kcal &quot;;[.L41];&quot;) (proteinas &quot;;[.M41];&quot;) (grasas &quot;;[.N41];&quot;) (hidratos &quot;;[.O41];&quot;) (desayuno &quot;;[.P41];&quot;) (almuerzo &quot;;[.Q41];&quot;) (comida &quot;;[.R41];&quot;) (merienda &quot;;[.S41];&quot;) (cena &quot;;[.T41];&quot;))&quot;)" office:value-type="string" office:string-value="(alimento (id 40) (nombre yogur-desnatado) (grupo 1) (veces 5) (tipo plasticos) (racion 100) (kcal 36) (proteinas 3,3) (grasas 0,9) (hidratos 4) (desayuno si) (almuerzo si) (comida si) (merienda si) (cena si))" calcext:value-type="string">
            <text:p>(alimento (id 40) (nombre yogur-desnatado) (grupo 1) (veces 5) (tipo plasticos) (racion 100) (kcal 36) (proteinas 3,3) (grasas 0,9) (hidratos 4) (desayuno si) (almuerzo si) (comida si) (merienda si) (cena si))</text:p>
          </table:table-cell>
          <table:table-cell table:formula="of:=SUBSTITUTE([.V41];&quot;,&quot;;&quot;.&quot;)" office:value-type="string" office:string-value="(alimento (id 40) (nombre yogur-desnatado) (grupo 1) (veces 5) (tipo plasticos) (racion 100) (kcal 36) (proteinas 3.3) (grasas 0.9) (hidratos 4) (desayuno si) (almuerzo si) (comida si) (merienda si) (cena si))" calcext:value-type="string">
            <text:p>(alimento (id 40) (nombre yogur-desnatado) (grupo 1) (veces 5) (tipo plasticos) (racion 100) (kcal 36) (proteinas 3.3) (grasas 0.9) (hidratos 4) (desayuno si) (almuerzo si) (comida si) (merienda si) (cena si))</text:p>
          </table:table-cell>
          <table:table-cell table:number-columns-repeated="1001"/>
        </table:table-row>
        <table:table-row table:style-name="ro1">
          <table:table-cell/>
          <table:table-cell office:value-type="float" office:value="41" calcext:value-type="float">
            <text:p>41</text:p>
          </table:table-cell>
          <table:table-cell office:value-type="string" calcext:value-type="string">
            <text:p>Leche y derivados</text:p>
          </table:table-cell>
          <table:table-cell table:style-name="ce15" office:value-type="string" calcext:value-type="string">
            <text:p>Yogur con cereales</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42]*[.L42]/100" office:value-type="float" office:value="60" calcext:value-type="float">
            <text:p>60</text:p>
          </table:table-cell>
          <table:table-cell table:style-name="ce16" table:formula="of:=[.K42]*[.M42]*4/100" office:value-type="float" office:value="15" calcext:value-type="float">
            <text:p>15</text:p>
          </table:table-cell>
          <table:table-cell table:style-name="ce16" table:formula="of:=[.K42]*[.O42]*4/100" office:value-type="float" office:value="45" calcext:value-type="float">
            <text:p>45</text:p>
          </table:table-cell>
          <table:table-cell table:style-name="ce15" office:value-type="float" office:value="125" calcext:value-type="float">
            <text:p>125</text:p>
          </table:table-cell>
          <table:table-cell table:style-name="ce15" office:value-type="float" office:value="48" calcext:value-type="float">
            <text:p>48</text:p>
          </table:table-cell>
          <table:table-cell table:style-name="ce25" office:value-type="float" office:value="3" calcext:value-type="float">
            <text:p>3</text:p>
          </table:table-cell>
          <table:table-cell table:style-name="ce25" office:value-type="float" office:value="0.05" calcext:value-type="float">
            <text:p>0.05</text:p>
          </table:table-cell>
          <table:table-cell table:style-name="ce25" office:value-type="float" office:value="9" calcext:value-type="float">
            <text:p>9</text:p>
          </table:table-cell>
          <table:table-cell table:number-columns-repeated="5" office:value-type="string" calcext:value-type="string">
            <text:p>si</text:p>
          </table:table-cell>
          <table:table-cell table:formula="of:=SUBSTITUTE(SUBSTITUTE(SUBSTITUTE(SUBSTITUTE(SUBSTITUTE(SUBSTITUTE(LOWER([.D42]);&quot; &quot;;&quot;-&quot;);&quot;á&quot;;&quot;a&quot;);&quot;é&quot;;&quot;e&quot;);&quot;í&quot;;&quot;i&quot;);&quot;ó&quot;;&quot;o&quot;);&quot;ú&quot;;&quot;u&quot;)" office:value-type="string" office:string-value="yogur-con-cereales" calcext:value-type="string">
            <text:p>yogur-con-cereales</text:p>
          </table:table-cell>
          <table:table-cell table:style-name="ce31" table:formula="of:=CONCATENATE(&quot;(alimento (id &quot;;[.B42];&quot;) (nombre &quot;;[.U42];&quot;) (grupo &quot;;[.E42];&quot;) (veces &quot;;[.F42];&quot;) (tipo &quot;;[.G42];&quot;) (racion &quot;;[.K42];&quot;) (kcal &quot;;[.L42];&quot;) (proteinas &quot;;[.M42];&quot;) (grasas &quot;;[.N42];&quot;) (hidratos &quot;;[.O42];&quot;) (desayuno &quot;;[.P42];&quot;) (almuerzo &quot;;[.Q42];&quot;) (comida &quot;;[.R42];&quot;) (merienda &quot;;[.S42];&quot;) (cena &quot;;[.T42];&quot;))&quot;)" office:value-type="string" office:string-value="(alimento (id 41) (nombre yogur-con-cereales) (grupo 1) (veces 1) (tipo plasticos) (racion 125) (kcal 48) (proteinas 3) (grasas 0,05) (hidratos 9) (desayuno si) (almuerzo si) (comida si) (merienda si) (cena si))" calcext:value-type="string">
            <text:p>(alimento (id 41) (nombre yogur-con-cereales) (grupo 1) (veces 1) (tipo plasticos) (racion 125) (kcal 48) (proteinas 3) (grasas 0,05) (hidratos 9) (desayuno si) (almuerzo si) (comida si) (merienda si) (cena si))</text:p>
          </table:table-cell>
          <table:table-cell table:formula="of:=SUBSTITUTE([.V42];&quot;,&quot;;&quot;.&quot;)" office:value-type="string" office:string-value="(alimento (id 41) (nombre yogur-con-cereales) (grupo 1) (veces 1) (tipo plasticos) (racion 125) (kcal 48) (proteinas 3) (grasas 0.05) (hidratos 9) (desayuno si) (almuerzo si) (comida si) (merienda si) (cena si))" calcext:value-type="string">
            <text:p>(alimento (id 41) (nombre yogur-con-cereales) (grupo 1) (veces 1) (tipo plasticos) (racion 125) (kcal 48) (proteinas 3) (grasas 0.05) (hidratos 9) (desayuno si) (almuerzo si) (comida si) (merienda si) (cena si))</text:p>
          </table:table-cell>
          <table:table-cell table:number-columns-repeated="1001"/>
        </table:table-row>
        <table:table-row table:style-name="ro1">
          <table:table-cell/>
          <table:table-cell office:value-type="float" office:value="42" calcext:value-type="float">
            <text:p>42</text:p>
          </table:table-cell>
          <table:table-cell office:value-type="string" calcext:value-type="string">
            <text:p>Leche y derivados</text:p>
          </table:table-cell>
          <table:table-cell table:style-name="ce15" office:value-type="string" calcext:value-type="string">
            <text:p>Yogur con cereales</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43]*[.L43]/100" office:value-type="float" office:value="24" calcext:value-type="float">
            <text:p>24</text:p>
          </table:table-cell>
          <table:table-cell table:style-name="ce16" table:formula="of:=[.K43]*[.M43]*4/100" office:value-type="float" office:value="6" calcext:value-type="float">
            <text:p>6</text:p>
          </table:table-cell>
          <table:table-cell table:style-name="ce16" table:formula="of:=[.K43]*[.O43]*4/100" office:value-type="float" office:value="18" calcext:value-type="float">
            <text:p>18</text:p>
          </table:table-cell>
          <table:table-cell table:style-name="ce15" office:value-type="float" office:value="50" calcext:value-type="float">
            <text:p>50</text:p>
          </table:table-cell>
          <table:table-cell table:style-name="ce15" office:value-type="float" office:value="48" calcext:value-type="float">
            <text:p>48</text:p>
          </table:table-cell>
          <table:table-cell table:style-name="ce25" office:value-type="float" office:value="3" calcext:value-type="float">
            <text:p>3</text:p>
          </table:table-cell>
          <table:table-cell table:style-name="ce25" office:value-type="float" office:value="0.05" calcext:value-type="float">
            <text:p>0.05</text:p>
          </table:table-cell>
          <table:table-cell table:style-name="ce25" office:value-type="float" office:value="9" calcext:value-type="float">
            <text:p>9</text:p>
          </table:table-cell>
          <table:table-cell table:number-columns-repeated="5" office:value-type="string" calcext:value-type="string">
            <text:p>si</text:p>
          </table:table-cell>
          <table:table-cell table:formula="of:=SUBSTITUTE(SUBSTITUTE(SUBSTITUTE(SUBSTITUTE(SUBSTITUTE(SUBSTITUTE(LOWER([.D43]);&quot; &quot;;&quot;-&quot;);&quot;á&quot;;&quot;a&quot;);&quot;é&quot;;&quot;e&quot;);&quot;í&quot;;&quot;i&quot;);&quot;ó&quot;;&quot;o&quot;);&quot;ú&quot;;&quot;u&quot;)" office:value-type="string" office:string-value="yogur-con-cereales" calcext:value-type="string">
            <text:p>yogur-con-cereales</text:p>
          </table:table-cell>
          <table:table-cell table:style-name="ce31" table:formula="of:=CONCATENATE(&quot;(alimento (id &quot;;[.B43];&quot;) (nombre &quot;;[.U43];&quot;) (grupo &quot;;[.E43];&quot;) (veces &quot;;[.F43];&quot;) (tipo &quot;;[.G43];&quot;) (racion &quot;;[.K43];&quot;) (kcal &quot;;[.L43];&quot;) (proteinas &quot;;[.M43];&quot;) (grasas &quot;;[.N43];&quot;) (hidratos &quot;;[.O43];&quot;) (desayuno &quot;;[.P43];&quot;) (almuerzo &quot;;[.Q43];&quot;) (comida &quot;;[.R43];&quot;) (merienda &quot;;[.S43];&quot;) (cena &quot;;[.T43];&quot;))&quot;)" office:value-type="string" office:string-value="(alimento (id 42) (nombre yogur-con-cereales) (grupo 1) (veces 1) (tipo plasticos) (racion 50) (kcal 48) (proteinas 3) (grasas 0,05) (hidratos 9) (desayuno si) (almuerzo si) (comida si) (merienda si) (cena si))" calcext:value-type="string">
            <text:p>(alimento (id 42) (nombre yogur-con-cereales) (grupo 1) (veces 1) (tipo plasticos) (racion 50) (kcal 48) (proteinas 3) (grasas 0,05) (hidratos 9) (desayuno si) (almuerzo si) (comida si) (merienda si) (cena si))</text:p>
          </table:table-cell>
          <table:table-cell table:formula="of:=SUBSTITUTE([.V43];&quot;,&quot;;&quot;.&quot;)" office:value-type="string" office:string-value="(alimento (id 42) (nombre yogur-con-cereales) (grupo 1) (veces 1) (tipo plasticos) (racion 50) (kcal 48) (proteinas 3) (grasas 0.05) (hidratos 9) (desayuno si) (almuerzo si) (comida si) (merienda si) (cena si))" calcext:value-type="string">
            <text:p>(alimento (id 42) (nombre yogur-con-cereales) (grupo 1) (veces 1) (tipo plasticos) (racion 50) (kcal 48) (proteinas 3) (grasas 0.05) (hidratos 9) (desayuno si) (almuerzo si) (comida si) (merienda si) (cena si))</text:p>
          </table:table-cell>
          <table:table-cell table:number-columns-repeated="1001"/>
        </table:table-row>
        <table:table-row table:style-name="ro1">
          <table:table-cell/>
          <table:table-cell office:value-type="float" office:value="43" calcext:value-type="float">
            <text:p>43</text:p>
          </table:table-cell>
          <table:table-cell office:value-type="string" calcext:value-type="string">
            <text:p>Leche y derivados</text:p>
          </table:table-cell>
          <table:table-cell table:style-name="ce15" office:value-type="string" calcext:value-type="string">
            <text:p>Yogur con cereales</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44]*[.L44]/100" office:value-type="float" office:value="72" calcext:value-type="float">
            <text:p>72</text:p>
          </table:table-cell>
          <table:table-cell table:style-name="ce16" table:formula="of:=[.K44]*[.M44]*4/100" office:value-type="float" office:value="18" calcext:value-type="float">
            <text:p>18</text:p>
          </table:table-cell>
          <table:table-cell table:style-name="ce16" table:formula="of:=[.K44]*[.O44]*4/100" office:value-type="float" office:value="54" calcext:value-type="float">
            <text:p>54</text:p>
          </table:table-cell>
          <table:table-cell table:style-name="ce15" office:value-type="float" office:value="150" calcext:value-type="float">
            <text:p>150</text:p>
          </table:table-cell>
          <table:table-cell table:style-name="ce15" office:value-type="float" office:value="48" calcext:value-type="float">
            <text:p>48</text:p>
          </table:table-cell>
          <table:table-cell table:style-name="ce25" office:value-type="float" office:value="3" calcext:value-type="float">
            <text:p>3</text:p>
          </table:table-cell>
          <table:table-cell table:style-name="ce25" office:value-type="float" office:value="0.05" calcext:value-type="float">
            <text:p>0.05</text:p>
          </table:table-cell>
          <table:table-cell table:style-name="ce25" office:value-type="float" office:value="9" calcext:value-type="float">
            <text:p>9</text:p>
          </table:table-cell>
          <table:table-cell table:number-columns-repeated="5" office:value-type="string" calcext:value-type="string">
            <text:p>si</text:p>
          </table:table-cell>
          <table:table-cell table:formula="of:=SUBSTITUTE(SUBSTITUTE(SUBSTITUTE(SUBSTITUTE(SUBSTITUTE(SUBSTITUTE(LOWER([.D44]);&quot; &quot;;&quot;-&quot;);&quot;á&quot;;&quot;a&quot;);&quot;é&quot;;&quot;e&quot;);&quot;í&quot;;&quot;i&quot;);&quot;ó&quot;;&quot;o&quot;);&quot;ú&quot;;&quot;u&quot;)" office:value-type="string" office:string-value="yogur-con-cereales" calcext:value-type="string">
            <text:p>yogur-con-cereales</text:p>
          </table:table-cell>
          <table:table-cell table:style-name="ce31" table:formula="of:=CONCATENATE(&quot;(alimento (id &quot;;[.B44];&quot;) (nombre &quot;;[.U44];&quot;) (grupo &quot;;[.E44];&quot;) (veces &quot;;[.F44];&quot;) (tipo &quot;;[.G44];&quot;) (racion &quot;;[.K44];&quot;) (kcal &quot;;[.L44];&quot;) (proteinas &quot;;[.M44];&quot;) (grasas &quot;;[.N44];&quot;) (hidratos &quot;;[.O44];&quot;) (desayuno &quot;;[.P44];&quot;) (almuerzo &quot;;[.Q44];&quot;) (comida &quot;;[.R44];&quot;) (merienda &quot;;[.S44];&quot;) (cena &quot;;[.T44];&quot;))&quot;)" office:value-type="string" office:string-value="(alimento (id 43) (nombre yogur-con-cereales) (grupo 1) (veces 1) (tipo plasticos) (racion 150) (kcal 48) (proteinas 3) (grasas 0,05) (hidratos 9) (desayuno si) (almuerzo si) (comida si) (merienda si) (cena si))" calcext:value-type="string">
            <text:p>(alimento (id 43) (nombre yogur-con-cereales) (grupo 1) (veces 1) (tipo plasticos) (racion 150) (kcal 48) (proteinas 3) (grasas 0,05) (hidratos 9) (desayuno si) (almuerzo si) (comida si) (merienda si) (cena si))</text:p>
          </table:table-cell>
          <table:table-cell table:formula="of:=SUBSTITUTE([.V44];&quot;,&quot;;&quot;.&quot;)" office:value-type="string" office:string-value="(alimento (id 43) (nombre yogur-con-cereales) (grupo 1) (veces 1) (tipo plasticos) (racion 150) (kcal 48) (proteinas 3) (grasas 0.05) (hidratos 9) (desayuno si) (almuerzo si) (comida si) (merienda si) (cena si))" calcext:value-type="string">
            <text:p>(alimento (id 43) (nombre yogur-con-cereales) (grupo 1) (veces 1) (tipo plasticos) (racion 150) (kcal 48) (proteinas 3) (grasas 0.05) (hidratos 9) (desayuno si) (almuerzo si) (comida si) (merienda si) (cena si))</text:p>
          </table:table-cell>
          <table:table-cell table:number-columns-repeated="1001"/>
        </table:table-row>
        <table:table-row table:style-name="ro1">
          <table:table-cell/>
          <table:table-cell office:value-type="float" office:value="44" calcext:value-type="float">
            <text:p>44</text:p>
          </table:table-cell>
          <table:table-cell office:value-type="string" calcext:value-type="string">
            <text:p>Leche y derivados</text:p>
          </table:table-cell>
          <table:table-cell table:style-name="ce15" office:value-type="string" calcext:value-type="string">
            <text:p>Yogur con cereales</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45]*[.L45]/100" office:value-type="float" office:value="96" calcext:value-type="float">
            <text:p>96</text:p>
          </table:table-cell>
          <table:table-cell table:style-name="ce16" table:formula="of:=[.K45]*[.M45]*4/100" office:value-type="float" office:value="24" calcext:value-type="float">
            <text:p>24</text:p>
          </table:table-cell>
          <table:table-cell table:style-name="ce16" table:formula="of:=[.K45]*[.O45]*4/100" office:value-type="float" office:value="72" calcext:value-type="float">
            <text:p>72</text:p>
          </table:table-cell>
          <table:table-cell table:style-name="ce15" office:value-type="float" office:value="200" calcext:value-type="float">
            <text:p>200</text:p>
          </table:table-cell>
          <table:table-cell table:style-name="ce15" office:value-type="float" office:value="48" calcext:value-type="float">
            <text:p>48</text:p>
          </table:table-cell>
          <table:table-cell table:style-name="ce25" office:value-type="float" office:value="3" calcext:value-type="float">
            <text:p>3</text:p>
          </table:table-cell>
          <table:table-cell table:style-name="ce25" office:value-type="float" office:value="0.05" calcext:value-type="float">
            <text:p>0.05</text:p>
          </table:table-cell>
          <table:table-cell table:style-name="ce25" office:value-type="float" office:value="9" calcext:value-type="float">
            <text:p>9</text:p>
          </table:table-cell>
          <table:table-cell table:number-columns-repeated="5" office:value-type="string" calcext:value-type="string">
            <text:p>si</text:p>
          </table:table-cell>
          <table:table-cell table:formula="of:=SUBSTITUTE(SUBSTITUTE(SUBSTITUTE(SUBSTITUTE(SUBSTITUTE(SUBSTITUTE(LOWER([.D45]);&quot; &quot;;&quot;-&quot;);&quot;á&quot;;&quot;a&quot;);&quot;é&quot;;&quot;e&quot;);&quot;í&quot;;&quot;i&quot;);&quot;ó&quot;;&quot;o&quot;);&quot;ú&quot;;&quot;u&quot;)" office:value-type="string" office:string-value="yogur-con-cereales" calcext:value-type="string">
            <text:p>yogur-con-cereales</text:p>
          </table:table-cell>
          <table:table-cell table:style-name="ce31" table:formula="of:=CONCATENATE(&quot;(alimento (id &quot;;[.B45];&quot;) (nombre &quot;;[.U45];&quot;) (grupo &quot;;[.E45];&quot;) (veces &quot;;[.F45];&quot;) (tipo &quot;;[.G45];&quot;) (racion &quot;;[.K45];&quot;) (kcal &quot;;[.L45];&quot;) (proteinas &quot;;[.M45];&quot;) (grasas &quot;;[.N45];&quot;) (hidratos &quot;;[.O45];&quot;) (desayuno &quot;;[.P45];&quot;) (almuerzo &quot;;[.Q45];&quot;) (comida &quot;;[.R45];&quot;) (merienda &quot;;[.S45];&quot;) (cena &quot;;[.T45];&quot;))&quot;)" office:value-type="string" office:string-value="(alimento (id 44) (nombre yogur-con-cereales) (grupo 1) (veces 1) (tipo plasticos) (racion 200) (kcal 48) (proteinas 3) (grasas 0,05) (hidratos 9) (desayuno si) (almuerzo si) (comida si) (merienda si) (cena si))" calcext:value-type="string">
            <text:p>(alimento (id 44) (nombre yogur-con-cereales) (grupo 1) (veces 1) (tipo plasticos) (racion 200) (kcal 48) (proteinas 3) (grasas 0,05) (hidratos 9) (desayuno si) (almuerzo si) (comida si) (merienda si) (cena si))</text:p>
          </table:table-cell>
          <table:table-cell table:formula="of:=SUBSTITUTE([.V45];&quot;,&quot;;&quot;.&quot;)" office:value-type="string" office:string-value="(alimento (id 44) (nombre yogur-con-cereales) (grupo 1) (veces 1) (tipo plasticos) (racion 200) (kcal 48) (proteinas 3) (grasas 0.05) (hidratos 9) (desayuno si) (almuerzo si) (comida si) (merienda si) (cena si))" calcext:value-type="string">
            <text:p>(alimento (id 44) (nombre yogur-con-cereales) (grupo 1) (veces 1) (tipo plasticos) (racion 200) (kcal 48) (proteinas 3) (grasas 0.05) (hidratos 9) (desayuno si) (almuerzo si) (comida si) (merienda si) (cena si))</text:p>
          </table:table-cell>
          <table:table-cell table:number-columns-repeated="1001"/>
        </table:table-row>
        <table:table-row table:style-name="ro1">
          <table:table-cell/>
          <table:table-cell office:value-type="float" office:value="45" calcext:value-type="float">
            <text:p>45</text:p>
          </table:table-cell>
          <table:table-cell office:value-type="string" calcext:value-type="string">
            <text:p>Leche y derivados</text:p>
          </table:table-cell>
          <table:table-cell table:style-name="ce15" office:value-type="string" calcext:value-type="string">
            <text:p>Yogur con cereales</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46]*[.L46]/100" office:value-type="float" office:value="48" calcext:value-type="float">
            <text:p>48</text:p>
          </table:table-cell>
          <table:table-cell table:style-name="ce16" table:formula="of:=[.K46]*[.M46]*4/100" office:value-type="float" office:value="12" calcext:value-type="float">
            <text:p>12</text:p>
          </table:table-cell>
          <table:table-cell table:style-name="ce16" table:formula="of:=[.K46]*[.O46]*4/100" office:value-type="float" office:value="36" calcext:value-type="float">
            <text:p>36</text:p>
          </table:table-cell>
          <table:table-cell table:style-name="ce15" office:value-type="float" office:value="100" calcext:value-type="float">
            <text:p>100</text:p>
          </table:table-cell>
          <table:table-cell table:style-name="ce15" office:value-type="float" office:value="48" calcext:value-type="float">
            <text:p>48</text:p>
          </table:table-cell>
          <table:table-cell table:style-name="ce25" office:value-type="float" office:value="3" calcext:value-type="float">
            <text:p>3</text:p>
          </table:table-cell>
          <table:table-cell table:style-name="ce25" office:value-type="float" office:value="0.05" calcext:value-type="float">
            <text:p>0.05</text:p>
          </table:table-cell>
          <table:table-cell table:style-name="ce25" office:value-type="float" office:value="9" calcext:value-type="float">
            <text:p>9</text:p>
          </table:table-cell>
          <table:table-cell table:number-columns-repeated="5" office:value-type="string" calcext:value-type="string">
            <text:p>si</text:p>
          </table:table-cell>
          <table:table-cell table:formula="of:=SUBSTITUTE(SUBSTITUTE(SUBSTITUTE(SUBSTITUTE(SUBSTITUTE(SUBSTITUTE(LOWER([.D46]);&quot; &quot;;&quot;-&quot;);&quot;á&quot;;&quot;a&quot;);&quot;é&quot;;&quot;e&quot;);&quot;í&quot;;&quot;i&quot;);&quot;ó&quot;;&quot;o&quot;);&quot;ú&quot;;&quot;u&quot;)" office:value-type="string" office:string-value="yogur-con-cereales" calcext:value-type="string">
            <text:p>yogur-con-cereales</text:p>
          </table:table-cell>
          <table:table-cell table:style-name="ce31" table:formula="of:=CONCATENATE(&quot;(alimento (id &quot;;[.B46];&quot;) (nombre &quot;;[.U46];&quot;) (grupo &quot;;[.E46];&quot;) (veces &quot;;[.F46];&quot;) (tipo &quot;;[.G46];&quot;) (racion &quot;;[.K46];&quot;) (kcal &quot;;[.L46];&quot;) (proteinas &quot;;[.M46];&quot;) (grasas &quot;;[.N46];&quot;) (hidratos &quot;;[.O46];&quot;) (desayuno &quot;;[.P46];&quot;) (almuerzo &quot;;[.Q46];&quot;) (comida &quot;;[.R46];&quot;) (merienda &quot;;[.S46];&quot;) (cena &quot;;[.T46];&quot;))&quot;)" office:value-type="string" office:string-value="(alimento (id 45) (nombre yogur-con-cereales) (grupo 1) (veces 1) (tipo plasticos) (racion 100) (kcal 48) (proteinas 3) (grasas 0,05) (hidratos 9) (desayuno si) (almuerzo si) (comida si) (merienda si) (cena si))" calcext:value-type="string">
            <text:p>(alimento (id 45) (nombre yogur-con-cereales) (grupo 1) (veces 1) (tipo plasticos) (racion 100) (kcal 48) (proteinas 3) (grasas 0,05) (hidratos 9) (desayuno si) (almuerzo si) (comida si) (merienda si) (cena si))</text:p>
          </table:table-cell>
          <table:table-cell table:formula="of:=SUBSTITUTE([.V46];&quot;,&quot;;&quot;.&quot;)" office:value-type="string" office:string-value="(alimento (id 45) (nombre yogur-con-cereales) (grupo 1) (veces 1) (tipo plasticos) (racion 100) (kcal 48) (proteinas 3) (grasas 0.05) (hidratos 9) (desayuno si) (almuerzo si) (comida si) (merienda si) (cena si))" calcext:value-type="string">
            <text:p>(alimento (id 45) (nombre yogur-con-cereales) (grupo 1) (veces 1) (tipo plasticos) (racion 100) (kcal 48) (proteinas 3) (grasas 0.05) (hidratos 9) (desayuno si) (almuerzo si) (comida si) (merienda si) (cena si))</text:p>
          </table:table-cell>
          <table:table-cell table:number-columns-repeated="1001"/>
        </table:table-row>
        <table:table-row table:style-name="ro1">
          <table:table-cell/>
          <table:table-cell office:value-type="float" office:value="46" calcext:value-type="float">
            <text:p>46</text:p>
          </table:table-cell>
          <table:table-cell office:value-type="string" calcext:value-type="string">
            <text:p>Leche y derivados</text:p>
          </table:table-cell>
          <table:table-cell table:style-name="ce15" office:value-type="string" calcext:value-type="string">
            <text:p>Yogur con frutas</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47]*[.L47]/100" office:value-type="float" office:value="111.25" calcext:value-type="float">
            <text:p>111,25</text:p>
          </table:table-cell>
          <table:table-cell table:style-name="ce16" table:formula="of:=[.K47]*[.M47]*4/100" office:value-type="float" office:value="14" calcext:value-type="float">
            <text:p>14</text:p>
          </table:table-cell>
          <table:table-cell table:style-name="ce16" table:formula="of:=[.K47]*[.O47]*4/100" office:value-type="float" office:value="63" calcext:value-type="float">
            <text:p>63</text:p>
          </table:table-cell>
          <table:table-cell table:style-name="ce15" office:value-type="float" office:value="125" calcext:value-type="float">
            <text:p>125</text:p>
          </table:table-cell>
          <table:table-cell table:style-name="ce15" office:value-type="float" office:value="89" calcext:value-type="float">
            <text:p>89</text:p>
          </table:table-cell>
          <table:table-cell table:style-name="ce25" office:value-type="float" office:value="2.8" calcext:value-type="float">
            <text:p>2.8</text:p>
          </table:table-cell>
          <table:table-cell table:style-name="ce25" office:value-type="float" office:value="3.3" calcext:value-type="float">
            <text:p>3.3</text:p>
          </table:table-cell>
          <table:table-cell table:style-name="ce25" office:value-type="float" office:value="12.6" calcext:value-type="float">
            <text:p>12.6</text:p>
          </table:table-cell>
          <table:table-cell table:number-columns-repeated="5" office:value-type="string" calcext:value-type="string">
            <text:p>si</text:p>
          </table:table-cell>
          <table:table-cell table:formula="of:=SUBSTITUTE(SUBSTITUTE(SUBSTITUTE(SUBSTITUTE(SUBSTITUTE(SUBSTITUTE(LOWER([.D47]);&quot; &quot;;&quot;-&quot;);&quot;á&quot;;&quot;a&quot;);&quot;é&quot;;&quot;e&quot;);&quot;í&quot;;&quot;i&quot;);&quot;ó&quot;;&quot;o&quot;);&quot;ú&quot;;&quot;u&quot;)" office:value-type="string" office:string-value="yogur-con-frutas" calcext:value-type="string">
            <text:p>yogur-con-frutas</text:p>
          </table:table-cell>
          <table:table-cell table:style-name="ce31" table:formula="of:=CONCATENATE(&quot;(alimento (id &quot;;[.B47];&quot;) (nombre &quot;;[.U47];&quot;) (grupo &quot;;[.E47];&quot;) (veces &quot;;[.F47];&quot;) (tipo &quot;;[.G47];&quot;) (racion &quot;;[.K47];&quot;) (kcal &quot;;[.L47];&quot;) (proteinas &quot;;[.M47];&quot;) (grasas &quot;;[.N47];&quot;) (hidratos &quot;;[.O47];&quot;) (desayuno &quot;;[.P47];&quot;) (almuerzo &quot;;[.Q47];&quot;) (comida &quot;;[.R47];&quot;) (merienda &quot;;[.S47];&quot;) (cena &quot;;[.T47];&quot;))&quot;)" office:value-type="string" office:string-value="(alimento (id 46) (nombre yogur-con-frutas) (grupo 1) (veces 1) (tipo plasticos) (racion 125) (kcal 89) (proteinas 2,8) (grasas 3,3) (hidratos 12,6) (desayuno si) (almuerzo si) (comida si) (merienda si) (cena si))" calcext:value-type="string">
            <text:p>(alimento (id 46) (nombre yogur-con-frutas) (grupo 1) (veces 1) (tipo plasticos) (racion 125) (kcal 89) (proteinas 2,8) (grasas 3,3) (hidratos 12,6) (desayuno si) (almuerzo si) (comida si) (merienda si) (cena si))</text:p>
          </table:table-cell>
          <table:table-cell table:formula="of:=SUBSTITUTE([.V47];&quot;,&quot;;&quot;.&quot;)" office:value-type="string" office:string-value="(alimento (id 46) (nombre yogur-con-frutas) (grupo 1) (veces 1) (tipo plasticos) (racion 125) (kcal 89) (proteinas 2.8) (grasas 3.3) (hidratos 12.6) (desayuno si) (almuerzo si) (comida si) (merienda si) (cena si))" calcext:value-type="string">
            <text:p>(alimento (id 46) (nombre yogur-con-frutas) (grupo 1) (veces 1) (tipo plasticos) (racion 125) (kcal 89) (proteinas 2.8) (grasas 3.3) (hidratos 12.6) (desayuno si) (almuerzo si) (comida si) (merienda si) (cena si))</text:p>
          </table:table-cell>
          <table:table-cell table:number-columns-repeated="1001"/>
        </table:table-row>
        <table:table-row table:style-name="ro1">
          <table:table-cell/>
          <table:table-cell office:value-type="float" office:value="47" calcext:value-type="float">
            <text:p>47</text:p>
          </table:table-cell>
          <table:table-cell office:value-type="string" calcext:value-type="string">
            <text:p>Leche y derivados</text:p>
          </table:table-cell>
          <table:table-cell table:style-name="ce15" office:value-type="string" calcext:value-type="string">
            <text:p>Yogur con frutas</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48]*[.L48]/100" office:value-type="float" office:value="44.5" calcext:value-type="float">
            <text:p>44,5</text:p>
          </table:table-cell>
          <table:table-cell table:style-name="ce16" table:formula="of:=[.K48]*[.M48]*4/100" office:value-type="float" office:value="5.6" calcext:value-type="float">
            <text:p>5,6</text:p>
          </table:table-cell>
          <table:table-cell table:style-name="ce16" table:formula="of:=[.K48]*[.O48]*4/100" office:value-type="float" office:value="25.2" calcext:value-type="float">
            <text:p>25,2</text:p>
          </table:table-cell>
          <table:table-cell table:style-name="ce15" office:value-type="float" office:value="50" calcext:value-type="float">
            <text:p>50</text:p>
          </table:table-cell>
          <table:table-cell table:style-name="ce15" office:value-type="float" office:value="89" calcext:value-type="float">
            <text:p>89</text:p>
          </table:table-cell>
          <table:table-cell table:style-name="ce25" office:value-type="float" office:value="2.8" calcext:value-type="float">
            <text:p>2.8</text:p>
          </table:table-cell>
          <table:table-cell table:style-name="ce25" office:value-type="float" office:value="3.3" calcext:value-type="float">
            <text:p>3.3</text:p>
          </table:table-cell>
          <table:table-cell table:style-name="ce25" office:value-type="float" office:value="12.6" calcext:value-type="float">
            <text:p>12.6</text:p>
          </table:table-cell>
          <table:table-cell table:number-columns-repeated="5" office:value-type="string" calcext:value-type="string">
            <text:p>si</text:p>
          </table:table-cell>
          <table:table-cell table:formula="of:=SUBSTITUTE(SUBSTITUTE(SUBSTITUTE(SUBSTITUTE(SUBSTITUTE(SUBSTITUTE(LOWER([.D48]);&quot; &quot;;&quot;-&quot;);&quot;á&quot;;&quot;a&quot;);&quot;é&quot;;&quot;e&quot;);&quot;í&quot;;&quot;i&quot;);&quot;ó&quot;;&quot;o&quot;);&quot;ú&quot;;&quot;u&quot;)" office:value-type="string" office:string-value="yogur-con-frutas" calcext:value-type="string">
            <text:p>yogur-con-frutas</text:p>
          </table:table-cell>
          <table:table-cell table:style-name="ce31" table:formula="of:=CONCATENATE(&quot;(alimento (id &quot;;[.B48];&quot;) (nombre &quot;;[.U48];&quot;) (grupo &quot;;[.E48];&quot;) (veces &quot;;[.F48];&quot;) (tipo &quot;;[.G48];&quot;) (racion &quot;;[.K48];&quot;) (kcal &quot;;[.L48];&quot;) (proteinas &quot;;[.M48];&quot;) (grasas &quot;;[.N48];&quot;) (hidratos &quot;;[.O48];&quot;) (desayuno &quot;;[.P48];&quot;) (almuerzo &quot;;[.Q48];&quot;) (comida &quot;;[.R48];&quot;) (merienda &quot;;[.S48];&quot;) (cena &quot;;[.T48];&quot;))&quot;)" office:value-type="string" office:string-value="(alimento (id 47) (nombre yogur-con-frutas) (grupo 1) (veces 1) (tipo plasticos) (racion 50) (kcal 89) (proteinas 2,8) (grasas 3,3) (hidratos 12,6) (desayuno si) (almuerzo si) (comida si) (merienda si) (cena si))" calcext:value-type="string">
            <text:p>(alimento (id 47) (nombre yogur-con-frutas) (grupo 1) (veces 1) (tipo plasticos) (racion 50) (kcal 89) (proteinas 2,8) (grasas 3,3) (hidratos 12,6) (desayuno si) (almuerzo si) (comida si) (merienda si) (cena si))</text:p>
          </table:table-cell>
          <table:table-cell table:formula="of:=SUBSTITUTE([.V48];&quot;,&quot;;&quot;.&quot;)" office:value-type="string" office:string-value="(alimento (id 47) (nombre yogur-con-frutas) (grupo 1) (veces 1) (tipo plasticos) (racion 50) (kcal 89) (proteinas 2.8) (grasas 3.3) (hidratos 12.6) (desayuno si) (almuerzo si) (comida si) (merienda si) (cena si))" calcext:value-type="string">
            <text:p>(alimento (id 47) (nombre yogur-con-frutas) (grupo 1) (veces 1) (tipo plasticos) (racion 50) (kcal 89) (proteinas 2.8) (grasas 3.3) (hidratos 12.6) (desayuno si) (almuerzo si) (comida si) (merienda si) (cena si))</text:p>
          </table:table-cell>
          <table:table-cell table:number-columns-repeated="1001"/>
        </table:table-row>
        <table:table-row table:style-name="ro1">
          <table:table-cell/>
          <table:table-cell office:value-type="float" office:value="48" calcext:value-type="float">
            <text:p>48</text:p>
          </table:table-cell>
          <table:table-cell office:value-type="string" calcext:value-type="string">
            <text:p>Leche y derivados</text:p>
          </table:table-cell>
          <table:table-cell table:style-name="ce15" office:value-type="string" calcext:value-type="string">
            <text:p>Yogur con frutas</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49]*[.L49]/100" office:value-type="float" office:value="133.5" calcext:value-type="float">
            <text:p>133,5</text:p>
          </table:table-cell>
          <table:table-cell table:style-name="ce16" table:formula="of:=[.K49]*[.M49]*4/100" office:value-type="float" office:value="16.8" calcext:value-type="float">
            <text:p>16,8</text:p>
          </table:table-cell>
          <table:table-cell table:style-name="ce16" table:formula="of:=[.K49]*[.O49]*4/100" office:value-type="float" office:value="75.6" calcext:value-type="float">
            <text:p>75,6</text:p>
          </table:table-cell>
          <table:table-cell table:style-name="ce15" office:value-type="float" office:value="150" calcext:value-type="float">
            <text:p>150</text:p>
          </table:table-cell>
          <table:table-cell table:style-name="ce15" office:value-type="float" office:value="89" calcext:value-type="float">
            <text:p>89</text:p>
          </table:table-cell>
          <table:table-cell table:style-name="ce25" office:value-type="float" office:value="2.8" calcext:value-type="float">
            <text:p>2.8</text:p>
          </table:table-cell>
          <table:table-cell table:style-name="ce25" office:value-type="float" office:value="3.3" calcext:value-type="float">
            <text:p>3.3</text:p>
          </table:table-cell>
          <table:table-cell table:style-name="ce25" office:value-type="float" office:value="12.6" calcext:value-type="float">
            <text:p>12.6</text:p>
          </table:table-cell>
          <table:table-cell table:number-columns-repeated="5" office:value-type="string" calcext:value-type="string">
            <text:p>si</text:p>
          </table:table-cell>
          <table:table-cell table:formula="of:=SUBSTITUTE(SUBSTITUTE(SUBSTITUTE(SUBSTITUTE(SUBSTITUTE(SUBSTITUTE(LOWER([.D49]);&quot; &quot;;&quot;-&quot;);&quot;á&quot;;&quot;a&quot;);&quot;é&quot;;&quot;e&quot;);&quot;í&quot;;&quot;i&quot;);&quot;ó&quot;;&quot;o&quot;);&quot;ú&quot;;&quot;u&quot;)" office:value-type="string" office:string-value="yogur-con-frutas" calcext:value-type="string">
            <text:p>yogur-con-frutas</text:p>
          </table:table-cell>
          <table:table-cell table:style-name="ce31" table:formula="of:=CONCATENATE(&quot;(alimento (id &quot;;[.B49];&quot;) (nombre &quot;;[.U49];&quot;) (grupo &quot;;[.E49];&quot;) (veces &quot;;[.F49];&quot;) (tipo &quot;;[.G49];&quot;) (racion &quot;;[.K49];&quot;) (kcal &quot;;[.L49];&quot;) (proteinas &quot;;[.M49];&quot;) (grasas &quot;;[.N49];&quot;) (hidratos &quot;;[.O49];&quot;) (desayuno &quot;;[.P49];&quot;) (almuerzo &quot;;[.Q49];&quot;) (comida &quot;;[.R49];&quot;) (merienda &quot;;[.S49];&quot;) (cena &quot;;[.T49];&quot;))&quot;)" office:value-type="string" office:string-value="(alimento (id 48) (nombre yogur-con-frutas) (grupo 1) (veces 1) (tipo plasticos) (racion 150) (kcal 89) (proteinas 2,8) (grasas 3,3) (hidratos 12,6) (desayuno si) (almuerzo si) (comida si) (merienda si) (cena si))" calcext:value-type="string">
            <text:p>(alimento (id 48) (nombre yogur-con-frutas) (grupo 1) (veces 1) (tipo plasticos) (racion 150) (kcal 89) (proteinas 2,8) (grasas 3,3) (hidratos 12,6) (desayuno si) (almuerzo si) (comida si) (merienda si) (cena si))</text:p>
          </table:table-cell>
          <table:table-cell table:formula="of:=SUBSTITUTE([.V49];&quot;,&quot;;&quot;.&quot;)" office:value-type="string" office:string-value="(alimento (id 48) (nombre yogur-con-frutas) (grupo 1) (veces 1) (tipo plasticos) (racion 150) (kcal 89) (proteinas 2.8) (grasas 3.3) (hidratos 12.6) (desayuno si) (almuerzo si) (comida si) (merienda si) (cena si))" calcext:value-type="string">
            <text:p>(alimento (id 48) (nombre yogur-con-frutas) (grupo 1) (veces 1) (tipo plasticos) (racion 150) (kcal 89) (proteinas 2.8) (grasas 3.3) (hidratos 12.6) (desayuno si) (almuerzo si) (comida si) (merienda si) (cena si))</text:p>
          </table:table-cell>
          <table:table-cell table:number-columns-repeated="1001"/>
        </table:table-row>
        <table:table-row table:style-name="ro1">
          <table:table-cell/>
          <table:table-cell office:value-type="float" office:value="49" calcext:value-type="float">
            <text:p>49</text:p>
          </table:table-cell>
          <table:table-cell office:value-type="string" calcext:value-type="string">
            <text:p>Leche y derivados</text:p>
          </table:table-cell>
          <table:table-cell table:style-name="ce15" office:value-type="string" calcext:value-type="string">
            <text:p>Yogur con frutas</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50]*[.L50]/100" office:value-type="float" office:value="178" calcext:value-type="float">
            <text:p>178</text:p>
          </table:table-cell>
          <table:table-cell table:style-name="ce16" table:formula="of:=[.K50]*[.M50]*4/100" office:value-type="float" office:value="22.4" calcext:value-type="float">
            <text:p>22,4</text:p>
          </table:table-cell>
          <table:table-cell table:style-name="ce16" table:formula="of:=[.K50]*[.O50]*4/100" office:value-type="float" office:value="100.8" calcext:value-type="float">
            <text:p>100,8</text:p>
          </table:table-cell>
          <table:table-cell table:style-name="ce15" office:value-type="float" office:value="200" calcext:value-type="float">
            <text:p>200</text:p>
          </table:table-cell>
          <table:table-cell table:style-name="ce15" office:value-type="float" office:value="89" calcext:value-type="float">
            <text:p>89</text:p>
          </table:table-cell>
          <table:table-cell table:style-name="ce25" office:value-type="float" office:value="2.8" calcext:value-type="float">
            <text:p>2.8</text:p>
          </table:table-cell>
          <table:table-cell table:style-name="ce25" office:value-type="float" office:value="3.3" calcext:value-type="float">
            <text:p>3.3</text:p>
          </table:table-cell>
          <table:table-cell table:style-name="ce25" office:value-type="float" office:value="12.6" calcext:value-type="float">
            <text:p>12.6</text:p>
          </table:table-cell>
          <table:table-cell table:number-columns-repeated="5" office:value-type="string" calcext:value-type="string">
            <text:p>si</text:p>
          </table:table-cell>
          <table:table-cell table:formula="of:=SUBSTITUTE(SUBSTITUTE(SUBSTITUTE(SUBSTITUTE(SUBSTITUTE(SUBSTITUTE(LOWER([.D50]);&quot; &quot;;&quot;-&quot;);&quot;á&quot;;&quot;a&quot;);&quot;é&quot;;&quot;e&quot;);&quot;í&quot;;&quot;i&quot;);&quot;ó&quot;;&quot;o&quot;);&quot;ú&quot;;&quot;u&quot;)" office:value-type="string" office:string-value="yogur-con-frutas" calcext:value-type="string">
            <text:p>yogur-con-frutas</text:p>
          </table:table-cell>
          <table:table-cell table:style-name="ce31" table:formula="of:=CONCATENATE(&quot;(alimento (id &quot;;[.B50];&quot;) (nombre &quot;;[.U50];&quot;) (grupo &quot;;[.E50];&quot;) (veces &quot;;[.F50];&quot;) (tipo &quot;;[.G50];&quot;) (racion &quot;;[.K50];&quot;) (kcal &quot;;[.L50];&quot;) (proteinas &quot;;[.M50];&quot;) (grasas &quot;;[.N50];&quot;) (hidratos &quot;;[.O50];&quot;) (desayuno &quot;;[.P50];&quot;) (almuerzo &quot;;[.Q50];&quot;) (comida &quot;;[.R50];&quot;) (merienda &quot;;[.S50];&quot;) (cena &quot;;[.T50];&quot;))&quot;)" office:value-type="string" office:string-value="(alimento (id 49) (nombre yogur-con-frutas) (grupo 1) (veces 1) (tipo plasticos) (racion 200) (kcal 89) (proteinas 2,8) (grasas 3,3) (hidratos 12,6) (desayuno si) (almuerzo si) (comida si) (merienda si) (cena si))" calcext:value-type="string">
            <text:p>(alimento (id 49) (nombre yogur-con-frutas) (grupo 1) (veces 1) (tipo plasticos) (racion 200) (kcal 89) (proteinas 2,8) (grasas 3,3) (hidratos 12,6) (desayuno si) (almuerzo si) (comida si) (merienda si) (cena si))</text:p>
          </table:table-cell>
          <table:table-cell table:formula="of:=SUBSTITUTE([.V50];&quot;,&quot;;&quot;.&quot;)" office:value-type="string" office:string-value="(alimento (id 49) (nombre yogur-con-frutas) (grupo 1) (veces 1) (tipo plasticos) (racion 200) (kcal 89) (proteinas 2.8) (grasas 3.3) (hidratos 12.6) (desayuno si) (almuerzo si) (comida si) (merienda si) (cena si))" calcext:value-type="string">
            <text:p>(alimento (id 49) (nombre yogur-con-frutas) (grupo 1) (veces 1) (tipo plasticos) (racion 200) (kcal 89) (proteinas 2.8) (grasas 3.3) (hidratos 12.6) (desayuno si) (almuerzo si) (comida si) (merienda si) (cena si))</text:p>
          </table:table-cell>
          <table:table-cell table:number-columns-repeated="1001"/>
        </table:table-row>
        <table:table-row table:style-name="ro1">
          <table:table-cell/>
          <table:table-cell office:value-type="float" office:value="50" calcext:value-type="float">
            <text:p>50</text:p>
          </table:table-cell>
          <table:table-cell office:value-type="string" calcext:value-type="string">
            <text:p>Leche y derivados</text:p>
          </table:table-cell>
          <table:table-cell table:style-name="ce15" office:value-type="string" calcext:value-type="string">
            <text:p>Yogur con frutas</text:p>
          </table:table-cell>
          <table:table-cell table:style-name="ce15" office:value-type="float" office:value="1" calcext:value-type="float">
            <text:p>1</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51]*[.L51]/100" office:value-type="float" office:value="89" calcext:value-type="float">
            <text:p>89</text:p>
          </table:table-cell>
          <table:table-cell table:style-name="ce16" table:formula="of:=[.K51]*[.M51]*4/100" office:value-type="float" office:value="11.2" calcext:value-type="float">
            <text:p>11,2</text:p>
          </table:table-cell>
          <table:table-cell table:style-name="ce16" table:formula="of:=[.K51]*[.O51]*4/100" office:value-type="float" office:value="50.4" calcext:value-type="float">
            <text:p>50,4</text:p>
          </table:table-cell>
          <table:table-cell table:style-name="ce15" office:value-type="float" office:value="100" calcext:value-type="float">
            <text:p>100</text:p>
          </table:table-cell>
          <table:table-cell table:style-name="ce15" office:value-type="float" office:value="89" calcext:value-type="float">
            <text:p>89</text:p>
          </table:table-cell>
          <table:table-cell table:style-name="ce25" office:value-type="float" office:value="2.8" calcext:value-type="float">
            <text:p>2.8</text:p>
          </table:table-cell>
          <table:table-cell table:style-name="ce25" office:value-type="float" office:value="3.3" calcext:value-type="float">
            <text:p>3.3</text:p>
          </table:table-cell>
          <table:table-cell table:style-name="ce25" office:value-type="float" office:value="12.6" calcext:value-type="float">
            <text:p>12.6</text:p>
          </table:table-cell>
          <table:table-cell table:number-columns-repeated="5" office:value-type="string" calcext:value-type="string">
            <text:p>si</text:p>
          </table:table-cell>
          <table:table-cell table:formula="of:=SUBSTITUTE(SUBSTITUTE(SUBSTITUTE(SUBSTITUTE(SUBSTITUTE(SUBSTITUTE(LOWER([.D51]);&quot; &quot;;&quot;-&quot;);&quot;á&quot;;&quot;a&quot;);&quot;é&quot;;&quot;e&quot;);&quot;í&quot;;&quot;i&quot;);&quot;ó&quot;;&quot;o&quot;);&quot;ú&quot;;&quot;u&quot;)" office:value-type="string" office:string-value="yogur-con-frutas" calcext:value-type="string">
            <text:p>yogur-con-frutas</text:p>
          </table:table-cell>
          <table:table-cell table:style-name="ce31" table:formula="of:=CONCATENATE(&quot;(alimento (id &quot;;[.B51];&quot;) (nombre &quot;;[.U51];&quot;) (grupo &quot;;[.E51];&quot;) (veces &quot;;[.F51];&quot;) (tipo &quot;;[.G51];&quot;) (racion &quot;;[.K51];&quot;) (kcal &quot;;[.L51];&quot;) (proteinas &quot;;[.M51];&quot;) (grasas &quot;;[.N51];&quot;) (hidratos &quot;;[.O51];&quot;) (desayuno &quot;;[.P51];&quot;) (almuerzo &quot;;[.Q51];&quot;) (comida &quot;;[.R51];&quot;) (merienda &quot;;[.S51];&quot;) (cena &quot;;[.T51];&quot;))&quot;)" office:value-type="string" office:string-value="(alimento (id 50) (nombre yogur-con-frutas) (grupo 1) (veces 1) (tipo plasticos) (racion 100) (kcal 89) (proteinas 2,8) (grasas 3,3) (hidratos 12,6) (desayuno si) (almuerzo si) (comida si) (merienda si) (cena si))" calcext:value-type="string">
            <text:p>(alimento (id 50) (nombre yogur-con-frutas) (grupo 1) (veces 1) (tipo plasticos) (racion 100) (kcal 89) (proteinas 2,8) (grasas 3,3) (hidratos 12,6) (desayuno si) (almuerzo si) (comida si) (merienda si) (cena si))</text:p>
          </table:table-cell>
          <table:table-cell table:formula="of:=SUBSTITUTE([.V51];&quot;,&quot;;&quot;.&quot;)" office:value-type="string" office:string-value="(alimento (id 50) (nombre yogur-con-frutas) (grupo 1) (veces 1) (tipo plasticos) (racion 100) (kcal 89) (proteinas 2.8) (grasas 3.3) (hidratos 12.6) (desayuno si) (almuerzo si) (comida si) (merienda si) (cena si))" calcext:value-type="string">
            <text:p>(alimento (id 50) (nombre yogur-con-frutas) (grupo 1) (veces 1) (tipo plasticos) (racion 100) (kcal 89) (proteinas 2.8) (grasas 3.3) (hidratos 12.6) (desayuno si) (almuerzo si) (comida si) (merienda si) (cena si))</text:p>
          </table:table-cell>
          <table:table-cell table:number-columns-repeated="1001"/>
        </table:table-row>
        <table:table-row table:style-name="ro1">
          <table:table-cell/>
          <table:table-cell office:value-type="float" office:value="51" calcext:value-type="float">
            <text:p>51</text:p>
          </table:table-cell>
          <table:table-cell office:value-type="string" calcext:value-type="string">
            <text:p>Carne, huevos y pescado</text:p>
          </table:table-cell>
          <table:table-cell table:style-name="ce15" office:value-type="string" calcext:value-type="string">
            <text:p>Huevo entero</text:p>
          </table:table-cell>
          <table:table-cell table:style-name="ce15" office:value-type="float" office:value="2" calcext:value-type="float">
            <text:p>2</text:p>
          </table:table-cell>
          <table:table-cell table:style-name="ce16" office:value-type="float" office:value="2" calcext:value-type="float">
            <text:p>2</text:p>
          </table:table-cell>
          <table:table-cell table:style-name="ce15" office:value-type="string" calcext:value-type="string">
            <text:p>plasticos</text:p>
          </table:table-cell>
          <table:table-cell table:style-name="ce15" table:formula="of:=[.K52]*[.L52]/100" office:value-type="float" office:value="202.5" calcext:value-type="float">
            <text:p>202,5</text:p>
          </table:table-cell>
          <table:table-cell table:style-name="ce16" table:formula="of:=[.K52]*[.M52]*4/100" office:value-type="float" office:value="63" calcext:value-type="float">
            <text:p>63</text:p>
          </table:table-cell>
          <table:table-cell table:style-name="ce16" table:formula="of:=[.K52]*[.O52]*4/100" office:value-type="float" office:value="3" calcext:value-type="float">
            <text:p>3</text:p>
          </table:table-cell>
          <table:table-cell table:style-name="ce15" office:value-type="float" office:value="125" calcext:value-type="float">
            <text:p>125</text:p>
          </table:table-cell>
          <table:table-cell table:style-name="ce15" office:value-type="float" office:value="162" calcext:value-type="float">
            <text:p>162</text:p>
          </table:table-cell>
          <table:table-cell table:style-name="ce25" office:value-type="float" office:value="12.6" calcext:value-type="float">
            <text:p>12.6</text:p>
          </table:table-cell>
          <table:table-cell table:style-name="ce25" office:value-type="float" office:value="12" calcext:value-type="float">
            <text:p>12</text:p>
          </table:table-cell>
          <table:table-cell table:style-name="ce25" office:value-type="float" office:value="0.6" calcext:value-type="float">
            <text:p>0.6</text:p>
          </table:table-cell>
          <table:table-cell table:number-columns-repeated="5" office:value-type="string" calcext:value-type="string">
            <text:p>si</text:p>
          </table:table-cell>
          <table:table-cell table:formula="of:=SUBSTITUTE(SUBSTITUTE(SUBSTITUTE(SUBSTITUTE(SUBSTITUTE(SUBSTITUTE(LOWER([.D52]);&quot; &quot;;&quot;-&quot;);&quot;á&quot;;&quot;a&quot;);&quot;é&quot;;&quot;e&quot;);&quot;í&quot;;&quot;i&quot;);&quot;ó&quot;;&quot;o&quot;);&quot;ú&quot;;&quot;u&quot;)" office:value-type="string" office:string-value="huevo-entero" calcext:value-type="string">
            <text:p>huevo-entero</text:p>
          </table:table-cell>
          <table:table-cell table:style-name="ce31" table:formula="of:=CONCATENATE(&quot;(alimento (id &quot;;[.B52];&quot;) (nombre &quot;;[.U52];&quot;) (grupo &quot;;[.E52];&quot;) (veces &quot;;[.F52];&quot;) (tipo &quot;;[.G52];&quot;) (racion &quot;;[.K52];&quot;) (kcal &quot;;[.L52];&quot;) (proteinas &quot;;[.M52];&quot;) (grasas &quot;;[.N52];&quot;) (hidratos &quot;;[.O52];&quot;) (desayuno &quot;;[.P52];&quot;) (almuerzo &quot;;[.Q52];&quot;) (comida &quot;;[.R52];&quot;) (merienda &quot;;[.S52];&quot;) (cena &quot;;[.T52];&quot;))&quot;)" office:value-type="string" office:string-value="(alimento (id 51) (nombre huevo-entero) (grupo 2) (veces 2) (tipo plasticos) (racion 125) (kcal 162) (proteinas 12,6) (grasas 12) (hidratos 0,6) (desayuno si) (almuerzo si) (comida si) (merienda si) (cena si))" calcext:value-type="string">
            <text:p>(alimento (id 51) (nombre huevo-entero) (grupo 2) (veces 2) (tipo plasticos) (racion 125) (kcal 162) (proteinas 12,6) (grasas 12) (hidratos 0,6) (desayuno si) (almuerzo si) (comida si) (merienda si) (cena si))</text:p>
          </table:table-cell>
          <table:table-cell table:formula="of:=SUBSTITUTE([.V52];&quot;,&quot;;&quot;.&quot;)" office:value-type="string" office:string-value="(alimento (id 51) (nombre huevo-entero) (grupo 2) (veces 2) (tipo plasticos) (racion 125) (kcal 162) (proteinas 12.6) (grasas 12) (hidratos 0.6) (desayuno si) (almuerzo si) (comida si) (merienda si) (cena si))" calcext:value-type="string">
            <text:p>(alimento (id 51) (nombre huevo-entero) (grupo 2) (veces 2) (tipo plasticos) (racion 125) (kcal 162) (proteinas 12.6) (grasas 12) (hidratos 0.6) (desayuno si) (almuerzo si) (comida si) (merienda si) (cena si))</text:p>
          </table:table-cell>
          <table:table-cell table:number-columns-repeated="1001"/>
        </table:table-row>
        <table:table-row table:style-name="ro1">
          <table:table-cell/>
          <table:table-cell office:value-type="float" office:value="52" calcext:value-type="float">
            <text:p>52</text:p>
          </table:table-cell>
          <table:table-cell office:value-type="string" calcext:value-type="string">
            <text:p>Carne, huevos y pescado</text:p>
          </table:table-cell>
          <table:table-cell table:style-name="ce15" office:value-type="string" calcext:value-type="string">
            <text:p>Huevo entero</text:p>
          </table:table-cell>
          <table:table-cell table:style-name="ce15" office:value-type="float" office:value="2" calcext:value-type="float">
            <text:p>2</text:p>
          </table:table-cell>
          <table:table-cell table:style-name="ce16" office:value-type="float" office:value="2" calcext:value-type="float">
            <text:p>2</text:p>
          </table:table-cell>
          <table:table-cell table:style-name="ce15" office:value-type="string" calcext:value-type="string">
            <text:p>plasticos</text:p>
          </table:table-cell>
          <table:table-cell table:style-name="ce15" table:formula="of:=[.K53]*[.L53]/100" office:value-type="float" office:value="129.6" calcext:value-type="float">
            <text:p>129,6</text:p>
          </table:table-cell>
          <table:table-cell table:style-name="ce16" table:formula="of:=[.K53]*[.M53]*4/100" office:value-type="float" office:value="40.32" calcext:value-type="float">
            <text:p>40,32</text:p>
          </table:table-cell>
          <table:table-cell table:style-name="ce16" table:formula="of:=[.K53]*[.O53]*4/100" office:value-type="float" office:value="1.92" calcext:value-type="float">
            <text:p>1,92</text:p>
          </table:table-cell>
          <table:table-cell table:style-name="ce15" office:value-type="float" office:value="80" calcext:value-type="float">
            <text:p>80</text:p>
          </table:table-cell>
          <table:table-cell table:style-name="ce15" office:value-type="float" office:value="162" calcext:value-type="float">
            <text:p>162</text:p>
          </table:table-cell>
          <table:table-cell table:style-name="ce25" office:value-type="float" office:value="12.6" calcext:value-type="float">
            <text:p>12.6</text:p>
          </table:table-cell>
          <table:table-cell table:style-name="ce25" office:value-type="float" office:value="12" calcext:value-type="float">
            <text:p>12</text:p>
          </table:table-cell>
          <table:table-cell table:style-name="ce25" office:value-type="float" office:value="0.6" calcext:value-type="float">
            <text:p>0.6</text:p>
          </table:table-cell>
          <table:table-cell table:number-columns-repeated="5" office:value-type="string" calcext:value-type="string">
            <text:p>si</text:p>
          </table:table-cell>
          <table:table-cell table:formula="of:=SUBSTITUTE(SUBSTITUTE(SUBSTITUTE(SUBSTITUTE(SUBSTITUTE(SUBSTITUTE(LOWER([.D53]);&quot; &quot;;&quot;-&quot;);&quot;á&quot;;&quot;a&quot;);&quot;é&quot;;&quot;e&quot;);&quot;í&quot;;&quot;i&quot;);&quot;ó&quot;;&quot;o&quot;);&quot;ú&quot;;&quot;u&quot;)" office:value-type="string" office:string-value="huevo-entero" calcext:value-type="string">
            <text:p>huevo-entero</text:p>
          </table:table-cell>
          <table:table-cell table:style-name="ce31" table:formula="of:=CONCATENATE(&quot;(alimento (id &quot;;[.B53];&quot;) (nombre &quot;;[.U53];&quot;) (grupo &quot;;[.E53];&quot;) (veces &quot;;[.F53];&quot;) (tipo &quot;;[.G53];&quot;) (racion &quot;;[.K53];&quot;) (kcal &quot;;[.L53];&quot;) (proteinas &quot;;[.M53];&quot;) (grasas &quot;;[.N53];&quot;) (hidratos &quot;;[.O53];&quot;) (desayuno &quot;;[.P53];&quot;) (almuerzo &quot;;[.Q53];&quot;) (comida &quot;;[.R53];&quot;) (merienda &quot;;[.S53];&quot;) (cena &quot;;[.T53];&quot;))&quot;)" office:value-type="string" office:string-value="(alimento (id 52) (nombre huevo-entero) (grupo 2) (veces 2) (tipo plasticos) (racion 80) (kcal 162) (proteinas 12,6) (grasas 12) (hidratos 0,6) (desayuno si) (almuerzo si) (comida si) (merienda si) (cena si))" calcext:value-type="string">
            <text:p>(alimento (id 52) (nombre huevo-entero) (grupo 2) (veces 2) (tipo plasticos) (racion 80) (kcal 162) (proteinas 12,6) (grasas 12) (hidratos 0,6) (desayuno si) (almuerzo si) (comida si) (merienda si) (cena si))</text:p>
          </table:table-cell>
          <table:table-cell table:formula="of:=SUBSTITUTE([.V53];&quot;,&quot;;&quot;.&quot;)" office:value-type="string" office:string-value="(alimento (id 52) (nombre huevo-entero) (grupo 2) (veces 2) (tipo plasticos) (racion 80) (kcal 162) (proteinas 12.6) (grasas 12) (hidratos 0.6) (desayuno si) (almuerzo si) (comida si) (merienda si) (cena si))" calcext:value-type="string">
            <text:p>(alimento (id 52) (nombre huevo-entero) (grupo 2) (veces 2) (tipo plasticos) (racion 80) (kcal 162) (proteinas 12.6) (grasas 12) (hidratos 0.6) (desayuno si) (almuerzo si) (comida si) (merienda si) (cena si))</text:p>
          </table:table-cell>
          <table:table-cell table:number-columns-repeated="1001"/>
        </table:table-row>
        <table:table-row table:style-name="ro1">
          <table:table-cell/>
          <table:table-cell office:value-type="float" office:value="53" calcext:value-type="float">
            <text:p>53</text:p>
          </table:table-cell>
          <table:table-cell office:value-type="string" calcext:value-type="string">
            <text:p>Carne, huevos y pescado</text:p>
          </table:table-cell>
          <table:table-cell table:style-name="ce15" office:value-type="string" calcext:value-type="string">
            <text:p>Huevo entero</text:p>
          </table:table-cell>
          <table:table-cell table:style-name="ce15" office:value-type="float" office:value="2" calcext:value-type="float">
            <text:p>2</text:p>
          </table:table-cell>
          <table:table-cell table:style-name="ce16" office:value-type="float" office:value="2" calcext:value-type="float">
            <text:p>2</text:p>
          </table:table-cell>
          <table:table-cell table:style-name="ce15" office:value-type="string" calcext:value-type="string">
            <text:p>plasticos</text:p>
          </table:table-cell>
          <table:table-cell table:style-name="ce15" table:formula="of:=[.K54]*[.L54]/100" office:value-type="float" office:value="243" calcext:value-type="float">
            <text:p>243</text:p>
          </table:table-cell>
          <table:table-cell table:style-name="ce16" table:formula="of:=[.K54]*[.M54]*4/100" office:value-type="float" office:value="75.6" calcext:value-type="float">
            <text:p>75,6</text:p>
          </table:table-cell>
          <table:table-cell table:style-name="ce16" table:formula="of:=[.K54]*[.O54]*4/100" office:value-type="float" office:value="3.6" calcext:value-type="float">
            <text:p>3,6</text:p>
          </table:table-cell>
          <table:table-cell table:style-name="ce15" office:value-type="float" office:value="150" calcext:value-type="float">
            <text:p>150</text:p>
          </table:table-cell>
          <table:table-cell table:style-name="ce15" office:value-type="float" office:value="162" calcext:value-type="float">
            <text:p>162</text:p>
          </table:table-cell>
          <table:table-cell table:style-name="ce25" office:value-type="float" office:value="12.6" calcext:value-type="float">
            <text:p>12.6</text:p>
          </table:table-cell>
          <table:table-cell table:style-name="ce25" office:value-type="float" office:value="12" calcext:value-type="float">
            <text:p>12</text:p>
          </table:table-cell>
          <table:table-cell table:style-name="ce25" office:value-type="float" office:value="0.6" calcext:value-type="float">
            <text:p>0.6</text:p>
          </table:table-cell>
          <table:table-cell table:number-columns-repeated="5" office:value-type="string" calcext:value-type="string">
            <text:p>si</text:p>
          </table:table-cell>
          <table:table-cell table:formula="of:=SUBSTITUTE(SUBSTITUTE(SUBSTITUTE(SUBSTITUTE(SUBSTITUTE(SUBSTITUTE(LOWER([.D54]);&quot; &quot;;&quot;-&quot;);&quot;á&quot;;&quot;a&quot;);&quot;é&quot;;&quot;e&quot;);&quot;í&quot;;&quot;i&quot;);&quot;ó&quot;;&quot;o&quot;);&quot;ú&quot;;&quot;u&quot;)" office:value-type="string" office:string-value="huevo-entero" calcext:value-type="string">
            <text:p>huevo-entero</text:p>
          </table:table-cell>
          <table:table-cell table:style-name="ce31" table:formula="of:=CONCATENATE(&quot;(alimento (id &quot;;[.B54];&quot;) (nombre &quot;;[.U54];&quot;) (grupo &quot;;[.E54];&quot;) (veces &quot;;[.F54];&quot;) (tipo &quot;;[.G54];&quot;) (racion &quot;;[.K54];&quot;) (kcal &quot;;[.L54];&quot;) (proteinas &quot;;[.M54];&quot;) (grasas &quot;;[.N54];&quot;) (hidratos &quot;;[.O54];&quot;) (desayuno &quot;;[.P54];&quot;) (almuerzo &quot;;[.Q54];&quot;) (comida &quot;;[.R54];&quot;) (merienda &quot;;[.S54];&quot;) (cena &quot;;[.T54];&quot;))&quot;)" office:value-type="string" office:string-value="(alimento (id 53) (nombre huevo-entero) (grupo 2) (veces 2) (tipo plasticos) (racion 150) (kcal 162) (proteinas 12,6) (grasas 12) (hidratos 0,6) (desayuno si) (almuerzo si) (comida si) (merienda si) (cena si))" calcext:value-type="string">
            <text:p>(alimento (id 53) (nombre huevo-entero) (grupo 2) (veces 2) (tipo plasticos) (racion 150) (kcal 162) (proteinas 12,6) (grasas 12) (hidratos 0,6) (desayuno si) (almuerzo si) (comida si) (merienda si) (cena si))</text:p>
          </table:table-cell>
          <table:table-cell table:formula="of:=SUBSTITUTE([.V54];&quot;,&quot;;&quot;.&quot;)" office:value-type="string" office:string-value="(alimento (id 53) (nombre huevo-entero) (grupo 2) (veces 2) (tipo plasticos) (racion 150) (kcal 162) (proteinas 12.6) (grasas 12) (hidratos 0.6) (desayuno si) (almuerzo si) (comida si) (merienda si) (cena si))" calcext:value-type="string">
            <text:p>(alimento (id 53) (nombre huevo-entero) (grupo 2) (veces 2) (tipo plasticos) (racion 150) (kcal 162) (proteinas 12.6) (grasas 12) (hidratos 0.6) (desayuno si) (almuerzo si) (comida si) (merienda si) (cena si))</text:p>
          </table:table-cell>
          <table:table-cell table:number-columns-repeated="1001"/>
        </table:table-row>
        <table:table-row table:style-name="ro1">
          <table:table-cell/>
          <table:table-cell office:value-type="float" office:value="54" calcext:value-type="float">
            <text:p>54</text:p>
          </table:table-cell>
          <table:table-cell office:value-type="string" calcext:value-type="string">
            <text:p>Carne, huevos y pescado</text:p>
          </table:table-cell>
          <table:table-cell table:style-name="ce15" office:value-type="string" calcext:value-type="string">
            <text:p>Huevo entero</text:p>
          </table:table-cell>
          <table:table-cell table:style-name="ce15" office:value-type="float" office:value="2" calcext:value-type="float">
            <text:p>2</text:p>
          </table:table-cell>
          <table:table-cell table:style-name="ce16" office:value-type="float" office:value="2" calcext:value-type="float">
            <text:p>2</text:p>
          </table:table-cell>
          <table:table-cell table:style-name="ce15" office:value-type="string" calcext:value-type="string">
            <text:p>plasticos</text:p>
          </table:table-cell>
          <table:table-cell table:style-name="ce15" table:formula="of:=[.K55]*[.L55]/100" office:value-type="float" office:value="162" calcext:value-type="float">
            <text:p>162</text:p>
          </table:table-cell>
          <table:table-cell table:style-name="ce16" table:formula="of:=[.K55]*[.M55]*4/100" office:value-type="float" office:value="50.4" calcext:value-type="float">
            <text:p>50,4</text:p>
          </table:table-cell>
          <table:table-cell table:style-name="ce16" table:formula="of:=[.K55]*[.O55]*4/100" office:value-type="float" office:value="2.4" calcext:value-type="float">
            <text:p>2,4</text:p>
          </table:table-cell>
          <table:table-cell table:style-name="ce15" office:value-type="float" office:value="100" calcext:value-type="float">
            <text:p>100</text:p>
          </table:table-cell>
          <table:table-cell table:style-name="ce15" office:value-type="float" office:value="162" calcext:value-type="float">
            <text:p>162</text:p>
          </table:table-cell>
          <table:table-cell table:style-name="ce25" office:value-type="float" office:value="12.6" calcext:value-type="float">
            <text:p>12.6</text:p>
          </table:table-cell>
          <table:table-cell table:style-name="ce25" office:value-type="float" office:value="12" calcext:value-type="float">
            <text:p>12</text:p>
          </table:table-cell>
          <table:table-cell table:style-name="ce25" office:value-type="float" office:value="0.6" calcext:value-type="float">
            <text:p>0.6</text:p>
          </table:table-cell>
          <table:table-cell table:number-columns-repeated="5" office:value-type="string" calcext:value-type="string">
            <text:p>si</text:p>
          </table:table-cell>
          <table:table-cell table:formula="of:=SUBSTITUTE(SUBSTITUTE(SUBSTITUTE(SUBSTITUTE(SUBSTITUTE(SUBSTITUTE(LOWER([.D55]);&quot; &quot;;&quot;-&quot;);&quot;á&quot;;&quot;a&quot;);&quot;é&quot;;&quot;e&quot;);&quot;í&quot;;&quot;i&quot;);&quot;ó&quot;;&quot;o&quot;);&quot;ú&quot;;&quot;u&quot;)" office:value-type="string" office:string-value="huevo-entero" calcext:value-type="string">
            <text:p>huevo-entero</text:p>
          </table:table-cell>
          <table:table-cell table:style-name="ce31" table:formula="of:=CONCATENATE(&quot;(alimento (id &quot;;[.B55];&quot;) (nombre &quot;;[.U55];&quot;) (grupo &quot;;[.E55];&quot;) (veces &quot;;[.F55];&quot;) (tipo &quot;;[.G55];&quot;) (racion &quot;;[.K55];&quot;) (kcal &quot;;[.L55];&quot;) (proteinas &quot;;[.M55];&quot;) (grasas &quot;;[.N55];&quot;) (hidratos &quot;;[.O55];&quot;) (desayuno &quot;;[.P55];&quot;) (almuerzo &quot;;[.Q55];&quot;) (comida &quot;;[.R55];&quot;) (merienda &quot;;[.S55];&quot;) (cena &quot;;[.T55];&quot;))&quot;)" office:value-type="string" office:string-value="(alimento (id 54) (nombre huevo-entero) (grupo 2) (veces 2) (tipo plasticos) (racion 100) (kcal 162) (proteinas 12,6) (grasas 12) (hidratos 0,6) (desayuno si) (almuerzo si) (comida si) (merienda si) (cena si))" calcext:value-type="string">
            <text:p>(alimento (id 54) (nombre huevo-entero) (grupo 2) (veces 2) (tipo plasticos) (racion 100) (kcal 162) (proteinas 12,6) (grasas 12) (hidratos 0,6) (desayuno si) (almuerzo si) (comida si) (merienda si) (cena si))</text:p>
          </table:table-cell>
          <table:table-cell table:formula="of:=SUBSTITUTE([.V55];&quot;,&quot;;&quot;.&quot;)" office:value-type="string" office:string-value="(alimento (id 54) (nombre huevo-entero) (grupo 2) (veces 2) (tipo plasticos) (racion 100) (kcal 162) (proteinas 12.6) (grasas 12) (hidratos 0.6) (desayuno si) (almuerzo si) (comida si) (merienda si) (cena si))" calcext:value-type="string">
            <text:p>(alimento (id 54) (nombre huevo-entero) (grupo 2) (veces 2) (tipo plasticos) (racion 100) (kcal 162) (proteinas 12.6) (grasas 12) (hidratos 0.6) (desayuno si) (almuerzo si) (comida si) (merienda si) (cena si))</text:p>
          </table:table-cell>
          <table:table-cell table:number-columns-repeated="1001"/>
        </table:table-row>
        <table:table-row table:style-name="ro1">
          <table:table-cell/>
          <table:table-cell office:value-type="float" office:value="55" calcext:value-type="float">
            <text:p>55</text:p>
          </table:table-cell>
          <table:table-cell office:value-type="string" calcext:value-type="string">
            <text:p>Carne, huevos y pescado</text:p>
          </table:table-cell>
          <table:table-cell table:style-name="ce15" office:value-type="string" calcext:value-type="string">
            <text:p>Huevo entero</text:p>
          </table:table-cell>
          <table:table-cell table:style-name="ce15" office:value-type="float" office:value="2" calcext:value-type="float">
            <text:p>2</text:p>
          </table:table-cell>
          <table:table-cell table:style-name="ce16" office:value-type="float" office:value="2" calcext:value-type="float">
            <text:p>2</text:p>
          </table:table-cell>
          <table:table-cell table:style-name="ce15" office:value-type="string" calcext:value-type="string">
            <text:p>plasticos</text:p>
          </table:table-cell>
          <table:table-cell table:style-name="ce15" table:formula="of:=[.K56]*[.L56]/100" office:value-type="float" office:value="81" calcext:value-type="float">
            <text:p>81</text:p>
          </table:table-cell>
          <table:table-cell table:style-name="ce16" table:formula="of:=[.K56]*[.M56]*4/100" office:value-type="float" office:value="25.2" calcext:value-type="float">
            <text:p>25,2</text:p>
          </table:table-cell>
          <table:table-cell table:style-name="ce16" table:formula="of:=[.K56]*[.O56]*4/100" office:value-type="float" office:value="1.2" calcext:value-type="float">
            <text:p>1,2</text:p>
          </table:table-cell>
          <table:table-cell table:style-name="ce15" office:value-type="float" office:value="50" calcext:value-type="float">
            <text:p>50</text:p>
          </table:table-cell>
          <table:table-cell table:style-name="ce15" office:value-type="float" office:value="162" calcext:value-type="float">
            <text:p>162</text:p>
          </table:table-cell>
          <table:table-cell table:style-name="ce25" office:value-type="float" office:value="12.6" calcext:value-type="float">
            <text:p>12.6</text:p>
          </table:table-cell>
          <table:table-cell table:style-name="ce25" office:value-type="float" office:value="12" calcext:value-type="float">
            <text:p>12</text:p>
          </table:table-cell>
          <table:table-cell table:style-name="ce25" office:value-type="float" office:value="0.6" calcext:value-type="float">
            <text:p>0.6</text:p>
          </table:table-cell>
          <table:table-cell table:number-columns-repeated="5" office:value-type="string" calcext:value-type="string">
            <text:p>si</text:p>
          </table:table-cell>
          <table:table-cell table:formula="of:=SUBSTITUTE(SUBSTITUTE(SUBSTITUTE(SUBSTITUTE(SUBSTITUTE(SUBSTITUTE(LOWER([.D56]);&quot; &quot;;&quot;-&quot;);&quot;á&quot;;&quot;a&quot;);&quot;é&quot;;&quot;e&quot;);&quot;í&quot;;&quot;i&quot;);&quot;ó&quot;;&quot;o&quot;);&quot;ú&quot;;&quot;u&quot;)" office:value-type="string" office:string-value="huevo-entero" calcext:value-type="string">
            <text:p>huevo-entero</text:p>
          </table:table-cell>
          <table:table-cell table:style-name="ce31" table:formula="of:=CONCATENATE(&quot;(alimento (id &quot;;[.B56];&quot;) (nombre &quot;;[.U56];&quot;) (grupo &quot;;[.E56];&quot;) (veces &quot;;[.F56];&quot;) (tipo &quot;;[.G56];&quot;) (racion &quot;;[.K56];&quot;) (kcal &quot;;[.L56];&quot;) (proteinas &quot;;[.M56];&quot;) (grasas &quot;;[.N56];&quot;) (hidratos &quot;;[.O56];&quot;) (desayuno &quot;;[.P56];&quot;) (almuerzo &quot;;[.Q56];&quot;) (comida &quot;;[.R56];&quot;) (merienda &quot;;[.S56];&quot;) (cena &quot;;[.T56];&quot;))&quot;)" office:value-type="string" office:string-value="(alimento (id 55) (nombre huevo-entero) (grupo 2) (veces 2) (tipo plasticos) (racion 50) (kcal 162) (proteinas 12,6) (grasas 12) (hidratos 0,6) (desayuno si) (almuerzo si) (comida si) (merienda si) (cena si))" calcext:value-type="string">
            <text:p>(alimento (id 55) (nombre huevo-entero) (grupo 2) (veces 2) (tipo plasticos) (racion 50) (kcal 162) (proteinas 12,6) (grasas 12) (hidratos 0,6) (desayuno si) (almuerzo si) (comida si) (merienda si) (cena si))</text:p>
          </table:table-cell>
          <table:table-cell table:formula="of:=SUBSTITUTE([.V56];&quot;,&quot;;&quot;.&quot;)" office:value-type="string" office:string-value="(alimento (id 55) (nombre huevo-entero) (grupo 2) (veces 2) (tipo plasticos) (racion 50) (kcal 162) (proteinas 12.6) (grasas 12) (hidratos 0.6) (desayuno si) (almuerzo si) (comida si) (merienda si) (cena si))" calcext:value-type="string">
            <text:p>(alimento (id 55) (nombre huevo-entero) (grupo 2) (veces 2) (tipo plasticos) (racion 50) (kcal 162) (proteinas 12.6) (grasas 12) (hidratos 0.6) (desayuno si) (almuerzo si) (comida si) (merienda si) (cena si))</text:p>
          </table:table-cell>
          <table:table-cell table:number-columns-repeated="1001"/>
        </table:table-row>
        <table:table-row table:style-name="ro1">
          <table:table-cell/>
          <table:table-cell office:value-type="float" office:value="56" calcext:value-type="float">
            <text:p>56</text:p>
          </table:table-cell>
          <table:table-cell office:value-type="string" calcext:value-type="string">
            <text:p>Carne, huevos y pescado</text:p>
          </table:table-cell>
          <table:table-cell table:style-name="ce15" office:value-type="string" calcext:value-type="string">
            <text:p>Lubina</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57]*[.L57]/100" office:value-type="float" office:value="171.5" calcext:value-type="float">
            <text:p>171,5</text:p>
          </table:table-cell>
          <table:table-cell table:style-name="ce16" table:formula="of:=[.K57]*[.M57]*4/100" office:value-type="float" office:value="135.1" calcext:value-type="float">
            <text:p>135,1</text:p>
          </table:table-cell>
          <table:table-cell table:style-name="ce16" table:formula="of:=[.K57]*[.O57]*4/100" office:value-type="float" office:value="0" calcext:value-type="float">
            <text:p>0</text:p>
          </table:table-cell>
          <table:table-cell table:style-name="ce15" office:value-type="float" office:value="175" calcext:value-type="float">
            <text:p>175</text:p>
          </table:table-cell>
          <table:table-cell table:style-name="ce15" office:value-type="float" office:value="98" calcext:value-type="float">
            <text:p>98</text:p>
          </table:table-cell>
          <table:table-cell table:style-name="ce25" office:value-type="float" office:value="19.3" calcext:value-type="float">
            <text:p>19.3</text:p>
          </table:table-cell>
          <table:table-cell table:style-name="ce25" office:value-type="float" office:value="2.3" calcext:value-type="float">
            <text:p>2.3</text:p>
          </table:table-cell>
          <table:table-cell table:style-name="ce25"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57]);&quot; &quot;;&quot;-&quot;);&quot;á&quot;;&quot;a&quot;);&quot;é&quot;;&quot;e&quot;);&quot;í&quot;;&quot;i&quot;);&quot;ó&quot;;&quot;o&quot;);&quot;ú&quot;;&quot;u&quot;)" office:value-type="string" office:string-value="lubina" calcext:value-type="string">
            <text:p>lubina</text:p>
          </table:table-cell>
          <table:table-cell table:style-name="ce31" table:formula="of:=CONCATENATE(&quot;(alimento (id &quot;;[.B57];&quot;) (nombre &quot;;[.U57];&quot;) (grupo &quot;;[.E57];&quot;) (veces &quot;;[.F57];&quot;) (tipo &quot;;[.G57];&quot;) (racion &quot;;[.K57];&quot;) (kcal &quot;;[.L57];&quot;) (proteinas &quot;;[.M57];&quot;) (grasas &quot;;[.N57];&quot;) (hidratos &quot;;[.O57];&quot;) (desayuno &quot;;[.P57];&quot;) (almuerzo &quot;;[.Q57];&quot;) (comida &quot;;[.R57];&quot;) (merienda &quot;;[.S57];&quot;) (cena &quot;;[.T57];&quot;))&quot;)" office:value-type="string" office:string-value="(alimento (id 56) (nombre lubina) (grupo 2) (veces 1) (tipo plasticos) (racion 175) (kcal 98) (proteinas 19,3) (grasas 2,3) (hidratos 0) (desayuno no) (almuerzo no) (comida si) (merienda no) (cena si))" calcext:value-type="string">
            <text:p>(alimento (id 56) (nombre lubina) (grupo 2) (veces 1) (tipo plasticos) (racion 175) (kcal 98) (proteinas 19,3) (grasas 2,3) (hidratos 0) (desayuno no) (almuerzo no) (comida si) (merienda no) (cena si))</text:p>
          </table:table-cell>
          <table:table-cell table:formula="of:=SUBSTITUTE([.V57];&quot;,&quot;;&quot;.&quot;)" office:value-type="string" office:string-value="(alimento (id 56) (nombre lubina) (grupo 2) (veces 1) (tipo plasticos) (racion 175) (kcal 98) (proteinas 19.3) (grasas 2.3) (hidratos 0) (desayuno no) (almuerzo no) (comida si) (merienda no) (cena si))" calcext:value-type="string">
            <text:p>(alimento (id 56) (nombre lubina) (grupo 2) (veces 1) (tipo plasticos) (racion 175) (kcal 98) (proteinas 19.3) (grasas 2.3) (hidratos 0) (desayuno no) (almuerzo no) (comida si) (merienda no) (cena si))</text:p>
          </table:table-cell>
          <table:table-cell table:number-columns-repeated="1001"/>
        </table:table-row>
        <table:table-row table:style-name="ro1">
          <table:table-cell/>
          <table:table-cell office:value-type="float" office:value="58" calcext:value-type="float">
            <text:p>58</text:p>
          </table:table-cell>
          <table:table-cell office:value-type="string" calcext:value-type="string">
            <text:p>Carne, huevos y pescado</text:p>
          </table:table-cell>
          <table:table-cell table:style-name="ce15" office:value-type="string" calcext:value-type="string">
            <text:p>Lubina</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58]*[.L58]/100" office:value-type="float" office:value="78.4" calcext:value-type="float">
            <text:p>78,4</text:p>
          </table:table-cell>
          <table:table-cell table:style-name="ce16" table:formula="of:=[.K58]*[.M58]*4/100" office:value-type="float" office:value="61.76" calcext:value-type="float">
            <text:p>61,76</text:p>
          </table:table-cell>
          <table:table-cell table:style-name="ce16" table:formula="of:=[.K58]*[.O58]*4/100" office:value-type="float" office:value="0" calcext:value-type="float">
            <text:p>0</text:p>
          </table:table-cell>
          <table:table-cell table:style-name="ce15" office:value-type="float" office:value="80" calcext:value-type="float">
            <text:p>80</text:p>
          </table:table-cell>
          <table:table-cell table:style-name="ce15" office:value-type="float" office:value="98" calcext:value-type="float">
            <text:p>98</text:p>
          </table:table-cell>
          <table:table-cell table:style-name="ce25" office:value-type="float" office:value="19.3" calcext:value-type="float">
            <text:p>19.3</text:p>
          </table:table-cell>
          <table:table-cell table:style-name="ce25" office:value-type="float" office:value="2.3" calcext:value-type="float">
            <text:p>2.3</text:p>
          </table:table-cell>
          <table:table-cell table:style-name="ce25"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58]);&quot; &quot;;&quot;-&quot;);&quot;á&quot;;&quot;a&quot;);&quot;é&quot;;&quot;e&quot;);&quot;í&quot;;&quot;i&quot;);&quot;ó&quot;;&quot;o&quot;);&quot;ú&quot;;&quot;u&quot;)" office:value-type="string" office:string-value="lubina" calcext:value-type="string">
            <text:p>lubina</text:p>
          </table:table-cell>
          <table:table-cell table:style-name="ce31" table:formula="of:=CONCATENATE(&quot;(alimento (id &quot;;[.B58];&quot;) (nombre &quot;;[.U58];&quot;) (grupo &quot;;[.E58];&quot;) (veces &quot;;[.F58];&quot;) (tipo &quot;;[.G58];&quot;) (racion &quot;;[.K58];&quot;) (kcal &quot;;[.L58];&quot;) (proteinas &quot;;[.M58];&quot;) (grasas &quot;;[.N58];&quot;) (hidratos &quot;;[.O58];&quot;) (desayuno &quot;;[.P58];&quot;) (almuerzo &quot;;[.Q58];&quot;) (comida &quot;;[.R58];&quot;) (merienda &quot;;[.S58];&quot;) (cena &quot;;[.T58];&quot;))&quot;)" office:value-type="string" office:string-value="(alimento (id 58) (nombre lubina) (grupo 2) (veces 1) (tipo plasticos) (racion 80) (kcal 98) (proteinas 19,3) (grasas 2,3) (hidratos 0) (desayuno no) (almuerzo no) (comida si) (merienda no) (cena si))" calcext:value-type="string">
            <text:p>(alimento (id 58) (nombre lubina) (grupo 2) (veces 1) (tipo plasticos) (racion 80) (kcal 98) (proteinas 19,3) (grasas 2,3) (hidratos 0) (desayuno no) (almuerzo no) (comida si) (merienda no) (cena si))</text:p>
          </table:table-cell>
          <table:table-cell table:formula="of:=SUBSTITUTE([.V58];&quot;,&quot;;&quot;.&quot;)" office:value-type="string" office:string-value="(alimento (id 58) (nombre lubina) (grupo 2) (veces 1) (tipo plasticos) (racion 80) (kcal 98) (proteinas 19.3) (grasas 2.3) (hidratos 0) (desayuno no) (almuerzo no) (comida si) (merienda no) (cena si))" calcext:value-type="string">
            <text:p>(alimento (id 58) (nombre lubina) (grupo 2) (veces 1) (tipo plasticos) (racion 80) (kcal 98) (proteinas 19.3) (grasas 2.3) (hidratos 0) (desayuno no) (almuerzo no) (comida si) (merienda no) (cena si))</text:p>
          </table:table-cell>
          <table:table-cell table:number-columns-repeated="1001"/>
        </table:table-row>
        <table:table-row table:style-name="ro1">
          <table:table-cell/>
          <table:table-cell office:value-type="float" office:value="59" calcext:value-type="float">
            <text:p>59</text:p>
          </table:table-cell>
          <table:table-cell office:value-type="string" calcext:value-type="string">
            <text:p>Carne, huevos y pescado</text:p>
          </table:table-cell>
          <table:table-cell table:style-name="ce15" office:value-type="string" calcext:value-type="string">
            <text:p>Lubina</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59]*[.L59]/100" office:value-type="float" office:value="147" calcext:value-type="float">
            <text:p>147</text:p>
          </table:table-cell>
          <table:table-cell table:style-name="ce16" table:formula="of:=[.K59]*[.M59]*4/100" office:value-type="float" office:value="115.8" calcext:value-type="float">
            <text:p>115,8</text:p>
          </table:table-cell>
          <table:table-cell table:style-name="ce16" table:formula="of:=[.K59]*[.O59]*4/100" office:value-type="float" office:value="0" calcext:value-type="float">
            <text:p>0</text:p>
          </table:table-cell>
          <table:table-cell table:style-name="ce15" office:value-type="float" office:value="150" calcext:value-type="float">
            <text:p>150</text:p>
          </table:table-cell>
          <table:table-cell table:style-name="ce15" office:value-type="float" office:value="98" calcext:value-type="float">
            <text:p>98</text:p>
          </table:table-cell>
          <table:table-cell table:style-name="ce25" office:value-type="float" office:value="19.3" calcext:value-type="float">
            <text:p>19.3</text:p>
          </table:table-cell>
          <table:table-cell table:style-name="ce25" office:value-type="float" office:value="2.3" calcext:value-type="float">
            <text:p>2.3</text:p>
          </table:table-cell>
          <table:table-cell table:style-name="ce25"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59]);&quot; &quot;;&quot;-&quot;);&quot;á&quot;;&quot;a&quot;);&quot;é&quot;;&quot;e&quot;);&quot;í&quot;;&quot;i&quot;);&quot;ó&quot;;&quot;o&quot;);&quot;ú&quot;;&quot;u&quot;)" office:value-type="string" office:string-value="lubina" calcext:value-type="string">
            <text:p>lubina</text:p>
          </table:table-cell>
          <table:table-cell table:style-name="ce31" table:formula="of:=CONCATENATE(&quot;(alimento (id &quot;;[.B59];&quot;) (nombre &quot;;[.U59];&quot;) (grupo &quot;;[.E59];&quot;) (veces &quot;;[.F59];&quot;) (tipo &quot;;[.G59];&quot;) (racion &quot;;[.K59];&quot;) (kcal &quot;;[.L59];&quot;) (proteinas &quot;;[.M59];&quot;) (grasas &quot;;[.N59];&quot;) (hidratos &quot;;[.O59];&quot;) (desayuno &quot;;[.P59];&quot;) (almuerzo &quot;;[.Q59];&quot;) (comida &quot;;[.R59];&quot;) (merienda &quot;;[.S59];&quot;) (cena &quot;;[.T59];&quot;))&quot;)" office:value-type="string" office:string-value="(alimento (id 59) (nombre lubina) (grupo 2) (veces 1) (tipo plasticos) (racion 150) (kcal 98) (proteinas 19,3) (grasas 2,3) (hidratos 0) (desayuno no) (almuerzo no) (comida si) (merienda no) (cena si))" calcext:value-type="string">
            <text:p>(alimento (id 59) (nombre lubina) (grupo 2) (veces 1) (tipo plasticos) (racion 150) (kcal 98) (proteinas 19,3) (grasas 2,3) (hidratos 0) (desayuno no) (almuerzo no) (comida si) (merienda no) (cena si))</text:p>
          </table:table-cell>
          <table:table-cell table:formula="of:=SUBSTITUTE([.V59];&quot;,&quot;;&quot;.&quot;)" office:value-type="string" office:string-value="(alimento (id 59) (nombre lubina) (grupo 2) (veces 1) (tipo plasticos) (racion 150) (kcal 98) (proteinas 19.3) (grasas 2.3) (hidratos 0) (desayuno no) (almuerzo no) (comida si) (merienda no) (cena si))" calcext:value-type="string">
            <text:p>(alimento (id 59) (nombre lubina) (grupo 2) (veces 1) (tipo plasticos) (racion 150) (kcal 98) (proteinas 19.3) (grasas 2.3) (hidratos 0) (desayuno no) (almuerzo no) (comida si) (merienda no) (cena si))</text:p>
          </table:table-cell>
          <table:table-cell table:number-columns-repeated="1001"/>
        </table:table-row>
        <table:table-row table:style-name="ro1">
          <table:table-cell/>
          <table:table-cell office:value-type="float" office:value="60" calcext:value-type="float">
            <text:p>60</text:p>
          </table:table-cell>
          <table:table-cell office:value-type="string" calcext:value-type="string">
            <text:p>Carne, huevos y pescado</text:p>
          </table:table-cell>
          <table:table-cell table:style-name="ce15" office:value-type="string" calcext:value-type="string">
            <text:p>Lubina</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60]*[.L60]/100" office:value-type="float" office:value="98" calcext:value-type="float">
            <text:p>98</text:p>
          </table:table-cell>
          <table:table-cell table:style-name="ce16" table:formula="of:=[.K60]*[.M60]*4/100" office:value-type="float" office:value="77.2" calcext:value-type="float">
            <text:p>77,2</text:p>
          </table:table-cell>
          <table:table-cell table:style-name="ce16" table:formula="of:=[.K60]*[.O60]*4/100" office:value-type="float" office:value="0" calcext:value-type="float">
            <text:p>0</text:p>
          </table:table-cell>
          <table:table-cell table:style-name="ce15" office:value-type="float" office:value="100" calcext:value-type="float">
            <text:p>100</text:p>
          </table:table-cell>
          <table:table-cell table:style-name="ce15" office:value-type="float" office:value="98" calcext:value-type="float">
            <text:p>98</text:p>
          </table:table-cell>
          <table:table-cell table:style-name="ce25" office:value-type="float" office:value="19.3" calcext:value-type="float">
            <text:p>19.3</text:p>
          </table:table-cell>
          <table:table-cell table:style-name="ce25" office:value-type="float" office:value="2.3" calcext:value-type="float">
            <text:p>2.3</text:p>
          </table:table-cell>
          <table:table-cell table:style-name="ce25"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60]);&quot; &quot;;&quot;-&quot;);&quot;á&quot;;&quot;a&quot;);&quot;é&quot;;&quot;e&quot;);&quot;í&quot;;&quot;i&quot;);&quot;ó&quot;;&quot;o&quot;);&quot;ú&quot;;&quot;u&quot;)" office:value-type="string" office:string-value="lubina" calcext:value-type="string">
            <text:p>lubina</text:p>
          </table:table-cell>
          <table:table-cell table:style-name="ce31" table:formula="of:=CONCATENATE(&quot;(alimento (id &quot;;[.B60];&quot;) (nombre &quot;;[.U60];&quot;) (grupo &quot;;[.E60];&quot;) (veces &quot;;[.F60];&quot;) (tipo &quot;;[.G60];&quot;) (racion &quot;;[.K60];&quot;) (kcal &quot;;[.L60];&quot;) (proteinas &quot;;[.M60];&quot;) (grasas &quot;;[.N60];&quot;) (hidratos &quot;;[.O60];&quot;) (desayuno &quot;;[.P60];&quot;) (almuerzo &quot;;[.Q60];&quot;) (comida &quot;;[.R60];&quot;) (merienda &quot;;[.S60];&quot;) (cena &quot;;[.T60];&quot;))&quot;)" office:value-type="string" office:string-value="(alimento (id 60) (nombre lubina) (grupo 2) (veces 1) (tipo plasticos) (racion 100) (kcal 98) (proteinas 19,3) (grasas 2,3) (hidratos 0) (desayuno no) (almuerzo no) (comida si) (merienda no) (cena si))" calcext:value-type="string">
            <text:p>(alimento (id 60) (nombre lubina) (grupo 2) (veces 1) (tipo plasticos) (racion 100) (kcal 98) (proteinas 19,3) (grasas 2,3) (hidratos 0) (desayuno no) (almuerzo no) (comida si) (merienda no) (cena si))</text:p>
          </table:table-cell>
          <table:table-cell table:formula="of:=SUBSTITUTE([.V60];&quot;,&quot;;&quot;.&quot;)" office:value-type="string" office:string-value="(alimento (id 60) (nombre lubina) (grupo 2) (veces 1) (tipo plasticos) (racion 100) (kcal 98) (proteinas 19.3) (grasas 2.3) (hidratos 0) (desayuno no) (almuerzo no) (comida si) (merienda no) (cena si))" calcext:value-type="string">
            <text:p>(alimento (id 60) (nombre lubina) (grupo 2) (veces 1) (tipo plasticos) (racion 100) (kcal 98) (proteinas 19.3) (grasas 2.3) (hidratos 0) (desayuno no) (almuerzo no) (comida si) (merienda no) (cena si))</text:p>
          </table:table-cell>
          <table:table-cell table:number-columns-repeated="1001"/>
        </table:table-row>
        <table:table-row table:style-name="ro1">
          <table:table-cell/>
          <table:table-cell office:value-type="float" office:value="61" calcext:value-type="float">
            <text:p>61</text:p>
          </table:table-cell>
          <table:table-cell office:value-type="string" calcext:value-type="string">
            <text:p>Carne, huevos y pescado</text:p>
          </table:table-cell>
          <table:table-cell table:style-name="ce15" office:value-type="string" calcext:value-type="string">
            <text:p>Merluza</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61]*[.L61]/100" office:value-type="float" office:value="80" calcext:value-type="float">
            <text:p>80</text:p>
          </table:table-cell>
          <table:table-cell table:style-name="ce16" table:formula="of:=[.K61]*[.M61]*4/100" office:value-type="float" office:value="60" calcext:value-type="float">
            <text:p>60</text:p>
          </table:table-cell>
          <table:table-cell table:style-name="ce16" table:formula="of:=[.K61]*[.O61]*4/100" office:value-type="float" office:value="0" calcext:value-type="float">
            <text:p>0</text:p>
          </table:table-cell>
          <table:table-cell table:style-name="ce15" office:value-type="float" office:value="125" calcext:value-type="float">
            <text:p>125</text:p>
          </table:table-cell>
          <table:table-cell table:style-name="ce15" office:value-type="float" office:value="64" calcext:value-type="float">
            <text:p>64</text:p>
          </table:table-cell>
          <table:table-cell table:style-name="ce25" office:value-type="float" office:value="12" calcext:value-type="float">
            <text:p>12</text:p>
          </table:table-cell>
          <table:table-cell table:style-name="ce25" office:value-type="float" office:value="1.8" calcext:value-type="float">
            <text:p>1.8</text:p>
          </table:table-cell>
          <table:table-cell table:style-name="ce25"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61]);&quot; &quot;;&quot;-&quot;);&quot;á&quot;;&quot;a&quot;);&quot;é&quot;;&quot;e&quot;);&quot;í&quot;;&quot;i&quot;);&quot;ó&quot;;&quot;o&quot;);&quot;ú&quot;;&quot;u&quot;)" office:value-type="string" office:string-value="merluza" calcext:value-type="string">
            <text:p>merluza</text:p>
          </table:table-cell>
          <table:table-cell table:style-name="ce31" table:formula="of:=CONCATENATE(&quot;(alimento (id &quot;;[.B61];&quot;) (nombre &quot;;[.U61];&quot;) (grupo &quot;;[.E61];&quot;) (veces &quot;;[.F61];&quot;) (tipo &quot;;[.G61];&quot;) (racion &quot;;[.K61];&quot;) (kcal &quot;;[.L61];&quot;) (proteinas &quot;;[.M61];&quot;) (grasas &quot;;[.N61];&quot;) (hidratos &quot;;[.O61];&quot;) (desayuno &quot;;[.P61];&quot;) (almuerzo &quot;;[.Q61];&quot;) (comida &quot;;[.R61];&quot;) (merienda &quot;;[.S61];&quot;) (cena &quot;;[.T61];&quot;))&quot;)" office:value-type="string" office:string-value="(alimento (id 61) (nombre merluza) (grupo 2) (veces 1) (tipo plasticos) (racion 125) (kcal 64) (proteinas 12) (grasas 1,8) (hidratos 0) (desayuno no) (almuerzo no) (comida si) (merienda no) (cena si))" calcext:value-type="string">
            <text:p>(alimento (id 61) (nombre merluza) (grupo 2) (veces 1) (tipo plasticos) (racion 125) (kcal 64) (proteinas 12) (grasas 1,8) (hidratos 0) (desayuno no) (almuerzo no) (comida si) (merienda no) (cena si))</text:p>
          </table:table-cell>
          <table:table-cell table:formula="of:=SUBSTITUTE([.V61];&quot;,&quot;;&quot;.&quot;)" office:value-type="string" office:string-value="(alimento (id 61) (nombre merluza) (grupo 2) (veces 1) (tipo plasticos) (racion 125) (kcal 64) (proteinas 12) (grasas 1.8) (hidratos 0) (desayuno no) (almuerzo no) (comida si) (merienda no) (cena si))" calcext:value-type="string">
            <text:p>(alimento (id 61) (nombre merluza) (grupo 2) (veces 1) (tipo plasticos) (racion 125) (kcal 64) (proteinas 12) (grasas 1.8) (hidratos 0) (desayuno no) (almuerzo no) (comida si) (merienda no) (cena si))</text:p>
          </table:table-cell>
          <table:table-cell table:number-columns-repeated="1001"/>
        </table:table-row>
        <table:table-row table:style-name="ro1">
          <table:table-cell/>
          <table:table-cell office:value-type="float" office:value="63" calcext:value-type="float">
            <text:p>63</text:p>
          </table:table-cell>
          <table:table-cell office:value-type="string" calcext:value-type="string">
            <text:p>Carne, huevos y pescado</text:p>
          </table:table-cell>
          <table:table-cell table:style-name="ce15" office:value-type="string" calcext:value-type="string">
            <text:p>Merluza</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62]*[.L62]/100" office:value-type="float" office:value="51.2" calcext:value-type="float">
            <text:p>51,2</text:p>
          </table:table-cell>
          <table:table-cell table:style-name="ce16" table:formula="of:=[.K62]*[.M62]*4/100" office:value-type="float" office:value="38.4" calcext:value-type="float">
            <text:p>38,4</text:p>
          </table:table-cell>
          <table:table-cell table:style-name="ce16" table:formula="of:=[.K62]*[.O62]*4/100" office:value-type="float" office:value="0" calcext:value-type="float">
            <text:p>0</text:p>
          </table:table-cell>
          <table:table-cell table:style-name="ce15" office:value-type="float" office:value="80" calcext:value-type="float">
            <text:p>80</text:p>
          </table:table-cell>
          <table:table-cell table:style-name="ce15" office:value-type="float" office:value="64" calcext:value-type="float">
            <text:p>64</text:p>
          </table:table-cell>
          <table:table-cell table:style-name="ce25" office:value-type="float" office:value="12" calcext:value-type="float">
            <text:p>12</text:p>
          </table:table-cell>
          <table:table-cell table:style-name="ce25" office:value-type="float" office:value="1.8" calcext:value-type="float">
            <text:p>1.8</text:p>
          </table:table-cell>
          <table:table-cell table:style-name="ce25"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62]);&quot; &quot;;&quot;-&quot;);&quot;á&quot;;&quot;a&quot;);&quot;é&quot;;&quot;e&quot;);&quot;í&quot;;&quot;i&quot;);&quot;ó&quot;;&quot;o&quot;);&quot;ú&quot;;&quot;u&quot;)" office:value-type="string" office:string-value="merluza" calcext:value-type="string">
            <text:p>merluza</text:p>
          </table:table-cell>
          <table:table-cell table:style-name="ce31" table:formula="of:=CONCATENATE(&quot;(alimento (id &quot;;[.B62];&quot;) (nombre &quot;;[.U62];&quot;) (grupo &quot;;[.E62];&quot;) (veces &quot;;[.F62];&quot;) (tipo &quot;;[.G62];&quot;) (racion &quot;;[.K62];&quot;) (kcal &quot;;[.L62];&quot;) (proteinas &quot;;[.M62];&quot;) (grasas &quot;;[.N62];&quot;) (hidratos &quot;;[.O62];&quot;) (desayuno &quot;;[.P62];&quot;) (almuerzo &quot;;[.Q62];&quot;) (comida &quot;;[.R62];&quot;) (merienda &quot;;[.S62];&quot;) (cena &quot;;[.T62];&quot;))&quot;)" office:value-type="string" office:string-value="(alimento (id 63) (nombre merluza) (grupo 2) (veces 1) (tipo plasticos) (racion 80) (kcal 64) (proteinas 12) (grasas 1,8) (hidratos 0) (desayuno no) (almuerzo no) (comida si) (merienda no) (cena si))" calcext:value-type="string">
            <text:p>(alimento (id 63) (nombre merluza) (grupo 2) (veces 1) (tipo plasticos) (racion 80) (kcal 64) (proteinas 12) (grasas 1,8) (hidratos 0) (desayuno no) (almuerzo no) (comida si) (merienda no) (cena si))</text:p>
          </table:table-cell>
          <table:table-cell table:formula="of:=SUBSTITUTE([.V62];&quot;,&quot;;&quot;.&quot;)" office:value-type="string" office:string-value="(alimento (id 63) (nombre merluza) (grupo 2) (veces 1) (tipo plasticos) (racion 80) (kcal 64) (proteinas 12) (grasas 1.8) (hidratos 0) (desayuno no) (almuerzo no) (comida si) (merienda no) (cena si))" calcext:value-type="string">
            <text:p>(alimento (id 63) (nombre merluza) (grupo 2) (veces 1) (tipo plasticos) (racion 80) (kcal 64) (proteinas 12) (grasas 1.8) (hidratos 0) (desayuno no) (almuerzo no) (comida si) (merienda no) (cena si))</text:p>
          </table:table-cell>
          <table:table-cell table:number-columns-repeated="1001"/>
        </table:table-row>
        <table:table-row table:style-name="ro1">
          <table:table-cell/>
          <table:table-cell office:value-type="float" office:value="64" calcext:value-type="float">
            <text:p>64</text:p>
          </table:table-cell>
          <table:table-cell office:value-type="string" calcext:value-type="string">
            <text:p>Carne, huevos y pescado</text:p>
          </table:table-cell>
          <table:table-cell table:style-name="ce15" office:value-type="string" calcext:value-type="string">
            <text:p>Merluza</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63]*[.L63]/100" office:value-type="float" office:value="96" calcext:value-type="float">
            <text:p>96</text:p>
          </table:table-cell>
          <table:table-cell table:style-name="ce16" table:formula="of:=[.K63]*[.M63]*4/100" office:value-type="float" office:value="72" calcext:value-type="float">
            <text:p>72</text:p>
          </table:table-cell>
          <table:table-cell table:style-name="ce16" table:formula="of:=[.K63]*[.O63]*4/100" office:value-type="float" office:value="0" calcext:value-type="float">
            <text:p>0</text:p>
          </table:table-cell>
          <table:table-cell table:style-name="ce15" office:value-type="float" office:value="150" calcext:value-type="float">
            <text:p>150</text:p>
          </table:table-cell>
          <table:table-cell table:style-name="ce15" office:value-type="float" office:value="64" calcext:value-type="float">
            <text:p>64</text:p>
          </table:table-cell>
          <table:table-cell table:style-name="ce25" office:value-type="float" office:value="12" calcext:value-type="float">
            <text:p>12</text:p>
          </table:table-cell>
          <table:table-cell table:style-name="ce25" office:value-type="float" office:value="1.8" calcext:value-type="float">
            <text:p>1.8</text:p>
          </table:table-cell>
          <table:table-cell table:style-name="ce25"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63]);&quot; &quot;;&quot;-&quot;);&quot;á&quot;;&quot;a&quot;);&quot;é&quot;;&quot;e&quot;);&quot;í&quot;;&quot;i&quot;);&quot;ó&quot;;&quot;o&quot;);&quot;ú&quot;;&quot;u&quot;)" office:value-type="string" office:string-value="merluza" calcext:value-type="string">
            <text:p>merluza</text:p>
          </table:table-cell>
          <table:table-cell table:style-name="ce31" table:formula="of:=CONCATENATE(&quot;(alimento (id &quot;;[.B63];&quot;) (nombre &quot;;[.U63];&quot;) (grupo &quot;;[.E63];&quot;) (veces &quot;;[.F63];&quot;) (tipo &quot;;[.G63];&quot;) (racion &quot;;[.K63];&quot;) (kcal &quot;;[.L63];&quot;) (proteinas &quot;;[.M63];&quot;) (grasas &quot;;[.N63];&quot;) (hidratos &quot;;[.O63];&quot;) (desayuno &quot;;[.P63];&quot;) (almuerzo &quot;;[.Q63];&quot;) (comida &quot;;[.R63];&quot;) (merienda &quot;;[.S63];&quot;) (cena &quot;;[.T63];&quot;))&quot;)" office:value-type="string" office:string-value="(alimento (id 64) (nombre merluza) (grupo 2) (veces 1) (tipo plasticos) (racion 150) (kcal 64) (proteinas 12) (grasas 1,8) (hidratos 0) (desayuno no) (almuerzo no) (comida si) (merienda no) (cena si))" calcext:value-type="string">
            <text:p>(alimento (id 64) (nombre merluza) (grupo 2) (veces 1) (tipo plasticos) (racion 150) (kcal 64) (proteinas 12) (grasas 1,8) (hidratos 0) (desayuno no) (almuerzo no) (comida si) (merienda no) (cena si))</text:p>
          </table:table-cell>
          <table:table-cell table:formula="of:=SUBSTITUTE([.V63];&quot;,&quot;;&quot;.&quot;)" office:value-type="string" office:string-value="(alimento (id 64) (nombre merluza) (grupo 2) (veces 1) (tipo plasticos) (racion 150) (kcal 64) (proteinas 12) (grasas 1.8) (hidratos 0) (desayuno no) (almuerzo no) (comida si) (merienda no) (cena si))" calcext:value-type="string">
            <text:p>(alimento (id 64) (nombre merluza) (grupo 2) (veces 1) (tipo plasticos) (racion 150) (kcal 64) (proteinas 12) (grasas 1.8) (hidratos 0) (desayuno no) (almuerzo no) (comida si) (merienda no) (cena si))</text:p>
          </table:table-cell>
          <table:table-cell table:number-columns-repeated="1001"/>
        </table:table-row>
        <table:table-row table:style-name="ro1">
          <table:table-cell/>
          <table:table-cell office:value-type="float" office:value="65" calcext:value-type="float">
            <text:p>65</text:p>
          </table:table-cell>
          <table:table-cell office:value-type="string" calcext:value-type="string">
            <text:p>Carne, huevos y pescado</text:p>
          </table:table-cell>
          <table:table-cell table:style-name="ce15" office:value-type="string" calcext:value-type="string">
            <text:p>Merluza</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64]*[.L64]/100" office:value-type="float" office:value="64" calcext:value-type="float">
            <text:p>64</text:p>
          </table:table-cell>
          <table:table-cell table:style-name="ce16" table:formula="of:=[.K64]*[.M64]*4/100" office:value-type="float" office:value="48" calcext:value-type="float">
            <text:p>48</text:p>
          </table:table-cell>
          <table:table-cell table:style-name="ce16" table:formula="of:=[.K64]*[.O64]*4/100" office:value-type="float" office:value="0" calcext:value-type="float">
            <text:p>0</text:p>
          </table:table-cell>
          <table:table-cell table:style-name="ce15" office:value-type="float" office:value="100" calcext:value-type="float">
            <text:p>100</text:p>
          </table:table-cell>
          <table:table-cell table:style-name="ce15" office:value-type="float" office:value="64" calcext:value-type="float">
            <text:p>64</text:p>
          </table:table-cell>
          <table:table-cell table:style-name="ce25" office:value-type="float" office:value="12" calcext:value-type="float">
            <text:p>12</text:p>
          </table:table-cell>
          <table:table-cell table:style-name="ce25" office:value-type="float" office:value="1.8" calcext:value-type="float">
            <text:p>1.8</text:p>
          </table:table-cell>
          <table:table-cell table:style-name="ce25"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64]);&quot; &quot;;&quot;-&quot;);&quot;á&quot;;&quot;a&quot;);&quot;é&quot;;&quot;e&quot;);&quot;í&quot;;&quot;i&quot;);&quot;ó&quot;;&quot;o&quot;);&quot;ú&quot;;&quot;u&quot;)" office:value-type="string" office:string-value="merluza" calcext:value-type="string">
            <text:p>merluza</text:p>
          </table:table-cell>
          <table:table-cell table:style-name="ce31" table:formula="of:=CONCATENATE(&quot;(alimento (id &quot;;[.B64];&quot;) (nombre &quot;;[.U64];&quot;) (grupo &quot;;[.E64];&quot;) (veces &quot;;[.F64];&quot;) (tipo &quot;;[.G64];&quot;) (racion &quot;;[.K64];&quot;) (kcal &quot;;[.L64];&quot;) (proteinas &quot;;[.M64];&quot;) (grasas &quot;;[.N64];&quot;) (hidratos &quot;;[.O64];&quot;) (desayuno &quot;;[.P64];&quot;) (almuerzo &quot;;[.Q64];&quot;) (comida &quot;;[.R64];&quot;) (merienda &quot;;[.S64];&quot;) (cena &quot;;[.T64];&quot;))&quot;)" office:value-type="string" office:string-value="(alimento (id 65) (nombre merluza) (grupo 2) (veces 1) (tipo plasticos) (racion 100) (kcal 64) (proteinas 12) (grasas 1,8) (hidratos 0) (desayuno no) (almuerzo no) (comida si) (merienda no) (cena si))" calcext:value-type="string">
            <text:p>(alimento (id 65) (nombre merluza) (grupo 2) (veces 1) (tipo plasticos) (racion 100) (kcal 64) (proteinas 12) (grasas 1,8) (hidratos 0) (desayuno no) (almuerzo no) (comida si) (merienda no) (cena si))</text:p>
          </table:table-cell>
          <table:table-cell table:formula="of:=SUBSTITUTE([.V64];&quot;,&quot;;&quot;.&quot;)" office:value-type="string" office:string-value="(alimento (id 65) (nombre merluza) (grupo 2) (veces 1) (tipo plasticos) (racion 100) (kcal 64) (proteinas 12) (grasas 1.8) (hidratos 0) (desayuno no) (almuerzo no) (comida si) (merienda no) (cena si))" calcext:value-type="string">
            <text:p>(alimento (id 65) (nombre merluza) (grupo 2) (veces 1) (tipo plasticos) (racion 100) (kcal 64) (proteinas 12) (grasas 1.8) (hidratos 0) (desayuno no) (almuerzo no) (comida si) (merienda no) (cena si))</text:p>
          </table:table-cell>
          <table:table-cell table:number-columns-repeated="1001"/>
        </table:table-row>
        <table:table-row table:style-name="ro1">
          <table:table-cell/>
          <table:table-cell office:value-type="float" office:value="66" calcext:value-type="float">
            <text:p>66</text:p>
          </table:table-cell>
          <table:table-cell office:value-type="string" calcext:value-type="string">
            <text:p>Carne, huevos y pescado</text:p>
          </table:table-cell>
          <table:table-cell table:style-name="ce15" office:value-type="string" calcext:value-type="string">
            <text:p>Salmón</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65]*[.L65]/100" office:value-type="float" office:value="238.75" calcext:value-type="float">
            <text:p>238,75</text:p>
          </table:table-cell>
          <table:table-cell table:style-name="ce16" table:formula="of:=[.K65]*[.M65]*4/100" office:value-type="float" office:value="103" calcext:value-type="float">
            <text:p>103</text:p>
          </table:table-cell>
          <table:table-cell table:style-name="ce16" table:formula="of:=[.K65]*[.O65]*4/100" office:value-type="float" office:value="0" calcext:value-type="float">
            <text:p>0</text:p>
          </table:table-cell>
          <table:table-cell table:style-name="ce15" office:value-type="float" office:value="125" calcext:value-type="float">
            <text:p>125</text:p>
          </table:table-cell>
          <table:table-cell table:style-name="ce15" office:value-type="float" office:value="191" calcext:value-type="float">
            <text:p>191</text:p>
          </table:table-cell>
          <table:table-cell table:style-name="ce25" office:value-type="float" office:value="20.6" calcext:value-type="float">
            <text:p>20.6</text:p>
          </table:table-cell>
          <table:table-cell table:style-name="ce25" office:value-type="float" office:value="12" calcext:value-type="float">
            <text:p>12</text:p>
          </table:table-cell>
          <table:table-cell table:style-name="ce25"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65]);&quot; &quot;;&quot;-&quot;);&quot;á&quot;;&quot;a&quot;);&quot;é&quot;;&quot;e&quot;);&quot;í&quot;;&quot;i&quot;);&quot;ó&quot;;&quot;o&quot;);&quot;ú&quot;;&quot;u&quot;)" office:value-type="string" office:string-value="salmon" calcext:value-type="string">
            <text:p>salmon</text:p>
          </table:table-cell>
          <table:table-cell table:style-name="ce31" table:formula="of:=CONCATENATE(&quot;(alimento (id &quot;;[.B65];&quot;) (nombre &quot;;[.U65];&quot;) (grupo &quot;;[.E65];&quot;) (veces &quot;;[.F65];&quot;) (tipo &quot;;[.G65];&quot;) (racion &quot;;[.K65];&quot;) (kcal &quot;;[.L65];&quot;) (proteinas &quot;;[.M65];&quot;) (grasas &quot;;[.N65];&quot;) (hidratos &quot;;[.O65];&quot;) (desayuno &quot;;[.P65];&quot;) (almuerzo &quot;;[.Q65];&quot;) (comida &quot;;[.R65];&quot;) (merienda &quot;;[.S65];&quot;) (cena &quot;;[.T65];&quot;))&quot;)" office:value-type="string" office:string-value="(alimento (id 66) (nombre salmon) (grupo 2) (veces 1) (tipo plasticos) (racion 125) (kcal 191) (proteinas 20,6) (grasas 12) (hidratos 0) (desayuno no) (almuerzo no) (comida si) (merienda no) (cena si))" calcext:value-type="string">
            <text:p>(alimento (id 66) (nombre salmon) (grupo 2) (veces 1) (tipo plasticos) (racion 125) (kcal 191) (proteinas 20,6) (grasas 12) (hidratos 0) (desayuno no) (almuerzo no) (comida si) (merienda no) (cena si))</text:p>
          </table:table-cell>
          <table:table-cell table:formula="of:=SUBSTITUTE([.V65];&quot;,&quot;;&quot;.&quot;)" office:value-type="string" office:string-value="(alimento (id 66) (nombre salmon) (grupo 2) (veces 1) (tipo plasticos) (racion 125) (kcal 191) (proteinas 20.6) (grasas 12) (hidratos 0) (desayuno no) (almuerzo no) (comida si) (merienda no) (cena si))" calcext:value-type="string">
            <text:p>(alimento (id 66) (nombre salmon) (grupo 2) (veces 1) (tipo plasticos) (racion 125) (kcal 191) (proteinas 20.6) (grasas 12) (hidratos 0) (desayuno no) (almuerzo no) (comida si) (merienda no) (cena si))</text:p>
          </table:table-cell>
          <table:table-cell table:number-columns-repeated="1001"/>
        </table:table-row>
        <table:table-row table:style-name="ro1">
          <table:table-cell/>
          <table:table-cell office:value-type="float" office:value="68" calcext:value-type="float">
            <text:p>68</text:p>
          </table:table-cell>
          <table:table-cell office:value-type="string" calcext:value-type="string">
            <text:p>Carne, huevos y pescado</text:p>
          </table:table-cell>
          <table:table-cell table:style-name="ce15" office:value-type="string" calcext:value-type="string">
            <text:p>Salmón</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66]*[.L66]/100" office:value-type="float" office:value="152.8" calcext:value-type="float">
            <text:p>152,8</text:p>
          </table:table-cell>
          <table:table-cell table:style-name="ce16" table:formula="of:=[.K66]*[.M66]*4/100" office:value-type="float" office:value="65.92" calcext:value-type="float">
            <text:p>65,92</text:p>
          </table:table-cell>
          <table:table-cell table:style-name="ce16" table:formula="of:=[.K66]*[.O66]*4/100" office:value-type="float" office:value="0" calcext:value-type="float">
            <text:p>0</text:p>
          </table:table-cell>
          <table:table-cell table:style-name="ce15" office:value-type="float" office:value="80" calcext:value-type="float">
            <text:p>80</text:p>
          </table:table-cell>
          <table:table-cell table:style-name="ce15" office:value-type="float" office:value="191" calcext:value-type="float">
            <text:p>191</text:p>
          </table:table-cell>
          <table:table-cell table:style-name="ce25" office:value-type="float" office:value="20.6" calcext:value-type="float">
            <text:p>20.6</text:p>
          </table:table-cell>
          <table:table-cell table:style-name="ce25" office:value-type="float" office:value="12" calcext:value-type="float">
            <text:p>12</text:p>
          </table:table-cell>
          <table:table-cell table:style-name="ce25"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66]);&quot; &quot;;&quot;-&quot;);&quot;á&quot;;&quot;a&quot;);&quot;é&quot;;&quot;e&quot;);&quot;í&quot;;&quot;i&quot;);&quot;ó&quot;;&quot;o&quot;);&quot;ú&quot;;&quot;u&quot;)" office:value-type="string" office:string-value="salmon" calcext:value-type="string">
            <text:p>salmon</text:p>
          </table:table-cell>
          <table:table-cell table:style-name="ce31" table:formula="of:=CONCATENATE(&quot;(alimento (id &quot;;[.B66];&quot;) (nombre &quot;;[.U66];&quot;) (grupo &quot;;[.E66];&quot;) (veces &quot;;[.F66];&quot;) (tipo &quot;;[.G66];&quot;) (racion &quot;;[.K66];&quot;) (kcal &quot;;[.L66];&quot;) (proteinas &quot;;[.M66];&quot;) (grasas &quot;;[.N66];&quot;) (hidratos &quot;;[.O66];&quot;) (desayuno &quot;;[.P66];&quot;) (almuerzo &quot;;[.Q66];&quot;) (comida &quot;;[.R66];&quot;) (merienda &quot;;[.S66];&quot;) (cena &quot;;[.T66];&quot;))&quot;)" office:value-type="string" office:string-value="(alimento (id 68) (nombre salmon) (grupo 2) (veces 1) (tipo plasticos) (racion 80) (kcal 191) (proteinas 20,6) (grasas 12) (hidratos 0) (desayuno no) (almuerzo no) (comida si) (merienda no) (cena si))" calcext:value-type="string">
            <text:p>(alimento (id 68) (nombre salmon) (grupo 2) (veces 1) (tipo plasticos) (racion 80) (kcal 191) (proteinas 20,6) (grasas 12) (hidratos 0) (desayuno no) (almuerzo no) (comida si) (merienda no) (cena si))</text:p>
          </table:table-cell>
          <table:table-cell table:formula="of:=SUBSTITUTE([.V66];&quot;,&quot;;&quot;.&quot;)" office:value-type="string" office:string-value="(alimento (id 68) (nombre salmon) (grupo 2) (veces 1) (tipo plasticos) (racion 80) (kcal 191) (proteinas 20.6) (grasas 12) (hidratos 0) (desayuno no) (almuerzo no) (comida si) (merienda no) (cena si))" calcext:value-type="string">
            <text:p>(alimento (id 68) (nombre salmon) (grupo 2) (veces 1) (tipo plasticos) (racion 80) (kcal 191) (proteinas 20.6) (grasas 12) (hidratos 0) (desayuno no) (almuerzo no) (comida si) (merienda no) (cena si))</text:p>
          </table:table-cell>
          <table:table-cell table:number-columns-repeated="1001"/>
        </table:table-row>
        <table:table-row table:style-name="ro1">
          <table:table-cell/>
          <table:table-cell office:value-type="float" office:value="69" calcext:value-type="float">
            <text:p>69</text:p>
          </table:table-cell>
          <table:table-cell office:value-type="string" calcext:value-type="string">
            <text:p>Carne, huevos y pescado</text:p>
          </table:table-cell>
          <table:table-cell table:style-name="ce15" office:value-type="string" calcext:value-type="string">
            <text:p>Salmón</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67]*[.L67]/100" office:value-type="float" office:value="286.5" calcext:value-type="float">
            <text:p>286,5</text:p>
          </table:table-cell>
          <table:table-cell table:style-name="ce16" table:formula="of:=[.K67]*[.M67]*4/100" office:value-type="float" office:value="123.6" calcext:value-type="float">
            <text:p>123,6</text:p>
          </table:table-cell>
          <table:table-cell table:style-name="ce16" table:formula="of:=[.K67]*[.O67]*4/100" office:value-type="float" office:value="0" calcext:value-type="float">
            <text:p>0</text:p>
          </table:table-cell>
          <table:table-cell table:style-name="ce15" office:value-type="float" office:value="150" calcext:value-type="float">
            <text:p>150</text:p>
          </table:table-cell>
          <table:table-cell table:style-name="ce15" office:value-type="float" office:value="191" calcext:value-type="float">
            <text:p>191</text:p>
          </table:table-cell>
          <table:table-cell table:style-name="ce25" office:value-type="float" office:value="20.6" calcext:value-type="float">
            <text:p>20.6</text:p>
          </table:table-cell>
          <table:table-cell table:style-name="ce25" office:value-type="float" office:value="12" calcext:value-type="float">
            <text:p>12</text:p>
          </table:table-cell>
          <table:table-cell table:style-name="ce25"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67]);&quot; &quot;;&quot;-&quot;);&quot;á&quot;;&quot;a&quot;);&quot;é&quot;;&quot;e&quot;);&quot;í&quot;;&quot;i&quot;);&quot;ó&quot;;&quot;o&quot;);&quot;ú&quot;;&quot;u&quot;)" office:value-type="string" office:string-value="salmon" calcext:value-type="string">
            <text:p>salmon</text:p>
          </table:table-cell>
          <table:table-cell table:style-name="ce31" table:formula="of:=CONCATENATE(&quot;(alimento (id &quot;;[.B67];&quot;) (nombre &quot;;[.U67];&quot;) (grupo &quot;;[.E67];&quot;) (veces &quot;;[.F67];&quot;) (tipo &quot;;[.G67];&quot;) (racion &quot;;[.K67];&quot;) (kcal &quot;;[.L67];&quot;) (proteinas &quot;;[.M67];&quot;) (grasas &quot;;[.N67];&quot;) (hidratos &quot;;[.O67];&quot;) (desayuno &quot;;[.P67];&quot;) (almuerzo &quot;;[.Q67];&quot;) (comida &quot;;[.R67];&quot;) (merienda &quot;;[.S67];&quot;) (cena &quot;;[.T67];&quot;))&quot;)" office:value-type="string" office:string-value="(alimento (id 69) (nombre salmon) (grupo 2) (veces 1) (tipo plasticos) (racion 150) (kcal 191) (proteinas 20,6) (grasas 12) (hidratos 0) (desayuno no) (almuerzo no) (comida si) (merienda no) (cena si))" calcext:value-type="string">
            <text:p>(alimento (id 69) (nombre salmon) (grupo 2) (veces 1) (tipo plasticos) (racion 150) (kcal 191) (proteinas 20,6) (grasas 12) (hidratos 0) (desayuno no) (almuerzo no) (comida si) (merienda no) (cena si))</text:p>
          </table:table-cell>
          <table:table-cell table:formula="of:=SUBSTITUTE([.V67];&quot;,&quot;;&quot;.&quot;)" office:value-type="string" office:string-value="(alimento (id 69) (nombre salmon) (grupo 2) (veces 1) (tipo plasticos) (racion 150) (kcal 191) (proteinas 20.6) (grasas 12) (hidratos 0) (desayuno no) (almuerzo no) (comida si) (merienda no) (cena si))" calcext:value-type="string">
            <text:p>(alimento (id 69) (nombre salmon) (grupo 2) (veces 1) (tipo plasticos) (racion 150) (kcal 191) (proteinas 20.6) (grasas 12) (hidratos 0) (desayuno no) (almuerzo no) (comida si) (merienda no) (cena si))</text:p>
          </table:table-cell>
          <table:table-cell table:number-columns-repeated="1001"/>
        </table:table-row>
        <table:table-row table:style-name="ro1">
          <table:table-cell/>
          <table:table-cell office:value-type="float" office:value="70" calcext:value-type="float">
            <text:p>70</text:p>
          </table:table-cell>
          <table:table-cell office:value-type="string" calcext:value-type="string">
            <text:p>Carne, huevos y pescado</text:p>
          </table:table-cell>
          <table:table-cell table:style-name="ce15" office:value-type="string" calcext:value-type="string">
            <text:p>Salmón</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68]*[.L68]/100" office:value-type="float" office:value="191" calcext:value-type="float">
            <text:p>191</text:p>
          </table:table-cell>
          <table:table-cell table:style-name="ce16" table:formula="of:=[.K68]*[.M68]*4/100" office:value-type="float" office:value="82.4" calcext:value-type="float">
            <text:p>82,4</text:p>
          </table:table-cell>
          <table:table-cell table:style-name="ce16" table:formula="of:=[.K68]*[.O68]*4/100" office:value-type="float" office:value="0" calcext:value-type="float">
            <text:p>0</text:p>
          </table:table-cell>
          <table:table-cell table:style-name="ce15" office:value-type="float" office:value="100" calcext:value-type="float">
            <text:p>100</text:p>
          </table:table-cell>
          <table:table-cell table:style-name="ce15" office:value-type="float" office:value="191" calcext:value-type="float">
            <text:p>191</text:p>
          </table:table-cell>
          <table:table-cell table:style-name="ce25" office:value-type="float" office:value="20.6" calcext:value-type="float">
            <text:p>20.6</text:p>
          </table:table-cell>
          <table:table-cell table:style-name="ce25" office:value-type="float" office:value="12" calcext:value-type="float">
            <text:p>12</text:p>
          </table:table-cell>
          <table:table-cell table:style-name="ce25"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68]);&quot; &quot;;&quot;-&quot;);&quot;á&quot;;&quot;a&quot;);&quot;é&quot;;&quot;e&quot;);&quot;í&quot;;&quot;i&quot;);&quot;ó&quot;;&quot;o&quot;);&quot;ú&quot;;&quot;u&quot;)" office:value-type="string" office:string-value="salmon" calcext:value-type="string">
            <text:p>salmon</text:p>
          </table:table-cell>
          <table:table-cell table:style-name="ce31" table:formula="of:=CONCATENATE(&quot;(alimento (id &quot;;[.B68];&quot;) (nombre &quot;;[.U68];&quot;) (grupo &quot;;[.E68];&quot;) (veces &quot;;[.F68];&quot;) (tipo &quot;;[.G68];&quot;) (racion &quot;;[.K68];&quot;) (kcal &quot;;[.L68];&quot;) (proteinas &quot;;[.M68];&quot;) (grasas &quot;;[.N68];&quot;) (hidratos &quot;;[.O68];&quot;) (desayuno &quot;;[.P68];&quot;) (almuerzo &quot;;[.Q68];&quot;) (comida &quot;;[.R68];&quot;) (merienda &quot;;[.S68];&quot;) (cena &quot;;[.T68];&quot;))&quot;)" office:value-type="string" office:string-value="(alimento (id 70) (nombre salmon) (grupo 2) (veces 1) (tipo plasticos) (racion 100) (kcal 191) (proteinas 20,6) (grasas 12) (hidratos 0) (desayuno no) (almuerzo no) (comida si) (merienda no) (cena si))" calcext:value-type="string">
            <text:p>(alimento (id 70) (nombre salmon) (grupo 2) (veces 1) (tipo plasticos) (racion 100) (kcal 191) (proteinas 20,6) (grasas 12) (hidratos 0) (desayuno no) (almuerzo no) (comida si) (merienda no) (cena si))</text:p>
          </table:table-cell>
          <table:table-cell table:formula="of:=SUBSTITUTE([.V68];&quot;,&quot;;&quot;.&quot;)" office:value-type="string" office:string-value="(alimento (id 70) (nombre salmon) (grupo 2) (veces 1) (tipo plasticos) (racion 100) (kcal 191) (proteinas 20.6) (grasas 12) (hidratos 0) (desayuno no) (almuerzo no) (comida si) (merienda no) (cena si))" calcext:value-type="string">
            <text:p>(alimento (id 70) (nombre salmon) (grupo 2) (veces 1) (tipo plasticos) (racion 100) (kcal 191) (proteinas 20.6) (grasas 12) (hidratos 0) (desayuno no) (almuerzo no) (comida si) (merienda no) (cena si))</text:p>
          </table:table-cell>
          <table:table-cell table:number-columns-repeated="1001"/>
        </table:table-row>
        <table:table-row table:style-name="ro1">
          <table:table-cell/>
          <table:table-cell office:value-type="float" office:value="71" calcext:value-type="float">
            <text:p>71</text:p>
          </table:table-cell>
          <table:table-cell office:value-type="string" calcext:value-type="string">
            <text:p>Carne, huevos y pescado</text:p>
          </table:table-cell>
          <table:table-cell table:style-name="ce15" office:value-type="string" calcext:value-type="string">
            <text:p>Lacón</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69]*[.L69]/100" office:value-type="float" office:value="216.6" calcext:value-type="float">
            <text:p>216,6</text:p>
          </table:table-cell>
          <table:table-cell table:style-name="ce16" table:formula="of:=[.K69]*[.M69]*4/100" office:value-type="float" office:value="46.08" calcext:value-type="float">
            <text:p>46,08</text:p>
          </table:table-cell>
          <table:table-cell table:style-name="ce16" table:formula="of:=[.K69]*[.O69]*4/100" office:value-type="float" office:value="0" calcext:value-type="float">
            <text:p>0</text:p>
          </table:table-cell>
          <table:table-cell table:style-name="ce15" office:value-type="float" office:value="60" calcext:value-type="float">
            <text:p>60</text:p>
          </table:table-cell>
          <table:table-cell table:style-name="ce15" office:value-type="float" office:value="361" calcext:value-type="float">
            <text:p>361</text:p>
          </table:table-cell>
          <table:table-cell table:style-name="ce25" office:value-type="float" office:value="19.2" calcext:value-type="float">
            <text:p>19.2</text:p>
          </table:table-cell>
          <table:table-cell table:style-name="ce25" office:value-type="float" office:value="31.6" calcext:value-type="float">
            <text:p>31.6</text:p>
          </table:table-cell>
          <table:table-cell table:style-name="ce25" office:value-type="float" office:value="0" calcext:value-type="float">
            <text:p>0</text:p>
          </table:table-cell>
          <table:table-cell table:number-columns-repeated="5" office:value-type="string" calcext:value-type="string">
            <text:p>si</text:p>
          </table:table-cell>
          <table:table-cell table:formula="of:=SUBSTITUTE(SUBSTITUTE(SUBSTITUTE(SUBSTITUTE(SUBSTITUTE(SUBSTITUTE(LOWER([.D69]);&quot; &quot;;&quot;-&quot;);&quot;á&quot;;&quot;a&quot;);&quot;é&quot;;&quot;e&quot;);&quot;í&quot;;&quot;i&quot;);&quot;ó&quot;;&quot;o&quot;);&quot;ú&quot;;&quot;u&quot;)" office:value-type="string" office:string-value="lacon" calcext:value-type="string">
            <text:p>lacon</text:p>
          </table:table-cell>
          <table:table-cell table:style-name="ce31" table:formula="of:=CONCATENATE(&quot;(alimento (id &quot;;[.B69];&quot;) (nombre &quot;;[.U69];&quot;) (grupo &quot;;[.E69];&quot;) (veces &quot;;[.F69];&quot;) (tipo &quot;;[.G69];&quot;) (racion &quot;;[.K69];&quot;) (kcal &quot;;[.L69];&quot;) (proteinas &quot;;[.M69];&quot;) (grasas &quot;;[.N69];&quot;) (hidratos &quot;;[.O69];&quot;) (desayuno &quot;;[.P69];&quot;) (almuerzo &quot;;[.Q69];&quot;) (comida &quot;;[.R69];&quot;) (merienda &quot;;[.S69];&quot;) (cena &quot;;[.T69];&quot;))&quot;)" office:value-type="string" office:string-value="(alimento (id 71) (nombre lacon) (grupo 2) (veces 1) (tipo plasticos) (racion 60) (kcal 361) (proteinas 19,2) (grasas 31,6) (hidratos 0) (desayuno si) (almuerzo si) (comida si) (merienda si) (cena si))" calcext:value-type="string">
            <text:p>(alimento (id 71) (nombre lacon) (grupo 2) (veces 1) (tipo plasticos) (racion 60) (kcal 361) (proteinas 19,2) (grasas 31,6) (hidratos 0) (desayuno si) (almuerzo si) (comida si) (merienda si) (cena si))</text:p>
          </table:table-cell>
          <table:table-cell table:formula="of:=SUBSTITUTE([.V69];&quot;,&quot;;&quot;.&quot;)" office:value-type="string" office:string-value="(alimento (id 71) (nombre lacon) (grupo 2) (veces 1) (tipo plasticos) (racion 60) (kcal 361) (proteinas 19.2) (grasas 31.6) (hidratos 0) (desayuno si) (almuerzo si) (comida si) (merienda si) (cena si))" calcext:value-type="string">
            <text:p>(alimento (id 71) (nombre lacon) (grupo 2) (veces 1) (tipo plasticos) (racion 60) (kcal 361) (proteinas 19.2) (grasas 31.6) (hidratos 0) (desayuno si) (almuerzo si) (comida si) (merienda si) (cena si))</text:p>
          </table:table-cell>
          <table:table-cell table:number-columns-repeated="1001"/>
        </table:table-row>
        <table:table-row table:style-name="ro1">
          <table:table-cell/>
          <table:table-cell office:value-type="float" office:value="72" calcext:value-type="float">
            <text:p>72</text:p>
          </table:table-cell>
          <table:table-cell office:value-type="string" calcext:value-type="string">
            <text:p>Carne, huevos y pescado</text:p>
          </table:table-cell>
          <table:table-cell table:style-name="ce15" office:value-type="string" calcext:value-type="string">
            <text:p>Lacón</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70]*[.L70]/100" office:value-type="float" office:value="180.5" calcext:value-type="float">
            <text:p>180,5</text:p>
          </table:table-cell>
          <table:table-cell table:style-name="ce16" table:formula="of:=[.K70]*[.M70]*4/100" office:value-type="float" office:value="38.4" calcext:value-type="float">
            <text:p>38,4</text:p>
          </table:table-cell>
          <table:table-cell table:style-name="ce16" table:formula="of:=[.K70]*[.O70]*4/100" office:value-type="float" office:value="0" calcext:value-type="float">
            <text:p>0</text:p>
          </table:table-cell>
          <table:table-cell table:style-name="ce15" office:value-type="float" office:value="50" calcext:value-type="float">
            <text:p>50</text:p>
          </table:table-cell>
          <table:table-cell table:style-name="ce15" office:value-type="float" office:value="361" calcext:value-type="float">
            <text:p>361</text:p>
          </table:table-cell>
          <table:table-cell table:style-name="ce25" office:value-type="float" office:value="19.2" calcext:value-type="float">
            <text:p>19.2</text:p>
          </table:table-cell>
          <table:table-cell table:style-name="ce25" office:value-type="float" office:value="31.6" calcext:value-type="float">
            <text:p>31.6</text:p>
          </table:table-cell>
          <table:table-cell table:style-name="ce25" office:value-type="float" office:value="0" calcext:value-type="float">
            <text:p>0</text:p>
          </table:table-cell>
          <table:table-cell table:number-columns-repeated="5" office:value-type="string" calcext:value-type="string">
            <text:p>si</text:p>
          </table:table-cell>
          <table:table-cell table:formula="of:=SUBSTITUTE(SUBSTITUTE(SUBSTITUTE(SUBSTITUTE(SUBSTITUTE(SUBSTITUTE(LOWER([.D70]);&quot; &quot;;&quot;-&quot;);&quot;á&quot;;&quot;a&quot;);&quot;é&quot;;&quot;e&quot;);&quot;í&quot;;&quot;i&quot;);&quot;ó&quot;;&quot;o&quot;);&quot;ú&quot;;&quot;u&quot;)" office:value-type="string" office:string-value="lacon" calcext:value-type="string">
            <text:p>lacon</text:p>
          </table:table-cell>
          <table:table-cell table:style-name="ce31" table:formula="of:=CONCATENATE(&quot;(alimento (id &quot;;[.B70];&quot;) (nombre &quot;;[.U70];&quot;) (grupo &quot;;[.E70];&quot;) (veces &quot;;[.F70];&quot;) (tipo &quot;;[.G70];&quot;) (racion &quot;;[.K70];&quot;) (kcal &quot;;[.L70];&quot;) (proteinas &quot;;[.M70];&quot;) (grasas &quot;;[.N70];&quot;) (hidratos &quot;;[.O70];&quot;) (desayuno &quot;;[.P70];&quot;) (almuerzo &quot;;[.Q70];&quot;) (comida &quot;;[.R70];&quot;) (merienda &quot;;[.S70];&quot;) (cena &quot;;[.T70];&quot;))&quot;)" office:value-type="string" office:string-value="(alimento (id 72) (nombre lacon) (grupo 2) (veces 1) (tipo plasticos) (racion 50) (kcal 361) (proteinas 19,2) (grasas 31,6) (hidratos 0) (desayuno si) (almuerzo si) (comida si) (merienda si) (cena si))" calcext:value-type="string">
            <text:p>(alimento (id 72) (nombre lacon) (grupo 2) (veces 1) (tipo plasticos) (racion 50) (kcal 361) (proteinas 19,2) (grasas 31,6) (hidratos 0) (desayuno si) (almuerzo si) (comida si) (merienda si) (cena si))</text:p>
          </table:table-cell>
          <table:table-cell table:formula="of:=SUBSTITUTE([.V70];&quot;,&quot;;&quot;.&quot;)" office:value-type="string" office:string-value="(alimento (id 72) (nombre lacon) (grupo 2) (veces 1) (tipo plasticos) (racion 50) (kcal 361) (proteinas 19.2) (grasas 31.6) (hidratos 0) (desayuno si) (almuerzo si) (comida si) (merienda si) (cena si))" calcext:value-type="string">
            <text:p>(alimento (id 72) (nombre lacon) (grupo 2) (veces 1) (tipo plasticos) (racion 50) (kcal 361) (proteinas 19.2) (grasas 31.6) (hidratos 0) (desayuno si) (almuerzo si) (comida si) (merienda si) (cena si))</text:p>
          </table:table-cell>
          <table:table-cell table:number-columns-repeated="1001"/>
        </table:table-row>
        <table:table-row table:style-name="ro1">
          <table:table-cell/>
          <table:table-cell office:value-type="float" office:value="73" calcext:value-type="float">
            <text:p>73</text:p>
          </table:table-cell>
          <table:table-cell office:value-type="string" calcext:value-type="string">
            <text:p>Carne, huevos y pescado</text:p>
          </table:table-cell>
          <table:table-cell table:style-name="ce15" office:value-type="string" calcext:value-type="string">
            <text:p>Lacón</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71]*[.L71]/100" office:value-type="float" office:value="144.4" calcext:value-type="float">
            <text:p>144,4</text:p>
          </table:table-cell>
          <table:table-cell table:style-name="ce16" table:formula="of:=[.K71]*[.M71]*4/100" office:value-type="float" office:value="30.72" calcext:value-type="float">
            <text:p>30,72</text:p>
          </table:table-cell>
          <table:table-cell table:style-name="ce16" table:formula="of:=[.K71]*[.O71]*4/100" office:value-type="float" office:value="0" calcext:value-type="float">
            <text:p>0</text:p>
          </table:table-cell>
          <table:table-cell table:style-name="ce15" office:value-type="float" office:value="40" calcext:value-type="float">
            <text:p>40</text:p>
          </table:table-cell>
          <table:table-cell table:style-name="ce15" office:value-type="float" office:value="361" calcext:value-type="float">
            <text:p>361</text:p>
          </table:table-cell>
          <table:table-cell table:style-name="ce25" office:value-type="float" office:value="19.2" calcext:value-type="float">
            <text:p>19.2</text:p>
          </table:table-cell>
          <table:table-cell table:style-name="ce25" office:value-type="float" office:value="31.6" calcext:value-type="float">
            <text:p>31.6</text:p>
          </table:table-cell>
          <table:table-cell table:style-name="ce25" office:value-type="float" office:value="0" calcext:value-type="float">
            <text:p>0</text:p>
          </table:table-cell>
          <table:table-cell table:number-columns-repeated="5" office:value-type="string" calcext:value-type="string">
            <text:p>si</text:p>
          </table:table-cell>
          <table:table-cell table:formula="of:=SUBSTITUTE(SUBSTITUTE(SUBSTITUTE(SUBSTITUTE(SUBSTITUTE(SUBSTITUTE(LOWER([.D71]);&quot; &quot;;&quot;-&quot;);&quot;á&quot;;&quot;a&quot;);&quot;é&quot;;&quot;e&quot;);&quot;í&quot;;&quot;i&quot;);&quot;ó&quot;;&quot;o&quot;);&quot;ú&quot;;&quot;u&quot;)" office:value-type="string" office:string-value="lacon" calcext:value-type="string">
            <text:p>lacon</text:p>
          </table:table-cell>
          <table:table-cell table:style-name="ce31" table:formula="of:=CONCATENATE(&quot;(alimento (id &quot;;[.B71];&quot;) (nombre &quot;;[.U71];&quot;) (grupo &quot;;[.E71];&quot;) (veces &quot;;[.F71];&quot;) (tipo &quot;;[.G71];&quot;) (racion &quot;;[.K71];&quot;) (kcal &quot;;[.L71];&quot;) (proteinas &quot;;[.M71];&quot;) (grasas &quot;;[.N71];&quot;) (hidratos &quot;;[.O71];&quot;) (desayuno &quot;;[.P71];&quot;) (almuerzo &quot;;[.Q71];&quot;) (comida &quot;;[.R71];&quot;) (merienda &quot;;[.S71];&quot;) (cena &quot;;[.T71];&quot;))&quot;)" office:value-type="string" office:string-value="(alimento (id 73) (nombre lacon) (grupo 2) (veces 1) (tipo plasticos) (racion 40) (kcal 361) (proteinas 19,2) (grasas 31,6) (hidratos 0) (desayuno si) (almuerzo si) (comida si) (merienda si) (cena si))" calcext:value-type="string">
            <text:p>(alimento (id 73) (nombre lacon) (grupo 2) (veces 1) (tipo plasticos) (racion 40) (kcal 361) (proteinas 19,2) (grasas 31,6) (hidratos 0) (desayuno si) (almuerzo si) (comida si) (merienda si) (cena si))</text:p>
          </table:table-cell>
          <table:table-cell table:formula="of:=SUBSTITUTE([.V71];&quot;,&quot;;&quot;.&quot;)" office:value-type="string" office:string-value="(alimento (id 73) (nombre lacon) (grupo 2) (veces 1) (tipo plasticos) (racion 40) (kcal 361) (proteinas 19.2) (grasas 31.6) (hidratos 0) (desayuno si) (almuerzo si) (comida si) (merienda si) (cena si))" calcext:value-type="string">
            <text:p>(alimento (id 73) (nombre lacon) (grupo 2) (veces 1) (tipo plasticos) (racion 40) (kcal 361) (proteinas 19.2) (grasas 31.6) (hidratos 0) (desayuno si) (almuerzo si) (comida si) (merienda si) (cena si))</text:p>
          </table:table-cell>
          <table:table-cell table:number-columns-repeated="1001"/>
        </table:table-row>
        <table:table-row table:style-name="ro1">
          <table:table-cell/>
          <table:table-cell office:value-type="float" office:value="74" calcext:value-type="float">
            <text:p>74</text:p>
          </table:table-cell>
          <table:table-cell office:value-type="string" calcext:value-type="string">
            <text:p>Carne, huevos y pescado</text:p>
          </table:table-cell>
          <table:table-cell table:style-name="ce15" office:value-type="string" calcext:value-type="string">
            <text:p>Lacón</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72]*[.L72]/100" office:value-type="float" office:value="108.3" calcext:value-type="float">
            <text:p>108,3</text:p>
          </table:table-cell>
          <table:table-cell table:style-name="ce16" table:formula="of:=[.K72]*[.M72]*4/100" office:value-type="float" office:value="23.04" calcext:value-type="float">
            <text:p>23,04</text:p>
          </table:table-cell>
          <table:table-cell table:style-name="ce16" table:formula="of:=[.K72]*[.O72]*4/100" office:value-type="float" office:value="0" calcext:value-type="float">
            <text:p>0</text:p>
          </table:table-cell>
          <table:table-cell table:style-name="ce15" office:value-type="float" office:value="30" calcext:value-type="float">
            <text:p>30</text:p>
          </table:table-cell>
          <table:table-cell table:style-name="ce15" office:value-type="float" office:value="361" calcext:value-type="float">
            <text:p>361</text:p>
          </table:table-cell>
          <table:table-cell table:style-name="ce25" office:value-type="float" office:value="19.2" calcext:value-type="float">
            <text:p>19.2</text:p>
          </table:table-cell>
          <table:table-cell table:style-name="ce25" office:value-type="float" office:value="31.6" calcext:value-type="float">
            <text:p>31.6</text:p>
          </table:table-cell>
          <table:table-cell table:style-name="ce25" office:value-type="float" office:value="0" calcext:value-type="float">
            <text:p>0</text:p>
          </table:table-cell>
          <table:table-cell table:number-columns-repeated="5" office:value-type="string" calcext:value-type="string">
            <text:p>si</text:p>
          </table:table-cell>
          <table:table-cell table:formula="of:=SUBSTITUTE(SUBSTITUTE(SUBSTITUTE(SUBSTITUTE(SUBSTITUTE(SUBSTITUTE(LOWER([.D72]);&quot; &quot;;&quot;-&quot;);&quot;á&quot;;&quot;a&quot;);&quot;é&quot;;&quot;e&quot;);&quot;í&quot;;&quot;i&quot;);&quot;ó&quot;;&quot;o&quot;);&quot;ú&quot;;&quot;u&quot;)" office:value-type="string" office:string-value="lacon" calcext:value-type="string">
            <text:p>lacon</text:p>
          </table:table-cell>
          <table:table-cell table:style-name="ce31" table:formula="of:=CONCATENATE(&quot;(alimento (id &quot;;[.B72];&quot;) (nombre &quot;;[.U72];&quot;) (grupo &quot;;[.E72];&quot;) (veces &quot;;[.F72];&quot;) (tipo &quot;;[.G72];&quot;) (racion &quot;;[.K72];&quot;) (kcal &quot;;[.L72];&quot;) (proteinas &quot;;[.M72];&quot;) (grasas &quot;;[.N72];&quot;) (hidratos &quot;;[.O72];&quot;) (desayuno &quot;;[.P72];&quot;) (almuerzo &quot;;[.Q72];&quot;) (comida &quot;;[.R72];&quot;) (merienda &quot;;[.S72];&quot;) (cena &quot;;[.T72];&quot;))&quot;)" office:value-type="string" office:string-value="(alimento (id 74) (nombre lacon) (grupo 2) (veces 1) (tipo plasticos) (racion 30) (kcal 361) (proteinas 19,2) (grasas 31,6) (hidratos 0) (desayuno si) (almuerzo si) (comida si) (merienda si) (cena si))" calcext:value-type="string">
            <text:p>(alimento (id 74) (nombre lacon) (grupo 2) (veces 1) (tipo plasticos) (racion 30) (kcal 361) (proteinas 19,2) (grasas 31,6) (hidratos 0) (desayuno si) (almuerzo si) (comida si) (merienda si) (cena si))</text:p>
          </table:table-cell>
          <table:table-cell table:formula="of:=SUBSTITUTE([.V72];&quot;,&quot;;&quot;.&quot;)" office:value-type="string" office:string-value="(alimento (id 74) (nombre lacon) (grupo 2) (veces 1) (tipo plasticos) (racion 30) (kcal 361) (proteinas 19.2) (grasas 31.6) (hidratos 0) (desayuno si) (almuerzo si) (comida si) (merienda si) (cena si))" calcext:value-type="string">
            <text:p>(alimento (id 74) (nombre lacon) (grupo 2) (veces 1) (tipo plasticos) (racion 30) (kcal 361) (proteinas 19.2) (grasas 31.6) (hidratos 0) (desayuno si) (almuerzo si) (comida si) (merienda si) (cena si))</text:p>
          </table:table-cell>
          <table:table-cell table:number-columns-repeated="1001"/>
        </table:table-row>
        <table:table-row table:style-name="ro1">
          <table:table-cell table:style-name="ce12" office:value-type="float" office:value="18" calcext:value-type="float">
            <text:p>18</text:p>
          </table:table-cell>
          <table:table-cell table:style-name="ce12" office:value-type="float" office:value="75" calcext:value-type="float">
            <text:p>75</text:p>
          </table:table-cell>
          <table:table-cell table:style-name="ce12" office:value-type="string" calcext:value-type="string">
            <text:p>Carne, huevos y pescado</text:p>
          </table:table-cell>
          <table:table-cell table:style-name="ce14" office:value-type="string" calcext:value-type="string">
            <text:p>Lacón</text:p>
          </table:table-cell>
          <table:table-cell table:style-name="ce14" office:value-type="float" office:value="2" calcext:value-type="float">
            <text:p>2</text:p>
          </table:table-cell>
          <table:table-cell table:style-name="ce16" office:value-type="float" office:value="1" calcext:value-type="float">
            <text:p>1</text:p>
          </table:table-cell>
          <table:table-cell table:style-name="ce14" office:value-type="string" calcext:value-type="string">
            <text:p>plasticos</text:p>
          </table:table-cell>
          <table:table-cell table:style-name="ce14" table:formula="of:=[.K73]*[.L73]/100" office:value-type="float" office:value="90.25" calcext:value-type="float">
            <text:p>90,25</text:p>
          </table:table-cell>
          <table:table-cell table:style-name="ce16" table:formula="of:=[.K73]*[.M73]*4/100" office:value-type="float" office:value="19.2" calcext:value-type="float">
            <text:p>19,2</text:p>
          </table:table-cell>
          <table:table-cell table:style-name="ce16" table:formula="of:=[.K73]*[.O73]*4/100" office:value-type="float" office:value="0" calcext:value-type="float">
            <text:p>0</text:p>
          </table:table-cell>
          <table:table-cell table:style-name="ce14" office:value-type="float" office:value="25" calcext:value-type="float">
            <text:p>25</text:p>
          </table:table-cell>
          <table:table-cell table:style-name="ce14" office:value-type="float" office:value="361" calcext:value-type="float">
            <text:p>361</text:p>
          </table:table-cell>
          <table:table-cell table:style-name="ce24" office:value-type="float" office:value="19.2" calcext:value-type="float">
            <text:p>19.2</text:p>
          </table:table-cell>
          <table:table-cell table:style-name="ce24" office:value-type="float" office:value="31.6" calcext:value-type="float">
            <text:p>31.6</text:p>
          </table:table-cell>
          <table:table-cell table:style-name="ce24" office:value-type="float" office:value="0" calcext:value-type="float">
            <text:p>0</text:p>
          </table:table-cell>
          <table:table-cell table:number-columns-repeated="5" table:style-name="ce12" office:value-type="string" calcext:value-type="string">
            <text:p>si</text:p>
          </table:table-cell>
          <table:table-cell table:style-name="ce12" table:formula="of:=SUBSTITUTE(SUBSTITUTE(SUBSTITUTE(SUBSTITUTE(SUBSTITUTE(SUBSTITUTE(LOWER([.D73]);&quot; &quot;;&quot;-&quot;);&quot;á&quot;;&quot;a&quot;);&quot;é&quot;;&quot;e&quot;);&quot;í&quot;;&quot;i&quot;);&quot;ó&quot;;&quot;o&quot;);&quot;ú&quot;;&quot;u&quot;)" office:value-type="string" office:string-value="lacon" calcext:value-type="string">
            <text:p>lacon</text:p>
          </table:table-cell>
          <table:table-cell table:style-name="ce31" table:formula="of:=CONCATENATE(&quot;(alimento (id &quot;;[.B73];&quot;) (nombre &quot;;[.U73];&quot;) (grupo &quot;;[.E73];&quot;) (veces &quot;;[.F73];&quot;) (tipo &quot;;[.G73];&quot;) (racion &quot;;[.K73];&quot;) (kcal &quot;;[.L73];&quot;) (proteinas &quot;;[.M73];&quot;) (grasas &quot;;[.N73];&quot;) (hidratos &quot;;[.O73];&quot;) (desayuno &quot;;[.P73];&quot;) (almuerzo &quot;;[.Q73];&quot;) (comida &quot;;[.R73];&quot;) (merienda &quot;;[.S73];&quot;) (cena &quot;;[.T73];&quot;))&quot;)" office:value-type="string" office:string-value="(alimento (id 75) (nombre lacon) (grupo 2) (veces 1) (tipo plasticos) (racion 25) (kcal 361) (proteinas 19,2) (grasas 31,6) (hidratos 0) (desayuno si) (almuerzo si) (comida si) (merienda si) (cena si))" calcext:value-type="string">
            <text:p>(alimento (id 75) (nombre lacon) (grupo 2) (veces 1) (tipo plasticos) (racion 25) (kcal 361) (proteinas 19,2) (grasas 31,6) (hidratos 0) (desayuno si) (almuerzo si) (comida si) (merienda si) (cena si))</text:p>
          </table:table-cell>
          <table:table-cell table:style-name="ce12" table:formula="of:=SUBSTITUTE([.V73];&quot;,&quot;;&quot;.&quot;)" office:value-type="string" office:string-value="(alimento (id 75) (nombre lacon) (grupo 2) (veces 1) (tipo plasticos) (racion 25) (kcal 361) (proteinas 19.2) (grasas 31.6) (hidratos 0) (desayuno si) (almuerzo si) (comida si) (merienda si) (cena si))" calcext:value-type="string">
            <text:p>(alimento (id 75) (nombre lacon) (grupo 2) (veces 1) (tipo plasticos) (racion 25) (kcal 361) (proteinas 19.2) (grasas 31.6) (hidratos 0) (desayuno si) (almuerzo si) (comida si) (merienda si) (cena si))</text:p>
          </table:table-cell>
          <table:table-cell table:style-name="ce12" table:number-columns-repeated="1001"/>
        </table:table-row>
        <table:table-row table:style-name="ro1">
          <table:table-cell/>
          <table:table-cell office:value-type="float" office:value="76" calcext:value-type="float">
            <text:p>76</text:p>
          </table:table-cell>
          <table:table-cell office:value-type="string" calcext:value-type="string">
            <text:p>Carne, huevos y pescado</text:p>
          </table:table-cell>
          <table:table-cell table:style-name="ce15" office:value-type="string" calcext:value-type="string">
            <text:p>Cerdo carne magra</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74]*[.L74]/100" office:value-type="float" office:value="124.8" calcext:value-type="float">
            <text:p>124,8</text:p>
          </table:table-cell>
          <table:table-cell table:style-name="ce16" table:formula="of:=[.K74]*[.M74]*4/100" office:value-type="float" office:value="70.4" calcext:value-type="float">
            <text:p>70,4</text:p>
          </table:table-cell>
          <table:table-cell table:style-name="ce16" table:formula="of:=[.K74]*[.O74]*4/100" office:value-type="float" office:value="0" calcext:value-type="float">
            <text:p>0</text:p>
          </table:table-cell>
          <table:table-cell table:style-name="ce15" office:value-type="float" office:value="80" calcext:value-type="float">
            <text:p>80</text:p>
          </table:table-cell>
          <table:table-cell table:style-name="ce15" office:value-type="float" office:value="156" calcext:value-type="float">
            <text:p>156</text:p>
          </table:table-cell>
          <table:table-cell table:style-name="ce25" office:value-type="float" office:value="22" calcext:value-type="float">
            <text:p>22</text:p>
          </table:table-cell>
          <table:table-cell table:style-name="ce25" office:value-type="float" office:value="7.6" calcext:value-type="float">
            <text:p>7.6</text:p>
          </table:table-cell>
          <table:table-cell table:style-name="ce25"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74]);&quot; &quot;;&quot;-&quot;);&quot;á&quot;;&quot;a&quot;);&quot;é&quot;;&quot;e&quot;);&quot;í&quot;;&quot;i&quot;);&quot;ó&quot;;&quot;o&quot;);&quot;ú&quot;;&quot;u&quot;)" office:value-type="string" office:string-value="cerdo-carne-magra" calcext:value-type="string">
            <text:p>cerdo-carne-magra</text:p>
          </table:table-cell>
          <table:table-cell table:style-name="ce31" table:formula="of:=CONCATENATE(&quot;(alimento (id &quot;;[.B74];&quot;) (nombre &quot;;[.U74];&quot;) (grupo &quot;;[.E74];&quot;) (veces &quot;;[.F74];&quot;) (tipo &quot;;[.G74];&quot;) (racion &quot;;[.K74];&quot;) (kcal &quot;;[.L74];&quot;) (proteinas &quot;;[.M74];&quot;) (grasas &quot;;[.N74];&quot;) (hidratos &quot;;[.O74];&quot;) (desayuno &quot;;[.P74];&quot;) (almuerzo &quot;;[.Q74];&quot;) (comida &quot;;[.R74];&quot;) (merienda &quot;;[.S74];&quot;) (cena &quot;;[.T74];&quot;))&quot;)" office:value-type="string" office:string-value="(alimento (id 76) (nombre cerdo-carne-magra) (grupo 2) (veces 1) (tipo plasticos) (racion 80) (kcal 156) (proteinas 22) (grasas 7,6) (hidratos 0) (desayuno no) (almuerzo no) (comida si) (merienda no) (cena si))" calcext:value-type="string">
            <text:p>(alimento (id 76) (nombre cerdo-carne-magra) (grupo 2) (veces 1) (tipo plasticos) (racion 80) (kcal 156) (proteinas 22) (grasas 7,6) (hidratos 0) (desayuno no) (almuerzo no) (comida si) (merienda no) (cena si))</text:p>
          </table:table-cell>
          <table:table-cell table:formula="of:=SUBSTITUTE([.V74];&quot;,&quot;;&quot;.&quot;)" office:value-type="string" office:string-value="(alimento (id 76) (nombre cerdo-carne-magra) (grupo 2) (veces 1) (tipo plasticos) (racion 80) (kcal 156) (proteinas 22) (grasas 7.6) (hidratos 0) (desayuno no) (almuerzo no) (comida si) (merienda no) (cena si))" calcext:value-type="string">
            <text:p>(alimento (id 76) (nombre cerdo-carne-magra) (grupo 2) (veces 1) (tipo plasticos) (racion 80) (kcal 156) (proteinas 22) (grasas 7.6) (hidratos 0) (desayuno no) (almuerzo no) (comida si) (merienda no) (cena si))</text:p>
          </table:table-cell>
          <table:table-cell table:number-columns-repeated="1001"/>
        </table:table-row>
        <table:table-row table:style-name="ro1">
          <table:table-cell/>
          <table:table-cell office:value-type="float" office:value="77" calcext:value-type="float">
            <text:p>77</text:p>
          </table:table-cell>
          <table:table-cell office:value-type="string" calcext:value-type="string">
            <text:p>Carne, huevos y pescado</text:p>
          </table:table-cell>
          <table:table-cell table:style-name="ce15" office:value-type="string" calcext:value-type="string">
            <text:p>Cerdo carne magra</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75]*[.L75]/100" office:value-type="float" office:value="234" calcext:value-type="float">
            <text:p>234</text:p>
          </table:table-cell>
          <table:table-cell table:style-name="ce16" table:formula="of:=[.K75]*[.M75]*4/100" office:value-type="float" office:value="132" calcext:value-type="float">
            <text:p>132</text:p>
          </table:table-cell>
          <table:table-cell table:style-name="ce16" table:formula="of:=[.K75]*[.O75]*4/100" office:value-type="float" office:value="0" calcext:value-type="float">
            <text:p>0</text:p>
          </table:table-cell>
          <table:table-cell table:style-name="ce15" office:value-type="float" office:value="150" calcext:value-type="float">
            <text:p>150</text:p>
          </table:table-cell>
          <table:table-cell table:style-name="ce15" office:value-type="float" office:value="156" calcext:value-type="float">
            <text:p>156</text:p>
          </table:table-cell>
          <table:table-cell table:style-name="ce25" office:value-type="float" office:value="22" calcext:value-type="float">
            <text:p>22</text:p>
          </table:table-cell>
          <table:table-cell table:style-name="ce25" office:value-type="float" office:value="7.6" calcext:value-type="float">
            <text:p>7.6</text:p>
          </table:table-cell>
          <table:table-cell table:style-name="ce25"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75]);&quot; &quot;;&quot;-&quot;);&quot;á&quot;;&quot;a&quot;);&quot;é&quot;;&quot;e&quot;);&quot;í&quot;;&quot;i&quot;);&quot;ó&quot;;&quot;o&quot;);&quot;ú&quot;;&quot;u&quot;)" office:value-type="string" office:string-value="cerdo-carne-magra" calcext:value-type="string">
            <text:p>cerdo-carne-magra</text:p>
          </table:table-cell>
          <table:table-cell table:style-name="ce31" table:formula="of:=CONCATENATE(&quot;(alimento (id &quot;;[.B75];&quot;) (nombre &quot;;[.U75];&quot;) (grupo &quot;;[.E75];&quot;) (veces &quot;;[.F75];&quot;) (tipo &quot;;[.G75];&quot;) (racion &quot;;[.K75];&quot;) (kcal &quot;;[.L75];&quot;) (proteinas &quot;;[.M75];&quot;) (grasas &quot;;[.N75];&quot;) (hidratos &quot;;[.O75];&quot;) (desayuno &quot;;[.P75];&quot;) (almuerzo &quot;;[.Q75];&quot;) (comida &quot;;[.R75];&quot;) (merienda &quot;;[.S75];&quot;) (cena &quot;;[.T75];&quot;))&quot;)" office:value-type="string" office:string-value="(alimento (id 77) (nombre cerdo-carne-magra) (grupo 2) (veces 1) (tipo plasticos) (racion 150) (kcal 156) (proteinas 22) (grasas 7,6) (hidratos 0) (desayuno no) (almuerzo no) (comida si) (merienda no) (cena si))" calcext:value-type="string">
            <text:p>(alimento (id 77) (nombre cerdo-carne-magra) (grupo 2) (veces 1) (tipo plasticos) (racion 150) (kcal 156) (proteinas 22) (grasas 7,6) (hidratos 0) (desayuno no) (almuerzo no) (comida si) (merienda no) (cena si))</text:p>
          </table:table-cell>
          <table:table-cell table:formula="of:=SUBSTITUTE([.V75];&quot;,&quot;;&quot;.&quot;)" office:value-type="string" office:string-value="(alimento (id 77) (nombre cerdo-carne-magra) (grupo 2) (veces 1) (tipo plasticos) (racion 150) (kcal 156) (proteinas 22) (grasas 7.6) (hidratos 0) (desayuno no) (almuerzo no) (comida si) (merienda no) (cena si))" calcext:value-type="string">
            <text:p>(alimento (id 77) (nombre cerdo-carne-magra) (grupo 2) (veces 1) (tipo plasticos) (racion 150) (kcal 156) (proteinas 22) (grasas 7.6) (hidratos 0) (desayuno no) (almuerzo no) (comida si) (merienda no) (cena si))</text:p>
          </table:table-cell>
          <table:table-cell table:number-columns-repeated="1001"/>
        </table:table-row>
        <table:table-row table:style-name="ro1">
          <table:table-cell/>
          <table:table-cell office:value-type="float" office:value="78" calcext:value-type="float">
            <text:p>78</text:p>
          </table:table-cell>
          <table:table-cell office:value-type="string" calcext:value-type="string">
            <text:p>Carne, huevos y pescado</text:p>
          </table:table-cell>
          <table:table-cell table:style-name="ce15" office:value-type="string" calcext:value-type="string">
            <text:p>Cerdo carne magra</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76]*[.L76]/100" office:value-type="float" office:value="78" calcext:value-type="float">
            <text:p>78</text:p>
          </table:table-cell>
          <table:table-cell table:style-name="ce16" table:formula="of:=[.K76]*[.M76]*4/100" office:value-type="float" office:value="44" calcext:value-type="float">
            <text:p>44</text:p>
          </table:table-cell>
          <table:table-cell table:style-name="ce16" table:formula="of:=[.K76]*[.O76]*4/100" office:value-type="float" office:value="0" calcext:value-type="float">
            <text:p>0</text:p>
          </table:table-cell>
          <table:table-cell table:style-name="ce15" office:value-type="float" office:value="50" calcext:value-type="float">
            <text:p>50</text:p>
          </table:table-cell>
          <table:table-cell table:style-name="ce15" office:value-type="float" office:value="156" calcext:value-type="float">
            <text:p>156</text:p>
          </table:table-cell>
          <table:table-cell table:style-name="ce25" office:value-type="float" office:value="22" calcext:value-type="float">
            <text:p>22</text:p>
          </table:table-cell>
          <table:table-cell table:style-name="ce25" office:value-type="float" office:value="7.6" calcext:value-type="float">
            <text:p>7.6</text:p>
          </table:table-cell>
          <table:table-cell table:style-name="ce25"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76]);&quot; &quot;;&quot;-&quot;);&quot;á&quot;;&quot;a&quot;);&quot;é&quot;;&quot;e&quot;);&quot;í&quot;;&quot;i&quot;);&quot;ó&quot;;&quot;o&quot;);&quot;ú&quot;;&quot;u&quot;)" office:value-type="string" office:string-value="cerdo-carne-magra" calcext:value-type="string">
            <text:p>cerdo-carne-magra</text:p>
          </table:table-cell>
          <table:table-cell table:style-name="ce31" table:formula="of:=CONCATENATE(&quot;(alimento (id &quot;;[.B76];&quot;) (nombre &quot;;[.U76];&quot;) (grupo &quot;;[.E76];&quot;) (veces &quot;;[.F76];&quot;) (tipo &quot;;[.G76];&quot;) (racion &quot;;[.K76];&quot;) (kcal &quot;;[.L76];&quot;) (proteinas &quot;;[.M76];&quot;) (grasas &quot;;[.N76];&quot;) (hidratos &quot;;[.O76];&quot;) (desayuno &quot;;[.P76];&quot;) (almuerzo &quot;;[.Q76];&quot;) (comida &quot;;[.R76];&quot;) (merienda &quot;;[.S76];&quot;) (cena &quot;;[.T76];&quot;))&quot;)" office:value-type="string" office:string-value="(alimento (id 78) (nombre cerdo-carne-magra) (grupo 2) (veces 1) (tipo plasticos) (racion 50) (kcal 156) (proteinas 22) (grasas 7,6) (hidratos 0) (desayuno no) (almuerzo no) (comida si) (merienda no) (cena si))" calcext:value-type="string">
            <text:p>(alimento (id 78) (nombre cerdo-carne-magra) (grupo 2) (veces 1) (tipo plasticos) (racion 50) (kcal 156) (proteinas 22) (grasas 7,6) (hidratos 0) (desayuno no) (almuerzo no) (comida si) (merienda no) (cena si))</text:p>
          </table:table-cell>
          <table:table-cell table:formula="of:=SUBSTITUTE([.V76];&quot;,&quot;;&quot;.&quot;)" office:value-type="string" office:string-value="(alimento (id 78) (nombre cerdo-carne-magra) (grupo 2) (veces 1) (tipo plasticos) (racion 50) (kcal 156) (proteinas 22) (grasas 7.6) (hidratos 0) (desayuno no) (almuerzo no) (comida si) (merienda no) (cena si))" calcext:value-type="string">
            <text:p>(alimento (id 78) (nombre cerdo-carne-magra) (grupo 2) (veces 1) (tipo plasticos) (racion 50) (kcal 156) (proteinas 22) (grasas 7.6) (hidratos 0) (desayuno no) (almuerzo no) (comida si) (merienda no) (cena si))</text:p>
          </table:table-cell>
          <table:table-cell table:number-columns-repeated="1001"/>
        </table:table-row>
        <table:table-row table:style-name="ro1">
          <table:table-cell/>
          <table:table-cell office:value-type="float" office:value="79" calcext:value-type="float">
            <text:p>79</text:p>
          </table:table-cell>
          <table:table-cell office:value-type="string" calcext:value-type="string">
            <text:p>Carne, huevos y pescado</text:p>
          </table:table-cell>
          <table:table-cell table:style-name="ce15" office:value-type="string" calcext:value-type="string">
            <text:p>Cerdo carne magra</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77]*[.L77]/100" office:value-type="float" office:value="195" calcext:value-type="float">
            <text:p>195</text:p>
          </table:table-cell>
          <table:table-cell table:style-name="ce16" table:formula="of:=[.K77]*[.M77]*4/100" office:value-type="float" office:value="110" calcext:value-type="float">
            <text:p>110</text:p>
          </table:table-cell>
          <table:table-cell table:style-name="ce16" table:formula="of:=[.K77]*[.O77]*4/100" office:value-type="float" office:value="0" calcext:value-type="float">
            <text:p>0</text:p>
          </table:table-cell>
          <table:table-cell table:style-name="ce15" office:value-type="float" office:value="125" calcext:value-type="float">
            <text:p>125</text:p>
          </table:table-cell>
          <table:table-cell table:style-name="ce15" office:value-type="float" office:value="156" calcext:value-type="float">
            <text:p>156</text:p>
          </table:table-cell>
          <table:table-cell table:style-name="ce25" office:value-type="float" office:value="22" calcext:value-type="float">
            <text:p>22</text:p>
          </table:table-cell>
          <table:table-cell table:style-name="ce25" office:value-type="float" office:value="7.6" calcext:value-type="float">
            <text:p>7.6</text:p>
          </table:table-cell>
          <table:table-cell table:style-name="ce25"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77]);&quot; &quot;;&quot;-&quot;);&quot;á&quot;;&quot;a&quot;);&quot;é&quot;;&quot;e&quot;);&quot;í&quot;;&quot;i&quot;);&quot;ó&quot;;&quot;o&quot;);&quot;ú&quot;;&quot;u&quot;)" office:value-type="string" office:string-value="cerdo-carne-magra" calcext:value-type="string">
            <text:p>cerdo-carne-magra</text:p>
          </table:table-cell>
          <table:table-cell table:style-name="ce31" table:formula="of:=CONCATENATE(&quot;(alimento (id &quot;;[.B77];&quot;) (nombre &quot;;[.U77];&quot;) (grupo &quot;;[.E77];&quot;) (veces &quot;;[.F77];&quot;) (tipo &quot;;[.G77];&quot;) (racion &quot;;[.K77];&quot;) (kcal &quot;;[.L77];&quot;) (proteinas &quot;;[.M77];&quot;) (grasas &quot;;[.N77];&quot;) (hidratos &quot;;[.O77];&quot;) (desayuno &quot;;[.P77];&quot;) (almuerzo &quot;;[.Q77];&quot;) (comida &quot;;[.R77];&quot;) (merienda &quot;;[.S77];&quot;) (cena &quot;;[.T77];&quot;))&quot;)" office:value-type="string" office:string-value="(alimento (id 79) (nombre cerdo-carne-magra) (grupo 2) (veces 1) (tipo plasticos) (racion 125) (kcal 156) (proteinas 22) (grasas 7,6) (hidratos 0) (desayuno no) (almuerzo no) (comida si) (merienda no) (cena si))" calcext:value-type="string">
            <text:p>(alimento (id 79) (nombre cerdo-carne-magra) (grupo 2) (veces 1) (tipo plasticos) (racion 125) (kcal 156) (proteinas 22) (grasas 7,6) (hidratos 0) (desayuno no) (almuerzo no) (comida si) (merienda no) (cena si))</text:p>
          </table:table-cell>
          <table:table-cell table:formula="of:=SUBSTITUTE([.V77];&quot;,&quot;;&quot;.&quot;)" office:value-type="string" office:string-value="(alimento (id 79) (nombre cerdo-carne-magra) (grupo 2) (veces 1) (tipo plasticos) (racion 125) (kcal 156) (proteinas 22) (grasas 7.6) (hidratos 0) (desayuno no) (almuerzo no) (comida si) (merienda no) (cena si))" calcext:value-type="string">
            <text:p>(alimento (id 79) (nombre cerdo-carne-magra) (grupo 2) (veces 1) (tipo plasticos) (racion 125) (kcal 156) (proteinas 22) (grasas 7.6) (hidratos 0) (desayuno no) (almuerzo no) (comida si) (merienda no) (cena si))</text:p>
          </table:table-cell>
          <table:table-cell table:number-columns-repeated="1001"/>
        </table:table-row>
        <table:table-row table:style-name="ro1">
          <table:table-cell/>
          <table:table-cell office:value-type="float" office:value="80" calcext:value-type="float">
            <text:p>80</text:p>
          </table:table-cell>
          <table:table-cell office:value-type="string" calcext:value-type="string">
            <text:p>Carne, huevos y pescado</text:p>
          </table:table-cell>
          <table:table-cell table:style-name="ce15" office:value-type="string" calcext:value-type="string">
            <text:p>Cerdo carne magra</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78]*[.L78]/100" office:value-type="float" office:value="156" calcext:value-type="float">
            <text:p>156</text:p>
          </table:table-cell>
          <table:table-cell table:style-name="ce16" table:formula="of:=[.K78]*[.M78]*4/100" office:value-type="float" office:value="88" calcext:value-type="float">
            <text:p>88</text:p>
          </table:table-cell>
          <table:table-cell table:style-name="ce16" table:formula="of:=[.K78]*[.O78]*4/100" office:value-type="float" office:value="0" calcext:value-type="float">
            <text:p>0</text:p>
          </table:table-cell>
          <table:table-cell table:style-name="ce15" office:value-type="float" office:value="100" calcext:value-type="float">
            <text:p>100</text:p>
          </table:table-cell>
          <table:table-cell table:style-name="ce15" office:value-type="float" office:value="156" calcext:value-type="float">
            <text:p>156</text:p>
          </table:table-cell>
          <table:table-cell table:style-name="ce25" office:value-type="float" office:value="22" calcext:value-type="float">
            <text:p>22</text:p>
          </table:table-cell>
          <table:table-cell table:style-name="ce25" office:value-type="float" office:value="7.6" calcext:value-type="float">
            <text:p>7.6</text:p>
          </table:table-cell>
          <table:table-cell table:style-name="ce25"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78]);&quot; &quot;;&quot;-&quot;);&quot;á&quot;;&quot;a&quot;);&quot;é&quot;;&quot;e&quot;);&quot;í&quot;;&quot;i&quot;);&quot;ó&quot;;&quot;o&quot;);&quot;ú&quot;;&quot;u&quot;)" office:value-type="string" office:string-value="cerdo-carne-magra" calcext:value-type="string">
            <text:p>cerdo-carne-magra</text:p>
          </table:table-cell>
          <table:table-cell table:style-name="ce31" table:formula="of:=CONCATENATE(&quot;(alimento (id &quot;;[.B78];&quot;) (nombre &quot;;[.U78];&quot;) (grupo &quot;;[.E78];&quot;) (veces &quot;;[.F78];&quot;) (tipo &quot;;[.G78];&quot;) (racion &quot;;[.K78];&quot;) (kcal &quot;;[.L78];&quot;) (proteinas &quot;;[.M78];&quot;) (grasas &quot;;[.N78];&quot;) (hidratos &quot;;[.O78];&quot;) (desayuno &quot;;[.P78];&quot;) (almuerzo &quot;;[.Q78];&quot;) (comida &quot;;[.R78];&quot;) (merienda &quot;;[.S78];&quot;) (cena &quot;;[.T78];&quot;))&quot;)" office:value-type="string" office:string-value="(alimento (id 80) (nombre cerdo-carne-magra) (grupo 2) (veces 1) (tipo plasticos) (racion 100) (kcal 156) (proteinas 22) (grasas 7,6) (hidratos 0) (desayuno no) (almuerzo no) (comida si) (merienda no) (cena si))" calcext:value-type="string">
            <text:p>(alimento (id 80) (nombre cerdo-carne-magra) (grupo 2) (veces 1) (tipo plasticos) (racion 100) (kcal 156) (proteinas 22) (grasas 7,6) (hidratos 0) (desayuno no) (almuerzo no) (comida si) (merienda no) (cena si))</text:p>
          </table:table-cell>
          <table:table-cell table:formula="of:=SUBSTITUTE([.V78];&quot;,&quot;;&quot;.&quot;)" office:value-type="string" office:string-value="(alimento (id 80) (nombre cerdo-carne-magra) (grupo 2) (veces 1) (tipo plasticos) (racion 100) (kcal 156) (proteinas 22) (grasas 7.6) (hidratos 0) (desayuno no) (almuerzo no) (comida si) (merienda no) (cena si))" calcext:value-type="string">
            <text:p>(alimento (id 80) (nombre cerdo-carne-magra) (grupo 2) (veces 1) (tipo plasticos) (racion 100) (kcal 156) (proteinas 22) (grasas 7.6) (hidratos 0) (desayuno no) (almuerzo no) (comida si) (merienda no) (cena si))</text:p>
          </table:table-cell>
          <table:table-cell table:number-columns-repeated="1001"/>
        </table:table-row>
        <table:table-row table:style-name="ro1">
          <table:table-cell/>
          <table:table-cell office:value-type="float" office:value="81" calcext:value-type="float">
            <text:p>81</text:p>
          </table:table-cell>
          <table:table-cell office:value-type="string" calcext:value-type="string">
            <text:p>Carne, huevos y pescado</text:p>
          </table:table-cell>
          <table:table-cell table:style-name="ce15" office:value-type="string" calcext:value-type="string">
            <text:p>Salchicha frankfurt</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79]*[.L79]/100" office:value-type="float" office:value="121.5" calcext:value-type="float">
            <text:p>121,5</text:p>
          </table:table-cell>
          <table:table-cell table:style-name="ce16" table:formula="of:=[.K79]*[.M79]*4/100" office:value-type="float" office:value="26.2" calcext:value-type="float">
            <text:p>26,2</text:p>
          </table:table-cell>
          <table:table-cell table:style-name="ce16" table:formula="of:=[.K79]*[.O79]*4/100" office:value-type="float" office:value="2.8" calcext:value-type="float">
            <text:p>2,8</text:p>
          </table:table-cell>
          <table:table-cell table:style-name="ce15" office:value-type="float" office:value="50" calcext:value-type="float">
            <text:p>50</text:p>
          </table:table-cell>
          <table:table-cell table:style-name="ce15" office:value-type="float" office:value="243" calcext:value-type="float">
            <text:p>243</text:p>
          </table:table-cell>
          <table:table-cell table:style-name="ce25" office:value-type="float" office:value="13.1" calcext:value-type="float">
            <text:p>13.1</text:p>
          </table:table-cell>
          <table:table-cell table:style-name="ce25" office:value-type="float" office:value="20" calcext:value-type="float">
            <text:p>20</text:p>
          </table:table-cell>
          <table:table-cell table:style-name="ce25" office:value-type="float" office:value="1.4" calcext:value-type="float">
            <text:p>1.4</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79]);&quot; &quot;;&quot;-&quot;);&quot;á&quot;;&quot;a&quot;);&quot;é&quot;;&quot;e&quot;);&quot;í&quot;;&quot;i&quot;);&quot;ó&quot;;&quot;o&quot;);&quot;ú&quot;;&quot;u&quot;)" office:value-type="string" office:string-value="salchicha-frankfurt" calcext:value-type="string">
            <text:p>salchicha-frankfurt</text:p>
          </table:table-cell>
          <table:table-cell table:style-name="ce31" table:formula="of:=CONCATENATE(&quot;(alimento (id &quot;;[.B79];&quot;) (nombre &quot;;[.U79];&quot;) (grupo &quot;;[.E79];&quot;) (veces &quot;;[.F79];&quot;) (tipo &quot;;[.G79];&quot;) (racion &quot;;[.K79];&quot;) (kcal &quot;;[.L79];&quot;) (proteinas &quot;;[.M79];&quot;) (grasas &quot;;[.N79];&quot;) (hidratos &quot;;[.O79];&quot;) (desayuno &quot;;[.P79];&quot;) (almuerzo &quot;;[.Q79];&quot;) (comida &quot;;[.R79];&quot;) (merienda &quot;;[.S79];&quot;) (cena &quot;;[.T79];&quot;))&quot;)" office:value-type="string" office:string-value="(alimento (id 81) (nombre salchicha-frankfurt) (grupo 2) (veces 1) (tipo plasticos) (racion 50) (kcal 243) (proteinas 13,1) (grasas 20) (hidratos 1,4) (desayuno no) (almuerzo no) (comida si) (merienda no) (cena si))" calcext:value-type="string">
            <text:p>(alimento (id 81) (nombre salchicha-frankfurt) (grupo 2) (veces 1) (tipo plasticos) (racion 50) (kcal 243) (proteinas 13,1) (grasas 20) (hidratos 1,4) (desayuno no) (almuerzo no) (comida si) (merienda no) (cena si))</text:p>
          </table:table-cell>
          <table:table-cell table:formula="of:=SUBSTITUTE([.V79];&quot;,&quot;;&quot;.&quot;)" office:value-type="string" office:string-value="(alimento (id 81) (nombre salchicha-frankfurt) (grupo 2) (veces 1) (tipo plasticos) (racion 50) (kcal 243) (proteinas 13.1) (grasas 20) (hidratos 1.4) (desayuno no) (almuerzo no) (comida si) (merienda no) (cena si))" calcext:value-type="string">
            <text:p>(alimento (id 81) (nombre salchicha-frankfurt) (grupo 2) (veces 1) (tipo plasticos) (racion 50) (kcal 243) (proteinas 13.1) (grasas 20) (hidratos 1.4) (desayuno no) (almuerzo no) (comida si) (merienda no) (cena si))</text:p>
          </table:table-cell>
          <table:table-cell table:number-columns-repeated="1001"/>
        </table:table-row>
        <table:table-row table:style-name="ro1">
          <table:table-cell/>
          <table:table-cell office:value-type="float" office:value="82" calcext:value-type="float">
            <text:p>82</text:p>
          </table:table-cell>
          <table:table-cell office:value-type="string" calcext:value-type="string">
            <text:p>Carne, huevos y pescado</text:p>
          </table:table-cell>
          <table:table-cell table:style-name="ce15" office:value-type="string" calcext:value-type="string">
            <text:p>Salchicha frankfurt</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80]*[.L80]/100" office:value-type="float" office:value="194.4" calcext:value-type="float">
            <text:p>194,4</text:p>
          </table:table-cell>
          <table:table-cell table:style-name="ce16" table:formula="of:=[.K80]*[.M80]*4/100" office:value-type="float" office:value="41.92" calcext:value-type="float">
            <text:p>41,92</text:p>
          </table:table-cell>
          <table:table-cell table:style-name="ce16" table:formula="of:=[.K80]*[.O80]*4/100" office:value-type="float" office:value="4.48" calcext:value-type="float">
            <text:p>4,48</text:p>
          </table:table-cell>
          <table:table-cell table:style-name="ce15" office:value-type="float" office:value="80" calcext:value-type="float">
            <text:p>80</text:p>
          </table:table-cell>
          <table:table-cell table:style-name="ce15" office:value-type="float" office:value="243" calcext:value-type="float">
            <text:p>243</text:p>
          </table:table-cell>
          <table:table-cell table:style-name="ce25" office:value-type="float" office:value="13.1" calcext:value-type="float">
            <text:p>13.1</text:p>
          </table:table-cell>
          <table:table-cell table:style-name="ce25" office:value-type="float" office:value="20" calcext:value-type="float">
            <text:p>20</text:p>
          </table:table-cell>
          <table:table-cell table:style-name="ce25" office:value-type="float" office:value="1.4" calcext:value-type="float">
            <text:p>1.4</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80]);&quot; &quot;;&quot;-&quot;);&quot;á&quot;;&quot;a&quot;);&quot;é&quot;;&quot;e&quot;);&quot;í&quot;;&quot;i&quot;);&quot;ó&quot;;&quot;o&quot;);&quot;ú&quot;;&quot;u&quot;)" office:value-type="string" office:string-value="salchicha-frankfurt" calcext:value-type="string">
            <text:p>salchicha-frankfurt</text:p>
          </table:table-cell>
          <table:table-cell table:style-name="ce31" table:formula="of:=CONCATENATE(&quot;(alimento (id &quot;;[.B80];&quot;) (nombre &quot;;[.U80];&quot;) (grupo &quot;;[.E80];&quot;) (veces &quot;;[.F80];&quot;) (tipo &quot;;[.G80];&quot;) (racion &quot;;[.K80];&quot;) (kcal &quot;;[.L80];&quot;) (proteinas &quot;;[.M80];&quot;) (grasas &quot;;[.N80];&quot;) (hidratos &quot;;[.O80];&quot;) (desayuno &quot;;[.P80];&quot;) (almuerzo &quot;;[.Q80];&quot;) (comida &quot;;[.R80];&quot;) (merienda &quot;;[.S80];&quot;) (cena &quot;;[.T80];&quot;))&quot;)" office:value-type="string" office:string-value="(alimento (id 82) (nombre salchicha-frankfurt) (grupo 2) (veces 1) (tipo plasticos) (racion 80) (kcal 243) (proteinas 13,1) (grasas 20) (hidratos 1,4) (desayuno no) (almuerzo no) (comida si) (merienda no) (cena si))" calcext:value-type="string">
            <text:p>(alimento (id 82) (nombre salchicha-frankfurt) (grupo 2) (veces 1) (tipo plasticos) (racion 80) (kcal 243) (proteinas 13,1) (grasas 20) (hidratos 1,4) (desayuno no) (almuerzo no) (comida si) (merienda no) (cena si))</text:p>
          </table:table-cell>
          <table:table-cell table:formula="of:=SUBSTITUTE([.V80];&quot;,&quot;;&quot;.&quot;)" office:value-type="string" office:string-value="(alimento (id 82) (nombre salchicha-frankfurt) (grupo 2) (veces 1) (tipo plasticos) (racion 80) (kcal 243) (proteinas 13.1) (grasas 20) (hidratos 1.4) (desayuno no) (almuerzo no) (comida si) (merienda no) (cena si))" calcext:value-type="string">
            <text:p>(alimento (id 82) (nombre salchicha-frankfurt) (grupo 2) (veces 1) (tipo plasticos) (racion 80) (kcal 243) (proteinas 13.1) (grasas 20) (hidratos 1.4) (desayuno no) (almuerzo no) (comida si) (merienda no) (cena si))</text:p>
          </table:table-cell>
          <table:table-cell table:number-columns-repeated="1001"/>
        </table:table-row>
        <table:table-row table:style-name="ro1">
          <table:table-cell/>
          <table:table-cell office:value-type="float" office:value="83" calcext:value-type="float">
            <text:p>83</text:p>
          </table:table-cell>
          <table:table-cell office:value-type="string" calcext:value-type="string">
            <text:p>Carne, huevos y pescado</text:p>
          </table:table-cell>
          <table:table-cell table:style-name="ce15" office:value-type="string" calcext:value-type="string">
            <text:p>Salchicha frankfurt</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81]*[.L81]/100" office:value-type="float" office:value="303.75" calcext:value-type="float">
            <text:p>303,75</text:p>
          </table:table-cell>
          <table:table-cell table:style-name="ce16" table:formula="of:=[.K81]*[.M81]*4/100" office:value-type="float" office:value="65.5" calcext:value-type="float">
            <text:p>65,5</text:p>
          </table:table-cell>
          <table:table-cell table:style-name="ce16" table:formula="of:=[.K81]*[.O81]*4/100" office:value-type="float" office:value="7" calcext:value-type="float">
            <text:p>7</text:p>
          </table:table-cell>
          <table:table-cell table:style-name="ce15" office:value-type="float" office:value="125" calcext:value-type="float">
            <text:p>125</text:p>
          </table:table-cell>
          <table:table-cell table:style-name="ce15" office:value-type="float" office:value="243" calcext:value-type="float">
            <text:p>243</text:p>
          </table:table-cell>
          <table:table-cell table:style-name="ce25" office:value-type="float" office:value="13.1" calcext:value-type="float">
            <text:p>13.1</text:p>
          </table:table-cell>
          <table:table-cell table:style-name="ce25" office:value-type="float" office:value="20" calcext:value-type="float">
            <text:p>20</text:p>
          </table:table-cell>
          <table:table-cell table:style-name="ce25" office:value-type="float" office:value="1.4" calcext:value-type="float">
            <text:p>1.4</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81]);&quot; &quot;;&quot;-&quot;);&quot;á&quot;;&quot;a&quot;);&quot;é&quot;;&quot;e&quot;);&quot;í&quot;;&quot;i&quot;);&quot;ó&quot;;&quot;o&quot;);&quot;ú&quot;;&quot;u&quot;)" office:value-type="string" office:string-value="salchicha-frankfurt" calcext:value-type="string">
            <text:p>salchicha-frankfurt</text:p>
          </table:table-cell>
          <table:table-cell table:style-name="ce31" table:formula="of:=CONCATENATE(&quot;(alimento (id &quot;;[.B81];&quot;) (nombre &quot;;[.U81];&quot;) (grupo &quot;;[.E81];&quot;) (veces &quot;;[.F81];&quot;) (tipo &quot;;[.G81];&quot;) (racion &quot;;[.K81];&quot;) (kcal &quot;;[.L81];&quot;) (proteinas &quot;;[.M81];&quot;) (grasas &quot;;[.N81];&quot;) (hidratos &quot;;[.O81];&quot;) (desayuno &quot;;[.P81];&quot;) (almuerzo &quot;;[.Q81];&quot;) (comida &quot;;[.R81];&quot;) (merienda &quot;;[.S81];&quot;) (cena &quot;;[.T81];&quot;))&quot;)" office:value-type="string" office:string-value="(alimento (id 83) (nombre salchicha-frankfurt) (grupo 2) (veces 1) (tipo plasticos) (racion 125) (kcal 243) (proteinas 13,1) (grasas 20) (hidratos 1,4) (desayuno no) (almuerzo no) (comida si) (merienda no) (cena si))" calcext:value-type="string">
            <text:p>(alimento (id 83) (nombre salchicha-frankfurt) (grupo 2) (veces 1) (tipo plasticos) (racion 125) (kcal 243) (proteinas 13,1) (grasas 20) (hidratos 1,4) (desayuno no) (almuerzo no) (comida si) (merienda no) (cena si))</text:p>
          </table:table-cell>
          <table:table-cell table:formula="of:=SUBSTITUTE([.V81];&quot;,&quot;;&quot;.&quot;)" office:value-type="string" office:string-value="(alimento (id 83) (nombre salchicha-frankfurt) (grupo 2) (veces 1) (tipo plasticos) (racion 125) (kcal 243) (proteinas 13.1) (grasas 20) (hidratos 1.4) (desayuno no) (almuerzo no) (comida si) (merienda no) (cena si))" calcext:value-type="string">
            <text:p>(alimento (id 83) (nombre salchicha-frankfurt) (grupo 2) (veces 1) (tipo plasticos) (racion 125) (kcal 243) (proteinas 13.1) (grasas 20) (hidratos 1.4) (desayuno no) (almuerzo no) (comida si) (merienda no) (cena si))</text:p>
          </table:table-cell>
          <table:table-cell table:number-columns-repeated="1001"/>
        </table:table-row>
        <table:table-row table:style-name="ro1">
          <table:table-cell/>
          <table:table-cell office:value-type="float" office:value="84" calcext:value-type="float">
            <text:p>84</text:p>
          </table:table-cell>
          <table:table-cell office:value-type="string" calcext:value-type="string">
            <text:p>Carne, huevos y pescado</text:p>
          </table:table-cell>
          <table:table-cell table:style-name="ce15" office:value-type="string" calcext:value-type="string">
            <text:p>Salchicha frankfurt</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82]*[.L82]/100" office:value-type="float" office:value="364.5" calcext:value-type="float">
            <text:p>364,5</text:p>
          </table:table-cell>
          <table:table-cell table:style-name="ce16" table:formula="of:=[.K82]*[.M82]*4/100" office:value-type="float" office:value="78.6" calcext:value-type="float">
            <text:p>78,6</text:p>
          </table:table-cell>
          <table:table-cell table:style-name="ce16" table:formula="of:=[.K82]*[.O82]*4/100" office:value-type="float" office:value="8.4" calcext:value-type="float">
            <text:p>8,4</text:p>
          </table:table-cell>
          <table:table-cell table:style-name="ce15" office:value-type="float" office:value="150" calcext:value-type="float">
            <text:p>150</text:p>
          </table:table-cell>
          <table:table-cell table:style-name="ce15" office:value-type="float" office:value="243" calcext:value-type="float">
            <text:p>243</text:p>
          </table:table-cell>
          <table:table-cell table:style-name="ce25" office:value-type="float" office:value="13.1" calcext:value-type="float">
            <text:p>13.1</text:p>
          </table:table-cell>
          <table:table-cell table:style-name="ce25" office:value-type="float" office:value="20" calcext:value-type="float">
            <text:p>20</text:p>
          </table:table-cell>
          <table:table-cell table:style-name="ce25" office:value-type="float" office:value="1.4" calcext:value-type="float">
            <text:p>1.4</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82]);&quot; &quot;;&quot;-&quot;);&quot;á&quot;;&quot;a&quot;);&quot;é&quot;;&quot;e&quot;);&quot;í&quot;;&quot;i&quot;);&quot;ó&quot;;&quot;o&quot;);&quot;ú&quot;;&quot;u&quot;)" office:value-type="string" office:string-value="salchicha-frankfurt" calcext:value-type="string">
            <text:p>salchicha-frankfurt</text:p>
          </table:table-cell>
          <table:table-cell table:style-name="ce31" table:formula="of:=CONCATENATE(&quot;(alimento (id &quot;;[.B82];&quot;) (nombre &quot;;[.U82];&quot;) (grupo &quot;;[.E82];&quot;) (veces &quot;;[.F82];&quot;) (tipo &quot;;[.G82];&quot;) (racion &quot;;[.K82];&quot;) (kcal &quot;;[.L82];&quot;) (proteinas &quot;;[.M82];&quot;) (grasas &quot;;[.N82];&quot;) (hidratos &quot;;[.O82];&quot;) (desayuno &quot;;[.P82];&quot;) (almuerzo &quot;;[.Q82];&quot;) (comida &quot;;[.R82];&quot;) (merienda &quot;;[.S82];&quot;) (cena &quot;;[.T82];&quot;))&quot;)" office:value-type="string" office:string-value="(alimento (id 84) (nombre salchicha-frankfurt) (grupo 2) (veces 1) (tipo plasticos) (racion 150) (kcal 243) (proteinas 13,1) (grasas 20) (hidratos 1,4) (desayuno no) (almuerzo no) (comida si) (merienda no) (cena si))" calcext:value-type="string">
            <text:p>(alimento (id 84) (nombre salchicha-frankfurt) (grupo 2) (veces 1) (tipo plasticos) (racion 150) (kcal 243) (proteinas 13,1) (grasas 20) (hidratos 1,4) (desayuno no) (almuerzo no) (comida si) (merienda no) (cena si))</text:p>
          </table:table-cell>
          <table:table-cell table:formula="of:=SUBSTITUTE([.V82];&quot;,&quot;;&quot;.&quot;)" office:value-type="string" office:string-value="(alimento (id 84) (nombre salchicha-frankfurt) (grupo 2) (veces 1) (tipo plasticos) (racion 150) (kcal 243) (proteinas 13.1) (grasas 20) (hidratos 1.4) (desayuno no) (almuerzo no) (comida si) (merienda no) (cena si))" calcext:value-type="string">
            <text:p>(alimento (id 84) (nombre salchicha-frankfurt) (grupo 2) (veces 1) (tipo plasticos) (racion 150) (kcal 243) (proteinas 13.1) (grasas 20) (hidratos 1.4) (desayuno no) (almuerzo no) (comida si) (merienda no) (cena si))</text:p>
          </table:table-cell>
          <table:table-cell table:number-columns-repeated="1001"/>
        </table:table-row>
        <table:table-row table:style-name="ro1">
          <table:table-cell/>
          <table:table-cell office:value-type="float" office:value="85" calcext:value-type="float">
            <text:p>85</text:p>
          </table:table-cell>
          <table:table-cell office:value-type="string" calcext:value-type="string">
            <text:p>Carne, huevos y pescado</text:p>
          </table:table-cell>
          <table:table-cell table:style-name="ce15" office:value-type="string" calcext:value-type="string">
            <text:p>Salchicha frankfurt</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83]*[.L83]/100" office:value-type="float" office:value="243" calcext:value-type="float">
            <text:p>243</text:p>
          </table:table-cell>
          <table:table-cell table:style-name="ce16" table:formula="of:=[.K83]*[.M83]*4/100" office:value-type="float" office:value="52.4" calcext:value-type="float">
            <text:p>52,4</text:p>
          </table:table-cell>
          <table:table-cell table:style-name="ce16" table:formula="of:=[.K83]*[.O83]*4/100" office:value-type="float" office:value="5.6" calcext:value-type="float">
            <text:p>5,6</text:p>
          </table:table-cell>
          <table:table-cell table:style-name="ce15" office:value-type="float" office:value="100" calcext:value-type="float">
            <text:p>100</text:p>
          </table:table-cell>
          <table:table-cell table:style-name="ce15" office:value-type="float" office:value="243" calcext:value-type="float">
            <text:p>243</text:p>
          </table:table-cell>
          <table:table-cell table:style-name="ce25" office:value-type="float" office:value="13.1" calcext:value-type="float">
            <text:p>13.1</text:p>
          </table:table-cell>
          <table:table-cell table:style-name="ce25" office:value-type="float" office:value="20" calcext:value-type="float">
            <text:p>20</text:p>
          </table:table-cell>
          <table:table-cell table:style-name="ce25" office:value-type="float" office:value="1.4" calcext:value-type="float">
            <text:p>1.4</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83]);&quot; &quot;;&quot;-&quot;);&quot;á&quot;;&quot;a&quot;);&quot;é&quot;;&quot;e&quot;);&quot;í&quot;;&quot;i&quot;);&quot;ó&quot;;&quot;o&quot;);&quot;ú&quot;;&quot;u&quot;)" office:value-type="string" office:string-value="salchicha-frankfurt" calcext:value-type="string">
            <text:p>salchicha-frankfurt</text:p>
          </table:table-cell>
          <table:table-cell table:style-name="ce31" table:formula="of:=CONCATENATE(&quot;(alimento (id &quot;;[.B83];&quot;) (nombre &quot;;[.U83];&quot;) (grupo &quot;;[.E83];&quot;) (veces &quot;;[.F83];&quot;) (tipo &quot;;[.G83];&quot;) (racion &quot;;[.K83];&quot;) (kcal &quot;;[.L83];&quot;) (proteinas &quot;;[.M83];&quot;) (grasas &quot;;[.N83];&quot;) (hidratos &quot;;[.O83];&quot;) (desayuno &quot;;[.P83];&quot;) (almuerzo &quot;;[.Q83];&quot;) (comida &quot;;[.R83];&quot;) (merienda &quot;;[.S83];&quot;) (cena &quot;;[.T83];&quot;))&quot;)" office:value-type="string" office:string-value="(alimento (id 85) (nombre salchicha-frankfurt) (grupo 2) (veces 1) (tipo plasticos) (racion 100) (kcal 243) (proteinas 13,1) (grasas 20) (hidratos 1,4) (desayuno no) (almuerzo no) (comida si) (merienda no) (cena si))" calcext:value-type="string">
            <text:p>(alimento (id 85) (nombre salchicha-frankfurt) (grupo 2) (veces 1) (tipo plasticos) (racion 100) (kcal 243) (proteinas 13,1) (grasas 20) (hidratos 1,4) (desayuno no) (almuerzo no) (comida si) (merienda no) (cena si))</text:p>
          </table:table-cell>
          <table:table-cell table:formula="of:=SUBSTITUTE([.V83];&quot;,&quot;;&quot;.&quot;)" office:value-type="string" office:string-value="(alimento (id 85) (nombre salchicha-frankfurt) (grupo 2) (veces 1) (tipo plasticos) (racion 100) (kcal 243) (proteinas 13.1) (grasas 20) (hidratos 1.4) (desayuno no) (almuerzo no) (comida si) (merienda no) (cena si))" calcext:value-type="string">
            <text:p>(alimento (id 85) (nombre salchicha-frankfurt) (grupo 2) (veces 1) (tipo plasticos) (racion 100) (kcal 243) (proteinas 13.1) (grasas 20) (hidratos 1.4) (desayuno no) (almuerzo no) (comida si) (merienda no) (cena si))</text:p>
          </table:table-cell>
          <table:table-cell table:number-columns-repeated="1001"/>
        </table:table-row>
        <table:table-row table:style-name="ro1">
          <table:table-cell/>
          <table:table-cell office:value-type="float" office:value="86" calcext:value-type="float">
            <text:p>86</text:p>
          </table:table-cell>
          <table:table-cell office:value-type="string" calcext:value-type="string">
            <text:p>Carne, huevos y pescado</text:p>
          </table:table-cell>
          <table:table-cell table:style-name="ce15" office:value-type="string" calcext:value-type="string">
            <text:p>Jamón cocido</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84]*[.L84]/100" office:value-type="float" office:value="72" calcext:value-type="float">
            <text:p>72</text:p>
          </table:table-cell>
          <table:table-cell table:style-name="ce16" table:formula="of:=[.K84]*[.M84]*4/100" office:value-type="float" office:value="44.16" calcext:value-type="float">
            <text:p>44,16</text:p>
          </table:table-cell>
          <table:table-cell table:style-name="ce16" table:formula="of:=[.K84]*[.O84]*4/100" office:value-type="float" office:value="0" calcext:value-type="float">
            <text:p>0</text:p>
          </table:table-cell>
          <table:table-cell table:style-name="ce15" office:value-type="float" office:value="60" calcext:value-type="float">
            <text:p>60</text:p>
          </table:table-cell>
          <table:table-cell table:style-name="ce15" office:value-type="float" office:value="120" calcext:value-type="float">
            <text:p>120</text:p>
          </table:table-cell>
          <table:table-cell table:style-name="ce25" office:value-type="float" office:value="18.4" calcext:value-type="float">
            <text:p>18.4</text:p>
          </table:table-cell>
          <table:table-cell table:style-name="ce25" office:value-type="float" office:value="5.1" calcext:value-type="float">
            <text:p>5.1</text:p>
          </table:table-cell>
          <table:table-cell table:style-name="ce25" office:value-type="float" office:value="0" calcext:value-type="float">
            <text:p>0</text:p>
          </table:table-cell>
          <table:table-cell table:number-columns-repeated="2" office:value-type="string" calcext:value-type="string">
            <text:p>si</text:p>
          </table:table-cell>
          <table:table-cell office:value-type="string" calcext:value-type="string">
            <text:p>no</text:p>
          </table:table-cell>
          <table:table-cell table:number-columns-repeated="2" office:value-type="string" calcext:value-type="string">
            <text:p>si</text:p>
          </table:table-cell>
          <table:table-cell table:formula="of:=SUBSTITUTE(SUBSTITUTE(SUBSTITUTE(SUBSTITUTE(SUBSTITUTE(SUBSTITUTE(LOWER([.D84]);&quot; &quot;;&quot;-&quot;);&quot;á&quot;;&quot;a&quot;);&quot;é&quot;;&quot;e&quot;);&quot;í&quot;;&quot;i&quot;);&quot;ó&quot;;&quot;o&quot;);&quot;ú&quot;;&quot;u&quot;)" office:value-type="string" office:string-value="jamon-cocido" calcext:value-type="string">
            <text:p>jamon-cocido</text:p>
          </table:table-cell>
          <table:table-cell table:style-name="ce31" table:formula="of:=CONCATENATE(&quot;(alimento (id &quot;;[.B84];&quot;) (nombre &quot;;[.U84];&quot;) (grupo &quot;;[.E84];&quot;) (veces &quot;;[.F84];&quot;) (tipo &quot;;[.G84];&quot;) (racion &quot;;[.K84];&quot;) (kcal &quot;;[.L84];&quot;) (proteinas &quot;;[.M84];&quot;) (grasas &quot;;[.N84];&quot;) (hidratos &quot;;[.O84];&quot;) (desayuno &quot;;[.P84];&quot;) (almuerzo &quot;;[.Q84];&quot;) (comida &quot;;[.R84];&quot;) (merienda &quot;;[.S84];&quot;) (cena &quot;;[.T84];&quot;))&quot;)" office:value-type="string" office:string-value="(alimento (id 86) (nombre jamon-cocido) (grupo 2) (veces 1) (tipo plasticos) (racion 60) (kcal 120) (proteinas 18,4) (grasas 5,1) (hidratos 0) (desayuno si) (almuerzo si) (comida no) (merienda si) (cena si))" calcext:value-type="string">
            <text:p>(alimento (id 86) (nombre jamon-cocido) (grupo 2) (veces 1) (tipo plasticos) (racion 60) (kcal 120) (proteinas 18,4) (grasas 5,1) (hidratos 0) (desayuno si) (almuerzo si) (comida no) (merienda si) (cena si))</text:p>
          </table:table-cell>
          <table:table-cell table:formula="of:=SUBSTITUTE([.V84];&quot;,&quot;;&quot;.&quot;)" office:value-type="string" office:string-value="(alimento (id 86) (nombre jamon-cocido) (grupo 2) (veces 1) (tipo plasticos) (racion 60) (kcal 120) (proteinas 18.4) (grasas 5.1) (hidratos 0) (desayuno si) (almuerzo si) (comida no) (merienda si) (cena si))" calcext:value-type="string">
            <text:p>(alimento (id 86) (nombre jamon-cocido) (grupo 2) (veces 1) (tipo plasticos) (racion 60) (kcal 120) (proteinas 18.4) (grasas 5.1) (hidratos 0) (desayuno si) (almuerzo si) (comida no) (merienda si) (cena si))</text:p>
          </table:table-cell>
          <table:table-cell table:number-columns-repeated="1001"/>
        </table:table-row>
        <table:table-row table:style-name="ro1">
          <table:table-cell/>
          <table:table-cell office:value-type="float" office:value="87" calcext:value-type="float">
            <text:p>87</text:p>
          </table:table-cell>
          <table:table-cell office:value-type="string" calcext:value-type="string">
            <text:p>Carne, huevos y pescado</text:p>
          </table:table-cell>
          <table:table-cell table:style-name="ce15" office:value-type="string" calcext:value-type="string">
            <text:p>Jamón cocido</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85]*[.L85]/100" office:value-type="float" office:value="60" calcext:value-type="float">
            <text:p>60</text:p>
          </table:table-cell>
          <table:table-cell table:style-name="ce16" table:formula="of:=[.K85]*[.M85]*4/100" office:value-type="float" office:value="36.8" calcext:value-type="float">
            <text:p>36,8</text:p>
          </table:table-cell>
          <table:table-cell table:style-name="ce16" table:formula="of:=[.K85]*[.O85]*4/100" office:value-type="float" office:value="0" calcext:value-type="float">
            <text:p>0</text:p>
          </table:table-cell>
          <table:table-cell table:style-name="ce15" office:value-type="float" office:value="50" calcext:value-type="float">
            <text:p>50</text:p>
          </table:table-cell>
          <table:table-cell table:style-name="ce15" office:value-type="float" office:value="120" calcext:value-type="float">
            <text:p>120</text:p>
          </table:table-cell>
          <table:table-cell table:style-name="ce25" office:value-type="float" office:value="18.4" calcext:value-type="float">
            <text:p>18.4</text:p>
          </table:table-cell>
          <table:table-cell table:style-name="ce25" office:value-type="float" office:value="5.1" calcext:value-type="float">
            <text:p>5.1</text:p>
          </table:table-cell>
          <table:table-cell table:style-name="ce25" office:value-type="float" office:value="0" calcext:value-type="float">
            <text:p>0</text:p>
          </table:table-cell>
          <table:table-cell table:number-columns-repeated="2" office:value-type="string" calcext:value-type="string">
            <text:p>si</text:p>
          </table:table-cell>
          <table:table-cell office:value-type="string" calcext:value-type="string">
            <text:p>no</text:p>
          </table:table-cell>
          <table:table-cell table:number-columns-repeated="2" office:value-type="string" calcext:value-type="string">
            <text:p>si</text:p>
          </table:table-cell>
          <table:table-cell table:formula="of:=SUBSTITUTE(SUBSTITUTE(SUBSTITUTE(SUBSTITUTE(SUBSTITUTE(SUBSTITUTE(LOWER([.D85]);&quot; &quot;;&quot;-&quot;);&quot;á&quot;;&quot;a&quot;);&quot;é&quot;;&quot;e&quot;);&quot;í&quot;;&quot;i&quot;);&quot;ó&quot;;&quot;o&quot;);&quot;ú&quot;;&quot;u&quot;)" office:value-type="string" office:string-value="jamon-cocido" calcext:value-type="string">
            <text:p>jamon-cocido</text:p>
          </table:table-cell>
          <table:table-cell table:style-name="ce31" table:formula="of:=CONCATENATE(&quot;(alimento (id &quot;;[.B85];&quot;) (nombre &quot;;[.U85];&quot;) (grupo &quot;;[.E85];&quot;) (veces &quot;;[.F85];&quot;) (tipo &quot;;[.G85];&quot;) (racion &quot;;[.K85];&quot;) (kcal &quot;;[.L85];&quot;) (proteinas &quot;;[.M85];&quot;) (grasas &quot;;[.N85];&quot;) (hidratos &quot;;[.O85];&quot;) (desayuno &quot;;[.P85];&quot;) (almuerzo &quot;;[.Q85];&quot;) (comida &quot;;[.R85];&quot;) (merienda &quot;;[.S85];&quot;) (cena &quot;;[.T85];&quot;))&quot;)" office:value-type="string" office:string-value="(alimento (id 87) (nombre jamon-cocido) (grupo 2) (veces 1) (tipo plasticos) (racion 50) (kcal 120) (proteinas 18,4) (grasas 5,1) (hidratos 0) (desayuno si) (almuerzo si) (comida no) (merienda si) (cena si))" calcext:value-type="string">
            <text:p>(alimento (id 87) (nombre jamon-cocido) (grupo 2) (veces 1) (tipo plasticos) (racion 50) (kcal 120) (proteinas 18,4) (grasas 5,1) (hidratos 0) (desayuno si) (almuerzo si) (comida no) (merienda si) (cena si))</text:p>
          </table:table-cell>
          <table:table-cell table:formula="of:=SUBSTITUTE([.V85];&quot;,&quot;;&quot;.&quot;)" office:value-type="string" office:string-value="(alimento (id 87) (nombre jamon-cocido) (grupo 2) (veces 1) (tipo plasticos) (racion 50) (kcal 120) (proteinas 18.4) (grasas 5.1) (hidratos 0) (desayuno si) (almuerzo si) (comida no) (merienda si) (cena si))" calcext:value-type="string">
            <text:p>(alimento (id 87) (nombre jamon-cocido) (grupo 2) (veces 1) (tipo plasticos) (racion 50) (kcal 120) (proteinas 18.4) (grasas 5.1) (hidratos 0) (desayuno si) (almuerzo si) (comida no) (merienda si) (cena si))</text:p>
          </table:table-cell>
          <table:table-cell table:number-columns-repeated="1001"/>
        </table:table-row>
        <table:table-row table:style-name="ro1">
          <table:table-cell/>
          <table:table-cell office:value-type="float" office:value="88" calcext:value-type="float">
            <text:p>88</text:p>
          </table:table-cell>
          <table:table-cell office:value-type="string" calcext:value-type="string">
            <text:p>Carne, huevos y pescado</text:p>
          </table:table-cell>
          <table:table-cell table:style-name="ce15" office:value-type="string" calcext:value-type="string">
            <text:p>Jamón cocido</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86]*[.L86]/100" office:value-type="float" office:value="48" calcext:value-type="float">
            <text:p>48</text:p>
          </table:table-cell>
          <table:table-cell table:style-name="ce16" table:formula="of:=[.K86]*[.M86]*4/100" office:value-type="float" office:value="29.44" calcext:value-type="float">
            <text:p>29,44</text:p>
          </table:table-cell>
          <table:table-cell table:style-name="ce16" table:formula="of:=[.K86]*[.O86]*4/100" office:value-type="float" office:value="0" calcext:value-type="float">
            <text:p>0</text:p>
          </table:table-cell>
          <table:table-cell table:style-name="ce15" office:value-type="float" office:value="40" calcext:value-type="float">
            <text:p>40</text:p>
          </table:table-cell>
          <table:table-cell table:style-name="ce15" office:value-type="float" office:value="120" calcext:value-type="float">
            <text:p>120</text:p>
          </table:table-cell>
          <table:table-cell table:style-name="ce25" office:value-type="float" office:value="18.4" calcext:value-type="float">
            <text:p>18.4</text:p>
          </table:table-cell>
          <table:table-cell table:style-name="ce25" office:value-type="float" office:value="5.1" calcext:value-type="float">
            <text:p>5.1</text:p>
          </table:table-cell>
          <table:table-cell table:style-name="ce25" office:value-type="float" office:value="0" calcext:value-type="float">
            <text:p>0</text:p>
          </table:table-cell>
          <table:table-cell table:number-columns-repeated="2" office:value-type="string" calcext:value-type="string">
            <text:p>si</text:p>
          </table:table-cell>
          <table:table-cell office:value-type="string" calcext:value-type="string">
            <text:p>no</text:p>
          </table:table-cell>
          <table:table-cell table:number-columns-repeated="2" office:value-type="string" calcext:value-type="string">
            <text:p>si</text:p>
          </table:table-cell>
          <table:table-cell table:formula="of:=SUBSTITUTE(SUBSTITUTE(SUBSTITUTE(SUBSTITUTE(SUBSTITUTE(SUBSTITUTE(LOWER([.D86]);&quot; &quot;;&quot;-&quot;);&quot;á&quot;;&quot;a&quot;);&quot;é&quot;;&quot;e&quot;);&quot;í&quot;;&quot;i&quot;);&quot;ó&quot;;&quot;o&quot;);&quot;ú&quot;;&quot;u&quot;)" office:value-type="string" office:string-value="jamon-cocido" calcext:value-type="string">
            <text:p>jamon-cocido</text:p>
          </table:table-cell>
          <table:table-cell table:style-name="ce31" table:formula="of:=CONCATENATE(&quot;(alimento (id &quot;;[.B86];&quot;) (nombre &quot;;[.U86];&quot;) (grupo &quot;;[.E86];&quot;) (veces &quot;;[.F86];&quot;) (tipo &quot;;[.G86];&quot;) (racion &quot;;[.K86];&quot;) (kcal &quot;;[.L86];&quot;) (proteinas &quot;;[.M86];&quot;) (grasas &quot;;[.N86];&quot;) (hidratos &quot;;[.O86];&quot;) (desayuno &quot;;[.P86];&quot;) (almuerzo &quot;;[.Q86];&quot;) (comida &quot;;[.R86];&quot;) (merienda &quot;;[.S86];&quot;) (cena &quot;;[.T86];&quot;))&quot;)" office:value-type="string" office:string-value="(alimento (id 88) (nombre jamon-cocido) (grupo 2) (veces 1) (tipo plasticos) (racion 40) (kcal 120) (proteinas 18,4) (grasas 5,1) (hidratos 0) (desayuno si) (almuerzo si) (comida no) (merienda si) (cena si))" calcext:value-type="string">
            <text:p>(alimento (id 88) (nombre jamon-cocido) (grupo 2) (veces 1) (tipo plasticos) (racion 40) (kcal 120) (proteinas 18,4) (grasas 5,1) (hidratos 0) (desayuno si) (almuerzo si) (comida no) (merienda si) (cena si))</text:p>
          </table:table-cell>
          <table:table-cell table:formula="of:=SUBSTITUTE([.V86];&quot;,&quot;;&quot;.&quot;)" office:value-type="string" office:string-value="(alimento (id 88) (nombre jamon-cocido) (grupo 2) (veces 1) (tipo plasticos) (racion 40) (kcal 120) (proteinas 18.4) (grasas 5.1) (hidratos 0) (desayuno si) (almuerzo si) (comida no) (merienda si) (cena si))" calcext:value-type="string">
            <text:p>(alimento (id 88) (nombre jamon-cocido) (grupo 2) (veces 1) (tipo plasticos) (racion 40) (kcal 120) (proteinas 18.4) (grasas 5.1) (hidratos 0) (desayuno si) (almuerzo si) (comida no) (merienda si) (cena si))</text:p>
          </table:table-cell>
          <table:table-cell table:number-columns-repeated="1001"/>
        </table:table-row>
        <table:table-row table:style-name="ro1">
          <table:table-cell table:style-name="ce12" office:value-type="float" office:value="16" calcext:value-type="float">
            <text:p>16</text:p>
          </table:table-cell>
          <table:table-cell table:style-name="ce12" office:value-type="float" office:value="89" calcext:value-type="float">
            <text:p>89</text:p>
          </table:table-cell>
          <table:table-cell table:style-name="ce12" office:value-type="string" calcext:value-type="string">
            <text:p>Carne, huevos y pescado</text:p>
          </table:table-cell>
          <table:table-cell table:style-name="ce14" office:value-type="string" calcext:value-type="string">
            <text:p>Jamón cocido</text:p>
          </table:table-cell>
          <table:table-cell table:style-name="ce14" office:value-type="float" office:value="2" calcext:value-type="float">
            <text:p>2</text:p>
          </table:table-cell>
          <table:table-cell table:style-name="ce16" office:value-type="float" office:value="1" calcext:value-type="float">
            <text:p>1</text:p>
          </table:table-cell>
          <table:table-cell table:style-name="ce14" office:value-type="string" calcext:value-type="string">
            <text:p>plasticos</text:p>
          </table:table-cell>
          <table:table-cell table:style-name="ce14" table:formula="of:=[.K87]*[.L87]/100" office:value-type="float" office:value="36" calcext:value-type="float">
            <text:p>36</text:p>
          </table:table-cell>
          <table:table-cell table:style-name="ce16" table:formula="of:=[.K87]*[.M87]*4/100" office:value-type="float" office:value="22.08" calcext:value-type="float">
            <text:p>22,08</text:p>
          </table:table-cell>
          <table:table-cell table:style-name="ce16" table:formula="of:=[.K87]*[.O87]*4/100" office:value-type="float" office:value="0" calcext:value-type="float">
            <text:p>0</text:p>
          </table:table-cell>
          <table:table-cell table:style-name="ce14" office:value-type="float" office:value="30" calcext:value-type="float">
            <text:p>30</text:p>
          </table:table-cell>
          <table:table-cell table:style-name="ce14" office:value-type="float" office:value="120" calcext:value-type="float">
            <text:p>120</text:p>
          </table:table-cell>
          <table:table-cell table:style-name="ce24" office:value-type="float" office:value="18.4" calcext:value-type="float">
            <text:p>18.4</text:p>
          </table:table-cell>
          <table:table-cell table:style-name="ce24" office:value-type="float" office:value="5.1" calcext:value-type="float">
            <text:p>5.1</text:p>
          </table:table-cell>
          <table:table-cell table:style-name="ce24" office:value-type="float" office:value="0" calcext:value-type="float">
            <text:p>0</text:p>
          </table:table-cell>
          <table:table-cell table:number-columns-repeated="2" table:style-name="ce12" office:value-type="string" calcext:value-type="string">
            <text:p>si</text:p>
          </table:table-cell>
          <table:table-cell table:style-name="ce12" office:value-type="string" calcext:value-type="string">
            <text:p>no</text:p>
          </table:table-cell>
          <table:table-cell table:number-columns-repeated="2" table:style-name="ce12" office:value-type="string" calcext:value-type="string">
            <text:p>si</text:p>
          </table:table-cell>
          <table:table-cell table:style-name="ce12" table:formula="of:=SUBSTITUTE(SUBSTITUTE(SUBSTITUTE(SUBSTITUTE(SUBSTITUTE(SUBSTITUTE(LOWER([.D87]);&quot; &quot;;&quot;-&quot;);&quot;á&quot;;&quot;a&quot;);&quot;é&quot;;&quot;e&quot;);&quot;í&quot;;&quot;i&quot;);&quot;ó&quot;;&quot;o&quot;);&quot;ú&quot;;&quot;u&quot;)" office:value-type="string" office:string-value="jamon-cocido" calcext:value-type="string">
            <text:p>jamon-cocido</text:p>
          </table:table-cell>
          <table:table-cell table:style-name="ce31" table:formula="of:=CONCATENATE(&quot;(alimento (id &quot;;[.B87];&quot;) (nombre &quot;;[.U87];&quot;) (grupo &quot;;[.E87];&quot;) (veces &quot;;[.F87];&quot;) (tipo &quot;;[.G87];&quot;) (racion &quot;;[.K87];&quot;) (kcal &quot;;[.L87];&quot;) (proteinas &quot;;[.M87];&quot;) (grasas &quot;;[.N87];&quot;) (hidratos &quot;;[.O87];&quot;) (desayuno &quot;;[.P87];&quot;) (almuerzo &quot;;[.Q87];&quot;) (comida &quot;;[.R87];&quot;) (merienda &quot;;[.S87];&quot;) (cena &quot;;[.T87];&quot;))&quot;)" office:value-type="string" office:string-value="(alimento (id 89) (nombre jamon-cocido) (grupo 2) (veces 1) (tipo plasticos) (racion 30) (kcal 120) (proteinas 18,4) (grasas 5,1) (hidratos 0) (desayuno si) (almuerzo si) (comida no) (merienda si) (cena si))" calcext:value-type="string">
            <text:p>(alimento (id 89) (nombre jamon-cocido) (grupo 2) (veces 1) (tipo plasticos) (racion 30) (kcal 120) (proteinas 18,4) (grasas 5,1) (hidratos 0) (desayuno si) (almuerzo si) (comida no) (merienda si) (cena si))</text:p>
          </table:table-cell>
          <table:table-cell table:style-name="ce12" table:formula="of:=SUBSTITUTE([.V87];&quot;,&quot;;&quot;.&quot;)" office:value-type="string" office:string-value="(alimento (id 89) (nombre jamon-cocido) (grupo 2) (veces 1) (tipo plasticos) (racion 30) (kcal 120) (proteinas 18.4) (grasas 5.1) (hidratos 0) (desayuno si) (almuerzo si) (comida no) (merienda si) (cena si))" calcext:value-type="string">
            <text:p>(alimento (id 89) (nombre jamon-cocido) (grupo 2) (veces 1) (tipo plasticos) (racion 30) (kcal 120) (proteinas 18.4) (grasas 5.1) (hidratos 0) (desayuno si) (almuerzo si) (comida no) (merienda si) (cena si))</text:p>
          </table:table-cell>
          <table:table-cell table:style-name="ce12" table:number-columns-repeated="1001"/>
        </table:table-row>
        <table:table-row table:style-name="ro1">
          <table:table-cell/>
          <table:table-cell office:value-type="float" office:value="90" calcext:value-type="float">
            <text:p>90</text:p>
          </table:table-cell>
          <table:table-cell office:value-type="string" calcext:value-type="string">
            <text:p>Carne, huevos y pescado</text:p>
          </table:table-cell>
          <table:table-cell table:style-name="ce15" office:value-type="string" calcext:value-type="string">
            <text:p>Jamón cocido</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88]*[.L88]/100" office:value-type="float" office:value="30" calcext:value-type="float">
            <text:p>30</text:p>
          </table:table-cell>
          <table:table-cell table:style-name="ce16" table:formula="of:=[.K88]*[.M88]*4/100" office:value-type="float" office:value="18.4" calcext:value-type="float">
            <text:p>18,4</text:p>
          </table:table-cell>
          <table:table-cell table:style-name="ce16" table:formula="of:=[.K88]*[.O88]*4/100" office:value-type="float" office:value="0" calcext:value-type="float">
            <text:p>0</text:p>
          </table:table-cell>
          <table:table-cell table:style-name="ce15" office:value-type="float" office:value="25" calcext:value-type="float">
            <text:p>25</text:p>
          </table:table-cell>
          <table:table-cell table:style-name="ce15" office:value-type="float" office:value="120" calcext:value-type="float">
            <text:p>120</text:p>
          </table:table-cell>
          <table:table-cell table:style-name="ce25" office:value-type="float" office:value="18.4" calcext:value-type="float">
            <text:p>18.4</text:p>
          </table:table-cell>
          <table:table-cell table:style-name="ce25" office:value-type="float" office:value="5.1" calcext:value-type="float">
            <text:p>5.1</text:p>
          </table:table-cell>
          <table:table-cell table:style-name="ce25" office:value-type="float" office:value="0" calcext:value-type="float">
            <text:p>0</text:p>
          </table:table-cell>
          <table:table-cell table:number-columns-repeated="2" office:value-type="string" calcext:value-type="string">
            <text:p>si</text:p>
          </table:table-cell>
          <table:table-cell office:value-type="string" calcext:value-type="string">
            <text:p>no</text:p>
          </table:table-cell>
          <table:table-cell table:number-columns-repeated="2" office:value-type="string" calcext:value-type="string">
            <text:p>si</text:p>
          </table:table-cell>
          <table:table-cell table:formula="of:=SUBSTITUTE(SUBSTITUTE(SUBSTITUTE(SUBSTITUTE(SUBSTITUTE(SUBSTITUTE(LOWER([.D88]);&quot; &quot;;&quot;-&quot;);&quot;á&quot;;&quot;a&quot;);&quot;é&quot;;&quot;e&quot;);&quot;í&quot;;&quot;i&quot;);&quot;ó&quot;;&quot;o&quot;);&quot;ú&quot;;&quot;u&quot;)" office:value-type="string" office:string-value="jamon-cocido" calcext:value-type="string">
            <text:p>jamon-cocido</text:p>
          </table:table-cell>
          <table:table-cell table:style-name="ce31" table:formula="of:=CONCATENATE(&quot;(alimento (id &quot;;[.B88];&quot;) (nombre &quot;;[.U88];&quot;) (grupo &quot;;[.E88];&quot;) (veces &quot;;[.F88];&quot;) (tipo &quot;;[.G88];&quot;) (racion &quot;;[.K88];&quot;) (kcal &quot;;[.L88];&quot;) (proteinas &quot;;[.M88];&quot;) (grasas &quot;;[.N88];&quot;) (hidratos &quot;;[.O88];&quot;) (desayuno &quot;;[.P88];&quot;) (almuerzo &quot;;[.Q88];&quot;) (comida &quot;;[.R88];&quot;) (merienda &quot;;[.S88];&quot;) (cena &quot;;[.T88];&quot;))&quot;)" office:value-type="string" office:string-value="(alimento (id 90) (nombre jamon-cocido) (grupo 2) (veces 1) (tipo plasticos) (racion 25) (kcal 120) (proteinas 18,4) (grasas 5,1) (hidratos 0) (desayuno si) (almuerzo si) (comida no) (merienda si) (cena si))" calcext:value-type="string">
            <text:p>(alimento (id 90) (nombre jamon-cocido) (grupo 2) (veces 1) (tipo plasticos) (racion 25) (kcal 120) (proteinas 18,4) (grasas 5,1) (hidratos 0) (desayuno si) (almuerzo si) (comida no) (merienda si) (cena si))</text:p>
          </table:table-cell>
          <table:table-cell table:formula="of:=SUBSTITUTE([.V88];&quot;,&quot;;&quot;.&quot;)" office:value-type="string" office:string-value="(alimento (id 90) (nombre jamon-cocido) (grupo 2) (veces 1) (tipo plasticos) (racion 25) (kcal 120) (proteinas 18.4) (grasas 5.1) (hidratos 0) (desayuno si) (almuerzo si) (comida no) (merienda si) (cena si))" calcext:value-type="string">
            <text:p>(alimento (id 90) (nombre jamon-cocido) (grupo 2) (veces 1) (tipo plasticos) (racion 25) (kcal 120) (proteinas 18.4) (grasas 5.1) (hidratos 0) (desayuno si) (almuerzo si) (comida no) (merienda si) (cena si))</text:p>
          </table:table-cell>
          <table:table-cell table:number-columns-repeated="1001"/>
        </table:table-row>
        <table:table-row table:style-name="ro1">
          <table:table-cell/>
          <table:table-cell office:value-type="float" office:value="91" calcext:value-type="float">
            <text:p>91</text:p>
          </table:table-cell>
          <table:table-cell office:value-type="string" calcext:value-type="string">
            <text:p>Carne, huevos y pescado</text:p>
          </table:table-cell>
          <table:table-cell table:style-name="ce15" office:value-type="string" calcext:value-type="string">
            <text:p>Pollo pechuga</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89]*[.L89]/100" office:value-type="float" office:value="169.5" calcext:value-type="float">
            <text:p>169,5</text:p>
          </table:table-cell>
          <table:table-cell table:style-name="ce16" table:formula="of:=[.K89]*[.M89]*4/100" office:value-type="float" office:value="123.6" calcext:value-type="float">
            <text:p>123,6</text:p>
          </table:table-cell>
          <table:table-cell table:style-name="ce16" table:formula="of:=[.K89]*[.O89]*4/100" office:value-type="float" office:value="0" calcext:value-type="float">
            <text:p>0</text:p>
          </table:table-cell>
          <table:table-cell table:style-name="ce15" office:value-type="float" office:value="150" calcext:value-type="float">
            <text:p>150</text:p>
          </table:table-cell>
          <table:table-cell table:style-name="ce15" office:value-type="float" office:value="113" calcext:value-type="float">
            <text:p>113</text:p>
          </table:table-cell>
          <table:table-cell table:style-name="ce25" office:value-type="float" office:value="20.6" calcext:value-type="float">
            <text:p>20.6</text:p>
          </table:table-cell>
          <table:table-cell table:style-name="ce25" office:value-type="float" office:value="3.4" calcext:value-type="float">
            <text:p>3.4</text:p>
          </table:table-cell>
          <table:table-cell table:style-name="ce25" office:value-type="float" office:value="0" calcext:value-type="float">
            <text:p>0</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89]);&quot; &quot;;&quot;-&quot;);&quot;á&quot;;&quot;a&quot;);&quot;é&quot;;&quot;e&quot;);&quot;í&quot;;&quot;i&quot;);&quot;ó&quot;;&quot;o&quot;);&quot;ú&quot;;&quot;u&quot;)" office:value-type="string" office:string-value="pollo-pechuga" calcext:value-type="string">
            <text:p>pollo-pechuga</text:p>
          </table:table-cell>
          <table:table-cell table:style-name="ce31" table:formula="of:=CONCATENATE(&quot;(alimento (id &quot;;[.B89];&quot;) (nombre &quot;;[.U89];&quot;) (grupo &quot;;[.E89];&quot;) (veces &quot;;[.F89];&quot;) (tipo &quot;;[.G89];&quot;) (racion &quot;;[.K89];&quot;) (kcal &quot;;[.L89];&quot;) (proteinas &quot;;[.M89];&quot;) (grasas &quot;;[.N89];&quot;) (hidratos &quot;;[.O89];&quot;) (desayuno &quot;;[.P89];&quot;) (almuerzo &quot;;[.Q89];&quot;) (comida &quot;;[.R89];&quot;) (merienda &quot;;[.S89];&quot;) (cena &quot;;[.T89];&quot;))&quot;)" office:value-type="string" office:string-value="(alimento (id 91) (nombre pollo-pechuga) (grupo 2) (veces 1) (tipo plasticos) (racion 150) (kcal 113) (proteinas 20,6) (grasas 3,4) (hidratos 0) (desayuno no) (almuerzo si) (comida si) (merienda no) (cena si))" calcext:value-type="string">
            <text:p>(alimento (id 91) (nombre pollo-pechuga) (grupo 2) (veces 1) (tipo plasticos) (racion 150) (kcal 113) (proteinas 20,6) (grasas 3,4) (hidratos 0) (desayuno no) (almuerzo si) (comida si) (merienda no) (cena si))</text:p>
          </table:table-cell>
          <table:table-cell table:formula="of:=SUBSTITUTE([.V89];&quot;,&quot;;&quot;.&quot;)" office:value-type="string" office:string-value="(alimento (id 91) (nombre pollo-pechuga) (grupo 2) (veces 1) (tipo plasticos) (racion 150) (kcal 113) (proteinas 20.6) (grasas 3.4) (hidratos 0) (desayuno no) (almuerzo si) (comida si) (merienda no) (cena si))" calcext:value-type="string">
            <text:p>(alimento (id 91) (nombre pollo-pechuga) (grupo 2) (veces 1) (tipo plasticos) (racion 150) (kcal 113) (proteinas 20.6) (grasas 3.4) (hidratos 0) (desayuno no) (almuerzo si) (comida si) (merienda no) (cena si))</text:p>
          </table:table-cell>
          <table:table-cell table:number-columns-repeated="1001"/>
        </table:table-row>
        <table:table-row table:style-name="ro1">
          <table:table-cell/>
          <table:table-cell office:value-type="float" office:value="92" calcext:value-type="float">
            <text:p>92</text:p>
          </table:table-cell>
          <table:table-cell office:value-type="string" calcext:value-type="string">
            <text:p>Carne, huevos y pescado</text:p>
          </table:table-cell>
          <table:table-cell table:style-name="ce15" office:value-type="string" calcext:value-type="string">
            <text:p>Pollo pechuga</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90]*[.L90]/100" office:value-type="float" office:value="141.25" calcext:value-type="float">
            <text:p>141,25</text:p>
          </table:table-cell>
          <table:table-cell table:style-name="ce16" table:formula="of:=[.K90]*[.M90]*4/100" office:value-type="float" office:value="103" calcext:value-type="float">
            <text:p>103</text:p>
          </table:table-cell>
          <table:table-cell table:style-name="ce16" table:formula="of:=[.K90]*[.O90]*4/100" office:value-type="float" office:value="0" calcext:value-type="float">
            <text:p>0</text:p>
          </table:table-cell>
          <table:table-cell table:style-name="ce15" office:value-type="float" office:value="125" calcext:value-type="float">
            <text:p>125</text:p>
          </table:table-cell>
          <table:table-cell table:style-name="ce15" office:value-type="float" office:value="113" calcext:value-type="float">
            <text:p>113</text:p>
          </table:table-cell>
          <table:table-cell table:style-name="ce25" office:value-type="float" office:value="20.6" calcext:value-type="float">
            <text:p>20.6</text:p>
          </table:table-cell>
          <table:table-cell table:style-name="ce25" office:value-type="float" office:value="3.4" calcext:value-type="float">
            <text:p>3.4</text:p>
          </table:table-cell>
          <table:table-cell table:style-name="ce25" office:value-type="float" office:value="0" calcext:value-type="float">
            <text:p>0</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90]);&quot; &quot;;&quot;-&quot;);&quot;á&quot;;&quot;a&quot;);&quot;é&quot;;&quot;e&quot;);&quot;í&quot;;&quot;i&quot;);&quot;ó&quot;;&quot;o&quot;);&quot;ú&quot;;&quot;u&quot;)" office:value-type="string" office:string-value="pollo-pechuga" calcext:value-type="string">
            <text:p>pollo-pechuga</text:p>
          </table:table-cell>
          <table:table-cell table:style-name="ce31" table:formula="of:=CONCATENATE(&quot;(alimento (id &quot;;[.B90];&quot;) (nombre &quot;;[.U90];&quot;) (grupo &quot;;[.E90];&quot;) (veces &quot;;[.F90];&quot;) (tipo &quot;;[.G90];&quot;) (racion &quot;;[.K90];&quot;) (kcal &quot;;[.L90];&quot;) (proteinas &quot;;[.M90];&quot;) (grasas &quot;;[.N90];&quot;) (hidratos &quot;;[.O90];&quot;) (desayuno &quot;;[.P90];&quot;) (almuerzo &quot;;[.Q90];&quot;) (comida &quot;;[.R90];&quot;) (merienda &quot;;[.S90];&quot;) (cena &quot;;[.T90];&quot;))&quot;)" office:value-type="string" office:string-value="(alimento (id 92) (nombre pollo-pechuga) (grupo 2) (veces 1) (tipo plasticos) (racion 125) (kcal 113) (proteinas 20,6) (grasas 3,4) (hidratos 0) (desayuno no) (almuerzo si) (comida si) (merienda no) (cena si))" calcext:value-type="string">
            <text:p>(alimento (id 92) (nombre pollo-pechuga) (grupo 2) (veces 1) (tipo plasticos) (racion 125) (kcal 113) (proteinas 20,6) (grasas 3,4) (hidratos 0) (desayuno no) (almuerzo si) (comida si) (merienda no) (cena si))</text:p>
          </table:table-cell>
          <table:table-cell table:formula="of:=SUBSTITUTE([.V90];&quot;,&quot;;&quot;.&quot;)" office:value-type="string" office:string-value="(alimento (id 92) (nombre pollo-pechuga) (grupo 2) (veces 1) (tipo plasticos) (racion 125) (kcal 113) (proteinas 20.6) (grasas 3.4) (hidratos 0) (desayuno no) (almuerzo si) (comida si) (merienda no) (cena si))" calcext:value-type="string">
            <text:p>(alimento (id 92) (nombre pollo-pechuga) (grupo 2) (veces 1) (tipo plasticos) (racion 125) (kcal 113) (proteinas 20.6) (grasas 3.4) (hidratos 0) (desayuno no) (almuerzo si) (comida si) (merienda no) (cena si))</text:p>
          </table:table-cell>
          <table:table-cell table:number-columns-repeated="1001"/>
        </table:table-row>
        <table:table-row table:style-name="ro1">
          <table:table-cell/>
          <table:table-cell office:value-type="float" office:value="93" calcext:value-type="float">
            <text:p>93</text:p>
          </table:table-cell>
          <table:table-cell office:value-type="string" calcext:value-type="string">
            <text:p>Carne, huevos y pescado</text:p>
          </table:table-cell>
          <table:table-cell table:style-name="ce15" office:value-type="string" calcext:value-type="string">
            <text:p>Pollo pechuga</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91]*[.L91]/100" office:value-type="float" office:value="113" calcext:value-type="float">
            <text:p>113</text:p>
          </table:table-cell>
          <table:table-cell table:style-name="ce16" table:formula="of:=[.K91]*[.M91]*4/100" office:value-type="float" office:value="82.4" calcext:value-type="float">
            <text:p>82,4</text:p>
          </table:table-cell>
          <table:table-cell table:style-name="ce16" table:formula="of:=[.K91]*[.O91]*4/100" office:value-type="float" office:value="0" calcext:value-type="float">
            <text:p>0</text:p>
          </table:table-cell>
          <table:table-cell table:style-name="ce15" office:value-type="float" office:value="100" calcext:value-type="float">
            <text:p>100</text:p>
          </table:table-cell>
          <table:table-cell table:style-name="ce15" office:value-type="float" office:value="113" calcext:value-type="float">
            <text:p>113</text:p>
          </table:table-cell>
          <table:table-cell table:style-name="ce25" office:value-type="float" office:value="20.6" calcext:value-type="float">
            <text:p>20.6</text:p>
          </table:table-cell>
          <table:table-cell table:style-name="ce25" office:value-type="float" office:value="3.4" calcext:value-type="float">
            <text:p>3.4</text:p>
          </table:table-cell>
          <table:table-cell table:style-name="ce25" office:value-type="float" office:value="0" calcext:value-type="float">
            <text:p>0</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91]);&quot; &quot;;&quot;-&quot;);&quot;á&quot;;&quot;a&quot;);&quot;é&quot;;&quot;e&quot;);&quot;í&quot;;&quot;i&quot;);&quot;ó&quot;;&quot;o&quot;);&quot;ú&quot;;&quot;u&quot;)" office:value-type="string" office:string-value="pollo-pechuga" calcext:value-type="string">
            <text:p>pollo-pechuga</text:p>
          </table:table-cell>
          <table:table-cell table:style-name="ce31" table:formula="of:=CONCATENATE(&quot;(alimento (id &quot;;[.B91];&quot;) (nombre &quot;;[.U91];&quot;) (grupo &quot;;[.E91];&quot;) (veces &quot;;[.F91];&quot;) (tipo &quot;;[.G91];&quot;) (racion &quot;;[.K91];&quot;) (kcal &quot;;[.L91];&quot;) (proteinas &quot;;[.M91];&quot;) (grasas &quot;;[.N91];&quot;) (hidratos &quot;;[.O91];&quot;) (desayuno &quot;;[.P91];&quot;) (almuerzo &quot;;[.Q91];&quot;) (comida &quot;;[.R91];&quot;) (merienda &quot;;[.S91];&quot;) (cena &quot;;[.T91];&quot;))&quot;)" office:value-type="string" office:string-value="(alimento (id 93) (nombre pollo-pechuga) (grupo 2) (veces 1) (tipo plasticos) (racion 100) (kcal 113) (proteinas 20,6) (grasas 3,4) (hidratos 0) (desayuno no) (almuerzo si) (comida si) (merienda no) (cena si))" calcext:value-type="string">
            <text:p>(alimento (id 93) (nombre pollo-pechuga) (grupo 2) (veces 1) (tipo plasticos) (racion 100) (kcal 113) (proteinas 20,6) (grasas 3,4) (hidratos 0) (desayuno no) (almuerzo si) (comida si) (merienda no) (cena si))</text:p>
          </table:table-cell>
          <table:table-cell table:formula="of:=SUBSTITUTE([.V91];&quot;,&quot;;&quot;.&quot;)" office:value-type="string" office:string-value="(alimento (id 93) (nombre pollo-pechuga) (grupo 2) (veces 1) (tipo plasticos) (racion 100) (kcal 113) (proteinas 20.6) (grasas 3.4) (hidratos 0) (desayuno no) (almuerzo si) (comida si) (merienda no) (cena si))" calcext:value-type="string">
            <text:p>(alimento (id 93) (nombre pollo-pechuga) (grupo 2) (veces 1) (tipo plasticos) (racion 100) (kcal 113) (proteinas 20.6) (grasas 3.4) (hidratos 0) (desayuno no) (almuerzo si) (comida si) (merienda no) (cena si))</text:p>
          </table:table-cell>
          <table:table-cell table:number-columns-repeated="1001"/>
        </table:table-row>
        <table:table-row table:style-name="ro1">
          <table:table-cell/>
          <table:table-cell office:value-type="float" office:value="94" calcext:value-type="float">
            <text:p>94</text:p>
          </table:table-cell>
          <table:table-cell office:value-type="string" calcext:value-type="string">
            <text:p>Carne, huevos y pescado</text:p>
          </table:table-cell>
          <table:table-cell table:style-name="ce15" office:value-type="string" calcext:value-type="string">
            <text:p>Pollo pechuga</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92]*[.L92]/100" office:value-type="float" office:value="84.75" calcext:value-type="float">
            <text:p>84,75</text:p>
          </table:table-cell>
          <table:table-cell table:style-name="ce16" table:formula="of:=[.K92]*[.M92]*4/100" office:value-type="float" office:value="61.8" calcext:value-type="float">
            <text:p>61,8</text:p>
          </table:table-cell>
          <table:table-cell table:style-name="ce16" table:formula="of:=[.K92]*[.O92]*4/100" office:value-type="float" office:value="0" calcext:value-type="float">
            <text:p>0</text:p>
          </table:table-cell>
          <table:table-cell table:style-name="ce15" office:value-type="float" office:value="75" calcext:value-type="float">
            <text:p>75</text:p>
          </table:table-cell>
          <table:table-cell table:style-name="ce15" office:value-type="float" office:value="113" calcext:value-type="float">
            <text:p>113</text:p>
          </table:table-cell>
          <table:table-cell table:style-name="ce25" office:value-type="float" office:value="20.6" calcext:value-type="float">
            <text:p>20.6</text:p>
          </table:table-cell>
          <table:table-cell table:style-name="ce25" office:value-type="float" office:value="3.4" calcext:value-type="float">
            <text:p>3.4</text:p>
          </table:table-cell>
          <table:table-cell table:style-name="ce25" office:value-type="float" office:value="0" calcext:value-type="float">
            <text:p>0</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92]);&quot; &quot;;&quot;-&quot;);&quot;á&quot;;&quot;a&quot;);&quot;é&quot;;&quot;e&quot;);&quot;í&quot;;&quot;i&quot;);&quot;ó&quot;;&quot;o&quot;);&quot;ú&quot;;&quot;u&quot;)" office:value-type="string" office:string-value="pollo-pechuga" calcext:value-type="string">
            <text:p>pollo-pechuga</text:p>
          </table:table-cell>
          <table:table-cell table:style-name="ce31" table:formula="of:=CONCATENATE(&quot;(alimento (id &quot;;[.B92];&quot;) (nombre &quot;;[.U92];&quot;) (grupo &quot;;[.E92];&quot;) (veces &quot;;[.F92];&quot;) (tipo &quot;;[.G92];&quot;) (racion &quot;;[.K92];&quot;) (kcal &quot;;[.L92];&quot;) (proteinas &quot;;[.M92];&quot;) (grasas &quot;;[.N92];&quot;) (hidratos &quot;;[.O92];&quot;) (desayuno &quot;;[.P92];&quot;) (almuerzo &quot;;[.Q92];&quot;) (comida &quot;;[.R92];&quot;) (merienda &quot;;[.S92];&quot;) (cena &quot;;[.T92];&quot;))&quot;)" office:value-type="string" office:string-value="(alimento (id 94) (nombre pollo-pechuga) (grupo 2) (veces 1) (tipo plasticos) (racion 75) (kcal 113) (proteinas 20,6) (grasas 3,4) (hidratos 0) (desayuno no) (almuerzo si) (comida si) (merienda no) (cena si))" calcext:value-type="string">
            <text:p>(alimento (id 94) (nombre pollo-pechuga) (grupo 2) (veces 1) (tipo plasticos) (racion 75) (kcal 113) (proteinas 20,6) (grasas 3,4) (hidratos 0) (desayuno no) (almuerzo si) (comida si) (merienda no) (cena si))</text:p>
          </table:table-cell>
          <table:table-cell table:formula="of:=SUBSTITUTE([.V92];&quot;,&quot;;&quot;.&quot;)" office:value-type="string" office:string-value="(alimento (id 94) (nombre pollo-pechuga) (grupo 2) (veces 1) (tipo plasticos) (racion 75) (kcal 113) (proteinas 20.6) (grasas 3.4) (hidratos 0) (desayuno no) (almuerzo si) (comida si) (merienda no) (cena si))" calcext:value-type="string">
            <text:p>(alimento (id 94) (nombre pollo-pechuga) (grupo 2) (veces 1) (tipo plasticos) (racion 75) (kcal 113) (proteinas 20.6) (grasas 3.4) (hidratos 0) (desayuno no) (almuerzo si) (comida si) (merienda no) (cena si))</text:p>
          </table:table-cell>
          <table:table-cell table:number-columns-repeated="1001"/>
        </table:table-row>
        <table:table-row table:style-name="ro1">
          <table:table-cell/>
          <table:table-cell office:value-type="float" office:value="95" calcext:value-type="float">
            <text:p>95</text:p>
          </table:table-cell>
          <table:table-cell office:value-type="string" calcext:value-type="string">
            <text:p>Carne, huevos y pescado</text:p>
          </table:table-cell>
          <table:table-cell table:style-name="ce15" office:value-type="string" calcext:value-type="string">
            <text:p>Pollo pechuga</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93]*[.L93]/100" office:value-type="float" office:value="56.5" calcext:value-type="float">
            <text:p>56,5</text:p>
          </table:table-cell>
          <table:table-cell table:style-name="ce16" table:formula="of:=[.K93]*[.M93]*4/100" office:value-type="float" office:value="41.2" calcext:value-type="float">
            <text:p>41,2</text:p>
          </table:table-cell>
          <table:table-cell table:style-name="ce16" table:formula="of:=[.K93]*[.O93]*4/100" office:value-type="float" office:value="0" calcext:value-type="float">
            <text:p>0</text:p>
          </table:table-cell>
          <table:table-cell table:style-name="ce15" office:value-type="float" office:value="50" calcext:value-type="float">
            <text:p>50</text:p>
          </table:table-cell>
          <table:table-cell table:style-name="ce15" office:value-type="float" office:value="113" calcext:value-type="float">
            <text:p>113</text:p>
          </table:table-cell>
          <table:table-cell table:style-name="ce25" office:value-type="float" office:value="20.6" calcext:value-type="float">
            <text:p>20.6</text:p>
          </table:table-cell>
          <table:table-cell table:style-name="ce25" office:value-type="float" office:value="3.4" calcext:value-type="float">
            <text:p>3.4</text:p>
          </table:table-cell>
          <table:table-cell table:style-name="ce25" office:value-type="float" office:value="0" calcext:value-type="float">
            <text:p>0</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93]);&quot; &quot;;&quot;-&quot;);&quot;á&quot;;&quot;a&quot;);&quot;é&quot;;&quot;e&quot;);&quot;í&quot;;&quot;i&quot;);&quot;ó&quot;;&quot;o&quot;);&quot;ú&quot;;&quot;u&quot;)" office:value-type="string" office:string-value="pollo-pechuga" calcext:value-type="string">
            <text:p>pollo-pechuga</text:p>
          </table:table-cell>
          <table:table-cell table:style-name="ce31" table:formula="of:=CONCATENATE(&quot;(alimento (id &quot;;[.B93];&quot;) (nombre &quot;;[.U93];&quot;) (grupo &quot;;[.E93];&quot;) (veces &quot;;[.F93];&quot;) (tipo &quot;;[.G93];&quot;) (racion &quot;;[.K93];&quot;) (kcal &quot;;[.L93];&quot;) (proteinas &quot;;[.M93];&quot;) (grasas &quot;;[.N93];&quot;) (hidratos &quot;;[.O93];&quot;) (desayuno &quot;;[.P93];&quot;) (almuerzo &quot;;[.Q93];&quot;) (comida &quot;;[.R93];&quot;) (merienda &quot;;[.S93];&quot;) (cena &quot;;[.T93];&quot;))&quot;)" office:value-type="string" office:string-value="(alimento (id 95) (nombre pollo-pechuga) (grupo 2) (veces 1) (tipo plasticos) (racion 50) (kcal 113) (proteinas 20,6) (grasas 3,4) (hidratos 0) (desayuno no) (almuerzo si) (comida si) (merienda no) (cena si))" calcext:value-type="string">
            <text:p>(alimento (id 95) (nombre pollo-pechuga) (grupo 2) (veces 1) (tipo plasticos) (racion 50) (kcal 113) (proteinas 20,6) (grasas 3,4) (hidratos 0) (desayuno no) (almuerzo si) (comida si) (merienda no) (cena si))</text:p>
          </table:table-cell>
          <table:table-cell table:formula="of:=SUBSTITUTE([.V93];&quot;,&quot;;&quot;.&quot;)" office:value-type="string" office:string-value="(alimento (id 95) (nombre pollo-pechuga) (grupo 2) (veces 1) (tipo plasticos) (racion 50) (kcal 113) (proteinas 20.6) (grasas 3.4) (hidratos 0) (desayuno no) (almuerzo si) (comida si) (merienda no) (cena si))" calcext:value-type="string">
            <text:p>(alimento (id 95) (nombre pollo-pechuga) (grupo 2) (veces 1) (tipo plasticos) (racion 50) (kcal 113) (proteinas 20.6) (grasas 3.4) (hidratos 0) (desayuno no) (almuerzo si) (comida si) (merienda no) (cena si))</text:p>
          </table:table-cell>
          <table:table-cell table:number-columns-repeated="1001"/>
        </table:table-row>
        <table:table-row table:style-name="ro1">
          <table:table-cell/>
          <table:table-cell office:value-type="float" office:value="96" calcext:value-type="float">
            <text:p>96</text:p>
          </table:table-cell>
          <table:table-cell office:value-type="string" calcext:value-type="string">
            <text:p>Carne, huevos y pescado</text:p>
          </table:table-cell>
          <table:table-cell table:style-name="ce15" office:value-type="string" calcext:value-type="string">
            <text:p>Filete de ternera</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94]*[.L94]/100" office:value-type="float" office:value="163.75" calcext:value-type="float">
            <text:p>163,75</text:p>
          </table:table-cell>
          <table:table-cell table:style-name="ce16" table:formula="of:=[.K94]*[.M94]*4/100" office:value-type="float" office:value="93" calcext:value-type="float">
            <text:p>93</text:p>
          </table:table-cell>
          <table:table-cell table:style-name="ce16" table:formula="of:=[.K94]*[.O94]*4/100" office:value-type="float" office:value="0" calcext:value-type="float">
            <text:p>0</text:p>
          </table:table-cell>
          <table:table-cell table:style-name="ce15" office:value-type="float" office:value="125" calcext:value-type="float">
            <text:p>125</text:p>
          </table:table-cell>
          <table:table-cell table:style-name="ce15" office:value-type="float" office:value="131" calcext:value-type="float">
            <text:p>131</text:p>
          </table:table-cell>
          <table:table-cell table:style-name="ce25" office:value-type="float" office:value="18.6" calcext:value-type="float">
            <text:p>18.6</text:p>
          </table:table-cell>
          <table:table-cell table:style-name="ce25" office:value-type="float" office:value="6.2" calcext:value-type="float">
            <text:p>6.2</text:p>
          </table:table-cell>
          <table:table-cell table:style-name="ce25"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94]);&quot; &quot;;&quot;-&quot;);&quot;á&quot;;&quot;a&quot;);&quot;é&quot;;&quot;e&quot;);&quot;í&quot;;&quot;i&quot;);&quot;ó&quot;;&quot;o&quot;);&quot;ú&quot;;&quot;u&quot;)" office:value-type="string" office:string-value="filete-de-ternera" calcext:value-type="string">
            <text:p>filete-de-ternera</text:p>
          </table:table-cell>
          <table:table-cell table:style-name="ce31" table:formula="of:=CONCATENATE(&quot;(alimento (id &quot;;[.B94];&quot;) (nombre &quot;;[.U94];&quot;) (grupo &quot;;[.E94];&quot;) (veces &quot;;[.F94];&quot;) (tipo &quot;;[.G94];&quot;) (racion &quot;;[.K94];&quot;) (kcal &quot;;[.L94];&quot;) (proteinas &quot;;[.M94];&quot;) (grasas &quot;;[.N94];&quot;) (hidratos &quot;;[.O94];&quot;) (desayuno &quot;;[.P94];&quot;) (almuerzo &quot;;[.Q94];&quot;) (comida &quot;;[.R94];&quot;) (merienda &quot;;[.S94];&quot;) (cena &quot;;[.T94];&quot;))&quot;)" office:value-type="string" office:string-value="(alimento (id 96) (nombre filete-de-ternera) (grupo 2) (veces 1) (tipo plasticos) (racion 125) (kcal 131) (proteinas 18,6) (grasas 6,2) (hidratos 0) (desayuno no) (almuerzo no) (comida si) (merienda no) (cena si))" calcext:value-type="string">
            <text:p>(alimento (id 96) (nombre filete-de-ternera) (grupo 2) (veces 1) (tipo plasticos) (racion 125) (kcal 131) (proteinas 18,6) (grasas 6,2) (hidratos 0) (desayuno no) (almuerzo no) (comida si) (merienda no) (cena si))</text:p>
          </table:table-cell>
          <table:table-cell table:formula="of:=SUBSTITUTE([.V94];&quot;,&quot;;&quot;.&quot;)" office:value-type="string" office:string-value="(alimento (id 96) (nombre filete-de-ternera) (grupo 2) (veces 1) (tipo plasticos) (racion 125) (kcal 131) (proteinas 18.6) (grasas 6.2) (hidratos 0) (desayuno no) (almuerzo no) (comida si) (merienda no) (cena si))" calcext:value-type="string">
            <text:p>(alimento (id 96) (nombre filete-de-ternera) (grupo 2) (veces 1) (tipo plasticos) (racion 125) (kcal 131) (proteinas 18.6) (grasas 6.2) (hidratos 0) (desayuno no) (almuerzo no) (comida si) (merienda no) (cena si))</text:p>
          </table:table-cell>
          <table:table-cell table:number-columns-repeated="1001"/>
        </table:table-row>
        <table:table-row table:style-name="ro1">
          <table:table-cell/>
          <table:table-cell office:value-type="float" office:value="98" calcext:value-type="float">
            <text:p>98</text:p>
          </table:table-cell>
          <table:table-cell office:value-type="string" calcext:value-type="string">
            <text:p>Carne, huevos y pescado</text:p>
          </table:table-cell>
          <table:table-cell table:style-name="ce15" office:value-type="string" calcext:value-type="string">
            <text:p>Filete de ternera</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95]*[.L95]/100" office:value-type="float" office:value="196.5" calcext:value-type="float">
            <text:p>196,5</text:p>
          </table:table-cell>
          <table:table-cell table:style-name="ce16" table:formula="of:=[.K95]*[.M95]*4/100" office:value-type="float" office:value="111.6" calcext:value-type="float">
            <text:p>111,6</text:p>
          </table:table-cell>
          <table:table-cell table:style-name="ce16" table:formula="of:=[.K95]*[.O95]*4/100" office:value-type="float" office:value="0" calcext:value-type="float">
            <text:p>0</text:p>
          </table:table-cell>
          <table:table-cell table:style-name="ce15" office:value-type="float" office:value="150" calcext:value-type="float">
            <text:p>150</text:p>
          </table:table-cell>
          <table:table-cell table:style-name="ce15" office:value-type="float" office:value="131" calcext:value-type="float">
            <text:p>131</text:p>
          </table:table-cell>
          <table:table-cell table:style-name="ce25" office:value-type="float" office:value="18.6" calcext:value-type="float">
            <text:p>18.6</text:p>
          </table:table-cell>
          <table:table-cell table:style-name="ce25" office:value-type="float" office:value="6.2" calcext:value-type="float">
            <text:p>6.2</text:p>
          </table:table-cell>
          <table:table-cell table:style-name="ce25"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95]);&quot; &quot;;&quot;-&quot;);&quot;á&quot;;&quot;a&quot;);&quot;é&quot;;&quot;e&quot;);&quot;í&quot;;&quot;i&quot;);&quot;ó&quot;;&quot;o&quot;);&quot;ú&quot;;&quot;u&quot;)" office:value-type="string" office:string-value="filete-de-ternera" calcext:value-type="string">
            <text:p>filete-de-ternera</text:p>
          </table:table-cell>
          <table:table-cell table:style-name="ce31" table:formula="of:=CONCATENATE(&quot;(alimento (id &quot;;[.B95];&quot;) (nombre &quot;;[.U95];&quot;) (grupo &quot;;[.E95];&quot;) (veces &quot;;[.F95];&quot;) (tipo &quot;;[.G95];&quot;) (racion &quot;;[.K95];&quot;) (kcal &quot;;[.L95];&quot;) (proteinas &quot;;[.M95];&quot;) (grasas &quot;;[.N95];&quot;) (hidratos &quot;;[.O95];&quot;) (desayuno &quot;;[.P95];&quot;) (almuerzo &quot;;[.Q95];&quot;) (comida &quot;;[.R95];&quot;) (merienda &quot;;[.S95];&quot;) (cena &quot;;[.T95];&quot;))&quot;)" office:value-type="string" office:string-value="(alimento (id 98) (nombre filete-de-ternera) (grupo 2) (veces 1) (tipo plasticos) (racion 150) (kcal 131) (proteinas 18,6) (grasas 6,2) (hidratos 0) (desayuno no) (almuerzo no) (comida si) (merienda no) (cena si))" calcext:value-type="string">
            <text:p>(alimento (id 98) (nombre filete-de-ternera) (grupo 2) (veces 1) (tipo plasticos) (racion 150) (kcal 131) (proteinas 18,6) (grasas 6,2) (hidratos 0) (desayuno no) (almuerzo no) (comida si) (merienda no) (cena si))</text:p>
          </table:table-cell>
          <table:table-cell table:formula="of:=SUBSTITUTE([.V95];&quot;,&quot;;&quot;.&quot;)" office:value-type="string" office:string-value="(alimento (id 98) (nombre filete-de-ternera) (grupo 2) (veces 1) (tipo plasticos) (racion 150) (kcal 131) (proteinas 18.6) (grasas 6.2) (hidratos 0) (desayuno no) (almuerzo no) (comida si) (merienda no) (cena si))" calcext:value-type="string">
            <text:p>(alimento (id 98) (nombre filete-de-ternera) (grupo 2) (veces 1) (tipo plasticos) (racion 150) (kcal 131) (proteinas 18.6) (grasas 6.2) (hidratos 0) (desayuno no) (almuerzo no) (comida si) (merienda no) (cena si))</text:p>
          </table:table-cell>
          <table:table-cell table:number-columns-repeated="1001"/>
        </table:table-row>
        <table:table-row table:style-name="ro1">
          <table:table-cell/>
          <table:table-cell office:value-type="float" office:value="99" calcext:value-type="float">
            <text:p>99</text:p>
          </table:table-cell>
          <table:table-cell office:value-type="string" calcext:value-type="string">
            <text:p>Carne, huevos y pescado</text:p>
          </table:table-cell>
          <table:table-cell table:style-name="ce15" office:value-type="string" calcext:value-type="string">
            <text:p>Filete de ternera</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96]*[.L96]/100" office:value-type="float" office:value="131" calcext:value-type="float">
            <text:p>131</text:p>
          </table:table-cell>
          <table:table-cell table:style-name="ce16" table:formula="of:=[.K96]*[.M96]*4/100" office:value-type="float" office:value="74.4" calcext:value-type="float">
            <text:p>74,4</text:p>
          </table:table-cell>
          <table:table-cell table:style-name="ce16" table:formula="of:=[.K96]*[.O96]*4/100" office:value-type="float" office:value="0" calcext:value-type="float">
            <text:p>0</text:p>
          </table:table-cell>
          <table:table-cell table:style-name="ce15" office:value-type="float" office:value="100" calcext:value-type="float">
            <text:p>100</text:p>
          </table:table-cell>
          <table:table-cell table:style-name="ce15" office:value-type="float" office:value="131" calcext:value-type="float">
            <text:p>131</text:p>
          </table:table-cell>
          <table:table-cell table:style-name="ce25" office:value-type="float" office:value="18.6" calcext:value-type="float">
            <text:p>18.6</text:p>
          </table:table-cell>
          <table:table-cell table:style-name="ce25" office:value-type="float" office:value="6.2" calcext:value-type="float">
            <text:p>6.2</text:p>
          </table:table-cell>
          <table:table-cell table:style-name="ce25"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96]);&quot; &quot;;&quot;-&quot;);&quot;á&quot;;&quot;a&quot;);&quot;é&quot;;&quot;e&quot;);&quot;í&quot;;&quot;i&quot;);&quot;ó&quot;;&quot;o&quot;);&quot;ú&quot;;&quot;u&quot;)" office:value-type="string" office:string-value="filete-de-ternera" calcext:value-type="string">
            <text:p>filete-de-ternera</text:p>
          </table:table-cell>
          <table:table-cell table:style-name="ce31" table:formula="of:=CONCATENATE(&quot;(alimento (id &quot;;[.B96];&quot;) (nombre &quot;;[.U96];&quot;) (grupo &quot;;[.E96];&quot;) (veces &quot;;[.F96];&quot;) (tipo &quot;;[.G96];&quot;) (racion &quot;;[.K96];&quot;) (kcal &quot;;[.L96];&quot;) (proteinas &quot;;[.M96];&quot;) (grasas &quot;;[.N96];&quot;) (hidratos &quot;;[.O96];&quot;) (desayuno &quot;;[.P96];&quot;) (almuerzo &quot;;[.Q96];&quot;) (comida &quot;;[.R96];&quot;) (merienda &quot;;[.S96];&quot;) (cena &quot;;[.T96];&quot;))&quot;)" office:value-type="string" office:string-value="(alimento (id 99) (nombre filete-de-ternera) (grupo 2) (veces 1) (tipo plasticos) (racion 100) (kcal 131) (proteinas 18,6) (grasas 6,2) (hidratos 0) (desayuno no) (almuerzo no) (comida si) (merienda no) (cena si))" calcext:value-type="string">
            <text:p>(alimento (id 99) (nombre filete-de-ternera) (grupo 2) (veces 1) (tipo plasticos) (racion 100) (kcal 131) (proteinas 18,6) (grasas 6,2) (hidratos 0) (desayuno no) (almuerzo no) (comida si) (merienda no) (cena si))</text:p>
          </table:table-cell>
          <table:table-cell table:formula="of:=SUBSTITUTE([.V96];&quot;,&quot;;&quot;.&quot;)" office:value-type="string" office:string-value="(alimento (id 99) (nombre filete-de-ternera) (grupo 2) (veces 1) (tipo plasticos) (racion 100) (kcal 131) (proteinas 18.6) (grasas 6.2) (hidratos 0) (desayuno no) (almuerzo no) (comida si) (merienda no) (cena si))" calcext:value-type="string">
            <text:p>(alimento (id 99) (nombre filete-de-ternera) (grupo 2) (veces 1) (tipo plasticos) (racion 100) (kcal 131) (proteinas 18.6) (grasas 6.2) (hidratos 0) (desayuno no) (almuerzo no) (comida si) (merienda no) (cena si))</text:p>
          </table:table-cell>
          <table:table-cell table:number-columns-repeated="1001"/>
        </table:table-row>
        <table:table-row table:style-name="ro1">
          <table:table-cell/>
          <table:table-cell office:value-type="float" office:value="100" calcext:value-type="float">
            <text:p>100</text:p>
          </table:table-cell>
          <table:table-cell office:value-type="string" calcext:value-type="string">
            <text:p>Carne, huevos y pescado</text:p>
          </table:table-cell>
          <table:table-cell table:style-name="ce15" office:value-type="string" calcext:value-type="string">
            <text:p>Filete de ternera</text:p>
          </table:table-cell>
          <table:table-cell table:style-name="ce15" office:value-type="float" office:value="2" calcext:value-type="float">
            <text:p>2</text:p>
          </table:table-cell>
          <table:table-cell table:style-name="ce16" office:value-type="float" office:value="1" calcext:value-type="float">
            <text:p>1</text:p>
          </table:table-cell>
          <table:table-cell table:style-name="ce15" office:value-type="string" calcext:value-type="string">
            <text:p>plasticos</text:p>
          </table:table-cell>
          <table:table-cell table:style-name="ce15" table:formula="of:=[.K97]*[.L97]/100" office:value-type="float" office:value="65.5" calcext:value-type="float">
            <text:p>65,5</text:p>
          </table:table-cell>
          <table:table-cell table:style-name="ce16" table:formula="of:=[.K97]*[.M97]*4/100" office:value-type="float" office:value="37.2" calcext:value-type="float">
            <text:p>37,2</text:p>
          </table:table-cell>
          <table:table-cell table:style-name="ce16" table:formula="of:=[.K97]*[.O97]*4/100" office:value-type="float" office:value="0" calcext:value-type="float">
            <text:p>0</text:p>
          </table:table-cell>
          <table:table-cell table:style-name="ce15" office:value-type="float" office:value="50" calcext:value-type="float">
            <text:p>50</text:p>
          </table:table-cell>
          <table:table-cell table:style-name="ce15" office:value-type="float" office:value="131" calcext:value-type="float">
            <text:p>131</text:p>
          </table:table-cell>
          <table:table-cell table:style-name="ce25" office:value-type="float" office:value="18.6" calcext:value-type="float">
            <text:p>18.6</text:p>
          </table:table-cell>
          <table:table-cell table:style-name="ce25" office:value-type="float" office:value="6.2" calcext:value-type="float">
            <text:p>6.2</text:p>
          </table:table-cell>
          <table:table-cell table:style-name="ce25"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97]);&quot; &quot;;&quot;-&quot;);&quot;á&quot;;&quot;a&quot;);&quot;é&quot;;&quot;e&quot;);&quot;í&quot;;&quot;i&quot;);&quot;ó&quot;;&quot;o&quot;);&quot;ú&quot;;&quot;u&quot;)" office:value-type="string" office:string-value="filete-de-ternera" calcext:value-type="string">
            <text:p>filete-de-ternera</text:p>
          </table:table-cell>
          <table:table-cell table:style-name="ce31" table:formula="of:=CONCATENATE(&quot;(alimento (id &quot;;[.B97];&quot;) (nombre &quot;;[.U97];&quot;) (grupo &quot;;[.E97];&quot;) (veces &quot;;[.F97];&quot;) (tipo &quot;;[.G97];&quot;) (racion &quot;;[.K97];&quot;) (kcal &quot;;[.L97];&quot;) (proteinas &quot;;[.M97];&quot;) (grasas &quot;;[.N97];&quot;) (hidratos &quot;;[.O97];&quot;) (desayuno &quot;;[.P97];&quot;) (almuerzo &quot;;[.Q97];&quot;) (comida &quot;;[.R97];&quot;) (merienda &quot;;[.S97];&quot;) (cena &quot;;[.T97];&quot;))&quot;)" office:value-type="string" office:string-value="(alimento (id 100) (nombre filete-de-ternera) (grupo 2) (veces 1) (tipo plasticos) (racion 50) (kcal 131) (proteinas 18,6) (grasas 6,2) (hidratos 0) (desayuno no) (almuerzo no) (comida si) (merienda no) (cena si))" calcext:value-type="string">
            <text:p>(alimento (id 100) (nombre filete-de-ternera) (grupo 2) (veces 1) (tipo plasticos) (racion 50) (kcal 131) (proteinas 18,6) (grasas 6,2) (hidratos 0) (desayuno no) (almuerzo no) (comida si) (merienda no) (cena si))</text:p>
          </table:table-cell>
          <table:table-cell table:formula="of:=SUBSTITUTE([.V97];&quot;,&quot;;&quot;.&quot;)" office:value-type="string" office:string-value="(alimento (id 100) (nombre filete-de-ternera) (grupo 2) (veces 1) (tipo plasticos) (racion 50) (kcal 131) (proteinas 18.6) (grasas 6.2) (hidratos 0) (desayuno no) (almuerzo no) (comida si) (merienda no) (cena si))" calcext:value-type="string">
            <text:p>(alimento (id 100) (nombre filete-de-ternera) (grupo 2) (veces 1) (tipo plasticos) (racion 50) (kcal 131) (proteinas 18.6) (grasas 6.2) (hidratos 0) (desayuno no) (almuerzo no) (comida si) (merienda no) (cena si))</text:p>
          </table:table-cell>
          <table:table-cell table:number-columns-repeated="1001"/>
        </table:table-row>
        <table:table-row table:style-name="ro1">
          <table:table-cell/>
          <table:table-cell office:value-type="float" office:value="101" calcext:value-type="float">
            <text:p>101</text:p>
          </table:table-cell>
          <table:table-cell office:value-type="string" calcext:value-type="string">
            <text:p>Patatas, legumbres y frutos secos</text:p>
          </table:table-cell>
          <table:table-cell table:style-name="ce15" office:value-type="string" calcext:value-type="string">
            <text:p>Ciruela pasa</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98]*[.L98]/100" office:value-type="float" office:value="88.5" calcext:value-type="float">
            <text:p>88,5</text:p>
          </table:table-cell>
          <table:table-cell table:style-name="ce16" table:formula="of:=[.K98]*[.M98]*4/100" office:value-type="float" office:value="4.4" calcext:value-type="float">
            <text:p>4,4</text:p>
          </table:table-cell>
          <table:table-cell table:style-name="ce16" table:formula="of:=[.K98]*[.O98]*4/100" office:value-type="float" office:value="87.4" calcext:value-type="float">
            <text:p>87,4</text:p>
          </table:table-cell>
          <table:table-cell table:style-name="ce15" office:value-type="float" office:value="50" calcext:value-type="float">
            <text:p>50</text:p>
          </table:table-cell>
          <table:table-cell table:style-name="ce15" office:value-type="float" office:value="177" calcext:value-type="float">
            <text:p>177</text:p>
          </table:table-cell>
          <table:table-cell table:style-name="ce25" office:value-type="float" office:value="2.2" calcext:value-type="float">
            <text:p>2.2</text:p>
          </table:table-cell>
          <table:table-cell table:style-name="ce25" office:value-type="float" office:value="0.5" calcext:value-type="float">
            <text:p>0.5</text:p>
          </table:table-cell>
          <table:table-cell table:style-name="ce25" office:value-type="float" office:value="43.7" calcext:value-type="float">
            <text:p>43.7</text:p>
          </table:table-cell>
          <table:table-cell table:number-columns-repeated="5" office:value-type="string" calcext:value-type="string">
            <text:p>si</text:p>
          </table:table-cell>
          <table:table-cell table:formula="of:=SUBSTITUTE(SUBSTITUTE(SUBSTITUTE(SUBSTITUTE(SUBSTITUTE(SUBSTITUTE(LOWER([.D98]);&quot; &quot;;&quot;-&quot;);&quot;á&quot;;&quot;a&quot;);&quot;é&quot;;&quot;e&quot;);&quot;í&quot;;&quot;i&quot;);&quot;ó&quot;;&quot;o&quot;);&quot;ú&quot;;&quot;u&quot;)" office:value-type="string" office:string-value="ciruela-pasa" calcext:value-type="string">
            <text:p>ciruela-pasa</text:p>
          </table:table-cell>
          <table:table-cell table:style-name="ce31" table:formula="of:=CONCATENATE(&quot;(alimento (id &quot;;[.B98];&quot;) (nombre &quot;;[.U98];&quot;) (grupo &quot;;[.E98];&quot;) (veces &quot;;[.F98];&quot;) (tipo &quot;;[.G98];&quot;) (racion &quot;;[.K98];&quot;) (kcal &quot;;[.L98];&quot;) (proteinas &quot;;[.M98];&quot;) (grasas &quot;;[.N98];&quot;) (hidratos &quot;;[.O98];&quot;) (desayuno &quot;;[.P98];&quot;) (almuerzo &quot;;[.Q98];&quot;) (comida &quot;;[.R98];&quot;) (merienda &quot;;[.S98];&quot;) (cena &quot;;[.T98];&quot;))&quot;)" office:value-type="string" office:string-value="(alimento (id 101) (nombre ciruela-pasa) (grupo 3) (veces 1) (tipo energeticos) (racion 50) (kcal 177) (proteinas 2,2) (grasas 0,5) (hidratos 43,7) (desayuno si) (almuerzo si) (comida si) (merienda si) (cena si))" calcext:value-type="string">
            <text:p>(alimento (id 101) (nombre ciruela-pasa) (grupo 3) (veces 1) (tipo energeticos) (racion 50) (kcal 177) (proteinas 2,2) (grasas 0,5) (hidratos 43,7) (desayuno si) (almuerzo si) (comida si) (merienda si) (cena si))</text:p>
          </table:table-cell>
          <table:table-cell table:formula="of:=SUBSTITUTE([.V98];&quot;,&quot;;&quot;.&quot;)" office:value-type="string" office:string-value="(alimento (id 101) (nombre ciruela-pasa) (grupo 3) (veces 1) (tipo energeticos) (racion 50) (kcal 177) (proteinas 2.2) (grasas 0.5) (hidratos 43.7) (desayuno si) (almuerzo si) (comida si) (merienda si) (cena si))" calcext:value-type="string">
            <text:p>(alimento (id 101) (nombre ciruela-pasa) (grupo 3) (veces 1) (tipo energeticos) (racion 50) (kcal 177) (proteinas 2.2) (grasas 0.5) (hidratos 43.7) (desayuno si) (almuerzo si) (comida si) (merienda si) (cena si))</text:p>
          </table:table-cell>
          <table:table-cell table:number-columns-repeated="1001"/>
        </table:table-row>
        <table:table-row table:style-name="ro1">
          <table:table-cell/>
          <table:table-cell office:value-type="float" office:value="102" calcext:value-type="float">
            <text:p>102</text:p>
          </table:table-cell>
          <table:table-cell office:value-type="string" calcext:value-type="string">
            <text:p>Patatas, legumbres y frutos secos</text:p>
          </table:table-cell>
          <table:table-cell table:style-name="ce15" office:value-type="string" calcext:value-type="string">
            <text:p>Ciruela pasa</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99]*[.L99]/100" office:value-type="float" office:value="70.8" calcext:value-type="float">
            <text:p>70,8</text:p>
          </table:table-cell>
          <table:table-cell table:style-name="ce16" table:formula="of:=[.K99]*[.M99]*4/100" office:value-type="float" office:value="3.52" calcext:value-type="float">
            <text:p>3,52</text:p>
          </table:table-cell>
          <table:table-cell table:style-name="ce16" table:formula="of:=[.K99]*[.O99]*4/100" office:value-type="float" office:value="69.92" calcext:value-type="float">
            <text:p>69,92</text:p>
          </table:table-cell>
          <table:table-cell table:style-name="ce15" office:value-type="float" office:value="40" calcext:value-type="float">
            <text:p>40</text:p>
          </table:table-cell>
          <table:table-cell table:style-name="ce15" office:value-type="float" office:value="177" calcext:value-type="float">
            <text:p>177</text:p>
          </table:table-cell>
          <table:table-cell table:style-name="ce25" office:value-type="float" office:value="2.2" calcext:value-type="float">
            <text:p>2.2</text:p>
          </table:table-cell>
          <table:table-cell table:style-name="ce25" office:value-type="float" office:value="0.5" calcext:value-type="float">
            <text:p>0.5</text:p>
          </table:table-cell>
          <table:table-cell table:style-name="ce25" office:value-type="float" office:value="43.7" calcext:value-type="float">
            <text:p>43.7</text:p>
          </table:table-cell>
          <table:table-cell table:number-columns-repeated="5" office:value-type="string" calcext:value-type="string">
            <text:p>si</text:p>
          </table:table-cell>
          <table:table-cell table:formula="of:=SUBSTITUTE(SUBSTITUTE(SUBSTITUTE(SUBSTITUTE(SUBSTITUTE(SUBSTITUTE(LOWER([.D99]);&quot; &quot;;&quot;-&quot;);&quot;á&quot;;&quot;a&quot;);&quot;é&quot;;&quot;e&quot;);&quot;í&quot;;&quot;i&quot;);&quot;ó&quot;;&quot;o&quot;);&quot;ú&quot;;&quot;u&quot;)" office:value-type="string" office:string-value="ciruela-pasa" calcext:value-type="string">
            <text:p>ciruela-pasa</text:p>
          </table:table-cell>
          <table:table-cell table:style-name="ce31" table:formula="of:=CONCATENATE(&quot;(alimento (id &quot;;[.B99];&quot;) (nombre &quot;;[.U99];&quot;) (grupo &quot;;[.E99];&quot;) (veces &quot;;[.F99];&quot;) (tipo &quot;;[.G99];&quot;) (racion &quot;;[.K99];&quot;) (kcal &quot;;[.L99];&quot;) (proteinas &quot;;[.M99];&quot;) (grasas &quot;;[.N99];&quot;) (hidratos &quot;;[.O99];&quot;) (desayuno &quot;;[.P99];&quot;) (almuerzo &quot;;[.Q99];&quot;) (comida &quot;;[.R99];&quot;) (merienda &quot;;[.S99];&quot;) (cena &quot;;[.T99];&quot;))&quot;)" office:value-type="string" office:string-value="(alimento (id 102) (nombre ciruela-pasa) (grupo 3) (veces 1) (tipo energeticos) (racion 40) (kcal 177) (proteinas 2,2) (grasas 0,5) (hidratos 43,7) (desayuno si) (almuerzo si) (comida si) (merienda si) (cena si))" calcext:value-type="string">
            <text:p>(alimento (id 102) (nombre ciruela-pasa) (grupo 3) (veces 1) (tipo energeticos) (racion 40) (kcal 177) (proteinas 2,2) (grasas 0,5) (hidratos 43,7) (desayuno si) (almuerzo si) (comida si) (merienda si) (cena si))</text:p>
          </table:table-cell>
          <table:table-cell table:formula="of:=SUBSTITUTE([.V99];&quot;,&quot;;&quot;.&quot;)" office:value-type="string" office:string-value="(alimento (id 102) (nombre ciruela-pasa) (grupo 3) (veces 1) (tipo energeticos) (racion 40) (kcal 177) (proteinas 2.2) (grasas 0.5) (hidratos 43.7) (desayuno si) (almuerzo si) (comida si) (merienda si) (cena si))" calcext:value-type="string">
            <text:p>(alimento (id 102) (nombre ciruela-pasa) (grupo 3) (veces 1) (tipo energeticos) (racion 40) (kcal 177) (proteinas 2.2) (grasas 0.5) (hidratos 43.7) (desayuno si) (almuerzo si) (comida si) (merienda si) (cena si))</text:p>
          </table:table-cell>
          <table:table-cell table:number-columns-repeated="1001"/>
        </table:table-row>
        <table:table-row table:style-name="ro1">
          <table:table-cell/>
          <table:table-cell office:value-type="float" office:value="103" calcext:value-type="float">
            <text:p>103</text:p>
          </table:table-cell>
          <table:table-cell office:value-type="string" calcext:value-type="string">
            <text:p>Patatas, legumbres y frutos secos</text:p>
          </table:table-cell>
          <table:table-cell table:style-name="ce15" office:value-type="string" calcext:value-type="string">
            <text:p>Ciruela pasa</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00]*[.L100]/100" office:value-type="float" office:value="53.1" calcext:value-type="float">
            <text:p>53,1</text:p>
          </table:table-cell>
          <table:table-cell table:style-name="ce16" table:formula="of:=[.K100]*[.M100]*4/100" office:value-type="float" office:value="2.64" calcext:value-type="float">
            <text:p>2,64</text:p>
          </table:table-cell>
          <table:table-cell table:style-name="ce16" table:formula="of:=[.K100]*[.O100]*4/100" office:value-type="float" office:value="52.44" calcext:value-type="float">
            <text:p>52,44</text:p>
          </table:table-cell>
          <table:table-cell table:style-name="ce15" office:value-type="float" office:value="30" calcext:value-type="float">
            <text:p>30</text:p>
          </table:table-cell>
          <table:table-cell table:style-name="ce15" office:value-type="float" office:value="177" calcext:value-type="float">
            <text:p>177</text:p>
          </table:table-cell>
          <table:table-cell table:style-name="ce25" office:value-type="float" office:value="2.2" calcext:value-type="float">
            <text:p>2.2</text:p>
          </table:table-cell>
          <table:table-cell table:style-name="ce25" office:value-type="float" office:value="0.5" calcext:value-type="float">
            <text:p>0.5</text:p>
          </table:table-cell>
          <table:table-cell table:style-name="ce25" office:value-type="float" office:value="43.7" calcext:value-type="float">
            <text:p>43.7</text:p>
          </table:table-cell>
          <table:table-cell table:number-columns-repeated="5" office:value-type="string" calcext:value-type="string">
            <text:p>si</text:p>
          </table:table-cell>
          <table:table-cell table:formula="of:=SUBSTITUTE(SUBSTITUTE(SUBSTITUTE(SUBSTITUTE(SUBSTITUTE(SUBSTITUTE(LOWER([.D100]);&quot; &quot;;&quot;-&quot;);&quot;á&quot;;&quot;a&quot;);&quot;é&quot;;&quot;e&quot;);&quot;í&quot;;&quot;i&quot;);&quot;ó&quot;;&quot;o&quot;);&quot;ú&quot;;&quot;u&quot;)" office:value-type="string" office:string-value="ciruela-pasa" calcext:value-type="string">
            <text:p>ciruela-pasa</text:p>
          </table:table-cell>
          <table:table-cell table:style-name="ce31" table:formula="of:=CONCATENATE(&quot;(alimento (id &quot;;[.B100];&quot;) (nombre &quot;;[.U100];&quot;) (grupo &quot;;[.E100];&quot;) (veces &quot;;[.F100];&quot;) (tipo &quot;;[.G100];&quot;) (racion &quot;;[.K100];&quot;) (kcal &quot;;[.L100];&quot;) (proteinas &quot;;[.M100];&quot;) (grasas &quot;;[.N100];&quot;) (hidratos &quot;;[.O100];&quot;) (desayuno &quot;;[.P100];&quot;) (almuerzo &quot;;[.Q100];&quot;) (comida &quot;;[.R100];&quot;) (merienda &quot;;[.S100];&quot;) (cena &quot;;[.T100];&quot;))&quot;)" office:value-type="string" office:string-value="(alimento (id 103) (nombre ciruela-pasa) (grupo 3) (veces 1) (tipo energeticos) (racion 30) (kcal 177) (proteinas 2,2) (grasas 0,5) (hidratos 43,7) (desayuno si) (almuerzo si) (comida si) (merienda si) (cena si))" calcext:value-type="string">
            <text:p>(alimento (id 103) (nombre ciruela-pasa) (grupo 3) (veces 1) (tipo energeticos) (racion 30) (kcal 177) (proteinas 2,2) (grasas 0,5) (hidratos 43,7) (desayuno si) (almuerzo si) (comida si) (merienda si) (cena si))</text:p>
          </table:table-cell>
          <table:table-cell table:formula="of:=SUBSTITUTE([.V100];&quot;,&quot;;&quot;.&quot;)" office:value-type="string" office:string-value="(alimento (id 103) (nombre ciruela-pasa) (grupo 3) (veces 1) (tipo energeticos) (racion 30) (kcal 177) (proteinas 2.2) (grasas 0.5) (hidratos 43.7) (desayuno si) (almuerzo si) (comida si) (merienda si) (cena si))" calcext:value-type="string">
            <text:p>(alimento (id 103) (nombre ciruela-pasa) (grupo 3) (veces 1) (tipo energeticos) (racion 30) (kcal 177) (proteinas 2.2) (grasas 0.5) (hidratos 43.7) (desayuno si) (almuerzo si) (comida si) (merienda si) (cena si))</text:p>
          </table:table-cell>
          <table:table-cell table:number-columns-repeated="1001"/>
        </table:table-row>
        <table:table-row table:style-name="ro1">
          <table:table-cell/>
          <table:table-cell office:value-type="float" office:value="104" calcext:value-type="float">
            <text:p>104</text:p>
          </table:table-cell>
          <table:table-cell office:value-type="string" calcext:value-type="string">
            <text:p>Patatas, legumbres y frutos secos</text:p>
          </table:table-cell>
          <table:table-cell table:style-name="ce15" office:value-type="string" calcext:value-type="string">
            <text:p>Ciruela pasa</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01]*[.L101]/100" office:value-type="float" office:value="35.4" calcext:value-type="float">
            <text:p>35,4</text:p>
          </table:table-cell>
          <table:table-cell table:style-name="ce16" table:formula="of:=[.K101]*[.M101]*4/100" office:value-type="float" office:value="1.76" calcext:value-type="float">
            <text:p>1,76</text:p>
          </table:table-cell>
          <table:table-cell table:style-name="ce16" table:formula="of:=[.K101]*[.O101]*4/100" office:value-type="float" office:value="34.96" calcext:value-type="float">
            <text:p>34,96</text:p>
          </table:table-cell>
          <table:table-cell table:style-name="ce15" office:value-type="float" office:value="20" calcext:value-type="float">
            <text:p>20</text:p>
          </table:table-cell>
          <table:table-cell table:style-name="ce15" office:value-type="float" office:value="177" calcext:value-type="float">
            <text:p>177</text:p>
          </table:table-cell>
          <table:table-cell table:style-name="ce25" office:value-type="float" office:value="2.2" calcext:value-type="float">
            <text:p>2.2</text:p>
          </table:table-cell>
          <table:table-cell table:style-name="ce25" office:value-type="float" office:value="0.5" calcext:value-type="float">
            <text:p>0.5</text:p>
          </table:table-cell>
          <table:table-cell table:style-name="ce25" office:value-type="float" office:value="43.7" calcext:value-type="float">
            <text:p>43.7</text:p>
          </table:table-cell>
          <table:table-cell table:number-columns-repeated="5" office:value-type="string" calcext:value-type="string">
            <text:p>si</text:p>
          </table:table-cell>
          <table:table-cell table:formula="of:=SUBSTITUTE(SUBSTITUTE(SUBSTITUTE(SUBSTITUTE(SUBSTITUTE(SUBSTITUTE(LOWER([.D101]);&quot; &quot;;&quot;-&quot;);&quot;á&quot;;&quot;a&quot;);&quot;é&quot;;&quot;e&quot;);&quot;í&quot;;&quot;i&quot;);&quot;ó&quot;;&quot;o&quot;);&quot;ú&quot;;&quot;u&quot;)" office:value-type="string" office:string-value="ciruela-pasa" calcext:value-type="string">
            <text:p>ciruela-pasa</text:p>
          </table:table-cell>
          <table:table-cell table:style-name="ce31" table:formula="of:=CONCATENATE(&quot;(alimento (id &quot;;[.B101];&quot;) (nombre &quot;;[.U101];&quot;) (grupo &quot;;[.E101];&quot;) (veces &quot;;[.F101];&quot;) (tipo &quot;;[.G101];&quot;) (racion &quot;;[.K101];&quot;) (kcal &quot;;[.L101];&quot;) (proteinas &quot;;[.M101];&quot;) (grasas &quot;;[.N101];&quot;) (hidratos &quot;;[.O101];&quot;) (desayuno &quot;;[.P101];&quot;) (almuerzo &quot;;[.Q101];&quot;) (comida &quot;;[.R101];&quot;) (merienda &quot;;[.S101];&quot;) (cena &quot;;[.T101];&quot;))&quot;)" office:value-type="string" office:string-value="(alimento (id 104) (nombre ciruela-pasa) (grupo 3) (veces 1) (tipo energeticos) (racion 20) (kcal 177) (proteinas 2,2) (grasas 0,5) (hidratos 43,7) (desayuno si) (almuerzo si) (comida si) (merienda si) (cena si))" calcext:value-type="string">
            <text:p>(alimento (id 104) (nombre ciruela-pasa) (grupo 3) (veces 1) (tipo energeticos) (racion 20) (kcal 177) (proteinas 2,2) (grasas 0,5) (hidratos 43,7) (desayuno si) (almuerzo si) (comida si) (merienda si) (cena si))</text:p>
          </table:table-cell>
          <table:table-cell table:formula="of:=SUBSTITUTE([.V101];&quot;,&quot;;&quot;.&quot;)" office:value-type="string" office:string-value="(alimento (id 104) (nombre ciruela-pasa) (grupo 3) (veces 1) (tipo energeticos) (racion 20) (kcal 177) (proteinas 2.2) (grasas 0.5) (hidratos 43.7) (desayuno si) (almuerzo si) (comida si) (merienda si) (cena si))" calcext:value-type="string">
            <text:p>(alimento (id 104) (nombre ciruela-pasa) (grupo 3) (veces 1) (tipo energeticos) (racion 20) (kcal 177) (proteinas 2.2) (grasas 0.5) (hidratos 43.7) (desayuno si) (almuerzo si) (comida si) (merienda si) (cena si))</text:p>
          </table:table-cell>
          <table:table-cell table:number-columns-repeated="1001"/>
        </table:table-row>
        <table:table-row table:style-name="ro1">
          <table:table-cell/>
          <table:table-cell office:value-type="float" office:value="105" calcext:value-type="float">
            <text:p>105</text:p>
          </table:table-cell>
          <table:table-cell office:value-type="string" calcext:value-type="string">
            <text:p>Patatas, legumbres y frutos secos</text:p>
          </table:table-cell>
          <table:table-cell table:style-name="ce15" office:value-type="string" calcext:value-type="string">
            <text:p>Ciruela pasa</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02]*[.L102]/100" office:value-type="float" office:value="17.7" calcext:value-type="float">
            <text:p>17,7</text:p>
          </table:table-cell>
          <table:table-cell table:style-name="ce16" table:formula="of:=[.K102]*[.M102]*4/100" office:value-type="float" office:value="0.88" calcext:value-type="float">
            <text:p>0,88</text:p>
          </table:table-cell>
          <table:table-cell table:style-name="ce16" table:formula="of:=[.K102]*[.O102]*4/100" office:value-type="float" office:value="17.48" calcext:value-type="float">
            <text:p>17,48</text:p>
          </table:table-cell>
          <table:table-cell table:style-name="ce15" office:value-type="float" office:value="10" calcext:value-type="float">
            <text:p>10</text:p>
          </table:table-cell>
          <table:table-cell table:style-name="ce15" office:value-type="float" office:value="177" calcext:value-type="float">
            <text:p>177</text:p>
          </table:table-cell>
          <table:table-cell table:style-name="ce25" office:value-type="float" office:value="2.2" calcext:value-type="float">
            <text:p>2.2</text:p>
          </table:table-cell>
          <table:table-cell table:style-name="ce25" office:value-type="float" office:value="0.5" calcext:value-type="float">
            <text:p>0.5</text:p>
          </table:table-cell>
          <table:table-cell table:style-name="ce25" office:value-type="float" office:value="43.7" calcext:value-type="float">
            <text:p>43.7</text:p>
          </table:table-cell>
          <table:table-cell table:number-columns-repeated="5" office:value-type="string" calcext:value-type="string">
            <text:p>si</text:p>
          </table:table-cell>
          <table:table-cell table:formula="of:=SUBSTITUTE(SUBSTITUTE(SUBSTITUTE(SUBSTITUTE(SUBSTITUTE(SUBSTITUTE(LOWER([.D102]);&quot; &quot;;&quot;-&quot;);&quot;á&quot;;&quot;a&quot;);&quot;é&quot;;&quot;e&quot;);&quot;í&quot;;&quot;i&quot;);&quot;ó&quot;;&quot;o&quot;);&quot;ú&quot;;&quot;u&quot;)" office:value-type="string" office:string-value="ciruela-pasa" calcext:value-type="string">
            <text:p>ciruela-pasa</text:p>
          </table:table-cell>
          <table:table-cell table:style-name="ce31" table:formula="of:=CONCATENATE(&quot;(alimento (id &quot;;[.B102];&quot;) (nombre &quot;;[.U102];&quot;) (grupo &quot;;[.E102];&quot;) (veces &quot;;[.F102];&quot;) (tipo &quot;;[.G102];&quot;) (racion &quot;;[.K102];&quot;) (kcal &quot;;[.L102];&quot;) (proteinas &quot;;[.M102];&quot;) (grasas &quot;;[.N102];&quot;) (hidratos &quot;;[.O102];&quot;) (desayuno &quot;;[.P102];&quot;) (almuerzo &quot;;[.Q102];&quot;) (comida &quot;;[.R102];&quot;) (merienda &quot;;[.S102];&quot;) (cena &quot;;[.T102];&quot;))&quot;)" office:value-type="string" office:string-value="(alimento (id 105) (nombre ciruela-pasa) (grupo 3) (veces 1) (tipo energeticos) (racion 10) (kcal 177) (proteinas 2,2) (grasas 0,5) (hidratos 43,7) (desayuno si) (almuerzo si) (comida si) (merienda si) (cena si))" calcext:value-type="string">
            <text:p>(alimento (id 105) (nombre ciruela-pasa) (grupo 3) (veces 1) (tipo energeticos) (racion 10) (kcal 177) (proteinas 2,2) (grasas 0,5) (hidratos 43,7) (desayuno si) (almuerzo si) (comida si) (merienda si) (cena si))</text:p>
          </table:table-cell>
          <table:table-cell table:formula="of:=SUBSTITUTE([.V102];&quot;,&quot;;&quot;.&quot;)" office:value-type="string" office:string-value="(alimento (id 105) (nombre ciruela-pasa) (grupo 3) (veces 1) (tipo energeticos) (racion 10) (kcal 177) (proteinas 2.2) (grasas 0.5) (hidratos 43.7) (desayuno si) (almuerzo si) (comida si) (merienda si) (cena si))" calcext:value-type="string">
            <text:p>(alimento (id 105) (nombre ciruela-pasa) (grupo 3) (veces 1) (tipo energeticos) (racion 10) (kcal 177) (proteinas 2.2) (grasas 0.5) (hidratos 43.7) (desayuno si) (almuerzo si) (comida si) (merienda si) (cena si))</text:p>
          </table:table-cell>
          <table:table-cell table:number-columns-repeated="1001"/>
        </table:table-row>
        <table:table-row table:style-name="ro1">
          <table:table-cell/>
          <table:table-cell office:value-type="float" office:value="106" calcext:value-type="float">
            <text:p>106</text:p>
          </table:table-cell>
          <table:table-cell office:value-type="string" calcext:value-type="string">
            <text:p>Patatas, legumbres y frutos secos</text:p>
          </table:table-cell>
          <table:table-cell table:style-name="ce15" office:value-type="string" calcext:value-type="string">
            <text:p>Garbanzos cocidos</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03]*[.L103]/100" office:value-type="float" office:value="180" calcext:value-type="float">
            <text:p>180</text:p>
          </table:table-cell>
          <table:table-cell table:style-name="ce16" table:formula="of:=[.K103]*[.M103]*4/100" office:value-type="float" office:value="32" calcext:value-type="float">
            <text:p>32</text:p>
          </table:table-cell>
          <table:table-cell table:style-name="ce16" table:formula="of:=[.K103]*[.O103]*4/100" office:value-type="float" office:value="80" calcext:value-type="float">
            <text:p>80</text:p>
          </table:table-cell>
          <table:table-cell table:style-name="ce15" office:value-type="float" office:value="200" calcext:value-type="float">
            <text:p>200</text:p>
          </table:table-cell>
          <table:table-cell table:style-name="ce15" office:value-type="float" office:value="90" calcext:value-type="float">
            <text:p>90</text:p>
          </table:table-cell>
          <table:table-cell table:style-name="ce25" office:value-type="float" office:value="4" calcext:value-type="float">
            <text:p>4</text:p>
          </table:table-cell>
          <table:table-cell table:style-name="ce25" office:value-type="float" office:value="3.4" calcext:value-type="float">
            <text:p>3.4</text:p>
          </table:table-cell>
          <table:table-cell table:style-name="ce25" office:value-type="float" office:value="10" calcext:value-type="float">
            <text:p>10</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03]);&quot; &quot;;&quot;-&quot;);&quot;á&quot;;&quot;a&quot;);&quot;é&quot;;&quot;e&quot;);&quot;í&quot;;&quot;i&quot;);&quot;ó&quot;;&quot;o&quot;);&quot;ú&quot;;&quot;u&quot;)" office:value-type="string" office:string-value="garbanzos-cocidos" calcext:value-type="string">
            <text:p>garbanzos-cocidos</text:p>
          </table:table-cell>
          <table:table-cell table:style-name="ce31" table:formula="of:=CONCATENATE(&quot;(alimento (id &quot;;[.B103];&quot;) (nombre &quot;;[.U103];&quot;) (grupo &quot;;[.E103];&quot;) (veces &quot;;[.F103];&quot;) (tipo &quot;;[.G103];&quot;) (racion &quot;;[.K103];&quot;) (kcal &quot;;[.L103];&quot;) (proteinas &quot;;[.M103];&quot;) (grasas &quot;;[.N103];&quot;) (hidratos &quot;;[.O103];&quot;) (desayuno &quot;;[.P103];&quot;) (almuerzo &quot;;[.Q103];&quot;) (comida &quot;;[.R103];&quot;) (merienda &quot;;[.S103];&quot;) (cena &quot;;[.T103];&quot;))&quot;)" office:value-type="string" office:string-value="(alimento (id 106) (nombre garbanzos-cocidos) (grupo 3) (veces 1) (tipo energeticos) (racion 200) (kcal 90) (proteinas 4) (grasas 3,4) (hidratos 10) (desayuno no) (almuerzo no) (comida si) (merienda no) (cena no))" calcext:value-type="string">
            <text:p>(alimento (id 106) (nombre garbanzos-cocidos) (grupo 3) (veces 1) (tipo energeticos) (racion 200) (kcal 90) (proteinas 4) (grasas 3,4) (hidratos 10) (desayuno no) (almuerzo no) (comida si) (merienda no) (cena no))</text:p>
          </table:table-cell>
          <table:table-cell table:formula="of:=SUBSTITUTE([.V103];&quot;,&quot;;&quot;.&quot;)" office:value-type="string" office:string-value="(alimento (id 106) (nombre garbanzos-cocidos) (grupo 3) (veces 1) (tipo energeticos) (racion 200) (kcal 90) (proteinas 4) (grasas 3.4) (hidratos 10) (desayuno no) (almuerzo no) (comida si) (merienda no) (cena no))" calcext:value-type="string">
            <text:p>(alimento (id 106) (nombre garbanzos-cocidos) (grupo 3) (veces 1) (tipo energeticos) (racion 200) (kcal 90) (proteinas 4) (grasas 3.4) (hidratos 10) (desayuno no) (almuerzo no) (comida si) (merienda no) (cena no))</text:p>
          </table:table-cell>
          <table:table-cell table:number-columns-repeated="1001"/>
        </table:table-row>
        <table:table-row table:style-name="ro1">
          <table:table-cell/>
          <table:table-cell office:value-type="float" office:value="107" calcext:value-type="float">
            <text:p>107</text:p>
          </table:table-cell>
          <table:table-cell office:value-type="string" calcext:value-type="string">
            <text:p>Patatas, legumbres y frutos secos</text:p>
          </table:table-cell>
          <table:table-cell table:style-name="ce15" office:value-type="string" calcext:value-type="string">
            <text:p>Garbanzos cocidos</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04]*[.L104]/100" office:value-type="float" office:value="112.5" calcext:value-type="float">
            <text:p>112,5</text:p>
          </table:table-cell>
          <table:table-cell table:style-name="ce16" table:formula="of:=[.K104]*[.M104]*4/100" office:value-type="float" office:value="20" calcext:value-type="float">
            <text:p>20</text:p>
          </table:table-cell>
          <table:table-cell table:style-name="ce16" table:formula="of:=[.K104]*[.O104]*4/100" office:value-type="float" office:value="50" calcext:value-type="float">
            <text:p>50</text:p>
          </table:table-cell>
          <table:table-cell table:style-name="ce15" office:value-type="float" office:value="125" calcext:value-type="float">
            <text:p>125</text:p>
          </table:table-cell>
          <table:table-cell table:style-name="ce15" office:value-type="float" office:value="90" calcext:value-type="float">
            <text:p>90</text:p>
          </table:table-cell>
          <table:table-cell table:style-name="ce25" office:value-type="float" office:value="4" calcext:value-type="float">
            <text:p>4</text:p>
          </table:table-cell>
          <table:table-cell table:style-name="ce25" office:value-type="float" office:value="3.4" calcext:value-type="float">
            <text:p>3.4</text:p>
          </table:table-cell>
          <table:table-cell table:style-name="ce25" office:value-type="float" office:value="10" calcext:value-type="float">
            <text:p>10</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04]);&quot; &quot;;&quot;-&quot;);&quot;á&quot;;&quot;a&quot;);&quot;é&quot;;&quot;e&quot;);&quot;í&quot;;&quot;i&quot;);&quot;ó&quot;;&quot;o&quot;);&quot;ú&quot;;&quot;u&quot;)" office:value-type="string" office:string-value="garbanzos-cocidos" calcext:value-type="string">
            <text:p>garbanzos-cocidos</text:p>
          </table:table-cell>
          <table:table-cell table:style-name="ce31" table:formula="of:=CONCATENATE(&quot;(alimento (id &quot;;[.B104];&quot;) (nombre &quot;;[.U104];&quot;) (grupo &quot;;[.E104];&quot;) (veces &quot;;[.F104];&quot;) (tipo &quot;;[.G104];&quot;) (racion &quot;;[.K104];&quot;) (kcal &quot;;[.L104];&quot;) (proteinas &quot;;[.M104];&quot;) (grasas &quot;;[.N104];&quot;) (hidratos &quot;;[.O104];&quot;) (desayuno &quot;;[.P104];&quot;) (almuerzo &quot;;[.Q104];&quot;) (comida &quot;;[.R104];&quot;) (merienda &quot;;[.S104];&quot;) (cena &quot;;[.T104];&quot;))&quot;)" office:value-type="string" office:string-value="(alimento (id 107) (nombre garbanzos-cocidos) (grupo 3) (veces 1) (tipo energeticos) (racion 125) (kcal 90) (proteinas 4) (grasas 3,4) (hidratos 10) (desayuno no) (almuerzo no) (comida si) (merienda no) (cena no))" calcext:value-type="string">
            <text:p>(alimento (id 107) (nombre garbanzos-cocidos) (grupo 3) (veces 1) (tipo energeticos) (racion 125) (kcal 90) (proteinas 4) (grasas 3,4) (hidratos 10) (desayuno no) (almuerzo no) (comida si) (merienda no) (cena no))</text:p>
          </table:table-cell>
          <table:table-cell table:formula="of:=SUBSTITUTE([.V104];&quot;,&quot;;&quot;.&quot;)" office:value-type="string" office:string-value="(alimento (id 107) (nombre garbanzos-cocidos) (grupo 3) (veces 1) (tipo energeticos) (racion 125) (kcal 90) (proteinas 4) (grasas 3.4) (hidratos 10) (desayuno no) (almuerzo no) (comida si) (merienda no) (cena no))" calcext:value-type="string">
            <text:p>(alimento (id 107) (nombre garbanzos-cocidos) (grupo 3) (veces 1) (tipo energeticos) (racion 125) (kcal 90) (proteinas 4) (grasas 3.4) (hidratos 10) (desayuno no) (almuerzo no) (comida si) (merienda no) (cena no))</text:p>
          </table:table-cell>
          <table:table-cell table:number-columns-repeated="1001"/>
        </table:table-row>
        <table:table-row table:style-name="ro1">
          <table:table-cell/>
          <table:table-cell office:value-type="float" office:value="108" calcext:value-type="float">
            <text:p>108</text:p>
          </table:table-cell>
          <table:table-cell office:value-type="string" calcext:value-type="string">
            <text:p>Patatas, legumbres y frutos secos</text:p>
          </table:table-cell>
          <table:table-cell table:style-name="ce15" office:value-type="string" calcext:value-type="string">
            <text:p>Garbanzos cocidos</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05]*[.L105]/100" office:value-type="float" office:value="135" calcext:value-type="float">
            <text:p>135</text:p>
          </table:table-cell>
          <table:table-cell table:style-name="ce16" table:formula="of:=[.K105]*[.M105]*4/100" office:value-type="float" office:value="24" calcext:value-type="float">
            <text:p>24</text:p>
          </table:table-cell>
          <table:table-cell table:style-name="ce16" table:formula="of:=[.K105]*[.O105]*4/100" office:value-type="float" office:value="60" calcext:value-type="float">
            <text:p>60</text:p>
          </table:table-cell>
          <table:table-cell table:style-name="ce15" office:value-type="float" office:value="150" calcext:value-type="float">
            <text:p>150</text:p>
          </table:table-cell>
          <table:table-cell table:style-name="ce15" office:value-type="float" office:value="90" calcext:value-type="float">
            <text:p>90</text:p>
          </table:table-cell>
          <table:table-cell table:style-name="ce25" office:value-type="float" office:value="4" calcext:value-type="float">
            <text:p>4</text:p>
          </table:table-cell>
          <table:table-cell table:style-name="ce25" office:value-type="float" office:value="3.4" calcext:value-type="float">
            <text:p>3.4</text:p>
          </table:table-cell>
          <table:table-cell table:style-name="ce25" office:value-type="float" office:value="10" calcext:value-type="float">
            <text:p>10</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05]);&quot; &quot;;&quot;-&quot;);&quot;á&quot;;&quot;a&quot;);&quot;é&quot;;&quot;e&quot;);&quot;í&quot;;&quot;i&quot;);&quot;ó&quot;;&quot;o&quot;);&quot;ú&quot;;&quot;u&quot;)" office:value-type="string" office:string-value="garbanzos-cocidos" calcext:value-type="string">
            <text:p>garbanzos-cocidos</text:p>
          </table:table-cell>
          <table:table-cell table:style-name="ce31" table:formula="of:=CONCATENATE(&quot;(alimento (id &quot;;[.B105];&quot;) (nombre &quot;;[.U105];&quot;) (grupo &quot;;[.E105];&quot;) (veces &quot;;[.F105];&quot;) (tipo &quot;;[.G105];&quot;) (racion &quot;;[.K105];&quot;) (kcal &quot;;[.L105];&quot;) (proteinas &quot;;[.M105];&quot;) (grasas &quot;;[.N105];&quot;) (hidratos &quot;;[.O105];&quot;) (desayuno &quot;;[.P105];&quot;) (almuerzo &quot;;[.Q105];&quot;) (comida &quot;;[.R105];&quot;) (merienda &quot;;[.S105];&quot;) (cena &quot;;[.T105];&quot;))&quot;)" office:value-type="string" office:string-value="(alimento (id 108) (nombre garbanzos-cocidos) (grupo 3) (veces 1) (tipo energeticos) (racion 150) (kcal 90) (proteinas 4) (grasas 3,4) (hidratos 10) (desayuno no) (almuerzo no) (comida si) (merienda no) (cena no))" calcext:value-type="string">
            <text:p>(alimento (id 108) (nombre garbanzos-cocidos) (grupo 3) (veces 1) (tipo energeticos) (racion 150) (kcal 90) (proteinas 4) (grasas 3,4) (hidratos 10) (desayuno no) (almuerzo no) (comida si) (merienda no) (cena no))</text:p>
          </table:table-cell>
          <table:table-cell table:formula="of:=SUBSTITUTE([.V105];&quot;,&quot;;&quot;.&quot;)" office:value-type="string" office:string-value="(alimento (id 108) (nombre garbanzos-cocidos) (grupo 3) (veces 1) (tipo energeticos) (racion 150) (kcal 90) (proteinas 4) (grasas 3.4) (hidratos 10) (desayuno no) (almuerzo no) (comida si) (merienda no) (cena no))" calcext:value-type="string">
            <text:p>(alimento (id 108) (nombre garbanzos-cocidos) (grupo 3) (veces 1) (tipo energeticos) (racion 150) (kcal 90) (proteinas 4) (grasas 3.4) (hidratos 10) (desayuno no) (almuerzo no) (comida si) (merienda no) (cena no))</text:p>
          </table:table-cell>
          <table:table-cell table:number-columns-repeated="1001"/>
        </table:table-row>
        <table:table-row table:style-name="ro1">
          <table:table-cell/>
          <table:table-cell office:value-type="float" office:value="109" calcext:value-type="float">
            <text:p>109</text:p>
          </table:table-cell>
          <table:table-cell office:value-type="string" calcext:value-type="string">
            <text:p>Patatas, legumbres y frutos secos</text:p>
          </table:table-cell>
          <table:table-cell table:style-name="ce15" office:value-type="string" calcext:value-type="string">
            <text:p>Garbanzos cocidos</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06]*[.L106]/100" office:value-type="float" office:value="90" calcext:value-type="float">
            <text:p>90</text:p>
          </table:table-cell>
          <table:table-cell table:style-name="ce16" table:formula="of:=[.K106]*[.M106]*4/100" office:value-type="float" office:value="16" calcext:value-type="float">
            <text:p>16</text:p>
          </table:table-cell>
          <table:table-cell table:style-name="ce16" table:formula="of:=[.K106]*[.O106]*4/100" office:value-type="float" office:value="40" calcext:value-type="float">
            <text:p>40</text:p>
          </table:table-cell>
          <table:table-cell table:style-name="ce15" office:value-type="float" office:value="100" calcext:value-type="float">
            <text:p>100</text:p>
          </table:table-cell>
          <table:table-cell table:style-name="ce15" office:value-type="float" office:value="90" calcext:value-type="float">
            <text:p>90</text:p>
          </table:table-cell>
          <table:table-cell table:style-name="ce25" office:value-type="float" office:value="4" calcext:value-type="float">
            <text:p>4</text:p>
          </table:table-cell>
          <table:table-cell table:style-name="ce25" office:value-type="float" office:value="3.4" calcext:value-type="float">
            <text:p>3.4</text:p>
          </table:table-cell>
          <table:table-cell table:style-name="ce25" office:value-type="float" office:value="10" calcext:value-type="float">
            <text:p>10</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06]);&quot; &quot;;&quot;-&quot;);&quot;á&quot;;&quot;a&quot;);&quot;é&quot;;&quot;e&quot;);&quot;í&quot;;&quot;i&quot;);&quot;ó&quot;;&quot;o&quot;);&quot;ú&quot;;&quot;u&quot;)" office:value-type="string" office:string-value="garbanzos-cocidos" calcext:value-type="string">
            <text:p>garbanzos-cocidos</text:p>
          </table:table-cell>
          <table:table-cell table:style-name="ce31" table:formula="of:=CONCATENATE(&quot;(alimento (id &quot;;[.B106];&quot;) (nombre &quot;;[.U106];&quot;) (grupo &quot;;[.E106];&quot;) (veces &quot;;[.F106];&quot;) (tipo &quot;;[.G106];&quot;) (racion &quot;;[.K106];&quot;) (kcal &quot;;[.L106];&quot;) (proteinas &quot;;[.M106];&quot;) (grasas &quot;;[.N106];&quot;) (hidratos &quot;;[.O106];&quot;) (desayuno &quot;;[.P106];&quot;) (almuerzo &quot;;[.Q106];&quot;) (comida &quot;;[.R106];&quot;) (merienda &quot;;[.S106];&quot;) (cena &quot;;[.T106];&quot;))&quot;)" office:value-type="string" office:string-value="(alimento (id 109) (nombre garbanzos-cocidos) (grupo 3) (veces 1) (tipo energeticos) (racion 100) (kcal 90) (proteinas 4) (grasas 3,4) (hidratos 10) (desayuno no) (almuerzo no) (comida si) (merienda no) (cena no))" calcext:value-type="string">
            <text:p>(alimento (id 109) (nombre garbanzos-cocidos) (grupo 3) (veces 1) (tipo energeticos) (racion 100) (kcal 90) (proteinas 4) (grasas 3,4) (hidratos 10) (desayuno no) (almuerzo no) (comida si) (merienda no) (cena no))</text:p>
          </table:table-cell>
          <table:table-cell table:formula="of:=SUBSTITUTE([.V106];&quot;,&quot;;&quot;.&quot;)" office:value-type="string" office:string-value="(alimento (id 109) (nombre garbanzos-cocidos) (grupo 3) (veces 1) (tipo energeticos) (racion 100) (kcal 90) (proteinas 4) (grasas 3.4) (hidratos 10) (desayuno no) (almuerzo no) (comida si) (merienda no) (cena no))" calcext:value-type="string">
            <text:p>(alimento (id 109) (nombre garbanzos-cocidos) (grupo 3) (veces 1) (tipo energeticos) (racion 100) (kcal 90) (proteinas 4) (grasas 3.4) (hidratos 10) (desayuno no) (almuerzo no) (comida si) (merienda no) (cena no))</text:p>
          </table:table-cell>
          <table:table-cell table:number-columns-repeated="1001"/>
        </table:table-row>
        <table:table-row table:style-name="ro1">
          <table:table-cell/>
          <table:table-cell office:value-type="float" office:value="110" calcext:value-type="float">
            <text:p>110</text:p>
          </table:table-cell>
          <table:table-cell office:value-type="string" calcext:value-type="string">
            <text:p>Patatas, legumbres y frutos secos</text:p>
          </table:table-cell>
          <table:table-cell table:style-name="ce15" office:value-type="string" calcext:value-type="string">
            <text:p>Garbanzos cocidos</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07]*[.L107]/100" office:value-type="float" office:value="54" calcext:value-type="float">
            <text:p>54</text:p>
          </table:table-cell>
          <table:table-cell table:style-name="ce16" table:formula="of:=[.K107]*[.M107]*4/100" office:value-type="float" office:value="9.6" calcext:value-type="float">
            <text:p>9,6</text:p>
          </table:table-cell>
          <table:table-cell table:style-name="ce16" table:formula="of:=[.K107]*[.O107]*4/100" office:value-type="float" office:value="24" calcext:value-type="float">
            <text:p>24</text:p>
          </table:table-cell>
          <table:table-cell table:style-name="ce15" office:value-type="float" office:value="60" calcext:value-type="float">
            <text:p>60</text:p>
          </table:table-cell>
          <table:table-cell table:style-name="ce15" office:value-type="float" office:value="90" calcext:value-type="float">
            <text:p>90</text:p>
          </table:table-cell>
          <table:table-cell table:style-name="ce25" office:value-type="float" office:value="4" calcext:value-type="float">
            <text:p>4</text:p>
          </table:table-cell>
          <table:table-cell table:style-name="ce25" office:value-type="float" office:value="3.4" calcext:value-type="float">
            <text:p>3.4</text:p>
          </table:table-cell>
          <table:table-cell table:style-name="ce25" office:value-type="float" office:value="10" calcext:value-type="float">
            <text:p>10</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07]);&quot; &quot;;&quot;-&quot;);&quot;á&quot;;&quot;a&quot;);&quot;é&quot;;&quot;e&quot;);&quot;í&quot;;&quot;i&quot;);&quot;ó&quot;;&quot;o&quot;);&quot;ú&quot;;&quot;u&quot;)" office:value-type="string" office:string-value="garbanzos-cocidos" calcext:value-type="string">
            <text:p>garbanzos-cocidos</text:p>
          </table:table-cell>
          <table:table-cell table:style-name="ce31" table:formula="of:=CONCATENATE(&quot;(alimento (id &quot;;[.B107];&quot;) (nombre &quot;;[.U107];&quot;) (grupo &quot;;[.E107];&quot;) (veces &quot;;[.F107];&quot;) (tipo &quot;;[.G107];&quot;) (racion &quot;;[.K107];&quot;) (kcal &quot;;[.L107];&quot;) (proteinas &quot;;[.M107];&quot;) (grasas &quot;;[.N107];&quot;) (hidratos &quot;;[.O107];&quot;) (desayuno &quot;;[.P107];&quot;) (almuerzo &quot;;[.Q107];&quot;) (comida &quot;;[.R107];&quot;) (merienda &quot;;[.S107];&quot;) (cena &quot;;[.T107];&quot;))&quot;)" office:value-type="string" office:string-value="(alimento (id 110) (nombre garbanzos-cocidos) (grupo 3) (veces 1) (tipo energeticos) (racion 60) (kcal 90) (proteinas 4) (grasas 3,4) (hidratos 10) (desayuno no) (almuerzo no) (comida si) (merienda no) (cena no))" calcext:value-type="string">
            <text:p>(alimento (id 110) (nombre garbanzos-cocidos) (grupo 3) (veces 1) (tipo energeticos) (racion 60) (kcal 90) (proteinas 4) (grasas 3,4) (hidratos 10) (desayuno no) (almuerzo no) (comida si) (merienda no) (cena no))</text:p>
          </table:table-cell>
          <table:table-cell table:formula="of:=SUBSTITUTE([.V107];&quot;,&quot;;&quot;.&quot;)" office:value-type="string" office:string-value="(alimento (id 110) (nombre garbanzos-cocidos) (grupo 3) (veces 1) (tipo energeticos) (racion 60) (kcal 90) (proteinas 4) (grasas 3.4) (hidratos 10) (desayuno no) (almuerzo no) (comida si) (merienda no) (cena no))" calcext:value-type="string">
            <text:p>(alimento (id 110) (nombre garbanzos-cocidos) (grupo 3) (veces 1) (tipo energeticos) (racion 60) (kcal 90) (proteinas 4) (grasas 3.4) (hidratos 10) (desayuno no) (almuerzo no) (comida si) (merienda no) (cena no))</text:p>
          </table:table-cell>
          <table:table-cell table:number-columns-repeated="1001"/>
        </table:table-row>
        <table:table-row table:style-name="ro1">
          <table:table-cell/>
          <table:table-cell office:value-type="float" office:value="111" calcext:value-type="float">
            <text:p>111</text:p>
          </table:table-cell>
          <table:table-cell office:value-type="string" calcext:value-type="string">
            <text:p>Patatas, legumbres y frutos secos</text:p>
          </table:table-cell>
          <table:table-cell table:style-name="ce15" office:value-type="string" calcext:value-type="string">
            <text:p>Patatas guisadas</text:p>
          </table:table-cell>
          <table:table-cell table:style-name="ce15" office:value-type="float" office:value="3" calcext:value-type="float">
            <text:p>3</text:p>
          </table:table-cell>
          <table:table-cell table:style-name="ce16" office:value-type="float" office:value="2" calcext:value-type="float">
            <text:p>2</text:p>
          </table:table-cell>
          <table:table-cell table:style-name="ce15" office:value-type="string" calcext:value-type="string">
            <text:p>energeticos</text:p>
          </table:table-cell>
          <table:table-cell table:style-name="ce15" table:formula="of:=[.K108]*[.L108]/100" office:value-type="float" office:value="155.75" calcext:value-type="float">
            <text:p>155,75</text:p>
          </table:table-cell>
          <table:table-cell table:style-name="ce16" table:formula="of:=[.K108]*[.M108]*4/100" office:value-type="float" office:value="4.9" calcext:value-type="float">
            <text:p>4,9</text:p>
          </table:table-cell>
          <table:table-cell table:style-name="ce16" table:formula="of:=[.K108]*[.O108]*4/100" office:value-type="float" office:value="95.9" calcext:value-type="float">
            <text:p>95,9</text:p>
          </table:table-cell>
          <table:table-cell table:style-name="ce15" office:value-type="float" office:value="175" calcext:value-type="float">
            <text:p>175</text:p>
          </table:table-cell>
          <table:table-cell table:style-name="ce15" office:value-type="float" office:value="89" calcext:value-type="float">
            <text:p>89</text:p>
          </table:table-cell>
          <table:table-cell table:style-name="ce25" office:value-type="float" office:value="0.7" calcext:value-type="float">
            <text:p>0.7</text:p>
          </table:table-cell>
          <table:table-cell table:style-name="ce25" office:value-type="float" office:value="3.5" calcext:value-type="float">
            <text:p>3.5</text:p>
          </table:table-cell>
          <table:table-cell table:style-name="ce25" office:value-type="float" office:value="13.7" calcext:value-type="float">
            <text:p>13.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08]);&quot; &quot;;&quot;-&quot;);&quot;á&quot;;&quot;a&quot;);&quot;é&quot;;&quot;e&quot;);&quot;í&quot;;&quot;i&quot;);&quot;ó&quot;;&quot;o&quot;);&quot;ú&quot;;&quot;u&quot;)" office:value-type="string" office:string-value="patatas-guisadas" calcext:value-type="string">
            <text:p>patatas-guisadas</text:p>
          </table:table-cell>
          <table:table-cell table:style-name="ce31" table:formula="of:=CONCATENATE(&quot;(alimento (id &quot;;[.B108];&quot;) (nombre &quot;;[.U108];&quot;) (grupo &quot;;[.E108];&quot;) (veces &quot;;[.F108];&quot;) (tipo &quot;;[.G108];&quot;) (racion &quot;;[.K108];&quot;) (kcal &quot;;[.L108];&quot;) (proteinas &quot;;[.M108];&quot;) (grasas &quot;;[.N108];&quot;) (hidratos &quot;;[.O108];&quot;) (desayuno &quot;;[.P108];&quot;) (almuerzo &quot;;[.Q108];&quot;) (comida &quot;;[.R108];&quot;) (merienda &quot;;[.S108];&quot;) (cena &quot;;[.T108];&quot;))&quot;)" office:value-type="string" office:string-value="(alimento (id 111) (nombre patatas-guisadas) (grupo 3) (veces 2) (tipo energeticos) (racion 175) (kcal 89) (proteinas 0,7) (grasas 3,5) (hidratos 13,7) (desayuno no) (almuerzo no) (comida si) (merienda no) (cena no))" calcext:value-type="string">
            <text:p>(alimento (id 111) (nombre patatas-guisadas) (grupo 3) (veces 2) (tipo energeticos) (racion 175) (kcal 89) (proteinas 0,7) (grasas 3,5) (hidratos 13,7) (desayuno no) (almuerzo no) (comida si) (merienda no) (cena no))</text:p>
          </table:table-cell>
          <table:table-cell table:formula="of:=SUBSTITUTE([.V108];&quot;,&quot;;&quot;.&quot;)" office:value-type="string" office:string-value="(alimento (id 111) (nombre patatas-guisadas) (grupo 3) (veces 2) (tipo energeticos) (racion 175) (kcal 89) (proteinas 0.7) (grasas 3.5) (hidratos 13.7) (desayuno no) (almuerzo no) (comida si) (merienda no) (cena no))" calcext:value-type="string">
            <text:p>(alimento (id 111) (nombre patatas-guisadas) (grupo 3) (veces 2) (tipo energeticos) (racion 175) (kcal 89) (proteinas 0.7) (grasas 3.5) (hidratos 13.7) (desayuno no) (almuerzo no) (comida si) (merienda no) (cena no))</text:p>
          </table:table-cell>
          <table:table-cell table:number-columns-repeated="1001"/>
        </table:table-row>
        <table:table-row table:style-name="ro1">
          <table:table-cell/>
          <table:table-cell office:value-type="float" office:value="112" calcext:value-type="float">
            <text:p>112</text:p>
          </table:table-cell>
          <table:table-cell office:value-type="string" calcext:value-type="string">
            <text:p>Patatas, legumbres y frutos secos</text:p>
          </table:table-cell>
          <table:table-cell table:style-name="ce15" office:value-type="string" calcext:value-type="string">
            <text:p>Patatas guisadas</text:p>
          </table:table-cell>
          <table:table-cell table:style-name="ce15" office:value-type="float" office:value="3" calcext:value-type="float">
            <text:p>3</text:p>
          </table:table-cell>
          <table:table-cell table:style-name="ce16" office:value-type="float" office:value="2" calcext:value-type="float">
            <text:p>2</text:p>
          </table:table-cell>
          <table:table-cell table:style-name="ce15" office:value-type="string" calcext:value-type="string">
            <text:p>energeticos</text:p>
          </table:table-cell>
          <table:table-cell table:style-name="ce15" table:formula="of:=[.K109]*[.L109]/100" office:value-type="float" office:value="111.25" calcext:value-type="float">
            <text:p>111,25</text:p>
          </table:table-cell>
          <table:table-cell table:style-name="ce16" table:formula="of:=[.K109]*[.M109]*4/100" office:value-type="float" office:value="3.5" calcext:value-type="float">
            <text:p>3,5</text:p>
          </table:table-cell>
          <table:table-cell table:style-name="ce16" table:formula="of:=[.K109]*[.O109]*4/100" office:value-type="float" office:value="68.5" calcext:value-type="float">
            <text:p>68,5</text:p>
          </table:table-cell>
          <table:table-cell table:style-name="ce15" office:value-type="float" office:value="125" calcext:value-type="float">
            <text:p>125</text:p>
          </table:table-cell>
          <table:table-cell table:style-name="ce15" office:value-type="float" office:value="89" calcext:value-type="float">
            <text:p>89</text:p>
          </table:table-cell>
          <table:table-cell table:style-name="ce25" office:value-type="float" office:value="0.7" calcext:value-type="float">
            <text:p>0.7</text:p>
          </table:table-cell>
          <table:table-cell table:style-name="ce25" office:value-type="float" office:value="3.5" calcext:value-type="float">
            <text:p>3.5</text:p>
          </table:table-cell>
          <table:table-cell table:style-name="ce25" office:value-type="float" office:value="13.7" calcext:value-type="float">
            <text:p>13.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09]);&quot; &quot;;&quot;-&quot;);&quot;á&quot;;&quot;a&quot;);&quot;é&quot;;&quot;e&quot;);&quot;í&quot;;&quot;i&quot;);&quot;ó&quot;;&quot;o&quot;);&quot;ú&quot;;&quot;u&quot;)" office:value-type="string" office:string-value="patatas-guisadas" calcext:value-type="string">
            <text:p>patatas-guisadas</text:p>
          </table:table-cell>
          <table:table-cell table:style-name="ce31" table:formula="of:=CONCATENATE(&quot;(alimento (id &quot;;[.B109];&quot;) (nombre &quot;;[.U109];&quot;) (grupo &quot;;[.E109];&quot;) (veces &quot;;[.F109];&quot;) (tipo &quot;;[.G109];&quot;) (racion &quot;;[.K109];&quot;) (kcal &quot;;[.L109];&quot;) (proteinas &quot;;[.M109];&quot;) (grasas &quot;;[.N109];&quot;) (hidratos &quot;;[.O109];&quot;) (desayuno &quot;;[.P109];&quot;) (almuerzo &quot;;[.Q109];&quot;) (comida &quot;;[.R109];&quot;) (merienda &quot;;[.S109];&quot;) (cena &quot;;[.T109];&quot;))&quot;)" office:value-type="string" office:string-value="(alimento (id 112) (nombre patatas-guisadas) (grupo 3) (veces 2) (tipo energeticos) (racion 125) (kcal 89) (proteinas 0,7) (grasas 3,5) (hidratos 13,7) (desayuno no) (almuerzo no) (comida si) (merienda no) (cena no))" calcext:value-type="string">
            <text:p>(alimento (id 112) (nombre patatas-guisadas) (grupo 3) (veces 2) (tipo energeticos) (racion 125) (kcal 89) (proteinas 0,7) (grasas 3,5) (hidratos 13,7) (desayuno no) (almuerzo no) (comida si) (merienda no) (cena no))</text:p>
          </table:table-cell>
          <table:table-cell table:formula="of:=SUBSTITUTE([.V109];&quot;,&quot;;&quot;.&quot;)" office:value-type="string" office:string-value="(alimento (id 112) (nombre patatas-guisadas) (grupo 3) (veces 2) (tipo energeticos) (racion 125) (kcal 89) (proteinas 0.7) (grasas 3.5) (hidratos 13.7) (desayuno no) (almuerzo no) (comida si) (merienda no) (cena no))" calcext:value-type="string">
            <text:p>(alimento (id 112) (nombre patatas-guisadas) (grupo 3) (veces 2) (tipo energeticos) (racion 125) (kcal 89) (proteinas 0.7) (grasas 3.5) (hidratos 13.7) (desayuno no) (almuerzo no) (comida si) (merienda no) (cena no))</text:p>
          </table:table-cell>
          <table:table-cell table:number-columns-repeated="1001"/>
        </table:table-row>
        <table:table-row table:style-name="ro1">
          <table:table-cell/>
          <table:table-cell office:value-type="float" office:value="113" calcext:value-type="float">
            <text:p>113</text:p>
          </table:table-cell>
          <table:table-cell office:value-type="string" calcext:value-type="string">
            <text:p>Patatas, legumbres y frutos secos</text:p>
          </table:table-cell>
          <table:table-cell table:style-name="ce15" office:value-type="string" calcext:value-type="string">
            <text:p>Patatas guisadas</text:p>
          </table:table-cell>
          <table:table-cell table:style-name="ce15" office:value-type="float" office:value="3" calcext:value-type="float">
            <text:p>3</text:p>
          </table:table-cell>
          <table:table-cell table:style-name="ce16" office:value-type="float" office:value="2" calcext:value-type="float">
            <text:p>2</text:p>
          </table:table-cell>
          <table:table-cell table:style-name="ce15" office:value-type="string" calcext:value-type="string">
            <text:p>energeticos</text:p>
          </table:table-cell>
          <table:table-cell table:style-name="ce15" table:formula="of:=[.K110]*[.L110]/100" office:value-type="float" office:value="178" calcext:value-type="float">
            <text:p>178</text:p>
          </table:table-cell>
          <table:table-cell table:style-name="ce16" table:formula="of:=[.K110]*[.M110]*4/100" office:value-type="float" office:value="5.6" calcext:value-type="float">
            <text:p>5,6</text:p>
          </table:table-cell>
          <table:table-cell table:style-name="ce16" table:formula="of:=[.K110]*[.O110]*4/100" office:value-type="float" office:value="109.6" calcext:value-type="float">
            <text:p>109,6</text:p>
          </table:table-cell>
          <table:table-cell table:style-name="ce15" office:value-type="float" office:value="200" calcext:value-type="float">
            <text:p>200</text:p>
          </table:table-cell>
          <table:table-cell table:style-name="ce15" office:value-type="float" office:value="89" calcext:value-type="float">
            <text:p>89</text:p>
          </table:table-cell>
          <table:table-cell table:style-name="ce25" office:value-type="float" office:value="0.7" calcext:value-type="float">
            <text:p>0.7</text:p>
          </table:table-cell>
          <table:table-cell table:style-name="ce25" office:value-type="float" office:value="3.5" calcext:value-type="float">
            <text:p>3.5</text:p>
          </table:table-cell>
          <table:table-cell table:style-name="ce25" office:value-type="float" office:value="13.7" calcext:value-type="float">
            <text:p>13.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10]);&quot; &quot;;&quot;-&quot;);&quot;á&quot;;&quot;a&quot;);&quot;é&quot;;&quot;e&quot;);&quot;í&quot;;&quot;i&quot;);&quot;ó&quot;;&quot;o&quot;);&quot;ú&quot;;&quot;u&quot;)" office:value-type="string" office:string-value="patatas-guisadas" calcext:value-type="string">
            <text:p>patatas-guisadas</text:p>
          </table:table-cell>
          <table:table-cell table:style-name="ce31" table:formula="of:=CONCATENATE(&quot;(alimento (id &quot;;[.B110];&quot;) (nombre &quot;;[.U110];&quot;) (grupo &quot;;[.E110];&quot;) (veces &quot;;[.F110];&quot;) (tipo &quot;;[.G110];&quot;) (racion &quot;;[.K110];&quot;) (kcal &quot;;[.L110];&quot;) (proteinas &quot;;[.M110];&quot;) (grasas &quot;;[.N110];&quot;) (hidratos &quot;;[.O110];&quot;) (desayuno &quot;;[.P110];&quot;) (almuerzo &quot;;[.Q110];&quot;) (comida &quot;;[.R110];&quot;) (merienda &quot;;[.S110];&quot;) (cena &quot;;[.T110];&quot;))&quot;)" office:value-type="string" office:string-value="(alimento (id 113) (nombre patatas-guisadas) (grupo 3) (veces 2) (tipo energeticos) (racion 200) (kcal 89) (proteinas 0,7) (grasas 3,5) (hidratos 13,7) (desayuno no) (almuerzo no) (comida si) (merienda no) (cena no))" calcext:value-type="string">
            <text:p>(alimento (id 113) (nombre patatas-guisadas) (grupo 3) (veces 2) (tipo energeticos) (racion 200) (kcal 89) (proteinas 0,7) (grasas 3,5) (hidratos 13,7) (desayuno no) (almuerzo no) (comida si) (merienda no) (cena no))</text:p>
          </table:table-cell>
          <table:table-cell table:formula="of:=SUBSTITUTE([.V110];&quot;,&quot;;&quot;.&quot;)" office:value-type="string" office:string-value="(alimento (id 113) (nombre patatas-guisadas) (grupo 3) (veces 2) (tipo energeticos) (racion 200) (kcal 89) (proteinas 0.7) (grasas 3.5) (hidratos 13.7) (desayuno no) (almuerzo no) (comida si) (merienda no) (cena no))" calcext:value-type="string">
            <text:p>(alimento (id 113) (nombre patatas-guisadas) (grupo 3) (veces 2) (tipo energeticos) (racion 200) (kcal 89) (proteinas 0.7) (grasas 3.5) (hidratos 13.7) (desayuno no) (almuerzo no) (comida si) (merienda no) (cena no))</text:p>
          </table:table-cell>
          <table:table-cell table:number-columns-repeated="1001"/>
        </table:table-row>
        <table:table-row table:style-name="ro1">
          <table:table-cell/>
          <table:table-cell office:value-type="float" office:value="114" calcext:value-type="float">
            <text:p>114</text:p>
          </table:table-cell>
          <table:table-cell office:value-type="string" calcext:value-type="string">
            <text:p>Patatas, legumbres y frutos secos</text:p>
          </table:table-cell>
          <table:table-cell table:style-name="ce15" office:value-type="string" calcext:value-type="string">
            <text:p>Patatas guisadas</text:p>
          </table:table-cell>
          <table:table-cell table:style-name="ce15" office:value-type="float" office:value="3" calcext:value-type="float">
            <text:p>3</text:p>
          </table:table-cell>
          <table:table-cell table:style-name="ce16" office:value-type="float" office:value="2" calcext:value-type="float">
            <text:p>2</text:p>
          </table:table-cell>
          <table:table-cell table:style-name="ce15" office:value-type="string" calcext:value-type="string">
            <text:p>energeticos</text:p>
          </table:table-cell>
          <table:table-cell table:style-name="ce15" table:formula="of:=[.K111]*[.L111]/100" office:value-type="float" office:value="133.5" calcext:value-type="float">
            <text:p>133,5</text:p>
          </table:table-cell>
          <table:table-cell table:style-name="ce16" table:formula="of:=[.K111]*[.M111]*4/100" office:value-type="float" office:value="4.2" calcext:value-type="float">
            <text:p>4,2</text:p>
          </table:table-cell>
          <table:table-cell table:style-name="ce16" table:formula="of:=[.K111]*[.O111]*4/100" office:value-type="float" office:value="82.2" calcext:value-type="float">
            <text:p>82,2</text:p>
          </table:table-cell>
          <table:table-cell table:style-name="ce15" office:value-type="float" office:value="150" calcext:value-type="float">
            <text:p>150</text:p>
          </table:table-cell>
          <table:table-cell table:style-name="ce15" office:value-type="float" office:value="89" calcext:value-type="float">
            <text:p>89</text:p>
          </table:table-cell>
          <table:table-cell table:style-name="ce25" office:value-type="float" office:value="0.7" calcext:value-type="float">
            <text:p>0.7</text:p>
          </table:table-cell>
          <table:table-cell table:style-name="ce25" office:value-type="float" office:value="3.5" calcext:value-type="float">
            <text:p>3.5</text:p>
          </table:table-cell>
          <table:table-cell table:style-name="ce25" office:value-type="float" office:value="13.7" calcext:value-type="float">
            <text:p>13.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11]);&quot; &quot;;&quot;-&quot;);&quot;á&quot;;&quot;a&quot;);&quot;é&quot;;&quot;e&quot;);&quot;í&quot;;&quot;i&quot;);&quot;ó&quot;;&quot;o&quot;);&quot;ú&quot;;&quot;u&quot;)" office:value-type="string" office:string-value="patatas-guisadas" calcext:value-type="string">
            <text:p>patatas-guisadas</text:p>
          </table:table-cell>
          <table:table-cell table:style-name="ce31" table:formula="of:=CONCATENATE(&quot;(alimento (id &quot;;[.B111];&quot;) (nombre &quot;;[.U111];&quot;) (grupo &quot;;[.E111];&quot;) (veces &quot;;[.F111];&quot;) (tipo &quot;;[.G111];&quot;) (racion &quot;;[.K111];&quot;) (kcal &quot;;[.L111];&quot;) (proteinas &quot;;[.M111];&quot;) (grasas &quot;;[.N111];&quot;) (hidratos &quot;;[.O111];&quot;) (desayuno &quot;;[.P111];&quot;) (almuerzo &quot;;[.Q111];&quot;) (comida &quot;;[.R111];&quot;) (merienda &quot;;[.S111];&quot;) (cena &quot;;[.T111];&quot;))&quot;)" office:value-type="string" office:string-value="(alimento (id 114) (nombre patatas-guisadas) (grupo 3) (veces 2) (tipo energeticos) (racion 150) (kcal 89) (proteinas 0,7) (grasas 3,5) (hidratos 13,7) (desayuno no) (almuerzo no) (comida si) (merienda no) (cena no))" calcext:value-type="string">
            <text:p>(alimento (id 114) (nombre patatas-guisadas) (grupo 3) (veces 2) (tipo energeticos) (racion 150) (kcal 89) (proteinas 0,7) (grasas 3,5) (hidratos 13,7) (desayuno no) (almuerzo no) (comida si) (merienda no) (cena no))</text:p>
          </table:table-cell>
          <table:table-cell table:formula="of:=SUBSTITUTE([.V111];&quot;,&quot;;&quot;.&quot;)" office:value-type="string" office:string-value="(alimento (id 114) (nombre patatas-guisadas) (grupo 3) (veces 2) (tipo energeticos) (racion 150) (kcal 89) (proteinas 0.7) (grasas 3.5) (hidratos 13.7) (desayuno no) (almuerzo no) (comida si) (merienda no) (cena no))" calcext:value-type="string">
            <text:p>(alimento (id 114) (nombre patatas-guisadas) (grupo 3) (veces 2) (tipo energeticos) (racion 150) (kcal 89) (proteinas 0.7) (grasas 3.5) (hidratos 13.7) (desayuno no) (almuerzo no) (comida si) (merienda no) (cena no))</text:p>
          </table:table-cell>
          <table:table-cell table:number-columns-repeated="1001"/>
        </table:table-row>
        <table:table-row table:style-name="ro1">
          <table:table-cell/>
          <table:table-cell office:value-type="float" office:value="115" calcext:value-type="float">
            <text:p>115</text:p>
          </table:table-cell>
          <table:table-cell office:value-type="string" calcext:value-type="string">
            <text:p>Patatas, legumbres y frutos secos</text:p>
          </table:table-cell>
          <table:table-cell table:style-name="ce15" office:value-type="string" calcext:value-type="string">
            <text:p>Patatas guisadas</text:p>
          </table:table-cell>
          <table:table-cell table:style-name="ce15" office:value-type="float" office:value="3" calcext:value-type="float">
            <text:p>3</text:p>
          </table:table-cell>
          <table:table-cell table:style-name="ce16" office:value-type="float" office:value="2" calcext:value-type="float">
            <text:p>2</text:p>
          </table:table-cell>
          <table:table-cell table:style-name="ce15" office:value-type="string" calcext:value-type="string">
            <text:p>energeticos</text:p>
          </table:table-cell>
          <table:table-cell table:style-name="ce15" table:formula="of:=[.K112]*[.L112]/100" office:value-type="float" office:value="89" calcext:value-type="float">
            <text:p>89</text:p>
          </table:table-cell>
          <table:table-cell table:style-name="ce16" table:formula="of:=[.K112]*[.M112]*4/100" office:value-type="float" office:value="2.8" calcext:value-type="float">
            <text:p>2,8</text:p>
          </table:table-cell>
          <table:table-cell table:style-name="ce16" table:formula="of:=[.K112]*[.O112]*4/100" office:value-type="float" office:value="54.8" calcext:value-type="float">
            <text:p>54,8</text:p>
          </table:table-cell>
          <table:table-cell table:style-name="ce15" office:value-type="float" office:value="100" calcext:value-type="float">
            <text:p>100</text:p>
          </table:table-cell>
          <table:table-cell table:style-name="ce15" office:value-type="float" office:value="89" calcext:value-type="float">
            <text:p>89</text:p>
          </table:table-cell>
          <table:table-cell table:style-name="ce25" office:value-type="float" office:value="0.7" calcext:value-type="float">
            <text:p>0.7</text:p>
          </table:table-cell>
          <table:table-cell table:style-name="ce25" office:value-type="float" office:value="3.5" calcext:value-type="float">
            <text:p>3.5</text:p>
          </table:table-cell>
          <table:table-cell table:style-name="ce25" office:value-type="float" office:value="13.7" calcext:value-type="float">
            <text:p>13.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12]);&quot; &quot;;&quot;-&quot;);&quot;á&quot;;&quot;a&quot;);&quot;é&quot;;&quot;e&quot;);&quot;í&quot;;&quot;i&quot;);&quot;ó&quot;;&quot;o&quot;);&quot;ú&quot;;&quot;u&quot;)" office:value-type="string" office:string-value="patatas-guisadas" calcext:value-type="string">
            <text:p>patatas-guisadas</text:p>
          </table:table-cell>
          <table:table-cell table:style-name="ce31" table:formula="of:=CONCATENATE(&quot;(alimento (id &quot;;[.B112];&quot;) (nombre &quot;;[.U112];&quot;) (grupo &quot;;[.E112];&quot;) (veces &quot;;[.F112];&quot;) (tipo &quot;;[.G112];&quot;) (racion &quot;;[.K112];&quot;) (kcal &quot;;[.L112];&quot;) (proteinas &quot;;[.M112];&quot;) (grasas &quot;;[.N112];&quot;) (hidratos &quot;;[.O112];&quot;) (desayuno &quot;;[.P112];&quot;) (almuerzo &quot;;[.Q112];&quot;) (comida &quot;;[.R112];&quot;) (merienda &quot;;[.S112];&quot;) (cena &quot;;[.T112];&quot;))&quot;)" office:value-type="string" office:string-value="(alimento (id 115) (nombre patatas-guisadas) (grupo 3) (veces 2) (tipo energeticos) (racion 100) (kcal 89) (proteinas 0,7) (grasas 3,5) (hidratos 13,7) (desayuno no) (almuerzo no) (comida si) (merienda no) (cena no))" calcext:value-type="string">
            <text:p>(alimento (id 115) (nombre patatas-guisadas) (grupo 3) (veces 2) (tipo energeticos) (racion 100) (kcal 89) (proteinas 0,7) (grasas 3,5) (hidratos 13,7) (desayuno no) (almuerzo no) (comida si) (merienda no) (cena no))</text:p>
          </table:table-cell>
          <table:table-cell table:formula="of:=SUBSTITUTE([.V112];&quot;,&quot;;&quot;.&quot;)" office:value-type="string" office:string-value="(alimento (id 115) (nombre patatas-guisadas) (grupo 3) (veces 2) (tipo energeticos) (racion 100) (kcal 89) (proteinas 0.7) (grasas 3.5) (hidratos 13.7) (desayuno no) (almuerzo no) (comida si) (merienda no) (cena no))" calcext:value-type="string">
            <text:p>(alimento (id 115) (nombre patatas-guisadas) (grupo 3) (veces 2) (tipo energeticos) (racion 100) (kcal 89) (proteinas 0.7) (grasas 3.5) (hidratos 13.7) (desayuno no) (almuerzo no) (comida si) (merienda no) (cena no))</text:p>
          </table:table-cell>
          <table:table-cell table:number-columns-repeated="1001"/>
        </table:table-row>
        <table:table-row table:style-name="ro1">
          <table:table-cell/>
          <table:table-cell office:value-type="float" office:value="116" calcext:value-type="float">
            <text:p>116</text:p>
          </table:table-cell>
          <table:table-cell office:value-type="string" calcext:value-type="string">
            <text:p>Patatas, legumbres y frutos secos</text:p>
          </table:table-cell>
          <table:table-cell table:style-name="ce15" office:value-type="string" calcext:value-type="string">
            <text:p>Avellana</text:p>
          </table:table-cell>
          <table:table-cell table:style-name="ce15" office:value-type="float" office:value="3" calcext:value-type="float">
            <text:p>3</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113]*[.L113]/100" office:value-type="float" office:value="93.75" calcext:value-type="float">
            <text:p>93,75</text:p>
          </table:table-cell>
          <table:table-cell table:style-name="ce16" table:formula="of:=[.K113]*[.M113]*4/100" office:value-type="float" office:value="7.8" calcext:value-type="float">
            <text:p>7,8</text:p>
          </table:table-cell>
          <table:table-cell table:style-name="ce16" table:formula="of:=[.K113]*[.O113]*4/100" office:value-type="float" office:value="6" calcext:value-type="float">
            <text:p>6</text:p>
          </table:table-cell>
          <table:table-cell table:style-name="ce15" office:value-type="float" office:value="15" calcext:value-type="float">
            <text:p>15</text:p>
          </table:table-cell>
          <table:table-cell table:style-name="ce15" office:value-type="float" office:value="625" calcext:value-type="float">
            <text:p>625</text:p>
          </table:table-cell>
          <table:table-cell table:style-name="ce25" office:value-type="float" office:value="13" calcext:value-type="float">
            <text:p>13</text:p>
          </table:table-cell>
          <table:table-cell table:style-name="ce25" office:value-type="float" office:value="62.9" calcext:value-type="float">
            <text:p>62.9</text:p>
          </table:table-cell>
          <table:table-cell table:style-name="ce25" office:value-type="float" office:value="10" calcext:value-type="float">
            <text:p>10</text:p>
          </table:table-cell>
          <table:table-cell table:number-columns-repeated="5" office:value-type="string" calcext:value-type="string">
            <text:p>si</text:p>
          </table:table-cell>
          <table:table-cell table:formula="of:=SUBSTITUTE(SUBSTITUTE(SUBSTITUTE(SUBSTITUTE(SUBSTITUTE(SUBSTITUTE(LOWER([.D113]);&quot; &quot;;&quot;-&quot;);&quot;á&quot;;&quot;a&quot;);&quot;é&quot;;&quot;e&quot;);&quot;í&quot;;&quot;i&quot;);&quot;ó&quot;;&quot;o&quot;);&quot;ú&quot;;&quot;u&quot;)" office:value-type="string" office:string-value="avellana" calcext:value-type="string">
            <text:p>avellana</text:p>
          </table:table-cell>
          <table:table-cell table:style-name="ce31" table:formula="of:=CONCATENATE(&quot;(alimento (id &quot;;[.B113];&quot;) (nombre &quot;;[.U113];&quot;) (grupo &quot;;[.E113];&quot;) (veces &quot;;[.F113];&quot;) (tipo &quot;;[.G113];&quot;) (racion &quot;;[.K113];&quot;) (kcal &quot;;[.L113];&quot;) (proteinas &quot;;[.M113];&quot;) (grasas &quot;;[.N113];&quot;) (hidratos &quot;;[.O113];&quot;) (desayuno &quot;;[.P113];&quot;) (almuerzo &quot;;[.Q113];&quot;) (comida &quot;;[.R113];&quot;) (merienda &quot;;[.S113];&quot;) (cena &quot;;[.T113];&quot;))&quot;)" office:value-type="string" office:string-value="(alimento (id 116) (nombre avellana) (grupo 3) (veces 5) (tipo energeticos) (racion 15) (kcal 625) (proteinas 13) (grasas 62,9) (hidratos 10) (desayuno si) (almuerzo si) (comida si) (merienda si) (cena si))" calcext:value-type="string">
            <text:p>(alimento (id 116) (nombre avellana) (grupo 3) (veces 5) (tipo energeticos) (racion 15) (kcal 625) (proteinas 13) (grasas 62,9) (hidratos 10) (desayuno si) (almuerzo si) (comida si) (merienda si) (cena si))</text:p>
          </table:table-cell>
          <table:table-cell table:formula="of:=SUBSTITUTE([.V113];&quot;,&quot;;&quot;.&quot;)" office:value-type="string" office:string-value="(alimento (id 116) (nombre avellana) (grupo 3) (veces 5) (tipo energeticos) (racion 15) (kcal 625) (proteinas 13) (grasas 62.9) (hidratos 10) (desayuno si) (almuerzo si) (comida si) (merienda si) (cena si))" calcext:value-type="string">
            <text:p>(alimento (id 116) (nombre avellana) (grupo 3) (veces 5) (tipo energeticos) (racion 15) (kcal 625) (proteinas 13) (grasas 62.9) (hidratos 10) (desayuno si) (almuerzo si) (comida si) (merienda si) (cena si))</text:p>
          </table:table-cell>
          <table:table-cell table:number-columns-repeated="1001"/>
        </table:table-row>
        <table:table-row table:style-name="ro1">
          <table:table-cell/>
          <table:table-cell office:value-type="float" office:value="117" calcext:value-type="float">
            <text:p>117</text:p>
          </table:table-cell>
          <table:table-cell office:value-type="string" calcext:value-type="string">
            <text:p>Patatas, legumbres y frutos secos</text:p>
          </table:table-cell>
          <table:table-cell table:style-name="ce15" office:value-type="string" calcext:value-type="string">
            <text:p>Avellana</text:p>
          </table:table-cell>
          <table:table-cell table:style-name="ce15" office:value-type="float" office:value="3" calcext:value-type="float">
            <text:p>3</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114]*[.L114]/100" office:value-type="float" office:value="312.5" calcext:value-type="float">
            <text:p>312,5</text:p>
          </table:table-cell>
          <table:table-cell table:style-name="ce16" table:formula="of:=[.K114]*[.M114]*4/100" office:value-type="float" office:value="26" calcext:value-type="float">
            <text:p>26</text:p>
          </table:table-cell>
          <table:table-cell table:style-name="ce16" table:formula="of:=[.K114]*[.O114]*4/100" office:value-type="float" office:value="20" calcext:value-type="float">
            <text:p>20</text:p>
          </table:table-cell>
          <table:table-cell table:style-name="ce15" office:value-type="float" office:value="50" calcext:value-type="float">
            <text:p>50</text:p>
          </table:table-cell>
          <table:table-cell table:style-name="ce15" office:value-type="float" office:value="625" calcext:value-type="float">
            <text:p>625</text:p>
          </table:table-cell>
          <table:table-cell table:style-name="ce25" office:value-type="float" office:value="13" calcext:value-type="float">
            <text:p>13</text:p>
          </table:table-cell>
          <table:table-cell table:style-name="ce25" office:value-type="float" office:value="62.9" calcext:value-type="float">
            <text:p>62.9</text:p>
          </table:table-cell>
          <table:table-cell table:style-name="ce25" office:value-type="float" office:value="10" calcext:value-type="float">
            <text:p>10</text:p>
          </table:table-cell>
          <table:table-cell table:number-columns-repeated="5" office:value-type="string" calcext:value-type="string">
            <text:p>si</text:p>
          </table:table-cell>
          <table:table-cell table:formula="of:=SUBSTITUTE(SUBSTITUTE(SUBSTITUTE(SUBSTITUTE(SUBSTITUTE(SUBSTITUTE(LOWER([.D114]);&quot; &quot;;&quot;-&quot;);&quot;á&quot;;&quot;a&quot;);&quot;é&quot;;&quot;e&quot;);&quot;í&quot;;&quot;i&quot;);&quot;ó&quot;;&quot;o&quot;);&quot;ú&quot;;&quot;u&quot;)" office:value-type="string" office:string-value="avellana" calcext:value-type="string">
            <text:p>avellana</text:p>
          </table:table-cell>
          <table:table-cell table:style-name="ce31" table:formula="of:=CONCATENATE(&quot;(alimento (id &quot;;[.B114];&quot;) (nombre &quot;;[.U114];&quot;) (grupo &quot;;[.E114];&quot;) (veces &quot;;[.F114];&quot;) (tipo &quot;;[.G114];&quot;) (racion &quot;;[.K114];&quot;) (kcal &quot;;[.L114];&quot;) (proteinas &quot;;[.M114];&quot;) (grasas &quot;;[.N114];&quot;) (hidratos &quot;;[.O114];&quot;) (desayuno &quot;;[.P114];&quot;) (almuerzo &quot;;[.Q114];&quot;) (comida &quot;;[.R114];&quot;) (merienda &quot;;[.S114];&quot;) (cena &quot;;[.T114];&quot;))&quot;)" office:value-type="string" office:string-value="(alimento (id 117) (nombre avellana) (grupo 3) (veces 5) (tipo energeticos) (racion 50) (kcal 625) (proteinas 13) (grasas 62,9) (hidratos 10) (desayuno si) (almuerzo si) (comida si) (merienda si) (cena si))" calcext:value-type="string">
            <text:p>(alimento (id 117) (nombre avellana) (grupo 3) (veces 5) (tipo energeticos) (racion 50) (kcal 625) (proteinas 13) (grasas 62,9) (hidratos 10) (desayuno si) (almuerzo si) (comida si) (merienda si) (cena si))</text:p>
          </table:table-cell>
          <table:table-cell table:formula="of:=SUBSTITUTE([.V114];&quot;,&quot;;&quot;.&quot;)" office:value-type="string" office:string-value="(alimento (id 117) (nombre avellana) (grupo 3) (veces 5) (tipo energeticos) (racion 50) (kcal 625) (proteinas 13) (grasas 62.9) (hidratos 10) (desayuno si) (almuerzo si) (comida si) (merienda si) (cena si))" calcext:value-type="string">
            <text:p>(alimento (id 117) (nombre avellana) (grupo 3) (veces 5) (tipo energeticos) (racion 50) (kcal 625) (proteinas 13) (grasas 62.9) (hidratos 10) (desayuno si) (almuerzo si) (comida si) (merienda si) (cena si))</text:p>
          </table:table-cell>
          <table:table-cell table:number-columns-repeated="1001"/>
        </table:table-row>
        <table:table-row table:style-name="ro1">
          <table:table-cell/>
          <table:table-cell office:value-type="float" office:value="118" calcext:value-type="float">
            <text:p>118</text:p>
          </table:table-cell>
          <table:table-cell office:value-type="string" calcext:value-type="string">
            <text:p>Patatas, legumbres y frutos secos</text:p>
          </table:table-cell>
          <table:table-cell table:style-name="ce15" office:value-type="string" calcext:value-type="string">
            <text:p>Avellana</text:p>
          </table:table-cell>
          <table:table-cell table:style-name="ce15" office:value-type="float" office:value="3" calcext:value-type="float">
            <text:p>3</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115]*[.L115]/100" office:value-type="float" office:value="250" calcext:value-type="float">
            <text:p>250</text:p>
          </table:table-cell>
          <table:table-cell table:style-name="ce16" table:formula="of:=[.K115]*[.M115]*4/100" office:value-type="float" office:value="20.8" calcext:value-type="float">
            <text:p>20,8</text:p>
          </table:table-cell>
          <table:table-cell table:style-name="ce16" table:formula="of:=[.K115]*[.O115]*4/100" office:value-type="float" office:value="16" calcext:value-type="float">
            <text:p>16</text:p>
          </table:table-cell>
          <table:table-cell table:style-name="ce15" office:value-type="float" office:value="40" calcext:value-type="float">
            <text:p>40</text:p>
          </table:table-cell>
          <table:table-cell table:style-name="ce15" office:value-type="float" office:value="625" calcext:value-type="float">
            <text:p>625</text:p>
          </table:table-cell>
          <table:table-cell table:style-name="ce25" office:value-type="float" office:value="13" calcext:value-type="float">
            <text:p>13</text:p>
          </table:table-cell>
          <table:table-cell table:style-name="ce25" office:value-type="float" office:value="62.9" calcext:value-type="float">
            <text:p>62.9</text:p>
          </table:table-cell>
          <table:table-cell table:style-name="ce25" office:value-type="float" office:value="10" calcext:value-type="float">
            <text:p>10</text:p>
          </table:table-cell>
          <table:table-cell table:number-columns-repeated="5" office:value-type="string" calcext:value-type="string">
            <text:p>si</text:p>
          </table:table-cell>
          <table:table-cell table:formula="of:=SUBSTITUTE(SUBSTITUTE(SUBSTITUTE(SUBSTITUTE(SUBSTITUTE(SUBSTITUTE(LOWER([.D115]);&quot; &quot;;&quot;-&quot;);&quot;á&quot;;&quot;a&quot;);&quot;é&quot;;&quot;e&quot;);&quot;í&quot;;&quot;i&quot;);&quot;ó&quot;;&quot;o&quot;);&quot;ú&quot;;&quot;u&quot;)" office:value-type="string" office:string-value="avellana" calcext:value-type="string">
            <text:p>avellana</text:p>
          </table:table-cell>
          <table:table-cell table:style-name="ce31" table:formula="of:=CONCATENATE(&quot;(alimento (id &quot;;[.B115];&quot;) (nombre &quot;;[.U115];&quot;) (grupo &quot;;[.E115];&quot;) (veces &quot;;[.F115];&quot;) (tipo &quot;;[.G115];&quot;) (racion &quot;;[.K115];&quot;) (kcal &quot;;[.L115];&quot;) (proteinas &quot;;[.M115];&quot;) (grasas &quot;;[.N115];&quot;) (hidratos &quot;;[.O115];&quot;) (desayuno &quot;;[.P115];&quot;) (almuerzo &quot;;[.Q115];&quot;) (comida &quot;;[.R115];&quot;) (merienda &quot;;[.S115];&quot;) (cena &quot;;[.T115];&quot;))&quot;)" office:value-type="string" office:string-value="(alimento (id 118) (nombre avellana) (grupo 3) (veces 5) (tipo energeticos) (racion 40) (kcal 625) (proteinas 13) (grasas 62,9) (hidratos 10) (desayuno si) (almuerzo si) (comida si) (merienda si) (cena si))" calcext:value-type="string">
            <text:p>(alimento (id 118) (nombre avellana) (grupo 3) (veces 5) (tipo energeticos) (racion 40) (kcal 625) (proteinas 13) (grasas 62,9) (hidratos 10) (desayuno si) (almuerzo si) (comida si) (merienda si) (cena si))</text:p>
          </table:table-cell>
          <table:table-cell table:formula="of:=SUBSTITUTE([.V115];&quot;,&quot;;&quot;.&quot;)" office:value-type="string" office:string-value="(alimento (id 118) (nombre avellana) (grupo 3) (veces 5) (tipo energeticos) (racion 40) (kcal 625) (proteinas 13) (grasas 62.9) (hidratos 10) (desayuno si) (almuerzo si) (comida si) (merienda si) (cena si))" calcext:value-type="string">
            <text:p>(alimento (id 118) (nombre avellana) (grupo 3) (veces 5) (tipo energeticos) (racion 40) (kcal 625) (proteinas 13) (grasas 62.9) (hidratos 10) (desayuno si) (almuerzo si) (comida si) (merienda si) (cena si))</text:p>
          </table:table-cell>
          <table:table-cell table:number-columns-repeated="1001"/>
        </table:table-row>
        <table:table-row table:style-name="ro1">
          <table:table-cell/>
          <table:table-cell office:value-type="float" office:value="119" calcext:value-type="float">
            <text:p>119</text:p>
          </table:table-cell>
          <table:table-cell office:value-type="string" calcext:value-type="string">
            <text:p>Patatas, legumbres y frutos secos</text:p>
          </table:table-cell>
          <table:table-cell table:style-name="ce15" office:value-type="string" calcext:value-type="string">
            <text:p>Avellana</text:p>
          </table:table-cell>
          <table:table-cell table:style-name="ce15" office:value-type="float" office:value="3" calcext:value-type="float">
            <text:p>3</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116]*[.L116]/100" office:value-type="float" office:value="156.25" calcext:value-type="float">
            <text:p>156,25</text:p>
          </table:table-cell>
          <table:table-cell table:style-name="ce16" table:formula="of:=[.K116]*[.M116]*4/100" office:value-type="float" office:value="13" calcext:value-type="float">
            <text:p>13</text:p>
          </table:table-cell>
          <table:table-cell table:style-name="ce16" table:formula="of:=[.K116]*[.O116]*4/100" office:value-type="float" office:value="10" calcext:value-type="float">
            <text:p>10</text:p>
          </table:table-cell>
          <table:table-cell table:style-name="ce15" office:value-type="float" office:value="25" calcext:value-type="float">
            <text:p>25</text:p>
          </table:table-cell>
          <table:table-cell table:style-name="ce15" office:value-type="float" office:value="625" calcext:value-type="float">
            <text:p>625</text:p>
          </table:table-cell>
          <table:table-cell table:style-name="ce25" office:value-type="float" office:value="13" calcext:value-type="float">
            <text:p>13</text:p>
          </table:table-cell>
          <table:table-cell table:style-name="ce25" office:value-type="float" office:value="62.9" calcext:value-type="float">
            <text:p>62.9</text:p>
          </table:table-cell>
          <table:table-cell table:style-name="ce25" office:value-type="float" office:value="10" calcext:value-type="float">
            <text:p>10</text:p>
          </table:table-cell>
          <table:table-cell table:number-columns-repeated="5" office:value-type="string" calcext:value-type="string">
            <text:p>si</text:p>
          </table:table-cell>
          <table:table-cell table:formula="of:=SUBSTITUTE(SUBSTITUTE(SUBSTITUTE(SUBSTITUTE(SUBSTITUTE(SUBSTITUTE(LOWER([.D116]);&quot; &quot;;&quot;-&quot;);&quot;á&quot;;&quot;a&quot;);&quot;é&quot;;&quot;e&quot;);&quot;í&quot;;&quot;i&quot;);&quot;ó&quot;;&quot;o&quot;);&quot;ú&quot;;&quot;u&quot;)" office:value-type="string" office:string-value="avellana" calcext:value-type="string">
            <text:p>avellana</text:p>
          </table:table-cell>
          <table:table-cell table:style-name="ce31" table:formula="of:=CONCATENATE(&quot;(alimento (id &quot;;[.B116];&quot;) (nombre &quot;;[.U116];&quot;) (grupo &quot;;[.E116];&quot;) (veces &quot;;[.F116];&quot;) (tipo &quot;;[.G116];&quot;) (racion &quot;;[.K116];&quot;) (kcal &quot;;[.L116];&quot;) (proteinas &quot;;[.M116];&quot;) (grasas &quot;;[.N116];&quot;) (hidratos &quot;;[.O116];&quot;) (desayuno &quot;;[.P116];&quot;) (almuerzo &quot;;[.Q116];&quot;) (comida &quot;;[.R116];&quot;) (merienda &quot;;[.S116];&quot;) (cena &quot;;[.T116];&quot;))&quot;)" office:value-type="string" office:string-value="(alimento (id 119) (nombre avellana) (grupo 3) (veces 5) (tipo energeticos) (racion 25) (kcal 625) (proteinas 13) (grasas 62,9) (hidratos 10) (desayuno si) (almuerzo si) (comida si) (merienda si) (cena si))" calcext:value-type="string">
            <text:p>(alimento (id 119) (nombre avellana) (grupo 3) (veces 5) (tipo energeticos) (racion 25) (kcal 625) (proteinas 13) (grasas 62,9) (hidratos 10) (desayuno si) (almuerzo si) (comida si) (merienda si) (cena si))</text:p>
          </table:table-cell>
          <table:table-cell table:formula="of:=SUBSTITUTE([.V116];&quot;,&quot;;&quot;.&quot;)" office:value-type="string" office:string-value="(alimento (id 119) (nombre avellana) (grupo 3) (veces 5) (tipo energeticos) (racion 25) (kcal 625) (proteinas 13) (grasas 62.9) (hidratos 10) (desayuno si) (almuerzo si) (comida si) (merienda si) (cena si))" calcext:value-type="string">
            <text:p>(alimento (id 119) (nombre avellana) (grupo 3) (veces 5) (tipo energeticos) (racion 25) (kcal 625) (proteinas 13) (grasas 62.9) (hidratos 10) (desayuno si) (almuerzo si) (comida si) (merienda si) (cena si))</text:p>
          </table:table-cell>
          <table:table-cell table:number-columns-repeated="1001"/>
        </table:table-row>
        <table:table-row table:style-name="ro1">
          <table:table-cell/>
          <table:table-cell office:value-type="float" office:value="120" calcext:value-type="float">
            <text:p>120</text:p>
          </table:table-cell>
          <table:table-cell office:value-type="string" calcext:value-type="string">
            <text:p>Patatas, legumbres y frutos secos</text:p>
          </table:table-cell>
          <table:table-cell table:style-name="ce15" office:value-type="string" calcext:value-type="string">
            <text:p>Avellana</text:p>
          </table:table-cell>
          <table:table-cell table:style-name="ce15" office:value-type="float" office:value="3" calcext:value-type="float">
            <text:p>3</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117]*[.L117]/100" office:value-type="float" office:value="125" calcext:value-type="float">
            <text:p>125</text:p>
          </table:table-cell>
          <table:table-cell table:style-name="ce16" table:formula="of:=[.K117]*[.M117]*4/100" office:value-type="float" office:value="10.4" calcext:value-type="float">
            <text:p>10,4</text:p>
          </table:table-cell>
          <table:table-cell table:style-name="ce16" table:formula="of:=[.K117]*[.O117]*4/100" office:value-type="float" office:value="8" calcext:value-type="float">
            <text:p>8</text:p>
          </table:table-cell>
          <table:table-cell table:style-name="ce15" office:value-type="float" office:value="20" calcext:value-type="float">
            <text:p>20</text:p>
          </table:table-cell>
          <table:table-cell table:style-name="ce15" office:value-type="float" office:value="625" calcext:value-type="float">
            <text:p>625</text:p>
          </table:table-cell>
          <table:table-cell table:style-name="ce25" office:value-type="float" office:value="13" calcext:value-type="float">
            <text:p>13</text:p>
          </table:table-cell>
          <table:table-cell table:style-name="ce25" office:value-type="float" office:value="62.9" calcext:value-type="float">
            <text:p>62.9</text:p>
          </table:table-cell>
          <table:table-cell table:style-name="ce25" office:value-type="float" office:value="10" calcext:value-type="float">
            <text:p>10</text:p>
          </table:table-cell>
          <table:table-cell table:number-columns-repeated="5" office:value-type="string" calcext:value-type="string">
            <text:p>si</text:p>
          </table:table-cell>
          <table:table-cell table:formula="of:=SUBSTITUTE(SUBSTITUTE(SUBSTITUTE(SUBSTITUTE(SUBSTITUTE(SUBSTITUTE(LOWER([.D117]);&quot; &quot;;&quot;-&quot;);&quot;á&quot;;&quot;a&quot;);&quot;é&quot;;&quot;e&quot;);&quot;í&quot;;&quot;i&quot;);&quot;ó&quot;;&quot;o&quot;);&quot;ú&quot;;&quot;u&quot;)" office:value-type="string" office:string-value="avellana" calcext:value-type="string">
            <text:p>avellana</text:p>
          </table:table-cell>
          <table:table-cell table:style-name="ce31" table:formula="of:=CONCATENATE(&quot;(alimento (id &quot;;[.B117];&quot;) (nombre &quot;;[.U117];&quot;) (grupo &quot;;[.E117];&quot;) (veces &quot;;[.F117];&quot;) (tipo &quot;;[.G117];&quot;) (racion &quot;;[.K117];&quot;) (kcal &quot;;[.L117];&quot;) (proteinas &quot;;[.M117];&quot;) (grasas &quot;;[.N117];&quot;) (hidratos &quot;;[.O117];&quot;) (desayuno &quot;;[.P117];&quot;) (almuerzo &quot;;[.Q117];&quot;) (comida &quot;;[.R117];&quot;) (merienda &quot;;[.S117];&quot;) (cena &quot;;[.T117];&quot;))&quot;)" office:value-type="string" office:string-value="(alimento (id 120) (nombre avellana) (grupo 3) (veces 5) (tipo energeticos) (racion 20) (kcal 625) (proteinas 13) (grasas 62,9) (hidratos 10) (desayuno si) (almuerzo si) (comida si) (merienda si) (cena si))" calcext:value-type="string">
            <text:p>(alimento (id 120) (nombre avellana) (grupo 3) (veces 5) (tipo energeticos) (racion 20) (kcal 625) (proteinas 13) (grasas 62,9) (hidratos 10) (desayuno si) (almuerzo si) (comida si) (merienda si) (cena si))</text:p>
          </table:table-cell>
          <table:table-cell table:formula="of:=SUBSTITUTE([.V117];&quot;,&quot;;&quot;.&quot;)" office:value-type="string" office:string-value="(alimento (id 120) (nombre avellana) (grupo 3) (veces 5) (tipo energeticos) (racion 20) (kcal 625) (proteinas 13) (grasas 62.9) (hidratos 10) (desayuno si) (almuerzo si) (comida si) (merienda si) (cena si))" calcext:value-type="string">
            <text:p>(alimento (id 120) (nombre avellana) (grupo 3) (veces 5) (tipo energeticos) (racion 20) (kcal 625) (proteinas 13) (grasas 62.9) (hidratos 10) (desayuno si) (almuerzo si) (comida si) (merienda si) (cena si))</text:p>
          </table:table-cell>
          <table:table-cell table:number-columns-repeated="1001"/>
        </table:table-row>
        <table:table-row table:style-name="ro1">
          <table:table-cell/>
          <table:table-cell office:value-type="float" office:value="121" calcext:value-type="float">
            <text:p>121</text:p>
          </table:table-cell>
          <table:table-cell office:value-type="string" calcext:value-type="string">
            <text:p>Patatas, legumbres y frutos secos</text:p>
          </table:table-cell>
          <table:table-cell table:style-name="ce15" office:value-type="string" calcext:value-type="string">
            <text:p>Almendra</text:p>
          </table:table-cell>
          <table:table-cell table:style-name="ce15" office:value-type="float" office:value="3" calcext:value-type="float">
            <text:p>3</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118]*[.L118]/100" office:value-type="float" office:value="99.8" calcext:value-type="float">
            <text:p>99,8</text:p>
          </table:table-cell>
          <table:table-cell table:style-name="ce16" table:formula="of:=[.K118]*[.M118]*4/100" office:value-type="float" office:value="12.8" calcext:value-type="float">
            <text:p>12,8</text:p>
          </table:table-cell>
          <table:table-cell table:style-name="ce16" table:formula="of:=[.K118]*[.O118]*4/100" office:value-type="float" office:value="17.6" calcext:value-type="float">
            <text:p>17,6</text:p>
          </table:table-cell>
          <table:table-cell table:style-name="ce15" office:value-type="float" office:value="20" calcext:value-type="float">
            <text:p>20</text:p>
          </table:table-cell>
          <table:table-cell table:style-name="ce15" office:value-type="float" office:value="499" calcext:value-type="float">
            <text:p>499</text:p>
          </table:table-cell>
          <table:table-cell table:style-name="ce25" office:value-type="float" office:value="16" calcext:value-type="float">
            <text:p>16</text:p>
          </table:table-cell>
          <table:table-cell table:style-name="ce25" office:value-type="float" office:value="51.4" calcext:value-type="float">
            <text:p>51.4</text:p>
          </table:table-cell>
          <table:table-cell table:style-name="ce25" office:value-type="float" office:value="22" calcext:value-type="float">
            <text:p>22</text:p>
          </table:table-cell>
          <table:table-cell table:number-columns-repeated="5" office:value-type="string" calcext:value-type="string">
            <text:p>si</text:p>
          </table:table-cell>
          <table:table-cell table:formula="of:=SUBSTITUTE(SUBSTITUTE(SUBSTITUTE(SUBSTITUTE(SUBSTITUTE(SUBSTITUTE(LOWER([.D118]);&quot; &quot;;&quot;-&quot;);&quot;á&quot;;&quot;a&quot;);&quot;é&quot;;&quot;e&quot;);&quot;í&quot;;&quot;i&quot;);&quot;ó&quot;;&quot;o&quot;);&quot;ú&quot;;&quot;u&quot;)" office:value-type="string" office:string-value="almendra" calcext:value-type="string">
            <text:p>almendra</text:p>
          </table:table-cell>
          <table:table-cell table:style-name="ce31" table:formula="of:=CONCATENATE(&quot;(alimento (id &quot;;[.B118];&quot;) (nombre &quot;;[.U118];&quot;) (grupo &quot;;[.E118];&quot;) (veces &quot;;[.F118];&quot;) (tipo &quot;;[.G118];&quot;) (racion &quot;;[.K118];&quot;) (kcal &quot;;[.L118];&quot;) (proteinas &quot;;[.M118];&quot;) (grasas &quot;;[.N118];&quot;) (hidratos &quot;;[.O118];&quot;) (desayuno &quot;;[.P118];&quot;) (almuerzo &quot;;[.Q118];&quot;) (comida &quot;;[.R118];&quot;) (merienda &quot;;[.S118];&quot;) (cena &quot;;[.T118];&quot;))&quot;)" office:value-type="string" office:string-value="(alimento (id 121) (nombre almendra) (grupo 3) (veces 5) (tipo energeticos) (racion 20) (kcal 499) (proteinas 16) (grasas 51,4) (hidratos 22) (desayuno si) (almuerzo si) (comida si) (merienda si) (cena si))" calcext:value-type="string">
            <text:p>(alimento (id 121) (nombre almendra) (grupo 3) (veces 5) (tipo energeticos) (racion 20) (kcal 499) (proteinas 16) (grasas 51,4) (hidratos 22) (desayuno si) (almuerzo si) (comida si) (merienda si) (cena si))</text:p>
          </table:table-cell>
          <table:table-cell table:formula="of:=SUBSTITUTE([.V118];&quot;,&quot;;&quot;.&quot;)" office:value-type="string" office:string-value="(alimento (id 121) (nombre almendra) (grupo 3) (veces 5) (tipo energeticos) (racion 20) (kcal 499) (proteinas 16) (grasas 51.4) (hidratos 22) (desayuno si) (almuerzo si) (comida si) (merienda si) (cena si))" calcext:value-type="string">
            <text:p>(alimento (id 121) (nombre almendra) (grupo 3) (veces 5) (tipo energeticos) (racion 20) (kcal 499) (proteinas 16) (grasas 51.4) (hidratos 22) (desayuno si) (almuerzo si) (comida si) (merienda si) (cena si))</text:p>
          </table:table-cell>
          <table:table-cell table:number-columns-repeated="1001"/>
        </table:table-row>
        <table:table-row table:style-name="ro1">
          <table:table-cell/>
          <table:table-cell office:value-type="float" office:value="122" calcext:value-type="float">
            <text:p>122</text:p>
          </table:table-cell>
          <table:table-cell office:value-type="string" calcext:value-type="string">
            <text:p>Patatas, legumbres y frutos secos</text:p>
          </table:table-cell>
          <table:table-cell table:style-name="ce15" office:value-type="string" calcext:value-type="string">
            <text:p>Almendra</text:p>
          </table:table-cell>
          <table:table-cell table:style-name="ce15" office:value-type="float" office:value="3" calcext:value-type="float">
            <text:p>3</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119]*[.L119]/100" office:value-type="float" office:value="249.5" calcext:value-type="float">
            <text:p>249,5</text:p>
          </table:table-cell>
          <table:table-cell table:style-name="ce16" table:formula="of:=[.K119]*[.M119]*4/100" office:value-type="float" office:value="32" calcext:value-type="float">
            <text:p>32</text:p>
          </table:table-cell>
          <table:table-cell table:style-name="ce16" table:formula="of:=[.K119]*[.O119]*4/100" office:value-type="float" office:value="44" calcext:value-type="float">
            <text:p>44</text:p>
          </table:table-cell>
          <table:table-cell table:style-name="ce15" office:value-type="float" office:value="50" calcext:value-type="float">
            <text:p>50</text:p>
          </table:table-cell>
          <table:table-cell table:style-name="ce15" office:value-type="float" office:value="499" calcext:value-type="float">
            <text:p>499</text:p>
          </table:table-cell>
          <table:table-cell table:style-name="ce25" office:value-type="float" office:value="16" calcext:value-type="float">
            <text:p>16</text:p>
          </table:table-cell>
          <table:table-cell table:style-name="ce25" office:value-type="float" office:value="51.4" calcext:value-type="float">
            <text:p>51.4</text:p>
          </table:table-cell>
          <table:table-cell table:style-name="ce25" office:value-type="float" office:value="22" calcext:value-type="float">
            <text:p>22</text:p>
          </table:table-cell>
          <table:table-cell table:number-columns-repeated="5" office:value-type="string" calcext:value-type="string">
            <text:p>si</text:p>
          </table:table-cell>
          <table:table-cell table:formula="of:=SUBSTITUTE(SUBSTITUTE(SUBSTITUTE(SUBSTITUTE(SUBSTITUTE(SUBSTITUTE(LOWER([.D119]);&quot; &quot;;&quot;-&quot;);&quot;á&quot;;&quot;a&quot;);&quot;é&quot;;&quot;e&quot;);&quot;í&quot;;&quot;i&quot;);&quot;ó&quot;;&quot;o&quot;);&quot;ú&quot;;&quot;u&quot;)" office:value-type="string" office:string-value="almendra" calcext:value-type="string">
            <text:p>almendra</text:p>
          </table:table-cell>
          <table:table-cell table:style-name="ce31" table:formula="of:=CONCATENATE(&quot;(alimento (id &quot;;[.B119];&quot;) (nombre &quot;;[.U119];&quot;) (grupo &quot;;[.E119];&quot;) (veces &quot;;[.F119];&quot;) (tipo &quot;;[.G119];&quot;) (racion &quot;;[.K119];&quot;) (kcal &quot;;[.L119];&quot;) (proteinas &quot;;[.M119];&quot;) (grasas &quot;;[.N119];&quot;) (hidratos &quot;;[.O119];&quot;) (desayuno &quot;;[.P119];&quot;) (almuerzo &quot;;[.Q119];&quot;) (comida &quot;;[.R119];&quot;) (merienda &quot;;[.S119];&quot;) (cena &quot;;[.T119];&quot;))&quot;)" office:value-type="string" office:string-value="(alimento (id 122) (nombre almendra) (grupo 3) (veces 5) (tipo energeticos) (racion 50) (kcal 499) (proteinas 16) (grasas 51,4) (hidratos 22) (desayuno si) (almuerzo si) (comida si) (merienda si) (cena si))" calcext:value-type="string">
            <text:p>(alimento (id 122) (nombre almendra) (grupo 3) (veces 5) (tipo energeticos) (racion 50) (kcal 499) (proteinas 16) (grasas 51,4) (hidratos 22) (desayuno si) (almuerzo si) (comida si) (merienda si) (cena si))</text:p>
          </table:table-cell>
          <table:table-cell table:formula="of:=SUBSTITUTE([.V119];&quot;,&quot;;&quot;.&quot;)" office:value-type="string" office:string-value="(alimento (id 122) (nombre almendra) (grupo 3) (veces 5) (tipo energeticos) (racion 50) (kcal 499) (proteinas 16) (grasas 51.4) (hidratos 22) (desayuno si) (almuerzo si) (comida si) (merienda si) (cena si))" calcext:value-type="string">
            <text:p>(alimento (id 122) (nombre almendra) (grupo 3) (veces 5) (tipo energeticos) (racion 50) (kcal 499) (proteinas 16) (grasas 51.4) (hidratos 22) (desayuno si) (almuerzo si) (comida si) (merienda si) (cena si))</text:p>
          </table:table-cell>
          <table:table-cell table:number-columns-repeated="1001"/>
        </table:table-row>
        <table:table-row table:style-name="ro1">
          <table:table-cell/>
          <table:table-cell office:value-type="float" office:value="123" calcext:value-type="float">
            <text:p>123</text:p>
          </table:table-cell>
          <table:table-cell office:value-type="string" calcext:value-type="string">
            <text:p>Patatas, legumbres y frutos secos</text:p>
          </table:table-cell>
          <table:table-cell table:style-name="ce15" office:value-type="string" calcext:value-type="string">
            <text:p>Almendra</text:p>
          </table:table-cell>
          <table:table-cell table:style-name="ce15" office:value-type="float" office:value="3" calcext:value-type="float">
            <text:p>3</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120]*[.L120]/100" office:value-type="float" office:value="49.9" calcext:value-type="float">
            <text:p>49,9</text:p>
          </table:table-cell>
          <table:table-cell table:style-name="ce16" table:formula="of:=[.K120]*[.M120]*4/100" office:value-type="float" office:value="6.4" calcext:value-type="float">
            <text:p>6,4</text:p>
          </table:table-cell>
          <table:table-cell table:style-name="ce16" table:formula="of:=[.K120]*[.O120]*4/100" office:value-type="float" office:value="8.8" calcext:value-type="float">
            <text:p>8,8</text:p>
          </table:table-cell>
          <table:table-cell table:style-name="ce15" office:value-type="float" office:value="10" calcext:value-type="float">
            <text:p>10</text:p>
          </table:table-cell>
          <table:table-cell table:style-name="ce15" office:value-type="float" office:value="499" calcext:value-type="float">
            <text:p>499</text:p>
          </table:table-cell>
          <table:table-cell table:style-name="ce25" office:value-type="float" office:value="16" calcext:value-type="float">
            <text:p>16</text:p>
          </table:table-cell>
          <table:table-cell table:style-name="ce25" office:value-type="float" office:value="51.4" calcext:value-type="float">
            <text:p>51.4</text:p>
          </table:table-cell>
          <table:table-cell table:style-name="ce25" office:value-type="float" office:value="22" calcext:value-type="float">
            <text:p>22</text:p>
          </table:table-cell>
          <table:table-cell table:number-columns-repeated="5" office:value-type="string" calcext:value-type="string">
            <text:p>si</text:p>
          </table:table-cell>
          <table:table-cell table:formula="of:=SUBSTITUTE(SUBSTITUTE(SUBSTITUTE(SUBSTITUTE(SUBSTITUTE(SUBSTITUTE(LOWER([.D120]);&quot; &quot;;&quot;-&quot;);&quot;á&quot;;&quot;a&quot;);&quot;é&quot;;&quot;e&quot;);&quot;í&quot;;&quot;i&quot;);&quot;ó&quot;;&quot;o&quot;);&quot;ú&quot;;&quot;u&quot;)" office:value-type="string" office:string-value="almendra" calcext:value-type="string">
            <text:p>almendra</text:p>
          </table:table-cell>
          <table:table-cell table:style-name="ce31" table:formula="of:=CONCATENATE(&quot;(alimento (id &quot;;[.B120];&quot;) (nombre &quot;;[.U120];&quot;) (grupo &quot;;[.E120];&quot;) (veces &quot;;[.F120];&quot;) (tipo &quot;;[.G120];&quot;) (racion &quot;;[.K120];&quot;) (kcal &quot;;[.L120];&quot;) (proteinas &quot;;[.M120];&quot;) (grasas &quot;;[.N120];&quot;) (hidratos &quot;;[.O120];&quot;) (desayuno &quot;;[.P120];&quot;) (almuerzo &quot;;[.Q120];&quot;) (comida &quot;;[.R120];&quot;) (merienda &quot;;[.S120];&quot;) (cena &quot;;[.T120];&quot;))&quot;)" office:value-type="string" office:string-value="(alimento (id 123) (nombre almendra) (grupo 3) (veces 5) (tipo energeticos) (racion 10) (kcal 499) (proteinas 16) (grasas 51,4) (hidratos 22) (desayuno si) (almuerzo si) (comida si) (merienda si) (cena si))" calcext:value-type="string">
            <text:p>(alimento (id 123) (nombre almendra) (grupo 3) (veces 5) (tipo energeticos) (racion 10) (kcal 499) (proteinas 16) (grasas 51,4) (hidratos 22) (desayuno si) (almuerzo si) (comida si) (merienda si) (cena si))</text:p>
          </table:table-cell>
          <table:table-cell table:formula="of:=SUBSTITUTE([.V120];&quot;,&quot;;&quot;.&quot;)" office:value-type="string" office:string-value="(alimento (id 123) (nombre almendra) (grupo 3) (veces 5) (tipo energeticos) (racion 10) (kcal 499) (proteinas 16) (grasas 51.4) (hidratos 22) (desayuno si) (almuerzo si) (comida si) (merienda si) (cena si))" calcext:value-type="string">
            <text:p>(alimento (id 123) (nombre almendra) (grupo 3) (veces 5) (tipo energeticos) (racion 10) (kcal 499) (proteinas 16) (grasas 51.4) (hidratos 22) (desayuno si) (almuerzo si) (comida si) (merienda si) (cena si))</text:p>
          </table:table-cell>
          <table:table-cell table:number-columns-repeated="1001"/>
        </table:table-row>
        <table:table-row table:style-name="ro1">
          <table:table-cell/>
          <table:table-cell office:value-type="float" office:value="124" calcext:value-type="float">
            <text:p>124</text:p>
          </table:table-cell>
          <table:table-cell office:value-type="string" calcext:value-type="string">
            <text:p>Patatas, legumbres y frutos secos</text:p>
          </table:table-cell>
          <table:table-cell table:style-name="ce15" office:value-type="string" calcext:value-type="string">
            <text:p>Almendra</text:p>
          </table:table-cell>
          <table:table-cell table:style-name="ce15" office:value-type="float" office:value="3" calcext:value-type="float">
            <text:p>3</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121]*[.L121]/100" office:value-type="float" office:value="199.6" calcext:value-type="float">
            <text:p>199,6</text:p>
          </table:table-cell>
          <table:table-cell table:style-name="ce16" table:formula="of:=[.K121]*[.M121]*4/100" office:value-type="float" office:value="25.6" calcext:value-type="float">
            <text:p>25,6</text:p>
          </table:table-cell>
          <table:table-cell table:style-name="ce16" table:formula="of:=[.K121]*[.O121]*4/100" office:value-type="float" office:value="35.2" calcext:value-type="float">
            <text:p>35,2</text:p>
          </table:table-cell>
          <table:table-cell table:style-name="ce15" office:value-type="float" office:value="40" calcext:value-type="float">
            <text:p>40</text:p>
          </table:table-cell>
          <table:table-cell table:style-name="ce15" office:value-type="float" office:value="499" calcext:value-type="float">
            <text:p>499</text:p>
          </table:table-cell>
          <table:table-cell table:style-name="ce25" office:value-type="float" office:value="16" calcext:value-type="float">
            <text:p>16</text:p>
          </table:table-cell>
          <table:table-cell table:style-name="ce25" office:value-type="float" office:value="51.4" calcext:value-type="float">
            <text:p>51.4</text:p>
          </table:table-cell>
          <table:table-cell table:style-name="ce25" office:value-type="float" office:value="22" calcext:value-type="float">
            <text:p>22</text:p>
          </table:table-cell>
          <table:table-cell table:number-columns-repeated="5" office:value-type="string" calcext:value-type="string">
            <text:p>si</text:p>
          </table:table-cell>
          <table:table-cell table:formula="of:=SUBSTITUTE(SUBSTITUTE(SUBSTITUTE(SUBSTITUTE(SUBSTITUTE(SUBSTITUTE(LOWER([.D121]);&quot; &quot;;&quot;-&quot;);&quot;á&quot;;&quot;a&quot;);&quot;é&quot;;&quot;e&quot;);&quot;í&quot;;&quot;i&quot;);&quot;ó&quot;;&quot;o&quot;);&quot;ú&quot;;&quot;u&quot;)" office:value-type="string" office:string-value="almendra" calcext:value-type="string">
            <text:p>almendra</text:p>
          </table:table-cell>
          <table:table-cell table:style-name="ce31" table:formula="of:=CONCATENATE(&quot;(alimento (id &quot;;[.B121];&quot;) (nombre &quot;;[.U121];&quot;) (grupo &quot;;[.E121];&quot;) (veces &quot;;[.F121];&quot;) (tipo &quot;;[.G121];&quot;) (racion &quot;;[.K121];&quot;) (kcal &quot;;[.L121];&quot;) (proteinas &quot;;[.M121];&quot;) (grasas &quot;;[.N121];&quot;) (hidratos &quot;;[.O121];&quot;) (desayuno &quot;;[.P121];&quot;) (almuerzo &quot;;[.Q121];&quot;) (comida &quot;;[.R121];&quot;) (merienda &quot;;[.S121];&quot;) (cena &quot;;[.T121];&quot;))&quot;)" office:value-type="string" office:string-value="(alimento (id 124) (nombre almendra) (grupo 3) (veces 5) (tipo energeticos) (racion 40) (kcal 499) (proteinas 16) (grasas 51,4) (hidratos 22) (desayuno si) (almuerzo si) (comida si) (merienda si) (cena si))" calcext:value-type="string">
            <text:p>(alimento (id 124) (nombre almendra) (grupo 3) (veces 5) (tipo energeticos) (racion 40) (kcal 499) (proteinas 16) (grasas 51,4) (hidratos 22) (desayuno si) (almuerzo si) (comida si) (merienda si) (cena si))</text:p>
          </table:table-cell>
          <table:table-cell table:formula="of:=SUBSTITUTE([.V121];&quot;,&quot;;&quot;.&quot;)" office:value-type="string" office:string-value="(alimento (id 124) (nombre almendra) (grupo 3) (veces 5) (tipo energeticos) (racion 40) (kcal 499) (proteinas 16) (grasas 51.4) (hidratos 22) (desayuno si) (almuerzo si) (comida si) (merienda si) (cena si))" calcext:value-type="string">
            <text:p>(alimento (id 124) (nombre almendra) (grupo 3) (veces 5) (tipo energeticos) (racion 40) (kcal 499) (proteinas 16) (grasas 51.4) (hidratos 22) (desayuno si) (almuerzo si) (comida si) (merienda si) (cena si))</text:p>
          </table:table-cell>
          <table:table-cell table:number-columns-repeated="1001"/>
        </table:table-row>
        <table:table-row table:style-name="ro1">
          <table:table-cell/>
          <table:table-cell office:value-type="float" office:value="125" calcext:value-type="float">
            <text:p>125</text:p>
          </table:table-cell>
          <table:table-cell office:value-type="string" calcext:value-type="string">
            <text:p>Patatas, legumbres y frutos secos</text:p>
          </table:table-cell>
          <table:table-cell table:style-name="ce15" office:value-type="string" calcext:value-type="string">
            <text:p>Almendra</text:p>
          </table:table-cell>
          <table:table-cell table:style-name="ce15" office:value-type="float" office:value="3" calcext:value-type="float">
            <text:p>3</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122]*[.L122]/100" office:value-type="float" office:value="149.7" calcext:value-type="float">
            <text:p>149,7</text:p>
          </table:table-cell>
          <table:table-cell table:style-name="ce16" table:formula="of:=[.K122]*[.M122]*4/100" office:value-type="float" office:value="19.2" calcext:value-type="float">
            <text:p>19,2</text:p>
          </table:table-cell>
          <table:table-cell table:style-name="ce16" table:formula="of:=[.K122]*[.O122]*4/100" office:value-type="float" office:value="26.4" calcext:value-type="float">
            <text:p>26,4</text:p>
          </table:table-cell>
          <table:table-cell table:style-name="ce15" office:value-type="float" office:value="30" calcext:value-type="float">
            <text:p>30</text:p>
          </table:table-cell>
          <table:table-cell table:style-name="ce15" office:value-type="float" office:value="499" calcext:value-type="float">
            <text:p>499</text:p>
          </table:table-cell>
          <table:table-cell table:style-name="ce25" office:value-type="float" office:value="16" calcext:value-type="float">
            <text:p>16</text:p>
          </table:table-cell>
          <table:table-cell table:style-name="ce25" office:value-type="float" office:value="51.4" calcext:value-type="float">
            <text:p>51.4</text:p>
          </table:table-cell>
          <table:table-cell table:style-name="ce25" office:value-type="float" office:value="22" calcext:value-type="float">
            <text:p>22</text:p>
          </table:table-cell>
          <table:table-cell table:number-columns-repeated="5" office:value-type="string" calcext:value-type="string">
            <text:p>si</text:p>
          </table:table-cell>
          <table:table-cell table:formula="of:=SUBSTITUTE(SUBSTITUTE(SUBSTITUTE(SUBSTITUTE(SUBSTITUTE(SUBSTITUTE(LOWER([.D122]);&quot; &quot;;&quot;-&quot;);&quot;á&quot;;&quot;a&quot;);&quot;é&quot;;&quot;e&quot;);&quot;í&quot;;&quot;i&quot;);&quot;ó&quot;;&quot;o&quot;);&quot;ú&quot;;&quot;u&quot;)" office:value-type="string" office:string-value="almendra" calcext:value-type="string">
            <text:p>almendra</text:p>
          </table:table-cell>
          <table:table-cell table:style-name="ce31" table:formula="of:=CONCATENATE(&quot;(alimento (id &quot;;[.B122];&quot;) (nombre &quot;;[.U122];&quot;) (grupo &quot;;[.E122];&quot;) (veces &quot;;[.F122];&quot;) (tipo &quot;;[.G122];&quot;) (racion &quot;;[.K122];&quot;) (kcal &quot;;[.L122];&quot;) (proteinas &quot;;[.M122];&quot;) (grasas &quot;;[.N122];&quot;) (hidratos &quot;;[.O122];&quot;) (desayuno &quot;;[.P122];&quot;) (almuerzo &quot;;[.Q122];&quot;) (comida &quot;;[.R122];&quot;) (merienda &quot;;[.S122];&quot;) (cena &quot;;[.T122];&quot;))&quot;)" office:value-type="string" office:string-value="(alimento (id 125) (nombre almendra) (grupo 3) (veces 5) (tipo energeticos) (racion 30) (kcal 499) (proteinas 16) (grasas 51,4) (hidratos 22) (desayuno si) (almuerzo si) (comida si) (merienda si) (cena si))" calcext:value-type="string">
            <text:p>(alimento (id 125) (nombre almendra) (grupo 3) (veces 5) (tipo energeticos) (racion 30) (kcal 499) (proteinas 16) (grasas 51,4) (hidratos 22) (desayuno si) (almuerzo si) (comida si) (merienda si) (cena si))</text:p>
          </table:table-cell>
          <table:table-cell table:formula="of:=SUBSTITUTE([.V122];&quot;,&quot;;&quot;.&quot;)" office:value-type="string" office:string-value="(alimento (id 125) (nombre almendra) (grupo 3) (veces 5) (tipo energeticos) (racion 30) (kcal 499) (proteinas 16) (grasas 51.4) (hidratos 22) (desayuno si) (almuerzo si) (comida si) (merienda si) (cena si))" calcext:value-type="string">
            <text:p>(alimento (id 125) (nombre almendra) (grupo 3) (veces 5) (tipo energeticos) (racion 30) (kcal 499) (proteinas 16) (grasas 51.4) (hidratos 22) (desayuno si) (almuerzo si) (comida si) (merienda si) (cena si))</text:p>
          </table:table-cell>
          <table:table-cell table:number-columns-repeated="1001"/>
        </table:table-row>
        <table:table-row table:style-name="ro1">
          <table:table-cell/>
          <table:table-cell office:value-type="float" office:value="126" calcext:value-type="float">
            <text:p>126</text:p>
          </table:table-cell>
          <table:table-cell office:value-type="string" calcext:value-type="string">
            <text:p>Patatas, legumbres y frutos secos</text:p>
          </table:table-cell>
          <table:table-cell table:style-name="ce15" office:value-type="string" calcext:value-type="string">
            <text:p>Nuez</text:p>
          </table:table-cell>
          <table:table-cell table:style-name="ce15" office:value-type="float" office:value="3" calcext:value-type="float">
            <text:p>3</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123]*[.L123]/100" office:value-type="float" office:value="335" calcext:value-type="float">
            <text:p>335</text:p>
          </table:table-cell>
          <table:table-cell table:style-name="ce16" table:formula="of:=[.K123]*[.M123]*4/100" office:value-type="float" office:value="31.2" calcext:value-type="float">
            <text:p>31,2</text:p>
          </table:table-cell>
          <table:table-cell table:style-name="ce16" table:formula="of:=[.K123]*[.O123]*4/100" office:value-type="float" office:value="22.4" calcext:value-type="float">
            <text:p>22,4</text:p>
          </table:table-cell>
          <table:table-cell table:style-name="ce15" office:value-type="float" office:value="50" calcext:value-type="float">
            <text:p>50</text:p>
          </table:table-cell>
          <table:table-cell table:style-name="ce15" office:value-type="float" office:value="670" calcext:value-type="float">
            <text:p>670</text:p>
          </table:table-cell>
          <table:table-cell table:style-name="ce25" office:value-type="float" office:value="15.6" calcext:value-type="float">
            <text:p>15.6</text:p>
          </table:table-cell>
          <table:table-cell table:style-name="ce25" office:value-type="float" office:value="63.3" calcext:value-type="float">
            <text:p>63.3</text:p>
          </table:table-cell>
          <table:table-cell table:style-name="ce25" office:value-type="float" office:value="11.2" calcext:value-type="float">
            <text:p>11.2</text:p>
          </table:table-cell>
          <table:table-cell table:number-columns-repeated="5" office:value-type="string" calcext:value-type="string">
            <text:p>si</text:p>
          </table:table-cell>
          <table:table-cell table:formula="of:=SUBSTITUTE(SUBSTITUTE(SUBSTITUTE(SUBSTITUTE(SUBSTITUTE(SUBSTITUTE(LOWER([.D123]);&quot; &quot;;&quot;-&quot;);&quot;á&quot;;&quot;a&quot;);&quot;é&quot;;&quot;e&quot;);&quot;í&quot;;&quot;i&quot;);&quot;ó&quot;;&quot;o&quot;);&quot;ú&quot;;&quot;u&quot;)" office:value-type="string" office:string-value="nuez" calcext:value-type="string">
            <text:p>nuez</text:p>
          </table:table-cell>
          <table:table-cell table:style-name="ce31" table:formula="of:=CONCATENATE(&quot;(alimento (id &quot;;[.B123];&quot;) (nombre &quot;;[.U123];&quot;) (grupo &quot;;[.E123];&quot;) (veces &quot;;[.F123];&quot;) (tipo &quot;;[.G123];&quot;) (racion &quot;;[.K123];&quot;) (kcal &quot;;[.L123];&quot;) (proteinas &quot;;[.M123];&quot;) (grasas &quot;;[.N123];&quot;) (hidratos &quot;;[.O123];&quot;) (desayuno &quot;;[.P123];&quot;) (almuerzo &quot;;[.Q123];&quot;) (comida &quot;;[.R123];&quot;) (merienda &quot;;[.S123];&quot;) (cena &quot;;[.T123];&quot;))&quot;)" office:value-type="string" office:string-value="(alimento (id 126) (nombre nuez) (grupo 3) (veces 5) (tipo energeticos) (racion 50) (kcal 670) (proteinas 15,6) (grasas 63,3) (hidratos 11,2) (desayuno si) (almuerzo si) (comida si) (merienda si) (cena si))" calcext:value-type="string">
            <text:p>(alimento (id 126) (nombre nuez) (grupo 3) (veces 5) (tipo energeticos) (racion 50) (kcal 670) (proteinas 15,6) (grasas 63,3) (hidratos 11,2) (desayuno si) (almuerzo si) (comida si) (merienda si) (cena si))</text:p>
          </table:table-cell>
          <table:table-cell table:formula="of:=SUBSTITUTE([.V123];&quot;,&quot;;&quot;.&quot;)" office:value-type="string" office:string-value="(alimento (id 126) (nombre nuez) (grupo 3) (veces 5) (tipo energeticos) (racion 50) (kcal 670) (proteinas 15.6) (grasas 63.3) (hidratos 11.2) (desayuno si) (almuerzo si) (comida si) (merienda si) (cena si))" calcext:value-type="string">
            <text:p>(alimento (id 126) (nombre nuez) (grupo 3) (veces 5) (tipo energeticos) (racion 50) (kcal 670) (proteinas 15.6) (grasas 63.3) (hidratos 11.2) (desayuno si) (almuerzo si) (comida si) (merienda si) (cena si))</text:p>
          </table:table-cell>
          <table:table-cell table:number-columns-repeated="1001"/>
        </table:table-row>
        <table:table-row table:style-name="ro1">
          <table:table-cell/>
          <table:table-cell office:value-type="float" office:value="127" calcext:value-type="float">
            <text:p>127</text:p>
          </table:table-cell>
          <table:table-cell office:value-type="string" calcext:value-type="string">
            <text:p>Patatas, legumbres y frutos secos</text:p>
          </table:table-cell>
          <table:table-cell table:style-name="ce15" office:value-type="string" calcext:value-type="string">
            <text:p>Nuez</text:p>
          </table:table-cell>
          <table:table-cell table:style-name="ce15" office:value-type="float" office:value="3" calcext:value-type="float">
            <text:p>3</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124]*[.L124]/100" office:value-type="float" office:value="167.5" calcext:value-type="float">
            <text:p>167,5</text:p>
          </table:table-cell>
          <table:table-cell table:style-name="ce16" table:formula="of:=[.K124]*[.M124]*4/100" office:value-type="float" office:value="15.6" calcext:value-type="float">
            <text:p>15,6</text:p>
          </table:table-cell>
          <table:table-cell table:style-name="ce16" table:formula="of:=[.K124]*[.O124]*4/100" office:value-type="float" office:value="11.2" calcext:value-type="float">
            <text:p>11,2</text:p>
          </table:table-cell>
          <table:table-cell table:style-name="ce15" office:value-type="float" office:value="25" calcext:value-type="float">
            <text:p>25</text:p>
          </table:table-cell>
          <table:table-cell table:style-name="ce15" office:value-type="float" office:value="670" calcext:value-type="float">
            <text:p>670</text:p>
          </table:table-cell>
          <table:table-cell table:style-name="ce25" office:value-type="float" office:value="15.6" calcext:value-type="float">
            <text:p>15.6</text:p>
          </table:table-cell>
          <table:table-cell table:style-name="ce25" office:value-type="float" office:value="63.3" calcext:value-type="float">
            <text:p>63.3</text:p>
          </table:table-cell>
          <table:table-cell table:style-name="ce25" office:value-type="float" office:value="11.2" calcext:value-type="float">
            <text:p>11.2</text:p>
          </table:table-cell>
          <table:table-cell table:number-columns-repeated="5" office:value-type="string" calcext:value-type="string">
            <text:p>si</text:p>
          </table:table-cell>
          <table:table-cell table:formula="of:=SUBSTITUTE(SUBSTITUTE(SUBSTITUTE(SUBSTITUTE(SUBSTITUTE(SUBSTITUTE(LOWER([.D124]);&quot; &quot;;&quot;-&quot;);&quot;á&quot;;&quot;a&quot;);&quot;é&quot;;&quot;e&quot;);&quot;í&quot;;&quot;i&quot;);&quot;ó&quot;;&quot;o&quot;);&quot;ú&quot;;&quot;u&quot;)" office:value-type="string" office:string-value="nuez" calcext:value-type="string">
            <text:p>nuez</text:p>
          </table:table-cell>
          <table:table-cell table:style-name="ce31" table:formula="of:=CONCATENATE(&quot;(alimento (id &quot;;[.B124];&quot;) (nombre &quot;;[.U124];&quot;) (grupo &quot;;[.E124];&quot;) (veces &quot;;[.F124];&quot;) (tipo &quot;;[.G124];&quot;) (racion &quot;;[.K124];&quot;) (kcal &quot;;[.L124];&quot;) (proteinas &quot;;[.M124];&quot;) (grasas &quot;;[.N124];&quot;) (hidratos &quot;;[.O124];&quot;) (desayuno &quot;;[.P124];&quot;) (almuerzo &quot;;[.Q124];&quot;) (comida &quot;;[.R124];&quot;) (merienda &quot;;[.S124];&quot;) (cena &quot;;[.T124];&quot;))&quot;)" office:value-type="string" office:string-value="(alimento (id 127) (nombre nuez) (grupo 3) (veces 5) (tipo energeticos) (racion 25) (kcal 670) (proteinas 15,6) (grasas 63,3) (hidratos 11,2) (desayuno si) (almuerzo si) (comida si) (merienda si) (cena si))" calcext:value-type="string">
            <text:p>(alimento (id 127) (nombre nuez) (grupo 3) (veces 5) (tipo energeticos) (racion 25) (kcal 670) (proteinas 15,6) (grasas 63,3) (hidratos 11,2) (desayuno si) (almuerzo si) (comida si) (merienda si) (cena si))</text:p>
          </table:table-cell>
          <table:table-cell table:formula="of:=SUBSTITUTE([.V124];&quot;,&quot;;&quot;.&quot;)" office:value-type="string" office:string-value="(alimento (id 127) (nombre nuez) (grupo 3) (veces 5) (tipo energeticos) (racion 25) (kcal 670) (proteinas 15.6) (grasas 63.3) (hidratos 11.2) (desayuno si) (almuerzo si) (comida si) (merienda si) (cena si))" calcext:value-type="string">
            <text:p>(alimento (id 127) (nombre nuez) (grupo 3) (veces 5) (tipo energeticos) (racion 25) (kcal 670) (proteinas 15.6) (grasas 63.3) (hidratos 11.2) (desayuno si) (almuerzo si) (comida si) (merienda si) (cena si))</text:p>
          </table:table-cell>
          <table:table-cell table:number-columns-repeated="1001"/>
        </table:table-row>
        <table:table-row table:style-name="ro1">
          <table:table-cell/>
          <table:table-cell office:value-type="float" office:value="128" calcext:value-type="float">
            <text:p>128</text:p>
          </table:table-cell>
          <table:table-cell office:value-type="string" calcext:value-type="string">
            <text:p>Patatas, legumbres y frutos secos</text:p>
          </table:table-cell>
          <table:table-cell table:style-name="ce15" office:value-type="string" calcext:value-type="string">
            <text:p>Nuez</text:p>
          </table:table-cell>
          <table:table-cell table:style-name="ce15" office:value-type="float" office:value="3" calcext:value-type="float">
            <text:p>3</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125]*[.L125]/100" office:value-type="float" office:value="67" calcext:value-type="float">
            <text:p>67</text:p>
          </table:table-cell>
          <table:table-cell table:style-name="ce16" table:formula="of:=[.K125]*[.M125]*4/100" office:value-type="float" office:value="6.24" calcext:value-type="float">
            <text:p>6,24</text:p>
          </table:table-cell>
          <table:table-cell table:style-name="ce16" table:formula="of:=[.K125]*[.O125]*4/100" office:value-type="float" office:value="4.48" calcext:value-type="float">
            <text:p>4,48</text:p>
          </table:table-cell>
          <table:table-cell table:style-name="ce15" office:value-type="float" office:value="10" calcext:value-type="float">
            <text:p>10</text:p>
          </table:table-cell>
          <table:table-cell table:style-name="ce15" office:value-type="float" office:value="670" calcext:value-type="float">
            <text:p>670</text:p>
          </table:table-cell>
          <table:table-cell table:style-name="ce25" office:value-type="float" office:value="15.6" calcext:value-type="float">
            <text:p>15.6</text:p>
          </table:table-cell>
          <table:table-cell table:style-name="ce25" office:value-type="float" office:value="63.3" calcext:value-type="float">
            <text:p>63.3</text:p>
          </table:table-cell>
          <table:table-cell table:style-name="ce25" office:value-type="float" office:value="11.2" calcext:value-type="float">
            <text:p>11.2</text:p>
          </table:table-cell>
          <table:table-cell table:number-columns-repeated="5" office:value-type="string" calcext:value-type="string">
            <text:p>si</text:p>
          </table:table-cell>
          <table:table-cell table:formula="of:=SUBSTITUTE(SUBSTITUTE(SUBSTITUTE(SUBSTITUTE(SUBSTITUTE(SUBSTITUTE(LOWER([.D125]);&quot; &quot;;&quot;-&quot;);&quot;á&quot;;&quot;a&quot;);&quot;é&quot;;&quot;e&quot;);&quot;í&quot;;&quot;i&quot;);&quot;ó&quot;;&quot;o&quot;);&quot;ú&quot;;&quot;u&quot;)" office:value-type="string" office:string-value="nuez" calcext:value-type="string">
            <text:p>nuez</text:p>
          </table:table-cell>
          <table:table-cell table:style-name="ce31" table:formula="of:=CONCATENATE(&quot;(alimento (id &quot;;[.B125];&quot;) (nombre &quot;;[.U125];&quot;) (grupo &quot;;[.E125];&quot;) (veces &quot;;[.F125];&quot;) (tipo &quot;;[.G125];&quot;) (racion &quot;;[.K125];&quot;) (kcal &quot;;[.L125];&quot;) (proteinas &quot;;[.M125];&quot;) (grasas &quot;;[.N125];&quot;) (hidratos &quot;;[.O125];&quot;) (desayuno &quot;;[.P125];&quot;) (almuerzo &quot;;[.Q125];&quot;) (comida &quot;;[.R125];&quot;) (merienda &quot;;[.S125];&quot;) (cena &quot;;[.T125];&quot;))&quot;)" office:value-type="string" office:string-value="(alimento (id 128) (nombre nuez) (grupo 3) (veces 5) (tipo energeticos) (racion 10) (kcal 670) (proteinas 15,6) (grasas 63,3) (hidratos 11,2) (desayuno si) (almuerzo si) (comida si) (merienda si) (cena si))" calcext:value-type="string">
            <text:p>(alimento (id 128) (nombre nuez) (grupo 3) (veces 5) (tipo energeticos) (racion 10) (kcal 670) (proteinas 15,6) (grasas 63,3) (hidratos 11,2) (desayuno si) (almuerzo si) (comida si) (merienda si) (cena si))</text:p>
          </table:table-cell>
          <table:table-cell table:formula="of:=SUBSTITUTE([.V125];&quot;,&quot;;&quot;.&quot;)" office:value-type="string" office:string-value="(alimento (id 128) (nombre nuez) (grupo 3) (veces 5) (tipo energeticos) (racion 10) (kcal 670) (proteinas 15.6) (grasas 63.3) (hidratos 11.2) (desayuno si) (almuerzo si) (comida si) (merienda si) (cena si))" calcext:value-type="string">
            <text:p>(alimento (id 128) (nombre nuez) (grupo 3) (veces 5) (tipo energeticos) (racion 10) (kcal 670) (proteinas 15.6) (grasas 63.3) (hidratos 11.2) (desayuno si) (almuerzo si) (comida si) (merienda si) (cena si))</text:p>
          </table:table-cell>
          <table:table-cell table:number-columns-repeated="1001"/>
        </table:table-row>
        <table:table-row table:style-name="ro1">
          <table:table-cell/>
          <table:table-cell office:value-type="float" office:value="129" calcext:value-type="float">
            <text:p>129</text:p>
          </table:table-cell>
          <table:table-cell office:value-type="string" calcext:value-type="string">
            <text:p>Patatas, legumbres y frutos secos</text:p>
          </table:table-cell>
          <table:table-cell table:style-name="ce15" office:value-type="string" calcext:value-type="string">
            <text:p>Nuez</text:p>
          </table:table-cell>
          <table:table-cell table:style-name="ce15" office:value-type="float" office:value="3" calcext:value-type="float">
            <text:p>3</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126]*[.L126]/100" office:value-type="float" office:value="268" calcext:value-type="float">
            <text:p>268</text:p>
          </table:table-cell>
          <table:table-cell table:style-name="ce16" table:formula="of:=[.K126]*[.M126]*4/100" office:value-type="float" office:value="24.96" calcext:value-type="float">
            <text:p>24,96</text:p>
          </table:table-cell>
          <table:table-cell table:style-name="ce16" table:formula="of:=[.K126]*[.O126]*4/100" office:value-type="float" office:value="17.92" calcext:value-type="float">
            <text:p>17,92</text:p>
          </table:table-cell>
          <table:table-cell table:style-name="ce15" office:value-type="float" office:value="40" calcext:value-type="float">
            <text:p>40</text:p>
          </table:table-cell>
          <table:table-cell table:style-name="ce15" office:value-type="float" office:value="670" calcext:value-type="float">
            <text:p>670</text:p>
          </table:table-cell>
          <table:table-cell table:style-name="ce25" office:value-type="float" office:value="15.6" calcext:value-type="float">
            <text:p>15.6</text:p>
          </table:table-cell>
          <table:table-cell table:style-name="ce25" office:value-type="float" office:value="63.3" calcext:value-type="float">
            <text:p>63.3</text:p>
          </table:table-cell>
          <table:table-cell table:style-name="ce25" office:value-type="float" office:value="11.2" calcext:value-type="float">
            <text:p>11.2</text:p>
          </table:table-cell>
          <table:table-cell table:number-columns-repeated="5" office:value-type="string" calcext:value-type="string">
            <text:p>si</text:p>
          </table:table-cell>
          <table:table-cell table:formula="of:=SUBSTITUTE(SUBSTITUTE(SUBSTITUTE(SUBSTITUTE(SUBSTITUTE(SUBSTITUTE(LOWER([.D126]);&quot; &quot;;&quot;-&quot;);&quot;á&quot;;&quot;a&quot;);&quot;é&quot;;&quot;e&quot;);&quot;í&quot;;&quot;i&quot;);&quot;ó&quot;;&quot;o&quot;);&quot;ú&quot;;&quot;u&quot;)" office:value-type="string" office:string-value="nuez" calcext:value-type="string">
            <text:p>nuez</text:p>
          </table:table-cell>
          <table:table-cell table:style-name="ce31" table:formula="of:=CONCATENATE(&quot;(alimento (id &quot;;[.B126];&quot;) (nombre &quot;;[.U126];&quot;) (grupo &quot;;[.E126];&quot;) (veces &quot;;[.F126];&quot;) (tipo &quot;;[.G126];&quot;) (racion &quot;;[.K126];&quot;) (kcal &quot;;[.L126];&quot;) (proteinas &quot;;[.M126];&quot;) (grasas &quot;;[.N126];&quot;) (hidratos &quot;;[.O126];&quot;) (desayuno &quot;;[.P126];&quot;) (almuerzo &quot;;[.Q126];&quot;) (comida &quot;;[.R126];&quot;) (merienda &quot;;[.S126];&quot;) (cena &quot;;[.T126];&quot;))&quot;)" office:value-type="string" office:string-value="(alimento (id 129) (nombre nuez) (grupo 3) (veces 5) (tipo energeticos) (racion 40) (kcal 670) (proteinas 15,6) (grasas 63,3) (hidratos 11,2) (desayuno si) (almuerzo si) (comida si) (merienda si) (cena si))" calcext:value-type="string">
            <text:p>(alimento (id 129) (nombre nuez) (grupo 3) (veces 5) (tipo energeticos) (racion 40) (kcal 670) (proteinas 15,6) (grasas 63,3) (hidratos 11,2) (desayuno si) (almuerzo si) (comida si) (merienda si) (cena si))</text:p>
          </table:table-cell>
          <table:table-cell table:formula="of:=SUBSTITUTE([.V126];&quot;,&quot;;&quot;.&quot;)" office:value-type="string" office:string-value="(alimento (id 129) (nombre nuez) (grupo 3) (veces 5) (tipo energeticos) (racion 40) (kcal 670) (proteinas 15.6) (grasas 63.3) (hidratos 11.2) (desayuno si) (almuerzo si) (comida si) (merienda si) (cena si))" calcext:value-type="string">
            <text:p>(alimento (id 129) (nombre nuez) (grupo 3) (veces 5) (tipo energeticos) (racion 40) (kcal 670) (proteinas 15.6) (grasas 63.3) (hidratos 11.2) (desayuno si) (almuerzo si) (comida si) (merienda si) (cena si))</text:p>
          </table:table-cell>
          <table:table-cell table:number-columns-repeated="1001"/>
        </table:table-row>
        <table:table-row table:style-name="ro1">
          <table:table-cell/>
          <table:table-cell office:value-type="float" office:value="130" calcext:value-type="float">
            <text:p>130</text:p>
          </table:table-cell>
          <table:table-cell office:value-type="string" calcext:value-type="string">
            <text:p>Patatas, legumbres y frutos secos</text:p>
          </table:table-cell>
          <table:table-cell table:style-name="ce15" office:value-type="string" calcext:value-type="string">
            <text:p>Nuez</text:p>
          </table:table-cell>
          <table:table-cell table:style-name="ce15" office:value-type="float" office:value="3" calcext:value-type="float">
            <text:p>3</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127]*[.L127]/100" office:value-type="float" office:value="201" calcext:value-type="float">
            <text:p>201</text:p>
          </table:table-cell>
          <table:table-cell table:style-name="ce16" table:formula="of:=[.K127]*[.M127]*4/100" office:value-type="float" office:value="18.72" calcext:value-type="float">
            <text:p>18,72</text:p>
          </table:table-cell>
          <table:table-cell table:style-name="ce16" table:formula="of:=[.K127]*[.O127]*4/100" office:value-type="float" office:value="13.44" calcext:value-type="float">
            <text:p>13,44</text:p>
          </table:table-cell>
          <table:table-cell table:style-name="ce15" office:value-type="float" office:value="30" calcext:value-type="float">
            <text:p>30</text:p>
          </table:table-cell>
          <table:table-cell table:style-name="ce15" office:value-type="float" office:value="670" calcext:value-type="float">
            <text:p>670</text:p>
          </table:table-cell>
          <table:table-cell table:style-name="ce25" office:value-type="float" office:value="15.6" calcext:value-type="float">
            <text:p>15.6</text:p>
          </table:table-cell>
          <table:table-cell table:style-name="ce25" office:value-type="float" office:value="63.3" calcext:value-type="float">
            <text:p>63.3</text:p>
          </table:table-cell>
          <table:table-cell table:style-name="ce25" office:value-type="float" office:value="11.2" calcext:value-type="float">
            <text:p>11.2</text:p>
          </table:table-cell>
          <table:table-cell table:number-columns-repeated="5" office:value-type="string" calcext:value-type="string">
            <text:p>si</text:p>
          </table:table-cell>
          <table:table-cell table:formula="of:=SUBSTITUTE(SUBSTITUTE(SUBSTITUTE(SUBSTITUTE(SUBSTITUTE(SUBSTITUTE(LOWER([.D127]);&quot; &quot;;&quot;-&quot;);&quot;á&quot;;&quot;a&quot;);&quot;é&quot;;&quot;e&quot;);&quot;í&quot;;&quot;i&quot;);&quot;ó&quot;;&quot;o&quot;);&quot;ú&quot;;&quot;u&quot;)" office:value-type="string" office:string-value="nuez" calcext:value-type="string">
            <text:p>nuez</text:p>
          </table:table-cell>
          <table:table-cell table:style-name="ce31" table:formula="of:=CONCATENATE(&quot;(alimento (id &quot;;[.B127];&quot;) (nombre &quot;;[.U127];&quot;) (grupo &quot;;[.E127];&quot;) (veces &quot;;[.F127];&quot;) (tipo &quot;;[.G127];&quot;) (racion &quot;;[.K127];&quot;) (kcal &quot;;[.L127];&quot;) (proteinas &quot;;[.M127];&quot;) (grasas &quot;;[.N127];&quot;) (hidratos &quot;;[.O127];&quot;) (desayuno &quot;;[.P127];&quot;) (almuerzo &quot;;[.Q127];&quot;) (comida &quot;;[.R127];&quot;) (merienda &quot;;[.S127];&quot;) (cena &quot;;[.T127];&quot;))&quot;)" office:value-type="string" office:string-value="(alimento (id 130) (nombre nuez) (grupo 3) (veces 5) (tipo energeticos) (racion 30) (kcal 670) (proteinas 15,6) (grasas 63,3) (hidratos 11,2) (desayuno si) (almuerzo si) (comida si) (merienda si) (cena si))" calcext:value-type="string">
            <text:p>(alimento (id 130) (nombre nuez) (grupo 3) (veces 5) (tipo energeticos) (racion 30) (kcal 670) (proteinas 15,6) (grasas 63,3) (hidratos 11,2) (desayuno si) (almuerzo si) (comida si) (merienda si) (cena si))</text:p>
          </table:table-cell>
          <table:table-cell table:formula="of:=SUBSTITUTE([.V127];&quot;,&quot;;&quot;.&quot;)" office:value-type="string" office:string-value="(alimento (id 130) (nombre nuez) (grupo 3) (veces 5) (tipo energeticos) (racion 30) (kcal 670) (proteinas 15.6) (grasas 63.3) (hidratos 11.2) (desayuno si) (almuerzo si) (comida si) (merienda si) (cena si))" calcext:value-type="string">
            <text:p>(alimento (id 130) (nombre nuez) (grupo 3) (veces 5) (tipo energeticos) (racion 30) (kcal 670) (proteinas 15.6) (grasas 63.3) (hidratos 11.2) (desayuno si) (almuerzo si) (comida si) (merienda si) (cena si))</text:p>
          </table:table-cell>
          <table:table-cell table:number-columns-repeated="1001"/>
        </table:table-row>
        <table:table-row table:style-name="ro2">
          <table:table-cell/>
          <table:table-cell office:value-type="float" office:value="131" calcext:value-type="float">
            <text:p>131</text:p>
          </table:table-cell>
          <table:table-cell office:value-type="string" calcext:value-type="string">
            <text:p>Patatas, legumbres y frutos secos</text:p>
          </table:table-cell>
          <table:table-cell table:style-name="ce15" office:value-type="string" calcext:value-type="string">
            <text:p>Judías blancas cocidas</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28]*[.L128]/100" office:value-type="float" office:value="126.25" calcext:value-type="float">
            <text:p>126,25</text:p>
          </table:table-cell>
          <table:table-cell table:style-name="ce16" table:formula="of:=[.K128]*[.M128]*4/100" office:value-type="float" office:value="33.5" calcext:value-type="float">
            <text:p>33,5</text:p>
          </table:table-cell>
          <table:table-cell table:style-name="ce16" table:formula="of:=[.K128]*[.O128]*4/100" office:value-type="float" office:value="78.5" calcext:value-type="float">
            <text:p>78,5</text:p>
          </table:table-cell>
          <table:table-cell table:style-name="ce15" office:value-type="float" office:value="125" calcext:value-type="float">
            <text:p>125</text:p>
          </table:table-cell>
          <table:table-cell table:style-name="ce15" office:value-type="float" office:value="101" calcext:value-type="float">
            <text:p>101</text:p>
          </table:table-cell>
          <table:table-cell table:style-name="ce25" office:value-type="float" office:value="6.7" calcext:value-type="float">
            <text:p>6.7</text:p>
          </table:table-cell>
          <table:table-cell table:style-name="ce25" office:value-type="float" office:value="0.3" calcext:value-type="float">
            <text:p>0.3</text:p>
          </table:table-cell>
          <table:table-cell table:style-name="ce25" office:value-type="float" office:value="15.7" calcext:value-type="float">
            <text:p>15.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28]);&quot; &quot;;&quot;-&quot;);&quot;á&quot;;&quot;a&quot;);&quot;é&quot;;&quot;e&quot;);&quot;í&quot;;&quot;i&quot;);&quot;ó&quot;;&quot;o&quot;);&quot;ú&quot;;&quot;u&quot;)" office:value-type="string" office:string-value="judias-blancas-cocidas" calcext:value-type="string">
            <text:p>judias-blancas-cocidas</text:p>
          </table:table-cell>
          <table:table-cell table:style-name="ce31" table:formula="of:=CONCATENATE(&quot;(alimento (id &quot;;[.B128];&quot;) (nombre &quot;;[.U128];&quot;) (grupo &quot;;[.E128];&quot;) (veces &quot;;[.F128];&quot;) (tipo &quot;;[.G128];&quot;) (racion &quot;;[.K128];&quot;) (kcal &quot;;[.L128];&quot;) (proteinas &quot;;[.M128];&quot;) (grasas &quot;;[.N128];&quot;) (hidratos &quot;;[.O128];&quot;) (desayuno &quot;;[.P128];&quot;) (almuerzo &quot;;[.Q128];&quot;) (comida &quot;;[.R128];&quot;) (merienda &quot;;[.S128];&quot;) (cena &quot;;[.T128];&quot;))&quot;)" office:value-type="string" office:string-value="(alimento (id 131) (nombre judias-blancas-cocidas) (grupo 3) (veces 1) (tipo energeticos) (racion 125) (kcal 101) (proteinas 6,7) (grasas 0,3) (hidratos 15,7) (desayuno no) (almuerzo no) (comida si) (merienda no) (cena no))" calcext:value-type="string">
            <text:p>(alimento (id 131) (nombre judias-blancas-cocidas) (grupo 3) (veces 1) (tipo energeticos) (racion 125) (kcal 101) (proteinas 6,7) (grasas 0,3) (hidratos 15,7) (desayuno no) (almuerzo no) (comida si) (merienda no) (cena no))</text:p>
          </table:table-cell>
          <table:table-cell table:formula="of:=SUBSTITUTE([.V128];&quot;,&quot;;&quot;.&quot;)" office:value-type="string" office:string-value="(alimento (id 131) (nombre judias-blancas-cocidas) (grupo 3) (veces 1) (tipo energeticos) (racion 125) (kcal 101) (proteinas 6.7) (grasas 0.3) (hidratos 15.7) (desayuno no) (almuerzo no) (comida si) (merienda no) (cena no))" calcext:value-type="string">
            <text:p>(alimento (id 131) (nombre judias-blancas-cocidas) (grupo 3) (veces 1) (tipo energeticos) (racion 125) (kcal 101) (proteinas 6.7) (grasas 0.3) (hidratos 15.7) (desayuno no) (almuerzo no) (comida si) (merienda no) (cena no))</text:p>
          </table:table-cell>
          <table:table-cell table:number-columns-repeated="1001"/>
        </table:table-row>
        <table:table-row table:style-name="ro2">
          <table:table-cell/>
          <table:table-cell office:value-type="float" office:value="132" calcext:value-type="float">
            <text:p>132</text:p>
          </table:table-cell>
          <table:table-cell office:value-type="string" calcext:value-type="string">
            <text:p>Patatas, legumbres y frutos secos</text:p>
          </table:table-cell>
          <table:table-cell table:style-name="ce15" office:value-type="string" calcext:value-type="string">
            <text:p>Judías blancas cocidas</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29]*[.L129]/100" office:value-type="float" office:value="80.8" calcext:value-type="float">
            <text:p>80,8</text:p>
          </table:table-cell>
          <table:table-cell table:style-name="ce16" table:formula="of:=[.K129]*[.M129]*4/100" office:value-type="float" office:value="21.44" calcext:value-type="float">
            <text:p>21,44</text:p>
          </table:table-cell>
          <table:table-cell table:style-name="ce16" table:formula="of:=[.K129]*[.O129]*4/100" office:value-type="float" office:value="50.24" calcext:value-type="float">
            <text:p>50,24</text:p>
          </table:table-cell>
          <table:table-cell table:style-name="ce15" office:value-type="float" office:value="80" calcext:value-type="float">
            <text:p>80</text:p>
          </table:table-cell>
          <table:table-cell table:style-name="ce15" office:value-type="float" office:value="101" calcext:value-type="float">
            <text:p>101</text:p>
          </table:table-cell>
          <table:table-cell table:style-name="ce25" office:value-type="float" office:value="6.7" calcext:value-type="float">
            <text:p>6.7</text:p>
          </table:table-cell>
          <table:table-cell table:style-name="ce25" office:value-type="float" office:value="0.3" calcext:value-type="float">
            <text:p>0.3</text:p>
          </table:table-cell>
          <table:table-cell table:style-name="ce25" office:value-type="float" office:value="15.7" calcext:value-type="float">
            <text:p>15.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29]);&quot; &quot;;&quot;-&quot;);&quot;á&quot;;&quot;a&quot;);&quot;é&quot;;&quot;e&quot;);&quot;í&quot;;&quot;i&quot;);&quot;ó&quot;;&quot;o&quot;);&quot;ú&quot;;&quot;u&quot;)" office:value-type="string" office:string-value="judias-blancas-cocidas" calcext:value-type="string">
            <text:p>judias-blancas-cocidas</text:p>
          </table:table-cell>
          <table:table-cell table:style-name="ce31" table:formula="of:=CONCATENATE(&quot;(alimento (id &quot;;[.B129];&quot;) (nombre &quot;;[.U129];&quot;) (grupo &quot;;[.E129];&quot;) (veces &quot;;[.F129];&quot;) (tipo &quot;;[.G129];&quot;) (racion &quot;;[.K129];&quot;) (kcal &quot;;[.L129];&quot;) (proteinas &quot;;[.M129];&quot;) (grasas &quot;;[.N129];&quot;) (hidratos &quot;;[.O129];&quot;) (desayuno &quot;;[.P129];&quot;) (almuerzo &quot;;[.Q129];&quot;) (comida &quot;;[.R129];&quot;) (merienda &quot;;[.S129];&quot;) (cena &quot;;[.T129];&quot;))&quot;)" office:value-type="string" office:string-value="(alimento (id 132) (nombre judias-blancas-cocidas) (grupo 3) (veces 1) (tipo energeticos) (racion 80) (kcal 101) (proteinas 6,7) (grasas 0,3) (hidratos 15,7) (desayuno no) (almuerzo no) (comida si) (merienda no) (cena no))" calcext:value-type="string">
            <text:p>(alimento (id 132) (nombre judias-blancas-cocidas) (grupo 3) (veces 1) (tipo energeticos) (racion 80) (kcal 101) (proteinas 6,7) (grasas 0,3) (hidratos 15,7) (desayuno no) (almuerzo no) (comida si) (merienda no) (cena no))</text:p>
          </table:table-cell>
          <table:table-cell table:formula="of:=SUBSTITUTE([.V129];&quot;,&quot;;&quot;.&quot;)" office:value-type="string" office:string-value="(alimento (id 132) (nombre judias-blancas-cocidas) (grupo 3) (veces 1) (tipo energeticos) (racion 80) (kcal 101) (proteinas 6.7) (grasas 0.3) (hidratos 15.7) (desayuno no) (almuerzo no) (comida si) (merienda no) (cena no))" calcext:value-type="string">
            <text:p>(alimento (id 132) (nombre judias-blancas-cocidas) (grupo 3) (veces 1) (tipo energeticos) (racion 80) (kcal 101) (proteinas 6.7) (grasas 0.3) (hidratos 15.7) (desayuno no) (almuerzo no) (comida si) (merienda no) (cena no))</text:p>
          </table:table-cell>
          <table:table-cell table:number-columns-repeated="1001"/>
        </table:table-row>
        <table:table-row table:style-name="ro2">
          <table:table-cell/>
          <table:table-cell office:value-type="float" office:value="133" calcext:value-type="float">
            <text:p>133</text:p>
          </table:table-cell>
          <table:table-cell office:value-type="string" calcext:value-type="string">
            <text:p>Patatas, legumbres y frutos secos</text:p>
          </table:table-cell>
          <table:table-cell table:style-name="ce15" office:value-type="string" calcext:value-type="string">
            <text:p>Judías blancas cocidas</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30]*[.L130]/100" office:value-type="float" office:value="202" calcext:value-type="float">
            <text:p>202</text:p>
          </table:table-cell>
          <table:table-cell table:style-name="ce16" table:formula="of:=[.K130]*[.M130]*4/100" office:value-type="float" office:value="53.6" calcext:value-type="float">
            <text:p>53,6</text:p>
          </table:table-cell>
          <table:table-cell table:style-name="ce16" table:formula="of:=[.K130]*[.O130]*4/100" office:value-type="float" office:value="125.6" calcext:value-type="float">
            <text:p>125,6</text:p>
          </table:table-cell>
          <table:table-cell table:style-name="ce15" office:value-type="float" office:value="200" calcext:value-type="float">
            <text:p>200</text:p>
          </table:table-cell>
          <table:table-cell table:style-name="ce15" office:value-type="float" office:value="101" calcext:value-type="float">
            <text:p>101</text:p>
          </table:table-cell>
          <table:table-cell table:style-name="ce25" office:value-type="float" office:value="6.7" calcext:value-type="float">
            <text:p>6.7</text:p>
          </table:table-cell>
          <table:table-cell table:style-name="ce25" office:value-type="float" office:value="0.3" calcext:value-type="float">
            <text:p>0.3</text:p>
          </table:table-cell>
          <table:table-cell table:style-name="ce25" office:value-type="float" office:value="15.7" calcext:value-type="float">
            <text:p>15.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30]);&quot; &quot;;&quot;-&quot;);&quot;á&quot;;&quot;a&quot;);&quot;é&quot;;&quot;e&quot;);&quot;í&quot;;&quot;i&quot;);&quot;ó&quot;;&quot;o&quot;);&quot;ú&quot;;&quot;u&quot;)" office:value-type="string" office:string-value="judias-blancas-cocidas" calcext:value-type="string">
            <text:p>judias-blancas-cocidas</text:p>
          </table:table-cell>
          <table:table-cell table:style-name="ce31" table:formula="of:=CONCATENATE(&quot;(alimento (id &quot;;[.B130];&quot;) (nombre &quot;;[.U130];&quot;) (grupo &quot;;[.E130];&quot;) (veces &quot;;[.F130];&quot;) (tipo &quot;;[.G130];&quot;) (racion &quot;;[.K130];&quot;) (kcal &quot;;[.L130];&quot;) (proteinas &quot;;[.M130];&quot;) (grasas &quot;;[.N130];&quot;) (hidratos &quot;;[.O130];&quot;) (desayuno &quot;;[.P130];&quot;) (almuerzo &quot;;[.Q130];&quot;) (comida &quot;;[.R130];&quot;) (merienda &quot;;[.S130];&quot;) (cena &quot;;[.T130];&quot;))&quot;)" office:value-type="string" office:string-value="(alimento (id 133) (nombre judias-blancas-cocidas) (grupo 3) (veces 1) (tipo energeticos) (racion 200) (kcal 101) (proteinas 6,7) (grasas 0,3) (hidratos 15,7) (desayuno no) (almuerzo no) (comida si) (merienda no) (cena no))" calcext:value-type="string">
            <text:p>(alimento (id 133) (nombre judias-blancas-cocidas) (grupo 3) (veces 1) (tipo energeticos) (racion 200) (kcal 101) (proteinas 6,7) (grasas 0,3) (hidratos 15,7) (desayuno no) (almuerzo no) (comida si) (merienda no) (cena no))</text:p>
          </table:table-cell>
          <table:table-cell table:formula="of:=SUBSTITUTE([.V130];&quot;,&quot;;&quot;.&quot;)" office:value-type="string" office:string-value="(alimento (id 133) (nombre judias-blancas-cocidas) (grupo 3) (veces 1) (tipo energeticos) (racion 200) (kcal 101) (proteinas 6.7) (grasas 0.3) (hidratos 15.7) (desayuno no) (almuerzo no) (comida si) (merienda no) (cena no))" calcext:value-type="string">
            <text:p>(alimento (id 133) (nombre judias-blancas-cocidas) (grupo 3) (veces 1) (tipo energeticos) (racion 200) (kcal 101) (proteinas 6.7) (grasas 0.3) (hidratos 15.7) (desayuno no) (almuerzo no) (comida si) (merienda no) (cena no))</text:p>
          </table:table-cell>
          <table:table-cell table:number-columns-repeated="1001"/>
        </table:table-row>
        <table:table-row table:style-name="ro2">
          <table:table-cell/>
          <table:table-cell office:value-type="float" office:value="134" calcext:value-type="float">
            <text:p>134</text:p>
          </table:table-cell>
          <table:table-cell office:value-type="string" calcext:value-type="string">
            <text:p>Patatas, legumbres y frutos secos</text:p>
          </table:table-cell>
          <table:table-cell table:style-name="ce15" office:value-type="string" calcext:value-type="string">
            <text:p>Judías blancas cocidas</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31]*[.L131]/100" office:value-type="float" office:value="151.5" calcext:value-type="float">
            <text:p>151,5</text:p>
          </table:table-cell>
          <table:table-cell table:style-name="ce16" table:formula="of:=[.K131]*[.M131]*4/100" office:value-type="float" office:value="40.2" calcext:value-type="float">
            <text:p>40,2</text:p>
          </table:table-cell>
          <table:table-cell table:style-name="ce16" table:formula="of:=[.K131]*[.O131]*4/100" office:value-type="float" office:value="94.2" calcext:value-type="float">
            <text:p>94,2</text:p>
          </table:table-cell>
          <table:table-cell table:style-name="ce15" office:value-type="float" office:value="150" calcext:value-type="float">
            <text:p>150</text:p>
          </table:table-cell>
          <table:table-cell table:style-name="ce15" office:value-type="float" office:value="101" calcext:value-type="float">
            <text:p>101</text:p>
          </table:table-cell>
          <table:table-cell table:style-name="ce25" office:value-type="float" office:value="6.7" calcext:value-type="float">
            <text:p>6.7</text:p>
          </table:table-cell>
          <table:table-cell table:style-name="ce25" office:value-type="float" office:value="0.3" calcext:value-type="float">
            <text:p>0.3</text:p>
          </table:table-cell>
          <table:table-cell table:style-name="ce25" office:value-type="float" office:value="15.7" calcext:value-type="float">
            <text:p>15.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31]);&quot; &quot;;&quot;-&quot;);&quot;á&quot;;&quot;a&quot;);&quot;é&quot;;&quot;e&quot;);&quot;í&quot;;&quot;i&quot;);&quot;ó&quot;;&quot;o&quot;);&quot;ú&quot;;&quot;u&quot;)" office:value-type="string" office:string-value="judias-blancas-cocidas" calcext:value-type="string">
            <text:p>judias-blancas-cocidas</text:p>
          </table:table-cell>
          <table:table-cell table:style-name="ce31" table:formula="of:=CONCATENATE(&quot;(alimento (id &quot;;[.B131];&quot;) (nombre &quot;;[.U131];&quot;) (grupo &quot;;[.E131];&quot;) (veces &quot;;[.F131];&quot;) (tipo &quot;;[.G131];&quot;) (racion &quot;;[.K131];&quot;) (kcal &quot;;[.L131];&quot;) (proteinas &quot;;[.M131];&quot;) (grasas &quot;;[.N131];&quot;) (hidratos &quot;;[.O131];&quot;) (desayuno &quot;;[.P131];&quot;) (almuerzo &quot;;[.Q131];&quot;) (comida &quot;;[.R131];&quot;) (merienda &quot;;[.S131];&quot;) (cena &quot;;[.T131];&quot;))&quot;)" office:value-type="string" office:string-value="(alimento (id 134) (nombre judias-blancas-cocidas) (grupo 3) (veces 1) (tipo energeticos) (racion 150) (kcal 101) (proteinas 6,7) (grasas 0,3) (hidratos 15,7) (desayuno no) (almuerzo no) (comida si) (merienda no) (cena no))" calcext:value-type="string">
            <text:p>(alimento (id 134) (nombre judias-blancas-cocidas) (grupo 3) (veces 1) (tipo energeticos) (racion 150) (kcal 101) (proteinas 6,7) (grasas 0,3) (hidratos 15,7) (desayuno no) (almuerzo no) (comida si) (merienda no) (cena no))</text:p>
          </table:table-cell>
          <table:table-cell table:formula="of:=SUBSTITUTE([.V131];&quot;,&quot;;&quot;.&quot;)" office:value-type="string" office:string-value="(alimento (id 134) (nombre judias-blancas-cocidas) (grupo 3) (veces 1) (tipo energeticos) (racion 150) (kcal 101) (proteinas 6.7) (grasas 0.3) (hidratos 15.7) (desayuno no) (almuerzo no) (comida si) (merienda no) (cena no))" calcext:value-type="string">
            <text:p>(alimento (id 134) (nombre judias-blancas-cocidas) (grupo 3) (veces 1) (tipo energeticos) (racion 150) (kcal 101) (proteinas 6.7) (grasas 0.3) (hidratos 15.7) (desayuno no) (almuerzo no) (comida si) (merienda no) (cena no))</text:p>
          </table:table-cell>
          <table:table-cell table:number-columns-repeated="1001"/>
        </table:table-row>
        <table:table-row table:style-name="ro2">
          <table:table-cell/>
          <table:table-cell office:value-type="float" office:value="135" calcext:value-type="float">
            <text:p>135</text:p>
          </table:table-cell>
          <table:table-cell office:value-type="string" calcext:value-type="string">
            <text:p>Patatas, legumbres y frutos secos</text:p>
          </table:table-cell>
          <table:table-cell table:style-name="ce15" office:value-type="string" calcext:value-type="string">
            <text:p>Judías blancas cocidas</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32]*[.L132]/100" office:value-type="float" office:value="101" calcext:value-type="float">
            <text:p>101</text:p>
          </table:table-cell>
          <table:table-cell table:style-name="ce16" table:formula="of:=[.K132]*[.M132]*4/100" office:value-type="float" office:value="26.8" calcext:value-type="float">
            <text:p>26,8</text:p>
          </table:table-cell>
          <table:table-cell table:style-name="ce16" table:formula="of:=[.K132]*[.O132]*4/100" office:value-type="float" office:value="62.8" calcext:value-type="float">
            <text:p>62,8</text:p>
          </table:table-cell>
          <table:table-cell table:style-name="ce15" office:value-type="float" office:value="100" calcext:value-type="float">
            <text:p>100</text:p>
          </table:table-cell>
          <table:table-cell table:style-name="ce15" office:value-type="float" office:value="101" calcext:value-type="float">
            <text:p>101</text:p>
          </table:table-cell>
          <table:table-cell table:style-name="ce25" office:value-type="float" office:value="6.7" calcext:value-type="float">
            <text:p>6.7</text:p>
          </table:table-cell>
          <table:table-cell table:style-name="ce25" office:value-type="float" office:value="0.3" calcext:value-type="float">
            <text:p>0.3</text:p>
          </table:table-cell>
          <table:table-cell table:style-name="ce25" office:value-type="float" office:value="15.7" calcext:value-type="float">
            <text:p>15.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32]);&quot; &quot;;&quot;-&quot;);&quot;á&quot;;&quot;a&quot;);&quot;é&quot;;&quot;e&quot;);&quot;í&quot;;&quot;i&quot;);&quot;ó&quot;;&quot;o&quot;);&quot;ú&quot;;&quot;u&quot;)" office:value-type="string" office:string-value="judias-blancas-cocidas" calcext:value-type="string">
            <text:p>judias-blancas-cocidas</text:p>
          </table:table-cell>
          <table:table-cell table:style-name="ce31" table:formula="of:=CONCATENATE(&quot;(alimento (id &quot;;[.B132];&quot;) (nombre &quot;;[.U132];&quot;) (grupo &quot;;[.E132];&quot;) (veces &quot;;[.F132];&quot;) (tipo &quot;;[.G132];&quot;) (racion &quot;;[.K132];&quot;) (kcal &quot;;[.L132];&quot;) (proteinas &quot;;[.M132];&quot;) (grasas &quot;;[.N132];&quot;) (hidratos &quot;;[.O132];&quot;) (desayuno &quot;;[.P132];&quot;) (almuerzo &quot;;[.Q132];&quot;) (comida &quot;;[.R132];&quot;) (merienda &quot;;[.S132];&quot;) (cena &quot;;[.T132];&quot;))&quot;)" office:value-type="string" office:string-value="(alimento (id 135) (nombre judias-blancas-cocidas) (grupo 3) (veces 1) (tipo energeticos) (racion 100) (kcal 101) (proteinas 6,7) (grasas 0,3) (hidratos 15,7) (desayuno no) (almuerzo no) (comida si) (merienda no) (cena no))" calcext:value-type="string">
            <text:p>(alimento (id 135) (nombre judias-blancas-cocidas) (grupo 3) (veces 1) (tipo energeticos) (racion 100) (kcal 101) (proteinas 6,7) (grasas 0,3) (hidratos 15,7) (desayuno no) (almuerzo no) (comida si) (merienda no) (cena no))</text:p>
          </table:table-cell>
          <table:table-cell table:formula="of:=SUBSTITUTE([.V132];&quot;,&quot;;&quot;.&quot;)" office:value-type="string" office:string-value="(alimento (id 135) (nombre judias-blancas-cocidas) (grupo 3) (veces 1) (tipo energeticos) (racion 100) (kcal 101) (proteinas 6.7) (grasas 0.3) (hidratos 15.7) (desayuno no) (almuerzo no) (comida si) (merienda no) (cena no))" calcext:value-type="string">
            <text:p>(alimento (id 135) (nombre judias-blancas-cocidas) (grupo 3) (veces 1) (tipo energeticos) (racion 100) (kcal 101) (proteinas 6.7) (grasas 0.3) (hidratos 15.7) (desayuno no) (almuerzo no) (comida si) (merienda no) (cena no))</text:p>
          </table:table-cell>
          <table:table-cell table:number-columns-repeated="1001"/>
        </table:table-row>
        <table:table-row table:style-name="ro1">
          <table:table-cell/>
          <table:table-cell office:value-type="float" office:value="136" calcext:value-type="float">
            <text:p>136</text:p>
          </table:table-cell>
          <table:table-cell office:value-type="string" calcext:value-type="string">
            <text:p>Patatas, legumbres y frutos secos</text:p>
          </table:table-cell>
          <table:table-cell table:style-name="ce15" office:value-type="string" calcext:value-type="string">
            <text:p>Haba fresca cruda</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33]*[.L133]/100" office:value-type="float" office:value="292.5" calcext:value-type="float">
            <text:p>292,5</text:p>
          </table:table-cell>
          <table:table-cell table:style-name="ce16" table:formula="of:=[.K133]*[.M133]*4/100" office:value-type="float" office:value="70.5" calcext:value-type="float">
            <text:p>70,5</text:p>
          </table:table-cell>
          <table:table-cell table:style-name="ce16" table:formula="of:=[.K133]*[.O133]*4/100" office:value-type="float" office:value="180" calcext:value-type="float">
            <text:p>180</text:p>
          </table:table-cell>
          <table:table-cell table:style-name="ce15" office:value-type="float" office:value="75" calcext:value-type="float">
            <text:p>75</text:p>
          </table:table-cell>
          <table:table-cell table:style-name="ce15" office:value-type="float" office:value="390" calcext:value-type="float">
            <text:p>390</text:p>
          </table:table-cell>
          <table:table-cell table:style-name="ce25" office:value-type="float" office:value="23.5" calcext:value-type="float">
            <text:p>23.5</text:p>
          </table:table-cell>
          <table:table-cell table:style-name="ce25" office:value-type="float" office:value="0.8" calcext:value-type="float">
            <text:p>0.8</text:p>
          </table:table-cell>
          <table:table-cell table:style-name="ce25" office:value-type="float" office:value="60" calcext:value-type="float">
            <text:p>60</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33]);&quot; &quot;;&quot;-&quot;);&quot;á&quot;;&quot;a&quot;);&quot;é&quot;;&quot;e&quot;);&quot;í&quot;;&quot;i&quot;);&quot;ó&quot;;&quot;o&quot;);&quot;ú&quot;;&quot;u&quot;)" office:value-type="string" office:string-value="haba-fresca-cruda" calcext:value-type="string">
            <text:p>haba-fresca-cruda</text:p>
          </table:table-cell>
          <table:table-cell table:style-name="ce31" table:formula="of:=CONCATENATE(&quot;(alimento (id &quot;;[.B133];&quot;) (nombre &quot;;[.U133];&quot;) (grupo &quot;;[.E133];&quot;) (veces &quot;;[.F133];&quot;) (tipo &quot;;[.G133];&quot;) (racion &quot;;[.K133];&quot;) (kcal &quot;;[.L133];&quot;) (proteinas &quot;;[.M133];&quot;) (grasas &quot;;[.N133];&quot;) (hidratos &quot;;[.O133];&quot;) (desayuno &quot;;[.P133];&quot;) (almuerzo &quot;;[.Q133];&quot;) (comida &quot;;[.R133];&quot;) (merienda &quot;;[.S133];&quot;) (cena &quot;;[.T133];&quot;))&quot;)" office:value-type="string" office:string-value="(alimento (id 136) (nombre haba-fresca-cruda) (grupo 3) (veces 1) (tipo energeticos) (racion 75) (kcal 390) (proteinas 23,5) (grasas 0,8) (hidratos 60) (desayuno no) (almuerzo no) (comida si) (merienda no) (cena no))" calcext:value-type="string">
            <text:p>(alimento (id 136) (nombre haba-fresca-cruda) (grupo 3) (veces 1) (tipo energeticos) (racion 75) (kcal 390) (proteinas 23,5) (grasas 0,8) (hidratos 60) (desayuno no) (almuerzo no) (comida si) (merienda no) (cena no))</text:p>
          </table:table-cell>
          <table:table-cell table:formula="of:=SUBSTITUTE([.V133];&quot;,&quot;;&quot;.&quot;)" office:value-type="string" office:string-value="(alimento (id 136) (nombre haba-fresca-cruda) (grupo 3) (veces 1) (tipo energeticos) (racion 75) (kcal 390) (proteinas 23.5) (grasas 0.8) (hidratos 60) (desayuno no) (almuerzo no) (comida si) (merienda no) (cena no))" calcext:value-type="string">
            <text:p>(alimento (id 136) (nombre haba-fresca-cruda) (grupo 3) (veces 1) (tipo energeticos) (racion 75) (kcal 390) (proteinas 23.5) (grasas 0.8) (hidratos 60) (desayuno no) (almuerzo no) (comida si) (merienda no) (cena no))</text:p>
          </table:table-cell>
          <table:table-cell table:number-columns-repeated="1001"/>
        </table:table-row>
        <table:table-row table:style-name="ro1">
          <table:table-cell/>
          <table:table-cell office:value-type="float" office:value="137" calcext:value-type="float">
            <text:p>137</text:p>
          </table:table-cell>
          <table:table-cell office:value-type="string" calcext:value-type="string">
            <text:p>Patatas, legumbres y frutos secos</text:p>
          </table:table-cell>
          <table:table-cell table:style-name="ce15" office:value-type="string" calcext:value-type="string">
            <text:p>Haba fresca cruda</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34]*[.L134]/100" office:value-type="float" office:value="682.5" calcext:value-type="float">
            <text:p>682,5</text:p>
          </table:table-cell>
          <table:table-cell table:style-name="ce16" table:formula="of:=[.K134]*[.M134]*4/100" office:value-type="float" office:value="164.5" calcext:value-type="float">
            <text:p>164,5</text:p>
          </table:table-cell>
          <table:table-cell table:style-name="ce16" table:formula="of:=[.K134]*[.O134]*4/100" office:value-type="float" office:value="420" calcext:value-type="float">
            <text:p>420</text:p>
          </table:table-cell>
          <table:table-cell table:style-name="ce15" office:value-type="float" office:value="175" calcext:value-type="float">
            <text:p>175</text:p>
          </table:table-cell>
          <table:table-cell table:style-name="ce15" office:value-type="float" office:value="390" calcext:value-type="float">
            <text:p>390</text:p>
          </table:table-cell>
          <table:table-cell table:style-name="ce25" office:value-type="float" office:value="23.5" calcext:value-type="float">
            <text:p>23.5</text:p>
          </table:table-cell>
          <table:table-cell table:style-name="ce25" office:value-type="float" office:value="0.8" calcext:value-type="float">
            <text:p>0.8</text:p>
          </table:table-cell>
          <table:table-cell table:style-name="ce25" office:value-type="float" office:value="60" calcext:value-type="float">
            <text:p>60</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34]);&quot; &quot;;&quot;-&quot;);&quot;á&quot;;&quot;a&quot;);&quot;é&quot;;&quot;e&quot;);&quot;í&quot;;&quot;i&quot;);&quot;ó&quot;;&quot;o&quot;);&quot;ú&quot;;&quot;u&quot;)" office:value-type="string" office:string-value="haba-fresca-cruda" calcext:value-type="string">
            <text:p>haba-fresca-cruda</text:p>
          </table:table-cell>
          <table:table-cell table:style-name="ce31" table:formula="of:=CONCATENATE(&quot;(alimento (id &quot;;[.B134];&quot;) (nombre &quot;;[.U134];&quot;) (grupo &quot;;[.E134];&quot;) (veces &quot;;[.F134];&quot;) (tipo &quot;;[.G134];&quot;) (racion &quot;;[.K134];&quot;) (kcal &quot;;[.L134];&quot;) (proteinas &quot;;[.M134];&quot;) (grasas &quot;;[.N134];&quot;) (hidratos &quot;;[.O134];&quot;) (desayuno &quot;;[.P134];&quot;) (almuerzo &quot;;[.Q134];&quot;) (comida &quot;;[.R134];&quot;) (merienda &quot;;[.S134];&quot;) (cena &quot;;[.T134];&quot;))&quot;)" office:value-type="string" office:string-value="(alimento (id 137) (nombre haba-fresca-cruda) (grupo 3) (veces 1) (tipo energeticos) (racion 175) (kcal 390) (proteinas 23,5) (grasas 0,8) (hidratos 60) (desayuno no) (almuerzo no) (comida si) (merienda no) (cena no))" calcext:value-type="string">
            <text:p>(alimento (id 137) (nombre haba-fresca-cruda) (grupo 3) (veces 1) (tipo energeticos) (racion 175) (kcal 390) (proteinas 23,5) (grasas 0,8) (hidratos 60) (desayuno no) (almuerzo no) (comida si) (merienda no) (cena no))</text:p>
          </table:table-cell>
          <table:table-cell table:formula="of:=SUBSTITUTE([.V134];&quot;,&quot;;&quot;.&quot;)" office:value-type="string" office:string-value="(alimento (id 137) (nombre haba-fresca-cruda) (grupo 3) (veces 1) (tipo energeticos) (racion 175) (kcal 390) (proteinas 23.5) (grasas 0.8) (hidratos 60) (desayuno no) (almuerzo no) (comida si) (merienda no) (cena no))" calcext:value-type="string">
            <text:p>(alimento (id 137) (nombre haba-fresca-cruda) (grupo 3) (veces 1) (tipo energeticos) (racion 175) (kcal 390) (proteinas 23.5) (grasas 0.8) (hidratos 60) (desayuno no) (almuerzo no) (comida si) (merienda no) (cena no))</text:p>
          </table:table-cell>
          <table:table-cell table:number-columns-repeated="1001"/>
        </table:table-row>
        <table:table-row table:style-name="ro1">
          <table:table-cell/>
          <table:table-cell office:value-type="float" office:value="138" calcext:value-type="float">
            <text:p>138</text:p>
          </table:table-cell>
          <table:table-cell office:value-type="string" calcext:value-type="string">
            <text:p>Patatas, legumbres y frutos secos</text:p>
          </table:table-cell>
          <table:table-cell table:style-name="ce15" office:value-type="string" calcext:value-type="string">
            <text:p>Haba fresca cruda</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35]*[.L135]/100" office:value-type="float" office:value="780" calcext:value-type="float">
            <text:p>780</text:p>
          </table:table-cell>
          <table:table-cell table:style-name="ce16" table:formula="of:=[.K135]*[.M135]*4/100" office:value-type="float" office:value="188" calcext:value-type="float">
            <text:p>188</text:p>
          </table:table-cell>
          <table:table-cell table:style-name="ce16" table:formula="of:=[.K135]*[.O135]*4/100" office:value-type="float" office:value="480" calcext:value-type="float">
            <text:p>480</text:p>
          </table:table-cell>
          <table:table-cell table:style-name="ce15" office:value-type="float" office:value="200" calcext:value-type="float">
            <text:p>200</text:p>
          </table:table-cell>
          <table:table-cell table:style-name="ce15" office:value-type="float" office:value="390" calcext:value-type="float">
            <text:p>390</text:p>
          </table:table-cell>
          <table:table-cell table:style-name="ce25" office:value-type="float" office:value="23.5" calcext:value-type="float">
            <text:p>23.5</text:p>
          </table:table-cell>
          <table:table-cell table:style-name="ce25" office:value-type="float" office:value="0.8" calcext:value-type="float">
            <text:p>0.8</text:p>
          </table:table-cell>
          <table:table-cell table:style-name="ce25" office:value-type="float" office:value="60" calcext:value-type="float">
            <text:p>60</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35]);&quot; &quot;;&quot;-&quot;);&quot;á&quot;;&quot;a&quot;);&quot;é&quot;;&quot;e&quot;);&quot;í&quot;;&quot;i&quot;);&quot;ó&quot;;&quot;o&quot;);&quot;ú&quot;;&quot;u&quot;)" office:value-type="string" office:string-value="haba-fresca-cruda" calcext:value-type="string">
            <text:p>haba-fresca-cruda</text:p>
          </table:table-cell>
          <table:table-cell table:style-name="ce31" table:formula="of:=CONCATENATE(&quot;(alimento (id &quot;;[.B135];&quot;) (nombre &quot;;[.U135];&quot;) (grupo &quot;;[.E135];&quot;) (veces &quot;;[.F135];&quot;) (tipo &quot;;[.G135];&quot;) (racion &quot;;[.K135];&quot;) (kcal &quot;;[.L135];&quot;) (proteinas &quot;;[.M135];&quot;) (grasas &quot;;[.N135];&quot;) (hidratos &quot;;[.O135];&quot;) (desayuno &quot;;[.P135];&quot;) (almuerzo &quot;;[.Q135];&quot;) (comida &quot;;[.R135];&quot;) (merienda &quot;;[.S135];&quot;) (cena &quot;;[.T135];&quot;))&quot;)" office:value-type="string" office:string-value="(alimento (id 138) (nombre haba-fresca-cruda) (grupo 3) (veces 1) (tipo energeticos) (racion 200) (kcal 390) (proteinas 23,5) (grasas 0,8) (hidratos 60) (desayuno no) (almuerzo no) (comida si) (merienda no) (cena no))" calcext:value-type="string">
            <text:p>(alimento (id 138) (nombre haba-fresca-cruda) (grupo 3) (veces 1) (tipo energeticos) (racion 200) (kcal 390) (proteinas 23,5) (grasas 0,8) (hidratos 60) (desayuno no) (almuerzo no) (comida si) (merienda no) (cena no))</text:p>
          </table:table-cell>
          <table:table-cell table:formula="of:=SUBSTITUTE([.V135];&quot;,&quot;;&quot;.&quot;)" office:value-type="string" office:string-value="(alimento (id 138) (nombre haba-fresca-cruda) (grupo 3) (veces 1) (tipo energeticos) (racion 200) (kcal 390) (proteinas 23.5) (grasas 0.8) (hidratos 60) (desayuno no) (almuerzo no) (comida si) (merienda no) (cena no))" calcext:value-type="string">
            <text:p>(alimento (id 138) (nombre haba-fresca-cruda) (grupo 3) (veces 1) (tipo energeticos) (racion 200) (kcal 390) (proteinas 23.5) (grasas 0.8) (hidratos 60) (desayuno no) (almuerzo no) (comida si) (merienda no) (cena no))</text:p>
          </table:table-cell>
          <table:table-cell table:number-columns-repeated="1001"/>
        </table:table-row>
        <table:table-row table:style-name="ro1">
          <table:table-cell/>
          <table:table-cell office:value-type="float" office:value="139" calcext:value-type="float">
            <text:p>139</text:p>
          </table:table-cell>
          <table:table-cell office:value-type="string" calcext:value-type="string">
            <text:p>Patatas, legumbres y frutos secos</text:p>
          </table:table-cell>
          <table:table-cell table:style-name="ce15" office:value-type="string" calcext:value-type="string">
            <text:p>Haba fresca cruda</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36]*[.L136]/100" office:value-type="float" office:value="585" calcext:value-type="float">
            <text:p>585</text:p>
          </table:table-cell>
          <table:table-cell table:style-name="ce16" table:formula="of:=[.K136]*[.M136]*4/100" office:value-type="float" office:value="141" calcext:value-type="float">
            <text:p>141</text:p>
          </table:table-cell>
          <table:table-cell table:style-name="ce16" table:formula="of:=[.K136]*[.O136]*4/100" office:value-type="float" office:value="360" calcext:value-type="float">
            <text:p>360</text:p>
          </table:table-cell>
          <table:table-cell table:style-name="ce15" office:value-type="float" office:value="150" calcext:value-type="float">
            <text:p>150</text:p>
          </table:table-cell>
          <table:table-cell table:style-name="ce15" office:value-type="float" office:value="390" calcext:value-type="float">
            <text:p>390</text:p>
          </table:table-cell>
          <table:table-cell table:style-name="ce25" office:value-type="float" office:value="23.5" calcext:value-type="float">
            <text:p>23.5</text:p>
          </table:table-cell>
          <table:table-cell table:style-name="ce25" office:value-type="float" office:value="0.8" calcext:value-type="float">
            <text:p>0.8</text:p>
          </table:table-cell>
          <table:table-cell table:style-name="ce25" office:value-type="float" office:value="60" calcext:value-type="float">
            <text:p>60</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36]);&quot; &quot;;&quot;-&quot;);&quot;á&quot;;&quot;a&quot;);&quot;é&quot;;&quot;e&quot;);&quot;í&quot;;&quot;i&quot;);&quot;ó&quot;;&quot;o&quot;);&quot;ú&quot;;&quot;u&quot;)" office:value-type="string" office:string-value="haba-fresca-cruda" calcext:value-type="string">
            <text:p>haba-fresca-cruda</text:p>
          </table:table-cell>
          <table:table-cell table:style-name="ce31" table:formula="of:=CONCATENATE(&quot;(alimento (id &quot;;[.B136];&quot;) (nombre &quot;;[.U136];&quot;) (grupo &quot;;[.E136];&quot;) (veces &quot;;[.F136];&quot;) (tipo &quot;;[.G136];&quot;) (racion &quot;;[.K136];&quot;) (kcal &quot;;[.L136];&quot;) (proteinas &quot;;[.M136];&quot;) (grasas &quot;;[.N136];&quot;) (hidratos &quot;;[.O136];&quot;) (desayuno &quot;;[.P136];&quot;) (almuerzo &quot;;[.Q136];&quot;) (comida &quot;;[.R136];&quot;) (merienda &quot;;[.S136];&quot;) (cena &quot;;[.T136];&quot;))&quot;)" office:value-type="string" office:string-value="(alimento (id 139) (nombre haba-fresca-cruda) (grupo 3) (veces 1) (tipo energeticos) (racion 150) (kcal 390) (proteinas 23,5) (grasas 0,8) (hidratos 60) (desayuno no) (almuerzo no) (comida si) (merienda no) (cena no))" calcext:value-type="string">
            <text:p>(alimento (id 139) (nombre haba-fresca-cruda) (grupo 3) (veces 1) (tipo energeticos) (racion 150) (kcal 390) (proteinas 23,5) (grasas 0,8) (hidratos 60) (desayuno no) (almuerzo no) (comida si) (merienda no) (cena no))</text:p>
          </table:table-cell>
          <table:table-cell table:formula="of:=SUBSTITUTE([.V136];&quot;,&quot;;&quot;.&quot;)" office:value-type="string" office:string-value="(alimento (id 139) (nombre haba-fresca-cruda) (grupo 3) (veces 1) (tipo energeticos) (racion 150) (kcal 390) (proteinas 23.5) (grasas 0.8) (hidratos 60) (desayuno no) (almuerzo no) (comida si) (merienda no) (cena no))" calcext:value-type="string">
            <text:p>(alimento (id 139) (nombre haba-fresca-cruda) (grupo 3) (veces 1) (tipo energeticos) (racion 150) (kcal 390) (proteinas 23.5) (grasas 0.8) (hidratos 60) (desayuno no) (almuerzo no) (comida si) (merienda no) (cena no))</text:p>
          </table:table-cell>
          <table:table-cell table:number-columns-repeated="1001"/>
        </table:table-row>
        <table:table-row table:style-name="ro1">
          <table:table-cell/>
          <table:table-cell office:value-type="float" office:value="140" calcext:value-type="float">
            <text:p>140</text:p>
          </table:table-cell>
          <table:table-cell office:value-type="string" calcext:value-type="string">
            <text:p>Patatas, legumbres y frutos secos</text:p>
          </table:table-cell>
          <table:table-cell table:style-name="ce15" office:value-type="string" calcext:value-type="string">
            <text:p>Haba fresca cruda</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37]*[.L137]/100" office:value-type="float" office:value="390" calcext:value-type="float">
            <text:p>390</text:p>
          </table:table-cell>
          <table:table-cell table:style-name="ce16" table:formula="of:=[.K137]*[.M137]*4/100" office:value-type="float" office:value="94" calcext:value-type="float">
            <text:p>94</text:p>
          </table:table-cell>
          <table:table-cell table:style-name="ce16" table:formula="of:=[.K137]*[.O137]*4/100" office:value-type="float" office:value="240" calcext:value-type="float">
            <text:p>240</text:p>
          </table:table-cell>
          <table:table-cell table:style-name="ce15" office:value-type="float" office:value="100" calcext:value-type="float">
            <text:p>100</text:p>
          </table:table-cell>
          <table:table-cell table:style-name="ce15" office:value-type="float" office:value="390" calcext:value-type="float">
            <text:p>390</text:p>
          </table:table-cell>
          <table:table-cell table:style-name="ce25" office:value-type="float" office:value="23.5" calcext:value-type="float">
            <text:p>23.5</text:p>
          </table:table-cell>
          <table:table-cell table:style-name="ce25" office:value-type="float" office:value="0.8" calcext:value-type="float">
            <text:p>0.8</text:p>
          </table:table-cell>
          <table:table-cell table:style-name="ce25" office:value-type="float" office:value="60" calcext:value-type="float">
            <text:p>60</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37]);&quot; &quot;;&quot;-&quot;);&quot;á&quot;;&quot;a&quot;);&quot;é&quot;;&quot;e&quot;);&quot;í&quot;;&quot;i&quot;);&quot;ó&quot;;&quot;o&quot;);&quot;ú&quot;;&quot;u&quot;)" office:value-type="string" office:string-value="haba-fresca-cruda" calcext:value-type="string">
            <text:p>haba-fresca-cruda</text:p>
          </table:table-cell>
          <table:table-cell table:style-name="ce31" table:formula="of:=CONCATENATE(&quot;(alimento (id &quot;;[.B137];&quot;) (nombre &quot;;[.U137];&quot;) (grupo &quot;;[.E137];&quot;) (veces &quot;;[.F137];&quot;) (tipo &quot;;[.G137];&quot;) (racion &quot;;[.K137];&quot;) (kcal &quot;;[.L137];&quot;) (proteinas &quot;;[.M137];&quot;) (grasas &quot;;[.N137];&quot;) (hidratos &quot;;[.O137];&quot;) (desayuno &quot;;[.P137];&quot;) (almuerzo &quot;;[.Q137];&quot;) (comida &quot;;[.R137];&quot;) (merienda &quot;;[.S137];&quot;) (cena &quot;;[.T137];&quot;))&quot;)" office:value-type="string" office:string-value="(alimento (id 140) (nombre haba-fresca-cruda) (grupo 3) (veces 1) (tipo energeticos) (racion 100) (kcal 390) (proteinas 23,5) (grasas 0,8) (hidratos 60) (desayuno no) (almuerzo no) (comida si) (merienda no) (cena no))" calcext:value-type="string">
            <text:p>(alimento (id 140) (nombre haba-fresca-cruda) (grupo 3) (veces 1) (tipo energeticos) (racion 100) (kcal 390) (proteinas 23,5) (grasas 0,8) (hidratos 60) (desayuno no) (almuerzo no) (comida si) (merienda no) (cena no))</text:p>
          </table:table-cell>
          <table:table-cell table:formula="of:=SUBSTITUTE([.V137];&quot;,&quot;;&quot;.&quot;)" office:value-type="string" office:string-value="(alimento (id 140) (nombre haba-fresca-cruda) (grupo 3) (veces 1) (tipo energeticos) (racion 100) (kcal 390) (proteinas 23.5) (grasas 0.8) (hidratos 60) (desayuno no) (almuerzo no) (comida si) (merienda no) (cena no))" calcext:value-type="string">
            <text:p>(alimento (id 140) (nombre haba-fresca-cruda) (grupo 3) (veces 1) (tipo energeticos) (racion 100) (kcal 390) (proteinas 23.5) (grasas 0.8) (hidratos 60) (desayuno no) (almuerzo no) (comida si) (merienda no) (cena no))</text:p>
          </table:table-cell>
          <table:table-cell table:number-columns-repeated="1001"/>
        </table:table-row>
        <table:table-row table:style-name="ro1">
          <table:table-cell/>
          <table:table-cell office:value-type="float" office:value="141" calcext:value-type="float">
            <text:p>141</text:p>
          </table:table-cell>
          <table:table-cell office:value-type="string" calcext:value-type="string">
            <text:p>Patatas, legumbres y frutos secos</text:p>
          </table:table-cell>
          <table:table-cell table:style-name="ce15" office:value-type="string" calcext:value-type="string">
            <text:p>Lentejas guisadas</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38]*[.L138]/100" office:value-type="float" office:value="150" calcext:value-type="float">
            <text:p>150</text:p>
          </table:table-cell>
          <table:table-cell table:style-name="ce16" table:formula="of:=[.K138]*[.M138]*4/100" office:value-type="float" office:value="33" calcext:value-type="float">
            <text:p>33</text:p>
          </table:table-cell>
          <table:table-cell table:style-name="ce16" table:formula="of:=[.K138]*[.O138]*4/100" office:value-type="float" office:value="77.5" calcext:value-type="float">
            <text:p>77,5</text:p>
          </table:table-cell>
          <table:table-cell table:style-name="ce15" office:value-type="float" office:value="125" calcext:value-type="float">
            <text:p>125</text:p>
          </table:table-cell>
          <table:table-cell table:style-name="ce15" office:value-type="float" office:value="120" calcext:value-type="float">
            <text:p>120</text:p>
          </table:table-cell>
          <table:table-cell table:style-name="ce25" office:value-type="float" office:value="6.6" calcext:value-type="float">
            <text:p>6.6</text:p>
          </table:table-cell>
          <table:table-cell table:style-name="ce25" office:value-type="float" office:value="3.5" calcext:value-type="float">
            <text:p>3.5</text:p>
          </table:table-cell>
          <table:table-cell table:style-name="ce25" office:value-type="float" office:value="15.5" calcext:value-type="float">
            <text:p>15.5</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38]);&quot; &quot;;&quot;-&quot;);&quot;á&quot;;&quot;a&quot;);&quot;é&quot;;&quot;e&quot;);&quot;í&quot;;&quot;i&quot;);&quot;ó&quot;;&quot;o&quot;);&quot;ú&quot;;&quot;u&quot;)" office:value-type="string" office:string-value="lentejas-guisadas" calcext:value-type="string">
            <text:p>lentejas-guisadas</text:p>
          </table:table-cell>
          <table:table-cell table:style-name="ce31" table:formula="of:=CONCATENATE(&quot;(alimento (id &quot;;[.B138];&quot;) (nombre &quot;;[.U138];&quot;) (grupo &quot;;[.E138];&quot;) (veces &quot;;[.F138];&quot;) (tipo &quot;;[.G138];&quot;) (racion &quot;;[.K138];&quot;) (kcal &quot;;[.L138];&quot;) (proteinas &quot;;[.M138];&quot;) (grasas &quot;;[.N138];&quot;) (hidratos &quot;;[.O138];&quot;) (desayuno &quot;;[.P138];&quot;) (almuerzo &quot;;[.Q138];&quot;) (comida &quot;;[.R138];&quot;) (merienda &quot;;[.S138];&quot;) (cena &quot;;[.T138];&quot;))&quot;)" office:value-type="string" office:string-value="(alimento (id 141) (nombre lentejas-guisadas) (grupo 3) (veces 1) (tipo energeticos) (racion 125) (kcal 120) (proteinas 6,6) (grasas 3,5) (hidratos 15,5) (desayuno no) (almuerzo no) (comida si) (merienda no) (cena no))" calcext:value-type="string">
            <text:p>(alimento (id 141) (nombre lentejas-guisadas) (grupo 3) (veces 1) (tipo energeticos) (racion 125) (kcal 120) (proteinas 6,6) (grasas 3,5) (hidratos 15,5) (desayuno no) (almuerzo no) (comida si) (merienda no) (cena no))</text:p>
          </table:table-cell>
          <table:table-cell table:formula="of:=SUBSTITUTE([.V138];&quot;,&quot;;&quot;.&quot;)" office:value-type="string" office:string-value="(alimento (id 141) (nombre lentejas-guisadas) (grupo 3) (veces 1) (tipo energeticos) (racion 125) (kcal 120) (proteinas 6.6) (grasas 3.5) (hidratos 15.5) (desayuno no) (almuerzo no) (comida si) (merienda no) (cena no))" calcext:value-type="string">
            <text:p>(alimento (id 141) (nombre lentejas-guisadas) (grupo 3) (veces 1) (tipo energeticos) (racion 125) (kcal 120) (proteinas 6.6) (grasas 3.5) (hidratos 15.5) (desayuno no) (almuerzo no) (comida si) (merienda no) (cena no))</text:p>
          </table:table-cell>
          <table:table-cell table:number-columns-repeated="1001"/>
        </table:table-row>
        <table:table-row table:style-name="ro1">
          <table:table-cell/>
          <table:table-cell office:value-type="float" office:value="142" calcext:value-type="float">
            <text:p>142</text:p>
          </table:table-cell>
          <table:table-cell office:value-type="string" calcext:value-type="string">
            <text:p>Patatas, legumbres y frutos secos</text:p>
          </table:table-cell>
          <table:table-cell table:style-name="ce15" office:value-type="string" calcext:value-type="string">
            <text:p>Lentejas guisadas</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39]*[.L139]/100" office:value-type="float" office:value="90" calcext:value-type="float">
            <text:p>90</text:p>
          </table:table-cell>
          <table:table-cell table:style-name="ce16" table:formula="of:=[.K139]*[.M139]*4/100" office:value-type="float" office:value="19.8" calcext:value-type="float">
            <text:p>19,8</text:p>
          </table:table-cell>
          <table:table-cell table:style-name="ce16" table:formula="of:=[.K139]*[.O139]*4/100" office:value-type="float" office:value="46.5" calcext:value-type="float">
            <text:p>46,5</text:p>
          </table:table-cell>
          <table:table-cell table:style-name="ce15" office:value-type="float" office:value="75" calcext:value-type="float">
            <text:p>75</text:p>
          </table:table-cell>
          <table:table-cell table:style-name="ce15" office:value-type="float" office:value="120" calcext:value-type="float">
            <text:p>120</text:p>
          </table:table-cell>
          <table:table-cell table:style-name="ce25" office:value-type="float" office:value="6.6" calcext:value-type="float">
            <text:p>6.6</text:p>
          </table:table-cell>
          <table:table-cell table:style-name="ce25" office:value-type="float" office:value="3.5" calcext:value-type="float">
            <text:p>3.5</text:p>
          </table:table-cell>
          <table:table-cell table:style-name="ce25" office:value-type="float" office:value="15.5" calcext:value-type="float">
            <text:p>15.5</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39]);&quot; &quot;;&quot;-&quot;);&quot;á&quot;;&quot;a&quot;);&quot;é&quot;;&quot;e&quot;);&quot;í&quot;;&quot;i&quot;);&quot;ó&quot;;&quot;o&quot;);&quot;ú&quot;;&quot;u&quot;)" office:value-type="string" office:string-value="lentejas-guisadas" calcext:value-type="string">
            <text:p>lentejas-guisadas</text:p>
          </table:table-cell>
          <table:table-cell table:style-name="ce31" table:formula="of:=CONCATENATE(&quot;(alimento (id &quot;;[.B139];&quot;) (nombre &quot;;[.U139];&quot;) (grupo &quot;;[.E139];&quot;) (veces &quot;;[.F139];&quot;) (tipo &quot;;[.G139];&quot;) (racion &quot;;[.K139];&quot;) (kcal &quot;;[.L139];&quot;) (proteinas &quot;;[.M139];&quot;) (grasas &quot;;[.N139];&quot;) (hidratos &quot;;[.O139];&quot;) (desayuno &quot;;[.P139];&quot;) (almuerzo &quot;;[.Q139];&quot;) (comida &quot;;[.R139];&quot;) (merienda &quot;;[.S139];&quot;) (cena &quot;;[.T139];&quot;))&quot;)" office:value-type="string" office:string-value="(alimento (id 142) (nombre lentejas-guisadas) (grupo 3) (veces 1) (tipo energeticos) (racion 75) (kcal 120) (proteinas 6,6) (grasas 3,5) (hidratos 15,5) (desayuno no) (almuerzo no) (comida si) (merienda no) (cena no))" calcext:value-type="string">
            <text:p>(alimento (id 142) (nombre lentejas-guisadas) (grupo 3) (veces 1) (tipo energeticos) (racion 75) (kcal 120) (proteinas 6,6) (grasas 3,5) (hidratos 15,5) (desayuno no) (almuerzo no) (comida si) (merienda no) (cena no))</text:p>
          </table:table-cell>
          <table:table-cell table:formula="of:=SUBSTITUTE([.V139];&quot;,&quot;;&quot;.&quot;)" office:value-type="string" office:string-value="(alimento (id 142) (nombre lentejas-guisadas) (grupo 3) (veces 1) (tipo energeticos) (racion 75) (kcal 120) (proteinas 6.6) (grasas 3.5) (hidratos 15.5) (desayuno no) (almuerzo no) (comida si) (merienda no) (cena no))" calcext:value-type="string">
            <text:p>(alimento (id 142) (nombre lentejas-guisadas) (grupo 3) (veces 1) (tipo energeticos) (racion 75) (kcal 120) (proteinas 6.6) (grasas 3.5) (hidratos 15.5) (desayuno no) (almuerzo no) (comida si) (merienda no) (cena no))</text:p>
          </table:table-cell>
          <table:table-cell table:number-columns-repeated="1001"/>
        </table:table-row>
        <table:table-row table:style-name="ro1">
          <table:table-cell/>
          <table:table-cell office:value-type="float" office:value="143" calcext:value-type="float">
            <text:p>143</text:p>
          </table:table-cell>
          <table:table-cell office:value-type="string" calcext:value-type="string">
            <text:p>Patatas, legumbres y frutos secos</text:p>
          </table:table-cell>
          <table:table-cell table:style-name="ce15" office:value-type="string" calcext:value-type="string">
            <text:p>Lentejas guisadas</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40]*[.L140]/100" office:value-type="float" office:value="240" calcext:value-type="float">
            <text:p>240</text:p>
          </table:table-cell>
          <table:table-cell table:style-name="ce16" table:formula="of:=[.K140]*[.M140]*4/100" office:value-type="float" office:value="52.8" calcext:value-type="float">
            <text:p>52,8</text:p>
          </table:table-cell>
          <table:table-cell table:style-name="ce16" table:formula="of:=[.K140]*[.O140]*4/100" office:value-type="float" office:value="124" calcext:value-type="float">
            <text:p>124</text:p>
          </table:table-cell>
          <table:table-cell table:style-name="ce15" office:value-type="float" office:value="200" calcext:value-type="float">
            <text:p>200</text:p>
          </table:table-cell>
          <table:table-cell table:style-name="ce15" office:value-type="float" office:value="120" calcext:value-type="float">
            <text:p>120</text:p>
          </table:table-cell>
          <table:table-cell table:style-name="ce25" office:value-type="float" office:value="6.6" calcext:value-type="float">
            <text:p>6.6</text:p>
          </table:table-cell>
          <table:table-cell table:style-name="ce25" office:value-type="float" office:value="3.5" calcext:value-type="float">
            <text:p>3.5</text:p>
          </table:table-cell>
          <table:table-cell table:style-name="ce25" office:value-type="float" office:value="15.5" calcext:value-type="float">
            <text:p>15.5</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40]);&quot; &quot;;&quot;-&quot;);&quot;á&quot;;&quot;a&quot;);&quot;é&quot;;&quot;e&quot;);&quot;í&quot;;&quot;i&quot;);&quot;ó&quot;;&quot;o&quot;);&quot;ú&quot;;&quot;u&quot;)" office:value-type="string" office:string-value="lentejas-guisadas" calcext:value-type="string">
            <text:p>lentejas-guisadas</text:p>
          </table:table-cell>
          <table:table-cell table:style-name="ce31" table:formula="of:=CONCATENATE(&quot;(alimento (id &quot;;[.B140];&quot;) (nombre &quot;;[.U140];&quot;) (grupo &quot;;[.E140];&quot;) (veces &quot;;[.F140];&quot;) (tipo &quot;;[.G140];&quot;) (racion &quot;;[.K140];&quot;) (kcal &quot;;[.L140];&quot;) (proteinas &quot;;[.M140];&quot;) (grasas &quot;;[.N140];&quot;) (hidratos &quot;;[.O140];&quot;) (desayuno &quot;;[.P140];&quot;) (almuerzo &quot;;[.Q140];&quot;) (comida &quot;;[.R140];&quot;) (merienda &quot;;[.S140];&quot;) (cena &quot;;[.T140];&quot;))&quot;)" office:value-type="string" office:string-value="(alimento (id 143) (nombre lentejas-guisadas) (grupo 3) (veces 1) (tipo energeticos) (racion 200) (kcal 120) (proteinas 6,6) (grasas 3,5) (hidratos 15,5) (desayuno no) (almuerzo no) (comida si) (merienda no) (cena no))" calcext:value-type="string">
            <text:p>(alimento (id 143) (nombre lentejas-guisadas) (grupo 3) (veces 1) (tipo energeticos) (racion 200) (kcal 120) (proteinas 6,6) (grasas 3,5) (hidratos 15,5) (desayuno no) (almuerzo no) (comida si) (merienda no) (cena no))</text:p>
          </table:table-cell>
          <table:table-cell table:formula="of:=SUBSTITUTE([.V140];&quot;,&quot;;&quot;.&quot;)" office:value-type="string" office:string-value="(alimento (id 143) (nombre lentejas-guisadas) (grupo 3) (veces 1) (tipo energeticos) (racion 200) (kcal 120) (proteinas 6.6) (grasas 3.5) (hidratos 15.5) (desayuno no) (almuerzo no) (comida si) (merienda no) (cena no))" calcext:value-type="string">
            <text:p>(alimento (id 143) (nombre lentejas-guisadas) (grupo 3) (veces 1) (tipo energeticos) (racion 200) (kcal 120) (proteinas 6.6) (grasas 3.5) (hidratos 15.5) (desayuno no) (almuerzo no) (comida si) (merienda no) (cena no))</text:p>
          </table:table-cell>
          <table:table-cell table:number-columns-repeated="1001"/>
        </table:table-row>
        <table:table-row table:style-name="ro1">
          <table:table-cell/>
          <table:table-cell office:value-type="float" office:value="144" calcext:value-type="float">
            <text:p>144</text:p>
          </table:table-cell>
          <table:table-cell office:value-type="string" calcext:value-type="string">
            <text:p>Patatas, legumbres y frutos secos</text:p>
          </table:table-cell>
          <table:table-cell table:style-name="ce15" office:value-type="string" calcext:value-type="string">
            <text:p>Lentejas guisadas</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41]*[.L141]/100" office:value-type="float" office:value="180" calcext:value-type="float">
            <text:p>180</text:p>
          </table:table-cell>
          <table:table-cell table:style-name="ce16" table:formula="of:=[.K141]*[.M141]*4/100" office:value-type="float" office:value="39.6" calcext:value-type="float">
            <text:p>39,6</text:p>
          </table:table-cell>
          <table:table-cell table:style-name="ce16" table:formula="of:=[.K141]*[.O141]*4/100" office:value-type="float" office:value="93" calcext:value-type="float">
            <text:p>93</text:p>
          </table:table-cell>
          <table:table-cell table:style-name="ce15" office:value-type="float" office:value="150" calcext:value-type="float">
            <text:p>150</text:p>
          </table:table-cell>
          <table:table-cell table:style-name="ce15" office:value-type="float" office:value="120" calcext:value-type="float">
            <text:p>120</text:p>
          </table:table-cell>
          <table:table-cell table:style-name="ce25" office:value-type="float" office:value="6.6" calcext:value-type="float">
            <text:p>6.6</text:p>
          </table:table-cell>
          <table:table-cell table:style-name="ce25" office:value-type="float" office:value="3.5" calcext:value-type="float">
            <text:p>3.5</text:p>
          </table:table-cell>
          <table:table-cell table:style-name="ce25" office:value-type="float" office:value="15.5" calcext:value-type="float">
            <text:p>15.5</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41]);&quot; &quot;;&quot;-&quot;);&quot;á&quot;;&quot;a&quot;);&quot;é&quot;;&quot;e&quot;);&quot;í&quot;;&quot;i&quot;);&quot;ó&quot;;&quot;o&quot;);&quot;ú&quot;;&quot;u&quot;)" office:value-type="string" office:string-value="lentejas-guisadas" calcext:value-type="string">
            <text:p>lentejas-guisadas</text:p>
          </table:table-cell>
          <table:table-cell table:style-name="ce31" table:formula="of:=CONCATENATE(&quot;(alimento (id &quot;;[.B141];&quot;) (nombre &quot;;[.U141];&quot;) (grupo &quot;;[.E141];&quot;) (veces &quot;;[.F141];&quot;) (tipo &quot;;[.G141];&quot;) (racion &quot;;[.K141];&quot;) (kcal &quot;;[.L141];&quot;) (proteinas &quot;;[.M141];&quot;) (grasas &quot;;[.N141];&quot;) (hidratos &quot;;[.O141];&quot;) (desayuno &quot;;[.P141];&quot;) (almuerzo &quot;;[.Q141];&quot;) (comida &quot;;[.R141];&quot;) (merienda &quot;;[.S141];&quot;) (cena &quot;;[.T141];&quot;))&quot;)" office:value-type="string" office:string-value="(alimento (id 144) (nombre lentejas-guisadas) (grupo 3) (veces 1) (tipo energeticos) (racion 150) (kcal 120) (proteinas 6,6) (grasas 3,5) (hidratos 15,5) (desayuno no) (almuerzo no) (comida si) (merienda no) (cena no))" calcext:value-type="string">
            <text:p>(alimento (id 144) (nombre lentejas-guisadas) (grupo 3) (veces 1) (tipo energeticos) (racion 150) (kcal 120) (proteinas 6,6) (grasas 3,5) (hidratos 15,5) (desayuno no) (almuerzo no) (comida si) (merienda no) (cena no))</text:p>
          </table:table-cell>
          <table:table-cell table:formula="of:=SUBSTITUTE([.V141];&quot;,&quot;;&quot;.&quot;)" office:value-type="string" office:string-value="(alimento (id 144) (nombre lentejas-guisadas) (grupo 3) (veces 1) (tipo energeticos) (racion 150) (kcal 120) (proteinas 6.6) (grasas 3.5) (hidratos 15.5) (desayuno no) (almuerzo no) (comida si) (merienda no) (cena no))" calcext:value-type="string">
            <text:p>(alimento (id 144) (nombre lentejas-guisadas) (grupo 3) (veces 1) (tipo energeticos) (racion 150) (kcal 120) (proteinas 6.6) (grasas 3.5) (hidratos 15.5) (desayuno no) (almuerzo no) (comida si) (merienda no) (cena no))</text:p>
          </table:table-cell>
          <table:table-cell table:number-columns-repeated="1001"/>
        </table:table-row>
        <table:table-row table:style-name="ro1">
          <table:table-cell/>
          <table:table-cell office:value-type="float" office:value="145" calcext:value-type="float">
            <text:p>145</text:p>
          </table:table-cell>
          <table:table-cell office:value-type="string" calcext:value-type="string">
            <text:p>Patatas, legumbres y frutos secos</text:p>
          </table:table-cell>
          <table:table-cell table:style-name="ce15" office:value-type="string" calcext:value-type="string">
            <text:p>Lentejas guisadas</text:p>
          </table:table-cell>
          <table:table-cell table:style-name="ce15" office:value-type="float" office:value="3" calcext:value-type="float">
            <text:p>3</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142]*[.L142]/100" office:value-type="float" office:value="120" calcext:value-type="float">
            <text:p>120</text:p>
          </table:table-cell>
          <table:table-cell table:style-name="ce16" table:formula="of:=[.K142]*[.M142]*4/100" office:value-type="float" office:value="26.4" calcext:value-type="float">
            <text:p>26,4</text:p>
          </table:table-cell>
          <table:table-cell table:style-name="ce16" table:formula="of:=[.K142]*[.O142]*4/100" office:value-type="float" office:value="62" calcext:value-type="float">
            <text:p>62</text:p>
          </table:table-cell>
          <table:table-cell table:style-name="ce15" office:value-type="float" office:value="100" calcext:value-type="float">
            <text:p>100</text:p>
          </table:table-cell>
          <table:table-cell table:style-name="ce15" office:value-type="float" office:value="120" calcext:value-type="float">
            <text:p>120</text:p>
          </table:table-cell>
          <table:table-cell table:style-name="ce25" office:value-type="float" office:value="6.6" calcext:value-type="float">
            <text:p>6.6</text:p>
          </table:table-cell>
          <table:table-cell table:style-name="ce25" office:value-type="float" office:value="3.5" calcext:value-type="float">
            <text:p>3.5</text:p>
          </table:table-cell>
          <table:table-cell table:style-name="ce25" office:value-type="float" office:value="15.5" calcext:value-type="float">
            <text:p>15.5</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42]);&quot; &quot;;&quot;-&quot;);&quot;á&quot;;&quot;a&quot;);&quot;é&quot;;&quot;e&quot;);&quot;í&quot;;&quot;i&quot;);&quot;ó&quot;;&quot;o&quot;);&quot;ú&quot;;&quot;u&quot;)" office:value-type="string" office:string-value="lentejas-guisadas" calcext:value-type="string">
            <text:p>lentejas-guisadas</text:p>
          </table:table-cell>
          <table:table-cell table:style-name="ce31" table:formula="of:=CONCATENATE(&quot;(alimento (id &quot;;[.B142];&quot;) (nombre &quot;;[.U142];&quot;) (grupo &quot;;[.E142];&quot;) (veces &quot;;[.F142];&quot;) (tipo &quot;;[.G142];&quot;) (racion &quot;;[.K142];&quot;) (kcal &quot;;[.L142];&quot;) (proteinas &quot;;[.M142];&quot;) (grasas &quot;;[.N142];&quot;) (hidratos &quot;;[.O142];&quot;) (desayuno &quot;;[.P142];&quot;) (almuerzo &quot;;[.Q142];&quot;) (comida &quot;;[.R142];&quot;) (merienda &quot;;[.S142];&quot;) (cena &quot;;[.T142];&quot;))&quot;)" office:value-type="string" office:string-value="(alimento (id 145) (nombre lentejas-guisadas) (grupo 3) (veces 1) (tipo energeticos) (racion 100) (kcal 120) (proteinas 6,6) (grasas 3,5) (hidratos 15,5) (desayuno no) (almuerzo no) (comida si) (merienda no) (cena no))" calcext:value-type="string">
            <text:p>(alimento (id 145) (nombre lentejas-guisadas) (grupo 3) (veces 1) (tipo energeticos) (racion 100) (kcal 120) (proteinas 6,6) (grasas 3,5) (hidratos 15,5) (desayuno no) (almuerzo no) (comida si) (merienda no) (cena no))</text:p>
          </table:table-cell>
          <table:table-cell table:formula="of:=SUBSTITUTE([.V142];&quot;,&quot;;&quot;.&quot;)" office:value-type="string" office:string-value="(alimento (id 145) (nombre lentejas-guisadas) (grupo 3) (veces 1) (tipo energeticos) (racion 100) (kcal 120) (proteinas 6.6) (grasas 3.5) (hidratos 15.5) (desayuno no) (almuerzo no) (comida si) (merienda no) (cena no))" calcext:value-type="string">
            <text:p>(alimento (id 145) (nombre lentejas-guisadas) (grupo 3) (veces 1) (tipo energeticos) (racion 100) (kcal 120) (proteinas 6.6) (grasas 3.5) (hidratos 15.5) (desayuno no) (almuerzo no) (comida si) (merienda no) (cena no))</text:p>
          </table:table-cell>
          <table:table-cell table:number-columns-repeated="1001"/>
        </table:table-row>
        <table:table-row table:style-name="ro1">
          <table:table-cell/>
          <table:table-cell office:value-type="float" office:value="146" calcext:value-type="float">
            <text:p>146</text:p>
          </table:table-cell>
          <table:table-cell office:value-type="string" calcext:value-type="string">
            <text:p>Patatas, legumbres y frutos secos</text:p>
          </table:table-cell>
          <table:table-cell table:style-name="ce15" office:value-type="string" calcext:value-type="string">
            <text:p>Patatas asadas</text:p>
          </table:table-cell>
          <table:table-cell table:style-name="ce15" office:value-type="float" office:value="3" calcext:value-type="float">
            <text:p>3</text:p>
          </table:table-cell>
          <table:table-cell table:style-name="ce16" office:value-type="float" office:value="3" calcext:value-type="float">
            <text:p>3</text:p>
          </table:table-cell>
          <table:table-cell table:style-name="ce15" office:value-type="string" calcext:value-type="string">
            <text:p>energeticos</text:p>
          </table:table-cell>
          <table:table-cell table:style-name="ce15" table:formula="of:=[.K143]*[.L143]/100" office:value-type="float" office:value="106.5" calcext:value-type="float">
            <text:p>106,5</text:p>
          </table:table-cell>
          <table:table-cell table:style-name="ce16" table:formula="of:=[.K143]*[.M143]*4/100" office:value-type="float" office:value="8.7" calcext:value-type="float">
            <text:p>8,7</text:p>
          </table:table-cell>
          <table:table-cell table:style-name="ce16" table:formula="of:=[.K143]*[.O143]*4/100" office:value-type="float" office:value="95.1" calcext:value-type="float">
            <text:p>95,1</text:p>
          </table:table-cell>
          <table:table-cell table:style-name="ce15" office:value-type="float" office:value="75" calcext:value-type="float">
            <text:p>75</text:p>
          </table:table-cell>
          <table:table-cell table:style-name="ce15" office:value-type="float" office:value="142" calcext:value-type="float">
            <text:p>142</text:p>
          </table:table-cell>
          <table:table-cell table:style-name="ce25" office:value-type="float" office:value="2.9" calcext:value-type="float">
            <text:p>2.9</text:p>
          </table:table-cell>
          <table:table-cell table:style-name="ce25" office:value-type="float" office:value="0.3" calcext:value-type="float">
            <text:p>0.3</text:p>
          </table:table-cell>
          <table:table-cell table:style-name="ce25" office:value-type="float" office:value="31.7" calcext:value-type="float">
            <text:p>31.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43]);&quot; &quot;;&quot;-&quot;);&quot;á&quot;;&quot;a&quot;);&quot;é&quot;;&quot;e&quot;);&quot;í&quot;;&quot;i&quot;);&quot;ó&quot;;&quot;o&quot;);&quot;ú&quot;;&quot;u&quot;)" office:value-type="string" office:string-value="patatas-asadas" calcext:value-type="string">
            <text:p>patatas-asadas</text:p>
          </table:table-cell>
          <table:table-cell table:style-name="ce31" table:formula="of:=CONCATENATE(&quot;(alimento (id &quot;;[.B143];&quot;) (nombre &quot;;[.U143];&quot;) (grupo &quot;;[.E143];&quot;) (veces &quot;;[.F143];&quot;) (tipo &quot;;[.G143];&quot;) (racion &quot;;[.K143];&quot;) (kcal &quot;;[.L143];&quot;) (proteinas &quot;;[.M143];&quot;) (grasas &quot;;[.N143];&quot;) (hidratos &quot;;[.O143];&quot;) (desayuno &quot;;[.P143];&quot;) (almuerzo &quot;;[.Q143];&quot;) (comida &quot;;[.R143];&quot;) (merienda &quot;;[.S143];&quot;) (cena &quot;;[.T143];&quot;))&quot;)" office:value-type="string" office:string-value="(alimento (id 146) (nombre patatas-asadas) (grupo 3) (veces 3) (tipo energeticos) (racion 75) (kcal 142) (proteinas 2,9) (grasas 0,3) (hidratos 31,7) (desayuno no) (almuerzo no) (comida si) (merienda no) (cena no))" calcext:value-type="string">
            <text:p>(alimento (id 146) (nombre patatas-asadas) (grupo 3) (veces 3) (tipo energeticos) (racion 75) (kcal 142) (proteinas 2,9) (grasas 0,3) (hidratos 31,7) (desayuno no) (almuerzo no) (comida si) (merienda no) (cena no))</text:p>
          </table:table-cell>
          <table:table-cell table:formula="of:=SUBSTITUTE([.V143];&quot;,&quot;;&quot;.&quot;)" office:value-type="string" office:string-value="(alimento (id 146) (nombre patatas-asadas) (grupo 3) (veces 3) (tipo energeticos) (racion 75) (kcal 142) (proteinas 2.9) (grasas 0.3) (hidratos 31.7) (desayuno no) (almuerzo no) (comida si) (merienda no) (cena no))" calcext:value-type="string">
            <text:p>(alimento (id 146) (nombre patatas-asadas) (grupo 3) (veces 3) (tipo energeticos) (racion 75) (kcal 142) (proteinas 2.9) (grasas 0.3) (hidratos 31.7) (desayuno no) (almuerzo no) (comida si) (merienda no) (cena no))</text:p>
          </table:table-cell>
          <table:table-cell table:number-columns-repeated="1001"/>
        </table:table-row>
        <table:table-row table:style-name="ro1">
          <table:table-cell/>
          <table:table-cell office:value-type="float" office:value="147" calcext:value-type="float">
            <text:p>147</text:p>
          </table:table-cell>
          <table:table-cell office:value-type="string" calcext:value-type="string">
            <text:p>Patatas, legumbres y frutos secos</text:p>
          </table:table-cell>
          <table:table-cell table:style-name="ce15" office:value-type="string" calcext:value-type="string">
            <text:p>Patatas asadas</text:p>
          </table:table-cell>
          <table:table-cell table:style-name="ce15" office:value-type="float" office:value="3" calcext:value-type="float">
            <text:p>3</text:p>
          </table:table-cell>
          <table:table-cell table:style-name="ce16" office:value-type="float" office:value="3" calcext:value-type="float">
            <text:p>3</text:p>
          </table:table-cell>
          <table:table-cell table:style-name="ce15" office:value-type="string" calcext:value-type="string">
            <text:p>energeticos</text:p>
          </table:table-cell>
          <table:table-cell table:style-name="ce15" table:formula="of:=[.K144]*[.L144]/100" office:value-type="float" office:value="284" calcext:value-type="float">
            <text:p>284</text:p>
          </table:table-cell>
          <table:table-cell table:style-name="ce16" table:formula="of:=[.K144]*[.M144]*4/100" office:value-type="float" office:value="23.2" calcext:value-type="float">
            <text:p>23,2</text:p>
          </table:table-cell>
          <table:table-cell table:style-name="ce16" table:formula="of:=[.K144]*[.O144]*4/100" office:value-type="float" office:value="253.6" calcext:value-type="float">
            <text:p>253,6</text:p>
          </table:table-cell>
          <table:table-cell table:style-name="ce15" office:value-type="float" office:value="200" calcext:value-type="float">
            <text:p>200</text:p>
          </table:table-cell>
          <table:table-cell table:style-name="ce15" office:value-type="float" office:value="142" calcext:value-type="float">
            <text:p>142</text:p>
          </table:table-cell>
          <table:table-cell table:style-name="ce25" office:value-type="float" office:value="2.9" calcext:value-type="float">
            <text:p>2.9</text:p>
          </table:table-cell>
          <table:table-cell table:style-name="ce25" office:value-type="float" office:value="0.3" calcext:value-type="float">
            <text:p>0.3</text:p>
          </table:table-cell>
          <table:table-cell table:style-name="ce25" office:value-type="float" office:value="31.7" calcext:value-type="float">
            <text:p>31.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44]);&quot; &quot;;&quot;-&quot;);&quot;á&quot;;&quot;a&quot;);&quot;é&quot;;&quot;e&quot;);&quot;í&quot;;&quot;i&quot;);&quot;ó&quot;;&quot;o&quot;);&quot;ú&quot;;&quot;u&quot;)" office:value-type="string" office:string-value="patatas-asadas" calcext:value-type="string">
            <text:p>patatas-asadas</text:p>
          </table:table-cell>
          <table:table-cell table:style-name="ce31" table:formula="of:=CONCATENATE(&quot;(alimento (id &quot;;[.B144];&quot;) (nombre &quot;;[.U144];&quot;) (grupo &quot;;[.E144];&quot;) (veces &quot;;[.F144];&quot;) (tipo &quot;;[.G144];&quot;) (racion &quot;;[.K144];&quot;) (kcal &quot;;[.L144];&quot;) (proteinas &quot;;[.M144];&quot;) (grasas &quot;;[.N144];&quot;) (hidratos &quot;;[.O144];&quot;) (desayuno &quot;;[.P144];&quot;) (almuerzo &quot;;[.Q144];&quot;) (comida &quot;;[.R144];&quot;) (merienda &quot;;[.S144];&quot;) (cena &quot;;[.T144];&quot;))&quot;)" office:value-type="string" office:string-value="(alimento (id 147) (nombre patatas-asadas) (grupo 3) (veces 3) (tipo energeticos) (racion 200) (kcal 142) (proteinas 2,9) (grasas 0,3) (hidratos 31,7) (desayuno no) (almuerzo no) (comida si) (merienda no) (cena no))" calcext:value-type="string">
            <text:p>(alimento (id 147) (nombre patatas-asadas) (grupo 3) (veces 3) (tipo energeticos) (racion 200) (kcal 142) (proteinas 2,9) (grasas 0,3) (hidratos 31,7) (desayuno no) (almuerzo no) (comida si) (merienda no) (cena no))</text:p>
          </table:table-cell>
          <table:table-cell table:formula="of:=SUBSTITUTE([.V144];&quot;,&quot;;&quot;.&quot;)" office:value-type="string" office:string-value="(alimento (id 147) (nombre patatas-asadas) (grupo 3) (veces 3) (tipo energeticos) (racion 200) (kcal 142) (proteinas 2.9) (grasas 0.3) (hidratos 31.7) (desayuno no) (almuerzo no) (comida si) (merienda no) (cena no))" calcext:value-type="string">
            <text:p>(alimento (id 147) (nombre patatas-asadas) (grupo 3) (veces 3) (tipo energeticos) (racion 200) (kcal 142) (proteinas 2.9) (grasas 0.3) (hidratos 31.7) (desayuno no) (almuerzo no) (comida si) (merienda no) (cena no))</text:p>
          </table:table-cell>
          <table:table-cell table:number-columns-repeated="1001"/>
        </table:table-row>
        <table:table-row table:style-name="ro1">
          <table:table-cell/>
          <table:table-cell office:value-type="float" office:value="148" calcext:value-type="float">
            <text:p>148</text:p>
          </table:table-cell>
          <table:table-cell office:value-type="string" calcext:value-type="string">
            <text:p>Patatas, legumbres y frutos secos</text:p>
          </table:table-cell>
          <table:table-cell table:style-name="ce15" office:value-type="string" calcext:value-type="string">
            <text:p>Patatas asadas</text:p>
          </table:table-cell>
          <table:table-cell table:style-name="ce15" office:value-type="float" office:value="3" calcext:value-type="float">
            <text:p>3</text:p>
          </table:table-cell>
          <table:table-cell table:style-name="ce16" office:value-type="float" office:value="3" calcext:value-type="float">
            <text:p>3</text:p>
          </table:table-cell>
          <table:table-cell table:style-name="ce15" office:value-type="string" calcext:value-type="string">
            <text:p>energeticos</text:p>
          </table:table-cell>
          <table:table-cell table:style-name="ce15" table:formula="of:=[.K145]*[.L145]/100" office:value-type="float" office:value="248.5" calcext:value-type="float">
            <text:p>248,5</text:p>
          </table:table-cell>
          <table:table-cell table:style-name="ce16" table:formula="of:=[.K145]*[.M145]*4/100" office:value-type="float" office:value="20.3" calcext:value-type="float">
            <text:p>20,3</text:p>
          </table:table-cell>
          <table:table-cell table:style-name="ce16" table:formula="of:=[.K145]*[.O145]*4/100" office:value-type="float" office:value="221.9" calcext:value-type="float">
            <text:p>221,9</text:p>
          </table:table-cell>
          <table:table-cell table:style-name="ce15" office:value-type="float" office:value="175" calcext:value-type="float">
            <text:p>175</text:p>
          </table:table-cell>
          <table:table-cell table:style-name="ce15" office:value-type="float" office:value="142" calcext:value-type="float">
            <text:p>142</text:p>
          </table:table-cell>
          <table:table-cell table:style-name="ce25" office:value-type="float" office:value="2.9" calcext:value-type="float">
            <text:p>2.9</text:p>
          </table:table-cell>
          <table:table-cell table:style-name="ce25" office:value-type="float" office:value="0.3" calcext:value-type="float">
            <text:p>0.3</text:p>
          </table:table-cell>
          <table:table-cell table:style-name="ce25" office:value-type="float" office:value="31.7" calcext:value-type="float">
            <text:p>31.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45]);&quot; &quot;;&quot;-&quot;);&quot;á&quot;;&quot;a&quot;);&quot;é&quot;;&quot;e&quot;);&quot;í&quot;;&quot;i&quot;);&quot;ó&quot;;&quot;o&quot;);&quot;ú&quot;;&quot;u&quot;)" office:value-type="string" office:string-value="patatas-asadas" calcext:value-type="string">
            <text:p>patatas-asadas</text:p>
          </table:table-cell>
          <table:table-cell table:style-name="ce31" table:formula="of:=CONCATENATE(&quot;(alimento (id &quot;;[.B145];&quot;) (nombre &quot;;[.U145];&quot;) (grupo &quot;;[.E145];&quot;) (veces &quot;;[.F145];&quot;) (tipo &quot;;[.G145];&quot;) (racion &quot;;[.K145];&quot;) (kcal &quot;;[.L145];&quot;) (proteinas &quot;;[.M145];&quot;) (grasas &quot;;[.N145];&quot;) (hidratos &quot;;[.O145];&quot;) (desayuno &quot;;[.P145];&quot;) (almuerzo &quot;;[.Q145];&quot;) (comida &quot;;[.R145];&quot;) (merienda &quot;;[.S145];&quot;) (cena &quot;;[.T145];&quot;))&quot;)" office:value-type="string" office:string-value="(alimento (id 148) (nombre patatas-asadas) (grupo 3) (veces 3) (tipo energeticos) (racion 175) (kcal 142) (proteinas 2,9) (grasas 0,3) (hidratos 31,7) (desayuno no) (almuerzo no) (comida si) (merienda no) (cena no))" calcext:value-type="string">
            <text:p>(alimento (id 148) (nombre patatas-asadas) (grupo 3) (veces 3) (tipo energeticos) (racion 175) (kcal 142) (proteinas 2,9) (grasas 0,3) (hidratos 31,7) (desayuno no) (almuerzo no) (comida si) (merienda no) (cena no))</text:p>
          </table:table-cell>
          <table:table-cell table:formula="of:=SUBSTITUTE([.V145];&quot;,&quot;;&quot;.&quot;)" office:value-type="string" office:string-value="(alimento (id 148) (nombre patatas-asadas) (grupo 3) (veces 3) (tipo energeticos) (racion 175) (kcal 142) (proteinas 2.9) (grasas 0.3) (hidratos 31.7) (desayuno no) (almuerzo no) (comida si) (merienda no) (cena no))" calcext:value-type="string">
            <text:p>(alimento (id 148) (nombre patatas-asadas) (grupo 3) (veces 3) (tipo energeticos) (racion 175) (kcal 142) (proteinas 2.9) (grasas 0.3) (hidratos 31.7) (desayuno no) (almuerzo no) (comida si) (merienda no) (cena no))</text:p>
          </table:table-cell>
          <table:table-cell table:number-columns-repeated="1001"/>
        </table:table-row>
        <table:table-row table:style-name="ro1">
          <table:table-cell/>
          <table:table-cell office:value-type="float" office:value="149" calcext:value-type="float">
            <text:p>149</text:p>
          </table:table-cell>
          <table:table-cell office:value-type="string" calcext:value-type="string">
            <text:p>Patatas, legumbres y frutos secos</text:p>
          </table:table-cell>
          <table:table-cell table:style-name="ce15" office:value-type="string" calcext:value-type="string">
            <text:p>Patatas asadas</text:p>
          </table:table-cell>
          <table:table-cell table:style-name="ce15" office:value-type="float" office:value="3" calcext:value-type="float">
            <text:p>3</text:p>
          </table:table-cell>
          <table:table-cell table:style-name="ce16" office:value-type="float" office:value="3" calcext:value-type="float">
            <text:p>3</text:p>
          </table:table-cell>
          <table:table-cell table:style-name="ce15" office:value-type="string" calcext:value-type="string">
            <text:p>energeticos</text:p>
          </table:table-cell>
          <table:table-cell table:style-name="ce15" table:formula="of:=[.K146]*[.L146]/100" office:value-type="float" office:value="142" calcext:value-type="float">
            <text:p>142</text:p>
          </table:table-cell>
          <table:table-cell table:style-name="ce16" table:formula="of:=[.K146]*[.M146]*4/100" office:value-type="float" office:value="11.6" calcext:value-type="float">
            <text:p>11,6</text:p>
          </table:table-cell>
          <table:table-cell table:style-name="ce16" table:formula="of:=[.K146]*[.O146]*4/100" office:value-type="float" office:value="126.8" calcext:value-type="float">
            <text:p>126,8</text:p>
          </table:table-cell>
          <table:table-cell table:style-name="ce15" office:value-type="float" office:value="100" calcext:value-type="float">
            <text:p>100</text:p>
          </table:table-cell>
          <table:table-cell table:style-name="ce15" office:value-type="float" office:value="142" calcext:value-type="float">
            <text:p>142</text:p>
          </table:table-cell>
          <table:table-cell table:style-name="ce25" office:value-type="float" office:value="2.9" calcext:value-type="float">
            <text:p>2.9</text:p>
          </table:table-cell>
          <table:table-cell table:style-name="ce25" office:value-type="float" office:value="0.3" calcext:value-type="float">
            <text:p>0.3</text:p>
          </table:table-cell>
          <table:table-cell table:style-name="ce25" office:value-type="float" office:value="31.7" calcext:value-type="float">
            <text:p>31.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46]);&quot; &quot;;&quot;-&quot;);&quot;á&quot;;&quot;a&quot;);&quot;é&quot;;&quot;e&quot;);&quot;í&quot;;&quot;i&quot;);&quot;ó&quot;;&quot;o&quot;);&quot;ú&quot;;&quot;u&quot;)" office:value-type="string" office:string-value="patatas-asadas" calcext:value-type="string">
            <text:p>patatas-asadas</text:p>
          </table:table-cell>
          <table:table-cell table:style-name="ce31" table:formula="of:=CONCATENATE(&quot;(alimento (id &quot;;[.B146];&quot;) (nombre &quot;;[.U146];&quot;) (grupo &quot;;[.E146];&quot;) (veces &quot;;[.F146];&quot;) (tipo &quot;;[.G146];&quot;) (racion &quot;;[.K146];&quot;) (kcal &quot;;[.L146];&quot;) (proteinas &quot;;[.M146];&quot;) (grasas &quot;;[.N146];&quot;) (hidratos &quot;;[.O146];&quot;) (desayuno &quot;;[.P146];&quot;) (almuerzo &quot;;[.Q146];&quot;) (comida &quot;;[.R146];&quot;) (merienda &quot;;[.S146];&quot;) (cena &quot;;[.T146];&quot;))&quot;)" office:value-type="string" office:string-value="(alimento (id 149) (nombre patatas-asadas) (grupo 3) (veces 3) (tipo energeticos) (racion 100) (kcal 142) (proteinas 2,9) (grasas 0,3) (hidratos 31,7) (desayuno no) (almuerzo no) (comida si) (merienda no) (cena no))" calcext:value-type="string">
            <text:p>(alimento (id 149) (nombre patatas-asadas) (grupo 3) (veces 3) (tipo energeticos) (racion 100) (kcal 142) (proteinas 2,9) (grasas 0,3) (hidratos 31,7) (desayuno no) (almuerzo no) (comida si) (merienda no) (cena no))</text:p>
          </table:table-cell>
          <table:table-cell table:formula="of:=SUBSTITUTE([.V146];&quot;,&quot;;&quot;.&quot;)" office:value-type="string" office:string-value="(alimento (id 149) (nombre patatas-asadas) (grupo 3) (veces 3) (tipo energeticos) (racion 100) (kcal 142) (proteinas 2.9) (grasas 0.3) (hidratos 31.7) (desayuno no) (almuerzo no) (comida si) (merienda no) (cena no))" calcext:value-type="string">
            <text:p>(alimento (id 149) (nombre patatas-asadas) (grupo 3) (veces 3) (tipo energeticos) (racion 100) (kcal 142) (proteinas 2.9) (grasas 0.3) (hidratos 31.7) (desayuno no) (almuerzo no) (comida si) (merienda no) (cena no))</text:p>
          </table:table-cell>
          <table:table-cell table:number-columns-repeated="1001"/>
        </table:table-row>
        <table:table-row table:style-name="ro1">
          <table:table-cell/>
          <table:table-cell office:value-type="float" office:value="150" calcext:value-type="float">
            <text:p>150</text:p>
          </table:table-cell>
          <table:table-cell office:value-type="string" calcext:value-type="string">
            <text:p>Patatas, legumbres y frutos secos</text:p>
          </table:table-cell>
          <table:table-cell table:style-name="ce15" office:value-type="string" calcext:value-type="string">
            <text:p>Patatas asadas</text:p>
          </table:table-cell>
          <table:table-cell table:style-name="ce15" office:value-type="float" office:value="3" calcext:value-type="float">
            <text:p>3</text:p>
          </table:table-cell>
          <table:table-cell table:style-name="ce16" office:value-type="float" office:value="3" calcext:value-type="float">
            <text:p>3</text:p>
          </table:table-cell>
          <table:table-cell table:style-name="ce15" office:value-type="string" calcext:value-type="string">
            <text:p>energeticos</text:p>
          </table:table-cell>
          <table:table-cell table:style-name="ce15" table:formula="of:=[.K147]*[.L147]/100" office:value-type="float" office:value="213" calcext:value-type="float">
            <text:p>213</text:p>
          </table:table-cell>
          <table:table-cell table:style-name="ce16" table:formula="of:=[.K147]*[.M147]*4/100" office:value-type="float" office:value="17.4" calcext:value-type="float">
            <text:p>17,4</text:p>
          </table:table-cell>
          <table:table-cell table:style-name="ce16" table:formula="of:=[.K147]*[.O147]*4/100" office:value-type="float" office:value="190.2" calcext:value-type="float">
            <text:p>190,2</text:p>
          </table:table-cell>
          <table:table-cell table:style-name="ce15" office:value-type="float" office:value="150" calcext:value-type="float">
            <text:p>150</text:p>
          </table:table-cell>
          <table:table-cell table:style-name="ce15" office:value-type="float" office:value="142" calcext:value-type="float">
            <text:p>142</text:p>
          </table:table-cell>
          <table:table-cell table:style-name="ce25" office:value-type="float" office:value="2.9" calcext:value-type="float">
            <text:p>2.9</text:p>
          </table:table-cell>
          <table:table-cell table:style-name="ce25" office:value-type="float" office:value="0.3" calcext:value-type="float">
            <text:p>0.3</text:p>
          </table:table-cell>
          <table:table-cell table:style-name="ce25" office:value-type="float" office:value="31.7" calcext:value-type="float">
            <text:p>31.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47]);&quot; &quot;;&quot;-&quot;);&quot;á&quot;;&quot;a&quot;);&quot;é&quot;;&quot;e&quot;);&quot;í&quot;;&quot;i&quot;);&quot;ó&quot;;&quot;o&quot;);&quot;ú&quot;;&quot;u&quot;)" office:value-type="string" office:string-value="patatas-asadas" calcext:value-type="string">
            <text:p>patatas-asadas</text:p>
          </table:table-cell>
          <table:table-cell table:style-name="ce31" table:formula="of:=CONCATENATE(&quot;(alimento (id &quot;;[.B147];&quot;) (nombre &quot;;[.U147];&quot;) (grupo &quot;;[.E147];&quot;) (veces &quot;;[.F147];&quot;) (tipo &quot;;[.G147];&quot;) (racion &quot;;[.K147];&quot;) (kcal &quot;;[.L147];&quot;) (proteinas &quot;;[.M147];&quot;) (grasas &quot;;[.N147];&quot;) (hidratos &quot;;[.O147];&quot;) (desayuno &quot;;[.P147];&quot;) (almuerzo &quot;;[.Q147];&quot;) (comida &quot;;[.R147];&quot;) (merienda &quot;;[.S147];&quot;) (cena &quot;;[.T147];&quot;))&quot;)" office:value-type="string" office:string-value="(alimento (id 150) (nombre patatas-asadas) (grupo 3) (veces 3) (tipo energeticos) (racion 150) (kcal 142) (proteinas 2,9) (grasas 0,3) (hidratos 31,7) (desayuno no) (almuerzo no) (comida si) (merienda no) (cena no))" calcext:value-type="string">
            <text:p>(alimento (id 150) (nombre patatas-asadas) (grupo 3) (veces 3) (tipo energeticos) (racion 150) (kcal 142) (proteinas 2,9) (grasas 0,3) (hidratos 31,7) (desayuno no) (almuerzo no) (comida si) (merienda no) (cena no))</text:p>
          </table:table-cell>
          <table:table-cell table:formula="of:=SUBSTITUTE([.V147];&quot;,&quot;;&quot;.&quot;)" office:value-type="string" office:string-value="(alimento (id 150) (nombre patatas-asadas) (grupo 3) (veces 3) (tipo energeticos) (racion 150) (kcal 142) (proteinas 2.9) (grasas 0.3) (hidratos 31.7) (desayuno no) (almuerzo no) (comida si) (merienda no) (cena no))" calcext:value-type="string">
            <text:p>(alimento (id 150) (nombre patatas-asadas) (grupo 3) (veces 3) (tipo energeticos) (racion 150) (kcal 142) (proteinas 2.9) (grasas 0.3) (hidratos 31.7) (desayuno no) (almuerzo no) (comida si) (merienda no) (cena no))</text:p>
          </table:table-cell>
          <table:table-cell table:number-columns-repeated="1001"/>
        </table:table-row>
        <table:table-row table:style-name="ro1">
          <table:table-cell/>
          <table:table-cell office:value-type="float" office:value="151" calcext:value-type="float">
            <text:p>151</text:p>
          </table:table-cell>
          <table:table-cell office:value-type="string" calcext:value-type="string">
            <text:p>Verduras y hortalizas</text:p>
          </table:table-cell>
          <table:table-cell table:style-name="ce15" office:value-type="string" calcext:value-type="string">
            <text:p>Acelga</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48]*[.L148]/100" office:value-type="float" office:value="75" calcext:value-type="float">
            <text:p>75</text:p>
          </table:table-cell>
          <table:table-cell table:style-name="ce16" table:formula="of:=[.K148]*[.M148]*4/100" office:value-type="float" office:value="28.8" calcext:value-type="float">
            <text:p>28,8</text:p>
          </table:table-cell>
          <table:table-cell table:style-name="ce16" table:formula="of:=[.K148]*[.O148]*4/100" office:value-type="float" office:value="55.2" calcext:value-type="float">
            <text:p>55,2</text:p>
          </table:table-cell>
          <table:table-cell table:style-name="ce15" office:value-type="float" office:value="300" calcext:value-type="float">
            <text:p>300</text:p>
          </table:table-cell>
          <table:table-cell table:style-name="ce15" office:value-type="float" office:value="25" calcext:value-type="float">
            <text:p>25</text:p>
          </table:table-cell>
          <table:table-cell table:style-name="ce25" office:value-type="float" office:value="2.4" calcext:value-type="float">
            <text:p>2.4</text:p>
          </table:table-cell>
          <table:table-cell table:style-name="ce25" office:value-type="float" office:value="0.3" calcext:value-type="float">
            <text:p>0.3</text:p>
          </table:table-cell>
          <table:table-cell table:style-name="ce25" office:value-type="float" office:value="4.6" calcext:value-type="float">
            <text:p>4.6</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48]);&quot; &quot;;&quot;-&quot;);&quot;á&quot;;&quot;a&quot;);&quot;é&quot;;&quot;e&quot;);&quot;í&quot;;&quot;i&quot;);&quot;ó&quot;;&quot;o&quot;);&quot;ú&quot;;&quot;u&quot;)" office:value-type="string" office:string-value="acelga" calcext:value-type="string">
            <text:p>acelga</text:p>
          </table:table-cell>
          <table:table-cell table:style-name="ce31" table:formula="of:=CONCATENATE(&quot;(alimento (id &quot;;[.B148];&quot;) (nombre &quot;;[.U148];&quot;) (grupo &quot;;[.E148];&quot;) (veces &quot;;[.F148];&quot;) (tipo &quot;;[.G148];&quot;) (racion &quot;;[.K148];&quot;) (kcal &quot;;[.L148];&quot;) (proteinas &quot;;[.M148];&quot;) (grasas &quot;;[.N148];&quot;) (hidratos &quot;;[.O148];&quot;) (desayuno &quot;;[.P148];&quot;) (almuerzo &quot;;[.Q148];&quot;) (comida &quot;;[.R148];&quot;) (merienda &quot;;[.S148];&quot;) (cena &quot;;[.T148];&quot;))&quot;)" office:value-type="string" office:string-value="(alimento (id 151) (nombre acelga) (grupo 4) (veces 1) (tipo reguladores) (racion 300) (kcal 25) (proteinas 2,4) (grasas 0,3) (hidratos 4,6) (desayuno no) (almuerzo si) (comida si) (merienda no) (cena si))" calcext:value-type="string">
            <text:p>(alimento (id 151) (nombre acelga) (grupo 4) (veces 1) (tipo reguladores) (racion 300) (kcal 25) (proteinas 2,4) (grasas 0,3) (hidratos 4,6) (desayuno no) (almuerzo si) (comida si) (merienda no) (cena si))</text:p>
          </table:table-cell>
          <table:table-cell table:formula="of:=SUBSTITUTE([.V148];&quot;,&quot;;&quot;.&quot;)" office:value-type="string" office:string-value="(alimento (id 151) (nombre acelga) (grupo 4) (veces 1) (tipo reguladores) (racion 300) (kcal 25) (proteinas 2.4) (grasas 0.3) (hidratos 4.6) (desayuno no) (almuerzo si) (comida si) (merienda no) (cena si))" calcext:value-type="string">
            <text:p>(alimento (id 151) (nombre acelga) (grupo 4) (veces 1) (tipo reguladores) (racion 300) (kcal 25) (proteinas 2.4) (grasas 0.3) (hidratos 4.6) (desayuno no) (almuerzo si) (comida si) (merienda no) (cena si))</text:p>
          </table:table-cell>
          <table:table-cell table:number-columns-repeated="1001"/>
        </table:table-row>
        <table:table-row table:style-name="ro1">
          <table:table-cell/>
          <table:table-cell office:value-type="float" office:value="152" calcext:value-type="float">
            <text:p>152</text:p>
          </table:table-cell>
          <table:table-cell office:value-type="string" calcext:value-type="string">
            <text:p>Verduras y hortalizas</text:p>
          </table:table-cell>
          <table:table-cell table:style-name="ce15" office:value-type="string" calcext:value-type="string">
            <text:p>Acelga</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49]*[.L149]/100" office:value-type="float" office:value="62.5" calcext:value-type="float">
            <text:p>62,5</text:p>
          </table:table-cell>
          <table:table-cell table:style-name="ce16" table:formula="of:=[.K149]*[.M149]*4/100" office:value-type="float" office:value="24" calcext:value-type="float">
            <text:p>24</text:p>
          </table:table-cell>
          <table:table-cell table:style-name="ce16" table:formula="of:=[.K149]*[.O149]*4/100" office:value-type="float" office:value="46" calcext:value-type="float">
            <text:p>46</text:p>
          </table:table-cell>
          <table:table-cell table:style-name="ce15" office:value-type="float" office:value="250" calcext:value-type="float">
            <text:p>250</text:p>
          </table:table-cell>
          <table:table-cell table:style-name="ce15" office:value-type="float" office:value="25" calcext:value-type="float">
            <text:p>25</text:p>
          </table:table-cell>
          <table:table-cell table:style-name="ce25" office:value-type="float" office:value="2.4" calcext:value-type="float">
            <text:p>2.4</text:p>
          </table:table-cell>
          <table:table-cell table:style-name="ce25" office:value-type="float" office:value="0.3" calcext:value-type="float">
            <text:p>0.3</text:p>
          </table:table-cell>
          <table:table-cell table:style-name="ce25" office:value-type="float" office:value="4.6" calcext:value-type="float">
            <text:p>4.6</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49]);&quot; &quot;;&quot;-&quot;);&quot;á&quot;;&quot;a&quot;);&quot;é&quot;;&quot;e&quot;);&quot;í&quot;;&quot;i&quot;);&quot;ó&quot;;&quot;o&quot;);&quot;ú&quot;;&quot;u&quot;)" office:value-type="string" office:string-value="acelga" calcext:value-type="string">
            <text:p>acelga</text:p>
          </table:table-cell>
          <table:table-cell table:style-name="ce31" table:formula="of:=CONCATENATE(&quot;(alimento (id &quot;;[.B149];&quot;) (nombre &quot;;[.U149];&quot;) (grupo &quot;;[.E149];&quot;) (veces &quot;;[.F149];&quot;) (tipo &quot;;[.G149];&quot;) (racion &quot;;[.K149];&quot;) (kcal &quot;;[.L149];&quot;) (proteinas &quot;;[.M149];&quot;) (grasas &quot;;[.N149];&quot;) (hidratos &quot;;[.O149];&quot;) (desayuno &quot;;[.P149];&quot;) (almuerzo &quot;;[.Q149];&quot;) (comida &quot;;[.R149];&quot;) (merienda &quot;;[.S149];&quot;) (cena &quot;;[.T149];&quot;))&quot;)" office:value-type="string" office:string-value="(alimento (id 152) (nombre acelga) (grupo 4) (veces 1) (tipo reguladores) (racion 250) (kcal 25) (proteinas 2,4) (grasas 0,3) (hidratos 4,6) (desayuno no) (almuerzo si) (comida si) (merienda no) (cena si))" calcext:value-type="string">
            <text:p>(alimento (id 152) (nombre acelga) (grupo 4) (veces 1) (tipo reguladores) (racion 250) (kcal 25) (proteinas 2,4) (grasas 0,3) (hidratos 4,6) (desayuno no) (almuerzo si) (comida si) (merienda no) (cena si))</text:p>
          </table:table-cell>
          <table:table-cell table:formula="of:=SUBSTITUTE([.V149];&quot;,&quot;;&quot;.&quot;)" office:value-type="string" office:string-value="(alimento (id 152) (nombre acelga) (grupo 4) (veces 1) (tipo reguladores) (racion 250) (kcal 25) (proteinas 2.4) (grasas 0.3) (hidratos 4.6) (desayuno no) (almuerzo si) (comida si) (merienda no) (cena si))" calcext:value-type="string">
            <text:p>(alimento (id 152) (nombre acelga) (grupo 4) (veces 1) (tipo reguladores) (racion 250) (kcal 25) (proteinas 2.4) (grasas 0.3) (hidratos 4.6) (desayuno no) (almuerzo si) (comida si) (merienda no) (cena si))</text:p>
          </table:table-cell>
          <table:table-cell table:number-columns-repeated="1001"/>
        </table:table-row>
        <table:table-row table:style-name="ro1">
          <table:table-cell/>
          <table:table-cell office:value-type="float" office:value="153" calcext:value-type="float">
            <text:p>153</text:p>
          </table:table-cell>
          <table:table-cell office:value-type="string" calcext:value-type="string">
            <text:p>Verduras y hortalizas</text:p>
          </table:table-cell>
          <table:table-cell table:style-name="ce15" office:value-type="string" calcext:value-type="string">
            <text:p>Acelga</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50]*[.L150]/100" office:value-type="float" office:value="50" calcext:value-type="float">
            <text:p>50</text:p>
          </table:table-cell>
          <table:table-cell table:style-name="ce16" table:formula="of:=[.K150]*[.M150]*4/100" office:value-type="float" office:value="19.2" calcext:value-type="float">
            <text:p>19,2</text:p>
          </table:table-cell>
          <table:table-cell table:style-name="ce16" table:formula="of:=[.K150]*[.O150]*4/100" office:value-type="float" office:value="36.8" calcext:value-type="float">
            <text:p>36,8</text:p>
          </table:table-cell>
          <table:table-cell table:style-name="ce15" office:value-type="float" office:value="200" calcext:value-type="float">
            <text:p>200</text:p>
          </table:table-cell>
          <table:table-cell table:style-name="ce15" office:value-type="float" office:value="25" calcext:value-type="float">
            <text:p>25</text:p>
          </table:table-cell>
          <table:table-cell table:style-name="ce25" office:value-type="float" office:value="2.4" calcext:value-type="float">
            <text:p>2.4</text:p>
          </table:table-cell>
          <table:table-cell table:style-name="ce25" office:value-type="float" office:value="0.3" calcext:value-type="float">
            <text:p>0.3</text:p>
          </table:table-cell>
          <table:table-cell table:style-name="ce25" office:value-type="float" office:value="4.6" calcext:value-type="float">
            <text:p>4.6</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50]);&quot; &quot;;&quot;-&quot;);&quot;á&quot;;&quot;a&quot;);&quot;é&quot;;&quot;e&quot;);&quot;í&quot;;&quot;i&quot;);&quot;ó&quot;;&quot;o&quot;);&quot;ú&quot;;&quot;u&quot;)" office:value-type="string" office:string-value="acelga" calcext:value-type="string">
            <text:p>acelga</text:p>
          </table:table-cell>
          <table:table-cell table:style-name="ce31" table:formula="of:=CONCATENATE(&quot;(alimento (id &quot;;[.B150];&quot;) (nombre &quot;;[.U150];&quot;) (grupo &quot;;[.E150];&quot;) (veces &quot;;[.F150];&quot;) (tipo &quot;;[.G150];&quot;) (racion &quot;;[.K150];&quot;) (kcal &quot;;[.L150];&quot;) (proteinas &quot;;[.M150];&quot;) (grasas &quot;;[.N150];&quot;) (hidratos &quot;;[.O150];&quot;) (desayuno &quot;;[.P150];&quot;) (almuerzo &quot;;[.Q150];&quot;) (comida &quot;;[.R150];&quot;) (merienda &quot;;[.S150];&quot;) (cena &quot;;[.T150];&quot;))&quot;)" office:value-type="string" office:string-value="(alimento (id 153) (nombre acelga) (grupo 4) (veces 1) (tipo reguladores) (racion 200) (kcal 25) (proteinas 2,4) (grasas 0,3) (hidratos 4,6) (desayuno no) (almuerzo si) (comida si) (merienda no) (cena si))" calcext:value-type="string">
            <text:p>(alimento (id 153) (nombre acelga) (grupo 4) (veces 1) (tipo reguladores) (racion 200) (kcal 25) (proteinas 2,4) (grasas 0,3) (hidratos 4,6) (desayuno no) (almuerzo si) (comida si) (merienda no) (cena si))</text:p>
          </table:table-cell>
          <table:table-cell table:formula="of:=SUBSTITUTE([.V150];&quot;,&quot;;&quot;.&quot;)" office:value-type="string" office:string-value="(alimento (id 153) (nombre acelga) (grupo 4) (veces 1) (tipo reguladores) (racion 200) (kcal 25) (proteinas 2.4) (grasas 0.3) (hidratos 4.6) (desayuno no) (almuerzo si) (comida si) (merienda no) (cena si))" calcext:value-type="string">
            <text:p>(alimento (id 153) (nombre acelga) (grupo 4) (veces 1) (tipo reguladores) (racion 200) (kcal 25) (proteinas 2.4) (grasas 0.3) (hidratos 4.6) (desayuno no) (almuerzo si) (comida si) (merienda no) (cena si))</text:p>
          </table:table-cell>
          <table:table-cell table:number-columns-repeated="1001"/>
        </table:table-row>
        <table:table-row table:style-name="ro1">
          <table:table-cell/>
          <table:table-cell office:value-type="float" office:value="154" calcext:value-type="float">
            <text:p>154</text:p>
          </table:table-cell>
          <table:table-cell office:value-type="string" calcext:value-type="string">
            <text:p>Verduras y hortalizas</text:p>
          </table:table-cell>
          <table:table-cell table:style-name="ce15" office:value-type="string" calcext:value-type="string">
            <text:p>Acelga</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51]*[.L151]/100" office:value-type="float" office:value="37.5" calcext:value-type="float">
            <text:p>37,5</text:p>
          </table:table-cell>
          <table:table-cell table:style-name="ce16" table:formula="of:=[.K151]*[.M151]*4/100" office:value-type="float" office:value="14.4" calcext:value-type="float">
            <text:p>14,4</text:p>
          </table:table-cell>
          <table:table-cell table:style-name="ce16" table:formula="of:=[.K151]*[.O151]*4/100" office:value-type="float" office:value="27.6" calcext:value-type="float">
            <text:p>27,6</text:p>
          </table:table-cell>
          <table:table-cell table:style-name="ce15" office:value-type="float" office:value="150" calcext:value-type="float">
            <text:p>150</text:p>
          </table:table-cell>
          <table:table-cell table:style-name="ce15" office:value-type="float" office:value="25" calcext:value-type="float">
            <text:p>25</text:p>
          </table:table-cell>
          <table:table-cell table:style-name="ce25" office:value-type="float" office:value="2.4" calcext:value-type="float">
            <text:p>2.4</text:p>
          </table:table-cell>
          <table:table-cell table:style-name="ce25" office:value-type="float" office:value="0.3" calcext:value-type="float">
            <text:p>0.3</text:p>
          </table:table-cell>
          <table:table-cell table:style-name="ce25" office:value-type="float" office:value="4.6" calcext:value-type="float">
            <text:p>4.6</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51]);&quot; &quot;;&quot;-&quot;);&quot;á&quot;;&quot;a&quot;);&quot;é&quot;;&quot;e&quot;);&quot;í&quot;;&quot;i&quot;);&quot;ó&quot;;&quot;o&quot;);&quot;ú&quot;;&quot;u&quot;)" office:value-type="string" office:string-value="acelga" calcext:value-type="string">
            <text:p>acelga</text:p>
          </table:table-cell>
          <table:table-cell table:style-name="ce31" table:formula="of:=CONCATENATE(&quot;(alimento (id &quot;;[.B151];&quot;) (nombre &quot;;[.U151];&quot;) (grupo &quot;;[.E151];&quot;) (veces &quot;;[.F151];&quot;) (tipo &quot;;[.G151];&quot;) (racion &quot;;[.K151];&quot;) (kcal &quot;;[.L151];&quot;) (proteinas &quot;;[.M151];&quot;) (grasas &quot;;[.N151];&quot;) (hidratos &quot;;[.O151];&quot;) (desayuno &quot;;[.P151];&quot;) (almuerzo &quot;;[.Q151];&quot;) (comida &quot;;[.R151];&quot;) (merienda &quot;;[.S151];&quot;) (cena &quot;;[.T151];&quot;))&quot;)" office:value-type="string" office:string-value="(alimento (id 154) (nombre acelga) (grupo 4) (veces 1) (tipo reguladores) (racion 150) (kcal 25) (proteinas 2,4) (grasas 0,3) (hidratos 4,6) (desayuno no) (almuerzo si) (comida si) (merienda no) (cena si))" calcext:value-type="string">
            <text:p>(alimento (id 154) (nombre acelga) (grupo 4) (veces 1) (tipo reguladores) (racion 150) (kcal 25) (proteinas 2,4) (grasas 0,3) (hidratos 4,6) (desayuno no) (almuerzo si) (comida si) (merienda no) (cena si))</text:p>
          </table:table-cell>
          <table:table-cell table:formula="of:=SUBSTITUTE([.V151];&quot;,&quot;;&quot;.&quot;)" office:value-type="string" office:string-value="(alimento (id 154) (nombre acelga) (grupo 4) (veces 1) (tipo reguladores) (racion 150) (kcal 25) (proteinas 2.4) (grasas 0.3) (hidratos 4.6) (desayuno no) (almuerzo si) (comida si) (merienda no) (cena si))" calcext:value-type="string">
            <text:p>(alimento (id 154) (nombre acelga) (grupo 4) (veces 1) (tipo reguladores) (racion 150) (kcal 25) (proteinas 2.4) (grasas 0.3) (hidratos 4.6) (desayuno no) (almuerzo si) (comida si) (merienda no) (cena si))</text:p>
          </table:table-cell>
          <table:table-cell table:number-columns-repeated="1001"/>
        </table:table-row>
        <table:table-row table:style-name="ro1">
          <table:table-cell table:style-name="ce12" office:value-type="float" office:value="13" calcext:value-type="float">
            <text:p>13</text:p>
          </table:table-cell>
          <table:table-cell table:style-name="ce12" office:value-type="float" office:value="155" calcext:value-type="float">
            <text:p>155</text:p>
          </table:table-cell>
          <table:table-cell table:style-name="ce12" office:value-type="string" calcext:value-type="string">
            <text:p>Verduras y hortalizas</text:p>
          </table:table-cell>
          <table:table-cell table:style-name="ce14" office:value-type="string" calcext:value-type="string">
            <text:p>Acelga</text:p>
          </table:table-cell>
          <table:table-cell table:style-name="ce14" office:value-type="float" office:value="4" calcext:value-type="float">
            <text:p>4</text:p>
          </table:table-cell>
          <table:table-cell table:style-name="ce16" office:value-type="float" office:value="1" calcext:value-type="float">
            <text:p>1</text:p>
          </table:table-cell>
          <table:table-cell table:style-name="ce14" office:value-type="string" calcext:value-type="string">
            <text:p>reguladores</text:p>
          </table:table-cell>
          <table:table-cell table:style-name="ce14" table:formula="of:=[.K152]*[.L152]/100" office:value-type="float" office:value="25" calcext:value-type="float">
            <text:p>25</text:p>
          </table:table-cell>
          <table:table-cell table:style-name="ce16" table:formula="of:=[.K152]*[.M152]*4/100" office:value-type="float" office:value="9.6" calcext:value-type="float">
            <text:p>9,6</text:p>
          </table:table-cell>
          <table:table-cell table:style-name="ce16" table:formula="of:=[.K152]*[.O152]*4/100" office:value-type="float" office:value="18.4" calcext:value-type="float">
            <text:p>18,4</text:p>
          </table:table-cell>
          <table:table-cell table:style-name="ce14" office:value-type="float" office:value="100" calcext:value-type="float">
            <text:p>100</text:p>
          </table:table-cell>
          <table:table-cell table:style-name="ce14" office:value-type="float" office:value="25" calcext:value-type="float">
            <text:p>25</text:p>
          </table:table-cell>
          <table:table-cell table:style-name="ce24" office:value-type="float" office:value="2.4" calcext:value-type="float">
            <text:p>2.4</text:p>
          </table:table-cell>
          <table:table-cell table:style-name="ce24" office:value-type="float" office:value="0.3" calcext:value-type="float">
            <text:p>0.3</text:p>
          </table:table-cell>
          <table:table-cell table:style-name="ce24" office:value-type="float" office:value="4.6" calcext:value-type="float">
            <text:p>4.6</text:p>
          </table:table-cell>
          <table:table-cell table:style-name="ce12" office:value-type="string" calcext:value-type="string">
            <text:p>no</text:p>
          </table:table-cell>
          <table:table-cell table:number-columns-repeated="2" table:style-name="ce12" office:value-type="string" calcext:value-type="string">
            <text:p>si</text:p>
          </table:table-cell>
          <table:table-cell table:style-name="ce12" office:value-type="string" calcext:value-type="string">
            <text:p>no</text:p>
          </table:table-cell>
          <table:table-cell table:style-name="ce12" office:value-type="string" calcext:value-type="string">
            <text:p>si</text:p>
          </table:table-cell>
          <table:table-cell table:style-name="ce12" table:formula="of:=SUBSTITUTE(SUBSTITUTE(SUBSTITUTE(SUBSTITUTE(SUBSTITUTE(SUBSTITUTE(LOWER([.D152]);&quot; &quot;;&quot;-&quot;);&quot;á&quot;;&quot;a&quot;);&quot;é&quot;;&quot;e&quot;);&quot;í&quot;;&quot;i&quot;);&quot;ó&quot;;&quot;o&quot;);&quot;ú&quot;;&quot;u&quot;)" office:value-type="string" office:string-value="acelga" calcext:value-type="string">
            <text:p>acelga</text:p>
          </table:table-cell>
          <table:table-cell table:style-name="ce31" table:formula="of:=CONCATENATE(&quot;(alimento (id &quot;;[.B152];&quot;) (nombre &quot;;[.U152];&quot;) (grupo &quot;;[.E152];&quot;) (veces &quot;;[.F152];&quot;) (tipo &quot;;[.G152];&quot;) (racion &quot;;[.K152];&quot;) (kcal &quot;;[.L152];&quot;) (proteinas &quot;;[.M152];&quot;) (grasas &quot;;[.N152];&quot;) (hidratos &quot;;[.O152];&quot;) (desayuno &quot;;[.P152];&quot;) (almuerzo &quot;;[.Q152];&quot;) (comida &quot;;[.R152];&quot;) (merienda &quot;;[.S152];&quot;) (cena &quot;;[.T152];&quot;))&quot;)" office:value-type="string" office:string-value="(alimento (id 155) (nombre acelga) (grupo 4) (veces 1) (tipo reguladores) (racion 100) (kcal 25) (proteinas 2,4) (grasas 0,3) (hidratos 4,6) (desayuno no) (almuerzo si) (comida si) (merienda no) (cena si))" calcext:value-type="string">
            <text:p>(alimento (id 155) (nombre acelga) (grupo 4) (veces 1) (tipo reguladores) (racion 100) (kcal 25) (proteinas 2,4) (grasas 0,3) (hidratos 4,6) (desayuno no) (almuerzo si) (comida si) (merienda no) (cena si))</text:p>
          </table:table-cell>
          <table:table-cell table:style-name="ce12" table:formula="of:=SUBSTITUTE([.V152];&quot;,&quot;;&quot;.&quot;)" office:value-type="string" office:string-value="(alimento (id 155) (nombre acelga) (grupo 4) (veces 1) (tipo reguladores) (racion 100) (kcal 25) (proteinas 2.4) (grasas 0.3) (hidratos 4.6) (desayuno no) (almuerzo si) (comida si) (merienda no) (cena si))" calcext:value-type="string">
            <text:p>(alimento (id 155) (nombre acelga) (grupo 4) (veces 1) (tipo reguladores) (racion 100) (kcal 25) (proteinas 2.4) (grasas 0.3) (hidratos 4.6) (desayuno no) (almuerzo si) (comida si) (merienda no) (cena si))</text:p>
          </table:table-cell>
          <table:table-cell table:style-name="ce12" table:number-columns-repeated="1001"/>
        </table:table-row>
        <table:table-row table:style-name="ro1">
          <table:table-cell/>
          <table:table-cell office:value-type="float" office:value="156" calcext:value-type="float">
            <text:p>156</text:p>
          </table:table-cell>
          <table:table-cell office:value-type="string" calcext:value-type="string">
            <text:p>Verduras y hortalizas</text:p>
          </table:table-cell>
          <table:table-cell table:style-name="ce15" office:value-type="string" calcext:value-type="string">
            <text:p>Lechuga</text:p>
          </table:table-cell>
          <table:table-cell table:style-name="ce15" office:value-type="float" office:value="4" calcext:value-type="float">
            <text:p>4</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153]*[.L153]/100" office:value-type="float" office:value="57" calcext:value-type="float">
            <text:p>57</text:p>
          </table:table-cell>
          <table:table-cell table:style-name="ce16" table:formula="of:=[.K153]*[.M153]*4/100" office:value-type="float" office:value="21.6" calcext:value-type="float">
            <text:p>21,6</text:p>
          </table:table-cell>
          <table:table-cell table:style-name="ce16" table:formula="of:=[.K153]*[.O153]*4/100" office:value-type="float" office:value="26.4" calcext:value-type="float">
            <text:p>26,4</text:p>
          </table:table-cell>
          <table:table-cell table:style-name="ce15" office:value-type="float" office:value="300" calcext:value-type="float">
            <text:p>300</text:p>
          </table:table-cell>
          <table:table-cell table:style-name="ce15" office:value-type="float" office:value="19" calcext:value-type="float">
            <text:p>19</text:p>
          </table:table-cell>
          <table:table-cell table:style-name="ce25" office:value-type="float" office:value="1.8" calcext:value-type="float">
            <text:p>1.8</text:p>
          </table:table-cell>
          <table:table-cell table:style-name="ce25" office:value-type="float" office:value="0.4" calcext:value-type="float">
            <text:p>0.4</text:p>
          </table:table-cell>
          <table:table-cell table:style-name="ce25" office:value-type="float" office:value="2.2" calcext:value-type="float">
            <text:p>2.2</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53]);&quot; &quot;;&quot;-&quot;);&quot;á&quot;;&quot;a&quot;);&quot;é&quot;;&quot;e&quot;);&quot;í&quot;;&quot;i&quot;);&quot;ó&quot;;&quot;o&quot;);&quot;ú&quot;;&quot;u&quot;)" office:value-type="string" office:string-value="lechuga" calcext:value-type="string">
            <text:p>lechuga</text:p>
          </table:table-cell>
          <table:table-cell table:style-name="ce31" table:formula="of:=CONCATENATE(&quot;(alimento (id &quot;;[.B153];&quot;) (nombre &quot;;[.U153];&quot;) (grupo &quot;;[.E153];&quot;) (veces &quot;;[.F153];&quot;) (tipo &quot;;[.G153];&quot;) (racion &quot;;[.K153];&quot;) (kcal &quot;;[.L153];&quot;) (proteinas &quot;;[.M153];&quot;) (grasas &quot;;[.N153];&quot;) (hidratos &quot;;[.O153];&quot;) (desayuno &quot;;[.P153];&quot;) (almuerzo &quot;;[.Q153];&quot;) (comida &quot;;[.R153];&quot;) (merienda &quot;;[.S153];&quot;) (cena &quot;;[.T153];&quot;))&quot;)" office:value-type="string" office:string-value="(alimento (id 156) (nombre lechuga) (grupo 4) (veces 5) (tipo reguladores) (racion 300) (kcal 19) (proteinas 1,8) (grasas 0,4) (hidratos 2,2) (desayuno no) (almuerzo si) (comida si) (merienda no) (cena si))" calcext:value-type="string">
            <text:p>(alimento (id 156) (nombre lechuga) (grupo 4) (veces 5) (tipo reguladores) (racion 300) (kcal 19) (proteinas 1,8) (grasas 0,4) (hidratos 2,2) (desayuno no) (almuerzo si) (comida si) (merienda no) (cena si))</text:p>
          </table:table-cell>
          <table:table-cell table:formula="of:=SUBSTITUTE([.V153];&quot;,&quot;;&quot;.&quot;)" office:value-type="string" office:string-value="(alimento (id 156) (nombre lechuga) (grupo 4) (veces 5) (tipo reguladores) (racion 300) (kcal 19) (proteinas 1.8) (grasas 0.4) (hidratos 2.2) (desayuno no) (almuerzo si) (comida si) (merienda no) (cena si))" calcext:value-type="string">
            <text:p>(alimento (id 156) (nombre lechuga) (grupo 4) (veces 5) (tipo reguladores) (racion 300) (kcal 19) (proteinas 1.8) (grasas 0.4) (hidratos 2.2) (desayuno no) (almuerzo si) (comida si) (merienda no) (cena si))</text:p>
          </table:table-cell>
          <table:table-cell table:number-columns-repeated="1001"/>
        </table:table-row>
        <table:table-row table:style-name="ro1">
          <table:table-cell/>
          <table:table-cell office:value-type="float" office:value="157" calcext:value-type="float">
            <text:p>157</text:p>
          </table:table-cell>
          <table:table-cell office:value-type="string" calcext:value-type="string">
            <text:p>Verduras y hortalizas</text:p>
          </table:table-cell>
          <table:table-cell table:style-name="ce15" office:value-type="string" calcext:value-type="string">
            <text:p>Lechuga</text:p>
          </table:table-cell>
          <table:table-cell table:style-name="ce15" office:value-type="float" office:value="4" calcext:value-type="float">
            <text:p>4</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154]*[.L154]/100" office:value-type="float" office:value="47.5" calcext:value-type="float">
            <text:p>47,5</text:p>
          </table:table-cell>
          <table:table-cell table:style-name="ce16" table:formula="of:=[.K154]*[.M154]*4/100" office:value-type="float" office:value="18" calcext:value-type="float">
            <text:p>18</text:p>
          </table:table-cell>
          <table:table-cell table:style-name="ce16" table:formula="of:=[.K154]*[.O154]*4/100" office:value-type="float" office:value="22" calcext:value-type="float">
            <text:p>22</text:p>
          </table:table-cell>
          <table:table-cell table:style-name="ce15" office:value-type="float" office:value="250" calcext:value-type="float">
            <text:p>250</text:p>
          </table:table-cell>
          <table:table-cell table:style-name="ce15" office:value-type="float" office:value="19" calcext:value-type="float">
            <text:p>19</text:p>
          </table:table-cell>
          <table:table-cell table:style-name="ce25" office:value-type="float" office:value="1.8" calcext:value-type="float">
            <text:p>1.8</text:p>
          </table:table-cell>
          <table:table-cell table:style-name="ce25" office:value-type="float" office:value="0.4" calcext:value-type="float">
            <text:p>0.4</text:p>
          </table:table-cell>
          <table:table-cell table:style-name="ce25" office:value-type="float" office:value="2.2" calcext:value-type="float">
            <text:p>2.2</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54]);&quot; &quot;;&quot;-&quot;);&quot;á&quot;;&quot;a&quot;);&quot;é&quot;;&quot;e&quot;);&quot;í&quot;;&quot;i&quot;);&quot;ó&quot;;&quot;o&quot;);&quot;ú&quot;;&quot;u&quot;)" office:value-type="string" office:string-value="lechuga" calcext:value-type="string">
            <text:p>lechuga</text:p>
          </table:table-cell>
          <table:table-cell table:style-name="ce31" table:formula="of:=CONCATENATE(&quot;(alimento (id &quot;;[.B154];&quot;) (nombre &quot;;[.U154];&quot;) (grupo &quot;;[.E154];&quot;) (veces &quot;;[.F154];&quot;) (tipo &quot;;[.G154];&quot;) (racion &quot;;[.K154];&quot;) (kcal &quot;;[.L154];&quot;) (proteinas &quot;;[.M154];&quot;) (grasas &quot;;[.N154];&quot;) (hidratos &quot;;[.O154];&quot;) (desayuno &quot;;[.P154];&quot;) (almuerzo &quot;;[.Q154];&quot;) (comida &quot;;[.R154];&quot;) (merienda &quot;;[.S154];&quot;) (cena &quot;;[.T154];&quot;))&quot;)" office:value-type="string" office:string-value="(alimento (id 157) (nombre lechuga) (grupo 4) (veces 5) (tipo reguladores) (racion 250) (kcal 19) (proteinas 1,8) (grasas 0,4) (hidratos 2,2) (desayuno no) (almuerzo si) (comida si) (merienda no) (cena si))" calcext:value-type="string">
            <text:p>(alimento (id 157) (nombre lechuga) (grupo 4) (veces 5) (tipo reguladores) (racion 250) (kcal 19) (proteinas 1,8) (grasas 0,4) (hidratos 2,2) (desayuno no) (almuerzo si) (comida si) (merienda no) (cena si))</text:p>
          </table:table-cell>
          <table:table-cell table:formula="of:=SUBSTITUTE([.V154];&quot;,&quot;;&quot;.&quot;)" office:value-type="string" office:string-value="(alimento (id 157) (nombre lechuga) (grupo 4) (veces 5) (tipo reguladores) (racion 250) (kcal 19) (proteinas 1.8) (grasas 0.4) (hidratos 2.2) (desayuno no) (almuerzo si) (comida si) (merienda no) (cena si))" calcext:value-type="string">
            <text:p>(alimento (id 157) (nombre lechuga) (grupo 4) (veces 5) (tipo reguladores) (racion 250) (kcal 19) (proteinas 1.8) (grasas 0.4) (hidratos 2.2) (desayuno no) (almuerzo si) (comida si) (merienda no) (cena si))</text:p>
          </table:table-cell>
          <table:table-cell table:number-columns-repeated="1001"/>
        </table:table-row>
        <table:table-row table:style-name="ro1">
          <table:table-cell/>
          <table:table-cell office:value-type="float" office:value="158" calcext:value-type="float">
            <text:p>158</text:p>
          </table:table-cell>
          <table:table-cell office:value-type="string" calcext:value-type="string">
            <text:p>Verduras y hortalizas</text:p>
          </table:table-cell>
          <table:table-cell table:style-name="ce15" office:value-type="string" calcext:value-type="string">
            <text:p>Lechuga</text:p>
          </table:table-cell>
          <table:table-cell table:style-name="ce15" office:value-type="float" office:value="4" calcext:value-type="float">
            <text:p>4</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155]*[.L155]/100" office:value-type="float" office:value="38" calcext:value-type="float">
            <text:p>38</text:p>
          </table:table-cell>
          <table:table-cell table:style-name="ce16" table:formula="of:=[.K155]*[.M155]*4/100" office:value-type="float" office:value="14.4" calcext:value-type="float">
            <text:p>14,4</text:p>
          </table:table-cell>
          <table:table-cell table:style-name="ce16" table:formula="of:=[.K155]*[.O155]*4/100" office:value-type="float" office:value="17.6" calcext:value-type="float">
            <text:p>17,6</text:p>
          </table:table-cell>
          <table:table-cell table:style-name="ce15" office:value-type="float" office:value="200" calcext:value-type="float">
            <text:p>200</text:p>
          </table:table-cell>
          <table:table-cell table:style-name="ce15" office:value-type="float" office:value="19" calcext:value-type="float">
            <text:p>19</text:p>
          </table:table-cell>
          <table:table-cell table:style-name="ce25" office:value-type="float" office:value="1.8" calcext:value-type="float">
            <text:p>1.8</text:p>
          </table:table-cell>
          <table:table-cell table:style-name="ce25" office:value-type="float" office:value="0.4" calcext:value-type="float">
            <text:p>0.4</text:p>
          </table:table-cell>
          <table:table-cell table:style-name="ce25" office:value-type="float" office:value="2.2" calcext:value-type="float">
            <text:p>2.2</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55]);&quot; &quot;;&quot;-&quot;);&quot;á&quot;;&quot;a&quot;);&quot;é&quot;;&quot;e&quot;);&quot;í&quot;;&quot;i&quot;);&quot;ó&quot;;&quot;o&quot;);&quot;ú&quot;;&quot;u&quot;)" office:value-type="string" office:string-value="lechuga" calcext:value-type="string">
            <text:p>lechuga</text:p>
          </table:table-cell>
          <table:table-cell table:style-name="ce31" table:formula="of:=CONCATENATE(&quot;(alimento (id &quot;;[.B155];&quot;) (nombre &quot;;[.U155];&quot;) (grupo &quot;;[.E155];&quot;) (veces &quot;;[.F155];&quot;) (tipo &quot;;[.G155];&quot;) (racion &quot;;[.K155];&quot;) (kcal &quot;;[.L155];&quot;) (proteinas &quot;;[.M155];&quot;) (grasas &quot;;[.N155];&quot;) (hidratos &quot;;[.O155];&quot;) (desayuno &quot;;[.P155];&quot;) (almuerzo &quot;;[.Q155];&quot;) (comida &quot;;[.R155];&quot;) (merienda &quot;;[.S155];&quot;) (cena &quot;;[.T155];&quot;))&quot;)" office:value-type="string" office:string-value="(alimento (id 158) (nombre lechuga) (grupo 4) (veces 5) (tipo reguladores) (racion 200) (kcal 19) (proteinas 1,8) (grasas 0,4) (hidratos 2,2) (desayuno no) (almuerzo si) (comida si) (merienda no) (cena si))" calcext:value-type="string">
            <text:p>(alimento (id 158) (nombre lechuga) (grupo 4) (veces 5) (tipo reguladores) (racion 200) (kcal 19) (proteinas 1,8) (grasas 0,4) (hidratos 2,2) (desayuno no) (almuerzo si) (comida si) (merienda no) (cena si))</text:p>
          </table:table-cell>
          <table:table-cell table:formula="of:=SUBSTITUTE([.V155];&quot;,&quot;;&quot;.&quot;)" office:value-type="string" office:string-value="(alimento (id 158) (nombre lechuga) (grupo 4) (veces 5) (tipo reguladores) (racion 200) (kcal 19) (proteinas 1.8) (grasas 0.4) (hidratos 2.2) (desayuno no) (almuerzo si) (comida si) (merienda no) (cena si))" calcext:value-type="string">
            <text:p>(alimento (id 158) (nombre lechuga) (grupo 4) (veces 5) (tipo reguladores) (racion 200) (kcal 19) (proteinas 1.8) (grasas 0.4) (hidratos 2.2) (desayuno no) (almuerzo si) (comida si) (merienda no) (cena si))</text:p>
          </table:table-cell>
          <table:table-cell table:number-columns-repeated="1001"/>
        </table:table-row>
        <table:table-row table:style-name="ro1">
          <table:table-cell/>
          <table:table-cell office:value-type="float" office:value="159" calcext:value-type="float">
            <text:p>159</text:p>
          </table:table-cell>
          <table:table-cell office:value-type="string" calcext:value-type="string">
            <text:p>Verduras y hortalizas</text:p>
          </table:table-cell>
          <table:table-cell table:style-name="ce15" office:value-type="string" calcext:value-type="string">
            <text:p>Lechuga</text:p>
          </table:table-cell>
          <table:table-cell table:style-name="ce15" office:value-type="float" office:value="4" calcext:value-type="float">
            <text:p>4</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156]*[.L156]/100" office:value-type="float" office:value="28.5" calcext:value-type="float">
            <text:p>28,5</text:p>
          </table:table-cell>
          <table:table-cell table:style-name="ce16" table:formula="of:=[.K156]*[.M156]*4/100" office:value-type="float" office:value="10.8" calcext:value-type="float">
            <text:p>10,8</text:p>
          </table:table-cell>
          <table:table-cell table:style-name="ce16" table:formula="of:=[.K156]*[.O156]*4/100" office:value-type="float" office:value="13.2" calcext:value-type="float">
            <text:p>13,2</text:p>
          </table:table-cell>
          <table:table-cell table:style-name="ce15" office:value-type="float" office:value="150" calcext:value-type="float">
            <text:p>150</text:p>
          </table:table-cell>
          <table:table-cell table:style-name="ce15" office:value-type="float" office:value="19" calcext:value-type="float">
            <text:p>19</text:p>
          </table:table-cell>
          <table:table-cell table:style-name="ce25" office:value-type="float" office:value="1.8" calcext:value-type="float">
            <text:p>1.8</text:p>
          </table:table-cell>
          <table:table-cell table:style-name="ce25" office:value-type="float" office:value="0.4" calcext:value-type="float">
            <text:p>0.4</text:p>
          </table:table-cell>
          <table:table-cell table:style-name="ce25" office:value-type="float" office:value="2.2" calcext:value-type="float">
            <text:p>2.2</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56]);&quot; &quot;;&quot;-&quot;);&quot;á&quot;;&quot;a&quot;);&quot;é&quot;;&quot;e&quot;);&quot;í&quot;;&quot;i&quot;);&quot;ó&quot;;&quot;o&quot;);&quot;ú&quot;;&quot;u&quot;)" office:value-type="string" office:string-value="lechuga" calcext:value-type="string">
            <text:p>lechuga</text:p>
          </table:table-cell>
          <table:table-cell table:style-name="ce31" table:formula="of:=CONCATENATE(&quot;(alimento (id &quot;;[.B156];&quot;) (nombre &quot;;[.U156];&quot;) (grupo &quot;;[.E156];&quot;) (veces &quot;;[.F156];&quot;) (tipo &quot;;[.G156];&quot;) (racion &quot;;[.K156];&quot;) (kcal &quot;;[.L156];&quot;) (proteinas &quot;;[.M156];&quot;) (grasas &quot;;[.N156];&quot;) (hidratos &quot;;[.O156];&quot;) (desayuno &quot;;[.P156];&quot;) (almuerzo &quot;;[.Q156];&quot;) (comida &quot;;[.R156];&quot;) (merienda &quot;;[.S156];&quot;) (cena &quot;;[.T156];&quot;))&quot;)" office:value-type="string" office:string-value="(alimento (id 159) (nombre lechuga) (grupo 4) (veces 5) (tipo reguladores) (racion 150) (kcal 19) (proteinas 1,8) (grasas 0,4) (hidratos 2,2) (desayuno no) (almuerzo si) (comida si) (merienda no) (cena si))" calcext:value-type="string">
            <text:p>(alimento (id 159) (nombre lechuga) (grupo 4) (veces 5) (tipo reguladores) (racion 150) (kcal 19) (proteinas 1,8) (grasas 0,4) (hidratos 2,2) (desayuno no) (almuerzo si) (comida si) (merienda no) (cena si))</text:p>
          </table:table-cell>
          <table:table-cell table:formula="of:=SUBSTITUTE([.V156];&quot;,&quot;;&quot;.&quot;)" office:value-type="string" office:string-value="(alimento (id 159) (nombre lechuga) (grupo 4) (veces 5) (tipo reguladores) (racion 150) (kcal 19) (proteinas 1.8) (grasas 0.4) (hidratos 2.2) (desayuno no) (almuerzo si) (comida si) (merienda no) (cena si))" calcext:value-type="string">
            <text:p>(alimento (id 159) (nombre lechuga) (grupo 4) (veces 5) (tipo reguladores) (racion 150) (kcal 19) (proteinas 1.8) (grasas 0.4) (hidratos 2.2) (desayuno no) (almuerzo si) (comida si) (merienda no) (cena si))</text:p>
          </table:table-cell>
          <table:table-cell table:number-columns-repeated="1001"/>
        </table:table-row>
        <table:table-row table:style-name="ro1">
          <table:table-cell/>
          <table:table-cell office:value-type="float" office:value="160" calcext:value-type="float">
            <text:p>160</text:p>
          </table:table-cell>
          <table:table-cell office:value-type="string" calcext:value-type="string">
            <text:p>Verduras y hortalizas</text:p>
          </table:table-cell>
          <table:table-cell table:style-name="ce15" office:value-type="string" calcext:value-type="string">
            <text:p>Lechuga</text:p>
          </table:table-cell>
          <table:table-cell table:style-name="ce15" office:value-type="float" office:value="4" calcext:value-type="float">
            <text:p>4</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157]*[.L157]/100" office:value-type="float" office:value="19" calcext:value-type="float">
            <text:p>19</text:p>
          </table:table-cell>
          <table:table-cell table:style-name="ce16" table:formula="of:=[.K157]*[.M157]*4/100" office:value-type="float" office:value="7.2" calcext:value-type="float">
            <text:p>7,2</text:p>
          </table:table-cell>
          <table:table-cell table:style-name="ce16" table:formula="of:=[.K157]*[.O157]*4/100" office:value-type="float" office:value="8.8" calcext:value-type="float">
            <text:p>8,8</text:p>
          </table:table-cell>
          <table:table-cell table:style-name="ce15" office:value-type="float" office:value="100" calcext:value-type="float">
            <text:p>100</text:p>
          </table:table-cell>
          <table:table-cell table:style-name="ce15" office:value-type="float" office:value="19" calcext:value-type="float">
            <text:p>19</text:p>
          </table:table-cell>
          <table:table-cell table:style-name="ce25" office:value-type="float" office:value="1.8" calcext:value-type="float">
            <text:p>1.8</text:p>
          </table:table-cell>
          <table:table-cell table:style-name="ce25" office:value-type="float" office:value="0.4" calcext:value-type="float">
            <text:p>0.4</text:p>
          </table:table-cell>
          <table:table-cell table:style-name="ce25" office:value-type="float" office:value="2.2" calcext:value-type="float">
            <text:p>2.2</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57]);&quot; &quot;;&quot;-&quot;);&quot;á&quot;;&quot;a&quot;);&quot;é&quot;;&quot;e&quot;);&quot;í&quot;;&quot;i&quot;);&quot;ó&quot;;&quot;o&quot;);&quot;ú&quot;;&quot;u&quot;)" office:value-type="string" office:string-value="lechuga" calcext:value-type="string">
            <text:p>lechuga</text:p>
          </table:table-cell>
          <table:table-cell table:style-name="ce31" table:formula="of:=CONCATENATE(&quot;(alimento (id &quot;;[.B157];&quot;) (nombre &quot;;[.U157];&quot;) (grupo &quot;;[.E157];&quot;) (veces &quot;;[.F157];&quot;) (tipo &quot;;[.G157];&quot;) (racion &quot;;[.K157];&quot;) (kcal &quot;;[.L157];&quot;) (proteinas &quot;;[.M157];&quot;) (grasas &quot;;[.N157];&quot;) (hidratos &quot;;[.O157];&quot;) (desayuno &quot;;[.P157];&quot;) (almuerzo &quot;;[.Q157];&quot;) (comida &quot;;[.R157];&quot;) (merienda &quot;;[.S157];&quot;) (cena &quot;;[.T157];&quot;))&quot;)" office:value-type="string" office:string-value="(alimento (id 160) (nombre lechuga) (grupo 4) (veces 5) (tipo reguladores) (racion 100) (kcal 19) (proteinas 1,8) (grasas 0,4) (hidratos 2,2) (desayuno no) (almuerzo si) (comida si) (merienda no) (cena si))" calcext:value-type="string">
            <text:p>(alimento (id 160) (nombre lechuga) (grupo 4) (veces 5) (tipo reguladores) (racion 100) (kcal 19) (proteinas 1,8) (grasas 0,4) (hidratos 2,2) (desayuno no) (almuerzo si) (comida si) (merienda no) (cena si))</text:p>
          </table:table-cell>
          <table:table-cell table:formula="of:=SUBSTITUTE([.V157];&quot;,&quot;;&quot;.&quot;)" office:value-type="string" office:string-value="(alimento (id 160) (nombre lechuga) (grupo 4) (veces 5) (tipo reguladores) (racion 100) (kcal 19) (proteinas 1.8) (grasas 0.4) (hidratos 2.2) (desayuno no) (almuerzo si) (comida si) (merienda no) (cena si))" calcext:value-type="string">
            <text:p>(alimento (id 160) (nombre lechuga) (grupo 4) (veces 5) (tipo reguladores) (racion 100) (kcal 19) (proteinas 1.8) (grasas 0.4) (hidratos 2.2) (desayuno no) (almuerzo si) (comida si) (merienda no) (cena si))</text:p>
          </table:table-cell>
          <table:table-cell table:number-columns-repeated="1001"/>
        </table:table-row>
        <table:table-row table:style-name="ro1">
          <table:table-cell/>
          <table:table-cell office:value-type="float" office:value="161" calcext:value-type="float">
            <text:p>161</text:p>
          </table:table-cell>
          <table:table-cell office:value-type="string" calcext:value-type="string">
            <text:p>Verduras y hortalizas</text:p>
          </table:table-cell>
          <table:table-cell table:style-name="ce15" office:value-type="string" calcext:value-type="string">
            <text:p>Tomate</text:p>
          </table:table-cell>
          <table:table-cell table:style-name="ce15" office:value-type="float" office:value="4" calcext:value-type="float">
            <text:p>4</text:p>
          </table:table-cell>
          <table:table-cell table:style-name="ce16" office:value-type="float" office:value="2" calcext:value-type="float">
            <text:p>2</text:p>
          </table:table-cell>
          <table:table-cell table:style-name="ce15" office:value-type="string" calcext:value-type="string">
            <text:p>reguladores</text:p>
          </table:table-cell>
          <table:table-cell table:style-name="ce15" table:formula="of:=[.K158]*[.L158]/100" office:value-type="float" office:value="80" calcext:value-type="float">
            <text:p>80</text:p>
          </table:table-cell>
          <table:table-cell table:style-name="ce16" table:formula="of:=[.K158]*[.M158]*4/100" office:value-type="float" office:value="20" calcext:value-type="float">
            <text:p>20</text:p>
          </table:table-cell>
          <table:table-cell table:style-name="ce16" table:formula="of:=[.K158]*[.O158]*4/100" office:value-type="float" office:value="58" calcext:value-type="float">
            <text:p>58</text:p>
          </table:table-cell>
          <table:table-cell table:style-name="ce15" office:value-type="float" office:value="500" calcext:value-type="float">
            <text:p>500</text:p>
          </table:table-cell>
          <table:table-cell table:style-name="ce15" office:value-type="float" office:value="16" calcext:value-type="float">
            <text:p>16</text:p>
          </table:table-cell>
          <table:table-cell table:style-name="ce25" office:value-type="float" office:value="1" calcext:value-type="float">
            <text:p>1</text:p>
          </table:table-cell>
          <table:table-cell table:style-name="ce25" office:value-type="float" office:value="0.2" calcext:value-type="float">
            <text:p>0.2</text:p>
          </table:table-cell>
          <table:table-cell table:style-name="ce25" office:value-type="float" office:value="2.9" calcext:value-type="float">
            <text:p>2.9</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58]);&quot; &quot;;&quot;-&quot;);&quot;á&quot;;&quot;a&quot;);&quot;é&quot;;&quot;e&quot;);&quot;í&quot;;&quot;i&quot;);&quot;ó&quot;;&quot;o&quot;);&quot;ú&quot;;&quot;u&quot;)" office:value-type="string" office:string-value="tomate" calcext:value-type="string">
            <text:p>tomate</text:p>
          </table:table-cell>
          <table:table-cell table:style-name="ce31" table:formula="of:=CONCATENATE(&quot;(alimento (id &quot;;[.B158];&quot;) (nombre &quot;;[.U158];&quot;) (grupo &quot;;[.E158];&quot;) (veces &quot;;[.F158];&quot;) (tipo &quot;;[.G158];&quot;) (racion &quot;;[.K158];&quot;) (kcal &quot;;[.L158];&quot;) (proteinas &quot;;[.M158];&quot;) (grasas &quot;;[.N158];&quot;) (hidratos &quot;;[.O158];&quot;) (desayuno &quot;;[.P158];&quot;) (almuerzo &quot;;[.Q158];&quot;) (comida &quot;;[.R158];&quot;) (merienda &quot;;[.S158];&quot;) (cena &quot;;[.T158];&quot;))&quot;)" office:value-type="string" office:string-value="(alimento (id 161) (nombre tomate) (grupo 4) (veces 2) (tipo reguladores) (racion 500) (kcal 16) (proteinas 1) (grasas 0,2) (hidratos 2,9) (desayuno no) (almuerzo si) (comida si) (merienda no) (cena si))" calcext:value-type="string">
            <text:p>(alimento (id 161) (nombre tomate) (grupo 4) (veces 2) (tipo reguladores) (racion 500) (kcal 16) (proteinas 1) (grasas 0,2) (hidratos 2,9) (desayuno no) (almuerzo si) (comida si) (merienda no) (cena si))</text:p>
          </table:table-cell>
          <table:table-cell table:formula="of:=SUBSTITUTE([.V158];&quot;,&quot;;&quot;.&quot;)" office:value-type="string" office:string-value="(alimento (id 161) (nombre tomate) (grupo 4) (veces 2) (tipo reguladores) (racion 500) (kcal 16) (proteinas 1) (grasas 0.2) (hidratos 2.9) (desayuno no) (almuerzo si) (comida si) (merienda no) (cena si))" calcext:value-type="string">
            <text:p>(alimento (id 161) (nombre tomate) (grupo 4) (veces 2) (tipo reguladores) (racion 500) (kcal 16) (proteinas 1) (grasas 0.2) (hidratos 2.9) (desayuno no) (almuerzo si) (comida si) (merienda no) (cena si))</text:p>
          </table:table-cell>
          <table:table-cell table:number-columns-repeated="1001"/>
        </table:table-row>
        <table:table-row table:style-name="ro1">
          <table:table-cell/>
          <table:table-cell office:value-type="float" office:value="162" calcext:value-type="float">
            <text:p>162</text:p>
          </table:table-cell>
          <table:table-cell office:value-type="string" calcext:value-type="string">
            <text:p>Verduras y hortalizas</text:p>
          </table:table-cell>
          <table:table-cell table:style-name="ce15" office:value-type="string" calcext:value-type="string">
            <text:p>Tomate</text:p>
          </table:table-cell>
          <table:table-cell table:style-name="ce15" office:value-type="float" office:value="4" calcext:value-type="float">
            <text:p>4</text:p>
          </table:table-cell>
          <table:table-cell table:style-name="ce16" office:value-type="float" office:value="2" calcext:value-type="float">
            <text:p>2</text:p>
          </table:table-cell>
          <table:table-cell table:style-name="ce15" office:value-type="string" calcext:value-type="string">
            <text:p>reguladores</text:p>
          </table:table-cell>
          <table:table-cell table:style-name="ce15" table:formula="of:=[.K159]*[.L159]/100" office:value-type="float" office:value="64" calcext:value-type="float">
            <text:p>64</text:p>
          </table:table-cell>
          <table:table-cell table:style-name="ce16" table:formula="of:=[.K159]*[.M159]*4/100" office:value-type="float" office:value="16" calcext:value-type="float">
            <text:p>16</text:p>
          </table:table-cell>
          <table:table-cell table:style-name="ce16" table:formula="of:=[.K159]*[.O159]*4/100" office:value-type="float" office:value="46.4" calcext:value-type="float">
            <text:p>46,4</text:p>
          </table:table-cell>
          <table:table-cell table:style-name="ce15" office:value-type="float" office:value="400" calcext:value-type="float">
            <text:p>400</text:p>
          </table:table-cell>
          <table:table-cell table:style-name="ce15" office:value-type="float" office:value="16" calcext:value-type="float">
            <text:p>16</text:p>
          </table:table-cell>
          <table:table-cell table:style-name="ce25" office:value-type="float" office:value="1" calcext:value-type="float">
            <text:p>1</text:p>
          </table:table-cell>
          <table:table-cell table:style-name="ce25" office:value-type="float" office:value="0.2" calcext:value-type="float">
            <text:p>0.2</text:p>
          </table:table-cell>
          <table:table-cell table:style-name="ce25" office:value-type="float" office:value="2.9" calcext:value-type="float">
            <text:p>2.9</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59]);&quot; &quot;;&quot;-&quot;);&quot;á&quot;;&quot;a&quot;);&quot;é&quot;;&quot;e&quot;);&quot;í&quot;;&quot;i&quot;);&quot;ó&quot;;&quot;o&quot;);&quot;ú&quot;;&quot;u&quot;)" office:value-type="string" office:string-value="tomate" calcext:value-type="string">
            <text:p>tomate</text:p>
          </table:table-cell>
          <table:table-cell table:style-name="ce31" table:formula="of:=CONCATENATE(&quot;(alimento (id &quot;;[.B159];&quot;) (nombre &quot;;[.U159];&quot;) (grupo &quot;;[.E159];&quot;) (veces &quot;;[.F159];&quot;) (tipo &quot;;[.G159];&quot;) (racion &quot;;[.K159];&quot;) (kcal &quot;;[.L159];&quot;) (proteinas &quot;;[.M159];&quot;) (grasas &quot;;[.N159];&quot;) (hidratos &quot;;[.O159];&quot;) (desayuno &quot;;[.P159];&quot;) (almuerzo &quot;;[.Q159];&quot;) (comida &quot;;[.R159];&quot;) (merienda &quot;;[.S159];&quot;) (cena &quot;;[.T159];&quot;))&quot;)" office:value-type="string" office:string-value="(alimento (id 162) (nombre tomate) (grupo 4) (veces 2) (tipo reguladores) (racion 400) (kcal 16) (proteinas 1) (grasas 0,2) (hidratos 2,9) (desayuno no) (almuerzo si) (comida si) (merienda no) (cena si))" calcext:value-type="string">
            <text:p>(alimento (id 162) (nombre tomate) (grupo 4) (veces 2) (tipo reguladores) (racion 400) (kcal 16) (proteinas 1) (grasas 0,2) (hidratos 2,9) (desayuno no) (almuerzo si) (comida si) (merienda no) (cena si))</text:p>
          </table:table-cell>
          <table:table-cell table:formula="of:=SUBSTITUTE([.V159];&quot;,&quot;;&quot;.&quot;)" office:value-type="string" office:string-value="(alimento (id 162) (nombre tomate) (grupo 4) (veces 2) (tipo reguladores) (racion 400) (kcal 16) (proteinas 1) (grasas 0.2) (hidratos 2.9) (desayuno no) (almuerzo si) (comida si) (merienda no) (cena si))" calcext:value-type="string">
            <text:p>(alimento (id 162) (nombre tomate) (grupo 4) (veces 2) (tipo reguladores) (racion 400) (kcal 16) (proteinas 1) (grasas 0.2) (hidratos 2.9) (desayuno no) (almuerzo si) (comida si) (merienda no) (cena si))</text:p>
          </table:table-cell>
          <table:table-cell table:number-columns-repeated="1001"/>
        </table:table-row>
        <table:table-row table:style-name="ro1">
          <table:table-cell/>
          <table:table-cell office:value-type="float" office:value="163" calcext:value-type="float">
            <text:p>163</text:p>
          </table:table-cell>
          <table:table-cell office:value-type="string" calcext:value-type="string">
            <text:p>Verduras y hortalizas</text:p>
          </table:table-cell>
          <table:table-cell table:style-name="ce15" office:value-type="string" calcext:value-type="string">
            <text:p>Tomate</text:p>
          </table:table-cell>
          <table:table-cell table:style-name="ce15" office:value-type="float" office:value="4" calcext:value-type="float">
            <text:p>4</text:p>
          </table:table-cell>
          <table:table-cell table:style-name="ce16" office:value-type="float" office:value="2" calcext:value-type="float">
            <text:p>2</text:p>
          </table:table-cell>
          <table:table-cell table:style-name="ce15" office:value-type="string" calcext:value-type="string">
            <text:p>reguladores</text:p>
          </table:table-cell>
          <table:table-cell table:style-name="ce15" table:formula="of:=[.K160]*[.L160]/100" office:value-type="float" office:value="48" calcext:value-type="float">
            <text:p>48</text:p>
          </table:table-cell>
          <table:table-cell table:style-name="ce16" table:formula="of:=[.K160]*[.M160]*4/100" office:value-type="float" office:value="12" calcext:value-type="float">
            <text:p>12</text:p>
          </table:table-cell>
          <table:table-cell table:style-name="ce16" table:formula="of:=[.K160]*[.O160]*4/100" office:value-type="float" office:value="34.8" calcext:value-type="float">
            <text:p>34,8</text:p>
          </table:table-cell>
          <table:table-cell table:style-name="ce15" office:value-type="float" office:value="300" calcext:value-type="float">
            <text:p>300</text:p>
          </table:table-cell>
          <table:table-cell table:style-name="ce15" office:value-type="float" office:value="16" calcext:value-type="float">
            <text:p>16</text:p>
          </table:table-cell>
          <table:table-cell table:style-name="ce25" office:value-type="float" office:value="1" calcext:value-type="float">
            <text:p>1</text:p>
          </table:table-cell>
          <table:table-cell table:style-name="ce25" office:value-type="float" office:value="0.2" calcext:value-type="float">
            <text:p>0.2</text:p>
          </table:table-cell>
          <table:table-cell table:style-name="ce25" office:value-type="float" office:value="2.9" calcext:value-type="float">
            <text:p>2.9</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60]);&quot; &quot;;&quot;-&quot;);&quot;á&quot;;&quot;a&quot;);&quot;é&quot;;&quot;e&quot;);&quot;í&quot;;&quot;i&quot;);&quot;ó&quot;;&quot;o&quot;);&quot;ú&quot;;&quot;u&quot;)" office:value-type="string" office:string-value="tomate" calcext:value-type="string">
            <text:p>tomate</text:p>
          </table:table-cell>
          <table:table-cell table:style-name="ce31" table:formula="of:=CONCATENATE(&quot;(alimento (id &quot;;[.B160];&quot;) (nombre &quot;;[.U160];&quot;) (grupo &quot;;[.E160];&quot;) (veces &quot;;[.F160];&quot;) (tipo &quot;;[.G160];&quot;) (racion &quot;;[.K160];&quot;) (kcal &quot;;[.L160];&quot;) (proteinas &quot;;[.M160];&quot;) (grasas &quot;;[.N160];&quot;) (hidratos &quot;;[.O160];&quot;) (desayuno &quot;;[.P160];&quot;) (almuerzo &quot;;[.Q160];&quot;) (comida &quot;;[.R160];&quot;) (merienda &quot;;[.S160];&quot;) (cena &quot;;[.T160];&quot;))&quot;)" office:value-type="string" office:string-value="(alimento (id 163) (nombre tomate) (grupo 4) (veces 2) (tipo reguladores) (racion 300) (kcal 16) (proteinas 1) (grasas 0,2) (hidratos 2,9) (desayuno no) (almuerzo si) (comida si) (merienda no) (cena si))" calcext:value-type="string">
            <text:p>(alimento (id 163) (nombre tomate) (grupo 4) (veces 2) (tipo reguladores) (racion 300) (kcal 16) (proteinas 1) (grasas 0,2) (hidratos 2,9) (desayuno no) (almuerzo si) (comida si) (merienda no) (cena si))</text:p>
          </table:table-cell>
          <table:table-cell table:formula="of:=SUBSTITUTE([.V160];&quot;,&quot;;&quot;.&quot;)" office:value-type="string" office:string-value="(alimento (id 163) (nombre tomate) (grupo 4) (veces 2) (tipo reguladores) (racion 300) (kcal 16) (proteinas 1) (grasas 0.2) (hidratos 2.9) (desayuno no) (almuerzo si) (comida si) (merienda no) (cena si))" calcext:value-type="string">
            <text:p>(alimento (id 163) (nombre tomate) (grupo 4) (veces 2) (tipo reguladores) (racion 300) (kcal 16) (proteinas 1) (grasas 0.2) (hidratos 2.9) (desayuno no) (almuerzo si) (comida si) (merienda no) (cena si))</text:p>
          </table:table-cell>
          <table:table-cell table:number-columns-repeated="1001"/>
        </table:table-row>
        <table:table-row table:style-name="ro1">
          <table:table-cell/>
          <table:table-cell office:value-type="float" office:value="164" calcext:value-type="float">
            <text:p>164</text:p>
          </table:table-cell>
          <table:table-cell office:value-type="string" calcext:value-type="string">
            <text:p>Verduras y hortalizas</text:p>
          </table:table-cell>
          <table:table-cell table:style-name="ce15" office:value-type="string" calcext:value-type="string">
            <text:p>Tomate</text:p>
          </table:table-cell>
          <table:table-cell table:style-name="ce15" office:value-type="float" office:value="4" calcext:value-type="float">
            <text:p>4</text:p>
          </table:table-cell>
          <table:table-cell table:style-name="ce16" office:value-type="float" office:value="2" calcext:value-type="float">
            <text:p>2</text:p>
          </table:table-cell>
          <table:table-cell table:style-name="ce15" office:value-type="string" calcext:value-type="string">
            <text:p>reguladores</text:p>
          </table:table-cell>
          <table:table-cell table:style-name="ce15" table:formula="of:=[.K161]*[.L161]/100" office:value-type="float" office:value="32" calcext:value-type="float">
            <text:p>32</text:p>
          </table:table-cell>
          <table:table-cell table:style-name="ce16" table:formula="of:=[.K161]*[.M161]*4/100" office:value-type="float" office:value="8" calcext:value-type="float">
            <text:p>8</text:p>
          </table:table-cell>
          <table:table-cell table:style-name="ce16" table:formula="of:=[.K161]*[.O161]*4/100" office:value-type="float" office:value="23.2" calcext:value-type="float">
            <text:p>23,2</text:p>
          </table:table-cell>
          <table:table-cell table:style-name="ce15" office:value-type="float" office:value="200" calcext:value-type="float">
            <text:p>200</text:p>
          </table:table-cell>
          <table:table-cell table:style-name="ce15" office:value-type="float" office:value="16" calcext:value-type="float">
            <text:p>16</text:p>
          </table:table-cell>
          <table:table-cell table:style-name="ce25" office:value-type="float" office:value="1" calcext:value-type="float">
            <text:p>1</text:p>
          </table:table-cell>
          <table:table-cell table:style-name="ce25" office:value-type="float" office:value="0.2" calcext:value-type="float">
            <text:p>0.2</text:p>
          </table:table-cell>
          <table:table-cell table:style-name="ce25" office:value-type="float" office:value="2.9" calcext:value-type="float">
            <text:p>2.9</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61]);&quot; &quot;;&quot;-&quot;);&quot;á&quot;;&quot;a&quot;);&quot;é&quot;;&quot;e&quot;);&quot;í&quot;;&quot;i&quot;);&quot;ó&quot;;&quot;o&quot;);&quot;ú&quot;;&quot;u&quot;)" office:value-type="string" office:string-value="tomate" calcext:value-type="string">
            <text:p>tomate</text:p>
          </table:table-cell>
          <table:table-cell table:style-name="ce31" table:formula="of:=CONCATENATE(&quot;(alimento (id &quot;;[.B161];&quot;) (nombre &quot;;[.U161];&quot;) (grupo &quot;;[.E161];&quot;) (veces &quot;;[.F161];&quot;) (tipo &quot;;[.G161];&quot;) (racion &quot;;[.K161];&quot;) (kcal &quot;;[.L161];&quot;) (proteinas &quot;;[.M161];&quot;) (grasas &quot;;[.N161];&quot;) (hidratos &quot;;[.O161];&quot;) (desayuno &quot;;[.P161];&quot;) (almuerzo &quot;;[.Q161];&quot;) (comida &quot;;[.R161];&quot;) (merienda &quot;;[.S161];&quot;) (cena &quot;;[.T161];&quot;))&quot;)" office:value-type="string" office:string-value="(alimento (id 164) (nombre tomate) (grupo 4) (veces 2) (tipo reguladores) (racion 200) (kcal 16) (proteinas 1) (grasas 0,2) (hidratos 2,9) (desayuno no) (almuerzo si) (comida si) (merienda no) (cena si))" calcext:value-type="string">
            <text:p>(alimento (id 164) (nombre tomate) (grupo 4) (veces 2) (tipo reguladores) (racion 200) (kcal 16) (proteinas 1) (grasas 0,2) (hidratos 2,9) (desayuno no) (almuerzo si) (comida si) (merienda no) (cena si))</text:p>
          </table:table-cell>
          <table:table-cell table:formula="of:=SUBSTITUTE([.V161];&quot;,&quot;;&quot;.&quot;)" office:value-type="string" office:string-value="(alimento (id 164) (nombre tomate) (grupo 4) (veces 2) (tipo reguladores) (racion 200) (kcal 16) (proteinas 1) (grasas 0.2) (hidratos 2.9) (desayuno no) (almuerzo si) (comida si) (merienda no) (cena si))" calcext:value-type="string">
            <text:p>(alimento (id 164) (nombre tomate) (grupo 4) (veces 2) (tipo reguladores) (racion 200) (kcal 16) (proteinas 1) (grasas 0.2) (hidratos 2.9) (desayuno no) (almuerzo si) (comida si) (merienda no) (cena si))</text:p>
          </table:table-cell>
          <table:table-cell table:number-columns-repeated="1001"/>
        </table:table-row>
        <table:table-row table:style-name="ro1">
          <table:table-cell/>
          <table:table-cell office:value-type="float" office:value="165" calcext:value-type="float">
            <text:p>165</text:p>
          </table:table-cell>
          <table:table-cell office:value-type="string" calcext:value-type="string">
            <text:p>Verduras y hortalizas</text:p>
          </table:table-cell>
          <table:table-cell table:style-name="ce15" office:value-type="string" calcext:value-type="string">
            <text:p>Tomate</text:p>
          </table:table-cell>
          <table:table-cell table:style-name="ce15" office:value-type="float" office:value="4" calcext:value-type="float">
            <text:p>4</text:p>
          </table:table-cell>
          <table:table-cell table:style-name="ce16" office:value-type="float" office:value="2" calcext:value-type="float">
            <text:p>2</text:p>
          </table:table-cell>
          <table:table-cell table:style-name="ce15" office:value-type="string" calcext:value-type="string">
            <text:p>reguladores</text:p>
          </table:table-cell>
          <table:table-cell table:style-name="ce15" table:formula="of:=[.K162]*[.L162]/100" office:value-type="float" office:value="16" calcext:value-type="float">
            <text:p>16</text:p>
          </table:table-cell>
          <table:table-cell table:style-name="ce16" table:formula="of:=[.K162]*[.M162]*4/100" office:value-type="float" office:value="4" calcext:value-type="float">
            <text:p>4</text:p>
          </table:table-cell>
          <table:table-cell table:style-name="ce16" table:formula="of:=[.K162]*[.O162]*4/100" office:value-type="float" office:value="11.6" calcext:value-type="float">
            <text:p>11,6</text:p>
          </table:table-cell>
          <table:table-cell table:style-name="ce15" office:value-type="float" office:value="100" calcext:value-type="float">
            <text:p>100</text:p>
          </table:table-cell>
          <table:table-cell table:style-name="ce15" office:value-type="float" office:value="16" calcext:value-type="float">
            <text:p>16</text:p>
          </table:table-cell>
          <table:table-cell table:style-name="ce25" office:value-type="float" office:value="1" calcext:value-type="float">
            <text:p>1</text:p>
          </table:table-cell>
          <table:table-cell table:style-name="ce25" office:value-type="float" office:value="0.2" calcext:value-type="float">
            <text:p>0.2</text:p>
          </table:table-cell>
          <table:table-cell table:style-name="ce25" office:value-type="float" office:value="2.9" calcext:value-type="float">
            <text:p>2.9</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62]);&quot; &quot;;&quot;-&quot;);&quot;á&quot;;&quot;a&quot;);&quot;é&quot;;&quot;e&quot;);&quot;í&quot;;&quot;i&quot;);&quot;ó&quot;;&quot;o&quot;);&quot;ú&quot;;&quot;u&quot;)" office:value-type="string" office:string-value="tomate" calcext:value-type="string">
            <text:p>tomate</text:p>
          </table:table-cell>
          <table:table-cell table:style-name="ce31" table:formula="of:=CONCATENATE(&quot;(alimento (id &quot;;[.B162];&quot;) (nombre &quot;;[.U162];&quot;) (grupo &quot;;[.E162];&quot;) (veces &quot;;[.F162];&quot;) (tipo &quot;;[.G162];&quot;) (racion &quot;;[.K162];&quot;) (kcal &quot;;[.L162];&quot;) (proteinas &quot;;[.M162];&quot;) (grasas &quot;;[.N162];&quot;) (hidratos &quot;;[.O162];&quot;) (desayuno &quot;;[.P162];&quot;) (almuerzo &quot;;[.Q162];&quot;) (comida &quot;;[.R162];&quot;) (merienda &quot;;[.S162];&quot;) (cena &quot;;[.T162];&quot;))&quot;)" office:value-type="string" office:string-value="(alimento (id 165) (nombre tomate) (grupo 4) (veces 2) (tipo reguladores) (racion 100) (kcal 16) (proteinas 1) (grasas 0,2) (hidratos 2,9) (desayuno no) (almuerzo si) (comida si) (merienda no) (cena si))" calcext:value-type="string">
            <text:p>(alimento (id 165) (nombre tomate) (grupo 4) (veces 2) (tipo reguladores) (racion 100) (kcal 16) (proteinas 1) (grasas 0,2) (hidratos 2,9) (desayuno no) (almuerzo si) (comida si) (merienda no) (cena si))</text:p>
          </table:table-cell>
          <table:table-cell table:formula="of:=SUBSTITUTE([.V162];&quot;,&quot;;&quot;.&quot;)" office:value-type="string" office:string-value="(alimento (id 165) (nombre tomate) (grupo 4) (veces 2) (tipo reguladores) (racion 100) (kcal 16) (proteinas 1) (grasas 0.2) (hidratos 2.9) (desayuno no) (almuerzo si) (comida si) (merienda no) (cena si))" calcext:value-type="string">
            <text:p>(alimento (id 165) (nombre tomate) (grupo 4) (veces 2) (tipo reguladores) (racion 100) (kcal 16) (proteinas 1) (grasas 0.2) (hidratos 2.9) (desayuno no) (almuerzo si) (comida si) (merienda no) (cena si))</text:p>
          </table:table-cell>
          <table:table-cell table:number-columns-repeated="1001"/>
        </table:table-row>
        <table:table-row table:style-name="ro1">
          <table:table-cell/>
          <table:table-cell office:value-type="float" office:value="166" calcext:value-type="float">
            <text:p>166</text:p>
          </table:table-cell>
          <table:table-cell office:value-type="string" calcext:value-type="string">
            <text:p>Verduras y hortalizas</text:p>
          </table:table-cell>
          <table:table-cell table:style-name="ce15" office:value-type="string" calcext:value-type="string">
            <text:p>Zanahoria</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63]*[.L163]/100" office:value-type="float" office:value="64.75" calcext:value-type="float">
            <text:p>64,75</text:p>
          </table:table-cell>
          <table:table-cell table:style-name="ce16" table:formula="of:=[.K163]*[.M163]*4/100" office:value-type="float" office:value="7" calcext:value-type="float">
            <text:p>7</text:p>
          </table:table-cell>
          <table:table-cell table:style-name="ce16" table:formula="of:=[.K163]*[.O163]*4/100" office:value-type="float" office:value="54.6" calcext:value-type="float">
            <text:p>54,6</text:p>
          </table:table-cell>
          <table:table-cell table:style-name="ce15" office:value-type="float" office:value="175" calcext:value-type="float">
            <text:p>175</text:p>
          </table:table-cell>
          <table:table-cell table:style-name="ce15" office:value-type="float" office:value="37" calcext:value-type="float">
            <text:p>37</text:p>
          </table:table-cell>
          <table:table-cell table:style-name="ce25" office:value-type="float" office:value="1" calcext:value-type="float">
            <text:p>1</text:p>
          </table:table-cell>
          <table:table-cell table:style-name="ce25" office:value-type="float" office:value="0.2" calcext:value-type="float">
            <text:p>0.2</text:p>
          </table:table-cell>
          <table:table-cell table:style-name="ce25" office:value-type="float" office:value="7.8" calcext:value-type="float">
            <text:p>7.8</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63]);&quot; &quot;;&quot;-&quot;);&quot;á&quot;;&quot;a&quot;);&quot;é&quot;;&quot;e&quot;);&quot;í&quot;;&quot;i&quot;);&quot;ó&quot;;&quot;o&quot;);&quot;ú&quot;;&quot;u&quot;)" office:value-type="string" office:string-value="zanahoria" calcext:value-type="string">
            <text:p>zanahoria</text:p>
          </table:table-cell>
          <table:table-cell table:style-name="ce31" table:formula="of:=CONCATENATE(&quot;(alimento (id &quot;;[.B163];&quot;) (nombre &quot;;[.U163];&quot;) (grupo &quot;;[.E163];&quot;) (veces &quot;;[.F163];&quot;) (tipo &quot;;[.G163];&quot;) (racion &quot;;[.K163];&quot;) (kcal &quot;;[.L163];&quot;) (proteinas &quot;;[.M163];&quot;) (grasas &quot;;[.N163];&quot;) (hidratos &quot;;[.O163];&quot;) (desayuno &quot;;[.P163];&quot;) (almuerzo &quot;;[.Q163];&quot;) (comida &quot;;[.R163];&quot;) (merienda &quot;;[.S163];&quot;) (cena &quot;;[.T163];&quot;))&quot;)" office:value-type="string" office:string-value="(alimento (id 166) (nombre zanahoria) (grupo 4) (veces 1) (tipo reguladores) (racion 175) (kcal 37) (proteinas 1) (grasas 0,2) (hidratos 7,8) (desayuno no) (almuerzo si) (comida si) (merienda no) (cena si))" calcext:value-type="string">
            <text:p>(alimento (id 166) (nombre zanahoria) (grupo 4) (veces 1) (tipo reguladores) (racion 175) (kcal 37) (proteinas 1) (grasas 0,2) (hidratos 7,8) (desayuno no) (almuerzo si) (comida si) (merienda no) (cena si))</text:p>
          </table:table-cell>
          <table:table-cell table:formula="of:=SUBSTITUTE([.V163];&quot;,&quot;;&quot;.&quot;)" office:value-type="string" office:string-value="(alimento (id 166) (nombre zanahoria) (grupo 4) (veces 1) (tipo reguladores) (racion 175) (kcal 37) (proteinas 1) (grasas 0.2) (hidratos 7.8) (desayuno no) (almuerzo si) (comida si) (merienda no) (cena si))" calcext:value-type="string">
            <text:p>(alimento (id 166) (nombre zanahoria) (grupo 4) (veces 1) (tipo reguladores) (racion 175) (kcal 37) (proteinas 1) (grasas 0.2) (hidratos 7.8) (desayuno no) (almuerzo si) (comida si) (merienda no) (cena si))</text:p>
          </table:table-cell>
          <table:table-cell table:number-columns-repeated="1001"/>
        </table:table-row>
        <table:table-row table:style-name="ro1">
          <table:table-cell/>
          <table:table-cell office:value-type="float" office:value="167" calcext:value-type="float">
            <text:p>167</text:p>
          </table:table-cell>
          <table:table-cell office:value-type="string" calcext:value-type="string">
            <text:p>Verduras y hortalizas</text:p>
          </table:table-cell>
          <table:table-cell table:style-name="ce15" office:value-type="string" calcext:value-type="string">
            <text:p>Zanahoria</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64]*[.L164]/100" office:value-type="float" office:value="18.5" calcext:value-type="float">
            <text:p>18,5</text:p>
          </table:table-cell>
          <table:table-cell table:style-name="ce16" table:formula="of:=[.K164]*[.M164]*4/100" office:value-type="float" office:value="2" calcext:value-type="float">
            <text:p>2</text:p>
          </table:table-cell>
          <table:table-cell table:style-name="ce16" table:formula="of:=[.K164]*[.O164]*4/100" office:value-type="float" office:value="15.6" calcext:value-type="float">
            <text:p>15,6</text:p>
          </table:table-cell>
          <table:table-cell table:style-name="ce15" office:value-type="float" office:value="50" calcext:value-type="float">
            <text:p>50</text:p>
          </table:table-cell>
          <table:table-cell table:style-name="ce15" office:value-type="float" office:value="37" calcext:value-type="float">
            <text:p>37</text:p>
          </table:table-cell>
          <table:table-cell table:style-name="ce25" office:value-type="float" office:value="1" calcext:value-type="float">
            <text:p>1</text:p>
          </table:table-cell>
          <table:table-cell table:style-name="ce25" office:value-type="float" office:value="0.2" calcext:value-type="float">
            <text:p>0.2</text:p>
          </table:table-cell>
          <table:table-cell table:style-name="ce25" office:value-type="float" office:value="7.8" calcext:value-type="float">
            <text:p>7.8</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64]);&quot; &quot;;&quot;-&quot;);&quot;á&quot;;&quot;a&quot;);&quot;é&quot;;&quot;e&quot;);&quot;í&quot;;&quot;i&quot;);&quot;ó&quot;;&quot;o&quot;);&quot;ú&quot;;&quot;u&quot;)" office:value-type="string" office:string-value="zanahoria" calcext:value-type="string">
            <text:p>zanahoria</text:p>
          </table:table-cell>
          <table:table-cell table:style-name="ce31" table:formula="of:=CONCATENATE(&quot;(alimento (id &quot;;[.B164];&quot;) (nombre &quot;;[.U164];&quot;) (grupo &quot;;[.E164];&quot;) (veces &quot;;[.F164];&quot;) (tipo &quot;;[.G164];&quot;) (racion &quot;;[.K164];&quot;) (kcal &quot;;[.L164];&quot;) (proteinas &quot;;[.M164];&quot;) (grasas &quot;;[.N164];&quot;) (hidratos &quot;;[.O164];&quot;) (desayuno &quot;;[.P164];&quot;) (almuerzo &quot;;[.Q164];&quot;) (comida &quot;;[.R164];&quot;) (merienda &quot;;[.S164];&quot;) (cena &quot;;[.T164];&quot;))&quot;)" office:value-type="string" office:string-value="(alimento (id 167) (nombre zanahoria) (grupo 4) (veces 1) (tipo reguladores) (racion 50) (kcal 37) (proteinas 1) (grasas 0,2) (hidratos 7,8) (desayuno no) (almuerzo si) (comida si) (merienda no) (cena si))" calcext:value-type="string">
            <text:p>(alimento (id 167) (nombre zanahoria) (grupo 4) (veces 1) (tipo reguladores) (racion 50) (kcal 37) (proteinas 1) (grasas 0,2) (hidratos 7,8) (desayuno no) (almuerzo si) (comida si) (merienda no) (cena si))</text:p>
          </table:table-cell>
          <table:table-cell table:formula="of:=SUBSTITUTE([.V164];&quot;,&quot;;&quot;.&quot;)" office:value-type="string" office:string-value="(alimento (id 167) (nombre zanahoria) (grupo 4) (veces 1) (tipo reguladores) (racion 50) (kcal 37) (proteinas 1) (grasas 0.2) (hidratos 7.8) (desayuno no) (almuerzo si) (comida si) (merienda no) (cena si))" calcext:value-type="string">
            <text:p>(alimento (id 167) (nombre zanahoria) (grupo 4) (veces 1) (tipo reguladores) (racion 50) (kcal 37) (proteinas 1) (grasas 0.2) (hidratos 7.8) (desayuno no) (almuerzo si) (comida si) (merienda no) (cena si))</text:p>
          </table:table-cell>
          <table:table-cell table:number-columns-repeated="1001"/>
        </table:table-row>
        <table:table-row table:style-name="ro1">
          <table:table-cell/>
          <table:table-cell office:value-type="float" office:value="168" calcext:value-type="float">
            <text:p>168</text:p>
          </table:table-cell>
          <table:table-cell office:value-type="string" calcext:value-type="string">
            <text:p>Verduras y hortalizas</text:p>
          </table:table-cell>
          <table:table-cell table:style-name="ce15" office:value-type="string" calcext:value-type="string">
            <text:p>Zanahoria</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65]*[.L165]/100" office:value-type="float" office:value="74" calcext:value-type="float">
            <text:p>74</text:p>
          </table:table-cell>
          <table:table-cell table:style-name="ce16" table:formula="of:=[.K165]*[.M165]*4/100" office:value-type="float" office:value="8" calcext:value-type="float">
            <text:p>8</text:p>
          </table:table-cell>
          <table:table-cell table:style-name="ce16" table:formula="of:=[.K165]*[.O165]*4/100" office:value-type="float" office:value="62.4" calcext:value-type="float">
            <text:p>62,4</text:p>
          </table:table-cell>
          <table:table-cell table:style-name="ce15" office:value-type="float" office:value="200" calcext:value-type="float">
            <text:p>200</text:p>
          </table:table-cell>
          <table:table-cell table:style-name="ce15" office:value-type="float" office:value="37" calcext:value-type="float">
            <text:p>37</text:p>
          </table:table-cell>
          <table:table-cell table:style-name="ce25" office:value-type="float" office:value="1" calcext:value-type="float">
            <text:p>1</text:p>
          </table:table-cell>
          <table:table-cell table:style-name="ce25" office:value-type="float" office:value="0.2" calcext:value-type="float">
            <text:p>0.2</text:p>
          </table:table-cell>
          <table:table-cell table:style-name="ce25" office:value-type="float" office:value="7.8" calcext:value-type="float">
            <text:p>7.8</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65]);&quot; &quot;;&quot;-&quot;);&quot;á&quot;;&quot;a&quot;);&quot;é&quot;;&quot;e&quot;);&quot;í&quot;;&quot;i&quot;);&quot;ó&quot;;&quot;o&quot;);&quot;ú&quot;;&quot;u&quot;)" office:value-type="string" office:string-value="zanahoria" calcext:value-type="string">
            <text:p>zanahoria</text:p>
          </table:table-cell>
          <table:table-cell table:style-name="ce31" table:formula="of:=CONCATENATE(&quot;(alimento (id &quot;;[.B165];&quot;) (nombre &quot;;[.U165];&quot;) (grupo &quot;;[.E165];&quot;) (veces &quot;;[.F165];&quot;) (tipo &quot;;[.G165];&quot;) (racion &quot;;[.K165];&quot;) (kcal &quot;;[.L165];&quot;) (proteinas &quot;;[.M165];&quot;) (grasas &quot;;[.N165];&quot;) (hidratos &quot;;[.O165];&quot;) (desayuno &quot;;[.P165];&quot;) (almuerzo &quot;;[.Q165];&quot;) (comida &quot;;[.R165];&quot;) (merienda &quot;;[.S165];&quot;) (cena &quot;;[.T165];&quot;))&quot;)" office:value-type="string" office:string-value="(alimento (id 168) (nombre zanahoria) (grupo 4) (veces 1) (tipo reguladores) (racion 200) (kcal 37) (proteinas 1) (grasas 0,2) (hidratos 7,8) (desayuno no) (almuerzo si) (comida si) (merienda no) (cena si))" calcext:value-type="string">
            <text:p>(alimento (id 168) (nombre zanahoria) (grupo 4) (veces 1) (tipo reguladores) (racion 200) (kcal 37) (proteinas 1) (grasas 0,2) (hidratos 7,8) (desayuno no) (almuerzo si) (comida si) (merienda no) (cena si))</text:p>
          </table:table-cell>
          <table:table-cell table:formula="of:=SUBSTITUTE([.V165];&quot;,&quot;;&quot;.&quot;)" office:value-type="string" office:string-value="(alimento (id 168) (nombre zanahoria) (grupo 4) (veces 1) (tipo reguladores) (racion 200) (kcal 37) (proteinas 1) (grasas 0.2) (hidratos 7.8) (desayuno no) (almuerzo si) (comida si) (merienda no) (cena si))" calcext:value-type="string">
            <text:p>(alimento (id 168) (nombre zanahoria) (grupo 4) (veces 1) (tipo reguladores) (racion 200) (kcal 37) (proteinas 1) (grasas 0.2) (hidratos 7.8) (desayuno no) (almuerzo si) (comida si) (merienda no) (cena si))</text:p>
          </table:table-cell>
          <table:table-cell table:number-columns-repeated="1001"/>
        </table:table-row>
        <table:table-row table:style-name="ro1">
          <table:table-cell/>
          <table:table-cell office:value-type="float" office:value="169" calcext:value-type="float">
            <text:p>169</text:p>
          </table:table-cell>
          <table:table-cell office:value-type="string" calcext:value-type="string">
            <text:p>Verduras y hortalizas</text:p>
          </table:table-cell>
          <table:table-cell table:style-name="ce15" office:value-type="string" calcext:value-type="string">
            <text:p>Zanahoria</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66]*[.L166]/100" office:value-type="float" office:value="37" calcext:value-type="float">
            <text:p>37</text:p>
          </table:table-cell>
          <table:table-cell table:style-name="ce16" table:formula="of:=[.K166]*[.M166]*4/100" office:value-type="float" office:value="4" calcext:value-type="float">
            <text:p>4</text:p>
          </table:table-cell>
          <table:table-cell table:style-name="ce16" table:formula="of:=[.K166]*[.O166]*4/100" office:value-type="float" office:value="31.2" calcext:value-type="float">
            <text:p>31,2</text:p>
          </table:table-cell>
          <table:table-cell table:style-name="ce15" office:value-type="float" office:value="100" calcext:value-type="float">
            <text:p>100</text:p>
          </table:table-cell>
          <table:table-cell table:style-name="ce15" office:value-type="float" office:value="37" calcext:value-type="float">
            <text:p>37</text:p>
          </table:table-cell>
          <table:table-cell table:style-name="ce25" office:value-type="float" office:value="1" calcext:value-type="float">
            <text:p>1</text:p>
          </table:table-cell>
          <table:table-cell table:style-name="ce25" office:value-type="float" office:value="0.2" calcext:value-type="float">
            <text:p>0.2</text:p>
          </table:table-cell>
          <table:table-cell table:style-name="ce25" office:value-type="float" office:value="7.8" calcext:value-type="float">
            <text:p>7.8</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66]);&quot; &quot;;&quot;-&quot;);&quot;á&quot;;&quot;a&quot;);&quot;é&quot;;&quot;e&quot;);&quot;í&quot;;&quot;i&quot;);&quot;ó&quot;;&quot;o&quot;);&quot;ú&quot;;&quot;u&quot;)" office:value-type="string" office:string-value="zanahoria" calcext:value-type="string">
            <text:p>zanahoria</text:p>
          </table:table-cell>
          <table:table-cell table:style-name="ce31" table:formula="of:=CONCATENATE(&quot;(alimento (id &quot;;[.B166];&quot;) (nombre &quot;;[.U166];&quot;) (grupo &quot;;[.E166];&quot;) (veces &quot;;[.F166];&quot;) (tipo &quot;;[.G166];&quot;) (racion &quot;;[.K166];&quot;) (kcal &quot;;[.L166];&quot;) (proteinas &quot;;[.M166];&quot;) (grasas &quot;;[.N166];&quot;) (hidratos &quot;;[.O166];&quot;) (desayuno &quot;;[.P166];&quot;) (almuerzo &quot;;[.Q166];&quot;) (comida &quot;;[.R166];&quot;) (merienda &quot;;[.S166];&quot;) (cena &quot;;[.T166];&quot;))&quot;)" office:value-type="string" office:string-value="(alimento (id 169) (nombre zanahoria) (grupo 4) (veces 1) (tipo reguladores) (racion 100) (kcal 37) (proteinas 1) (grasas 0,2) (hidratos 7,8) (desayuno no) (almuerzo si) (comida si) (merienda no) (cena si))" calcext:value-type="string">
            <text:p>(alimento (id 169) (nombre zanahoria) (grupo 4) (veces 1) (tipo reguladores) (racion 100) (kcal 37) (proteinas 1) (grasas 0,2) (hidratos 7,8) (desayuno no) (almuerzo si) (comida si) (merienda no) (cena si))</text:p>
          </table:table-cell>
          <table:table-cell table:formula="of:=SUBSTITUTE([.V166];&quot;,&quot;;&quot;.&quot;)" office:value-type="string" office:string-value="(alimento (id 169) (nombre zanahoria) (grupo 4) (veces 1) (tipo reguladores) (racion 100) (kcal 37) (proteinas 1) (grasas 0.2) (hidratos 7.8) (desayuno no) (almuerzo si) (comida si) (merienda no) (cena si))" calcext:value-type="string">
            <text:p>(alimento (id 169) (nombre zanahoria) (grupo 4) (veces 1) (tipo reguladores) (racion 100) (kcal 37) (proteinas 1) (grasas 0.2) (hidratos 7.8) (desayuno no) (almuerzo si) (comida si) (merienda no) (cena si))</text:p>
          </table:table-cell>
          <table:table-cell table:number-columns-repeated="1001"/>
        </table:table-row>
        <table:table-row table:style-name="ro1">
          <table:table-cell/>
          <table:table-cell office:value-type="float" office:value="170" calcext:value-type="float">
            <text:p>170</text:p>
          </table:table-cell>
          <table:table-cell office:value-type="string" calcext:value-type="string">
            <text:p>Verduras y hortalizas</text:p>
          </table:table-cell>
          <table:table-cell table:style-name="ce15" office:value-type="string" calcext:value-type="string">
            <text:p>Zanahoria</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67]*[.L167]/100" office:value-type="float" office:value="55.5" calcext:value-type="float">
            <text:p>55,5</text:p>
          </table:table-cell>
          <table:table-cell table:style-name="ce16" table:formula="of:=[.K167]*[.M167]*4/100" office:value-type="float" office:value="6" calcext:value-type="float">
            <text:p>6</text:p>
          </table:table-cell>
          <table:table-cell table:style-name="ce16" table:formula="of:=[.K167]*[.O167]*4/100" office:value-type="float" office:value="46.8" calcext:value-type="float">
            <text:p>46,8</text:p>
          </table:table-cell>
          <table:table-cell table:style-name="ce15" office:value-type="float" office:value="150" calcext:value-type="float">
            <text:p>150</text:p>
          </table:table-cell>
          <table:table-cell table:style-name="ce15" office:value-type="float" office:value="37" calcext:value-type="float">
            <text:p>37</text:p>
          </table:table-cell>
          <table:table-cell table:style-name="ce25" office:value-type="float" office:value="1" calcext:value-type="float">
            <text:p>1</text:p>
          </table:table-cell>
          <table:table-cell table:style-name="ce25" office:value-type="float" office:value="0.2" calcext:value-type="float">
            <text:p>0.2</text:p>
          </table:table-cell>
          <table:table-cell table:style-name="ce25" office:value-type="float" office:value="7.8" calcext:value-type="float">
            <text:p>7.8</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67]);&quot; &quot;;&quot;-&quot;);&quot;á&quot;;&quot;a&quot;);&quot;é&quot;;&quot;e&quot;);&quot;í&quot;;&quot;i&quot;);&quot;ó&quot;;&quot;o&quot;);&quot;ú&quot;;&quot;u&quot;)" office:value-type="string" office:string-value="zanahoria" calcext:value-type="string">
            <text:p>zanahoria</text:p>
          </table:table-cell>
          <table:table-cell table:style-name="ce31" table:formula="of:=CONCATENATE(&quot;(alimento (id &quot;;[.B167];&quot;) (nombre &quot;;[.U167];&quot;) (grupo &quot;;[.E167];&quot;) (veces &quot;;[.F167];&quot;) (tipo &quot;;[.G167];&quot;) (racion &quot;;[.K167];&quot;) (kcal &quot;;[.L167];&quot;) (proteinas &quot;;[.M167];&quot;) (grasas &quot;;[.N167];&quot;) (hidratos &quot;;[.O167];&quot;) (desayuno &quot;;[.P167];&quot;) (almuerzo &quot;;[.Q167];&quot;) (comida &quot;;[.R167];&quot;) (merienda &quot;;[.S167];&quot;) (cena &quot;;[.T167];&quot;))&quot;)" office:value-type="string" office:string-value="(alimento (id 170) (nombre zanahoria) (grupo 4) (veces 1) (tipo reguladores) (racion 150) (kcal 37) (proteinas 1) (grasas 0,2) (hidratos 7,8) (desayuno no) (almuerzo si) (comida si) (merienda no) (cena si))" calcext:value-type="string">
            <text:p>(alimento (id 170) (nombre zanahoria) (grupo 4) (veces 1) (tipo reguladores) (racion 150) (kcal 37) (proteinas 1) (grasas 0,2) (hidratos 7,8) (desayuno no) (almuerzo si) (comida si) (merienda no) (cena si))</text:p>
          </table:table-cell>
          <table:table-cell table:formula="of:=SUBSTITUTE([.V167];&quot;,&quot;;&quot;.&quot;)" office:value-type="string" office:string-value="(alimento (id 170) (nombre zanahoria) (grupo 4) (veces 1) (tipo reguladores) (racion 150) (kcal 37) (proteinas 1) (grasas 0.2) (hidratos 7.8) (desayuno no) (almuerzo si) (comida si) (merienda no) (cena si))" calcext:value-type="string">
            <text:p>(alimento (id 170) (nombre zanahoria) (grupo 4) (veces 1) (tipo reguladores) (racion 150) (kcal 37) (proteinas 1) (grasas 0.2) (hidratos 7.8) (desayuno no) (almuerzo si) (comida si) (merienda no) (cena si))</text:p>
          </table:table-cell>
          <table:table-cell table:number-columns-repeated="1001"/>
        </table:table-row>
        <table:table-row table:style-name="ro1">
          <table:table-cell/>
          <table:table-cell office:value-type="float" office:value="171" calcext:value-type="float">
            <text:p>171</text:p>
          </table:table-cell>
          <table:table-cell office:value-type="string" calcext:value-type="string">
            <text:p>Verduras y hortalizas</text:p>
          </table:table-cell>
          <table:table-cell table:style-name="ce15" office:value-type="string" calcext:value-type="string">
            <text:p>Espinacas cocidas</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68]*[.L168]/100" office:value-type="float" office:value="268" calcext:value-type="float">
            <text:p>268</text:p>
          </table:table-cell>
          <table:table-cell table:style-name="ce16" table:formula="of:=[.K168]*[.M168]*4/100" office:value-type="float" office:value="17.6" calcext:value-type="float">
            <text:p>17,6</text:p>
          </table:table-cell>
          <table:table-cell table:style-name="ce16" table:formula="of:=[.K168]*[.O168]*4/100" office:value-type="float" office:value="3.2" calcext:value-type="float">
            <text:p>3,2</text:p>
          </table:table-cell>
          <table:table-cell table:style-name="ce15" office:value-type="float" office:value="200" calcext:value-type="float">
            <text:p>200</text:p>
          </table:table-cell>
          <table:table-cell table:style-name="ce15" office:value-type="float" office:value="134" calcext:value-type="float">
            <text:p>134</text:p>
          </table:table-cell>
          <table:table-cell table:style-name="ce25" office:value-type="float" office:value="2.2" calcext:value-type="float">
            <text:p>2.2</text:p>
          </table:table-cell>
          <table:table-cell table:style-name="ce25" office:value-type="float" office:value="13" calcext:value-type="float">
            <text:p>13</text:p>
          </table:table-cell>
          <table:table-cell table:style-name="ce25" office:value-type="float" office:value="0.4" calcext:value-type="float">
            <text:p>0.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68]);&quot; &quot;;&quot;-&quot;);&quot;á&quot;;&quot;a&quot;);&quot;é&quot;;&quot;e&quot;);&quot;í&quot;;&quot;i&quot;);&quot;ó&quot;;&quot;o&quot;);&quot;ú&quot;;&quot;u&quot;)" office:value-type="string" office:string-value="espinacas-cocidas" calcext:value-type="string">
            <text:p>espinacas-cocidas</text:p>
          </table:table-cell>
          <table:table-cell table:style-name="ce31" table:formula="of:=CONCATENATE(&quot;(alimento (id &quot;;[.B168];&quot;) (nombre &quot;;[.U168];&quot;) (grupo &quot;;[.E168];&quot;) (veces &quot;;[.F168];&quot;) (tipo &quot;;[.G168];&quot;) (racion &quot;;[.K168];&quot;) (kcal &quot;;[.L168];&quot;) (proteinas &quot;;[.M168];&quot;) (grasas &quot;;[.N168];&quot;) (hidratos &quot;;[.O168];&quot;) (desayuno &quot;;[.P168];&quot;) (almuerzo &quot;;[.Q168];&quot;) (comida &quot;;[.R168];&quot;) (merienda &quot;;[.S168];&quot;) (cena &quot;;[.T168];&quot;))&quot;)" office:value-type="string" office:string-value="(alimento (id 171) (nombre espinacas-cocidas) (grupo 4) (veces 1) (tipo reguladores) (racion 200) (kcal 134) (proteinas 2,2) (grasas 13) (hidratos 0,4) (desayuno no) (almuerzo si) (comida si) (merienda no) (cena si))" calcext:value-type="string">
            <text:p>(alimento (id 171) (nombre espinacas-cocidas) (grupo 4) (veces 1) (tipo reguladores) (racion 200) (kcal 134) (proteinas 2,2) (grasas 13) (hidratos 0,4) (desayuno no) (almuerzo si) (comida si) (merienda no) (cena si))</text:p>
          </table:table-cell>
          <table:table-cell table:formula="of:=SUBSTITUTE([.V168];&quot;,&quot;;&quot;.&quot;)" office:value-type="string" office:string-value="(alimento (id 171) (nombre espinacas-cocidas) (grupo 4) (veces 1) (tipo reguladores) (racion 200) (kcal 134) (proteinas 2.2) (grasas 13) (hidratos 0.4) (desayuno no) (almuerzo si) (comida si) (merienda no) (cena si))" calcext:value-type="string">
            <text:p>(alimento (id 171) (nombre espinacas-cocidas) (grupo 4) (veces 1) (tipo reguladores) (racion 200) (kcal 134) (proteinas 2.2) (grasas 13) (hidratos 0.4) (desayuno no) (almuerzo si) (comida si) (merienda no) (cena si))</text:p>
          </table:table-cell>
          <table:table-cell table:number-columns-repeated="1001"/>
        </table:table-row>
        <table:table-row table:style-name="ro1">
          <table:table-cell/>
          <table:table-cell office:value-type="float" office:value="172" calcext:value-type="float">
            <text:p>172</text:p>
          </table:table-cell>
          <table:table-cell office:value-type="string" calcext:value-type="string">
            <text:p>Verduras y hortalizas</text:p>
          </table:table-cell>
          <table:table-cell table:style-name="ce15" office:value-type="string" calcext:value-type="string">
            <text:p>Espinacas cocidas</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69]*[.L169]/100" office:value-type="float" office:value="234.5" calcext:value-type="float">
            <text:p>234,5</text:p>
          </table:table-cell>
          <table:table-cell table:style-name="ce16" table:formula="of:=[.K169]*[.M169]*4/100" office:value-type="float" office:value="15.4" calcext:value-type="float">
            <text:p>15,4</text:p>
          </table:table-cell>
          <table:table-cell table:style-name="ce16" table:formula="of:=[.K169]*[.O169]*4/100" office:value-type="float" office:value="2.8" calcext:value-type="float">
            <text:p>2,8</text:p>
          </table:table-cell>
          <table:table-cell table:style-name="ce15" office:value-type="float" office:value="175" calcext:value-type="float">
            <text:p>175</text:p>
          </table:table-cell>
          <table:table-cell table:style-name="ce15" office:value-type="float" office:value="134" calcext:value-type="float">
            <text:p>134</text:p>
          </table:table-cell>
          <table:table-cell table:style-name="ce25" office:value-type="float" office:value="2.2" calcext:value-type="float">
            <text:p>2.2</text:p>
          </table:table-cell>
          <table:table-cell table:style-name="ce25" office:value-type="float" office:value="13" calcext:value-type="float">
            <text:p>13</text:p>
          </table:table-cell>
          <table:table-cell table:style-name="ce25" office:value-type="float" office:value="0.4" calcext:value-type="float">
            <text:p>0.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69]);&quot; &quot;;&quot;-&quot;);&quot;á&quot;;&quot;a&quot;);&quot;é&quot;;&quot;e&quot;);&quot;í&quot;;&quot;i&quot;);&quot;ó&quot;;&quot;o&quot;);&quot;ú&quot;;&quot;u&quot;)" office:value-type="string" office:string-value="espinacas-cocidas" calcext:value-type="string">
            <text:p>espinacas-cocidas</text:p>
          </table:table-cell>
          <table:table-cell table:style-name="ce31" table:formula="of:=CONCATENATE(&quot;(alimento (id &quot;;[.B169];&quot;) (nombre &quot;;[.U169];&quot;) (grupo &quot;;[.E169];&quot;) (veces &quot;;[.F169];&quot;) (tipo &quot;;[.G169];&quot;) (racion &quot;;[.K169];&quot;) (kcal &quot;;[.L169];&quot;) (proteinas &quot;;[.M169];&quot;) (grasas &quot;;[.N169];&quot;) (hidratos &quot;;[.O169];&quot;) (desayuno &quot;;[.P169];&quot;) (almuerzo &quot;;[.Q169];&quot;) (comida &quot;;[.R169];&quot;) (merienda &quot;;[.S169];&quot;) (cena &quot;;[.T169];&quot;))&quot;)" office:value-type="string" office:string-value="(alimento (id 172) (nombre espinacas-cocidas) (grupo 4) (veces 1) (tipo reguladores) (racion 175) (kcal 134) (proteinas 2,2) (grasas 13) (hidratos 0,4) (desayuno no) (almuerzo si) (comida si) (merienda no) (cena si))" calcext:value-type="string">
            <text:p>(alimento (id 172) (nombre espinacas-cocidas) (grupo 4) (veces 1) (tipo reguladores) (racion 175) (kcal 134) (proteinas 2,2) (grasas 13) (hidratos 0,4) (desayuno no) (almuerzo si) (comida si) (merienda no) (cena si))</text:p>
          </table:table-cell>
          <table:table-cell table:formula="of:=SUBSTITUTE([.V169];&quot;,&quot;;&quot;.&quot;)" office:value-type="string" office:string-value="(alimento (id 172) (nombre espinacas-cocidas) (grupo 4) (veces 1) (tipo reguladores) (racion 175) (kcal 134) (proteinas 2.2) (grasas 13) (hidratos 0.4) (desayuno no) (almuerzo si) (comida si) (merienda no) (cena si))" calcext:value-type="string">
            <text:p>(alimento (id 172) (nombre espinacas-cocidas) (grupo 4) (veces 1) (tipo reguladores) (racion 175) (kcal 134) (proteinas 2.2) (grasas 13) (hidratos 0.4) (desayuno no) (almuerzo si) (comida si) (merienda no) (cena si))</text:p>
          </table:table-cell>
          <table:table-cell table:number-columns-repeated="1001"/>
        </table:table-row>
        <table:table-row table:style-name="ro1">
          <table:table-cell/>
          <table:table-cell office:value-type="float" office:value="173" calcext:value-type="float">
            <text:p>173</text:p>
          </table:table-cell>
          <table:table-cell office:value-type="string" calcext:value-type="string">
            <text:p>Verduras y hortalizas</text:p>
          </table:table-cell>
          <table:table-cell table:style-name="ce15" office:value-type="string" calcext:value-type="string">
            <text:p>Espinacas cocidas</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70]*[.L170]/100" office:value-type="float" office:value="67" calcext:value-type="float">
            <text:p>67</text:p>
          </table:table-cell>
          <table:table-cell table:style-name="ce16" table:formula="of:=[.K170]*[.M170]*4/100" office:value-type="float" office:value="4.4" calcext:value-type="float">
            <text:p>4,4</text:p>
          </table:table-cell>
          <table:table-cell table:style-name="ce16" table:formula="of:=[.K170]*[.O170]*4/100" office:value-type="float" office:value="0.8" calcext:value-type="float">
            <text:p>0,8</text:p>
          </table:table-cell>
          <table:table-cell table:style-name="ce15" office:value-type="float" office:value="50" calcext:value-type="float">
            <text:p>50</text:p>
          </table:table-cell>
          <table:table-cell table:style-name="ce15" office:value-type="float" office:value="134" calcext:value-type="float">
            <text:p>134</text:p>
          </table:table-cell>
          <table:table-cell table:style-name="ce25" office:value-type="float" office:value="2.2" calcext:value-type="float">
            <text:p>2.2</text:p>
          </table:table-cell>
          <table:table-cell table:style-name="ce25" office:value-type="float" office:value="13" calcext:value-type="float">
            <text:p>13</text:p>
          </table:table-cell>
          <table:table-cell table:style-name="ce25" office:value-type="float" office:value="0.4" calcext:value-type="float">
            <text:p>0.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70]);&quot; &quot;;&quot;-&quot;);&quot;á&quot;;&quot;a&quot;);&quot;é&quot;;&quot;e&quot;);&quot;í&quot;;&quot;i&quot;);&quot;ó&quot;;&quot;o&quot;);&quot;ú&quot;;&quot;u&quot;)" office:value-type="string" office:string-value="espinacas-cocidas" calcext:value-type="string">
            <text:p>espinacas-cocidas</text:p>
          </table:table-cell>
          <table:table-cell table:style-name="ce31" table:formula="of:=CONCATENATE(&quot;(alimento (id &quot;;[.B170];&quot;) (nombre &quot;;[.U170];&quot;) (grupo &quot;;[.E170];&quot;) (veces &quot;;[.F170];&quot;) (tipo &quot;;[.G170];&quot;) (racion &quot;;[.K170];&quot;) (kcal &quot;;[.L170];&quot;) (proteinas &quot;;[.M170];&quot;) (grasas &quot;;[.N170];&quot;) (hidratos &quot;;[.O170];&quot;) (desayuno &quot;;[.P170];&quot;) (almuerzo &quot;;[.Q170];&quot;) (comida &quot;;[.R170];&quot;) (merienda &quot;;[.S170];&quot;) (cena &quot;;[.T170];&quot;))&quot;)" office:value-type="string" office:string-value="(alimento (id 173) (nombre espinacas-cocidas) (grupo 4) (veces 1) (tipo reguladores) (racion 50) (kcal 134) (proteinas 2,2) (grasas 13) (hidratos 0,4) (desayuno no) (almuerzo si) (comida si) (merienda no) (cena si))" calcext:value-type="string">
            <text:p>(alimento (id 173) (nombre espinacas-cocidas) (grupo 4) (veces 1) (tipo reguladores) (racion 50) (kcal 134) (proteinas 2,2) (grasas 13) (hidratos 0,4) (desayuno no) (almuerzo si) (comida si) (merienda no) (cena si))</text:p>
          </table:table-cell>
          <table:table-cell table:formula="of:=SUBSTITUTE([.V170];&quot;,&quot;;&quot;.&quot;)" office:value-type="string" office:string-value="(alimento (id 173) (nombre espinacas-cocidas) (grupo 4) (veces 1) (tipo reguladores) (racion 50) (kcal 134) (proteinas 2.2) (grasas 13) (hidratos 0.4) (desayuno no) (almuerzo si) (comida si) (merienda no) (cena si))" calcext:value-type="string">
            <text:p>(alimento (id 173) (nombre espinacas-cocidas) (grupo 4) (veces 1) (tipo reguladores) (racion 50) (kcal 134) (proteinas 2.2) (grasas 13) (hidratos 0.4) (desayuno no) (almuerzo si) (comida si) (merienda no) (cena si))</text:p>
          </table:table-cell>
          <table:table-cell table:number-columns-repeated="1001"/>
        </table:table-row>
        <table:table-row table:style-name="ro1">
          <table:table-cell/>
          <table:table-cell office:value-type="float" office:value="174" calcext:value-type="float">
            <text:p>174</text:p>
          </table:table-cell>
          <table:table-cell office:value-type="string" calcext:value-type="string">
            <text:p>Verduras y hortalizas</text:p>
          </table:table-cell>
          <table:table-cell table:style-name="ce15" office:value-type="string" calcext:value-type="string">
            <text:p>Espinacas cocidas</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71]*[.L171]/100" office:value-type="float" office:value="201" calcext:value-type="float">
            <text:p>201</text:p>
          </table:table-cell>
          <table:table-cell table:style-name="ce16" table:formula="of:=[.K171]*[.M171]*4/100" office:value-type="float" office:value="13.2" calcext:value-type="float">
            <text:p>13,2</text:p>
          </table:table-cell>
          <table:table-cell table:style-name="ce16" table:formula="of:=[.K171]*[.O171]*4/100" office:value-type="float" office:value="2.4" calcext:value-type="float">
            <text:p>2,4</text:p>
          </table:table-cell>
          <table:table-cell table:style-name="ce15" office:value-type="float" office:value="150" calcext:value-type="float">
            <text:p>150</text:p>
          </table:table-cell>
          <table:table-cell table:style-name="ce15" office:value-type="float" office:value="134" calcext:value-type="float">
            <text:p>134</text:p>
          </table:table-cell>
          <table:table-cell table:style-name="ce25" office:value-type="float" office:value="2.2" calcext:value-type="float">
            <text:p>2.2</text:p>
          </table:table-cell>
          <table:table-cell table:style-name="ce25" office:value-type="float" office:value="13" calcext:value-type="float">
            <text:p>13</text:p>
          </table:table-cell>
          <table:table-cell table:style-name="ce25" office:value-type="float" office:value="0.4" calcext:value-type="float">
            <text:p>0.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71]);&quot; &quot;;&quot;-&quot;);&quot;á&quot;;&quot;a&quot;);&quot;é&quot;;&quot;e&quot;);&quot;í&quot;;&quot;i&quot;);&quot;ó&quot;;&quot;o&quot;);&quot;ú&quot;;&quot;u&quot;)" office:value-type="string" office:string-value="espinacas-cocidas" calcext:value-type="string">
            <text:p>espinacas-cocidas</text:p>
          </table:table-cell>
          <table:table-cell table:style-name="ce31" table:formula="of:=CONCATENATE(&quot;(alimento (id &quot;;[.B171];&quot;) (nombre &quot;;[.U171];&quot;) (grupo &quot;;[.E171];&quot;) (veces &quot;;[.F171];&quot;) (tipo &quot;;[.G171];&quot;) (racion &quot;;[.K171];&quot;) (kcal &quot;;[.L171];&quot;) (proteinas &quot;;[.M171];&quot;) (grasas &quot;;[.N171];&quot;) (hidratos &quot;;[.O171];&quot;) (desayuno &quot;;[.P171];&quot;) (almuerzo &quot;;[.Q171];&quot;) (comida &quot;;[.R171];&quot;) (merienda &quot;;[.S171];&quot;) (cena &quot;;[.T171];&quot;))&quot;)" office:value-type="string" office:string-value="(alimento (id 174) (nombre espinacas-cocidas) (grupo 4) (veces 1) (tipo reguladores) (racion 150) (kcal 134) (proteinas 2,2) (grasas 13) (hidratos 0,4) (desayuno no) (almuerzo si) (comida si) (merienda no) (cena si))" calcext:value-type="string">
            <text:p>(alimento (id 174) (nombre espinacas-cocidas) (grupo 4) (veces 1) (tipo reguladores) (racion 150) (kcal 134) (proteinas 2,2) (grasas 13) (hidratos 0,4) (desayuno no) (almuerzo si) (comida si) (merienda no) (cena si))</text:p>
          </table:table-cell>
          <table:table-cell table:formula="of:=SUBSTITUTE([.V171];&quot;,&quot;;&quot;.&quot;)" office:value-type="string" office:string-value="(alimento (id 174) (nombre espinacas-cocidas) (grupo 4) (veces 1) (tipo reguladores) (racion 150) (kcal 134) (proteinas 2.2) (grasas 13) (hidratos 0.4) (desayuno no) (almuerzo si) (comida si) (merienda no) (cena si))" calcext:value-type="string">
            <text:p>(alimento (id 174) (nombre espinacas-cocidas) (grupo 4) (veces 1) (tipo reguladores) (racion 150) (kcal 134) (proteinas 2.2) (grasas 13) (hidratos 0.4) (desayuno no) (almuerzo si) (comida si) (merienda no) (cena si))</text:p>
          </table:table-cell>
          <table:table-cell table:number-columns-repeated="1001"/>
        </table:table-row>
        <table:table-row table:style-name="ro1">
          <table:table-cell/>
          <table:table-cell office:value-type="float" office:value="175" calcext:value-type="float">
            <text:p>175</text:p>
          </table:table-cell>
          <table:table-cell office:value-type="string" calcext:value-type="string">
            <text:p>Verduras y hortalizas</text:p>
          </table:table-cell>
          <table:table-cell table:style-name="ce15" office:value-type="string" calcext:value-type="string">
            <text:p>Espinacas cocidas</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72]*[.L172]/100" office:value-type="float" office:value="134" calcext:value-type="float">
            <text:p>134</text:p>
          </table:table-cell>
          <table:table-cell table:style-name="ce16" table:formula="of:=[.K172]*[.M172]*4/100" office:value-type="float" office:value="8.8" calcext:value-type="float">
            <text:p>8,8</text:p>
          </table:table-cell>
          <table:table-cell table:style-name="ce16" table:formula="of:=[.K172]*[.O172]*4/100" office:value-type="float" office:value="1.6" calcext:value-type="float">
            <text:p>1,6</text:p>
          </table:table-cell>
          <table:table-cell table:style-name="ce15" office:value-type="float" office:value="100" calcext:value-type="float">
            <text:p>100</text:p>
          </table:table-cell>
          <table:table-cell table:style-name="ce15" office:value-type="float" office:value="134" calcext:value-type="float">
            <text:p>134</text:p>
          </table:table-cell>
          <table:table-cell table:style-name="ce25" office:value-type="float" office:value="2.2" calcext:value-type="float">
            <text:p>2.2</text:p>
          </table:table-cell>
          <table:table-cell table:style-name="ce25" office:value-type="float" office:value="13" calcext:value-type="float">
            <text:p>13</text:p>
          </table:table-cell>
          <table:table-cell table:style-name="ce25" office:value-type="float" office:value="0.4" calcext:value-type="float">
            <text:p>0.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72]);&quot; &quot;;&quot;-&quot;);&quot;á&quot;;&quot;a&quot;);&quot;é&quot;;&quot;e&quot;);&quot;í&quot;;&quot;i&quot;);&quot;ó&quot;;&quot;o&quot;);&quot;ú&quot;;&quot;u&quot;)" office:value-type="string" office:string-value="espinacas-cocidas" calcext:value-type="string">
            <text:p>espinacas-cocidas</text:p>
          </table:table-cell>
          <table:table-cell table:style-name="ce31" table:formula="of:=CONCATENATE(&quot;(alimento (id &quot;;[.B172];&quot;) (nombre &quot;;[.U172];&quot;) (grupo &quot;;[.E172];&quot;) (veces &quot;;[.F172];&quot;) (tipo &quot;;[.G172];&quot;) (racion &quot;;[.K172];&quot;) (kcal &quot;;[.L172];&quot;) (proteinas &quot;;[.M172];&quot;) (grasas &quot;;[.N172];&quot;) (hidratos &quot;;[.O172];&quot;) (desayuno &quot;;[.P172];&quot;) (almuerzo &quot;;[.Q172];&quot;) (comida &quot;;[.R172];&quot;) (merienda &quot;;[.S172];&quot;) (cena &quot;;[.T172];&quot;))&quot;)" office:value-type="string" office:string-value="(alimento (id 175) (nombre espinacas-cocidas) (grupo 4) (veces 1) (tipo reguladores) (racion 100) (kcal 134) (proteinas 2,2) (grasas 13) (hidratos 0,4) (desayuno no) (almuerzo si) (comida si) (merienda no) (cena si))" calcext:value-type="string">
            <text:p>(alimento (id 175) (nombre espinacas-cocidas) (grupo 4) (veces 1) (tipo reguladores) (racion 100) (kcal 134) (proteinas 2,2) (grasas 13) (hidratos 0,4) (desayuno no) (almuerzo si) (comida si) (merienda no) (cena si))</text:p>
          </table:table-cell>
          <table:table-cell table:formula="of:=SUBSTITUTE([.V172];&quot;,&quot;;&quot;.&quot;)" office:value-type="string" office:string-value="(alimento (id 175) (nombre espinacas-cocidas) (grupo 4) (veces 1) (tipo reguladores) (racion 100) (kcal 134) (proteinas 2.2) (grasas 13) (hidratos 0.4) (desayuno no) (almuerzo si) (comida si) (merienda no) (cena si))" calcext:value-type="string">
            <text:p>(alimento (id 175) (nombre espinacas-cocidas) (grupo 4) (veces 1) (tipo reguladores) (racion 100) (kcal 134) (proteinas 2.2) (grasas 13) (hidratos 0.4) (desayuno no) (almuerzo si) (comida si) (merienda no) (cena si))</text:p>
          </table:table-cell>
          <table:table-cell table:number-columns-repeated="1001"/>
        </table:table-row>
        <table:table-row table:style-name="ro1">
          <table:table-cell/>
          <table:table-cell office:value-type="float" office:value="176" calcext:value-type="float">
            <text:p>176</text:p>
          </table:table-cell>
          <table:table-cell office:value-type="string" calcext:value-type="string">
            <text:p>Verduras y hortalizas</text:p>
          </table:table-cell>
          <table:table-cell table:style-name="ce15" office:value-type="string" calcext:value-type="string">
            <text:p>Puerro</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73]*[.L173]/100" office:value-type="float" office:value="52" calcext:value-type="float">
            <text:p>52</text:p>
          </table:table-cell>
          <table:table-cell table:style-name="ce16" table:formula="of:=[.K173]*[.M173]*4/100" office:value-type="float" office:value="16.8" calcext:value-type="float">
            <text:p>16,8</text:p>
          </table:table-cell>
          <table:table-cell table:style-name="ce16" table:formula="of:=[.K173]*[.O173]*4/100" office:value-type="float" office:value="48" calcext:value-type="float">
            <text:p>48</text:p>
          </table:table-cell>
          <table:table-cell table:style-name="ce15" office:value-type="float" office:value="200" calcext:value-type="float">
            <text:p>200</text:p>
          </table:table-cell>
          <table:table-cell table:style-name="ce15" office:value-type="float" office:value="26" calcext:value-type="float">
            <text:p>26</text:p>
          </table:table-cell>
          <table:table-cell table:style-name="ce25" office:value-type="float" office:value="2.1" calcext:value-type="float">
            <text:p>2.1</text:p>
          </table:table-cell>
          <table:table-cell table:style-name="ce25" office:value-type="float" office:value="0.1" calcext:value-type="float">
            <text:p>0.1</text:p>
          </table:table-cell>
          <table:table-cell table:style-name="ce25" office:value-type="float" office:value="6" calcext:value-type="float">
            <text:p>6</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73]);&quot; &quot;;&quot;-&quot;);&quot;á&quot;;&quot;a&quot;);&quot;é&quot;;&quot;e&quot;);&quot;í&quot;;&quot;i&quot;);&quot;ó&quot;;&quot;o&quot;);&quot;ú&quot;;&quot;u&quot;)" office:value-type="string" office:string-value="puerro" calcext:value-type="string">
            <text:p>puerro</text:p>
          </table:table-cell>
          <table:table-cell table:style-name="ce31" table:formula="of:=CONCATENATE(&quot;(alimento (id &quot;;[.B173];&quot;) (nombre &quot;;[.U173];&quot;) (grupo &quot;;[.E173];&quot;) (veces &quot;;[.F173];&quot;) (tipo &quot;;[.G173];&quot;) (racion &quot;;[.K173];&quot;) (kcal &quot;;[.L173];&quot;) (proteinas &quot;;[.M173];&quot;) (grasas &quot;;[.N173];&quot;) (hidratos &quot;;[.O173];&quot;) (desayuno &quot;;[.P173];&quot;) (almuerzo &quot;;[.Q173];&quot;) (comida &quot;;[.R173];&quot;) (merienda &quot;;[.S173];&quot;) (cena &quot;;[.T173];&quot;))&quot;)" office:value-type="string" office:string-value="(alimento (id 176) (nombre puerro) (grupo 4) (veces 1) (tipo reguladores) (racion 200) (kcal 26) (proteinas 2,1) (grasas 0,1) (hidratos 6) (desayuno no) (almuerzo si) (comida si) (merienda no) (cena si))" calcext:value-type="string">
            <text:p>(alimento (id 176) (nombre puerro) (grupo 4) (veces 1) (tipo reguladores) (racion 200) (kcal 26) (proteinas 2,1) (grasas 0,1) (hidratos 6) (desayuno no) (almuerzo si) (comida si) (merienda no) (cena si))</text:p>
          </table:table-cell>
          <table:table-cell table:formula="of:=SUBSTITUTE([.V173];&quot;,&quot;;&quot;.&quot;)" office:value-type="string" office:string-value="(alimento (id 176) (nombre puerro) (grupo 4) (veces 1) (tipo reguladores) (racion 200) (kcal 26) (proteinas 2.1) (grasas 0.1) (hidratos 6) (desayuno no) (almuerzo si) (comida si) (merienda no) (cena si))" calcext:value-type="string">
            <text:p>(alimento (id 176) (nombre puerro) (grupo 4) (veces 1) (tipo reguladores) (racion 200) (kcal 26) (proteinas 2.1) (grasas 0.1) (hidratos 6) (desayuno no) (almuerzo si) (comida si) (merienda no) (cena si))</text:p>
          </table:table-cell>
          <table:table-cell table:number-columns-repeated="1001"/>
        </table:table-row>
        <table:table-row table:style-name="ro1">
          <table:table-cell/>
          <table:table-cell office:value-type="float" office:value="177" calcext:value-type="float">
            <text:p>177</text:p>
          </table:table-cell>
          <table:table-cell office:value-type="string" calcext:value-type="string">
            <text:p>Verduras y hortalizas</text:p>
          </table:table-cell>
          <table:table-cell table:style-name="ce15" office:value-type="string" calcext:value-type="string">
            <text:p>Puerro</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74]*[.L174]/100" office:value-type="float" office:value="39" calcext:value-type="float">
            <text:p>39</text:p>
          </table:table-cell>
          <table:table-cell table:style-name="ce16" table:formula="of:=[.K174]*[.M174]*4/100" office:value-type="float" office:value="12.6" calcext:value-type="float">
            <text:p>12,6</text:p>
          </table:table-cell>
          <table:table-cell table:style-name="ce16" table:formula="of:=[.K174]*[.O174]*4/100" office:value-type="float" office:value="36" calcext:value-type="float">
            <text:p>36</text:p>
          </table:table-cell>
          <table:table-cell table:style-name="ce15" office:value-type="float" office:value="150" calcext:value-type="float">
            <text:p>150</text:p>
          </table:table-cell>
          <table:table-cell table:style-name="ce15" office:value-type="float" office:value="26" calcext:value-type="float">
            <text:p>26</text:p>
          </table:table-cell>
          <table:table-cell table:style-name="ce25" office:value-type="float" office:value="2.1" calcext:value-type="float">
            <text:p>2.1</text:p>
          </table:table-cell>
          <table:table-cell table:style-name="ce25" office:value-type="float" office:value="0.1" calcext:value-type="float">
            <text:p>0.1</text:p>
          </table:table-cell>
          <table:table-cell table:style-name="ce25" office:value-type="float" office:value="6" calcext:value-type="float">
            <text:p>6</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74]);&quot; &quot;;&quot;-&quot;);&quot;á&quot;;&quot;a&quot;);&quot;é&quot;;&quot;e&quot;);&quot;í&quot;;&quot;i&quot;);&quot;ó&quot;;&quot;o&quot;);&quot;ú&quot;;&quot;u&quot;)" office:value-type="string" office:string-value="puerro" calcext:value-type="string">
            <text:p>puerro</text:p>
          </table:table-cell>
          <table:table-cell table:style-name="ce31" table:formula="of:=CONCATENATE(&quot;(alimento (id &quot;;[.B174];&quot;) (nombre &quot;;[.U174];&quot;) (grupo &quot;;[.E174];&quot;) (veces &quot;;[.F174];&quot;) (tipo &quot;;[.G174];&quot;) (racion &quot;;[.K174];&quot;) (kcal &quot;;[.L174];&quot;) (proteinas &quot;;[.M174];&quot;) (grasas &quot;;[.N174];&quot;) (hidratos &quot;;[.O174];&quot;) (desayuno &quot;;[.P174];&quot;) (almuerzo &quot;;[.Q174];&quot;) (comida &quot;;[.R174];&quot;) (merienda &quot;;[.S174];&quot;) (cena &quot;;[.T174];&quot;))&quot;)" office:value-type="string" office:string-value="(alimento (id 177) (nombre puerro) (grupo 4) (veces 1) (tipo reguladores) (racion 150) (kcal 26) (proteinas 2,1) (grasas 0,1) (hidratos 6) (desayuno no) (almuerzo si) (comida si) (merienda no) (cena si))" calcext:value-type="string">
            <text:p>(alimento (id 177) (nombre puerro) (grupo 4) (veces 1) (tipo reguladores) (racion 150) (kcal 26) (proteinas 2,1) (grasas 0,1) (hidratos 6) (desayuno no) (almuerzo si) (comida si) (merienda no) (cena si))</text:p>
          </table:table-cell>
          <table:table-cell table:formula="of:=SUBSTITUTE([.V174];&quot;,&quot;;&quot;.&quot;)" office:value-type="string" office:string-value="(alimento (id 177) (nombre puerro) (grupo 4) (veces 1) (tipo reguladores) (racion 150) (kcal 26) (proteinas 2.1) (grasas 0.1) (hidratos 6) (desayuno no) (almuerzo si) (comida si) (merienda no) (cena si))" calcext:value-type="string">
            <text:p>(alimento (id 177) (nombre puerro) (grupo 4) (veces 1) (tipo reguladores) (racion 150) (kcal 26) (proteinas 2.1) (grasas 0.1) (hidratos 6) (desayuno no) (almuerzo si) (comida si) (merienda no) (cena si))</text:p>
          </table:table-cell>
          <table:table-cell table:number-columns-repeated="1001"/>
        </table:table-row>
        <table:table-row table:style-name="ro1">
          <table:table-cell/>
          <table:table-cell office:value-type="float" office:value="178" calcext:value-type="float">
            <text:p>178</text:p>
          </table:table-cell>
          <table:table-cell office:value-type="string" calcext:value-type="string">
            <text:p>Verduras y hortalizas</text:p>
          </table:table-cell>
          <table:table-cell table:style-name="ce15" office:value-type="string" calcext:value-type="string">
            <text:p>Puerro</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75]*[.L175]/100" office:value-type="float" office:value="19.5" calcext:value-type="float">
            <text:p>19,5</text:p>
          </table:table-cell>
          <table:table-cell table:style-name="ce16" table:formula="of:=[.K175]*[.M175]*4/100" office:value-type="float" office:value="6.3" calcext:value-type="float">
            <text:p>6,3</text:p>
          </table:table-cell>
          <table:table-cell table:style-name="ce16" table:formula="of:=[.K175]*[.O175]*4/100" office:value-type="float" office:value="18" calcext:value-type="float">
            <text:p>18</text:p>
          </table:table-cell>
          <table:table-cell table:style-name="ce15" office:value-type="float" office:value="75" calcext:value-type="float">
            <text:p>75</text:p>
          </table:table-cell>
          <table:table-cell table:style-name="ce15" office:value-type="float" office:value="26" calcext:value-type="float">
            <text:p>26</text:p>
          </table:table-cell>
          <table:table-cell table:style-name="ce25" office:value-type="float" office:value="2.1" calcext:value-type="float">
            <text:p>2.1</text:p>
          </table:table-cell>
          <table:table-cell table:style-name="ce25" office:value-type="float" office:value="0.1" calcext:value-type="float">
            <text:p>0.1</text:p>
          </table:table-cell>
          <table:table-cell table:style-name="ce25" office:value-type="float" office:value="6" calcext:value-type="float">
            <text:p>6</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75]);&quot; &quot;;&quot;-&quot;);&quot;á&quot;;&quot;a&quot;);&quot;é&quot;;&quot;e&quot;);&quot;í&quot;;&quot;i&quot;);&quot;ó&quot;;&quot;o&quot;);&quot;ú&quot;;&quot;u&quot;)" office:value-type="string" office:string-value="puerro" calcext:value-type="string">
            <text:p>puerro</text:p>
          </table:table-cell>
          <table:table-cell table:style-name="ce31" table:formula="of:=CONCATENATE(&quot;(alimento (id &quot;;[.B175];&quot;) (nombre &quot;;[.U175];&quot;) (grupo &quot;;[.E175];&quot;) (veces &quot;;[.F175];&quot;) (tipo &quot;;[.G175];&quot;) (racion &quot;;[.K175];&quot;) (kcal &quot;;[.L175];&quot;) (proteinas &quot;;[.M175];&quot;) (grasas &quot;;[.N175];&quot;) (hidratos &quot;;[.O175];&quot;) (desayuno &quot;;[.P175];&quot;) (almuerzo &quot;;[.Q175];&quot;) (comida &quot;;[.R175];&quot;) (merienda &quot;;[.S175];&quot;) (cena &quot;;[.T175];&quot;))&quot;)" office:value-type="string" office:string-value="(alimento (id 178) (nombre puerro) (grupo 4) (veces 1) (tipo reguladores) (racion 75) (kcal 26) (proteinas 2,1) (grasas 0,1) (hidratos 6) (desayuno no) (almuerzo si) (comida si) (merienda no) (cena si))" calcext:value-type="string">
            <text:p>(alimento (id 178) (nombre puerro) (grupo 4) (veces 1) (tipo reguladores) (racion 75) (kcal 26) (proteinas 2,1) (grasas 0,1) (hidratos 6) (desayuno no) (almuerzo si) (comida si) (merienda no) (cena si))</text:p>
          </table:table-cell>
          <table:table-cell table:formula="of:=SUBSTITUTE([.V175];&quot;,&quot;;&quot;.&quot;)" office:value-type="string" office:string-value="(alimento (id 178) (nombre puerro) (grupo 4) (veces 1) (tipo reguladores) (racion 75) (kcal 26) (proteinas 2.1) (grasas 0.1) (hidratos 6) (desayuno no) (almuerzo si) (comida si) (merienda no) (cena si))" calcext:value-type="string">
            <text:p>(alimento (id 178) (nombre puerro) (grupo 4) (veces 1) (tipo reguladores) (racion 75) (kcal 26) (proteinas 2.1) (grasas 0.1) (hidratos 6) (desayuno no) (almuerzo si) (comida si) (merienda no) (cena si))</text:p>
          </table:table-cell>
          <table:table-cell table:number-columns-repeated="1001"/>
        </table:table-row>
        <table:table-row table:style-name="ro1">
          <table:table-cell/>
          <table:table-cell office:value-type="float" office:value="179" calcext:value-type="float">
            <text:p>179</text:p>
          </table:table-cell>
          <table:table-cell office:value-type="string" calcext:value-type="string">
            <text:p>Verduras y hortalizas</text:p>
          </table:table-cell>
          <table:table-cell table:style-name="ce15" office:value-type="string" calcext:value-type="string">
            <text:p>Puerro</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76]*[.L176]/100" office:value-type="float" office:value="32.5" calcext:value-type="float">
            <text:p>32,5</text:p>
          </table:table-cell>
          <table:table-cell table:style-name="ce16" table:formula="of:=[.K176]*[.M176]*4/100" office:value-type="float" office:value="10.5" calcext:value-type="float">
            <text:p>10,5</text:p>
          </table:table-cell>
          <table:table-cell table:style-name="ce16" table:formula="of:=[.K176]*[.O176]*4/100" office:value-type="float" office:value="30" calcext:value-type="float">
            <text:p>30</text:p>
          </table:table-cell>
          <table:table-cell table:style-name="ce15" office:value-type="float" office:value="125" calcext:value-type="float">
            <text:p>125</text:p>
          </table:table-cell>
          <table:table-cell table:style-name="ce15" office:value-type="float" office:value="26" calcext:value-type="float">
            <text:p>26</text:p>
          </table:table-cell>
          <table:table-cell table:style-name="ce25" office:value-type="float" office:value="2.1" calcext:value-type="float">
            <text:p>2.1</text:p>
          </table:table-cell>
          <table:table-cell table:style-name="ce25" office:value-type="float" office:value="0.1" calcext:value-type="float">
            <text:p>0.1</text:p>
          </table:table-cell>
          <table:table-cell table:style-name="ce25" office:value-type="float" office:value="6" calcext:value-type="float">
            <text:p>6</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76]);&quot; &quot;;&quot;-&quot;);&quot;á&quot;;&quot;a&quot;);&quot;é&quot;;&quot;e&quot;);&quot;í&quot;;&quot;i&quot;);&quot;ó&quot;;&quot;o&quot;);&quot;ú&quot;;&quot;u&quot;)" office:value-type="string" office:string-value="puerro" calcext:value-type="string">
            <text:p>puerro</text:p>
          </table:table-cell>
          <table:table-cell table:style-name="ce31" table:formula="of:=CONCATENATE(&quot;(alimento (id &quot;;[.B176];&quot;) (nombre &quot;;[.U176];&quot;) (grupo &quot;;[.E176];&quot;) (veces &quot;;[.F176];&quot;) (tipo &quot;;[.G176];&quot;) (racion &quot;;[.K176];&quot;) (kcal &quot;;[.L176];&quot;) (proteinas &quot;;[.M176];&quot;) (grasas &quot;;[.N176];&quot;) (hidratos &quot;;[.O176];&quot;) (desayuno &quot;;[.P176];&quot;) (almuerzo &quot;;[.Q176];&quot;) (comida &quot;;[.R176];&quot;) (merienda &quot;;[.S176];&quot;) (cena &quot;;[.T176];&quot;))&quot;)" office:value-type="string" office:string-value="(alimento (id 179) (nombre puerro) (grupo 4) (veces 1) (tipo reguladores) (racion 125) (kcal 26) (proteinas 2,1) (grasas 0,1) (hidratos 6) (desayuno no) (almuerzo si) (comida si) (merienda no) (cena si))" calcext:value-type="string">
            <text:p>(alimento (id 179) (nombre puerro) (grupo 4) (veces 1) (tipo reguladores) (racion 125) (kcal 26) (proteinas 2,1) (grasas 0,1) (hidratos 6) (desayuno no) (almuerzo si) (comida si) (merienda no) (cena si))</text:p>
          </table:table-cell>
          <table:table-cell table:formula="of:=SUBSTITUTE([.V176];&quot;,&quot;;&quot;.&quot;)" office:value-type="string" office:string-value="(alimento (id 179) (nombre puerro) (grupo 4) (veces 1) (tipo reguladores) (racion 125) (kcal 26) (proteinas 2.1) (grasas 0.1) (hidratos 6) (desayuno no) (almuerzo si) (comida si) (merienda no) (cena si))" calcext:value-type="string">
            <text:p>(alimento (id 179) (nombre puerro) (grupo 4) (veces 1) (tipo reguladores) (racion 125) (kcal 26) (proteinas 2.1) (grasas 0.1) (hidratos 6) (desayuno no) (almuerzo si) (comida si) (merienda no) (cena si))</text:p>
          </table:table-cell>
          <table:table-cell table:number-columns-repeated="1001"/>
        </table:table-row>
        <table:table-row table:style-name="ro1">
          <table:table-cell/>
          <table:table-cell office:value-type="float" office:value="180" calcext:value-type="float">
            <text:p>180</text:p>
          </table:table-cell>
          <table:table-cell office:value-type="string" calcext:value-type="string">
            <text:p>Verduras y hortalizas</text:p>
          </table:table-cell>
          <table:table-cell table:style-name="ce15" office:value-type="string" calcext:value-type="string">
            <text:p>Puerro</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77]*[.L177]/100" office:value-type="float" office:value="26" calcext:value-type="float">
            <text:p>26</text:p>
          </table:table-cell>
          <table:table-cell table:style-name="ce16" table:formula="of:=[.K177]*[.M177]*4/100" office:value-type="float" office:value="8.4" calcext:value-type="float">
            <text:p>8,4</text:p>
          </table:table-cell>
          <table:table-cell table:style-name="ce16" table:formula="of:=[.K177]*[.O177]*4/100" office:value-type="float" office:value="24" calcext:value-type="float">
            <text:p>24</text:p>
          </table:table-cell>
          <table:table-cell table:style-name="ce15" office:value-type="float" office:value="100" calcext:value-type="float">
            <text:p>100</text:p>
          </table:table-cell>
          <table:table-cell table:style-name="ce15" office:value-type="float" office:value="26" calcext:value-type="float">
            <text:p>26</text:p>
          </table:table-cell>
          <table:table-cell table:style-name="ce25" office:value-type="float" office:value="2.1" calcext:value-type="float">
            <text:p>2.1</text:p>
          </table:table-cell>
          <table:table-cell table:style-name="ce25" office:value-type="float" office:value="0.1" calcext:value-type="float">
            <text:p>0.1</text:p>
          </table:table-cell>
          <table:table-cell table:style-name="ce25" office:value-type="float" office:value="6" calcext:value-type="float">
            <text:p>6</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77]);&quot; &quot;;&quot;-&quot;);&quot;á&quot;;&quot;a&quot;);&quot;é&quot;;&quot;e&quot;);&quot;í&quot;;&quot;i&quot;);&quot;ó&quot;;&quot;o&quot;);&quot;ú&quot;;&quot;u&quot;)" office:value-type="string" office:string-value="puerro" calcext:value-type="string">
            <text:p>puerro</text:p>
          </table:table-cell>
          <table:table-cell table:style-name="ce31" table:formula="of:=CONCATENATE(&quot;(alimento (id &quot;;[.B177];&quot;) (nombre &quot;;[.U177];&quot;) (grupo &quot;;[.E177];&quot;) (veces &quot;;[.F177];&quot;) (tipo &quot;;[.G177];&quot;) (racion &quot;;[.K177];&quot;) (kcal &quot;;[.L177];&quot;) (proteinas &quot;;[.M177];&quot;) (grasas &quot;;[.N177];&quot;) (hidratos &quot;;[.O177];&quot;) (desayuno &quot;;[.P177];&quot;) (almuerzo &quot;;[.Q177];&quot;) (comida &quot;;[.R177];&quot;) (merienda &quot;;[.S177];&quot;) (cena &quot;;[.T177];&quot;))&quot;)" office:value-type="string" office:string-value="(alimento (id 180) (nombre puerro) (grupo 4) (veces 1) (tipo reguladores) (racion 100) (kcal 26) (proteinas 2,1) (grasas 0,1) (hidratos 6) (desayuno no) (almuerzo si) (comida si) (merienda no) (cena si))" calcext:value-type="string">
            <text:p>(alimento (id 180) (nombre puerro) (grupo 4) (veces 1) (tipo reguladores) (racion 100) (kcal 26) (proteinas 2,1) (grasas 0,1) (hidratos 6) (desayuno no) (almuerzo si) (comida si) (merienda no) (cena si))</text:p>
          </table:table-cell>
          <table:table-cell table:formula="of:=SUBSTITUTE([.V177];&quot;,&quot;;&quot;.&quot;)" office:value-type="string" office:string-value="(alimento (id 180) (nombre puerro) (grupo 4) (veces 1) (tipo reguladores) (racion 100) (kcal 26) (proteinas 2.1) (grasas 0.1) (hidratos 6) (desayuno no) (almuerzo si) (comida si) (merienda no) (cena si))" calcext:value-type="string">
            <text:p>(alimento (id 180) (nombre puerro) (grupo 4) (veces 1) (tipo reguladores) (racion 100) (kcal 26) (proteinas 2.1) (grasas 0.1) (hidratos 6) (desayuno no) (almuerzo si) (comida si) (merienda no) (cena si))</text:p>
          </table:table-cell>
          <table:table-cell table:number-columns-repeated="1001"/>
        </table:table-row>
        <table:table-row table:style-name="ro1">
          <table:table-cell/>
          <table:table-cell office:value-type="float" office:value="181" calcext:value-type="float">
            <text:p>181</text:p>
          </table:table-cell>
          <table:table-cell office:value-type="string" calcext:value-type="string">
            <text:p>Verduras y hortalizas</text:p>
          </table:table-cell>
          <table:table-cell table:style-name="ce15" office:value-type="string" calcext:value-type="string">
            <text:p>Calabacín</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78]*[.L178]/100" office:value-type="float" office:value="24" calcext:value-type="float">
            <text:p>24</text:p>
          </table:table-cell>
          <table:table-cell table:style-name="ce16" table:formula="of:=[.K178]*[.M178]*4/100" office:value-type="float" office:value="10.4" calcext:value-type="float">
            <text:p>10,4</text:p>
          </table:table-cell>
          <table:table-cell table:style-name="ce16" table:formula="of:=[.K178]*[.O178]*4/100" office:value-type="float" office:value="11.2" calcext:value-type="float">
            <text:p>11,2</text:p>
          </table:table-cell>
          <table:table-cell table:style-name="ce15" office:value-type="float" office:value="200" calcext:value-type="float">
            <text:p>200</text:p>
          </table:table-cell>
          <table:table-cell table:style-name="ce15" office:value-type="float" office:value="12" calcext:value-type="float">
            <text:p>12</text:p>
          </table:table-cell>
          <table:table-cell table:style-name="ce25" office:value-type="float" office:value="1.3" calcext:value-type="float">
            <text:p>1.3</text:p>
          </table:table-cell>
          <table:table-cell table:style-name="ce25" office:value-type="float" office:value="0.1" calcext:value-type="float">
            <text:p>0.1</text:p>
          </table:table-cell>
          <table:table-cell table:style-name="ce25" office:value-type="float" office:value="1.4" calcext:value-type="float">
            <text:p>1.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78]);&quot; &quot;;&quot;-&quot;);&quot;á&quot;;&quot;a&quot;);&quot;é&quot;;&quot;e&quot;);&quot;í&quot;;&quot;i&quot;);&quot;ó&quot;;&quot;o&quot;);&quot;ú&quot;;&quot;u&quot;)" office:value-type="string" office:string-value="calabacin" calcext:value-type="string">
            <text:p>calabacin</text:p>
          </table:table-cell>
          <table:table-cell table:style-name="ce31" table:formula="of:=CONCATENATE(&quot;(alimento (id &quot;;[.B178];&quot;) (nombre &quot;;[.U178];&quot;) (grupo &quot;;[.E178];&quot;) (veces &quot;;[.F178];&quot;) (tipo &quot;;[.G178];&quot;) (racion &quot;;[.K178];&quot;) (kcal &quot;;[.L178];&quot;) (proteinas &quot;;[.M178];&quot;) (grasas &quot;;[.N178];&quot;) (hidratos &quot;;[.O178];&quot;) (desayuno &quot;;[.P178];&quot;) (almuerzo &quot;;[.Q178];&quot;) (comida &quot;;[.R178];&quot;) (merienda &quot;;[.S178];&quot;) (cena &quot;;[.T178];&quot;))&quot;)" office:value-type="string" office:string-value="(alimento (id 181) (nombre calabacin) (grupo 4) (veces 1) (tipo reguladores) (racion 200) (kcal 12) (proteinas 1,3) (grasas 0,1) (hidratos 1,4) (desayuno no) (almuerzo si) (comida si) (merienda no) (cena si))" calcext:value-type="string">
            <text:p>(alimento (id 181) (nombre calabacin) (grupo 4) (veces 1) (tipo reguladores) (racion 200) (kcal 12) (proteinas 1,3) (grasas 0,1) (hidratos 1,4) (desayuno no) (almuerzo si) (comida si) (merienda no) (cena si))</text:p>
          </table:table-cell>
          <table:table-cell table:formula="of:=SUBSTITUTE([.V178];&quot;,&quot;;&quot;.&quot;)" office:value-type="string" office:string-value="(alimento (id 181) (nombre calabacin) (grupo 4) (veces 1) (tipo reguladores) (racion 200) (kcal 12) (proteinas 1.3) (grasas 0.1) (hidratos 1.4) (desayuno no) (almuerzo si) (comida si) (merienda no) (cena si))" calcext:value-type="string">
            <text:p>(alimento (id 181) (nombre calabacin) (grupo 4) (veces 1) (tipo reguladores) (racion 200) (kcal 12) (proteinas 1.3) (grasas 0.1) (hidratos 1.4) (desayuno no) (almuerzo si) (comida si) (merienda no) (cena si))</text:p>
          </table:table-cell>
          <table:table-cell table:number-columns-repeated="1001"/>
        </table:table-row>
        <table:table-row table:style-name="ro1">
          <table:table-cell/>
          <table:table-cell office:value-type="float" office:value="182" calcext:value-type="float">
            <text:p>182</text:p>
          </table:table-cell>
          <table:table-cell office:value-type="string" calcext:value-type="string">
            <text:p>Verduras y hortalizas</text:p>
          </table:table-cell>
          <table:table-cell table:style-name="ce15" office:value-type="string" calcext:value-type="string">
            <text:p>Calabacín</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79]*[.L179]/100" office:value-type="float" office:value="18" calcext:value-type="float">
            <text:p>18</text:p>
          </table:table-cell>
          <table:table-cell table:style-name="ce16" table:formula="of:=[.K179]*[.M179]*4/100" office:value-type="float" office:value="7.8" calcext:value-type="float">
            <text:p>7,8</text:p>
          </table:table-cell>
          <table:table-cell table:style-name="ce16" table:formula="of:=[.K179]*[.O179]*4/100" office:value-type="float" office:value="8.4" calcext:value-type="float">
            <text:p>8,4</text:p>
          </table:table-cell>
          <table:table-cell table:style-name="ce15" office:value-type="float" office:value="150" calcext:value-type="float">
            <text:p>150</text:p>
          </table:table-cell>
          <table:table-cell table:style-name="ce15" office:value-type="float" office:value="12" calcext:value-type="float">
            <text:p>12</text:p>
          </table:table-cell>
          <table:table-cell table:style-name="ce25" office:value-type="float" office:value="1.3" calcext:value-type="float">
            <text:p>1.3</text:p>
          </table:table-cell>
          <table:table-cell table:style-name="ce25" office:value-type="float" office:value="0.1" calcext:value-type="float">
            <text:p>0.1</text:p>
          </table:table-cell>
          <table:table-cell table:style-name="ce25" office:value-type="float" office:value="1.4" calcext:value-type="float">
            <text:p>1.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79]);&quot; &quot;;&quot;-&quot;);&quot;á&quot;;&quot;a&quot;);&quot;é&quot;;&quot;e&quot;);&quot;í&quot;;&quot;i&quot;);&quot;ó&quot;;&quot;o&quot;);&quot;ú&quot;;&quot;u&quot;)" office:value-type="string" office:string-value="calabacin" calcext:value-type="string">
            <text:p>calabacin</text:p>
          </table:table-cell>
          <table:table-cell table:style-name="ce31" table:formula="of:=CONCATENATE(&quot;(alimento (id &quot;;[.B179];&quot;) (nombre &quot;;[.U179];&quot;) (grupo &quot;;[.E179];&quot;) (veces &quot;;[.F179];&quot;) (tipo &quot;;[.G179];&quot;) (racion &quot;;[.K179];&quot;) (kcal &quot;;[.L179];&quot;) (proteinas &quot;;[.M179];&quot;) (grasas &quot;;[.N179];&quot;) (hidratos &quot;;[.O179];&quot;) (desayuno &quot;;[.P179];&quot;) (almuerzo &quot;;[.Q179];&quot;) (comida &quot;;[.R179];&quot;) (merienda &quot;;[.S179];&quot;) (cena &quot;;[.T179];&quot;))&quot;)" office:value-type="string" office:string-value="(alimento (id 182) (nombre calabacin) (grupo 4) (veces 1) (tipo reguladores) (racion 150) (kcal 12) (proteinas 1,3) (grasas 0,1) (hidratos 1,4) (desayuno no) (almuerzo si) (comida si) (merienda no) (cena si))" calcext:value-type="string">
            <text:p>(alimento (id 182) (nombre calabacin) (grupo 4) (veces 1) (tipo reguladores) (racion 150) (kcal 12) (proteinas 1,3) (grasas 0,1) (hidratos 1,4) (desayuno no) (almuerzo si) (comida si) (merienda no) (cena si))</text:p>
          </table:table-cell>
          <table:table-cell table:formula="of:=SUBSTITUTE([.V179];&quot;,&quot;;&quot;.&quot;)" office:value-type="string" office:string-value="(alimento (id 182) (nombre calabacin) (grupo 4) (veces 1) (tipo reguladores) (racion 150) (kcal 12) (proteinas 1.3) (grasas 0.1) (hidratos 1.4) (desayuno no) (almuerzo si) (comida si) (merienda no) (cena si))" calcext:value-type="string">
            <text:p>(alimento (id 182) (nombre calabacin) (grupo 4) (veces 1) (tipo reguladores) (racion 150) (kcal 12) (proteinas 1.3) (grasas 0.1) (hidratos 1.4) (desayuno no) (almuerzo si) (comida si) (merienda no) (cena si))</text:p>
          </table:table-cell>
          <table:table-cell table:number-columns-repeated="1001"/>
        </table:table-row>
        <table:table-row table:style-name="ro1">
          <table:table-cell table:style-name="ce12" office:value-type="float" office:value="14" calcext:value-type="float">
            <text:p>14</text:p>
          </table:table-cell>
          <table:table-cell table:style-name="ce12" office:value-type="float" office:value="183" calcext:value-type="float">
            <text:p>183</text:p>
          </table:table-cell>
          <table:table-cell table:style-name="ce12" office:value-type="string" calcext:value-type="string">
            <text:p>Verduras y hortalizas</text:p>
          </table:table-cell>
          <table:table-cell table:style-name="ce14" office:value-type="string" calcext:value-type="string">
            <text:p>Calabacín</text:p>
          </table:table-cell>
          <table:table-cell table:style-name="ce14" office:value-type="float" office:value="4" calcext:value-type="float">
            <text:p>4</text:p>
          </table:table-cell>
          <table:table-cell table:style-name="ce16" office:value-type="float" office:value="1" calcext:value-type="float">
            <text:p>1</text:p>
          </table:table-cell>
          <table:table-cell table:style-name="ce14" office:value-type="string" calcext:value-type="string">
            <text:p>reguladores</text:p>
          </table:table-cell>
          <table:table-cell table:style-name="ce14" table:formula="of:=[.K180]*[.L180]/100" office:value-type="float" office:value="6" calcext:value-type="float">
            <text:p>6</text:p>
          </table:table-cell>
          <table:table-cell table:style-name="ce16" table:formula="of:=[.K180]*[.M180]*4/100" office:value-type="float" office:value="2.6" calcext:value-type="float">
            <text:p>2,6</text:p>
          </table:table-cell>
          <table:table-cell table:style-name="ce16" table:formula="of:=[.K180]*[.O180]*4/100" office:value-type="float" office:value="2.8" calcext:value-type="float">
            <text:p>2,8</text:p>
          </table:table-cell>
          <table:table-cell table:style-name="ce14" office:value-type="float" office:value="50" calcext:value-type="float">
            <text:p>50</text:p>
          </table:table-cell>
          <table:table-cell table:style-name="ce14" office:value-type="float" office:value="12" calcext:value-type="float">
            <text:p>12</text:p>
          </table:table-cell>
          <table:table-cell table:style-name="ce24" office:value-type="float" office:value="1.3" calcext:value-type="float">
            <text:p>1.3</text:p>
          </table:table-cell>
          <table:table-cell table:style-name="ce24" office:value-type="float" office:value="0.1" calcext:value-type="float">
            <text:p>0.1</text:p>
          </table:table-cell>
          <table:table-cell table:style-name="ce24" office:value-type="float" office:value="1.4" calcext:value-type="float">
            <text:p>1.4</text:p>
          </table:table-cell>
          <table:table-cell table:style-name="ce12" office:value-type="string" calcext:value-type="string">
            <text:p>no</text:p>
          </table:table-cell>
          <table:table-cell table:number-columns-repeated="2" table:style-name="ce12" office:value-type="string" calcext:value-type="string">
            <text:p>si</text:p>
          </table:table-cell>
          <table:table-cell table:style-name="ce12" office:value-type="string" calcext:value-type="string">
            <text:p>no</text:p>
          </table:table-cell>
          <table:table-cell table:style-name="ce12" office:value-type="string" calcext:value-type="string">
            <text:p>si</text:p>
          </table:table-cell>
          <table:table-cell table:style-name="ce12" table:formula="of:=SUBSTITUTE(SUBSTITUTE(SUBSTITUTE(SUBSTITUTE(SUBSTITUTE(SUBSTITUTE(LOWER([.D180]);&quot; &quot;;&quot;-&quot;);&quot;á&quot;;&quot;a&quot;);&quot;é&quot;;&quot;e&quot;);&quot;í&quot;;&quot;i&quot;);&quot;ó&quot;;&quot;o&quot;);&quot;ú&quot;;&quot;u&quot;)" office:value-type="string" office:string-value="calabacin" calcext:value-type="string">
            <text:p>calabacin</text:p>
          </table:table-cell>
          <table:table-cell table:style-name="ce31" table:formula="of:=CONCATENATE(&quot;(alimento (id &quot;;[.B180];&quot;) (nombre &quot;;[.U180];&quot;) (grupo &quot;;[.E180];&quot;) (veces &quot;;[.F180];&quot;) (tipo &quot;;[.G180];&quot;) (racion &quot;;[.K180];&quot;) (kcal &quot;;[.L180];&quot;) (proteinas &quot;;[.M180];&quot;) (grasas &quot;;[.N180];&quot;) (hidratos &quot;;[.O180];&quot;) (desayuno &quot;;[.P180];&quot;) (almuerzo &quot;;[.Q180];&quot;) (comida &quot;;[.R180];&quot;) (merienda &quot;;[.S180];&quot;) (cena &quot;;[.T180];&quot;))&quot;)" office:value-type="string" office:string-value="(alimento (id 183) (nombre calabacin) (grupo 4) (veces 1) (tipo reguladores) (racion 50) (kcal 12) (proteinas 1,3) (grasas 0,1) (hidratos 1,4) (desayuno no) (almuerzo si) (comida si) (merienda no) (cena si))" calcext:value-type="string">
            <text:p>(alimento (id 183) (nombre calabacin) (grupo 4) (veces 1) (tipo reguladores) (racion 50) (kcal 12) (proteinas 1,3) (grasas 0,1) (hidratos 1,4) (desayuno no) (almuerzo si) (comida si) (merienda no) (cena si))</text:p>
          </table:table-cell>
          <table:table-cell table:style-name="ce12" table:formula="of:=SUBSTITUTE([.V180];&quot;,&quot;;&quot;.&quot;)" office:value-type="string" office:string-value="(alimento (id 183) (nombre calabacin) (grupo 4) (veces 1) (tipo reguladores) (racion 50) (kcal 12) (proteinas 1.3) (grasas 0.1) (hidratos 1.4) (desayuno no) (almuerzo si) (comida si) (merienda no) (cena si))" calcext:value-type="string">
            <text:p>(alimento (id 183) (nombre calabacin) (grupo 4) (veces 1) (tipo reguladores) (racion 50) (kcal 12) (proteinas 1.3) (grasas 0.1) (hidratos 1.4) (desayuno no) (almuerzo si) (comida si) (merienda no) (cena si))</text:p>
          </table:table-cell>
          <table:table-cell table:style-name="ce12" table:number-columns-repeated="1001"/>
        </table:table-row>
        <table:table-row table:style-name="ro1">
          <table:table-cell/>
          <table:table-cell office:value-type="float" office:value="184" calcext:value-type="float">
            <text:p>184</text:p>
          </table:table-cell>
          <table:table-cell office:value-type="string" calcext:value-type="string">
            <text:p>Verduras y hortalizas</text:p>
          </table:table-cell>
          <table:table-cell table:style-name="ce15" office:value-type="string" calcext:value-type="string">
            <text:p>Calabacín</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81]*[.L181]/100" office:value-type="float" office:value="15" calcext:value-type="float">
            <text:p>15</text:p>
          </table:table-cell>
          <table:table-cell table:style-name="ce16" table:formula="of:=[.K181]*[.M181]*4/100" office:value-type="float" office:value="6.5" calcext:value-type="float">
            <text:p>6,5</text:p>
          </table:table-cell>
          <table:table-cell table:style-name="ce16" table:formula="of:=[.K181]*[.O181]*4/100" office:value-type="float" office:value="7" calcext:value-type="float">
            <text:p>7</text:p>
          </table:table-cell>
          <table:table-cell table:style-name="ce15" office:value-type="float" office:value="125" calcext:value-type="float">
            <text:p>125</text:p>
          </table:table-cell>
          <table:table-cell table:style-name="ce15" office:value-type="float" office:value="12" calcext:value-type="float">
            <text:p>12</text:p>
          </table:table-cell>
          <table:table-cell table:style-name="ce25" office:value-type="float" office:value="1.3" calcext:value-type="float">
            <text:p>1.3</text:p>
          </table:table-cell>
          <table:table-cell table:style-name="ce25" office:value-type="float" office:value="0.1" calcext:value-type="float">
            <text:p>0.1</text:p>
          </table:table-cell>
          <table:table-cell table:style-name="ce25" office:value-type="float" office:value="1.4" calcext:value-type="float">
            <text:p>1.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81]);&quot; &quot;;&quot;-&quot;);&quot;á&quot;;&quot;a&quot;);&quot;é&quot;;&quot;e&quot;);&quot;í&quot;;&quot;i&quot;);&quot;ó&quot;;&quot;o&quot;);&quot;ú&quot;;&quot;u&quot;)" office:value-type="string" office:string-value="calabacin" calcext:value-type="string">
            <text:p>calabacin</text:p>
          </table:table-cell>
          <table:table-cell table:style-name="ce31" table:formula="of:=CONCATENATE(&quot;(alimento (id &quot;;[.B181];&quot;) (nombre &quot;;[.U181];&quot;) (grupo &quot;;[.E181];&quot;) (veces &quot;;[.F181];&quot;) (tipo &quot;;[.G181];&quot;) (racion &quot;;[.K181];&quot;) (kcal &quot;;[.L181];&quot;) (proteinas &quot;;[.M181];&quot;) (grasas &quot;;[.N181];&quot;) (hidratos &quot;;[.O181];&quot;) (desayuno &quot;;[.P181];&quot;) (almuerzo &quot;;[.Q181];&quot;) (comida &quot;;[.R181];&quot;) (merienda &quot;;[.S181];&quot;) (cena &quot;;[.T181];&quot;))&quot;)" office:value-type="string" office:string-value="(alimento (id 184) (nombre calabacin) (grupo 4) (veces 1) (tipo reguladores) (racion 125) (kcal 12) (proteinas 1,3) (grasas 0,1) (hidratos 1,4) (desayuno no) (almuerzo si) (comida si) (merienda no) (cena si))" calcext:value-type="string">
            <text:p>(alimento (id 184) (nombre calabacin) (grupo 4) (veces 1) (tipo reguladores) (racion 125) (kcal 12) (proteinas 1,3) (grasas 0,1) (hidratos 1,4) (desayuno no) (almuerzo si) (comida si) (merienda no) (cena si))</text:p>
          </table:table-cell>
          <table:table-cell table:formula="of:=SUBSTITUTE([.V181];&quot;,&quot;;&quot;.&quot;)" office:value-type="string" office:string-value="(alimento (id 184) (nombre calabacin) (grupo 4) (veces 1) (tipo reguladores) (racion 125) (kcal 12) (proteinas 1.3) (grasas 0.1) (hidratos 1.4) (desayuno no) (almuerzo si) (comida si) (merienda no) (cena si))" calcext:value-type="string">
            <text:p>(alimento (id 184) (nombre calabacin) (grupo 4) (veces 1) (tipo reguladores) (racion 125) (kcal 12) (proteinas 1.3) (grasas 0.1) (hidratos 1.4) (desayuno no) (almuerzo si) (comida si) (merienda no) (cena si))</text:p>
          </table:table-cell>
          <table:table-cell table:number-columns-repeated="1001"/>
        </table:table-row>
        <table:table-row table:style-name="ro1">
          <table:table-cell/>
          <table:table-cell office:value-type="float" office:value="185" calcext:value-type="float">
            <text:p>185</text:p>
          </table:table-cell>
          <table:table-cell office:value-type="string" calcext:value-type="string">
            <text:p>Verduras y hortalizas</text:p>
          </table:table-cell>
          <table:table-cell table:style-name="ce15" office:value-type="string" calcext:value-type="string">
            <text:p>Calabacín</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82]*[.L182]/100" office:value-type="float" office:value="12" calcext:value-type="float">
            <text:p>12</text:p>
          </table:table-cell>
          <table:table-cell table:style-name="ce16" table:formula="of:=[.K182]*[.M182]*4/100" office:value-type="float" office:value="5.2" calcext:value-type="float">
            <text:p>5,2</text:p>
          </table:table-cell>
          <table:table-cell table:style-name="ce16" table:formula="of:=[.K182]*[.O182]*4/100" office:value-type="float" office:value="5.6" calcext:value-type="float">
            <text:p>5,6</text:p>
          </table:table-cell>
          <table:table-cell table:style-name="ce15" office:value-type="float" office:value="100" calcext:value-type="float">
            <text:p>100</text:p>
          </table:table-cell>
          <table:table-cell table:style-name="ce15" office:value-type="float" office:value="12" calcext:value-type="float">
            <text:p>12</text:p>
          </table:table-cell>
          <table:table-cell table:style-name="ce25" office:value-type="float" office:value="1.3" calcext:value-type="float">
            <text:p>1.3</text:p>
          </table:table-cell>
          <table:table-cell table:style-name="ce25" office:value-type="float" office:value="0.1" calcext:value-type="float">
            <text:p>0.1</text:p>
          </table:table-cell>
          <table:table-cell table:style-name="ce25" office:value-type="float" office:value="1.4" calcext:value-type="float">
            <text:p>1.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82]);&quot; &quot;;&quot;-&quot;);&quot;á&quot;;&quot;a&quot;);&quot;é&quot;;&quot;e&quot;);&quot;í&quot;;&quot;i&quot;);&quot;ó&quot;;&quot;o&quot;);&quot;ú&quot;;&quot;u&quot;)" office:value-type="string" office:string-value="calabacin" calcext:value-type="string">
            <text:p>calabacin</text:p>
          </table:table-cell>
          <table:table-cell table:style-name="ce31" table:formula="of:=CONCATENATE(&quot;(alimento (id &quot;;[.B182];&quot;) (nombre &quot;;[.U182];&quot;) (grupo &quot;;[.E182];&quot;) (veces &quot;;[.F182];&quot;) (tipo &quot;;[.G182];&quot;) (racion &quot;;[.K182];&quot;) (kcal &quot;;[.L182];&quot;) (proteinas &quot;;[.M182];&quot;) (grasas &quot;;[.N182];&quot;) (hidratos &quot;;[.O182];&quot;) (desayuno &quot;;[.P182];&quot;) (almuerzo &quot;;[.Q182];&quot;) (comida &quot;;[.R182];&quot;) (merienda &quot;;[.S182];&quot;) (cena &quot;;[.T182];&quot;))&quot;)" office:value-type="string" office:string-value="(alimento (id 185) (nombre calabacin) (grupo 4) (veces 1) (tipo reguladores) (racion 100) (kcal 12) (proteinas 1,3) (grasas 0,1) (hidratos 1,4) (desayuno no) (almuerzo si) (comida si) (merienda no) (cena si))" calcext:value-type="string">
            <text:p>(alimento (id 185) (nombre calabacin) (grupo 4) (veces 1) (tipo reguladores) (racion 100) (kcal 12) (proteinas 1,3) (grasas 0,1) (hidratos 1,4) (desayuno no) (almuerzo si) (comida si) (merienda no) (cena si))</text:p>
          </table:table-cell>
          <table:table-cell table:formula="of:=SUBSTITUTE([.V182];&quot;,&quot;;&quot;.&quot;)" office:value-type="string" office:string-value="(alimento (id 185) (nombre calabacin) (grupo 4) (veces 1) (tipo reguladores) (racion 100) (kcal 12) (proteinas 1.3) (grasas 0.1) (hidratos 1.4) (desayuno no) (almuerzo si) (comida si) (merienda no) (cena si))" calcext:value-type="string">
            <text:p>(alimento (id 185) (nombre calabacin) (grupo 4) (veces 1) (tipo reguladores) (racion 100) (kcal 12) (proteinas 1.3) (grasas 0.1) (hidratos 1.4) (desayuno no) (almuerzo si) (comida si) (merienda no) (cena si))</text:p>
          </table:table-cell>
          <table:table-cell table:number-columns-repeated="1001"/>
        </table:table-row>
        <table:table-row table:style-name="ro1">
          <table:table-cell/>
          <table:table-cell office:value-type="float" office:value="186" calcext:value-type="float">
            <text:p>186</text:p>
          </table:table-cell>
          <table:table-cell office:value-type="string" calcext:value-type="string">
            <text:p>Verduras y hortalizas</text:p>
          </table:table-cell>
          <table:table-cell table:style-name="ce15" office:value-type="string" calcext:value-type="string">
            <text:p>Brécol</text:p>
          </table:table-cell>
          <table:table-cell table:style-name="ce15" office:value-type="float" office:value="4" calcext:value-type="float">
            <text:p>4</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183]*[.L183]/100" office:value-type="float" office:value="62" calcext:value-type="float">
            <text:p>62</text:p>
          </table:table-cell>
          <table:table-cell table:style-name="ce16" table:formula="of:=[.K183]*[.M183]*4/100" office:value-type="float" office:value="26.4" calcext:value-type="float">
            <text:p>26,4</text:p>
          </table:table-cell>
          <table:table-cell table:style-name="ce16" table:formula="of:=[.K183]*[.O183]*4/100" office:value-type="float" office:value="32" calcext:value-type="float">
            <text:p>32</text:p>
          </table:table-cell>
          <table:table-cell table:style-name="ce15" office:value-type="float" office:value="200" calcext:value-type="float">
            <text:p>200</text:p>
          </table:table-cell>
          <table:table-cell table:style-name="ce15" office:value-type="float" office:value="31" calcext:value-type="float">
            <text:p>31</text:p>
          </table:table-cell>
          <table:table-cell table:style-name="ce25" office:value-type="float" office:value="3.3" calcext:value-type="float">
            <text:p>3.3</text:p>
          </table:table-cell>
          <table:table-cell table:style-name="ce25" office:value-type="float" office:value="0.2" calcext:value-type="float">
            <text:p>0.2</text:p>
          </table:table-cell>
          <table:table-cell table:style-name="ce25" office:value-type="float" office:value="4" calcext:value-type="float">
            <text:p>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83]);&quot; &quot;;&quot;-&quot;);&quot;á&quot;;&quot;a&quot;);&quot;é&quot;;&quot;e&quot;);&quot;í&quot;;&quot;i&quot;);&quot;ó&quot;;&quot;o&quot;);&quot;ú&quot;;&quot;u&quot;)" office:value-type="string" office:string-value="brecol" calcext:value-type="string">
            <text:p>brecol</text:p>
          </table:table-cell>
          <table:table-cell table:style-name="ce31" table:formula="of:=CONCATENATE(&quot;(alimento (id &quot;;[.B183];&quot;) (nombre &quot;;[.U183];&quot;) (grupo &quot;;[.E183];&quot;) (veces &quot;;[.F183];&quot;) (tipo &quot;;[.G183];&quot;) (racion &quot;;[.K183];&quot;) (kcal &quot;;[.L183];&quot;) (proteinas &quot;;[.M183];&quot;) (grasas &quot;;[.N183];&quot;) (hidratos &quot;;[.O183];&quot;) (desayuno &quot;;[.P183];&quot;) (almuerzo &quot;;[.Q183];&quot;) (comida &quot;;[.R183];&quot;) (merienda &quot;;[.S183];&quot;) (cena &quot;;[.T183];&quot;))&quot;)" office:value-type="string" office:string-value="(alimento (id 186) (nombre brecol) (grupo 4) (veces 5) (tipo reguladores) (racion 200) (kcal 31) (proteinas 3,3) (grasas 0,2) (hidratos 4) (desayuno no) (almuerzo si) (comida si) (merienda no) (cena si))" calcext:value-type="string">
            <text:p>(alimento (id 186) (nombre brecol) (grupo 4) (veces 5) (tipo reguladores) (racion 200) (kcal 31) (proteinas 3,3) (grasas 0,2) (hidratos 4) (desayuno no) (almuerzo si) (comida si) (merienda no) (cena si))</text:p>
          </table:table-cell>
          <table:table-cell table:formula="of:=SUBSTITUTE([.V183];&quot;,&quot;;&quot;.&quot;)" office:value-type="string" office:string-value="(alimento (id 186) (nombre brecol) (grupo 4) (veces 5) (tipo reguladores) (racion 200) (kcal 31) (proteinas 3.3) (grasas 0.2) (hidratos 4) (desayuno no) (almuerzo si) (comida si) (merienda no) (cena si))" calcext:value-type="string">
            <text:p>(alimento (id 186) (nombre brecol) (grupo 4) (veces 5) (tipo reguladores) (racion 200) (kcal 31) (proteinas 3.3) (grasas 0.2) (hidratos 4) (desayuno no) (almuerzo si) (comida si) (merienda no) (cena si))</text:p>
          </table:table-cell>
          <table:table-cell table:number-columns-repeated="1001"/>
        </table:table-row>
        <table:table-row table:style-name="ro1">
          <table:table-cell/>
          <table:table-cell office:value-type="float" office:value="187" calcext:value-type="float">
            <text:p>187</text:p>
          </table:table-cell>
          <table:table-cell office:value-type="string" calcext:value-type="string">
            <text:p>Verduras y hortalizas</text:p>
          </table:table-cell>
          <table:table-cell table:style-name="ce15" office:value-type="string" calcext:value-type="string">
            <text:p>Brécol</text:p>
          </table:table-cell>
          <table:table-cell table:style-name="ce15" office:value-type="float" office:value="4" calcext:value-type="float">
            <text:p>4</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184]*[.L184]/100" office:value-type="float" office:value="54.25" calcext:value-type="float">
            <text:p>54,25</text:p>
          </table:table-cell>
          <table:table-cell table:style-name="ce16" table:formula="of:=[.K184]*[.M184]*4/100" office:value-type="float" office:value="23.1" calcext:value-type="float">
            <text:p>23,1</text:p>
          </table:table-cell>
          <table:table-cell table:style-name="ce16" table:formula="of:=[.K184]*[.O184]*4/100" office:value-type="float" office:value="28" calcext:value-type="float">
            <text:p>28</text:p>
          </table:table-cell>
          <table:table-cell table:style-name="ce15" office:value-type="float" office:value="175" calcext:value-type="float">
            <text:p>175</text:p>
          </table:table-cell>
          <table:table-cell table:style-name="ce15" office:value-type="float" office:value="31" calcext:value-type="float">
            <text:p>31</text:p>
          </table:table-cell>
          <table:table-cell table:style-name="ce25" office:value-type="float" office:value="3.3" calcext:value-type="float">
            <text:p>3.3</text:p>
          </table:table-cell>
          <table:table-cell table:style-name="ce25" office:value-type="float" office:value="0.2" calcext:value-type="float">
            <text:p>0.2</text:p>
          </table:table-cell>
          <table:table-cell table:style-name="ce25" office:value-type="float" office:value="4" calcext:value-type="float">
            <text:p>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84]);&quot; &quot;;&quot;-&quot;);&quot;á&quot;;&quot;a&quot;);&quot;é&quot;;&quot;e&quot;);&quot;í&quot;;&quot;i&quot;);&quot;ó&quot;;&quot;o&quot;);&quot;ú&quot;;&quot;u&quot;)" office:value-type="string" office:string-value="brecol" calcext:value-type="string">
            <text:p>brecol</text:p>
          </table:table-cell>
          <table:table-cell table:style-name="ce31" table:formula="of:=CONCATENATE(&quot;(alimento (id &quot;;[.B184];&quot;) (nombre &quot;;[.U184];&quot;) (grupo &quot;;[.E184];&quot;) (veces &quot;;[.F184];&quot;) (tipo &quot;;[.G184];&quot;) (racion &quot;;[.K184];&quot;) (kcal &quot;;[.L184];&quot;) (proteinas &quot;;[.M184];&quot;) (grasas &quot;;[.N184];&quot;) (hidratos &quot;;[.O184];&quot;) (desayuno &quot;;[.P184];&quot;) (almuerzo &quot;;[.Q184];&quot;) (comida &quot;;[.R184];&quot;) (merienda &quot;;[.S184];&quot;) (cena &quot;;[.T184];&quot;))&quot;)" office:value-type="string" office:string-value="(alimento (id 187) (nombre brecol) (grupo 4) (veces 5) (tipo reguladores) (racion 175) (kcal 31) (proteinas 3,3) (grasas 0,2) (hidratos 4) (desayuno no) (almuerzo si) (comida si) (merienda no) (cena si))" calcext:value-type="string">
            <text:p>(alimento (id 187) (nombre brecol) (grupo 4) (veces 5) (tipo reguladores) (racion 175) (kcal 31) (proteinas 3,3) (grasas 0,2) (hidratos 4) (desayuno no) (almuerzo si) (comida si) (merienda no) (cena si))</text:p>
          </table:table-cell>
          <table:table-cell table:formula="of:=SUBSTITUTE([.V184];&quot;,&quot;;&quot;.&quot;)" office:value-type="string" office:string-value="(alimento (id 187) (nombre brecol) (grupo 4) (veces 5) (tipo reguladores) (racion 175) (kcal 31) (proteinas 3.3) (grasas 0.2) (hidratos 4) (desayuno no) (almuerzo si) (comida si) (merienda no) (cena si))" calcext:value-type="string">
            <text:p>(alimento (id 187) (nombre brecol) (grupo 4) (veces 5) (tipo reguladores) (racion 175) (kcal 31) (proteinas 3.3) (grasas 0.2) (hidratos 4) (desayuno no) (almuerzo si) (comida si) (merienda no) (cena si))</text:p>
          </table:table-cell>
          <table:table-cell table:number-columns-repeated="1001"/>
        </table:table-row>
        <table:table-row table:style-name="ro1">
          <table:table-cell/>
          <table:table-cell office:value-type="float" office:value="188" calcext:value-type="float">
            <text:p>188</text:p>
          </table:table-cell>
          <table:table-cell office:value-type="string" calcext:value-type="string">
            <text:p>Verduras y hortalizas</text:p>
          </table:table-cell>
          <table:table-cell table:style-name="ce15" office:value-type="string" calcext:value-type="string">
            <text:p>Brécol</text:p>
          </table:table-cell>
          <table:table-cell table:style-name="ce15" office:value-type="float" office:value="4" calcext:value-type="float">
            <text:p>4</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185]*[.L185]/100" office:value-type="float" office:value="46.5" calcext:value-type="float">
            <text:p>46,5</text:p>
          </table:table-cell>
          <table:table-cell table:style-name="ce16" table:formula="of:=[.K185]*[.M185]*4/100" office:value-type="float" office:value="19.8" calcext:value-type="float">
            <text:p>19,8</text:p>
          </table:table-cell>
          <table:table-cell table:style-name="ce16" table:formula="of:=[.K185]*[.O185]*4/100" office:value-type="float" office:value="24" calcext:value-type="float">
            <text:p>24</text:p>
          </table:table-cell>
          <table:table-cell table:style-name="ce15" office:value-type="float" office:value="150" calcext:value-type="float">
            <text:p>150</text:p>
          </table:table-cell>
          <table:table-cell table:style-name="ce15" office:value-type="float" office:value="31" calcext:value-type="float">
            <text:p>31</text:p>
          </table:table-cell>
          <table:table-cell table:style-name="ce25" office:value-type="float" office:value="3.3" calcext:value-type="float">
            <text:p>3.3</text:p>
          </table:table-cell>
          <table:table-cell table:style-name="ce25" office:value-type="float" office:value="0.2" calcext:value-type="float">
            <text:p>0.2</text:p>
          </table:table-cell>
          <table:table-cell table:style-name="ce25" office:value-type="float" office:value="4" calcext:value-type="float">
            <text:p>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85]);&quot; &quot;;&quot;-&quot;);&quot;á&quot;;&quot;a&quot;);&quot;é&quot;;&quot;e&quot;);&quot;í&quot;;&quot;i&quot;);&quot;ó&quot;;&quot;o&quot;);&quot;ú&quot;;&quot;u&quot;)" office:value-type="string" office:string-value="brecol" calcext:value-type="string">
            <text:p>brecol</text:p>
          </table:table-cell>
          <table:table-cell table:style-name="ce31" table:formula="of:=CONCATENATE(&quot;(alimento (id &quot;;[.B185];&quot;) (nombre &quot;;[.U185];&quot;) (grupo &quot;;[.E185];&quot;) (veces &quot;;[.F185];&quot;) (tipo &quot;;[.G185];&quot;) (racion &quot;;[.K185];&quot;) (kcal &quot;;[.L185];&quot;) (proteinas &quot;;[.M185];&quot;) (grasas &quot;;[.N185];&quot;) (hidratos &quot;;[.O185];&quot;) (desayuno &quot;;[.P185];&quot;) (almuerzo &quot;;[.Q185];&quot;) (comida &quot;;[.R185];&quot;) (merienda &quot;;[.S185];&quot;) (cena &quot;;[.T185];&quot;))&quot;)" office:value-type="string" office:string-value="(alimento (id 188) (nombre brecol) (grupo 4) (veces 5) (tipo reguladores) (racion 150) (kcal 31) (proteinas 3,3) (grasas 0,2) (hidratos 4) (desayuno no) (almuerzo si) (comida si) (merienda no) (cena si))" calcext:value-type="string">
            <text:p>(alimento (id 188) (nombre brecol) (grupo 4) (veces 5) (tipo reguladores) (racion 150) (kcal 31) (proteinas 3,3) (grasas 0,2) (hidratos 4) (desayuno no) (almuerzo si) (comida si) (merienda no) (cena si))</text:p>
          </table:table-cell>
          <table:table-cell table:formula="of:=SUBSTITUTE([.V185];&quot;,&quot;;&quot;.&quot;)" office:value-type="string" office:string-value="(alimento (id 188) (nombre brecol) (grupo 4) (veces 5) (tipo reguladores) (racion 150) (kcal 31) (proteinas 3.3) (grasas 0.2) (hidratos 4) (desayuno no) (almuerzo si) (comida si) (merienda no) (cena si))" calcext:value-type="string">
            <text:p>(alimento (id 188) (nombre brecol) (grupo 4) (veces 5) (tipo reguladores) (racion 150) (kcal 31) (proteinas 3.3) (grasas 0.2) (hidratos 4) (desayuno no) (almuerzo si) (comida si) (merienda no) (cena si))</text:p>
          </table:table-cell>
          <table:table-cell table:number-columns-repeated="1001"/>
        </table:table-row>
        <table:table-row table:style-name="ro1">
          <table:table-cell/>
          <table:table-cell office:value-type="float" office:value="189" calcext:value-type="float">
            <text:p>189</text:p>
          </table:table-cell>
          <table:table-cell office:value-type="string" calcext:value-type="string">
            <text:p>Verduras y hortalizas</text:p>
          </table:table-cell>
          <table:table-cell table:style-name="ce15" office:value-type="string" calcext:value-type="string">
            <text:p>Brécol</text:p>
          </table:table-cell>
          <table:table-cell table:style-name="ce15" office:value-type="float" office:value="4" calcext:value-type="float">
            <text:p>4</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186]*[.L186]/100" office:value-type="float" office:value="38.75" calcext:value-type="float">
            <text:p>38,75</text:p>
          </table:table-cell>
          <table:table-cell table:style-name="ce16" table:formula="of:=[.K186]*[.M186]*4/100" office:value-type="float" office:value="16.5" calcext:value-type="float">
            <text:p>16,5</text:p>
          </table:table-cell>
          <table:table-cell table:style-name="ce16" table:formula="of:=[.K186]*[.O186]*4/100" office:value-type="float" office:value="20" calcext:value-type="float">
            <text:p>20</text:p>
          </table:table-cell>
          <table:table-cell table:style-name="ce15" office:value-type="float" office:value="125" calcext:value-type="float">
            <text:p>125</text:p>
          </table:table-cell>
          <table:table-cell table:style-name="ce15" office:value-type="float" office:value="31" calcext:value-type="float">
            <text:p>31</text:p>
          </table:table-cell>
          <table:table-cell table:style-name="ce25" office:value-type="float" office:value="3.3" calcext:value-type="float">
            <text:p>3.3</text:p>
          </table:table-cell>
          <table:table-cell table:style-name="ce25" office:value-type="float" office:value="0.2" calcext:value-type="float">
            <text:p>0.2</text:p>
          </table:table-cell>
          <table:table-cell table:style-name="ce25" office:value-type="float" office:value="4" calcext:value-type="float">
            <text:p>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86]);&quot; &quot;;&quot;-&quot;);&quot;á&quot;;&quot;a&quot;);&quot;é&quot;;&quot;e&quot;);&quot;í&quot;;&quot;i&quot;);&quot;ó&quot;;&quot;o&quot;);&quot;ú&quot;;&quot;u&quot;)" office:value-type="string" office:string-value="brecol" calcext:value-type="string">
            <text:p>brecol</text:p>
          </table:table-cell>
          <table:table-cell table:style-name="ce31" table:formula="of:=CONCATENATE(&quot;(alimento (id &quot;;[.B186];&quot;) (nombre &quot;;[.U186];&quot;) (grupo &quot;;[.E186];&quot;) (veces &quot;;[.F186];&quot;) (tipo &quot;;[.G186];&quot;) (racion &quot;;[.K186];&quot;) (kcal &quot;;[.L186];&quot;) (proteinas &quot;;[.M186];&quot;) (grasas &quot;;[.N186];&quot;) (hidratos &quot;;[.O186];&quot;) (desayuno &quot;;[.P186];&quot;) (almuerzo &quot;;[.Q186];&quot;) (comida &quot;;[.R186];&quot;) (merienda &quot;;[.S186];&quot;) (cena &quot;;[.T186];&quot;))&quot;)" office:value-type="string" office:string-value="(alimento (id 189) (nombre brecol) (grupo 4) (veces 5) (tipo reguladores) (racion 125) (kcal 31) (proteinas 3,3) (grasas 0,2) (hidratos 4) (desayuno no) (almuerzo si) (comida si) (merienda no) (cena si))" calcext:value-type="string">
            <text:p>(alimento (id 189) (nombre brecol) (grupo 4) (veces 5) (tipo reguladores) (racion 125) (kcal 31) (proteinas 3,3) (grasas 0,2) (hidratos 4) (desayuno no) (almuerzo si) (comida si) (merienda no) (cena si))</text:p>
          </table:table-cell>
          <table:table-cell table:formula="of:=SUBSTITUTE([.V186];&quot;,&quot;;&quot;.&quot;)" office:value-type="string" office:string-value="(alimento (id 189) (nombre brecol) (grupo 4) (veces 5) (tipo reguladores) (racion 125) (kcal 31) (proteinas 3.3) (grasas 0.2) (hidratos 4) (desayuno no) (almuerzo si) (comida si) (merienda no) (cena si))" calcext:value-type="string">
            <text:p>(alimento (id 189) (nombre brecol) (grupo 4) (veces 5) (tipo reguladores) (racion 125) (kcal 31) (proteinas 3.3) (grasas 0.2) (hidratos 4) (desayuno no) (almuerzo si) (comida si) (merienda no) (cena si))</text:p>
          </table:table-cell>
          <table:table-cell table:number-columns-repeated="1001"/>
        </table:table-row>
        <table:table-row table:style-name="ro1">
          <table:table-cell/>
          <table:table-cell office:value-type="float" office:value="190" calcext:value-type="float">
            <text:p>190</text:p>
          </table:table-cell>
          <table:table-cell office:value-type="string" calcext:value-type="string">
            <text:p>Verduras y hortalizas</text:p>
          </table:table-cell>
          <table:table-cell table:style-name="ce15" office:value-type="string" calcext:value-type="string">
            <text:p>Brécol</text:p>
          </table:table-cell>
          <table:table-cell table:style-name="ce15" office:value-type="float" office:value="4" calcext:value-type="float">
            <text:p>4</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187]*[.L187]/100" office:value-type="float" office:value="31" calcext:value-type="float">
            <text:p>31</text:p>
          </table:table-cell>
          <table:table-cell table:style-name="ce16" table:formula="of:=[.K187]*[.M187]*4/100" office:value-type="float" office:value="13.2" calcext:value-type="float">
            <text:p>13,2</text:p>
          </table:table-cell>
          <table:table-cell table:style-name="ce16" table:formula="of:=[.K187]*[.O187]*4/100" office:value-type="float" office:value="16" calcext:value-type="float">
            <text:p>16</text:p>
          </table:table-cell>
          <table:table-cell table:style-name="ce15" office:value-type="float" office:value="100" calcext:value-type="float">
            <text:p>100</text:p>
          </table:table-cell>
          <table:table-cell table:style-name="ce15" office:value-type="float" office:value="31" calcext:value-type="float">
            <text:p>31</text:p>
          </table:table-cell>
          <table:table-cell table:style-name="ce25" office:value-type="float" office:value="3.3" calcext:value-type="float">
            <text:p>3.3</text:p>
          </table:table-cell>
          <table:table-cell table:style-name="ce25" office:value-type="float" office:value="0.2" calcext:value-type="float">
            <text:p>0.2</text:p>
          </table:table-cell>
          <table:table-cell table:style-name="ce25" office:value-type="float" office:value="4" calcext:value-type="float">
            <text:p>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87]);&quot; &quot;;&quot;-&quot;);&quot;á&quot;;&quot;a&quot;);&quot;é&quot;;&quot;e&quot;);&quot;í&quot;;&quot;i&quot;);&quot;ó&quot;;&quot;o&quot;);&quot;ú&quot;;&quot;u&quot;)" office:value-type="string" office:string-value="brecol" calcext:value-type="string">
            <text:p>brecol</text:p>
          </table:table-cell>
          <table:table-cell table:style-name="ce31" table:formula="of:=CONCATENATE(&quot;(alimento (id &quot;;[.B187];&quot;) (nombre &quot;;[.U187];&quot;) (grupo &quot;;[.E187];&quot;) (veces &quot;;[.F187];&quot;) (tipo &quot;;[.G187];&quot;) (racion &quot;;[.K187];&quot;) (kcal &quot;;[.L187];&quot;) (proteinas &quot;;[.M187];&quot;) (grasas &quot;;[.N187];&quot;) (hidratos &quot;;[.O187];&quot;) (desayuno &quot;;[.P187];&quot;) (almuerzo &quot;;[.Q187];&quot;) (comida &quot;;[.R187];&quot;) (merienda &quot;;[.S187];&quot;) (cena &quot;;[.T187];&quot;))&quot;)" office:value-type="string" office:string-value="(alimento (id 190) (nombre brecol) (grupo 4) (veces 5) (tipo reguladores) (racion 100) (kcal 31) (proteinas 3,3) (grasas 0,2) (hidratos 4) (desayuno no) (almuerzo si) (comida si) (merienda no) (cena si))" calcext:value-type="string">
            <text:p>(alimento (id 190) (nombre brecol) (grupo 4) (veces 5) (tipo reguladores) (racion 100) (kcal 31) (proteinas 3,3) (grasas 0,2) (hidratos 4) (desayuno no) (almuerzo si) (comida si) (merienda no) (cena si))</text:p>
          </table:table-cell>
          <table:table-cell table:formula="of:=SUBSTITUTE([.V187];&quot;,&quot;;&quot;.&quot;)" office:value-type="string" office:string-value="(alimento (id 190) (nombre brecol) (grupo 4) (veces 5) (tipo reguladores) (racion 100) (kcal 31) (proteinas 3.3) (grasas 0.2) (hidratos 4) (desayuno no) (almuerzo si) (comida si) (merienda no) (cena si))" calcext:value-type="string">
            <text:p>(alimento (id 190) (nombre brecol) (grupo 4) (veces 5) (tipo reguladores) (racion 100) (kcal 31) (proteinas 3.3) (grasas 0.2) (hidratos 4) (desayuno no) (almuerzo si) (comida si) (merienda no) (cena si))</text:p>
          </table:table-cell>
          <table:table-cell table:number-columns-repeated="1001"/>
        </table:table-row>
        <table:table-row table:style-name="ro1">
          <table:table-cell/>
          <table:table-cell office:value-type="float" office:value="191" calcext:value-type="float">
            <text:p>191</text:p>
          </table:table-cell>
          <table:table-cell office:value-type="string" calcext:value-type="string">
            <text:p>Verduras y hortalizas</text:p>
          </table:table-cell>
          <table:table-cell table:style-name="ce15" office:value-type="string" calcext:value-type="string">
            <text:p>Cebolla</text:p>
          </table:table-cell>
          <table:table-cell table:style-name="ce15" office:value-type="float" office:value="4" calcext:value-type="float">
            <text:p>4</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188]*[.L188]/100" office:value-type="float" office:value="30" calcext:value-type="float">
            <text:p>30</text:p>
          </table:table-cell>
          <table:table-cell table:style-name="ce16" table:formula="of:=[.K188]*[.M188]*4/100" office:value-type="float" office:value="5" calcext:value-type="float">
            <text:p>5</text:p>
          </table:table-cell>
          <table:table-cell table:style-name="ce16" table:formula="of:=[.K188]*[.O188]*4/100" office:value-type="float" office:value="26" calcext:value-type="float">
            <text:p>26</text:p>
          </table:table-cell>
          <table:table-cell table:style-name="ce15" office:value-type="float" office:value="125" calcext:value-type="float">
            <text:p>125</text:p>
          </table:table-cell>
          <table:table-cell table:style-name="ce15" office:value-type="float" office:value="24" calcext:value-type="float">
            <text:p>24</text:p>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5.2" calcext:value-type="float">
            <text:p>5.2</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88]);&quot; &quot;;&quot;-&quot;);&quot;á&quot;;&quot;a&quot;);&quot;é&quot;;&quot;e&quot;);&quot;í&quot;;&quot;i&quot;);&quot;ó&quot;;&quot;o&quot;);&quot;ú&quot;;&quot;u&quot;)" office:value-type="string" office:string-value="cebolla" calcext:value-type="string">
            <text:p>cebolla</text:p>
          </table:table-cell>
          <table:table-cell table:style-name="ce31" table:formula="of:=CONCATENATE(&quot;(alimento (id &quot;;[.B188];&quot;) (nombre &quot;;[.U188];&quot;) (grupo &quot;;[.E188];&quot;) (veces &quot;;[.F188];&quot;) (tipo &quot;;[.G188];&quot;) (racion &quot;;[.K188];&quot;) (kcal &quot;;[.L188];&quot;) (proteinas &quot;;[.M188];&quot;) (grasas &quot;;[.N188];&quot;) (hidratos &quot;;[.O188];&quot;) (desayuno &quot;;[.P188];&quot;) (almuerzo &quot;;[.Q188];&quot;) (comida &quot;;[.R188];&quot;) (merienda &quot;;[.S188];&quot;) (cena &quot;;[.T188];&quot;))&quot;)" office:value-type="string" office:string-value="(alimento (id 191) (nombre cebolla) (grupo 4) (veces 5) (tipo reguladores) (racion 125) (kcal 24) (proteinas 1) (grasas 0) (hidratos 5,2) (desayuno no) (almuerzo si) (comida si) (merienda no) (cena si))" calcext:value-type="string">
            <text:p>(alimento (id 191) (nombre cebolla) (grupo 4) (veces 5) (tipo reguladores) (racion 125) (kcal 24) (proteinas 1) (grasas 0) (hidratos 5,2) (desayuno no) (almuerzo si) (comida si) (merienda no) (cena si))</text:p>
          </table:table-cell>
          <table:table-cell table:formula="of:=SUBSTITUTE([.V188];&quot;,&quot;;&quot;.&quot;)" office:value-type="string" office:string-value="(alimento (id 191) (nombre cebolla) (grupo 4) (veces 5) (tipo reguladores) (racion 125) (kcal 24) (proteinas 1) (grasas 0) (hidratos 5.2) (desayuno no) (almuerzo si) (comida si) (merienda no) (cena si))" calcext:value-type="string">
            <text:p>(alimento (id 191) (nombre cebolla) (grupo 4) (veces 5) (tipo reguladores) (racion 125) (kcal 24) (proteinas 1) (grasas 0) (hidratos 5.2) (desayuno no) (almuerzo si) (comida si) (merienda no) (cena si))</text:p>
          </table:table-cell>
          <table:table-cell table:number-columns-repeated="1001"/>
        </table:table-row>
        <table:table-row table:style-name="ro1">
          <table:table-cell/>
          <table:table-cell office:value-type="float" office:value="192" calcext:value-type="float">
            <text:p>192</text:p>
          </table:table-cell>
          <table:table-cell office:value-type="string" calcext:value-type="string">
            <text:p>Verduras y hortalizas</text:p>
          </table:table-cell>
          <table:table-cell table:style-name="ce15" office:value-type="string" calcext:value-type="string">
            <text:p>Cebolla</text:p>
          </table:table-cell>
          <table:table-cell table:style-name="ce15" office:value-type="float" office:value="4" calcext:value-type="float">
            <text:p>4</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189]*[.L189]/100" office:value-type="float" office:value="6" calcext:value-type="float">
            <text:p>6</text:p>
          </table:table-cell>
          <table:table-cell table:style-name="ce16" table:formula="of:=[.K189]*[.M189]*4/100" office:value-type="float" office:value="1" calcext:value-type="float">
            <text:p>1</text:p>
          </table:table-cell>
          <table:table-cell table:style-name="ce16" table:formula="of:=[.K189]*[.O189]*4/100" office:value-type="float" office:value="5.2" calcext:value-type="float">
            <text:p>5,2</text:p>
          </table:table-cell>
          <table:table-cell table:style-name="ce15" office:value-type="float" office:value="25" calcext:value-type="float">
            <text:p>25</text:p>
          </table:table-cell>
          <table:table-cell table:style-name="ce15" office:value-type="float" office:value="24" calcext:value-type="float">
            <text:p>24</text:p>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5.2" calcext:value-type="float">
            <text:p>5.2</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89]);&quot; &quot;;&quot;-&quot;);&quot;á&quot;;&quot;a&quot;);&quot;é&quot;;&quot;e&quot;);&quot;í&quot;;&quot;i&quot;);&quot;ó&quot;;&quot;o&quot;);&quot;ú&quot;;&quot;u&quot;)" office:value-type="string" office:string-value="cebolla" calcext:value-type="string">
            <text:p>cebolla</text:p>
          </table:table-cell>
          <table:table-cell table:style-name="ce31" table:formula="of:=CONCATENATE(&quot;(alimento (id &quot;;[.B189];&quot;) (nombre &quot;;[.U189];&quot;) (grupo &quot;;[.E189];&quot;) (veces &quot;;[.F189];&quot;) (tipo &quot;;[.G189];&quot;) (racion &quot;;[.K189];&quot;) (kcal &quot;;[.L189];&quot;) (proteinas &quot;;[.M189];&quot;) (grasas &quot;;[.N189];&quot;) (hidratos &quot;;[.O189];&quot;) (desayuno &quot;;[.P189];&quot;) (almuerzo &quot;;[.Q189];&quot;) (comida &quot;;[.R189];&quot;) (merienda &quot;;[.S189];&quot;) (cena &quot;;[.T189];&quot;))&quot;)" office:value-type="string" office:string-value="(alimento (id 192) (nombre cebolla) (grupo 4) (veces 5) (tipo reguladores) (racion 25) (kcal 24) (proteinas 1) (grasas 0) (hidratos 5,2) (desayuno no) (almuerzo si) (comida si) (merienda no) (cena si))" calcext:value-type="string">
            <text:p>(alimento (id 192) (nombre cebolla) (grupo 4) (veces 5) (tipo reguladores) (racion 25) (kcal 24) (proteinas 1) (grasas 0) (hidratos 5,2) (desayuno no) (almuerzo si) (comida si) (merienda no) (cena si))</text:p>
          </table:table-cell>
          <table:table-cell table:formula="of:=SUBSTITUTE([.V189];&quot;,&quot;;&quot;.&quot;)" office:value-type="string" office:string-value="(alimento (id 192) (nombre cebolla) (grupo 4) (veces 5) (tipo reguladores) (racion 25) (kcal 24) (proteinas 1) (grasas 0) (hidratos 5.2) (desayuno no) (almuerzo si) (comida si) (merienda no) (cena si))" calcext:value-type="string">
            <text:p>(alimento (id 192) (nombre cebolla) (grupo 4) (veces 5) (tipo reguladores) (racion 25) (kcal 24) (proteinas 1) (grasas 0) (hidratos 5.2) (desayuno no) (almuerzo si) (comida si) (merienda no) (cena si))</text:p>
          </table:table-cell>
          <table:table-cell table:number-columns-repeated="1001"/>
        </table:table-row>
        <table:table-row table:style-name="ro1">
          <table:table-cell/>
          <table:table-cell office:value-type="float" office:value="193" calcext:value-type="float">
            <text:p>193</text:p>
          </table:table-cell>
          <table:table-cell office:value-type="string" calcext:value-type="string">
            <text:p>Verduras y hortalizas</text:p>
          </table:table-cell>
          <table:table-cell table:style-name="ce15" office:value-type="string" calcext:value-type="string">
            <text:p>Cebolla</text:p>
          </table:table-cell>
          <table:table-cell table:style-name="ce15" office:value-type="float" office:value="4" calcext:value-type="float">
            <text:p>4</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190]*[.L190]/100" office:value-type="float" office:value="24" calcext:value-type="float">
            <text:p>24</text:p>
          </table:table-cell>
          <table:table-cell table:style-name="ce16" table:formula="of:=[.K190]*[.M190]*4/100" office:value-type="float" office:value="4" calcext:value-type="float">
            <text:p>4</text:p>
          </table:table-cell>
          <table:table-cell table:style-name="ce16" table:formula="of:=[.K190]*[.O190]*4/100" office:value-type="float" office:value="20.8" calcext:value-type="float">
            <text:p>20,8</text:p>
          </table:table-cell>
          <table:table-cell table:style-name="ce15" office:value-type="float" office:value="100" calcext:value-type="float">
            <text:p>100</text:p>
          </table:table-cell>
          <table:table-cell table:style-name="ce15" office:value-type="float" office:value="24" calcext:value-type="float">
            <text:p>24</text:p>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5.2" calcext:value-type="float">
            <text:p>5.2</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90]);&quot; &quot;;&quot;-&quot;);&quot;á&quot;;&quot;a&quot;);&quot;é&quot;;&quot;e&quot;);&quot;í&quot;;&quot;i&quot;);&quot;ó&quot;;&quot;o&quot;);&quot;ú&quot;;&quot;u&quot;)" office:value-type="string" office:string-value="cebolla" calcext:value-type="string">
            <text:p>cebolla</text:p>
          </table:table-cell>
          <table:table-cell table:style-name="ce31" table:formula="of:=CONCATENATE(&quot;(alimento (id &quot;;[.B190];&quot;) (nombre &quot;;[.U190];&quot;) (grupo &quot;;[.E190];&quot;) (veces &quot;;[.F190];&quot;) (tipo &quot;;[.G190];&quot;) (racion &quot;;[.K190];&quot;) (kcal &quot;;[.L190];&quot;) (proteinas &quot;;[.M190];&quot;) (grasas &quot;;[.N190];&quot;) (hidratos &quot;;[.O190];&quot;) (desayuno &quot;;[.P190];&quot;) (almuerzo &quot;;[.Q190];&quot;) (comida &quot;;[.R190];&quot;) (merienda &quot;;[.S190];&quot;) (cena &quot;;[.T190];&quot;))&quot;)" office:value-type="string" office:string-value="(alimento (id 193) (nombre cebolla) (grupo 4) (veces 5) (tipo reguladores) (racion 100) (kcal 24) (proteinas 1) (grasas 0) (hidratos 5,2) (desayuno no) (almuerzo si) (comida si) (merienda no) (cena si))" calcext:value-type="string">
            <text:p>(alimento (id 193) (nombre cebolla) (grupo 4) (veces 5) (tipo reguladores) (racion 100) (kcal 24) (proteinas 1) (grasas 0) (hidratos 5,2) (desayuno no) (almuerzo si) (comida si) (merienda no) (cena si))</text:p>
          </table:table-cell>
          <table:table-cell table:formula="of:=SUBSTITUTE([.V190];&quot;,&quot;;&quot;.&quot;)" office:value-type="string" office:string-value="(alimento (id 193) (nombre cebolla) (grupo 4) (veces 5) (tipo reguladores) (racion 100) (kcal 24) (proteinas 1) (grasas 0) (hidratos 5.2) (desayuno no) (almuerzo si) (comida si) (merienda no) (cena si))" calcext:value-type="string">
            <text:p>(alimento (id 193) (nombre cebolla) (grupo 4) (veces 5) (tipo reguladores) (racion 100) (kcal 24) (proteinas 1) (grasas 0) (hidratos 5.2) (desayuno no) (almuerzo si) (comida si) (merienda no) (cena si))</text:p>
          </table:table-cell>
          <table:table-cell table:number-columns-repeated="1001"/>
        </table:table-row>
        <table:table-row table:style-name="ro1">
          <table:table-cell/>
          <table:table-cell office:value-type="float" office:value="194" calcext:value-type="float">
            <text:p>194</text:p>
          </table:table-cell>
          <table:table-cell office:value-type="string" calcext:value-type="string">
            <text:p>Verduras y hortalizas</text:p>
          </table:table-cell>
          <table:table-cell table:style-name="ce15" office:value-type="string" calcext:value-type="string">
            <text:p>Cebolla</text:p>
          </table:table-cell>
          <table:table-cell table:style-name="ce15" office:value-type="float" office:value="4" calcext:value-type="float">
            <text:p>4</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191]*[.L191]/100" office:value-type="float" office:value="18" calcext:value-type="float">
            <text:p>18</text:p>
          </table:table-cell>
          <table:table-cell table:style-name="ce16" table:formula="of:=[.K191]*[.M191]*4/100" office:value-type="float" office:value="3" calcext:value-type="float">
            <text:p>3</text:p>
          </table:table-cell>
          <table:table-cell table:style-name="ce16" table:formula="of:=[.K191]*[.O191]*4/100" office:value-type="float" office:value="15.6" calcext:value-type="float">
            <text:p>15,6</text:p>
          </table:table-cell>
          <table:table-cell table:style-name="ce15" office:value-type="float" office:value="75" calcext:value-type="float">
            <text:p>75</text:p>
          </table:table-cell>
          <table:table-cell table:style-name="ce15" office:value-type="float" office:value="24" calcext:value-type="float">
            <text:p>24</text:p>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5.2" calcext:value-type="float">
            <text:p>5.2</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91]);&quot; &quot;;&quot;-&quot;);&quot;á&quot;;&quot;a&quot;);&quot;é&quot;;&quot;e&quot;);&quot;í&quot;;&quot;i&quot;);&quot;ó&quot;;&quot;o&quot;);&quot;ú&quot;;&quot;u&quot;)" office:value-type="string" office:string-value="cebolla" calcext:value-type="string">
            <text:p>cebolla</text:p>
          </table:table-cell>
          <table:table-cell table:style-name="ce31" table:formula="of:=CONCATENATE(&quot;(alimento (id &quot;;[.B191];&quot;) (nombre &quot;;[.U191];&quot;) (grupo &quot;;[.E191];&quot;) (veces &quot;;[.F191];&quot;) (tipo &quot;;[.G191];&quot;) (racion &quot;;[.K191];&quot;) (kcal &quot;;[.L191];&quot;) (proteinas &quot;;[.M191];&quot;) (grasas &quot;;[.N191];&quot;) (hidratos &quot;;[.O191];&quot;) (desayuno &quot;;[.P191];&quot;) (almuerzo &quot;;[.Q191];&quot;) (comida &quot;;[.R191];&quot;) (merienda &quot;;[.S191];&quot;) (cena &quot;;[.T191];&quot;))&quot;)" office:value-type="string" office:string-value="(alimento (id 194) (nombre cebolla) (grupo 4) (veces 5) (tipo reguladores) (racion 75) (kcal 24) (proteinas 1) (grasas 0) (hidratos 5,2) (desayuno no) (almuerzo si) (comida si) (merienda no) (cena si))" calcext:value-type="string">
            <text:p>(alimento (id 194) (nombre cebolla) (grupo 4) (veces 5) (tipo reguladores) (racion 75) (kcal 24) (proteinas 1) (grasas 0) (hidratos 5,2) (desayuno no) (almuerzo si) (comida si) (merienda no) (cena si))</text:p>
          </table:table-cell>
          <table:table-cell table:formula="of:=SUBSTITUTE([.V191];&quot;,&quot;;&quot;.&quot;)" office:value-type="string" office:string-value="(alimento (id 194) (nombre cebolla) (grupo 4) (veces 5) (tipo reguladores) (racion 75) (kcal 24) (proteinas 1) (grasas 0) (hidratos 5.2) (desayuno no) (almuerzo si) (comida si) (merienda no) (cena si))" calcext:value-type="string">
            <text:p>(alimento (id 194) (nombre cebolla) (grupo 4) (veces 5) (tipo reguladores) (racion 75) (kcal 24) (proteinas 1) (grasas 0) (hidratos 5.2) (desayuno no) (almuerzo si) (comida si) (merienda no) (cena si))</text:p>
          </table:table-cell>
          <table:table-cell table:number-columns-repeated="1001"/>
        </table:table-row>
        <table:table-row table:style-name="ro1">
          <table:table-cell/>
          <table:table-cell office:value-type="float" office:value="195" calcext:value-type="float">
            <text:p>195</text:p>
          </table:table-cell>
          <table:table-cell office:value-type="string" calcext:value-type="string">
            <text:p>Verduras y hortalizas</text:p>
          </table:table-cell>
          <table:table-cell table:style-name="ce15" office:value-type="string" calcext:value-type="string">
            <text:p>Cebolla</text:p>
          </table:table-cell>
          <table:table-cell table:style-name="ce15" office:value-type="float" office:value="4" calcext:value-type="float">
            <text:p>4</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192]*[.L192]/100" office:value-type="float" office:value="12" calcext:value-type="float">
            <text:p>12</text:p>
          </table:table-cell>
          <table:table-cell table:style-name="ce16" table:formula="of:=[.K192]*[.M192]*4/100" office:value-type="float" office:value="2" calcext:value-type="float">
            <text:p>2</text:p>
          </table:table-cell>
          <table:table-cell table:style-name="ce16" table:formula="of:=[.K192]*[.O192]*4/100" office:value-type="float" office:value="10.4" calcext:value-type="float">
            <text:p>10,4</text:p>
          </table:table-cell>
          <table:table-cell table:style-name="ce15" office:value-type="float" office:value="50" calcext:value-type="float">
            <text:p>50</text:p>
          </table:table-cell>
          <table:table-cell table:style-name="ce15" office:value-type="float" office:value="24" calcext:value-type="float">
            <text:p>24</text:p>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5.2" calcext:value-type="float">
            <text:p>5.2</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92]);&quot; &quot;;&quot;-&quot;);&quot;á&quot;;&quot;a&quot;);&quot;é&quot;;&quot;e&quot;);&quot;í&quot;;&quot;i&quot;);&quot;ó&quot;;&quot;o&quot;);&quot;ú&quot;;&quot;u&quot;)" office:value-type="string" office:string-value="cebolla" calcext:value-type="string">
            <text:p>cebolla</text:p>
          </table:table-cell>
          <table:table-cell table:style-name="ce31" table:formula="of:=CONCATENATE(&quot;(alimento (id &quot;;[.B192];&quot;) (nombre &quot;;[.U192];&quot;) (grupo &quot;;[.E192];&quot;) (veces &quot;;[.F192];&quot;) (tipo &quot;;[.G192];&quot;) (racion &quot;;[.K192];&quot;) (kcal &quot;;[.L192];&quot;) (proteinas &quot;;[.M192];&quot;) (grasas &quot;;[.N192];&quot;) (hidratos &quot;;[.O192];&quot;) (desayuno &quot;;[.P192];&quot;) (almuerzo &quot;;[.Q192];&quot;) (comida &quot;;[.R192];&quot;) (merienda &quot;;[.S192];&quot;) (cena &quot;;[.T192];&quot;))&quot;)" office:value-type="string" office:string-value="(alimento (id 195) (nombre cebolla) (grupo 4) (veces 5) (tipo reguladores) (racion 50) (kcal 24) (proteinas 1) (grasas 0) (hidratos 5,2) (desayuno no) (almuerzo si) (comida si) (merienda no) (cena si))" calcext:value-type="string">
            <text:p>(alimento (id 195) (nombre cebolla) (grupo 4) (veces 5) (tipo reguladores) (racion 50) (kcal 24) (proteinas 1) (grasas 0) (hidratos 5,2) (desayuno no) (almuerzo si) (comida si) (merienda no) (cena si))</text:p>
          </table:table-cell>
          <table:table-cell table:formula="of:=SUBSTITUTE([.V192];&quot;,&quot;;&quot;.&quot;)" office:value-type="string" office:string-value="(alimento (id 195) (nombre cebolla) (grupo 4) (veces 5) (tipo reguladores) (racion 50) (kcal 24) (proteinas 1) (grasas 0) (hidratos 5.2) (desayuno no) (almuerzo si) (comida si) (merienda no) (cena si))" calcext:value-type="string">
            <text:p>(alimento (id 195) (nombre cebolla) (grupo 4) (veces 5) (tipo reguladores) (racion 50) (kcal 24) (proteinas 1) (grasas 0) (hidratos 5.2) (desayuno no) (almuerzo si) (comida si) (merienda no) (cena si))</text:p>
          </table:table-cell>
          <table:table-cell table:number-columns-repeated="1001"/>
        </table:table-row>
        <table:table-row table:style-name="ro1">
          <table:table-cell/>
          <table:table-cell office:value-type="float" office:value="196" calcext:value-type="float">
            <text:p>196</text:p>
          </table:table-cell>
          <table:table-cell office:value-type="string" calcext:value-type="string">
            <text:p>Verduras y hortalizas</text:p>
          </table:table-cell>
          <table:table-cell table:style-name="ce15" office:value-type="string" calcext:value-type="string">
            <text:p>Apio</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93]*[.L193]/100" office:value-type="float" office:value="38.5" calcext:value-type="float">
            <text:p>38,5</text:p>
          </table:table-cell>
          <table:table-cell table:style-name="ce16" table:formula="of:=[.K193]*[.M193]*4/100" office:value-type="float" office:value="16.1" calcext:value-type="float">
            <text:p>16,1</text:p>
          </table:table-cell>
          <table:table-cell table:style-name="ce16" table:formula="of:=[.K193]*[.O193]*4/100" office:value-type="float" office:value="16.8" calcext:value-type="float">
            <text:p>16,8</text:p>
          </table:table-cell>
          <table:table-cell table:style-name="ce15" office:value-type="float" office:value="175" calcext:value-type="float">
            <text:p>175</text:p>
          </table:table-cell>
          <table:table-cell table:style-name="ce15" office:value-type="float" office:value="22" calcext:value-type="float">
            <text:p>22</text:p>
          </table:table-cell>
          <table:table-cell table:style-name="ce25" office:value-type="float" office:value="2.3" calcext:value-type="float">
            <text:p>2.3</text:p>
          </table:table-cell>
          <table:table-cell table:style-name="ce25" office:value-type="float" office:value="0.2" calcext:value-type="float">
            <text:p>0.2</text:p>
          </table:table-cell>
          <table:table-cell table:style-name="ce25" office:value-type="float" office:value="2.4" calcext:value-type="float">
            <text:p>2.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93]);&quot; &quot;;&quot;-&quot;);&quot;á&quot;;&quot;a&quot;);&quot;é&quot;;&quot;e&quot;);&quot;í&quot;;&quot;i&quot;);&quot;ó&quot;;&quot;o&quot;);&quot;ú&quot;;&quot;u&quot;)" office:value-type="string" office:string-value="apio" calcext:value-type="string">
            <text:p>apio</text:p>
          </table:table-cell>
          <table:table-cell table:style-name="ce31" table:formula="of:=CONCATENATE(&quot;(alimento (id &quot;;[.B193];&quot;) (nombre &quot;;[.U193];&quot;) (grupo &quot;;[.E193];&quot;) (veces &quot;;[.F193];&quot;) (tipo &quot;;[.G193];&quot;) (racion &quot;;[.K193];&quot;) (kcal &quot;;[.L193];&quot;) (proteinas &quot;;[.M193];&quot;) (grasas &quot;;[.N193];&quot;) (hidratos &quot;;[.O193];&quot;) (desayuno &quot;;[.P193];&quot;) (almuerzo &quot;;[.Q193];&quot;) (comida &quot;;[.R193];&quot;) (merienda &quot;;[.S193];&quot;) (cena &quot;;[.T193];&quot;))&quot;)" office:value-type="string" office:string-value="(alimento (id 196) (nombre apio) (grupo 4) (veces 1) (tipo reguladores) (racion 175) (kcal 22) (proteinas 2,3) (grasas 0,2) (hidratos 2,4) (desayuno no) (almuerzo si) (comida si) (merienda no) (cena si))" calcext:value-type="string">
            <text:p>(alimento (id 196) (nombre apio) (grupo 4) (veces 1) (tipo reguladores) (racion 175) (kcal 22) (proteinas 2,3) (grasas 0,2) (hidratos 2,4) (desayuno no) (almuerzo si) (comida si) (merienda no) (cena si))</text:p>
          </table:table-cell>
          <table:table-cell table:formula="of:=SUBSTITUTE([.V193];&quot;,&quot;;&quot;.&quot;)" office:value-type="string" office:string-value="(alimento (id 196) (nombre apio) (grupo 4) (veces 1) (tipo reguladores) (racion 175) (kcal 22) (proteinas 2.3) (grasas 0.2) (hidratos 2.4) (desayuno no) (almuerzo si) (comida si) (merienda no) (cena si))" calcext:value-type="string">
            <text:p>(alimento (id 196) (nombre apio) (grupo 4) (veces 1) (tipo reguladores) (racion 175) (kcal 22) (proteinas 2.3) (grasas 0.2) (hidratos 2.4) (desayuno no) (almuerzo si) (comida si) (merienda no) (cena si))</text:p>
          </table:table-cell>
          <table:table-cell table:number-columns-repeated="1001"/>
        </table:table-row>
        <table:table-row table:style-name="ro1">
          <table:table-cell/>
          <table:table-cell office:value-type="float" office:value="197" calcext:value-type="float">
            <text:p>197</text:p>
          </table:table-cell>
          <table:table-cell office:value-type="string" calcext:value-type="string">
            <text:p>Verduras y hortalizas</text:p>
          </table:table-cell>
          <table:table-cell table:style-name="ce15" office:value-type="string" calcext:value-type="string">
            <text:p>Apio</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94]*[.L194]/100" office:value-type="float" office:value="44" calcext:value-type="float">
            <text:p>44</text:p>
          </table:table-cell>
          <table:table-cell table:style-name="ce16" table:formula="of:=[.K194]*[.M194]*4/100" office:value-type="float" office:value="18.4" calcext:value-type="float">
            <text:p>18,4</text:p>
          </table:table-cell>
          <table:table-cell table:style-name="ce16" table:formula="of:=[.K194]*[.O194]*4/100" office:value-type="float" office:value="19.2" calcext:value-type="float">
            <text:p>19,2</text:p>
          </table:table-cell>
          <table:table-cell table:style-name="ce15" office:value-type="float" office:value="200" calcext:value-type="float">
            <text:p>200</text:p>
          </table:table-cell>
          <table:table-cell table:style-name="ce15" office:value-type="float" office:value="22" calcext:value-type="float">
            <text:p>22</text:p>
          </table:table-cell>
          <table:table-cell table:style-name="ce25" office:value-type="float" office:value="2.3" calcext:value-type="float">
            <text:p>2.3</text:p>
          </table:table-cell>
          <table:table-cell table:style-name="ce25" office:value-type="float" office:value="0.2" calcext:value-type="float">
            <text:p>0.2</text:p>
          </table:table-cell>
          <table:table-cell table:style-name="ce25" office:value-type="float" office:value="2.4" calcext:value-type="float">
            <text:p>2.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94]);&quot; &quot;;&quot;-&quot;);&quot;á&quot;;&quot;a&quot;);&quot;é&quot;;&quot;e&quot;);&quot;í&quot;;&quot;i&quot;);&quot;ó&quot;;&quot;o&quot;);&quot;ú&quot;;&quot;u&quot;)" office:value-type="string" office:string-value="apio" calcext:value-type="string">
            <text:p>apio</text:p>
          </table:table-cell>
          <table:table-cell table:style-name="ce31" table:formula="of:=CONCATENATE(&quot;(alimento (id &quot;;[.B194];&quot;) (nombre &quot;;[.U194];&quot;) (grupo &quot;;[.E194];&quot;) (veces &quot;;[.F194];&quot;) (tipo &quot;;[.G194];&quot;) (racion &quot;;[.K194];&quot;) (kcal &quot;;[.L194];&quot;) (proteinas &quot;;[.M194];&quot;) (grasas &quot;;[.N194];&quot;) (hidratos &quot;;[.O194];&quot;) (desayuno &quot;;[.P194];&quot;) (almuerzo &quot;;[.Q194];&quot;) (comida &quot;;[.R194];&quot;) (merienda &quot;;[.S194];&quot;) (cena &quot;;[.T194];&quot;))&quot;)" office:value-type="string" office:string-value="(alimento (id 197) (nombre apio) (grupo 4) (veces 1) (tipo reguladores) (racion 200) (kcal 22) (proteinas 2,3) (grasas 0,2) (hidratos 2,4) (desayuno no) (almuerzo si) (comida si) (merienda no) (cena si))" calcext:value-type="string">
            <text:p>(alimento (id 197) (nombre apio) (grupo 4) (veces 1) (tipo reguladores) (racion 200) (kcal 22) (proteinas 2,3) (grasas 0,2) (hidratos 2,4) (desayuno no) (almuerzo si) (comida si) (merienda no) (cena si))</text:p>
          </table:table-cell>
          <table:table-cell table:formula="of:=SUBSTITUTE([.V194];&quot;,&quot;;&quot;.&quot;)" office:value-type="string" office:string-value="(alimento (id 197) (nombre apio) (grupo 4) (veces 1) (tipo reguladores) (racion 200) (kcal 22) (proteinas 2.3) (grasas 0.2) (hidratos 2.4) (desayuno no) (almuerzo si) (comida si) (merienda no) (cena si))" calcext:value-type="string">
            <text:p>(alimento (id 197) (nombre apio) (grupo 4) (veces 1) (tipo reguladores) (racion 200) (kcal 22) (proteinas 2.3) (grasas 0.2) (hidratos 2.4) (desayuno no) (almuerzo si) (comida si) (merienda no) (cena si))</text:p>
          </table:table-cell>
          <table:table-cell table:number-columns-repeated="1001"/>
        </table:table-row>
        <table:table-row table:style-name="ro1">
          <table:table-cell/>
          <table:table-cell office:value-type="float" office:value="198" calcext:value-type="float">
            <text:p>198</text:p>
          </table:table-cell>
          <table:table-cell office:value-type="string" calcext:value-type="string">
            <text:p>Verduras y hortalizas</text:p>
          </table:table-cell>
          <table:table-cell table:style-name="ce15" office:value-type="string" calcext:value-type="string">
            <text:p>Apio</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95]*[.L195]/100" office:value-type="float" office:value="11" calcext:value-type="float">
            <text:p>11</text:p>
          </table:table-cell>
          <table:table-cell table:style-name="ce16" table:formula="of:=[.K195]*[.M195]*4/100" office:value-type="float" office:value="4.6" calcext:value-type="float">
            <text:p>4,6</text:p>
          </table:table-cell>
          <table:table-cell table:style-name="ce16" table:formula="of:=[.K195]*[.O195]*4/100" office:value-type="float" office:value="4.8" calcext:value-type="float">
            <text:p>4,8</text:p>
          </table:table-cell>
          <table:table-cell table:style-name="ce15" office:value-type="float" office:value="50" calcext:value-type="float">
            <text:p>50</text:p>
          </table:table-cell>
          <table:table-cell table:style-name="ce15" office:value-type="float" office:value="22" calcext:value-type="float">
            <text:p>22</text:p>
          </table:table-cell>
          <table:table-cell table:style-name="ce25" office:value-type="float" office:value="2.3" calcext:value-type="float">
            <text:p>2.3</text:p>
          </table:table-cell>
          <table:table-cell table:style-name="ce25" office:value-type="float" office:value="0.2" calcext:value-type="float">
            <text:p>0.2</text:p>
          </table:table-cell>
          <table:table-cell table:style-name="ce25" office:value-type="float" office:value="2.4" calcext:value-type="float">
            <text:p>2.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95]);&quot; &quot;;&quot;-&quot;);&quot;á&quot;;&quot;a&quot;);&quot;é&quot;;&quot;e&quot;);&quot;í&quot;;&quot;i&quot;);&quot;ó&quot;;&quot;o&quot;);&quot;ú&quot;;&quot;u&quot;)" office:value-type="string" office:string-value="apio" calcext:value-type="string">
            <text:p>apio</text:p>
          </table:table-cell>
          <table:table-cell table:style-name="ce31" table:formula="of:=CONCATENATE(&quot;(alimento (id &quot;;[.B195];&quot;) (nombre &quot;;[.U195];&quot;) (grupo &quot;;[.E195];&quot;) (veces &quot;;[.F195];&quot;) (tipo &quot;;[.G195];&quot;) (racion &quot;;[.K195];&quot;) (kcal &quot;;[.L195];&quot;) (proteinas &quot;;[.M195];&quot;) (grasas &quot;;[.N195];&quot;) (hidratos &quot;;[.O195];&quot;) (desayuno &quot;;[.P195];&quot;) (almuerzo &quot;;[.Q195];&quot;) (comida &quot;;[.R195];&quot;) (merienda &quot;;[.S195];&quot;) (cena &quot;;[.T195];&quot;))&quot;)" office:value-type="string" office:string-value="(alimento (id 198) (nombre apio) (grupo 4) (veces 1) (tipo reguladores) (racion 50) (kcal 22) (proteinas 2,3) (grasas 0,2) (hidratos 2,4) (desayuno no) (almuerzo si) (comida si) (merienda no) (cena si))" calcext:value-type="string">
            <text:p>(alimento (id 198) (nombre apio) (grupo 4) (veces 1) (tipo reguladores) (racion 50) (kcal 22) (proteinas 2,3) (grasas 0,2) (hidratos 2,4) (desayuno no) (almuerzo si) (comida si) (merienda no) (cena si))</text:p>
          </table:table-cell>
          <table:table-cell table:formula="of:=SUBSTITUTE([.V195];&quot;,&quot;;&quot;.&quot;)" office:value-type="string" office:string-value="(alimento (id 198) (nombre apio) (grupo 4) (veces 1) (tipo reguladores) (racion 50) (kcal 22) (proteinas 2.3) (grasas 0.2) (hidratos 2.4) (desayuno no) (almuerzo si) (comida si) (merienda no) (cena si))" calcext:value-type="string">
            <text:p>(alimento (id 198) (nombre apio) (grupo 4) (veces 1) (tipo reguladores) (racion 50) (kcal 22) (proteinas 2.3) (grasas 0.2) (hidratos 2.4) (desayuno no) (almuerzo si) (comida si) (merienda no) (cena si))</text:p>
          </table:table-cell>
          <table:table-cell table:number-columns-repeated="1001"/>
        </table:table-row>
        <table:table-row table:style-name="ro1">
          <table:table-cell/>
          <table:table-cell office:value-type="float" office:value="199" calcext:value-type="float">
            <text:p>199</text:p>
          </table:table-cell>
          <table:table-cell office:value-type="string" calcext:value-type="string">
            <text:p>Verduras y hortalizas</text:p>
          </table:table-cell>
          <table:table-cell table:style-name="ce15" office:value-type="string" calcext:value-type="string">
            <text:p>Apio</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96]*[.L196]/100" office:value-type="float" office:value="33" calcext:value-type="float">
            <text:p>33</text:p>
          </table:table-cell>
          <table:table-cell table:style-name="ce16" table:formula="of:=[.K196]*[.M196]*4/100" office:value-type="float" office:value="13.8" calcext:value-type="float">
            <text:p>13,8</text:p>
          </table:table-cell>
          <table:table-cell table:style-name="ce16" table:formula="of:=[.K196]*[.O196]*4/100" office:value-type="float" office:value="14.4" calcext:value-type="float">
            <text:p>14,4</text:p>
          </table:table-cell>
          <table:table-cell table:style-name="ce15" office:value-type="float" office:value="150" calcext:value-type="float">
            <text:p>150</text:p>
          </table:table-cell>
          <table:table-cell table:style-name="ce15" office:value-type="float" office:value="22" calcext:value-type="float">
            <text:p>22</text:p>
          </table:table-cell>
          <table:table-cell table:style-name="ce25" office:value-type="float" office:value="2.3" calcext:value-type="float">
            <text:p>2.3</text:p>
          </table:table-cell>
          <table:table-cell table:style-name="ce25" office:value-type="float" office:value="0.2" calcext:value-type="float">
            <text:p>0.2</text:p>
          </table:table-cell>
          <table:table-cell table:style-name="ce25" office:value-type="float" office:value="2.4" calcext:value-type="float">
            <text:p>2.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96]);&quot; &quot;;&quot;-&quot;);&quot;á&quot;;&quot;a&quot;);&quot;é&quot;;&quot;e&quot;);&quot;í&quot;;&quot;i&quot;);&quot;ó&quot;;&quot;o&quot;);&quot;ú&quot;;&quot;u&quot;)" office:value-type="string" office:string-value="apio" calcext:value-type="string">
            <text:p>apio</text:p>
          </table:table-cell>
          <table:table-cell table:style-name="ce31" table:formula="of:=CONCATENATE(&quot;(alimento (id &quot;;[.B196];&quot;) (nombre &quot;;[.U196];&quot;) (grupo &quot;;[.E196];&quot;) (veces &quot;;[.F196];&quot;) (tipo &quot;;[.G196];&quot;) (racion &quot;;[.K196];&quot;) (kcal &quot;;[.L196];&quot;) (proteinas &quot;;[.M196];&quot;) (grasas &quot;;[.N196];&quot;) (hidratos &quot;;[.O196];&quot;) (desayuno &quot;;[.P196];&quot;) (almuerzo &quot;;[.Q196];&quot;) (comida &quot;;[.R196];&quot;) (merienda &quot;;[.S196];&quot;) (cena &quot;;[.T196];&quot;))&quot;)" office:value-type="string" office:string-value="(alimento (id 199) (nombre apio) (grupo 4) (veces 1) (tipo reguladores) (racion 150) (kcal 22) (proteinas 2,3) (grasas 0,2) (hidratos 2,4) (desayuno no) (almuerzo si) (comida si) (merienda no) (cena si))" calcext:value-type="string">
            <text:p>(alimento (id 199) (nombre apio) (grupo 4) (veces 1) (tipo reguladores) (racion 150) (kcal 22) (proteinas 2,3) (grasas 0,2) (hidratos 2,4) (desayuno no) (almuerzo si) (comida si) (merienda no) (cena si))</text:p>
          </table:table-cell>
          <table:table-cell table:formula="of:=SUBSTITUTE([.V196];&quot;,&quot;;&quot;.&quot;)" office:value-type="string" office:string-value="(alimento (id 199) (nombre apio) (grupo 4) (veces 1) (tipo reguladores) (racion 150) (kcal 22) (proteinas 2.3) (grasas 0.2) (hidratos 2.4) (desayuno no) (almuerzo si) (comida si) (merienda no) (cena si))" calcext:value-type="string">
            <text:p>(alimento (id 199) (nombre apio) (grupo 4) (veces 1) (tipo reguladores) (racion 150) (kcal 22) (proteinas 2.3) (grasas 0.2) (hidratos 2.4) (desayuno no) (almuerzo si) (comida si) (merienda no) (cena si))</text:p>
          </table:table-cell>
          <table:table-cell table:number-columns-repeated="1001"/>
        </table:table-row>
        <table:table-row table:style-name="ro1">
          <table:table-cell/>
          <table:table-cell office:value-type="float" office:value="200" calcext:value-type="float">
            <text:p>200</text:p>
          </table:table-cell>
          <table:table-cell office:value-type="string" calcext:value-type="string">
            <text:p>Verduras y hortalizas</text:p>
          </table:table-cell>
          <table:table-cell table:style-name="ce15" office:value-type="string" calcext:value-type="string">
            <text:p>Apio</text:p>
          </table:table-cell>
          <table:table-cell table:style-name="ce15" office:value-type="float" office:value="4" calcext:value-type="float">
            <text:p>4</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197]*[.L197]/100" office:value-type="float" office:value="22" calcext:value-type="float">
            <text:p>22</text:p>
          </table:table-cell>
          <table:table-cell table:style-name="ce16" table:formula="of:=[.K197]*[.M197]*4/100" office:value-type="float" office:value="9.2" calcext:value-type="float">
            <text:p>9,2</text:p>
          </table:table-cell>
          <table:table-cell table:style-name="ce16" table:formula="of:=[.K197]*[.O197]*4/100" office:value-type="float" office:value="9.6" calcext:value-type="float">
            <text:p>9,6</text:p>
          </table:table-cell>
          <table:table-cell table:style-name="ce15" office:value-type="float" office:value="100" calcext:value-type="float">
            <text:p>100</text:p>
          </table:table-cell>
          <table:table-cell table:style-name="ce15" office:value-type="float" office:value="22" calcext:value-type="float">
            <text:p>22</text:p>
          </table:table-cell>
          <table:table-cell table:style-name="ce25" office:value-type="float" office:value="2.3" calcext:value-type="float">
            <text:p>2.3</text:p>
          </table:table-cell>
          <table:table-cell table:style-name="ce25" office:value-type="float" office:value="0.2" calcext:value-type="float">
            <text:p>0.2</text:p>
          </table:table-cell>
          <table:table-cell table:style-name="ce25" office:value-type="float" office:value="2.4" calcext:value-type="float">
            <text:p>2.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97]);&quot; &quot;;&quot;-&quot;);&quot;á&quot;;&quot;a&quot;);&quot;é&quot;;&quot;e&quot;);&quot;í&quot;;&quot;i&quot;);&quot;ó&quot;;&quot;o&quot;);&quot;ú&quot;;&quot;u&quot;)" office:value-type="string" office:string-value="apio" calcext:value-type="string">
            <text:p>apio</text:p>
          </table:table-cell>
          <table:table-cell table:style-name="ce31" table:formula="of:=CONCATENATE(&quot;(alimento (id &quot;;[.B197];&quot;) (nombre &quot;;[.U197];&quot;) (grupo &quot;;[.E197];&quot;) (veces &quot;;[.F197];&quot;) (tipo &quot;;[.G197];&quot;) (racion &quot;;[.K197];&quot;) (kcal &quot;;[.L197];&quot;) (proteinas &quot;;[.M197];&quot;) (grasas &quot;;[.N197];&quot;) (hidratos &quot;;[.O197];&quot;) (desayuno &quot;;[.P197];&quot;) (almuerzo &quot;;[.Q197];&quot;) (comida &quot;;[.R197];&quot;) (merienda &quot;;[.S197];&quot;) (cena &quot;;[.T197];&quot;))&quot;)" office:value-type="string" office:string-value="(alimento (id 200) (nombre apio) (grupo 4) (veces 1) (tipo reguladores) (racion 100) (kcal 22) (proteinas 2,3) (grasas 0,2) (hidratos 2,4) (desayuno no) (almuerzo si) (comida si) (merienda no) (cena si))" calcext:value-type="string">
            <text:p>(alimento (id 200) (nombre apio) (grupo 4) (veces 1) (tipo reguladores) (racion 100) (kcal 22) (proteinas 2,3) (grasas 0,2) (hidratos 2,4) (desayuno no) (almuerzo si) (comida si) (merienda no) (cena si))</text:p>
          </table:table-cell>
          <table:table-cell table:formula="of:=SUBSTITUTE([.V197];&quot;,&quot;;&quot;.&quot;)" office:value-type="string" office:string-value="(alimento (id 200) (nombre apio) (grupo 4) (veces 1) (tipo reguladores) (racion 100) (kcal 22) (proteinas 2.3) (grasas 0.2) (hidratos 2.4) (desayuno no) (almuerzo si) (comida si) (merienda no) (cena si))" calcext:value-type="string">
            <text:p>(alimento (id 200) (nombre apio) (grupo 4) (veces 1) (tipo reguladores) (racion 100) (kcal 22) (proteinas 2.3) (grasas 0.2) (hidratos 2.4) (desayuno no) (almuerzo si) (comida si) (merienda no) (cena si))</text:p>
          </table:table-cell>
          <table:table-cell table:number-columns-repeated="1001"/>
        </table:table-row>
        <table:table-row table:style-name="ro1">
          <table:table-cell table:style-name="ce12" office:value-type="float" office:value="10" calcext:value-type="float">
            <text:p>10</text:p>
          </table:table-cell>
          <table:table-cell table:style-name="ce12" office:value-type="float" office:value="201" calcext:value-type="float">
            <text:p>201</text:p>
          </table:table-cell>
          <table:table-cell table:style-name="ce12" office:value-type="string" calcext:value-type="string">
            <text:p>Frutas</text:p>
          </table:table-cell>
          <table:table-cell table:style-name="ce14" office:value-type="string" calcext:value-type="string">
            <text:p>Kiwi</text:p>
          </table:table-cell>
          <table:table-cell table:style-name="ce14" office:value-type="float" office:value="5" calcext:value-type="float">
            <text:p>5</text:p>
          </table:table-cell>
          <table:table-cell table:style-name="ce16" office:value-type="float" office:value="5" calcext:value-type="float">
            <text:p>5</text:p>
          </table:table-cell>
          <table:table-cell table:style-name="ce14" office:value-type="string" calcext:value-type="string">
            <text:p>reguladores</text:p>
          </table:table-cell>
          <table:table-cell table:style-name="ce14" table:formula="of:=[.K198]*[.L198]/100" office:value-type="float" office:value="106" calcext:value-type="float">
            <text:p>106</text:p>
          </table:table-cell>
          <table:table-cell table:style-name="ce16" table:formula="of:=[.K198]*[.M198]*4/100" office:value-type="float" office:value="6.4" calcext:value-type="float">
            <text:p>6,4</text:p>
          </table:table-cell>
          <table:table-cell table:style-name="ce16" table:formula="of:=[.K198]*[.O198]*4/100" office:value-type="float" office:value="86.4" calcext:value-type="float">
            <text:p>86,4</text:p>
          </table:table-cell>
          <table:table-cell table:style-name="ce14" office:value-type="float" office:value="200" calcext:value-type="float">
            <text:p>200</text:p>
          </table:table-cell>
          <table:table-cell table:style-name="ce14" office:value-type="float" office:value="53" calcext:value-type="float">
            <text:p>53</text:p>
          </table:table-cell>
          <table:table-cell table:style-name="ce24" office:value-type="float" office:value="0.8" calcext:value-type="float">
            <text:p>0.8</text:p>
          </table:table-cell>
          <table:table-cell table:style-name="ce24" office:value-type="float" office:value="0.6" calcext:value-type="float">
            <text:p>0.6</text:p>
          </table:table-cell>
          <table:table-cell table:style-name="ce24" office:value-type="float" office:value="10.8" calcext:value-type="float">
            <text:p>10.8</text:p>
          </table:table-cell>
          <table:table-cell table:number-columns-repeated="5" table:style-name="ce12" office:value-type="string" calcext:value-type="string">
            <text:p>si</text:p>
          </table:table-cell>
          <table:table-cell table:style-name="ce12" table:formula="of:=SUBSTITUTE(SUBSTITUTE(SUBSTITUTE(SUBSTITUTE(SUBSTITUTE(SUBSTITUTE(LOWER([.D198]);&quot; &quot;;&quot;-&quot;);&quot;á&quot;;&quot;a&quot;);&quot;é&quot;;&quot;e&quot;);&quot;í&quot;;&quot;i&quot;);&quot;ó&quot;;&quot;o&quot;);&quot;ú&quot;;&quot;u&quot;)" office:value-type="string" office:string-value="kiwi" calcext:value-type="string">
            <text:p>kiwi</text:p>
          </table:table-cell>
          <table:table-cell table:style-name="ce31" table:formula="of:=CONCATENATE(&quot;(alimento (id &quot;;[.B198];&quot;) (nombre &quot;;[.U198];&quot;) (grupo &quot;;[.E198];&quot;) (veces &quot;;[.F198];&quot;) (tipo &quot;;[.G198];&quot;) (racion &quot;;[.K198];&quot;) (kcal &quot;;[.L198];&quot;) (proteinas &quot;;[.M198];&quot;) (grasas &quot;;[.N198];&quot;) (hidratos &quot;;[.O198];&quot;) (desayuno &quot;;[.P198];&quot;) (almuerzo &quot;;[.Q198];&quot;) (comida &quot;;[.R198];&quot;) (merienda &quot;;[.S198];&quot;) (cena &quot;;[.T198];&quot;))&quot;)" office:value-type="string" office:string-value="(alimento (id 201) (nombre kiwi) (grupo 5) (veces 5) (tipo reguladores) (racion 200) (kcal 53) (proteinas 0,8) (grasas 0,6) (hidratos 10,8) (desayuno si) (almuerzo si) (comida si) (merienda si) (cena si))" calcext:value-type="string">
            <text:p>(alimento (id 201) (nombre kiwi) (grupo 5) (veces 5) (tipo reguladores) (racion 200) (kcal 53) (proteinas 0,8) (grasas 0,6) (hidratos 10,8) (desayuno si) (almuerzo si) (comida si) (merienda si) (cena si))</text:p>
          </table:table-cell>
          <table:table-cell table:style-name="ce12" table:formula="of:=SUBSTITUTE([.V198];&quot;,&quot;;&quot;.&quot;)" office:value-type="string" office:string-value="(alimento (id 201) (nombre kiwi) (grupo 5) (veces 5) (tipo reguladores) (racion 200) (kcal 53) (proteinas 0.8) (grasas 0.6) (hidratos 10.8) (desayuno si) (almuerzo si) (comida si) (merienda si) (cena si))" calcext:value-type="string">
            <text:p>(alimento (id 201) (nombre kiwi) (grupo 5) (veces 5) (tipo reguladores) (racion 200) (kcal 53) (proteinas 0.8) (grasas 0.6) (hidratos 10.8) (desayuno si) (almuerzo si) (comida si) (merienda si) (cena si))</text:p>
          </table:table-cell>
          <table:table-cell table:style-name="ce12" table:number-columns-repeated="1001"/>
        </table:table-row>
        <table:table-row table:style-name="ro1">
          <table:table-cell/>
          <table:table-cell office:value-type="float" office:value="202" calcext:value-type="float">
            <text:p>202</text:p>
          </table:table-cell>
          <table:table-cell office:value-type="string" calcext:value-type="string">
            <text:p>Frutas</text:p>
          </table:table-cell>
          <table:table-cell table:style-name="ce15" office:value-type="string" calcext:value-type="string">
            <text:p>Kiwi</text:p>
          </table:table-cell>
          <table:table-cell table:style-name="ce15" office:value-type="float" office:value="5" calcext:value-type="float">
            <text:p>5</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199]*[.L199]/100" office:value-type="float" office:value="92.75" calcext:value-type="float">
            <text:p>92,75</text:p>
          </table:table-cell>
          <table:table-cell table:style-name="ce16" table:formula="of:=[.K199]*[.M199]*4/100" office:value-type="float" office:value="5.6" calcext:value-type="float">
            <text:p>5,6</text:p>
          </table:table-cell>
          <table:table-cell table:style-name="ce16" table:formula="of:=[.K199]*[.O199]*4/100" office:value-type="float" office:value="75.6" calcext:value-type="float">
            <text:p>75,6</text:p>
          </table:table-cell>
          <table:table-cell table:style-name="ce15" office:value-type="float" office:value="175" calcext:value-type="float">
            <text:p>175</text:p>
          </table:table-cell>
          <table:table-cell table:style-name="ce15" office:value-type="float" office:value="53" calcext:value-type="float">
            <text:p>53</text:p>
          </table:table-cell>
          <table:table-cell table:style-name="ce25" office:value-type="float" office:value="0.8" calcext:value-type="float">
            <text:p>0.8</text:p>
          </table:table-cell>
          <table:table-cell table:style-name="ce25" office:value-type="float" office:value="0.6" calcext:value-type="float">
            <text:p>0.6</text:p>
          </table:table-cell>
          <table:table-cell table:style-name="ce25" office:value-type="float" office:value="10.8" calcext:value-type="float">
            <text:p>10.8</text:p>
          </table:table-cell>
          <table:table-cell table:number-columns-repeated="5" office:value-type="string" calcext:value-type="string">
            <text:p>si</text:p>
          </table:table-cell>
          <table:table-cell table:formula="of:=SUBSTITUTE(SUBSTITUTE(SUBSTITUTE(SUBSTITUTE(SUBSTITUTE(SUBSTITUTE(LOWER([.D199]);&quot; &quot;;&quot;-&quot;);&quot;á&quot;;&quot;a&quot;);&quot;é&quot;;&quot;e&quot;);&quot;í&quot;;&quot;i&quot;);&quot;ó&quot;;&quot;o&quot;);&quot;ú&quot;;&quot;u&quot;)" office:value-type="string" office:string-value="kiwi" calcext:value-type="string">
            <text:p>kiwi</text:p>
          </table:table-cell>
          <table:table-cell table:style-name="ce31" table:formula="of:=CONCATENATE(&quot;(alimento (id &quot;;[.B199];&quot;) (nombre &quot;;[.U199];&quot;) (grupo &quot;;[.E199];&quot;) (veces &quot;;[.F199];&quot;) (tipo &quot;;[.G199];&quot;) (racion &quot;;[.K199];&quot;) (kcal &quot;;[.L199];&quot;) (proteinas &quot;;[.M199];&quot;) (grasas &quot;;[.N199];&quot;) (hidratos &quot;;[.O199];&quot;) (desayuno &quot;;[.P199];&quot;) (almuerzo &quot;;[.Q199];&quot;) (comida &quot;;[.R199];&quot;) (merienda &quot;;[.S199];&quot;) (cena &quot;;[.T199];&quot;))&quot;)" office:value-type="string" office:string-value="(alimento (id 202) (nombre kiwi) (grupo 5) (veces 5) (tipo reguladores) (racion 175) (kcal 53) (proteinas 0,8) (grasas 0,6) (hidratos 10,8) (desayuno si) (almuerzo si) (comida si) (merienda si) (cena si))" calcext:value-type="string">
            <text:p>(alimento (id 202) (nombre kiwi) (grupo 5) (veces 5) (tipo reguladores) (racion 175) (kcal 53) (proteinas 0,8) (grasas 0,6) (hidratos 10,8) (desayuno si) (almuerzo si) (comida si) (merienda si) (cena si))</text:p>
          </table:table-cell>
          <table:table-cell table:formula="of:=SUBSTITUTE([.V199];&quot;,&quot;;&quot;.&quot;)" office:value-type="string" office:string-value="(alimento (id 202) (nombre kiwi) (grupo 5) (veces 5) (tipo reguladores) (racion 175) (kcal 53) (proteinas 0.8) (grasas 0.6) (hidratos 10.8) (desayuno si) (almuerzo si) (comida si) (merienda si) (cena si))" calcext:value-type="string">
            <text:p>(alimento (id 202) (nombre kiwi) (grupo 5) (veces 5) (tipo reguladores) (racion 175) (kcal 53) (proteinas 0.8) (grasas 0.6) (hidratos 10.8) (desayuno si) (almuerzo si) (comida si) (merienda si) (cena si))</text:p>
          </table:table-cell>
          <table:table-cell table:number-columns-repeated="1001"/>
        </table:table-row>
        <table:table-row table:style-name="ro1">
          <table:table-cell/>
          <table:table-cell office:value-type="float" office:value="203" calcext:value-type="float">
            <text:p>203</text:p>
          </table:table-cell>
          <table:table-cell office:value-type="string" calcext:value-type="string">
            <text:p>Frutas</text:p>
          </table:table-cell>
          <table:table-cell table:style-name="ce15" office:value-type="string" calcext:value-type="string">
            <text:p>Kiwi</text:p>
          </table:table-cell>
          <table:table-cell table:style-name="ce15" office:value-type="float" office:value="5" calcext:value-type="float">
            <text:p>5</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200]*[.L200]/100" office:value-type="float" office:value="79.5" calcext:value-type="float">
            <text:p>79,5</text:p>
          </table:table-cell>
          <table:table-cell table:style-name="ce16" table:formula="of:=[.K200]*[.M200]*4/100" office:value-type="float" office:value="4.8" calcext:value-type="float">
            <text:p>4,8</text:p>
          </table:table-cell>
          <table:table-cell table:style-name="ce16" table:formula="of:=[.K200]*[.O200]*4/100" office:value-type="float" office:value="64.8" calcext:value-type="float">
            <text:p>64,8</text:p>
          </table:table-cell>
          <table:table-cell table:style-name="ce15" office:value-type="float" office:value="150" calcext:value-type="float">
            <text:p>150</text:p>
          </table:table-cell>
          <table:table-cell table:style-name="ce15" office:value-type="float" office:value="53" calcext:value-type="float">
            <text:p>53</text:p>
          </table:table-cell>
          <table:table-cell table:style-name="ce25" office:value-type="float" office:value="0.8" calcext:value-type="float">
            <text:p>0.8</text:p>
          </table:table-cell>
          <table:table-cell table:style-name="ce25" office:value-type="float" office:value="0.6" calcext:value-type="float">
            <text:p>0.6</text:p>
          </table:table-cell>
          <table:table-cell table:style-name="ce25" office:value-type="float" office:value="10.8" calcext:value-type="float">
            <text:p>10.8</text:p>
          </table:table-cell>
          <table:table-cell table:number-columns-repeated="5" office:value-type="string" calcext:value-type="string">
            <text:p>si</text:p>
          </table:table-cell>
          <table:table-cell table:formula="of:=SUBSTITUTE(SUBSTITUTE(SUBSTITUTE(SUBSTITUTE(SUBSTITUTE(SUBSTITUTE(LOWER([.D200]);&quot; &quot;;&quot;-&quot;);&quot;á&quot;;&quot;a&quot;);&quot;é&quot;;&quot;e&quot;);&quot;í&quot;;&quot;i&quot;);&quot;ó&quot;;&quot;o&quot;);&quot;ú&quot;;&quot;u&quot;)" office:value-type="string" office:string-value="kiwi" calcext:value-type="string">
            <text:p>kiwi</text:p>
          </table:table-cell>
          <table:table-cell table:style-name="ce31" table:formula="of:=CONCATENATE(&quot;(alimento (id &quot;;[.B200];&quot;) (nombre &quot;;[.U200];&quot;) (grupo &quot;;[.E200];&quot;) (veces &quot;;[.F200];&quot;) (tipo &quot;;[.G200];&quot;) (racion &quot;;[.K200];&quot;) (kcal &quot;;[.L200];&quot;) (proteinas &quot;;[.M200];&quot;) (grasas &quot;;[.N200];&quot;) (hidratos &quot;;[.O200];&quot;) (desayuno &quot;;[.P200];&quot;) (almuerzo &quot;;[.Q200];&quot;) (comida &quot;;[.R200];&quot;) (merienda &quot;;[.S200];&quot;) (cena &quot;;[.T200];&quot;))&quot;)" office:value-type="string" office:string-value="(alimento (id 203) (nombre kiwi) (grupo 5) (veces 5) (tipo reguladores) (racion 150) (kcal 53) (proteinas 0,8) (grasas 0,6) (hidratos 10,8) (desayuno si) (almuerzo si) (comida si) (merienda si) (cena si))" calcext:value-type="string">
            <text:p>(alimento (id 203) (nombre kiwi) (grupo 5) (veces 5) (tipo reguladores) (racion 150) (kcal 53) (proteinas 0,8) (grasas 0,6) (hidratos 10,8) (desayuno si) (almuerzo si) (comida si) (merienda si) (cena si))</text:p>
          </table:table-cell>
          <table:table-cell table:formula="of:=SUBSTITUTE([.V200];&quot;,&quot;;&quot;.&quot;)" office:value-type="string" office:string-value="(alimento (id 203) (nombre kiwi) (grupo 5) (veces 5) (tipo reguladores) (racion 150) (kcal 53) (proteinas 0.8) (grasas 0.6) (hidratos 10.8) (desayuno si) (almuerzo si) (comida si) (merienda si) (cena si))" calcext:value-type="string">
            <text:p>(alimento (id 203) (nombre kiwi) (grupo 5) (veces 5) (tipo reguladores) (racion 150) (kcal 53) (proteinas 0.8) (grasas 0.6) (hidratos 10.8) (desayuno si) (almuerzo si) (comida si) (merienda si) (cena si))</text:p>
          </table:table-cell>
          <table:table-cell table:number-columns-repeated="1001"/>
        </table:table-row>
        <table:table-row table:style-name="ro1">
          <table:table-cell/>
          <table:table-cell office:value-type="float" office:value="204" calcext:value-type="float">
            <text:p>204</text:p>
          </table:table-cell>
          <table:table-cell office:value-type="string" calcext:value-type="string">
            <text:p>Frutas</text:p>
          </table:table-cell>
          <table:table-cell table:style-name="ce15" office:value-type="string" calcext:value-type="string">
            <text:p>Kiwi</text:p>
          </table:table-cell>
          <table:table-cell table:style-name="ce15" office:value-type="float" office:value="5" calcext:value-type="float">
            <text:p>5</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201]*[.L201]/100" office:value-type="float" office:value="66.25" calcext:value-type="float">
            <text:p>66,25</text:p>
          </table:table-cell>
          <table:table-cell table:style-name="ce16" table:formula="of:=[.K201]*[.M201]*4/100" office:value-type="float" office:value="4" calcext:value-type="float">
            <text:p>4</text:p>
          </table:table-cell>
          <table:table-cell table:style-name="ce16" table:formula="of:=[.K201]*[.O201]*4/100" office:value-type="float" office:value="54" calcext:value-type="float">
            <text:p>54</text:p>
          </table:table-cell>
          <table:table-cell table:style-name="ce15" office:value-type="float" office:value="125" calcext:value-type="float">
            <text:p>125</text:p>
          </table:table-cell>
          <table:table-cell table:style-name="ce15" office:value-type="float" office:value="53" calcext:value-type="float">
            <text:p>53</text:p>
          </table:table-cell>
          <table:table-cell table:style-name="ce25" office:value-type="float" office:value="0.8" calcext:value-type="float">
            <text:p>0.8</text:p>
          </table:table-cell>
          <table:table-cell table:style-name="ce25" office:value-type="float" office:value="0.6" calcext:value-type="float">
            <text:p>0.6</text:p>
          </table:table-cell>
          <table:table-cell table:style-name="ce25" office:value-type="float" office:value="10.8" calcext:value-type="float">
            <text:p>10.8</text:p>
          </table:table-cell>
          <table:table-cell table:number-columns-repeated="5" office:value-type="string" calcext:value-type="string">
            <text:p>si</text:p>
          </table:table-cell>
          <table:table-cell table:formula="of:=SUBSTITUTE(SUBSTITUTE(SUBSTITUTE(SUBSTITUTE(SUBSTITUTE(SUBSTITUTE(LOWER([.D201]);&quot; &quot;;&quot;-&quot;);&quot;á&quot;;&quot;a&quot;);&quot;é&quot;;&quot;e&quot;);&quot;í&quot;;&quot;i&quot;);&quot;ó&quot;;&quot;o&quot;);&quot;ú&quot;;&quot;u&quot;)" office:value-type="string" office:string-value="kiwi" calcext:value-type="string">
            <text:p>kiwi</text:p>
          </table:table-cell>
          <table:table-cell table:style-name="ce31" table:formula="of:=CONCATENATE(&quot;(alimento (id &quot;;[.B201];&quot;) (nombre &quot;;[.U201];&quot;) (grupo &quot;;[.E201];&quot;) (veces &quot;;[.F201];&quot;) (tipo &quot;;[.G201];&quot;) (racion &quot;;[.K201];&quot;) (kcal &quot;;[.L201];&quot;) (proteinas &quot;;[.M201];&quot;) (grasas &quot;;[.N201];&quot;) (hidratos &quot;;[.O201];&quot;) (desayuno &quot;;[.P201];&quot;) (almuerzo &quot;;[.Q201];&quot;) (comida &quot;;[.R201];&quot;) (merienda &quot;;[.S201];&quot;) (cena &quot;;[.T201];&quot;))&quot;)" office:value-type="string" office:string-value="(alimento (id 204) (nombre kiwi) (grupo 5) (veces 5) (tipo reguladores) (racion 125) (kcal 53) (proteinas 0,8) (grasas 0,6) (hidratos 10,8) (desayuno si) (almuerzo si) (comida si) (merienda si) (cena si))" calcext:value-type="string">
            <text:p>(alimento (id 204) (nombre kiwi) (grupo 5) (veces 5) (tipo reguladores) (racion 125) (kcal 53) (proteinas 0,8) (grasas 0,6) (hidratos 10,8) (desayuno si) (almuerzo si) (comida si) (merienda si) (cena si))</text:p>
          </table:table-cell>
          <table:table-cell table:formula="of:=SUBSTITUTE([.V201];&quot;,&quot;;&quot;.&quot;)" office:value-type="string" office:string-value="(alimento (id 204) (nombre kiwi) (grupo 5) (veces 5) (tipo reguladores) (racion 125) (kcal 53) (proteinas 0.8) (grasas 0.6) (hidratos 10.8) (desayuno si) (almuerzo si) (comida si) (merienda si) (cena si))" calcext:value-type="string">
            <text:p>(alimento (id 204) (nombre kiwi) (grupo 5) (veces 5) (tipo reguladores) (racion 125) (kcal 53) (proteinas 0.8) (grasas 0.6) (hidratos 10.8) (desayuno si) (almuerzo si) (comida si) (merienda si) (cena si))</text:p>
          </table:table-cell>
          <table:table-cell table:number-columns-repeated="1001"/>
        </table:table-row>
        <table:table-row table:style-name="ro1">
          <table:table-cell/>
          <table:table-cell office:value-type="float" office:value="205" calcext:value-type="float">
            <text:p>205</text:p>
          </table:table-cell>
          <table:table-cell office:value-type="string" calcext:value-type="string">
            <text:p>Frutas</text:p>
          </table:table-cell>
          <table:table-cell table:style-name="ce15" office:value-type="string" calcext:value-type="string">
            <text:p>Kiwi</text:p>
          </table:table-cell>
          <table:table-cell table:style-name="ce15" office:value-type="float" office:value="5" calcext:value-type="float">
            <text:p>5</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202]*[.L202]/100" office:value-type="float" office:value="53" calcext:value-type="float">
            <text:p>53</text:p>
          </table:table-cell>
          <table:table-cell table:style-name="ce16" table:formula="of:=[.K202]*[.M202]*4/100" office:value-type="float" office:value="3.2" calcext:value-type="float">
            <text:p>3,2</text:p>
          </table:table-cell>
          <table:table-cell table:style-name="ce16" table:formula="of:=[.K202]*[.O202]*4/100" office:value-type="float" office:value="43.2" calcext:value-type="float">
            <text:p>43,2</text:p>
          </table:table-cell>
          <table:table-cell table:style-name="ce15" office:value-type="float" office:value="100" calcext:value-type="float">
            <text:p>100</text:p>
          </table:table-cell>
          <table:table-cell table:style-name="ce15" office:value-type="float" office:value="53" calcext:value-type="float">
            <text:p>53</text:p>
          </table:table-cell>
          <table:table-cell table:style-name="ce25" office:value-type="float" office:value="0.8" calcext:value-type="float">
            <text:p>0.8</text:p>
          </table:table-cell>
          <table:table-cell table:style-name="ce25" office:value-type="float" office:value="0.6" calcext:value-type="float">
            <text:p>0.6</text:p>
          </table:table-cell>
          <table:table-cell table:style-name="ce25" office:value-type="float" office:value="10.8" calcext:value-type="float">
            <text:p>10.8</text:p>
          </table:table-cell>
          <table:table-cell table:number-columns-repeated="5" office:value-type="string" calcext:value-type="string">
            <text:p>si</text:p>
          </table:table-cell>
          <table:table-cell table:formula="of:=SUBSTITUTE(SUBSTITUTE(SUBSTITUTE(SUBSTITUTE(SUBSTITUTE(SUBSTITUTE(LOWER([.D202]);&quot; &quot;;&quot;-&quot;);&quot;á&quot;;&quot;a&quot;);&quot;é&quot;;&quot;e&quot;);&quot;í&quot;;&quot;i&quot;);&quot;ó&quot;;&quot;o&quot;);&quot;ú&quot;;&quot;u&quot;)" office:value-type="string" office:string-value="kiwi" calcext:value-type="string">
            <text:p>kiwi</text:p>
          </table:table-cell>
          <table:table-cell table:style-name="ce31" table:formula="of:=CONCATENATE(&quot;(alimento (id &quot;;[.B202];&quot;) (nombre &quot;;[.U202];&quot;) (grupo &quot;;[.E202];&quot;) (veces &quot;;[.F202];&quot;) (tipo &quot;;[.G202];&quot;) (racion &quot;;[.K202];&quot;) (kcal &quot;;[.L202];&quot;) (proteinas &quot;;[.M202];&quot;) (grasas &quot;;[.N202];&quot;) (hidratos &quot;;[.O202];&quot;) (desayuno &quot;;[.P202];&quot;) (almuerzo &quot;;[.Q202];&quot;) (comida &quot;;[.R202];&quot;) (merienda &quot;;[.S202];&quot;) (cena &quot;;[.T202];&quot;))&quot;)" office:value-type="string" office:string-value="(alimento (id 205) (nombre kiwi) (grupo 5) (veces 5) (tipo reguladores) (racion 100) (kcal 53) (proteinas 0,8) (grasas 0,6) (hidratos 10,8) (desayuno si) (almuerzo si) (comida si) (merienda si) (cena si))" calcext:value-type="string">
            <text:p>(alimento (id 205) (nombre kiwi) (grupo 5) (veces 5) (tipo reguladores) (racion 100) (kcal 53) (proteinas 0,8) (grasas 0,6) (hidratos 10,8) (desayuno si) (almuerzo si) (comida si) (merienda si) (cena si))</text:p>
          </table:table-cell>
          <table:table-cell table:formula="of:=SUBSTITUTE([.V202];&quot;,&quot;;&quot;.&quot;)" office:value-type="string" office:string-value="(alimento (id 205) (nombre kiwi) (grupo 5) (veces 5) (tipo reguladores) (racion 100) (kcal 53) (proteinas 0.8) (grasas 0.6) (hidratos 10.8) (desayuno si) (almuerzo si) (comida si) (merienda si) (cena si))" calcext:value-type="string">
            <text:p>(alimento (id 205) (nombre kiwi) (grupo 5) (veces 5) (tipo reguladores) (racion 100) (kcal 53) (proteinas 0.8) (grasas 0.6) (hidratos 10.8) (desayuno si) (almuerzo si) (comida si) (merienda si) (cena si))</text:p>
          </table:table-cell>
          <table:table-cell table:number-columns-repeated="1001"/>
        </table:table-row>
        <table:table-row table:style-name="ro1">
          <table:table-cell table:style-name="ce12" office:value-type="float" office:value="11" calcext:value-type="float">
            <text:p>11</text:p>
          </table:table-cell>
          <table:table-cell table:style-name="ce12" office:value-type="float" office:value="206" calcext:value-type="float">
            <text:p>206</text:p>
          </table:table-cell>
          <table:table-cell table:style-name="ce12" office:value-type="string" calcext:value-type="string">
            <text:p>Frutas</text:p>
          </table:table-cell>
          <table:table-cell table:style-name="ce14" office:value-type="string" calcext:value-type="string">
            <text:p>Manzana</text:p>
          </table:table-cell>
          <table:table-cell table:style-name="ce14" office:value-type="float" office:value="5" calcext:value-type="float">
            <text:p>5</text:p>
          </table:table-cell>
          <table:table-cell table:style-name="ce16" office:value-type="float" office:value="3" calcext:value-type="float">
            <text:p>3</text:p>
          </table:table-cell>
          <table:table-cell table:style-name="ce14" office:value-type="string" calcext:value-type="string">
            <text:p>reguladores</text:p>
          </table:table-cell>
          <table:table-cell table:style-name="ce14" table:formula="of:=[.K203]*[.L203]/100" office:value-type="float" office:value="90" calcext:value-type="float">
            <text:p>90</text:p>
          </table:table-cell>
          <table:table-cell table:style-name="ce16" table:formula="of:=[.K203]*[.M203]*4/100" office:value-type="float" office:value="1.6" calcext:value-type="float">
            <text:p>1,6</text:p>
          </table:table-cell>
          <table:table-cell table:style-name="ce16" table:formula="of:=[.K203]*[.O203]*4/100" office:value-type="float" office:value="83.2" calcext:value-type="float">
            <text:p>83,2</text:p>
          </table:table-cell>
          <table:table-cell table:style-name="ce14" office:value-type="float" office:value="200" calcext:value-type="float">
            <text:p>200</text:p>
          </table:table-cell>
          <table:table-cell table:style-name="ce14" office:value-type="float" office:value="45" calcext:value-type="float">
            <text:p>45</text:p>
          </table:table-cell>
          <table:table-cell table:style-name="ce24" office:value-type="float" office:value="0.2" calcext:value-type="float">
            <text:p>0.2</text:p>
          </table:table-cell>
          <table:table-cell table:style-name="ce24" office:value-type="float" office:value="0.3" calcext:value-type="float">
            <text:p>0.3</text:p>
          </table:table-cell>
          <table:table-cell table:style-name="ce24" office:value-type="float" office:value="10.4" calcext:value-type="float">
            <text:p>10.4</text:p>
          </table:table-cell>
          <table:table-cell table:number-columns-repeated="5" table:style-name="ce12" office:value-type="string" calcext:value-type="string">
            <text:p>si</text:p>
          </table:table-cell>
          <table:table-cell table:style-name="ce12" table:formula="of:=SUBSTITUTE(SUBSTITUTE(SUBSTITUTE(SUBSTITUTE(SUBSTITUTE(SUBSTITUTE(LOWER([.D203]);&quot; &quot;;&quot;-&quot;);&quot;á&quot;;&quot;a&quot;);&quot;é&quot;;&quot;e&quot;);&quot;í&quot;;&quot;i&quot;);&quot;ó&quot;;&quot;o&quot;);&quot;ú&quot;;&quot;u&quot;)" office:value-type="string" office:string-value="manzana" calcext:value-type="string">
            <text:p>manzana</text:p>
          </table:table-cell>
          <table:table-cell table:style-name="ce31" table:formula="of:=CONCATENATE(&quot;(alimento (id &quot;;[.B203];&quot;) (nombre &quot;;[.U203];&quot;) (grupo &quot;;[.E203];&quot;) (veces &quot;;[.F203];&quot;) (tipo &quot;;[.G203];&quot;) (racion &quot;;[.K203];&quot;) (kcal &quot;;[.L203];&quot;) (proteinas &quot;;[.M203];&quot;) (grasas &quot;;[.N203];&quot;) (hidratos &quot;;[.O203];&quot;) (desayuno &quot;;[.P203];&quot;) (almuerzo &quot;;[.Q203];&quot;) (comida &quot;;[.R203];&quot;) (merienda &quot;;[.S203];&quot;) (cena &quot;;[.T203];&quot;))&quot;)" office:value-type="string" office:string-value="(alimento (id 206) (nombre manzana) (grupo 5) (veces 3) (tipo reguladores) (racion 200) (kcal 45) (proteinas 0,2) (grasas 0,3) (hidratos 10,4) (desayuno si) (almuerzo si) (comida si) (merienda si) (cena si))" calcext:value-type="string">
            <text:p>(alimento (id 206) (nombre manzana) (grupo 5) (veces 3) (tipo reguladores) (racion 200) (kcal 45) (proteinas 0,2) (grasas 0,3) (hidratos 10,4) (desayuno si) (almuerzo si) (comida si) (merienda si) (cena si))</text:p>
          </table:table-cell>
          <table:table-cell table:style-name="ce12" table:formula="of:=SUBSTITUTE([.V203];&quot;,&quot;;&quot;.&quot;)" office:value-type="string" office:string-value="(alimento (id 206) (nombre manzana) (grupo 5) (veces 3) (tipo reguladores) (racion 200) (kcal 45) (proteinas 0.2) (grasas 0.3) (hidratos 10.4) (desayuno si) (almuerzo si) (comida si) (merienda si) (cena si))" calcext:value-type="string">
            <text:p>(alimento (id 206) (nombre manzana) (grupo 5) (veces 3) (tipo reguladores) (racion 200) (kcal 45) (proteinas 0.2) (grasas 0.3) (hidratos 10.4) (desayuno si) (almuerzo si) (comida si) (merienda si) (cena si))</text:p>
          </table:table-cell>
          <table:table-cell table:style-name="ce12" table:number-columns-repeated="1001"/>
        </table:table-row>
        <table:table-row table:style-name="ro1">
          <table:table-cell/>
          <table:table-cell office:value-type="float" office:value="207" calcext:value-type="float">
            <text:p>207</text:p>
          </table:table-cell>
          <table:table-cell office:value-type="string" calcext:value-type="string">
            <text:p>Frutas</text:p>
          </table:table-cell>
          <table:table-cell table:style-name="ce15" office:value-type="string" calcext:value-type="string">
            <text:p>Manzana</text:p>
          </table:table-cell>
          <table:table-cell table:style-name="ce15" office:value-type="float" office:value="5" calcext:value-type="float">
            <text:p>5</text:p>
          </table:table-cell>
          <table:table-cell table:style-name="ce16" office:value-type="float" office:value="3" calcext:value-type="float">
            <text:p>3</text:p>
          </table:table-cell>
          <table:table-cell table:style-name="ce15" office:value-type="string" calcext:value-type="string">
            <text:p>reguladores</text:p>
          </table:table-cell>
          <table:table-cell table:style-name="ce15" table:formula="of:=[.K204]*[.L204]/100" office:value-type="float" office:value="56.25" calcext:value-type="float">
            <text:p>56,25</text:p>
          </table:table-cell>
          <table:table-cell table:style-name="ce16" table:formula="of:=[.K204]*[.M204]*4/100" office:value-type="float" office:value="1" calcext:value-type="float">
            <text:p>1</text:p>
          </table:table-cell>
          <table:table-cell table:style-name="ce16" table:formula="of:=[.K204]*[.O204]*4/100" office:value-type="float" office:value="52" calcext:value-type="float">
            <text:p>52</text:p>
          </table:table-cell>
          <table:table-cell table:style-name="ce15" office:value-type="float" office:value="125" calcext:value-type="float">
            <text:p>125</text:p>
          </table:table-cell>
          <table:table-cell table:style-name="ce15" office:value-type="float" office:value="45" calcext:value-type="float">
            <text:p>45</text:p>
          </table:table-cell>
          <table:table-cell table:style-name="ce25" office:value-type="float" office:value="0.2" calcext:value-type="float">
            <text:p>0.2</text:p>
          </table:table-cell>
          <table:table-cell table:style-name="ce25" office:value-type="float" office:value="0.3" calcext:value-type="float">
            <text:p>0.3</text:p>
          </table:table-cell>
          <table:table-cell table:style-name="ce25" office:value-type="float" office:value="10.4" calcext:value-type="float">
            <text:p>10.4</text:p>
          </table:table-cell>
          <table:table-cell table:number-columns-repeated="5" office:value-type="string" calcext:value-type="string">
            <text:p>si</text:p>
          </table:table-cell>
          <table:table-cell table:formula="of:=SUBSTITUTE(SUBSTITUTE(SUBSTITUTE(SUBSTITUTE(SUBSTITUTE(SUBSTITUTE(LOWER([.D204]);&quot; &quot;;&quot;-&quot;);&quot;á&quot;;&quot;a&quot;);&quot;é&quot;;&quot;e&quot;);&quot;í&quot;;&quot;i&quot;);&quot;ó&quot;;&quot;o&quot;);&quot;ú&quot;;&quot;u&quot;)" office:value-type="string" office:string-value="manzana" calcext:value-type="string">
            <text:p>manzana</text:p>
          </table:table-cell>
          <table:table-cell table:style-name="ce31" table:formula="of:=CONCATENATE(&quot;(alimento (id &quot;;[.B204];&quot;) (nombre &quot;;[.U204];&quot;) (grupo &quot;;[.E204];&quot;) (veces &quot;;[.F204];&quot;) (tipo &quot;;[.G204];&quot;) (racion &quot;;[.K204];&quot;) (kcal &quot;;[.L204];&quot;) (proteinas &quot;;[.M204];&quot;) (grasas &quot;;[.N204];&quot;) (hidratos &quot;;[.O204];&quot;) (desayuno &quot;;[.P204];&quot;) (almuerzo &quot;;[.Q204];&quot;) (comida &quot;;[.R204];&quot;) (merienda &quot;;[.S204];&quot;) (cena &quot;;[.T204];&quot;))&quot;)" office:value-type="string" office:string-value="(alimento (id 207) (nombre manzana) (grupo 5) (veces 3) (tipo reguladores) (racion 125) (kcal 45) (proteinas 0,2) (grasas 0,3) (hidratos 10,4) (desayuno si) (almuerzo si) (comida si) (merienda si) (cena si))" calcext:value-type="string">
            <text:p>(alimento (id 207) (nombre manzana) (grupo 5) (veces 3) (tipo reguladores) (racion 125) (kcal 45) (proteinas 0,2) (grasas 0,3) (hidratos 10,4) (desayuno si) (almuerzo si) (comida si) (merienda si) (cena si))</text:p>
          </table:table-cell>
          <table:table-cell table:formula="of:=SUBSTITUTE([.V204];&quot;,&quot;;&quot;.&quot;)" office:value-type="string" office:string-value="(alimento (id 207) (nombre manzana) (grupo 5) (veces 3) (tipo reguladores) (racion 125) (kcal 45) (proteinas 0.2) (grasas 0.3) (hidratos 10.4) (desayuno si) (almuerzo si) (comida si) (merienda si) (cena si))" calcext:value-type="string">
            <text:p>(alimento (id 207) (nombre manzana) (grupo 5) (veces 3) (tipo reguladores) (racion 125) (kcal 45) (proteinas 0.2) (grasas 0.3) (hidratos 10.4) (desayuno si) (almuerzo si) (comida si) (merienda si) (cena si))</text:p>
          </table:table-cell>
          <table:table-cell table:number-columns-repeated="1001"/>
        </table:table-row>
        <table:table-row table:style-name="ro1">
          <table:table-cell/>
          <table:table-cell office:value-type="float" office:value="208" calcext:value-type="float">
            <text:p>208</text:p>
          </table:table-cell>
          <table:table-cell office:value-type="string" calcext:value-type="string">
            <text:p>Frutas</text:p>
          </table:table-cell>
          <table:table-cell table:style-name="ce15" office:value-type="string" calcext:value-type="string">
            <text:p>Manzana</text:p>
          </table:table-cell>
          <table:table-cell table:style-name="ce15" office:value-type="float" office:value="5" calcext:value-type="float">
            <text:p>5</text:p>
          </table:table-cell>
          <table:table-cell table:style-name="ce16" office:value-type="float" office:value="3" calcext:value-type="float">
            <text:p>3</text:p>
          </table:table-cell>
          <table:table-cell table:style-name="ce15" office:value-type="string" calcext:value-type="string">
            <text:p>reguladores</text:p>
          </table:table-cell>
          <table:table-cell table:style-name="ce15" table:formula="of:=[.K205]*[.L205]/100" office:value-type="float" office:value="78.75" calcext:value-type="float">
            <text:p>78,75</text:p>
          </table:table-cell>
          <table:table-cell table:style-name="ce16" table:formula="of:=[.K205]*[.M205]*4/100" office:value-type="float" office:value="1.4" calcext:value-type="float">
            <text:p>1,4</text:p>
          </table:table-cell>
          <table:table-cell table:style-name="ce16" table:formula="of:=[.K205]*[.O205]*4/100" office:value-type="float" office:value="72.8" calcext:value-type="float">
            <text:p>72,8</text:p>
          </table:table-cell>
          <table:table-cell table:style-name="ce15" office:value-type="float" office:value="175" calcext:value-type="float">
            <text:p>175</text:p>
          </table:table-cell>
          <table:table-cell table:style-name="ce15" office:value-type="float" office:value="45" calcext:value-type="float">
            <text:p>45</text:p>
          </table:table-cell>
          <table:table-cell table:style-name="ce25" office:value-type="float" office:value="0.2" calcext:value-type="float">
            <text:p>0.2</text:p>
          </table:table-cell>
          <table:table-cell table:style-name="ce25" office:value-type="float" office:value="0.3" calcext:value-type="float">
            <text:p>0.3</text:p>
          </table:table-cell>
          <table:table-cell table:style-name="ce25" office:value-type="float" office:value="10.4" calcext:value-type="float">
            <text:p>10.4</text:p>
          </table:table-cell>
          <table:table-cell table:number-columns-repeated="5" office:value-type="string" calcext:value-type="string">
            <text:p>si</text:p>
          </table:table-cell>
          <table:table-cell table:formula="of:=SUBSTITUTE(SUBSTITUTE(SUBSTITUTE(SUBSTITUTE(SUBSTITUTE(SUBSTITUTE(LOWER([.D205]);&quot; &quot;;&quot;-&quot;);&quot;á&quot;;&quot;a&quot;);&quot;é&quot;;&quot;e&quot;);&quot;í&quot;;&quot;i&quot;);&quot;ó&quot;;&quot;o&quot;);&quot;ú&quot;;&quot;u&quot;)" office:value-type="string" office:string-value="manzana" calcext:value-type="string">
            <text:p>manzana</text:p>
          </table:table-cell>
          <table:table-cell table:style-name="ce31" table:formula="of:=CONCATENATE(&quot;(alimento (id &quot;;[.B205];&quot;) (nombre &quot;;[.U205];&quot;) (grupo &quot;;[.E205];&quot;) (veces &quot;;[.F205];&quot;) (tipo &quot;;[.G205];&quot;) (racion &quot;;[.K205];&quot;) (kcal &quot;;[.L205];&quot;) (proteinas &quot;;[.M205];&quot;) (grasas &quot;;[.N205];&quot;) (hidratos &quot;;[.O205];&quot;) (desayuno &quot;;[.P205];&quot;) (almuerzo &quot;;[.Q205];&quot;) (comida &quot;;[.R205];&quot;) (merienda &quot;;[.S205];&quot;) (cena &quot;;[.T205];&quot;))&quot;)" office:value-type="string" office:string-value="(alimento (id 208) (nombre manzana) (grupo 5) (veces 3) (tipo reguladores) (racion 175) (kcal 45) (proteinas 0,2) (grasas 0,3) (hidratos 10,4) (desayuno si) (almuerzo si) (comida si) (merienda si) (cena si))" calcext:value-type="string">
            <text:p>(alimento (id 208) (nombre manzana) (grupo 5) (veces 3) (tipo reguladores) (racion 175) (kcal 45) (proteinas 0,2) (grasas 0,3) (hidratos 10,4) (desayuno si) (almuerzo si) (comida si) (merienda si) (cena si))</text:p>
          </table:table-cell>
          <table:table-cell table:formula="of:=SUBSTITUTE([.V205];&quot;,&quot;;&quot;.&quot;)" office:value-type="string" office:string-value="(alimento (id 208) (nombre manzana) (grupo 5) (veces 3) (tipo reguladores) (racion 175) (kcal 45) (proteinas 0.2) (grasas 0.3) (hidratos 10.4) (desayuno si) (almuerzo si) (comida si) (merienda si) (cena si))" calcext:value-type="string">
            <text:p>(alimento (id 208) (nombre manzana) (grupo 5) (veces 3) (tipo reguladores) (racion 175) (kcal 45) (proteinas 0.2) (grasas 0.3) (hidratos 10.4) (desayuno si) (almuerzo si) (comida si) (merienda si) (cena si))</text:p>
          </table:table-cell>
          <table:table-cell table:number-columns-repeated="1001"/>
        </table:table-row>
        <table:table-row table:style-name="ro1">
          <table:table-cell/>
          <table:table-cell office:value-type="float" office:value="209" calcext:value-type="float">
            <text:p>209</text:p>
          </table:table-cell>
          <table:table-cell office:value-type="string" calcext:value-type="string">
            <text:p>Frutas</text:p>
          </table:table-cell>
          <table:table-cell table:style-name="ce15" office:value-type="string" calcext:value-type="string">
            <text:p>Manzana</text:p>
          </table:table-cell>
          <table:table-cell table:style-name="ce15" office:value-type="float" office:value="5" calcext:value-type="float">
            <text:p>5</text:p>
          </table:table-cell>
          <table:table-cell table:style-name="ce16" office:value-type="float" office:value="3" calcext:value-type="float">
            <text:p>3</text:p>
          </table:table-cell>
          <table:table-cell table:style-name="ce15" office:value-type="string" calcext:value-type="string">
            <text:p>reguladores</text:p>
          </table:table-cell>
          <table:table-cell table:style-name="ce15" table:formula="of:=[.K206]*[.L206]/100" office:value-type="float" office:value="45" calcext:value-type="float">
            <text:p>45</text:p>
          </table:table-cell>
          <table:table-cell table:style-name="ce16" table:formula="of:=[.K206]*[.M206]*4/100" office:value-type="float" office:value="0.8" calcext:value-type="float">
            <text:p>0,8</text:p>
          </table:table-cell>
          <table:table-cell table:style-name="ce16" table:formula="of:=[.K206]*[.O206]*4/100" office:value-type="float" office:value="41.6" calcext:value-type="float">
            <text:p>41,6</text:p>
          </table:table-cell>
          <table:table-cell table:style-name="ce15" office:value-type="float" office:value="100" calcext:value-type="float">
            <text:p>100</text:p>
          </table:table-cell>
          <table:table-cell table:style-name="ce15" office:value-type="float" office:value="45" calcext:value-type="float">
            <text:p>45</text:p>
          </table:table-cell>
          <table:table-cell table:style-name="ce25" office:value-type="float" office:value="0.2" calcext:value-type="float">
            <text:p>0.2</text:p>
          </table:table-cell>
          <table:table-cell table:style-name="ce25" office:value-type="float" office:value="0.3" calcext:value-type="float">
            <text:p>0.3</text:p>
          </table:table-cell>
          <table:table-cell table:style-name="ce25" office:value-type="float" office:value="10.4" calcext:value-type="float">
            <text:p>10.4</text:p>
          </table:table-cell>
          <table:table-cell table:number-columns-repeated="5" office:value-type="string" calcext:value-type="string">
            <text:p>si</text:p>
          </table:table-cell>
          <table:table-cell table:formula="of:=SUBSTITUTE(SUBSTITUTE(SUBSTITUTE(SUBSTITUTE(SUBSTITUTE(SUBSTITUTE(LOWER([.D206]);&quot; &quot;;&quot;-&quot;);&quot;á&quot;;&quot;a&quot;);&quot;é&quot;;&quot;e&quot;);&quot;í&quot;;&quot;i&quot;);&quot;ó&quot;;&quot;o&quot;);&quot;ú&quot;;&quot;u&quot;)" office:value-type="string" office:string-value="manzana" calcext:value-type="string">
            <text:p>manzana</text:p>
          </table:table-cell>
          <table:table-cell table:style-name="ce31" table:formula="of:=CONCATENATE(&quot;(alimento (id &quot;;[.B206];&quot;) (nombre &quot;;[.U206];&quot;) (grupo &quot;;[.E206];&quot;) (veces &quot;;[.F206];&quot;) (tipo &quot;;[.G206];&quot;) (racion &quot;;[.K206];&quot;) (kcal &quot;;[.L206];&quot;) (proteinas &quot;;[.M206];&quot;) (grasas &quot;;[.N206];&quot;) (hidratos &quot;;[.O206];&quot;) (desayuno &quot;;[.P206];&quot;) (almuerzo &quot;;[.Q206];&quot;) (comida &quot;;[.R206];&quot;) (merienda &quot;;[.S206];&quot;) (cena &quot;;[.T206];&quot;))&quot;)" office:value-type="string" office:string-value="(alimento (id 209) (nombre manzana) (grupo 5) (veces 3) (tipo reguladores) (racion 100) (kcal 45) (proteinas 0,2) (grasas 0,3) (hidratos 10,4) (desayuno si) (almuerzo si) (comida si) (merienda si) (cena si))" calcext:value-type="string">
            <text:p>(alimento (id 209) (nombre manzana) (grupo 5) (veces 3) (tipo reguladores) (racion 100) (kcal 45) (proteinas 0,2) (grasas 0,3) (hidratos 10,4) (desayuno si) (almuerzo si) (comida si) (merienda si) (cena si))</text:p>
          </table:table-cell>
          <table:table-cell table:formula="of:=SUBSTITUTE([.V206];&quot;,&quot;;&quot;.&quot;)" office:value-type="string" office:string-value="(alimento (id 209) (nombre manzana) (grupo 5) (veces 3) (tipo reguladores) (racion 100) (kcal 45) (proteinas 0.2) (grasas 0.3) (hidratos 10.4) (desayuno si) (almuerzo si) (comida si) (merienda si) (cena si))" calcext:value-type="string">
            <text:p>(alimento (id 209) (nombre manzana) (grupo 5) (veces 3) (tipo reguladores) (racion 100) (kcal 45) (proteinas 0.2) (grasas 0.3) (hidratos 10.4) (desayuno si) (almuerzo si) (comida si) (merienda si) (cena si))</text:p>
          </table:table-cell>
          <table:table-cell table:number-columns-repeated="1001"/>
        </table:table-row>
        <table:table-row table:style-name="ro1">
          <table:table-cell/>
          <table:table-cell office:value-type="float" office:value="210" calcext:value-type="float">
            <text:p>210</text:p>
          </table:table-cell>
          <table:table-cell office:value-type="string" calcext:value-type="string">
            <text:p>Frutas</text:p>
          </table:table-cell>
          <table:table-cell table:style-name="ce15" office:value-type="string" calcext:value-type="string">
            <text:p>Manzana</text:p>
          </table:table-cell>
          <table:table-cell table:style-name="ce15" office:value-type="float" office:value="5" calcext:value-type="float">
            <text:p>5</text:p>
          </table:table-cell>
          <table:table-cell table:style-name="ce16" office:value-type="float" office:value="3" calcext:value-type="float">
            <text:p>3</text:p>
          </table:table-cell>
          <table:table-cell table:style-name="ce15" office:value-type="string" calcext:value-type="string">
            <text:p>reguladores</text:p>
          </table:table-cell>
          <table:table-cell table:style-name="ce15" table:formula="of:=[.K207]*[.L207]/100" office:value-type="float" office:value="67.5" calcext:value-type="float">
            <text:p>67,5</text:p>
          </table:table-cell>
          <table:table-cell table:style-name="ce16" table:formula="of:=[.K207]*[.M207]*4/100" office:value-type="float" office:value="1.2" calcext:value-type="float">
            <text:p>1,2</text:p>
          </table:table-cell>
          <table:table-cell table:style-name="ce16" table:formula="of:=[.K207]*[.O207]*4/100" office:value-type="float" office:value="62.4" calcext:value-type="float">
            <text:p>62,4</text:p>
          </table:table-cell>
          <table:table-cell table:style-name="ce15" office:value-type="float" office:value="150" calcext:value-type="float">
            <text:p>150</text:p>
          </table:table-cell>
          <table:table-cell table:style-name="ce15" office:value-type="float" office:value="45" calcext:value-type="float">
            <text:p>45</text:p>
          </table:table-cell>
          <table:table-cell table:style-name="ce25" office:value-type="float" office:value="0.2" calcext:value-type="float">
            <text:p>0.2</text:p>
          </table:table-cell>
          <table:table-cell table:style-name="ce25" office:value-type="float" office:value="0.3" calcext:value-type="float">
            <text:p>0.3</text:p>
          </table:table-cell>
          <table:table-cell table:style-name="ce25" office:value-type="float" office:value="10.4" calcext:value-type="float">
            <text:p>10.4</text:p>
          </table:table-cell>
          <table:table-cell table:number-columns-repeated="5" office:value-type="string" calcext:value-type="string">
            <text:p>si</text:p>
          </table:table-cell>
          <table:table-cell table:formula="of:=SUBSTITUTE(SUBSTITUTE(SUBSTITUTE(SUBSTITUTE(SUBSTITUTE(SUBSTITUTE(LOWER([.D207]);&quot; &quot;;&quot;-&quot;);&quot;á&quot;;&quot;a&quot;);&quot;é&quot;;&quot;e&quot;);&quot;í&quot;;&quot;i&quot;);&quot;ó&quot;;&quot;o&quot;);&quot;ú&quot;;&quot;u&quot;)" office:value-type="string" office:string-value="manzana" calcext:value-type="string">
            <text:p>manzana</text:p>
          </table:table-cell>
          <table:table-cell table:style-name="ce31" table:formula="of:=CONCATENATE(&quot;(alimento (id &quot;;[.B207];&quot;) (nombre &quot;;[.U207];&quot;) (grupo &quot;;[.E207];&quot;) (veces &quot;;[.F207];&quot;) (tipo &quot;;[.G207];&quot;) (racion &quot;;[.K207];&quot;) (kcal &quot;;[.L207];&quot;) (proteinas &quot;;[.M207];&quot;) (grasas &quot;;[.N207];&quot;) (hidratos &quot;;[.O207];&quot;) (desayuno &quot;;[.P207];&quot;) (almuerzo &quot;;[.Q207];&quot;) (comida &quot;;[.R207];&quot;) (merienda &quot;;[.S207];&quot;) (cena &quot;;[.T207];&quot;))&quot;)" office:value-type="string" office:string-value="(alimento (id 210) (nombre manzana) (grupo 5) (veces 3) (tipo reguladores) (racion 150) (kcal 45) (proteinas 0,2) (grasas 0,3) (hidratos 10,4) (desayuno si) (almuerzo si) (comida si) (merienda si) (cena si))" calcext:value-type="string">
            <text:p>(alimento (id 210) (nombre manzana) (grupo 5) (veces 3) (tipo reguladores) (racion 150) (kcal 45) (proteinas 0,2) (grasas 0,3) (hidratos 10,4) (desayuno si) (almuerzo si) (comida si) (merienda si) (cena si))</text:p>
          </table:table-cell>
          <table:table-cell table:formula="of:=SUBSTITUTE([.V207];&quot;,&quot;;&quot;.&quot;)" office:value-type="string" office:string-value="(alimento (id 210) (nombre manzana) (grupo 5) (veces 3) (tipo reguladores) (racion 150) (kcal 45) (proteinas 0.2) (grasas 0.3) (hidratos 10.4) (desayuno si) (almuerzo si) (comida si) (merienda si) (cena si))" calcext:value-type="string">
            <text:p>(alimento (id 210) (nombre manzana) (grupo 5) (veces 3) (tipo reguladores) (racion 150) (kcal 45) (proteinas 0.2) (grasas 0.3) (hidratos 10.4) (desayuno si) (almuerzo si) (comida si) (merienda si) (cena si))</text:p>
          </table:table-cell>
          <table:table-cell table:number-columns-repeated="1001"/>
        </table:table-row>
        <table:table-row table:style-name="ro1">
          <table:table-cell/>
          <table:table-cell office:value-type="float" office:value="211" calcext:value-type="float">
            <text:p>211</text:p>
          </table:table-cell>
          <table:table-cell office:value-type="string" calcext:value-type="string">
            <text:p>Frutas</text:p>
          </table:table-cell>
          <table:table-cell table:style-name="ce15" office:value-type="string" calcext:value-type="string">
            <text:p>Plátano</text:p>
          </table:table-cell>
          <table:table-cell table:style-name="ce15" office:value-type="float" office:value="5" calcext:value-type="float">
            <text:p>5</text:p>
          </table:table-cell>
          <table:table-cell table:style-name="ce16" office:value-type="float" office:value="2" calcext:value-type="float">
            <text:p>2</text:p>
          </table:table-cell>
          <table:table-cell table:style-name="ce15" office:value-type="string" calcext:value-type="string">
            <text:p>reguladores</text:p>
          </table:table-cell>
          <table:table-cell table:style-name="ce15" table:formula="of:=[.K208]*[.L208]/100" office:value-type="float" office:value="148.75" calcext:value-type="float">
            <text:p>148,75</text:p>
          </table:table-cell>
          <table:table-cell table:style-name="ce16" table:formula="of:=[.K208]*[.M208]*4/100" office:value-type="float" office:value="8.4" calcext:value-type="float">
            <text:p>8,4</text:p>
          </table:table-cell>
          <table:table-cell table:style-name="ce16" table:formula="of:=[.K208]*[.O208]*4/100" office:value-type="float" office:value="136.5" calcext:value-type="float">
            <text:p>136,5</text:p>
          </table:table-cell>
          <table:table-cell table:style-name="ce15" office:value-type="float" office:value="175" calcext:value-type="float">
            <text:p>175</text:p>
          </table:table-cell>
          <table:table-cell table:style-name="ce15" office:value-type="float" office:value="85" calcext:value-type="float">
            <text:p>85</text:p>
          </table:table-cell>
          <table:table-cell table:style-name="ce25" office:value-type="float" office:value="1.2" calcext:value-type="float">
            <text:p>1.2</text:p>
          </table:table-cell>
          <table:table-cell table:style-name="ce25" office:value-type="float" office:value="0.3" calcext:value-type="float">
            <text:p>0.3</text:p>
          </table:table-cell>
          <table:table-cell table:style-name="ce25" office:value-type="float" office:value="19.5" calcext:value-type="float">
            <text:p>19.5</text:p>
          </table:table-cell>
          <table:table-cell table:number-columns-repeated="5" office:value-type="string" calcext:value-type="string">
            <text:p>si</text:p>
          </table:table-cell>
          <table:table-cell table:formula="of:=SUBSTITUTE(SUBSTITUTE(SUBSTITUTE(SUBSTITUTE(SUBSTITUTE(SUBSTITUTE(LOWER([.D208]);&quot; &quot;;&quot;-&quot;);&quot;á&quot;;&quot;a&quot;);&quot;é&quot;;&quot;e&quot;);&quot;í&quot;;&quot;i&quot;);&quot;ó&quot;;&quot;o&quot;);&quot;ú&quot;;&quot;u&quot;)" office:value-type="string" office:string-value="platano" calcext:value-type="string">
            <text:p>platano</text:p>
          </table:table-cell>
          <table:table-cell table:style-name="ce31" table:formula="of:=CONCATENATE(&quot;(alimento (id &quot;;[.B208];&quot;) (nombre &quot;;[.U208];&quot;) (grupo &quot;;[.E208];&quot;) (veces &quot;;[.F208];&quot;) (tipo &quot;;[.G208];&quot;) (racion &quot;;[.K208];&quot;) (kcal &quot;;[.L208];&quot;) (proteinas &quot;;[.M208];&quot;) (grasas &quot;;[.N208];&quot;) (hidratos &quot;;[.O208];&quot;) (desayuno &quot;;[.P208];&quot;) (almuerzo &quot;;[.Q208];&quot;) (comida &quot;;[.R208];&quot;) (merienda &quot;;[.S208];&quot;) (cena &quot;;[.T208];&quot;))&quot;)" office:value-type="string" office:string-value="(alimento (id 211) (nombre platano) (grupo 5) (veces 2) (tipo reguladores) (racion 175) (kcal 85) (proteinas 1,2) (grasas 0,3) (hidratos 19,5) (desayuno si) (almuerzo si) (comida si) (merienda si) (cena si))" calcext:value-type="string">
            <text:p>(alimento (id 211) (nombre platano) (grupo 5) (veces 2) (tipo reguladores) (racion 175) (kcal 85) (proteinas 1,2) (grasas 0,3) (hidratos 19,5) (desayuno si) (almuerzo si) (comida si) (merienda si) (cena si))</text:p>
          </table:table-cell>
          <table:table-cell table:formula="of:=SUBSTITUTE([.V208];&quot;,&quot;;&quot;.&quot;)" office:value-type="string" office:string-value="(alimento (id 211) (nombre platano) (grupo 5) (veces 2) (tipo reguladores) (racion 175) (kcal 85) (proteinas 1.2) (grasas 0.3) (hidratos 19.5) (desayuno si) (almuerzo si) (comida si) (merienda si) (cena si))" calcext:value-type="string">
            <text:p>(alimento (id 211) (nombre platano) (grupo 5) (veces 2) (tipo reguladores) (racion 175) (kcal 85) (proteinas 1.2) (grasas 0.3) (hidratos 19.5) (desayuno si) (almuerzo si) (comida si) (merienda si) (cena si))</text:p>
          </table:table-cell>
          <table:table-cell table:number-columns-repeated="1001"/>
        </table:table-row>
        <table:table-row table:style-name="ro1">
          <table:table-cell table:style-name="ce12" office:value-type="float" office:value="12" calcext:value-type="float">
            <text:p>12</text:p>
          </table:table-cell>
          <table:table-cell table:style-name="ce12" office:value-type="float" office:value="212" calcext:value-type="float">
            <text:p>212</text:p>
          </table:table-cell>
          <table:table-cell table:style-name="ce12" office:value-type="string" calcext:value-type="string">
            <text:p>Frutas</text:p>
          </table:table-cell>
          <table:table-cell table:style-name="ce14" office:value-type="string" calcext:value-type="string">
            <text:p>Plátano</text:p>
          </table:table-cell>
          <table:table-cell table:style-name="ce14" office:value-type="float" office:value="5" calcext:value-type="float">
            <text:p>5</text:p>
          </table:table-cell>
          <table:table-cell table:style-name="ce16" office:value-type="float" office:value="2" calcext:value-type="float">
            <text:p>2</text:p>
          </table:table-cell>
          <table:table-cell table:style-name="ce14" office:value-type="string" calcext:value-type="string">
            <text:p>reguladores</text:p>
          </table:table-cell>
          <table:table-cell table:style-name="ce14" table:formula="of:=[.K209]*[.L209]/100" office:value-type="float" office:value="106.25" calcext:value-type="float">
            <text:p>106,25</text:p>
          </table:table-cell>
          <table:table-cell table:style-name="ce16" table:formula="of:=[.K209]*[.M209]*4/100" office:value-type="float" office:value="6" calcext:value-type="float">
            <text:p>6</text:p>
          </table:table-cell>
          <table:table-cell table:style-name="ce16" table:formula="of:=[.K209]*[.O209]*4/100" office:value-type="float" office:value="97.5" calcext:value-type="float">
            <text:p>97,5</text:p>
          </table:table-cell>
          <table:table-cell table:style-name="ce14" office:value-type="float" office:value="125" calcext:value-type="float">
            <text:p>125</text:p>
          </table:table-cell>
          <table:table-cell table:style-name="ce14" office:value-type="float" office:value="85" calcext:value-type="float">
            <text:p>85</text:p>
          </table:table-cell>
          <table:table-cell table:style-name="ce24" office:value-type="float" office:value="1.2" calcext:value-type="float">
            <text:p>1.2</text:p>
          </table:table-cell>
          <table:table-cell table:style-name="ce24" office:value-type="float" office:value="0.3" calcext:value-type="float">
            <text:p>0.3</text:p>
          </table:table-cell>
          <table:table-cell table:style-name="ce24" office:value-type="float" office:value="19.5" calcext:value-type="float">
            <text:p>19.5</text:p>
          </table:table-cell>
          <table:table-cell table:number-columns-repeated="5" table:style-name="ce12" office:value-type="string" calcext:value-type="string">
            <text:p>si</text:p>
          </table:table-cell>
          <table:table-cell table:style-name="ce12" table:formula="of:=SUBSTITUTE(SUBSTITUTE(SUBSTITUTE(SUBSTITUTE(SUBSTITUTE(SUBSTITUTE(LOWER([.D209]);&quot; &quot;;&quot;-&quot;);&quot;á&quot;;&quot;a&quot;);&quot;é&quot;;&quot;e&quot;);&quot;í&quot;;&quot;i&quot;);&quot;ó&quot;;&quot;o&quot;);&quot;ú&quot;;&quot;u&quot;)" office:value-type="string" office:string-value="platano" calcext:value-type="string">
            <text:p>platano</text:p>
          </table:table-cell>
          <table:table-cell table:style-name="ce31" table:formula="of:=CONCATENATE(&quot;(alimento (id &quot;;[.B209];&quot;) (nombre &quot;;[.U209];&quot;) (grupo &quot;;[.E209];&quot;) (veces &quot;;[.F209];&quot;) (tipo &quot;;[.G209];&quot;) (racion &quot;;[.K209];&quot;) (kcal &quot;;[.L209];&quot;) (proteinas &quot;;[.M209];&quot;) (grasas &quot;;[.N209];&quot;) (hidratos &quot;;[.O209];&quot;) (desayuno &quot;;[.P209];&quot;) (almuerzo &quot;;[.Q209];&quot;) (comida &quot;;[.R209];&quot;) (merienda &quot;;[.S209];&quot;) (cena &quot;;[.T209];&quot;))&quot;)" office:value-type="string" office:string-value="(alimento (id 212) (nombre platano) (grupo 5) (veces 2) (tipo reguladores) (racion 125) (kcal 85) (proteinas 1,2) (grasas 0,3) (hidratos 19,5) (desayuno si) (almuerzo si) (comida si) (merienda si) (cena si))" calcext:value-type="string">
            <text:p>(alimento (id 212) (nombre platano) (grupo 5) (veces 2) (tipo reguladores) (racion 125) (kcal 85) (proteinas 1,2) (grasas 0,3) (hidratos 19,5) (desayuno si) (almuerzo si) (comida si) (merienda si) (cena si))</text:p>
          </table:table-cell>
          <table:table-cell table:style-name="ce12" table:formula="of:=SUBSTITUTE([.V209];&quot;,&quot;;&quot;.&quot;)" office:value-type="string" office:string-value="(alimento (id 212) (nombre platano) (grupo 5) (veces 2) (tipo reguladores) (racion 125) (kcal 85) (proteinas 1.2) (grasas 0.3) (hidratos 19.5) (desayuno si) (almuerzo si) (comida si) (merienda si) (cena si))" calcext:value-type="string">
            <text:p>(alimento (id 212) (nombre platano) (grupo 5) (veces 2) (tipo reguladores) (racion 125) (kcal 85) (proteinas 1.2) (grasas 0.3) (hidratos 19.5) (desayuno si) (almuerzo si) (comida si) (merienda si) (cena si))</text:p>
          </table:table-cell>
          <table:table-cell table:style-name="ce12" table:number-columns-repeated="1001"/>
        </table:table-row>
        <table:table-row table:style-name="ro1">
          <table:table-cell/>
          <table:table-cell office:value-type="float" office:value="213" calcext:value-type="float">
            <text:p>213</text:p>
          </table:table-cell>
          <table:table-cell office:value-type="string" calcext:value-type="string">
            <text:p>Frutas</text:p>
          </table:table-cell>
          <table:table-cell table:style-name="ce15" office:value-type="string" calcext:value-type="string">
            <text:p>Plátano</text:p>
          </table:table-cell>
          <table:table-cell table:style-name="ce15" office:value-type="float" office:value="5" calcext:value-type="float">
            <text:p>5</text:p>
          </table:table-cell>
          <table:table-cell table:style-name="ce16" office:value-type="float" office:value="2" calcext:value-type="float">
            <text:p>2</text:p>
          </table:table-cell>
          <table:table-cell table:style-name="ce15" office:value-type="string" calcext:value-type="string">
            <text:p>reguladores</text:p>
          </table:table-cell>
          <table:table-cell table:style-name="ce15" table:formula="of:=[.K210]*[.L210]/100" office:value-type="float" office:value="63.75" calcext:value-type="float">
            <text:p>63,75</text:p>
          </table:table-cell>
          <table:table-cell table:style-name="ce16" table:formula="of:=[.K210]*[.M210]*4/100" office:value-type="float" office:value="3.6" calcext:value-type="float">
            <text:p>3,6</text:p>
          </table:table-cell>
          <table:table-cell table:style-name="ce16" table:formula="of:=[.K210]*[.O210]*4/100" office:value-type="float" office:value="58.5" calcext:value-type="float">
            <text:p>58,5</text:p>
          </table:table-cell>
          <table:table-cell table:style-name="ce15" office:value-type="float" office:value="75" calcext:value-type="float">
            <text:p>75</text:p>
          </table:table-cell>
          <table:table-cell table:style-name="ce15" office:value-type="float" office:value="85" calcext:value-type="float">
            <text:p>85</text:p>
          </table:table-cell>
          <table:table-cell table:style-name="ce25" office:value-type="float" office:value="1.2" calcext:value-type="float">
            <text:p>1.2</text:p>
          </table:table-cell>
          <table:table-cell table:style-name="ce25" office:value-type="float" office:value="0.3" calcext:value-type="float">
            <text:p>0.3</text:p>
          </table:table-cell>
          <table:table-cell table:style-name="ce25" office:value-type="float" office:value="19.5" calcext:value-type="float">
            <text:p>19.5</text:p>
          </table:table-cell>
          <table:table-cell table:number-columns-repeated="5" office:value-type="string" calcext:value-type="string">
            <text:p>si</text:p>
          </table:table-cell>
          <table:table-cell table:formula="of:=SUBSTITUTE(SUBSTITUTE(SUBSTITUTE(SUBSTITUTE(SUBSTITUTE(SUBSTITUTE(LOWER([.D210]);&quot; &quot;;&quot;-&quot;);&quot;á&quot;;&quot;a&quot;);&quot;é&quot;;&quot;e&quot;);&quot;í&quot;;&quot;i&quot;);&quot;ó&quot;;&quot;o&quot;);&quot;ú&quot;;&quot;u&quot;)" office:value-type="string" office:string-value="platano" calcext:value-type="string">
            <text:p>platano</text:p>
          </table:table-cell>
          <table:table-cell table:style-name="ce31" table:formula="of:=CONCATENATE(&quot;(alimento (id &quot;;[.B210];&quot;) (nombre &quot;;[.U210];&quot;) (grupo &quot;;[.E210];&quot;) (veces &quot;;[.F210];&quot;) (tipo &quot;;[.G210];&quot;) (racion &quot;;[.K210];&quot;) (kcal &quot;;[.L210];&quot;) (proteinas &quot;;[.M210];&quot;) (grasas &quot;;[.N210];&quot;) (hidratos &quot;;[.O210];&quot;) (desayuno &quot;;[.P210];&quot;) (almuerzo &quot;;[.Q210];&quot;) (comida &quot;;[.R210];&quot;) (merienda &quot;;[.S210];&quot;) (cena &quot;;[.T210];&quot;))&quot;)" office:value-type="string" office:string-value="(alimento (id 213) (nombre platano) (grupo 5) (veces 2) (tipo reguladores) (racion 75) (kcal 85) (proteinas 1,2) (grasas 0,3) (hidratos 19,5) (desayuno si) (almuerzo si) (comida si) (merienda si) (cena si))" calcext:value-type="string">
            <text:p>(alimento (id 213) (nombre platano) (grupo 5) (veces 2) (tipo reguladores) (racion 75) (kcal 85) (proteinas 1,2) (grasas 0,3) (hidratos 19,5) (desayuno si) (almuerzo si) (comida si) (merienda si) (cena si))</text:p>
          </table:table-cell>
          <table:table-cell table:formula="of:=SUBSTITUTE([.V210];&quot;,&quot;;&quot;.&quot;)" office:value-type="string" office:string-value="(alimento (id 213) (nombre platano) (grupo 5) (veces 2) (tipo reguladores) (racion 75) (kcal 85) (proteinas 1.2) (grasas 0.3) (hidratos 19.5) (desayuno si) (almuerzo si) (comida si) (merienda si) (cena si))" calcext:value-type="string">
            <text:p>(alimento (id 213) (nombre platano) (grupo 5) (veces 2) (tipo reguladores) (racion 75) (kcal 85) (proteinas 1.2) (grasas 0.3) (hidratos 19.5) (desayuno si) (almuerzo si) (comida si) (merienda si) (cena si))</text:p>
          </table:table-cell>
          <table:table-cell table:number-columns-repeated="1001"/>
        </table:table-row>
        <table:table-row table:style-name="ro1">
          <table:table-cell/>
          <table:table-cell office:value-type="float" office:value="214" calcext:value-type="float">
            <text:p>214</text:p>
          </table:table-cell>
          <table:table-cell office:value-type="string" calcext:value-type="string">
            <text:p>Frutas</text:p>
          </table:table-cell>
          <table:table-cell table:style-name="ce15" office:value-type="string" calcext:value-type="string">
            <text:p>Plátano</text:p>
          </table:table-cell>
          <table:table-cell table:style-name="ce15" office:value-type="float" office:value="5" calcext:value-type="float">
            <text:p>5</text:p>
          </table:table-cell>
          <table:table-cell table:style-name="ce16" office:value-type="float" office:value="2" calcext:value-type="float">
            <text:p>2</text:p>
          </table:table-cell>
          <table:table-cell table:style-name="ce15" office:value-type="string" calcext:value-type="string">
            <text:p>reguladores</text:p>
          </table:table-cell>
          <table:table-cell table:style-name="ce15" table:formula="of:=[.K211]*[.L211]/100" office:value-type="float" office:value="127.5" calcext:value-type="float">
            <text:p>127,5</text:p>
          </table:table-cell>
          <table:table-cell table:style-name="ce16" table:formula="of:=[.K211]*[.M211]*4/100" office:value-type="float" office:value="7.2" calcext:value-type="float">
            <text:p>7,2</text:p>
          </table:table-cell>
          <table:table-cell table:style-name="ce16" table:formula="of:=[.K211]*[.O211]*4/100" office:value-type="float" office:value="117" calcext:value-type="float">
            <text:p>117</text:p>
          </table:table-cell>
          <table:table-cell table:style-name="ce15" office:value-type="float" office:value="150" calcext:value-type="float">
            <text:p>150</text:p>
          </table:table-cell>
          <table:table-cell table:style-name="ce15" office:value-type="float" office:value="85" calcext:value-type="float">
            <text:p>85</text:p>
          </table:table-cell>
          <table:table-cell table:style-name="ce25" office:value-type="float" office:value="1.2" calcext:value-type="float">
            <text:p>1.2</text:p>
          </table:table-cell>
          <table:table-cell table:style-name="ce25" office:value-type="float" office:value="0.3" calcext:value-type="float">
            <text:p>0.3</text:p>
          </table:table-cell>
          <table:table-cell table:style-name="ce25" office:value-type="float" office:value="19.5" calcext:value-type="float">
            <text:p>19.5</text:p>
          </table:table-cell>
          <table:table-cell table:number-columns-repeated="5" office:value-type="string" calcext:value-type="string">
            <text:p>si</text:p>
          </table:table-cell>
          <table:table-cell table:formula="of:=SUBSTITUTE(SUBSTITUTE(SUBSTITUTE(SUBSTITUTE(SUBSTITUTE(SUBSTITUTE(LOWER([.D211]);&quot; &quot;;&quot;-&quot;);&quot;á&quot;;&quot;a&quot;);&quot;é&quot;;&quot;e&quot;);&quot;í&quot;;&quot;i&quot;);&quot;ó&quot;;&quot;o&quot;);&quot;ú&quot;;&quot;u&quot;)" office:value-type="string" office:string-value="platano" calcext:value-type="string">
            <text:p>platano</text:p>
          </table:table-cell>
          <table:table-cell table:style-name="ce31" table:formula="of:=CONCATENATE(&quot;(alimento (id &quot;;[.B211];&quot;) (nombre &quot;;[.U211];&quot;) (grupo &quot;;[.E211];&quot;) (veces &quot;;[.F211];&quot;) (tipo &quot;;[.G211];&quot;) (racion &quot;;[.K211];&quot;) (kcal &quot;;[.L211];&quot;) (proteinas &quot;;[.M211];&quot;) (grasas &quot;;[.N211];&quot;) (hidratos &quot;;[.O211];&quot;) (desayuno &quot;;[.P211];&quot;) (almuerzo &quot;;[.Q211];&quot;) (comida &quot;;[.R211];&quot;) (merienda &quot;;[.S211];&quot;) (cena &quot;;[.T211];&quot;))&quot;)" office:value-type="string" office:string-value="(alimento (id 214) (nombre platano) (grupo 5) (veces 2) (tipo reguladores) (racion 150) (kcal 85) (proteinas 1,2) (grasas 0,3) (hidratos 19,5) (desayuno si) (almuerzo si) (comida si) (merienda si) (cena si))" calcext:value-type="string">
            <text:p>(alimento (id 214) (nombre platano) (grupo 5) (veces 2) (tipo reguladores) (racion 150) (kcal 85) (proteinas 1,2) (grasas 0,3) (hidratos 19,5) (desayuno si) (almuerzo si) (comida si) (merienda si) (cena si))</text:p>
          </table:table-cell>
          <table:table-cell table:formula="of:=SUBSTITUTE([.V211];&quot;,&quot;;&quot;.&quot;)" office:value-type="string" office:string-value="(alimento (id 214) (nombre platano) (grupo 5) (veces 2) (tipo reguladores) (racion 150) (kcal 85) (proteinas 1.2) (grasas 0.3) (hidratos 19.5) (desayuno si) (almuerzo si) (comida si) (merienda si) (cena si))" calcext:value-type="string">
            <text:p>(alimento (id 214) (nombre platano) (grupo 5) (veces 2) (tipo reguladores) (racion 150) (kcal 85) (proteinas 1.2) (grasas 0.3) (hidratos 19.5) (desayuno si) (almuerzo si) (comida si) (merienda si) (cena si))</text:p>
          </table:table-cell>
          <table:table-cell table:number-columns-repeated="1001"/>
        </table:table-row>
        <table:table-row table:style-name="ro1">
          <table:table-cell/>
          <table:table-cell office:value-type="float" office:value="215" calcext:value-type="float">
            <text:p>215</text:p>
          </table:table-cell>
          <table:table-cell office:value-type="string" calcext:value-type="string">
            <text:p>Frutas</text:p>
          </table:table-cell>
          <table:table-cell table:style-name="ce15" office:value-type="string" calcext:value-type="string">
            <text:p>Plátano</text:p>
          </table:table-cell>
          <table:table-cell table:style-name="ce15" office:value-type="float" office:value="5" calcext:value-type="float">
            <text:p>5</text:p>
          </table:table-cell>
          <table:table-cell table:style-name="ce16" office:value-type="float" office:value="2" calcext:value-type="float">
            <text:p>2</text:p>
          </table:table-cell>
          <table:table-cell table:style-name="ce15" office:value-type="string" calcext:value-type="string">
            <text:p>reguladores</text:p>
          </table:table-cell>
          <table:table-cell table:style-name="ce15" table:formula="of:=[.K212]*[.L212]/100" office:value-type="float" office:value="85" calcext:value-type="float">
            <text:p>85</text:p>
          </table:table-cell>
          <table:table-cell table:style-name="ce16" table:formula="of:=[.K212]*[.M212]*4/100" office:value-type="float" office:value="4.8" calcext:value-type="float">
            <text:p>4,8</text:p>
          </table:table-cell>
          <table:table-cell table:style-name="ce16" table:formula="of:=[.K212]*[.O212]*4/100" office:value-type="float" office:value="78" calcext:value-type="float">
            <text:p>78</text:p>
          </table:table-cell>
          <table:table-cell table:style-name="ce15" office:value-type="float" office:value="100" calcext:value-type="float">
            <text:p>100</text:p>
          </table:table-cell>
          <table:table-cell table:style-name="ce15" office:value-type="float" office:value="85" calcext:value-type="float">
            <text:p>85</text:p>
          </table:table-cell>
          <table:table-cell table:style-name="ce25" office:value-type="float" office:value="1.2" calcext:value-type="float">
            <text:p>1.2</text:p>
          </table:table-cell>
          <table:table-cell table:style-name="ce25" office:value-type="float" office:value="0.3" calcext:value-type="float">
            <text:p>0.3</text:p>
          </table:table-cell>
          <table:table-cell table:style-name="ce25" office:value-type="float" office:value="19.5" calcext:value-type="float">
            <text:p>19.5</text:p>
          </table:table-cell>
          <table:table-cell table:number-columns-repeated="5" office:value-type="string" calcext:value-type="string">
            <text:p>si</text:p>
          </table:table-cell>
          <table:table-cell table:formula="of:=SUBSTITUTE(SUBSTITUTE(SUBSTITUTE(SUBSTITUTE(SUBSTITUTE(SUBSTITUTE(LOWER([.D212]);&quot; &quot;;&quot;-&quot;);&quot;á&quot;;&quot;a&quot;);&quot;é&quot;;&quot;e&quot;);&quot;í&quot;;&quot;i&quot;);&quot;ó&quot;;&quot;o&quot;);&quot;ú&quot;;&quot;u&quot;)" office:value-type="string" office:string-value="platano" calcext:value-type="string">
            <text:p>platano</text:p>
          </table:table-cell>
          <table:table-cell table:style-name="ce31" table:formula="of:=CONCATENATE(&quot;(alimento (id &quot;;[.B212];&quot;) (nombre &quot;;[.U212];&quot;) (grupo &quot;;[.E212];&quot;) (veces &quot;;[.F212];&quot;) (tipo &quot;;[.G212];&quot;) (racion &quot;;[.K212];&quot;) (kcal &quot;;[.L212];&quot;) (proteinas &quot;;[.M212];&quot;) (grasas &quot;;[.N212];&quot;) (hidratos &quot;;[.O212];&quot;) (desayuno &quot;;[.P212];&quot;) (almuerzo &quot;;[.Q212];&quot;) (comida &quot;;[.R212];&quot;) (merienda &quot;;[.S212];&quot;) (cena &quot;;[.T212];&quot;))&quot;)" office:value-type="string" office:string-value="(alimento (id 215) (nombre platano) (grupo 5) (veces 2) (tipo reguladores) (racion 100) (kcal 85) (proteinas 1,2) (grasas 0,3) (hidratos 19,5) (desayuno si) (almuerzo si) (comida si) (merienda si) (cena si))" calcext:value-type="string">
            <text:p>(alimento (id 215) (nombre platano) (grupo 5) (veces 2) (tipo reguladores) (racion 100) (kcal 85) (proteinas 1,2) (grasas 0,3) (hidratos 19,5) (desayuno si) (almuerzo si) (comida si) (merienda si) (cena si))</text:p>
          </table:table-cell>
          <table:table-cell table:formula="of:=SUBSTITUTE([.V212];&quot;,&quot;;&quot;.&quot;)" office:value-type="string" office:string-value="(alimento (id 215) (nombre platano) (grupo 5) (veces 2) (tipo reguladores) (racion 100) (kcal 85) (proteinas 1.2) (grasas 0.3) (hidratos 19.5) (desayuno si) (almuerzo si) (comida si) (merienda si) (cena si))" calcext:value-type="string">
            <text:p>(alimento (id 215) (nombre platano) (grupo 5) (veces 2) (tipo reguladores) (racion 100) (kcal 85) (proteinas 1.2) (grasas 0.3) (hidratos 19.5) (desayuno si) (almuerzo si) (comida si) (merienda si) (cena si))</text:p>
          </table:table-cell>
          <table:table-cell table:number-columns-repeated="1001"/>
        </table:table-row>
        <table:table-row table:style-name="ro1">
          <table:table-cell/>
          <table:table-cell office:value-type="float" office:value="216" calcext:value-type="float">
            <text:p>216</text:p>
          </table:table-cell>
          <table:table-cell office:value-type="string" calcext:value-type="string">
            <text:p>Frutas</text:p>
          </table:table-cell>
          <table:table-cell table:style-name="ce15" office:value-type="string" calcext:value-type="string">
            <text:p>Naranja</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13]*[.L213]/100" office:value-type="float" office:value="92.75" calcext:value-type="float">
            <text:p>92,75</text:p>
          </table:table-cell>
          <table:table-cell table:style-name="ce16" table:formula="of:=[.K213]*[.M213]*4/100" office:value-type="float" office:value="7" calcext:value-type="float">
            <text:p>7</text:p>
          </table:table-cell>
          <table:table-cell table:style-name="ce16" table:formula="of:=[.K213]*[.O213]*4/100" office:value-type="float" office:value="81.9" calcext:value-type="float">
            <text:p>81,9</text:p>
          </table:table-cell>
          <table:table-cell table:style-name="ce15" office:value-type="float" office:value="175" calcext:value-type="float">
            <text:p>175</text:p>
          </table:table-cell>
          <table:table-cell table:style-name="ce15" office:value-type="float" office:value="53" calcext:value-type="float">
            <text:p>53</text:p>
          </table:table-cell>
          <table:table-cell table:style-name="ce25" office:value-type="float" office:value="1" calcext:value-type="float">
            <text:p>1</text:p>
          </table:table-cell>
          <table:table-cell table:style-name="ce25" office:value-type="float" office:value="0.2" calcext:value-type="float">
            <text:p>0.2</text:p>
          </table:table-cell>
          <table:table-cell table:style-name="ce25" office:value-type="float" office:value="11.7" calcext:value-type="float">
            <text:p>11.7</text:p>
          </table:table-cell>
          <table:table-cell table:number-columns-repeated="5" office:value-type="string" calcext:value-type="string">
            <text:p>si</text:p>
          </table:table-cell>
          <table:table-cell table:formula="of:=SUBSTITUTE(SUBSTITUTE(SUBSTITUTE(SUBSTITUTE(SUBSTITUTE(SUBSTITUTE(LOWER([.D213]);&quot; &quot;;&quot;-&quot;);&quot;á&quot;;&quot;a&quot;);&quot;é&quot;;&quot;e&quot;);&quot;í&quot;;&quot;i&quot;);&quot;ó&quot;;&quot;o&quot;);&quot;ú&quot;;&quot;u&quot;)" office:value-type="string" office:string-value="naranja" calcext:value-type="string">
            <text:p>naranja</text:p>
          </table:table-cell>
          <table:table-cell table:style-name="ce31" table:formula="of:=CONCATENATE(&quot;(alimento (id &quot;;[.B213];&quot;) (nombre &quot;;[.U213];&quot;) (grupo &quot;;[.E213];&quot;) (veces &quot;;[.F213];&quot;) (tipo &quot;;[.G213];&quot;) (racion &quot;;[.K213];&quot;) (kcal &quot;;[.L213];&quot;) (proteinas &quot;;[.M213];&quot;) (grasas &quot;;[.N213];&quot;) (hidratos &quot;;[.O213];&quot;) (desayuno &quot;;[.P213];&quot;) (almuerzo &quot;;[.Q213];&quot;) (comida &quot;;[.R213];&quot;) (merienda &quot;;[.S213];&quot;) (cena &quot;;[.T213];&quot;))&quot;)" office:value-type="string" office:string-value="(alimento (id 216) (nombre naranja) (grupo 5) (veces 1) (tipo reguladores) (racion 175) (kcal 53) (proteinas 1) (grasas 0,2) (hidratos 11,7) (desayuno si) (almuerzo si) (comida si) (merienda si) (cena si))" calcext:value-type="string">
            <text:p>(alimento (id 216) (nombre naranja) (grupo 5) (veces 1) (tipo reguladores) (racion 175) (kcal 53) (proteinas 1) (grasas 0,2) (hidratos 11,7) (desayuno si) (almuerzo si) (comida si) (merienda si) (cena si))</text:p>
          </table:table-cell>
          <table:table-cell table:formula="of:=SUBSTITUTE([.V213];&quot;,&quot;;&quot;.&quot;)" office:value-type="string" office:string-value="(alimento (id 216) (nombre naranja) (grupo 5) (veces 1) (tipo reguladores) (racion 175) (kcal 53) (proteinas 1) (grasas 0.2) (hidratos 11.7) (desayuno si) (almuerzo si) (comida si) (merienda si) (cena si))" calcext:value-type="string">
            <text:p>(alimento (id 216) (nombre naranja) (grupo 5) (veces 1) (tipo reguladores) (racion 175) (kcal 53) (proteinas 1) (grasas 0.2) (hidratos 11.7) (desayuno si) (almuerzo si) (comida si) (merienda si) (cena si))</text:p>
          </table:table-cell>
          <table:table-cell table:number-columns-repeated="1001"/>
        </table:table-row>
        <table:table-row table:style-name="ro1">
          <table:table-cell/>
          <table:table-cell office:value-type="float" office:value="217" calcext:value-type="float">
            <text:p>217</text:p>
          </table:table-cell>
          <table:table-cell office:value-type="string" calcext:value-type="string">
            <text:p>Frutas</text:p>
          </table:table-cell>
          <table:table-cell table:style-name="ce15" office:value-type="string" calcext:value-type="string">
            <text:p>Naranja</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14]*[.L214]/100" office:value-type="float" office:value="132.5" calcext:value-type="float">
            <text:p>132,5</text:p>
          </table:table-cell>
          <table:table-cell table:style-name="ce16" table:formula="of:=[.K214]*[.M214]*4/100" office:value-type="float" office:value="10" calcext:value-type="float">
            <text:p>10</text:p>
          </table:table-cell>
          <table:table-cell table:style-name="ce16" table:formula="of:=[.K214]*[.O214]*4/100" office:value-type="float" office:value="117" calcext:value-type="float">
            <text:p>117</text:p>
          </table:table-cell>
          <table:table-cell table:style-name="ce15" office:value-type="float" office:value="250" calcext:value-type="float">
            <text:p>250</text:p>
          </table:table-cell>
          <table:table-cell table:style-name="ce15" office:value-type="float" office:value="53" calcext:value-type="float">
            <text:p>53</text:p>
          </table:table-cell>
          <table:table-cell table:style-name="ce25" office:value-type="float" office:value="1" calcext:value-type="float">
            <text:p>1</text:p>
          </table:table-cell>
          <table:table-cell table:style-name="ce25" office:value-type="float" office:value="0.2" calcext:value-type="float">
            <text:p>0.2</text:p>
          </table:table-cell>
          <table:table-cell table:style-name="ce25" office:value-type="float" office:value="11.7" calcext:value-type="float">
            <text:p>11.7</text:p>
          </table:table-cell>
          <table:table-cell table:number-columns-repeated="5" office:value-type="string" calcext:value-type="string">
            <text:p>si</text:p>
          </table:table-cell>
          <table:table-cell table:formula="of:=SUBSTITUTE(SUBSTITUTE(SUBSTITUTE(SUBSTITUTE(SUBSTITUTE(SUBSTITUTE(LOWER([.D214]);&quot; &quot;;&quot;-&quot;);&quot;á&quot;;&quot;a&quot;);&quot;é&quot;;&quot;e&quot;);&quot;í&quot;;&quot;i&quot;);&quot;ó&quot;;&quot;o&quot;);&quot;ú&quot;;&quot;u&quot;)" office:value-type="string" office:string-value="naranja" calcext:value-type="string">
            <text:p>naranja</text:p>
          </table:table-cell>
          <table:table-cell table:style-name="ce31" table:formula="of:=CONCATENATE(&quot;(alimento (id &quot;;[.B214];&quot;) (nombre &quot;;[.U214];&quot;) (grupo &quot;;[.E214];&quot;) (veces &quot;;[.F214];&quot;) (tipo &quot;;[.G214];&quot;) (racion &quot;;[.K214];&quot;) (kcal &quot;;[.L214];&quot;) (proteinas &quot;;[.M214];&quot;) (grasas &quot;;[.N214];&quot;) (hidratos &quot;;[.O214];&quot;) (desayuno &quot;;[.P214];&quot;) (almuerzo &quot;;[.Q214];&quot;) (comida &quot;;[.R214];&quot;) (merienda &quot;;[.S214];&quot;) (cena &quot;;[.T214];&quot;))&quot;)" office:value-type="string" office:string-value="(alimento (id 217) (nombre naranja) (grupo 5) (veces 1) (tipo reguladores) (racion 250) (kcal 53) (proteinas 1) (grasas 0,2) (hidratos 11,7) (desayuno si) (almuerzo si) (comida si) (merienda si) (cena si))" calcext:value-type="string">
            <text:p>(alimento (id 217) (nombre naranja) (grupo 5) (veces 1) (tipo reguladores) (racion 250) (kcal 53) (proteinas 1) (grasas 0,2) (hidratos 11,7) (desayuno si) (almuerzo si) (comida si) (merienda si) (cena si))</text:p>
          </table:table-cell>
          <table:table-cell table:formula="of:=SUBSTITUTE([.V214];&quot;,&quot;;&quot;.&quot;)" office:value-type="string" office:string-value="(alimento (id 217) (nombre naranja) (grupo 5) (veces 1) (tipo reguladores) (racion 250) (kcal 53) (proteinas 1) (grasas 0.2) (hidratos 11.7) (desayuno si) (almuerzo si) (comida si) (merienda si) (cena si))" calcext:value-type="string">
            <text:p>(alimento (id 217) (nombre naranja) (grupo 5) (veces 1) (tipo reguladores) (racion 250) (kcal 53) (proteinas 1) (grasas 0.2) (hidratos 11.7) (desayuno si) (almuerzo si) (comida si) (merienda si) (cena si))</text:p>
          </table:table-cell>
          <table:table-cell table:number-columns-repeated="1001"/>
        </table:table-row>
        <table:table-row table:style-name="ro1">
          <table:table-cell/>
          <table:table-cell office:value-type="float" office:value="218" calcext:value-type="float">
            <text:p>218</text:p>
          </table:table-cell>
          <table:table-cell office:value-type="string" calcext:value-type="string">
            <text:p>Frutas</text:p>
          </table:table-cell>
          <table:table-cell table:style-name="ce15" office:value-type="string" calcext:value-type="string">
            <text:p>Naranja</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15]*[.L215]/100" office:value-type="float" office:value="79.5" calcext:value-type="float">
            <text:p>79,5</text:p>
          </table:table-cell>
          <table:table-cell table:style-name="ce16" table:formula="of:=[.K215]*[.M215]*4/100" office:value-type="float" office:value="6" calcext:value-type="float">
            <text:p>6</text:p>
          </table:table-cell>
          <table:table-cell table:style-name="ce16" table:formula="of:=[.K215]*[.O215]*4/100" office:value-type="float" office:value="70.2" calcext:value-type="float">
            <text:p>70,2</text:p>
          </table:table-cell>
          <table:table-cell table:style-name="ce15" office:value-type="float" office:value="150" calcext:value-type="float">
            <text:p>150</text:p>
          </table:table-cell>
          <table:table-cell table:style-name="ce15" office:value-type="float" office:value="53" calcext:value-type="float">
            <text:p>53</text:p>
          </table:table-cell>
          <table:table-cell table:style-name="ce25" office:value-type="float" office:value="1" calcext:value-type="float">
            <text:p>1</text:p>
          </table:table-cell>
          <table:table-cell table:style-name="ce25" office:value-type="float" office:value="0.2" calcext:value-type="float">
            <text:p>0.2</text:p>
          </table:table-cell>
          <table:table-cell table:style-name="ce25" office:value-type="float" office:value="11.7" calcext:value-type="float">
            <text:p>11.7</text:p>
          </table:table-cell>
          <table:table-cell table:number-columns-repeated="5" office:value-type="string" calcext:value-type="string">
            <text:p>si</text:p>
          </table:table-cell>
          <table:table-cell table:formula="of:=SUBSTITUTE(SUBSTITUTE(SUBSTITUTE(SUBSTITUTE(SUBSTITUTE(SUBSTITUTE(LOWER([.D215]);&quot; &quot;;&quot;-&quot;);&quot;á&quot;;&quot;a&quot;);&quot;é&quot;;&quot;e&quot;);&quot;í&quot;;&quot;i&quot;);&quot;ó&quot;;&quot;o&quot;);&quot;ú&quot;;&quot;u&quot;)" office:value-type="string" office:string-value="naranja" calcext:value-type="string">
            <text:p>naranja</text:p>
          </table:table-cell>
          <table:table-cell table:style-name="ce31" table:formula="of:=CONCATENATE(&quot;(alimento (id &quot;;[.B215];&quot;) (nombre &quot;;[.U215];&quot;) (grupo &quot;;[.E215];&quot;) (veces &quot;;[.F215];&quot;) (tipo &quot;;[.G215];&quot;) (racion &quot;;[.K215];&quot;) (kcal &quot;;[.L215];&quot;) (proteinas &quot;;[.M215];&quot;) (grasas &quot;;[.N215];&quot;) (hidratos &quot;;[.O215];&quot;) (desayuno &quot;;[.P215];&quot;) (almuerzo &quot;;[.Q215];&quot;) (comida &quot;;[.R215];&quot;) (merienda &quot;;[.S215];&quot;) (cena &quot;;[.T215];&quot;))&quot;)" office:value-type="string" office:string-value="(alimento (id 218) (nombre naranja) (grupo 5) (veces 1) (tipo reguladores) (racion 150) (kcal 53) (proteinas 1) (grasas 0,2) (hidratos 11,7) (desayuno si) (almuerzo si) (comida si) (merienda si) (cena si))" calcext:value-type="string">
            <text:p>(alimento (id 218) (nombre naranja) (grupo 5) (veces 1) (tipo reguladores) (racion 150) (kcal 53) (proteinas 1) (grasas 0,2) (hidratos 11,7) (desayuno si) (almuerzo si) (comida si) (merienda si) (cena si))</text:p>
          </table:table-cell>
          <table:table-cell table:formula="of:=SUBSTITUTE([.V215];&quot;,&quot;;&quot;.&quot;)" office:value-type="string" office:string-value="(alimento (id 218) (nombre naranja) (grupo 5) (veces 1) (tipo reguladores) (racion 150) (kcal 53) (proteinas 1) (grasas 0.2) (hidratos 11.7) (desayuno si) (almuerzo si) (comida si) (merienda si) (cena si))" calcext:value-type="string">
            <text:p>(alimento (id 218) (nombre naranja) (grupo 5) (veces 1) (tipo reguladores) (racion 150) (kcal 53) (proteinas 1) (grasas 0.2) (hidratos 11.7) (desayuno si) (almuerzo si) (comida si) (merienda si) (cena si))</text:p>
          </table:table-cell>
          <table:table-cell table:number-columns-repeated="1001"/>
        </table:table-row>
        <table:table-row table:style-name="ro1">
          <table:table-cell/>
          <table:table-cell office:value-type="float" office:value="219" calcext:value-type="float">
            <text:p>219</text:p>
          </table:table-cell>
          <table:table-cell office:value-type="string" calcext:value-type="string">
            <text:p>Frutas</text:p>
          </table:table-cell>
          <table:table-cell table:style-name="ce15" office:value-type="string" calcext:value-type="string">
            <text:p>Naranja</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16]*[.L216]/100" office:value-type="float" office:value="53" calcext:value-type="float">
            <text:p>53</text:p>
          </table:table-cell>
          <table:table-cell table:style-name="ce16" table:formula="of:=[.K216]*[.M216]*4/100" office:value-type="float" office:value="4" calcext:value-type="float">
            <text:p>4</text:p>
          </table:table-cell>
          <table:table-cell table:style-name="ce16" table:formula="of:=[.K216]*[.O216]*4/100" office:value-type="float" office:value="46.8" calcext:value-type="float">
            <text:p>46,8</text:p>
          </table:table-cell>
          <table:table-cell table:style-name="ce15" office:value-type="float" office:value="100" calcext:value-type="float">
            <text:p>100</text:p>
          </table:table-cell>
          <table:table-cell table:style-name="ce15" office:value-type="float" office:value="53" calcext:value-type="float">
            <text:p>53</text:p>
          </table:table-cell>
          <table:table-cell table:style-name="ce25" office:value-type="float" office:value="1" calcext:value-type="float">
            <text:p>1</text:p>
          </table:table-cell>
          <table:table-cell table:style-name="ce25" office:value-type="float" office:value="0.2" calcext:value-type="float">
            <text:p>0.2</text:p>
          </table:table-cell>
          <table:table-cell table:style-name="ce25" office:value-type="float" office:value="11.7" calcext:value-type="float">
            <text:p>11.7</text:p>
          </table:table-cell>
          <table:table-cell table:number-columns-repeated="5" office:value-type="string" calcext:value-type="string">
            <text:p>si</text:p>
          </table:table-cell>
          <table:table-cell table:formula="of:=SUBSTITUTE(SUBSTITUTE(SUBSTITUTE(SUBSTITUTE(SUBSTITUTE(SUBSTITUTE(LOWER([.D216]);&quot; &quot;;&quot;-&quot;);&quot;á&quot;;&quot;a&quot;);&quot;é&quot;;&quot;e&quot;);&quot;í&quot;;&quot;i&quot;);&quot;ó&quot;;&quot;o&quot;);&quot;ú&quot;;&quot;u&quot;)" office:value-type="string" office:string-value="naranja" calcext:value-type="string">
            <text:p>naranja</text:p>
          </table:table-cell>
          <table:table-cell table:style-name="ce31" table:formula="of:=CONCATENATE(&quot;(alimento (id &quot;;[.B216];&quot;) (nombre &quot;;[.U216];&quot;) (grupo &quot;;[.E216];&quot;) (veces &quot;;[.F216];&quot;) (tipo &quot;;[.G216];&quot;) (racion &quot;;[.K216];&quot;) (kcal &quot;;[.L216];&quot;) (proteinas &quot;;[.M216];&quot;) (grasas &quot;;[.N216];&quot;) (hidratos &quot;;[.O216];&quot;) (desayuno &quot;;[.P216];&quot;) (almuerzo &quot;;[.Q216];&quot;) (comida &quot;;[.R216];&quot;) (merienda &quot;;[.S216];&quot;) (cena &quot;;[.T216];&quot;))&quot;)" office:value-type="string" office:string-value="(alimento (id 219) (nombre naranja) (grupo 5) (veces 1) (tipo reguladores) (racion 100) (kcal 53) (proteinas 1) (grasas 0,2) (hidratos 11,7) (desayuno si) (almuerzo si) (comida si) (merienda si) (cena si))" calcext:value-type="string">
            <text:p>(alimento (id 219) (nombre naranja) (grupo 5) (veces 1) (tipo reguladores) (racion 100) (kcal 53) (proteinas 1) (grasas 0,2) (hidratos 11,7) (desayuno si) (almuerzo si) (comida si) (merienda si) (cena si))</text:p>
          </table:table-cell>
          <table:table-cell table:formula="of:=SUBSTITUTE([.V216];&quot;,&quot;;&quot;.&quot;)" office:value-type="string" office:string-value="(alimento (id 219) (nombre naranja) (grupo 5) (veces 1) (tipo reguladores) (racion 100) (kcal 53) (proteinas 1) (grasas 0.2) (hidratos 11.7) (desayuno si) (almuerzo si) (comida si) (merienda si) (cena si))" calcext:value-type="string">
            <text:p>(alimento (id 219) (nombre naranja) (grupo 5) (veces 1) (tipo reguladores) (racion 100) (kcal 53) (proteinas 1) (grasas 0.2) (hidratos 11.7) (desayuno si) (almuerzo si) (comida si) (merienda si) (cena si))</text:p>
          </table:table-cell>
          <table:table-cell table:number-columns-repeated="1001"/>
        </table:table-row>
        <table:table-row table:style-name="ro1">
          <table:table-cell/>
          <table:table-cell office:value-type="float" office:value="220" calcext:value-type="float">
            <text:p>220</text:p>
          </table:table-cell>
          <table:table-cell office:value-type="string" calcext:value-type="string">
            <text:p>Frutas</text:p>
          </table:table-cell>
          <table:table-cell table:style-name="ce15" office:value-type="string" calcext:value-type="string">
            <text:p>Naranja</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17]*[.L217]/100" office:value-type="float" office:value="106" calcext:value-type="float">
            <text:p>106</text:p>
          </table:table-cell>
          <table:table-cell table:style-name="ce16" table:formula="of:=[.K217]*[.M217]*4/100" office:value-type="float" office:value="8" calcext:value-type="float">
            <text:p>8</text:p>
          </table:table-cell>
          <table:table-cell table:style-name="ce16" table:formula="of:=[.K217]*[.O217]*4/100" office:value-type="float" office:value="93.6" calcext:value-type="float">
            <text:p>93,6</text:p>
          </table:table-cell>
          <table:table-cell table:style-name="ce15" office:value-type="float" office:value="200" calcext:value-type="float">
            <text:p>200</text:p>
          </table:table-cell>
          <table:table-cell table:style-name="ce15" office:value-type="float" office:value="53" calcext:value-type="float">
            <text:p>53</text:p>
          </table:table-cell>
          <table:table-cell table:style-name="ce25" office:value-type="float" office:value="1" calcext:value-type="float">
            <text:p>1</text:p>
          </table:table-cell>
          <table:table-cell table:style-name="ce25" office:value-type="float" office:value="0.2" calcext:value-type="float">
            <text:p>0.2</text:p>
          </table:table-cell>
          <table:table-cell table:style-name="ce25" office:value-type="float" office:value="11.7" calcext:value-type="float">
            <text:p>11.7</text:p>
          </table:table-cell>
          <table:table-cell table:number-columns-repeated="5" office:value-type="string" calcext:value-type="string">
            <text:p>si</text:p>
          </table:table-cell>
          <table:table-cell table:formula="of:=SUBSTITUTE(SUBSTITUTE(SUBSTITUTE(SUBSTITUTE(SUBSTITUTE(SUBSTITUTE(LOWER([.D217]);&quot; &quot;;&quot;-&quot;);&quot;á&quot;;&quot;a&quot;);&quot;é&quot;;&quot;e&quot;);&quot;í&quot;;&quot;i&quot;);&quot;ó&quot;;&quot;o&quot;);&quot;ú&quot;;&quot;u&quot;)" office:value-type="string" office:string-value="naranja" calcext:value-type="string">
            <text:p>naranja</text:p>
          </table:table-cell>
          <table:table-cell table:style-name="ce31" table:formula="of:=CONCATENATE(&quot;(alimento (id &quot;;[.B217];&quot;) (nombre &quot;;[.U217];&quot;) (grupo &quot;;[.E217];&quot;) (veces &quot;;[.F217];&quot;) (tipo &quot;;[.G217];&quot;) (racion &quot;;[.K217];&quot;) (kcal &quot;;[.L217];&quot;) (proteinas &quot;;[.M217];&quot;) (grasas &quot;;[.N217];&quot;) (hidratos &quot;;[.O217];&quot;) (desayuno &quot;;[.P217];&quot;) (almuerzo &quot;;[.Q217];&quot;) (comida &quot;;[.R217];&quot;) (merienda &quot;;[.S217];&quot;) (cena &quot;;[.T217];&quot;))&quot;)" office:value-type="string" office:string-value="(alimento (id 220) (nombre naranja) (grupo 5) (veces 1) (tipo reguladores) (racion 200) (kcal 53) (proteinas 1) (grasas 0,2) (hidratos 11,7) (desayuno si) (almuerzo si) (comida si) (merienda si) (cena si))" calcext:value-type="string">
            <text:p>(alimento (id 220) (nombre naranja) (grupo 5) (veces 1) (tipo reguladores) (racion 200) (kcal 53) (proteinas 1) (grasas 0,2) (hidratos 11,7) (desayuno si) (almuerzo si) (comida si) (merienda si) (cena si))</text:p>
          </table:table-cell>
          <table:table-cell table:formula="of:=SUBSTITUTE([.V217];&quot;,&quot;;&quot;.&quot;)" office:value-type="string" office:string-value="(alimento (id 220) (nombre naranja) (grupo 5) (veces 1) (tipo reguladores) (racion 200) (kcal 53) (proteinas 1) (grasas 0.2) (hidratos 11.7) (desayuno si) (almuerzo si) (comida si) (merienda si) (cena si))" calcext:value-type="string">
            <text:p>(alimento (id 220) (nombre naranja) (grupo 5) (veces 1) (tipo reguladores) (racion 200) (kcal 53) (proteinas 1) (grasas 0.2) (hidratos 11.7) (desayuno si) (almuerzo si) (comida si) (merienda si) (cena si))</text:p>
          </table:table-cell>
          <table:table-cell table:number-columns-repeated="1001"/>
        </table:table-row>
        <table:table-row table:style-name="ro1">
          <table:table-cell/>
          <table:table-cell office:value-type="float" office:value="221" calcext:value-type="float">
            <text:p>221</text:p>
          </table:table-cell>
          <table:table-cell office:value-type="string" calcext:value-type="string">
            <text:p>Frutas</text:p>
          </table:table-cell>
          <table:table-cell table:style-name="ce15" office:value-type="string" calcext:value-type="string">
            <text:p>Pinya</text:p>
          </table:table-cell>
          <table:table-cell table:style-name="ce15" office:value-type="float" office:value="5" calcext:value-type="float">
            <text:p>5</text:p>
          </table:table-cell>
          <table:table-cell table:style-name="ce16" office:value-type="float" office:value="3" calcext:value-type="float">
            <text:p>3</text:p>
          </table:table-cell>
          <table:table-cell table:style-name="ce15" office:value-type="string" calcext:value-type="string">
            <text:p>reguladores</text:p>
          </table:table-cell>
          <table:table-cell table:style-name="ce15" table:formula="of:=[.K218]*[.L218]/100" office:value-type="float" office:value="96.25" calcext:value-type="float">
            <text:p>96,25</text:p>
          </table:table-cell>
          <table:table-cell table:style-name="ce16" table:formula="of:=[.K218]*[.M218]*4/100" office:value-type="float" office:value="3.5" calcext:value-type="float">
            <text:p>3,5</text:p>
          </table:table-cell>
          <table:table-cell table:style-name="ce16" table:formula="of:=[.K218]*[.O218]*4/100" office:value-type="float" office:value="88.9" calcext:value-type="float">
            <text:p>88,9</text:p>
          </table:table-cell>
          <table:table-cell table:style-name="ce15" office:value-type="float" office:value="175" calcext:value-type="float">
            <text:p>175</text:p>
          </table:table-cell>
          <table:table-cell table:style-name="ce15" office:value-type="float" office:value="55" calcext:value-type="float">
            <text:p>55</text:p>
          </table:table-cell>
          <table:table-cell table:style-name="ce25" office:value-type="float" office:value="0.5" calcext:value-type="float">
            <text:p>0.5</text:p>
          </table:table-cell>
          <table:table-cell table:style-name="ce25" office:value-type="float" office:value="0.2" calcext:value-type="float">
            <text:p>0.2</text:p>
          </table:table-cell>
          <table:table-cell table:style-name="ce25" office:value-type="float" office:value="12.7" calcext:value-type="float">
            <text:p>12.7</text:p>
          </table:table-cell>
          <table:table-cell table:number-columns-repeated="5" office:value-type="string" calcext:value-type="string">
            <text:p>si</text:p>
          </table:table-cell>
          <table:table-cell table:formula="of:=SUBSTITUTE(SUBSTITUTE(SUBSTITUTE(SUBSTITUTE(SUBSTITUTE(SUBSTITUTE(LOWER([.D218]);&quot; &quot;;&quot;-&quot;);&quot;á&quot;;&quot;a&quot;);&quot;é&quot;;&quot;e&quot;);&quot;í&quot;;&quot;i&quot;);&quot;ó&quot;;&quot;o&quot;);&quot;ú&quot;;&quot;u&quot;)" office:value-type="string" office:string-value="pinya" calcext:value-type="string">
            <text:p>pinya</text:p>
          </table:table-cell>
          <table:table-cell table:style-name="ce31" table:formula="of:=CONCATENATE(&quot;(alimento (id &quot;;[.B218];&quot;) (nombre &quot;;[.U218];&quot;) (grupo &quot;;[.E218];&quot;) (veces &quot;;[.F218];&quot;) (tipo &quot;;[.G218];&quot;) (racion &quot;;[.K218];&quot;) (kcal &quot;;[.L218];&quot;) (proteinas &quot;;[.M218];&quot;) (grasas &quot;;[.N218];&quot;) (hidratos &quot;;[.O218];&quot;) (desayuno &quot;;[.P218];&quot;) (almuerzo &quot;;[.Q218];&quot;) (comida &quot;;[.R218];&quot;) (merienda &quot;;[.S218];&quot;) (cena &quot;;[.T218];&quot;))&quot;)" office:value-type="string" office:string-value="(alimento (id 221) (nombre pinya) (grupo 5) (veces 3) (tipo reguladores) (racion 175) (kcal 55) (proteinas 0,5) (grasas 0,2) (hidratos 12,7) (desayuno si) (almuerzo si) (comida si) (merienda si) (cena si))" calcext:value-type="string">
            <text:p>(alimento (id 221) (nombre pinya) (grupo 5) (veces 3) (tipo reguladores) (racion 175) (kcal 55) (proteinas 0,5) (grasas 0,2) (hidratos 12,7) (desayuno si) (almuerzo si) (comida si) (merienda si) (cena si))</text:p>
          </table:table-cell>
          <table:table-cell table:formula="of:=SUBSTITUTE([.V218];&quot;,&quot;;&quot;.&quot;)" office:value-type="string" office:string-value="(alimento (id 221) (nombre pinya) (grupo 5) (veces 3) (tipo reguladores) (racion 175) (kcal 55) (proteinas 0.5) (grasas 0.2) (hidratos 12.7) (desayuno si) (almuerzo si) (comida si) (merienda si) (cena si))" calcext:value-type="string">
            <text:p>(alimento (id 221) (nombre pinya) (grupo 5) (veces 3) (tipo reguladores) (racion 175) (kcal 55) (proteinas 0.5) (grasas 0.2) (hidratos 12.7) (desayuno si) (almuerzo si) (comida si) (merienda si) (cena si))</text:p>
          </table:table-cell>
          <table:table-cell table:number-columns-repeated="1001"/>
        </table:table-row>
        <table:table-row table:style-name="ro1">
          <table:table-cell/>
          <table:table-cell office:value-type="float" office:value="222" calcext:value-type="float">
            <text:p>222</text:p>
          </table:table-cell>
          <table:table-cell office:value-type="string" calcext:value-type="string">
            <text:p>Frutas</text:p>
          </table:table-cell>
          <table:table-cell table:style-name="ce15" office:value-type="string" calcext:value-type="string">
            <text:p>Pinya</text:p>
          </table:table-cell>
          <table:table-cell table:style-name="ce15" office:value-type="float" office:value="5" calcext:value-type="float">
            <text:p>5</text:p>
          </table:table-cell>
          <table:table-cell table:style-name="ce16" office:value-type="float" office:value="3" calcext:value-type="float">
            <text:p>3</text:p>
          </table:table-cell>
          <table:table-cell table:style-name="ce15" office:value-type="string" calcext:value-type="string">
            <text:p>reguladores</text:p>
          </table:table-cell>
          <table:table-cell table:style-name="ce15" table:formula="of:=[.K219]*[.L219]/100" office:value-type="float" office:value="68.75" calcext:value-type="float">
            <text:p>68,75</text:p>
          </table:table-cell>
          <table:table-cell table:style-name="ce16" table:formula="of:=[.K219]*[.M219]*4/100" office:value-type="float" office:value="2.5" calcext:value-type="float">
            <text:p>2,5</text:p>
          </table:table-cell>
          <table:table-cell table:style-name="ce16" table:formula="of:=[.K219]*[.O219]*4/100" office:value-type="float" office:value="63.5" calcext:value-type="float">
            <text:p>63,5</text:p>
          </table:table-cell>
          <table:table-cell table:style-name="ce15" office:value-type="float" office:value="125" calcext:value-type="float">
            <text:p>125</text:p>
          </table:table-cell>
          <table:table-cell table:style-name="ce15" office:value-type="float" office:value="55" calcext:value-type="float">
            <text:p>55</text:p>
          </table:table-cell>
          <table:table-cell table:style-name="ce25" office:value-type="float" office:value="0.5" calcext:value-type="float">
            <text:p>0.5</text:p>
          </table:table-cell>
          <table:table-cell table:style-name="ce25" office:value-type="float" office:value="0.2" calcext:value-type="float">
            <text:p>0.2</text:p>
          </table:table-cell>
          <table:table-cell table:style-name="ce25" office:value-type="float" office:value="12.7" calcext:value-type="float">
            <text:p>12.7</text:p>
          </table:table-cell>
          <table:table-cell table:number-columns-repeated="5" office:value-type="string" calcext:value-type="string">
            <text:p>si</text:p>
          </table:table-cell>
          <table:table-cell table:formula="of:=SUBSTITUTE(SUBSTITUTE(SUBSTITUTE(SUBSTITUTE(SUBSTITUTE(SUBSTITUTE(LOWER([.D219]);&quot; &quot;;&quot;-&quot;);&quot;á&quot;;&quot;a&quot;);&quot;é&quot;;&quot;e&quot;);&quot;í&quot;;&quot;i&quot;);&quot;ó&quot;;&quot;o&quot;);&quot;ú&quot;;&quot;u&quot;)" office:value-type="string" office:string-value="pinya" calcext:value-type="string">
            <text:p>pinya</text:p>
          </table:table-cell>
          <table:table-cell table:style-name="ce31" table:formula="of:=CONCATENATE(&quot;(alimento (id &quot;;[.B219];&quot;) (nombre &quot;;[.U219];&quot;) (grupo &quot;;[.E219];&quot;) (veces &quot;;[.F219];&quot;) (tipo &quot;;[.G219];&quot;) (racion &quot;;[.K219];&quot;) (kcal &quot;;[.L219];&quot;) (proteinas &quot;;[.M219];&quot;) (grasas &quot;;[.N219];&quot;) (hidratos &quot;;[.O219];&quot;) (desayuno &quot;;[.P219];&quot;) (almuerzo &quot;;[.Q219];&quot;) (comida &quot;;[.R219];&quot;) (merienda &quot;;[.S219];&quot;) (cena &quot;;[.T219];&quot;))&quot;)" office:value-type="string" office:string-value="(alimento (id 222) (nombre pinya) (grupo 5) (veces 3) (tipo reguladores) (racion 125) (kcal 55) (proteinas 0,5) (grasas 0,2) (hidratos 12,7) (desayuno si) (almuerzo si) (comida si) (merienda si) (cena si))" calcext:value-type="string">
            <text:p>(alimento (id 222) (nombre pinya) (grupo 5) (veces 3) (tipo reguladores) (racion 125) (kcal 55) (proteinas 0,5) (grasas 0,2) (hidratos 12,7) (desayuno si) (almuerzo si) (comida si) (merienda si) (cena si))</text:p>
          </table:table-cell>
          <table:table-cell table:formula="of:=SUBSTITUTE([.V219];&quot;,&quot;;&quot;.&quot;)" office:value-type="string" office:string-value="(alimento (id 222) (nombre pinya) (grupo 5) (veces 3) (tipo reguladores) (racion 125) (kcal 55) (proteinas 0.5) (grasas 0.2) (hidratos 12.7) (desayuno si) (almuerzo si) (comida si) (merienda si) (cena si))" calcext:value-type="string">
            <text:p>(alimento (id 222) (nombre pinya) (grupo 5) (veces 3) (tipo reguladores) (racion 125) (kcal 55) (proteinas 0.5) (grasas 0.2) (hidratos 12.7) (desayuno si) (almuerzo si) (comida si) (merienda si) (cena si))</text:p>
          </table:table-cell>
          <table:table-cell table:number-columns-repeated="1001"/>
        </table:table-row>
        <table:table-row table:style-name="ro1">
          <table:table-cell/>
          <table:table-cell office:value-type="float" office:value="223" calcext:value-type="float">
            <text:p>223</text:p>
          </table:table-cell>
          <table:table-cell office:value-type="string" calcext:value-type="string">
            <text:p>Frutas</text:p>
          </table:table-cell>
          <table:table-cell table:style-name="ce15" office:value-type="string" calcext:value-type="string">
            <text:p>Pinya</text:p>
          </table:table-cell>
          <table:table-cell table:style-name="ce15" office:value-type="float" office:value="5" calcext:value-type="float">
            <text:p>5</text:p>
          </table:table-cell>
          <table:table-cell table:style-name="ce16" office:value-type="float" office:value="3" calcext:value-type="float">
            <text:p>3</text:p>
          </table:table-cell>
          <table:table-cell table:style-name="ce15" office:value-type="string" calcext:value-type="string">
            <text:p>reguladores</text:p>
          </table:table-cell>
          <table:table-cell table:style-name="ce15" table:formula="of:=[.K220]*[.L220]/100" office:value-type="float" office:value="82.5" calcext:value-type="float">
            <text:p>82,5</text:p>
          </table:table-cell>
          <table:table-cell table:style-name="ce16" table:formula="of:=[.K220]*[.M220]*4/100" office:value-type="float" office:value="3" calcext:value-type="float">
            <text:p>3</text:p>
          </table:table-cell>
          <table:table-cell table:style-name="ce16" table:formula="of:=[.K220]*[.O220]*4/100" office:value-type="float" office:value="76.2" calcext:value-type="float">
            <text:p>76,2</text:p>
          </table:table-cell>
          <table:table-cell table:style-name="ce15" office:value-type="float" office:value="150" calcext:value-type="float">
            <text:p>150</text:p>
          </table:table-cell>
          <table:table-cell table:style-name="ce15" office:value-type="float" office:value="55" calcext:value-type="float">
            <text:p>55</text:p>
          </table:table-cell>
          <table:table-cell table:style-name="ce25" office:value-type="float" office:value="0.5" calcext:value-type="float">
            <text:p>0.5</text:p>
          </table:table-cell>
          <table:table-cell table:style-name="ce25" office:value-type="float" office:value="0.2" calcext:value-type="float">
            <text:p>0.2</text:p>
          </table:table-cell>
          <table:table-cell table:style-name="ce25" office:value-type="float" office:value="12.7" calcext:value-type="float">
            <text:p>12.7</text:p>
          </table:table-cell>
          <table:table-cell table:number-columns-repeated="5" office:value-type="string" calcext:value-type="string">
            <text:p>si</text:p>
          </table:table-cell>
          <table:table-cell table:formula="of:=SUBSTITUTE(SUBSTITUTE(SUBSTITUTE(SUBSTITUTE(SUBSTITUTE(SUBSTITUTE(LOWER([.D220]);&quot; &quot;;&quot;-&quot;);&quot;á&quot;;&quot;a&quot;);&quot;é&quot;;&quot;e&quot;);&quot;í&quot;;&quot;i&quot;);&quot;ó&quot;;&quot;o&quot;);&quot;ú&quot;;&quot;u&quot;)" office:value-type="string" office:string-value="pinya" calcext:value-type="string">
            <text:p>pinya</text:p>
          </table:table-cell>
          <table:table-cell table:style-name="ce31" table:formula="of:=CONCATENATE(&quot;(alimento (id &quot;;[.B220];&quot;) (nombre &quot;;[.U220];&quot;) (grupo &quot;;[.E220];&quot;) (veces &quot;;[.F220];&quot;) (tipo &quot;;[.G220];&quot;) (racion &quot;;[.K220];&quot;) (kcal &quot;;[.L220];&quot;) (proteinas &quot;;[.M220];&quot;) (grasas &quot;;[.N220];&quot;) (hidratos &quot;;[.O220];&quot;) (desayuno &quot;;[.P220];&quot;) (almuerzo &quot;;[.Q220];&quot;) (comida &quot;;[.R220];&quot;) (merienda &quot;;[.S220];&quot;) (cena &quot;;[.T220];&quot;))&quot;)" office:value-type="string" office:string-value="(alimento (id 223) (nombre pinya) (grupo 5) (veces 3) (tipo reguladores) (racion 150) (kcal 55) (proteinas 0,5) (grasas 0,2) (hidratos 12,7) (desayuno si) (almuerzo si) (comida si) (merienda si) (cena si))" calcext:value-type="string">
            <text:p>(alimento (id 223) (nombre pinya) (grupo 5) (veces 3) (tipo reguladores) (racion 150) (kcal 55) (proteinas 0,5) (grasas 0,2) (hidratos 12,7) (desayuno si) (almuerzo si) (comida si) (merienda si) (cena si))</text:p>
          </table:table-cell>
          <table:table-cell table:formula="of:=SUBSTITUTE([.V220];&quot;,&quot;;&quot;.&quot;)" office:value-type="string" office:string-value="(alimento (id 223) (nombre pinya) (grupo 5) (veces 3) (tipo reguladores) (racion 150) (kcal 55) (proteinas 0.5) (grasas 0.2) (hidratos 12.7) (desayuno si) (almuerzo si) (comida si) (merienda si) (cena si))" calcext:value-type="string">
            <text:p>(alimento (id 223) (nombre pinya) (grupo 5) (veces 3) (tipo reguladores) (racion 150) (kcal 55) (proteinas 0.5) (grasas 0.2) (hidratos 12.7) (desayuno si) (almuerzo si) (comida si) (merienda si) (cena si))</text:p>
          </table:table-cell>
          <table:table-cell table:number-columns-repeated="1001"/>
        </table:table-row>
        <table:table-row table:style-name="ro1">
          <table:table-cell/>
          <table:table-cell office:value-type="float" office:value="224" calcext:value-type="float">
            <text:p>224</text:p>
          </table:table-cell>
          <table:table-cell office:value-type="string" calcext:value-type="string">
            <text:p>Frutas</text:p>
          </table:table-cell>
          <table:table-cell table:style-name="ce15" office:value-type="string" calcext:value-type="string">
            <text:p>Pinya</text:p>
          </table:table-cell>
          <table:table-cell table:style-name="ce15" office:value-type="float" office:value="5" calcext:value-type="float">
            <text:p>5</text:p>
          </table:table-cell>
          <table:table-cell table:style-name="ce16" office:value-type="float" office:value="3" calcext:value-type="float">
            <text:p>3</text:p>
          </table:table-cell>
          <table:table-cell table:style-name="ce15" office:value-type="string" calcext:value-type="string">
            <text:p>reguladores</text:p>
          </table:table-cell>
          <table:table-cell table:style-name="ce15" table:formula="of:=[.K221]*[.L221]/100" office:value-type="float" office:value="110" calcext:value-type="float">
            <text:p>110</text:p>
          </table:table-cell>
          <table:table-cell table:style-name="ce16" table:formula="of:=[.K221]*[.M221]*4/100" office:value-type="float" office:value="4" calcext:value-type="float">
            <text:p>4</text:p>
          </table:table-cell>
          <table:table-cell table:style-name="ce16" table:formula="of:=[.K221]*[.O221]*4/100" office:value-type="float" office:value="101.6" calcext:value-type="float">
            <text:p>101,6</text:p>
          </table:table-cell>
          <table:table-cell table:style-name="ce15" office:value-type="float" office:value="200" calcext:value-type="float">
            <text:p>200</text:p>
          </table:table-cell>
          <table:table-cell table:style-name="ce15" office:value-type="float" office:value="55" calcext:value-type="float">
            <text:p>55</text:p>
          </table:table-cell>
          <table:table-cell table:style-name="ce25" office:value-type="float" office:value="0.5" calcext:value-type="float">
            <text:p>0.5</text:p>
          </table:table-cell>
          <table:table-cell table:style-name="ce25" office:value-type="float" office:value="0.2" calcext:value-type="float">
            <text:p>0.2</text:p>
          </table:table-cell>
          <table:table-cell table:style-name="ce25" office:value-type="float" office:value="12.7" calcext:value-type="float">
            <text:p>12.7</text:p>
          </table:table-cell>
          <table:table-cell table:number-columns-repeated="5" office:value-type="string" calcext:value-type="string">
            <text:p>si</text:p>
          </table:table-cell>
          <table:table-cell table:formula="of:=SUBSTITUTE(SUBSTITUTE(SUBSTITUTE(SUBSTITUTE(SUBSTITUTE(SUBSTITUTE(LOWER([.D221]);&quot; &quot;;&quot;-&quot;);&quot;á&quot;;&quot;a&quot;);&quot;é&quot;;&quot;e&quot;);&quot;í&quot;;&quot;i&quot;);&quot;ó&quot;;&quot;o&quot;);&quot;ú&quot;;&quot;u&quot;)" office:value-type="string" office:string-value="pinya" calcext:value-type="string">
            <text:p>pinya</text:p>
          </table:table-cell>
          <table:table-cell table:style-name="ce31" table:formula="of:=CONCATENATE(&quot;(alimento (id &quot;;[.B221];&quot;) (nombre &quot;;[.U221];&quot;) (grupo &quot;;[.E221];&quot;) (veces &quot;;[.F221];&quot;) (tipo &quot;;[.G221];&quot;) (racion &quot;;[.K221];&quot;) (kcal &quot;;[.L221];&quot;) (proteinas &quot;;[.M221];&quot;) (grasas &quot;;[.N221];&quot;) (hidratos &quot;;[.O221];&quot;) (desayuno &quot;;[.P221];&quot;) (almuerzo &quot;;[.Q221];&quot;) (comida &quot;;[.R221];&quot;) (merienda &quot;;[.S221];&quot;) (cena &quot;;[.T221];&quot;))&quot;)" office:value-type="string" office:string-value="(alimento (id 224) (nombre pinya) (grupo 5) (veces 3) (tipo reguladores) (racion 200) (kcal 55) (proteinas 0,5) (grasas 0,2) (hidratos 12,7) (desayuno si) (almuerzo si) (comida si) (merienda si) (cena si))" calcext:value-type="string">
            <text:p>(alimento (id 224) (nombre pinya) (grupo 5) (veces 3) (tipo reguladores) (racion 200) (kcal 55) (proteinas 0,5) (grasas 0,2) (hidratos 12,7) (desayuno si) (almuerzo si) (comida si) (merienda si) (cena si))</text:p>
          </table:table-cell>
          <table:table-cell table:formula="of:=SUBSTITUTE([.V221];&quot;,&quot;;&quot;.&quot;)" office:value-type="string" office:string-value="(alimento (id 224) (nombre pinya) (grupo 5) (veces 3) (tipo reguladores) (racion 200) (kcal 55) (proteinas 0.5) (grasas 0.2) (hidratos 12.7) (desayuno si) (almuerzo si) (comida si) (merienda si) (cena si))" calcext:value-type="string">
            <text:p>(alimento (id 224) (nombre pinya) (grupo 5) (veces 3) (tipo reguladores) (racion 200) (kcal 55) (proteinas 0.5) (grasas 0.2) (hidratos 12.7) (desayuno si) (almuerzo si) (comida si) (merienda si) (cena si))</text:p>
          </table:table-cell>
          <table:table-cell table:number-columns-repeated="1001"/>
        </table:table-row>
        <table:table-row table:style-name="ro1">
          <table:table-cell/>
          <table:table-cell office:value-type="float" office:value="225" calcext:value-type="float">
            <text:p>225</text:p>
          </table:table-cell>
          <table:table-cell office:value-type="string" calcext:value-type="string">
            <text:p>Frutas</text:p>
          </table:table-cell>
          <table:table-cell table:style-name="ce15" office:value-type="string" calcext:value-type="string">
            <text:p>Pinya</text:p>
          </table:table-cell>
          <table:table-cell table:style-name="ce15" office:value-type="float" office:value="5" calcext:value-type="float">
            <text:p>5</text:p>
          </table:table-cell>
          <table:table-cell table:style-name="ce16" office:value-type="float" office:value="3" calcext:value-type="float">
            <text:p>3</text:p>
          </table:table-cell>
          <table:table-cell table:style-name="ce15" office:value-type="string" calcext:value-type="string">
            <text:p>reguladores</text:p>
          </table:table-cell>
          <table:table-cell table:style-name="ce15" table:formula="of:=[.K222]*[.L222]/100" office:value-type="float" office:value="55" calcext:value-type="float">
            <text:p>55</text:p>
          </table:table-cell>
          <table:table-cell table:style-name="ce16" table:formula="of:=[.K222]*[.M222]*4/100" office:value-type="float" office:value="2" calcext:value-type="float">
            <text:p>2</text:p>
          </table:table-cell>
          <table:table-cell table:style-name="ce16" table:formula="of:=[.K222]*[.O222]*4/100" office:value-type="float" office:value="50.8" calcext:value-type="float">
            <text:p>50,8</text:p>
          </table:table-cell>
          <table:table-cell table:style-name="ce15" office:value-type="float" office:value="100" calcext:value-type="float">
            <text:p>100</text:p>
          </table:table-cell>
          <table:table-cell table:style-name="ce15" office:value-type="float" office:value="55" calcext:value-type="float">
            <text:p>55</text:p>
          </table:table-cell>
          <table:table-cell table:style-name="ce25" office:value-type="float" office:value="0.5" calcext:value-type="float">
            <text:p>0.5</text:p>
          </table:table-cell>
          <table:table-cell table:style-name="ce25" office:value-type="float" office:value="0.2" calcext:value-type="float">
            <text:p>0.2</text:p>
          </table:table-cell>
          <table:table-cell table:style-name="ce25" office:value-type="float" office:value="12.7" calcext:value-type="float">
            <text:p>12.7</text:p>
          </table:table-cell>
          <table:table-cell table:number-columns-repeated="5" office:value-type="string" calcext:value-type="string">
            <text:p>si</text:p>
          </table:table-cell>
          <table:table-cell table:formula="of:=SUBSTITUTE(SUBSTITUTE(SUBSTITUTE(SUBSTITUTE(SUBSTITUTE(SUBSTITUTE(LOWER([.D222]);&quot; &quot;;&quot;-&quot;);&quot;á&quot;;&quot;a&quot;);&quot;é&quot;;&quot;e&quot;);&quot;í&quot;;&quot;i&quot;);&quot;ó&quot;;&quot;o&quot;);&quot;ú&quot;;&quot;u&quot;)" office:value-type="string" office:string-value="pinya" calcext:value-type="string">
            <text:p>pinya</text:p>
          </table:table-cell>
          <table:table-cell table:style-name="ce31" table:formula="of:=CONCATENATE(&quot;(alimento (id &quot;;[.B222];&quot;) (nombre &quot;;[.U222];&quot;) (grupo &quot;;[.E222];&quot;) (veces &quot;;[.F222];&quot;) (tipo &quot;;[.G222];&quot;) (racion &quot;;[.K222];&quot;) (kcal &quot;;[.L222];&quot;) (proteinas &quot;;[.M222];&quot;) (grasas &quot;;[.N222];&quot;) (hidratos &quot;;[.O222];&quot;) (desayuno &quot;;[.P222];&quot;) (almuerzo &quot;;[.Q222];&quot;) (comida &quot;;[.R222];&quot;) (merienda &quot;;[.S222];&quot;) (cena &quot;;[.T222];&quot;))&quot;)" office:value-type="string" office:string-value="(alimento (id 225) (nombre pinya) (grupo 5) (veces 3) (tipo reguladores) (racion 100) (kcal 55) (proteinas 0,5) (grasas 0,2) (hidratos 12,7) (desayuno si) (almuerzo si) (comida si) (merienda si) (cena si))" calcext:value-type="string">
            <text:p>(alimento (id 225) (nombre pinya) (grupo 5) (veces 3) (tipo reguladores) (racion 100) (kcal 55) (proteinas 0,5) (grasas 0,2) (hidratos 12,7) (desayuno si) (almuerzo si) (comida si) (merienda si) (cena si))</text:p>
          </table:table-cell>
          <table:table-cell table:formula="of:=SUBSTITUTE([.V222];&quot;,&quot;;&quot;.&quot;)" office:value-type="string" office:string-value="(alimento (id 225) (nombre pinya) (grupo 5) (veces 3) (tipo reguladores) (racion 100) (kcal 55) (proteinas 0.5) (grasas 0.2) (hidratos 12.7) (desayuno si) (almuerzo si) (comida si) (merienda si) (cena si))" calcext:value-type="string">
            <text:p>(alimento (id 225) (nombre pinya) (grupo 5) (veces 3) (tipo reguladores) (racion 100) (kcal 55) (proteinas 0.5) (grasas 0.2) (hidratos 12.7) (desayuno si) (almuerzo si) (comida si) (merienda si) (cena si))</text:p>
          </table:table-cell>
          <table:table-cell table:number-columns-repeated="1001"/>
        </table:table-row>
        <table:table-row table:style-name="ro1">
          <table:table-cell/>
          <table:table-cell office:value-type="float" office:value="226" calcext:value-type="float">
            <text:p>226</text:p>
          </table:table-cell>
          <table:table-cell office:value-type="string" calcext:value-type="string">
            <text:p>Frutas</text:p>
          </table:table-cell>
          <table:table-cell table:style-name="ce15" office:value-type="string" calcext:value-type="string">
            <text:p>Fresa</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23]*[.L223]/100" office:value-type="float" office:value="8.75" calcext:value-type="float">
            <text:p>8,75</text:p>
          </table:table-cell>
          <table:table-cell table:style-name="ce16" table:formula="of:=[.K223]*[.M223]*4/100" office:value-type="float" office:value="0.8" calcext:value-type="float">
            <text:p>0,8</text:p>
          </table:table-cell>
          <table:table-cell table:style-name="ce16" table:formula="of:=[.K223]*[.O223]*4/100" office:value-type="float" office:value="5.5" calcext:value-type="float">
            <text:p>5,5</text:p>
          </table:table-cell>
          <table:table-cell table:style-name="ce15" office:value-type="float" office:value="25" calcext:value-type="float">
            <text:p>25</text:p>
          </table:table-cell>
          <table:table-cell table:style-name="ce15" office:value-type="float" office:value="35" calcext:value-type="float">
            <text:p>35</text:p>
          </table:table-cell>
          <table:table-cell table:style-name="ce25" office:value-type="float" office:value="0.8" calcext:value-type="float">
            <text:p>0.8</text:p>
          </table:table-cell>
          <table:table-cell table:style-name="ce25" office:value-type="float" office:value="0.4" calcext:value-type="float">
            <text:p>0.4</text:p>
          </table:table-cell>
          <table:table-cell table:style-name="ce25" office:value-type="float" office:value="5.5" calcext:value-type="float">
            <text:p>5.5</text:p>
          </table:table-cell>
          <table:table-cell table:number-columns-repeated="5" office:value-type="string" calcext:value-type="string">
            <text:p>si</text:p>
          </table:table-cell>
          <table:table-cell table:formula="of:=SUBSTITUTE(SUBSTITUTE(SUBSTITUTE(SUBSTITUTE(SUBSTITUTE(SUBSTITUTE(LOWER([.D223]);&quot; &quot;;&quot;-&quot;);&quot;á&quot;;&quot;a&quot;);&quot;é&quot;;&quot;e&quot;);&quot;í&quot;;&quot;i&quot;);&quot;ó&quot;;&quot;o&quot;);&quot;ú&quot;;&quot;u&quot;)" office:value-type="string" office:string-value="fresa" calcext:value-type="string">
            <text:p>fresa</text:p>
          </table:table-cell>
          <table:table-cell table:style-name="ce31" table:formula="of:=CONCATENATE(&quot;(alimento (id &quot;;[.B223];&quot;) (nombre &quot;;[.U223];&quot;) (grupo &quot;;[.E223];&quot;) (veces &quot;;[.F223];&quot;) (tipo &quot;;[.G223];&quot;) (racion &quot;;[.K223];&quot;) (kcal &quot;;[.L223];&quot;) (proteinas &quot;;[.M223];&quot;) (grasas &quot;;[.N223];&quot;) (hidratos &quot;;[.O223];&quot;) (desayuno &quot;;[.P223];&quot;) (almuerzo &quot;;[.Q223];&quot;) (comida &quot;;[.R223];&quot;) (merienda &quot;;[.S223];&quot;) (cena &quot;;[.T223];&quot;))&quot;)" office:value-type="string" office:string-value="(alimento (id 226) (nombre fresa) (grupo 5) (veces 1) (tipo reguladores) (racion 25) (kcal 35) (proteinas 0,8) (grasas 0,4) (hidratos 5,5) (desayuno si) (almuerzo si) (comida si) (merienda si) (cena si))" calcext:value-type="string">
            <text:p>(alimento (id 226) (nombre fresa) (grupo 5) (veces 1) (tipo reguladores) (racion 25) (kcal 35) (proteinas 0,8) (grasas 0,4) (hidratos 5,5) (desayuno si) (almuerzo si) (comida si) (merienda si) (cena si))</text:p>
          </table:table-cell>
          <table:table-cell table:formula="of:=SUBSTITUTE([.V223];&quot;,&quot;;&quot;.&quot;)" office:value-type="string" office:string-value="(alimento (id 226) (nombre fresa) (grupo 5) (veces 1) (tipo reguladores) (racion 25) (kcal 35) (proteinas 0.8) (grasas 0.4) (hidratos 5.5) (desayuno si) (almuerzo si) (comida si) (merienda si) (cena si))" calcext:value-type="string">
            <text:p>(alimento (id 226) (nombre fresa) (grupo 5) (veces 1) (tipo reguladores) (racion 25) (kcal 35) (proteinas 0.8) (grasas 0.4) (hidratos 5.5) (desayuno si) (almuerzo si) (comida si) (merienda si) (cena si))</text:p>
          </table:table-cell>
          <table:table-cell table:number-columns-repeated="1001"/>
        </table:table-row>
        <table:table-row table:style-name="ro1">
          <table:table-cell/>
          <table:table-cell office:value-type="float" office:value="227" calcext:value-type="float">
            <text:p>227</text:p>
          </table:table-cell>
          <table:table-cell office:value-type="string" calcext:value-type="string">
            <text:p>Frutas</text:p>
          </table:table-cell>
          <table:table-cell table:style-name="ce15" office:value-type="string" calcext:value-type="string">
            <text:p>Fresa</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24]*[.L224]/100" office:value-type="float" office:value="43.75" calcext:value-type="float">
            <text:p>43,75</text:p>
          </table:table-cell>
          <table:table-cell table:style-name="ce16" table:formula="of:=[.K224]*[.M224]*4/100" office:value-type="float" office:value="4" calcext:value-type="float">
            <text:p>4</text:p>
          </table:table-cell>
          <table:table-cell table:style-name="ce16" table:formula="of:=[.K224]*[.O224]*4/100" office:value-type="float" office:value="27.5" calcext:value-type="float">
            <text:p>27,5</text:p>
          </table:table-cell>
          <table:table-cell table:style-name="ce15" office:value-type="float" office:value="125" calcext:value-type="float">
            <text:p>125</text:p>
          </table:table-cell>
          <table:table-cell table:style-name="ce15" office:value-type="float" office:value="35" calcext:value-type="float">
            <text:p>35</text:p>
          </table:table-cell>
          <table:table-cell table:style-name="ce25" office:value-type="float" office:value="0.8" calcext:value-type="float">
            <text:p>0.8</text:p>
          </table:table-cell>
          <table:table-cell table:style-name="ce25" office:value-type="float" office:value="0.4" calcext:value-type="float">
            <text:p>0.4</text:p>
          </table:table-cell>
          <table:table-cell table:style-name="ce25" office:value-type="float" office:value="5.5" calcext:value-type="float">
            <text:p>5.5</text:p>
          </table:table-cell>
          <table:table-cell table:number-columns-repeated="5" office:value-type="string" calcext:value-type="string">
            <text:p>si</text:p>
          </table:table-cell>
          <table:table-cell table:formula="of:=SUBSTITUTE(SUBSTITUTE(SUBSTITUTE(SUBSTITUTE(SUBSTITUTE(SUBSTITUTE(LOWER([.D224]);&quot; &quot;;&quot;-&quot;);&quot;á&quot;;&quot;a&quot;);&quot;é&quot;;&quot;e&quot;);&quot;í&quot;;&quot;i&quot;);&quot;ó&quot;;&quot;o&quot;);&quot;ú&quot;;&quot;u&quot;)" office:value-type="string" office:string-value="fresa" calcext:value-type="string">
            <text:p>fresa</text:p>
          </table:table-cell>
          <table:table-cell table:style-name="ce31" table:formula="of:=CONCATENATE(&quot;(alimento (id &quot;;[.B224];&quot;) (nombre &quot;;[.U224];&quot;) (grupo &quot;;[.E224];&quot;) (veces &quot;;[.F224];&quot;) (tipo &quot;;[.G224];&quot;) (racion &quot;;[.K224];&quot;) (kcal &quot;;[.L224];&quot;) (proteinas &quot;;[.M224];&quot;) (grasas &quot;;[.N224];&quot;) (hidratos &quot;;[.O224];&quot;) (desayuno &quot;;[.P224];&quot;) (almuerzo &quot;;[.Q224];&quot;) (comida &quot;;[.R224];&quot;) (merienda &quot;;[.S224];&quot;) (cena &quot;;[.T224];&quot;))&quot;)" office:value-type="string" office:string-value="(alimento (id 227) (nombre fresa) (grupo 5) (veces 1) (tipo reguladores) (racion 125) (kcal 35) (proteinas 0,8) (grasas 0,4) (hidratos 5,5) (desayuno si) (almuerzo si) (comida si) (merienda si) (cena si))" calcext:value-type="string">
            <text:p>(alimento (id 227) (nombre fresa) (grupo 5) (veces 1) (tipo reguladores) (racion 125) (kcal 35) (proteinas 0,8) (grasas 0,4) (hidratos 5,5) (desayuno si) (almuerzo si) (comida si) (merienda si) (cena si))</text:p>
          </table:table-cell>
          <table:table-cell table:formula="of:=SUBSTITUTE([.V224];&quot;,&quot;;&quot;.&quot;)" office:value-type="string" office:string-value="(alimento (id 227) (nombre fresa) (grupo 5) (veces 1) (tipo reguladores) (racion 125) (kcal 35) (proteinas 0.8) (grasas 0.4) (hidratos 5.5) (desayuno si) (almuerzo si) (comida si) (merienda si) (cena si))" calcext:value-type="string">
            <text:p>(alimento (id 227) (nombre fresa) (grupo 5) (veces 1) (tipo reguladores) (racion 125) (kcal 35) (proteinas 0.8) (grasas 0.4) (hidratos 5.5) (desayuno si) (almuerzo si) (comida si) (merienda si) (cena si))</text:p>
          </table:table-cell>
          <table:table-cell table:number-columns-repeated="1001"/>
        </table:table-row>
        <table:table-row table:style-name="ro1">
          <table:table-cell/>
          <table:table-cell office:value-type="float" office:value="228" calcext:value-type="float">
            <text:p>228</text:p>
          </table:table-cell>
          <table:table-cell office:value-type="string" calcext:value-type="string">
            <text:p>Frutas</text:p>
          </table:table-cell>
          <table:table-cell table:style-name="ce15" office:value-type="string" calcext:value-type="string">
            <text:p>Fresa</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25]*[.L225]/100" office:value-type="float" office:value="26.25" calcext:value-type="float">
            <text:p>26,25</text:p>
          </table:table-cell>
          <table:table-cell table:style-name="ce16" table:formula="of:=[.K225]*[.M225]*4/100" office:value-type="float" office:value="2.4" calcext:value-type="float">
            <text:p>2,4</text:p>
          </table:table-cell>
          <table:table-cell table:style-name="ce16" table:formula="of:=[.K225]*[.O225]*4/100" office:value-type="float" office:value="16.5" calcext:value-type="float">
            <text:p>16,5</text:p>
          </table:table-cell>
          <table:table-cell table:style-name="ce15" office:value-type="float" office:value="75" calcext:value-type="float">
            <text:p>75</text:p>
          </table:table-cell>
          <table:table-cell table:style-name="ce15" office:value-type="float" office:value="35" calcext:value-type="float">
            <text:p>35</text:p>
          </table:table-cell>
          <table:table-cell table:style-name="ce25" office:value-type="float" office:value="0.8" calcext:value-type="float">
            <text:p>0.8</text:p>
          </table:table-cell>
          <table:table-cell table:style-name="ce25" office:value-type="float" office:value="0.4" calcext:value-type="float">
            <text:p>0.4</text:p>
          </table:table-cell>
          <table:table-cell table:style-name="ce25" office:value-type="float" office:value="5.5" calcext:value-type="float">
            <text:p>5.5</text:p>
          </table:table-cell>
          <table:table-cell table:number-columns-repeated="5" office:value-type="string" calcext:value-type="string">
            <text:p>si</text:p>
          </table:table-cell>
          <table:table-cell table:formula="of:=SUBSTITUTE(SUBSTITUTE(SUBSTITUTE(SUBSTITUTE(SUBSTITUTE(SUBSTITUTE(LOWER([.D225]);&quot; &quot;;&quot;-&quot;);&quot;á&quot;;&quot;a&quot;);&quot;é&quot;;&quot;e&quot;);&quot;í&quot;;&quot;i&quot;);&quot;ó&quot;;&quot;o&quot;);&quot;ú&quot;;&quot;u&quot;)" office:value-type="string" office:string-value="fresa" calcext:value-type="string">
            <text:p>fresa</text:p>
          </table:table-cell>
          <table:table-cell table:style-name="ce31" table:formula="of:=CONCATENATE(&quot;(alimento (id &quot;;[.B225];&quot;) (nombre &quot;;[.U225];&quot;) (grupo &quot;;[.E225];&quot;) (veces &quot;;[.F225];&quot;) (tipo &quot;;[.G225];&quot;) (racion &quot;;[.K225];&quot;) (kcal &quot;;[.L225];&quot;) (proteinas &quot;;[.M225];&quot;) (grasas &quot;;[.N225];&quot;) (hidratos &quot;;[.O225];&quot;) (desayuno &quot;;[.P225];&quot;) (almuerzo &quot;;[.Q225];&quot;) (comida &quot;;[.R225];&quot;) (merienda &quot;;[.S225];&quot;) (cena &quot;;[.T225];&quot;))&quot;)" office:value-type="string" office:string-value="(alimento (id 228) (nombre fresa) (grupo 5) (veces 1) (tipo reguladores) (racion 75) (kcal 35) (proteinas 0,8) (grasas 0,4) (hidratos 5,5) (desayuno si) (almuerzo si) (comida si) (merienda si) (cena si))" calcext:value-type="string">
            <text:p>(alimento (id 228) (nombre fresa) (grupo 5) (veces 1) (tipo reguladores) (racion 75) (kcal 35) (proteinas 0,8) (grasas 0,4) (hidratos 5,5) (desayuno si) (almuerzo si) (comida si) (merienda si) (cena si))</text:p>
          </table:table-cell>
          <table:table-cell table:formula="of:=SUBSTITUTE([.V225];&quot;,&quot;;&quot;.&quot;)" office:value-type="string" office:string-value="(alimento (id 228) (nombre fresa) (grupo 5) (veces 1) (tipo reguladores) (racion 75) (kcal 35) (proteinas 0.8) (grasas 0.4) (hidratos 5.5) (desayuno si) (almuerzo si) (comida si) (merienda si) (cena si))" calcext:value-type="string">
            <text:p>(alimento (id 228) (nombre fresa) (grupo 5) (veces 1) (tipo reguladores) (racion 75) (kcal 35) (proteinas 0.8) (grasas 0.4) (hidratos 5.5) (desayuno si) (almuerzo si) (comida si) (merienda si) (cena si))</text:p>
          </table:table-cell>
          <table:table-cell table:number-columns-repeated="1001"/>
        </table:table-row>
        <table:table-row table:style-name="ro1">
          <table:table-cell/>
          <table:table-cell office:value-type="float" office:value="229" calcext:value-type="float">
            <text:p>229</text:p>
          </table:table-cell>
          <table:table-cell office:value-type="string" calcext:value-type="string">
            <text:p>Frutas</text:p>
          </table:table-cell>
          <table:table-cell table:style-name="ce15" office:value-type="string" calcext:value-type="string">
            <text:p>Fresa</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26]*[.L226]/100" office:value-type="float" office:value="17.5" calcext:value-type="float">
            <text:p>17,5</text:p>
          </table:table-cell>
          <table:table-cell table:style-name="ce16" table:formula="of:=[.K226]*[.M226]*4/100" office:value-type="float" office:value="1.6" calcext:value-type="float">
            <text:p>1,6</text:p>
          </table:table-cell>
          <table:table-cell table:style-name="ce16" table:formula="of:=[.K226]*[.O226]*4/100" office:value-type="float" office:value="11" calcext:value-type="float">
            <text:p>11</text:p>
          </table:table-cell>
          <table:table-cell table:style-name="ce15" office:value-type="float" office:value="50" calcext:value-type="float">
            <text:p>50</text:p>
          </table:table-cell>
          <table:table-cell table:style-name="ce15" office:value-type="float" office:value="35" calcext:value-type="float">
            <text:p>35</text:p>
          </table:table-cell>
          <table:table-cell table:style-name="ce25" office:value-type="float" office:value="0.8" calcext:value-type="float">
            <text:p>0.8</text:p>
          </table:table-cell>
          <table:table-cell table:style-name="ce25" office:value-type="float" office:value="0.4" calcext:value-type="float">
            <text:p>0.4</text:p>
          </table:table-cell>
          <table:table-cell table:style-name="ce25" office:value-type="float" office:value="5.5" calcext:value-type="float">
            <text:p>5.5</text:p>
          </table:table-cell>
          <table:table-cell table:number-columns-repeated="5" office:value-type="string" calcext:value-type="string">
            <text:p>si</text:p>
          </table:table-cell>
          <table:table-cell table:formula="of:=SUBSTITUTE(SUBSTITUTE(SUBSTITUTE(SUBSTITUTE(SUBSTITUTE(SUBSTITUTE(LOWER([.D226]);&quot; &quot;;&quot;-&quot;);&quot;á&quot;;&quot;a&quot;);&quot;é&quot;;&quot;e&quot;);&quot;í&quot;;&quot;i&quot;);&quot;ó&quot;;&quot;o&quot;);&quot;ú&quot;;&quot;u&quot;)" office:value-type="string" office:string-value="fresa" calcext:value-type="string">
            <text:p>fresa</text:p>
          </table:table-cell>
          <table:table-cell table:style-name="ce31" table:formula="of:=CONCATENATE(&quot;(alimento (id &quot;;[.B226];&quot;) (nombre &quot;;[.U226];&quot;) (grupo &quot;;[.E226];&quot;) (veces &quot;;[.F226];&quot;) (tipo &quot;;[.G226];&quot;) (racion &quot;;[.K226];&quot;) (kcal &quot;;[.L226];&quot;) (proteinas &quot;;[.M226];&quot;) (grasas &quot;;[.N226];&quot;) (hidratos &quot;;[.O226];&quot;) (desayuno &quot;;[.P226];&quot;) (almuerzo &quot;;[.Q226];&quot;) (comida &quot;;[.R226];&quot;) (merienda &quot;;[.S226];&quot;) (cena &quot;;[.T226];&quot;))&quot;)" office:value-type="string" office:string-value="(alimento (id 229) (nombre fresa) (grupo 5) (veces 1) (tipo reguladores) (racion 50) (kcal 35) (proteinas 0,8) (grasas 0,4) (hidratos 5,5) (desayuno si) (almuerzo si) (comida si) (merienda si) (cena si))" calcext:value-type="string">
            <text:p>(alimento (id 229) (nombre fresa) (grupo 5) (veces 1) (tipo reguladores) (racion 50) (kcal 35) (proteinas 0,8) (grasas 0,4) (hidratos 5,5) (desayuno si) (almuerzo si) (comida si) (merienda si) (cena si))</text:p>
          </table:table-cell>
          <table:table-cell table:formula="of:=SUBSTITUTE([.V226];&quot;,&quot;;&quot;.&quot;)" office:value-type="string" office:string-value="(alimento (id 229) (nombre fresa) (grupo 5) (veces 1) (tipo reguladores) (racion 50) (kcal 35) (proteinas 0.8) (grasas 0.4) (hidratos 5.5) (desayuno si) (almuerzo si) (comida si) (merienda si) (cena si))" calcext:value-type="string">
            <text:p>(alimento (id 229) (nombre fresa) (grupo 5) (veces 1) (tipo reguladores) (racion 50) (kcal 35) (proteinas 0.8) (grasas 0.4) (hidratos 5.5) (desayuno si) (almuerzo si) (comida si) (merienda si) (cena si))</text:p>
          </table:table-cell>
          <table:table-cell table:number-columns-repeated="1001"/>
        </table:table-row>
        <table:table-row table:style-name="ro1">
          <table:table-cell/>
          <table:table-cell office:value-type="float" office:value="230" calcext:value-type="float">
            <text:p>230</text:p>
          </table:table-cell>
          <table:table-cell office:value-type="string" calcext:value-type="string">
            <text:p>Frutas</text:p>
          </table:table-cell>
          <table:table-cell table:style-name="ce15" office:value-type="string" calcext:value-type="string">
            <text:p>Fresa</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27]*[.L227]/100" office:value-type="float" office:value="35" calcext:value-type="float">
            <text:p>35</text:p>
          </table:table-cell>
          <table:table-cell table:style-name="ce16" table:formula="of:=[.K227]*[.M227]*4/100" office:value-type="float" office:value="3.2" calcext:value-type="float">
            <text:p>3,2</text:p>
          </table:table-cell>
          <table:table-cell table:style-name="ce16" table:formula="of:=[.K227]*[.O227]*4/100" office:value-type="float" office:value="22" calcext:value-type="float">
            <text:p>22</text:p>
          </table:table-cell>
          <table:table-cell table:style-name="ce15" office:value-type="float" office:value="100" calcext:value-type="float">
            <text:p>100</text:p>
          </table:table-cell>
          <table:table-cell table:style-name="ce15" office:value-type="float" office:value="35" calcext:value-type="float">
            <text:p>35</text:p>
          </table:table-cell>
          <table:table-cell table:style-name="ce25" office:value-type="float" office:value="0.8" calcext:value-type="float">
            <text:p>0.8</text:p>
          </table:table-cell>
          <table:table-cell table:style-name="ce25" office:value-type="float" office:value="0.4" calcext:value-type="float">
            <text:p>0.4</text:p>
          </table:table-cell>
          <table:table-cell table:style-name="ce25" office:value-type="float" office:value="5.5" calcext:value-type="float">
            <text:p>5.5</text:p>
          </table:table-cell>
          <table:table-cell table:number-columns-repeated="5" office:value-type="string" calcext:value-type="string">
            <text:p>si</text:p>
          </table:table-cell>
          <table:table-cell table:formula="of:=SUBSTITUTE(SUBSTITUTE(SUBSTITUTE(SUBSTITUTE(SUBSTITUTE(SUBSTITUTE(LOWER([.D227]);&quot; &quot;;&quot;-&quot;);&quot;á&quot;;&quot;a&quot;);&quot;é&quot;;&quot;e&quot;);&quot;í&quot;;&quot;i&quot;);&quot;ó&quot;;&quot;o&quot;);&quot;ú&quot;;&quot;u&quot;)" office:value-type="string" office:string-value="fresa" calcext:value-type="string">
            <text:p>fresa</text:p>
          </table:table-cell>
          <table:table-cell table:style-name="ce31" table:formula="of:=CONCATENATE(&quot;(alimento (id &quot;;[.B227];&quot;) (nombre &quot;;[.U227];&quot;) (grupo &quot;;[.E227];&quot;) (veces &quot;;[.F227];&quot;) (tipo &quot;;[.G227];&quot;) (racion &quot;;[.K227];&quot;) (kcal &quot;;[.L227];&quot;) (proteinas &quot;;[.M227];&quot;) (grasas &quot;;[.N227];&quot;) (hidratos &quot;;[.O227];&quot;) (desayuno &quot;;[.P227];&quot;) (almuerzo &quot;;[.Q227];&quot;) (comida &quot;;[.R227];&quot;) (merienda &quot;;[.S227];&quot;) (cena &quot;;[.T227];&quot;))&quot;)" office:value-type="string" office:string-value="(alimento (id 230) (nombre fresa) (grupo 5) (veces 1) (tipo reguladores) (racion 100) (kcal 35) (proteinas 0,8) (grasas 0,4) (hidratos 5,5) (desayuno si) (almuerzo si) (comida si) (merienda si) (cena si))" calcext:value-type="string">
            <text:p>(alimento (id 230) (nombre fresa) (grupo 5) (veces 1) (tipo reguladores) (racion 100) (kcal 35) (proteinas 0,8) (grasas 0,4) (hidratos 5,5) (desayuno si) (almuerzo si) (comida si) (merienda si) (cena si))</text:p>
          </table:table-cell>
          <table:table-cell table:formula="of:=SUBSTITUTE([.V227];&quot;,&quot;;&quot;.&quot;)" office:value-type="string" office:string-value="(alimento (id 230) (nombre fresa) (grupo 5) (veces 1) (tipo reguladores) (racion 100) (kcal 35) (proteinas 0.8) (grasas 0.4) (hidratos 5.5) (desayuno si) (almuerzo si) (comida si) (merienda si) (cena si))" calcext:value-type="string">
            <text:p>(alimento (id 230) (nombre fresa) (grupo 5) (veces 1) (tipo reguladores) (racion 100) (kcal 35) (proteinas 0.8) (grasas 0.4) (hidratos 5.5) (desayuno si) (almuerzo si) (comida si) (merienda si) (cena si))</text:p>
          </table:table-cell>
          <table:table-cell table:number-columns-repeated="1001"/>
        </table:table-row>
        <table:table-row table:style-name="ro1">
          <table:table-cell/>
          <table:table-cell office:value-type="float" office:value="231" calcext:value-type="float">
            <text:p>231</text:p>
          </table:table-cell>
          <table:table-cell office:value-type="string" calcext:value-type="string">
            <text:p>Frutas</text:p>
          </table:table-cell>
          <table:table-cell table:style-name="ce15" office:value-type="string" calcext:value-type="string">
            <text:p>Pera</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28]*[.L228]/100" office:value-type="float" office:value="72.5" calcext:value-type="float">
            <text:p>72,5</text:p>
          </table:table-cell>
          <table:table-cell table:style-name="ce16" table:formula="of:=[.K228]*[.M228]*4/100" office:value-type="float" office:value="3.5" calcext:value-type="float">
            <text:p>3,5</text:p>
          </table:table-cell>
          <table:table-cell table:style-name="ce16" table:formula="of:=[.K228]*[.O228]*4/100" office:value-type="float" office:value="75" calcext:value-type="float">
            <text:p>75</text:p>
          </table:table-cell>
          <table:table-cell table:style-name="ce15" office:value-type="float" office:value="125" calcext:value-type="float">
            <text:p>125</text:p>
          </table:table-cell>
          <table:table-cell table:style-name="ce15" office:value-type="float" office:value="58" calcext:value-type="float">
            <text:p>58</text:p>
          </table:table-cell>
          <table:table-cell table:style-name="ce25" office:value-type="float" office:value="0.7" calcext:value-type="float">
            <text:p>0.7</text:p>
          </table:table-cell>
          <table:table-cell table:style-name="ce25" office:value-type="float" office:value="0.1" calcext:value-type="float">
            <text:p>0.1</text:p>
          </table:table-cell>
          <table:table-cell table:style-name="ce25" office:value-type="float" office:value="15" calcext:value-type="float">
            <text:p>15</text:p>
          </table:table-cell>
          <table:table-cell table:number-columns-repeated="5" office:value-type="string" calcext:value-type="string">
            <text:p>si</text:p>
          </table:table-cell>
          <table:table-cell table:formula="of:=SUBSTITUTE(SUBSTITUTE(SUBSTITUTE(SUBSTITUTE(SUBSTITUTE(SUBSTITUTE(LOWER([.D228]);&quot; &quot;;&quot;-&quot;);&quot;á&quot;;&quot;a&quot;);&quot;é&quot;;&quot;e&quot;);&quot;í&quot;;&quot;i&quot;);&quot;ó&quot;;&quot;o&quot;);&quot;ú&quot;;&quot;u&quot;)" office:value-type="string" office:string-value="pera" calcext:value-type="string">
            <text:p>pera</text:p>
          </table:table-cell>
          <table:table-cell table:style-name="ce31" table:formula="of:=CONCATENATE(&quot;(alimento (id &quot;;[.B228];&quot;) (nombre &quot;;[.U228];&quot;) (grupo &quot;;[.E228];&quot;) (veces &quot;;[.F228];&quot;) (tipo &quot;;[.G228];&quot;) (racion &quot;;[.K228];&quot;) (kcal &quot;;[.L228];&quot;) (proteinas &quot;;[.M228];&quot;) (grasas &quot;;[.N228];&quot;) (hidratos &quot;;[.O228];&quot;) (desayuno &quot;;[.P228];&quot;) (almuerzo &quot;;[.Q228];&quot;) (comida &quot;;[.R228];&quot;) (merienda &quot;;[.S228];&quot;) (cena &quot;;[.T228];&quot;))&quot;)" office:value-type="string" office:string-value="(alimento (id 231) (nombre pera) (grupo 5) (veces 1) (tipo reguladores) (racion 125) (kcal 58) (proteinas 0,7) (grasas 0,1) (hidratos 15) (desayuno si) (almuerzo si) (comida si) (merienda si) (cena si))" calcext:value-type="string">
            <text:p>(alimento (id 231) (nombre pera) (grupo 5) (veces 1) (tipo reguladores) (racion 125) (kcal 58) (proteinas 0,7) (grasas 0,1) (hidratos 15) (desayuno si) (almuerzo si) (comida si) (merienda si) (cena si))</text:p>
          </table:table-cell>
          <table:table-cell table:formula="of:=SUBSTITUTE([.V228];&quot;,&quot;;&quot;.&quot;)" office:value-type="string" office:string-value="(alimento (id 231) (nombre pera) (grupo 5) (veces 1) (tipo reguladores) (racion 125) (kcal 58) (proteinas 0.7) (grasas 0.1) (hidratos 15) (desayuno si) (almuerzo si) (comida si) (merienda si) (cena si))" calcext:value-type="string">
            <text:p>(alimento (id 231) (nombre pera) (grupo 5) (veces 1) (tipo reguladores) (racion 125) (kcal 58) (proteinas 0.7) (grasas 0.1) (hidratos 15) (desayuno si) (almuerzo si) (comida si) (merienda si) (cena si))</text:p>
          </table:table-cell>
          <table:table-cell table:number-columns-repeated="1001"/>
        </table:table-row>
        <table:table-row table:style-name="ro1">
          <table:table-cell/>
          <table:table-cell office:value-type="float" office:value="232" calcext:value-type="float">
            <text:p>232</text:p>
          </table:table-cell>
          <table:table-cell office:value-type="string" calcext:value-type="string">
            <text:p>Frutas</text:p>
          </table:table-cell>
          <table:table-cell table:style-name="ce15" office:value-type="string" calcext:value-type="string">
            <text:p>Pera</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29]*[.L229]/100" office:value-type="float" office:value="116" calcext:value-type="float">
            <text:p>116</text:p>
          </table:table-cell>
          <table:table-cell table:style-name="ce16" table:formula="of:=[.K229]*[.M229]*4/100" office:value-type="float" office:value="5.6" calcext:value-type="float">
            <text:p>5,6</text:p>
          </table:table-cell>
          <table:table-cell table:style-name="ce16" table:formula="of:=[.K229]*[.O229]*4/100" office:value-type="float" office:value="120" calcext:value-type="float">
            <text:p>120</text:p>
          </table:table-cell>
          <table:table-cell table:style-name="ce15" office:value-type="float" office:value="200" calcext:value-type="float">
            <text:p>200</text:p>
          </table:table-cell>
          <table:table-cell table:style-name="ce15" office:value-type="float" office:value="58" calcext:value-type="float">
            <text:p>58</text:p>
          </table:table-cell>
          <table:table-cell table:style-name="ce25" office:value-type="float" office:value="0.7" calcext:value-type="float">
            <text:p>0.7</text:p>
          </table:table-cell>
          <table:table-cell table:style-name="ce25" office:value-type="float" office:value="0.1" calcext:value-type="float">
            <text:p>0.1</text:p>
          </table:table-cell>
          <table:table-cell table:style-name="ce25" office:value-type="float" office:value="15" calcext:value-type="float">
            <text:p>15</text:p>
          </table:table-cell>
          <table:table-cell table:number-columns-repeated="5" office:value-type="string" calcext:value-type="string">
            <text:p>si</text:p>
          </table:table-cell>
          <table:table-cell table:formula="of:=SUBSTITUTE(SUBSTITUTE(SUBSTITUTE(SUBSTITUTE(SUBSTITUTE(SUBSTITUTE(LOWER([.D229]);&quot; &quot;;&quot;-&quot;);&quot;á&quot;;&quot;a&quot;);&quot;é&quot;;&quot;e&quot;);&quot;í&quot;;&quot;i&quot;);&quot;ó&quot;;&quot;o&quot;);&quot;ú&quot;;&quot;u&quot;)" office:value-type="string" office:string-value="pera" calcext:value-type="string">
            <text:p>pera</text:p>
          </table:table-cell>
          <table:table-cell table:style-name="ce31" table:formula="of:=CONCATENATE(&quot;(alimento (id &quot;;[.B229];&quot;) (nombre &quot;;[.U229];&quot;) (grupo &quot;;[.E229];&quot;) (veces &quot;;[.F229];&quot;) (tipo &quot;;[.G229];&quot;) (racion &quot;;[.K229];&quot;) (kcal &quot;;[.L229];&quot;) (proteinas &quot;;[.M229];&quot;) (grasas &quot;;[.N229];&quot;) (hidratos &quot;;[.O229];&quot;) (desayuno &quot;;[.P229];&quot;) (almuerzo &quot;;[.Q229];&quot;) (comida &quot;;[.R229];&quot;) (merienda &quot;;[.S229];&quot;) (cena &quot;;[.T229];&quot;))&quot;)" office:value-type="string" office:string-value="(alimento (id 232) (nombre pera) (grupo 5) (veces 1) (tipo reguladores) (racion 200) (kcal 58) (proteinas 0,7) (grasas 0,1) (hidratos 15) (desayuno si) (almuerzo si) (comida si) (merienda si) (cena si))" calcext:value-type="string">
            <text:p>(alimento (id 232) (nombre pera) (grupo 5) (veces 1) (tipo reguladores) (racion 200) (kcal 58) (proteinas 0,7) (grasas 0,1) (hidratos 15) (desayuno si) (almuerzo si) (comida si) (merienda si) (cena si))</text:p>
          </table:table-cell>
          <table:table-cell table:formula="of:=SUBSTITUTE([.V229];&quot;,&quot;;&quot;.&quot;)" office:value-type="string" office:string-value="(alimento (id 232) (nombre pera) (grupo 5) (veces 1) (tipo reguladores) (racion 200) (kcal 58) (proteinas 0.7) (grasas 0.1) (hidratos 15) (desayuno si) (almuerzo si) (comida si) (merienda si) (cena si))" calcext:value-type="string">
            <text:p>(alimento (id 232) (nombre pera) (grupo 5) (veces 1) (tipo reguladores) (racion 200) (kcal 58) (proteinas 0.7) (grasas 0.1) (hidratos 15) (desayuno si) (almuerzo si) (comida si) (merienda si) (cena si))</text:p>
          </table:table-cell>
          <table:table-cell table:number-columns-repeated="1001"/>
        </table:table-row>
        <table:table-row table:style-name="ro1">
          <table:table-cell/>
          <table:table-cell office:value-type="float" office:value="233" calcext:value-type="float">
            <text:p>233</text:p>
          </table:table-cell>
          <table:table-cell office:value-type="string" calcext:value-type="string">
            <text:p>Frutas</text:p>
          </table:table-cell>
          <table:table-cell table:style-name="ce15" office:value-type="string" calcext:value-type="string">
            <text:p>Pera</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30]*[.L230]/100" office:value-type="float" office:value="101.5" calcext:value-type="float">
            <text:p>101,5</text:p>
          </table:table-cell>
          <table:table-cell table:style-name="ce16" table:formula="of:=[.K230]*[.M230]*4/100" office:value-type="float" office:value="4.9" calcext:value-type="float">
            <text:p>4,9</text:p>
          </table:table-cell>
          <table:table-cell table:style-name="ce16" table:formula="of:=[.K230]*[.O230]*4/100" office:value-type="float" office:value="105" calcext:value-type="float">
            <text:p>105</text:p>
          </table:table-cell>
          <table:table-cell table:style-name="ce15" office:value-type="float" office:value="175" calcext:value-type="float">
            <text:p>175</text:p>
          </table:table-cell>
          <table:table-cell table:style-name="ce15" office:value-type="float" office:value="58" calcext:value-type="float">
            <text:p>58</text:p>
          </table:table-cell>
          <table:table-cell table:style-name="ce25" office:value-type="float" office:value="0.7" calcext:value-type="float">
            <text:p>0.7</text:p>
          </table:table-cell>
          <table:table-cell table:style-name="ce25" office:value-type="float" office:value="0.1" calcext:value-type="float">
            <text:p>0.1</text:p>
          </table:table-cell>
          <table:table-cell table:style-name="ce25" office:value-type="float" office:value="15" calcext:value-type="float">
            <text:p>15</text:p>
          </table:table-cell>
          <table:table-cell table:number-columns-repeated="5" office:value-type="string" calcext:value-type="string">
            <text:p>si</text:p>
          </table:table-cell>
          <table:table-cell table:formula="of:=SUBSTITUTE(SUBSTITUTE(SUBSTITUTE(SUBSTITUTE(SUBSTITUTE(SUBSTITUTE(LOWER([.D230]);&quot; &quot;;&quot;-&quot;);&quot;á&quot;;&quot;a&quot;);&quot;é&quot;;&quot;e&quot;);&quot;í&quot;;&quot;i&quot;);&quot;ó&quot;;&quot;o&quot;);&quot;ú&quot;;&quot;u&quot;)" office:value-type="string" office:string-value="pera" calcext:value-type="string">
            <text:p>pera</text:p>
          </table:table-cell>
          <table:table-cell table:style-name="ce31" table:formula="of:=CONCATENATE(&quot;(alimento (id &quot;;[.B230];&quot;) (nombre &quot;;[.U230];&quot;) (grupo &quot;;[.E230];&quot;) (veces &quot;;[.F230];&quot;) (tipo &quot;;[.G230];&quot;) (racion &quot;;[.K230];&quot;) (kcal &quot;;[.L230];&quot;) (proteinas &quot;;[.M230];&quot;) (grasas &quot;;[.N230];&quot;) (hidratos &quot;;[.O230];&quot;) (desayuno &quot;;[.P230];&quot;) (almuerzo &quot;;[.Q230];&quot;) (comida &quot;;[.R230];&quot;) (merienda &quot;;[.S230];&quot;) (cena &quot;;[.T230];&quot;))&quot;)" office:value-type="string" office:string-value="(alimento (id 233) (nombre pera) (grupo 5) (veces 1) (tipo reguladores) (racion 175) (kcal 58) (proteinas 0,7) (grasas 0,1) (hidratos 15) (desayuno si) (almuerzo si) (comida si) (merienda si) (cena si))" calcext:value-type="string">
            <text:p>(alimento (id 233) (nombre pera) (grupo 5) (veces 1) (tipo reguladores) (racion 175) (kcal 58) (proteinas 0,7) (grasas 0,1) (hidratos 15) (desayuno si) (almuerzo si) (comida si) (merienda si) (cena si))</text:p>
          </table:table-cell>
          <table:table-cell table:formula="of:=SUBSTITUTE([.V230];&quot;,&quot;;&quot;.&quot;)" office:value-type="string" office:string-value="(alimento (id 233) (nombre pera) (grupo 5) (veces 1) (tipo reguladores) (racion 175) (kcal 58) (proteinas 0.7) (grasas 0.1) (hidratos 15) (desayuno si) (almuerzo si) (comida si) (merienda si) (cena si))" calcext:value-type="string">
            <text:p>(alimento (id 233) (nombre pera) (grupo 5) (veces 1) (tipo reguladores) (racion 175) (kcal 58) (proteinas 0.7) (grasas 0.1) (hidratos 15) (desayuno si) (almuerzo si) (comida si) (merienda si) (cena si))</text:p>
          </table:table-cell>
          <table:table-cell table:number-columns-repeated="1001"/>
        </table:table-row>
        <table:table-row table:style-name="ro1">
          <table:table-cell/>
          <table:table-cell office:value-type="float" office:value="234" calcext:value-type="float">
            <text:p>234</text:p>
          </table:table-cell>
          <table:table-cell office:value-type="string" calcext:value-type="string">
            <text:p>Frutas</text:p>
          </table:table-cell>
          <table:table-cell table:style-name="ce15" office:value-type="string" calcext:value-type="string">
            <text:p>Pera</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31]*[.L231]/100" office:value-type="float" office:value="58" calcext:value-type="float">
            <text:p>58</text:p>
          </table:table-cell>
          <table:table-cell table:style-name="ce16" table:formula="of:=[.K231]*[.M231]*4/100" office:value-type="float" office:value="2.8" calcext:value-type="float">
            <text:p>2,8</text:p>
          </table:table-cell>
          <table:table-cell table:style-name="ce16" table:formula="of:=[.K231]*[.O231]*4/100" office:value-type="float" office:value="60" calcext:value-type="float">
            <text:p>60</text:p>
          </table:table-cell>
          <table:table-cell table:style-name="ce15" office:value-type="float" office:value="100" calcext:value-type="float">
            <text:p>100</text:p>
          </table:table-cell>
          <table:table-cell table:style-name="ce15" office:value-type="float" office:value="58" calcext:value-type="float">
            <text:p>58</text:p>
          </table:table-cell>
          <table:table-cell table:style-name="ce25" office:value-type="float" office:value="0.7" calcext:value-type="float">
            <text:p>0.7</text:p>
          </table:table-cell>
          <table:table-cell table:style-name="ce25" office:value-type="float" office:value="0.1" calcext:value-type="float">
            <text:p>0.1</text:p>
          </table:table-cell>
          <table:table-cell table:style-name="ce25" office:value-type="float" office:value="15" calcext:value-type="float">
            <text:p>15</text:p>
          </table:table-cell>
          <table:table-cell table:number-columns-repeated="5" office:value-type="string" calcext:value-type="string">
            <text:p>si</text:p>
          </table:table-cell>
          <table:table-cell table:formula="of:=SUBSTITUTE(SUBSTITUTE(SUBSTITUTE(SUBSTITUTE(SUBSTITUTE(SUBSTITUTE(LOWER([.D231]);&quot; &quot;;&quot;-&quot;);&quot;á&quot;;&quot;a&quot;);&quot;é&quot;;&quot;e&quot;);&quot;í&quot;;&quot;i&quot;);&quot;ó&quot;;&quot;o&quot;);&quot;ú&quot;;&quot;u&quot;)" office:value-type="string" office:string-value="pera" calcext:value-type="string">
            <text:p>pera</text:p>
          </table:table-cell>
          <table:table-cell table:style-name="ce31" table:formula="of:=CONCATENATE(&quot;(alimento (id &quot;;[.B231];&quot;) (nombre &quot;;[.U231];&quot;) (grupo &quot;;[.E231];&quot;) (veces &quot;;[.F231];&quot;) (tipo &quot;;[.G231];&quot;) (racion &quot;;[.K231];&quot;) (kcal &quot;;[.L231];&quot;) (proteinas &quot;;[.M231];&quot;) (grasas &quot;;[.N231];&quot;) (hidratos &quot;;[.O231];&quot;) (desayuno &quot;;[.P231];&quot;) (almuerzo &quot;;[.Q231];&quot;) (comida &quot;;[.R231];&quot;) (merienda &quot;;[.S231];&quot;) (cena &quot;;[.T231];&quot;))&quot;)" office:value-type="string" office:string-value="(alimento (id 234) (nombre pera) (grupo 5) (veces 1) (tipo reguladores) (racion 100) (kcal 58) (proteinas 0,7) (grasas 0,1) (hidratos 15) (desayuno si) (almuerzo si) (comida si) (merienda si) (cena si))" calcext:value-type="string">
            <text:p>(alimento (id 234) (nombre pera) (grupo 5) (veces 1) (tipo reguladores) (racion 100) (kcal 58) (proteinas 0,7) (grasas 0,1) (hidratos 15) (desayuno si) (almuerzo si) (comida si) (merienda si) (cena si))</text:p>
          </table:table-cell>
          <table:table-cell table:formula="of:=SUBSTITUTE([.V231];&quot;,&quot;;&quot;.&quot;)" office:value-type="string" office:string-value="(alimento (id 234) (nombre pera) (grupo 5) (veces 1) (tipo reguladores) (racion 100) (kcal 58) (proteinas 0.7) (grasas 0.1) (hidratos 15) (desayuno si) (almuerzo si) (comida si) (merienda si) (cena si))" calcext:value-type="string">
            <text:p>(alimento (id 234) (nombre pera) (grupo 5) (veces 1) (tipo reguladores) (racion 100) (kcal 58) (proteinas 0.7) (grasas 0.1) (hidratos 15) (desayuno si) (almuerzo si) (comida si) (merienda si) (cena si))</text:p>
          </table:table-cell>
          <table:table-cell table:number-columns-repeated="1001"/>
        </table:table-row>
        <table:table-row table:style-name="ro1">
          <table:table-cell/>
          <table:table-cell office:value-type="float" office:value="235" calcext:value-type="float">
            <text:p>235</text:p>
          </table:table-cell>
          <table:table-cell office:value-type="string" calcext:value-type="string">
            <text:p>Frutas</text:p>
          </table:table-cell>
          <table:table-cell table:style-name="ce15" office:value-type="string" calcext:value-type="string">
            <text:p>Pera</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32]*[.L232]/100" office:value-type="float" office:value="87" calcext:value-type="float">
            <text:p>87</text:p>
          </table:table-cell>
          <table:table-cell table:style-name="ce16" table:formula="of:=[.K232]*[.M232]*4/100" office:value-type="float" office:value="4.2" calcext:value-type="float">
            <text:p>4,2</text:p>
          </table:table-cell>
          <table:table-cell table:style-name="ce16" table:formula="of:=[.K232]*[.O232]*4/100" office:value-type="float" office:value="90" calcext:value-type="float">
            <text:p>90</text:p>
          </table:table-cell>
          <table:table-cell table:style-name="ce15" office:value-type="float" office:value="150" calcext:value-type="float">
            <text:p>150</text:p>
          </table:table-cell>
          <table:table-cell table:style-name="ce15" office:value-type="float" office:value="58" calcext:value-type="float">
            <text:p>58</text:p>
          </table:table-cell>
          <table:table-cell table:style-name="ce25" office:value-type="float" office:value="0.7" calcext:value-type="float">
            <text:p>0.7</text:p>
          </table:table-cell>
          <table:table-cell table:style-name="ce25" office:value-type="float" office:value="0.1" calcext:value-type="float">
            <text:p>0.1</text:p>
          </table:table-cell>
          <table:table-cell table:style-name="ce25" office:value-type="float" office:value="15" calcext:value-type="float">
            <text:p>15</text:p>
          </table:table-cell>
          <table:table-cell table:number-columns-repeated="5" office:value-type="string" calcext:value-type="string">
            <text:p>si</text:p>
          </table:table-cell>
          <table:table-cell table:formula="of:=SUBSTITUTE(SUBSTITUTE(SUBSTITUTE(SUBSTITUTE(SUBSTITUTE(SUBSTITUTE(LOWER([.D232]);&quot; &quot;;&quot;-&quot;);&quot;á&quot;;&quot;a&quot;);&quot;é&quot;;&quot;e&quot;);&quot;í&quot;;&quot;i&quot;);&quot;ó&quot;;&quot;o&quot;);&quot;ú&quot;;&quot;u&quot;)" office:value-type="string" office:string-value="pera" calcext:value-type="string">
            <text:p>pera</text:p>
          </table:table-cell>
          <table:table-cell table:style-name="ce31" table:formula="of:=CONCATENATE(&quot;(alimento (id &quot;;[.B232];&quot;) (nombre &quot;;[.U232];&quot;) (grupo &quot;;[.E232];&quot;) (veces &quot;;[.F232];&quot;) (tipo &quot;;[.G232];&quot;) (racion &quot;;[.K232];&quot;) (kcal &quot;;[.L232];&quot;) (proteinas &quot;;[.M232];&quot;) (grasas &quot;;[.N232];&quot;) (hidratos &quot;;[.O232];&quot;) (desayuno &quot;;[.P232];&quot;) (almuerzo &quot;;[.Q232];&quot;) (comida &quot;;[.R232];&quot;) (merienda &quot;;[.S232];&quot;) (cena &quot;;[.T232];&quot;))&quot;)" office:value-type="string" office:string-value="(alimento (id 235) (nombre pera) (grupo 5) (veces 1) (tipo reguladores) (racion 150) (kcal 58) (proteinas 0,7) (grasas 0,1) (hidratos 15) (desayuno si) (almuerzo si) (comida si) (merienda si) (cena si))" calcext:value-type="string">
            <text:p>(alimento (id 235) (nombre pera) (grupo 5) (veces 1) (tipo reguladores) (racion 150) (kcal 58) (proteinas 0,7) (grasas 0,1) (hidratos 15) (desayuno si) (almuerzo si) (comida si) (merienda si) (cena si))</text:p>
          </table:table-cell>
          <table:table-cell table:formula="of:=SUBSTITUTE([.V232];&quot;,&quot;;&quot;.&quot;)" office:value-type="string" office:string-value="(alimento (id 235) (nombre pera) (grupo 5) (veces 1) (tipo reguladores) (racion 150) (kcal 58) (proteinas 0.7) (grasas 0.1) (hidratos 15) (desayuno si) (almuerzo si) (comida si) (merienda si) (cena si))" calcext:value-type="string">
            <text:p>(alimento (id 235) (nombre pera) (grupo 5) (veces 1) (tipo reguladores) (racion 150) (kcal 58) (proteinas 0.7) (grasas 0.1) (hidratos 15) (desayuno si) (almuerzo si) (comida si) (merienda si) (cena si))</text:p>
          </table:table-cell>
          <table:table-cell table:number-columns-repeated="1001"/>
        </table:table-row>
        <table:table-row table:style-name="ro1">
          <table:table-cell/>
          <table:table-cell office:value-type="float" office:value="236" calcext:value-type="float">
            <text:p>236</text:p>
          </table:table-cell>
          <table:table-cell office:value-type="string" calcext:value-type="string">
            <text:p>Frutas</text:p>
          </table:table-cell>
          <table:table-cell table:style-name="ce15" office:value-type="string" calcext:value-type="string">
            <text:p>Arandano</text:p>
          </table:table-cell>
          <table:table-cell table:style-name="ce15" office:value-type="float" office:value="5" calcext:value-type="float">
            <text:p>5</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233]*[.L233]/100" office:value-type="float" office:value="20.5" calcext:value-type="float">
            <text:p>20,5</text:p>
          </table:table-cell>
          <table:table-cell table:style-name="ce16" table:formula="of:=[.K233]*[.M233]*4/100" office:value-type="float" office:value="1.2" calcext:value-type="float">
            <text:p>1,2</text:p>
          </table:table-cell>
          <table:table-cell table:style-name="ce16" table:formula="of:=[.K233]*[.O233]*4/100" office:value-type="float" office:value="20.2" calcext:value-type="float">
            <text:p>20,2</text:p>
          </table:table-cell>
          <table:table-cell office:value-type="float" office:value="50" calcext:value-type="float">
            <text:p>50</text:p>
          </table:table-cell>
          <table:table-cell table:style-name="ce15" office:value-type="float" office:value="41" calcext:value-type="float">
            <text:p>41</text:p>
          </table:table-cell>
          <table:table-cell table:style-name="ce25" office:value-type="float" office:value="0.6" calcext:value-type="float">
            <text:p>0.6</text:p>
          </table:table-cell>
          <table:table-cell table:style-name="ce25" office:value-type="float" office:value="0.4" calcext:value-type="float">
            <text:p>0.4</text:p>
          </table:table-cell>
          <table:table-cell table:style-name="ce25" office:value-type="float" office:value="10.1" calcext:value-type="float">
            <text:p>10.1</text:p>
          </table:table-cell>
          <table:table-cell table:number-columns-repeated="5" office:value-type="string" calcext:value-type="string">
            <text:p>si</text:p>
          </table:table-cell>
          <table:table-cell table:formula="of:=SUBSTITUTE(SUBSTITUTE(SUBSTITUTE(SUBSTITUTE(SUBSTITUTE(SUBSTITUTE(LOWER([.D233]);&quot; &quot;;&quot;-&quot;);&quot;á&quot;;&quot;a&quot;);&quot;é&quot;;&quot;e&quot;);&quot;í&quot;;&quot;i&quot;);&quot;ó&quot;;&quot;o&quot;);&quot;ú&quot;;&quot;u&quot;)" office:value-type="string" office:string-value="arandano" calcext:value-type="string">
            <text:p>arandano</text:p>
          </table:table-cell>
          <table:table-cell table:style-name="ce31" table:formula="of:=CONCATENATE(&quot;(alimento (id &quot;;[.B233];&quot;) (nombre &quot;;[.U233];&quot;) (grupo &quot;;[.E233];&quot;) (veces &quot;;[.F233];&quot;) (tipo &quot;;[.G233];&quot;) (racion &quot;;[.K233];&quot;) (kcal &quot;;[.L233];&quot;) (proteinas &quot;;[.M233];&quot;) (grasas &quot;;[.N233];&quot;) (hidratos &quot;;[.O233];&quot;) (desayuno &quot;;[.P233];&quot;) (almuerzo &quot;;[.Q233];&quot;) (comida &quot;;[.R233];&quot;) (merienda &quot;;[.S233];&quot;) (cena &quot;;[.T233];&quot;))&quot;)" office:value-type="string" office:string-value="(alimento (id 236) (nombre arandano) (grupo 5) (veces 5) (tipo reguladores) (racion 50) (kcal 41) (proteinas 0,6) (grasas 0,4) (hidratos 10,1) (desayuno si) (almuerzo si) (comida si) (merienda si) (cena si))" calcext:value-type="string">
            <text:p>(alimento (id 236) (nombre arandano) (grupo 5) (veces 5) (tipo reguladores) (racion 50) (kcal 41) (proteinas 0,6) (grasas 0,4) (hidratos 10,1) (desayuno si) (almuerzo si) (comida si) (merienda si) (cena si))</text:p>
          </table:table-cell>
          <table:table-cell table:formula="of:=SUBSTITUTE([.V233];&quot;,&quot;;&quot;.&quot;)" office:value-type="string" office:string-value="(alimento (id 236) (nombre arandano) (grupo 5) (veces 5) (tipo reguladores) (racion 50) (kcal 41) (proteinas 0.6) (grasas 0.4) (hidratos 10.1) (desayuno si) (almuerzo si) (comida si) (merienda si) (cena si))" calcext:value-type="string">
            <text:p>(alimento (id 236) (nombre arandano) (grupo 5) (veces 5) (tipo reguladores) (racion 50) (kcal 41) (proteinas 0.6) (grasas 0.4) (hidratos 10.1) (desayuno si) (almuerzo si) (comida si) (merienda si) (cena si))</text:p>
          </table:table-cell>
          <table:table-cell table:number-columns-repeated="1001"/>
        </table:table-row>
        <table:table-row table:style-name="ro1">
          <table:table-cell/>
          <table:table-cell office:value-type="float" office:value="237" calcext:value-type="float">
            <text:p>237</text:p>
          </table:table-cell>
          <table:table-cell office:value-type="string" calcext:value-type="string">
            <text:p>Frutas</text:p>
          </table:table-cell>
          <table:table-cell table:style-name="ce15" office:value-type="string" calcext:value-type="string">
            <text:p>Arandano</text:p>
          </table:table-cell>
          <table:table-cell table:style-name="ce15" office:value-type="float" office:value="5" calcext:value-type="float">
            <text:p>5</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234]*[.L234]/100" office:value-type="float" office:value="41" calcext:value-type="float">
            <text:p>41</text:p>
          </table:table-cell>
          <table:table-cell table:style-name="ce16" table:formula="of:=[.K234]*[.M234]*4/100" office:value-type="float" office:value="2.4" calcext:value-type="float">
            <text:p>2,4</text:p>
          </table:table-cell>
          <table:table-cell table:style-name="ce16" table:formula="of:=[.K234]*[.O234]*4/100" office:value-type="float" office:value="40.4" calcext:value-type="float">
            <text:p>40,4</text:p>
          </table:table-cell>
          <table:table-cell table:style-name="ce15" office:value-type="float" office:value="100" calcext:value-type="float">
            <text:p>100</text:p>
          </table:table-cell>
          <table:table-cell table:style-name="ce15" office:value-type="float" office:value="41" calcext:value-type="float">
            <text:p>41</text:p>
          </table:table-cell>
          <table:table-cell table:style-name="ce25" office:value-type="float" office:value="0.6" calcext:value-type="float">
            <text:p>0.6</text:p>
          </table:table-cell>
          <table:table-cell table:style-name="ce25" office:value-type="float" office:value="0.4" calcext:value-type="float">
            <text:p>0.4</text:p>
          </table:table-cell>
          <table:table-cell table:style-name="ce25" office:value-type="float" office:value="10.1" calcext:value-type="float">
            <text:p>10.1</text:p>
          </table:table-cell>
          <table:table-cell table:number-columns-repeated="5" office:value-type="string" calcext:value-type="string">
            <text:p>si</text:p>
          </table:table-cell>
          <table:table-cell table:formula="of:=SUBSTITUTE(SUBSTITUTE(SUBSTITUTE(SUBSTITUTE(SUBSTITUTE(SUBSTITUTE(LOWER([.D234]);&quot; &quot;;&quot;-&quot;);&quot;á&quot;;&quot;a&quot;);&quot;é&quot;;&quot;e&quot;);&quot;í&quot;;&quot;i&quot;);&quot;ó&quot;;&quot;o&quot;);&quot;ú&quot;;&quot;u&quot;)" office:value-type="string" office:string-value="arandano" calcext:value-type="string">
            <text:p>arandano</text:p>
          </table:table-cell>
          <table:table-cell table:style-name="ce31" table:formula="of:=CONCATENATE(&quot;(alimento (id &quot;;[.B234];&quot;) (nombre &quot;;[.U234];&quot;) (grupo &quot;;[.E234];&quot;) (veces &quot;;[.F234];&quot;) (tipo &quot;;[.G234];&quot;) (racion &quot;;[.K234];&quot;) (kcal &quot;;[.L234];&quot;) (proteinas &quot;;[.M234];&quot;) (grasas &quot;;[.N234];&quot;) (hidratos &quot;;[.O234];&quot;) (desayuno &quot;;[.P234];&quot;) (almuerzo &quot;;[.Q234];&quot;) (comida &quot;;[.R234];&quot;) (merienda &quot;;[.S234];&quot;) (cena &quot;;[.T234];&quot;))&quot;)" office:value-type="string" office:string-value="(alimento (id 237) (nombre arandano) (grupo 5) (veces 5) (tipo reguladores) (racion 100) (kcal 41) (proteinas 0,6) (grasas 0,4) (hidratos 10,1) (desayuno si) (almuerzo si) (comida si) (merienda si) (cena si))" calcext:value-type="string">
            <text:p>(alimento (id 237) (nombre arandano) (grupo 5) (veces 5) (tipo reguladores) (racion 100) (kcal 41) (proteinas 0,6) (grasas 0,4) (hidratos 10,1) (desayuno si) (almuerzo si) (comida si) (merienda si) (cena si))</text:p>
          </table:table-cell>
          <table:table-cell table:formula="of:=SUBSTITUTE([.V234];&quot;,&quot;;&quot;.&quot;)" office:value-type="string" office:string-value="(alimento (id 237) (nombre arandano) (grupo 5) (veces 5) (tipo reguladores) (racion 100) (kcal 41) (proteinas 0.6) (grasas 0.4) (hidratos 10.1) (desayuno si) (almuerzo si) (comida si) (merienda si) (cena si))" calcext:value-type="string">
            <text:p>(alimento (id 237) (nombre arandano) (grupo 5) (veces 5) (tipo reguladores) (racion 100) (kcal 41) (proteinas 0.6) (grasas 0.4) (hidratos 10.1) (desayuno si) (almuerzo si) (comida si) (merienda si) (cena si))</text:p>
          </table:table-cell>
          <table:table-cell table:number-columns-repeated="1001"/>
        </table:table-row>
        <table:table-row table:style-name="ro1">
          <table:table-cell/>
          <table:table-cell office:value-type="float" office:value="238" calcext:value-type="float">
            <text:p>238</text:p>
          </table:table-cell>
          <table:table-cell office:value-type="string" calcext:value-type="string">
            <text:p>Frutas</text:p>
          </table:table-cell>
          <table:table-cell table:style-name="ce15" office:value-type="string" calcext:value-type="string">
            <text:p>Arandano</text:p>
          </table:table-cell>
          <table:table-cell table:style-name="ce15" office:value-type="float" office:value="5" calcext:value-type="float">
            <text:p>5</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235]*[.L235]/100" office:value-type="float" office:value="51.25" calcext:value-type="float">
            <text:p>51,25</text:p>
          </table:table-cell>
          <table:table-cell table:style-name="ce16" table:formula="of:=[.K235]*[.M235]*4/100" office:value-type="float" office:value="3" calcext:value-type="float">
            <text:p>3</text:p>
          </table:table-cell>
          <table:table-cell table:style-name="ce16" table:formula="of:=[.K235]*[.O235]*4/100" office:value-type="float" office:value="50.5" calcext:value-type="float">
            <text:p>50,5</text:p>
          </table:table-cell>
          <table:table-cell table:style-name="ce15" office:value-type="float" office:value="125" calcext:value-type="float">
            <text:p>125</text:p>
          </table:table-cell>
          <table:table-cell table:style-name="ce15" office:value-type="float" office:value="41" calcext:value-type="float">
            <text:p>41</text:p>
          </table:table-cell>
          <table:table-cell table:style-name="ce25" office:value-type="float" office:value="0.6" calcext:value-type="float">
            <text:p>0.6</text:p>
          </table:table-cell>
          <table:table-cell table:style-name="ce25" office:value-type="float" office:value="0.4" calcext:value-type="float">
            <text:p>0.4</text:p>
          </table:table-cell>
          <table:table-cell table:style-name="ce25" office:value-type="float" office:value="10.1" calcext:value-type="float">
            <text:p>10.1</text:p>
          </table:table-cell>
          <table:table-cell table:number-columns-repeated="5" office:value-type="string" calcext:value-type="string">
            <text:p>si</text:p>
          </table:table-cell>
          <table:table-cell table:formula="of:=SUBSTITUTE(SUBSTITUTE(SUBSTITUTE(SUBSTITUTE(SUBSTITUTE(SUBSTITUTE(LOWER([.D235]);&quot; &quot;;&quot;-&quot;);&quot;á&quot;;&quot;a&quot;);&quot;é&quot;;&quot;e&quot;);&quot;í&quot;;&quot;i&quot;);&quot;ó&quot;;&quot;o&quot;);&quot;ú&quot;;&quot;u&quot;)" office:value-type="string" office:string-value="arandano" calcext:value-type="string">
            <text:p>arandano</text:p>
          </table:table-cell>
          <table:table-cell table:style-name="ce31" table:formula="of:=CONCATENATE(&quot;(alimento (id &quot;;[.B235];&quot;) (nombre &quot;;[.U235];&quot;) (grupo &quot;;[.E235];&quot;) (veces &quot;;[.F235];&quot;) (tipo &quot;;[.G235];&quot;) (racion &quot;;[.K235];&quot;) (kcal &quot;;[.L235];&quot;) (proteinas &quot;;[.M235];&quot;) (grasas &quot;;[.N235];&quot;) (hidratos &quot;;[.O235];&quot;) (desayuno &quot;;[.P235];&quot;) (almuerzo &quot;;[.Q235];&quot;) (comida &quot;;[.R235];&quot;) (merienda &quot;;[.S235];&quot;) (cena &quot;;[.T235];&quot;))&quot;)" office:value-type="string" office:string-value="(alimento (id 238) (nombre arandano) (grupo 5) (veces 5) (tipo reguladores) (racion 125) (kcal 41) (proteinas 0,6) (grasas 0,4) (hidratos 10,1) (desayuno si) (almuerzo si) (comida si) (merienda si) (cena si))" calcext:value-type="string">
            <text:p>(alimento (id 238) (nombre arandano) (grupo 5) (veces 5) (tipo reguladores) (racion 125) (kcal 41) (proteinas 0,6) (grasas 0,4) (hidratos 10,1) (desayuno si) (almuerzo si) (comida si) (merienda si) (cena si))</text:p>
          </table:table-cell>
          <table:table-cell table:formula="of:=SUBSTITUTE([.V235];&quot;,&quot;;&quot;.&quot;)" office:value-type="string" office:string-value="(alimento (id 238) (nombre arandano) (grupo 5) (veces 5) (tipo reguladores) (racion 125) (kcal 41) (proteinas 0.6) (grasas 0.4) (hidratos 10.1) (desayuno si) (almuerzo si) (comida si) (merienda si) (cena si))" calcext:value-type="string">
            <text:p>(alimento (id 238) (nombre arandano) (grupo 5) (veces 5) (tipo reguladores) (racion 125) (kcal 41) (proteinas 0.6) (grasas 0.4) (hidratos 10.1) (desayuno si) (almuerzo si) (comida si) (merienda si) (cena si))</text:p>
          </table:table-cell>
          <table:table-cell table:number-columns-repeated="1001"/>
        </table:table-row>
        <table:table-row table:style-name="ro1">
          <table:table-cell/>
          <table:table-cell office:value-type="float" office:value="239" calcext:value-type="float">
            <text:p>239</text:p>
          </table:table-cell>
          <table:table-cell office:value-type="string" calcext:value-type="string">
            <text:p>Frutas</text:p>
          </table:table-cell>
          <table:table-cell table:style-name="ce15" office:value-type="string" calcext:value-type="string">
            <text:p>Arandano</text:p>
          </table:table-cell>
          <table:table-cell table:style-name="ce15" office:value-type="float" office:value="5" calcext:value-type="float">
            <text:p>5</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236]*[.L236]/100" office:value-type="float" office:value="61.5" calcext:value-type="float">
            <text:p>61,5</text:p>
          </table:table-cell>
          <table:table-cell table:style-name="ce16" table:formula="of:=[.K236]*[.M236]*4/100" office:value-type="float" office:value="3.6" calcext:value-type="float">
            <text:p>3,6</text:p>
          </table:table-cell>
          <table:table-cell table:style-name="ce16" table:formula="of:=[.K236]*[.O236]*4/100" office:value-type="float" office:value="60.6" calcext:value-type="float">
            <text:p>60,6</text:p>
          </table:table-cell>
          <table:table-cell table:style-name="ce15" office:value-type="float" office:value="150" calcext:value-type="float">
            <text:p>150</text:p>
          </table:table-cell>
          <table:table-cell table:style-name="ce15" office:value-type="float" office:value="41" calcext:value-type="float">
            <text:p>41</text:p>
          </table:table-cell>
          <table:table-cell table:style-name="ce25" office:value-type="float" office:value="0.6" calcext:value-type="float">
            <text:p>0.6</text:p>
          </table:table-cell>
          <table:table-cell table:style-name="ce25" office:value-type="float" office:value="0.4" calcext:value-type="float">
            <text:p>0.4</text:p>
          </table:table-cell>
          <table:table-cell table:style-name="ce25" office:value-type="float" office:value="10.1" calcext:value-type="float">
            <text:p>10.1</text:p>
          </table:table-cell>
          <table:table-cell table:number-columns-repeated="5" office:value-type="string" calcext:value-type="string">
            <text:p>si</text:p>
          </table:table-cell>
          <table:table-cell table:formula="of:=SUBSTITUTE(SUBSTITUTE(SUBSTITUTE(SUBSTITUTE(SUBSTITUTE(SUBSTITUTE(LOWER([.D236]);&quot; &quot;;&quot;-&quot;);&quot;á&quot;;&quot;a&quot;);&quot;é&quot;;&quot;e&quot;);&quot;í&quot;;&quot;i&quot;);&quot;ó&quot;;&quot;o&quot;);&quot;ú&quot;;&quot;u&quot;)" office:value-type="string" office:string-value="arandano" calcext:value-type="string">
            <text:p>arandano</text:p>
          </table:table-cell>
          <table:table-cell table:style-name="ce31" table:formula="of:=CONCATENATE(&quot;(alimento (id &quot;;[.B236];&quot;) (nombre &quot;;[.U236];&quot;) (grupo &quot;;[.E236];&quot;) (veces &quot;;[.F236];&quot;) (tipo &quot;;[.G236];&quot;) (racion &quot;;[.K236];&quot;) (kcal &quot;;[.L236];&quot;) (proteinas &quot;;[.M236];&quot;) (grasas &quot;;[.N236];&quot;) (hidratos &quot;;[.O236];&quot;) (desayuno &quot;;[.P236];&quot;) (almuerzo &quot;;[.Q236];&quot;) (comida &quot;;[.R236];&quot;) (merienda &quot;;[.S236];&quot;) (cena &quot;;[.T236];&quot;))&quot;)" office:value-type="string" office:string-value="(alimento (id 239) (nombre arandano) (grupo 5) (veces 5) (tipo reguladores) (racion 150) (kcal 41) (proteinas 0,6) (grasas 0,4) (hidratos 10,1) (desayuno si) (almuerzo si) (comida si) (merienda si) (cena si))" calcext:value-type="string">
            <text:p>(alimento (id 239) (nombre arandano) (grupo 5) (veces 5) (tipo reguladores) (racion 150) (kcal 41) (proteinas 0,6) (grasas 0,4) (hidratos 10,1) (desayuno si) (almuerzo si) (comida si) (merienda si) (cena si))</text:p>
          </table:table-cell>
          <table:table-cell table:formula="of:=SUBSTITUTE([.V236];&quot;,&quot;;&quot;.&quot;)" office:value-type="string" office:string-value="(alimento (id 239) (nombre arandano) (grupo 5) (veces 5) (tipo reguladores) (racion 150) (kcal 41) (proteinas 0.6) (grasas 0.4) (hidratos 10.1) (desayuno si) (almuerzo si) (comida si) (merienda si) (cena si))" calcext:value-type="string">
            <text:p>(alimento (id 239) (nombre arandano) (grupo 5) (veces 5) (tipo reguladores) (racion 150) (kcal 41) (proteinas 0.6) (grasas 0.4) (hidratos 10.1) (desayuno si) (almuerzo si) (comida si) (merienda si) (cena si))</text:p>
          </table:table-cell>
          <table:table-cell table:number-columns-repeated="1001"/>
        </table:table-row>
        <table:table-row table:style-name="ro1">
          <table:table-cell/>
          <table:table-cell office:value-type="float" office:value="240" calcext:value-type="float">
            <text:p>240</text:p>
          </table:table-cell>
          <table:table-cell office:value-type="string" calcext:value-type="string">
            <text:p>Frutas</text:p>
          </table:table-cell>
          <table:table-cell table:style-name="ce15" office:value-type="string" calcext:value-type="string">
            <text:p>Arandano</text:p>
          </table:table-cell>
          <table:table-cell table:style-name="ce15" office:value-type="float" office:value="5" calcext:value-type="float">
            <text:p>5</text:p>
          </table:table-cell>
          <table:table-cell table:style-name="ce16" office:value-type="float" office:value="5" calcext:value-type="float">
            <text:p>5</text:p>
          </table:table-cell>
          <table:table-cell table:style-name="ce15" office:value-type="string" calcext:value-type="string">
            <text:p>reguladores</text:p>
          </table:table-cell>
          <table:table-cell table:style-name="ce15" table:formula="of:=[.K237]*[.L237]/100" office:value-type="float" office:value="71.75" calcext:value-type="float">
            <text:p>71,75</text:p>
          </table:table-cell>
          <table:table-cell table:style-name="ce16" table:formula="of:=[.K237]*[.M237]*4/100" office:value-type="float" office:value="4.2" calcext:value-type="float">
            <text:p>4,2</text:p>
          </table:table-cell>
          <table:table-cell table:style-name="ce16" table:formula="of:=[.K237]*[.O237]*4/100" office:value-type="float" office:value="70.7" calcext:value-type="float">
            <text:p>70,7</text:p>
          </table:table-cell>
          <table:table-cell office:value-type="float" office:value="175" calcext:value-type="float">
            <text:p>175</text:p>
          </table:table-cell>
          <table:table-cell table:style-name="ce15" office:value-type="float" office:value="41" calcext:value-type="float">
            <text:p>41</text:p>
          </table:table-cell>
          <table:table-cell table:style-name="ce25" office:value-type="float" office:value="0.6" calcext:value-type="float">
            <text:p>0.6</text:p>
          </table:table-cell>
          <table:table-cell table:style-name="ce25" office:value-type="float" office:value="0.4" calcext:value-type="float">
            <text:p>0.4</text:p>
          </table:table-cell>
          <table:table-cell table:style-name="ce25" office:value-type="float" office:value="10.1" calcext:value-type="float">
            <text:p>10.1</text:p>
          </table:table-cell>
          <table:table-cell table:number-columns-repeated="5" office:value-type="string" calcext:value-type="string">
            <text:p>si</text:p>
          </table:table-cell>
          <table:table-cell table:formula="of:=SUBSTITUTE(SUBSTITUTE(SUBSTITUTE(SUBSTITUTE(SUBSTITUTE(SUBSTITUTE(LOWER([.D237]);&quot; &quot;;&quot;-&quot;);&quot;á&quot;;&quot;a&quot;);&quot;é&quot;;&quot;e&quot;);&quot;í&quot;;&quot;i&quot;);&quot;ó&quot;;&quot;o&quot;);&quot;ú&quot;;&quot;u&quot;)" office:value-type="string" office:string-value="arandano" calcext:value-type="string">
            <text:p>arandano</text:p>
          </table:table-cell>
          <table:table-cell table:style-name="ce31" table:formula="of:=CONCATENATE(&quot;(alimento (id &quot;;[.B237];&quot;) (nombre &quot;;[.U237];&quot;) (grupo &quot;;[.E237];&quot;) (veces &quot;;[.F237];&quot;) (tipo &quot;;[.G237];&quot;) (racion &quot;;[.K237];&quot;) (kcal &quot;;[.L237];&quot;) (proteinas &quot;;[.M237];&quot;) (grasas &quot;;[.N237];&quot;) (hidratos &quot;;[.O237];&quot;) (desayuno &quot;;[.P237];&quot;) (almuerzo &quot;;[.Q237];&quot;) (comida &quot;;[.R237];&quot;) (merienda &quot;;[.S237];&quot;) (cena &quot;;[.T237];&quot;))&quot;)" office:value-type="string" office:string-value="(alimento (id 240) (nombre arandano) (grupo 5) (veces 5) (tipo reguladores) (racion 175) (kcal 41) (proteinas 0,6) (grasas 0,4) (hidratos 10,1) (desayuno si) (almuerzo si) (comida si) (merienda si) (cena si))" calcext:value-type="string">
            <text:p>(alimento (id 240) (nombre arandano) (grupo 5) (veces 5) (tipo reguladores) (racion 175) (kcal 41) (proteinas 0,6) (grasas 0,4) (hidratos 10,1) (desayuno si) (almuerzo si) (comida si) (merienda si) (cena si))</text:p>
          </table:table-cell>
          <table:table-cell table:formula="of:=SUBSTITUTE([.V237];&quot;,&quot;;&quot;.&quot;)" office:value-type="string" office:string-value="(alimento (id 240) (nombre arandano) (grupo 5) (veces 5) (tipo reguladores) (racion 175) (kcal 41) (proteinas 0.6) (grasas 0.4) (hidratos 10.1) (desayuno si) (almuerzo si) (comida si) (merienda si) (cena si))" calcext:value-type="string">
            <text:p>(alimento (id 240) (nombre arandano) (grupo 5) (veces 5) (tipo reguladores) (racion 175) (kcal 41) (proteinas 0.6) (grasas 0.4) (hidratos 10.1) (desayuno si) (almuerzo si) (comida si) (merienda si) (cena si))</text:p>
          </table:table-cell>
          <table:table-cell table:number-columns-repeated="1001"/>
        </table:table-row>
        <table:table-row table:style-name="ro1">
          <table:table-cell/>
          <table:table-cell office:value-type="float" office:value="241" calcext:value-type="float">
            <text:p>241</text:p>
          </table:table-cell>
          <table:table-cell office:value-type="string" calcext:value-type="string">
            <text:p>Frutas</text:p>
          </table:table-cell>
          <table:table-cell table:style-name="ce15" office:value-type="string" calcext:value-type="string">
            <text:p>Melocotón</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38]*[.L238]/100" office:value-type="float" office:value="60" calcext:value-type="float">
            <text:p>60</text:p>
          </table:table-cell>
          <table:table-cell table:style-name="ce16" table:formula="of:=[.K248]*[.O248]*4/100" office:value-type="float" office:value="440.4" calcext:value-type="float">
            <text:p>440,4</text:p>
          </table:table-cell>
          <table:table-cell table:style-name="ce16" table:formula="of:=[.K238]*[.O238]*4/100" office:value-type="float" office:value="55.2" calcext:value-type="float">
            <text:p>55,2</text:p>
          </table:table-cell>
          <table:table-cell table:style-name="ce15" office:value-type="float" office:value="200" calcext:value-type="float">
            <text:p>200</text:p>
          </table:table-cell>
          <table:table-cell table:style-name="ce15" office:value-type="float" office:value="30" calcext:value-type="float">
            <text:p>30</text:p>
          </table:table-cell>
          <table:table-cell table:style-name="ce25" office:value-type="float" office:value="0.8" calcext:value-type="float">
            <text:p>0.8</text:p>
          </table:table-cell>
          <table:table-cell table:style-name="ce25" office:value-type="float" office:value="0.1" calcext:value-type="float">
            <text:p>0.1</text:p>
          </table:table-cell>
          <table:table-cell table:style-name="ce25" office:value-type="float" office:value="6.9" calcext:value-type="float">
            <text:p>6.9</text:p>
          </table:table-cell>
          <table:table-cell table:number-columns-repeated="5" office:value-type="string" calcext:value-type="string">
            <text:p>si</text:p>
          </table:table-cell>
          <table:table-cell table:formula="of:=SUBSTITUTE(SUBSTITUTE(SUBSTITUTE(SUBSTITUTE(SUBSTITUTE(SUBSTITUTE(LOWER([.D238]);&quot; &quot;;&quot;-&quot;);&quot;á&quot;;&quot;a&quot;);&quot;é&quot;;&quot;e&quot;);&quot;í&quot;;&quot;i&quot;);&quot;ó&quot;;&quot;o&quot;);&quot;ú&quot;;&quot;u&quot;)" office:value-type="string" office:string-value="melocoton" calcext:value-type="string">
            <text:p>melocoton</text:p>
          </table:table-cell>
          <table:table-cell table:style-name="ce31" table:formula="of:=CONCATENATE(&quot;(alimento (id &quot;;[.B238];&quot;) (nombre &quot;;[.U238];&quot;) (grupo &quot;;[.E238];&quot;) (veces &quot;;[.F238];&quot;) (tipo &quot;;[.G238];&quot;) (racion &quot;;[.K238];&quot;) (kcal &quot;;[.L238];&quot;) (proteinas &quot;;[.M238];&quot;) (grasas &quot;;[.N238];&quot;) (hidratos &quot;;[.O238];&quot;) (desayuno &quot;;[.P238];&quot;) (almuerzo &quot;;[.Q238];&quot;) (comida &quot;;[.R238];&quot;) (merienda &quot;;[.S238];&quot;) (cena &quot;;[.T238];&quot;))&quot;)" office:value-type="string" office:string-value="(alimento (id 241) (nombre melocoton) (grupo 5) (veces 1) (tipo reguladores) (racion 200) (kcal 30) (proteinas 0,8) (grasas 0,1) (hidratos 6,9) (desayuno si) (almuerzo si) (comida si) (merienda si) (cena si))" calcext:value-type="string">
            <text:p>(alimento (id 241) (nombre melocoton) (grupo 5) (veces 1) (tipo reguladores) (racion 200) (kcal 30) (proteinas 0,8) (grasas 0,1) (hidratos 6,9) (desayuno si) (almuerzo si) (comida si) (merienda si) (cena si))</text:p>
          </table:table-cell>
          <table:table-cell table:formula="of:=SUBSTITUTE([.V238];&quot;,&quot;;&quot;.&quot;)" office:value-type="string" office:string-value="(alimento (id 241) (nombre melocoton) (grupo 5) (veces 1) (tipo reguladores) (racion 200) (kcal 30) (proteinas 0.8) (grasas 0.1) (hidratos 6.9) (desayuno si) (almuerzo si) (comida si) (merienda si) (cena si))" calcext:value-type="string">
            <text:p>(alimento (id 241) (nombre melocoton) (grupo 5) (veces 1) (tipo reguladores) (racion 200) (kcal 30) (proteinas 0.8) (grasas 0.1) (hidratos 6.9) (desayuno si) (almuerzo si) (comida si) (merienda si) (cena si))</text:p>
          </table:table-cell>
          <table:table-cell table:number-columns-repeated="1001"/>
        </table:table-row>
        <table:table-row table:style-name="ro1">
          <table:table-cell/>
          <table:table-cell office:value-type="float" office:value="242" calcext:value-type="float">
            <text:p>242</text:p>
          </table:table-cell>
          <table:table-cell office:value-type="string" calcext:value-type="string">
            <text:p>Frutas</text:p>
          </table:table-cell>
          <table:table-cell table:style-name="ce15" office:value-type="string" calcext:value-type="string">
            <text:p>Melocotón</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39]*[.L239]/100" office:value-type="float" office:value="52.5" calcext:value-type="float">
            <text:p>52,5</text:p>
          </table:table-cell>
          <table:table-cell table:style-name="ce16" table:formula="of:=[.K249]*[.O249]*4/100" office:value-type="float" office:value="367" calcext:value-type="float">
            <text:p>367</text:p>
          </table:table-cell>
          <table:table-cell table:style-name="ce16" table:formula="of:=[.K239]*[.O239]*4/100" office:value-type="float" office:value="48.3" calcext:value-type="float">
            <text:p>48,3</text:p>
          </table:table-cell>
          <table:table-cell table:style-name="ce15" office:value-type="float" office:value="175" calcext:value-type="float">
            <text:p>175</text:p>
          </table:table-cell>
          <table:table-cell table:style-name="ce15" office:value-type="float" office:value="30" calcext:value-type="float">
            <text:p>30</text:p>
          </table:table-cell>
          <table:table-cell table:style-name="ce25" office:value-type="float" office:value="0.8" calcext:value-type="float">
            <text:p>0.8</text:p>
          </table:table-cell>
          <table:table-cell table:style-name="ce25" office:value-type="float" office:value="0.1" calcext:value-type="float">
            <text:p>0.1</text:p>
          </table:table-cell>
          <table:table-cell table:style-name="ce25" office:value-type="float" office:value="6.9" calcext:value-type="float">
            <text:p>6.9</text:p>
          </table:table-cell>
          <table:table-cell table:number-columns-repeated="5" office:value-type="string" calcext:value-type="string">
            <text:p>si</text:p>
          </table:table-cell>
          <table:table-cell table:formula="of:=SUBSTITUTE(SUBSTITUTE(SUBSTITUTE(SUBSTITUTE(SUBSTITUTE(SUBSTITUTE(LOWER([.D239]);&quot; &quot;;&quot;-&quot;);&quot;á&quot;;&quot;a&quot;);&quot;é&quot;;&quot;e&quot;);&quot;í&quot;;&quot;i&quot;);&quot;ó&quot;;&quot;o&quot;);&quot;ú&quot;;&quot;u&quot;)" office:value-type="string" office:string-value="melocoton" calcext:value-type="string">
            <text:p>melocoton</text:p>
          </table:table-cell>
          <table:table-cell table:style-name="ce31" table:formula="of:=CONCATENATE(&quot;(alimento (id &quot;;[.B239];&quot;) (nombre &quot;;[.U239];&quot;) (grupo &quot;;[.E239];&quot;) (veces &quot;;[.F239];&quot;) (tipo &quot;;[.G239];&quot;) (racion &quot;;[.K239];&quot;) (kcal &quot;;[.L239];&quot;) (proteinas &quot;;[.M239];&quot;) (grasas &quot;;[.N239];&quot;) (hidratos &quot;;[.O239];&quot;) (desayuno &quot;;[.P239];&quot;) (almuerzo &quot;;[.Q239];&quot;) (comida &quot;;[.R239];&quot;) (merienda &quot;;[.S239];&quot;) (cena &quot;;[.T239];&quot;))&quot;)" office:value-type="string" office:string-value="(alimento (id 242) (nombre melocoton) (grupo 5) (veces 1) (tipo reguladores) (racion 175) (kcal 30) (proteinas 0,8) (grasas 0,1) (hidratos 6,9) (desayuno si) (almuerzo si) (comida si) (merienda si) (cena si))" calcext:value-type="string">
            <text:p>(alimento (id 242) (nombre melocoton) (grupo 5) (veces 1) (tipo reguladores) (racion 175) (kcal 30) (proteinas 0,8) (grasas 0,1) (hidratos 6,9) (desayuno si) (almuerzo si) (comida si) (merienda si) (cena si))</text:p>
          </table:table-cell>
          <table:table-cell table:formula="of:=SUBSTITUTE([.V239];&quot;,&quot;;&quot;.&quot;)" office:value-type="string" office:string-value="(alimento (id 242) (nombre melocoton) (grupo 5) (veces 1) (tipo reguladores) (racion 175) (kcal 30) (proteinas 0.8) (grasas 0.1) (hidratos 6.9) (desayuno si) (almuerzo si) (comida si) (merienda si) (cena si))" calcext:value-type="string">
            <text:p>(alimento (id 242) (nombre melocoton) (grupo 5) (veces 1) (tipo reguladores) (racion 175) (kcal 30) (proteinas 0.8) (grasas 0.1) (hidratos 6.9) (desayuno si) (almuerzo si) (comida si) (merienda si) (cena si))</text:p>
          </table:table-cell>
          <table:table-cell table:number-columns-repeated="1001"/>
        </table:table-row>
        <table:table-row table:style-name="ro1">
          <table:table-cell/>
          <table:table-cell office:value-type="float" office:value="243" calcext:value-type="float">
            <text:p>243</text:p>
          </table:table-cell>
          <table:table-cell office:value-type="string" calcext:value-type="string">
            <text:p>Frutas</text:p>
          </table:table-cell>
          <table:table-cell table:style-name="ce15" office:value-type="string" calcext:value-type="string">
            <text:p>Melocotón</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40]*[.L240]/100" office:value-type="float" office:value="45" calcext:value-type="float">
            <text:p>45</text:p>
          </table:table-cell>
          <table:table-cell table:style-name="ce16" table:formula="of:=[.K250]*[.O250]*4/100" office:value-type="float" office:value="220.2" calcext:value-type="float">
            <text:p>220,2</text:p>
          </table:table-cell>
          <table:table-cell table:style-name="ce16" table:formula="of:=[.K240]*[.O240]*4/100" office:value-type="float" office:value="41.4" calcext:value-type="float">
            <text:p>41,4</text:p>
          </table:table-cell>
          <table:table-cell table:style-name="ce15" office:value-type="float" office:value="150" calcext:value-type="float">
            <text:p>150</text:p>
          </table:table-cell>
          <table:table-cell table:style-name="ce15" office:value-type="float" office:value="30" calcext:value-type="float">
            <text:p>30</text:p>
          </table:table-cell>
          <table:table-cell table:style-name="ce25" office:value-type="float" office:value="0.8" calcext:value-type="float">
            <text:p>0.8</text:p>
          </table:table-cell>
          <table:table-cell table:style-name="ce25" office:value-type="float" office:value="0.1" calcext:value-type="float">
            <text:p>0.1</text:p>
          </table:table-cell>
          <table:table-cell table:style-name="ce25" office:value-type="float" office:value="6.9" calcext:value-type="float">
            <text:p>6.9</text:p>
          </table:table-cell>
          <table:table-cell table:number-columns-repeated="5" office:value-type="string" calcext:value-type="string">
            <text:p>si</text:p>
          </table:table-cell>
          <table:table-cell table:formula="of:=SUBSTITUTE(SUBSTITUTE(SUBSTITUTE(SUBSTITUTE(SUBSTITUTE(SUBSTITUTE(LOWER([.D240]);&quot; &quot;;&quot;-&quot;);&quot;á&quot;;&quot;a&quot;);&quot;é&quot;;&quot;e&quot;);&quot;í&quot;;&quot;i&quot;);&quot;ó&quot;;&quot;o&quot;);&quot;ú&quot;;&quot;u&quot;)" office:value-type="string" office:string-value="melocoton" calcext:value-type="string">
            <text:p>melocoton</text:p>
          </table:table-cell>
          <table:table-cell table:style-name="ce31" table:formula="of:=CONCATENATE(&quot;(alimento (id &quot;;[.B240];&quot;) (nombre &quot;;[.U240];&quot;) (grupo &quot;;[.E240];&quot;) (veces &quot;;[.F240];&quot;) (tipo &quot;;[.G240];&quot;) (racion &quot;;[.K240];&quot;) (kcal &quot;;[.L240];&quot;) (proteinas &quot;;[.M240];&quot;) (grasas &quot;;[.N240];&quot;) (hidratos &quot;;[.O240];&quot;) (desayuno &quot;;[.P240];&quot;) (almuerzo &quot;;[.Q240];&quot;) (comida &quot;;[.R240];&quot;) (merienda &quot;;[.S240];&quot;) (cena &quot;;[.T240];&quot;))&quot;)" office:value-type="string" office:string-value="(alimento (id 243) (nombre melocoton) (grupo 5) (veces 1) (tipo reguladores) (racion 150) (kcal 30) (proteinas 0,8) (grasas 0,1) (hidratos 6,9) (desayuno si) (almuerzo si) (comida si) (merienda si) (cena si))" calcext:value-type="string">
            <text:p>(alimento (id 243) (nombre melocoton) (grupo 5) (veces 1) (tipo reguladores) (racion 150) (kcal 30) (proteinas 0,8) (grasas 0,1) (hidratos 6,9) (desayuno si) (almuerzo si) (comida si) (merienda si) (cena si))</text:p>
          </table:table-cell>
          <table:table-cell table:formula="of:=SUBSTITUTE([.V240];&quot;,&quot;;&quot;.&quot;)" office:value-type="string" office:string-value="(alimento (id 243) (nombre melocoton) (grupo 5) (veces 1) (tipo reguladores) (racion 150) (kcal 30) (proteinas 0.8) (grasas 0.1) (hidratos 6.9) (desayuno si) (almuerzo si) (comida si) (merienda si) (cena si))" calcext:value-type="string">
            <text:p>(alimento (id 243) (nombre melocoton) (grupo 5) (veces 1) (tipo reguladores) (racion 150) (kcal 30) (proteinas 0.8) (grasas 0.1) (hidratos 6.9) (desayuno si) (almuerzo si) (comida si) (merienda si) (cena si))</text:p>
          </table:table-cell>
          <table:table-cell table:number-columns-repeated="1001"/>
        </table:table-row>
        <table:table-row table:style-name="ro1">
          <table:table-cell/>
          <table:table-cell office:value-type="float" office:value="244" calcext:value-type="float">
            <text:p>244</text:p>
          </table:table-cell>
          <table:table-cell office:value-type="string" calcext:value-type="string">
            <text:p>Frutas</text:p>
          </table:table-cell>
          <table:table-cell table:style-name="ce15" office:value-type="string" calcext:value-type="string">
            <text:p>Melocotón</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41]*[.L241]/100" office:value-type="float" office:value="30" calcext:value-type="float">
            <text:p>30</text:p>
          </table:table-cell>
          <table:table-cell table:style-name="ce16" table:formula="of:=[.K251]*[.O251]*4/100" office:value-type="float" office:value="146.8" calcext:value-type="float">
            <text:p>146,8</text:p>
          </table:table-cell>
          <table:table-cell table:style-name="ce16" table:formula="of:=[.K241]*[.O241]*4/100" office:value-type="float" office:value="27.6" calcext:value-type="float">
            <text:p>27,6</text:p>
          </table:table-cell>
          <table:table-cell table:style-name="ce15" office:value-type="float" office:value="100" calcext:value-type="float">
            <text:p>100</text:p>
          </table:table-cell>
          <table:table-cell table:style-name="ce15" office:value-type="float" office:value="30" calcext:value-type="float">
            <text:p>30</text:p>
          </table:table-cell>
          <table:table-cell table:style-name="ce25" office:value-type="float" office:value="0.8" calcext:value-type="float">
            <text:p>0.8</text:p>
          </table:table-cell>
          <table:table-cell table:style-name="ce25" office:value-type="float" office:value="0.1" calcext:value-type="float">
            <text:p>0.1</text:p>
          </table:table-cell>
          <table:table-cell table:style-name="ce25" office:value-type="float" office:value="6.9" calcext:value-type="float">
            <text:p>6.9</text:p>
          </table:table-cell>
          <table:table-cell table:number-columns-repeated="5" office:value-type="string" calcext:value-type="string">
            <text:p>si</text:p>
          </table:table-cell>
          <table:table-cell table:formula="of:=SUBSTITUTE(SUBSTITUTE(SUBSTITUTE(SUBSTITUTE(SUBSTITUTE(SUBSTITUTE(LOWER([.D241]);&quot; &quot;;&quot;-&quot;);&quot;á&quot;;&quot;a&quot;);&quot;é&quot;;&quot;e&quot;);&quot;í&quot;;&quot;i&quot;);&quot;ó&quot;;&quot;o&quot;);&quot;ú&quot;;&quot;u&quot;)" office:value-type="string" office:string-value="melocoton" calcext:value-type="string">
            <text:p>melocoton</text:p>
          </table:table-cell>
          <table:table-cell table:style-name="ce31" table:formula="of:=CONCATENATE(&quot;(alimento (id &quot;;[.B241];&quot;) (nombre &quot;;[.U241];&quot;) (grupo &quot;;[.E241];&quot;) (veces &quot;;[.F241];&quot;) (tipo &quot;;[.G241];&quot;) (racion &quot;;[.K241];&quot;) (kcal &quot;;[.L241];&quot;) (proteinas &quot;;[.M241];&quot;) (grasas &quot;;[.N241];&quot;) (hidratos &quot;;[.O241];&quot;) (desayuno &quot;;[.P241];&quot;) (almuerzo &quot;;[.Q241];&quot;) (comida &quot;;[.R241];&quot;) (merienda &quot;;[.S241];&quot;) (cena &quot;;[.T241];&quot;))&quot;)" office:value-type="string" office:string-value="(alimento (id 244) (nombre melocoton) (grupo 5) (veces 1) (tipo reguladores) (racion 100) (kcal 30) (proteinas 0,8) (grasas 0,1) (hidratos 6,9) (desayuno si) (almuerzo si) (comida si) (merienda si) (cena si))" calcext:value-type="string">
            <text:p>(alimento (id 244) (nombre melocoton) (grupo 5) (veces 1) (tipo reguladores) (racion 100) (kcal 30) (proteinas 0,8) (grasas 0,1) (hidratos 6,9) (desayuno si) (almuerzo si) (comida si) (merienda si) (cena si))</text:p>
          </table:table-cell>
          <table:table-cell table:formula="of:=SUBSTITUTE([.V241];&quot;,&quot;;&quot;.&quot;)" office:value-type="string" office:string-value="(alimento (id 244) (nombre melocoton) (grupo 5) (veces 1) (tipo reguladores) (racion 100) (kcal 30) (proteinas 0.8) (grasas 0.1) (hidratos 6.9) (desayuno si) (almuerzo si) (comida si) (merienda si) (cena si))" calcext:value-type="string">
            <text:p>(alimento (id 244) (nombre melocoton) (grupo 5) (veces 1) (tipo reguladores) (racion 100) (kcal 30) (proteinas 0.8) (grasas 0.1) (hidratos 6.9) (desayuno si) (almuerzo si) (comida si) (merienda si) (cena si))</text:p>
          </table:table-cell>
          <table:table-cell table:number-columns-repeated="1001"/>
        </table:table-row>
        <table:table-row table:style-name="ro1">
          <table:table-cell/>
          <table:table-cell office:value-type="float" office:value="245" calcext:value-type="float">
            <text:p>245</text:p>
          </table:table-cell>
          <table:table-cell office:value-type="string" calcext:value-type="string">
            <text:p>Frutas</text:p>
          </table:table-cell>
          <table:table-cell table:style-name="ce15" office:value-type="string" calcext:value-type="string">
            <text:p>Melocotón</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42]*[.L242]/100" office:value-type="float" office:value="39" calcext:value-type="float">
            <text:p>39</text:p>
          </table:table-cell>
          <table:table-cell table:style-name="ce16" table:formula="of:=[.K252]*[.O252]*4/100" office:value-type="float" office:value="293.6" calcext:value-type="float">
            <text:p>293,6</text:p>
          </table:table-cell>
          <table:table-cell table:style-name="ce16" table:formula="of:=[.K242]*[.O242]*4/100" office:value-type="float" office:value="35.88" calcext:value-type="float">
            <text:p>35,88</text:p>
          </table:table-cell>
          <table:table-cell table:style-name="ce15" office:value-type="float" office:value="130" calcext:value-type="float">
            <text:p>130</text:p>
          </table:table-cell>
          <table:table-cell table:style-name="ce15" office:value-type="float" office:value="30" calcext:value-type="float">
            <text:p>30</text:p>
          </table:table-cell>
          <table:table-cell table:style-name="ce25" office:value-type="float" office:value="0.8" calcext:value-type="float">
            <text:p>0.8</text:p>
          </table:table-cell>
          <table:table-cell table:style-name="ce25" office:value-type="float" office:value="0.1" calcext:value-type="float">
            <text:p>0.1</text:p>
          </table:table-cell>
          <table:table-cell table:style-name="ce25" office:value-type="float" office:value="6.9" calcext:value-type="float">
            <text:p>6.9</text:p>
          </table:table-cell>
          <table:table-cell table:number-columns-repeated="5" office:value-type="string" calcext:value-type="string">
            <text:p>si</text:p>
          </table:table-cell>
          <table:table-cell table:formula="of:=SUBSTITUTE(SUBSTITUTE(SUBSTITUTE(SUBSTITUTE(SUBSTITUTE(SUBSTITUTE(LOWER([.D242]);&quot; &quot;;&quot;-&quot;);&quot;á&quot;;&quot;a&quot;);&quot;é&quot;;&quot;e&quot;);&quot;í&quot;;&quot;i&quot;);&quot;ó&quot;;&quot;o&quot;);&quot;ú&quot;;&quot;u&quot;)" office:value-type="string" office:string-value="melocoton" calcext:value-type="string">
            <text:p>melocoton</text:p>
          </table:table-cell>
          <table:table-cell table:style-name="ce31" table:formula="of:=CONCATENATE(&quot;(alimento (id &quot;;[.B242];&quot;) (nombre &quot;;[.U242];&quot;) (grupo &quot;;[.E242];&quot;) (veces &quot;;[.F242];&quot;) (tipo &quot;;[.G242];&quot;) (racion &quot;;[.K242];&quot;) (kcal &quot;;[.L242];&quot;) (proteinas &quot;;[.M242];&quot;) (grasas &quot;;[.N242];&quot;) (hidratos &quot;;[.O242];&quot;) (desayuno &quot;;[.P242];&quot;) (almuerzo &quot;;[.Q242];&quot;) (comida &quot;;[.R242];&quot;) (merienda &quot;;[.S242];&quot;) (cena &quot;;[.T242];&quot;))&quot;)" office:value-type="string" office:string-value="(alimento (id 245) (nombre melocoton) (grupo 5) (veces 1) (tipo reguladores) (racion 130) (kcal 30) (proteinas 0,8) (grasas 0,1) (hidratos 6,9) (desayuno si) (almuerzo si) (comida si) (merienda si) (cena si))" calcext:value-type="string">
            <text:p>(alimento (id 245) (nombre melocoton) (grupo 5) (veces 1) (tipo reguladores) (racion 130) (kcal 30) (proteinas 0,8) (grasas 0,1) (hidratos 6,9) (desayuno si) (almuerzo si) (comida si) (merienda si) (cena si))</text:p>
          </table:table-cell>
          <table:table-cell table:formula="of:=SUBSTITUTE([.V242];&quot;,&quot;;&quot;.&quot;)" office:value-type="string" office:string-value="(alimento (id 245) (nombre melocoton) (grupo 5) (veces 1) (tipo reguladores) (racion 130) (kcal 30) (proteinas 0.8) (grasas 0.1) (hidratos 6.9) (desayuno si) (almuerzo si) (comida si) (merienda si) (cena si))" calcext:value-type="string">
            <text:p>(alimento (id 245) (nombre melocoton) (grupo 5) (veces 1) (tipo reguladores) (racion 130) (kcal 30) (proteinas 0.8) (grasas 0.1) (hidratos 6.9) (desayuno si) (almuerzo si) (comida si) (merienda si) (cena si))</text:p>
          </table:table-cell>
          <table:table-cell table:number-columns-repeated="1001"/>
        </table:table-row>
        <table:table-row table:style-name="ro1">
          <table:table-cell/>
          <table:table-cell office:value-type="float" office:value="246" calcext:value-type="float">
            <text:p>246</text:p>
          </table:table-cell>
          <table:table-cell office:value-type="string" calcext:value-type="string">
            <text:p>Frutas</text:p>
          </table:table-cell>
          <table:table-cell table:style-name="ce15" office:value-type="string" calcext:value-type="string">
            <text:p>Sandía</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43]*[.L243]/100" office:value-type="float" office:value="45" calcext:value-type="float">
            <text:p>45</text:p>
          </table:table-cell>
          <table:table-cell table:style-name="ce16" table:formula="of:=[.K253]*[.O253]*4/100" office:value-type="float" office:value="98.76" calcext:value-type="float">
            <text:p>98,76</text:p>
          </table:table-cell>
          <table:table-cell table:style-name="ce16" table:formula="of:=[.K243]*[.O243]*4/100" office:value-type="float" office:value="44.4" calcext:value-type="float">
            <text:p>44,4</text:p>
          </table:table-cell>
          <table:table-cell table:style-name="ce15" office:value-type="float" office:value="300" calcext:value-type="float">
            <text:p>300</text:p>
          </table:table-cell>
          <table:table-cell table:style-name="ce15" office:value-type="float" office:value="15" calcext:value-type="float">
            <text:p>15</text:p>
          </table:table-cell>
          <table:table-cell table:style-name="ce25" office:value-type="float" office:value="0.7" calcext:value-type="float">
            <text:p>0.7</text:p>
          </table:table-cell>
          <table:table-cell table:style-name="ce25" office:value-type="float" office:value="0" calcext:value-type="float">
            <text:p>0</text:p>
          </table:table-cell>
          <table:table-cell table:style-name="ce25" office:value-type="float" office:value="3.7" calcext:value-type="float">
            <text:p>3.7</text:p>
          </table:table-cell>
          <table:table-cell table:number-columns-repeated="5" office:value-type="string" calcext:value-type="string">
            <text:p>si</text:p>
          </table:table-cell>
          <table:table-cell table:formula="of:=SUBSTITUTE(SUBSTITUTE(SUBSTITUTE(SUBSTITUTE(SUBSTITUTE(SUBSTITUTE(LOWER([.D243]);&quot; &quot;;&quot;-&quot;);&quot;á&quot;;&quot;a&quot;);&quot;é&quot;;&quot;e&quot;);&quot;í&quot;;&quot;i&quot;);&quot;ó&quot;;&quot;o&quot;);&quot;ú&quot;;&quot;u&quot;)" office:value-type="string" office:string-value="sandia" calcext:value-type="string">
            <text:p>sandia</text:p>
          </table:table-cell>
          <table:table-cell table:style-name="ce31" table:formula="of:=CONCATENATE(&quot;(alimento (id &quot;;[.B243];&quot;) (nombre &quot;;[.U243];&quot;) (grupo &quot;;[.E243];&quot;) (veces &quot;;[.F243];&quot;) (tipo &quot;;[.G243];&quot;) (racion &quot;;[.K243];&quot;) (kcal &quot;;[.L243];&quot;) (proteinas &quot;;[.M243];&quot;) (grasas &quot;;[.N243];&quot;) (hidratos &quot;;[.O243];&quot;) (desayuno &quot;;[.P243];&quot;) (almuerzo &quot;;[.Q243];&quot;) (comida &quot;;[.R243];&quot;) (merienda &quot;;[.S243];&quot;) (cena &quot;;[.T243];&quot;))&quot;)" office:value-type="string" office:string-value="(alimento (id 246) (nombre sandia) (grupo 5) (veces 1) (tipo reguladores) (racion 300) (kcal 15) (proteinas 0,7) (grasas 0) (hidratos 3,7) (desayuno si) (almuerzo si) (comida si) (merienda si) (cena si))" calcext:value-type="string">
            <text:p>(alimento (id 246) (nombre sandia) (grupo 5) (veces 1) (tipo reguladores) (racion 300) (kcal 15) (proteinas 0,7) (grasas 0) (hidratos 3,7) (desayuno si) (almuerzo si) (comida si) (merienda si) (cena si))</text:p>
          </table:table-cell>
          <table:table-cell table:formula="of:=SUBSTITUTE([.V243];&quot;,&quot;;&quot;.&quot;)" office:value-type="string" office:string-value="(alimento (id 246) (nombre sandia) (grupo 5) (veces 1) (tipo reguladores) (racion 300) (kcal 15) (proteinas 0.7) (grasas 0) (hidratos 3.7) (desayuno si) (almuerzo si) (comida si) (merienda si) (cena si))" calcext:value-type="string">
            <text:p>(alimento (id 246) (nombre sandia) (grupo 5) (veces 1) (tipo reguladores) (racion 300) (kcal 15) (proteinas 0.7) (grasas 0) (hidratos 3.7) (desayuno si) (almuerzo si) (comida si) (merienda si) (cena si))</text:p>
          </table:table-cell>
          <table:table-cell table:number-columns-repeated="1001"/>
        </table:table-row>
        <table:table-row table:style-name="ro1">
          <table:table-cell/>
          <table:table-cell office:value-type="float" office:value="247" calcext:value-type="float">
            <text:p>247</text:p>
          </table:table-cell>
          <table:table-cell office:value-type="string" calcext:value-type="string">
            <text:p>Frutas</text:p>
          </table:table-cell>
          <table:table-cell table:style-name="ce15" office:value-type="string" calcext:value-type="string">
            <text:p>Sandía</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44]*[.L244]/100" office:value-type="float" office:value="15" calcext:value-type="float">
            <text:p>15</text:p>
          </table:table-cell>
          <table:table-cell table:style-name="ce16" table:formula="of:=[.K254]*[.O254]*4/100" office:value-type="float" office:value="82.3" calcext:value-type="float">
            <text:p>82,3</text:p>
          </table:table-cell>
          <table:table-cell table:style-name="ce16" table:formula="of:=[.K244]*[.O244]*4/100" office:value-type="float" office:value="14.8" calcext:value-type="float">
            <text:p>14,8</text:p>
          </table:table-cell>
          <table:table-cell table:style-name="ce15" office:value-type="float" office:value="100" calcext:value-type="float">
            <text:p>100</text:p>
          </table:table-cell>
          <table:table-cell table:style-name="ce15" office:value-type="float" office:value="15" calcext:value-type="float">
            <text:p>15</text:p>
          </table:table-cell>
          <table:table-cell table:style-name="ce25" office:value-type="float" office:value="0.7" calcext:value-type="float">
            <text:p>0.7</text:p>
          </table:table-cell>
          <table:table-cell table:style-name="ce25" office:value-type="float" office:value="0" calcext:value-type="float">
            <text:p>0</text:p>
          </table:table-cell>
          <table:table-cell table:style-name="ce25" office:value-type="float" office:value="3.7" calcext:value-type="float">
            <text:p>3.7</text:p>
          </table:table-cell>
          <table:table-cell table:number-columns-repeated="5" office:value-type="string" calcext:value-type="string">
            <text:p>si</text:p>
          </table:table-cell>
          <table:table-cell table:formula="of:=SUBSTITUTE(SUBSTITUTE(SUBSTITUTE(SUBSTITUTE(SUBSTITUTE(SUBSTITUTE(LOWER([.D244]);&quot; &quot;;&quot;-&quot;);&quot;á&quot;;&quot;a&quot;);&quot;é&quot;;&quot;e&quot;);&quot;í&quot;;&quot;i&quot;);&quot;ó&quot;;&quot;o&quot;);&quot;ú&quot;;&quot;u&quot;)" office:value-type="string" office:string-value="sandia" calcext:value-type="string">
            <text:p>sandia</text:p>
          </table:table-cell>
          <table:table-cell table:style-name="ce31" table:formula="of:=CONCATENATE(&quot;(alimento (id &quot;;[.B244];&quot;) (nombre &quot;;[.U244];&quot;) (grupo &quot;;[.E244];&quot;) (veces &quot;;[.F244];&quot;) (tipo &quot;;[.G244];&quot;) (racion &quot;;[.K244];&quot;) (kcal &quot;;[.L244];&quot;) (proteinas &quot;;[.M244];&quot;) (grasas &quot;;[.N244];&quot;) (hidratos &quot;;[.O244];&quot;) (desayuno &quot;;[.P244];&quot;) (almuerzo &quot;;[.Q244];&quot;) (comida &quot;;[.R244];&quot;) (merienda &quot;;[.S244];&quot;) (cena &quot;;[.T244];&quot;))&quot;)" office:value-type="string" office:string-value="(alimento (id 247) (nombre sandia) (grupo 5) (veces 1) (tipo reguladores) (racion 100) (kcal 15) (proteinas 0,7) (grasas 0) (hidratos 3,7) (desayuno si) (almuerzo si) (comida si) (merienda si) (cena si))" calcext:value-type="string">
            <text:p>(alimento (id 247) (nombre sandia) (grupo 5) (veces 1) (tipo reguladores) (racion 100) (kcal 15) (proteinas 0,7) (grasas 0) (hidratos 3,7) (desayuno si) (almuerzo si) (comida si) (merienda si) (cena si))</text:p>
          </table:table-cell>
          <table:table-cell table:formula="of:=SUBSTITUTE([.V244];&quot;,&quot;;&quot;.&quot;)" office:value-type="string" office:string-value="(alimento (id 247) (nombre sandia) (grupo 5) (veces 1) (tipo reguladores) (racion 100) (kcal 15) (proteinas 0.7) (grasas 0) (hidratos 3.7) (desayuno si) (almuerzo si) (comida si) (merienda si) (cena si))" calcext:value-type="string">
            <text:p>(alimento (id 247) (nombre sandia) (grupo 5) (veces 1) (tipo reguladores) (racion 100) (kcal 15) (proteinas 0.7) (grasas 0) (hidratos 3.7) (desayuno si) (almuerzo si) (comida si) (merienda si) (cena si))</text:p>
          </table:table-cell>
          <table:table-cell table:number-columns-repeated="1001"/>
        </table:table-row>
        <table:table-row table:style-name="ro1">
          <table:table-cell/>
          <table:table-cell office:value-type="float" office:value="248" calcext:value-type="float">
            <text:p>248</text:p>
          </table:table-cell>
          <table:table-cell office:value-type="string" calcext:value-type="string">
            <text:p>Frutas</text:p>
          </table:table-cell>
          <table:table-cell table:style-name="ce15" office:value-type="string" calcext:value-type="string">
            <text:p>Sandía</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45]*[.L245]/100" office:value-type="float" office:value="22.5" calcext:value-type="float">
            <text:p>22,5</text:p>
          </table:table-cell>
          <table:table-cell table:style-name="ce16" table:formula="of:=[.K255]*[.O255]*4/100" office:value-type="float" office:value="65.84" calcext:value-type="float">
            <text:p>65,84</text:p>
          </table:table-cell>
          <table:table-cell table:style-name="ce16" table:formula="of:=[.K245]*[.O245]*4/100" office:value-type="float" office:value="22.2" calcext:value-type="float">
            <text:p>22,2</text:p>
          </table:table-cell>
          <table:table-cell table:style-name="ce15" office:value-type="float" office:value="150" calcext:value-type="float">
            <text:p>150</text:p>
          </table:table-cell>
          <table:table-cell table:style-name="ce15" office:value-type="float" office:value="15" calcext:value-type="float">
            <text:p>15</text:p>
          </table:table-cell>
          <table:table-cell table:style-name="ce25" office:value-type="float" office:value="0.7" calcext:value-type="float">
            <text:p>0.7</text:p>
          </table:table-cell>
          <table:table-cell table:style-name="ce25" office:value-type="float" office:value="0" calcext:value-type="float">
            <text:p>0</text:p>
          </table:table-cell>
          <table:table-cell table:style-name="ce25" office:value-type="float" office:value="3.7" calcext:value-type="float">
            <text:p>3.7</text:p>
          </table:table-cell>
          <table:table-cell table:number-columns-repeated="5" office:value-type="string" calcext:value-type="string">
            <text:p>si</text:p>
          </table:table-cell>
          <table:table-cell table:formula="of:=SUBSTITUTE(SUBSTITUTE(SUBSTITUTE(SUBSTITUTE(SUBSTITUTE(SUBSTITUTE(LOWER([.D245]);&quot; &quot;;&quot;-&quot;);&quot;á&quot;;&quot;a&quot;);&quot;é&quot;;&quot;e&quot;);&quot;í&quot;;&quot;i&quot;);&quot;ó&quot;;&quot;o&quot;);&quot;ú&quot;;&quot;u&quot;)" office:value-type="string" office:string-value="sandia" calcext:value-type="string">
            <text:p>sandia</text:p>
          </table:table-cell>
          <table:table-cell table:style-name="ce31" table:formula="of:=CONCATENATE(&quot;(alimento (id &quot;;[.B245];&quot;) (nombre &quot;;[.U245];&quot;) (grupo &quot;;[.E245];&quot;) (veces &quot;;[.F245];&quot;) (tipo &quot;;[.G245];&quot;) (racion &quot;;[.K245];&quot;) (kcal &quot;;[.L245];&quot;) (proteinas &quot;;[.M245];&quot;) (grasas &quot;;[.N245];&quot;) (hidratos &quot;;[.O245];&quot;) (desayuno &quot;;[.P245];&quot;) (almuerzo &quot;;[.Q245];&quot;) (comida &quot;;[.R245];&quot;) (merienda &quot;;[.S245];&quot;) (cena &quot;;[.T245];&quot;))&quot;)" office:value-type="string" office:string-value="(alimento (id 248) (nombre sandia) (grupo 5) (veces 1) (tipo reguladores) (racion 150) (kcal 15) (proteinas 0,7) (grasas 0) (hidratos 3,7) (desayuno si) (almuerzo si) (comida si) (merienda si) (cena si))" calcext:value-type="string">
            <text:p>(alimento (id 248) (nombre sandia) (grupo 5) (veces 1) (tipo reguladores) (racion 150) (kcal 15) (proteinas 0,7) (grasas 0) (hidratos 3,7) (desayuno si) (almuerzo si) (comida si) (merienda si) (cena si))</text:p>
          </table:table-cell>
          <table:table-cell table:formula="of:=SUBSTITUTE([.V245];&quot;,&quot;;&quot;.&quot;)" office:value-type="string" office:string-value="(alimento (id 248) (nombre sandia) (grupo 5) (veces 1) (tipo reguladores) (racion 150) (kcal 15) (proteinas 0.7) (grasas 0) (hidratos 3.7) (desayuno si) (almuerzo si) (comida si) (merienda si) (cena si))" calcext:value-type="string">
            <text:p>(alimento (id 248) (nombre sandia) (grupo 5) (veces 1) (tipo reguladores) (racion 150) (kcal 15) (proteinas 0.7) (grasas 0) (hidratos 3.7) (desayuno si) (almuerzo si) (comida si) (merienda si) (cena si))</text:p>
          </table:table-cell>
          <table:table-cell table:number-columns-repeated="1001"/>
        </table:table-row>
        <table:table-row table:style-name="ro1">
          <table:table-cell/>
          <table:table-cell office:value-type="float" office:value="249" calcext:value-type="float">
            <text:p>249</text:p>
          </table:table-cell>
          <table:table-cell office:value-type="string" calcext:value-type="string">
            <text:p>Frutas</text:p>
          </table:table-cell>
          <table:table-cell table:style-name="ce15" office:value-type="string" calcext:value-type="string">
            <text:p>Sandía</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46]*[.L246]/100" office:value-type="float" office:value="30" calcext:value-type="float">
            <text:p>30</text:p>
          </table:table-cell>
          <table:table-cell table:style-name="ce16" table:formula="of:=[.K256]*[.O256]*4/100" office:value-type="float" office:value="32.92" calcext:value-type="float">
            <text:p>32,92</text:p>
          </table:table-cell>
          <table:table-cell table:style-name="ce16" table:formula="of:=[.K246]*[.O246]*4/100" office:value-type="float" office:value="29.6" calcext:value-type="float">
            <text:p>29,6</text:p>
          </table:table-cell>
          <table:table-cell table:style-name="ce15" office:value-type="float" office:value="200" calcext:value-type="float">
            <text:p>200</text:p>
          </table:table-cell>
          <table:table-cell table:style-name="ce15" office:value-type="float" office:value="15" calcext:value-type="float">
            <text:p>15</text:p>
          </table:table-cell>
          <table:table-cell table:style-name="ce25" office:value-type="float" office:value="0.7" calcext:value-type="float">
            <text:p>0.7</text:p>
          </table:table-cell>
          <table:table-cell table:style-name="ce25" office:value-type="float" office:value="0" calcext:value-type="float">
            <text:p>0</text:p>
          </table:table-cell>
          <table:table-cell table:style-name="ce25" office:value-type="float" office:value="3.7" calcext:value-type="float">
            <text:p>3.7</text:p>
          </table:table-cell>
          <table:table-cell table:number-columns-repeated="5" office:value-type="string" calcext:value-type="string">
            <text:p>si</text:p>
          </table:table-cell>
          <table:table-cell table:formula="of:=SUBSTITUTE(SUBSTITUTE(SUBSTITUTE(SUBSTITUTE(SUBSTITUTE(SUBSTITUTE(LOWER([.D246]);&quot; &quot;;&quot;-&quot;);&quot;á&quot;;&quot;a&quot;);&quot;é&quot;;&quot;e&quot;);&quot;í&quot;;&quot;i&quot;);&quot;ó&quot;;&quot;o&quot;);&quot;ú&quot;;&quot;u&quot;)" office:value-type="string" office:string-value="sandia" calcext:value-type="string">
            <text:p>sandia</text:p>
          </table:table-cell>
          <table:table-cell table:style-name="ce31" table:formula="of:=CONCATENATE(&quot;(alimento (id &quot;;[.B246];&quot;) (nombre &quot;;[.U246];&quot;) (grupo &quot;;[.E246];&quot;) (veces &quot;;[.F246];&quot;) (tipo &quot;;[.G246];&quot;) (racion &quot;;[.K246];&quot;) (kcal &quot;;[.L246];&quot;) (proteinas &quot;;[.M246];&quot;) (grasas &quot;;[.N246];&quot;) (hidratos &quot;;[.O246];&quot;) (desayuno &quot;;[.P246];&quot;) (almuerzo &quot;;[.Q246];&quot;) (comida &quot;;[.R246];&quot;) (merienda &quot;;[.S246];&quot;) (cena &quot;;[.T246];&quot;))&quot;)" office:value-type="string" office:string-value="(alimento (id 249) (nombre sandia) (grupo 5) (veces 1) (tipo reguladores) (racion 200) (kcal 15) (proteinas 0,7) (grasas 0) (hidratos 3,7) (desayuno si) (almuerzo si) (comida si) (merienda si) (cena si))" calcext:value-type="string">
            <text:p>(alimento (id 249) (nombre sandia) (grupo 5) (veces 1) (tipo reguladores) (racion 200) (kcal 15) (proteinas 0,7) (grasas 0) (hidratos 3,7) (desayuno si) (almuerzo si) (comida si) (merienda si) (cena si))</text:p>
          </table:table-cell>
          <table:table-cell table:formula="of:=SUBSTITUTE([.V246];&quot;,&quot;;&quot;.&quot;)" office:value-type="string" office:string-value="(alimento (id 249) (nombre sandia) (grupo 5) (veces 1) (tipo reguladores) (racion 200) (kcal 15) (proteinas 0.7) (grasas 0) (hidratos 3.7) (desayuno si) (almuerzo si) (comida si) (merienda si) (cena si))" calcext:value-type="string">
            <text:p>(alimento (id 249) (nombre sandia) (grupo 5) (veces 1) (tipo reguladores) (racion 200) (kcal 15) (proteinas 0.7) (grasas 0) (hidratos 3.7) (desayuno si) (almuerzo si) (comida si) (merienda si) (cena si))</text:p>
          </table:table-cell>
          <table:table-cell table:number-columns-repeated="1001"/>
        </table:table-row>
        <table:table-row table:style-name="ro1">
          <table:table-cell/>
          <table:table-cell office:value-type="float" office:value="250" calcext:value-type="float">
            <text:p>250</text:p>
          </table:table-cell>
          <table:table-cell office:value-type="string" calcext:value-type="string">
            <text:p>Frutas</text:p>
          </table:table-cell>
          <table:table-cell table:style-name="ce15" office:value-type="string" calcext:value-type="string">
            <text:p>Sandía</text:p>
          </table:table-cell>
          <table:table-cell table:style-name="ce15" office:value-type="float" office:value="5" calcext:value-type="float">
            <text:p>5</text:p>
          </table:table-cell>
          <table:table-cell table:style-name="ce16" office:value-type="float" office:value="1" calcext:value-type="float">
            <text:p>1</text:p>
          </table:table-cell>
          <table:table-cell table:style-name="ce15" office:value-type="string" calcext:value-type="string">
            <text:p>reguladores</text:p>
          </table:table-cell>
          <table:table-cell table:style-name="ce15" table:formula="of:=[.K247]*[.L247]/100" office:value-type="float" office:value="37.5" calcext:value-type="float">
            <text:p>37,5</text:p>
          </table:table-cell>
          <table:table-cell table:style-name="ce16" table:formula="of:=[.K257]*[.O257]*4/100" office:value-type="float" office:value="16.46" calcext:value-type="float">
            <text:p>16,46</text:p>
          </table:table-cell>
          <table:table-cell table:style-name="ce16" table:formula="of:=[.K247]*[.O247]*4/100" office:value-type="float" office:value="37" calcext:value-type="float">
            <text:p>37</text:p>
          </table:table-cell>
          <table:table-cell table:style-name="ce15" office:value-type="float" office:value="250" calcext:value-type="float">
            <text:p>250</text:p>
          </table:table-cell>
          <table:table-cell table:style-name="ce15" office:value-type="float" office:value="15" calcext:value-type="float">
            <text:p>15</text:p>
          </table:table-cell>
          <table:table-cell table:style-name="ce25" office:value-type="float" office:value="0.7" calcext:value-type="float">
            <text:p>0.7</text:p>
          </table:table-cell>
          <table:table-cell table:style-name="ce25" office:value-type="float" office:value="0" calcext:value-type="float">
            <text:p>0</text:p>
          </table:table-cell>
          <table:table-cell table:style-name="ce25" office:value-type="float" office:value="3.7" calcext:value-type="float">
            <text:p>3.7</text:p>
          </table:table-cell>
          <table:table-cell table:number-columns-repeated="5" office:value-type="string" calcext:value-type="string">
            <text:p>si</text:p>
          </table:table-cell>
          <table:table-cell table:formula="of:=SUBSTITUTE(SUBSTITUTE(SUBSTITUTE(SUBSTITUTE(SUBSTITUTE(SUBSTITUTE(LOWER([.D247]);&quot; &quot;;&quot;-&quot;);&quot;á&quot;;&quot;a&quot;);&quot;é&quot;;&quot;e&quot;);&quot;í&quot;;&quot;i&quot;);&quot;ó&quot;;&quot;o&quot;);&quot;ú&quot;;&quot;u&quot;)" office:value-type="string" office:string-value="sandia" calcext:value-type="string">
            <text:p>sandia</text:p>
          </table:table-cell>
          <table:table-cell table:style-name="ce31" table:formula="of:=CONCATENATE(&quot;(alimento (id &quot;;[.B247];&quot;) (nombre &quot;;[.U247];&quot;) (grupo &quot;;[.E247];&quot;) (veces &quot;;[.F247];&quot;) (tipo &quot;;[.G247];&quot;) (racion &quot;;[.K247];&quot;) (kcal &quot;;[.L247];&quot;) (proteinas &quot;;[.M247];&quot;) (grasas &quot;;[.N247];&quot;) (hidratos &quot;;[.O247];&quot;) (desayuno &quot;;[.P247];&quot;) (almuerzo &quot;;[.Q247];&quot;) (comida &quot;;[.R247];&quot;) (merienda &quot;;[.S247];&quot;) (cena &quot;;[.T247];&quot;))&quot;)" office:value-type="string" office:string-value="(alimento (id 250) (nombre sandia) (grupo 5) (veces 1) (tipo reguladores) (racion 250) (kcal 15) (proteinas 0,7) (grasas 0) (hidratos 3,7) (desayuno si) (almuerzo si) (comida si) (merienda si) (cena si))" calcext:value-type="string">
            <text:p>(alimento (id 250) (nombre sandia) (grupo 5) (veces 1) (tipo reguladores) (racion 250) (kcal 15) (proteinas 0,7) (grasas 0) (hidratos 3,7) (desayuno si) (almuerzo si) (comida si) (merienda si) (cena si))</text:p>
          </table:table-cell>
          <table:table-cell table:formula="of:=SUBSTITUTE([.V247];&quot;,&quot;;&quot;.&quot;)" office:value-type="string" office:string-value="(alimento (id 250) (nombre sandia) (grupo 5) (veces 1) (tipo reguladores) (racion 250) (kcal 15) (proteinas 0.7) (grasas 0) (hidratos 3.7) (desayuno si) (almuerzo si) (comida si) (merienda si) (cena si))" calcext:value-type="string">
            <text:p>(alimento (id 250) (nombre sandia) (grupo 5) (veces 1) (tipo reguladores) (racion 250) (kcal 15) (proteinas 0.7) (grasas 0) (hidratos 3.7) (desayuno si) (almuerzo si) (comida si) (merienda si) (cena si))</text:p>
          </table:table-cell>
          <table:table-cell table:number-columns-repeated="1001"/>
        </table:table-row>
        <table:table-row table:style-name="ro1">
          <table:table-cell table:style-name="ce12" office:value-type="float" office:value="4" calcext:value-type="float">
            <text:p>4</text:p>
          </table:table-cell>
          <table:table-cell table:style-name="ce12" office:value-type="float" office:value="251" calcext:value-type="float">
            <text:p>251</text:p>
          </table:table-cell>
          <table:table-cell table:style-name="ce12" office:value-type="string" calcext:value-type="string">
            <text:p>Pan, pasta, cereales, azúcar y dulces</text:p>
          </table:table-cell>
          <table:table-cell table:style-name="ce14" office:value-type="string" calcext:value-type="string">
            <text:p>Pasta seca al huevo</text:p>
          </table:table-cell>
          <table:table-cell table:style-name="ce14" office:value-type="float" office:value="6" calcext:value-type="float">
            <text:p>6</text:p>
          </table:table-cell>
          <table:table-cell table:style-name="ce16" office:value-type="float" office:value="1" calcext:value-type="float">
            <text:p>1</text:p>
          </table:table-cell>
          <table:table-cell table:style-name="ce14" office:value-type="string" calcext:value-type="string">
            <text:p>energeticos</text:p>
          </table:table-cell>
          <table:table-cell table:style-name="ce14" table:formula="of:=[.K248]*[.L248]/100" office:value-type="float" office:value="552" calcext:value-type="float">
            <text:p>552</text:p>
          </table:table-cell>
          <table:table-cell table:style-name="ce16" table:formula="of:=[.K258]*[.O258]*4/100" office:value-type="float" office:value="99.6" calcext:value-type="float">
            <text:p>99,6</text:p>
          </table:table-cell>
          <table:table-cell table:style-name="ce16" table:formula="of:=[.K248]*[.O248]*4/100" office:value-type="float" office:value="440.4" calcext:value-type="float">
            <text:p>440,4</text:p>
          </table:table-cell>
          <table:table-cell table:style-name="ce14" office:value-type="float" office:value="150" calcext:value-type="float">
            <text:p>150</text:p>
          </table:table-cell>
          <table:table-cell table:style-name="ce14" office:value-type="float" office:value="368" calcext:value-type="float">
            <text:p>368</text:p>
          </table:table-cell>
          <table:table-cell table:style-name="ce24" office:value-type="float" office:value="19" calcext:value-type="float">
            <text:p>19</text:p>
          </table:table-cell>
          <table:table-cell table:style-name="ce24" office:value-type="float" office:value="0.2" calcext:value-type="float">
            <text:p>0.2</text:p>
          </table:table-cell>
          <table:table-cell table:style-name="ce24" office:value-type="float" office:value="73.4" calcext:value-type="float">
            <text:p>73.4</text:p>
          </table:table-cell>
          <table:table-cell table:style-name="ce12" office:value-type="string" calcext:value-type="string">
            <text:p>no</text:p>
          </table:table-cell>
          <table:table-cell table:number-columns-repeated="2" table:style-name="ce12" office:value-type="string" calcext:value-type="string">
            <text:p>si</text:p>
          </table:table-cell>
          <table:table-cell table:number-columns-repeated="2" table:style-name="ce12" office:value-type="string" calcext:value-type="string">
            <text:p>no</text:p>
          </table:table-cell>
          <table:table-cell table:style-name="ce12" table:formula="of:=SUBSTITUTE(SUBSTITUTE(SUBSTITUTE(SUBSTITUTE(SUBSTITUTE(SUBSTITUTE(LOWER([.D248]);&quot; &quot;;&quot;-&quot;);&quot;á&quot;;&quot;a&quot;);&quot;é&quot;;&quot;e&quot;);&quot;í&quot;;&quot;i&quot;);&quot;ó&quot;;&quot;o&quot;);&quot;ú&quot;;&quot;u&quot;)" office:value-type="string" office:string-value="pasta-seca-al-huevo" calcext:value-type="string">
            <text:p>pasta-seca-al-huevo</text:p>
          </table:table-cell>
          <table:table-cell table:style-name="ce31" table:formula="of:=CONCATENATE(&quot;(alimento (id &quot;;[.B248];&quot;) (nombre &quot;;[.U248];&quot;) (grupo &quot;;[.E248];&quot;) (veces &quot;;[.F248];&quot;) (tipo &quot;;[.G248];&quot;) (racion &quot;;[.K248];&quot;) (kcal &quot;;[.L248];&quot;) (proteinas &quot;;[.M248];&quot;) (grasas &quot;;[.N248];&quot;) (hidratos &quot;;[.O248];&quot;) (desayuno &quot;;[.P248];&quot;) (almuerzo &quot;;[.Q248];&quot;) (comida &quot;;[.R248];&quot;) (merienda &quot;;[.S248];&quot;) (cena &quot;;[.T248];&quot;))&quot;)" office:value-type="string" office:string-value="(alimento (id 251) (nombre pasta-seca-al-huevo) (grupo 6) (veces 1) (tipo energeticos) (racion 150) (kcal 368) (proteinas 19) (grasas 0,2) (hidratos 73,4) (desayuno no) (almuerzo si) (comida si) (merienda no) (cena no))" calcext:value-type="string">
            <text:p>(alimento (id 251) (nombre pasta-seca-al-huevo) (grupo 6) (veces 1) (tipo energeticos) (racion 150) (kcal 368) (proteinas 19) (grasas 0,2) (hidratos 73,4) (desayuno no) (almuerzo si) (comida si) (merienda no) (cena no))</text:p>
          </table:table-cell>
          <table:table-cell table:style-name="ce12" table:formula="of:=SUBSTITUTE([.V248];&quot;,&quot;;&quot;.&quot;)" office:value-type="string" office:string-value="(alimento (id 251) (nombre pasta-seca-al-huevo) (grupo 6) (veces 1) (tipo energeticos) (racion 150) (kcal 368) (proteinas 19) (grasas 0.2) (hidratos 73.4) (desayuno no) (almuerzo si) (comida si) (merienda no) (cena no))" calcext:value-type="string">
            <text:p>(alimento (id 251) (nombre pasta-seca-al-huevo) (grupo 6) (veces 1) (tipo energeticos) (racion 150) (kcal 368) (proteinas 19) (grasas 0.2) (hidratos 73.4) (desayuno no) (almuerzo si) (comida si) (merienda no) (cena no))</text:p>
          </table:table-cell>
          <table:table-cell table:style-name="ce12" table:number-columns-repeated="1001"/>
        </table:table-row>
        <table:table-row table:style-name="ro1">
          <table:table-cell/>
          <table:table-cell office:value-type="float" office:value="252" calcext:value-type="float">
            <text:p>252</text:p>
          </table:table-cell>
          <table:table-cell office:value-type="string" calcext:value-type="string">
            <text:p>Pan, pasta, cereales, azúcar y dulces</text:p>
          </table:table-cell>
          <table:table-cell table:style-name="ce15" office:value-type="string" calcext:value-type="string">
            <text:p>Pasta seca al huevo</text:p>
          </table:table-cell>
          <table:table-cell table:style-name="ce15" office:value-type="float" office:value="6" calcext:value-type="float">
            <text:p>6</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249]*[.L249]/100" office:value-type="float" office:value="460" calcext:value-type="float">
            <text:p>460</text:p>
          </table:table-cell>
          <table:table-cell table:style-name="ce16" table:formula="of:=[.K259]*[.O259]*4/100" office:value-type="float" office:value="132.8" calcext:value-type="float">
            <text:p>132,8</text:p>
          </table:table-cell>
          <table:table-cell table:style-name="ce16" table:formula="of:=[.K249]*[.O249]*4/100" office:value-type="float" office:value="367" calcext:value-type="float">
            <text:p>367</text:p>
          </table:table-cell>
          <table:table-cell table:style-name="ce15" office:value-type="float" office:value="125" calcext:value-type="float">
            <text:p>125</text:p>
          </table:table-cell>
          <table:table-cell table:style-name="ce15" office:value-type="float" office:value="368" calcext:value-type="float">
            <text:p>368</text:p>
          </table:table-cell>
          <table:table-cell table:style-name="ce25" office:value-type="float" office:value="19" calcext:value-type="float">
            <text:p>19</text:p>
          </table:table-cell>
          <table:table-cell table:style-name="ce25" office:value-type="float" office:value="0.2" calcext:value-type="float">
            <text:p>0.2</text:p>
          </table:table-cell>
          <table:table-cell table:style-name="ce25" office:value-type="float" office:value="73.4" calcext:value-type="float">
            <text:p>73.4</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49]);&quot; &quot;;&quot;-&quot;);&quot;á&quot;;&quot;a&quot;);&quot;é&quot;;&quot;e&quot;);&quot;í&quot;;&quot;i&quot;);&quot;ó&quot;;&quot;o&quot;);&quot;ú&quot;;&quot;u&quot;)" office:value-type="string" office:string-value="pasta-seca-al-huevo" calcext:value-type="string">
            <text:p>pasta-seca-al-huevo</text:p>
          </table:table-cell>
          <table:table-cell table:style-name="ce31" table:formula="of:=CONCATENATE(&quot;(alimento (id &quot;;[.B249];&quot;) (nombre &quot;;[.U249];&quot;) (grupo &quot;;[.E249];&quot;) (veces &quot;;[.F249];&quot;) (tipo &quot;;[.G249];&quot;) (racion &quot;;[.K249];&quot;) (kcal &quot;;[.L249];&quot;) (proteinas &quot;;[.M249];&quot;) (grasas &quot;;[.N249];&quot;) (hidratos &quot;;[.O249];&quot;) (desayuno &quot;;[.P249];&quot;) (almuerzo &quot;;[.Q249];&quot;) (comida &quot;;[.R249];&quot;) (merienda &quot;;[.S249];&quot;) (cena &quot;;[.T249];&quot;))&quot;)" office:value-type="string" office:string-value="(alimento (id 252) (nombre pasta-seca-al-huevo) (grupo 6) (veces 1) (tipo energeticos) (racion 125) (kcal 368) (proteinas 19) (grasas 0,2) (hidratos 73,4) (desayuno no) (almuerzo si) (comida si) (merienda no) (cena no))" calcext:value-type="string">
            <text:p>(alimento (id 252) (nombre pasta-seca-al-huevo) (grupo 6) (veces 1) (tipo energeticos) (racion 125) (kcal 368) (proteinas 19) (grasas 0,2) (hidratos 73,4) (desayuno no) (almuerzo si) (comida si) (merienda no) (cena no))</text:p>
          </table:table-cell>
          <table:table-cell table:formula="of:=SUBSTITUTE([.V249];&quot;,&quot;;&quot;.&quot;)" office:value-type="string" office:string-value="(alimento (id 252) (nombre pasta-seca-al-huevo) (grupo 6) (veces 1) (tipo energeticos) (racion 125) (kcal 368) (proteinas 19) (grasas 0.2) (hidratos 73.4) (desayuno no) (almuerzo si) (comida si) (merienda no) (cena no))" calcext:value-type="string">
            <text:p>(alimento (id 252) (nombre pasta-seca-al-huevo) (grupo 6) (veces 1) (tipo energeticos) (racion 125) (kcal 368) (proteinas 19) (grasas 0.2) (hidratos 73.4) (desayuno no) (almuerzo si) (comida si) (merienda no) (cena no))</text:p>
          </table:table-cell>
          <table:table-cell table:number-columns-repeated="1001"/>
        </table:table-row>
        <table:table-row table:style-name="ro1">
          <table:table-cell/>
          <table:table-cell office:value-type="float" office:value="253" calcext:value-type="float">
            <text:p>253</text:p>
          </table:table-cell>
          <table:table-cell office:value-type="string" calcext:value-type="string">
            <text:p>Pan, pasta, cereales, azúcar y dulces</text:p>
          </table:table-cell>
          <table:table-cell table:style-name="ce15" office:value-type="string" calcext:value-type="string">
            <text:p>Pasta seca al huevo</text:p>
          </table:table-cell>
          <table:table-cell table:style-name="ce15" office:value-type="float" office:value="6" calcext:value-type="float">
            <text:p>6</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250]*[.L250]/100" office:value-type="float" office:value="276" calcext:value-type="float">
            <text:p>276</text:p>
          </table:table-cell>
          <table:table-cell table:style-name="ce16" table:formula="of:=[.K260]*[.O260]*4/100" office:value-type="float" office:value="166" calcext:value-type="float">
            <text:p>166</text:p>
          </table:table-cell>
          <table:table-cell table:style-name="ce16" table:formula="of:=[.K250]*[.O250]*4/100" office:value-type="float" office:value="220.2" calcext:value-type="float">
            <text:p>220,2</text:p>
          </table:table-cell>
          <table:table-cell table:style-name="ce15" office:value-type="float" office:value="75" calcext:value-type="float">
            <text:p>75</text:p>
          </table:table-cell>
          <table:table-cell table:style-name="ce15" office:value-type="float" office:value="368" calcext:value-type="float">
            <text:p>368</text:p>
          </table:table-cell>
          <table:table-cell table:style-name="ce25" office:value-type="float" office:value="19" calcext:value-type="float">
            <text:p>19</text:p>
          </table:table-cell>
          <table:table-cell table:style-name="ce25" office:value-type="float" office:value="0.2" calcext:value-type="float">
            <text:p>0.2</text:p>
          </table:table-cell>
          <table:table-cell table:style-name="ce25" office:value-type="float" office:value="73.4" calcext:value-type="float">
            <text:p>73.4</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50]);&quot; &quot;;&quot;-&quot;);&quot;á&quot;;&quot;a&quot;);&quot;é&quot;;&quot;e&quot;);&quot;í&quot;;&quot;i&quot;);&quot;ó&quot;;&quot;o&quot;);&quot;ú&quot;;&quot;u&quot;)" office:value-type="string" office:string-value="pasta-seca-al-huevo" calcext:value-type="string">
            <text:p>pasta-seca-al-huevo</text:p>
          </table:table-cell>
          <table:table-cell table:style-name="ce31" table:formula="of:=CONCATENATE(&quot;(alimento (id &quot;;[.B250];&quot;) (nombre &quot;;[.U250];&quot;) (grupo &quot;;[.E250];&quot;) (veces &quot;;[.F250];&quot;) (tipo &quot;;[.G250];&quot;) (racion &quot;;[.K250];&quot;) (kcal &quot;;[.L250];&quot;) (proteinas &quot;;[.M250];&quot;) (grasas &quot;;[.N250];&quot;) (hidratos &quot;;[.O250];&quot;) (desayuno &quot;;[.P250];&quot;) (almuerzo &quot;;[.Q250];&quot;) (comida &quot;;[.R250];&quot;) (merienda &quot;;[.S250];&quot;) (cena &quot;;[.T250];&quot;))&quot;)" office:value-type="string" office:string-value="(alimento (id 253) (nombre pasta-seca-al-huevo) (grupo 6) (veces 1) (tipo energeticos) (racion 75) (kcal 368) (proteinas 19) (grasas 0,2) (hidratos 73,4) (desayuno no) (almuerzo si) (comida si) (merienda no) (cena no))" calcext:value-type="string">
            <text:p>(alimento (id 253) (nombre pasta-seca-al-huevo) (grupo 6) (veces 1) (tipo energeticos) (racion 75) (kcal 368) (proteinas 19) (grasas 0,2) (hidratos 73,4) (desayuno no) (almuerzo si) (comida si) (merienda no) (cena no))</text:p>
          </table:table-cell>
          <table:table-cell table:formula="of:=SUBSTITUTE([.V250];&quot;,&quot;;&quot;.&quot;)" office:value-type="string" office:string-value="(alimento (id 253) (nombre pasta-seca-al-huevo) (grupo 6) (veces 1) (tipo energeticos) (racion 75) (kcal 368) (proteinas 19) (grasas 0.2) (hidratos 73.4) (desayuno no) (almuerzo si) (comida si) (merienda no) (cena no))" calcext:value-type="string">
            <text:p>(alimento (id 253) (nombre pasta-seca-al-huevo) (grupo 6) (veces 1) (tipo energeticos) (racion 75) (kcal 368) (proteinas 19) (grasas 0.2) (hidratos 73.4) (desayuno no) (almuerzo si) (comida si) (merienda no) (cena no))</text:p>
          </table:table-cell>
          <table:table-cell table:number-columns-repeated="1001"/>
        </table:table-row>
        <table:table-row table:style-name="ro1">
          <table:table-cell/>
          <table:table-cell office:value-type="float" office:value="254" calcext:value-type="float">
            <text:p>254</text:p>
          </table:table-cell>
          <table:table-cell office:value-type="string" calcext:value-type="string">
            <text:p>Pan, pasta, cereales, azúcar y dulces</text:p>
          </table:table-cell>
          <table:table-cell table:style-name="ce15" office:value-type="string" calcext:value-type="string">
            <text:p>Pasta seca al huevo</text:p>
          </table:table-cell>
          <table:table-cell table:style-name="ce15" office:value-type="float" office:value="6" calcext:value-type="float">
            <text:p>6</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251]*[.L251]/100" office:value-type="float" office:value="184" calcext:value-type="float">
            <text:p>184</text:p>
          </table:table-cell>
          <table:table-cell table:style-name="ce16" table:formula="of:=[.K261]*[.O261]*4/100" office:value-type="float" office:value="249" calcext:value-type="float">
            <text:p>249</text:p>
          </table:table-cell>
          <table:table-cell table:style-name="ce16" table:formula="of:=[.K251]*[.O251]*4/100" office:value-type="float" office:value="146.8" calcext:value-type="float">
            <text:p>146,8</text:p>
          </table:table-cell>
          <table:table-cell table:style-name="ce15" office:value-type="float" office:value="50" calcext:value-type="float">
            <text:p>50</text:p>
          </table:table-cell>
          <table:table-cell table:style-name="ce15" office:value-type="float" office:value="368" calcext:value-type="float">
            <text:p>368</text:p>
          </table:table-cell>
          <table:table-cell table:style-name="ce25" office:value-type="float" office:value="19" calcext:value-type="float">
            <text:p>19</text:p>
          </table:table-cell>
          <table:table-cell table:style-name="ce25" office:value-type="float" office:value="0.2" calcext:value-type="float">
            <text:p>0.2</text:p>
          </table:table-cell>
          <table:table-cell table:style-name="ce25" office:value-type="float" office:value="73.4" calcext:value-type="float">
            <text:p>73.4</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51]);&quot; &quot;;&quot;-&quot;);&quot;á&quot;;&quot;a&quot;);&quot;é&quot;;&quot;e&quot;);&quot;í&quot;;&quot;i&quot;);&quot;ó&quot;;&quot;o&quot;);&quot;ú&quot;;&quot;u&quot;)" office:value-type="string" office:string-value="pasta-seca-al-huevo" calcext:value-type="string">
            <text:p>pasta-seca-al-huevo</text:p>
          </table:table-cell>
          <table:table-cell table:style-name="ce31" table:formula="of:=CONCATENATE(&quot;(alimento (id &quot;;[.B251];&quot;) (nombre &quot;;[.U251];&quot;) (grupo &quot;;[.E251];&quot;) (veces &quot;;[.F251];&quot;) (tipo &quot;;[.G251];&quot;) (racion &quot;;[.K251];&quot;) (kcal &quot;;[.L251];&quot;) (proteinas &quot;;[.M251];&quot;) (grasas &quot;;[.N251];&quot;) (hidratos &quot;;[.O251];&quot;) (desayuno &quot;;[.P251];&quot;) (almuerzo &quot;;[.Q251];&quot;) (comida &quot;;[.R251];&quot;) (merienda &quot;;[.S251];&quot;) (cena &quot;;[.T251];&quot;))&quot;)" office:value-type="string" office:string-value="(alimento (id 254) (nombre pasta-seca-al-huevo) (grupo 6) (veces 1) (tipo energeticos) (racion 50) (kcal 368) (proteinas 19) (grasas 0,2) (hidratos 73,4) (desayuno no) (almuerzo si) (comida si) (merienda no) (cena no))" calcext:value-type="string">
            <text:p>(alimento (id 254) (nombre pasta-seca-al-huevo) (grupo 6) (veces 1) (tipo energeticos) (racion 50) (kcal 368) (proteinas 19) (grasas 0,2) (hidratos 73,4) (desayuno no) (almuerzo si) (comida si) (merienda no) (cena no))</text:p>
          </table:table-cell>
          <table:table-cell table:formula="of:=SUBSTITUTE([.V251];&quot;,&quot;;&quot;.&quot;)" office:value-type="string" office:string-value="(alimento (id 254) (nombre pasta-seca-al-huevo) (grupo 6) (veces 1) (tipo energeticos) (racion 50) (kcal 368) (proteinas 19) (grasas 0.2) (hidratos 73.4) (desayuno no) (almuerzo si) (comida si) (merienda no) (cena no))" calcext:value-type="string">
            <text:p>(alimento (id 254) (nombre pasta-seca-al-huevo) (grupo 6) (veces 1) (tipo energeticos) (racion 50) (kcal 368) (proteinas 19) (grasas 0.2) (hidratos 73.4) (desayuno no) (almuerzo si) (comida si) (merienda no) (cena no))</text:p>
          </table:table-cell>
          <table:table-cell table:number-columns-repeated="1001"/>
        </table:table-row>
        <table:table-row table:style-name="ro1">
          <table:table-cell/>
          <table:table-cell office:value-type="float" office:value="255" calcext:value-type="float">
            <text:p>255</text:p>
          </table:table-cell>
          <table:table-cell office:value-type="string" calcext:value-type="string">
            <text:p>Pan, pasta, cereales, azúcar y dulces</text:p>
          </table:table-cell>
          <table:table-cell table:style-name="ce15" office:value-type="string" calcext:value-type="string">
            <text:p>Pasta seca al huevo</text:p>
          </table:table-cell>
          <table:table-cell table:style-name="ce15" office:value-type="float" office:value="6" calcext:value-type="float">
            <text:p>6</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252]*[.L252]/100" office:value-type="float" office:value="368" calcext:value-type="float">
            <text:p>368</text:p>
          </table:table-cell>
          <table:table-cell table:style-name="ce16" table:formula="of:=[.K262]*[.O262]*4/100" office:value-type="float" office:value="332" calcext:value-type="float">
            <text:p>332</text:p>
          </table:table-cell>
          <table:table-cell table:style-name="ce16" table:formula="of:=[.K252]*[.O252]*4/100" office:value-type="float" office:value="293.6" calcext:value-type="float">
            <text:p>293,6</text:p>
          </table:table-cell>
          <table:table-cell table:style-name="ce15" office:value-type="float" office:value="100" calcext:value-type="float">
            <text:p>100</text:p>
          </table:table-cell>
          <table:table-cell table:style-name="ce15" office:value-type="float" office:value="368" calcext:value-type="float">
            <text:p>368</text:p>
          </table:table-cell>
          <table:table-cell table:style-name="ce25" office:value-type="float" office:value="19" calcext:value-type="float">
            <text:p>19</text:p>
          </table:table-cell>
          <table:table-cell table:style-name="ce25" office:value-type="float" office:value="0.2" calcext:value-type="float">
            <text:p>0.2</text:p>
          </table:table-cell>
          <table:table-cell table:style-name="ce25" office:value-type="float" office:value="73.4" calcext:value-type="float">
            <text:p>73.4</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52]);&quot; &quot;;&quot;-&quot;);&quot;á&quot;;&quot;a&quot;);&quot;é&quot;;&quot;e&quot;);&quot;í&quot;;&quot;i&quot;);&quot;ó&quot;;&quot;o&quot;);&quot;ú&quot;;&quot;u&quot;)" office:value-type="string" office:string-value="pasta-seca-al-huevo" calcext:value-type="string">
            <text:p>pasta-seca-al-huevo</text:p>
          </table:table-cell>
          <table:table-cell table:style-name="ce31" table:formula="of:=CONCATENATE(&quot;(alimento (id &quot;;[.B252];&quot;) (nombre &quot;;[.U252];&quot;) (grupo &quot;;[.E252];&quot;) (veces &quot;;[.F252];&quot;) (tipo &quot;;[.G252];&quot;) (racion &quot;;[.K252];&quot;) (kcal &quot;;[.L252];&quot;) (proteinas &quot;;[.M252];&quot;) (grasas &quot;;[.N252];&quot;) (hidratos &quot;;[.O252];&quot;) (desayuno &quot;;[.P252];&quot;) (almuerzo &quot;;[.Q252];&quot;) (comida &quot;;[.R252];&quot;) (merienda &quot;;[.S252];&quot;) (cena &quot;;[.T252];&quot;))&quot;)" office:value-type="string" office:string-value="(alimento (id 255) (nombre pasta-seca-al-huevo) (grupo 6) (veces 1) (tipo energeticos) (racion 100) (kcal 368) (proteinas 19) (grasas 0,2) (hidratos 73,4) (desayuno no) (almuerzo si) (comida si) (merienda no) (cena no))" calcext:value-type="string">
            <text:p>(alimento (id 255) (nombre pasta-seca-al-huevo) (grupo 6) (veces 1) (tipo energeticos) (racion 100) (kcal 368) (proteinas 19) (grasas 0,2) (hidratos 73,4) (desayuno no) (almuerzo si) (comida si) (merienda no) (cena no))</text:p>
          </table:table-cell>
          <table:table-cell table:formula="of:=SUBSTITUTE([.V252];&quot;,&quot;;&quot;.&quot;)" office:value-type="string" office:string-value="(alimento (id 255) (nombre pasta-seca-al-huevo) (grupo 6) (veces 1) (tipo energeticos) (racion 100) (kcal 368) (proteinas 19) (grasas 0.2) (hidratos 73.4) (desayuno no) (almuerzo si) (comida si) (merienda no) (cena no))" calcext:value-type="string">
            <text:p>(alimento (id 255) (nombre pasta-seca-al-huevo) (grupo 6) (veces 1) (tipo energeticos) (racion 100) (kcal 368) (proteinas 19) (grasas 0.2) (hidratos 73.4) (desayuno no) (almuerzo si) (comida si) (merienda no) (cena no))</text:p>
          </table:table-cell>
          <table:table-cell table:number-columns-repeated="1001"/>
        </table:table-row>
        <table:table-row table:style-name="ro1">
          <table:table-cell table:style-name="ce12" office:value-type="float" office:value="5" calcext:value-type="float">
            <text:p>5</text:p>
          </table:table-cell>
          <table:table-cell table:style-name="ce12" office:value-type="float" office:value="256" calcext:value-type="float">
            <text:p>256</text:p>
          </table:table-cell>
          <table:table-cell table:style-name="ce12" office:value-type="string" calcext:value-type="string">
            <text:p>Pan, pasta, cereales, azúcar y dulces</text:p>
          </table:table-cell>
          <table:table-cell table:style-name="ce14" office:value-type="string" calcext:value-type="string">
            <text:p>Galleta tipo María</text:p>
          </table:table-cell>
          <table:table-cell table:style-name="ce14" office:value-type="float" office:value="6" calcext:value-type="float">
            <text:p>6</text:p>
          </table:table-cell>
          <table:table-cell table:style-name="ce16" office:value-type="float" office:value="3" calcext:value-type="float">
            <text:p>3</text:p>
          </table:table-cell>
          <table:table-cell table:style-name="ce14" office:value-type="string" calcext:value-type="string">
            <text:p>energeticos</text:p>
          </table:table-cell>
          <table:table-cell table:style-name="ce14" table:formula="of:=[.K253]*[.L253]/100" office:value-type="float" office:value="122.7" calcext:value-type="float">
            <text:p>122,7</text:p>
          </table:table-cell>
          <table:table-cell table:style-name="ce16" table:formula="of:=[.K263]*[.O263]*4/100" office:value-type="float" office:value="57" calcext:value-type="float">
            <text:p>57</text:p>
          </table:table-cell>
          <table:table-cell table:style-name="ce16" table:formula="of:=[.K253]*[.O253]*4/100" office:value-type="float" office:value="98.76" calcext:value-type="float">
            <text:p>98,76</text:p>
          </table:table-cell>
          <table:table-cell table:style-name="ce14" office:value-type="float" office:value="30" calcext:value-type="float">
            <text:p>30</text:p>
          </table:table-cell>
          <table:table-cell table:style-name="ce14" office:value-type="float" office:value="409" calcext:value-type="float">
            <text:p>409</text:p>
          </table:table-cell>
          <table:table-cell table:style-name="ce24" office:value-type="float" office:value="6.8" calcext:value-type="float">
            <text:p>6.8</text:p>
          </table:table-cell>
          <table:table-cell table:style-name="ce24" office:value-type="float" office:value="8.1" calcext:value-type="float">
            <text:p>8.1</text:p>
          </table:table-cell>
          <table:table-cell table:style-name="ce24" office:value-type="float" office:value="82.3" calcext:value-type="float">
            <text:p>82.3</text:p>
          </table:table-cell>
          <table:table-cell table:number-columns-repeated="2" table:style-name="ce12" office:value-type="string" calcext:value-type="string">
            <text:p>si</text:p>
          </table:table-cell>
          <table:table-cell table:style-name="ce12" office:value-type="string" calcext:value-type="string">
            <text:p>no</text:p>
          </table:table-cell>
          <table:table-cell table:number-columns-repeated="2" table:style-name="ce12" office:value-type="string" calcext:value-type="string">
            <text:p>si</text:p>
          </table:table-cell>
          <table:table-cell table:style-name="ce12" table:formula="of:=SUBSTITUTE(SUBSTITUTE(SUBSTITUTE(SUBSTITUTE(SUBSTITUTE(SUBSTITUTE(LOWER([.D253]);&quot; &quot;;&quot;-&quot;);&quot;á&quot;;&quot;a&quot;);&quot;é&quot;;&quot;e&quot;);&quot;í&quot;;&quot;i&quot;);&quot;ó&quot;;&quot;o&quot;);&quot;ú&quot;;&quot;u&quot;)" office:value-type="string" office:string-value="galleta-tipo-maria" calcext:value-type="string">
            <text:p>galleta-tipo-maria</text:p>
          </table:table-cell>
          <table:table-cell table:style-name="ce31" table:formula="of:=CONCATENATE(&quot;(alimento (id &quot;;[.B253];&quot;) (nombre &quot;;[.U253];&quot;) (grupo &quot;;[.E253];&quot;) (veces &quot;;[.F253];&quot;) (tipo &quot;;[.G253];&quot;) (racion &quot;;[.K253];&quot;) (kcal &quot;;[.L253];&quot;) (proteinas &quot;;[.M253];&quot;) (grasas &quot;;[.N253];&quot;) (hidratos &quot;;[.O253];&quot;) (desayuno &quot;;[.P253];&quot;) (almuerzo &quot;;[.Q253];&quot;) (comida &quot;;[.R253];&quot;) (merienda &quot;;[.S253];&quot;) (cena &quot;;[.T253];&quot;))&quot;)" office:value-type="string" office:string-value="(alimento (id 256) (nombre galleta-tipo-maria) (grupo 6) (veces 3) (tipo energeticos) (racion 30) (kcal 409) (proteinas 6,8) (grasas 8,1) (hidratos 82,3) (desayuno si) (almuerzo si) (comida no) (merienda si) (cena si))" calcext:value-type="string">
            <text:p>(alimento (id 256) (nombre galleta-tipo-maria) (grupo 6) (veces 3) (tipo energeticos) (racion 30) (kcal 409) (proteinas 6,8) (grasas 8,1) (hidratos 82,3) (desayuno si) (almuerzo si) (comida no) (merienda si) (cena si))</text:p>
          </table:table-cell>
          <table:table-cell table:style-name="ce12" table:formula="of:=SUBSTITUTE([.V253];&quot;,&quot;;&quot;.&quot;)" office:value-type="string" office:string-value="(alimento (id 256) (nombre galleta-tipo-maria) (grupo 6) (veces 3) (tipo energeticos) (racion 30) (kcal 409) (proteinas 6.8) (grasas 8.1) (hidratos 82.3) (desayuno si) (almuerzo si) (comida no) (merienda si) (cena si))" calcext:value-type="string">
            <text:p>(alimento (id 256) (nombre galleta-tipo-maria) (grupo 6) (veces 3) (tipo energeticos) (racion 30) (kcal 409) (proteinas 6.8) (grasas 8.1) (hidratos 82.3) (desayuno si) (almuerzo si) (comida no) (merienda si) (cena si))</text:p>
          </table:table-cell>
          <table:table-cell table:style-name="ce12" table:number-columns-repeated="1001"/>
        </table:table-row>
        <table:table-row table:style-name="ro1">
          <table:table-cell/>
          <table:table-cell office:value-type="float" office:value="257" calcext:value-type="float">
            <text:p>257</text:p>
          </table:table-cell>
          <table:table-cell office:value-type="string" calcext:value-type="string">
            <text:p>Pan, pasta, cereales, azúcar y dulces</text:p>
          </table:table-cell>
          <table:table-cell table:style-name="ce15" office:value-type="string" calcext:value-type="string">
            <text:p>Galleta tipo María</text:p>
          </table:table-cell>
          <table:table-cell table:style-name="ce15" office:value-type="float" office:value="6" calcext:value-type="float">
            <text:p>6</text:p>
          </table:table-cell>
          <table:table-cell table:style-name="ce16" office:value-type="float" office:value="3" calcext:value-type="float">
            <text:p>3</text:p>
          </table:table-cell>
          <table:table-cell table:style-name="ce15" office:value-type="string" calcext:value-type="string">
            <text:p>energeticos</text:p>
          </table:table-cell>
          <table:table-cell table:style-name="ce15" table:formula="of:=[.K254]*[.L254]/100" office:value-type="float" office:value="102.25" calcext:value-type="float">
            <text:p>102,25</text:p>
          </table:table-cell>
          <table:table-cell table:style-name="ce16" table:formula="of:=[.K264]*[.O264]*4/100" office:value-type="float" office:value="76" calcext:value-type="float">
            <text:p>76</text:p>
          </table:table-cell>
          <table:table-cell table:style-name="ce16" table:formula="of:=[.K254]*[.O254]*4/100" office:value-type="float" office:value="82.3" calcext:value-type="float">
            <text:p>82,3</text:p>
          </table:table-cell>
          <table:table-cell table:style-name="ce15" office:value-type="float" office:value="25" calcext:value-type="float">
            <text:p>25</text:p>
          </table:table-cell>
          <table:table-cell table:style-name="ce15" office:value-type="float" office:value="409" calcext:value-type="float">
            <text:p>409</text:p>
          </table:table-cell>
          <table:table-cell table:style-name="ce25" office:value-type="float" office:value="6.8" calcext:value-type="float">
            <text:p>6.8</text:p>
          </table:table-cell>
          <table:table-cell table:style-name="ce25" office:value-type="float" office:value="8.1" calcext:value-type="float">
            <text:p>8.1</text:p>
          </table:table-cell>
          <table:table-cell table:style-name="ce25" office:value-type="float" office:value="82.3" calcext:value-type="float">
            <text:p>82.3</text:p>
          </table:table-cell>
          <table:table-cell table:number-columns-repeated="2" office:value-type="string" calcext:value-type="string">
            <text:p>si</text:p>
          </table:table-cell>
          <table:table-cell office:value-type="string" calcext:value-type="string">
            <text:p>no</text:p>
          </table:table-cell>
          <table:table-cell table:number-columns-repeated="2" office:value-type="string" calcext:value-type="string">
            <text:p>si</text:p>
          </table:table-cell>
          <table:table-cell table:formula="of:=SUBSTITUTE(SUBSTITUTE(SUBSTITUTE(SUBSTITUTE(SUBSTITUTE(SUBSTITUTE(LOWER([.D254]);&quot; &quot;;&quot;-&quot;);&quot;á&quot;;&quot;a&quot;);&quot;é&quot;;&quot;e&quot;);&quot;í&quot;;&quot;i&quot;);&quot;ó&quot;;&quot;o&quot;);&quot;ú&quot;;&quot;u&quot;)" office:value-type="string" office:string-value="galleta-tipo-maria" calcext:value-type="string">
            <text:p>galleta-tipo-maria</text:p>
          </table:table-cell>
          <table:table-cell table:style-name="ce31" table:formula="of:=CONCATENATE(&quot;(alimento (id &quot;;[.B254];&quot;) (nombre &quot;;[.U254];&quot;) (grupo &quot;;[.E254];&quot;) (veces &quot;;[.F254];&quot;) (tipo &quot;;[.G254];&quot;) (racion &quot;;[.K254];&quot;) (kcal &quot;;[.L254];&quot;) (proteinas &quot;;[.M254];&quot;) (grasas &quot;;[.N254];&quot;) (hidratos &quot;;[.O254];&quot;) (desayuno &quot;;[.P254];&quot;) (almuerzo &quot;;[.Q254];&quot;) (comida &quot;;[.R254];&quot;) (merienda &quot;;[.S254];&quot;) (cena &quot;;[.T254];&quot;))&quot;)" office:value-type="string" office:string-value="(alimento (id 257) (nombre galleta-tipo-maria) (grupo 6) (veces 3) (tipo energeticos) (racion 25) (kcal 409) (proteinas 6,8) (grasas 8,1) (hidratos 82,3) (desayuno si) (almuerzo si) (comida no) (merienda si) (cena si))" calcext:value-type="string">
            <text:p>(alimento (id 257) (nombre galleta-tipo-maria) (grupo 6) (veces 3) (tipo energeticos) (racion 25) (kcal 409) (proteinas 6,8) (grasas 8,1) (hidratos 82,3) (desayuno si) (almuerzo si) (comida no) (merienda si) (cena si))</text:p>
          </table:table-cell>
          <table:table-cell table:formula="of:=SUBSTITUTE([.V254];&quot;,&quot;;&quot;.&quot;)" office:value-type="string" office:string-value="(alimento (id 257) (nombre galleta-tipo-maria) (grupo 6) (veces 3) (tipo energeticos) (racion 25) (kcal 409) (proteinas 6.8) (grasas 8.1) (hidratos 82.3) (desayuno si) (almuerzo si) (comida no) (merienda si) (cena si))" calcext:value-type="string">
            <text:p>(alimento (id 257) (nombre galleta-tipo-maria) (grupo 6) (veces 3) (tipo energeticos) (racion 25) (kcal 409) (proteinas 6.8) (grasas 8.1) (hidratos 82.3) (desayuno si) (almuerzo si) (comida no) (merienda si) (cena si))</text:p>
          </table:table-cell>
          <table:table-cell table:number-columns-repeated="1001"/>
        </table:table-row>
        <table:table-row table:style-name="ro1">
          <table:table-cell/>
          <table:table-cell office:value-type="float" office:value="258" calcext:value-type="float">
            <text:p>258</text:p>
          </table:table-cell>
          <table:table-cell office:value-type="string" calcext:value-type="string">
            <text:p>Pan, pasta, cereales, azúcar y dulces</text:p>
          </table:table-cell>
          <table:table-cell table:style-name="ce15" office:value-type="string" calcext:value-type="string">
            <text:p>Galleta tipo María</text:p>
          </table:table-cell>
          <table:table-cell table:style-name="ce15" office:value-type="float" office:value="6" calcext:value-type="float">
            <text:p>6</text:p>
          </table:table-cell>
          <table:table-cell table:style-name="ce16" office:value-type="float" office:value="3" calcext:value-type="float">
            <text:p>3</text:p>
          </table:table-cell>
          <table:table-cell table:style-name="ce15" office:value-type="string" calcext:value-type="string">
            <text:p>energeticos</text:p>
          </table:table-cell>
          <table:table-cell table:style-name="ce15" table:formula="of:=[.K255]*[.L255]/100" office:value-type="float" office:value="81.8" calcext:value-type="float">
            <text:p>81,8</text:p>
          </table:table-cell>
          <table:table-cell table:style-name="ce16" table:formula="of:=[.K265]*[.O265]*4/100" office:value-type="float" office:value="95" calcext:value-type="float">
            <text:p>95</text:p>
          </table:table-cell>
          <table:table-cell table:style-name="ce16" table:formula="of:=[.K255]*[.O255]*4/100" office:value-type="float" office:value="65.84" calcext:value-type="float">
            <text:p>65,84</text:p>
          </table:table-cell>
          <table:table-cell table:style-name="ce15" office:value-type="float" office:value="20" calcext:value-type="float">
            <text:p>20</text:p>
          </table:table-cell>
          <table:table-cell table:style-name="ce15" office:value-type="float" office:value="409" calcext:value-type="float">
            <text:p>409</text:p>
          </table:table-cell>
          <table:table-cell table:style-name="ce25" office:value-type="float" office:value="6.8" calcext:value-type="float">
            <text:p>6.8</text:p>
          </table:table-cell>
          <table:table-cell table:style-name="ce25" office:value-type="float" office:value="8.1" calcext:value-type="float">
            <text:p>8.1</text:p>
          </table:table-cell>
          <table:table-cell table:style-name="ce25" office:value-type="float" office:value="82.3" calcext:value-type="float">
            <text:p>82.3</text:p>
          </table:table-cell>
          <table:table-cell table:number-columns-repeated="2" office:value-type="string" calcext:value-type="string">
            <text:p>si</text:p>
          </table:table-cell>
          <table:table-cell office:value-type="string" calcext:value-type="string">
            <text:p>no</text:p>
          </table:table-cell>
          <table:table-cell table:number-columns-repeated="2" office:value-type="string" calcext:value-type="string">
            <text:p>si</text:p>
          </table:table-cell>
          <table:table-cell table:formula="of:=SUBSTITUTE(SUBSTITUTE(SUBSTITUTE(SUBSTITUTE(SUBSTITUTE(SUBSTITUTE(LOWER([.D255]);&quot; &quot;;&quot;-&quot;);&quot;á&quot;;&quot;a&quot;);&quot;é&quot;;&quot;e&quot;);&quot;í&quot;;&quot;i&quot;);&quot;ó&quot;;&quot;o&quot;);&quot;ú&quot;;&quot;u&quot;)" office:value-type="string" office:string-value="galleta-tipo-maria" calcext:value-type="string">
            <text:p>galleta-tipo-maria</text:p>
          </table:table-cell>
          <table:table-cell table:style-name="ce31" table:formula="of:=CONCATENATE(&quot;(alimento (id &quot;;[.B255];&quot;) (nombre &quot;;[.U255];&quot;) (grupo &quot;;[.E255];&quot;) (veces &quot;;[.F255];&quot;) (tipo &quot;;[.G255];&quot;) (racion &quot;;[.K255];&quot;) (kcal &quot;;[.L255];&quot;) (proteinas &quot;;[.M255];&quot;) (grasas &quot;;[.N255];&quot;) (hidratos &quot;;[.O255];&quot;) (desayuno &quot;;[.P255];&quot;) (almuerzo &quot;;[.Q255];&quot;) (comida &quot;;[.R255];&quot;) (merienda &quot;;[.S255];&quot;) (cena &quot;;[.T255];&quot;))&quot;)" office:value-type="string" office:string-value="(alimento (id 258) (nombre galleta-tipo-maria) (grupo 6) (veces 3) (tipo energeticos) (racion 20) (kcal 409) (proteinas 6,8) (grasas 8,1) (hidratos 82,3) (desayuno si) (almuerzo si) (comida no) (merienda si) (cena si))" calcext:value-type="string">
            <text:p>(alimento (id 258) (nombre galleta-tipo-maria) (grupo 6) (veces 3) (tipo energeticos) (racion 20) (kcal 409) (proteinas 6,8) (grasas 8,1) (hidratos 82,3) (desayuno si) (almuerzo si) (comida no) (merienda si) (cena si))</text:p>
          </table:table-cell>
          <table:table-cell table:formula="of:=SUBSTITUTE([.V255];&quot;,&quot;;&quot;.&quot;)" office:value-type="string" office:string-value="(alimento (id 258) (nombre galleta-tipo-maria) (grupo 6) (veces 3) (tipo energeticos) (racion 20) (kcal 409) (proteinas 6.8) (grasas 8.1) (hidratos 82.3) (desayuno si) (almuerzo si) (comida no) (merienda si) (cena si))" calcext:value-type="string">
            <text:p>(alimento (id 258) (nombre galleta-tipo-maria) (grupo 6) (veces 3) (tipo energeticos) (racion 20) (kcal 409) (proteinas 6.8) (grasas 8.1) (hidratos 82.3) (desayuno si) (almuerzo si) (comida no) (merienda si) (cena si))</text:p>
          </table:table-cell>
          <table:table-cell table:number-columns-repeated="1001"/>
        </table:table-row>
        <table:table-row table:style-name="ro1">
          <table:table-cell/>
          <table:table-cell office:value-type="float" office:value="259" calcext:value-type="float">
            <text:p>259</text:p>
          </table:table-cell>
          <table:table-cell office:value-type="string" calcext:value-type="string">
            <text:p>Pan, pasta, cereales, azúcar y dulces</text:p>
          </table:table-cell>
          <table:table-cell table:style-name="ce15" office:value-type="string" calcext:value-type="string">
            <text:p>Galleta tipo María</text:p>
          </table:table-cell>
          <table:table-cell table:style-name="ce15" office:value-type="float" office:value="6" calcext:value-type="float">
            <text:p>6</text:p>
          </table:table-cell>
          <table:table-cell table:style-name="ce16" office:value-type="float" office:value="3" calcext:value-type="float">
            <text:p>3</text:p>
          </table:table-cell>
          <table:table-cell table:style-name="ce15" office:value-type="string" calcext:value-type="string">
            <text:p>energeticos</text:p>
          </table:table-cell>
          <table:table-cell table:style-name="ce15" table:formula="of:=[.K256]*[.L256]/100" office:value-type="float" office:value="40.9" calcext:value-type="float">
            <text:p>40,9</text:p>
          </table:table-cell>
          <table:table-cell table:style-name="ce16" table:formula="of:=[.K266]*[.O266]*4/100" office:value-type="float" office:value="142.5" calcext:value-type="float">
            <text:p>142,5</text:p>
          </table:table-cell>
          <table:table-cell table:style-name="ce16" table:formula="of:=[.K256]*[.O256]*4/100" office:value-type="float" office:value="32.92" calcext:value-type="float">
            <text:p>32,92</text:p>
          </table:table-cell>
          <table:table-cell table:style-name="ce15" office:value-type="float" office:value="10" calcext:value-type="float">
            <text:p>10</text:p>
          </table:table-cell>
          <table:table-cell table:style-name="ce15" office:value-type="float" office:value="409" calcext:value-type="float">
            <text:p>409</text:p>
          </table:table-cell>
          <table:table-cell table:style-name="ce25" office:value-type="float" office:value="6.8" calcext:value-type="float">
            <text:p>6.8</text:p>
          </table:table-cell>
          <table:table-cell table:style-name="ce25" office:value-type="float" office:value="8.1" calcext:value-type="float">
            <text:p>8.1</text:p>
          </table:table-cell>
          <table:table-cell table:style-name="ce25" office:value-type="float" office:value="82.3" calcext:value-type="float">
            <text:p>82.3</text:p>
          </table:table-cell>
          <table:table-cell table:number-columns-repeated="2" office:value-type="string" calcext:value-type="string">
            <text:p>si</text:p>
          </table:table-cell>
          <table:table-cell office:value-type="string" calcext:value-type="string">
            <text:p>no</text:p>
          </table:table-cell>
          <table:table-cell table:number-columns-repeated="2" office:value-type="string" calcext:value-type="string">
            <text:p>si</text:p>
          </table:table-cell>
          <table:table-cell table:formula="of:=SUBSTITUTE(SUBSTITUTE(SUBSTITUTE(SUBSTITUTE(SUBSTITUTE(SUBSTITUTE(LOWER([.D256]);&quot; &quot;;&quot;-&quot;);&quot;á&quot;;&quot;a&quot;);&quot;é&quot;;&quot;e&quot;);&quot;í&quot;;&quot;i&quot;);&quot;ó&quot;;&quot;o&quot;);&quot;ú&quot;;&quot;u&quot;)" office:value-type="string" office:string-value="galleta-tipo-maria" calcext:value-type="string">
            <text:p>galleta-tipo-maria</text:p>
          </table:table-cell>
          <table:table-cell table:style-name="ce31" table:formula="of:=CONCATENATE(&quot;(alimento (id &quot;;[.B256];&quot;) (nombre &quot;;[.U256];&quot;) (grupo &quot;;[.E256];&quot;) (veces &quot;;[.F256];&quot;) (tipo &quot;;[.G256];&quot;) (racion &quot;;[.K256];&quot;) (kcal &quot;;[.L256];&quot;) (proteinas &quot;;[.M256];&quot;) (grasas &quot;;[.N256];&quot;) (hidratos &quot;;[.O256];&quot;) (desayuno &quot;;[.P256];&quot;) (almuerzo &quot;;[.Q256];&quot;) (comida &quot;;[.R256];&quot;) (merienda &quot;;[.S256];&quot;) (cena &quot;;[.T256];&quot;))&quot;)" office:value-type="string" office:string-value="(alimento (id 259) (nombre galleta-tipo-maria) (grupo 6) (veces 3) (tipo energeticos) (racion 10) (kcal 409) (proteinas 6,8) (grasas 8,1) (hidratos 82,3) (desayuno si) (almuerzo si) (comida no) (merienda si) (cena si))" calcext:value-type="string">
            <text:p>(alimento (id 259) (nombre galleta-tipo-maria) (grupo 6) (veces 3) (tipo energeticos) (racion 10) (kcal 409) (proteinas 6,8) (grasas 8,1) (hidratos 82,3) (desayuno si) (almuerzo si) (comida no) (merienda si) (cena si))</text:p>
          </table:table-cell>
          <table:table-cell table:formula="of:=SUBSTITUTE([.V256];&quot;,&quot;;&quot;.&quot;)" office:value-type="string" office:string-value="(alimento (id 259) (nombre galleta-tipo-maria) (grupo 6) (veces 3) (tipo energeticos) (racion 10) (kcal 409) (proteinas 6.8) (grasas 8.1) (hidratos 82.3) (desayuno si) (almuerzo si) (comida no) (merienda si) (cena si))" calcext:value-type="string">
            <text:p>(alimento (id 259) (nombre galleta-tipo-maria) (grupo 6) (veces 3) (tipo energeticos) (racion 10) (kcal 409) (proteinas 6.8) (grasas 8.1) (hidratos 82.3) (desayuno si) (almuerzo si) (comida no) (merienda si) (cena si))</text:p>
          </table:table-cell>
          <table:table-cell table:number-columns-repeated="1001"/>
        </table:table-row>
        <table:table-row table:style-name="ro1">
          <table:table-cell/>
          <table:table-cell office:value-type="float" office:value="260" calcext:value-type="float">
            <text:p>260</text:p>
          </table:table-cell>
          <table:table-cell office:value-type="string" calcext:value-type="string">
            <text:p>Pan, pasta, cereales, azúcar y dulces</text:p>
          </table:table-cell>
          <table:table-cell table:style-name="ce15" office:value-type="string" calcext:value-type="string">
            <text:p>Galleta tipo María</text:p>
          </table:table-cell>
          <table:table-cell table:style-name="ce15" office:value-type="float" office:value="6" calcext:value-type="float">
            <text:p>6</text:p>
          </table:table-cell>
          <table:table-cell table:style-name="ce16" office:value-type="float" office:value="3" calcext:value-type="float">
            <text:p>3</text:p>
          </table:table-cell>
          <table:table-cell table:style-name="ce15" office:value-type="string" calcext:value-type="string">
            <text:p>energeticos</text:p>
          </table:table-cell>
          <table:table-cell table:style-name="ce15" table:formula="of:=[.K257]*[.L257]/100" office:value-type="float" office:value="20.45" calcext:value-type="float">
            <text:p>20,45</text:p>
          </table:table-cell>
          <table:table-cell table:style-name="ce16" table:formula="of:=[.K267]*[.O267]*4/100" office:value-type="float" office:value="190" calcext:value-type="float">
            <text:p>190</text:p>
          </table:table-cell>
          <table:table-cell table:style-name="ce16" table:formula="of:=[.K257]*[.O257]*4/100" office:value-type="float" office:value="16.46" calcext:value-type="float">
            <text:p>16,46</text:p>
          </table:table-cell>
          <table:table-cell table:style-name="ce15" office:value-type="float" office:value="5" calcext:value-type="float">
            <text:p>5</text:p>
          </table:table-cell>
          <table:table-cell table:style-name="ce15" office:value-type="float" office:value="409" calcext:value-type="float">
            <text:p>409</text:p>
          </table:table-cell>
          <table:table-cell table:style-name="ce25" office:value-type="float" office:value="6.8" calcext:value-type="float">
            <text:p>6.8</text:p>
          </table:table-cell>
          <table:table-cell table:style-name="ce25" office:value-type="float" office:value="8.1" calcext:value-type="float">
            <text:p>8.1</text:p>
          </table:table-cell>
          <table:table-cell table:style-name="ce25" office:value-type="float" office:value="82.3" calcext:value-type="float">
            <text:p>82.3</text:p>
          </table:table-cell>
          <table:table-cell table:number-columns-repeated="2" office:value-type="string" calcext:value-type="string">
            <text:p>si</text:p>
          </table:table-cell>
          <table:table-cell office:value-type="string" calcext:value-type="string">
            <text:p>no</text:p>
          </table:table-cell>
          <table:table-cell table:number-columns-repeated="2" office:value-type="string" calcext:value-type="string">
            <text:p>si</text:p>
          </table:table-cell>
          <table:table-cell table:formula="of:=SUBSTITUTE(SUBSTITUTE(SUBSTITUTE(SUBSTITUTE(SUBSTITUTE(SUBSTITUTE(LOWER([.D257]);&quot; &quot;;&quot;-&quot;);&quot;á&quot;;&quot;a&quot;);&quot;é&quot;;&quot;e&quot;);&quot;í&quot;;&quot;i&quot;);&quot;ó&quot;;&quot;o&quot;);&quot;ú&quot;;&quot;u&quot;)" office:value-type="string" office:string-value="galleta-tipo-maria" calcext:value-type="string">
            <text:p>galleta-tipo-maria</text:p>
          </table:table-cell>
          <table:table-cell table:style-name="ce31" table:formula="of:=CONCATENATE(&quot;(alimento (id &quot;;[.B257];&quot;) (nombre &quot;;[.U257];&quot;) (grupo &quot;;[.E257];&quot;) (veces &quot;;[.F257];&quot;) (tipo &quot;;[.G257];&quot;) (racion &quot;;[.K257];&quot;) (kcal &quot;;[.L257];&quot;) (proteinas &quot;;[.M257];&quot;) (grasas &quot;;[.N257];&quot;) (hidratos &quot;;[.O257];&quot;) (desayuno &quot;;[.P257];&quot;) (almuerzo &quot;;[.Q257];&quot;) (comida &quot;;[.R257];&quot;) (merienda &quot;;[.S257];&quot;) (cena &quot;;[.T257];&quot;))&quot;)" office:value-type="string" office:string-value="(alimento (id 260) (nombre galleta-tipo-maria) (grupo 6) (veces 3) (tipo energeticos) (racion 5) (kcal 409) (proteinas 6,8) (grasas 8,1) (hidratos 82,3) (desayuno si) (almuerzo si) (comida no) (merienda si) (cena si))" calcext:value-type="string">
            <text:p>(alimento (id 260) (nombre galleta-tipo-maria) (grupo 6) (veces 3) (tipo energeticos) (racion 5) (kcal 409) (proteinas 6,8) (grasas 8,1) (hidratos 82,3) (desayuno si) (almuerzo si) (comida no) (merienda si) (cena si))</text:p>
          </table:table-cell>
          <table:table-cell table:formula="of:=SUBSTITUTE([.V257];&quot;,&quot;;&quot;.&quot;)" office:value-type="string" office:string-value="(alimento (id 260) (nombre galleta-tipo-maria) (grupo 6) (veces 3) (tipo energeticos) (racion 5) (kcal 409) (proteinas 6.8) (grasas 8.1) (hidratos 82.3) (desayuno si) (almuerzo si) (comida no) (merienda si) (cena si))" calcext:value-type="string">
            <text:p>(alimento (id 260) (nombre galleta-tipo-maria) (grupo 6) (veces 3) (tipo energeticos) (racion 5) (kcal 409) (proteinas 6.8) (grasas 8.1) (hidratos 82.3) (desayuno si) (almuerzo si) (comida no) (merienda si) (cena si))</text:p>
          </table:table-cell>
          <table:table-cell table:number-columns-repeated="1001"/>
        </table:table-row>
        <table:table-row table:style-name="ro1">
          <table:table-cell table:style-name="ce12" office:value-type="float" office:value="6" calcext:value-type="float">
            <text:p>6</text:p>
          </table:table-cell>
          <table:table-cell table:style-name="ce12" office:value-type="float" office:value="261" calcext:value-type="float">
            <text:p>261</text:p>
          </table:table-cell>
          <table:table-cell table:style-name="ce12" office:value-type="string" calcext:value-type="string">
            <text:p>Pan, pasta, cereales, azúcar y dulces</text:p>
          </table:table-cell>
          <table:table-cell table:style-name="ce14" office:value-type="string" calcext:value-type="string">
            <text:p>Pan Tostado</text:p>
          </table:table-cell>
          <table:table-cell table:style-name="ce14" office:value-type="float" office:value="6" calcext:value-type="float">
            <text:p>6</text:p>
          </table:table-cell>
          <table:table-cell table:style-name="ce16" office:value-type="float" office:value="2" calcext:value-type="float">
            <text:p>2</text:p>
          </table:table-cell>
          <table:table-cell table:style-name="ce14" office:value-type="string" calcext:value-type="string">
            <text:p>energeticos</text:p>
          </table:table-cell>
          <table:table-cell table:style-name="ce14" table:formula="of:=[.K258]*[.L258]/100" office:value-type="float" office:value="126" calcext:value-type="float">
            <text:p>126</text:p>
          </table:table-cell>
          <table:table-cell table:style-name="ce16" table:formula="of:=[.K268]*[.O268]*4/100" office:value-type="float" office:value="210" calcext:value-type="float">
            <text:p>210</text:p>
          </table:table-cell>
          <table:table-cell table:style-name="ce16" table:formula="of:=[.K258]*[.O258]*4/100" office:value-type="float" office:value="99.6" calcext:value-type="float">
            <text:p>99,6</text:p>
          </table:table-cell>
          <table:table-cell table:style-name="ce14" office:value-type="float" office:value="30" calcext:value-type="float">
            <text:p>30</text:p>
          </table:table-cell>
          <table:table-cell table:style-name="ce14" office:value-type="float" office:value="420" calcext:value-type="float">
            <text:p>420</text:p>
          </table:table-cell>
          <table:table-cell table:style-name="ce24" office:value-type="float" office:value="11.3" calcext:value-type="float">
            <text:p>11.3</text:p>
          </table:table-cell>
          <table:table-cell table:style-name="ce24" office:value-type="float" office:value="6" calcext:value-type="float">
            <text:p>6</text:p>
          </table:table-cell>
          <table:table-cell table:style-name="ce24" office:value-type="float" office:value="83" calcext:value-type="float">
            <text:p>83</text:p>
          </table:table-cell>
          <table:table-cell table:number-columns-repeated="5" table:style-name="ce12" office:value-type="string" calcext:value-type="string">
            <text:p>si</text:p>
          </table:table-cell>
          <table:table-cell table:style-name="ce12" table:formula="of:=SUBSTITUTE(SUBSTITUTE(SUBSTITUTE(SUBSTITUTE(SUBSTITUTE(SUBSTITUTE(LOWER([.D258]);&quot; &quot;;&quot;-&quot;);&quot;á&quot;;&quot;a&quot;);&quot;é&quot;;&quot;e&quot;);&quot;í&quot;;&quot;i&quot;);&quot;ó&quot;;&quot;o&quot;);&quot;ú&quot;;&quot;u&quot;)" office:value-type="string" office:string-value="pan-tostado" calcext:value-type="string">
            <text:p>pan-tostado</text:p>
          </table:table-cell>
          <table:table-cell table:style-name="ce31" table:formula="of:=CONCATENATE(&quot;(alimento (id &quot;;[.B258];&quot;) (nombre &quot;;[.U258];&quot;) (grupo &quot;;[.E258];&quot;) (veces &quot;;[.F258];&quot;) (tipo &quot;;[.G258];&quot;) (racion &quot;;[.K258];&quot;) (kcal &quot;;[.L258];&quot;) (proteinas &quot;;[.M258];&quot;) (grasas &quot;;[.N258];&quot;) (hidratos &quot;;[.O258];&quot;) (desayuno &quot;;[.P258];&quot;) (almuerzo &quot;;[.Q258];&quot;) (comida &quot;;[.R258];&quot;) (merienda &quot;;[.S258];&quot;) (cena &quot;;[.T258];&quot;))&quot;)" office:value-type="string" office:string-value="(alimento (id 261) (nombre pan-tostado) (grupo 6) (veces 2) (tipo energeticos) (racion 30) (kcal 420) (proteinas 11,3) (grasas 6) (hidratos 83) (desayuno si) (almuerzo si) (comida si) (merienda si) (cena si))" calcext:value-type="string">
            <text:p>(alimento (id 261) (nombre pan-tostado) (grupo 6) (veces 2) (tipo energeticos) (racion 30) (kcal 420) (proteinas 11,3) (grasas 6) (hidratos 83) (desayuno si) (almuerzo si) (comida si) (merienda si) (cena si))</text:p>
          </table:table-cell>
          <table:table-cell table:style-name="ce12" table:formula="of:=SUBSTITUTE([.V258];&quot;,&quot;;&quot;.&quot;)" office:value-type="string" office:string-value="(alimento (id 261) (nombre pan-tostado) (grupo 6) (veces 2) (tipo energeticos) (racion 30) (kcal 420) (proteinas 11.3) (grasas 6) (hidratos 83) (desayuno si) (almuerzo si) (comida si) (merienda si) (cena si))" calcext:value-type="string">
            <text:p>(alimento (id 261) (nombre pan-tostado) (grupo 6) (veces 2) (tipo energeticos) (racion 30) (kcal 420) (proteinas 11.3) (grasas 6) (hidratos 83) (desayuno si) (almuerzo si) (comida si) (merienda si) (cena si))</text:p>
          </table:table-cell>
          <table:table-cell table:style-name="ce12" table:number-columns-repeated="1001"/>
        </table:table-row>
        <table:table-row table:style-name="ro1">
          <table:table-cell/>
          <table:table-cell office:value-type="float" office:value="262" calcext:value-type="float">
            <text:p>262</text:p>
          </table:table-cell>
          <table:table-cell office:value-type="string" calcext:value-type="string">
            <text:p>Pan, pasta, cereales, azúcar y dulces</text:p>
          </table:table-cell>
          <table:table-cell table:style-name="ce15" office:value-type="string" calcext:value-type="string">
            <text:p>Pan Tostado</text:p>
          </table:table-cell>
          <table:table-cell table:style-name="ce15" office:value-type="float" office:value="6" calcext:value-type="float">
            <text:p>6</text:p>
          </table:table-cell>
          <table:table-cell table:style-name="ce16" office:value-type="float" office:value="2" calcext:value-type="float">
            <text:p>2</text:p>
          </table:table-cell>
          <table:table-cell table:style-name="ce15" office:value-type="string" calcext:value-type="string">
            <text:p>energeticos</text:p>
          </table:table-cell>
          <table:table-cell table:style-name="ce15" table:formula="of:=[.K259]*[.L259]/100" office:value-type="float" office:value="168" calcext:value-type="float">
            <text:p>168</text:p>
          </table:table-cell>
          <table:table-cell table:style-name="ce16" table:formula="of:=[.K269]*[.O269]*4/100" office:value-type="float" office:value="140" calcext:value-type="float">
            <text:p>140</text:p>
          </table:table-cell>
          <table:table-cell table:style-name="ce16" table:formula="of:=[.K259]*[.O259]*4/100" office:value-type="float" office:value="132.8" calcext:value-type="float">
            <text:p>132,8</text:p>
          </table:table-cell>
          <table:table-cell table:style-name="ce15" office:value-type="float" office:value="40" calcext:value-type="float">
            <text:p>40</text:p>
          </table:table-cell>
          <table:table-cell table:style-name="ce15" office:value-type="float" office:value="420" calcext:value-type="float">
            <text:p>420</text:p>
          </table:table-cell>
          <table:table-cell table:style-name="ce25" office:value-type="float" office:value="11.3" calcext:value-type="float">
            <text:p>11.3</text:p>
          </table:table-cell>
          <table:table-cell table:style-name="ce25" office:value-type="float" office:value="6" calcext:value-type="float">
            <text:p>6</text:p>
          </table:table-cell>
          <table:table-cell table:style-name="ce25" office:value-type="float" office:value="83" calcext:value-type="float">
            <text:p>83</text:p>
          </table:table-cell>
          <table:table-cell table:number-columns-repeated="5" office:value-type="string" calcext:value-type="string">
            <text:p>si</text:p>
          </table:table-cell>
          <table:table-cell table:formula="of:=SUBSTITUTE(SUBSTITUTE(SUBSTITUTE(SUBSTITUTE(SUBSTITUTE(SUBSTITUTE(LOWER([.D259]);&quot; &quot;;&quot;-&quot;);&quot;á&quot;;&quot;a&quot;);&quot;é&quot;;&quot;e&quot;);&quot;í&quot;;&quot;i&quot;);&quot;ó&quot;;&quot;o&quot;);&quot;ú&quot;;&quot;u&quot;)" office:value-type="string" office:string-value="pan-tostado" calcext:value-type="string">
            <text:p>pan-tostado</text:p>
          </table:table-cell>
          <table:table-cell table:style-name="ce31" table:formula="of:=CONCATENATE(&quot;(alimento (id &quot;;[.B259];&quot;) (nombre &quot;;[.U259];&quot;) (grupo &quot;;[.E259];&quot;) (veces &quot;;[.F259];&quot;) (tipo &quot;;[.G259];&quot;) (racion &quot;;[.K259];&quot;) (kcal &quot;;[.L259];&quot;) (proteinas &quot;;[.M259];&quot;) (grasas &quot;;[.N259];&quot;) (hidratos &quot;;[.O259];&quot;) (desayuno &quot;;[.P259];&quot;) (almuerzo &quot;;[.Q259];&quot;) (comida &quot;;[.R259];&quot;) (merienda &quot;;[.S259];&quot;) (cena &quot;;[.T259];&quot;))&quot;)" office:value-type="string" office:string-value="(alimento (id 262) (nombre pan-tostado) (grupo 6) (veces 2) (tipo energeticos) (racion 40) (kcal 420) (proteinas 11,3) (grasas 6) (hidratos 83) (desayuno si) (almuerzo si) (comida si) (merienda si) (cena si))" calcext:value-type="string">
            <text:p>(alimento (id 262) (nombre pan-tostado) (grupo 6) (veces 2) (tipo energeticos) (racion 40) (kcal 420) (proteinas 11,3) (grasas 6) (hidratos 83) (desayuno si) (almuerzo si) (comida si) (merienda si) (cena si))</text:p>
          </table:table-cell>
          <table:table-cell table:formula="of:=SUBSTITUTE([.V259];&quot;,&quot;;&quot;.&quot;)" office:value-type="string" office:string-value="(alimento (id 262) (nombre pan-tostado) (grupo 6) (veces 2) (tipo energeticos) (racion 40) (kcal 420) (proteinas 11.3) (grasas 6) (hidratos 83) (desayuno si) (almuerzo si) (comida si) (merienda si) (cena si))" calcext:value-type="string">
            <text:p>(alimento (id 262) (nombre pan-tostado) (grupo 6) (veces 2) (tipo energeticos) (racion 40) (kcal 420) (proteinas 11.3) (grasas 6) (hidratos 83) (desayuno si) (almuerzo si) (comida si) (merienda si) (cena si))</text:p>
          </table:table-cell>
          <table:table-cell table:number-columns-repeated="1001"/>
        </table:table-row>
        <table:table-row table:style-name="ro1">
          <table:table-cell/>
          <table:table-cell office:value-type="float" office:value="263" calcext:value-type="float">
            <text:p>263</text:p>
          </table:table-cell>
          <table:table-cell office:value-type="string" calcext:value-type="string">
            <text:p>Pan, pasta, cereales, azúcar y dulces</text:p>
          </table:table-cell>
          <table:table-cell table:style-name="ce15" office:value-type="string" calcext:value-type="string">
            <text:p>Pan Tostado</text:p>
          </table:table-cell>
          <table:table-cell table:style-name="ce15" office:value-type="float" office:value="6" calcext:value-type="float">
            <text:p>6</text:p>
          </table:table-cell>
          <table:table-cell table:style-name="ce16" office:value-type="float" office:value="2" calcext:value-type="float">
            <text:p>2</text:p>
          </table:table-cell>
          <table:table-cell table:style-name="ce15" office:value-type="string" calcext:value-type="string">
            <text:p>energeticos</text:p>
          </table:table-cell>
          <table:table-cell table:style-name="ce15" table:formula="of:=[.K260]*[.L260]/100" office:value-type="float" office:value="210" calcext:value-type="float">
            <text:p>210</text:p>
          </table:table-cell>
          <table:table-cell table:style-name="ce16" table:formula="of:=[.K270]*[.O270]*4/100" office:value-type="float" office:value="560" calcext:value-type="float">
            <text:p>560</text:p>
          </table:table-cell>
          <table:table-cell table:style-name="ce16" table:formula="of:=[.K260]*[.O260]*4/100" office:value-type="float" office:value="166" calcext:value-type="float">
            <text:p>166</text:p>
          </table:table-cell>
          <table:table-cell table:style-name="ce15" office:value-type="float" office:value="50" calcext:value-type="float">
            <text:p>50</text:p>
          </table:table-cell>
          <table:table-cell table:style-name="ce15" office:value-type="float" office:value="420" calcext:value-type="float">
            <text:p>420</text:p>
          </table:table-cell>
          <table:table-cell table:style-name="ce25" office:value-type="float" office:value="11.3" calcext:value-type="float">
            <text:p>11.3</text:p>
          </table:table-cell>
          <table:table-cell table:style-name="ce25" office:value-type="float" office:value="6" calcext:value-type="float">
            <text:p>6</text:p>
          </table:table-cell>
          <table:table-cell table:style-name="ce25" office:value-type="float" office:value="83" calcext:value-type="float">
            <text:p>83</text:p>
          </table:table-cell>
          <table:table-cell table:number-columns-repeated="5" office:value-type="string" calcext:value-type="string">
            <text:p>si</text:p>
          </table:table-cell>
          <table:table-cell table:formula="of:=SUBSTITUTE(SUBSTITUTE(SUBSTITUTE(SUBSTITUTE(SUBSTITUTE(SUBSTITUTE(LOWER([.D260]);&quot; &quot;;&quot;-&quot;);&quot;á&quot;;&quot;a&quot;);&quot;é&quot;;&quot;e&quot;);&quot;í&quot;;&quot;i&quot;);&quot;ó&quot;;&quot;o&quot;);&quot;ú&quot;;&quot;u&quot;)" office:value-type="string" office:string-value="pan-tostado" calcext:value-type="string">
            <text:p>pan-tostado</text:p>
          </table:table-cell>
          <table:table-cell table:style-name="ce31" table:formula="of:=CONCATENATE(&quot;(alimento (id &quot;;[.B260];&quot;) (nombre &quot;;[.U260];&quot;) (grupo &quot;;[.E260];&quot;) (veces &quot;;[.F260];&quot;) (tipo &quot;;[.G260];&quot;) (racion &quot;;[.K260];&quot;) (kcal &quot;;[.L260];&quot;) (proteinas &quot;;[.M260];&quot;) (grasas &quot;;[.N260];&quot;) (hidratos &quot;;[.O260];&quot;) (desayuno &quot;;[.P260];&quot;) (almuerzo &quot;;[.Q260];&quot;) (comida &quot;;[.R260];&quot;) (merienda &quot;;[.S260];&quot;) (cena &quot;;[.T260];&quot;))&quot;)" office:value-type="string" office:string-value="(alimento (id 263) (nombre pan-tostado) (grupo 6) (veces 2) (tipo energeticos) (racion 50) (kcal 420) (proteinas 11,3) (grasas 6) (hidratos 83) (desayuno si) (almuerzo si) (comida si) (merienda si) (cena si))" calcext:value-type="string">
            <text:p>(alimento (id 263) (nombre pan-tostado) (grupo 6) (veces 2) (tipo energeticos) (racion 50) (kcal 420) (proteinas 11,3) (grasas 6) (hidratos 83) (desayuno si) (almuerzo si) (comida si) (merienda si) (cena si))</text:p>
          </table:table-cell>
          <table:table-cell table:formula="of:=SUBSTITUTE([.V260];&quot;,&quot;;&quot;.&quot;)" office:value-type="string" office:string-value="(alimento (id 263) (nombre pan-tostado) (grupo 6) (veces 2) (tipo energeticos) (racion 50) (kcal 420) (proteinas 11.3) (grasas 6) (hidratos 83) (desayuno si) (almuerzo si) (comida si) (merienda si) (cena si))" calcext:value-type="string">
            <text:p>(alimento (id 263) (nombre pan-tostado) (grupo 6) (veces 2) (tipo energeticos) (racion 50) (kcal 420) (proteinas 11.3) (grasas 6) (hidratos 83) (desayuno si) (almuerzo si) (comida si) (merienda si) (cena si))</text:p>
          </table:table-cell>
          <table:table-cell table:number-columns-repeated="1001"/>
        </table:table-row>
        <table:table-row table:style-name="ro1">
          <table:table-cell/>
          <table:table-cell office:value-type="float" office:value="264" calcext:value-type="float">
            <text:p>264</text:p>
          </table:table-cell>
          <table:table-cell office:value-type="string" calcext:value-type="string">
            <text:p>Pan, pasta, cereales, azúcar y dulces</text:p>
          </table:table-cell>
          <table:table-cell table:style-name="ce15" office:value-type="string" calcext:value-type="string">
            <text:p>Pan Tostado</text:p>
          </table:table-cell>
          <table:table-cell table:style-name="ce15" office:value-type="float" office:value="6" calcext:value-type="float">
            <text:p>6</text:p>
          </table:table-cell>
          <table:table-cell table:style-name="ce16" office:value-type="float" office:value="2" calcext:value-type="float">
            <text:p>2</text:p>
          </table:table-cell>
          <table:table-cell table:style-name="ce15" office:value-type="string" calcext:value-type="string">
            <text:p>energeticos</text:p>
          </table:table-cell>
          <table:table-cell table:style-name="ce15" table:formula="of:=[.K261]*[.L261]/100" office:value-type="float" office:value="315" calcext:value-type="float">
            <text:p>315</text:p>
          </table:table-cell>
          <table:table-cell table:style-name="ce16" table:formula="of:=[.K271]*[.O271]*4/100" office:value-type="float" office:value="420" calcext:value-type="float">
            <text:p>420</text:p>
          </table:table-cell>
          <table:table-cell table:style-name="ce16" table:formula="of:=[.K261]*[.O261]*4/100" office:value-type="float" office:value="249" calcext:value-type="float">
            <text:p>249</text:p>
          </table:table-cell>
          <table:table-cell table:style-name="ce15" office:value-type="float" office:value="75" calcext:value-type="float">
            <text:p>75</text:p>
          </table:table-cell>
          <table:table-cell table:style-name="ce15" office:value-type="float" office:value="420" calcext:value-type="float">
            <text:p>420</text:p>
          </table:table-cell>
          <table:table-cell table:style-name="ce25" office:value-type="float" office:value="11.3" calcext:value-type="float">
            <text:p>11.3</text:p>
          </table:table-cell>
          <table:table-cell table:style-name="ce25" office:value-type="float" office:value="6" calcext:value-type="float">
            <text:p>6</text:p>
          </table:table-cell>
          <table:table-cell table:style-name="ce25" office:value-type="float" office:value="83" calcext:value-type="float">
            <text:p>83</text:p>
          </table:table-cell>
          <table:table-cell table:number-columns-repeated="5" office:value-type="string" calcext:value-type="string">
            <text:p>si</text:p>
          </table:table-cell>
          <table:table-cell table:formula="of:=SUBSTITUTE(SUBSTITUTE(SUBSTITUTE(SUBSTITUTE(SUBSTITUTE(SUBSTITUTE(LOWER([.D261]);&quot; &quot;;&quot;-&quot;);&quot;á&quot;;&quot;a&quot;);&quot;é&quot;;&quot;e&quot;);&quot;í&quot;;&quot;i&quot;);&quot;ó&quot;;&quot;o&quot;);&quot;ú&quot;;&quot;u&quot;)" office:value-type="string" office:string-value="pan-tostado" calcext:value-type="string">
            <text:p>pan-tostado</text:p>
          </table:table-cell>
          <table:table-cell table:style-name="ce31" table:formula="of:=CONCATENATE(&quot;(alimento (id &quot;;[.B261];&quot;) (nombre &quot;;[.U261];&quot;) (grupo &quot;;[.E261];&quot;) (veces &quot;;[.F261];&quot;) (tipo &quot;;[.G261];&quot;) (racion &quot;;[.K261];&quot;) (kcal &quot;;[.L261];&quot;) (proteinas &quot;;[.M261];&quot;) (grasas &quot;;[.N261];&quot;) (hidratos &quot;;[.O261];&quot;) (desayuno &quot;;[.P261];&quot;) (almuerzo &quot;;[.Q261];&quot;) (comida &quot;;[.R261];&quot;) (merienda &quot;;[.S261];&quot;) (cena &quot;;[.T261];&quot;))&quot;)" office:value-type="string" office:string-value="(alimento (id 264) (nombre pan-tostado) (grupo 6) (veces 2) (tipo energeticos) (racion 75) (kcal 420) (proteinas 11,3) (grasas 6) (hidratos 83) (desayuno si) (almuerzo si) (comida si) (merienda si) (cena si))" calcext:value-type="string">
            <text:p>(alimento (id 264) (nombre pan-tostado) (grupo 6) (veces 2) (tipo energeticos) (racion 75) (kcal 420) (proteinas 11,3) (grasas 6) (hidratos 83) (desayuno si) (almuerzo si) (comida si) (merienda si) (cena si))</text:p>
          </table:table-cell>
          <table:table-cell table:formula="of:=SUBSTITUTE([.V261];&quot;,&quot;;&quot;.&quot;)" office:value-type="string" office:string-value="(alimento (id 264) (nombre pan-tostado) (grupo 6) (veces 2) (tipo energeticos) (racion 75) (kcal 420) (proteinas 11.3) (grasas 6) (hidratos 83) (desayuno si) (almuerzo si) (comida si) (merienda si) (cena si))" calcext:value-type="string">
            <text:p>(alimento (id 264) (nombre pan-tostado) (grupo 6) (veces 2) (tipo energeticos) (racion 75) (kcal 420) (proteinas 11.3) (grasas 6) (hidratos 83) (desayuno si) (almuerzo si) (comida si) (merienda si) (cena si))</text:p>
          </table:table-cell>
          <table:table-cell table:number-columns-repeated="1001"/>
        </table:table-row>
        <table:table-row table:style-name="ro1">
          <table:table-cell/>
          <table:table-cell office:value-type="float" office:value="265" calcext:value-type="float">
            <text:p>265</text:p>
          </table:table-cell>
          <table:table-cell office:value-type="string" calcext:value-type="string">
            <text:p>Pan, pasta, cereales, azúcar y dulces</text:p>
          </table:table-cell>
          <table:table-cell table:style-name="ce15" office:value-type="string" calcext:value-type="string">
            <text:p>Pan Tostado</text:p>
          </table:table-cell>
          <table:table-cell table:style-name="ce15" office:value-type="float" office:value="6" calcext:value-type="float">
            <text:p>6</text:p>
          </table:table-cell>
          <table:table-cell table:style-name="ce16" office:value-type="float" office:value="2" calcext:value-type="float">
            <text:p>2</text:p>
          </table:table-cell>
          <table:table-cell table:style-name="ce15" office:value-type="string" calcext:value-type="string">
            <text:p>energeticos</text:p>
          </table:table-cell>
          <table:table-cell table:style-name="ce15" table:formula="of:=[.K262]*[.L262]/100" office:value-type="float" office:value="420" calcext:value-type="float">
            <text:p>420</text:p>
          </table:table-cell>
          <table:table-cell table:style-name="ce16" table:formula="of:=[.K272]*[.O272]*4/100" office:value-type="float" office:value="280" calcext:value-type="float">
            <text:p>280</text:p>
          </table:table-cell>
          <table:table-cell table:style-name="ce16" table:formula="of:=[.K262]*[.O262]*4/100" office:value-type="float" office:value="332" calcext:value-type="float">
            <text:p>332</text:p>
          </table:table-cell>
          <table:table-cell table:style-name="ce15" office:value-type="float" office:value="100" calcext:value-type="float">
            <text:p>100</text:p>
          </table:table-cell>
          <table:table-cell table:style-name="ce15" office:value-type="float" office:value="420" calcext:value-type="float">
            <text:p>420</text:p>
          </table:table-cell>
          <table:table-cell table:style-name="ce25" office:value-type="float" office:value="11.3" calcext:value-type="float">
            <text:p>11.3</text:p>
          </table:table-cell>
          <table:table-cell table:style-name="ce25" office:value-type="float" office:value="6" calcext:value-type="float">
            <text:p>6</text:p>
          </table:table-cell>
          <table:table-cell table:style-name="ce25" office:value-type="float" office:value="83" calcext:value-type="float">
            <text:p>83</text:p>
          </table:table-cell>
          <table:table-cell table:number-columns-repeated="5" office:value-type="string" calcext:value-type="string">
            <text:p>si</text:p>
          </table:table-cell>
          <table:table-cell table:formula="of:=SUBSTITUTE(SUBSTITUTE(SUBSTITUTE(SUBSTITUTE(SUBSTITUTE(SUBSTITUTE(LOWER([.D262]);&quot; &quot;;&quot;-&quot;);&quot;á&quot;;&quot;a&quot;);&quot;é&quot;;&quot;e&quot;);&quot;í&quot;;&quot;i&quot;);&quot;ó&quot;;&quot;o&quot;);&quot;ú&quot;;&quot;u&quot;)" office:value-type="string" office:string-value="pan-tostado" calcext:value-type="string">
            <text:p>pan-tostado</text:p>
          </table:table-cell>
          <table:table-cell table:style-name="ce31" table:formula="of:=CONCATENATE(&quot;(alimento (id &quot;;[.B262];&quot;) (nombre &quot;;[.U262];&quot;) (grupo &quot;;[.E262];&quot;) (veces &quot;;[.F262];&quot;) (tipo &quot;;[.G262];&quot;) (racion &quot;;[.K262];&quot;) (kcal &quot;;[.L262];&quot;) (proteinas &quot;;[.M262];&quot;) (grasas &quot;;[.N262];&quot;) (hidratos &quot;;[.O262];&quot;) (desayuno &quot;;[.P262];&quot;) (almuerzo &quot;;[.Q262];&quot;) (comida &quot;;[.R262];&quot;) (merienda &quot;;[.S262];&quot;) (cena &quot;;[.T262];&quot;))&quot;)" office:value-type="string" office:string-value="(alimento (id 265) (nombre pan-tostado) (grupo 6) (veces 2) (tipo energeticos) (racion 100) (kcal 420) (proteinas 11,3) (grasas 6) (hidratos 83) (desayuno si) (almuerzo si) (comida si) (merienda si) (cena si))" calcext:value-type="string">
            <text:p>(alimento (id 265) (nombre pan-tostado) (grupo 6) (veces 2) (tipo energeticos) (racion 100) (kcal 420) (proteinas 11,3) (grasas 6) (hidratos 83) (desayuno si) (almuerzo si) (comida si) (merienda si) (cena si))</text:p>
          </table:table-cell>
          <table:table-cell table:formula="of:=SUBSTITUTE([.V262];&quot;,&quot;;&quot;.&quot;)" office:value-type="string" office:string-value="(alimento (id 265) (nombre pan-tostado) (grupo 6) (veces 2) (tipo energeticos) (racion 100) (kcal 420) (proteinas 11.3) (grasas 6) (hidratos 83) (desayuno si) (almuerzo si) (comida si) (merienda si) (cena si))" calcext:value-type="string">
            <text:p>(alimento (id 265) (nombre pan-tostado) (grupo 6) (veces 2) (tipo energeticos) (racion 100) (kcal 420) (proteinas 11.3) (grasas 6) (hidratos 83) (desayuno si) (almuerzo si) (comida si) (merienda si) (cena si))</text:p>
          </table:table-cell>
          <table:table-cell table:number-columns-repeated="1001"/>
        </table:table-row>
        <table:table-row table:style-name="ro1">
          <table:table-cell table:style-name="ce12" office:value-type="float" office:value="7" calcext:value-type="float">
            <text:p>7</text:p>
          </table:table-cell>
          <table:table-cell table:style-name="ce12" office:value-type="float" office:value="266" calcext:value-type="float">
            <text:p>266</text:p>
          </table:table-cell>
          <table:table-cell table:style-name="ce12" office:value-type="string" calcext:value-type="string">
            <text:p>Pan, pasta, cereales, azúcar y dulces</text:p>
          </table:table-cell>
          <table:table-cell table:style-name="ce14" office:value-type="string" calcext:value-type="string">
            <text:p>Pan Integral</text:p>
          </table:table-cell>
          <table:table-cell table:style-name="ce14" office:value-type="float" office:value="6" calcext:value-type="float">
            <text:p>6</text:p>
          </table:table-cell>
          <table:table-cell table:style-name="ce16" office:value-type="float" office:value="5" calcext:value-type="float">
            <text:p>5</text:p>
          </table:table-cell>
          <table:table-cell table:style-name="ce14" office:value-type="string" calcext:value-type="string">
            <text:p>energeticos</text:p>
          </table:table-cell>
          <table:table-cell table:style-name="ce14" table:formula="of:=[.K263]*[.L263]/100" office:value-type="float" office:value="69" calcext:value-type="float">
            <text:p>69</text:p>
          </table:table-cell>
          <table:table-cell table:style-name="ce16" table:formula="of:=[.K273]*[.O273]*4/100" office:value-type="float" office:value="170.4" calcext:value-type="float">
            <text:p>170,4</text:p>
          </table:table-cell>
          <table:table-cell table:style-name="ce16" table:formula="of:=[.K263]*[.O263]*4/100" office:value-type="float" office:value="57" calcext:value-type="float">
            <text:p>57</text:p>
          </table:table-cell>
          <table:table-cell table:style-name="ce14" office:value-type="float" office:value="30" calcext:value-type="float">
            <text:p>30</text:p>
          </table:table-cell>
          <table:table-cell table:style-name="ce14" office:value-type="float" office:value="230" calcext:value-type="float">
            <text:p>230</text:p>
          </table:table-cell>
          <table:table-cell table:style-name="ce24" office:value-type="float" office:value="9" calcext:value-type="float">
            <text:p>9</text:p>
          </table:table-cell>
          <table:table-cell table:style-name="ce24" office:value-type="float" office:value="1" calcext:value-type="float">
            <text:p>1</text:p>
          </table:table-cell>
          <table:table-cell table:style-name="ce29" office:value-type="float" office:value="47.5" calcext:value-type="float">
            <text:p>47.5</text:p>
          </table:table-cell>
          <table:table-cell table:number-columns-repeated="5" table:style-name="ce12" office:value-type="string" calcext:value-type="string">
            <text:p>si</text:p>
          </table:table-cell>
          <table:table-cell table:style-name="ce12" table:formula="of:=SUBSTITUTE(SUBSTITUTE(SUBSTITUTE(SUBSTITUTE(SUBSTITUTE(SUBSTITUTE(LOWER([.D263]);&quot; &quot;;&quot;-&quot;);&quot;á&quot;;&quot;a&quot;);&quot;é&quot;;&quot;e&quot;);&quot;í&quot;;&quot;i&quot;);&quot;ó&quot;;&quot;o&quot;);&quot;ú&quot;;&quot;u&quot;)" office:value-type="string" office:string-value="pan-integral" calcext:value-type="string">
            <text:p>pan-integral</text:p>
          </table:table-cell>
          <table:table-cell table:style-name="ce31" table:formula="of:=CONCATENATE(&quot;(alimento (id &quot;;[.B263];&quot;) (nombre &quot;;[.U263];&quot;) (grupo &quot;;[.E263];&quot;) (veces &quot;;[.F263];&quot;) (tipo &quot;;[.G263];&quot;) (racion &quot;;[.K263];&quot;) (kcal &quot;;[.L263];&quot;) (proteinas &quot;;[.M263];&quot;) (grasas &quot;;[.N263];&quot;) (hidratos &quot;;[.O263];&quot;) (desayuno &quot;;[.P263];&quot;) (almuerzo &quot;;[.Q263];&quot;) (comida &quot;;[.R263];&quot;) (merienda &quot;;[.S263];&quot;) (cena &quot;;[.T263];&quot;))&quot;)" office:value-type="string" office:string-value="(alimento (id 266) (nombre pan-integral) (grupo 6) (veces 5) (tipo energeticos) (racion 30) (kcal 230) (proteinas 9) (grasas 1) (hidratos 47,5) (desayuno si) (almuerzo si) (comida si) (merienda si) (cena si))" calcext:value-type="string">
            <text:p>(alimento (id 266) (nombre pan-integral) (grupo 6) (veces 5) (tipo energeticos) (racion 30) (kcal 230) (proteinas 9) (grasas 1) (hidratos 47,5) (desayuno si) (almuerzo si) (comida si) (merienda si) (cena si))</text:p>
          </table:table-cell>
          <table:table-cell table:style-name="ce12" table:formula="of:=SUBSTITUTE([.V263];&quot;,&quot;;&quot;.&quot;)" office:value-type="string" office:string-value="(alimento (id 266) (nombre pan-integral) (grupo 6) (veces 5) (tipo energeticos) (racion 30) (kcal 230) (proteinas 9) (grasas 1) (hidratos 47.5) (desayuno si) (almuerzo si) (comida si) (merienda si) (cena si))" calcext:value-type="string">
            <text:p>(alimento (id 266) (nombre pan-integral) (grupo 6) (veces 5) (tipo energeticos) (racion 30) (kcal 230) (proteinas 9) (grasas 1) (hidratos 47.5) (desayuno si) (almuerzo si) (comida si) (merienda si) (cena si))</text:p>
          </table:table-cell>
          <table:table-cell table:style-name="ce12" table:number-columns-repeated="1001"/>
        </table:table-row>
        <table:table-row table:style-name="ro1">
          <table:table-cell/>
          <table:table-cell office:value-type="float" office:value="267" calcext:value-type="float">
            <text:p>267</text:p>
          </table:table-cell>
          <table:table-cell office:value-type="string" calcext:value-type="string">
            <text:p>Pan, pasta, cereales, azúcar y dulces</text:p>
          </table:table-cell>
          <table:table-cell table:style-name="ce15" office:value-type="string" calcext:value-type="string">
            <text:p>Pan Integral</text:p>
          </table:table-cell>
          <table:table-cell table:style-name="ce15" office:value-type="float" office:value="6" calcext:value-type="float">
            <text:p>6</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264]*[.L264]/100" office:value-type="float" office:value="92" calcext:value-type="float">
            <text:p>92</text:p>
          </table:table-cell>
          <table:table-cell table:style-name="ce16" table:formula="of:=[.K274]*[.O274]*4/100" office:value-type="float" office:value="340.8" calcext:value-type="float">
            <text:p>340,8</text:p>
          </table:table-cell>
          <table:table-cell table:style-name="ce16" table:formula="of:=[.K264]*[.O264]*4/100" office:value-type="float" office:value="76" calcext:value-type="float">
            <text:p>76</text:p>
          </table:table-cell>
          <table:table-cell table:style-name="ce15" office:value-type="float" office:value="40" calcext:value-type="float">
            <text:p>40</text:p>
          </table:table-cell>
          <table:table-cell table:style-name="ce15" office:value-type="float" office:value="230" calcext:value-type="float">
            <text:p>230</text:p>
          </table:table-cell>
          <table:table-cell table:style-name="ce25" office:value-type="float" office:value="9" calcext:value-type="float">
            <text:p>9</text:p>
          </table:table-cell>
          <table:table-cell table:style-name="ce25" office:value-type="float" office:value="1" calcext:value-type="float">
            <text:p>1</text:p>
          </table:table-cell>
          <table:table-cell table:style-name="ce30" office:value-type="float" office:value="47.5" calcext:value-type="float">
            <text:p>47.5</text:p>
          </table:table-cell>
          <table:table-cell table:number-columns-repeated="5" office:value-type="string" calcext:value-type="string">
            <text:p>si</text:p>
          </table:table-cell>
          <table:table-cell table:formula="of:=SUBSTITUTE(SUBSTITUTE(SUBSTITUTE(SUBSTITUTE(SUBSTITUTE(SUBSTITUTE(LOWER([.D264]);&quot; &quot;;&quot;-&quot;);&quot;á&quot;;&quot;a&quot;);&quot;é&quot;;&quot;e&quot;);&quot;í&quot;;&quot;i&quot;);&quot;ó&quot;;&quot;o&quot;);&quot;ú&quot;;&quot;u&quot;)" office:value-type="string" office:string-value="pan-integral" calcext:value-type="string">
            <text:p>pan-integral</text:p>
          </table:table-cell>
          <table:table-cell table:style-name="ce31" table:formula="of:=CONCATENATE(&quot;(alimento (id &quot;;[.B264];&quot;) (nombre &quot;;[.U264];&quot;) (grupo &quot;;[.E264];&quot;) (veces &quot;;[.F264];&quot;) (tipo &quot;;[.G264];&quot;) (racion &quot;;[.K264];&quot;) (kcal &quot;;[.L264];&quot;) (proteinas &quot;;[.M264];&quot;) (grasas &quot;;[.N264];&quot;) (hidratos &quot;;[.O264];&quot;) (desayuno &quot;;[.P264];&quot;) (almuerzo &quot;;[.Q264];&quot;) (comida &quot;;[.R264];&quot;) (merienda &quot;;[.S264];&quot;) (cena &quot;;[.T264];&quot;))&quot;)" office:value-type="string" office:string-value="(alimento (id 267) (nombre pan-integral) (grupo 6) (veces 5) (tipo energeticos) (racion 40) (kcal 230) (proteinas 9) (grasas 1) (hidratos 47,5) (desayuno si) (almuerzo si) (comida si) (merienda si) (cena si))" calcext:value-type="string">
            <text:p>(alimento (id 267) (nombre pan-integral) (grupo 6) (veces 5) (tipo energeticos) (racion 40) (kcal 230) (proteinas 9) (grasas 1) (hidratos 47,5) (desayuno si) (almuerzo si) (comida si) (merienda si) (cena si))</text:p>
          </table:table-cell>
          <table:table-cell table:formula="of:=SUBSTITUTE([.V264];&quot;,&quot;;&quot;.&quot;)" office:value-type="string" office:string-value="(alimento (id 267) (nombre pan-integral) (grupo 6) (veces 5) (tipo energeticos) (racion 40) (kcal 230) (proteinas 9) (grasas 1) (hidratos 47.5) (desayuno si) (almuerzo si) (comida si) (merienda si) (cena si))" calcext:value-type="string">
            <text:p>(alimento (id 267) (nombre pan-integral) (grupo 6) (veces 5) (tipo energeticos) (racion 40) (kcal 230) (proteinas 9) (grasas 1) (hidratos 47.5) (desayuno si) (almuerzo si) (comida si) (merienda si) (cena si))</text:p>
          </table:table-cell>
          <table:table-cell table:number-columns-repeated="1001"/>
        </table:table-row>
        <table:table-row table:style-name="ro1">
          <table:table-cell/>
          <table:table-cell office:value-type="float" office:value="268" calcext:value-type="float">
            <text:p>268</text:p>
          </table:table-cell>
          <table:table-cell office:value-type="string" calcext:value-type="string">
            <text:p>Pan, pasta, cereales, azúcar y dulces</text:p>
          </table:table-cell>
          <table:table-cell table:style-name="ce15" office:value-type="string" calcext:value-type="string">
            <text:p>Pan Integral</text:p>
          </table:table-cell>
          <table:table-cell table:style-name="ce15" office:value-type="float" office:value="6" calcext:value-type="float">
            <text:p>6</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265]*[.L265]/100" office:value-type="float" office:value="115" calcext:value-type="float">
            <text:p>115</text:p>
          </table:table-cell>
          <table:table-cell table:style-name="ce16" table:formula="of:=[.K275]*[.O275]*4/100" office:value-type="float" office:value="85.2" calcext:value-type="float">
            <text:p>85,2</text:p>
          </table:table-cell>
          <table:table-cell table:style-name="ce16" table:formula="of:=[.K265]*[.O265]*4/100" office:value-type="float" office:value="95" calcext:value-type="float">
            <text:p>95</text:p>
          </table:table-cell>
          <table:table-cell table:style-name="ce15" office:value-type="float" office:value="50" calcext:value-type="float">
            <text:p>50</text:p>
          </table:table-cell>
          <table:table-cell table:style-name="ce15" office:value-type="float" office:value="230" calcext:value-type="float">
            <text:p>230</text:p>
          </table:table-cell>
          <table:table-cell table:style-name="ce25" office:value-type="float" office:value="9" calcext:value-type="float">
            <text:p>9</text:p>
          </table:table-cell>
          <table:table-cell table:style-name="ce25" office:value-type="float" office:value="1" calcext:value-type="float">
            <text:p>1</text:p>
          </table:table-cell>
          <table:table-cell table:style-name="ce30" office:value-type="float" office:value="47.5" calcext:value-type="float">
            <text:p>47.5</text:p>
          </table:table-cell>
          <table:table-cell table:number-columns-repeated="5" office:value-type="string" calcext:value-type="string">
            <text:p>si</text:p>
          </table:table-cell>
          <table:table-cell table:formula="of:=SUBSTITUTE(SUBSTITUTE(SUBSTITUTE(SUBSTITUTE(SUBSTITUTE(SUBSTITUTE(LOWER([.D265]);&quot; &quot;;&quot;-&quot;);&quot;á&quot;;&quot;a&quot;);&quot;é&quot;;&quot;e&quot;);&quot;í&quot;;&quot;i&quot;);&quot;ó&quot;;&quot;o&quot;);&quot;ú&quot;;&quot;u&quot;)" office:value-type="string" office:string-value="pan-integral" calcext:value-type="string">
            <text:p>pan-integral</text:p>
          </table:table-cell>
          <table:table-cell table:style-name="ce31" table:formula="of:=CONCATENATE(&quot;(alimento (id &quot;;[.B265];&quot;) (nombre &quot;;[.U265];&quot;) (grupo &quot;;[.E265];&quot;) (veces &quot;;[.F265];&quot;) (tipo &quot;;[.G265];&quot;) (racion &quot;;[.K265];&quot;) (kcal &quot;;[.L265];&quot;) (proteinas &quot;;[.M265];&quot;) (grasas &quot;;[.N265];&quot;) (hidratos &quot;;[.O265];&quot;) (desayuno &quot;;[.P265];&quot;) (almuerzo &quot;;[.Q265];&quot;) (comida &quot;;[.R265];&quot;) (merienda &quot;;[.S265];&quot;) (cena &quot;;[.T265];&quot;))&quot;)" office:value-type="string" office:string-value="(alimento (id 268) (nombre pan-integral) (grupo 6) (veces 5) (tipo energeticos) (racion 50) (kcal 230) (proteinas 9) (grasas 1) (hidratos 47,5) (desayuno si) (almuerzo si) (comida si) (merienda si) (cena si))" calcext:value-type="string">
            <text:p>(alimento (id 268) (nombre pan-integral) (grupo 6) (veces 5) (tipo energeticos) (racion 50) (kcal 230) (proteinas 9) (grasas 1) (hidratos 47,5) (desayuno si) (almuerzo si) (comida si) (merienda si) (cena si))</text:p>
          </table:table-cell>
          <table:table-cell table:formula="of:=SUBSTITUTE([.V265];&quot;,&quot;;&quot;.&quot;)" office:value-type="string" office:string-value="(alimento (id 268) (nombre pan-integral) (grupo 6) (veces 5) (tipo energeticos) (racion 50) (kcal 230) (proteinas 9) (grasas 1) (hidratos 47.5) (desayuno si) (almuerzo si) (comida si) (merienda si) (cena si))" calcext:value-type="string">
            <text:p>(alimento (id 268) (nombre pan-integral) (grupo 6) (veces 5) (tipo energeticos) (racion 50) (kcal 230) (proteinas 9) (grasas 1) (hidratos 47.5) (desayuno si) (almuerzo si) (comida si) (merienda si) (cena si))</text:p>
          </table:table-cell>
          <table:table-cell table:number-columns-repeated="1001"/>
        </table:table-row>
        <table:table-row table:style-name="ro1">
          <table:table-cell/>
          <table:table-cell office:value-type="float" office:value="269" calcext:value-type="float">
            <text:p>269</text:p>
          </table:table-cell>
          <table:table-cell office:value-type="string" calcext:value-type="string">
            <text:p>Pan, pasta, cereales, azúcar y dulces</text:p>
          </table:table-cell>
          <table:table-cell table:style-name="ce15" office:value-type="string" calcext:value-type="string">
            <text:p>Pan Integral</text:p>
          </table:table-cell>
          <table:table-cell table:style-name="ce15" office:value-type="float" office:value="6" calcext:value-type="float">
            <text:p>6</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266]*[.L266]/100" office:value-type="float" office:value="172.5" calcext:value-type="float">
            <text:p>172,5</text:p>
          </table:table-cell>
          <table:table-cell table:style-name="ce16" table:formula="of:=[.K276]*[.O276]*4/100" office:value-type="float" office:value="511.2" calcext:value-type="float">
            <text:p>511,2</text:p>
          </table:table-cell>
          <table:table-cell table:style-name="ce16" table:formula="of:=[.K266]*[.O266]*4/100" office:value-type="float" office:value="142.5" calcext:value-type="float">
            <text:p>142,5</text:p>
          </table:table-cell>
          <table:table-cell table:style-name="ce15" office:value-type="float" office:value="75" calcext:value-type="float">
            <text:p>75</text:p>
          </table:table-cell>
          <table:table-cell table:style-name="ce15" office:value-type="float" office:value="230" calcext:value-type="float">
            <text:p>230</text:p>
          </table:table-cell>
          <table:table-cell table:style-name="ce25" office:value-type="float" office:value="9" calcext:value-type="float">
            <text:p>9</text:p>
          </table:table-cell>
          <table:table-cell table:style-name="ce25" office:value-type="float" office:value="1" calcext:value-type="float">
            <text:p>1</text:p>
          </table:table-cell>
          <table:table-cell table:style-name="ce30" office:value-type="float" office:value="47.5" calcext:value-type="float">
            <text:p>47.5</text:p>
          </table:table-cell>
          <table:table-cell table:number-columns-repeated="5" office:value-type="string" calcext:value-type="string">
            <text:p>si</text:p>
          </table:table-cell>
          <table:table-cell table:formula="of:=SUBSTITUTE(SUBSTITUTE(SUBSTITUTE(SUBSTITUTE(SUBSTITUTE(SUBSTITUTE(LOWER([.D266]);&quot; &quot;;&quot;-&quot;);&quot;á&quot;;&quot;a&quot;);&quot;é&quot;;&quot;e&quot;);&quot;í&quot;;&quot;i&quot;);&quot;ó&quot;;&quot;o&quot;);&quot;ú&quot;;&quot;u&quot;)" office:value-type="string" office:string-value="pan-integral" calcext:value-type="string">
            <text:p>pan-integral</text:p>
          </table:table-cell>
          <table:table-cell table:style-name="ce31" table:formula="of:=CONCATENATE(&quot;(alimento (id &quot;;[.B266];&quot;) (nombre &quot;;[.U266];&quot;) (grupo &quot;;[.E266];&quot;) (veces &quot;;[.F266];&quot;) (tipo &quot;;[.G266];&quot;) (racion &quot;;[.K266];&quot;) (kcal &quot;;[.L266];&quot;) (proteinas &quot;;[.M266];&quot;) (grasas &quot;;[.N266];&quot;) (hidratos &quot;;[.O266];&quot;) (desayuno &quot;;[.P266];&quot;) (almuerzo &quot;;[.Q266];&quot;) (comida &quot;;[.R266];&quot;) (merienda &quot;;[.S266];&quot;) (cena &quot;;[.T266];&quot;))&quot;)" office:value-type="string" office:string-value="(alimento (id 269) (nombre pan-integral) (grupo 6) (veces 5) (tipo energeticos) (racion 75) (kcal 230) (proteinas 9) (grasas 1) (hidratos 47,5) (desayuno si) (almuerzo si) (comida si) (merienda si) (cena si))" calcext:value-type="string">
            <text:p>(alimento (id 269) (nombre pan-integral) (grupo 6) (veces 5) (tipo energeticos) (racion 75) (kcal 230) (proteinas 9) (grasas 1) (hidratos 47,5) (desayuno si) (almuerzo si) (comida si) (merienda si) (cena si))</text:p>
          </table:table-cell>
          <table:table-cell table:formula="of:=SUBSTITUTE([.V266];&quot;,&quot;;&quot;.&quot;)" office:value-type="string" office:string-value="(alimento (id 269) (nombre pan-integral) (grupo 6) (veces 5) (tipo energeticos) (racion 75) (kcal 230) (proteinas 9) (grasas 1) (hidratos 47.5) (desayuno si) (almuerzo si) (comida si) (merienda si) (cena si))" calcext:value-type="string">
            <text:p>(alimento (id 269) (nombre pan-integral) (grupo 6) (veces 5) (tipo energeticos) (racion 75) (kcal 230) (proteinas 9) (grasas 1) (hidratos 47.5) (desayuno si) (almuerzo si) (comida si) (merienda si) (cena si))</text:p>
          </table:table-cell>
          <table:table-cell table:number-columns-repeated="1001"/>
        </table:table-row>
        <table:table-row table:style-name="ro1">
          <table:table-cell/>
          <table:table-cell office:value-type="float" office:value="270" calcext:value-type="float">
            <text:p>270</text:p>
          </table:table-cell>
          <table:table-cell office:value-type="string" calcext:value-type="string">
            <text:p>Pan, pasta, cereales, azúcar y dulces</text:p>
          </table:table-cell>
          <table:table-cell table:style-name="ce15" office:value-type="string" calcext:value-type="string">
            <text:p>Pan Integral</text:p>
          </table:table-cell>
          <table:table-cell table:style-name="ce15" office:value-type="float" office:value="6" calcext:value-type="float">
            <text:p>6</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267]*[.L267]/100" office:value-type="float" office:value="230" calcext:value-type="float">
            <text:p>230</text:p>
          </table:table-cell>
          <table:table-cell table:style-name="ce16" table:formula="of:=[.K277]*[.O277]*4/100" office:value-type="float" office:value="255.6" calcext:value-type="float">
            <text:p>255,6</text:p>
          </table:table-cell>
          <table:table-cell table:style-name="ce16" table:formula="of:=[.K267]*[.O267]*4/100" office:value-type="float" office:value="190" calcext:value-type="float">
            <text:p>190</text:p>
          </table:table-cell>
          <table:table-cell table:style-name="ce15" office:value-type="float" office:value="100" calcext:value-type="float">
            <text:p>100</text:p>
          </table:table-cell>
          <table:table-cell table:style-name="ce15" office:value-type="float" office:value="230" calcext:value-type="float">
            <text:p>230</text:p>
          </table:table-cell>
          <table:table-cell table:style-name="ce25" office:value-type="float" office:value="9" calcext:value-type="float">
            <text:p>9</text:p>
          </table:table-cell>
          <table:table-cell table:style-name="ce25" office:value-type="float" office:value="1" calcext:value-type="float">
            <text:p>1</text:p>
          </table:table-cell>
          <table:table-cell table:style-name="ce30" office:value-type="float" office:value="47.5" calcext:value-type="float">
            <text:p>47.5</text:p>
          </table:table-cell>
          <table:table-cell table:number-columns-repeated="5" office:value-type="string" calcext:value-type="string">
            <text:p>si</text:p>
          </table:table-cell>
          <table:table-cell table:formula="of:=SUBSTITUTE(SUBSTITUTE(SUBSTITUTE(SUBSTITUTE(SUBSTITUTE(SUBSTITUTE(LOWER([.D267]);&quot; &quot;;&quot;-&quot;);&quot;á&quot;;&quot;a&quot;);&quot;é&quot;;&quot;e&quot;);&quot;í&quot;;&quot;i&quot;);&quot;ó&quot;;&quot;o&quot;);&quot;ú&quot;;&quot;u&quot;)" office:value-type="string" office:string-value="pan-integral" calcext:value-type="string">
            <text:p>pan-integral</text:p>
          </table:table-cell>
          <table:table-cell table:style-name="ce31" table:formula="of:=CONCATENATE(&quot;(alimento (id &quot;;[.B267];&quot;) (nombre &quot;;[.U267];&quot;) (grupo &quot;;[.E267];&quot;) (veces &quot;;[.F267];&quot;) (tipo &quot;;[.G267];&quot;) (racion &quot;;[.K267];&quot;) (kcal &quot;;[.L267];&quot;) (proteinas &quot;;[.M267];&quot;) (grasas &quot;;[.N267];&quot;) (hidratos &quot;;[.O267];&quot;) (desayuno &quot;;[.P267];&quot;) (almuerzo &quot;;[.Q267];&quot;) (comida &quot;;[.R267];&quot;) (merienda &quot;;[.S267];&quot;) (cena &quot;;[.T267];&quot;))&quot;)" office:value-type="string" office:string-value="(alimento (id 270) (nombre pan-integral) (grupo 6) (veces 5) (tipo energeticos) (racion 100) (kcal 230) (proteinas 9) (grasas 1) (hidratos 47,5) (desayuno si) (almuerzo si) (comida si) (merienda si) (cena si))" calcext:value-type="string">
            <text:p>(alimento (id 270) (nombre pan-integral) (grupo 6) (veces 5) (tipo energeticos) (racion 100) (kcal 230) (proteinas 9) (grasas 1) (hidratos 47,5) (desayuno si) (almuerzo si) (comida si) (merienda si) (cena si))</text:p>
          </table:table-cell>
          <table:table-cell table:formula="of:=SUBSTITUTE([.V267];&quot;,&quot;;&quot;.&quot;)" office:value-type="string" office:string-value="(alimento (id 270) (nombre pan-integral) (grupo 6) (veces 5) (tipo energeticos) (racion 100) (kcal 230) (proteinas 9) (grasas 1) (hidratos 47.5) (desayuno si) (almuerzo si) (comida si) (merienda si) (cena si))" calcext:value-type="string">
            <text:p>(alimento (id 270) (nombre pan-integral) (grupo 6) (veces 5) (tipo energeticos) (racion 100) (kcal 230) (proteinas 9) (grasas 1) (hidratos 47.5) (desayuno si) (almuerzo si) (comida si) (merienda si) (cena si))</text:p>
          </table:table-cell>
          <table:table-cell table:number-columns-repeated="1001"/>
        </table:table-row>
        <table:table-row table:style-name="ro2">
          <table:table-cell table:style-name="ce12" office:value-type="float" office:value="8" calcext:value-type="float">
            <text:p>8</text:p>
          </table:table-cell>
          <table:table-cell table:style-name="ce12" office:value-type="float" office:value="271" calcext:value-type="float">
            <text:p>271</text:p>
          </table:table-cell>
          <table:table-cell table:style-name="ce12" office:value-type="string" calcext:value-type="string">
            <text:p>Pan, pasta, cereales, azúcar y dulces</text:p>
          </table:table-cell>
          <table:table-cell table:style-name="ce14" office:value-type="string" calcext:value-type="string">
            <text:p>Fideos de harina integral</text:p>
          </table:table-cell>
          <table:table-cell table:style-name="ce14" office:value-type="float" office:value="6" calcext:value-type="float">
            <text:p>6</text:p>
          </table:table-cell>
          <table:table-cell table:style-name="ce16" office:value-type="float" office:value="1" calcext:value-type="float">
            <text:p>1</text:p>
          </table:table-cell>
          <table:table-cell table:style-name="ce14" office:value-type="string" calcext:value-type="string">
            <text:p>energeticos</text:p>
          </table:table-cell>
          <table:table-cell table:style-name="ce14" table:formula="of:=[.K268]*[.L268]/100" office:value-type="float" office:value="269.25" calcext:value-type="float">
            <text:p>269,25</text:p>
          </table:table-cell>
          <table:table-cell table:style-name="ce16" table:formula="of:=[.K278]*[.O278]*4/100" office:value-type="float" office:value="117.8" calcext:value-type="float">
            <text:p>117,8</text:p>
          </table:table-cell>
          <table:table-cell table:style-name="ce16" table:formula="of:=[.K268]*[.O268]*4/100" office:value-type="float" office:value="210" calcext:value-type="float">
            <text:p>210</text:p>
          </table:table-cell>
          <table:table-cell table:style-name="ce14" office:value-type="float" office:value="75" calcext:value-type="float">
            <text:p>75</text:p>
          </table:table-cell>
          <table:table-cell table:style-name="ce14" office:value-type="float" office:value="359" calcext:value-type="float">
            <text:p>359</text:p>
          </table:table-cell>
          <table:table-cell table:style-name="ce24" office:value-type="float" office:value="15.4" calcext:value-type="float">
            <text:p>15.4</text:p>
          </table:table-cell>
          <table:table-cell table:style-name="ce24" office:value-type="float" office:value="1.7" calcext:value-type="float">
            <text:p>1.7</text:p>
          </table:table-cell>
          <table:table-cell table:style-name="ce24" office:value-type="float" office:value="70" calcext:value-type="float">
            <text:p>70</text:p>
          </table:table-cell>
          <table:table-cell table:style-name="ce12" office:value-type="string" calcext:value-type="string">
            <text:p>no</text:p>
          </table:table-cell>
          <table:table-cell table:number-columns-repeated="2" table:style-name="ce12" office:value-type="string" calcext:value-type="string">
            <text:p>si</text:p>
          </table:table-cell>
          <table:table-cell table:number-columns-repeated="2" table:style-name="ce12" office:value-type="string" calcext:value-type="string">
            <text:p>no</text:p>
          </table:table-cell>
          <table:table-cell table:style-name="ce12" table:formula="of:=SUBSTITUTE(SUBSTITUTE(SUBSTITUTE(SUBSTITUTE(SUBSTITUTE(SUBSTITUTE(LOWER([.D268]);&quot; &quot;;&quot;-&quot;);&quot;á&quot;;&quot;a&quot;);&quot;é&quot;;&quot;e&quot;);&quot;í&quot;;&quot;i&quot;);&quot;ó&quot;;&quot;o&quot;);&quot;ú&quot;;&quot;u&quot;)" office:value-type="string" office:string-value="fideos-de-harina-integral" calcext:value-type="string">
            <text:p>fideos-de-harina-integral</text:p>
          </table:table-cell>
          <table:table-cell table:style-name="ce31" table:formula="of:=CONCATENATE(&quot;(alimento (id &quot;;[.B268];&quot;) (nombre &quot;;[.U268];&quot;) (grupo &quot;;[.E268];&quot;) (veces &quot;;[.F268];&quot;) (tipo &quot;;[.G268];&quot;) (racion &quot;;[.K268];&quot;) (kcal &quot;;[.L268];&quot;) (proteinas &quot;;[.M268];&quot;) (grasas &quot;;[.N268];&quot;) (hidratos &quot;;[.O268];&quot;) (desayuno &quot;;[.P268];&quot;) (almuerzo &quot;;[.Q268];&quot;) (comida &quot;;[.R268];&quot;) (merienda &quot;;[.S268];&quot;) (cena &quot;;[.T268];&quot;))&quot;)" office:value-type="string" office:string-value="(alimento (id 271) (nombre fideos-de-harina-integral) (grupo 6) (veces 1) (tipo energeticos) (racion 75) (kcal 359) (proteinas 15,4) (grasas 1,7) (hidratos 70) (desayuno no) (almuerzo si) (comida si) (merienda no) (cena no))" calcext:value-type="string">
            <text:p>(alimento (id 271) (nombre fideos-de-harina-integral) (grupo 6) (veces 1) (tipo energeticos) (racion 75) (kcal 359) (proteinas 15,4) (grasas 1,7) (hidratos 70) (desayuno no) (almuerzo si) (comida si) (merienda no) (cena no))</text:p>
          </table:table-cell>
          <table:table-cell table:style-name="ce12" table:formula="of:=SUBSTITUTE([.V268];&quot;,&quot;;&quot;.&quot;)" office:value-type="string" office:string-value="(alimento (id 271) (nombre fideos-de-harina-integral) (grupo 6) (veces 1) (tipo energeticos) (racion 75) (kcal 359) (proteinas 15.4) (grasas 1.7) (hidratos 70) (desayuno no) (almuerzo si) (comida si) (merienda no) (cena no))" calcext:value-type="string">
            <text:p>(alimento (id 271) (nombre fideos-de-harina-integral) (grupo 6) (veces 1) (tipo energeticos) (racion 75) (kcal 359) (proteinas 15.4) (grasas 1.7) (hidratos 70) (desayuno no) (almuerzo si) (comida si) (merienda no) (cena no))</text:p>
          </table:table-cell>
          <table:table-cell table:style-name="ce12" table:number-columns-repeated="1001"/>
        </table:table-row>
        <table:table-row table:style-name="ro2">
          <table:table-cell/>
          <table:table-cell office:value-type="float" office:value="272" calcext:value-type="float">
            <text:p>272</text:p>
          </table:table-cell>
          <table:table-cell office:value-type="string" calcext:value-type="string">
            <text:p>Pan, pasta, cereales, azúcar y dulces</text:p>
          </table:table-cell>
          <table:table-cell table:style-name="ce15" office:value-type="string" calcext:value-type="string">
            <text:p>Fideos de harina integral</text:p>
          </table:table-cell>
          <table:table-cell table:style-name="ce15" office:value-type="float" office:value="6" calcext:value-type="float">
            <text:p>6</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269]*[.L269]/100" office:value-type="float" office:value="179.5" calcext:value-type="float">
            <text:p>179,5</text:p>
          </table:table-cell>
          <table:table-cell table:style-name="ce16" table:formula="of:=[.K279]*[.O279]*4/100" office:value-type="float" office:value="176.7" calcext:value-type="float">
            <text:p>176,7</text:p>
          </table:table-cell>
          <table:table-cell table:style-name="ce16" table:formula="of:=[.K269]*[.O269]*4/100" office:value-type="float" office:value="140" calcext:value-type="float">
            <text:p>140</text:p>
          </table:table-cell>
          <table:table-cell table:style-name="ce15" office:value-type="float" office:value="50" calcext:value-type="float">
            <text:p>50</text:p>
          </table:table-cell>
          <table:table-cell table:style-name="ce15" office:value-type="float" office:value="359" calcext:value-type="float">
            <text:p>359</text:p>
          </table:table-cell>
          <table:table-cell table:style-name="ce25" office:value-type="float" office:value="15.4" calcext:value-type="float">
            <text:p>15.4</text:p>
          </table:table-cell>
          <table:table-cell table:style-name="ce25" office:value-type="float" office:value="1.7" calcext:value-type="float">
            <text:p>1.7</text:p>
          </table:table-cell>
          <table:table-cell table:style-name="ce25" office:value-type="float" office:value="70" calcext:value-type="float">
            <text:p>70</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69]);&quot; &quot;;&quot;-&quot;);&quot;á&quot;;&quot;a&quot;);&quot;é&quot;;&quot;e&quot;);&quot;í&quot;;&quot;i&quot;);&quot;ó&quot;;&quot;o&quot;);&quot;ú&quot;;&quot;u&quot;)" office:value-type="string" office:string-value="fideos-de-harina-integral" calcext:value-type="string">
            <text:p>fideos-de-harina-integral</text:p>
          </table:table-cell>
          <table:table-cell table:style-name="ce31" table:formula="of:=CONCATENATE(&quot;(alimento (id &quot;;[.B269];&quot;) (nombre &quot;;[.U269];&quot;) (grupo &quot;;[.E269];&quot;) (veces &quot;;[.F269];&quot;) (tipo &quot;;[.G269];&quot;) (racion &quot;;[.K269];&quot;) (kcal &quot;;[.L269];&quot;) (proteinas &quot;;[.M269];&quot;) (grasas &quot;;[.N269];&quot;) (hidratos &quot;;[.O269];&quot;) (desayuno &quot;;[.P269];&quot;) (almuerzo &quot;;[.Q269];&quot;) (comida &quot;;[.R269];&quot;) (merienda &quot;;[.S269];&quot;) (cena &quot;;[.T269];&quot;))&quot;)" office:value-type="string" office:string-value="(alimento (id 272) (nombre fideos-de-harina-integral) (grupo 6) (veces 1) (tipo energeticos) (racion 50) (kcal 359) (proteinas 15,4) (grasas 1,7) (hidratos 70) (desayuno no) (almuerzo si) (comida si) (merienda no) (cena no))" calcext:value-type="string">
            <text:p>(alimento (id 272) (nombre fideos-de-harina-integral) (grupo 6) (veces 1) (tipo energeticos) (racion 50) (kcal 359) (proteinas 15,4) (grasas 1,7) (hidratos 70) (desayuno no) (almuerzo si) (comida si) (merienda no) (cena no))</text:p>
          </table:table-cell>
          <table:table-cell table:formula="of:=SUBSTITUTE([.V269];&quot;,&quot;;&quot;.&quot;)" office:value-type="string" office:string-value="(alimento (id 272) (nombre fideos-de-harina-integral) (grupo 6) (veces 1) (tipo energeticos) (racion 50) (kcal 359) (proteinas 15.4) (grasas 1.7) (hidratos 70) (desayuno no) (almuerzo si) (comida si) (merienda no) (cena no))" calcext:value-type="string">
            <text:p>(alimento (id 272) (nombre fideos-de-harina-integral) (grupo 6) (veces 1) (tipo energeticos) (racion 50) (kcal 359) (proteinas 15.4) (grasas 1.7) (hidratos 70) (desayuno no) (almuerzo si) (comida si) (merienda no) (cena no))</text:p>
          </table:table-cell>
          <table:table-cell table:number-columns-repeated="1001"/>
        </table:table-row>
        <table:table-row table:style-name="ro2">
          <table:table-cell/>
          <table:table-cell office:value-type="float" office:value="273" calcext:value-type="float">
            <text:p>273</text:p>
          </table:table-cell>
          <table:table-cell office:value-type="string" calcext:value-type="string">
            <text:p>Pan, pasta, cereales, azúcar y dulces</text:p>
          </table:table-cell>
          <table:table-cell table:style-name="ce15" office:value-type="string" calcext:value-type="string">
            <text:p>Fideos de harina integral</text:p>
          </table:table-cell>
          <table:table-cell table:style-name="ce15" office:value-type="float" office:value="6" calcext:value-type="float">
            <text:p>6</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270]*[.L270]/100" office:value-type="float" office:value="718" calcext:value-type="float">
            <text:p>718</text:p>
          </table:table-cell>
          <table:table-cell table:style-name="ce16" table:formula="of:=[.K280]*[.O280]*4/100" office:value-type="float" office:value="235.6" calcext:value-type="float">
            <text:p>235,6</text:p>
          </table:table-cell>
          <table:table-cell table:style-name="ce16" table:formula="of:=[.K270]*[.O270]*4/100" office:value-type="float" office:value="560" calcext:value-type="float">
            <text:p>560</text:p>
          </table:table-cell>
          <table:table-cell table:style-name="ce15" office:value-type="float" office:value="200" calcext:value-type="float">
            <text:p>200</text:p>
          </table:table-cell>
          <table:table-cell table:style-name="ce15" office:value-type="float" office:value="359" calcext:value-type="float">
            <text:p>359</text:p>
          </table:table-cell>
          <table:table-cell table:style-name="ce25" office:value-type="float" office:value="15.4" calcext:value-type="float">
            <text:p>15.4</text:p>
          </table:table-cell>
          <table:table-cell table:style-name="ce25" office:value-type="float" office:value="1.7" calcext:value-type="float">
            <text:p>1.7</text:p>
          </table:table-cell>
          <table:table-cell table:style-name="ce25" office:value-type="float" office:value="70" calcext:value-type="float">
            <text:p>70</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70]);&quot; &quot;;&quot;-&quot;);&quot;á&quot;;&quot;a&quot;);&quot;é&quot;;&quot;e&quot;);&quot;í&quot;;&quot;i&quot;);&quot;ó&quot;;&quot;o&quot;);&quot;ú&quot;;&quot;u&quot;)" office:value-type="string" office:string-value="fideos-de-harina-integral" calcext:value-type="string">
            <text:p>fideos-de-harina-integral</text:p>
          </table:table-cell>
          <table:table-cell table:style-name="ce31" table:formula="of:=CONCATENATE(&quot;(alimento (id &quot;;[.B270];&quot;) (nombre &quot;;[.U270];&quot;) (grupo &quot;;[.E270];&quot;) (veces &quot;;[.F270];&quot;) (tipo &quot;;[.G270];&quot;) (racion &quot;;[.K270];&quot;) (kcal &quot;;[.L270];&quot;) (proteinas &quot;;[.M270];&quot;) (grasas &quot;;[.N270];&quot;) (hidratos &quot;;[.O270];&quot;) (desayuno &quot;;[.P270];&quot;) (almuerzo &quot;;[.Q270];&quot;) (comida &quot;;[.R270];&quot;) (merienda &quot;;[.S270];&quot;) (cena &quot;;[.T270];&quot;))&quot;)" office:value-type="string" office:string-value="(alimento (id 273) (nombre fideos-de-harina-integral) (grupo 6) (veces 1) (tipo energeticos) (racion 200) (kcal 359) (proteinas 15,4) (grasas 1,7) (hidratos 70) (desayuno no) (almuerzo si) (comida si) (merienda no) (cena no))" calcext:value-type="string">
            <text:p>(alimento (id 273) (nombre fideos-de-harina-integral) (grupo 6) (veces 1) (tipo energeticos) (racion 200) (kcal 359) (proteinas 15,4) (grasas 1,7) (hidratos 70) (desayuno no) (almuerzo si) (comida si) (merienda no) (cena no))</text:p>
          </table:table-cell>
          <table:table-cell table:formula="of:=SUBSTITUTE([.V270];&quot;,&quot;;&quot;.&quot;)" office:value-type="string" office:string-value="(alimento (id 273) (nombre fideos-de-harina-integral) (grupo 6) (veces 1) (tipo energeticos) (racion 200) (kcal 359) (proteinas 15.4) (grasas 1.7) (hidratos 70) (desayuno no) (almuerzo si) (comida si) (merienda no) (cena no))" calcext:value-type="string">
            <text:p>(alimento (id 273) (nombre fideos-de-harina-integral) (grupo 6) (veces 1) (tipo energeticos) (racion 200) (kcal 359) (proteinas 15.4) (grasas 1.7) (hidratos 70) (desayuno no) (almuerzo si) (comida si) (merienda no) (cena no))</text:p>
          </table:table-cell>
          <table:table-cell table:number-columns-repeated="1001"/>
        </table:table-row>
        <table:table-row table:style-name="ro2">
          <table:table-cell/>
          <table:table-cell office:value-type="float" office:value="274" calcext:value-type="float">
            <text:p>274</text:p>
          </table:table-cell>
          <table:table-cell office:value-type="string" calcext:value-type="string">
            <text:p>Pan, pasta, cereales, azúcar y dulces</text:p>
          </table:table-cell>
          <table:table-cell table:style-name="ce15" office:value-type="string" calcext:value-type="string">
            <text:p>Fideos de harina integral</text:p>
          </table:table-cell>
          <table:table-cell table:style-name="ce15" office:value-type="float" office:value="6" calcext:value-type="float">
            <text:p>6</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271]*[.L271]/100" office:value-type="float" office:value="538.5" calcext:value-type="float">
            <text:p>538,5</text:p>
          </table:table-cell>
          <table:table-cell table:style-name="ce16" table:formula="of:=[.K281]*[.O281]*4/100" office:value-type="float" office:value="58.9" calcext:value-type="float">
            <text:p>58,9</text:p>
          </table:table-cell>
          <table:table-cell table:style-name="ce16" table:formula="of:=[.K271]*[.O271]*4/100" office:value-type="float" office:value="420" calcext:value-type="float">
            <text:p>420</text:p>
          </table:table-cell>
          <table:table-cell table:style-name="ce15" office:value-type="float" office:value="150" calcext:value-type="float">
            <text:p>150</text:p>
          </table:table-cell>
          <table:table-cell table:style-name="ce15" office:value-type="float" office:value="359" calcext:value-type="float">
            <text:p>359</text:p>
          </table:table-cell>
          <table:table-cell table:style-name="ce25" office:value-type="float" office:value="15.4" calcext:value-type="float">
            <text:p>15.4</text:p>
          </table:table-cell>
          <table:table-cell table:style-name="ce25" office:value-type="float" office:value="1.7" calcext:value-type="float">
            <text:p>1.7</text:p>
          </table:table-cell>
          <table:table-cell table:style-name="ce25" office:value-type="float" office:value="70" calcext:value-type="float">
            <text:p>70</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71]);&quot; &quot;;&quot;-&quot;);&quot;á&quot;;&quot;a&quot;);&quot;é&quot;;&quot;e&quot;);&quot;í&quot;;&quot;i&quot;);&quot;ó&quot;;&quot;o&quot;);&quot;ú&quot;;&quot;u&quot;)" office:value-type="string" office:string-value="fideos-de-harina-integral" calcext:value-type="string">
            <text:p>fideos-de-harina-integral</text:p>
          </table:table-cell>
          <table:table-cell table:style-name="ce31" table:formula="of:=CONCATENATE(&quot;(alimento (id &quot;;[.B271];&quot;) (nombre &quot;;[.U271];&quot;) (grupo &quot;;[.E271];&quot;) (veces &quot;;[.F271];&quot;) (tipo &quot;;[.G271];&quot;) (racion &quot;;[.K271];&quot;) (kcal &quot;;[.L271];&quot;) (proteinas &quot;;[.M271];&quot;) (grasas &quot;;[.N271];&quot;) (hidratos &quot;;[.O271];&quot;) (desayuno &quot;;[.P271];&quot;) (almuerzo &quot;;[.Q271];&quot;) (comida &quot;;[.R271];&quot;) (merienda &quot;;[.S271];&quot;) (cena &quot;;[.T271];&quot;))&quot;)" office:value-type="string" office:string-value="(alimento (id 274) (nombre fideos-de-harina-integral) (grupo 6) (veces 1) (tipo energeticos) (racion 150) (kcal 359) (proteinas 15,4) (grasas 1,7) (hidratos 70) (desayuno no) (almuerzo si) (comida si) (merienda no) (cena no))" calcext:value-type="string">
            <text:p>(alimento (id 274) (nombre fideos-de-harina-integral) (grupo 6) (veces 1) (tipo energeticos) (racion 150) (kcal 359) (proteinas 15,4) (grasas 1,7) (hidratos 70) (desayuno no) (almuerzo si) (comida si) (merienda no) (cena no))</text:p>
          </table:table-cell>
          <table:table-cell table:formula="of:=SUBSTITUTE([.V271];&quot;,&quot;;&quot;.&quot;)" office:value-type="string" office:string-value="(alimento (id 274) (nombre fideos-de-harina-integral) (grupo 6) (veces 1) (tipo energeticos) (racion 150) (kcal 359) (proteinas 15.4) (grasas 1.7) (hidratos 70) (desayuno no) (almuerzo si) (comida si) (merienda no) (cena no))" calcext:value-type="string">
            <text:p>(alimento (id 274) (nombre fideos-de-harina-integral) (grupo 6) (veces 1) (tipo energeticos) (racion 150) (kcal 359) (proteinas 15.4) (grasas 1.7) (hidratos 70) (desayuno no) (almuerzo si) (comida si) (merienda no) (cena no))</text:p>
          </table:table-cell>
          <table:table-cell table:number-columns-repeated="1001"/>
        </table:table-row>
        <table:table-row table:style-name="ro2">
          <table:table-cell/>
          <table:table-cell office:value-type="float" office:value="275" calcext:value-type="float">
            <text:p>275</text:p>
          </table:table-cell>
          <table:table-cell office:value-type="string" calcext:value-type="string">
            <text:p>Pan, pasta, cereales, azúcar y dulces</text:p>
          </table:table-cell>
          <table:table-cell table:style-name="ce15" office:value-type="string" calcext:value-type="string">
            <text:p>Fideos de harina integral</text:p>
          </table:table-cell>
          <table:table-cell table:style-name="ce15" office:value-type="float" office:value="6" calcext:value-type="float">
            <text:p>6</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272]*[.L272]/100" office:value-type="float" office:value="359" calcext:value-type="float">
            <text:p>359</text:p>
          </table:table-cell>
          <table:table-cell table:style-name="ce16" table:formula="of:=[.K282]*[.O282]*4/100" office:value-type="float" office:value="353.4" calcext:value-type="float">
            <text:p>353,4</text:p>
          </table:table-cell>
          <table:table-cell table:style-name="ce16" table:formula="of:=[.K272]*[.O272]*4/100" office:value-type="float" office:value="280" calcext:value-type="float">
            <text:p>280</text:p>
          </table:table-cell>
          <table:table-cell table:style-name="ce15" office:value-type="float" office:value="100" calcext:value-type="float">
            <text:p>100</text:p>
          </table:table-cell>
          <table:table-cell table:style-name="ce15" office:value-type="float" office:value="359" calcext:value-type="float">
            <text:p>359</text:p>
          </table:table-cell>
          <table:table-cell table:style-name="ce25" office:value-type="float" office:value="15.4" calcext:value-type="float">
            <text:p>15.4</text:p>
          </table:table-cell>
          <table:table-cell table:style-name="ce25" office:value-type="float" office:value="1.7" calcext:value-type="float">
            <text:p>1.7</text:p>
          </table:table-cell>
          <table:table-cell table:style-name="ce25" office:value-type="float" office:value="70" calcext:value-type="float">
            <text:p>70</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72]);&quot; &quot;;&quot;-&quot;);&quot;á&quot;;&quot;a&quot;);&quot;é&quot;;&quot;e&quot;);&quot;í&quot;;&quot;i&quot;);&quot;ó&quot;;&quot;o&quot;);&quot;ú&quot;;&quot;u&quot;)" office:value-type="string" office:string-value="fideos-de-harina-integral" calcext:value-type="string">
            <text:p>fideos-de-harina-integral</text:p>
          </table:table-cell>
          <table:table-cell table:style-name="ce31" table:formula="of:=CONCATENATE(&quot;(alimento (id &quot;;[.B272];&quot;) (nombre &quot;;[.U272];&quot;) (grupo &quot;;[.E272];&quot;) (veces &quot;;[.F272];&quot;) (tipo &quot;;[.G272];&quot;) (racion &quot;;[.K272];&quot;) (kcal &quot;;[.L272];&quot;) (proteinas &quot;;[.M272];&quot;) (grasas &quot;;[.N272];&quot;) (hidratos &quot;;[.O272];&quot;) (desayuno &quot;;[.P272];&quot;) (almuerzo &quot;;[.Q272];&quot;) (comida &quot;;[.R272];&quot;) (merienda &quot;;[.S272];&quot;) (cena &quot;;[.T272];&quot;))&quot;)" office:value-type="string" office:string-value="(alimento (id 275) (nombre fideos-de-harina-integral) (grupo 6) (veces 1) (tipo energeticos) (racion 100) (kcal 359) (proteinas 15,4) (grasas 1,7) (hidratos 70) (desayuno no) (almuerzo si) (comida si) (merienda no) (cena no))" calcext:value-type="string">
            <text:p>(alimento (id 275) (nombre fideos-de-harina-integral) (grupo 6) (veces 1) (tipo energeticos) (racion 100) (kcal 359) (proteinas 15,4) (grasas 1,7) (hidratos 70) (desayuno no) (almuerzo si) (comida si) (merienda no) (cena no))</text:p>
          </table:table-cell>
          <table:table-cell table:formula="of:=SUBSTITUTE([.V272];&quot;,&quot;;&quot;.&quot;)" office:value-type="string" office:string-value="(alimento (id 275) (nombre fideos-de-harina-integral) (grupo 6) (veces 1) (tipo energeticos) (racion 100) (kcal 359) (proteinas 15.4) (grasas 1.7) (hidratos 70) (desayuno no) (almuerzo si) (comida si) (merienda no) (cena no))" calcext:value-type="string">
            <text:p>(alimento (id 275) (nombre fideos-de-harina-integral) (grupo 6) (veces 1) (tipo energeticos) (racion 100) (kcal 359) (proteinas 15.4) (grasas 1.7) (hidratos 70) (desayuno no) (almuerzo si) (comida si) (merienda no) (cena no))</text:p>
          </table:table-cell>
          <table:table-cell table:number-columns-repeated="1001"/>
        </table:table-row>
        <table:table-row table:style-name="ro1">
          <table:table-cell table:style-name="ce12" office:value-type="float" office:value="9" calcext:value-type="float">
            <text:p>9</text:p>
          </table:table-cell>
          <table:table-cell table:style-name="ce12" office:value-type="float" office:value="276" calcext:value-type="float">
            <text:p>276</text:p>
          </table:table-cell>
          <table:table-cell table:style-name="ce12" office:value-type="string" calcext:value-type="string">
            <text:p>Pan, pasta, cereales, azúcar y dulces</text:p>
          </table:table-cell>
          <table:table-cell table:style-name="ce14" office:value-type="string" calcext:value-type="string">
            <text:p>Copos de maiz</text:p>
          </table:table-cell>
          <table:table-cell table:style-name="ce14" office:value-type="float" office:value="6" calcext:value-type="float">
            <text:p>6</text:p>
          </table:table-cell>
          <table:table-cell table:style-name="ce16" office:value-type="float" office:value="2" calcext:value-type="float">
            <text:p>2</text:p>
          </table:table-cell>
          <table:table-cell table:style-name="ce14" office:value-type="string" calcext:value-type="string">
            <text:p>energeticos</text:p>
          </table:table-cell>
          <table:table-cell table:style-name="ce14" table:formula="of:=[.K273]*[.L273]/100" office:value-type="float" office:value="186" calcext:value-type="float">
            <text:p>186</text:p>
          </table:table-cell>
          <table:table-cell table:style-name="ce16" table:formula="of:=[.K283]*[.O283]*4/100" office:value-type="float" office:value="160" calcext:value-type="float">
            <text:p>160</text:p>
          </table:table-cell>
          <table:table-cell table:style-name="ce16" table:formula="of:=[.K273]*[.O273]*4/100" office:value-type="float" office:value="170.4" calcext:value-type="float">
            <text:p>170,4</text:p>
          </table:table-cell>
          <table:table-cell table:style-name="ce15" office:value-type="float" office:value="50" calcext:value-type="float">
            <text:p>50</text:p>
          </table:table-cell>
          <table:table-cell table:style-name="ce14" office:value-type="float" office:value="372" calcext:value-type="float">
            <text:p>372</text:p>
          </table:table-cell>
          <table:table-cell table:style-name="ce24" office:value-type="float" office:value="7.6" calcext:value-type="float">
            <text:p>7.6</text:p>
          </table:table-cell>
          <table:table-cell table:style-name="ce24" office:value-type="float" office:value="1" calcext:value-type="float">
            <text:p>1</text:p>
          </table:table-cell>
          <table:table-cell table:style-name="ce24" office:value-type="float" office:value="85.2" calcext:value-type="float">
            <text:p>85.2</text:p>
          </table:table-cell>
          <table:table-cell table:number-columns-repeated="4" table:style-name="ce12" office:value-type="string" calcext:value-type="string">
            <text:p>si</text:p>
          </table:table-cell>
          <table:table-cell table:style-name="ce12" office:value-type="string" calcext:value-type="string">
            <text:p>no</text:p>
          </table:table-cell>
          <table:table-cell table:style-name="ce12" table:formula="of:=SUBSTITUTE(SUBSTITUTE(SUBSTITUTE(SUBSTITUTE(SUBSTITUTE(SUBSTITUTE(LOWER([.D273]);&quot; &quot;;&quot;-&quot;);&quot;á&quot;;&quot;a&quot;);&quot;é&quot;;&quot;e&quot;);&quot;í&quot;;&quot;i&quot;);&quot;ó&quot;;&quot;o&quot;);&quot;ú&quot;;&quot;u&quot;)" office:value-type="string" office:string-value="copos-de-maiz" calcext:value-type="string">
            <text:p>copos-de-maiz</text:p>
          </table:table-cell>
          <table:table-cell table:style-name="ce31" table:formula="of:=CONCATENATE(&quot;(alimento (id &quot;;[.B273];&quot;) (nombre &quot;;[.U273];&quot;) (grupo &quot;;[.E273];&quot;) (veces &quot;;[.F273];&quot;) (tipo &quot;;[.G273];&quot;) (racion &quot;;[.K273];&quot;) (kcal &quot;;[.L273];&quot;) (proteinas &quot;;[.M273];&quot;) (grasas &quot;;[.N273];&quot;) (hidratos &quot;;[.O273];&quot;) (desayuno &quot;;[.P273];&quot;) (almuerzo &quot;;[.Q273];&quot;) (comida &quot;;[.R273];&quot;) (merienda &quot;;[.S273];&quot;) (cena &quot;;[.T273];&quot;))&quot;)" office:value-type="string" office:string-value="(alimento (id 276) (nombre copos-de-maiz) (grupo 6) (veces 2) (tipo energeticos) (racion 50) (kcal 372) (proteinas 7,6) (grasas 1) (hidratos 85,2) (desayuno si) (almuerzo si) (comida si) (merienda si) (cena no))" calcext:value-type="string">
            <text:p>(alimento (id 276) (nombre copos-de-maiz) (grupo 6) (veces 2) (tipo energeticos) (racion 50) (kcal 372) (proteinas 7,6) (grasas 1) (hidratos 85,2) (desayuno si) (almuerzo si) (comida si) (merienda si) (cena no))</text:p>
          </table:table-cell>
          <table:table-cell table:style-name="ce12" table:formula="of:=SUBSTITUTE([.V273];&quot;,&quot;;&quot;.&quot;)" office:value-type="string" office:string-value="(alimento (id 276) (nombre copos-de-maiz) (grupo 6) (veces 2) (tipo energeticos) (racion 50) (kcal 372) (proteinas 7.6) (grasas 1) (hidratos 85.2) (desayuno si) (almuerzo si) (comida si) (merienda si) (cena no))" calcext:value-type="string">
            <text:p>(alimento (id 276) (nombre copos-de-maiz) (grupo 6) (veces 2) (tipo energeticos) (racion 50) (kcal 372) (proteinas 7.6) (grasas 1) (hidratos 85.2) (desayuno si) (almuerzo si) (comida si) (merienda si) (cena no))</text:p>
          </table:table-cell>
          <table:table-cell table:style-name="ce12" table:number-columns-repeated="1001"/>
        </table:table-row>
        <table:table-row table:style-name="ro1">
          <table:table-cell/>
          <table:table-cell office:value-type="float" office:value="277" calcext:value-type="float">
            <text:p>277</text:p>
          </table:table-cell>
          <table:table-cell office:value-type="string" calcext:value-type="string">
            <text:p>Pan, pasta, cereales, azúcar y dulces</text:p>
          </table:table-cell>
          <table:table-cell table:style-name="ce14" office:value-type="string" calcext:value-type="string">
            <text:p>Copos de maiz</text:p>
          </table:table-cell>
          <table:table-cell table:style-name="ce15" office:value-type="float" office:value="6" calcext:value-type="float">
            <text:p>6</text:p>
          </table:table-cell>
          <table:table-cell table:style-name="ce16" office:value-type="float" office:value="2" calcext:value-type="float">
            <text:p>2</text:p>
          </table:table-cell>
          <table:table-cell table:style-name="ce15" office:value-type="string" calcext:value-type="string">
            <text:p>energeticos</text:p>
          </table:table-cell>
          <table:table-cell table:style-name="ce15" table:formula="of:=[.K274]*[.L274]/100" office:value-type="float" office:value="372" calcext:value-type="float">
            <text:p>372</text:p>
          </table:table-cell>
          <table:table-cell table:style-name="ce16" table:formula="of:=[.K284]*[.O284]*4/100" office:value-type="float" office:value="128" calcext:value-type="float">
            <text:p>128</text:p>
          </table:table-cell>
          <table:table-cell table:style-name="ce16" table:formula="of:=[.K274]*[.O274]*4/100" office:value-type="float" office:value="340.8" calcext:value-type="float">
            <text:p>340,8</text:p>
          </table:table-cell>
          <table:table-cell table:style-name="ce15" office:value-type="float" office:value="100" calcext:value-type="float">
            <text:p>100</text:p>
          </table:table-cell>
          <table:table-cell table:style-name="ce14" office:value-type="float" office:value="372" calcext:value-type="float">
            <text:p>372</text:p>
          </table:table-cell>
          <table:table-cell table:style-name="ce24" office:value-type="float" office:value="7.6" calcext:value-type="float">
            <text:p>7.6</text:p>
          </table:table-cell>
          <table:table-cell table:style-name="ce24" office:value-type="float" office:value="1" calcext:value-type="float">
            <text:p>1</text:p>
          </table:table-cell>
          <table:table-cell table:style-name="ce24" office:value-type="float" office:value="85.2" calcext:value-type="float">
            <text:p>85.2</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274]);&quot; &quot;;&quot;-&quot;);&quot;á&quot;;&quot;a&quot;);&quot;é&quot;;&quot;e&quot;);&quot;í&quot;;&quot;i&quot;);&quot;ó&quot;;&quot;o&quot;);&quot;ú&quot;;&quot;u&quot;)" office:value-type="string" office:string-value="copos-de-maiz" calcext:value-type="string">
            <text:p>copos-de-maiz</text:p>
          </table:table-cell>
          <table:table-cell table:style-name="ce31" table:formula="of:=CONCATENATE(&quot;(alimento (id &quot;;[.B274];&quot;) (nombre &quot;;[.U274];&quot;) (grupo &quot;;[.E274];&quot;) (veces &quot;;[.F274];&quot;) (tipo &quot;;[.G274];&quot;) (racion &quot;;[.K274];&quot;) (kcal &quot;;[.L274];&quot;) (proteinas &quot;;[.M274];&quot;) (grasas &quot;;[.N274];&quot;) (hidratos &quot;;[.O274];&quot;) (desayuno &quot;;[.P274];&quot;) (almuerzo &quot;;[.Q274];&quot;) (comida &quot;;[.R274];&quot;) (merienda &quot;;[.S274];&quot;) (cena &quot;;[.T274];&quot;))&quot;)" office:value-type="string" office:string-value="(alimento (id 277) (nombre copos-de-maiz) (grupo 6) (veces 2) (tipo energeticos) (racion 100) (kcal 372) (proteinas 7,6) (grasas 1) (hidratos 85,2) (desayuno si) (almuerzo si) (comida si) (merienda si) (cena no))" calcext:value-type="string">
            <text:p>(alimento (id 277) (nombre copos-de-maiz) (grupo 6) (veces 2) (tipo energeticos) (racion 100) (kcal 372) (proteinas 7,6) (grasas 1) (hidratos 85,2) (desayuno si) (almuerzo si) (comida si) (merienda si) (cena no))</text:p>
          </table:table-cell>
          <table:table-cell table:formula="of:=SUBSTITUTE([.V274];&quot;,&quot;;&quot;.&quot;)" office:value-type="string" office:string-value="(alimento (id 277) (nombre copos-de-maiz) (grupo 6) (veces 2) (tipo energeticos) (racion 100) (kcal 372) (proteinas 7.6) (grasas 1) (hidratos 85.2) (desayuno si) (almuerzo si) (comida si) (merienda si) (cena no))" calcext:value-type="string">
            <text:p>(alimento (id 277) (nombre copos-de-maiz) (grupo 6) (veces 2) (tipo energeticos) (racion 100) (kcal 372) (proteinas 7.6) (grasas 1) (hidratos 85.2) (desayuno si) (almuerzo si) (comida si) (merienda si) (cena no))</text:p>
          </table:table-cell>
          <table:table-cell table:number-columns-repeated="1001"/>
        </table:table-row>
        <table:table-row table:style-name="ro1">
          <table:table-cell/>
          <table:table-cell office:value-type="float" office:value="278" calcext:value-type="float">
            <text:p>278</text:p>
          </table:table-cell>
          <table:table-cell office:value-type="string" calcext:value-type="string">
            <text:p>Pan, pasta, cereales, azúcar y dulces</text:p>
          </table:table-cell>
          <table:table-cell table:style-name="ce14" office:value-type="string" calcext:value-type="string">
            <text:p>Copos de maiz</text:p>
          </table:table-cell>
          <table:table-cell table:style-name="ce15" office:value-type="float" office:value="6" calcext:value-type="float">
            <text:p>6</text:p>
          </table:table-cell>
          <table:table-cell table:style-name="ce16" office:value-type="float" office:value="2" calcext:value-type="float">
            <text:p>2</text:p>
          </table:table-cell>
          <table:table-cell table:style-name="ce15" office:value-type="string" calcext:value-type="string">
            <text:p>energeticos</text:p>
          </table:table-cell>
          <table:table-cell table:style-name="ce15" table:formula="of:=[.K275]*[.L275]/100" office:value-type="float" office:value="93" calcext:value-type="float">
            <text:p>93</text:p>
          </table:table-cell>
          <table:table-cell table:style-name="ce16" table:formula="of:=[.K285]*[.O285]*4/100" office:value-type="float" office:value="64" calcext:value-type="float">
            <text:p>64</text:p>
          </table:table-cell>
          <table:table-cell table:style-name="ce16" table:formula="of:=[.K275]*[.O275]*4/100" office:value-type="float" office:value="85.2" calcext:value-type="float">
            <text:p>85,2</text:p>
          </table:table-cell>
          <table:table-cell table:style-name="ce15" office:value-type="float" office:value="25" calcext:value-type="float">
            <text:p>25</text:p>
          </table:table-cell>
          <table:table-cell table:style-name="ce14" office:value-type="float" office:value="372" calcext:value-type="float">
            <text:p>372</text:p>
          </table:table-cell>
          <table:table-cell table:style-name="ce24" office:value-type="float" office:value="7.6" calcext:value-type="float">
            <text:p>7.6</text:p>
          </table:table-cell>
          <table:table-cell table:style-name="ce24" office:value-type="float" office:value="1" calcext:value-type="float">
            <text:p>1</text:p>
          </table:table-cell>
          <table:table-cell table:style-name="ce24" office:value-type="float" office:value="85.2" calcext:value-type="float">
            <text:p>85.2</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275]);&quot; &quot;;&quot;-&quot;);&quot;á&quot;;&quot;a&quot;);&quot;é&quot;;&quot;e&quot;);&quot;í&quot;;&quot;i&quot;);&quot;ó&quot;;&quot;o&quot;);&quot;ú&quot;;&quot;u&quot;)" office:value-type="string" office:string-value="copos-de-maiz" calcext:value-type="string">
            <text:p>copos-de-maiz</text:p>
          </table:table-cell>
          <table:table-cell table:style-name="ce31" table:formula="of:=CONCATENATE(&quot;(alimento (id &quot;;[.B275];&quot;) (nombre &quot;;[.U275];&quot;) (grupo &quot;;[.E275];&quot;) (veces &quot;;[.F275];&quot;) (tipo &quot;;[.G275];&quot;) (racion &quot;;[.K275];&quot;) (kcal &quot;;[.L275];&quot;) (proteinas &quot;;[.M275];&quot;) (grasas &quot;;[.N275];&quot;) (hidratos &quot;;[.O275];&quot;) (desayuno &quot;;[.P275];&quot;) (almuerzo &quot;;[.Q275];&quot;) (comida &quot;;[.R275];&quot;) (merienda &quot;;[.S275];&quot;) (cena &quot;;[.T275];&quot;))&quot;)" office:value-type="string" office:string-value="(alimento (id 278) (nombre copos-de-maiz) (grupo 6) (veces 2) (tipo energeticos) (racion 25) (kcal 372) (proteinas 7,6) (grasas 1) (hidratos 85,2) (desayuno si) (almuerzo si) (comida si) (merienda si) (cena no))" calcext:value-type="string">
            <text:p>(alimento (id 278) (nombre copos-de-maiz) (grupo 6) (veces 2) (tipo energeticos) (racion 25) (kcal 372) (proteinas 7,6) (grasas 1) (hidratos 85,2) (desayuno si) (almuerzo si) (comida si) (merienda si) (cena no))</text:p>
          </table:table-cell>
          <table:table-cell table:formula="of:=SUBSTITUTE([.V275];&quot;,&quot;;&quot;.&quot;)" office:value-type="string" office:string-value="(alimento (id 278) (nombre copos-de-maiz) (grupo 6) (veces 2) (tipo energeticos) (racion 25) (kcal 372) (proteinas 7.6) (grasas 1) (hidratos 85.2) (desayuno si) (almuerzo si) (comida si) (merienda si) (cena no))" calcext:value-type="string">
            <text:p>(alimento (id 278) (nombre copos-de-maiz) (grupo 6) (veces 2) (tipo energeticos) (racion 25) (kcal 372) (proteinas 7.6) (grasas 1) (hidratos 85.2) (desayuno si) (almuerzo si) (comida si) (merienda si) (cena no))</text:p>
          </table:table-cell>
          <table:table-cell table:number-columns-repeated="1001"/>
        </table:table-row>
        <table:table-row table:style-name="ro1">
          <table:table-cell/>
          <table:table-cell office:value-type="float" office:value="279" calcext:value-type="float">
            <text:p>279</text:p>
          </table:table-cell>
          <table:table-cell office:value-type="string" calcext:value-type="string">
            <text:p>Pan, pasta, cereales, azúcar y dulces</text:p>
          </table:table-cell>
          <table:table-cell table:style-name="ce14" office:value-type="string" calcext:value-type="string">
            <text:p>Copos de maiz</text:p>
          </table:table-cell>
          <table:table-cell table:style-name="ce15" office:value-type="float" office:value="6" calcext:value-type="float">
            <text:p>6</text:p>
          </table:table-cell>
          <table:table-cell table:style-name="ce16" office:value-type="float" office:value="2" calcext:value-type="float">
            <text:p>2</text:p>
          </table:table-cell>
          <table:table-cell table:style-name="ce15" office:value-type="string" calcext:value-type="string">
            <text:p>energeticos</text:p>
          </table:table-cell>
          <table:table-cell table:style-name="ce15" table:formula="of:=[.K276]*[.L276]/100" office:value-type="float" office:value="558" calcext:value-type="float">
            <text:p>558</text:p>
          </table:table-cell>
          <table:table-cell table:style-name="ce16" table:formula="of:=[.K286]*[.O286]*4/100" office:value-type="float" office:value="32" calcext:value-type="float">
            <text:p>32</text:p>
          </table:table-cell>
          <table:table-cell table:style-name="ce16" table:formula="of:=[.K276]*[.O276]*4/100" office:value-type="float" office:value="511.2" calcext:value-type="float">
            <text:p>511,2</text:p>
          </table:table-cell>
          <table:table-cell table:style-name="ce15" office:value-type="float" office:value="150" calcext:value-type="float">
            <text:p>150</text:p>
          </table:table-cell>
          <table:table-cell table:style-name="ce14" office:value-type="float" office:value="372" calcext:value-type="float">
            <text:p>372</text:p>
          </table:table-cell>
          <table:table-cell table:style-name="ce24" office:value-type="float" office:value="7.6" calcext:value-type="float">
            <text:p>7.6</text:p>
          </table:table-cell>
          <table:table-cell table:style-name="ce24" office:value-type="float" office:value="1" calcext:value-type="float">
            <text:p>1</text:p>
          </table:table-cell>
          <table:table-cell table:style-name="ce24" office:value-type="float" office:value="85.2" calcext:value-type="float">
            <text:p>85.2</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276]);&quot; &quot;;&quot;-&quot;);&quot;á&quot;;&quot;a&quot;);&quot;é&quot;;&quot;e&quot;);&quot;í&quot;;&quot;i&quot;);&quot;ó&quot;;&quot;o&quot;);&quot;ú&quot;;&quot;u&quot;)" office:value-type="string" office:string-value="copos-de-maiz" calcext:value-type="string">
            <text:p>copos-de-maiz</text:p>
          </table:table-cell>
          <table:table-cell table:style-name="ce31" table:formula="of:=CONCATENATE(&quot;(alimento (id &quot;;[.B276];&quot;) (nombre &quot;;[.U276];&quot;) (grupo &quot;;[.E276];&quot;) (veces &quot;;[.F276];&quot;) (tipo &quot;;[.G276];&quot;) (racion &quot;;[.K276];&quot;) (kcal &quot;;[.L276];&quot;) (proteinas &quot;;[.M276];&quot;) (grasas &quot;;[.N276];&quot;) (hidratos &quot;;[.O276];&quot;) (desayuno &quot;;[.P276];&quot;) (almuerzo &quot;;[.Q276];&quot;) (comida &quot;;[.R276];&quot;) (merienda &quot;;[.S276];&quot;) (cena &quot;;[.T276];&quot;))&quot;)" office:value-type="string" office:string-value="(alimento (id 279) (nombre copos-de-maiz) (grupo 6) (veces 2) (tipo energeticos) (racion 150) (kcal 372) (proteinas 7,6) (grasas 1) (hidratos 85,2) (desayuno si) (almuerzo si) (comida si) (merienda si) (cena no))" calcext:value-type="string">
            <text:p>(alimento (id 279) (nombre copos-de-maiz) (grupo 6) (veces 2) (tipo energeticos) (racion 150) (kcal 372) (proteinas 7,6) (grasas 1) (hidratos 85,2) (desayuno si) (almuerzo si) (comida si) (merienda si) (cena no))</text:p>
          </table:table-cell>
          <table:table-cell table:formula="of:=SUBSTITUTE([.V276];&quot;,&quot;;&quot;.&quot;)" office:value-type="string" office:string-value="(alimento (id 279) (nombre copos-de-maiz) (grupo 6) (veces 2) (tipo energeticos) (racion 150) (kcal 372) (proteinas 7.6) (grasas 1) (hidratos 85.2) (desayuno si) (almuerzo si) (comida si) (merienda si) (cena no))" calcext:value-type="string">
            <text:p>(alimento (id 279) (nombre copos-de-maiz) (grupo 6) (veces 2) (tipo energeticos) (racion 150) (kcal 372) (proteinas 7.6) (grasas 1) (hidratos 85.2) (desayuno si) (almuerzo si) (comida si) (merienda si) (cena no))</text:p>
          </table:table-cell>
          <table:table-cell table:number-columns-repeated="1001"/>
        </table:table-row>
        <table:table-row table:style-name="ro1">
          <table:table-cell/>
          <table:table-cell office:value-type="float" office:value="280" calcext:value-type="float">
            <text:p>280</text:p>
          </table:table-cell>
          <table:table-cell office:value-type="string" calcext:value-type="string">
            <text:p>Pan, pasta, cereales, azúcar y dulces</text:p>
          </table:table-cell>
          <table:table-cell table:style-name="ce14" office:value-type="string" calcext:value-type="string">
            <text:p>Copos de maiz</text:p>
          </table:table-cell>
          <table:table-cell table:style-name="ce15" office:value-type="float" office:value="6" calcext:value-type="float">
            <text:p>6</text:p>
          </table:table-cell>
          <table:table-cell table:style-name="ce16" office:value-type="float" office:value="2" calcext:value-type="float">
            <text:p>2</text:p>
          </table:table-cell>
          <table:table-cell table:style-name="ce15" office:value-type="string" calcext:value-type="string">
            <text:p>energeticos</text:p>
          </table:table-cell>
          <table:table-cell table:style-name="ce15" table:formula="of:=[.K277]*[.L277]/100" office:value-type="float" office:value="279" calcext:value-type="float">
            <text:p>279</text:p>
          </table:table-cell>
          <table:table-cell table:style-name="ce16" table:formula="of:=[.K287]*[.O287]*4/100" office:value-type="float" office:value="160" calcext:value-type="float">
            <text:p>160</text:p>
          </table:table-cell>
          <table:table-cell table:style-name="ce16" table:formula="of:=[.K277]*[.O277]*4/100" office:value-type="float" office:value="255.6" calcext:value-type="float">
            <text:p>255,6</text:p>
          </table:table-cell>
          <table:table-cell table:style-name="ce15" office:value-type="float" office:value="75" calcext:value-type="float">
            <text:p>75</text:p>
          </table:table-cell>
          <table:table-cell table:style-name="ce14" office:value-type="float" office:value="372" calcext:value-type="float">
            <text:p>372</text:p>
          </table:table-cell>
          <table:table-cell table:style-name="ce24" office:value-type="float" office:value="7.6" calcext:value-type="float">
            <text:p>7.6</text:p>
          </table:table-cell>
          <table:table-cell table:style-name="ce24" office:value-type="float" office:value="1" calcext:value-type="float">
            <text:p>1</text:p>
          </table:table-cell>
          <table:table-cell table:style-name="ce24" office:value-type="float" office:value="85.2" calcext:value-type="float">
            <text:p>85.2</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277]);&quot; &quot;;&quot;-&quot;);&quot;á&quot;;&quot;a&quot;);&quot;é&quot;;&quot;e&quot;);&quot;í&quot;;&quot;i&quot;);&quot;ó&quot;;&quot;o&quot;);&quot;ú&quot;;&quot;u&quot;)" office:value-type="string" office:string-value="copos-de-maiz" calcext:value-type="string">
            <text:p>copos-de-maiz</text:p>
          </table:table-cell>
          <table:table-cell table:style-name="ce31" table:formula="of:=CONCATENATE(&quot;(alimento (id &quot;;[.B277];&quot;) (nombre &quot;;[.U277];&quot;) (grupo &quot;;[.E277];&quot;) (veces &quot;;[.F277];&quot;) (tipo &quot;;[.G277];&quot;) (racion &quot;;[.K277];&quot;) (kcal &quot;;[.L277];&quot;) (proteinas &quot;;[.M277];&quot;) (grasas &quot;;[.N277];&quot;) (hidratos &quot;;[.O277];&quot;) (desayuno &quot;;[.P277];&quot;) (almuerzo &quot;;[.Q277];&quot;) (comida &quot;;[.R277];&quot;) (merienda &quot;;[.S277];&quot;) (cena &quot;;[.T277];&quot;))&quot;)" office:value-type="string" office:string-value="(alimento (id 280) (nombre copos-de-maiz) (grupo 6) (veces 2) (tipo energeticos) (racion 75) (kcal 372) (proteinas 7,6) (grasas 1) (hidratos 85,2) (desayuno si) (almuerzo si) (comida si) (merienda si) (cena no))" calcext:value-type="string">
            <text:p>(alimento (id 280) (nombre copos-de-maiz) (grupo 6) (veces 2) (tipo energeticos) (racion 75) (kcal 372) (proteinas 7,6) (grasas 1) (hidratos 85,2) (desayuno si) (almuerzo si) (comida si) (merienda si) (cena no))</text:p>
          </table:table-cell>
          <table:table-cell table:formula="of:=SUBSTITUTE([.V277];&quot;,&quot;;&quot;.&quot;)" office:value-type="string" office:string-value="(alimento (id 280) (nombre copos-de-maiz) (grupo 6) (veces 2) (tipo energeticos) (racion 75) (kcal 372) (proteinas 7.6) (grasas 1) (hidratos 85.2) (desayuno si) (almuerzo si) (comida si) (merienda si) (cena no))" calcext:value-type="string">
            <text:p>(alimento (id 280) (nombre copos-de-maiz) (grupo 6) (veces 2) (tipo energeticos) (racion 75) (kcal 372) (proteinas 7.6) (grasas 1) (hidratos 85.2) (desayuno si) (almuerzo si) (comida si) (merienda si) (cena no))</text:p>
          </table:table-cell>
          <table:table-cell table:number-columns-repeated="1001"/>
        </table:table-row>
        <table:table-row table:style-name="ro1">
          <table:table-cell/>
          <table:table-cell office:value-type="float" office:value="281" calcext:value-type="float">
            <text:p>281</text:p>
          </table:table-cell>
          <table:table-cell office:value-type="string" calcext:value-type="string">
            <text:p>Pan, pasta, cereales, azúcar y dulces</text:p>
          </table:table-cell>
          <table:table-cell table:style-name="ce15" office:value-type="string" calcext:value-type="string">
            <text:p>Avena copos</text:p>
          </table:table-cell>
          <table:table-cell table:style-name="ce15" office:value-type="float" office:value="6" calcext:value-type="float">
            <text:p>6</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278]*[.L278]/100" office:value-type="float" office:value="191.5" calcext:value-type="float">
            <text:p>191,5</text:p>
          </table:table-cell>
          <table:table-cell table:style-name="ce16" table:formula="of:=[.K288]*[.O288]*4/100" office:value-type="float" office:value="268.8" calcext:value-type="float">
            <text:p>268,8</text:p>
          </table:table-cell>
          <table:table-cell table:style-name="ce16" table:formula="of:=[.K278]*[.O278]*4/100" office:value-type="float" office:value="117.8" calcext:value-type="float">
            <text:p>117,8</text:p>
          </table:table-cell>
          <table:table-cell table:style-name="ce15" office:value-type="float" office:value="50" calcext:value-type="float">
            <text:p>50</text:p>
          </table:table-cell>
          <table:table-cell table:style-name="ce15" office:value-type="float" office:value="383" calcext:value-type="float">
            <text:p>383</text:p>
          </table:table-cell>
          <table:table-cell table:style-name="ce25" office:value-type="float" office:value="17" calcext:value-type="float">
            <text:p>17</text:p>
          </table:table-cell>
          <table:table-cell table:style-name="ce25" office:value-type="float" office:value="8.8" calcext:value-type="float">
            <text:p>8.8</text:p>
          </table:table-cell>
          <table:table-cell table:style-name="ce25" office:value-type="float" office:value="58.9" calcext:value-type="float">
            <text:p>58.9</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78]);&quot; &quot;;&quot;-&quot;);&quot;á&quot;;&quot;a&quot;);&quot;é&quot;;&quot;e&quot;);&quot;í&quot;;&quot;i&quot;);&quot;ó&quot;;&quot;o&quot;);&quot;ú&quot;;&quot;u&quot;)" office:value-type="string" office:string-value="avena-copos" calcext:value-type="string">
            <text:p>avena-copos</text:p>
          </table:table-cell>
          <table:table-cell table:style-name="ce31" table:formula="of:=CONCATENATE(&quot;(alimento (id &quot;;[.B278];&quot;) (nombre &quot;;[.U278];&quot;) (grupo &quot;;[.E278];&quot;) (veces &quot;;[.F278];&quot;) (tipo &quot;;[.G278];&quot;) (racion &quot;;[.K278];&quot;) (kcal &quot;;[.L278];&quot;) (proteinas &quot;;[.M278];&quot;) (grasas &quot;;[.N278];&quot;) (hidratos &quot;;[.O278];&quot;) (desayuno &quot;;[.P278];&quot;) (almuerzo &quot;;[.Q278];&quot;) (comida &quot;;[.R278];&quot;) (merienda &quot;;[.S278];&quot;) (cena &quot;;[.T278];&quot;))&quot;)" office:value-type="string" office:string-value="(alimento (id 281) (nombre avena-copos) (grupo 6) (veces 5) (tipo energeticos) (racion 50) (kcal 383) (proteinas 17) (grasas 8,8) (hidratos 58,9) (desayuno si) (almuerzo si) (comida si) (merienda no) (cena no))" calcext:value-type="string">
            <text:p>(alimento (id 281) (nombre avena-copos) (grupo 6) (veces 5) (tipo energeticos) (racion 50) (kcal 383) (proteinas 17) (grasas 8,8) (hidratos 58,9) (desayuno si) (almuerzo si) (comida si) (merienda no) (cena no))</text:p>
          </table:table-cell>
          <table:table-cell table:formula="of:=SUBSTITUTE([.V278];&quot;,&quot;;&quot;.&quot;)" office:value-type="string" office:string-value="(alimento (id 281) (nombre avena-copos) (grupo 6) (veces 5) (tipo energeticos) (racion 50) (kcal 383) (proteinas 17) (grasas 8.8) (hidratos 58.9) (desayuno si) (almuerzo si) (comida si) (merienda no) (cena no))" calcext:value-type="string">
            <text:p>(alimento (id 281) (nombre avena-copos) (grupo 6) (veces 5) (tipo energeticos) (racion 50) (kcal 383) (proteinas 17) (grasas 8.8) (hidratos 58.9) (desayuno si) (almuerzo si) (comida si) (merienda no) (cena no))</text:p>
          </table:table-cell>
          <table:table-cell table:number-columns-repeated="1001"/>
        </table:table-row>
        <table:table-row table:style-name="ro1">
          <table:table-cell/>
          <table:table-cell office:value-type="float" office:value="282" calcext:value-type="float">
            <text:p>282</text:p>
          </table:table-cell>
          <table:table-cell office:value-type="string" calcext:value-type="string">
            <text:p>Pan, pasta, cereales, azúcar y dulces</text:p>
          </table:table-cell>
          <table:table-cell table:style-name="ce15" office:value-type="string" calcext:value-type="string">
            <text:p>Avena copos</text:p>
          </table:table-cell>
          <table:table-cell table:style-name="ce15" office:value-type="float" office:value="6" calcext:value-type="float">
            <text:p>6</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279]*[.L279]/100" office:value-type="float" office:value="287.25" calcext:value-type="float">
            <text:p>287,25</text:p>
          </table:table-cell>
          <table:table-cell table:style-name="ce16" table:formula="of:=[.K289]*[.O289]*4/100" office:value-type="float" office:value="358.4" calcext:value-type="float">
            <text:p>358,4</text:p>
          </table:table-cell>
          <table:table-cell table:style-name="ce16" table:formula="of:=[.K279]*[.O279]*4/100" office:value-type="float" office:value="176.7" calcext:value-type="float">
            <text:p>176,7</text:p>
          </table:table-cell>
          <table:table-cell table:style-name="ce15" office:value-type="float" office:value="75" calcext:value-type="float">
            <text:p>75</text:p>
          </table:table-cell>
          <table:table-cell table:style-name="ce15" office:value-type="float" office:value="383" calcext:value-type="float">
            <text:p>383</text:p>
          </table:table-cell>
          <table:table-cell table:style-name="ce25" office:value-type="float" office:value="17" calcext:value-type="float">
            <text:p>17</text:p>
          </table:table-cell>
          <table:table-cell table:style-name="ce25" office:value-type="float" office:value="8.8" calcext:value-type="float">
            <text:p>8.8</text:p>
          </table:table-cell>
          <table:table-cell table:style-name="ce25" office:value-type="float" office:value="58.9" calcext:value-type="float">
            <text:p>58.9</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79]);&quot; &quot;;&quot;-&quot;);&quot;á&quot;;&quot;a&quot;);&quot;é&quot;;&quot;e&quot;);&quot;í&quot;;&quot;i&quot;);&quot;ó&quot;;&quot;o&quot;);&quot;ú&quot;;&quot;u&quot;)" office:value-type="string" office:string-value="avena-copos" calcext:value-type="string">
            <text:p>avena-copos</text:p>
          </table:table-cell>
          <table:table-cell table:style-name="ce31" table:formula="of:=CONCATENATE(&quot;(alimento (id &quot;;[.B279];&quot;) (nombre &quot;;[.U279];&quot;) (grupo &quot;;[.E279];&quot;) (veces &quot;;[.F279];&quot;) (tipo &quot;;[.G279];&quot;) (racion &quot;;[.K279];&quot;) (kcal &quot;;[.L279];&quot;) (proteinas &quot;;[.M279];&quot;) (grasas &quot;;[.N279];&quot;) (hidratos &quot;;[.O279];&quot;) (desayuno &quot;;[.P279];&quot;) (almuerzo &quot;;[.Q279];&quot;) (comida &quot;;[.R279];&quot;) (merienda &quot;;[.S279];&quot;) (cena &quot;;[.T279];&quot;))&quot;)" office:value-type="string" office:string-value="(alimento (id 282) (nombre avena-copos) (grupo 6) (veces 5) (tipo energeticos) (racion 75) (kcal 383) (proteinas 17) (grasas 8,8) (hidratos 58,9) (desayuno si) (almuerzo si) (comida si) (merienda no) (cena no))" calcext:value-type="string">
            <text:p>(alimento (id 282) (nombre avena-copos) (grupo 6) (veces 5) (tipo energeticos) (racion 75) (kcal 383) (proteinas 17) (grasas 8,8) (hidratos 58,9) (desayuno si) (almuerzo si) (comida si) (merienda no) (cena no))</text:p>
          </table:table-cell>
          <table:table-cell table:formula="of:=SUBSTITUTE([.V279];&quot;,&quot;;&quot;.&quot;)" office:value-type="string" office:string-value="(alimento (id 282) (nombre avena-copos) (grupo 6) (veces 5) (tipo energeticos) (racion 75) (kcal 383) (proteinas 17) (grasas 8.8) (hidratos 58.9) (desayuno si) (almuerzo si) (comida si) (merienda no) (cena no))" calcext:value-type="string">
            <text:p>(alimento (id 282) (nombre avena-copos) (grupo 6) (veces 5) (tipo energeticos) (racion 75) (kcal 383) (proteinas 17) (grasas 8.8) (hidratos 58.9) (desayuno si) (almuerzo si) (comida si) (merienda no) (cena no))</text:p>
          </table:table-cell>
          <table:table-cell table:number-columns-repeated="1001"/>
        </table:table-row>
        <table:table-row table:style-name="ro1">
          <table:table-cell/>
          <table:table-cell office:value-type="float" office:value="283" calcext:value-type="float">
            <text:p>283</text:p>
          </table:table-cell>
          <table:table-cell office:value-type="string" calcext:value-type="string">
            <text:p>Pan, pasta, cereales, azúcar y dulces</text:p>
          </table:table-cell>
          <table:table-cell table:style-name="ce15" office:value-type="string" calcext:value-type="string">
            <text:p>Avena copos</text:p>
          </table:table-cell>
          <table:table-cell table:style-name="ce15" office:value-type="float" office:value="6" calcext:value-type="float">
            <text:p>6</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280]*[.L280]/100" office:value-type="float" office:value="383" calcext:value-type="float">
            <text:p>383</text:p>
          </table:table-cell>
          <table:table-cell table:style-name="ce16" table:formula="of:=[.K290]*[.O290]*4/100" office:value-type="float" office:value="89.6" calcext:value-type="float">
            <text:p>89,6</text:p>
          </table:table-cell>
          <table:table-cell table:style-name="ce16" table:formula="of:=[.K280]*[.O280]*4/100" office:value-type="float" office:value="235.6" calcext:value-type="float">
            <text:p>235,6</text:p>
          </table:table-cell>
          <table:table-cell table:style-name="ce15" office:value-type="float" office:value="100" calcext:value-type="float">
            <text:p>100</text:p>
          </table:table-cell>
          <table:table-cell table:style-name="ce15" office:value-type="float" office:value="383" calcext:value-type="float">
            <text:p>383</text:p>
          </table:table-cell>
          <table:table-cell table:style-name="ce25" office:value-type="float" office:value="17" calcext:value-type="float">
            <text:p>17</text:p>
          </table:table-cell>
          <table:table-cell table:style-name="ce25" office:value-type="float" office:value="8.8" calcext:value-type="float">
            <text:p>8.8</text:p>
          </table:table-cell>
          <table:table-cell table:style-name="ce25" office:value-type="float" office:value="58.9" calcext:value-type="float">
            <text:p>58.9</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80]);&quot; &quot;;&quot;-&quot;);&quot;á&quot;;&quot;a&quot;);&quot;é&quot;;&quot;e&quot;);&quot;í&quot;;&quot;i&quot;);&quot;ó&quot;;&quot;o&quot;);&quot;ú&quot;;&quot;u&quot;)" office:value-type="string" office:string-value="avena-copos" calcext:value-type="string">
            <text:p>avena-copos</text:p>
          </table:table-cell>
          <table:table-cell table:style-name="ce31" table:formula="of:=CONCATENATE(&quot;(alimento (id &quot;;[.B280];&quot;) (nombre &quot;;[.U280];&quot;) (grupo &quot;;[.E280];&quot;) (veces &quot;;[.F280];&quot;) (tipo &quot;;[.G280];&quot;) (racion &quot;;[.K280];&quot;) (kcal &quot;;[.L280];&quot;) (proteinas &quot;;[.M280];&quot;) (grasas &quot;;[.N280];&quot;) (hidratos &quot;;[.O280];&quot;) (desayuno &quot;;[.P280];&quot;) (almuerzo &quot;;[.Q280];&quot;) (comida &quot;;[.R280];&quot;) (merienda &quot;;[.S280];&quot;) (cena &quot;;[.T280];&quot;))&quot;)" office:value-type="string" office:string-value="(alimento (id 283) (nombre avena-copos) (grupo 6) (veces 5) (tipo energeticos) (racion 100) (kcal 383) (proteinas 17) (grasas 8,8) (hidratos 58,9) (desayuno si) (almuerzo si) (comida si) (merienda no) (cena no))" calcext:value-type="string">
            <text:p>(alimento (id 283) (nombre avena-copos) (grupo 6) (veces 5) (tipo energeticos) (racion 100) (kcal 383) (proteinas 17) (grasas 8,8) (hidratos 58,9) (desayuno si) (almuerzo si) (comida si) (merienda no) (cena no))</text:p>
          </table:table-cell>
          <table:table-cell table:formula="of:=SUBSTITUTE([.V280];&quot;,&quot;;&quot;.&quot;)" office:value-type="string" office:string-value="(alimento (id 283) (nombre avena-copos) (grupo 6) (veces 5) (tipo energeticos) (racion 100) (kcal 383) (proteinas 17) (grasas 8.8) (hidratos 58.9) (desayuno si) (almuerzo si) (comida si) (merienda no) (cena no))" calcext:value-type="string">
            <text:p>(alimento (id 283) (nombre avena-copos) (grupo 6) (veces 5) (tipo energeticos) (racion 100) (kcal 383) (proteinas 17) (grasas 8.8) (hidratos 58.9) (desayuno si) (almuerzo si) (comida si) (merienda no) (cena no))</text:p>
          </table:table-cell>
          <table:table-cell table:number-columns-repeated="1001"/>
        </table:table-row>
        <table:table-row table:style-name="ro1">
          <table:table-cell/>
          <table:table-cell office:value-type="float" office:value="284" calcext:value-type="float">
            <text:p>284</text:p>
          </table:table-cell>
          <table:table-cell office:value-type="string" calcext:value-type="string">
            <text:p>Pan, pasta, cereales, azúcar y dulces</text:p>
          </table:table-cell>
          <table:table-cell table:style-name="ce15" office:value-type="string" calcext:value-type="string">
            <text:p>Avena copos</text:p>
          </table:table-cell>
          <table:table-cell table:style-name="ce15" office:value-type="float" office:value="6" calcext:value-type="float">
            <text:p>6</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281]*[.L281]/100" office:value-type="float" office:value="95.75" calcext:value-type="float">
            <text:p>95,75</text:p>
          </table:table-cell>
          <table:table-cell table:style-name="ce16" table:formula="of:=[.K291]*[.O291]*4/100" office:value-type="float" office:value="537.6" calcext:value-type="float">
            <text:p>537,6</text:p>
          </table:table-cell>
          <table:table-cell table:style-name="ce16" table:formula="of:=[.K281]*[.O281]*4/100" office:value-type="float" office:value="58.9" calcext:value-type="float">
            <text:p>58,9</text:p>
          </table:table-cell>
          <table:table-cell table:style-name="ce15" office:value-type="float" office:value="25" calcext:value-type="float">
            <text:p>25</text:p>
          </table:table-cell>
          <table:table-cell table:style-name="ce15" office:value-type="float" office:value="383" calcext:value-type="float">
            <text:p>383</text:p>
          </table:table-cell>
          <table:table-cell table:style-name="ce25" office:value-type="float" office:value="17" calcext:value-type="float">
            <text:p>17</text:p>
          </table:table-cell>
          <table:table-cell table:style-name="ce25" office:value-type="float" office:value="8.8" calcext:value-type="float">
            <text:p>8.8</text:p>
          </table:table-cell>
          <table:table-cell table:style-name="ce25" office:value-type="float" office:value="58.9" calcext:value-type="float">
            <text:p>58.9</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81]);&quot; &quot;;&quot;-&quot;);&quot;á&quot;;&quot;a&quot;);&quot;é&quot;;&quot;e&quot;);&quot;í&quot;;&quot;i&quot;);&quot;ó&quot;;&quot;o&quot;);&quot;ú&quot;;&quot;u&quot;)" office:value-type="string" office:string-value="avena-copos" calcext:value-type="string">
            <text:p>avena-copos</text:p>
          </table:table-cell>
          <table:table-cell table:style-name="ce31" table:formula="of:=CONCATENATE(&quot;(alimento (id &quot;;[.B281];&quot;) (nombre &quot;;[.U281];&quot;) (grupo &quot;;[.E281];&quot;) (veces &quot;;[.F281];&quot;) (tipo &quot;;[.G281];&quot;) (racion &quot;;[.K281];&quot;) (kcal &quot;;[.L281];&quot;) (proteinas &quot;;[.M281];&quot;) (grasas &quot;;[.N281];&quot;) (hidratos &quot;;[.O281];&quot;) (desayuno &quot;;[.P281];&quot;) (almuerzo &quot;;[.Q281];&quot;) (comida &quot;;[.R281];&quot;) (merienda &quot;;[.S281];&quot;) (cena &quot;;[.T281];&quot;))&quot;)" office:value-type="string" office:string-value="(alimento (id 284) (nombre avena-copos) (grupo 6) (veces 5) (tipo energeticos) (racion 25) (kcal 383) (proteinas 17) (grasas 8,8) (hidratos 58,9) (desayuno si) (almuerzo si) (comida si) (merienda no) (cena no))" calcext:value-type="string">
            <text:p>(alimento (id 284) (nombre avena-copos) (grupo 6) (veces 5) (tipo energeticos) (racion 25) (kcal 383) (proteinas 17) (grasas 8,8) (hidratos 58,9) (desayuno si) (almuerzo si) (comida si) (merienda no) (cena no))</text:p>
          </table:table-cell>
          <table:table-cell table:formula="of:=SUBSTITUTE([.V281];&quot;,&quot;;&quot;.&quot;)" office:value-type="string" office:string-value="(alimento (id 284) (nombre avena-copos) (grupo 6) (veces 5) (tipo energeticos) (racion 25) (kcal 383) (proteinas 17) (grasas 8.8) (hidratos 58.9) (desayuno si) (almuerzo si) (comida si) (merienda no) (cena no))" calcext:value-type="string">
            <text:p>(alimento (id 284) (nombre avena-copos) (grupo 6) (veces 5) (tipo energeticos) (racion 25) (kcal 383) (proteinas 17) (grasas 8.8) (hidratos 58.9) (desayuno si) (almuerzo si) (comida si) (merienda no) (cena no))</text:p>
          </table:table-cell>
          <table:table-cell table:number-columns-repeated="1001"/>
        </table:table-row>
        <table:table-row table:style-name="ro1">
          <table:table-cell/>
          <table:table-cell office:value-type="float" office:value="285" calcext:value-type="float">
            <text:p>285</text:p>
          </table:table-cell>
          <table:table-cell office:value-type="string" calcext:value-type="string">
            <text:p>Pan, pasta, cereales, azúcar y dulces</text:p>
          </table:table-cell>
          <table:table-cell table:style-name="ce15" office:value-type="string" calcext:value-type="string">
            <text:p>Avena copos</text:p>
          </table:table-cell>
          <table:table-cell table:style-name="ce15" office:value-type="float" office:value="6" calcext:value-type="float">
            <text:p>6</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282]*[.L282]/100" office:value-type="float" office:value="574.5" calcext:value-type="float">
            <text:p>574,5</text:p>
          </table:table-cell>
          <table:table-cell table:style-name="ce16" table:formula="of:=[.K292]*[.O292]*4/100" office:value-type="float" office:value="179.2" calcext:value-type="float">
            <text:p>179,2</text:p>
          </table:table-cell>
          <table:table-cell table:style-name="ce16" table:formula="of:=[.K282]*[.O282]*4/100" office:value-type="float" office:value="353.4" calcext:value-type="float">
            <text:p>353,4</text:p>
          </table:table-cell>
          <table:table-cell table:style-name="ce15" office:value-type="float" office:value="150" calcext:value-type="float">
            <text:p>150</text:p>
          </table:table-cell>
          <table:table-cell table:style-name="ce15" office:value-type="float" office:value="383" calcext:value-type="float">
            <text:p>383</text:p>
          </table:table-cell>
          <table:table-cell table:style-name="ce25" office:value-type="float" office:value="17" calcext:value-type="float">
            <text:p>17</text:p>
          </table:table-cell>
          <table:table-cell table:style-name="ce25" office:value-type="float" office:value="8.8" calcext:value-type="float">
            <text:p>8.8</text:p>
          </table:table-cell>
          <table:table-cell table:style-name="ce25" office:value-type="float" office:value="58.9" calcext:value-type="float">
            <text:p>58.9</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82]);&quot; &quot;;&quot;-&quot;);&quot;á&quot;;&quot;a&quot;);&quot;é&quot;;&quot;e&quot;);&quot;í&quot;;&quot;i&quot;);&quot;ó&quot;;&quot;o&quot;);&quot;ú&quot;;&quot;u&quot;)" office:value-type="string" office:string-value="avena-copos" calcext:value-type="string">
            <text:p>avena-copos</text:p>
          </table:table-cell>
          <table:table-cell table:style-name="ce31" table:formula="of:=CONCATENATE(&quot;(alimento (id &quot;;[.B282];&quot;) (nombre &quot;;[.U282];&quot;) (grupo &quot;;[.E282];&quot;) (veces &quot;;[.F282];&quot;) (tipo &quot;;[.G282];&quot;) (racion &quot;;[.K282];&quot;) (kcal &quot;;[.L282];&quot;) (proteinas &quot;;[.M282];&quot;) (grasas &quot;;[.N282];&quot;) (hidratos &quot;;[.O282];&quot;) (desayuno &quot;;[.P282];&quot;) (almuerzo &quot;;[.Q282];&quot;) (comida &quot;;[.R282];&quot;) (merienda &quot;;[.S282];&quot;) (cena &quot;;[.T282];&quot;))&quot;)" office:value-type="string" office:string-value="(alimento (id 285) (nombre avena-copos) (grupo 6) (veces 5) (tipo energeticos) (racion 150) (kcal 383) (proteinas 17) (grasas 8,8) (hidratos 58,9) (desayuno si) (almuerzo si) (comida si) (merienda no) (cena no))" calcext:value-type="string">
            <text:p>(alimento (id 285) (nombre avena-copos) (grupo 6) (veces 5) (tipo energeticos) (racion 150) (kcal 383) (proteinas 17) (grasas 8,8) (hidratos 58,9) (desayuno si) (almuerzo si) (comida si) (merienda no) (cena no))</text:p>
          </table:table-cell>
          <table:table-cell table:formula="of:=SUBSTITUTE([.V282];&quot;,&quot;;&quot;.&quot;)" office:value-type="string" office:string-value="(alimento (id 285) (nombre avena-copos) (grupo 6) (veces 5) (tipo energeticos) (racion 150) (kcal 383) (proteinas 17) (grasas 8.8) (hidratos 58.9) (desayuno si) (almuerzo si) (comida si) (merienda no) (cena no))" calcext:value-type="string">
            <text:p>(alimento (id 285) (nombre avena-copos) (grupo 6) (veces 5) (tipo energeticos) (racion 150) (kcal 383) (proteinas 17) (grasas 8.8) (hidratos 58.9) (desayuno si) (almuerzo si) (comida si) (merienda no) (cena no))</text:p>
          </table:table-cell>
          <table:table-cell table:number-columns-repeated="1001"/>
        </table:table-row>
        <table:table-row table:style-name="ro1">
          <table:table-cell/>
          <table:table-cell office:value-type="float" office:value="286" calcext:value-type="float">
            <text:p>286</text:p>
          </table:table-cell>
          <table:table-cell office:value-type="string" calcext:value-type="string">
            <text:p>Pan, pasta, cereales, azúcar y dulces</text:p>
          </table:table-cell>
          <table:table-cell table:style-name="ce15" office:value-type="string" calcext:value-type="string">
            <text:p>Miel</text:p>
          </table:table-cell>
          <table:table-cell table:style-name="ce15" office:value-type="float" office:value="6" calcext:value-type="float">
            <text:p>6</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283]*[.L283]/100" office:value-type="float" office:value="150" calcext:value-type="float">
            <text:p>150</text:p>
          </table:table-cell>
          <table:table-cell table:style-name="ce16" table:formula="of:=[.K293]*[.O293]*4/100" office:value-type="float" office:value="163.2" calcext:value-type="float">
            <text:p>163,2</text:p>
          </table:table-cell>
          <table:table-cell table:style-name="ce16" table:formula="of:=[.K283]*[.O283]*4/100" office:value-type="float" office:value="160" calcext:value-type="float">
            <text:p>160</text:p>
          </table:table-cell>
          <table:table-cell table:style-name="ce15" office:value-type="float" office:value="50" calcext:value-type="float">
            <text:p>50</text:p>
          </table:table-cell>
          <table:table-cell table:style-name="ce15" office:value-type="float" office:value="300" calcext:value-type="float">
            <text:p>300</text:p>
          </table:table-cell>
          <table:table-cell table:style-name="ce25" office:value-type="float" office:value="0.6" calcext:value-type="float">
            <text:p>0.6</text:p>
          </table:table-cell>
          <table:table-cell table:style-name="ce25" office:value-type="float" office:value="0" calcext:value-type="float">
            <text:p>0</text:p>
          </table:table-cell>
          <table:table-cell table:style-name="ce25" office:value-type="float" office:value="80" calcext:value-type="float">
            <text:p>80</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283]);&quot; &quot;;&quot;-&quot;);&quot;á&quot;;&quot;a&quot;);&quot;é&quot;;&quot;e&quot;);&quot;í&quot;;&quot;i&quot;);&quot;ó&quot;;&quot;o&quot;);&quot;ú&quot;;&quot;u&quot;)" office:value-type="string" office:string-value="miel" calcext:value-type="string">
            <text:p>miel</text:p>
          </table:table-cell>
          <table:table-cell table:style-name="ce31" table:formula="of:=CONCATENATE(&quot;(alimento (id &quot;;[.B283];&quot;) (nombre &quot;;[.U283];&quot;) (grupo &quot;;[.E283];&quot;) (veces &quot;;[.F283];&quot;) (tipo &quot;;[.G283];&quot;) (racion &quot;;[.K283];&quot;) (kcal &quot;;[.L283];&quot;) (proteinas &quot;;[.M283];&quot;) (grasas &quot;;[.N283];&quot;) (hidratos &quot;;[.O283];&quot;) (desayuno &quot;;[.P283];&quot;) (almuerzo &quot;;[.Q283];&quot;) (comida &quot;;[.R283];&quot;) (merienda &quot;;[.S283];&quot;) (cena &quot;;[.T283];&quot;))&quot;)" office:value-type="string" office:string-value="(alimento (id 286) (nombre miel) (grupo 6) (veces 5) (tipo energeticos) (racion 50) (kcal 300) (proteinas 0,6) (grasas 0) (hidratos 80) (desayuno si) (almuerzo si) (comida si) (merienda si) (cena no))" calcext:value-type="string">
            <text:p>(alimento (id 286) (nombre miel) (grupo 6) (veces 5) (tipo energeticos) (racion 50) (kcal 300) (proteinas 0,6) (grasas 0) (hidratos 80) (desayuno si) (almuerzo si) (comida si) (merienda si) (cena no))</text:p>
          </table:table-cell>
          <table:table-cell table:formula="of:=SUBSTITUTE([.V283];&quot;,&quot;;&quot;.&quot;)" office:value-type="string" office:string-value="(alimento (id 286) (nombre miel) (grupo 6) (veces 5) (tipo energeticos) (racion 50) (kcal 300) (proteinas 0.6) (grasas 0) (hidratos 80) (desayuno si) (almuerzo si) (comida si) (merienda si) (cena no))" calcext:value-type="string">
            <text:p>(alimento (id 286) (nombre miel) (grupo 6) (veces 5) (tipo energeticos) (racion 50) (kcal 300) (proteinas 0.6) (grasas 0) (hidratos 80) (desayuno si) (almuerzo si) (comida si) (merienda si) (cena no))</text:p>
          </table:table-cell>
          <table:table-cell table:number-columns-repeated="1001"/>
        </table:table-row>
        <table:table-row table:style-name="ro1">
          <table:table-cell/>
          <table:table-cell office:value-type="float" office:value="287" calcext:value-type="float">
            <text:p>287</text:p>
          </table:table-cell>
          <table:table-cell office:value-type="string" calcext:value-type="string">
            <text:p>Pan, pasta, cereales, azúcar y dulces</text:p>
          </table:table-cell>
          <table:table-cell table:style-name="ce15" office:value-type="string" calcext:value-type="string">
            <text:p>Miel</text:p>
          </table:table-cell>
          <table:table-cell table:style-name="ce15" office:value-type="float" office:value="6" calcext:value-type="float">
            <text:p>6</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284]*[.L284]/100" office:value-type="float" office:value="120" calcext:value-type="float">
            <text:p>120</text:p>
          </table:table-cell>
          <table:table-cell table:style-name="ce16" table:formula="of:=[.K294]*[.O294]*4/100" office:value-type="float" office:value="326.4" calcext:value-type="float">
            <text:p>326,4</text:p>
          </table:table-cell>
          <table:table-cell table:style-name="ce16" table:formula="of:=[.K284]*[.O284]*4/100" office:value-type="float" office:value="128" calcext:value-type="float">
            <text:p>128</text:p>
          </table:table-cell>
          <table:table-cell table:style-name="ce15" office:value-type="float" office:value="40" calcext:value-type="float">
            <text:p>40</text:p>
          </table:table-cell>
          <table:table-cell table:style-name="ce15" office:value-type="float" office:value="300" calcext:value-type="float">
            <text:p>300</text:p>
          </table:table-cell>
          <table:table-cell table:style-name="ce25" office:value-type="float" office:value="0.6" calcext:value-type="float">
            <text:p>0.6</text:p>
          </table:table-cell>
          <table:table-cell table:style-name="ce25" office:value-type="float" office:value="0" calcext:value-type="float">
            <text:p>0</text:p>
          </table:table-cell>
          <table:table-cell table:style-name="ce25" office:value-type="float" office:value="80" calcext:value-type="float">
            <text:p>80</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284]);&quot; &quot;;&quot;-&quot;);&quot;á&quot;;&quot;a&quot;);&quot;é&quot;;&quot;e&quot;);&quot;í&quot;;&quot;i&quot;);&quot;ó&quot;;&quot;o&quot;);&quot;ú&quot;;&quot;u&quot;)" office:value-type="string" office:string-value="miel" calcext:value-type="string">
            <text:p>miel</text:p>
          </table:table-cell>
          <table:table-cell table:style-name="ce31" table:formula="of:=CONCATENATE(&quot;(alimento (id &quot;;[.B284];&quot;) (nombre &quot;;[.U284];&quot;) (grupo &quot;;[.E284];&quot;) (veces &quot;;[.F284];&quot;) (tipo &quot;;[.G284];&quot;) (racion &quot;;[.K284];&quot;) (kcal &quot;;[.L284];&quot;) (proteinas &quot;;[.M284];&quot;) (grasas &quot;;[.N284];&quot;) (hidratos &quot;;[.O284];&quot;) (desayuno &quot;;[.P284];&quot;) (almuerzo &quot;;[.Q284];&quot;) (comida &quot;;[.R284];&quot;) (merienda &quot;;[.S284];&quot;) (cena &quot;;[.T284];&quot;))&quot;)" office:value-type="string" office:string-value="(alimento (id 287) (nombre miel) (grupo 6) (veces 5) (tipo energeticos) (racion 40) (kcal 300) (proteinas 0,6) (grasas 0) (hidratos 80) (desayuno si) (almuerzo si) (comida si) (merienda si) (cena no))" calcext:value-type="string">
            <text:p>(alimento (id 287) (nombre miel) (grupo 6) (veces 5) (tipo energeticos) (racion 40) (kcal 300) (proteinas 0,6) (grasas 0) (hidratos 80) (desayuno si) (almuerzo si) (comida si) (merienda si) (cena no))</text:p>
          </table:table-cell>
          <table:table-cell table:formula="of:=SUBSTITUTE([.V284];&quot;,&quot;;&quot;.&quot;)" office:value-type="string" office:string-value="(alimento (id 287) (nombre miel) (grupo 6) (veces 5) (tipo energeticos) (racion 40) (kcal 300) (proteinas 0.6) (grasas 0) (hidratos 80) (desayuno si) (almuerzo si) (comida si) (merienda si) (cena no))" calcext:value-type="string">
            <text:p>(alimento (id 287) (nombre miel) (grupo 6) (veces 5) (tipo energeticos) (racion 40) (kcal 300) (proteinas 0.6) (grasas 0) (hidratos 80) (desayuno si) (almuerzo si) (comida si) (merienda si) (cena no))</text:p>
          </table:table-cell>
          <table:table-cell table:number-columns-repeated="1001"/>
        </table:table-row>
        <table:table-row table:style-name="ro1">
          <table:table-cell/>
          <table:table-cell office:value-type="float" office:value="288" calcext:value-type="float">
            <text:p>288</text:p>
          </table:table-cell>
          <table:table-cell office:value-type="string" calcext:value-type="string">
            <text:p>Pan, pasta, cereales, azúcar y dulces</text:p>
          </table:table-cell>
          <table:table-cell table:style-name="ce15" office:value-type="string" calcext:value-type="string">
            <text:p>Miel</text:p>
          </table:table-cell>
          <table:table-cell table:style-name="ce15" office:value-type="float" office:value="6" calcext:value-type="float">
            <text:p>6</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285]*[.L285]/100" office:value-type="float" office:value="60" calcext:value-type="float">
            <text:p>60</text:p>
          </table:table-cell>
          <table:table-cell table:style-name="ce16" table:formula="of:=[.K295]*[.O295]*4/100" office:value-type="float" office:value="408" calcext:value-type="float">
            <text:p>408</text:p>
          </table:table-cell>
          <table:table-cell table:style-name="ce16" table:formula="of:=[.K285]*[.O285]*4/100" office:value-type="float" office:value="64" calcext:value-type="float">
            <text:p>64</text:p>
          </table:table-cell>
          <table:table-cell table:style-name="ce15" office:value-type="float" office:value="20" calcext:value-type="float">
            <text:p>20</text:p>
          </table:table-cell>
          <table:table-cell table:style-name="ce15" office:value-type="float" office:value="300" calcext:value-type="float">
            <text:p>300</text:p>
          </table:table-cell>
          <table:table-cell table:style-name="ce25" office:value-type="float" office:value="0.6" calcext:value-type="float">
            <text:p>0.6</text:p>
          </table:table-cell>
          <table:table-cell table:style-name="ce25" office:value-type="float" office:value="0" calcext:value-type="float">
            <text:p>0</text:p>
          </table:table-cell>
          <table:table-cell table:style-name="ce25" office:value-type="float" office:value="80" calcext:value-type="float">
            <text:p>80</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285]);&quot; &quot;;&quot;-&quot;);&quot;á&quot;;&quot;a&quot;);&quot;é&quot;;&quot;e&quot;);&quot;í&quot;;&quot;i&quot;);&quot;ó&quot;;&quot;o&quot;);&quot;ú&quot;;&quot;u&quot;)" office:value-type="string" office:string-value="miel" calcext:value-type="string">
            <text:p>miel</text:p>
          </table:table-cell>
          <table:table-cell table:style-name="ce31" table:formula="of:=CONCATENATE(&quot;(alimento (id &quot;;[.B285];&quot;) (nombre &quot;;[.U285];&quot;) (grupo &quot;;[.E285];&quot;) (veces &quot;;[.F285];&quot;) (tipo &quot;;[.G285];&quot;) (racion &quot;;[.K285];&quot;) (kcal &quot;;[.L285];&quot;) (proteinas &quot;;[.M285];&quot;) (grasas &quot;;[.N285];&quot;) (hidratos &quot;;[.O285];&quot;) (desayuno &quot;;[.P285];&quot;) (almuerzo &quot;;[.Q285];&quot;) (comida &quot;;[.R285];&quot;) (merienda &quot;;[.S285];&quot;) (cena &quot;;[.T285];&quot;))&quot;)" office:value-type="string" office:string-value="(alimento (id 288) (nombre miel) (grupo 6) (veces 5) (tipo energeticos) (racion 20) (kcal 300) (proteinas 0,6) (grasas 0) (hidratos 80) (desayuno si) (almuerzo si) (comida si) (merienda si) (cena no))" calcext:value-type="string">
            <text:p>(alimento (id 288) (nombre miel) (grupo 6) (veces 5) (tipo energeticos) (racion 20) (kcal 300) (proteinas 0,6) (grasas 0) (hidratos 80) (desayuno si) (almuerzo si) (comida si) (merienda si) (cena no))</text:p>
          </table:table-cell>
          <table:table-cell table:formula="of:=SUBSTITUTE([.V285];&quot;,&quot;;&quot;.&quot;)" office:value-type="string" office:string-value="(alimento (id 288) (nombre miel) (grupo 6) (veces 5) (tipo energeticos) (racion 20) (kcal 300) (proteinas 0.6) (grasas 0) (hidratos 80) (desayuno si) (almuerzo si) (comida si) (merienda si) (cena no))" calcext:value-type="string">
            <text:p>(alimento (id 288) (nombre miel) (grupo 6) (veces 5) (tipo energeticos) (racion 20) (kcal 300) (proteinas 0.6) (grasas 0) (hidratos 80) (desayuno si) (almuerzo si) (comida si) (merienda si) (cena no))</text:p>
          </table:table-cell>
          <table:table-cell table:number-columns-repeated="1001"/>
        </table:table-row>
        <table:table-row table:style-name="ro1">
          <table:table-cell/>
          <table:table-cell office:value-type="float" office:value="289" calcext:value-type="float">
            <text:p>289</text:p>
          </table:table-cell>
          <table:table-cell office:value-type="string" calcext:value-type="string">
            <text:p>Pan, pasta, cereales, azúcar y dulces</text:p>
          </table:table-cell>
          <table:table-cell table:style-name="ce15" office:value-type="string" calcext:value-type="string">
            <text:p>Miel</text:p>
          </table:table-cell>
          <table:table-cell table:style-name="ce15" office:value-type="float" office:value="6" calcext:value-type="float">
            <text:p>6</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286]*[.L286]/100" office:value-type="float" office:value="30" calcext:value-type="float">
            <text:p>30</text:p>
          </table:table-cell>
          <table:table-cell table:style-name="ce16" table:formula="of:=[.K296]*[.O296]*4/100" office:value-type="float" office:value="489.6" calcext:value-type="float">
            <text:p>489,6</text:p>
          </table:table-cell>
          <table:table-cell table:style-name="ce16" table:formula="of:=[.K286]*[.O286]*4/100" office:value-type="float" office:value="32" calcext:value-type="float">
            <text:p>32</text:p>
          </table:table-cell>
          <table:table-cell table:style-name="ce15" office:value-type="float" office:value="10" calcext:value-type="float">
            <text:p>10</text:p>
          </table:table-cell>
          <table:table-cell table:style-name="ce15" office:value-type="float" office:value="300" calcext:value-type="float">
            <text:p>300</text:p>
          </table:table-cell>
          <table:table-cell table:style-name="ce25" office:value-type="float" office:value="0.6" calcext:value-type="float">
            <text:p>0.6</text:p>
          </table:table-cell>
          <table:table-cell table:style-name="ce25" office:value-type="float" office:value="0" calcext:value-type="float">
            <text:p>0</text:p>
          </table:table-cell>
          <table:table-cell table:style-name="ce25" office:value-type="float" office:value="80" calcext:value-type="float">
            <text:p>80</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286]);&quot; &quot;;&quot;-&quot;);&quot;á&quot;;&quot;a&quot;);&quot;é&quot;;&quot;e&quot;);&quot;í&quot;;&quot;i&quot;);&quot;ó&quot;;&quot;o&quot;);&quot;ú&quot;;&quot;u&quot;)" office:value-type="string" office:string-value="miel" calcext:value-type="string">
            <text:p>miel</text:p>
          </table:table-cell>
          <table:table-cell table:style-name="ce31" table:formula="of:=CONCATENATE(&quot;(alimento (id &quot;;[.B286];&quot;) (nombre &quot;;[.U286];&quot;) (grupo &quot;;[.E286];&quot;) (veces &quot;;[.F286];&quot;) (tipo &quot;;[.G286];&quot;) (racion &quot;;[.K286];&quot;) (kcal &quot;;[.L286];&quot;) (proteinas &quot;;[.M286];&quot;) (grasas &quot;;[.N286];&quot;) (hidratos &quot;;[.O286];&quot;) (desayuno &quot;;[.P286];&quot;) (almuerzo &quot;;[.Q286];&quot;) (comida &quot;;[.R286];&quot;) (merienda &quot;;[.S286];&quot;) (cena &quot;;[.T286];&quot;))&quot;)" office:value-type="string" office:string-value="(alimento (id 289) (nombre miel) (grupo 6) (veces 5) (tipo energeticos) (racion 10) (kcal 300) (proteinas 0,6) (grasas 0) (hidratos 80) (desayuno si) (almuerzo si) (comida si) (merienda si) (cena no))" calcext:value-type="string">
            <text:p>(alimento (id 289) (nombre miel) (grupo 6) (veces 5) (tipo energeticos) (racion 10) (kcal 300) (proteinas 0,6) (grasas 0) (hidratos 80) (desayuno si) (almuerzo si) (comida si) (merienda si) (cena no))</text:p>
          </table:table-cell>
          <table:table-cell table:formula="of:=SUBSTITUTE([.V286];&quot;,&quot;;&quot;.&quot;)" office:value-type="string" office:string-value="(alimento (id 289) (nombre miel) (grupo 6) (veces 5) (tipo energeticos) (racion 10) (kcal 300) (proteinas 0.6) (grasas 0) (hidratos 80) (desayuno si) (almuerzo si) (comida si) (merienda si) (cena no))" calcext:value-type="string">
            <text:p>(alimento (id 289) (nombre miel) (grupo 6) (veces 5) (tipo energeticos) (racion 10) (kcal 300) (proteinas 0.6) (grasas 0) (hidratos 80) (desayuno si) (almuerzo si) (comida si) (merienda si) (cena no))</text:p>
          </table:table-cell>
          <table:table-cell table:number-columns-repeated="1001"/>
        </table:table-row>
        <table:table-row table:style-name="ro1">
          <table:table-cell/>
          <table:table-cell office:value-type="float" office:value="290" calcext:value-type="float">
            <text:p>290</text:p>
          </table:table-cell>
          <table:table-cell office:value-type="string" calcext:value-type="string">
            <text:p>Pan, pasta, cereales, azúcar y dulces</text:p>
          </table:table-cell>
          <table:table-cell table:style-name="ce15" office:value-type="string" calcext:value-type="string">
            <text:p>Miel</text:p>
          </table:table-cell>
          <table:table-cell table:style-name="ce15" office:value-type="float" office:value="6" calcext:value-type="float">
            <text:p>6</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287]*[.L287]/100" office:value-type="float" office:value="150" calcext:value-type="float">
            <text:p>150</text:p>
          </table:table-cell>
          <table:table-cell table:style-name="ce16" table:formula="of:=[.K297]*[.O297]*4/100" office:value-type="float" office:value="652.8" calcext:value-type="float">
            <text:p>652,8</text:p>
          </table:table-cell>
          <table:table-cell table:style-name="ce16" table:formula="of:=[.K287]*[.O287]*4/100" office:value-type="float" office:value="160" calcext:value-type="float">
            <text:p>160</text:p>
          </table:table-cell>
          <table:table-cell table:style-name="ce15" office:value-type="float" office:value="50" calcext:value-type="float">
            <text:p>50</text:p>
          </table:table-cell>
          <table:table-cell table:style-name="ce15" office:value-type="float" office:value="300" calcext:value-type="float">
            <text:p>300</text:p>
          </table:table-cell>
          <table:table-cell table:style-name="ce25" office:value-type="float" office:value="0.6" calcext:value-type="float">
            <text:p>0.6</text:p>
          </table:table-cell>
          <table:table-cell table:style-name="ce25" office:value-type="float" office:value="0" calcext:value-type="float">
            <text:p>0</text:p>
          </table:table-cell>
          <table:table-cell table:style-name="ce25" office:value-type="float" office:value="80" calcext:value-type="float">
            <text:p>80</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287]);&quot; &quot;;&quot;-&quot;);&quot;á&quot;;&quot;a&quot;);&quot;é&quot;;&quot;e&quot;);&quot;í&quot;;&quot;i&quot;);&quot;ó&quot;;&quot;o&quot;);&quot;ú&quot;;&quot;u&quot;)" office:value-type="string" office:string-value="miel" calcext:value-type="string">
            <text:p>miel</text:p>
          </table:table-cell>
          <table:table-cell table:style-name="ce31" table:formula="of:=CONCATENATE(&quot;(alimento (id &quot;;[.B287];&quot;) (nombre &quot;;[.U287];&quot;) (grupo &quot;;[.E287];&quot;) (veces &quot;;[.F287];&quot;) (tipo &quot;;[.G287];&quot;) (racion &quot;;[.K287];&quot;) (kcal &quot;;[.L287];&quot;) (proteinas &quot;;[.M287];&quot;) (grasas &quot;;[.N287];&quot;) (hidratos &quot;;[.O287];&quot;) (desayuno &quot;;[.P287];&quot;) (almuerzo &quot;;[.Q287];&quot;) (comida &quot;;[.R287];&quot;) (merienda &quot;;[.S287];&quot;) (cena &quot;;[.T287];&quot;))&quot;)" office:value-type="string" office:string-value="(alimento (id 290) (nombre miel) (grupo 6) (veces 5) (tipo energeticos) (racion 50) (kcal 300) (proteinas 0,6) (grasas 0) (hidratos 80) (desayuno si) (almuerzo si) (comida si) (merienda si) (cena no))" calcext:value-type="string">
            <text:p>(alimento (id 290) (nombre miel) (grupo 6) (veces 5) (tipo energeticos) (racion 50) (kcal 300) (proteinas 0,6) (grasas 0) (hidratos 80) (desayuno si) (almuerzo si) (comida si) (merienda si) (cena no))</text:p>
          </table:table-cell>
          <table:table-cell table:formula="of:=SUBSTITUTE([.V287];&quot;,&quot;;&quot;.&quot;)" office:value-type="string" office:string-value="(alimento (id 290) (nombre miel) (grupo 6) (veces 5) (tipo energeticos) (racion 50) (kcal 300) (proteinas 0.6) (grasas 0) (hidratos 80) (desayuno si) (almuerzo si) (comida si) (merienda si) (cena no))" calcext:value-type="string">
            <text:p>(alimento (id 290) (nombre miel) (grupo 6) (veces 5) (tipo energeticos) (racion 50) (kcal 300) (proteinas 0.6) (grasas 0) (hidratos 80) (desayuno si) (almuerzo si) (comida si) (merienda si) (cena no))</text:p>
          </table:table-cell>
          <table:table-cell table:number-columns-repeated="1001"/>
        </table:table-row>
        <table:table-row table:style-name="ro1">
          <table:table-cell/>
          <table:table-cell office:value-type="float" office:value="291" calcext:value-type="float">
            <text:p>291</text:p>
          </table:table-cell>
          <table:table-cell office:value-type="string" calcext:value-type="string">
            <text:p>Pan, pasta, cereales, azúcar y dulces</text:p>
          </table:table-cell>
          <table:table-cell table:style-name="ce15" office:value-type="string" calcext:value-type="string">
            <text:p>Trigo inflado</text:p>
          </table:table-cell>
          <table:table-cell table:style-name="ce15" office:value-type="float" office:value="6" calcext:value-type="float">
            <text:p>6</text:p>
          </table:table-cell>
          <table:table-cell table:style-name="ce16" office:value-type="float" office:value="3" calcext:value-type="float">
            <text:p>3</text:p>
          </table:table-cell>
          <table:table-cell table:style-name="ce15" office:value-type="string" calcext:value-type="string">
            <text:p>energeticos</text:p>
          </table:table-cell>
          <table:table-cell table:style-name="ce15" table:formula="of:=[.K288]*[.L288]/100" office:value-type="float" office:value="289.5" calcext:value-type="float">
            <text:p>289,5</text:p>
          </table:table-cell>
          <table:table-cell table:style-name="ce16" table:formula="of:=[.K288]*[.M288]*4/100" office:value-type="float" office:value="24" calcext:value-type="float">
            <text:p>24</text:p>
          </table:table-cell>
          <table:table-cell table:style-name="ce16" table:formula="of:=[.K288]*[.O288]*4/100" office:value-type="float" office:value="268.8" calcext:value-type="float">
            <text:p>268,8</text:p>
          </table:table-cell>
          <table:table-cell table:style-name="ce15" office:value-type="float" office:value="75" calcext:value-type="float">
            <text:p>75</text:p>
          </table:table-cell>
          <table:table-cell table:style-name="ce15" office:value-type="float" office:value="386" calcext:value-type="float">
            <text:p>386</text:p>
          </table:table-cell>
          <table:table-cell table:style-name="ce25" office:value-type="float" office:value="8" calcext:value-type="float">
            <text:p>8</text:p>
          </table:table-cell>
          <table:table-cell table:style-name="ce25" office:value-type="float" office:value="2" calcext:value-type="float">
            <text:p>2</text:p>
          </table:table-cell>
          <table:table-cell table:style-name="ce25" office:value-type="float" office:value="89.6" calcext:value-type="float">
            <text:p>89.6</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288]);&quot; &quot;;&quot;-&quot;);&quot;á&quot;;&quot;a&quot;);&quot;é&quot;;&quot;e&quot;);&quot;í&quot;;&quot;i&quot;);&quot;ó&quot;;&quot;o&quot;);&quot;ú&quot;;&quot;u&quot;)" office:value-type="string" office:string-value="trigo-inflado" calcext:value-type="string">
            <text:p>trigo-inflado</text:p>
          </table:table-cell>
          <table:table-cell table:style-name="ce31" table:formula="of:=CONCATENATE(&quot;(alimento (id &quot;;[.B288];&quot;) (nombre &quot;;[.U288];&quot;) (grupo &quot;;[.E288];&quot;) (veces &quot;;[.F288];&quot;) (tipo &quot;;[.G288];&quot;) (racion &quot;;[.K288];&quot;) (kcal &quot;;[.L288];&quot;) (proteinas &quot;;[.M288];&quot;) (grasas &quot;;[.N288];&quot;) (hidratos &quot;;[.O288];&quot;) (desayuno &quot;;[.P288];&quot;) (almuerzo &quot;;[.Q288];&quot;) (comida &quot;;[.R288];&quot;) (merienda &quot;;[.S288];&quot;) (cena &quot;;[.T288];&quot;))&quot;)" office:value-type="string" office:string-value="(alimento (id 291) (nombre trigo-inflado) (grupo 6) (veces 3) (tipo energeticos) (racion 75) (kcal 386) (proteinas 8) (grasas 2) (hidratos 89,6) (desayuno si) (almuerzo si) (comida si) (merienda si) (cena no))" calcext:value-type="string">
            <text:p>(alimento (id 291) (nombre trigo-inflado) (grupo 6) (veces 3) (tipo energeticos) (racion 75) (kcal 386) (proteinas 8) (grasas 2) (hidratos 89,6) (desayuno si) (almuerzo si) (comida si) (merienda si) (cena no))</text:p>
          </table:table-cell>
          <table:table-cell table:formula="of:=SUBSTITUTE([.V288];&quot;,&quot;;&quot;.&quot;)" office:value-type="string" office:string-value="(alimento (id 291) (nombre trigo-inflado) (grupo 6) (veces 3) (tipo energeticos) (racion 75) (kcal 386) (proteinas 8) (grasas 2) (hidratos 89.6) (desayuno si) (almuerzo si) (comida si) (merienda si) (cena no))" calcext:value-type="string">
            <text:p>(alimento (id 291) (nombre trigo-inflado) (grupo 6) (veces 3) (tipo energeticos) (racion 75) (kcal 386) (proteinas 8) (grasas 2) (hidratos 89.6) (desayuno si) (almuerzo si) (comida si) (merienda si) (cena no))</text:p>
          </table:table-cell>
          <table:table-cell table:number-columns-repeated="1001"/>
        </table:table-row>
        <table:table-row table:style-name="ro1">
          <table:table-cell/>
          <table:table-cell office:value-type="float" office:value="292" calcext:value-type="float">
            <text:p>292</text:p>
          </table:table-cell>
          <table:table-cell office:value-type="string" calcext:value-type="string">
            <text:p>Pan, pasta, cereales, azúcar y dulces</text:p>
          </table:table-cell>
          <table:table-cell table:style-name="ce15" office:value-type="string" calcext:value-type="string">
            <text:p>Trigo inflado</text:p>
          </table:table-cell>
          <table:table-cell table:style-name="ce15" office:value-type="float" office:value="6" calcext:value-type="float">
            <text:p>6</text:p>
          </table:table-cell>
          <table:table-cell table:style-name="ce16" office:value-type="float" office:value="3" calcext:value-type="float">
            <text:p>3</text:p>
          </table:table-cell>
          <table:table-cell table:style-name="ce15" office:value-type="string" calcext:value-type="string">
            <text:p>energeticos</text:p>
          </table:table-cell>
          <table:table-cell table:style-name="ce15" table:formula="of:=[.K289]*[.L289]/100" office:value-type="float" office:value="386" calcext:value-type="float">
            <text:p>386</text:p>
          </table:table-cell>
          <table:table-cell table:style-name="ce16" table:formula="of:=[.K289]*[.M289]*4/100" office:value-type="float" office:value="32" calcext:value-type="float">
            <text:p>32</text:p>
          </table:table-cell>
          <table:table-cell table:style-name="ce16" table:formula="of:=[.K289]*[.O289]*4/100" office:value-type="float" office:value="358.4" calcext:value-type="float">
            <text:p>358,4</text:p>
          </table:table-cell>
          <table:table-cell table:style-name="ce15" office:value-type="float" office:value="100" calcext:value-type="float">
            <text:p>100</text:p>
          </table:table-cell>
          <table:table-cell table:style-name="ce15" office:value-type="float" office:value="386" calcext:value-type="float">
            <text:p>386</text:p>
          </table:table-cell>
          <table:table-cell table:style-name="ce25" office:value-type="float" office:value="8" calcext:value-type="float">
            <text:p>8</text:p>
          </table:table-cell>
          <table:table-cell table:style-name="ce25" office:value-type="float" office:value="2" calcext:value-type="float">
            <text:p>2</text:p>
          </table:table-cell>
          <table:table-cell table:style-name="ce25" office:value-type="float" office:value="89.6" calcext:value-type="float">
            <text:p>89.6</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289]);&quot; &quot;;&quot;-&quot;);&quot;á&quot;;&quot;a&quot;);&quot;é&quot;;&quot;e&quot;);&quot;í&quot;;&quot;i&quot;);&quot;ó&quot;;&quot;o&quot;);&quot;ú&quot;;&quot;u&quot;)" office:value-type="string" office:string-value="trigo-inflado" calcext:value-type="string">
            <text:p>trigo-inflado</text:p>
          </table:table-cell>
          <table:table-cell table:style-name="ce31" table:formula="of:=CONCATENATE(&quot;(alimento (id &quot;;[.B289];&quot;) (nombre &quot;;[.U289];&quot;) (grupo &quot;;[.E289];&quot;) (veces &quot;;[.F289];&quot;) (tipo &quot;;[.G289];&quot;) (racion &quot;;[.K289];&quot;) (kcal &quot;;[.L289];&quot;) (proteinas &quot;;[.M289];&quot;) (grasas &quot;;[.N289];&quot;) (hidratos &quot;;[.O289];&quot;) (desayuno &quot;;[.P289];&quot;) (almuerzo &quot;;[.Q289];&quot;) (comida &quot;;[.R289];&quot;) (merienda &quot;;[.S289];&quot;) (cena &quot;;[.T289];&quot;))&quot;)" office:value-type="string" office:string-value="(alimento (id 292) (nombre trigo-inflado) (grupo 6) (veces 3) (tipo energeticos) (racion 100) (kcal 386) (proteinas 8) (grasas 2) (hidratos 89,6) (desayuno si) (almuerzo si) (comida si) (merienda si) (cena no))" calcext:value-type="string">
            <text:p>(alimento (id 292) (nombre trigo-inflado) (grupo 6) (veces 3) (tipo energeticos) (racion 100) (kcal 386) (proteinas 8) (grasas 2) (hidratos 89,6) (desayuno si) (almuerzo si) (comida si) (merienda si) (cena no))</text:p>
          </table:table-cell>
          <table:table-cell table:formula="of:=SUBSTITUTE([.V289];&quot;,&quot;;&quot;.&quot;)" office:value-type="string" office:string-value="(alimento (id 292) (nombre trigo-inflado) (grupo 6) (veces 3) (tipo energeticos) (racion 100) (kcal 386) (proteinas 8) (grasas 2) (hidratos 89.6) (desayuno si) (almuerzo si) (comida si) (merienda si) (cena no))" calcext:value-type="string">
            <text:p>(alimento (id 292) (nombre trigo-inflado) (grupo 6) (veces 3) (tipo energeticos) (racion 100) (kcal 386) (proteinas 8) (grasas 2) (hidratos 89.6) (desayuno si) (almuerzo si) (comida si) (merienda si) (cena no))</text:p>
          </table:table-cell>
          <table:table-cell table:number-columns-repeated="1001"/>
        </table:table-row>
        <table:table-row table:style-name="ro1">
          <table:table-cell/>
          <table:table-cell office:value-type="float" office:value="293" calcext:value-type="float">
            <text:p>293</text:p>
          </table:table-cell>
          <table:table-cell office:value-type="string" calcext:value-type="string">
            <text:p>Pan, pasta, cereales, azúcar y dulces</text:p>
          </table:table-cell>
          <table:table-cell table:style-name="ce15" office:value-type="string" calcext:value-type="string">
            <text:p>Trigo inflado</text:p>
          </table:table-cell>
          <table:table-cell table:style-name="ce15" office:value-type="float" office:value="6" calcext:value-type="float">
            <text:p>6</text:p>
          </table:table-cell>
          <table:table-cell table:style-name="ce16" office:value-type="float" office:value="3" calcext:value-type="float">
            <text:p>3</text:p>
          </table:table-cell>
          <table:table-cell table:style-name="ce15" office:value-type="string" calcext:value-type="string">
            <text:p>energeticos</text:p>
          </table:table-cell>
          <table:table-cell table:style-name="ce15" table:formula="of:=[.K290]*[.L290]/100" office:value-type="float" office:value="96.5" calcext:value-type="float">
            <text:p>96,5</text:p>
          </table:table-cell>
          <table:table-cell table:style-name="ce16" table:formula="of:=[.K290]*[.M290]*4/100" office:value-type="float" office:value="8" calcext:value-type="float">
            <text:p>8</text:p>
          </table:table-cell>
          <table:table-cell table:style-name="ce16" table:formula="of:=[.K290]*[.O290]*4/100" office:value-type="float" office:value="89.6" calcext:value-type="float">
            <text:p>89,6</text:p>
          </table:table-cell>
          <table:table-cell table:style-name="ce15" office:value-type="float" office:value="25" calcext:value-type="float">
            <text:p>25</text:p>
          </table:table-cell>
          <table:table-cell table:style-name="ce15" office:value-type="float" office:value="386" calcext:value-type="float">
            <text:p>386</text:p>
          </table:table-cell>
          <table:table-cell table:style-name="ce25" office:value-type="float" office:value="8" calcext:value-type="float">
            <text:p>8</text:p>
          </table:table-cell>
          <table:table-cell table:style-name="ce25" office:value-type="float" office:value="2" calcext:value-type="float">
            <text:p>2</text:p>
          </table:table-cell>
          <table:table-cell table:style-name="ce25" office:value-type="float" office:value="89.6" calcext:value-type="float">
            <text:p>89.6</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290]);&quot; &quot;;&quot;-&quot;);&quot;á&quot;;&quot;a&quot;);&quot;é&quot;;&quot;e&quot;);&quot;í&quot;;&quot;i&quot;);&quot;ó&quot;;&quot;o&quot;);&quot;ú&quot;;&quot;u&quot;)" office:value-type="string" office:string-value="trigo-inflado" calcext:value-type="string">
            <text:p>trigo-inflado</text:p>
          </table:table-cell>
          <table:table-cell table:style-name="ce31" table:formula="of:=CONCATENATE(&quot;(alimento (id &quot;;[.B290];&quot;) (nombre &quot;;[.U290];&quot;) (grupo &quot;;[.E290];&quot;) (veces &quot;;[.F290];&quot;) (tipo &quot;;[.G290];&quot;) (racion &quot;;[.K290];&quot;) (kcal &quot;;[.L290];&quot;) (proteinas &quot;;[.M290];&quot;) (grasas &quot;;[.N290];&quot;) (hidratos &quot;;[.O290];&quot;) (desayuno &quot;;[.P290];&quot;) (almuerzo &quot;;[.Q290];&quot;) (comida &quot;;[.R290];&quot;) (merienda &quot;;[.S290];&quot;) (cena &quot;;[.T290];&quot;))&quot;)" office:value-type="string" office:string-value="(alimento (id 293) (nombre trigo-inflado) (grupo 6) (veces 3) (tipo energeticos) (racion 25) (kcal 386) (proteinas 8) (grasas 2) (hidratos 89,6) (desayuno si) (almuerzo si) (comida si) (merienda si) (cena no))" calcext:value-type="string">
            <text:p>(alimento (id 293) (nombre trigo-inflado) (grupo 6) (veces 3) (tipo energeticos) (racion 25) (kcal 386) (proteinas 8) (grasas 2) (hidratos 89,6) (desayuno si) (almuerzo si) (comida si) (merienda si) (cena no))</text:p>
          </table:table-cell>
          <table:table-cell table:formula="of:=SUBSTITUTE([.V290];&quot;,&quot;;&quot;.&quot;)" office:value-type="string" office:string-value="(alimento (id 293) (nombre trigo-inflado) (grupo 6) (veces 3) (tipo energeticos) (racion 25) (kcal 386) (proteinas 8) (grasas 2) (hidratos 89.6) (desayuno si) (almuerzo si) (comida si) (merienda si) (cena no))" calcext:value-type="string">
            <text:p>(alimento (id 293) (nombre trigo-inflado) (grupo 6) (veces 3) (tipo energeticos) (racion 25) (kcal 386) (proteinas 8) (grasas 2) (hidratos 89.6) (desayuno si) (almuerzo si) (comida si) (merienda si) (cena no))</text:p>
          </table:table-cell>
          <table:table-cell table:number-columns-repeated="1001"/>
        </table:table-row>
        <table:table-row table:style-name="ro1">
          <table:table-cell/>
          <table:table-cell office:value-type="float" office:value="294" calcext:value-type="float">
            <text:p>294</text:p>
          </table:table-cell>
          <table:table-cell office:value-type="string" calcext:value-type="string">
            <text:p>Pan, pasta, cereales, azúcar y dulces</text:p>
          </table:table-cell>
          <table:table-cell table:style-name="ce15" office:value-type="string" calcext:value-type="string">
            <text:p>Trigo inflado</text:p>
          </table:table-cell>
          <table:table-cell table:style-name="ce15" office:value-type="float" office:value="6" calcext:value-type="float">
            <text:p>6</text:p>
          </table:table-cell>
          <table:table-cell table:style-name="ce16" office:value-type="float" office:value="3" calcext:value-type="float">
            <text:p>3</text:p>
          </table:table-cell>
          <table:table-cell table:style-name="ce15" office:value-type="string" calcext:value-type="string">
            <text:p>energeticos</text:p>
          </table:table-cell>
          <table:table-cell table:style-name="ce15" table:formula="of:=[.K291]*[.L291]/100" office:value-type="float" office:value="579" calcext:value-type="float">
            <text:p>579</text:p>
          </table:table-cell>
          <table:table-cell table:style-name="ce16" table:formula="of:=[.K291]*[.M291]*4/100" office:value-type="float" office:value="48" calcext:value-type="float">
            <text:p>48</text:p>
          </table:table-cell>
          <table:table-cell table:style-name="ce16" table:formula="of:=[.K291]*[.O291]*4/100" office:value-type="float" office:value="537.6" calcext:value-type="float">
            <text:p>537,6</text:p>
          </table:table-cell>
          <table:table-cell table:style-name="ce15" office:value-type="float" office:value="150" calcext:value-type="float">
            <text:p>150</text:p>
          </table:table-cell>
          <table:table-cell table:style-name="ce15" office:value-type="float" office:value="386" calcext:value-type="float">
            <text:p>386</text:p>
          </table:table-cell>
          <table:table-cell table:style-name="ce25" office:value-type="float" office:value="8" calcext:value-type="float">
            <text:p>8</text:p>
          </table:table-cell>
          <table:table-cell table:style-name="ce25" office:value-type="float" office:value="2" calcext:value-type="float">
            <text:p>2</text:p>
          </table:table-cell>
          <table:table-cell table:style-name="ce25" office:value-type="float" office:value="89.6" calcext:value-type="float">
            <text:p>89.6</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291]);&quot; &quot;;&quot;-&quot;);&quot;á&quot;;&quot;a&quot;);&quot;é&quot;;&quot;e&quot;);&quot;í&quot;;&quot;i&quot;);&quot;ó&quot;;&quot;o&quot;);&quot;ú&quot;;&quot;u&quot;)" office:value-type="string" office:string-value="trigo-inflado" calcext:value-type="string">
            <text:p>trigo-inflado</text:p>
          </table:table-cell>
          <table:table-cell table:style-name="ce31" table:formula="of:=CONCATENATE(&quot;(alimento (id &quot;;[.B291];&quot;) (nombre &quot;;[.U291];&quot;) (grupo &quot;;[.E291];&quot;) (veces &quot;;[.F291];&quot;) (tipo &quot;;[.G291];&quot;) (racion &quot;;[.K291];&quot;) (kcal &quot;;[.L291];&quot;) (proteinas &quot;;[.M291];&quot;) (grasas &quot;;[.N291];&quot;) (hidratos &quot;;[.O291];&quot;) (desayuno &quot;;[.P291];&quot;) (almuerzo &quot;;[.Q291];&quot;) (comida &quot;;[.R291];&quot;) (merienda &quot;;[.S291];&quot;) (cena &quot;;[.T291];&quot;))&quot;)" office:value-type="string" office:string-value="(alimento (id 294) (nombre trigo-inflado) (grupo 6) (veces 3) (tipo energeticos) (racion 150) (kcal 386) (proteinas 8) (grasas 2) (hidratos 89,6) (desayuno si) (almuerzo si) (comida si) (merienda si) (cena no))" calcext:value-type="string">
            <text:p>(alimento (id 294) (nombre trigo-inflado) (grupo 6) (veces 3) (tipo energeticos) (racion 150) (kcal 386) (proteinas 8) (grasas 2) (hidratos 89,6) (desayuno si) (almuerzo si) (comida si) (merienda si) (cena no))</text:p>
          </table:table-cell>
          <table:table-cell table:formula="of:=SUBSTITUTE([.V291];&quot;,&quot;;&quot;.&quot;)" office:value-type="string" office:string-value="(alimento (id 294) (nombre trigo-inflado) (grupo 6) (veces 3) (tipo energeticos) (racion 150) (kcal 386) (proteinas 8) (grasas 2) (hidratos 89.6) (desayuno si) (almuerzo si) (comida si) (merienda si) (cena no))" calcext:value-type="string">
            <text:p>(alimento (id 294) (nombre trigo-inflado) (grupo 6) (veces 3) (tipo energeticos) (racion 150) (kcal 386) (proteinas 8) (grasas 2) (hidratos 89.6) (desayuno si) (almuerzo si) (comida si) (merienda si) (cena no))</text:p>
          </table:table-cell>
          <table:table-cell table:number-columns-repeated="1001"/>
        </table:table-row>
        <table:table-row table:style-name="ro1">
          <table:table-cell/>
          <table:table-cell office:value-type="float" office:value="295" calcext:value-type="float">
            <text:p>295</text:p>
          </table:table-cell>
          <table:table-cell office:value-type="string" calcext:value-type="string">
            <text:p>Pan, pasta, cereales, azúcar y dulces</text:p>
          </table:table-cell>
          <table:table-cell table:style-name="ce15" office:value-type="string" calcext:value-type="string">
            <text:p>Trigo inflado</text:p>
          </table:table-cell>
          <table:table-cell table:style-name="ce15" office:value-type="float" office:value="6" calcext:value-type="float">
            <text:p>6</text:p>
          </table:table-cell>
          <table:table-cell table:style-name="ce16" office:value-type="float" office:value="3" calcext:value-type="float">
            <text:p>3</text:p>
          </table:table-cell>
          <table:table-cell table:style-name="ce15" office:value-type="string" calcext:value-type="string">
            <text:p>energeticos</text:p>
          </table:table-cell>
          <table:table-cell table:style-name="ce15" table:formula="of:=[.K292]*[.L292]/100" office:value-type="float" office:value="193" calcext:value-type="float">
            <text:p>193</text:p>
          </table:table-cell>
          <table:table-cell table:style-name="ce16" table:formula="of:=[.K292]*[.M292]*4/100" office:value-type="float" office:value="16" calcext:value-type="float">
            <text:p>16</text:p>
          </table:table-cell>
          <table:table-cell table:style-name="ce16" table:formula="of:=[.K292]*[.O292]*4/100" office:value-type="float" office:value="179.2" calcext:value-type="float">
            <text:p>179,2</text:p>
          </table:table-cell>
          <table:table-cell table:style-name="ce15" office:value-type="float" office:value="50" calcext:value-type="float">
            <text:p>50</text:p>
          </table:table-cell>
          <table:table-cell table:style-name="ce15" office:value-type="float" office:value="386" calcext:value-type="float">
            <text:p>386</text:p>
          </table:table-cell>
          <table:table-cell table:style-name="ce25" office:value-type="float" office:value="8" calcext:value-type="float">
            <text:p>8</text:p>
          </table:table-cell>
          <table:table-cell table:style-name="ce25" office:value-type="float" office:value="2" calcext:value-type="float">
            <text:p>2</text:p>
          </table:table-cell>
          <table:table-cell table:style-name="ce25" office:value-type="float" office:value="89.6" calcext:value-type="float">
            <text:p>89.6</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292]);&quot; &quot;;&quot;-&quot;);&quot;á&quot;;&quot;a&quot;);&quot;é&quot;;&quot;e&quot;);&quot;í&quot;;&quot;i&quot;);&quot;ó&quot;;&quot;o&quot;);&quot;ú&quot;;&quot;u&quot;)" office:value-type="string" office:string-value="trigo-inflado" calcext:value-type="string">
            <text:p>trigo-inflado</text:p>
          </table:table-cell>
          <table:table-cell table:style-name="ce31" table:formula="of:=CONCATENATE(&quot;(alimento (id &quot;;[.B292];&quot;) (nombre &quot;;[.U292];&quot;) (grupo &quot;;[.E292];&quot;) (veces &quot;;[.F292];&quot;) (tipo &quot;;[.G292];&quot;) (racion &quot;;[.K292];&quot;) (kcal &quot;;[.L292];&quot;) (proteinas &quot;;[.M292];&quot;) (grasas &quot;;[.N292];&quot;) (hidratos &quot;;[.O292];&quot;) (desayuno &quot;;[.P292];&quot;) (almuerzo &quot;;[.Q292];&quot;) (comida &quot;;[.R292];&quot;) (merienda &quot;;[.S292];&quot;) (cena &quot;;[.T292];&quot;))&quot;)" office:value-type="string" office:string-value="(alimento (id 295) (nombre trigo-inflado) (grupo 6) (veces 3) (tipo energeticos) (racion 50) (kcal 386) (proteinas 8) (grasas 2) (hidratos 89,6) (desayuno si) (almuerzo si) (comida si) (merienda si) (cena no))" calcext:value-type="string">
            <text:p>(alimento (id 295) (nombre trigo-inflado) (grupo 6) (veces 3) (tipo energeticos) (racion 50) (kcal 386) (proteinas 8) (grasas 2) (hidratos 89,6) (desayuno si) (almuerzo si) (comida si) (merienda si) (cena no))</text:p>
          </table:table-cell>
          <table:table-cell table:formula="of:=SUBSTITUTE([.V292];&quot;,&quot;;&quot;.&quot;)" office:value-type="string" office:string-value="(alimento (id 295) (nombre trigo-inflado) (grupo 6) (veces 3) (tipo energeticos) (racion 50) (kcal 386) (proteinas 8) (grasas 2) (hidratos 89.6) (desayuno si) (almuerzo si) (comida si) (merienda si) (cena no))" calcext:value-type="string">
            <text:p>(alimento (id 295) (nombre trigo-inflado) (grupo 6) (veces 3) (tipo energeticos) (racion 50) (kcal 386) (proteinas 8) (grasas 2) (hidratos 89.6) (desayuno si) (almuerzo si) (comida si) (merienda si) (cena no))</text:p>
          </table:table-cell>
          <table:table-cell table:number-columns-repeated="1001"/>
        </table:table-row>
        <table:table-row table:style-name="ro1">
          <table:table-cell/>
          <table:table-cell office:value-type="float" office:value="296" calcext:value-type="float">
            <text:p>296</text:p>
          </table:table-cell>
          <table:table-cell office:value-type="string" calcext:value-type="string">
            <text:p>Pan, pasta, cereales, azúcar y dulces</text:p>
          </table:table-cell>
          <table:table-cell table:style-name="ce15" office:value-type="string" calcext:value-type="string">
            <text:p>Arroz Blanco</text:p>
          </table:table-cell>
          <table:table-cell table:style-name="ce15" office:value-type="float" office:value="6" calcext:value-type="float">
            <text:p>6</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293]*[.L293]/100" office:value-type="float" office:value="183" calcext:value-type="float">
            <text:p>183</text:p>
          </table:table-cell>
          <table:table-cell table:style-name="ce16" table:formula="of:=[.K293]*[.M293]*4/100" office:value-type="float" office:value="13.2" calcext:value-type="float">
            <text:p>13,2</text:p>
          </table:table-cell>
          <table:table-cell table:style-name="ce16" table:formula="of:=[.K293]*[.O293]*4/100" office:value-type="float" office:value="163.2" calcext:value-type="float">
            <text:p>163,2</text:p>
          </table:table-cell>
          <table:table-cell table:style-name="ce15" office:value-type="float" office:value="50" calcext:value-type="float">
            <text:p>50</text:p>
          </table:table-cell>
          <table:table-cell table:style-name="ce15" office:value-type="float" office:value="366" calcext:value-type="float">
            <text:p>366</text:p>
          </table:table-cell>
          <table:table-cell table:style-name="ce25" office:value-type="float" office:value="6.6" calcext:value-type="float">
            <text:p>6.6</text:p>
          </table:table-cell>
          <table:table-cell table:style-name="ce25" office:value-type="float" office:value="0.9" calcext:value-type="float">
            <text:p>0.9</text:p>
          </table:table-cell>
          <table:table-cell table:style-name="ce25" office:value-type="float" office:value="81.6" calcext:value-type="float">
            <text:p>81.6</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93]);&quot; &quot;;&quot;-&quot;);&quot;á&quot;;&quot;a&quot;);&quot;é&quot;;&quot;e&quot;);&quot;í&quot;;&quot;i&quot;);&quot;ó&quot;;&quot;o&quot;);&quot;ú&quot;;&quot;u&quot;)" office:value-type="string" office:string-value="arroz-blanco" calcext:value-type="string">
            <text:p>arroz-blanco</text:p>
          </table:table-cell>
          <table:table-cell table:style-name="ce31" table:formula="of:=CONCATENATE(&quot;(alimento (id &quot;;[.B293];&quot;) (nombre &quot;;[.U293];&quot;) (grupo &quot;;[.E293];&quot;) (veces &quot;;[.F293];&quot;) (tipo &quot;;[.G293];&quot;) (racion &quot;;[.K293];&quot;) (kcal &quot;;[.L293];&quot;) (proteinas &quot;;[.M293];&quot;) (grasas &quot;;[.N293];&quot;) (hidratos &quot;;[.O293];&quot;) (desayuno &quot;;[.P293];&quot;) (almuerzo &quot;;[.Q293];&quot;) (comida &quot;;[.R293];&quot;) (merienda &quot;;[.S293];&quot;) (cena &quot;;[.T293];&quot;))&quot;)" office:value-type="string" office:string-value="(alimento (id 296) (nombre arroz-blanco) (grupo 6) (veces 1) (tipo energeticos) (racion 50) (kcal 366) (proteinas 6,6) (grasas 0,9) (hidratos 81,6) (desayuno no) (almuerzo si) (comida si) (merienda no) (cena no))" calcext:value-type="string">
            <text:p>(alimento (id 296) (nombre arroz-blanco) (grupo 6) (veces 1) (tipo energeticos) (racion 50) (kcal 366) (proteinas 6,6) (grasas 0,9) (hidratos 81,6) (desayuno no) (almuerzo si) (comida si) (merienda no) (cena no))</text:p>
          </table:table-cell>
          <table:table-cell table:formula="of:=SUBSTITUTE([.V293];&quot;,&quot;;&quot;.&quot;)" office:value-type="string" office:string-value="(alimento (id 296) (nombre arroz-blanco) (grupo 6) (veces 1) (tipo energeticos) (racion 50) (kcal 366) (proteinas 6.6) (grasas 0.9) (hidratos 81.6) (desayuno no) (almuerzo si) (comida si) (merienda no) (cena no))" calcext:value-type="string">
            <text:p>(alimento (id 296) (nombre arroz-blanco) (grupo 6) (veces 1) (tipo energeticos) (racion 50) (kcal 366) (proteinas 6.6) (grasas 0.9) (hidratos 81.6) (desayuno no) (almuerzo si) (comida si) (merienda no) (cena no))</text:p>
          </table:table-cell>
          <table:table-cell table:number-columns-repeated="1001"/>
        </table:table-row>
        <table:table-row table:style-name="ro1">
          <table:table-cell/>
          <table:table-cell office:value-type="float" office:value="297" calcext:value-type="float">
            <text:p>297</text:p>
          </table:table-cell>
          <table:table-cell office:value-type="string" calcext:value-type="string">
            <text:p>Pan, pasta, cereales, azúcar y dulces</text:p>
          </table:table-cell>
          <table:table-cell table:style-name="ce15" office:value-type="string" calcext:value-type="string">
            <text:p>Arroz Blanco</text:p>
          </table:table-cell>
          <table:table-cell table:style-name="ce15" office:value-type="float" office:value="6" calcext:value-type="float">
            <text:p>6</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294]*[.L294]/100" office:value-type="float" office:value="366" calcext:value-type="float">
            <text:p>366</text:p>
          </table:table-cell>
          <table:table-cell table:style-name="ce16" table:formula="of:=[.K294]*[.M294]*4/100" office:value-type="float" office:value="26.4" calcext:value-type="float">
            <text:p>26,4</text:p>
          </table:table-cell>
          <table:table-cell table:style-name="ce16" table:formula="of:=[.K294]*[.O294]*4/100" office:value-type="float" office:value="326.4" calcext:value-type="float">
            <text:p>326,4</text:p>
          </table:table-cell>
          <table:table-cell table:style-name="ce15" office:value-type="float" office:value="100" calcext:value-type="float">
            <text:p>100</text:p>
          </table:table-cell>
          <table:table-cell table:style-name="ce15" office:value-type="float" office:value="366" calcext:value-type="float">
            <text:p>366</text:p>
          </table:table-cell>
          <table:table-cell table:style-name="ce25" office:value-type="float" office:value="6.6" calcext:value-type="float">
            <text:p>6.6</text:p>
          </table:table-cell>
          <table:table-cell table:style-name="ce25" office:value-type="float" office:value="0.9" calcext:value-type="float">
            <text:p>0.9</text:p>
          </table:table-cell>
          <table:table-cell table:style-name="ce25" office:value-type="float" office:value="81.6" calcext:value-type="float">
            <text:p>81.6</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94]);&quot; &quot;;&quot;-&quot;);&quot;á&quot;;&quot;a&quot;);&quot;é&quot;;&quot;e&quot;);&quot;í&quot;;&quot;i&quot;);&quot;ó&quot;;&quot;o&quot;);&quot;ú&quot;;&quot;u&quot;)" office:value-type="string" office:string-value="arroz-blanco" calcext:value-type="string">
            <text:p>arroz-blanco</text:p>
          </table:table-cell>
          <table:table-cell table:style-name="ce31" table:formula="of:=CONCATENATE(&quot;(alimento (id &quot;;[.B294];&quot;) (nombre &quot;;[.U294];&quot;) (grupo &quot;;[.E294];&quot;) (veces &quot;;[.F294];&quot;) (tipo &quot;;[.G294];&quot;) (racion &quot;;[.K294];&quot;) (kcal &quot;;[.L294];&quot;) (proteinas &quot;;[.M294];&quot;) (grasas &quot;;[.N294];&quot;) (hidratos &quot;;[.O294];&quot;) (desayuno &quot;;[.P294];&quot;) (almuerzo &quot;;[.Q294];&quot;) (comida &quot;;[.R294];&quot;) (merienda &quot;;[.S294];&quot;) (cena &quot;;[.T294];&quot;))&quot;)" office:value-type="string" office:string-value="(alimento (id 297) (nombre arroz-blanco) (grupo 6) (veces 1) (tipo energeticos) (racion 100) (kcal 366) (proteinas 6,6) (grasas 0,9) (hidratos 81,6) (desayuno no) (almuerzo si) (comida si) (merienda no) (cena no))" calcext:value-type="string">
            <text:p>(alimento (id 297) (nombre arroz-blanco) (grupo 6) (veces 1) (tipo energeticos) (racion 100) (kcal 366) (proteinas 6,6) (grasas 0,9) (hidratos 81,6) (desayuno no) (almuerzo si) (comida si) (merienda no) (cena no))</text:p>
          </table:table-cell>
          <table:table-cell table:formula="of:=SUBSTITUTE([.V294];&quot;,&quot;;&quot;.&quot;)" office:value-type="string" office:string-value="(alimento (id 297) (nombre arroz-blanco) (grupo 6) (veces 1) (tipo energeticos) (racion 100) (kcal 366) (proteinas 6.6) (grasas 0.9) (hidratos 81.6) (desayuno no) (almuerzo si) (comida si) (merienda no) (cena no))" calcext:value-type="string">
            <text:p>(alimento (id 297) (nombre arroz-blanco) (grupo 6) (veces 1) (tipo energeticos) (racion 100) (kcal 366) (proteinas 6.6) (grasas 0.9) (hidratos 81.6) (desayuno no) (almuerzo si) (comida si) (merienda no) (cena no))</text:p>
          </table:table-cell>
          <table:table-cell table:number-columns-repeated="1001"/>
        </table:table-row>
        <table:table-row table:style-name="ro1">
          <table:table-cell/>
          <table:table-cell office:value-type="float" office:value="298" calcext:value-type="float">
            <text:p>298</text:p>
          </table:table-cell>
          <table:table-cell office:value-type="string" calcext:value-type="string">
            <text:p>Pan, pasta, cereales, azúcar y dulces</text:p>
          </table:table-cell>
          <table:table-cell table:style-name="ce15" office:value-type="string" calcext:value-type="string">
            <text:p>Arroz Blanco</text:p>
          </table:table-cell>
          <table:table-cell table:style-name="ce15" office:value-type="float" office:value="6" calcext:value-type="float">
            <text:p>6</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295]*[.L295]/100" office:value-type="float" office:value="457.5" calcext:value-type="float">
            <text:p>457,5</text:p>
          </table:table-cell>
          <table:table-cell table:style-name="ce16" table:formula="of:=[.K295]*[.M295]*4/100" office:value-type="float" office:value="33" calcext:value-type="float">
            <text:p>33</text:p>
          </table:table-cell>
          <table:table-cell table:style-name="ce16" table:formula="of:=[.K295]*[.O295]*4/100" office:value-type="float" office:value="408" calcext:value-type="float">
            <text:p>408</text:p>
          </table:table-cell>
          <table:table-cell table:style-name="ce15" office:value-type="float" office:value="125" calcext:value-type="float">
            <text:p>125</text:p>
          </table:table-cell>
          <table:table-cell table:style-name="ce15" office:value-type="float" office:value="366" calcext:value-type="float">
            <text:p>366</text:p>
          </table:table-cell>
          <table:table-cell table:style-name="ce25" office:value-type="float" office:value="6.6" calcext:value-type="float">
            <text:p>6.6</text:p>
          </table:table-cell>
          <table:table-cell table:style-name="ce25" office:value-type="float" office:value="0.9" calcext:value-type="float">
            <text:p>0.9</text:p>
          </table:table-cell>
          <table:table-cell table:style-name="ce25" office:value-type="float" office:value="81.6" calcext:value-type="float">
            <text:p>81.6</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95]);&quot; &quot;;&quot;-&quot;);&quot;á&quot;;&quot;a&quot;);&quot;é&quot;;&quot;e&quot;);&quot;í&quot;;&quot;i&quot;);&quot;ó&quot;;&quot;o&quot;);&quot;ú&quot;;&quot;u&quot;)" office:value-type="string" office:string-value="arroz-blanco" calcext:value-type="string">
            <text:p>arroz-blanco</text:p>
          </table:table-cell>
          <table:table-cell table:style-name="ce31" table:formula="of:=CONCATENATE(&quot;(alimento (id &quot;;[.B295];&quot;) (nombre &quot;;[.U295];&quot;) (grupo &quot;;[.E295];&quot;) (veces &quot;;[.F295];&quot;) (tipo &quot;;[.G295];&quot;) (racion &quot;;[.K295];&quot;) (kcal &quot;;[.L295];&quot;) (proteinas &quot;;[.M295];&quot;) (grasas &quot;;[.N295];&quot;) (hidratos &quot;;[.O295];&quot;) (desayuno &quot;;[.P295];&quot;) (almuerzo &quot;;[.Q295];&quot;) (comida &quot;;[.R295];&quot;) (merienda &quot;;[.S295];&quot;) (cena &quot;;[.T295];&quot;))&quot;)" office:value-type="string" office:string-value="(alimento (id 298) (nombre arroz-blanco) (grupo 6) (veces 1) (tipo energeticos) (racion 125) (kcal 366) (proteinas 6,6) (grasas 0,9) (hidratos 81,6) (desayuno no) (almuerzo si) (comida si) (merienda no) (cena no))" calcext:value-type="string">
            <text:p>(alimento (id 298) (nombre arroz-blanco) (grupo 6) (veces 1) (tipo energeticos) (racion 125) (kcal 366) (proteinas 6,6) (grasas 0,9) (hidratos 81,6) (desayuno no) (almuerzo si) (comida si) (merienda no) (cena no))</text:p>
          </table:table-cell>
          <table:table-cell table:formula="of:=SUBSTITUTE([.V295];&quot;,&quot;;&quot;.&quot;)" office:value-type="string" office:string-value="(alimento (id 298) (nombre arroz-blanco) (grupo 6) (veces 1) (tipo energeticos) (racion 125) (kcal 366) (proteinas 6.6) (grasas 0.9) (hidratos 81.6) (desayuno no) (almuerzo si) (comida si) (merienda no) (cena no))" calcext:value-type="string">
            <text:p>(alimento (id 298) (nombre arroz-blanco) (grupo 6) (veces 1) (tipo energeticos) (racion 125) (kcal 366) (proteinas 6.6) (grasas 0.9) (hidratos 81.6) (desayuno no) (almuerzo si) (comida si) (merienda no) (cena no))</text:p>
          </table:table-cell>
          <table:table-cell table:number-columns-repeated="1001"/>
        </table:table-row>
        <table:table-row table:style-name="ro1">
          <table:table-cell/>
          <table:table-cell office:value-type="float" office:value="299" calcext:value-type="float">
            <text:p>299</text:p>
          </table:table-cell>
          <table:table-cell office:value-type="string" calcext:value-type="string">
            <text:p>Pan, pasta, cereales, azúcar y dulces</text:p>
          </table:table-cell>
          <table:table-cell table:style-name="ce15" office:value-type="string" calcext:value-type="string">
            <text:p>Arroz Blanco</text:p>
          </table:table-cell>
          <table:table-cell table:style-name="ce15" office:value-type="float" office:value="6" calcext:value-type="float">
            <text:p>6</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296]*[.L296]/100" office:value-type="float" office:value="549" calcext:value-type="float">
            <text:p>549</text:p>
          </table:table-cell>
          <table:table-cell table:style-name="ce16" table:formula="of:=[.K296]*[.M296]*4/100" office:value-type="float" office:value="39.6" calcext:value-type="float">
            <text:p>39,6</text:p>
          </table:table-cell>
          <table:table-cell table:style-name="ce16" table:formula="of:=[.K296]*[.O296]*4/100" office:value-type="float" office:value="489.6" calcext:value-type="float">
            <text:p>489,6</text:p>
          </table:table-cell>
          <table:table-cell table:style-name="ce15" office:value-type="float" office:value="150" calcext:value-type="float">
            <text:p>150</text:p>
          </table:table-cell>
          <table:table-cell table:style-name="ce15" office:value-type="float" office:value="366" calcext:value-type="float">
            <text:p>366</text:p>
          </table:table-cell>
          <table:table-cell table:style-name="ce25" office:value-type="float" office:value="6.6" calcext:value-type="float">
            <text:p>6.6</text:p>
          </table:table-cell>
          <table:table-cell table:style-name="ce25" office:value-type="float" office:value="0.9" calcext:value-type="float">
            <text:p>0.9</text:p>
          </table:table-cell>
          <table:table-cell table:style-name="ce25" office:value-type="float" office:value="81.6" calcext:value-type="float">
            <text:p>81.6</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96]);&quot; &quot;;&quot;-&quot;);&quot;á&quot;;&quot;a&quot;);&quot;é&quot;;&quot;e&quot;);&quot;í&quot;;&quot;i&quot;);&quot;ó&quot;;&quot;o&quot;);&quot;ú&quot;;&quot;u&quot;)" office:value-type="string" office:string-value="arroz-blanco" calcext:value-type="string">
            <text:p>arroz-blanco</text:p>
          </table:table-cell>
          <table:table-cell table:style-name="ce31" table:formula="of:=CONCATENATE(&quot;(alimento (id &quot;;[.B296];&quot;) (nombre &quot;;[.U296];&quot;) (grupo &quot;;[.E296];&quot;) (veces &quot;;[.F296];&quot;) (tipo &quot;;[.G296];&quot;) (racion &quot;;[.K296];&quot;) (kcal &quot;;[.L296];&quot;) (proteinas &quot;;[.M296];&quot;) (grasas &quot;;[.N296];&quot;) (hidratos &quot;;[.O296];&quot;) (desayuno &quot;;[.P296];&quot;) (almuerzo &quot;;[.Q296];&quot;) (comida &quot;;[.R296];&quot;) (merienda &quot;;[.S296];&quot;) (cena &quot;;[.T296];&quot;))&quot;)" office:value-type="string" office:string-value="(alimento (id 299) (nombre arroz-blanco) (grupo 6) (veces 1) (tipo energeticos) (racion 150) (kcal 366) (proteinas 6,6) (grasas 0,9) (hidratos 81,6) (desayuno no) (almuerzo si) (comida si) (merienda no) (cena no))" calcext:value-type="string">
            <text:p>(alimento (id 299) (nombre arroz-blanco) (grupo 6) (veces 1) (tipo energeticos) (racion 150) (kcal 366) (proteinas 6,6) (grasas 0,9) (hidratos 81,6) (desayuno no) (almuerzo si) (comida si) (merienda no) (cena no))</text:p>
          </table:table-cell>
          <table:table-cell table:formula="of:=SUBSTITUTE([.V296];&quot;,&quot;;&quot;.&quot;)" office:value-type="string" office:string-value="(alimento (id 299) (nombre arroz-blanco) (grupo 6) (veces 1) (tipo energeticos) (racion 150) (kcal 366) (proteinas 6.6) (grasas 0.9) (hidratos 81.6) (desayuno no) (almuerzo si) (comida si) (merienda no) (cena no))" calcext:value-type="string">
            <text:p>(alimento (id 299) (nombre arroz-blanco) (grupo 6) (veces 1) (tipo energeticos) (racion 150) (kcal 366) (proteinas 6.6) (grasas 0.9) (hidratos 81.6) (desayuno no) (almuerzo si) (comida si) (merienda no) (cena no))</text:p>
          </table:table-cell>
          <table:table-cell table:number-columns-repeated="1001"/>
        </table:table-row>
        <table:table-row table:style-name="ro1">
          <table:table-cell/>
          <table:table-cell office:value-type="float" office:value="300" calcext:value-type="float">
            <text:p>300</text:p>
          </table:table-cell>
          <table:table-cell office:value-type="string" calcext:value-type="string">
            <text:p>Pan, pasta, cereales, azúcar y dulces</text:p>
          </table:table-cell>
          <table:table-cell table:style-name="ce15" office:value-type="string" calcext:value-type="string">
            <text:p>Arroz Blanco</text:p>
          </table:table-cell>
          <table:table-cell table:style-name="ce15" office:value-type="float" office:value="6" calcext:value-type="float">
            <text:p>6</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297]*[.L297]/100" office:value-type="float" office:value="732" calcext:value-type="float">
            <text:p>732</text:p>
          </table:table-cell>
          <table:table-cell table:style-name="ce16" table:formula="of:=[.K297]*[.M297]*4/100" office:value-type="float" office:value="52.8" calcext:value-type="float">
            <text:p>52,8</text:p>
          </table:table-cell>
          <table:table-cell table:style-name="ce16" table:formula="of:=[.K297]*[.O297]*4/100" office:value-type="float" office:value="652.8" calcext:value-type="float">
            <text:p>652,8</text:p>
          </table:table-cell>
          <table:table-cell table:style-name="ce15" office:value-type="float" office:value="200" calcext:value-type="float">
            <text:p>200</text:p>
          </table:table-cell>
          <table:table-cell table:style-name="ce15" office:value-type="float" office:value="366" calcext:value-type="float">
            <text:p>366</text:p>
          </table:table-cell>
          <table:table-cell table:style-name="ce25" office:value-type="float" office:value="6.6" calcext:value-type="float">
            <text:p>6.6</text:p>
          </table:table-cell>
          <table:table-cell table:style-name="ce25" office:value-type="float" office:value="0.9" calcext:value-type="float">
            <text:p>0.9</text:p>
          </table:table-cell>
          <table:table-cell table:style-name="ce25" office:value-type="float" office:value="81.6" calcext:value-type="float">
            <text:p>81.6</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97]);&quot; &quot;;&quot;-&quot;);&quot;á&quot;;&quot;a&quot;);&quot;é&quot;;&quot;e&quot;);&quot;í&quot;;&quot;i&quot;);&quot;ó&quot;;&quot;o&quot;);&quot;ú&quot;;&quot;u&quot;)" office:value-type="string" office:string-value="arroz-blanco" calcext:value-type="string">
            <text:p>arroz-blanco</text:p>
          </table:table-cell>
          <table:table-cell table:style-name="ce31" table:formula="of:=CONCATENATE(&quot;(alimento (id &quot;;[.B297];&quot;) (nombre &quot;;[.U297];&quot;) (grupo &quot;;[.E297];&quot;) (veces &quot;;[.F297];&quot;) (tipo &quot;;[.G297];&quot;) (racion &quot;;[.K297];&quot;) (kcal &quot;;[.L297];&quot;) (proteinas &quot;;[.M297];&quot;) (grasas &quot;;[.N297];&quot;) (hidratos &quot;;[.O297];&quot;) (desayuno &quot;;[.P297];&quot;) (almuerzo &quot;;[.Q297];&quot;) (comida &quot;;[.R297];&quot;) (merienda &quot;;[.S297];&quot;) (cena &quot;;[.T297];&quot;))&quot;)" office:value-type="string" office:string-value="(alimento (id 300) (nombre arroz-blanco) (grupo 6) (veces 1) (tipo energeticos) (racion 200) (kcal 366) (proteinas 6,6) (grasas 0,9) (hidratos 81,6) (desayuno no) (almuerzo si) (comida si) (merienda no) (cena no))" calcext:value-type="string">
            <text:p>(alimento (id 300) (nombre arroz-blanco) (grupo 6) (veces 1) (tipo energeticos) (racion 200) (kcal 366) (proteinas 6,6) (grasas 0,9) (hidratos 81,6) (desayuno no) (almuerzo si) (comida si) (merienda no) (cena no))</text:p>
          </table:table-cell>
          <table:table-cell table:formula="of:=SUBSTITUTE([.V297];&quot;,&quot;;&quot;.&quot;)" office:value-type="string" office:string-value="(alimento (id 300) (nombre arroz-blanco) (grupo 6) (veces 1) (tipo energeticos) (racion 200) (kcal 366) (proteinas 6.6) (grasas 0.9) (hidratos 81.6) (desayuno no) (almuerzo si) (comida si) (merienda no) (cena no))" calcext:value-type="string">
            <text:p>(alimento (id 300) (nombre arroz-blanco) (grupo 6) (veces 1) (tipo energeticos) (racion 200) (kcal 366) (proteinas 6.6) (grasas 0.9) (hidratos 81.6) (desayuno no) (almuerzo si) (comida si) (merienda no) (cena no))</text:p>
          </table:table-cell>
          <table:table-cell table:number-columns-repeated="1001"/>
        </table:table-row>
        <table:table-row table:style-name="ro1">
          <table:table-cell table:style-name="ce12" office:value-type="float" office:value="1" calcext:value-type="float">
            <text:p>1</text:p>
          </table:table-cell>
          <table:table-cell table:style-name="ce12" office:value-type="float" office:value="301" calcext:value-type="float">
            <text:p>301</text:p>
          </table:table-cell>
          <table:table-cell table:style-name="ce12" office:value-type="string" calcext:value-type="string">
            <text:p>Grasas, aceite y mantequilla</text:p>
          </table:table-cell>
          <table:table-cell table:style-name="ce14" office:value-type="string" calcext:value-type="string">
            <text:p>Mantequilla</text:p>
          </table:table-cell>
          <table:table-cell table:style-name="ce14" office:value-type="float" office:value="7" calcext:value-type="float">
            <text:p>7</text:p>
          </table:table-cell>
          <table:table-cell table:style-name="ce16" office:value-type="float" office:value="3" calcext:value-type="float">
            <text:p>3</text:p>
          </table:table-cell>
          <table:table-cell table:style-name="ce14" office:value-type="string" calcext:value-type="string">
            <text:p>energeticos</text:p>
          </table:table-cell>
          <table:table-cell table:style-name="ce14" table:formula="of:=[.K298]*[.L298]/100" office:value-type="float" office:value="37.5" calcext:value-type="float">
            <text:p>37,5</text:p>
          </table:table-cell>
          <table:table-cell table:style-name="ce16" table:formula="of:=[.K298]*[.M298]*4/100" office:value-type="float" office:value="0.12" calcext:value-type="float">
            <text:p>0,12</text:p>
          </table:table-cell>
          <table:table-cell table:style-name="ce16" table:formula="of:=[.K298]*[.O298]*4/100" office:value-type="float" office:value="0.06" calcext:value-type="float">
            <text:p>0,06</text:p>
          </table:table-cell>
          <table:table-cell table:style-name="ce14" office:value-type="float" office:value="5" calcext:value-type="float">
            <text:p>5</text:p>
          </table:table-cell>
          <table:table-cell table:style-name="ce14" office:value-type="float" office:value="750" calcext:value-type="float">
            <text:p>750</text:p>
          </table:table-cell>
          <table:table-cell table:style-name="ce24" office:value-type="float" office:value="0.6" calcext:value-type="float">
            <text:p>0.6</text:p>
          </table:table-cell>
          <table:table-cell table:style-name="ce24" office:value-type="float" office:value="83" calcext:value-type="float">
            <text:p>83</text:p>
          </table:table-cell>
          <table:table-cell table:style-name="ce24" office:value-type="float" office:value="0.3" calcext:value-type="float">
            <text:p>0.3</text:p>
          </table:table-cell>
          <table:table-cell table:number-columns-repeated="3" table:style-name="ce12" office:value-type="string" calcext:value-type="string">
            <text:p>si</text:p>
          </table:table-cell>
          <table:table-cell table:number-columns-repeated="2" table:style-name="ce12" office:value-type="string" calcext:value-type="string">
            <text:p>no</text:p>
          </table:table-cell>
          <table:table-cell table:style-name="ce12" table:formula="of:=SUBSTITUTE(SUBSTITUTE(SUBSTITUTE(SUBSTITUTE(SUBSTITUTE(SUBSTITUTE(LOWER([.D298]);&quot; &quot;;&quot;-&quot;);&quot;á&quot;;&quot;a&quot;);&quot;é&quot;;&quot;e&quot;);&quot;í&quot;;&quot;i&quot;);&quot;ó&quot;;&quot;o&quot;);&quot;ú&quot;;&quot;u&quot;)" office:value-type="string" office:string-value="mantequilla" calcext:value-type="string">
            <text:p>mantequilla</text:p>
          </table:table-cell>
          <table:table-cell table:style-name="ce31" table:formula="of:=CONCATENATE(&quot;(alimento (id &quot;;[.B298];&quot;) (nombre &quot;;[.U298];&quot;) (grupo &quot;;[.E298];&quot;) (veces &quot;;[.F298];&quot;) (tipo &quot;;[.G298];&quot;) (racion &quot;;[.K298];&quot;) (kcal &quot;;[.L298];&quot;) (proteinas &quot;;[.M298];&quot;) (grasas &quot;;[.N298];&quot;) (hidratos &quot;;[.O298];&quot;) (desayuno &quot;;[.P298];&quot;) (almuerzo &quot;;[.Q298];&quot;) (comida &quot;;[.R298];&quot;) (merienda &quot;;[.S298];&quot;) (cena &quot;;[.T298];&quot;))&quot;)" office:value-type="string" office:string-value="(alimento (id 301) (nombre mantequilla) (grupo 7) (veces 3) (tipo energeticos) (racion 5) (kcal 750) (proteinas 0,6) (grasas 83) (hidratos 0,3) (desayuno si) (almuerzo si) (comida si) (merienda no) (cena no))" calcext:value-type="string">
            <text:p>(alimento (id 301) (nombre mantequilla) (grupo 7) (veces 3) (tipo energeticos) (racion 5) (kcal 750) (proteinas 0,6) (grasas 83) (hidratos 0,3) (desayuno si) (almuerzo si) (comida si) (merienda no) (cena no))</text:p>
          </table:table-cell>
          <table:table-cell table:style-name="ce12" table:formula="of:=SUBSTITUTE([.V298];&quot;,&quot;;&quot;.&quot;)" office:value-type="string" office:string-value="(alimento (id 301) (nombre mantequilla) (grupo 7) (veces 3) (tipo energeticos) (racion 5) (kcal 750) (proteinas 0.6) (grasas 83) (hidratos 0.3) (desayuno si) (almuerzo si) (comida si) (merienda no) (cena no))" calcext:value-type="string">
            <text:p>(alimento (id 301) (nombre mantequilla) (grupo 7) (veces 3) (tipo energeticos) (racion 5) (kcal 750) (proteinas 0.6) (grasas 83) (hidratos 0.3) (desayuno si) (almuerzo si) (comida si) (merienda no) (cena no))</text:p>
          </table:table-cell>
          <table:table-cell table:style-name="ce12" table:number-columns-repeated="1001"/>
        </table:table-row>
        <table:table-row table:style-name="ro1">
          <table:table-cell/>
          <table:table-cell office:value-type="float" office:value="302" calcext:value-type="float">
            <text:p>302</text:p>
          </table:table-cell>
          <table:table-cell office:value-type="string" calcext:value-type="string">
            <text:p>Grasas, aceite y mantequilla</text:p>
          </table:table-cell>
          <table:table-cell table:style-name="ce15" office:value-type="string" calcext:value-type="string">
            <text:p>Mantequilla</text:p>
          </table:table-cell>
          <table:table-cell table:style-name="ce15" office:value-type="float" office:value="7" calcext:value-type="float">
            <text:p>7</text:p>
          </table:table-cell>
          <table:table-cell table:style-name="ce16" office:value-type="float" office:value="3" calcext:value-type="float">
            <text:p>3</text:p>
          </table:table-cell>
          <table:table-cell table:style-name="ce15" office:value-type="string" calcext:value-type="string">
            <text:p>energeticos</text:p>
          </table:table-cell>
          <table:table-cell table:style-name="ce15" table:formula="of:=[.K299]*[.L299]/100" office:value-type="float" office:value="75" calcext:value-type="float">
            <text:p>75</text:p>
          </table:table-cell>
          <table:table-cell table:style-name="ce16" table:formula="of:=[.K299]*[.M299]*4/100" office:value-type="float" office:value="0.24" calcext:value-type="float">
            <text:p>0,24</text:p>
          </table:table-cell>
          <table:table-cell table:style-name="ce16" table:formula="of:=[.K299]*[.O299]*4/100" office:value-type="float" office:value="0.12" calcext:value-type="float">
            <text:p>0,12</text:p>
          </table:table-cell>
          <table:table-cell table:style-name="ce15" office:value-type="float" office:value="10" calcext:value-type="float">
            <text:p>10</text:p>
          </table:table-cell>
          <table:table-cell table:style-name="ce15" office:value-type="float" office:value="750" calcext:value-type="float">
            <text:p>750</text:p>
          </table:table-cell>
          <table:table-cell table:style-name="ce25" office:value-type="float" office:value="0.6" calcext:value-type="float">
            <text:p>0.6</text:p>
          </table:table-cell>
          <table:table-cell table:style-name="ce25" office:value-type="float" office:value="83" calcext:value-type="float">
            <text:p>83</text:p>
          </table:table-cell>
          <table:table-cell table:style-name="ce25" office:value-type="float" office:value="0.3" calcext:value-type="float">
            <text:p>0.3</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99]);&quot; &quot;;&quot;-&quot;);&quot;á&quot;;&quot;a&quot;);&quot;é&quot;;&quot;e&quot;);&quot;í&quot;;&quot;i&quot;);&quot;ó&quot;;&quot;o&quot;);&quot;ú&quot;;&quot;u&quot;)" office:value-type="string" office:string-value="mantequilla" calcext:value-type="string">
            <text:p>mantequilla</text:p>
          </table:table-cell>
          <table:table-cell table:style-name="ce31" table:formula="of:=CONCATENATE(&quot;(alimento (id &quot;;[.B299];&quot;) (nombre &quot;;[.U299];&quot;) (grupo &quot;;[.E299];&quot;) (veces &quot;;[.F299];&quot;) (tipo &quot;;[.G299];&quot;) (racion &quot;;[.K299];&quot;) (kcal &quot;;[.L299];&quot;) (proteinas &quot;;[.M299];&quot;) (grasas &quot;;[.N299];&quot;) (hidratos &quot;;[.O299];&quot;) (desayuno &quot;;[.P299];&quot;) (almuerzo &quot;;[.Q299];&quot;) (comida &quot;;[.R299];&quot;) (merienda &quot;;[.S299];&quot;) (cena &quot;;[.T299];&quot;))&quot;)" office:value-type="string" office:string-value="(alimento (id 302) (nombre mantequilla) (grupo 7) (veces 3) (tipo energeticos) (racion 10) (kcal 750) (proteinas 0,6) (grasas 83) (hidratos 0,3) (desayuno si) (almuerzo si) (comida si) (merienda no) (cena no))" calcext:value-type="string">
            <text:p>(alimento (id 302) (nombre mantequilla) (grupo 7) (veces 3) (tipo energeticos) (racion 10) (kcal 750) (proteinas 0,6) (grasas 83) (hidratos 0,3) (desayuno si) (almuerzo si) (comida si) (merienda no) (cena no))</text:p>
          </table:table-cell>
          <table:table-cell table:formula="of:=SUBSTITUTE([.V299];&quot;,&quot;;&quot;.&quot;)" office:value-type="string" office:string-value="(alimento (id 302) (nombre mantequilla) (grupo 7) (veces 3) (tipo energeticos) (racion 10) (kcal 750) (proteinas 0.6) (grasas 83) (hidratos 0.3) (desayuno si) (almuerzo si) (comida si) (merienda no) (cena no))" calcext:value-type="string">
            <text:p>(alimento (id 302) (nombre mantequilla) (grupo 7) (veces 3) (tipo energeticos) (racion 10) (kcal 750) (proteinas 0.6) (grasas 83) (hidratos 0.3) (desayuno si) (almuerzo si) (comida si) (merienda no) (cena no))</text:p>
          </table:table-cell>
          <table:table-cell table:number-columns-repeated="1001"/>
        </table:table-row>
        <table:table-row table:style-name="ro1">
          <table:table-cell/>
          <table:table-cell office:value-type="float" office:value="303" calcext:value-type="float">
            <text:p>303</text:p>
          </table:table-cell>
          <table:table-cell office:value-type="string" calcext:value-type="string">
            <text:p>Grasas, aceite y mantequilla</text:p>
          </table:table-cell>
          <table:table-cell table:style-name="ce15" office:value-type="string" calcext:value-type="string">
            <text:p>Mantequilla</text:p>
          </table:table-cell>
          <table:table-cell table:style-name="ce15" office:value-type="float" office:value="7" calcext:value-type="float">
            <text:p>7</text:p>
          </table:table-cell>
          <table:table-cell table:style-name="ce16" office:value-type="float" office:value="3" calcext:value-type="float">
            <text:p>3</text:p>
          </table:table-cell>
          <table:table-cell table:style-name="ce15" office:value-type="string" calcext:value-type="string">
            <text:p>energeticos</text:p>
          </table:table-cell>
          <table:table-cell table:style-name="ce15" table:formula="of:=[.K300]*[.L300]/100" office:value-type="float" office:value="300" calcext:value-type="float">
            <text:p>300</text:p>
          </table:table-cell>
          <table:table-cell table:style-name="ce16" table:formula="of:=[.K300]*[.M300]*4/100" office:value-type="float" office:value="0.96" calcext:value-type="float">
            <text:p>0,96</text:p>
          </table:table-cell>
          <table:table-cell table:style-name="ce16" table:formula="of:=[.K300]*[.O300]*4/100" office:value-type="float" office:value="0.48" calcext:value-type="float">
            <text:p>0,48</text:p>
          </table:table-cell>
          <table:table-cell table:style-name="ce15" office:value-type="float" office:value="40" calcext:value-type="float">
            <text:p>40</text:p>
          </table:table-cell>
          <table:table-cell table:style-name="ce15" office:value-type="float" office:value="750" calcext:value-type="float">
            <text:p>750</text:p>
          </table:table-cell>
          <table:table-cell table:style-name="ce25" office:value-type="float" office:value="0.6" calcext:value-type="float">
            <text:p>0.6</text:p>
          </table:table-cell>
          <table:table-cell table:style-name="ce25" office:value-type="float" office:value="83" calcext:value-type="float">
            <text:p>83</text:p>
          </table:table-cell>
          <table:table-cell table:style-name="ce25" office:value-type="float" office:value="0.3" calcext:value-type="float">
            <text:p>0.3</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00]);&quot; &quot;;&quot;-&quot;);&quot;á&quot;;&quot;a&quot;);&quot;é&quot;;&quot;e&quot;);&quot;í&quot;;&quot;i&quot;);&quot;ó&quot;;&quot;o&quot;);&quot;ú&quot;;&quot;u&quot;)" office:value-type="string" office:string-value="mantequilla" calcext:value-type="string">
            <text:p>mantequilla</text:p>
          </table:table-cell>
          <table:table-cell table:style-name="ce31" table:formula="of:=CONCATENATE(&quot;(alimento (id &quot;;[.B300];&quot;) (nombre &quot;;[.U300];&quot;) (grupo &quot;;[.E300];&quot;) (veces &quot;;[.F300];&quot;) (tipo &quot;;[.G300];&quot;) (racion &quot;;[.K300];&quot;) (kcal &quot;;[.L300];&quot;) (proteinas &quot;;[.M300];&quot;) (grasas &quot;;[.N300];&quot;) (hidratos &quot;;[.O300];&quot;) (desayuno &quot;;[.P300];&quot;) (almuerzo &quot;;[.Q300];&quot;) (comida &quot;;[.R300];&quot;) (merienda &quot;;[.S300];&quot;) (cena &quot;;[.T300];&quot;))&quot;)" office:value-type="string" office:string-value="(alimento (id 303) (nombre mantequilla) (grupo 7) (veces 3) (tipo energeticos) (racion 40) (kcal 750) (proteinas 0,6) (grasas 83) (hidratos 0,3) (desayuno si) (almuerzo si) (comida si) (merienda no) (cena no))" calcext:value-type="string">
            <text:p>(alimento (id 303) (nombre mantequilla) (grupo 7) (veces 3) (tipo energeticos) (racion 40) (kcal 750) (proteinas 0,6) (grasas 83) (hidratos 0,3) (desayuno si) (almuerzo si) (comida si) (merienda no) (cena no))</text:p>
          </table:table-cell>
          <table:table-cell table:formula="of:=SUBSTITUTE([.V300];&quot;,&quot;;&quot;.&quot;)" office:value-type="string" office:string-value="(alimento (id 303) (nombre mantequilla) (grupo 7) (veces 3) (tipo energeticos) (racion 40) (kcal 750) (proteinas 0.6) (grasas 83) (hidratos 0.3) (desayuno si) (almuerzo si) (comida si) (merienda no) (cena no))" calcext:value-type="string">
            <text:p>(alimento (id 303) (nombre mantequilla) (grupo 7) (veces 3) (tipo energeticos) (racion 40) (kcal 750) (proteinas 0.6) (grasas 83) (hidratos 0.3) (desayuno si) (almuerzo si) (comida si) (merienda no) (cena no))</text:p>
          </table:table-cell>
          <table:table-cell table:number-columns-repeated="1001"/>
        </table:table-row>
        <table:table-row table:style-name="ro1">
          <table:table-cell/>
          <table:table-cell office:value-type="float" office:value="304" calcext:value-type="float">
            <text:p>304</text:p>
          </table:table-cell>
          <table:table-cell office:value-type="string" calcext:value-type="string">
            <text:p>Grasas, aceite y mantequilla</text:p>
          </table:table-cell>
          <table:table-cell table:style-name="ce15" office:value-type="string" calcext:value-type="string">
            <text:p>Mantequilla</text:p>
          </table:table-cell>
          <table:table-cell table:style-name="ce15" office:value-type="float" office:value="7" calcext:value-type="float">
            <text:p>7</text:p>
          </table:table-cell>
          <table:table-cell table:style-name="ce16" office:value-type="float" office:value="3" calcext:value-type="float">
            <text:p>3</text:p>
          </table:table-cell>
          <table:table-cell table:style-name="ce15" office:value-type="string" calcext:value-type="string">
            <text:p>energeticos</text:p>
          </table:table-cell>
          <table:table-cell table:style-name="ce15" table:formula="of:=[.K301]*[.L301]/100" office:value-type="float" office:value="225" calcext:value-type="float">
            <text:p>225</text:p>
          </table:table-cell>
          <table:table-cell table:style-name="ce16" table:formula="of:=[.K301]*[.M301]*4/100" office:value-type="float" office:value="0.72" calcext:value-type="float">
            <text:p>0,72</text:p>
          </table:table-cell>
          <table:table-cell table:style-name="ce16" table:formula="of:=[.K301]*[.O301]*4/100" office:value-type="float" office:value="0.36" calcext:value-type="float">
            <text:p>0,36</text:p>
          </table:table-cell>
          <table:table-cell table:style-name="ce15" office:value-type="float" office:value="30" calcext:value-type="float">
            <text:p>30</text:p>
          </table:table-cell>
          <table:table-cell table:style-name="ce15" office:value-type="float" office:value="750" calcext:value-type="float">
            <text:p>750</text:p>
          </table:table-cell>
          <table:table-cell table:style-name="ce25" office:value-type="float" office:value="0.6" calcext:value-type="float">
            <text:p>0.6</text:p>
          </table:table-cell>
          <table:table-cell table:style-name="ce25" office:value-type="float" office:value="83" calcext:value-type="float">
            <text:p>83</text:p>
          </table:table-cell>
          <table:table-cell table:style-name="ce25" office:value-type="float" office:value="0.3" calcext:value-type="float">
            <text:p>0.3</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01]);&quot; &quot;;&quot;-&quot;);&quot;á&quot;;&quot;a&quot;);&quot;é&quot;;&quot;e&quot;);&quot;í&quot;;&quot;i&quot;);&quot;ó&quot;;&quot;o&quot;);&quot;ú&quot;;&quot;u&quot;)" office:value-type="string" office:string-value="mantequilla" calcext:value-type="string">
            <text:p>mantequilla</text:p>
          </table:table-cell>
          <table:table-cell table:style-name="ce31" table:formula="of:=CONCATENATE(&quot;(alimento (id &quot;;[.B301];&quot;) (nombre &quot;;[.U301];&quot;) (grupo &quot;;[.E301];&quot;) (veces &quot;;[.F301];&quot;) (tipo &quot;;[.G301];&quot;) (racion &quot;;[.K301];&quot;) (kcal &quot;;[.L301];&quot;) (proteinas &quot;;[.M301];&quot;) (grasas &quot;;[.N301];&quot;) (hidratos &quot;;[.O301];&quot;) (desayuno &quot;;[.P301];&quot;) (almuerzo &quot;;[.Q301];&quot;) (comida &quot;;[.R301];&quot;) (merienda &quot;;[.S301];&quot;) (cena &quot;;[.T301];&quot;))&quot;)" office:value-type="string" office:string-value="(alimento (id 304) (nombre mantequilla) (grupo 7) (veces 3) (tipo energeticos) (racion 30) (kcal 750) (proteinas 0,6) (grasas 83) (hidratos 0,3) (desayuno si) (almuerzo si) (comida si) (merienda no) (cena no))" calcext:value-type="string">
            <text:p>(alimento (id 304) (nombre mantequilla) (grupo 7) (veces 3) (tipo energeticos) (racion 30) (kcal 750) (proteinas 0,6) (grasas 83) (hidratos 0,3) (desayuno si) (almuerzo si) (comida si) (merienda no) (cena no))</text:p>
          </table:table-cell>
          <table:table-cell table:formula="of:=SUBSTITUTE([.V301];&quot;,&quot;;&quot;.&quot;)" office:value-type="string" office:string-value="(alimento (id 304) (nombre mantequilla) (grupo 7) (veces 3) (tipo energeticos) (racion 30) (kcal 750) (proteinas 0.6) (grasas 83) (hidratos 0.3) (desayuno si) (almuerzo si) (comida si) (merienda no) (cena no))" calcext:value-type="string">
            <text:p>(alimento (id 304) (nombre mantequilla) (grupo 7) (veces 3) (tipo energeticos) (racion 30) (kcal 750) (proteinas 0.6) (grasas 83) (hidratos 0.3) (desayuno si) (almuerzo si) (comida si) (merienda no) (cena no))</text:p>
          </table:table-cell>
          <table:table-cell table:number-columns-repeated="1001"/>
        </table:table-row>
        <table:table-row table:style-name="ro1">
          <table:table-cell/>
          <table:table-cell office:value-type="float" office:value="305" calcext:value-type="float">
            <text:p>305</text:p>
          </table:table-cell>
          <table:table-cell office:value-type="string" calcext:value-type="string">
            <text:p>Grasas, aceite y mantequilla</text:p>
          </table:table-cell>
          <table:table-cell table:style-name="ce15" office:value-type="string" calcext:value-type="string">
            <text:p>Mantequilla</text:p>
          </table:table-cell>
          <table:table-cell table:style-name="ce15" office:value-type="float" office:value="7" calcext:value-type="float">
            <text:p>7</text:p>
          </table:table-cell>
          <table:table-cell table:style-name="ce16" office:value-type="float" office:value="3" calcext:value-type="float">
            <text:p>3</text:p>
          </table:table-cell>
          <table:table-cell table:style-name="ce15" office:value-type="string" calcext:value-type="string">
            <text:p>energeticos</text:p>
          </table:table-cell>
          <table:table-cell table:style-name="ce15" table:formula="of:=[.K302]*[.L302]/100" office:value-type="float" office:value="150" calcext:value-type="float">
            <text:p>150</text:p>
          </table:table-cell>
          <table:table-cell table:style-name="ce16" table:formula="of:=[.K302]*[.M302]*4/100" office:value-type="float" office:value="0.48" calcext:value-type="float">
            <text:p>0,48</text:p>
          </table:table-cell>
          <table:table-cell table:style-name="ce16" table:formula="of:=[.K302]*[.O302]*4/100" office:value-type="float" office:value="0.24" calcext:value-type="float">
            <text:p>0,24</text:p>
          </table:table-cell>
          <table:table-cell table:style-name="ce15" office:value-type="float" office:value="20" calcext:value-type="float">
            <text:p>20</text:p>
          </table:table-cell>
          <table:table-cell table:style-name="ce15" office:value-type="float" office:value="750" calcext:value-type="float">
            <text:p>750</text:p>
          </table:table-cell>
          <table:table-cell table:style-name="ce25" office:value-type="float" office:value="0.6" calcext:value-type="float">
            <text:p>0.6</text:p>
          </table:table-cell>
          <table:table-cell table:style-name="ce25" office:value-type="float" office:value="83" calcext:value-type="float">
            <text:p>83</text:p>
          </table:table-cell>
          <table:table-cell table:style-name="ce25" office:value-type="float" office:value="0.3" calcext:value-type="float">
            <text:p>0.3</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02]);&quot; &quot;;&quot;-&quot;);&quot;á&quot;;&quot;a&quot;);&quot;é&quot;;&quot;e&quot;);&quot;í&quot;;&quot;i&quot;);&quot;ó&quot;;&quot;o&quot;);&quot;ú&quot;;&quot;u&quot;)" office:value-type="string" office:string-value="mantequilla" calcext:value-type="string">
            <text:p>mantequilla</text:p>
          </table:table-cell>
          <table:table-cell table:style-name="ce31" table:formula="of:=CONCATENATE(&quot;(alimento (id &quot;;[.B302];&quot;) (nombre &quot;;[.U302];&quot;) (grupo &quot;;[.E302];&quot;) (veces &quot;;[.F302];&quot;) (tipo &quot;;[.G302];&quot;) (racion &quot;;[.K302];&quot;) (kcal &quot;;[.L302];&quot;) (proteinas &quot;;[.M302];&quot;) (grasas &quot;;[.N302];&quot;) (hidratos &quot;;[.O302];&quot;) (desayuno &quot;;[.P302];&quot;) (almuerzo &quot;;[.Q302];&quot;) (comida &quot;;[.R302];&quot;) (merienda &quot;;[.S302];&quot;) (cena &quot;;[.T302];&quot;))&quot;)" office:value-type="string" office:string-value="(alimento (id 305) (nombre mantequilla) (grupo 7) (veces 3) (tipo energeticos) (racion 20) (kcal 750) (proteinas 0,6) (grasas 83) (hidratos 0,3) (desayuno si) (almuerzo si) (comida si) (merienda no) (cena no))" calcext:value-type="string">
            <text:p>(alimento (id 305) (nombre mantequilla) (grupo 7) (veces 3) (tipo energeticos) (racion 20) (kcal 750) (proteinas 0,6) (grasas 83) (hidratos 0,3) (desayuno si) (almuerzo si) (comida si) (merienda no) (cena no))</text:p>
          </table:table-cell>
          <table:table-cell table:formula="of:=SUBSTITUTE([.V302];&quot;,&quot;;&quot;.&quot;)" office:value-type="string" office:string-value="(alimento (id 305) (nombre mantequilla) (grupo 7) (veces 3) (tipo energeticos) (racion 20) (kcal 750) (proteinas 0.6) (grasas 83) (hidratos 0.3) (desayuno si) (almuerzo si) (comida si) (merienda no) (cena no))" calcext:value-type="string">
            <text:p>(alimento (id 305) (nombre mantequilla) (grupo 7) (veces 3) (tipo energeticos) (racion 20) (kcal 750) (proteinas 0.6) (grasas 83) (hidratos 0.3) (desayuno si) (almuerzo si) (comida si) (merienda no) (cena no))</text:p>
          </table:table-cell>
          <table:table-cell table:number-columns-repeated="1001"/>
        </table:table-row>
        <table:table-row table:style-name="ro1">
          <table:table-cell/>
          <table:table-cell office:value-type="float" office:value="306" calcext:value-type="float">
            <text:p>306</text:p>
          </table:table-cell>
          <table:table-cell office:value-type="string" calcext:value-type="string">
            <text:p>Grasas, aceite y mantequilla</text:p>
          </table:table-cell>
          <table:table-cell table:style-name="ce15" office:value-type="string" calcext:value-type="string">
            <text:p>Nata liquid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03]*[.L303]/100" office:value-type="float" office:value="232.1" calcext:value-type="float">
            <text:p>232,1</text:p>
          </table:table-cell>
          <table:table-cell table:style-name="ce16" table:formula="of:=[.K303]*[.M303]*4/100" office:value-type="float" office:value="3.74" calcext:value-type="float">
            <text:p>3,74</text:p>
          </table:table-cell>
          <table:table-cell table:style-name="ce16" table:formula="of:=[.K303]*[.O303]*4/100" office:value-type="float" office:value="5.5" calcext:value-type="float">
            <text:p>5,5</text:p>
          </table:table-cell>
          <table:table-cell table:style-name="ce15" office:value-type="float" office:value="55" calcext:value-type="float">
            <text:p>55</text:p>
          </table:table-cell>
          <table:table-cell table:style-name="ce15" office:value-type="float" office:value="422" calcext:value-type="float">
            <text:p>422</text:p>
          </table:table-cell>
          <table:table-cell table:style-name="ce25" office:value-type="float" office:value="1.7" calcext:value-type="float">
            <text:p>1.7</text:p>
          </table:table-cell>
          <table:table-cell table:style-name="ce25" office:value-type="float" office:value="45" calcext:value-type="float">
            <text:p>45</text:p>
          </table:table-cell>
          <table:table-cell table:style-name="ce25" office:value-type="float" office:value="2.5" calcext:value-type="float">
            <text:p>2.5</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03]);&quot; &quot;;&quot;-&quot;);&quot;á&quot;;&quot;a&quot;);&quot;é&quot;;&quot;e&quot;);&quot;í&quot;;&quot;i&quot;);&quot;ó&quot;;&quot;o&quot;);&quot;ú&quot;;&quot;u&quot;)" office:value-type="string" office:string-value="nata-liquida" calcext:value-type="string">
            <text:p>nata-liquida</text:p>
          </table:table-cell>
          <table:table-cell table:style-name="ce31" table:formula="of:=CONCATENATE(&quot;(alimento (id &quot;;[.B303];&quot;) (nombre &quot;;[.U303];&quot;) (grupo &quot;;[.E303];&quot;) (veces &quot;;[.F303];&quot;) (tipo &quot;;[.G303];&quot;) (racion &quot;;[.K303];&quot;) (kcal &quot;;[.L303];&quot;) (proteinas &quot;;[.M303];&quot;) (grasas &quot;;[.N303];&quot;) (hidratos &quot;;[.O303];&quot;) (desayuno &quot;;[.P303];&quot;) (almuerzo &quot;;[.Q303];&quot;) (comida &quot;;[.R303];&quot;) (merienda &quot;;[.S303];&quot;) (cena &quot;;[.T303];&quot;))&quot;)" office:value-type="string" office:string-value="(alimento (id 306) (nombre nata-liquida) (grupo 7) (veces 1) (tipo energeticos) (racion 55) (kcal 422) (proteinas 1,7) (grasas 45) (hidratos 2,5) (desayuno no) (almuerzo si) (comida si) (merienda no) (cena no))" calcext:value-type="string">
            <text:p>(alimento (id 306) (nombre nata-liquida) (grupo 7) (veces 1) (tipo energeticos) (racion 55) (kcal 422) (proteinas 1,7) (grasas 45) (hidratos 2,5) (desayuno no) (almuerzo si) (comida si) (merienda no) (cena no))</text:p>
          </table:table-cell>
          <table:table-cell table:formula="of:=SUBSTITUTE([.V303];&quot;,&quot;;&quot;.&quot;)" office:value-type="string" office:string-value="(alimento (id 306) (nombre nata-liquida) (grupo 7) (veces 1) (tipo energeticos) (racion 55) (kcal 422) (proteinas 1.7) (grasas 45) (hidratos 2.5) (desayuno no) (almuerzo si) (comida si) (merienda no) (cena no))" calcext:value-type="string">
            <text:p>(alimento (id 306) (nombre nata-liquida) (grupo 7) (veces 1) (tipo energeticos) (racion 55) (kcal 422) (proteinas 1.7) (grasas 45) (hidratos 2.5) (desayuno no) (almuerzo si) (comida si) (merienda no) (cena no))</text:p>
          </table:table-cell>
          <table:table-cell table:number-columns-repeated="1001"/>
        </table:table-row>
        <table:table-row table:style-name="ro1">
          <table:table-cell table:style-name="ce12" office:value-type="float" office:value="2" calcext:value-type="float">
            <text:p>2</text:p>
          </table:table-cell>
          <table:table-cell table:style-name="ce12" office:value-type="float" office:value="307" calcext:value-type="float">
            <text:p>307</text:p>
          </table:table-cell>
          <table:table-cell table:style-name="ce12" office:value-type="string" calcext:value-type="string">
            <text:p>Grasas, aceite y mantequilla</text:p>
          </table:table-cell>
          <table:table-cell table:style-name="ce14" office:value-type="string" calcext:value-type="string">
            <text:p>Nata liquida</text:p>
          </table:table-cell>
          <table:table-cell table:style-name="ce14" office:value-type="float" office:value="7" calcext:value-type="float">
            <text:p>7</text:p>
          </table:table-cell>
          <table:table-cell table:style-name="ce16" office:value-type="float" office:value="1" calcext:value-type="float">
            <text:p>1</text:p>
          </table:table-cell>
          <table:table-cell table:style-name="ce14" office:value-type="string" calcext:value-type="string">
            <text:p>energeticos</text:p>
          </table:table-cell>
          <table:table-cell table:style-name="ce14" table:formula="of:=[.K304]*[.L304]/100" office:value-type="float" office:value="168.8" calcext:value-type="float">
            <text:p>168,8</text:p>
          </table:table-cell>
          <table:table-cell table:style-name="ce16" table:formula="of:=[.K304]*[.M304]*4/100" office:value-type="float" office:value="2.72" calcext:value-type="float">
            <text:p>2,72</text:p>
          </table:table-cell>
          <table:table-cell table:style-name="ce16" table:formula="of:=[.K304]*[.O304]*4/100" office:value-type="float" office:value="4" calcext:value-type="float">
            <text:p>4</text:p>
          </table:table-cell>
          <table:table-cell table:style-name="ce14" office:value-type="float" office:value="40" calcext:value-type="float">
            <text:p>40</text:p>
          </table:table-cell>
          <table:table-cell table:style-name="ce14" office:value-type="float" office:value="422" calcext:value-type="float">
            <text:p>422</text:p>
          </table:table-cell>
          <table:table-cell table:style-name="ce24" office:value-type="float" office:value="1.7" calcext:value-type="float">
            <text:p>1.7</text:p>
          </table:table-cell>
          <table:table-cell table:style-name="ce24" office:value-type="float" office:value="45" calcext:value-type="float">
            <text:p>45</text:p>
          </table:table-cell>
          <table:table-cell table:style-name="ce24" office:value-type="float" office:value="2.5" calcext:value-type="float">
            <text:p>2.5</text:p>
          </table:table-cell>
          <table:table-cell table:style-name="ce12" office:value-type="string" calcext:value-type="string">
            <text:p>no</text:p>
          </table:table-cell>
          <table:table-cell table:number-columns-repeated="2" table:style-name="ce12" office:value-type="string" calcext:value-type="string">
            <text:p>si</text:p>
          </table:table-cell>
          <table:table-cell table:number-columns-repeated="2" table:style-name="ce12" office:value-type="string" calcext:value-type="string">
            <text:p>no</text:p>
          </table:table-cell>
          <table:table-cell table:style-name="ce12" table:formula="of:=SUBSTITUTE(SUBSTITUTE(SUBSTITUTE(SUBSTITUTE(SUBSTITUTE(SUBSTITUTE(LOWER([.D304]);&quot; &quot;;&quot;-&quot;);&quot;á&quot;;&quot;a&quot;);&quot;é&quot;;&quot;e&quot;);&quot;í&quot;;&quot;i&quot;);&quot;ó&quot;;&quot;o&quot;);&quot;ú&quot;;&quot;u&quot;)" office:value-type="string" office:string-value="nata-liquida" calcext:value-type="string">
            <text:p>nata-liquida</text:p>
          </table:table-cell>
          <table:table-cell table:style-name="ce31" table:formula="of:=CONCATENATE(&quot;(alimento (id &quot;;[.B304];&quot;) (nombre &quot;;[.U304];&quot;) (grupo &quot;;[.E304];&quot;) (veces &quot;;[.F304];&quot;) (tipo &quot;;[.G304];&quot;) (racion &quot;;[.K304];&quot;) (kcal &quot;;[.L304];&quot;) (proteinas &quot;;[.M304];&quot;) (grasas &quot;;[.N304];&quot;) (hidratos &quot;;[.O304];&quot;) (desayuno &quot;;[.P304];&quot;) (almuerzo &quot;;[.Q304];&quot;) (comida &quot;;[.R304];&quot;) (merienda &quot;;[.S304];&quot;) (cena &quot;;[.T304];&quot;))&quot;)" office:value-type="string" office:string-value="(alimento (id 307) (nombre nata-liquida) (grupo 7) (veces 1) (tipo energeticos) (racion 40) (kcal 422) (proteinas 1,7) (grasas 45) (hidratos 2,5) (desayuno no) (almuerzo si) (comida si) (merienda no) (cena no))" calcext:value-type="string">
            <text:p>(alimento (id 307) (nombre nata-liquida) (grupo 7) (veces 1) (tipo energeticos) (racion 40) (kcal 422) (proteinas 1,7) (grasas 45) (hidratos 2,5) (desayuno no) (almuerzo si) (comida si) (merienda no) (cena no))</text:p>
          </table:table-cell>
          <table:table-cell table:style-name="ce12" table:formula="of:=SUBSTITUTE([.V304];&quot;,&quot;;&quot;.&quot;)" office:value-type="string" office:string-value="(alimento (id 307) (nombre nata-liquida) (grupo 7) (veces 1) (tipo energeticos) (racion 40) (kcal 422) (proteinas 1.7) (grasas 45) (hidratos 2.5) (desayuno no) (almuerzo si) (comida si) (merienda no) (cena no))" calcext:value-type="string">
            <text:p>(alimento (id 307) (nombre nata-liquida) (grupo 7) (veces 1) (tipo energeticos) (racion 40) (kcal 422) (proteinas 1.7) (grasas 45) (hidratos 2.5) (desayuno no) (almuerzo si) (comida si) (merienda no) (cena no))</text:p>
          </table:table-cell>
          <table:table-cell table:style-name="ce12" table:number-columns-repeated="1001"/>
        </table:table-row>
        <table:table-row table:style-name="ro1">
          <table:table-cell/>
          <table:table-cell office:value-type="float" office:value="308" calcext:value-type="float">
            <text:p>308</text:p>
          </table:table-cell>
          <table:table-cell office:value-type="string" calcext:value-type="string">
            <text:p>Grasas, aceite y mantequilla</text:p>
          </table:table-cell>
          <table:table-cell table:style-name="ce15" office:value-type="string" calcext:value-type="string">
            <text:p>Nata liquid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05]*[.L305]/100" office:value-type="float" office:value="189.9" calcext:value-type="float">
            <text:p>189,9</text:p>
          </table:table-cell>
          <table:table-cell table:style-name="ce16" table:formula="of:=[.K305]*[.M305]*4/100" office:value-type="float" office:value="3.06" calcext:value-type="float">
            <text:p>3,06</text:p>
          </table:table-cell>
          <table:table-cell table:style-name="ce16" table:formula="of:=[.K305]*[.O305]*4/100" office:value-type="float" office:value="4.5" calcext:value-type="float">
            <text:p>4,5</text:p>
          </table:table-cell>
          <table:table-cell table:style-name="ce15" office:value-type="float" office:value="45" calcext:value-type="float">
            <text:p>45</text:p>
          </table:table-cell>
          <table:table-cell table:style-name="ce15" office:value-type="float" office:value="422" calcext:value-type="float">
            <text:p>422</text:p>
          </table:table-cell>
          <table:table-cell table:style-name="ce25" office:value-type="float" office:value="1.7" calcext:value-type="float">
            <text:p>1.7</text:p>
          </table:table-cell>
          <table:table-cell table:style-name="ce25" office:value-type="float" office:value="45" calcext:value-type="float">
            <text:p>45</text:p>
          </table:table-cell>
          <table:table-cell table:style-name="ce25" office:value-type="float" office:value="2.5" calcext:value-type="float">
            <text:p>2.5</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05]);&quot; &quot;;&quot;-&quot;);&quot;á&quot;;&quot;a&quot;);&quot;é&quot;;&quot;e&quot;);&quot;í&quot;;&quot;i&quot;);&quot;ó&quot;;&quot;o&quot;);&quot;ú&quot;;&quot;u&quot;)" office:value-type="string" office:string-value="nata-liquida" calcext:value-type="string">
            <text:p>nata-liquida</text:p>
          </table:table-cell>
          <table:table-cell table:style-name="ce31" table:formula="of:=CONCATENATE(&quot;(alimento (id &quot;;[.B305];&quot;) (nombre &quot;;[.U305];&quot;) (grupo &quot;;[.E305];&quot;) (veces &quot;;[.F305];&quot;) (tipo &quot;;[.G305];&quot;) (racion &quot;;[.K305];&quot;) (kcal &quot;;[.L305];&quot;) (proteinas &quot;;[.M305];&quot;) (grasas &quot;;[.N305];&quot;) (hidratos &quot;;[.O305];&quot;) (desayuno &quot;;[.P305];&quot;) (almuerzo &quot;;[.Q305];&quot;) (comida &quot;;[.R305];&quot;) (merienda &quot;;[.S305];&quot;) (cena &quot;;[.T305];&quot;))&quot;)" office:value-type="string" office:string-value="(alimento (id 308) (nombre nata-liquida) (grupo 7) (veces 1) (tipo energeticos) (racion 45) (kcal 422) (proteinas 1,7) (grasas 45) (hidratos 2,5) (desayuno no) (almuerzo si) (comida si) (merienda no) (cena no))" calcext:value-type="string">
            <text:p>(alimento (id 308) (nombre nata-liquida) (grupo 7) (veces 1) (tipo energeticos) (racion 45) (kcal 422) (proteinas 1,7) (grasas 45) (hidratos 2,5) (desayuno no) (almuerzo si) (comida si) (merienda no) (cena no))</text:p>
          </table:table-cell>
          <table:table-cell table:formula="of:=SUBSTITUTE([.V305];&quot;,&quot;;&quot;.&quot;)" office:value-type="string" office:string-value="(alimento (id 308) (nombre nata-liquida) (grupo 7) (veces 1) (tipo energeticos) (racion 45) (kcal 422) (proteinas 1.7) (grasas 45) (hidratos 2.5) (desayuno no) (almuerzo si) (comida si) (merienda no) (cena no))" calcext:value-type="string">
            <text:p>(alimento (id 308) (nombre nata-liquida) (grupo 7) (veces 1) (tipo energeticos) (racion 45) (kcal 422) (proteinas 1.7) (grasas 45) (hidratos 2.5) (desayuno no) (almuerzo si) (comida si) (merienda no) (cena no))</text:p>
          </table:table-cell>
          <table:table-cell table:number-columns-repeated="1001"/>
        </table:table-row>
        <table:table-row table:style-name="ro1">
          <table:table-cell/>
          <table:table-cell office:value-type="float" office:value="309" calcext:value-type="float">
            <text:p>309</text:p>
          </table:table-cell>
          <table:table-cell office:value-type="string" calcext:value-type="string">
            <text:p>Grasas, aceite y mantequilla</text:p>
          </table:table-cell>
          <table:table-cell table:style-name="ce15" office:value-type="string" calcext:value-type="string">
            <text:p>Nata liquid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06]*[.L306]/100" office:value-type="float" office:value="253.2" calcext:value-type="float">
            <text:p>253,2</text:p>
          </table:table-cell>
          <table:table-cell table:style-name="ce16" table:formula="of:=[.K306]*[.M306]*4/100" office:value-type="float" office:value="4.08" calcext:value-type="float">
            <text:p>4,08</text:p>
          </table:table-cell>
          <table:table-cell table:style-name="ce16" table:formula="of:=[.K306]*[.O306]*4/100" office:value-type="float" office:value="6" calcext:value-type="float">
            <text:p>6</text:p>
          </table:table-cell>
          <table:table-cell table:style-name="ce15" office:value-type="float" office:value="60" calcext:value-type="float">
            <text:p>60</text:p>
          </table:table-cell>
          <table:table-cell table:style-name="ce15" office:value-type="float" office:value="422" calcext:value-type="float">
            <text:p>422</text:p>
          </table:table-cell>
          <table:table-cell table:style-name="ce25" office:value-type="float" office:value="1.7" calcext:value-type="float">
            <text:p>1.7</text:p>
          </table:table-cell>
          <table:table-cell table:style-name="ce25" office:value-type="float" office:value="45" calcext:value-type="float">
            <text:p>45</text:p>
          </table:table-cell>
          <table:table-cell table:style-name="ce25" office:value-type="float" office:value="2.5" calcext:value-type="float">
            <text:p>2.5</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06]);&quot; &quot;;&quot;-&quot;);&quot;á&quot;;&quot;a&quot;);&quot;é&quot;;&quot;e&quot;);&quot;í&quot;;&quot;i&quot;);&quot;ó&quot;;&quot;o&quot;);&quot;ú&quot;;&quot;u&quot;)" office:value-type="string" office:string-value="nata-liquida" calcext:value-type="string">
            <text:p>nata-liquida</text:p>
          </table:table-cell>
          <table:table-cell table:style-name="ce31" table:formula="of:=CONCATENATE(&quot;(alimento (id &quot;;[.B306];&quot;) (nombre &quot;;[.U306];&quot;) (grupo &quot;;[.E306];&quot;) (veces &quot;;[.F306];&quot;) (tipo &quot;;[.G306];&quot;) (racion &quot;;[.K306];&quot;) (kcal &quot;;[.L306];&quot;) (proteinas &quot;;[.M306];&quot;) (grasas &quot;;[.N306];&quot;) (hidratos &quot;;[.O306];&quot;) (desayuno &quot;;[.P306];&quot;) (almuerzo &quot;;[.Q306];&quot;) (comida &quot;;[.R306];&quot;) (merienda &quot;;[.S306];&quot;) (cena &quot;;[.T306];&quot;))&quot;)" office:value-type="string" office:string-value="(alimento (id 309) (nombre nata-liquida) (grupo 7) (veces 1) (tipo energeticos) (racion 60) (kcal 422) (proteinas 1,7) (grasas 45) (hidratos 2,5) (desayuno no) (almuerzo si) (comida si) (merienda no) (cena no))" calcext:value-type="string">
            <text:p>(alimento (id 309) (nombre nata-liquida) (grupo 7) (veces 1) (tipo energeticos) (racion 60) (kcal 422) (proteinas 1,7) (grasas 45) (hidratos 2,5) (desayuno no) (almuerzo si) (comida si) (merienda no) (cena no))</text:p>
          </table:table-cell>
          <table:table-cell table:formula="of:=SUBSTITUTE([.V306];&quot;,&quot;;&quot;.&quot;)" office:value-type="string" office:string-value="(alimento (id 309) (nombre nata-liquida) (grupo 7) (veces 1) (tipo energeticos) (racion 60) (kcal 422) (proteinas 1.7) (grasas 45) (hidratos 2.5) (desayuno no) (almuerzo si) (comida si) (merienda no) (cena no))" calcext:value-type="string">
            <text:p>(alimento (id 309) (nombre nata-liquida) (grupo 7) (veces 1) (tipo energeticos) (racion 60) (kcal 422) (proteinas 1.7) (grasas 45) (hidratos 2.5) (desayuno no) (almuerzo si) (comida si) (merienda no) (cena no))</text:p>
          </table:table-cell>
          <table:table-cell table:number-columns-repeated="1001"/>
        </table:table-row>
        <table:table-row table:style-name="ro1">
          <table:table-cell/>
          <table:table-cell office:value-type="float" office:value="310" calcext:value-type="float">
            <text:p>310</text:p>
          </table:table-cell>
          <table:table-cell office:value-type="string" calcext:value-type="string">
            <text:p>Grasas, aceite y mantequilla</text:p>
          </table:table-cell>
          <table:table-cell table:style-name="ce15" office:value-type="string" calcext:value-type="string">
            <text:p>Nata liquid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07]*[.L307]/100" office:value-type="float" office:value="211" calcext:value-type="float">
            <text:p>211</text:p>
          </table:table-cell>
          <table:table-cell table:style-name="ce16" table:formula="of:=[.K307]*[.M307]*4/100" office:value-type="float" office:value="3.4" calcext:value-type="float">
            <text:p>3,4</text:p>
          </table:table-cell>
          <table:table-cell table:style-name="ce16" table:formula="of:=[.K307]*[.O307]*4/100" office:value-type="float" office:value="5" calcext:value-type="float">
            <text:p>5</text:p>
          </table:table-cell>
          <table:table-cell table:style-name="ce15" office:value-type="float" office:value="50" calcext:value-type="float">
            <text:p>50</text:p>
          </table:table-cell>
          <table:table-cell table:style-name="ce15" office:value-type="float" office:value="422" calcext:value-type="float">
            <text:p>422</text:p>
          </table:table-cell>
          <table:table-cell table:style-name="ce25" office:value-type="float" office:value="1.7" calcext:value-type="float">
            <text:p>1.7</text:p>
          </table:table-cell>
          <table:table-cell table:style-name="ce25" office:value-type="float" office:value="45" calcext:value-type="float">
            <text:p>45</text:p>
          </table:table-cell>
          <table:table-cell table:style-name="ce25" office:value-type="float" office:value="2.5" calcext:value-type="float">
            <text:p>2.5</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07]);&quot; &quot;;&quot;-&quot;);&quot;á&quot;;&quot;a&quot;);&quot;é&quot;;&quot;e&quot;);&quot;í&quot;;&quot;i&quot;);&quot;ó&quot;;&quot;o&quot;);&quot;ú&quot;;&quot;u&quot;)" office:value-type="string" office:string-value="nata-liquida" calcext:value-type="string">
            <text:p>nata-liquida</text:p>
          </table:table-cell>
          <table:table-cell table:style-name="ce31" table:formula="of:=CONCATENATE(&quot;(alimento (id &quot;;[.B307];&quot;) (nombre &quot;;[.U307];&quot;) (grupo &quot;;[.E307];&quot;) (veces &quot;;[.F307];&quot;) (tipo &quot;;[.G307];&quot;) (racion &quot;;[.K307];&quot;) (kcal &quot;;[.L307];&quot;) (proteinas &quot;;[.M307];&quot;) (grasas &quot;;[.N307];&quot;) (hidratos &quot;;[.O307];&quot;) (desayuno &quot;;[.P307];&quot;) (almuerzo &quot;;[.Q307];&quot;) (comida &quot;;[.R307];&quot;) (merienda &quot;;[.S307];&quot;) (cena &quot;;[.T307];&quot;))&quot;)" office:value-type="string" office:string-value="(alimento (id 310) (nombre nata-liquida) (grupo 7) (veces 1) (tipo energeticos) (racion 50) (kcal 422) (proteinas 1,7) (grasas 45) (hidratos 2,5) (desayuno no) (almuerzo si) (comida si) (merienda no) (cena no))" calcext:value-type="string">
            <text:p>(alimento (id 310) (nombre nata-liquida) (grupo 7) (veces 1) (tipo energeticos) (racion 50) (kcal 422) (proteinas 1,7) (grasas 45) (hidratos 2,5) (desayuno no) (almuerzo si) (comida si) (merienda no) (cena no))</text:p>
          </table:table-cell>
          <table:table-cell table:formula="of:=SUBSTITUTE([.V307];&quot;,&quot;;&quot;.&quot;)" office:value-type="string" office:string-value="(alimento (id 310) (nombre nata-liquida) (grupo 7) (veces 1) (tipo energeticos) (racion 50) (kcal 422) (proteinas 1.7) (grasas 45) (hidratos 2.5) (desayuno no) (almuerzo si) (comida si) (merienda no) (cena no))" calcext:value-type="string">
            <text:p>(alimento (id 310) (nombre nata-liquida) (grupo 7) (veces 1) (tipo energeticos) (racion 50) (kcal 422) (proteinas 1.7) (grasas 45) (hidratos 2.5) (desayuno no) (almuerzo si) (comida si) (merienda no) (cena no))</text:p>
          </table:table-cell>
          <table:table-cell table:number-columns-repeated="1001"/>
        </table:table-row>
        <table:table-row table:style-name="ro1">
          <table:table-cell/>
          <table:table-cell office:value-type="float" office:value="311" calcext:value-type="float">
            <text:p>311</text:p>
          </table:table-cell>
          <table:table-cell office:value-type="string" calcext:value-type="string">
            <text:p>Grasas, aceite y mantequilla</text:p>
          </table:table-cell>
          <table:table-cell table:style-name="ce15" office:value-type="string" calcext:value-type="string">
            <text:p>Margarin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08]*[.L308]/100" office:value-type="float" office:value="448.2" calcext:value-type="float">
            <text:p>448,2</text:p>
          </table:table-cell>
          <table:table-cell table:style-name="ce16" table:formula="of:=[.K308]*[.M308]*4/100" office:value-type="float" office:value="0" calcext:value-type="float">
            <text:p>0</text:p>
          </table:table-cell>
          <table:table-cell table:style-name="ce16" table:formula="of:=[.K308]*[.O308]*4/100" office:value-type="float" office:value="0.72" calcext:value-type="float">
            <text:p>0,72</text:p>
          </table:table-cell>
          <table:table-cell table:style-name="ce15" office:value-type="float" office:value="60" calcext:value-type="float">
            <text:p>60</text:p>
          </table:table-cell>
          <table:table-cell table:style-name="ce15" office:value-type="float" office:value="747" calcext:value-type="float">
            <text:p>747</text:p>
          </table:table-cell>
          <table:table-cell table:style-name="ce25" office:value-type="float" office:value="0" calcext:value-type="float">
            <text:p>0</text:p>
          </table:table-cell>
          <table:table-cell table:style-name="ce25" office:value-type="float" office:value="99" calcext:value-type="float">
            <text:p>99</text:p>
          </table:table-cell>
          <table:table-cell table:style-name="ce25" office:value-type="float" office:value="0.3" calcext:value-type="float">
            <text:p>0.3</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08]);&quot; &quot;;&quot;-&quot;);&quot;á&quot;;&quot;a&quot;);&quot;é&quot;;&quot;e&quot;);&quot;í&quot;;&quot;i&quot;);&quot;ó&quot;;&quot;o&quot;);&quot;ú&quot;;&quot;u&quot;)" office:value-type="string" office:string-value="margarina" calcext:value-type="string">
            <text:p>margarina</text:p>
          </table:table-cell>
          <table:table-cell table:style-name="ce31" table:formula="of:=CONCATENATE(&quot;(alimento (id &quot;;[.B308];&quot;) (nombre &quot;;[.U308];&quot;) (grupo &quot;;[.E308];&quot;) (veces &quot;;[.F308];&quot;) (tipo &quot;;[.G308];&quot;) (racion &quot;;[.K308];&quot;) (kcal &quot;;[.L308];&quot;) (proteinas &quot;;[.M308];&quot;) (grasas &quot;;[.N308];&quot;) (hidratos &quot;;[.O308];&quot;) (desayuno &quot;;[.P308];&quot;) (almuerzo &quot;;[.Q308];&quot;) (comida &quot;;[.R308];&quot;) (merienda &quot;;[.S308];&quot;) (cena &quot;;[.T308];&quot;))&quot;)" office:value-type="string" office:string-value="(alimento (id 311) (nombre margarina) (grupo 7) (veces 1) (tipo energeticos) (racion 60) (kcal 747) (proteinas 0) (grasas 99) (hidratos 0,3) (desayuno si) (almuerzo si) (comida si) (merienda no) (cena no))" calcext:value-type="string">
            <text:p>(alimento (id 311) (nombre margarina) (grupo 7) (veces 1) (tipo energeticos) (racion 60) (kcal 747) (proteinas 0) (grasas 99) (hidratos 0,3) (desayuno si) (almuerzo si) (comida si) (merienda no) (cena no))</text:p>
          </table:table-cell>
          <table:table-cell table:formula="of:=SUBSTITUTE([.V308];&quot;,&quot;;&quot;.&quot;)" office:value-type="string" office:string-value="(alimento (id 311) (nombre margarina) (grupo 7) (veces 1) (tipo energeticos) (racion 60) (kcal 747) (proteinas 0) (grasas 99) (hidratos 0.3) (desayuno si) (almuerzo si) (comida si) (merienda no) (cena no))" calcext:value-type="string">
            <text:p>(alimento (id 311) (nombre margarina) (grupo 7) (veces 1) (tipo energeticos) (racion 60) (kcal 747) (proteinas 0) (grasas 99) (hidratos 0.3) (desayuno si) (almuerzo si) (comida si) (merienda no) (cena no))</text:p>
          </table:table-cell>
          <table:table-cell table:number-columns-repeated="1001"/>
        </table:table-row>
        <table:table-row table:style-name="ro1">
          <table:table-cell/>
          <table:table-cell office:value-type="float" office:value="312" calcext:value-type="float">
            <text:p>312</text:p>
          </table:table-cell>
          <table:table-cell office:value-type="string" calcext:value-type="string">
            <text:p>Grasas, aceite y mantequilla</text:p>
          </table:table-cell>
          <table:table-cell table:style-name="ce15" office:value-type="string" calcext:value-type="string">
            <text:p>Margarin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09]*[.L309]/100" office:value-type="float" office:value="373.5" calcext:value-type="float">
            <text:p>373,5</text:p>
          </table:table-cell>
          <table:table-cell table:style-name="ce16" table:formula="of:=[.K309]*[.M309]*4/100" office:value-type="float" office:value="0" calcext:value-type="float">
            <text:p>0</text:p>
          </table:table-cell>
          <table:table-cell table:style-name="ce16" table:formula="of:=[.K309]*[.O309]*4/100" office:value-type="float" office:value="0.6" calcext:value-type="float">
            <text:p>0,6</text:p>
          </table:table-cell>
          <table:table-cell table:style-name="ce15" office:value-type="float" office:value="50" calcext:value-type="float">
            <text:p>50</text:p>
          </table:table-cell>
          <table:table-cell table:style-name="ce15" office:value-type="float" office:value="747" calcext:value-type="float">
            <text:p>747</text:p>
          </table:table-cell>
          <table:table-cell table:style-name="ce25" office:value-type="float" office:value="0" calcext:value-type="float">
            <text:p>0</text:p>
          </table:table-cell>
          <table:table-cell table:style-name="ce25" office:value-type="float" office:value="99" calcext:value-type="float">
            <text:p>99</text:p>
          </table:table-cell>
          <table:table-cell table:style-name="ce25" office:value-type="float" office:value="0.3" calcext:value-type="float">
            <text:p>0.3</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09]);&quot; &quot;;&quot;-&quot;);&quot;á&quot;;&quot;a&quot;);&quot;é&quot;;&quot;e&quot;);&quot;í&quot;;&quot;i&quot;);&quot;ó&quot;;&quot;o&quot;);&quot;ú&quot;;&quot;u&quot;)" office:value-type="string" office:string-value="margarina" calcext:value-type="string">
            <text:p>margarina</text:p>
          </table:table-cell>
          <table:table-cell table:style-name="ce31" table:formula="of:=CONCATENATE(&quot;(alimento (id &quot;;[.B309];&quot;) (nombre &quot;;[.U309];&quot;) (grupo &quot;;[.E309];&quot;) (veces &quot;;[.F309];&quot;) (tipo &quot;;[.G309];&quot;) (racion &quot;;[.K309];&quot;) (kcal &quot;;[.L309];&quot;) (proteinas &quot;;[.M309];&quot;) (grasas &quot;;[.N309];&quot;) (hidratos &quot;;[.O309];&quot;) (desayuno &quot;;[.P309];&quot;) (almuerzo &quot;;[.Q309];&quot;) (comida &quot;;[.R309];&quot;) (merienda &quot;;[.S309];&quot;) (cena &quot;;[.T309];&quot;))&quot;)" office:value-type="string" office:string-value="(alimento (id 312) (nombre margarina) (grupo 7) (veces 1) (tipo energeticos) (racion 50) (kcal 747) (proteinas 0) (grasas 99) (hidratos 0,3) (desayuno si) (almuerzo si) (comida si) (merienda no) (cena no))" calcext:value-type="string">
            <text:p>(alimento (id 312) (nombre margarina) (grupo 7) (veces 1) (tipo energeticos) (racion 50) (kcal 747) (proteinas 0) (grasas 99) (hidratos 0,3) (desayuno si) (almuerzo si) (comida si) (merienda no) (cena no))</text:p>
          </table:table-cell>
          <table:table-cell table:formula="of:=SUBSTITUTE([.V309];&quot;,&quot;;&quot;.&quot;)" office:value-type="string" office:string-value="(alimento (id 312) (nombre margarina) (grupo 7) (veces 1) (tipo energeticos) (racion 50) (kcal 747) (proteinas 0) (grasas 99) (hidratos 0.3) (desayuno si) (almuerzo si) (comida si) (merienda no) (cena no))" calcext:value-type="string">
            <text:p>(alimento (id 312) (nombre margarina) (grupo 7) (veces 1) (tipo energeticos) (racion 50) (kcal 747) (proteinas 0) (grasas 99) (hidratos 0.3) (desayuno si) (almuerzo si) (comida si) (merienda no) (cena no))</text:p>
          </table:table-cell>
          <table:table-cell table:number-columns-repeated="1001"/>
        </table:table-row>
        <table:table-row table:style-name="ro1">
          <table:table-cell/>
          <table:table-cell office:value-type="float" office:value="313" calcext:value-type="float">
            <text:p>313</text:p>
          </table:table-cell>
          <table:table-cell office:value-type="string" calcext:value-type="string">
            <text:p>Grasas, aceite y mantequilla</text:p>
          </table:table-cell>
          <table:table-cell table:style-name="ce15" office:value-type="string" calcext:value-type="string">
            <text:p>Margarin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10]*[.L310]/100" office:value-type="float" office:value="298.8" calcext:value-type="float">
            <text:p>298,8</text:p>
          </table:table-cell>
          <table:table-cell table:style-name="ce16" table:formula="of:=[.K310]*[.M310]*4/100" office:value-type="float" office:value="0" calcext:value-type="float">
            <text:p>0</text:p>
          </table:table-cell>
          <table:table-cell table:style-name="ce16" table:formula="of:=[.K310]*[.O310]*4/100" office:value-type="float" office:value="0.48" calcext:value-type="float">
            <text:p>0,48</text:p>
          </table:table-cell>
          <table:table-cell table:style-name="ce15" office:value-type="float" office:value="40" calcext:value-type="float">
            <text:p>40</text:p>
          </table:table-cell>
          <table:table-cell table:style-name="ce15" office:value-type="float" office:value="747" calcext:value-type="float">
            <text:p>747</text:p>
          </table:table-cell>
          <table:table-cell table:style-name="ce25" office:value-type="float" office:value="0" calcext:value-type="float">
            <text:p>0</text:p>
          </table:table-cell>
          <table:table-cell table:style-name="ce25" office:value-type="float" office:value="99" calcext:value-type="float">
            <text:p>99</text:p>
          </table:table-cell>
          <table:table-cell table:style-name="ce25" office:value-type="float" office:value="0.3" calcext:value-type="float">
            <text:p>0.3</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10]);&quot; &quot;;&quot;-&quot;);&quot;á&quot;;&quot;a&quot;);&quot;é&quot;;&quot;e&quot;);&quot;í&quot;;&quot;i&quot;);&quot;ó&quot;;&quot;o&quot;);&quot;ú&quot;;&quot;u&quot;)" office:value-type="string" office:string-value="margarina" calcext:value-type="string">
            <text:p>margarina</text:p>
          </table:table-cell>
          <table:table-cell table:style-name="ce31" table:formula="of:=CONCATENATE(&quot;(alimento (id &quot;;[.B310];&quot;) (nombre &quot;;[.U310];&quot;) (grupo &quot;;[.E310];&quot;) (veces &quot;;[.F310];&quot;) (tipo &quot;;[.G310];&quot;) (racion &quot;;[.K310];&quot;) (kcal &quot;;[.L310];&quot;) (proteinas &quot;;[.M310];&quot;) (grasas &quot;;[.N310];&quot;) (hidratos &quot;;[.O310];&quot;) (desayuno &quot;;[.P310];&quot;) (almuerzo &quot;;[.Q310];&quot;) (comida &quot;;[.R310];&quot;) (merienda &quot;;[.S310];&quot;) (cena &quot;;[.T310];&quot;))&quot;)" office:value-type="string" office:string-value="(alimento (id 313) (nombre margarina) (grupo 7) (veces 1) (tipo energeticos) (racion 40) (kcal 747) (proteinas 0) (grasas 99) (hidratos 0,3) (desayuno si) (almuerzo si) (comida si) (merienda no) (cena no))" calcext:value-type="string">
            <text:p>(alimento (id 313) (nombre margarina) (grupo 7) (veces 1) (tipo energeticos) (racion 40) (kcal 747) (proteinas 0) (grasas 99) (hidratos 0,3) (desayuno si) (almuerzo si) (comida si) (merienda no) (cena no))</text:p>
          </table:table-cell>
          <table:table-cell table:formula="of:=SUBSTITUTE([.V310];&quot;,&quot;;&quot;.&quot;)" office:value-type="string" office:string-value="(alimento (id 313) (nombre margarina) (grupo 7) (veces 1) (tipo energeticos) (racion 40) (kcal 747) (proteinas 0) (grasas 99) (hidratos 0.3) (desayuno si) (almuerzo si) (comida si) (merienda no) (cena no))" calcext:value-type="string">
            <text:p>(alimento (id 313) (nombre margarina) (grupo 7) (veces 1) (tipo energeticos) (racion 40) (kcal 747) (proteinas 0) (grasas 99) (hidratos 0.3) (desayuno si) (almuerzo si) (comida si) (merienda no) (cena no))</text:p>
          </table:table-cell>
          <table:table-cell table:number-columns-repeated="1001"/>
        </table:table-row>
        <table:table-row table:style-name="ro1">
          <table:table-cell/>
          <table:table-cell office:value-type="float" office:value="314" calcext:value-type="float">
            <text:p>314</text:p>
          </table:table-cell>
          <table:table-cell office:value-type="string" calcext:value-type="string">
            <text:p>Grasas, aceite y mantequilla</text:p>
          </table:table-cell>
          <table:table-cell table:style-name="ce15" office:value-type="string" calcext:value-type="string">
            <text:p>Margarin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11]*[.L311]/100" office:value-type="float" office:value="224.1" calcext:value-type="float">
            <text:p>224,1</text:p>
          </table:table-cell>
          <table:table-cell table:style-name="ce16" table:formula="of:=[.K311]*[.M311]*4/100" office:value-type="float" office:value="0" calcext:value-type="float">
            <text:p>0</text:p>
          </table:table-cell>
          <table:table-cell table:style-name="ce16" table:formula="of:=[.K311]*[.O311]*4/100" office:value-type="float" office:value="0.36" calcext:value-type="float">
            <text:p>0,36</text:p>
          </table:table-cell>
          <table:table-cell table:style-name="ce15" office:value-type="float" office:value="30" calcext:value-type="float">
            <text:p>30</text:p>
          </table:table-cell>
          <table:table-cell table:style-name="ce15" office:value-type="float" office:value="747" calcext:value-type="float">
            <text:p>747</text:p>
          </table:table-cell>
          <table:table-cell table:style-name="ce25" office:value-type="float" office:value="0" calcext:value-type="float">
            <text:p>0</text:p>
          </table:table-cell>
          <table:table-cell table:style-name="ce25" office:value-type="float" office:value="99" calcext:value-type="float">
            <text:p>99</text:p>
          </table:table-cell>
          <table:table-cell table:style-name="ce25" office:value-type="float" office:value="0.3" calcext:value-type="float">
            <text:p>0.3</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11]);&quot; &quot;;&quot;-&quot;);&quot;á&quot;;&quot;a&quot;);&quot;é&quot;;&quot;e&quot;);&quot;í&quot;;&quot;i&quot;);&quot;ó&quot;;&quot;o&quot;);&quot;ú&quot;;&quot;u&quot;)" office:value-type="string" office:string-value="margarina" calcext:value-type="string">
            <text:p>margarina</text:p>
          </table:table-cell>
          <table:table-cell table:style-name="ce31" table:formula="of:=CONCATENATE(&quot;(alimento (id &quot;;[.B311];&quot;) (nombre &quot;;[.U311];&quot;) (grupo &quot;;[.E311];&quot;) (veces &quot;;[.F311];&quot;) (tipo &quot;;[.G311];&quot;) (racion &quot;;[.K311];&quot;) (kcal &quot;;[.L311];&quot;) (proteinas &quot;;[.M311];&quot;) (grasas &quot;;[.N311];&quot;) (hidratos &quot;;[.O311];&quot;) (desayuno &quot;;[.P311];&quot;) (almuerzo &quot;;[.Q311];&quot;) (comida &quot;;[.R311];&quot;) (merienda &quot;;[.S311];&quot;) (cena &quot;;[.T311];&quot;))&quot;)" office:value-type="string" office:string-value="(alimento (id 314) (nombre margarina) (grupo 7) (veces 1) (tipo energeticos) (racion 30) (kcal 747) (proteinas 0) (grasas 99) (hidratos 0,3) (desayuno si) (almuerzo si) (comida si) (merienda no) (cena no))" calcext:value-type="string">
            <text:p>(alimento (id 314) (nombre margarina) (grupo 7) (veces 1) (tipo energeticos) (racion 30) (kcal 747) (proteinas 0) (grasas 99) (hidratos 0,3) (desayuno si) (almuerzo si) (comida si) (merienda no) (cena no))</text:p>
          </table:table-cell>
          <table:table-cell table:formula="of:=SUBSTITUTE([.V311];&quot;,&quot;;&quot;.&quot;)" office:value-type="string" office:string-value="(alimento (id 314) (nombre margarina) (grupo 7) (veces 1) (tipo energeticos) (racion 30) (kcal 747) (proteinas 0) (grasas 99) (hidratos 0.3) (desayuno si) (almuerzo si) (comida si) (merienda no) (cena no))" calcext:value-type="string">
            <text:p>(alimento (id 314) (nombre margarina) (grupo 7) (veces 1) (tipo energeticos) (racion 30) (kcal 747) (proteinas 0) (grasas 99) (hidratos 0.3) (desayuno si) (almuerzo si) (comida si) (merienda no) (cena no))</text:p>
          </table:table-cell>
          <table:table-cell table:number-columns-repeated="1001"/>
        </table:table-row>
        <table:table-row table:style-name="ro1">
          <table:table-cell/>
          <table:table-cell office:value-type="float" office:value="315" calcext:value-type="float">
            <text:p>315</text:p>
          </table:table-cell>
          <table:table-cell office:value-type="string" calcext:value-type="string">
            <text:p>Grasas, aceite y mantequilla</text:p>
          </table:table-cell>
          <table:table-cell table:style-name="ce15" office:value-type="string" calcext:value-type="string">
            <text:p>Margarin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12]*[.L312]/100" office:value-type="float" office:value="149.4" calcext:value-type="float">
            <text:p>149,4</text:p>
          </table:table-cell>
          <table:table-cell table:style-name="ce16" table:formula="of:=[.K312]*[.M312]*4/100" office:value-type="float" office:value="0" calcext:value-type="float">
            <text:p>0</text:p>
          </table:table-cell>
          <table:table-cell table:style-name="ce16" table:formula="of:=[.K312]*[.O312]*4/100" office:value-type="float" office:value="0.24" calcext:value-type="float">
            <text:p>0,24</text:p>
          </table:table-cell>
          <table:table-cell table:style-name="ce15" office:value-type="float" office:value="20" calcext:value-type="float">
            <text:p>20</text:p>
          </table:table-cell>
          <table:table-cell table:style-name="ce15" office:value-type="float" office:value="747" calcext:value-type="float">
            <text:p>747</text:p>
          </table:table-cell>
          <table:table-cell table:style-name="ce25" office:value-type="float" office:value="0" calcext:value-type="float">
            <text:p>0</text:p>
          </table:table-cell>
          <table:table-cell table:style-name="ce25" office:value-type="float" office:value="99" calcext:value-type="float">
            <text:p>99</text:p>
          </table:table-cell>
          <table:table-cell table:style-name="ce25" office:value-type="float" office:value="0.3" calcext:value-type="float">
            <text:p>0.3</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12]);&quot; &quot;;&quot;-&quot;);&quot;á&quot;;&quot;a&quot;);&quot;é&quot;;&quot;e&quot;);&quot;í&quot;;&quot;i&quot;);&quot;ó&quot;;&quot;o&quot;);&quot;ú&quot;;&quot;u&quot;)" office:value-type="string" office:string-value="margarina" calcext:value-type="string">
            <text:p>margarina</text:p>
          </table:table-cell>
          <table:table-cell table:style-name="ce31" table:formula="of:=CONCATENATE(&quot;(alimento (id &quot;;[.B312];&quot;) (nombre &quot;;[.U312];&quot;) (grupo &quot;;[.E312];&quot;) (veces &quot;;[.F312];&quot;) (tipo &quot;;[.G312];&quot;) (racion &quot;;[.K312];&quot;) (kcal &quot;;[.L312];&quot;) (proteinas &quot;;[.M312];&quot;) (grasas &quot;;[.N312];&quot;) (hidratos &quot;;[.O312];&quot;) (desayuno &quot;;[.P312];&quot;) (almuerzo &quot;;[.Q312];&quot;) (comida &quot;;[.R312];&quot;) (merienda &quot;;[.S312];&quot;) (cena &quot;;[.T312];&quot;))&quot;)" office:value-type="string" office:string-value="(alimento (id 315) (nombre margarina) (grupo 7) (veces 1) (tipo energeticos) (racion 20) (kcal 747) (proteinas 0) (grasas 99) (hidratos 0,3) (desayuno si) (almuerzo si) (comida si) (merienda no) (cena no))" calcext:value-type="string">
            <text:p>(alimento (id 315) (nombre margarina) (grupo 7) (veces 1) (tipo energeticos) (racion 20) (kcal 747) (proteinas 0) (grasas 99) (hidratos 0,3) (desayuno si) (almuerzo si) (comida si) (merienda no) (cena no))</text:p>
          </table:table-cell>
          <table:table-cell table:formula="of:=SUBSTITUTE([.V312];&quot;,&quot;;&quot;.&quot;)" office:value-type="string" office:string-value="(alimento (id 315) (nombre margarina) (grupo 7) (veces 1) (tipo energeticos) (racion 20) (kcal 747) (proteinas 0) (grasas 99) (hidratos 0.3) (desayuno si) (almuerzo si) (comida si) (merienda no) (cena no))" calcext:value-type="string">
            <text:p>(alimento (id 315) (nombre margarina) (grupo 7) (veces 1) (tipo energeticos) (racion 20) (kcal 747) (proteinas 0) (grasas 99) (hidratos 0.3) (desayuno si) (almuerzo si) (comida si) (merienda no) (cena no))</text:p>
          </table:table-cell>
          <table:table-cell table:number-columns-repeated="1001"/>
        </table:table-row>
        <table:table-row table:style-name="ro1">
          <table:table-cell/>
          <table:table-cell office:value-type="float" office:value="316" calcext:value-type="float">
            <text:p>316</text:p>
          </table:table-cell>
          <table:table-cell office:value-type="string" calcext:value-type="string">
            <text:p>Grasas, aceite y mantequilla</text:p>
          </table:table-cell>
          <table:table-cell table:style-name="ce15" office:value-type="string" calcext:value-type="string">
            <text:p>Manteca de cerdo</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13]*[.L313]/100" office:value-type="float" office:value="445.5" calcext:value-type="float">
            <text:p>445,5</text:p>
          </table:table-cell>
          <table:table-cell table:style-name="ce16" table:formula="of:=[.K313]*[.M313]*4/100" office:value-type="float" office:value="0.6" calcext:value-type="float">
            <text:p>0,6</text:p>
          </table:table-cell>
          <table:table-cell table:style-name="ce16" table:formula="of:=[.K313]*[.O313]*4/100" office:value-type="float" office:value="0.4" calcext:value-type="float">
            <text:p>0,4</text:p>
          </table:table-cell>
          <table:table-cell table:style-name="ce15" office:value-type="float" office:value="50" calcext:value-type="float">
            <text:p>50</text:p>
          </table:table-cell>
          <table:table-cell table:style-name="ce15" office:value-type="float" office:value="891" calcext:value-type="float">
            <text:p>891</text:p>
          </table:table-cell>
          <table:table-cell table:style-name="ce25" office:value-type="float" office:value="0.3" calcext:value-type="float">
            <text:p>0.3</text:p>
          </table:table-cell>
          <table:table-cell table:style-name="ce25" office:value-type="float" office:value="82.8" calcext:value-type="float">
            <text:p>82.8</text:p>
          </table:table-cell>
          <table:table-cell table:style-name="ce25" office:value-type="float" office:value="0.2" calcext:value-type="float">
            <text:p>0.2</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13]);&quot; &quot;;&quot;-&quot;);&quot;á&quot;;&quot;a&quot;);&quot;é&quot;;&quot;e&quot;);&quot;í&quot;;&quot;i&quot;);&quot;ó&quot;;&quot;o&quot;);&quot;ú&quot;;&quot;u&quot;)" office:value-type="string" office:string-value="manteca-de-cerdo" calcext:value-type="string">
            <text:p>manteca-de-cerdo</text:p>
          </table:table-cell>
          <table:table-cell table:style-name="ce31" table:formula="of:=CONCATENATE(&quot;(alimento (id &quot;;[.B313];&quot;) (nombre &quot;;[.U313];&quot;) (grupo &quot;;[.E313];&quot;) (veces &quot;;[.F313];&quot;) (tipo &quot;;[.G313];&quot;) (racion &quot;;[.K313];&quot;) (kcal &quot;;[.L313];&quot;) (proteinas &quot;;[.M313];&quot;) (grasas &quot;;[.N313];&quot;) (hidratos &quot;;[.O313];&quot;) (desayuno &quot;;[.P313];&quot;) (almuerzo &quot;;[.Q313];&quot;) (comida &quot;;[.R313];&quot;) (merienda &quot;;[.S313];&quot;) (cena &quot;;[.T313];&quot;))&quot;)" office:value-type="string" office:string-value="(alimento (id 316) (nombre manteca-de-cerdo) (grupo 7) (veces 1) (tipo energeticos) (racion 50) (kcal 891) (proteinas 0,3) (grasas 82,8) (hidratos 0,2) (desayuno no) (almuerzo no) (comida si) (merienda no) (cena no))" calcext:value-type="string">
            <text:p>(alimento (id 316) (nombre manteca-de-cerdo) (grupo 7) (veces 1) (tipo energeticos) (racion 50) (kcal 891) (proteinas 0,3) (grasas 82,8) (hidratos 0,2) (desayuno no) (almuerzo no) (comida si) (merienda no) (cena no))</text:p>
          </table:table-cell>
          <table:table-cell table:formula="of:=SUBSTITUTE([.V313];&quot;,&quot;;&quot;.&quot;)" office:value-type="string" office:string-value="(alimento (id 316) (nombre manteca-de-cerdo) (grupo 7) (veces 1) (tipo energeticos) (racion 50) (kcal 891) (proteinas 0.3) (grasas 82.8) (hidratos 0.2) (desayuno no) (almuerzo no) (comida si) (merienda no) (cena no))" calcext:value-type="string">
            <text:p>(alimento (id 316) (nombre manteca-de-cerdo) (grupo 7) (veces 1) (tipo energeticos) (racion 50) (kcal 891) (proteinas 0.3) (grasas 82.8) (hidratos 0.2) (desayuno no) (almuerzo no) (comida si) (merienda no) (cena no))</text:p>
          </table:table-cell>
          <table:table-cell table:number-columns-repeated="1001"/>
        </table:table-row>
        <table:table-row table:style-name="ro1">
          <table:table-cell/>
          <table:table-cell office:value-type="float" office:value="317" calcext:value-type="float">
            <text:p>317</text:p>
          </table:table-cell>
          <table:table-cell office:value-type="string" calcext:value-type="string">
            <text:p>Grasas, aceite y mantequilla</text:p>
          </table:table-cell>
          <table:table-cell table:style-name="ce15" office:value-type="string" calcext:value-type="string">
            <text:p>Manteca de cerdo</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14]*[.L314]/100" office:value-type="float" office:value="356.4" calcext:value-type="float">
            <text:p>356,4</text:p>
          </table:table-cell>
          <table:table-cell table:style-name="ce16" table:formula="of:=[.K314]*[.M314]*4/100" office:value-type="float" office:value="0.48" calcext:value-type="float">
            <text:p>0,48</text:p>
          </table:table-cell>
          <table:table-cell table:style-name="ce16" table:formula="of:=[.K314]*[.O314]*4/100" office:value-type="float" office:value="0.32" calcext:value-type="float">
            <text:p>0,32</text:p>
          </table:table-cell>
          <table:table-cell table:style-name="ce15" office:value-type="float" office:value="40" calcext:value-type="float">
            <text:p>40</text:p>
          </table:table-cell>
          <table:table-cell table:style-name="ce15" office:value-type="float" office:value="891" calcext:value-type="float">
            <text:p>891</text:p>
          </table:table-cell>
          <table:table-cell table:style-name="ce25" office:value-type="float" office:value="0.3" calcext:value-type="float">
            <text:p>0.3</text:p>
          </table:table-cell>
          <table:table-cell table:style-name="ce25" office:value-type="float" office:value="82.8" calcext:value-type="float">
            <text:p>82.8</text:p>
          </table:table-cell>
          <table:table-cell table:style-name="ce25" office:value-type="float" office:value="0.2" calcext:value-type="float">
            <text:p>0.2</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14]);&quot; &quot;;&quot;-&quot;);&quot;á&quot;;&quot;a&quot;);&quot;é&quot;;&quot;e&quot;);&quot;í&quot;;&quot;i&quot;);&quot;ó&quot;;&quot;o&quot;);&quot;ú&quot;;&quot;u&quot;)" office:value-type="string" office:string-value="manteca-de-cerdo" calcext:value-type="string">
            <text:p>manteca-de-cerdo</text:p>
          </table:table-cell>
          <table:table-cell table:style-name="ce31" table:formula="of:=CONCATENATE(&quot;(alimento (id &quot;;[.B314];&quot;) (nombre &quot;;[.U314];&quot;) (grupo &quot;;[.E314];&quot;) (veces &quot;;[.F314];&quot;) (tipo &quot;;[.G314];&quot;) (racion &quot;;[.K314];&quot;) (kcal &quot;;[.L314];&quot;) (proteinas &quot;;[.M314];&quot;) (grasas &quot;;[.N314];&quot;) (hidratos &quot;;[.O314];&quot;) (desayuno &quot;;[.P314];&quot;) (almuerzo &quot;;[.Q314];&quot;) (comida &quot;;[.R314];&quot;) (merienda &quot;;[.S314];&quot;) (cena &quot;;[.T314];&quot;))&quot;)" office:value-type="string" office:string-value="(alimento (id 317) (nombre manteca-de-cerdo) (grupo 7) (veces 1) (tipo energeticos) (racion 40) (kcal 891) (proteinas 0,3) (grasas 82,8) (hidratos 0,2) (desayuno no) (almuerzo no) (comida si) (merienda no) (cena no))" calcext:value-type="string">
            <text:p>(alimento (id 317) (nombre manteca-de-cerdo) (grupo 7) (veces 1) (tipo energeticos) (racion 40) (kcal 891) (proteinas 0,3) (grasas 82,8) (hidratos 0,2) (desayuno no) (almuerzo no) (comida si) (merienda no) (cena no))</text:p>
          </table:table-cell>
          <table:table-cell table:formula="of:=SUBSTITUTE([.V314];&quot;,&quot;;&quot;.&quot;)" office:value-type="string" office:string-value="(alimento (id 317) (nombre manteca-de-cerdo) (grupo 7) (veces 1) (tipo energeticos) (racion 40) (kcal 891) (proteinas 0.3) (grasas 82.8) (hidratos 0.2) (desayuno no) (almuerzo no) (comida si) (merienda no) (cena no))" calcext:value-type="string">
            <text:p>(alimento (id 317) (nombre manteca-de-cerdo) (grupo 7) (veces 1) (tipo energeticos) (racion 40) (kcal 891) (proteinas 0.3) (grasas 82.8) (hidratos 0.2) (desayuno no) (almuerzo no) (comida si) (merienda no) (cena no))</text:p>
          </table:table-cell>
          <table:table-cell table:number-columns-repeated="1001"/>
        </table:table-row>
        <table:table-row table:style-name="ro1">
          <table:table-cell/>
          <table:table-cell office:value-type="float" office:value="318" calcext:value-type="float">
            <text:p>318</text:p>
          </table:table-cell>
          <table:table-cell office:value-type="string" calcext:value-type="string">
            <text:p>Grasas, aceite y mantequilla</text:p>
          </table:table-cell>
          <table:table-cell table:style-name="ce15" office:value-type="string" calcext:value-type="string">
            <text:p>Manteca de cerdo</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15]*[.L315]/100" office:value-type="float" office:value="267.3" calcext:value-type="float">
            <text:p>267,3</text:p>
          </table:table-cell>
          <table:table-cell table:style-name="ce16" table:formula="of:=[.K315]*[.M315]*4/100" office:value-type="float" office:value="0.36" calcext:value-type="float">
            <text:p>0,36</text:p>
          </table:table-cell>
          <table:table-cell table:style-name="ce16" table:formula="of:=[.K315]*[.O315]*4/100" office:value-type="float" office:value="0.24" calcext:value-type="float">
            <text:p>0,24</text:p>
          </table:table-cell>
          <table:table-cell table:style-name="ce15" office:value-type="float" office:value="30" calcext:value-type="float">
            <text:p>30</text:p>
          </table:table-cell>
          <table:table-cell table:style-name="ce15" office:value-type="float" office:value="891" calcext:value-type="float">
            <text:p>891</text:p>
          </table:table-cell>
          <table:table-cell table:style-name="ce25" office:value-type="float" office:value="0.3" calcext:value-type="float">
            <text:p>0.3</text:p>
          </table:table-cell>
          <table:table-cell table:style-name="ce25" office:value-type="float" office:value="82.8" calcext:value-type="float">
            <text:p>82.8</text:p>
          </table:table-cell>
          <table:table-cell table:style-name="ce25" office:value-type="float" office:value="0.2" calcext:value-type="float">
            <text:p>0.2</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15]);&quot; &quot;;&quot;-&quot;);&quot;á&quot;;&quot;a&quot;);&quot;é&quot;;&quot;e&quot;);&quot;í&quot;;&quot;i&quot;);&quot;ó&quot;;&quot;o&quot;);&quot;ú&quot;;&quot;u&quot;)" office:value-type="string" office:string-value="manteca-de-cerdo" calcext:value-type="string">
            <text:p>manteca-de-cerdo</text:p>
          </table:table-cell>
          <table:table-cell table:style-name="ce31" table:formula="of:=CONCATENATE(&quot;(alimento (id &quot;;[.B315];&quot;) (nombre &quot;;[.U315];&quot;) (grupo &quot;;[.E315];&quot;) (veces &quot;;[.F315];&quot;) (tipo &quot;;[.G315];&quot;) (racion &quot;;[.K315];&quot;) (kcal &quot;;[.L315];&quot;) (proteinas &quot;;[.M315];&quot;) (grasas &quot;;[.N315];&quot;) (hidratos &quot;;[.O315];&quot;) (desayuno &quot;;[.P315];&quot;) (almuerzo &quot;;[.Q315];&quot;) (comida &quot;;[.R315];&quot;) (merienda &quot;;[.S315];&quot;) (cena &quot;;[.T315];&quot;))&quot;)" office:value-type="string" office:string-value="(alimento (id 318) (nombre manteca-de-cerdo) (grupo 7) (veces 1) (tipo energeticos) (racion 30) (kcal 891) (proteinas 0,3) (grasas 82,8) (hidratos 0,2) (desayuno no) (almuerzo no) (comida si) (merienda no) (cena no))" calcext:value-type="string">
            <text:p>(alimento (id 318) (nombre manteca-de-cerdo) (grupo 7) (veces 1) (tipo energeticos) (racion 30) (kcal 891) (proteinas 0,3) (grasas 82,8) (hidratos 0,2) (desayuno no) (almuerzo no) (comida si) (merienda no) (cena no))</text:p>
          </table:table-cell>
          <table:table-cell table:formula="of:=SUBSTITUTE([.V315];&quot;,&quot;;&quot;.&quot;)" office:value-type="string" office:string-value="(alimento (id 318) (nombre manteca-de-cerdo) (grupo 7) (veces 1) (tipo energeticos) (racion 30) (kcal 891) (proteinas 0.3) (grasas 82.8) (hidratos 0.2) (desayuno no) (almuerzo no) (comida si) (merienda no) (cena no))" calcext:value-type="string">
            <text:p>(alimento (id 318) (nombre manteca-de-cerdo) (grupo 7) (veces 1) (tipo energeticos) (racion 30) (kcal 891) (proteinas 0.3) (grasas 82.8) (hidratos 0.2) (desayuno no) (almuerzo no) (comida si) (merienda no) (cena no))</text:p>
          </table:table-cell>
          <table:table-cell table:number-columns-repeated="1001"/>
        </table:table-row>
        <table:table-row table:style-name="ro1">
          <table:table-cell/>
          <table:table-cell office:value-type="float" office:value="319" calcext:value-type="float">
            <text:p>319</text:p>
          </table:table-cell>
          <table:table-cell office:value-type="string" calcext:value-type="string">
            <text:p>Grasas, aceite y mantequilla</text:p>
          </table:table-cell>
          <table:table-cell table:style-name="ce15" office:value-type="string" calcext:value-type="string">
            <text:p>Manteca de cerdo</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16]*[.L316]/100" office:value-type="float" office:value="178.2" calcext:value-type="float">
            <text:p>178,2</text:p>
          </table:table-cell>
          <table:table-cell table:style-name="ce16" table:formula="of:=[.K316]*[.M316]*4/100" office:value-type="float" office:value="0.24" calcext:value-type="float">
            <text:p>0,24</text:p>
          </table:table-cell>
          <table:table-cell table:style-name="ce16" table:formula="of:=[.K316]*[.O316]*4/100" office:value-type="float" office:value="0.16" calcext:value-type="float">
            <text:p>0,16</text:p>
          </table:table-cell>
          <table:table-cell table:style-name="ce15" office:value-type="float" office:value="20" calcext:value-type="float">
            <text:p>20</text:p>
          </table:table-cell>
          <table:table-cell table:style-name="ce15" office:value-type="float" office:value="891" calcext:value-type="float">
            <text:p>891</text:p>
          </table:table-cell>
          <table:table-cell table:style-name="ce25" office:value-type="float" office:value="0.3" calcext:value-type="float">
            <text:p>0.3</text:p>
          </table:table-cell>
          <table:table-cell table:style-name="ce25" office:value-type="float" office:value="82.8" calcext:value-type="float">
            <text:p>82.8</text:p>
          </table:table-cell>
          <table:table-cell table:style-name="ce25" office:value-type="float" office:value="0.2" calcext:value-type="float">
            <text:p>0.2</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16]);&quot; &quot;;&quot;-&quot;);&quot;á&quot;;&quot;a&quot;);&quot;é&quot;;&quot;e&quot;);&quot;í&quot;;&quot;i&quot;);&quot;ó&quot;;&quot;o&quot;);&quot;ú&quot;;&quot;u&quot;)" office:value-type="string" office:string-value="manteca-de-cerdo" calcext:value-type="string">
            <text:p>manteca-de-cerdo</text:p>
          </table:table-cell>
          <table:table-cell table:style-name="ce31" table:formula="of:=CONCATENATE(&quot;(alimento (id &quot;;[.B316];&quot;) (nombre &quot;;[.U316];&quot;) (grupo &quot;;[.E316];&quot;) (veces &quot;;[.F316];&quot;) (tipo &quot;;[.G316];&quot;) (racion &quot;;[.K316];&quot;) (kcal &quot;;[.L316];&quot;) (proteinas &quot;;[.M316];&quot;) (grasas &quot;;[.N316];&quot;) (hidratos &quot;;[.O316];&quot;) (desayuno &quot;;[.P316];&quot;) (almuerzo &quot;;[.Q316];&quot;) (comida &quot;;[.R316];&quot;) (merienda &quot;;[.S316];&quot;) (cena &quot;;[.T316];&quot;))&quot;)" office:value-type="string" office:string-value="(alimento (id 319) (nombre manteca-de-cerdo) (grupo 7) (veces 1) (tipo energeticos) (racion 20) (kcal 891) (proteinas 0,3) (grasas 82,8) (hidratos 0,2) (desayuno no) (almuerzo no) (comida si) (merienda no) (cena no))" calcext:value-type="string">
            <text:p>(alimento (id 319) (nombre manteca-de-cerdo) (grupo 7) (veces 1) (tipo energeticos) (racion 20) (kcal 891) (proteinas 0,3) (grasas 82,8) (hidratos 0,2) (desayuno no) (almuerzo no) (comida si) (merienda no) (cena no))</text:p>
          </table:table-cell>
          <table:table-cell table:formula="of:=SUBSTITUTE([.V316];&quot;,&quot;;&quot;.&quot;)" office:value-type="string" office:string-value="(alimento (id 319) (nombre manteca-de-cerdo) (grupo 7) (veces 1) (tipo energeticos) (racion 20) (kcal 891) (proteinas 0.3) (grasas 82.8) (hidratos 0.2) (desayuno no) (almuerzo no) (comida si) (merienda no) (cena no))" calcext:value-type="string">
            <text:p>(alimento (id 319) (nombre manteca-de-cerdo) (grupo 7) (veces 1) (tipo energeticos) (racion 20) (kcal 891) (proteinas 0.3) (grasas 82.8) (hidratos 0.2) (desayuno no) (almuerzo no) (comida si) (merienda no) (cena no))</text:p>
          </table:table-cell>
          <table:table-cell table:number-columns-repeated="1001"/>
        </table:table-row>
        <table:table-row table:style-name="ro1">
          <table:table-cell table:style-name="ce12" office:value-type="float" office:value="3" calcext:value-type="float">
            <text:p>3</text:p>
          </table:table-cell>
          <table:table-cell table:style-name="ce12" office:value-type="float" office:value="320" calcext:value-type="float">
            <text:p>320</text:p>
          </table:table-cell>
          <table:table-cell table:style-name="ce12" office:value-type="string" calcext:value-type="string">
            <text:p>Grasas, aceite y mantequilla</text:p>
          </table:table-cell>
          <table:table-cell table:style-name="ce14" office:value-type="string" calcext:value-type="string">
            <text:p>Manteca de cerdo</text:p>
          </table:table-cell>
          <table:table-cell table:style-name="ce14" office:value-type="float" office:value="7" calcext:value-type="float">
            <text:p>7</text:p>
          </table:table-cell>
          <table:table-cell table:style-name="ce16" office:value-type="float" office:value="1" calcext:value-type="float">
            <text:p>1</text:p>
          </table:table-cell>
          <table:table-cell table:style-name="ce14" office:value-type="string" calcext:value-type="string">
            <text:p>energeticos</text:p>
          </table:table-cell>
          <table:table-cell table:style-name="ce14" table:formula="of:=[.K317]*[.L317]/100" office:value-type="float" office:value="89.1" calcext:value-type="float">
            <text:p>89,1</text:p>
          </table:table-cell>
          <table:table-cell table:style-name="ce16" table:formula="of:=[.K317]*[.M317]*4/100" office:value-type="float" office:value="0.12" calcext:value-type="float">
            <text:p>0,12</text:p>
          </table:table-cell>
          <table:table-cell table:style-name="ce16" table:formula="of:=[.K317]*[.O317]*4/100" office:value-type="float" office:value="0.08" calcext:value-type="float">
            <text:p>0,08</text:p>
          </table:table-cell>
          <table:table-cell table:style-name="ce14" office:value-type="float" office:value="10" calcext:value-type="float">
            <text:p>10</text:p>
          </table:table-cell>
          <table:table-cell table:style-name="ce14" office:value-type="float" office:value="891" calcext:value-type="float">
            <text:p>891</text:p>
          </table:table-cell>
          <table:table-cell table:style-name="ce24" office:value-type="float" office:value="0.3" calcext:value-type="float">
            <text:p>0.3</text:p>
          </table:table-cell>
          <table:table-cell table:style-name="ce24" office:value-type="float" office:value="82.8" calcext:value-type="float">
            <text:p>82.8</text:p>
          </table:table-cell>
          <table:table-cell table:style-name="ce24" office:value-type="float" office:value="0.2" calcext:value-type="float">
            <text:p>0.2</text:p>
          </table:table-cell>
          <table:table-cell table:number-columns-repeated="2" table:style-name="ce12" office:value-type="string" calcext:value-type="string">
            <text:p>no</text:p>
          </table:table-cell>
          <table:table-cell table:style-name="ce12" office:value-type="string" calcext:value-type="string">
            <text:p>si</text:p>
          </table:table-cell>
          <table:table-cell table:number-columns-repeated="2" table:style-name="ce12" office:value-type="string" calcext:value-type="string">
            <text:p>no</text:p>
          </table:table-cell>
          <table:table-cell table:style-name="ce12" table:formula="of:=SUBSTITUTE(SUBSTITUTE(SUBSTITUTE(SUBSTITUTE(SUBSTITUTE(SUBSTITUTE(LOWER([.D317]);&quot; &quot;;&quot;-&quot;);&quot;á&quot;;&quot;a&quot;);&quot;é&quot;;&quot;e&quot;);&quot;í&quot;;&quot;i&quot;);&quot;ó&quot;;&quot;o&quot;);&quot;ú&quot;;&quot;u&quot;)" office:value-type="string" office:string-value="manteca-de-cerdo" calcext:value-type="string">
            <text:p>manteca-de-cerdo</text:p>
          </table:table-cell>
          <table:table-cell table:style-name="ce31" table:formula="of:=CONCATENATE(&quot;(alimento (id &quot;;[.B317];&quot;) (nombre &quot;;[.U317];&quot;) (grupo &quot;;[.E317];&quot;) (veces &quot;;[.F317];&quot;) (tipo &quot;;[.G317];&quot;) (racion &quot;;[.K317];&quot;) (kcal &quot;;[.L317];&quot;) (proteinas &quot;;[.M317];&quot;) (grasas &quot;;[.N317];&quot;) (hidratos &quot;;[.O317];&quot;) (desayuno &quot;;[.P317];&quot;) (almuerzo &quot;;[.Q317];&quot;) (comida &quot;;[.R317];&quot;) (merienda &quot;;[.S317];&quot;) (cena &quot;;[.T317];&quot;))&quot;)" office:value-type="string" office:string-value="(alimento (id 320) (nombre manteca-de-cerdo) (grupo 7) (veces 1) (tipo energeticos) (racion 10) (kcal 891) (proteinas 0,3) (grasas 82,8) (hidratos 0,2) (desayuno no) (almuerzo no) (comida si) (merienda no) (cena no))" calcext:value-type="string">
            <text:p>(alimento (id 320) (nombre manteca-de-cerdo) (grupo 7) (veces 1) (tipo energeticos) (racion 10) (kcal 891) (proteinas 0,3) (grasas 82,8) (hidratos 0,2) (desayuno no) (almuerzo no) (comida si) (merienda no) (cena no))</text:p>
          </table:table-cell>
          <table:table-cell table:style-name="ce12" table:formula="of:=SUBSTITUTE([.V317];&quot;,&quot;;&quot;.&quot;)" office:value-type="string" office:string-value="(alimento (id 320) (nombre manteca-de-cerdo) (grupo 7) (veces 1) (tipo energeticos) (racion 10) (kcal 891) (proteinas 0.3) (grasas 82.8) (hidratos 0.2) (desayuno no) (almuerzo no) (comida si) (merienda no) (cena no))" calcext:value-type="string">
            <text:p>(alimento (id 320) (nombre manteca-de-cerdo) (grupo 7) (veces 1) (tipo energeticos) (racion 10) (kcal 891) (proteinas 0.3) (grasas 82.8) (hidratos 0.2) (desayuno no) (almuerzo no) (comida si) (merienda no) (cena no))</text:p>
          </table:table-cell>
          <table:table-cell table:style-name="ce12" table:number-columns-repeated="1001"/>
        </table:table-row>
        <table:table-row table:style-name="ro1">
          <table:table-cell/>
          <table:table-cell office:value-type="float" office:value="321" calcext:value-type="float">
            <text:p>321</text:p>
          </table:table-cell>
          <table:table-cell office:value-type="string" calcext:value-type="string">
            <text:p>Grasas, aceite y mantequilla</text:p>
          </table:table-cell>
          <table:table-cell table:style-name="ce15" office:value-type="string" calcext:value-type="string">
            <text:p>Aceite de semillas</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18]*[.L318]/100" office:value-type="float" office:value="270" calcext:value-type="float">
            <text:p>270</text:p>
          </table:table-cell>
          <table:table-cell table:style-name="ce16" table:formula="of:=[.K318]*[.M318]*4/100" office:value-type="float" office:value="0" calcext:value-type="float">
            <text:p>0</text:p>
          </table:table-cell>
          <table:table-cell table:style-name="ce16" table:formula="of:=[.K318]*[.O318]*4/100" office:value-type="float" office:value="0" calcext:value-type="float">
            <text:p>0</text:p>
          </table:table-cell>
          <table:table-cell table:style-name="ce15" office:value-type="float" office:value="30" calcext:value-type="float">
            <text:p>30</text:p>
          </table:table-cell>
          <table:table-cell table:style-name="ce15" office:value-type="float" office:value="900" calcext:value-type="float">
            <text:p>900</text:p>
          </table:table-cell>
          <table:table-cell table:style-name="ce25" office:value-type="float" office:value="0" calcext:value-type="float">
            <text:p>0</text:p>
          </table:table-cell>
          <table:table-cell table:style-name="ce25" office:value-type="float" office:value="100" calcext:value-type="float">
            <text:p>100</text:p>
          </table:table-cell>
          <table:table-cell table:style-name="ce25" office:value-type="float" office:value="0" calcext:value-type="float">
            <text:p>0</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318]);&quot; &quot;;&quot;-&quot;);&quot;á&quot;;&quot;a&quot;);&quot;é&quot;;&quot;e&quot;);&quot;í&quot;;&quot;i&quot;);&quot;ó&quot;;&quot;o&quot;);&quot;ú&quot;;&quot;u&quot;)" office:value-type="string" office:string-value="aceite-de-semillas" calcext:value-type="string">
            <text:p>aceite-de-semillas</text:p>
          </table:table-cell>
          <table:table-cell table:style-name="ce31" table:formula="of:=CONCATENATE(&quot;(alimento (id &quot;;[.B318];&quot;) (nombre &quot;;[.U318];&quot;) (grupo &quot;;[.E318];&quot;) (veces &quot;;[.F318];&quot;) (tipo &quot;;[.G318];&quot;) (racion &quot;;[.K318];&quot;) (kcal &quot;;[.L318];&quot;) (proteinas &quot;;[.M318];&quot;) (grasas &quot;;[.N318];&quot;) (hidratos &quot;;[.O318];&quot;) (desayuno &quot;;[.P318];&quot;) (almuerzo &quot;;[.Q318];&quot;) (comida &quot;;[.R318];&quot;) (merienda &quot;;[.S318];&quot;) (cena &quot;;[.T318];&quot;))&quot;)" office:value-type="string" office:string-value="(alimento (id 321) (nombre aceite-de-semillas) (grupo 7) (veces 1) (tipo energeticos) (racion 30) (kcal 900) (proteinas 0) (grasas 100) (hidratos 0) (desayuno no) (almuerzo si) (comida si) (merienda no) (cena si))" calcext:value-type="string">
            <text:p>(alimento (id 321) (nombre aceite-de-semillas) (grupo 7) (veces 1) (tipo energeticos) (racion 30) (kcal 900) (proteinas 0) (grasas 100) (hidratos 0) (desayuno no) (almuerzo si) (comida si) (merienda no) (cena si))</text:p>
          </table:table-cell>
          <table:table-cell table:formula="of:=SUBSTITUTE([.V318];&quot;,&quot;;&quot;.&quot;)" office:value-type="string" office:string-value="(alimento (id 321) (nombre aceite-de-semillas) (grupo 7) (veces 1) (tipo energeticos) (racion 30) (kcal 900) (proteinas 0) (grasas 100) (hidratos 0) (desayuno no) (almuerzo si) (comida si) (merienda no) (cena si))" calcext:value-type="string">
            <text:p>(alimento (id 321) (nombre aceite-de-semillas) (grupo 7) (veces 1) (tipo energeticos) (racion 30) (kcal 900) (proteinas 0) (grasas 100) (hidratos 0) (desayuno no) (almuerzo si) (comida si) (merienda no) (cena si))</text:p>
          </table:table-cell>
          <table:table-cell table:number-columns-repeated="1001"/>
        </table:table-row>
        <table:table-row table:style-name="ro1">
          <table:table-cell/>
          <table:table-cell office:value-type="float" office:value="322" calcext:value-type="float">
            <text:p>322</text:p>
          </table:table-cell>
          <table:table-cell office:value-type="string" calcext:value-type="string">
            <text:p>Grasas, aceite y mantequilla</text:p>
          </table:table-cell>
          <table:table-cell table:style-name="ce15" office:value-type="string" calcext:value-type="string">
            <text:p>Aceite de semillas</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19]*[.L319]/100" office:value-type="float" office:value="360" calcext:value-type="float">
            <text:p>360</text:p>
          </table:table-cell>
          <table:table-cell table:style-name="ce16" table:formula="of:=[.K319]*[.M319]*4/100" office:value-type="float" office:value="0" calcext:value-type="float">
            <text:p>0</text:p>
          </table:table-cell>
          <table:table-cell table:style-name="ce16" table:formula="of:=[.K319]*[.O319]*4/100" office:value-type="float" office:value="0" calcext:value-type="float">
            <text:p>0</text:p>
          </table:table-cell>
          <table:table-cell table:style-name="ce15" office:value-type="float" office:value="40" calcext:value-type="float">
            <text:p>40</text:p>
          </table:table-cell>
          <table:table-cell table:style-name="ce15" office:value-type="float" office:value="900" calcext:value-type="float">
            <text:p>900</text:p>
          </table:table-cell>
          <table:table-cell table:style-name="ce25" office:value-type="float" office:value="0" calcext:value-type="float">
            <text:p>0</text:p>
          </table:table-cell>
          <table:table-cell table:style-name="ce25" office:value-type="float" office:value="100" calcext:value-type="float">
            <text:p>100</text:p>
          </table:table-cell>
          <table:table-cell table:style-name="ce25" office:value-type="float" office:value="0" calcext:value-type="float">
            <text:p>0</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319]);&quot; &quot;;&quot;-&quot;);&quot;á&quot;;&quot;a&quot;);&quot;é&quot;;&quot;e&quot;);&quot;í&quot;;&quot;i&quot;);&quot;ó&quot;;&quot;o&quot;);&quot;ú&quot;;&quot;u&quot;)" office:value-type="string" office:string-value="aceite-de-semillas" calcext:value-type="string">
            <text:p>aceite-de-semillas</text:p>
          </table:table-cell>
          <table:table-cell table:style-name="ce31" table:formula="of:=CONCATENATE(&quot;(alimento (id &quot;;[.B319];&quot;) (nombre &quot;;[.U319];&quot;) (grupo &quot;;[.E319];&quot;) (veces &quot;;[.F319];&quot;) (tipo &quot;;[.G319];&quot;) (racion &quot;;[.K319];&quot;) (kcal &quot;;[.L319];&quot;) (proteinas &quot;;[.M319];&quot;) (grasas &quot;;[.N319];&quot;) (hidratos &quot;;[.O319];&quot;) (desayuno &quot;;[.P319];&quot;) (almuerzo &quot;;[.Q319];&quot;) (comida &quot;;[.R319];&quot;) (merienda &quot;;[.S319];&quot;) (cena &quot;;[.T319];&quot;))&quot;)" office:value-type="string" office:string-value="(alimento (id 322) (nombre aceite-de-semillas) (grupo 7) (veces 1) (tipo energeticos) (racion 40) (kcal 900) (proteinas 0) (grasas 100) (hidratos 0) (desayuno no) (almuerzo si) (comida si) (merienda no) (cena si))" calcext:value-type="string">
            <text:p>(alimento (id 322) (nombre aceite-de-semillas) (grupo 7) (veces 1) (tipo energeticos) (racion 40) (kcal 900) (proteinas 0) (grasas 100) (hidratos 0) (desayuno no) (almuerzo si) (comida si) (merienda no) (cena si))</text:p>
          </table:table-cell>
          <table:table-cell table:formula="of:=SUBSTITUTE([.V319];&quot;,&quot;;&quot;.&quot;)" office:value-type="string" office:string-value="(alimento (id 322) (nombre aceite-de-semillas) (grupo 7) (veces 1) (tipo energeticos) (racion 40) (kcal 900) (proteinas 0) (grasas 100) (hidratos 0) (desayuno no) (almuerzo si) (comida si) (merienda no) (cena si))" calcext:value-type="string">
            <text:p>(alimento (id 322) (nombre aceite-de-semillas) (grupo 7) (veces 1) (tipo energeticos) (racion 40) (kcal 900) (proteinas 0) (grasas 100) (hidratos 0) (desayuno no) (almuerzo si) (comida si) (merienda no) (cena si))</text:p>
          </table:table-cell>
          <table:table-cell table:number-columns-repeated="1001"/>
        </table:table-row>
        <table:table-row table:style-name="ro1">
          <table:table-cell/>
          <table:table-cell office:value-type="float" office:value="323" calcext:value-type="float">
            <text:p>323</text:p>
          </table:table-cell>
          <table:table-cell office:value-type="string" calcext:value-type="string">
            <text:p>Grasas, aceite y mantequilla</text:p>
          </table:table-cell>
          <table:table-cell table:style-name="ce15" office:value-type="string" calcext:value-type="string">
            <text:p>Aceite de semillas</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20]*[.L320]/100" office:value-type="float" office:value="405" calcext:value-type="float">
            <text:p>405</text:p>
          </table:table-cell>
          <table:table-cell table:style-name="ce16" table:formula="of:=[.K320]*[.M320]*4/100" office:value-type="float" office:value="0" calcext:value-type="float">
            <text:p>0</text:p>
          </table:table-cell>
          <table:table-cell table:style-name="ce16" table:formula="of:=[.K320]*[.O320]*4/100" office:value-type="float" office:value="0" calcext:value-type="float">
            <text:p>0</text:p>
          </table:table-cell>
          <table:table-cell table:style-name="ce15" office:value-type="float" office:value="45" calcext:value-type="float">
            <text:p>45</text:p>
          </table:table-cell>
          <table:table-cell table:style-name="ce15" office:value-type="float" office:value="900" calcext:value-type="float">
            <text:p>900</text:p>
          </table:table-cell>
          <table:table-cell table:style-name="ce25" office:value-type="float" office:value="0" calcext:value-type="float">
            <text:p>0</text:p>
          </table:table-cell>
          <table:table-cell table:style-name="ce25" office:value-type="float" office:value="100" calcext:value-type="float">
            <text:p>100</text:p>
          </table:table-cell>
          <table:table-cell table:style-name="ce25" office:value-type="float" office:value="0" calcext:value-type="float">
            <text:p>0</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320]);&quot; &quot;;&quot;-&quot;);&quot;á&quot;;&quot;a&quot;);&quot;é&quot;;&quot;e&quot;);&quot;í&quot;;&quot;i&quot;);&quot;ó&quot;;&quot;o&quot;);&quot;ú&quot;;&quot;u&quot;)" office:value-type="string" office:string-value="aceite-de-semillas" calcext:value-type="string">
            <text:p>aceite-de-semillas</text:p>
          </table:table-cell>
          <table:table-cell table:style-name="ce31" table:formula="of:=CONCATENATE(&quot;(alimento (id &quot;;[.B320];&quot;) (nombre &quot;;[.U320];&quot;) (grupo &quot;;[.E320];&quot;) (veces &quot;;[.F320];&quot;) (tipo &quot;;[.G320];&quot;) (racion &quot;;[.K320];&quot;) (kcal &quot;;[.L320];&quot;) (proteinas &quot;;[.M320];&quot;) (grasas &quot;;[.N320];&quot;) (hidratos &quot;;[.O320];&quot;) (desayuno &quot;;[.P320];&quot;) (almuerzo &quot;;[.Q320];&quot;) (comida &quot;;[.R320];&quot;) (merienda &quot;;[.S320];&quot;) (cena &quot;;[.T320];&quot;))&quot;)" office:value-type="string" office:string-value="(alimento (id 323) (nombre aceite-de-semillas) (grupo 7) (veces 1) (tipo energeticos) (racion 45) (kcal 900) (proteinas 0) (grasas 100) (hidratos 0) (desayuno no) (almuerzo si) (comida si) (merienda no) (cena si))" calcext:value-type="string">
            <text:p>(alimento (id 323) (nombre aceite-de-semillas) (grupo 7) (veces 1) (tipo energeticos) (racion 45) (kcal 900) (proteinas 0) (grasas 100) (hidratos 0) (desayuno no) (almuerzo si) (comida si) (merienda no) (cena si))</text:p>
          </table:table-cell>
          <table:table-cell table:formula="of:=SUBSTITUTE([.V320];&quot;,&quot;;&quot;.&quot;)" office:value-type="string" office:string-value="(alimento (id 323) (nombre aceite-de-semillas) (grupo 7) (veces 1) (tipo energeticos) (racion 45) (kcal 900) (proteinas 0) (grasas 100) (hidratos 0) (desayuno no) (almuerzo si) (comida si) (merienda no) (cena si))" calcext:value-type="string">
            <text:p>(alimento (id 323) (nombre aceite-de-semillas) (grupo 7) (veces 1) (tipo energeticos) (racion 45) (kcal 900) (proteinas 0) (grasas 100) (hidratos 0) (desayuno no) (almuerzo si) (comida si) (merienda no) (cena si))</text:p>
          </table:table-cell>
          <table:table-cell table:number-columns-repeated="1001"/>
        </table:table-row>
        <table:table-row table:style-name="ro1">
          <table:table-cell/>
          <table:table-cell office:value-type="float" office:value="324" calcext:value-type="float">
            <text:p>324</text:p>
          </table:table-cell>
          <table:table-cell office:value-type="string" calcext:value-type="string">
            <text:p>Grasas, aceite y mantequilla</text:p>
          </table:table-cell>
          <table:table-cell table:style-name="ce15" office:value-type="string" calcext:value-type="string">
            <text:p>Aceite de semillas</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21]*[.L321]/100" office:value-type="float" office:value="540" calcext:value-type="float">
            <text:p>540</text:p>
          </table:table-cell>
          <table:table-cell table:style-name="ce16" table:formula="of:=[.K321]*[.M321]*4/100" office:value-type="float" office:value="0" calcext:value-type="float">
            <text:p>0</text:p>
          </table:table-cell>
          <table:table-cell table:style-name="ce16" table:formula="of:=[.K321]*[.O321]*4/100" office:value-type="float" office:value="0" calcext:value-type="float">
            <text:p>0</text:p>
          </table:table-cell>
          <table:table-cell table:style-name="ce15" office:value-type="float" office:value="60" calcext:value-type="float">
            <text:p>60</text:p>
          </table:table-cell>
          <table:table-cell table:style-name="ce15" office:value-type="float" office:value="900" calcext:value-type="float">
            <text:p>900</text:p>
          </table:table-cell>
          <table:table-cell table:style-name="ce25" office:value-type="float" office:value="0" calcext:value-type="float">
            <text:p>0</text:p>
          </table:table-cell>
          <table:table-cell table:style-name="ce25" office:value-type="float" office:value="100" calcext:value-type="float">
            <text:p>100</text:p>
          </table:table-cell>
          <table:table-cell table:style-name="ce25" office:value-type="float" office:value="0" calcext:value-type="float">
            <text:p>0</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321]);&quot; &quot;;&quot;-&quot;);&quot;á&quot;;&quot;a&quot;);&quot;é&quot;;&quot;e&quot;);&quot;í&quot;;&quot;i&quot;);&quot;ó&quot;;&quot;o&quot;);&quot;ú&quot;;&quot;u&quot;)" office:value-type="string" office:string-value="aceite-de-semillas" calcext:value-type="string">
            <text:p>aceite-de-semillas</text:p>
          </table:table-cell>
          <table:table-cell table:style-name="ce31" table:formula="of:=CONCATENATE(&quot;(alimento (id &quot;;[.B321];&quot;) (nombre &quot;;[.U321];&quot;) (grupo &quot;;[.E321];&quot;) (veces &quot;;[.F321];&quot;) (tipo &quot;;[.G321];&quot;) (racion &quot;;[.K321];&quot;) (kcal &quot;;[.L321];&quot;) (proteinas &quot;;[.M321];&quot;) (grasas &quot;;[.N321];&quot;) (hidratos &quot;;[.O321];&quot;) (desayuno &quot;;[.P321];&quot;) (almuerzo &quot;;[.Q321];&quot;) (comida &quot;;[.R321];&quot;) (merienda &quot;;[.S321];&quot;) (cena &quot;;[.T321];&quot;))&quot;)" office:value-type="string" office:string-value="(alimento (id 324) (nombre aceite-de-semillas) (grupo 7) (veces 1) (tipo energeticos) (racion 60) (kcal 900) (proteinas 0) (grasas 100) (hidratos 0) (desayuno no) (almuerzo si) (comida si) (merienda no) (cena si))" calcext:value-type="string">
            <text:p>(alimento (id 324) (nombre aceite-de-semillas) (grupo 7) (veces 1) (tipo energeticos) (racion 60) (kcal 900) (proteinas 0) (grasas 100) (hidratos 0) (desayuno no) (almuerzo si) (comida si) (merienda no) (cena si))</text:p>
          </table:table-cell>
          <table:table-cell table:formula="of:=SUBSTITUTE([.V321];&quot;,&quot;;&quot;.&quot;)" office:value-type="string" office:string-value="(alimento (id 324) (nombre aceite-de-semillas) (grupo 7) (veces 1) (tipo energeticos) (racion 60) (kcal 900) (proteinas 0) (grasas 100) (hidratos 0) (desayuno no) (almuerzo si) (comida si) (merienda no) (cena si))" calcext:value-type="string">
            <text:p>(alimento (id 324) (nombre aceite-de-semillas) (grupo 7) (veces 1) (tipo energeticos) (racion 60) (kcal 900) (proteinas 0) (grasas 100) (hidratos 0) (desayuno no) (almuerzo si) (comida si) (merienda no) (cena si))</text:p>
          </table:table-cell>
          <table:table-cell table:number-columns-repeated="1001"/>
        </table:table-row>
        <table:table-row table:style-name="ro1">
          <table:table-cell/>
          <table:table-cell office:value-type="float" office:value="325" calcext:value-type="float">
            <text:p>325</text:p>
          </table:table-cell>
          <table:table-cell office:value-type="string" calcext:value-type="string">
            <text:p>Grasas, aceite y mantequilla</text:p>
          </table:table-cell>
          <table:table-cell table:style-name="ce15" office:value-type="string" calcext:value-type="string">
            <text:p>Aceite de semillas</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22]*[.L322]/100" office:value-type="float" office:value="450" calcext:value-type="float">
            <text:p>450</text:p>
          </table:table-cell>
          <table:table-cell table:style-name="ce16" table:formula="of:=[.K322]*[.M322]*4/100" office:value-type="float" office:value="0" calcext:value-type="float">
            <text:p>0</text:p>
          </table:table-cell>
          <table:table-cell table:style-name="ce16" table:formula="of:=[.K322]*[.O322]*4/100" office:value-type="float" office:value="0" calcext:value-type="float">
            <text:p>0</text:p>
          </table:table-cell>
          <table:table-cell table:style-name="ce15" office:value-type="float" office:value="50" calcext:value-type="float">
            <text:p>50</text:p>
          </table:table-cell>
          <table:table-cell table:style-name="ce15" office:value-type="float" office:value="900" calcext:value-type="float">
            <text:p>900</text:p>
          </table:table-cell>
          <table:table-cell table:style-name="ce25" office:value-type="float" office:value="0" calcext:value-type="float">
            <text:p>0</text:p>
          </table:table-cell>
          <table:table-cell table:style-name="ce25" office:value-type="float" office:value="100" calcext:value-type="float">
            <text:p>100</text:p>
          </table:table-cell>
          <table:table-cell table:style-name="ce25" office:value-type="float" office:value="0" calcext:value-type="float">
            <text:p>0</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322]);&quot; &quot;;&quot;-&quot;);&quot;á&quot;;&quot;a&quot;);&quot;é&quot;;&quot;e&quot;);&quot;í&quot;;&quot;i&quot;);&quot;ó&quot;;&quot;o&quot;);&quot;ú&quot;;&quot;u&quot;)" office:value-type="string" office:string-value="aceite-de-semillas" calcext:value-type="string">
            <text:p>aceite-de-semillas</text:p>
          </table:table-cell>
          <table:table-cell table:style-name="ce31" table:formula="of:=CONCATENATE(&quot;(alimento (id &quot;;[.B322];&quot;) (nombre &quot;;[.U322];&quot;) (grupo &quot;;[.E322];&quot;) (veces &quot;;[.F322];&quot;) (tipo &quot;;[.G322];&quot;) (racion &quot;;[.K322];&quot;) (kcal &quot;;[.L322];&quot;) (proteinas &quot;;[.M322];&quot;) (grasas &quot;;[.N322];&quot;) (hidratos &quot;;[.O322];&quot;) (desayuno &quot;;[.P322];&quot;) (almuerzo &quot;;[.Q322];&quot;) (comida &quot;;[.R322];&quot;) (merienda &quot;;[.S322];&quot;) (cena &quot;;[.T322];&quot;))&quot;)" office:value-type="string" office:string-value="(alimento (id 325) (nombre aceite-de-semillas) (grupo 7) (veces 1) (tipo energeticos) (racion 50) (kcal 900) (proteinas 0) (grasas 100) (hidratos 0) (desayuno no) (almuerzo si) (comida si) (merienda no) (cena si))" calcext:value-type="string">
            <text:p>(alimento (id 325) (nombre aceite-de-semillas) (grupo 7) (veces 1) (tipo energeticos) (racion 50) (kcal 900) (proteinas 0) (grasas 100) (hidratos 0) (desayuno no) (almuerzo si) (comida si) (merienda no) (cena si))</text:p>
          </table:table-cell>
          <table:table-cell table:formula="of:=SUBSTITUTE([.V322];&quot;,&quot;;&quot;.&quot;)" office:value-type="string" office:string-value="(alimento (id 325) (nombre aceite-de-semillas) (grupo 7) (veces 1) (tipo energeticos) (racion 50) (kcal 900) (proteinas 0) (grasas 100) (hidratos 0) (desayuno no) (almuerzo si) (comida si) (merienda no) (cena si))" calcext:value-type="string">
            <text:p>(alimento (id 325) (nombre aceite-de-semillas) (grupo 7) (veces 1) (tipo energeticos) (racion 50) (kcal 900) (proteinas 0) (grasas 100) (hidratos 0) (desayuno no) (almuerzo si) (comida si) (merienda no) (cena si))</text:p>
          </table:table-cell>
          <table:table-cell table:number-columns-repeated="1001"/>
        </table:table-row>
        <table:table-row table:style-name="ro1">
          <table:table-cell/>
          <table:table-cell office:value-type="float" office:value="326" calcext:value-type="float">
            <text:p>326</text:p>
          </table:table-cell>
          <table:table-cell office:value-type="string" calcext:value-type="string">
            <text:p>Grasas, aceite y mantequilla</text:p>
          </table:table-cell>
          <table:table-cell table:style-name="ce15" office:value-type="string" calcext:value-type="string">
            <text:p>Mayones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23]*[.L323]/100" office:value-type="float" office:value="400" calcext:value-type="float">
            <text:p>400</text:p>
          </table:table-cell>
          <table:table-cell table:style-name="ce16" table:formula="of:=[.K323]*[.M323]*4/100" office:value-type="float" office:value="2" calcext:value-type="float">
            <text:p>2</text:p>
          </table:table-cell>
          <table:table-cell table:style-name="ce16" table:formula="of:=[.K323]*[.O323]*4/100" office:value-type="float" office:value="3" calcext:value-type="float">
            <text:p>3</text:p>
          </table:table-cell>
          <table:table-cell table:style-name="ce15" office:value-type="float" office:value="50" calcext:value-type="float">
            <text:p>50</text:p>
          </table:table-cell>
          <table:table-cell table:style-name="ce15" office:value-type="float" office:value="800" calcext:value-type="float">
            <text:p>800</text:p>
          </table:table-cell>
          <table:table-cell table:style-name="ce25" office:value-type="float" office:value="1" calcext:value-type="float">
            <text:p>1</text:p>
          </table:table-cell>
          <table:table-cell table:style-name="ce25" office:value-type="float" office:value="81.3" calcext:value-type="float">
            <text:p>81.3</text:p>
          </table:table-cell>
          <table:table-cell table:style-name="ce25" office:value-type="float" office:value="1.5" calcext:value-type="float">
            <text:p>1.5</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23]);&quot; &quot;;&quot;-&quot;);&quot;á&quot;;&quot;a&quot;);&quot;é&quot;;&quot;e&quot;);&quot;í&quot;;&quot;i&quot;);&quot;ó&quot;;&quot;o&quot;);&quot;ú&quot;;&quot;u&quot;)" office:value-type="string" office:string-value="mayonesa" calcext:value-type="string">
            <text:p>mayonesa</text:p>
          </table:table-cell>
          <table:table-cell table:style-name="ce31" table:formula="of:=CONCATENATE(&quot;(alimento (id &quot;;[.B323];&quot;) (nombre &quot;;[.U323];&quot;) (grupo &quot;;[.E323];&quot;) (veces &quot;;[.F323];&quot;) (tipo &quot;;[.G323];&quot;) (racion &quot;;[.K323];&quot;) (kcal &quot;;[.L323];&quot;) (proteinas &quot;;[.M323];&quot;) (grasas &quot;;[.N323];&quot;) (hidratos &quot;;[.O323];&quot;) (desayuno &quot;;[.P323];&quot;) (almuerzo &quot;;[.Q323];&quot;) (comida &quot;;[.R323];&quot;) (merienda &quot;;[.S323];&quot;) (cena &quot;;[.T323];&quot;))&quot;)" office:value-type="string" office:string-value="(alimento (id 326) (nombre mayonesa) (grupo 7) (veces 1) (tipo energeticos) (racion 50) (kcal 800) (proteinas 1) (grasas 81,3) (hidratos 1,5) (desayuno no) (almuerzo si) (comida si) (merienda no) (cena no))" calcext:value-type="string">
            <text:p>(alimento (id 326) (nombre mayonesa) (grupo 7) (veces 1) (tipo energeticos) (racion 50) (kcal 800) (proteinas 1) (grasas 81,3) (hidratos 1,5) (desayuno no) (almuerzo si) (comida si) (merienda no) (cena no))</text:p>
          </table:table-cell>
          <table:table-cell table:formula="of:=SUBSTITUTE([.V323];&quot;,&quot;;&quot;.&quot;)" office:value-type="string" office:string-value="(alimento (id 326) (nombre mayonesa) (grupo 7) (veces 1) (tipo energeticos) (racion 50) (kcal 800) (proteinas 1) (grasas 81.3) (hidratos 1.5) (desayuno no) (almuerzo si) (comida si) (merienda no) (cena no))" calcext:value-type="string">
            <text:p>(alimento (id 326) (nombre mayonesa) (grupo 7) (veces 1) (tipo energeticos) (racion 50) (kcal 800) (proteinas 1) (grasas 81.3) (hidratos 1.5) (desayuno no) (almuerzo si) (comida si) (merienda no) (cena no))</text:p>
          </table:table-cell>
          <table:table-cell table:number-columns-repeated="1001"/>
        </table:table-row>
        <table:table-row table:style-name="ro1">
          <table:table-cell/>
          <table:table-cell office:value-type="float" office:value="327" calcext:value-type="float">
            <text:p>327</text:p>
          </table:table-cell>
          <table:table-cell office:value-type="string" calcext:value-type="string">
            <text:p>Grasas, aceite y mantequilla</text:p>
          </table:table-cell>
          <table:table-cell table:style-name="ce15" office:value-type="string" calcext:value-type="string">
            <text:p>Mayones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24]*[.L324]/100" office:value-type="float" office:value="320" calcext:value-type="float">
            <text:p>320</text:p>
          </table:table-cell>
          <table:table-cell table:style-name="ce16" table:formula="of:=[.K324]*[.M324]*4/100" office:value-type="float" office:value="1.6" calcext:value-type="float">
            <text:p>1,6</text:p>
          </table:table-cell>
          <table:table-cell table:style-name="ce16" table:formula="of:=[.K324]*[.O324]*4/100" office:value-type="float" office:value="2.4" calcext:value-type="float">
            <text:p>2,4</text:p>
          </table:table-cell>
          <table:table-cell table:style-name="ce15" office:value-type="float" office:value="40" calcext:value-type="float">
            <text:p>40</text:p>
          </table:table-cell>
          <table:table-cell table:style-name="ce15" office:value-type="float" office:value="800" calcext:value-type="float">
            <text:p>800</text:p>
          </table:table-cell>
          <table:table-cell table:style-name="ce25" office:value-type="float" office:value="1" calcext:value-type="float">
            <text:p>1</text:p>
          </table:table-cell>
          <table:table-cell table:style-name="ce25" office:value-type="float" office:value="81.3" calcext:value-type="float">
            <text:p>81.3</text:p>
          </table:table-cell>
          <table:table-cell table:style-name="ce25" office:value-type="float" office:value="1.5" calcext:value-type="float">
            <text:p>1.5</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24]);&quot; &quot;;&quot;-&quot;);&quot;á&quot;;&quot;a&quot;);&quot;é&quot;;&quot;e&quot;);&quot;í&quot;;&quot;i&quot;);&quot;ó&quot;;&quot;o&quot;);&quot;ú&quot;;&quot;u&quot;)" office:value-type="string" office:string-value="mayonesa" calcext:value-type="string">
            <text:p>mayonesa</text:p>
          </table:table-cell>
          <table:table-cell table:style-name="ce31" table:formula="of:=CONCATENATE(&quot;(alimento (id &quot;;[.B324];&quot;) (nombre &quot;;[.U324];&quot;) (grupo &quot;;[.E324];&quot;) (veces &quot;;[.F324];&quot;) (tipo &quot;;[.G324];&quot;) (racion &quot;;[.K324];&quot;) (kcal &quot;;[.L324];&quot;) (proteinas &quot;;[.M324];&quot;) (grasas &quot;;[.N324];&quot;) (hidratos &quot;;[.O324];&quot;) (desayuno &quot;;[.P324];&quot;) (almuerzo &quot;;[.Q324];&quot;) (comida &quot;;[.R324];&quot;) (merienda &quot;;[.S324];&quot;) (cena &quot;;[.T324];&quot;))&quot;)" office:value-type="string" office:string-value="(alimento (id 327) (nombre mayonesa) (grupo 7) (veces 1) (tipo energeticos) (racion 40) (kcal 800) (proteinas 1) (grasas 81,3) (hidratos 1,5) (desayuno no) (almuerzo si) (comida si) (merienda no) (cena no))" calcext:value-type="string">
            <text:p>(alimento (id 327) (nombre mayonesa) (grupo 7) (veces 1) (tipo energeticos) (racion 40) (kcal 800) (proteinas 1) (grasas 81,3) (hidratos 1,5) (desayuno no) (almuerzo si) (comida si) (merienda no) (cena no))</text:p>
          </table:table-cell>
          <table:table-cell table:formula="of:=SUBSTITUTE([.V324];&quot;,&quot;;&quot;.&quot;)" office:value-type="string" office:string-value="(alimento (id 327) (nombre mayonesa) (grupo 7) (veces 1) (tipo energeticos) (racion 40) (kcal 800) (proteinas 1) (grasas 81.3) (hidratos 1.5) (desayuno no) (almuerzo si) (comida si) (merienda no) (cena no))" calcext:value-type="string">
            <text:p>(alimento (id 327) (nombre mayonesa) (grupo 7) (veces 1) (tipo energeticos) (racion 40) (kcal 800) (proteinas 1) (grasas 81.3) (hidratos 1.5) (desayuno no) (almuerzo si) (comida si) (merienda no) (cena no))</text:p>
          </table:table-cell>
          <table:table-cell table:number-columns-repeated="1001"/>
        </table:table-row>
        <table:table-row table:style-name="ro1">
          <table:table-cell/>
          <table:table-cell office:value-type="float" office:value="328" calcext:value-type="float">
            <text:p>328</text:p>
          </table:table-cell>
          <table:table-cell office:value-type="string" calcext:value-type="string">
            <text:p>Grasas, aceite y mantequilla</text:p>
          </table:table-cell>
          <table:table-cell table:style-name="ce15" office:value-type="string" calcext:value-type="string">
            <text:p>Mayones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25]*[.L325]/100" office:value-type="float" office:value="240" calcext:value-type="float">
            <text:p>240</text:p>
          </table:table-cell>
          <table:table-cell table:style-name="ce16" table:formula="of:=[.K325]*[.M325]*4/100" office:value-type="float" office:value="1.2" calcext:value-type="float">
            <text:p>1,2</text:p>
          </table:table-cell>
          <table:table-cell table:style-name="ce16" table:formula="of:=[.K325]*[.O325]*4/100" office:value-type="float" office:value="1.8" calcext:value-type="float">
            <text:p>1,8</text:p>
          </table:table-cell>
          <table:table-cell table:style-name="ce15" office:value-type="float" office:value="30" calcext:value-type="float">
            <text:p>30</text:p>
          </table:table-cell>
          <table:table-cell table:style-name="ce15" office:value-type="float" office:value="800" calcext:value-type="float">
            <text:p>800</text:p>
          </table:table-cell>
          <table:table-cell table:style-name="ce25" office:value-type="float" office:value="1" calcext:value-type="float">
            <text:p>1</text:p>
          </table:table-cell>
          <table:table-cell table:style-name="ce25" office:value-type="float" office:value="81.3" calcext:value-type="float">
            <text:p>81.3</text:p>
          </table:table-cell>
          <table:table-cell table:style-name="ce25" office:value-type="float" office:value="1.5" calcext:value-type="float">
            <text:p>1.5</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25]);&quot; &quot;;&quot;-&quot;);&quot;á&quot;;&quot;a&quot;);&quot;é&quot;;&quot;e&quot;);&quot;í&quot;;&quot;i&quot;);&quot;ó&quot;;&quot;o&quot;);&quot;ú&quot;;&quot;u&quot;)" office:value-type="string" office:string-value="mayonesa" calcext:value-type="string">
            <text:p>mayonesa</text:p>
          </table:table-cell>
          <table:table-cell table:style-name="ce31" table:formula="of:=CONCATENATE(&quot;(alimento (id &quot;;[.B325];&quot;) (nombre &quot;;[.U325];&quot;) (grupo &quot;;[.E325];&quot;) (veces &quot;;[.F325];&quot;) (tipo &quot;;[.G325];&quot;) (racion &quot;;[.K325];&quot;) (kcal &quot;;[.L325];&quot;) (proteinas &quot;;[.M325];&quot;) (grasas &quot;;[.N325];&quot;) (hidratos &quot;;[.O325];&quot;) (desayuno &quot;;[.P325];&quot;) (almuerzo &quot;;[.Q325];&quot;) (comida &quot;;[.R325];&quot;) (merienda &quot;;[.S325];&quot;) (cena &quot;;[.T325];&quot;))&quot;)" office:value-type="string" office:string-value="(alimento (id 328) (nombre mayonesa) (grupo 7) (veces 1) (tipo energeticos) (racion 30) (kcal 800) (proteinas 1) (grasas 81,3) (hidratos 1,5) (desayuno no) (almuerzo si) (comida si) (merienda no) (cena no))" calcext:value-type="string">
            <text:p>(alimento (id 328) (nombre mayonesa) (grupo 7) (veces 1) (tipo energeticos) (racion 30) (kcal 800) (proteinas 1) (grasas 81,3) (hidratos 1,5) (desayuno no) (almuerzo si) (comida si) (merienda no) (cena no))</text:p>
          </table:table-cell>
          <table:table-cell table:formula="of:=SUBSTITUTE([.V325];&quot;,&quot;;&quot;.&quot;)" office:value-type="string" office:string-value="(alimento (id 328) (nombre mayonesa) (grupo 7) (veces 1) (tipo energeticos) (racion 30) (kcal 800) (proteinas 1) (grasas 81.3) (hidratos 1.5) (desayuno no) (almuerzo si) (comida si) (merienda no) (cena no))" calcext:value-type="string">
            <text:p>(alimento (id 328) (nombre mayonesa) (grupo 7) (veces 1) (tipo energeticos) (racion 30) (kcal 800) (proteinas 1) (grasas 81.3) (hidratos 1.5) (desayuno no) (almuerzo si) (comida si) (merienda no) (cena no))</text:p>
          </table:table-cell>
          <table:table-cell table:number-columns-repeated="1001"/>
        </table:table-row>
        <table:table-row table:style-name="ro1">
          <table:table-cell/>
          <table:table-cell office:value-type="float" office:value="329" calcext:value-type="float">
            <text:p>329</text:p>
          </table:table-cell>
          <table:table-cell office:value-type="string" calcext:value-type="string">
            <text:p>Grasas, aceite y mantequilla</text:p>
          </table:table-cell>
          <table:table-cell table:style-name="ce15" office:value-type="string" calcext:value-type="string">
            <text:p>Mayones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26]*[.L326]/100" office:value-type="float" office:value="160" calcext:value-type="float">
            <text:p>160</text:p>
          </table:table-cell>
          <table:table-cell table:style-name="ce16" table:formula="of:=[.K326]*[.M326]*4/100" office:value-type="float" office:value="0.8" calcext:value-type="float">
            <text:p>0,8</text:p>
          </table:table-cell>
          <table:table-cell table:style-name="ce16" table:formula="of:=[.K326]*[.O326]*4/100" office:value-type="float" office:value="1.2" calcext:value-type="float">
            <text:p>1,2</text:p>
          </table:table-cell>
          <table:table-cell table:style-name="ce15" office:value-type="float" office:value="20" calcext:value-type="float">
            <text:p>20</text:p>
          </table:table-cell>
          <table:table-cell table:style-name="ce15" office:value-type="float" office:value="800" calcext:value-type="float">
            <text:p>800</text:p>
          </table:table-cell>
          <table:table-cell table:style-name="ce25" office:value-type="float" office:value="1" calcext:value-type="float">
            <text:p>1</text:p>
          </table:table-cell>
          <table:table-cell table:style-name="ce25" office:value-type="float" office:value="81.3" calcext:value-type="float">
            <text:p>81.3</text:p>
          </table:table-cell>
          <table:table-cell table:style-name="ce25" office:value-type="float" office:value="1.5" calcext:value-type="float">
            <text:p>1.5</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26]);&quot; &quot;;&quot;-&quot;);&quot;á&quot;;&quot;a&quot;);&quot;é&quot;;&quot;e&quot;);&quot;í&quot;;&quot;i&quot;);&quot;ó&quot;;&quot;o&quot;);&quot;ú&quot;;&quot;u&quot;)" office:value-type="string" office:string-value="mayonesa" calcext:value-type="string">
            <text:p>mayonesa</text:p>
          </table:table-cell>
          <table:table-cell table:style-name="ce31" table:formula="of:=CONCATENATE(&quot;(alimento (id &quot;;[.B326];&quot;) (nombre &quot;;[.U326];&quot;) (grupo &quot;;[.E326];&quot;) (veces &quot;;[.F326];&quot;) (tipo &quot;;[.G326];&quot;) (racion &quot;;[.K326];&quot;) (kcal &quot;;[.L326];&quot;) (proteinas &quot;;[.M326];&quot;) (grasas &quot;;[.N326];&quot;) (hidratos &quot;;[.O326];&quot;) (desayuno &quot;;[.P326];&quot;) (almuerzo &quot;;[.Q326];&quot;) (comida &quot;;[.R326];&quot;) (merienda &quot;;[.S326];&quot;) (cena &quot;;[.T326];&quot;))&quot;)" office:value-type="string" office:string-value="(alimento (id 329) (nombre mayonesa) (grupo 7) (veces 1) (tipo energeticos) (racion 20) (kcal 800) (proteinas 1) (grasas 81,3) (hidratos 1,5) (desayuno no) (almuerzo si) (comida si) (merienda no) (cena no))" calcext:value-type="string">
            <text:p>(alimento (id 329) (nombre mayonesa) (grupo 7) (veces 1) (tipo energeticos) (racion 20) (kcal 800) (proteinas 1) (grasas 81,3) (hidratos 1,5) (desayuno no) (almuerzo si) (comida si) (merienda no) (cena no))</text:p>
          </table:table-cell>
          <table:table-cell table:formula="of:=SUBSTITUTE([.V326];&quot;,&quot;;&quot;.&quot;)" office:value-type="string" office:string-value="(alimento (id 329) (nombre mayonesa) (grupo 7) (veces 1) (tipo energeticos) (racion 20) (kcal 800) (proteinas 1) (grasas 81.3) (hidratos 1.5) (desayuno no) (almuerzo si) (comida si) (merienda no) (cena no))" calcext:value-type="string">
            <text:p>(alimento (id 329) (nombre mayonesa) (grupo 7) (veces 1) (tipo energeticos) (racion 20) (kcal 800) (proteinas 1) (grasas 81.3) (hidratos 1.5) (desayuno no) (almuerzo si) (comida si) (merienda no) (cena no))</text:p>
          </table:table-cell>
          <table:table-cell table:number-columns-repeated="1001"/>
        </table:table-row>
        <table:table-row table:style-name="ro1">
          <table:table-cell/>
          <table:table-cell office:value-type="float" office:value="330" calcext:value-type="float">
            <text:p>330</text:p>
          </table:table-cell>
          <table:table-cell office:value-type="string" calcext:value-type="string">
            <text:p>Grasas, aceite y mantequilla</text:p>
          </table:table-cell>
          <table:table-cell table:style-name="ce15" office:value-type="string" calcext:value-type="string">
            <text:p>Mayones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27]*[.L327]/100" office:value-type="float" office:value="80" calcext:value-type="float">
            <text:p>80</text:p>
          </table:table-cell>
          <table:table-cell table:style-name="ce16" table:formula="of:=[.K327]*[.M327]*4/100" office:value-type="float" office:value="0.4" calcext:value-type="float">
            <text:p>0,4</text:p>
          </table:table-cell>
          <table:table-cell table:style-name="ce16" table:formula="of:=[.K327]*[.O327]*4/100" office:value-type="float" office:value="0.6" calcext:value-type="float">
            <text:p>0,6</text:p>
          </table:table-cell>
          <table:table-cell table:style-name="ce15" office:value-type="float" office:value="10" calcext:value-type="float">
            <text:p>10</text:p>
          </table:table-cell>
          <table:table-cell table:style-name="ce15" office:value-type="float" office:value="800" calcext:value-type="float">
            <text:p>800</text:p>
          </table:table-cell>
          <table:table-cell table:style-name="ce25" office:value-type="float" office:value="1" calcext:value-type="float">
            <text:p>1</text:p>
          </table:table-cell>
          <table:table-cell table:style-name="ce25" office:value-type="float" office:value="81.3" calcext:value-type="float">
            <text:p>81.3</text:p>
          </table:table-cell>
          <table:table-cell table:style-name="ce25" office:value-type="float" office:value="1.5" calcext:value-type="float">
            <text:p>1.5</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27]);&quot; &quot;;&quot;-&quot;);&quot;á&quot;;&quot;a&quot;);&quot;é&quot;;&quot;e&quot;);&quot;í&quot;;&quot;i&quot;);&quot;ó&quot;;&quot;o&quot;);&quot;ú&quot;;&quot;u&quot;)" office:value-type="string" office:string-value="mayonesa" calcext:value-type="string">
            <text:p>mayonesa</text:p>
          </table:table-cell>
          <table:table-cell table:style-name="ce31" table:formula="of:=CONCATENATE(&quot;(alimento (id &quot;;[.B327];&quot;) (nombre &quot;;[.U327];&quot;) (grupo &quot;;[.E327];&quot;) (veces &quot;;[.F327];&quot;) (tipo &quot;;[.G327];&quot;) (racion &quot;;[.K327];&quot;) (kcal &quot;;[.L327];&quot;) (proteinas &quot;;[.M327];&quot;) (grasas &quot;;[.N327];&quot;) (hidratos &quot;;[.O327];&quot;) (desayuno &quot;;[.P327];&quot;) (almuerzo &quot;;[.Q327];&quot;) (comida &quot;;[.R327];&quot;) (merienda &quot;;[.S327];&quot;) (cena &quot;;[.T327];&quot;))&quot;)" office:value-type="string" office:string-value="(alimento (id 330) (nombre mayonesa) (grupo 7) (veces 1) (tipo energeticos) (racion 10) (kcal 800) (proteinas 1) (grasas 81,3) (hidratos 1,5) (desayuno no) (almuerzo si) (comida si) (merienda no) (cena no))" calcext:value-type="string">
            <text:p>(alimento (id 330) (nombre mayonesa) (grupo 7) (veces 1) (tipo energeticos) (racion 10) (kcal 800) (proteinas 1) (grasas 81,3) (hidratos 1,5) (desayuno no) (almuerzo si) (comida si) (merienda no) (cena no))</text:p>
          </table:table-cell>
          <table:table-cell table:formula="of:=SUBSTITUTE([.V327];&quot;,&quot;;&quot;.&quot;)" office:value-type="string" office:string-value="(alimento (id 330) (nombre mayonesa) (grupo 7) (veces 1) (tipo energeticos) (racion 10) (kcal 800) (proteinas 1) (grasas 81.3) (hidratos 1.5) (desayuno no) (almuerzo si) (comida si) (merienda no) (cena no))" calcext:value-type="string">
            <text:p>(alimento (id 330) (nombre mayonesa) (grupo 7) (veces 1) (tipo energeticos) (racion 10) (kcal 800) (proteinas 1) (grasas 81.3) (hidratos 1.5) (desayuno no) (almuerzo si) (comida si) (merienda no) (cena no))</text:p>
          </table:table-cell>
          <table:table-cell table:number-columns-repeated="1001"/>
        </table:table-row>
        <table:table-row table:style-name="ro1">
          <table:table-cell/>
          <table:table-cell office:value-type="float" office:value="331" calcext:value-type="float">
            <text:p>331</text:p>
          </table:table-cell>
          <table:table-cell office:value-type="string" calcext:value-type="string">
            <text:p>Grasas, aceite y mantequilla</text:p>
          </table:table-cell>
          <table:table-cell table:style-name="ce15" office:value-type="string" calcext:value-type="string">
            <text:p>Aceite de palm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28]*[.L328]/100" office:value-type="float" office:value="404.55" calcext:value-type="float">
            <text:p>404,55</text:p>
          </table:table-cell>
          <table:table-cell table:style-name="ce16" table:formula="of:=[.K328]*[.M328]*4/100" office:value-type="float" office:value="0" calcext:value-type="float">
            <text:p>0</text:p>
          </table:table-cell>
          <table:table-cell table:style-name="ce16" table:formula="of:=[.K328]*[.O328]*4/100" office:value-type="float" office:value="0" calcext:value-type="float">
            <text:p>0</text:p>
          </table:table-cell>
          <table:table-cell table:style-name="ce15" office:value-type="float" office:value="45" calcext:value-type="float">
            <text:p>45</text:p>
          </table:table-cell>
          <table:table-cell table:style-name="ce15" office:value-type="float" office:value="899" calcext:value-type="float">
            <text:p>899</text:p>
          </table:table-cell>
          <table:table-cell table:style-name="ce25" office:value-type="float" office:value="0" calcext:value-type="float">
            <text:p>0</text:p>
          </table:table-cell>
          <table:table-cell table:style-name="ce25" office:value-type="float" office:value="99.9" calcext:value-type="float">
            <text:p>99.9</text:p>
          </table:table-cell>
          <table:table-cell table:style-name="ce25" office:value-type="float" office:value="0" calcext:value-type="float">
            <text:p>0</text:p>
          </table:table-cell>
          <table:table-cell table:number-columns-repeated="3"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328]);&quot; &quot;;&quot;-&quot;);&quot;á&quot;;&quot;a&quot;);&quot;é&quot;;&quot;e&quot;);&quot;í&quot;;&quot;i&quot;);&quot;ó&quot;;&quot;o&quot;);&quot;ú&quot;;&quot;u&quot;)" office:value-type="string" office:string-value="aceite-de-palma" calcext:value-type="string">
            <text:p>aceite-de-palma</text:p>
          </table:table-cell>
          <table:table-cell table:style-name="ce31" table:formula="of:=CONCATENATE(&quot;(alimento (id &quot;;[.B328];&quot;) (nombre &quot;;[.U328];&quot;) (grupo &quot;;[.E328];&quot;) (veces &quot;;[.F328];&quot;) (tipo &quot;;[.G328];&quot;) (racion &quot;;[.K328];&quot;) (kcal &quot;;[.L328];&quot;) (proteinas &quot;;[.M328];&quot;) (grasas &quot;;[.N328];&quot;) (hidratos &quot;;[.O328];&quot;) (desayuno &quot;;[.P328];&quot;) (almuerzo &quot;;[.Q328];&quot;) (comida &quot;;[.R328];&quot;) (merienda &quot;;[.S328];&quot;) (cena &quot;;[.T328];&quot;))&quot;)" office:value-type="string" office:string-value="(alimento (id 331) (nombre aceite-de-palma) (grupo 7) (veces 1) (tipo energeticos) (racion 45) (kcal 899) (proteinas 0) (grasas 99,9) (hidratos 0) (desayuno si) (almuerzo si) (comida si) (merienda no) (cena si))" calcext:value-type="string">
            <text:p>(alimento (id 331) (nombre aceite-de-palma) (grupo 7) (veces 1) (tipo energeticos) (racion 45) (kcal 899) (proteinas 0) (grasas 99,9) (hidratos 0) (desayuno si) (almuerzo si) (comida si) (merienda no) (cena si))</text:p>
          </table:table-cell>
          <table:table-cell table:formula="of:=SUBSTITUTE([.V328];&quot;,&quot;;&quot;.&quot;)" office:value-type="string" office:string-value="(alimento (id 331) (nombre aceite-de-palma) (grupo 7) (veces 1) (tipo energeticos) (racion 45) (kcal 899) (proteinas 0) (grasas 99.9) (hidratos 0) (desayuno si) (almuerzo si) (comida si) (merienda no) (cena si))" calcext:value-type="string">
            <text:p>(alimento (id 331) (nombre aceite-de-palma) (grupo 7) (veces 1) (tipo energeticos) (racion 45) (kcal 899) (proteinas 0) (grasas 99.9) (hidratos 0) (desayuno si) (almuerzo si) (comida si) (merienda no) (cena si))</text:p>
          </table:table-cell>
          <table:table-cell table:number-columns-repeated="1001"/>
        </table:table-row>
        <table:table-row table:style-name="ro1">
          <table:table-cell/>
          <table:table-cell office:value-type="float" office:value="332" calcext:value-type="float">
            <text:p>332</text:p>
          </table:table-cell>
          <table:table-cell office:value-type="string" calcext:value-type="string">
            <text:p>Grasas, aceite y mantequilla</text:p>
          </table:table-cell>
          <table:table-cell table:style-name="ce15" office:value-type="string" calcext:value-type="string">
            <text:p>Aceite de palm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29]*[.L329]/100" office:value-type="float" office:value="539.4" calcext:value-type="float">
            <text:p>539,4</text:p>
          </table:table-cell>
          <table:table-cell table:style-name="ce16" table:formula="of:=[.K329]*[.M329]*4/100" office:value-type="float" office:value="0" calcext:value-type="float">
            <text:p>0</text:p>
          </table:table-cell>
          <table:table-cell table:style-name="ce16" table:formula="of:=[.K329]*[.O329]*4/100" office:value-type="float" office:value="0" calcext:value-type="float">
            <text:p>0</text:p>
          </table:table-cell>
          <table:table-cell table:style-name="ce15" office:value-type="float" office:value="60" calcext:value-type="float">
            <text:p>60</text:p>
          </table:table-cell>
          <table:table-cell table:style-name="ce15" office:value-type="float" office:value="899" calcext:value-type="float">
            <text:p>899</text:p>
          </table:table-cell>
          <table:table-cell table:style-name="ce25" office:value-type="float" office:value="0" calcext:value-type="float">
            <text:p>0</text:p>
          </table:table-cell>
          <table:table-cell table:style-name="ce25" office:value-type="float" office:value="99.9" calcext:value-type="float">
            <text:p>99.9</text:p>
          </table:table-cell>
          <table:table-cell table:style-name="ce25" office:value-type="float" office:value="0" calcext:value-type="float">
            <text:p>0</text:p>
          </table:table-cell>
          <table:table-cell table:number-columns-repeated="3"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329]);&quot; &quot;;&quot;-&quot;);&quot;á&quot;;&quot;a&quot;);&quot;é&quot;;&quot;e&quot;);&quot;í&quot;;&quot;i&quot;);&quot;ó&quot;;&quot;o&quot;);&quot;ú&quot;;&quot;u&quot;)" office:value-type="string" office:string-value="aceite-de-palma" calcext:value-type="string">
            <text:p>aceite-de-palma</text:p>
          </table:table-cell>
          <table:table-cell table:style-name="ce31" table:formula="of:=CONCATENATE(&quot;(alimento (id &quot;;[.B329];&quot;) (nombre &quot;;[.U329];&quot;) (grupo &quot;;[.E329];&quot;) (veces &quot;;[.F329];&quot;) (tipo &quot;;[.G329];&quot;) (racion &quot;;[.K329];&quot;) (kcal &quot;;[.L329];&quot;) (proteinas &quot;;[.M329];&quot;) (grasas &quot;;[.N329];&quot;) (hidratos &quot;;[.O329];&quot;) (desayuno &quot;;[.P329];&quot;) (almuerzo &quot;;[.Q329];&quot;) (comida &quot;;[.R329];&quot;) (merienda &quot;;[.S329];&quot;) (cena &quot;;[.T329];&quot;))&quot;)" office:value-type="string" office:string-value="(alimento (id 332) (nombre aceite-de-palma) (grupo 7) (veces 1) (tipo energeticos) (racion 60) (kcal 899) (proteinas 0) (grasas 99,9) (hidratos 0) (desayuno si) (almuerzo si) (comida si) (merienda no) (cena si))" calcext:value-type="string">
            <text:p>(alimento (id 332) (nombre aceite-de-palma) (grupo 7) (veces 1) (tipo energeticos) (racion 60) (kcal 899) (proteinas 0) (grasas 99,9) (hidratos 0) (desayuno si) (almuerzo si) (comida si) (merienda no) (cena si))</text:p>
          </table:table-cell>
          <table:table-cell table:formula="of:=SUBSTITUTE([.V329];&quot;,&quot;;&quot;.&quot;)" office:value-type="string" office:string-value="(alimento (id 332) (nombre aceite-de-palma) (grupo 7) (veces 1) (tipo energeticos) (racion 60) (kcal 899) (proteinas 0) (grasas 99.9) (hidratos 0) (desayuno si) (almuerzo si) (comida si) (merienda no) (cena si))" calcext:value-type="string">
            <text:p>(alimento (id 332) (nombre aceite-de-palma) (grupo 7) (veces 1) (tipo energeticos) (racion 60) (kcal 899) (proteinas 0) (grasas 99.9) (hidratos 0) (desayuno si) (almuerzo si) (comida si) (merienda no) (cena si))</text:p>
          </table:table-cell>
          <table:table-cell table:number-columns-repeated="1001"/>
        </table:table-row>
        <table:table-row table:style-name="ro1">
          <table:table-cell/>
          <table:table-cell office:value-type="float" office:value="333" calcext:value-type="float">
            <text:p>333</text:p>
          </table:table-cell>
          <table:table-cell office:value-type="string" calcext:value-type="string">
            <text:p>Grasas, aceite y mantequilla</text:p>
          </table:table-cell>
          <table:table-cell table:style-name="ce15" office:value-type="string" calcext:value-type="string">
            <text:p>Aceite de palm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30]*[.L330]/100" office:value-type="float" office:value="269.7" calcext:value-type="float">
            <text:p>269,7</text:p>
          </table:table-cell>
          <table:table-cell table:style-name="ce16" table:formula="of:=[.K330]*[.M330]*4/100" office:value-type="float" office:value="0" calcext:value-type="float">
            <text:p>0</text:p>
          </table:table-cell>
          <table:table-cell table:style-name="ce16" table:formula="of:=[.K330]*[.O330]*4/100" office:value-type="float" office:value="0" calcext:value-type="float">
            <text:p>0</text:p>
          </table:table-cell>
          <table:table-cell table:style-name="ce15" office:value-type="float" office:value="30" calcext:value-type="float">
            <text:p>30</text:p>
          </table:table-cell>
          <table:table-cell table:style-name="ce15" office:value-type="float" office:value="899" calcext:value-type="float">
            <text:p>899</text:p>
          </table:table-cell>
          <table:table-cell table:style-name="ce25" office:value-type="float" office:value="0" calcext:value-type="float">
            <text:p>0</text:p>
          </table:table-cell>
          <table:table-cell table:style-name="ce25" office:value-type="float" office:value="99.9" calcext:value-type="float">
            <text:p>99.9</text:p>
          </table:table-cell>
          <table:table-cell table:style-name="ce25" office:value-type="float" office:value="0" calcext:value-type="float">
            <text:p>0</text:p>
          </table:table-cell>
          <table:table-cell table:number-columns-repeated="3"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330]);&quot; &quot;;&quot;-&quot;);&quot;á&quot;;&quot;a&quot;);&quot;é&quot;;&quot;e&quot;);&quot;í&quot;;&quot;i&quot;);&quot;ó&quot;;&quot;o&quot;);&quot;ú&quot;;&quot;u&quot;)" office:value-type="string" office:string-value="aceite-de-palma" calcext:value-type="string">
            <text:p>aceite-de-palma</text:p>
          </table:table-cell>
          <table:table-cell table:style-name="ce31" table:formula="of:=CONCATENATE(&quot;(alimento (id &quot;;[.B330];&quot;) (nombre &quot;;[.U330];&quot;) (grupo &quot;;[.E330];&quot;) (veces &quot;;[.F330];&quot;) (tipo &quot;;[.G330];&quot;) (racion &quot;;[.K330];&quot;) (kcal &quot;;[.L330];&quot;) (proteinas &quot;;[.M330];&quot;) (grasas &quot;;[.N330];&quot;) (hidratos &quot;;[.O330];&quot;) (desayuno &quot;;[.P330];&quot;) (almuerzo &quot;;[.Q330];&quot;) (comida &quot;;[.R330];&quot;) (merienda &quot;;[.S330];&quot;) (cena &quot;;[.T330];&quot;))&quot;)" office:value-type="string" office:string-value="(alimento (id 333) (nombre aceite-de-palma) (grupo 7) (veces 1) (tipo energeticos) (racion 30) (kcal 899) (proteinas 0) (grasas 99,9) (hidratos 0) (desayuno si) (almuerzo si) (comida si) (merienda no) (cena si))" calcext:value-type="string">
            <text:p>(alimento (id 333) (nombre aceite-de-palma) (grupo 7) (veces 1) (tipo energeticos) (racion 30) (kcal 899) (proteinas 0) (grasas 99,9) (hidratos 0) (desayuno si) (almuerzo si) (comida si) (merienda no) (cena si))</text:p>
          </table:table-cell>
          <table:table-cell table:formula="of:=SUBSTITUTE([.V330];&quot;,&quot;;&quot;.&quot;)" office:value-type="string" office:string-value="(alimento (id 333) (nombre aceite-de-palma) (grupo 7) (veces 1) (tipo energeticos) (racion 30) (kcal 899) (proteinas 0) (grasas 99.9) (hidratos 0) (desayuno si) (almuerzo si) (comida si) (merienda no) (cena si))" calcext:value-type="string">
            <text:p>(alimento (id 333) (nombre aceite-de-palma) (grupo 7) (veces 1) (tipo energeticos) (racion 30) (kcal 899) (proteinas 0) (grasas 99.9) (hidratos 0) (desayuno si) (almuerzo si) (comida si) (merienda no) (cena si))</text:p>
          </table:table-cell>
          <table:table-cell table:number-columns-repeated="1001"/>
        </table:table-row>
        <table:table-row table:style-name="ro1">
          <table:table-cell/>
          <table:table-cell office:value-type="float" office:value="334" calcext:value-type="float">
            <text:p>334</text:p>
          </table:table-cell>
          <table:table-cell office:value-type="string" calcext:value-type="string">
            <text:p>Grasas, aceite y mantequilla</text:p>
          </table:table-cell>
          <table:table-cell table:style-name="ce15" office:value-type="string" calcext:value-type="string">
            <text:p>Aceite de palm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31]*[.L331]/100" office:value-type="float" office:value="359.6" calcext:value-type="float">
            <text:p>359,6</text:p>
          </table:table-cell>
          <table:table-cell table:style-name="ce16" table:formula="of:=[.K331]*[.M331]*4/100" office:value-type="float" office:value="0" calcext:value-type="float">
            <text:p>0</text:p>
          </table:table-cell>
          <table:table-cell table:style-name="ce16" table:formula="of:=[.K331]*[.O331]*4/100" office:value-type="float" office:value="0" calcext:value-type="float">
            <text:p>0</text:p>
          </table:table-cell>
          <table:table-cell table:style-name="ce15" office:value-type="float" office:value="40" calcext:value-type="float">
            <text:p>40</text:p>
          </table:table-cell>
          <table:table-cell table:style-name="ce15" office:value-type="float" office:value="899" calcext:value-type="float">
            <text:p>899</text:p>
          </table:table-cell>
          <table:table-cell table:style-name="ce25" office:value-type="float" office:value="0" calcext:value-type="float">
            <text:p>0</text:p>
          </table:table-cell>
          <table:table-cell table:style-name="ce25" office:value-type="float" office:value="99.9" calcext:value-type="float">
            <text:p>99.9</text:p>
          </table:table-cell>
          <table:table-cell table:style-name="ce25" office:value-type="float" office:value="0" calcext:value-type="float">
            <text:p>0</text:p>
          </table:table-cell>
          <table:table-cell table:number-columns-repeated="3"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331]);&quot; &quot;;&quot;-&quot;);&quot;á&quot;;&quot;a&quot;);&quot;é&quot;;&quot;e&quot;);&quot;í&quot;;&quot;i&quot;);&quot;ó&quot;;&quot;o&quot;);&quot;ú&quot;;&quot;u&quot;)" office:value-type="string" office:string-value="aceite-de-palma" calcext:value-type="string">
            <text:p>aceite-de-palma</text:p>
          </table:table-cell>
          <table:table-cell table:style-name="ce31" table:formula="of:=CONCATENATE(&quot;(alimento (id &quot;;[.B331];&quot;) (nombre &quot;;[.U331];&quot;) (grupo &quot;;[.E331];&quot;) (veces &quot;;[.F331];&quot;) (tipo &quot;;[.G331];&quot;) (racion &quot;;[.K331];&quot;) (kcal &quot;;[.L331];&quot;) (proteinas &quot;;[.M331];&quot;) (grasas &quot;;[.N331];&quot;) (hidratos &quot;;[.O331];&quot;) (desayuno &quot;;[.P331];&quot;) (almuerzo &quot;;[.Q331];&quot;) (comida &quot;;[.R331];&quot;) (merienda &quot;;[.S331];&quot;) (cena &quot;;[.T331];&quot;))&quot;)" office:value-type="string" office:string-value="(alimento (id 334) (nombre aceite-de-palma) (grupo 7) (veces 1) (tipo energeticos) (racion 40) (kcal 899) (proteinas 0) (grasas 99,9) (hidratos 0) (desayuno si) (almuerzo si) (comida si) (merienda no) (cena si))" calcext:value-type="string">
            <text:p>(alimento (id 334) (nombre aceite-de-palma) (grupo 7) (veces 1) (tipo energeticos) (racion 40) (kcal 899) (proteinas 0) (grasas 99,9) (hidratos 0) (desayuno si) (almuerzo si) (comida si) (merienda no) (cena si))</text:p>
          </table:table-cell>
          <table:table-cell table:formula="of:=SUBSTITUTE([.V331];&quot;,&quot;;&quot;.&quot;)" office:value-type="string" office:string-value="(alimento (id 334) (nombre aceite-de-palma) (grupo 7) (veces 1) (tipo energeticos) (racion 40) (kcal 899) (proteinas 0) (grasas 99.9) (hidratos 0) (desayuno si) (almuerzo si) (comida si) (merienda no) (cena si))" calcext:value-type="string">
            <text:p>(alimento (id 334) (nombre aceite-de-palma) (grupo 7) (veces 1) (tipo energeticos) (racion 40) (kcal 899) (proteinas 0) (grasas 99.9) (hidratos 0) (desayuno si) (almuerzo si) (comida si) (merienda no) (cena si))</text:p>
          </table:table-cell>
          <table:table-cell table:number-columns-repeated="1001"/>
        </table:table-row>
        <table:table-row table:style-name="ro1">
          <table:table-cell/>
          <table:table-cell office:value-type="float" office:value="335" calcext:value-type="float">
            <text:p>335</text:p>
          </table:table-cell>
          <table:table-cell office:value-type="string" calcext:value-type="string">
            <text:p>Grasas, aceite y mantequilla</text:p>
          </table:table-cell>
          <table:table-cell table:style-name="ce15" office:value-type="string" calcext:value-type="string">
            <text:p>Aceite de palm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32]*[.L332]/100" office:value-type="float" office:value="449.5" calcext:value-type="float">
            <text:p>449,5</text:p>
          </table:table-cell>
          <table:table-cell table:style-name="ce16" table:formula="of:=[.K332]*[.M332]*4/100" office:value-type="float" office:value="0" calcext:value-type="float">
            <text:p>0</text:p>
          </table:table-cell>
          <table:table-cell table:style-name="ce16" table:formula="of:=[.K332]*[.O332]*4/100" office:value-type="float" office:value="0" calcext:value-type="float">
            <text:p>0</text:p>
          </table:table-cell>
          <table:table-cell table:style-name="ce15" office:value-type="float" office:value="50" calcext:value-type="float">
            <text:p>50</text:p>
          </table:table-cell>
          <table:table-cell table:style-name="ce15" office:value-type="float" office:value="899" calcext:value-type="float">
            <text:p>899</text:p>
          </table:table-cell>
          <table:table-cell table:style-name="ce25" office:value-type="float" office:value="0" calcext:value-type="float">
            <text:p>0</text:p>
          </table:table-cell>
          <table:table-cell table:style-name="ce25" office:value-type="float" office:value="99.9" calcext:value-type="float">
            <text:p>99.9</text:p>
          </table:table-cell>
          <table:table-cell table:style-name="ce25" office:value-type="float" office:value="0" calcext:value-type="float">
            <text:p>0</text:p>
          </table:table-cell>
          <table:table-cell table:number-columns-repeated="3"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332]);&quot; &quot;;&quot;-&quot;);&quot;á&quot;;&quot;a&quot;);&quot;é&quot;;&quot;e&quot;);&quot;í&quot;;&quot;i&quot;);&quot;ó&quot;;&quot;o&quot;);&quot;ú&quot;;&quot;u&quot;)" office:value-type="string" office:string-value="aceite-de-palma" calcext:value-type="string">
            <text:p>aceite-de-palma</text:p>
          </table:table-cell>
          <table:table-cell table:style-name="ce31" table:formula="of:=CONCATENATE(&quot;(alimento (id &quot;;[.B332];&quot;) (nombre &quot;;[.U332];&quot;) (grupo &quot;;[.E332];&quot;) (veces &quot;;[.F332];&quot;) (tipo &quot;;[.G332];&quot;) (racion &quot;;[.K332];&quot;) (kcal &quot;;[.L332];&quot;) (proteinas &quot;;[.M332];&quot;) (grasas &quot;;[.N332];&quot;) (hidratos &quot;;[.O332];&quot;) (desayuno &quot;;[.P332];&quot;) (almuerzo &quot;;[.Q332];&quot;) (comida &quot;;[.R332];&quot;) (merienda &quot;;[.S332];&quot;) (cena &quot;;[.T332];&quot;))&quot;)" office:value-type="string" office:string-value="(alimento (id 335) (nombre aceite-de-palma) (grupo 7) (veces 1) (tipo energeticos) (racion 50) (kcal 899) (proteinas 0) (grasas 99,9) (hidratos 0) (desayuno si) (almuerzo si) (comida si) (merienda no) (cena si))" calcext:value-type="string">
            <text:p>(alimento (id 335) (nombre aceite-de-palma) (grupo 7) (veces 1) (tipo energeticos) (racion 50) (kcal 899) (proteinas 0) (grasas 99,9) (hidratos 0) (desayuno si) (almuerzo si) (comida si) (merienda no) (cena si))</text:p>
          </table:table-cell>
          <table:table-cell table:formula="of:=SUBSTITUTE([.V332];&quot;,&quot;;&quot;.&quot;)" office:value-type="string" office:string-value="(alimento (id 335) (nombre aceite-de-palma) (grupo 7) (veces 1) (tipo energeticos) (racion 50) (kcal 899) (proteinas 0) (grasas 99.9) (hidratos 0) (desayuno si) (almuerzo si) (comida si) (merienda no) (cena si))" calcext:value-type="string">
            <text:p>(alimento (id 335) (nombre aceite-de-palma) (grupo 7) (veces 1) (tipo energeticos) (racion 50) (kcal 899) (proteinas 0) (grasas 99.9) (hidratos 0) (desayuno si) (almuerzo si) (comida si) (merienda no) (cena si))</text:p>
          </table:table-cell>
          <table:table-cell table:number-columns-repeated="1001"/>
        </table:table-row>
        <table:table-row table:style-name="ro1">
          <table:table-cell/>
          <table:table-cell office:value-type="float" office:value="346" calcext:value-type="float">
            <text:p>346</text:p>
          </table:table-cell>
          <table:table-cell office:value-type="string" calcext:value-type="string">
            <text:p>Grasas, aceite y mantequilla</text:p>
          </table:table-cell>
          <table:table-cell office:value-type="string" calcext:value-type="string">
            <text:p>Margarina liger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33]*[.L333]/100" office:value-type="float" office:value="184" calcext:value-type="float">
            <text:p>184</text:p>
          </table:table-cell>
          <table:table-cell table:style-name="ce16" table:formula="of:=[.K333]*[.M333]*4/100" office:value-type="float" office:value="3.2" calcext:value-type="float">
            <text:p>3,2</text:p>
          </table:table-cell>
          <table:table-cell table:style-name="ce16" table:formula="of:=[.K333]*[.O333]*4/100" office:value-type="float" office:value="0.8" calcext:value-type="float">
            <text:p>0,8</text:p>
          </table:table-cell>
          <table:table-cell table:style-name="ce15" office:value-type="float" office:value="50" calcext:value-type="float">
            <text:p>50</text:p>
          </table:table-cell>
          <table:table-cell office:value-type="float" office:value="368" calcext:value-type="float">
            <text:p>368</text:p>
          </table:table-cell>
          <table:table-cell table:style-name="ce26" office:value-type="float" office:value="1.6" calcext:value-type="float">
            <text:p>1.6</text:p>
          </table:table-cell>
          <table:table-cell table:style-name="ce26" office:value-type="float" office:value="40" calcext:value-type="float">
            <text:p>40</text:p>
          </table:table-cell>
          <table:table-cell office:value-type="float" office:value="0.4" calcext:value-type="float">
            <text:p>0.4</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33]);&quot; &quot;;&quot;-&quot;);&quot;á&quot;;&quot;a&quot;);&quot;é&quot;;&quot;e&quot;);&quot;í&quot;;&quot;i&quot;);&quot;ó&quot;;&quot;o&quot;);&quot;ú&quot;;&quot;u&quot;)" office:value-type="string" office:string-value="margarina-ligera" calcext:value-type="string">
            <text:p>margarina-ligera</text:p>
          </table:table-cell>
          <table:table-cell table:style-name="ce31" table:formula="of:=CONCATENATE(&quot;(alimento (id &quot;;[.B333];&quot;) (nombre &quot;;[.U333];&quot;) (grupo &quot;;[.E333];&quot;) (veces &quot;;[.F333];&quot;) (tipo &quot;;[.G333];&quot;) (racion &quot;;[.K333];&quot;) (kcal &quot;;[.L333];&quot;) (proteinas &quot;;[.M333];&quot;) (grasas &quot;;[.N333];&quot;) (hidratos &quot;;[.O333];&quot;) (desayuno &quot;;[.P333];&quot;) (almuerzo &quot;;[.Q333];&quot;) (comida &quot;;[.R333];&quot;) (merienda &quot;;[.S333];&quot;) (cena &quot;;[.T333];&quot;))&quot;)" office:value-type="string" office:string-value="(alimento (id 346) (nombre margarina-ligera) (grupo 7) (veces 1) (tipo energeticos) (racion 50) (kcal 368) (proteinas 1,6) (grasas 40) (hidratos 0,4) (desayuno si) (almuerzo si) (comida si) (merienda no) (cena no))" calcext:value-type="string">
            <text:p>(alimento (id 346) (nombre margarina-ligera) (grupo 7) (veces 1) (tipo energeticos) (racion 50) (kcal 368) (proteinas 1,6) (grasas 40) (hidratos 0,4) (desayuno si) (almuerzo si) (comida si) (merienda no) (cena no))</text:p>
          </table:table-cell>
          <table:table-cell table:formula="of:=SUBSTITUTE([.V333];&quot;,&quot;;&quot;.&quot;)" office:value-type="string" office:string-value="(alimento (id 346) (nombre margarina-ligera) (grupo 7) (veces 1) (tipo energeticos) (racion 50) (kcal 368) (proteinas 1.6) (grasas 40) (hidratos 0.4) (desayuno si) (almuerzo si) (comida si) (merienda no) (cena no))" calcext:value-type="string">
            <text:p>(alimento (id 346) (nombre margarina-ligera) (grupo 7) (veces 1) (tipo energeticos) (racion 50) (kcal 368) (proteinas 1.6) (grasas 40) (hidratos 0.4) (desayuno si) (almuerzo si) (comida si) (merienda no) (cena no))</text:p>
          </table:table-cell>
          <table:table-cell table:number-columns-repeated="1001"/>
        </table:table-row>
        <table:table-row table:style-name="ro1">
          <table:table-cell/>
          <table:table-cell office:value-type="float" office:value="347" calcext:value-type="float">
            <text:p>347</text:p>
          </table:table-cell>
          <table:table-cell office:value-type="string" calcext:value-type="string">
            <text:p>Grasas, aceite y mantequilla</text:p>
          </table:table-cell>
          <table:table-cell office:value-type="string" calcext:value-type="string">
            <text:p>Margarina liger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34]*[.L334]/100" office:value-type="float" office:value="147.2" calcext:value-type="float">
            <text:p>147,2</text:p>
          </table:table-cell>
          <table:table-cell table:style-name="ce16" table:formula="of:=[.K334]*[.M334]*4/100" office:value-type="float" office:value="2.56" calcext:value-type="float">
            <text:p>2,56</text:p>
          </table:table-cell>
          <table:table-cell table:style-name="ce16" table:formula="of:=[.K334]*[.O334]*4/100" office:value-type="float" office:value="0.64" calcext:value-type="float">
            <text:p>0,64</text:p>
          </table:table-cell>
          <table:table-cell table:style-name="ce15" office:value-type="float" office:value="40" calcext:value-type="float">
            <text:p>40</text:p>
          </table:table-cell>
          <table:table-cell office:value-type="float" office:value="368" calcext:value-type="float">
            <text:p>368</text:p>
          </table:table-cell>
          <table:table-cell table:style-name="ce26" office:value-type="float" office:value="1.6" calcext:value-type="float">
            <text:p>1.6</text:p>
          </table:table-cell>
          <table:table-cell table:style-name="ce26" office:value-type="float" office:value="40" calcext:value-type="float">
            <text:p>40</text:p>
          </table:table-cell>
          <table:table-cell office:value-type="float" office:value="0.4" calcext:value-type="float">
            <text:p>0.4</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34]);&quot; &quot;;&quot;-&quot;);&quot;á&quot;;&quot;a&quot;);&quot;é&quot;;&quot;e&quot;);&quot;í&quot;;&quot;i&quot;);&quot;ó&quot;;&quot;o&quot;);&quot;ú&quot;;&quot;u&quot;)" office:value-type="string" office:string-value="margarina-ligera" calcext:value-type="string">
            <text:p>margarina-ligera</text:p>
          </table:table-cell>
          <table:table-cell table:style-name="ce31" table:formula="of:=CONCATENATE(&quot;(alimento (id &quot;;[.B334];&quot;) (nombre &quot;;[.U334];&quot;) (grupo &quot;;[.E334];&quot;) (veces &quot;;[.F334];&quot;) (tipo &quot;;[.G334];&quot;) (racion &quot;;[.K334];&quot;) (kcal &quot;;[.L334];&quot;) (proteinas &quot;;[.M334];&quot;) (grasas &quot;;[.N334];&quot;) (hidratos &quot;;[.O334];&quot;) (desayuno &quot;;[.P334];&quot;) (almuerzo &quot;;[.Q334];&quot;) (comida &quot;;[.R334];&quot;) (merienda &quot;;[.S334];&quot;) (cena &quot;;[.T334];&quot;))&quot;)" office:value-type="string" office:string-value="(alimento (id 347) (nombre margarina-ligera) (grupo 7) (veces 1) (tipo energeticos) (racion 40) (kcal 368) (proteinas 1,6) (grasas 40) (hidratos 0,4) (desayuno si) (almuerzo si) (comida si) (merienda no) (cena no))" calcext:value-type="string">
            <text:p>(alimento (id 347) (nombre margarina-ligera) (grupo 7) (veces 1) (tipo energeticos) (racion 40) (kcal 368) (proteinas 1,6) (grasas 40) (hidratos 0,4) (desayuno si) (almuerzo si) (comida si) (merienda no) (cena no))</text:p>
          </table:table-cell>
          <table:table-cell table:formula="of:=SUBSTITUTE([.V334];&quot;,&quot;;&quot;.&quot;)" office:value-type="string" office:string-value="(alimento (id 347) (nombre margarina-ligera) (grupo 7) (veces 1) (tipo energeticos) (racion 40) (kcal 368) (proteinas 1.6) (grasas 40) (hidratos 0.4) (desayuno si) (almuerzo si) (comida si) (merienda no) (cena no))" calcext:value-type="string">
            <text:p>(alimento (id 347) (nombre margarina-ligera) (grupo 7) (veces 1) (tipo energeticos) (racion 40) (kcal 368) (proteinas 1.6) (grasas 40) (hidratos 0.4) (desayuno si) (almuerzo si) (comida si) (merienda no) (cena no))</text:p>
          </table:table-cell>
          <table:table-cell table:number-columns-repeated="1001"/>
        </table:table-row>
        <table:table-row table:style-name="ro1">
          <table:table-cell/>
          <table:table-cell office:value-type="float" office:value="348" calcext:value-type="float">
            <text:p>348</text:p>
          </table:table-cell>
          <table:table-cell office:value-type="string" calcext:value-type="string">
            <text:p>Grasas, aceite y mantequilla</text:p>
          </table:table-cell>
          <table:table-cell office:value-type="string" calcext:value-type="string">
            <text:p>Margarina liger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35]*[.L335]/100" office:value-type="float" office:value="110.4" calcext:value-type="float">
            <text:p>110,4</text:p>
          </table:table-cell>
          <table:table-cell table:style-name="ce16" table:formula="of:=[.K335]*[.M335]*4/100" office:value-type="float" office:value="1.92" calcext:value-type="float">
            <text:p>1,92</text:p>
          </table:table-cell>
          <table:table-cell table:style-name="ce16" table:formula="of:=[.K335]*[.O335]*4/100" office:value-type="float" office:value="0.48" calcext:value-type="float">
            <text:p>0,48</text:p>
          </table:table-cell>
          <table:table-cell table:style-name="ce15" office:value-type="float" office:value="30" calcext:value-type="float">
            <text:p>30</text:p>
          </table:table-cell>
          <table:table-cell office:value-type="float" office:value="368" calcext:value-type="float">
            <text:p>368</text:p>
          </table:table-cell>
          <table:table-cell table:style-name="ce26" office:value-type="float" office:value="1.6" calcext:value-type="float">
            <text:p>1.6</text:p>
          </table:table-cell>
          <table:table-cell table:style-name="ce26" office:value-type="float" office:value="40" calcext:value-type="float">
            <text:p>40</text:p>
          </table:table-cell>
          <table:table-cell office:value-type="float" office:value="0.4" calcext:value-type="float">
            <text:p>0.4</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35]);&quot; &quot;;&quot;-&quot;);&quot;á&quot;;&quot;a&quot;);&quot;é&quot;;&quot;e&quot;);&quot;í&quot;;&quot;i&quot;);&quot;ó&quot;;&quot;o&quot;);&quot;ú&quot;;&quot;u&quot;)" office:value-type="string" office:string-value="margarina-ligera" calcext:value-type="string">
            <text:p>margarina-ligera</text:p>
          </table:table-cell>
          <table:table-cell table:style-name="ce31" table:formula="of:=CONCATENATE(&quot;(alimento (id &quot;;[.B335];&quot;) (nombre &quot;;[.U335];&quot;) (grupo &quot;;[.E335];&quot;) (veces &quot;;[.F335];&quot;) (tipo &quot;;[.G335];&quot;) (racion &quot;;[.K335];&quot;) (kcal &quot;;[.L335];&quot;) (proteinas &quot;;[.M335];&quot;) (grasas &quot;;[.N335];&quot;) (hidratos &quot;;[.O335];&quot;) (desayuno &quot;;[.P335];&quot;) (almuerzo &quot;;[.Q335];&quot;) (comida &quot;;[.R335];&quot;) (merienda &quot;;[.S335];&quot;) (cena &quot;;[.T335];&quot;))&quot;)" office:value-type="string" office:string-value="(alimento (id 348) (nombre margarina-ligera) (grupo 7) (veces 1) (tipo energeticos) (racion 30) (kcal 368) (proteinas 1,6) (grasas 40) (hidratos 0,4) (desayuno si) (almuerzo si) (comida si) (merienda no) (cena no))" calcext:value-type="string">
            <text:p>(alimento (id 348) (nombre margarina-ligera) (grupo 7) (veces 1) (tipo energeticos) (racion 30) (kcal 368) (proteinas 1,6) (grasas 40) (hidratos 0,4) (desayuno si) (almuerzo si) (comida si) (merienda no) (cena no))</text:p>
          </table:table-cell>
          <table:table-cell table:formula="of:=SUBSTITUTE([.V335];&quot;,&quot;;&quot;.&quot;)" office:value-type="string" office:string-value="(alimento (id 348) (nombre margarina-ligera) (grupo 7) (veces 1) (tipo energeticos) (racion 30) (kcal 368) (proteinas 1.6) (grasas 40) (hidratos 0.4) (desayuno si) (almuerzo si) (comida si) (merienda no) (cena no))" calcext:value-type="string">
            <text:p>(alimento (id 348) (nombre margarina-ligera) (grupo 7) (veces 1) (tipo energeticos) (racion 30) (kcal 368) (proteinas 1.6) (grasas 40) (hidratos 0.4) (desayuno si) (almuerzo si) (comida si) (merienda no) (cena no))</text:p>
          </table:table-cell>
          <table:table-cell table:number-columns-repeated="1001"/>
        </table:table-row>
        <table:table-row table:style-name="ro1">
          <table:table-cell/>
          <table:table-cell office:value-type="float" office:value="349" calcext:value-type="float">
            <text:p>349</text:p>
          </table:table-cell>
          <table:table-cell office:value-type="string" calcext:value-type="string">
            <text:p>Grasas, aceite y mantequilla</text:p>
          </table:table-cell>
          <table:table-cell office:value-type="string" calcext:value-type="string">
            <text:p>Margarina liger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36]*[.L336]/100" office:value-type="float" office:value="73.6" calcext:value-type="float">
            <text:p>73,6</text:p>
          </table:table-cell>
          <table:table-cell table:style-name="ce16" table:formula="of:=[.K336]*[.M336]*4/100" office:value-type="float" office:value="1.28" calcext:value-type="float">
            <text:p>1,28</text:p>
          </table:table-cell>
          <table:table-cell table:style-name="ce16" table:formula="of:=[.K336]*[.O336]*4/100" office:value-type="float" office:value="0.32" calcext:value-type="float">
            <text:p>0,32</text:p>
          </table:table-cell>
          <table:table-cell table:style-name="ce15" office:value-type="float" office:value="20" calcext:value-type="float">
            <text:p>20</text:p>
          </table:table-cell>
          <table:table-cell office:value-type="float" office:value="368" calcext:value-type="float">
            <text:p>368</text:p>
          </table:table-cell>
          <table:table-cell table:style-name="ce26" office:value-type="float" office:value="1.6" calcext:value-type="float">
            <text:p>1.6</text:p>
          </table:table-cell>
          <table:table-cell table:style-name="ce26" office:value-type="float" office:value="40" calcext:value-type="float">
            <text:p>40</text:p>
          </table:table-cell>
          <table:table-cell office:value-type="float" office:value="0.4" calcext:value-type="float">
            <text:p>0.4</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36]);&quot; &quot;;&quot;-&quot;);&quot;á&quot;;&quot;a&quot;);&quot;é&quot;;&quot;e&quot;);&quot;í&quot;;&quot;i&quot;);&quot;ó&quot;;&quot;o&quot;);&quot;ú&quot;;&quot;u&quot;)" office:value-type="string" office:string-value="margarina-ligera" calcext:value-type="string">
            <text:p>margarina-ligera</text:p>
          </table:table-cell>
          <table:table-cell table:style-name="ce31" table:formula="of:=CONCATENATE(&quot;(alimento (id &quot;;[.B336];&quot;) (nombre &quot;;[.U336];&quot;) (grupo &quot;;[.E336];&quot;) (veces &quot;;[.F336];&quot;) (tipo &quot;;[.G336];&quot;) (racion &quot;;[.K336];&quot;) (kcal &quot;;[.L336];&quot;) (proteinas &quot;;[.M336];&quot;) (grasas &quot;;[.N336];&quot;) (hidratos &quot;;[.O336];&quot;) (desayuno &quot;;[.P336];&quot;) (almuerzo &quot;;[.Q336];&quot;) (comida &quot;;[.R336];&quot;) (merienda &quot;;[.S336];&quot;) (cena &quot;;[.T336];&quot;))&quot;)" office:value-type="string" office:string-value="(alimento (id 349) (nombre margarina-ligera) (grupo 7) (veces 1) (tipo energeticos) (racion 20) (kcal 368) (proteinas 1,6) (grasas 40) (hidratos 0,4) (desayuno si) (almuerzo si) (comida si) (merienda no) (cena no))" calcext:value-type="string">
            <text:p>(alimento (id 349) (nombre margarina-ligera) (grupo 7) (veces 1) (tipo energeticos) (racion 20) (kcal 368) (proteinas 1,6) (grasas 40) (hidratos 0,4) (desayuno si) (almuerzo si) (comida si) (merienda no) (cena no))</text:p>
          </table:table-cell>
          <table:table-cell table:formula="of:=SUBSTITUTE([.V336];&quot;,&quot;;&quot;.&quot;)" office:value-type="string" office:string-value="(alimento (id 349) (nombre margarina-ligera) (grupo 7) (veces 1) (tipo energeticos) (racion 20) (kcal 368) (proteinas 1.6) (grasas 40) (hidratos 0.4) (desayuno si) (almuerzo si) (comida si) (merienda no) (cena no))" calcext:value-type="string">
            <text:p>(alimento (id 349) (nombre margarina-ligera) (grupo 7) (veces 1) (tipo energeticos) (racion 20) (kcal 368) (proteinas 1.6) (grasas 40) (hidratos 0.4) (desayuno si) (almuerzo si) (comida si) (merienda no) (cena no))</text:p>
          </table:table-cell>
          <table:table-cell table:number-columns-repeated="1001"/>
        </table:table-row>
        <table:table-row table:style-name="ro1">
          <table:table-cell/>
          <table:table-cell office:value-type="float" office:value="350" calcext:value-type="float">
            <text:p>350</text:p>
          </table:table-cell>
          <table:table-cell office:value-type="string" calcext:value-type="string">
            <text:p>Grasas, aceite y mantequilla</text:p>
          </table:table-cell>
          <table:table-cell office:value-type="string" calcext:value-type="string">
            <text:p>Margarina ligera</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37]*[.L337]/100" office:value-type="float" office:value="36.8" calcext:value-type="float">
            <text:p>36,8</text:p>
          </table:table-cell>
          <table:table-cell table:style-name="ce16" table:formula="of:=[.K337]*[.M337]*4/100" office:value-type="float" office:value="0.64" calcext:value-type="float">
            <text:p>0,64</text:p>
          </table:table-cell>
          <table:table-cell table:style-name="ce16" table:formula="of:=[.K337]*[.O337]*4/100" office:value-type="float" office:value="0.16" calcext:value-type="float">
            <text:p>0,16</text:p>
          </table:table-cell>
          <table:table-cell table:style-name="ce15" office:value-type="float" office:value="10" calcext:value-type="float">
            <text:p>10</text:p>
          </table:table-cell>
          <table:table-cell office:value-type="float" office:value="368" calcext:value-type="float">
            <text:p>368</text:p>
          </table:table-cell>
          <table:table-cell table:style-name="ce26" office:value-type="float" office:value="1.6" calcext:value-type="float">
            <text:p>1.6</text:p>
          </table:table-cell>
          <table:table-cell table:style-name="ce26" office:value-type="float" office:value="40" calcext:value-type="float">
            <text:p>40</text:p>
          </table:table-cell>
          <table:table-cell office:value-type="float" office:value="0.4" calcext:value-type="float">
            <text:p>0.4</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37]);&quot; &quot;;&quot;-&quot;);&quot;á&quot;;&quot;a&quot;);&quot;é&quot;;&quot;e&quot;);&quot;í&quot;;&quot;i&quot;);&quot;ó&quot;;&quot;o&quot;);&quot;ú&quot;;&quot;u&quot;)" office:value-type="string" office:string-value="margarina-ligera" calcext:value-type="string">
            <text:p>margarina-ligera</text:p>
          </table:table-cell>
          <table:table-cell table:style-name="ce31" table:formula="of:=CONCATENATE(&quot;(alimento (id &quot;;[.B337];&quot;) (nombre &quot;;[.U337];&quot;) (grupo &quot;;[.E337];&quot;) (veces &quot;;[.F337];&quot;) (tipo &quot;;[.G337];&quot;) (racion &quot;;[.K337];&quot;) (kcal &quot;;[.L337];&quot;) (proteinas &quot;;[.M337];&quot;) (grasas &quot;;[.N337];&quot;) (hidratos &quot;;[.O337];&quot;) (desayuno &quot;;[.P337];&quot;) (almuerzo &quot;;[.Q337];&quot;) (comida &quot;;[.R337];&quot;) (merienda &quot;;[.S337];&quot;) (cena &quot;;[.T337];&quot;))&quot;)" office:value-type="string" office:string-value="(alimento (id 350) (nombre margarina-ligera) (grupo 7) (veces 1) (tipo energeticos) (racion 10) (kcal 368) (proteinas 1,6) (grasas 40) (hidratos 0,4) (desayuno si) (almuerzo si) (comida si) (merienda no) (cena no))" calcext:value-type="string">
            <text:p>(alimento (id 350) (nombre margarina-ligera) (grupo 7) (veces 1) (tipo energeticos) (racion 10) (kcal 368) (proteinas 1,6) (grasas 40) (hidratos 0,4) (desayuno si) (almuerzo si) (comida si) (merienda no) (cena no))</text:p>
          </table:table-cell>
          <table:table-cell table:formula="of:=SUBSTITUTE([.V337];&quot;,&quot;;&quot;.&quot;)" office:value-type="string" office:string-value="(alimento (id 350) (nombre margarina-ligera) (grupo 7) (veces 1) (tipo energeticos) (racion 10) (kcal 368) (proteinas 1.6) (grasas 40) (hidratos 0.4) (desayuno si) (almuerzo si) (comida si) (merienda no) (cena no))" calcext:value-type="string">
            <text:p>(alimento (id 350) (nombre margarina-ligera) (grupo 7) (veces 1) (tipo energeticos) (racion 10) (kcal 368) (proteinas 1.6) (grasas 40) (hidratos 0.4) (desayuno si) (almuerzo si) (comida si) (merienda no) (cena no))</text:p>
          </table:table-cell>
          <table:table-cell table:number-columns-repeated="1001"/>
        </table:table-row>
        <table:table-row table:style-name="ro1">
          <table:table-cell/>
          <table:table-cell office:value-type="float" office:value="340" calcext:value-type="float">
            <text:p>340</text:p>
          </table:table-cell>
          <table:table-cell office:value-type="string" calcext:value-type="string">
            <text:p>Grasas, aceite y mantequilla</text:p>
          </table:table-cell>
          <table:table-cell table:style-name="ce15" office:value-type="string" calcext:value-type="string">
            <text:p>Manteca de cacao</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38]*[.L338]/100" office:value-type="float" office:value="92.5" calcext:value-type="float">
            <text:p>92,5</text:p>
          </table:table-cell>
          <table:table-cell table:style-name="ce16" table:formula="of:=[.K338]*[.M338]*4/100" office:value-type="float" office:value="0" calcext:value-type="float">
            <text:p>0</text:p>
          </table:table-cell>
          <table:table-cell table:style-name="ce16" table:formula="of:=[.K338]*[.O338]*4/100" office:value-type="float" office:value="0" calcext:value-type="float">
            <text:p>0</text:p>
          </table:table-cell>
          <table:table-cell table:style-name="ce15" office:value-type="float" office:value="10" calcext:value-type="float">
            <text:p>10</text:p>
          </table:table-cell>
          <table:table-cell table:style-name="ce15" office:value-type="float" office:value="925" calcext:value-type="float">
            <text:p>925</text:p>
          </table:table-cell>
          <table:table-cell table:style-name="ce25" office:value-type="float" office:value="0" calcext:value-type="float">
            <text:p>0</text:p>
          </table:table-cell>
          <table:table-cell table:style-name="ce25" office:value-type="float" office:value="94.5" calcext:value-type="float">
            <text:p>94.5</text:p>
          </table:table-cell>
          <table:table-cell table:style-name="ce25" office:value-type="float" office:value="0" calcext:value-type="float">
            <text:p>0</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38]);&quot; &quot;;&quot;-&quot;);&quot;á&quot;;&quot;a&quot;);&quot;é&quot;;&quot;e&quot;);&quot;í&quot;;&quot;i&quot;);&quot;ó&quot;;&quot;o&quot;);&quot;ú&quot;;&quot;u&quot;)" office:value-type="string" office:string-value="manteca-de-cacao" calcext:value-type="string">
            <text:p>manteca-de-cacao</text:p>
          </table:table-cell>
          <table:table-cell table:style-name="ce31" table:formula="of:=CONCATENATE(&quot;(alimento (id &quot;;[.B338];&quot;) (nombre &quot;;[.U338];&quot;) (grupo &quot;;[.E338];&quot;) (veces &quot;;[.F338];&quot;) (tipo &quot;;[.G338];&quot;) (racion &quot;;[.K338];&quot;) (kcal &quot;;[.L338];&quot;) (proteinas &quot;;[.M338];&quot;) (grasas &quot;;[.N338];&quot;) (hidratos &quot;;[.O338];&quot;) (desayuno &quot;;[.P338];&quot;) (almuerzo &quot;;[.Q338];&quot;) (comida &quot;;[.R338];&quot;) (merienda &quot;;[.S338];&quot;) (cena &quot;;[.T338];&quot;))&quot;)" office:value-type="string" office:string-value="(alimento (id 340) (nombre manteca-de-cacao) (grupo 7) (veces 1) (tipo energeticos) (racion 10) (kcal 925) (proteinas 0) (grasas 94,5) (hidratos 0) (desayuno si) (almuerzo si) (comida si) (merienda si) (cena no))" calcext:value-type="string">
            <text:p>(alimento (id 340) (nombre manteca-de-cacao) (grupo 7) (veces 1) (tipo energeticos) (racion 10) (kcal 925) (proteinas 0) (grasas 94,5) (hidratos 0) (desayuno si) (almuerzo si) (comida si) (merienda si) (cena no))</text:p>
          </table:table-cell>
          <table:table-cell table:formula="of:=SUBSTITUTE([.V338];&quot;,&quot;;&quot;.&quot;)" office:value-type="string" office:string-value="(alimento (id 340) (nombre manteca-de-cacao) (grupo 7) (veces 1) (tipo energeticos) (racion 10) (kcal 925) (proteinas 0) (grasas 94.5) (hidratos 0) (desayuno si) (almuerzo si) (comida si) (merienda si) (cena no))" calcext:value-type="string">
            <text:p>(alimento (id 340) (nombre manteca-de-cacao) (grupo 7) (veces 1) (tipo energeticos) (racion 10) (kcal 925) (proteinas 0) (grasas 94.5) (hidratos 0) (desayuno si) (almuerzo si) (comida si) (merienda si) (cena no))</text:p>
          </table:table-cell>
          <table:table-cell table:number-columns-repeated="1001"/>
        </table:table-row>
        <table:table-row table:style-name="ro1">
          <table:table-cell/>
          <table:table-cell office:value-type="float" office:value="339" calcext:value-type="float">
            <text:p>339</text:p>
          </table:table-cell>
          <table:table-cell office:value-type="string" calcext:value-type="string">
            <text:p>Grasas, aceite y mantequilla</text:p>
          </table:table-cell>
          <table:table-cell table:style-name="ce15" office:value-type="string" calcext:value-type="string">
            <text:p>Manteca de cacao</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39]*[.L339]/100" office:value-type="float" office:value="185" calcext:value-type="float">
            <text:p>185</text:p>
          </table:table-cell>
          <table:table-cell table:style-name="ce16" table:formula="of:=[.K339]*[.M339]*4/100" office:value-type="float" office:value="0" calcext:value-type="float">
            <text:p>0</text:p>
          </table:table-cell>
          <table:table-cell table:style-name="ce16" table:formula="of:=[.K339]*[.O339]*4/100" office:value-type="float" office:value="0" calcext:value-type="float">
            <text:p>0</text:p>
          </table:table-cell>
          <table:table-cell table:style-name="ce15" office:value-type="float" office:value="20" calcext:value-type="float">
            <text:p>20</text:p>
          </table:table-cell>
          <table:table-cell table:style-name="ce15" office:value-type="float" office:value="925" calcext:value-type="float">
            <text:p>925</text:p>
          </table:table-cell>
          <table:table-cell table:style-name="ce25" office:value-type="float" office:value="0" calcext:value-type="float">
            <text:p>0</text:p>
          </table:table-cell>
          <table:table-cell table:style-name="ce25" office:value-type="float" office:value="94.5" calcext:value-type="float">
            <text:p>94.5</text:p>
          </table:table-cell>
          <table:table-cell table:style-name="ce25" office:value-type="float" office:value="0" calcext:value-type="float">
            <text:p>0</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39]);&quot; &quot;;&quot;-&quot;);&quot;á&quot;;&quot;a&quot;);&quot;é&quot;;&quot;e&quot;);&quot;í&quot;;&quot;i&quot;);&quot;ó&quot;;&quot;o&quot;);&quot;ú&quot;;&quot;u&quot;)" office:value-type="string" office:string-value="manteca-de-cacao" calcext:value-type="string">
            <text:p>manteca-de-cacao</text:p>
          </table:table-cell>
          <table:table-cell table:style-name="ce31" table:formula="of:=CONCATENATE(&quot;(alimento (id &quot;;[.B339];&quot;) (nombre &quot;;[.U339];&quot;) (grupo &quot;;[.E339];&quot;) (veces &quot;;[.F339];&quot;) (tipo &quot;;[.G339];&quot;) (racion &quot;;[.K339];&quot;) (kcal &quot;;[.L339];&quot;) (proteinas &quot;;[.M339];&quot;) (grasas &quot;;[.N339];&quot;) (hidratos &quot;;[.O339];&quot;) (desayuno &quot;;[.P339];&quot;) (almuerzo &quot;;[.Q339];&quot;) (comida &quot;;[.R339];&quot;) (merienda &quot;;[.S339];&quot;) (cena &quot;;[.T339];&quot;))&quot;)" office:value-type="string" office:string-value="(alimento (id 339) (nombre manteca-de-cacao) (grupo 7) (veces 1) (tipo energeticos) (racion 20) (kcal 925) (proteinas 0) (grasas 94,5) (hidratos 0) (desayuno si) (almuerzo si) (comida si) (merienda si) (cena no))" calcext:value-type="string">
            <text:p>(alimento (id 339) (nombre manteca-de-cacao) (grupo 7) (veces 1) (tipo energeticos) (racion 20) (kcal 925) (proteinas 0) (grasas 94,5) (hidratos 0) (desayuno si) (almuerzo si) (comida si) (merienda si) (cena no))</text:p>
          </table:table-cell>
          <table:table-cell table:formula="of:=SUBSTITUTE([.V339];&quot;,&quot;;&quot;.&quot;)" office:value-type="string" office:string-value="(alimento (id 339) (nombre manteca-de-cacao) (grupo 7) (veces 1) (tipo energeticos) (racion 20) (kcal 925) (proteinas 0) (grasas 94.5) (hidratos 0) (desayuno si) (almuerzo si) (comida si) (merienda si) (cena no))" calcext:value-type="string">
            <text:p>(alimento (id 339) (nombre manteca-de-cacao) (grupo 7) (veces 1) (tipo energeticos) (racion 20) (kcal 925) (proteinas 0) (grasas 94.5) (hidratos 0) (desayuno si) (almuerzo si) (comida si) (merienda si) (cena no))</text:p>
          </table:table-cell>
          <table:table-cell table:number-columns-repeated="1001"/>
        </table:table-row>
        <table:table-row table:style-name="ro1">
          <table:table-cell/>
          <table:table-cell office:value-type="float" office:value="338" calcext:value-type="float">
            <text:p>338</text:p>
          </table:table-cell>
          <table:table-cell office:value-type="string" calcext:value-type="string">
            <text:p>Grasas, aceite y mantequilla</text:p>
          </table:table-cell>
          <table:table-cell table:style-name="ce15" office:value-type="string" calcext:value-type="string">
            <text:p>Manteca de cacao</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40]*[.L340]/100" office:value-type="float" office:value="277.5" calcext:value-type="float">
            <text:p>277,5</text:p>
          </table:table-cell>
          <table:table-cell table:style-name="ce16" table:formula="of:=[.K340]*[.M340]*4/100" office:value-type="float" office:value="0" calcext:value-type="float">
            <text:p>0</text:p>
          </table:table-cell>
          <table:table-cell table:style-name="ce16" table:formula="of:=[.K340]*[.O340]*4/100" office:value-type="float" office:value="0" calcext:value-type="float">
            <text:p>0</text:p>
          </table:table-cell>
          <table:table-cell table:style-name="ce15" office:value-type="float" office:value="30" calcext:value-type="float">
            <text:p>30</text:p>
          </table:table-cell>
          <table:table-cell table:style-name="ce15" office:value-type="float" office:value="925" calcext:value-type="float">
            <text:p>925</text:p>
          </table:table-cell>
          <table:table-cell table:style-name="ce25" office:value-type="float" office:value="0" calcext:value-type="float">
            <text:p>0</text:p>
          </table:table-cell>
          <table:table-cell table:style-name="ce25" office:value-type="float" office:value="94.5" calcext:value-type="float">
            <text:p>94.5</text:p>
          </table:table-cell>
          <table:table-cell table:style-name="ce25" office:value-type="float" office:value="0" calcext:value-type="float">
            <text:p>0</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40]);&quot; &quot;;&quot;-&quot;);&quot;á&quot;;&quot;a&quot;);&quot;é&quot;;&quot;e&quot;);&quot;í&quot;;&quot;i&quot;);&quot;ó&quot;;&quot;o&quot;);&quot;ú&quot;;&quot;u&quot;)" office:value-type="string" office:string-value="manteca-de-cacao" calcext:value-type="string">
            <text:p>manteca-de-cacao</text:p>
          </table:table-cell>
          <table:table-cell table:style-name="ce31" table:formula="of:=CONCATENATE(&quot;(alimento (id &quot;;[.B340];&quot;) (nombre &quot;;[.U340];&quot;) (grupo &quot;;[.E340];&quot;) (veces &quot;;[.F340];&quot;) (tipo &quot;;[.G340];&quot;) (racion &quot;;[.K340];&quot;) (kcal &quot;;[.L340];&quot;) (proteinas &quot;;[.M340];&quot;) (grasas &quot;;[.N340];&quot;) (hidratos &quot;;[.O340];&quot;) (desayuno &quot;;[.P340];&quot;) (almuerzo &quot;;[.Q340];&quot;) (comida &quot;;[.R340];&quot;) (merienda &quot;;[.S340];&quot;) (cena &quot;;[.T340];&quot;))&quot;)" office:value-type="string" office:string-value="(alimento (id 338) (nombre manteca-de-cacao) (grupo 7) (veces 1) (tipo energeticos) (racion 30) (kcal 925) (proteinas 0) (grasas 94,5) (hidratos 0) (desayuno si) (almuerzo si) (comida si) (merienda si) (cena no))" calcext:value-type="string">
            <text:p>(alimento (id 338) (nombre manteca-de-cacao) (grupo 7) (veces 1) (tipo energeticos) (racion 30) (kcal 925) (proteinas 0) (grasas 94,5) (hidratos 0) (desayuno si) (almuerzo si) (comida si) (merienda si) (cena no))</text:p>
          </table:table-cell>
          <table:table-cell table:formula="of:=SUBSTITUTE([.V340];&quot;,&quot;;&quot;.&quot;)" office:value-type="string" office:string-value="(alimento (id 338) (nombre manteca-de-cacao) (grupo 7) (veces 1) (tipo energeticos) (racion 30) (kcal 925) (proteinas 0) (grasas 94.5) (hidratos 0) (desayuno si) (almuerzo si) (comida si) (merienda si) (cena no))" calcext:value-type="string">
            <text:p>(alimento (id 338) (nombre manteca-de-cacao) (grupo 7) (veces 1) (tipo energeticos) (racion 30) (kcal 925) (proteinas 0) (grasas 94.5) (hidratos 0) (desayuno si) (almuerzo si) (comida si) (merienda si) (cena no))</text:p>
          </table:table-cell>
          <table:table-cell table:number-columns-repeated="1001"/>
        </table:table-row>
        <table:table-row table:style-name="ro1">
          <table:table-cell/>
          <table:table-cell office:value-type="float" office:value="337" calcext:value-type="float">
            <text:p>337</text:p>
          </table:table-cell>
          <table:table-cell office:value-type="string" calcext:value-type="string">
            <text:p>Grasas, aceite y mantequilla</text:p>
          </table:table-cell>
          <table:table-cell table:style-name="ce15" office:value-type="string" calcext:value-type="string">
            <text:p>Manteca de cacao</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41]*[.L341]/100" office:value-type="float" office:value="370" calcext:value-type="float">
            <text:p>370</text:p>
          </table:table-cell>
          <table:table-cell table:style-name="ce16" table:formula="of:=[.K341]*[.M341]*4/100" office:value-type="float" office:value="0" calcext:value-type="float">
            <text:p>0</text:p>
          </table:table-cell>
          <table:table-cell table:style-name="ce16" table:formula="of:=[.K341]*[.O341]*4/100" office:value-type="float" office:value="0" calcext:value-type="float">
            <text:p>0</text:p>
          </table:table-cell>
          <table:table-cell table:style-name="ce15" office:value-type="float" office:value="40" calcext:value-type="float">
            <text:p>40</text:p>
          </table:table-cell>
          <table:table-cell table:style-name="ce15" office:value-type="float" office:value="925" calcext:value-type="float">
            <text:p>925</text:p>
          </table:table-cell>
          <table:table-cell table:style-name="ce25" office:value-type="float" office:value="0" calcext:value-type="float">
            <text:p>0</text:p>
          </table:table-cell>
          <table:table-cell table:style-name="ce25" office:value-type="float" office:value="94.5" calcext:value-type="float">
            <text:p>94.5</text:p>
          </table:table-cell>
          <table:table-cell table:style-name="ce25" office:value-type="float" office:value="0" calcext:value-type="float">
            <text:p>0</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41]);&quot; &quot;;&quot;-&quot;);&quot;á&quot;;&quot;a&quot;);&quot;é&quot;;&quot;e&quot;);&quot;í&quot;;&quot;i&quot;);&quot;ó&quot;;&quot;o&quot;);&quot;ú&quot;;&quot;u&quot;)" office:value-type="string" office:string-value="manteca-de-cacao" calcext:value-type="string">
            <text:p>manteca-de-cacao</text:p>
          </table:table-cell>
          <table:table-cell table:style-name="ce31" table:formula="of:=CONCATENATE(&quot;(alimento (id &quot;;[.B341];&quot;) (nombre &quot;;[.U341];&quot;) (grupo &quot;;[.E341];&quot;) (veces &quot;;[.F341];&quot;) (tipo &quot;;[.G341];&quot;) (racion &quot;;[.K341];&quot;) (kcal &quot;;[.L341];&quot;) (proteinas &quot;;[.M341];&quot;) (grasas &quot;;[.N341];&quot;) (hidratos &quot;;[.O341];&quot;) (desayuno &quot;;[.P341];&quot;) (almuerzo &quot;;[.Q341];&quot;) (comida &quot;;[.R341];&quot;) (merienda &quot;;[.S341];&quot;) (cena &quot;;[.T341];&quot;))&quot;)" office:value-type="string" office:string-value="(alimento (id 337) (nombre manteca-de-cacao) (grupo 7) (veces 1) (tipo energeticos) (racion 40) (kcal 925) (proteinas 0) (grasas 94,5) (hidratos 0) (desayuno si) (almuerzo si) (comida si) (merienda si) (cena no))" calcext:value-type="string">
            <text:p>(alimento (id 337) (nombre manteca-de-cacao) (grupo 7) (veces 1) (tipo energeticos) (racion 40) (kcal 925) (proteinas 0) (grasas 94,5) (hidratos 0) (desayuno si) (almuerzo si) (comida si) (merienda si) (cena no))</text:p>
          </table:table-cell>
          <table:table-cell table:formula="of:=SUBSTITUTE([.V341];&quot;,&quot;;&quot;.&quot;)" office:value-type="string" office:string-value="(alimento (id 337) (nombre manteca-de-cacao) (grupo 7) (veces 1) (tipo energeticos) (racion 40) (kcal 925) (proteinas 0) (grasas 94.5) (hidratos 0) (desayuno si) (almuerzo si) (comida si) (merienda si) (cena no))" calcext:value-type="string">
            <text:p>(alimento (id 337) (nombre manteca-de-cacao) (grupo 7) (veces 1) (tipo energeticos) (racion 40) (kcal 925) (proteinas 0) (grasas 94.5) (hidratos 0) (desayuno si) (almuerzo si) (comida si) (merienda si) (cena no))</text:p>
          </table:table-cell>
          <table:table-cell table:number-columns-repeated="1001"/>
        </table:table-row>
        <table:table-row table:style-name="ro1">
          <table:table-cell/>
          <table:table-cell office:value-type="float" office:value="336" calcext:value-type="float">
            <text:p>336</text:p>
          </table:table-cell>
          <table:table-cell office:value-type="string" calcext:value-type="string">
            <text:p>Grasas, aceite y mantequilla</text:p>
          </table:table-cell>
          <table:table-cell table:style-name="ce15" office:value-type="string" calcext:value-type="string">
            <text:p>Manteca de cacao</text:p>
          </table:table-cell>
          <table:table-cell table:style-name="ce15" office:value-type="float" office:value="7" calcext:value-type="float">
            <text:p>7</text:p>
          </table:table-cell>
          <table:table-cell table:style-name="ce16" office:value-type="float" office:value="1" calcext:value-type="float">
            <text:p>1</text:p>
          </table:table-cell>
          <table:table-cell table:style-name="ce15" office:value-type="string" calcext:value-type="string">
            <text:p>energeticos</text:p>
          </table:table-cell>
          <table:table-cell table:style-name="ce15" table:formula="of:=[.K342]*[.L342]/100" office:value-type="float" office:value="416.25" calcext:value-type="float">
            <text:p>416,25</text:p>
          </table:table-cell>
          <table:table-cell table:style-name="ce16" table:formula="of:=[.K342]*[.M342]*4/100" office:value-type="float" office:value="0" calcext:value-type="float">
            <text:p>0</text:p>
          </table:table-cell>
          <table:table-cell table:style-name="ce16" table:formula="of:=[.K342]*[.O342]*4/100" office:value-type="float" office:value="0" calcext:value-type="float">
            <text:p>0</text:p>
          </table:table-cell>
          <table:table-cell table:style-name="ce15" office:value-type="float" office:value="45" calcext:value-type="float">
            <text:p>45</text:p>
          </table:table-cell>
          <table:table-cell table:style-name="ce15" office:value-type="float" office:value="925" calcext:value-type="float">
            <text:p>925</text:p>
          </table:table-cell>
          <table:table-cell table:style-name="ce25" office:value-type="float" office:value="0" calcext:value-type="float">
            <text:p>0</text:p>
          </table:table-cell>
          <table:table-cell table:style-name="ce25" office:value-type="float" office:value="94.5" calcext:value-type="float">
            <text:p>94.5</text:p>
          </table:table-cell>
          <table:table-cell table:style-name="ce25" office:value-type="float" office:value="0" calcext:value-type="float">
            <text:p>0</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42]);&quot; &quot;;&quot;-&quot;);&quot;á&quot;;&quot;a&quot;);&quot;é&quot;;&quot;e&quot;);&quot;í&quot;;&quot;i&quot;);&quot;ó&quot;;&quot;o&quot;);&quot;ú&quot;;&quot;u&quot;)" office:value-type="string" office:string-value="manteca-de-cacao" calcext:value-type="string">
            <text:p>manteca-de-cacao</text:p>
          </table:table-cell>
          <table:table-cell table:style-name="ce31" table:formula="of:=CONCATENATE(&quot;(alimento (id &quot;;[.B342];&quot;) (nombre &quot;;[.U342];&quot;) (grupo &quot;;[.E342];&quot;) (veces &quot;;[.F342];&quot;) (tipo &quot;;[.G342];&quot;) (racion &quot;;[.K342];&quot;) (kcal &quot;;[.L342];&quot;) (proteinas &quot;;[.M342];&quot;) (grasas &quot;;[.N342];&quot;) (hidratos &quot;;[.O342];&quot;) (desayuno &quot;;[.P342];&quot;) (almuerzo &quot;;[.Q342];&quot;) (comida &quot;;[.R342];&quot;) (merienda &quot;;[.S342];&quot;) (cena &quot;;[.T342];&quot;))&quot;)" office:value-type="string" office:string-value="(alimento (id 336) (nombre manteca-de-cacao) (grupo 7) (veces 1) (tipo energeticos) (racion 45) (kcal 925) (proteinas 0) (grasas 94,5) (hidratos 0) (desayuno si) (almuerzo si) (comida si) (merienda si) (cena no))" calcext:value-type="string">
            <text:p>(alimento (id 336) (nombre manteca-de-cacao) (grupo 7) (veces 1) (tipo energeticos) (racion 45) (kcal 925) (proteinas 0) (grasas 94,5) (hidratos 0) (desayuno si) (almuerzo si) (comida si) (merienda si) (cena no))</text:p>
          </table:table-cell>
          <table:table-cell table:formula="of:=SUBSTITUTE([.V342];&quot;,&quot;;&quot;.&quot;)" office:value-type="string" office:string-value="(alimento (id 336) (nombre manteca-de-cacao) (grupo 7) (veces 1) (tipo energeticos) (racion 45) (kcal 925) (proteinas 0) (grasas 94.5) (hidratos 0) (desayuno si) (almuerzo si) (comida si) (merienda si) (cena no))" calcext:value-type="string">
            <text:p>(alimento (id 336) (nombre manteca-de-cacao) (grupo 7) (veces 1) (tipo energeticos) (racion 45) (kcal 925) (proteinas 0) (grasas 94.5) (hidratos 0) (desayuno si) (almuerzo si) (comida si) (merienda si) (cena no))</text:p>
          </table:table-cell>
          <table:table-cell table:number-columns-repeated="1001"/>
        </table:table-row>
        <table:table-row table:style-name="ro1">
          <table:table-cell/>
          <table:table-cell office:value-type="float" office:value="341" calcext:value-type="float">
            <text:p>341</text:p>
          </table:table-cell>
          <table:table-cell office:value-type="string" calcext:value-type="string">
            <text:p>Grasas, aceite y mantequilla</text:p>
          </table:table-cell>
          <table:table-cell table:style-name="ce15" office:value-type="string" calcext:value-type="string">
            <text:p>Aceite de oliva</text:p>
          </table:table-cell>
          <table:table-cell table:style-name="ce15" office:value-type="float" office:value="7" calcext:value-type="float">
            <text:p>7</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343]*[.L343]/100" office:value-type="float" office:value="270" calcext:value-type="float">
            <text:p>270</text:p>
          </table:table-cell>
          <table:table-cell table:style-name="ce16" table:formula="of:=[.K343]*[.M343]*4/100" office:value-type="float" office:value="0" calcext:value-type="float">
            <text:p>0</text:p>
          </table:table-cell>
          <table:table-cell table:style-name="ce16" table:formula="of:=[.K343]*[.O343]*4/100" office:value-type="float" office:value="0" calcext:value-type="float">
            <text:p>0</text:p>
          </table:table-cell>
          <table:table-cell table:style-name="ce15" office:value-type="float" office:value="30" calcext:value-type="float">
            <text:p>30</text:p>
          </table:table-cell>
          <table:table-cell table:style-name="ce15" office:value-type="float" office:value="900" calcext:value-type="float">
            <text:p>900</text:p>
          </table:table-cell>
          <table:table-cell table:style-name="ce25" office:value-type="float" office:value="0" calcext:value-type="float">
            <text:p>0</text:p>
          </table:table-cell>
          <table:table-cell table:style-name="ce25" office:value-type="float" office:value="100" calcext:value-type="float">
            <text:p>100</text:p>
          </table:table-cell>
          <table:table-cell table:style-name="ce25" office:value-type="float" office:value="0" calcext:value-type="float">
            <text:p>0</text:p>
          </table:table-cell>
          <table:table-cell table:number-columns-repeated="5" office:value-type="string" calcext:value-type="string">
            <text:p>si</text:p>
          </table:table-cell>
          <table:table-cell table:formula="of:=SUBSTITUTE(SUBSTITUTE(SUBSTITUTE(SUBSTITUTE(SUBSTITUTE(SUBSTITUTE(LOWER([.D343]);&quot; &quot;;&quot;-&quot;);&quot;á&quot;;&quot;a&quot;);&quot;é&quot;;&quot;e&quot;);&quot;í&quot;;&quot;i&quot;);&quot;ó&quot;;&quot;o&quot;);&quot;ú&quot;;&quot;u&quot;)" office:value-type="string" office:string-value="aceite-de-oliva" calcext:value-type="string">
            <text:p>aceite-de-oliva</text:p>
          </table:table-cell>
          <table:table-cell table:style-name="ce31" table:formula="of:=CONCATENATE(&quot;(alimento (id &quot;;[.B343];&quot;) (nombre &quot;;[.U343];&quot;) (grupo &quot;;[.E343];&quot;) (veces &quot;;[.F343];&quot;) (tipo &quot;;[.G343];&quot;) (racion &quot;;[.K343];&quot;) (kcal &quot;;[.L343];&quot;) (proteinas &quot;;[.M343];&quot;) (grasas &quot;;[.N343];&quot;) (hidratos &quot;;[.O343];&quot;) (desayuno &quot;;[.P343];&quot;) (almuerzo &quot;;[.Q343];&quot;) (comida &quot;;[.R343];&quot;) (merienda &quot;;[.S343];&quot;) (cena &quot;;[.T343];&quot;))&quot;)" office:value-type="string" office:string-value="(alimento (id 341) (nombre aceite-de-oliva) (grupo 7) (veces 5) (tipo energeticos) (racion 30) (kcal 900) (proteinas 0) (grasas 100) (hidratos 0) (desayuno si) (almuerzo si) (comida si) (merienda si) (cena si))" calcext:value-type="string">
            <text:p>(alimento (id 341) (nombre aceite-de-oliva) (grupo 7) (veces 5) (tipo energeticos) (racion 30) (kcal 900) (proteinas 0) (grasas 100) (hidratos 0) (desayuno si) (almuerzo si) (comida si) (merienda si) (cena si))</text:p>
          </table:table-cell>
          <table:table-cell table:formula="of:=SUBSTITUTE([.V343];&quot;,&quot;;&quot;.&quot;)" office:value-type="string" office:string-value="(alimento (id 341) (nombre aceite-de-oliva) (grupo 7) (veces 5) (tipo energeticos) (racion 30) (kcal 900) (proteinas 0) (grasas 100) (hidratos 0) (desayuno si) (almuerzo si) (comida si) (merienda si) (cena si))" calcext:value-type="string">
            <text:p>(alimento (id 341) (nombre aceite-de-oliva) (grupo 7) (veces 5) (tipo energeticos) (racion 30) (kcal 900) (proteinas 0) (grasas 100) (hidratos 0) (desayuno si) (almuerzo si) (comida si) (merienda si) (cena si))</text:p>
          </table:table-cell>
          <table:table-cell table:number-columns-repeated="1001"/>
        </table:table-row>
        <table:table-row table:style-name="ro1">
          <table:table-cell/>
          <table:table-cell office:value-type="float" office:value="342" calcext:value-type="float">
            <text:p>342</text:p>
          </table:table-cell>
          <table:table-cell office:value-type="string" calcext:value-type="string">
            <text:p>Grasas, aceite y mantequilla</text:p>
          </table:table-cell>
          <table:table-cell table:style-name="ce15" office:value-type="string" calcext:value-type="string">
            <text:p>Aceite de oliva</text:p>
          </table:table-cell>
          <table:table-cell table:style-name="ce15" office:value-type="float" office:value="7" calcext:value-type="float">
            <text:p>7</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344]*[.L344]/100" office:value-type="float" office:value="360" calcext:value-type="float">
            <text:p>360</text:p>
          </table:table-cell>
          <table:table-cell table:style-name="ce16" table:formula="of:=[.K344]*[.M344]*4/100" office:value-type="float" office:value="0" calcext:value-type="float">
            <text:p>0</text:p>
          </table:table-cell>
          <table:table-cell table:style-name="ce16" table:formula="of:=[.K344]*[.O344]*4/100" office:value-type="float" office:value="0" calcext:value-type="float">
            <text:p>0</text:p>
          </table:table-cell>
          <table:table-cell table:style-name="ce15" office:value-type="float" office:value="40" calcext:value-type="float">
            <text:p>40</text:p>
          </table:table-cell>
          <table:table-cell table:style-name="ce15" office:value-type="float" office:value="900" calcext:value-type="float">
            <text:p>900</text:p>
          </table:table-cell>
          <table:table-cell table:style-name="ce25" office:value-type="float" office:value="0" calcext:value-type="float">
            <text:p>0</text:p>
          </table:table-cell>
          <table:table-cell table:style-name="ce25" office:value-type="float" office:value="100" calcext:value-type="float">
            <text:p>100</text:p>
          </table:table-cell>
          <table:table-cell table:style-name="ce25" office:value-type="float" office:value="0" calcext:value-type="float">
            <text:p>0</text:p>
          </table:table-cell>
          <table:table-cell table:number-columns-repeated="5" office:value-type="string" calcext:value-type="string">
            <text:p>si</text:p>
          </table:table-cell>
          <table:table-cell table:formula="of:=SUBSTITUTE(SUBSTITUTE(SUBSTITUTE(SUBSTITUTE(SUBSTITUTE(SUBSTITUTE(LOWER([.D344]);&quot; &quot;;&quot;-&quot;);&quot;á&quot;;&quot;a&quot;);&quot;é&quot;;&quot;e&quot;);&quot;í&quot;;&quot;i&quot;);&quot;ó&quot;;&quot;o&quot;);&quot;ú&quot;;&quot;u&quot;)" office:value-type="string" office:string-value="aceite-de-oliva" calcext:value-type="string">
            <text:p>aceite-de-oliva</text:p>
          </table:table-cell>
          <table:table-cell table:style-name="ce31" table:formula="of:=CONCATENATE(&quot;(alimento (id &quot;;[.B344];&quot;) (nombre &quot;;[.U344];&quot;) (grupo &quot;;[.E344];&quot;) (veces &quot;;[.F344];&quot;) (tipo &quot;;[.G344];&quot;) (racion &quot;;[.K344];&quot;) (kcal &quot;;[.L344];&quot;) (proteinas &quot;;[.M344];&quot;) (grasas &quot;;[.N344];&quot;) (hidratos &quot;;[.O344];&quot;) (desayuno &quot;;[.P344];&quot;) (almuerzo &quot;;[.Q344];&quot;) (comida &quot;;[.R344];&quot;) (merienda &quot;;[.S344];&quot;) (cena &quot;;[.T344];&quot;))&quot;)" office:value-type="string" office:string-value="(alimento (id 342) (nombre aceite-de-oliva) (grupo 7) (veces 5) (tipo energeticos) (racion 40) (kcal 900) (proteinas 0) (grasas 100) (hidratos 0) (desayuno si) (almuerzo si) (comida si) (merienda si) (cena si))" calcext:value-type="string">
            <text:p>(alimento (id 342) (nombre aceite-de-oliva) (grupo 7) (veces 5) (tipo energeticos) (racion 40) (kcal 900) (proteinas 0) (grasas 100) (hidratos 0) (desayuno si) (almuerzo si) (comida si) (merienda si) (cena si))</text:p>
          </table:table-cell>
          <table:table-cell table:formula="of:=SUBSTITUTE([.V344];&quot;,&quot;;&quot;.&quot;)" office:value-type="string" office:string-value="(alimento (id 342) (nombre aceite-de-oliva) (grupo 7) (veces 5) (tipo energeticos) (racion 40) (kcal 900) (proteinas 0) (grasas 100) (hidratos 0) (desayuno si) (almuerzo si) (comida si) (merienda si) (cena si))" calcext:value-type="string">
            <text:p>(alimento (id 342) (nombre aceite-de-oliva) (grupo 7) (veces 5) (tipo energeticos) (racion 40) (kcal 900) (proteinas 0) (grasas 100) (hidratos 0) (desayuno si) (almuerzo si) (comida si) (merienda si) (cena si))</text:p>
          </table:table-cell>
          <table:table-cell table:number-columns-repeated="1001"/>
        </table:table-row>
        <table:table-row table:style-name="ro1">
          <table:table-cell/>
          <table:table-cell office:value-type="float" office:value="343" calcext:value-type="float">
            <text:p>343</text:p>
          </table:table-cell>
          <table:table-cell office:value-type="string" calcext:value-type="string">
            <text:p>Grasas, aceite y mantequilla</text:p>
          </table:table-cell>
          <table:table-cell table:style-name="ce15" office:value-type="string" calcext:value-type="string">
            <text:p>Aceite de oliva</text:p>
          </table:table-cell>
          <table:table-cell table:style-name="ce15" office:value-type="float" office:value="7" calcext:value-type="float">
            <text:p>7</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345]*[.L345]/100" office:value-type="float" office:value="405" calcext:value-type="float">
            <text:p>405</text:p>
          </table:table-cell>
          <table:table-cell table:style-name="ce16" table:formula="of:=[.K345]*[.M345]*4/100" office:value-type="float" office:value="0" calcext:value-type="float">
            <text:p>0</text:p>
          </table:table-cell>
          <table:table-cell table:style-name="ce16" table:formula="of:=[.K345]*[.O345]*4/100" office:value-type="float" office:value="0" calcext:value-type="float">
            <text:p>0</text:p>
          </table:table-cell>
          <table:table-cell table:style-name="ce15" office:value-type="float" office:value="45" calcext:value-type="float">
            <text:p>45</text:p>
          </table:table-cell>
          <table:table-cell table:style-name="ce15" office:value-type="float" office:value="900" calcext:value-type="float">
            <text:p>900</text:p>
          </table:table-cell>
          <table:table-cell table:style-name="ce25" office:value-type="float" office:value="0" calcext:value-type="float">
            <text:p>0</text:p>
          </table:table-cell>
          <table:table-cell table:style-name="ce25" office:value-type="float" office:value="100" calcext:value-type="float">
            <text:p>100</text:p>
          </table:table-cell>
          <table:table-cell table:style-name="ce25" office:value-type="float" office:value="0" calcext:value-type="float">
            <text:p>0</text:p>
          </table:table-cell>
          <table:table-cell table:number-columns-repeated="5" office:value-type="string" calcext:value-type="string">
            <text:p>si</text:p>
          </table:table-cell>
          <table:table-cell table:formula="of:=SUBSTITUTE(SUBSTITUTE(SUBSTITUTE(SUBSTITUTE(SUBSTITUTE(SUBSTITUTE(LOWER([.D345]);&quot; &quot;;&quot;-&quot;);&quot;á&quot;;&quot;a&quot;);&quot;é&quot;;&quot;e&quot;);&quot;í&quot;;&quot;i&quot;);&quot;ó&quot;;&quot;o&quot;);&quot;ú&quot;;&quot;u&quot;)" office:value-type="string" office:string-value="aceite-de-oliva" calcext:value-type="string">
            <text:p>aceite-de-oliva</text:p>
          </table:table-cell>
          <table:table-cell table:style-name="ce31" table:formula="of:=CONCATENATE(&quot;(alimento (id &quot;;[.B345];&quot;) (nombre &quot;;[.U345];&quot;) (grupo &quot;;[.E345];&quot;) (veces &quot;;[.F345];&quot;) (tipo &quot;;[.G345];&quot;) (racion &quot;;[.K345];&quot;) (kcal &quot;;[.L345];&quot;) (proteinas &quot;;[.M345];&quot;) (grasas &quot;;[.N345];&quot;) (hidratos &quot;;[.O345];&quot;) (desayuno &quot;;[.P345];&quot;) (almuerzo &quot;;[.Q345];&quot;) (comida &quot;;[.R345];&quot;) (merienda &quot;;[.S345];&quot;) (cena &quot;;[.T345];&quot;))&quot;)" office:value-type="string" office:string-value="(alimento (id 343) (nombre aceite-de-oliva) (grupo 7) (veces 5) (tipo energeticos) (racion 45) (kcal 900) (proteinas 0) (grasas 100) (hidratos 0) (desayuno si) (almuerzo si) (comida si) (merienda si) (cena si))" calcext:value-type="string">
            <text:p>(alimento (id 343) (nombre aceite-de-oliva) (grupo 7) (veces 5) (tipo energeticos) (racion 45) (kcal 900) (proteinas 0) (grasas 100) (hidratos 0) (desayuno si) (almuerzo si) (comida si) (merienda si) (cena si))</text:p>
          </table:table-cell>
          <table:table-cell table:formula="of:=SUBSTITUTE([.V345];&quot;,&quot;;&quot;.&quot;)" office:value-type="string" office:string-value="(alimento (id 343) (nombre aceite-de-oliva) (grupo 7) (veces 5) (tipo energeticos) (racion 45) (kcal 900) (proteinas 0) (grasas 100) (hidratos 0) (desayuno si) (almuerzo si) (comida si) (merienda si) (cena si))" calcext:value-type="string">
            <text:p>(alimento (id 343) (nombre aceite-de-oliva) (grupo 7) (veces 5) (tipo energeticos) (racion 45) (kcal 900) (proteinas 0) (grasas 100) (hidratos 0) (desayuno si) (almuerzo si) (comida si) (merienda si) (cena si))</text:p>
          </table:table-cell>
          <table:table-cell table:number-columns-repeated="1001"/>
        </table:table-row>
        <table:table-row table:style-name="ro1">
          <table:table-cell/>
          <table:table-cell office:value-type="float" office:value="345" calcext:value-type="float">
            <text:p>345</text:p>
          </table:table-cell>
          <table:table-cell office:value-type="string" calcext:value-type="string">
            <text:p>Grasas, aceite y mantequilla</text:p>
          </table:table-cell>
          <table:table-cell table:style-name="ce15" office:value-type="string" calcext:value-type="string">
            <text:p>Aceite de oliva</text:p>
          </table:table-cell>
          <table:table-cell table:style-name="ce15" office:value-type="float" office:value="7" calcext:value-type="float">
            <text:p>7</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346]*[.L346]/100" office:value-type="float" office:value="450" calcext:value-type="float">
            <text:p>450</text:p>
          </table:table-cell>
          <table:table-cell table:style-name="ce16" table:formula="of:=[.K346]*[.M346]*4/100" office:value-type="float" office:value="0" calcext:value-type="float">
            <text:p>0</text:p>
          </table:table-cell>
          <table:table-cell table:style-name="ce16" table:formula="of:=[.K346]*[.O346]*4/100" office:value-type="float" office:value="0" calcext:value-type="float">
            <text:p>0</text:p>
          </table:table-cell>
          <table:table-cell table:style-name="ce15" office:value-type="float" office:value="50" calcext:value-type="float">
            <text:p>50</text:p>
          </table:table-cell>
          <table:table-cell table:style-name="ce15" office:value-type="float" office:value="900" calcext:value-type="float">
            <text:p>900</text:p>
          </table:table-cell>
          <table:table-cell table:style-name="ce25" office:value-type="float" office:value="0" calcext:value-type="float">
            <text:p>0</text:p>
          </table:table-cell>
          <table:table-cell table:style-name="ce25" office:value-type="float" office:value="100" calcext:value-type="float">
            <text:p>100</text:p>
          </table:table-cell>
          <table:table-cell table:style-name="ce25" office:value-type="float" office:value="0" calcext:value-type="float">
            <text:p>0</text:p>
          </table:table-cell>
          <table:table-cell table:number-columns-repeated="5" office:value-type="string" calcext:value-type="string">
            <text:p>si</text:p>
          </table:table-cell>
          <table:table-cell table:formula="of:=SUBSTITUTE(SUBSTITUTE(SUBSTITUTE(SUBSTITUTE(SUBSTITUTE(SUBSTITUTE(LOWER([.D346]);&quot; &quot;;&quot;-&quot;);&quot;á&quot;;&quot;a&quot;);&quot;é&quot;;&quot;e&quot;);&quot;í&quot;;&quot;i&quot;);&quot;ó&quot;;&quot;o&quot;);&quot;ú&quot;;&quot;u&quot;)" office:value-type="string" office:string-value="aceite-de-oliva" calcext:value-type="string">
            <text:p>aceite-de-oliva</text:p>
          </table:table-cell>
          <table:table-cell table:style-name="ce31" table:formula="of:=CONCATENATE(&quot;(alimento (id &quot;;[.B346];&quot;) (nombre &quot;;[.U346];&quot;) (grupo &quot;;[.E346];&quot;) (veces &quot;;[.F346];&quot;) (tipo &quot;;[.G346];&quot;) (racion &quot;;[.K346];&quot;) (kcal &quot;;[.L346];&quot;) (proteinas &quot;;[.M346];&quot;) (grasas &quot;;[.N346];&quot;) (hidratos &quot;;[.O346];&quot;) (desayuno &quot;;[.P346];&quot;) (almuerzo &quot;;[.Q346];&quot;) (comida &quot;;[.R346];&quot;) (merienda &quot;;[.S346];&quot;) (cena &quot;;[.T346];&quot;))&quot;)" office:value-type="string" office:string-value="(alimento (id 345) (nombre aceite-de-oliva) (grupo 7) (veces 5) (tipo energeticos) (racion 50) (kcal 900) (proteinas 0) (grasas 100) (hidratos 0) (desayuno si) (almuerzo si) (comida si) (merienda si) (cena si))" calcext:value-type="string">
            <text:p>(alimento (id 345) (nombre aceite-de-oliva) (grupo 7) (veces 5) (tipo energeticos) (racion 50) (kcal 900) (proteinas 0) (grasas 100) (hidratos 0) (desayuno si) (almuerzo si) (comida si) (merienda si) (cena si))</text:p>
          </table:table-cell>
          <table:table-cell table:formula="of:=SUBSTITUTE([.V346];&quot;,&quot;;&quot;.&quot;)" office:value-type="string" office:string-value="(alimento (id 345) (nombre aceite-de-oliva) (grupo 7) (veces 5) (tipo energeticos) (racion 50) (kcal 900) (proteinas 0) (grasas 100) (hidratos 0) (desayuno si) (almuerzo si) (comida si) (merienda si) (cena si))" calcext:value-type="string">
            <text:p>(alimento (id 345) (nombre aceite-de-oliva) (grupo 7) (veces 5) (tipo energeticos) (racion 50) (kcal 900) (proteinas 0) (grasas 100) (hidratos 0) (desayuno si) (almuerzo si) (comida si) (merienda si) (cena si))</text:p>
          </table:table-cell>
          <table:table-cell table:number-columns-repeated="1001"/>
        </table:table-row>
        <table:table-row table:style-name="ro1">
          <table:table-cell/>
          <table:table-cell office:value-type="float" office:value="344" calcext:value-type="float">
            <text:p>344</text:p>
          </table:table-cell>
          <table:table-cell office:value-type="string" calcext:value-type="string">
            <text:p>Grasas, aceite y mantequilla</text:p>
          </table:table-cell>
          <table:table-cell table:style-name="ce15" office:value-type="string" calcext:value-type="string">
            <text:p>Aceite de oliva</text:p>
          </table:table-cell>
          <table:table-cell table:style-name="ce15" office:value-type="float" office:value="7" calcext:value-type="float">
            <text:p>7</text:p>
          </table:table-cell>
          <table:table-cell table:style-name="ce16" office:value-type="float" office:value="5" calcext:value-type="float">
            <text:p>5</text:p>
          </table:table-cell>
          <table:table-cell table:style-name="ce15" office:value-type="string" calcext:value-type="string">
            <text:p>energeticos</text:p>
          </table:table-cell>
          <table:table-cell table:style-name="ce15" table:formula="of:=[.K347]*[.L347]/100" office:value-type="float" office:value="540" calcext:value-type="float">
            <text:p>540</text:p>
          </table:table-cell>
          <table:table-cell table:style-name="ce16" table:formula="of:=[.K347]*[.M347]*4/100" office:value-type="float" office:value="0" calcext:value-type="float">
            <text:p>0</text:p>
          </table:table-cell>
          <table:table-cell table:style-name="ce16" table:formula="of:=[.K347]*[.O347]*4/100" office:value-type="float" office:value="0" calcext:value-type="float">
            <text:p>0</text:p>
          </table:table-cell>
          <table:table-cell table:style-name="ce15" office:value-type="float" office:value="60" calcext:value-type="float">
            <text:p>60</text:p>
          </table:table-cell>
          <table:table-cell table:style-name="ce15" office:value-type="float" office:value="900" calcext:value-type="float">
            <text:p>900</text:p>
          </table:table-cell>
          <table:table-cell table:style-name="ce25" office:value-type="float" office:value="0" calcext:value-type="float">
            <text:p>0</text:p>
          </table:table-cell>
          <table:table-cell table:style-name="ce25" office:value-type="float" office:value="100" calcext:value-type="float">
            <text:p>100</text:p>
          </table:table-cell>
          <table:table-cell table:style-name="ce25" office:value-type="float" office:value="0" calcext:value-type="float">
            <text:p>0</text:p>
          </table:table-cell>
          <table:table-cell table:number-columns-repeated="5" office:value-type="string" calcext:value-type="string">
            <text:p>si</text:p>
          </table:table-cell>
          <table:table-cell table:formula="of:=SUBSTITUTE(SUBSTITUTE(SUBSTITUTE(SUBSTITUTE(SUBSTITUTE(SUBSTITUTE(LOWER([.D347]);&quot; &quot;;&quot;-&quot;);&quot;á&quot;;&quot;a&quot;);&quot;é&quot;;&quot;e&quot;);&quot;í&quot;;&quot;i&quot;);&quot;ó&quot;;&quot;o&quot;);&quot;ú&quot;;&quot;u&quot;)" office:value-type="string" office:string-value="aceite-de-oliva" calcext:value-type="string">
            <text:p>aceite-de-oliva</text:p>
          </table:table-cell>
          <table:table-cell table:style-name="ce31" table:formula="of:=CONCATENATE(&quot;(alimento (id &quot;;[.B347];&quot;) (nombre &quot;;[.U347];&quot;) (grupo &quot;;[.E347];&quot;) (veces &quot;;[.F347];&quot;) (tipo &quot;;[.G347];&quot;) (racion &quot;;[.K347];&quot;) (kcal &quot;;[.L347];&quot;) (proteinas &quot;;[.M347];&quot;) (grasas &quot;;[.N347];&quot;) (hidratos &quot;;[.O347];&quot;) (desayuno &quot;;[.P347];&quot;) (almuerzo &quot;;[.Q347];&quot;) (comida &quot;;[.R347];&quot;) (merienda &quot;;[.S347];&quot;) (cena &quot;;[.T347];&quot;))&quot;)" office:value-type="string" office:string-value="(alimento (id 344) (nombre aceite-de-oliva) (grupo 7) (veces 5) (tipo energeticos) (racion 60) (kcal 900) (proteinas 0) (grasas 100) (hidratos 0) (desayuno si) (almuerzo si) (comida si) (merienda si) (cena si))" calcext:value-type="string">
            <text:p>(alimento (id 344) (nombre aceite-de-oliva) (grupo 7) (veces 5) (tipo energeticos) (racion 60) (kcal 900) (proteinas 0) (grasas 100) (hidratos 0) (desayuno si) (almuerzo si) (comida si) (merienda si) (cena si))</text:p>
          </table:table-cell>
          <table:table-cell table:formula="of:=SUBSTITUTE([.V347];&quot;,&quot;;&quot;.&quot;)" office:value-type="string" office:string-value="(alimento (id 344) (nombre aceite-de-oliva) (grupo 7) (veces 5) (tipo energeticos) (racion 60) (kcal 900) (proteinas 0) (grasas 100) (hidratos 0) (desayuno si) (almuerzo si) (comida si) (merienda si) (cena si))" calcext:value-type="string">
            <text:p>(alimento (id 344) (nombre aceite-de-oliva) (grupo 7) (veces 5) (tipo energeticos) (racion 60) (kcal 900) (proteinas 0) (grasas 100) (hidratos 0) (desayuno si) (almuerzo si) (comida si) (merienda si) (cena si))</text:p>
          </table:table-cell>
          <table:table-cell table:number-columns-repeated="1001"/>
        </table:table-row>
        <table:table-row table:style-name="ro1" table:number-rows-repeated="2">
          <table:table-cell table:number-columns-repeated="12"/>
          <table:table-cell table:style-name="Default"/>
          <table:table-cell/>
          <table:table-cell table:style-name="Default"/>
          <table:table-cell table:number-columns-repeated="6"/>
          <table:table-cell table:style-name="Default"/>
          <table:table-cell table:number-columns-repeated="1002"/>
        </table:table-row>
        <table:table-row table:style-name="ro1">
          <table:table-cell table:number-columns-repeated="9"/>
          <table:table-cell table:formula="of:=MAX([.I238:.I287])" office:value-type="float" office:value="652.8" calcext:value-type="float">
            <text:p>652,8</text:p>
          </table:table-cell>
          <table:table-cell table:number-columns-repeated="2"/>
          <table:table-cell table:style-name="Default"/>
          <table:table-cell/>
          <table:table-cell table:style-name="Default"/>
          <table:table-cell table:number-columns-repeated="6"/>
          <table:table-cell table:style-name="Default"/>
          <table:table-cell table:number-columns-repeated="1002"/>
        </table:table-row>
        <table:table-row table:style-name="ro1">
          <table:table-cell table:number-columns-repeated="9"/>
          <table:table-cell table:formula="of:=MIN([.I238:.I287])" office:value-type="float" office:value="16.46" calcext:value-type="float">
            <text:p>16,46</text:p>
          </table:table-cell>
          <table:table-cell table:number-columns-repeated="2"/>
          <table:table-cell table:style-name="Default"/>
          <table:table-cell/>
          <table:table-cell table:style-name="Default"/>
          <table:table-cell table:number-columns-repeated="6"/>
          <table:table-cell table:style-name="Default"/>
          <table:table-cell table:number-columns-repeated="1002"/>
        </table:table-row>
        <table:table-row table:style-name="ro1">
          <table:table-cell table:number-columns-repeated="1024"/>
        </table:table-row>
        <table:table-row table:style-name="ro1">
          <table:table-cell table:number-columns-repeated="2"/>
          <table:table-cell office:value-type="string" calcext:value-type="string">
            <text:p>http://caloriasynutrientes.com/tabla-de-calorias-de-los-aceites-y-grasas/</text:p>
          </table:table-cell>
          <table:table-cell table:number-columns-repeated="1021"/>
        </table:table-row>
        <table:table-row table:style-name="ro1">
          <table:table-cell table:number-columns-repeated="2"/>
          <table:table-cell office:value-type="string" calcext:value-type="string">
            <text:p>http://www.blogsasociados.com/mountain-bike/tabla-de-calorias-proteinas-grasas-e-hidratos-de-carbono-de-los-alimentos</text:p>
          </table:table-cell>
          <table:table-cell table:number-columns-repeated="1021"/>
        </table:table-row>
        <table:table-row table:style-name="ro1">
          <table:table-cell table:number-columns-repeated="2"/>
          <table:table-cell office:value-type="string" calcext:value-type="string">
            <text:p>http://www.mujerdeelite.com/guia_de_alimentos/73/jamon-cocido</text:p>
          </table:table-cell>
          <table:table-cell table:number-columns-repeated="1021"/>
        </table:table-row>
        <table:table-row table:style-name="ro1" table:number-rows-repeated="1048220">
          <table:table-cell table:number-columns-repeated="1024"/>
        </table:table-row>
        <table:table-row table:style-name="ro1">
          <table:table-cell table:number-columns-repeated="1024"/>
        </table:table-row>
      </table:table>
      <table:table table:name="Hoja2" table:style-name="ta1">
        <table:table-column table:style-name="co6" table:default-cell-style-name="ce11"/>
        <table:table-column table:style-name="co7" table:default-cell-style-name="ce11"/>
        <table:table-column table:style-name="co8" table:default-cell-style-name="ce20"/>
        <table:table-row table:style-name="ro1">
          <table:table-cell table:style-name="ce13" office:value-type="string" calcext:value-type="string">
            <text:p>Proteínas (g) / 100 g alimento</text:p>
          </table:table-cell>
          <table:table-cell table:style-name="ce13" office:value-type="string" calcext:value-type="string">
            <text:p>Grasas</text:p>
          </table:table-cell>
          <table:table-cell table:style-name="ce17" office:value-type="string" calcext:value-type="string">
            <text:p>Hidratos (g) / 100g alimento</text:p>
          </table:table-cell>
        </table:table-row>
        <table:table-row table:style-name="ro1">
          <table:table-cell table:style-name="ce10" office:value-type="float" office:value="3.6" calcext:value-type="float">
            <text:p>3.6</text:p>
          </table:table-cell>
          <table:table-cell table:style-name="ce10" office:value-type="float" office:value="0.05" calcext:value-type="float">
            <text:p>0.05</text:p>
          </table:table-cell>
          <table:table-cell table:style-name="ce18" office:value-type="float" office:value="4.4" calcext:value-type="float">
            <text:p>4.40</text:p>
          </table:table-cell>
        </table:table-row>
        <table:table-row table:style-name="ro1">
          <table:table-cell table:style-name="ce10" office:value-type="float" office:value="3.4" calcext:value-type="float">
            <text:p>3.4</text:p>
          </table:table-cell>
          <table:table-cell table:style-name="ce10" office:value-type="float" office:value="0.2" calcext:value-type="float">
            <text:p>0.2</text:p>
          </table:table-cell>
          <table:table-cell table:style-name="ce18" office:value-type="float" office:value="4.7" calcext:value-type="float">
            <text:p>4.70</text:p>
          </table:table-cell>
        </table:table-row>
        <table:table-row table:style-name="ro1">
          <table:table-cell table:style-name="ce10" office:value-type="float" office:value="3.3" calcext:value-type="float">
            <text:p>3.3</text:p>
          </table:table-cell>
          <table:table-cell table:style-name="ce10" office:value-type="float" office:value="0.9" calcext:value-type="float">
            <text:p>0.9</text:p>
          </table:table-cell>
          <table:table-cell table:style-name="ce18" office:value-type="float" office:value="4" calcext:value-type="float">
            <text:p>4.00</text:p>
          </table:table-cell>
        </table:table-row>
        <table:table-row table:style-name="ro1">
          <table:table-cell table:style-name="ce10" office:value-type="float" office:value="2.8" calcext:value-type="float">
            <text:p>2.8</text:p>
          </table:table-cell>
          <table:table-cell table:style-name="ce10" office:value-type="float" office:value="3.3" calcext:value-type="float">
            <text:p>3.3</text:p>
          </table:table-cell>
          <table:table-cell table:style-name="ce18" office:value-type="float" office:value="12.6" calcext:value-type="float">
            <text:p>12.60</text:p>
          </table:table-cell>
        </table:table-row>
        <table:table-row table:style-name="ro1">
          <table:table-cell table:style-name="ce10" office:value-type="float" office:value="13.6" calcext:value-type="float">
            <text:p>13.6</text:p>
          </table:table-cell>
          <table:table-cell table:style-name="ce10" office:value-type="float" office:value="4" calcext:value-type="float">
            <text:p>4</text:p>
          </table:table-cell>
          <table:table-cell table:style-name="ce18" office:value-type="float" office:value="1.4" calcext:value-type="float">
            <text:p>1.40</text:p>
          </table:table-cell>
        </table:table-row>
        <table:table-row table:style-name="ro1">
          <table:table-cell table:style-name="ce10" office:value-type="float" office:value="26" calcext:value-type="float">
            <text:p>26</text:p>
          </table:table-cell>
          <table:table-cell table:style-name="ce10" office:value-type="float" office:value="22" calcext:value-type="float">
            <text:p>22</text:p>
          </table:table-cell>
          <table:table-cell table:style-name="ce18" office:value-type="float" office:value="1" calcext:value-type="float">
            <text:p>1.00</text:p>
          </table:table-cell>
        </table:table-row>
        <table:table-row table:style-name="ro1">
          <table:table-cell table:style-name="ce10" office:value-type="float" office:value="24" calcext:value-type="float">
            <text:p>24</text:p>
          </table:table-cell>
          <table:table-cell table:style-name="ce10" office:value-type="float" office:value="23" calcext:value-type="float">
            <text:p>23</text:p>
          </table:table-cell>
          <table:table-cell table:style-name="ce18" office:value-type="float" office:value="1" calcext:value-type="float">
            <text:p>1.00</text:p>
          </table:table-cell>
        </table:table-row>
        <table:table-row table:style-name="ro1">
          <table:table-cell table:style-name="ce10" office:value-type="float" office:value="23" calcext:value-type="float">
            <text:p>23</text:p>
          </table:table-cell>
          <table:table-cell table:style-name="ce10" office:value-type="float" office:value="35" calcext:value-type="float">
            <text:p>35</text:p>
          </table:table-cell>
          <table:table-cell table:style-name="ce18" office:value-type="float" office:value="2" calcext:value-type="float">
            <text:p>2.00</text:p>
          </table:table-cell>
        </table:table-row>
        <table:table-row table:style-name="ro1">
          <table:table-cell table:style-name="ce10" office:value-type="float" office:value="10" calcext:value-type="float">
            <text:p>10</text:p>
          </table:table-cell>
          <table:table-cell table:style-name="ce10" office:value-type="float" office:value="16.6" calcext:value-type="float">
            <text:p>16.6</text:p>
          </table:table-cell>
          <table:table-cell table:style-name="ce18" office:value-type="float" office:value="6.6" calcext:value-type="float">
            <text:p>6.60</text:p>
          </table:table-cell>
        </table:table-row>
        <table:table-row table:style-name="ro1">
          <table:table-cell table:style-name="ce10" office:value-type="float" office:value="3" calcext:value-type="float">
            <text:p>3</text:p>
          </table:table-cell>
          <table:table-cell table:style-name="ce10" office:value-type="float" office:value="0.05" calcext:value-type="float">
            <text:p>0.05</text:p>
          </table:table-cell>
          <table:table-cell table:style-name="ce18" office:value-type="float" office:value="9" calcext:value-type="float">
            <text:p>9.00</text:p>
          </table:table-cell>
        </table:table-row>
        <table:table-row table:style-name="ro1">
          <table:table-cell table:style-name="ce10" office:value-type="float" office:value="13" calcext:value-type="float">
            <text:p>13</text:p>
          </table:table-cell>
          <table:table-cell table:style-name="ce10" office:value-type="float" office:value="11.1" calcext:value-type="float">
            <text:p>11.1</text:p>
          </table:table-cell>
          <table:table-cell table:style-name="ce18" office:value-type="float" office:value="0" calcext:value-type="float">
            <text:p>0.00</text:p>
          </table:table-cell>
        </table:table-row>
        <table:table-row table:style-name="ro1">
          <table:table-cell table:style-name="ce10" office:value-type="float" office:value="17" calcext:value-type="float">
            <text:p>17</text:p>
          </table:table-cell>
          <table:table-cell table:style-name="ce10" office:value-type="float" office:value="0.3" calcext:value-type="float">
            <text:p>0.3</text:p>
          </table:table-cell>
          <table:table-cell table:style-name="ce18" office:value-type="float" office:value="0" calcext:value-type="float">
            <text:p>0.00</text:p>
          </table:table-cell>
        </table:table-row>
        <table:table-row table:style-name="ro1">
          <table:table-cell table:style-name="ce10" office:value-type="float" office:value="29" calcext:value-type="float">
            <text:p>29</text:p>
          </table:table-cell>
          <table:table-cell table:style-name="ce10" office:value-type="float" office:value="0.7" calcext:value-type="float">
            <text:p>0.7</text:p>
          </table:table-cell>
          <table:table-cell table:style-name="ce18" office:value-type="float" office:value="0" calcext:value-type="float">
            <text:p>0.00</text:p>
          </table:table-cell>
        </table:table-row>
        <table:table-row table:style-name="ro1">
          <table:table-cell table:style-name="ce10" office:value-type="float" office:value="16.6" calcext:value-type="float">
            <text:p>16.6</text:p>
          </table:table-cell>
          <table:table-cell table:style-name="ce10" office:value-type="float" office:value="1.5" calcext:value-type="float">
            <text:p>1.5</text:p>
          </table:table-cell>
          <table:table-cell table:style-name="ce18" office:value-type="float" office:value="0.6" calcext:value-type="float">
            <text:p>0.60</text:p>
          </table:table-cell>
        </table:table-row>
        <table:table-row table:style-name="ro1">
          <table:table-cell table:style-name="ce10" office:value-type="float" office:value="18.4" calcext:value-type="float">
            <text:p>18.4</text:p>
          </table:table-cell>
          <table:table-cell table:style-name="ce10" office:value-type="float" office:value="12" calcext:value-type="float">
            <text:p>12</text:p>
          </table:table-cell>
          <table:table-cell table:style-name="ce18" office:value-type="float" office:value="0" calcext:value-type="float">
            <text:p>0.00</text:p>
          </table:table-cell>
        </table:table-row>
        <table:table-row table:style-name="ro1">
          <table:table-cell table:style-name="ce10" office:value-type="float" office:value="19.2" calcext:value-type="float">
            <text:p>19.2</text:p>
          </table:table-cell>
          <table:table-cell table:style-name="ce10" office:value-type="float" office:value="31.6" calcext:value-type="float">
            <text:p>31.6</text:p>
          </table:table-cell>
          <table:table-cell table:style-name="ce18" office:value-type="float" office:value="0" calcext:value-type="float">
            <text:p>0.00</text:p>
          </table:table-cell>
        </table:table-row>
        <table:table-row table:style-name="ro1">
          <table:table-cell table:style-name="ce10" office:value-type="float" office:value="19.9" calcext:value-type="float">
            <text:p>19.9</text:p>
          </table:table-cell>
          <table:table-cell table:style-name="ce10" office:value-type="float" office:value="6.8" calcext:value-type="float">
            <text:p>6.8</text:p>
          </table:table-cell>
          <table:table-cell table:style-name="ce18" office:value-type="float" office:value="0" calcext:value-type="float">
            <text:p>0.00</text:p>
          </table:table-cell>
        </table:table-row>
        <table:table-row table:style-name="ro1">
          <table:table-cell table:style-name="ce10" office:value-type="float" office:value="20.7" calcext:value-type="float">
            <text:p>20.7</text:p>
          </table:table-cell>
          <table:table-cell table:style-name="ce10" office:value-type="float" office:value="1" calcext:value-type="float">
            <text:p>1</text:p>
          </table:table-cell>
          <table:table-cell table:style-name="ce18" office:value-type="float" office:value="0.5" calcext:value-type="float">
            <text:p>0.50</text:p>
          </table:table-cell>
        </table:table-row>
        <table:table-row table:style-name="ro1">
          <table:table-cell table:style-name="ce10" office:value-type="float" office:value="21.5" calcext:value-type="float">
            <text:p>21.5</text:p>
          </table:table-cell>
          <table:table-cell table:style-name="ce10" office:value-type="float" office:value="8" calcext:value-type="float">
            <text:p>8</text:p>
          </table:table-cell>
          <table:table-cell table:style-name="ce18" office:value-type="float" office:value="0" calcext:value-type="float">
            <text:p>0.00</text:p>
          </table:table-cell>
        </table:table-row>
        <table:table-row table:style-name="ro1">
          <table:table-cell table:style-name="ce10" office:value-type="float" office:value="22.4" calcext:value-type="float">
            <text:p>22.4</text:p>
          </table:table-cell>
          <table:table-cell table:style-name="ce10" office:value-type="float" office:value="2.1" calcext:value-type="float">
            <text:p>2.1</text:p>
          </table:table-cell>
          <table:table-cell table:style-name="ce18" office:value-type="float" office:value="0" calcext:value-type="float">
            <text:p>0.00</text:p>
          </table:table-cell>
        </table:table-row>
        <table:table-row table:style-name="ro1">
          <table:table-cell table:style-name="ce10" office:value-type="float" office:value="2.9" calcext:value-type="float">
            <text:p>2.9</text:p>
          </table:table-cell>
          <table:table-cell table:style-name="ce10" office:value-type="float" office:value="0.3" calcext:value-type="float">
            <text:p>0.3</text:p>
          </table:table-cell>
          <table:table-cell table:style-name="ce18" office:value-type="float" office:value="31.7" calcext:value-type="float">
            <text:p>31.70</text:p>
          </table:table-cell>
        </table:table-row>
        <table:table-row table:style-name="ro1">
          <table:table-cell table:style-name="ce10" office:value-type="float" office:value="0.7" calcext:value-type="float">
            <text:p>0.7</text:p>
          </table:table-cell>
          <table:table-cell table:style-name="ce10" office:value-type="float" office:value="3.5" calcext:value-type="float">
            <text:p>3.5</text:p>
          </table:table-cell>
          <table:table-cell table:style-name="ce18" office:value-type="float" office:value="13.7" calcext:value-type="float">
            <text:p>13.70</text:p>
          </table:table-cell>
        </table:table-row>
        <table:table-row table:style-name="ro1">
          <table:table-cell table:style-name="ce10" office:value-type="float" office:value="4" calcext:value-type="float">
            <text:p>4</text:p>
          </table:table-cell>
          <table:table-cell table:style-name="ce10" office:value-type="float" office:value="3.4" calcext:value-type="float">
            <text:p>3.4</text:p>
          </table:table-cell>
          <table:table-cell table:style-name="ce18" office:value-type="float" office:value="10" calcext:value-type="float">
            <text:p>10.00</text:p>
          </table:table-cell>
        </table:table-row>
        <table:table-row table:style-name="ro1">
          <table:table-cell table:style-name="ce10" office:value-type="float" office:value="6.6" calcext:value-type="float">
            <text:p>6.6</text:p>
          </table:table-cell>
          <table:table-cell table:style-name="ce10" office:value-type="float" office:value="3.5" calcext:value-type="float">
            <text:p>3.5</text:p>
          </table:table-cell>
          <table:table-cell table:style-name="ce18" office:value-type="float" office:value="15.5" calcext:value-type="float">
            <text:p>15.50</text:p>
          </table:table-cell>
        </table:table-row>
        <table:table-row table:style-name="ro1">
          <table:table-cell table:style-name="ce10" office:value-type="float" office:value="4" calcext:value-type="float">
            <text:p>4</text:p>
          </table:table-cell>
          <table:table-cell table:style-name="ce10" office:value-type="float" office:value="5" calcext:value-type="float">
            <text:p>5</text:p>
          </table:table-cell>
          <table:table-cell table:style-name="ce18" office:value-type="float" office:value="11" calcext:value-type="float">
            <text:p>11.00</text:p>
          </table:table-cell>
        </table:table-row>
        <table:table-row table:style-name="ro1">
          <table:table-cell table:style-name="ce10" office:value-type="float" office:value="16" calcext:value-type="float">
            <text:p>16</text:p>
          </table:table-cell>
          <table:table-cell table:style-name="ce10" office:value-type="float" office:value="51.4" calcext:value-type="float">
            <text:p>51.4</text:p>
          </table:table-cell>
          <table:table-cell table:style-name="ce18" office:value-type="float" office:value="22" calcext:value-type="float">
            <text:p>22.00</text:p>
          </table:table-cell>
        </table:table-row>
        <table:table-row table:style-name="ro1">
          <table:table-cell table:style-name="ce10" office:value-type="float" office:value="13" calcext:value-type="float">
            <text:p>13</text:p>
          </table:table-cell>
          <table:table-cell table:style-name="ce10" office:value-type="float" office:value="62.9" calcext:value-type="float">
            <text:p>62.9</text:p>
          </table:table-cell>
          <table:table-cell table:style-name="ce18" office:value-type="float" office:value="10" calcext:value-type="float">
            <text:p>10.00</text:p>
          </table:table-cell>
        </table:table-row>
        <table:table-row table:style-name="ro1">
          <table:table-cell table:style-name="ce10" office:value-type="float" office:value="15.6" calcext:value-type="float">
            <text:p>15.6</text:p>
          </table:table-cell>
          <table:table-cell table:style-name="ce10" office:value-type="float" office:value="63.3" calcext:value-type="float">
            <text:p>63.3</text:p>
          </table:table-cell>
          <table:table-cell table:style-name="ce18" office:value-type="float" office:value="11.2" calcext:value-type="float">
            <text:p>11.20</text:p>
          </table:table-cell>
        </table:table-row>
        <table:table-row table:style-name="ro1">
          <table:table-cell table:style-name="ce10" office:value-type="float" office:value="3.7" calcext:value-type="float">
            <text:p>3.7</text:p>
          </table:table-cell>
          <table:table-cell table:style-name="ce10" office:value-type="float" office:value="6.4" calcext:value-type="float">
            <text:p>6.4</text:p>
          </table:table-cell>
          <table:table-cell table:style-name="ce18" office:value-type="float" office:value="10" calcext:value-type="float">
            <text:p>10.00</text:p>
          </table:table-cell>
        </table:table-row>
        <table:table-row table:style-name="ro1">
          <table:table-cell table:style-name="ce10" office:value-type="float" office:value="2.2" calcext:value-type="float">
            <text:p>2.2</text:p>
          </table:table-cell>
          <table:table-cell table:style-name="ce10" office:value-type="float" office:value="0.5" calcext:value-type="float">
            <text:p>0.5</text:p>
          </table:table-cell>
          <table:table-cell table:style-name="ce18" office:value-type="float" office:value="43.7" calcext:value-type="float">
            <text:p>43.70</text:p>
          </table:table-cell>
        </table:table-row>
        <table:table-row table:style-name="ro1">
          <table:table-cell table:style-name="ce10" office:value-type="float" office:value="2.4" calcext:value-type="float">
            <text:p>2.4</text:p>
          </table:table-cell>
          <table:table-cell table:style-name="ce10" office:value-type="float" office:value="0.3" calcext:value-type="float">
            <text:p>0.3</text:p>
          </table:table-cell>
          <table:table-cell table:style-name="ce18" office:value-type="float" office:value="4.6" calcext:value-type="float">
            <text:p>4.60</text:p>
          </table:table-cell>
        </table:table-row>
        <table:table-row table:style-name="ro1">
          <table:table-cell table:style-name="ce10" office:value-type="float" office:value="1.8" calcext:value-type="float">
            <text:p>1.8</text:p>
          </table:table-cell>
          <table:table-cell table:style-name="ce10" office:value-type="float" office:value="0.4" calcext:value-type="float">
            <text:p>0.4</text:p>
          </table:table-cell>
          <table:table-cell table:style-name="ce18" office:value-type="float" office:value="2.2" calcext:value-type="float">
            <text:p>2.20</text:p>
          </table:table-cell>
        </table:table-row>
        <table:table-row table:style-name="ro1">
          <table:table-cell table:style-name="ce10" office:value-type="float" office:value="1" calcext:value-type="float">
            <text:p>1</text:p>
          </table:table-cell>
          <table:table-cell table:style-name="ce10" office:value-type="float" office:value="0.2" calcext:value-type="float">
            <text:p>0.2</text:p>
          </table:table-cell>
          <table:table-cell table:style-name="ce18" office:value-type="float" office:value="2.9" calcext:value-type="float">
            <text:p>2.90</text:p>
          </table:table-cell>
        </table:table-row>
        <table:table-row table:style-name="ro1">
          <table:table-cell table:style-name="ce10" office:value-type="float" office:value="1" calcext:value-type="float">
            <text:p>1</text:p>
          </table:table-cell>
          <table:table-cell table:style-name="ce10" office:value-type="float" office:value="0.2" calcext:value-type="float">
            <text:p>0.2</text:p>
          </table:table-cell>
          <table:table-cell table:style-name="ce18" office:value-type="float" office:value="7.8" calcext:value-type="float">
            <text:p>7.80</text:p>
          </table:table-cell>
        </table:table-row>
        <table:table-row table:style-name="ro1">
          <table:table-cell table:style-name="ce10" office:value-type="float" office:value="2.2" calcext:value-type="float">
            <text:p>2.2</text:p>
          </table:table-cell>
          <table:table-cell table:style-name="ce10" office:value-type="float" office:value="13" calcext:value-type="float">
            <text:p>13</text:p>
          </table:table-cell>
          <table:table-cell table:style-name="ce18" office:value-type="float" office:value="0.4" calcext:value-type="float">
            <text:p>0.40</text:p>
          </table:table-cell>
        </table:table-row>
        <table:table-row table:style-name="ro1">
          <table:table-cell table:style-name="ce10" office:value-type="float" office:value="2.1" calcext:value-type="float">
            <text:p>2.1</text:p>
          </table:table-cell>
          <table:table-cell table:style-name="ce10" office:value-type="float" office:value="0.1" calcext:value-type="float">
            <text:p>0.1</text:p>
          </table:table-cell>
          <table:table-cell table:style-name="ce18" office:value-type="float" office:value="6" calcext:value-type="float">
            <text:p>6.00</text:p>
          </table:table-cell>
        </table:table-row>
        <table:table-row table:style-name="ro1">
          <table:table-cell table:style-name="ce10" office:value-type="float" office:value="1.3" calcext:value-type="float">
            <text:p>1.3</text:p>
          </table:table-cell>
          <table:table-cell table:style-name="ce10" office:value-type="float" office:value="0.1" calcext:value-type="float">
            <text:p>0.1</text:p>
          </table:table-cell>
          <table:table-cell table:style-name="ce18" office:value-type="float" office:value="1.4" calcext:value-type="float">
            <text:p>1.40</text:p>
          </table:table-cell>
        </table:table-row>
        <table:table-row table:style-name="ro1">
          <table:table-cell table:style-name="ce10" office:value-type="float" office:value="3.3" calcext:value-type="float">
            <text:p>3.3</text:p>
          </table:table-cell>
          <table:table-cell table:style-name="ce10" office:value-type="float" office:value="0.2" calcext:value-type="float">
            <text:p>0.2</text:p>
          </table:table-cell>
          <table:table-cell table:style-name="ce18" office:value-type="float" office:value="4" calcext:value-type="float">
            <text:p>4.00</text:p>
          </table:table-cell>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18" office:value-type="float" office:value="5.2" calcext:value-type="float">
            <text:p>5.20</text:p>
          </table:table-cell>
        </table:table-row>
        <table:table-row table:style-name="ro1">
          <table:table-cell table:style-name="ce10" office:value-type="float" office:value="2.3" calcext:value-type="float">
            <text:p>2.3</text:p>
          </table:table-cell>
          <table:table-cell table:style-name="ce10" office:value-type="float" office:value="0.2" calcext:value-type="float">
            <text:p>0.2</text:p>
          </table:table-cell>
          <table:table-cell table:style-name="ce18" office:value-type="float" office:value="2.4" calcext:value-type="float">
            <text:p>2.40</text:p>
          </table:table-cell>
        </table:table-row>
        <table:table-row table:style-name="ro1">
          <table:table-cell table:style-name="ce10" office:value-type="float" office:value="0.8" calcext:value-type="float">
            <text:p>0.8</text:p>
          </table:table-cell>
          <table:table-cell table:style-name="ce10" office:value-type="float" office:value="0.6" calcext:value-type="float">
            <text:p>0.6</text:p>
          </table:table-cell>
          <table:table-cell table:style-name="ce18" office:value-type="float" office:value="10.8" calcext:value-type="float">
            <text:p>10.80</text:p>
          </table:table-cell>
        </table:table-row>
        <table:table-row table:style-name="ro1">
          <table:table-cell table:style-name="ce10" office:value-type="float" office:value="0.2" calcext:value-type="float">
            <text:p>0.2</text:p>
          </table:table-cell>
          <table:table-cell table:style-name="ce10" office:value-type="float" office:value="0.3" calcext:value-type="float">
            <text:p>0.3</text:p>
          </table:table-cell>
          <table:table-cell table:style-name="ce18" office:value-type="float" office:value="10.4" calcext:value-type="float">
            <text:p>10.40</text:p>
          </table:table-cell>
        </table:table-row>
        <table:table-row table:style-name="ro1">
          <table:table-cell table:style-name="ce10" office:value-type="float" office:value="1.2" calcext:value-type="float">
            <text:p>1.2</text:p>
          </table:table-cell>
          <table:table-cell table:style-name="ce10" office:value-type="float" office:value="0.3" calcext:value-type="float">
            <text:p>0.3</text:p>
          </table:table-cell>
          <table:table-cell table:style-name="ce18" office:value-type="float" office:value="19.5" calcext:value-type="float">
            <text:p>19.50</text:p>
          </table:table-cell>
        </table:table-row>
        <table:table-row table:style-name="ro1">
          <table:table-cell table:style-name="ce10" office:value-type="float" office:value="1" calcext:value-type="float">
            <text:p>1</text:p>
          </table:table-cell>
          <table:table-cell table:style-name="ce10" office:value-type="float" office:value="0.2" calcext:value-type="float">
            <text:p>0.2</text:p>
          </table:table-cell>
          <table:table-cell table:style-name="ce18" office:value-type="float" office:value="11.7" calcext:value-type="float">
            <text:p>11.70</text:p>
          </table:table-cell>
        </table:table-row>
        <table:table-row table:style-name="ro1">
          <table:table-cell table:style-name="ce10" office:value-type="float" office:value="0.5" calcext:value-type="float">
            <text:p>0.5</text:p>
          </table:table-cell>
          <table:table-cell table:style-name="ce10" office:value-type="float" office:value="0.2" calcext:value-type="float">
            <text:p>0.2</text:p>
          </table:table-cell>
          <table:table-cell table:style-name="ce18" office:value-type="float" office:value="12.7" calcext:value-type="float">
            <text:p>12.70</text:p>
          </table:table-cell>
        </table:table-row>
        <table:table-row table:style-name="ro1">
          <table:table-cell table:style-name="ce10" office:value-type="float" office:value="0.6" calcext:value-type="float">
            <text:p>0.6</text:p>
          </table:table-cell>
          <table:table-cell table:style-name="ce10" office:value-type="float" office:value="0" calcext:value-type="float">
            <text:p>0</text:p>
          </table:table-cell>
          <table:table-cell table:style-name="ce18" office:value-type="float" office:value="3.2" calcext:value-type="float">
            <text:p>3.20</text:p>
          </table:table-cell>
        </table:table-row>
        <table:table-row table:style-name="ro1">
          <table:table-cell table:style-name="ce10" office:value-type="float" office:value="0.7" calcext:value-type="float">
            <text:p>0.7</text:p>
          </table:table-cell>
          <table:table-cell table:style-name="ce10" office:value-type="float" office:value="0.1" calcext:value-type="float">
            <text:p>0.1</text:p>
          </table:table-cell>
          <table:table-cell table:style-name="ce18" office:value-type="float" office:value="15" calcext:value-type="float">
            <text:p>15.00</text:p>
          </table:table-cell>
        </table:table-row>
        <table:table-row table:style-name="ro1">
          <table:table-cell table:style-name="ce10" office:value-type="float" office:value="0.6" calcext:value-type="float">
            <text:p>0.6</text:p>
          </table:table-cell>
          <table:table-cell table:style-name="ce10" office:value-type="float" office:value="0.4" calcext:value-type="float">
            <text:p>0.4</text:p>
          </table:table-cell>
          <table:table-cell table:style-name="ce18" office:value-type="float" office:value="10.1" calcext:value-type="float">
            <text:p>10.10</text:p>
          </table:table-cell>
        </table:table-row>
        <table:table-row table:style-name="ro1">
          <table:table-cell table:style-name="ce10" office:value-type="float" office:value="0.8" calcext:value-type="float">
            <text:p>0.8</text:p>
          </table:table-cell>
          <table:table-cell table:style-name="ce10" office:value-type="float" office:value="0.1" calcext:value-type="float">
            <text:p>0.1</text:p>
          </table:table-cell>
          <table:table-cell table:style-name="ce18" office:value-type="float" office:value="6.9" calcext:value-type="float">
            <text:p>6.90</text:p>
          </table:table-cell>
        </table:table-row>
        <table:table-row table:style-name="ro1">
          <table:table-cell table:style-name="ce10" office:value-type="float" office:value="0.7" calcext:value-type="float">
            <text:p>0.7</text:p>
          </table:table-cell>
          <table:table-cell table:style-name="ce10" office:value-type="float" office:value="0" calcext:value-type="float">
            <text:p>0</text:p>
          </table:table-cell>
          <table:table-cell table:style-name="ce18" office:value-type="float" office:value="3.7" calcext:value-type="float">
            <text:p>3.70</text:p>
          </table:table-cell>
        </table:table-row>
        <table:table-row table:style-name="ro1">
          <table:table-cell table:style-name="ce10" office:value-type="float" office:value="2.2" calcext:value-type="float">
            <text:p>2.2</text:p>
          </table:table-cell>
          <table:table-cell table:style-name="ce10" office:value-type="float" office:value="0.3" calcext:value-type="float">
            <text:p>0.3</text:p>
          </table:table-cell>
          <table:table-cell table:style-name="ce18" office:value-type="float" office:value="27.9" calcext:value-type="float">
            <text:p>27.90</text:p>
          </table:table-cell>
        </table:table-row>
        <table:table-row table:style-name="ro1">
          <table:table-cell table:style-name="ce10" office:value-type="float" office:value="9" calcext:value-type="float">
            <text:p>9</text:p>
          </table:table-cell>
          <table:table-cell table:style-name="ce10" office:value-type="float" office:value="1" calcext:value-type="float">
            <text:p>1</text:p>
          </table:table-cell>
          <table:table-cell table:style-name="ce19" office:value-type="float" office:value="47.5" calcext:value-type="float">
            <text:p>47.50</text:p>
          </table:table-cell>
        </table:table-row>
        <table:table-row table:style-name="ro1">
          <table:table-cell table:style-name="ce10" office:value-type="float" office:value="17" calcext:value-type="float">
            <text:p>17</text:p>
          </table:table-cell>
          <table:table-cell table:style-name="ce10" office:value-type="float" office:value="8.8" calcext:value-type="float">
            <text:p>8.8</text:p>
          </table:table-cell>
          <table:table-cell table:style-name="ce18" office:value-type="float" office:value="58.9" calcext:value-type="float">
            <text:p>58.90</text:p>
          </table:table-cell>
        </table:table-row>
        <table:table-row table:style-name="ro1">
          <table:table-cell table:style-name="ce10" office:value-type="float" office:value="6.8" calcext:value-type="float">
            <text:p>6.8</text:p>
          </table:table-cell>
          <table:table-cell table:style-name="ce10" office:value-type="float" office:value="8.1" calcext:value-type="float">
            <text:p>8.1</text:p>
          </table:table-cell>
          <table:table-cell table:style-name="ce18" office:value-type="float" office:value="82.3" calcext:value-type="float">
            <text:p>82.30</text:p>
          </table:table-cell>
        </table:table-row>
        <table:table-row table:style-name="ro1">
          <table:table-cell table:style-name="ce10" office:value-type="float" office:value="19" calcext:value-type="float">
            <text:p>19</text:p>
          </table:table-cell>
          <table:table-cell table:style-name="ce10" office:value-type="float" office:value="0.2" calcext:value-type="float">
            <text:p>0.2</text:p>
          </table:table-cell>
          <table:table-cell table:style-name="ce18" office:value-type="float" office:value="73.4" calcext:value-type="float">
            <text:p>73.40</text:p>
          </table:table-cell>
        </table:table-row>
        <table:table-row table:style-name="ro1">
          <table:table-cell table:style-name="ce10" office:value-type="float" office:value="15.4" calcext:value-type="float">
            <text:p>15.4</text:p>
          </table:table-cell>
          <table:table-cell table:style-name="ce10" office:value-type="float" office:value="1.7" calcext:value-type="float">
            <text:p>1.7</text:p>
          </table:table-cell>
          <table:table-cell table:style-name="ce18" office:value-type="float" office:value="70" calcext:value-type="float">
            <text:p>70.00</text:p>
          </table:table-cell>
        </table:table-row>
        <table:table-row table:style-name="ro1">
          <table:table-cell table:style-name="ce10" office:value-type="float" office:value="0.6" calcext:value-type="float">
            <text:p>0.6</text:p>
          </table:table-cell>
          <table:table-cell table:style-name="ce10" office:value-type="float" office:value="0" calcext:value-type="float">
            <text:p>0</text:p>
          </table:table-cell>
          <table:table-cell table:style-name="ce18" office:value-type="float" office:value="80" calcext:value-type="float">
            <text:p>80.00</text:p>
          </table:table-cell>
        </table:table-row>
        <table:table-row table:style-name="ro1">
          <table:table-cell table:style-name="ce10" office:value-type="float" office:value="0.6" calcext:value-type="float">
            <text:p>0.6</text:p>
          </table:table-cell>
          <table:table-cell table:style-name="ce10" office:value-type="float" office:value="0.1" calcext:value-type="float">
            <text:p>0.1</text:p>
          </table:table-cell>
          <table:table-cell table:style-name="ce18" office:value-type="float" office:value="70" calcext:value-type="float">
            <text:p>70.00</text:p>
          </table:table-cell>
        </table:table-row>
        <table:table-row table:style-name="ro1">
          <table:table-cell table:style-name="ce10" office:value-type="float" office:value="5.5" calcext:value-type="float">
            <text:p>5.5</text:p>
          </table:table-cell>
          <table:table-cell table:style-name="ce10" office:value-type="float" office:value="52.9" calcext:value-type="float">
            <text:p>52.9</text:p>
          </table:table-cell>
          <table:table-cell table:style-name="ce18" office:value-type="float" office:value="18" calcext:value-type="float">
            <text:p>18.00</text:p>
          </table:table-cell>
        </table:table-row>
        <table:table-row table:style-name="ro1">
          <table:table-cell table:style-name="ce10" office:value-type="float" office:value="11.3" calcext:value-type="float">
            <text:p>11.3</text:p>
          </table:table-cell>
          <table:table-cell table:style-name="ce10" office:value-type="float" office:value="6" calcext:value-type="float">
            <text:p>6</text:p>
          </table:table-cell>
          <table:table-cell table:style-name="ce18" office:value-type="float" office:value="83" calcext:value-type="float">
            <text:p>83.00</text:p>
          </table:table-cell>
        </table:table-row>
        <table:table-row table:style-name="ro1">
          <table:table-cell table:style-name="ce10" office:value-type="float" office:value="0" calcext:value-type="float">
            <text:p>0</text:p>
          </table:table-cell>
          <table:table-cell table:style-name="ce10" office:value-type="float" office:value="100" calcext:value-type="float">
            <text:p>100</text:p>
          </table:table-cell>
          <table:table-cell table:style-name="ce18" office:value-type="float" office:value="0" calcext:value-type="float">
            <text:p>0.00</text:p>
          </table:table-cell>
        </table:table-row>
        <table:table-row table:style-name="ro1">
          <table:table-cell table:style-name="ce10" office:value-type="float" office:value="0.6" calcext:value-type="float">
            <text:p>0.6</text:p>
          </table:table-cell>
          <table:table-cell table:style-name="ce10" office:value-type="float" office:value="83" calcext:value-type="float">
            <text:p>83</text:p>
          </table:table-cell>
          <table:table-cell table:style-name="ce18" office:value-type="float" office:value="0.3" calcext:value-type="float">
            <text:p>0.30</text:p>
          </table:table-cell>
        </table:table-row>
        <table:table-row table:style-name="ro1">
          <table:table-cell table:style-name="ce10" office:value-type="float" office:value="1.7" calcext:value-type="float">
            <text:p>1.7</text:p>
          </table:table-cell>
          <table:table-cell table:style-name="ce10" office:value-type="float" office:value="45" calcext:value-type="float">
            <text:p>45</text:p>
          </table:table-cell>
          <table:table-cell table:style-name="ce18" office:value-type="float" office:value="2.5" calcext:value-type="float">
            <text:p>2.50</text:p>
          </table:table-cell>
        </table:table-row>
        <table:table-row table:style-name="ro1">
          <table:table-cell table:style-name="ce10" office:value-type="float" office:value="0" calcext:value-type="float">
            <text:p>0</text:p>
          </table:table-cell>
          <table:table-cell table:style-name="ce10" office:value-type="float" office:value="99" calcext:value-type="float">
            <text:p>99</text:p>
          </table:table-cell>
          <table:table-cell table:style-name="ce18" office:value-type="float" office:value="0.3" calcext:value-type="float">
            <text:p>0.30</text:p>
          </table:table-cell>
        </table:table-row>
        <table:table-row table:style-name="ro1">
          <table:table-cell table:style-name="ce10" office:value-type="float" office:value="0.3" calcext:value-type="float">
            <text:p>0.3</text:p>
          </table:table-cell>
          <table:table-cell table:style-name="ce10" office:value-type="float" office:value="82.8" calcext:value-type="float">
            <text:p>82.8</text:p>
          </table:table-cell>
          <table:table-cell table:style-name="ce18" office:value-type="float" office:value="0.2" calcext:value-type="float">
            <text:p>0.20</text:p>
          </table:table-cell>
        </table:table-row>
        <table:table-row table:style-name="ro1">
          <table:table-cell table:style-name="ce10" office:value-type="float" office:value="0" calcext:value-type="float">
            <text:p>0</text:p>
          </table:table-cell>
          <table:table-cell table:style-name="ce10" office:value-type="float" office:value="94.5" calcext:value-type="float">
            <text:p>94.5</text:p>
          </table:table-cell>
          <table:table-cell table:style-name="ce18" office:value-type="float" office:value="0" calcext:value-type="float">
            <text:p>0.00</text:p>
          </table:table-cell>
        </table:table-row>
        <table:table-row table:style-name="ro1">
          <table:table-cell table:style-name="ce10" office:value-type="float" office:value="0" calcext:value-type="float">
            <text:p>0</text:p>
          </table:table-cell>
          <table:table-cell table:style-name="ce10" office:value-type="float" office:value="100" calcext:value-type="float">
            <text:p>100</text:p>
          </table:table-cell>
          <table:table-cell table:style-name="ce18" office:value-type="float" office:value="0" calcext:value-type="float">
            <text:p>0.00</text:p>
          </table:table-cell>
        </table:table-row>
        <table:table-row table:style-name="ro1">
          <table:table-cell table:style-name="ce10" office:value-type="float" office:value="1" calcext:value-type="float">
            <text:p>1</text:p>
          </table:table-cell>
          <table:table-cell table:style-name="ce10" office:value-type="float" office:value="81.3" calcext:value-type="float">
            <text:p>81.3</text:p>
          </table:table-cell>
          <table:table-cell table:style-name="ce18" office:value-type="float" office:value="1.5" calcext:value-type="float">
            <text:p>1.50</text:p>
          </table:table-cell>
        </table:table-row>
        <table:table-row table:style-name="ro1">
          <table:table-cell table:style-name="ce10" office:value-type="float" office:value="0" calcext:value-type="float">
            <text:p>0</text:p>
          </table:table-cell>
          <table:table-cell table:style-name="ce10" office:value-type="float" office:value="99.9" calcext:value-type="float">
            <text:p>99.9</text:p>
          </table:table-cell>
          <table:table-cell table:style-name="ce18" office:value-type="float" office:value="0" calcext:value-type="float">
            <text:p>0.00</text:p>
          </table:table-cell>
        </table:table-row>
        <table:table-row table:style-name="ro1">
          <table:table-cell office:value-type="float" office:value="1.6" calcext:value-type="float">
            <text:p>1.6</text:p>
          </table:table-cell>
          <table:table-cell office:value-type="float" office:value="40" calcext:value-type="float">
            <text:p>40</text:p>
          </table:table-cell>
          <table:table-cell office:value-type="float" office:value="0.4" calcext:value-type="float">
            <text:p>0.40</text:p>
          </table:table-cell>
        </table:table-row>
        <table:table-row table:style-name="ro1" table:number-rows-repeated="1048504">
          <table:table-cell table:number-columns-repeated="3"/>
        </table:table-row>
        <table:table-row table:style-name="ro1">
          <table:table-cell table:number-columns-repeated="3"/>
        </table:table-row>
      </table:table>
      <table:table table:name="Hoja3" table:style-name="ta1">
        <table:table-column table:style-name="co10" table:default-cell-style-name="ce10"/>
        <table:table-column table:style-name="co10" table:default-cell-style-name="ce4"/>
        <table:table-column table:style-name="co10" table:default-cell-style-name="Default"/>
        <table:table-row table:style-name="ro1">
          <table:table-cell table:style-name="Default" table:number-columns-repeated="2"/>
          <table:table-cell/>
        </table:table-row>
        <table:table-row table:style-name="ro1">
          <table:table-cell office:value-type="float" office:value="3" calcext:value-type="float">
            <text:p>3</text:p>
          </table:table-cell>
          <table:table-cell office:value-type="float" office:value="100" calcext:value-type="float">
            <text:p>100</text:p>
          </table:table-cell>
          <table:table-cell table:formula="of:=[.A2]*[.B2]*4/100" office:value-type="float" office:value="12" calcext:value-type="float">
            <text:p>12</text:p>
          </table:table-cell>
        </table:table-row>
        <table:table-row table:style-name="ro1">
          <table:table-cell office:value-type="float" office:value="2.8" calcext:value-type="float">
            <text:p>2.8</text:p>
          </table:table-cell>
          <table:table-cell office:value-type="float" office:value="100" calcext:value-type="float">
            <text:p>100</text:p>
          </table:table-cell>
          <table:table-cell table:formula="of:=[.A3]*[.B3]*4/100" office:value-type="float" office:value="11.2" calcext:value-type="float">
            <text:p>11,2</text:p>
          </table:table-cell>
        </table:table-row>
        <table:table-row table:style-name="ro1">
          <table:table-cell office:value-type="float" office:value="22.4" calcext:value-type="float">
            <text:p>22.4</text:p>
          </table:table-cell>
          <table:table-cell office:value-type="float" office:value="150" calcext:value-type="float">
            <text:p>150</text:p>
          </table:table-cell>
          <table:table-cell table:formula="of:=[.A4]*[.B4]*4/100" office:value-type="float" office:value="134.4" calcext:value-type="float">
            <text:p>134,4</text:p>
          </table:table-cell>
        </table:table-row>
        <table:table-row table:style-name="ro1">
          <table:table-cell office:value-type="float" office:value="29" calcext:value-type="float">
            <text:p>29</text:p>
          </table:table-cell>
          <table:table-cell office:value-type="float" office:value="150" calcext:value-type="float">
            <text:p>150</text:p>
          </table:table-cell>
          <table:table-cell table:formula="of:=[.A5]*[.B5]*4/100" office:value-type="float" office:value="174" calcext:value-type="float">
            <text:p>174</text:p>
          </table:table-cell>
        </table:table-row>
        <table:table-row table:style-name="ro1">
          <table:table-cell office:value-type="float" office:value="2.9" calcext:value-type="float">
            <text:p>2.9</text:p>
          </table:table-cell>
          <table:table-cell office:value-type="float" office:value="150" calcext:value-type="float">
            <text:p>150</text:p>
          </table:table-cell>
          <table:table-cell table:formula="of:=[.A6]*[.B6]*4/100" office:value-type="float" office:value="17.4" calcext:value-type="float">
            <text:p>17,4</text:p>
          </table:table-cell>
        </table:table-row>
        <table:table-row table:style-name="ro1">
          <table:table-cell office:value-type="float" office:value="2.2" calcext:value-type="float">
            <text:p>2.2</text:p>
          </table:table-cell>
          <table:table-cell office:value-type="float" office:value="10" calcext:value-type="float">
            <text:p>10</text:p>
          </table:table-cell>
          <table:table-cell table:formula="of:=[.A7]*[.B7]*4/100" office:value-type="float" office:value="0.88" calcext:value-type="float">
            <text:p>0,88</text:p>
          </table:table-cell>
        </table:table-row>
        <table:table-row table:style-name="ro1">
          <table:table-cell office:value-type="float" office:value="0.7" calcext:value-type="float">
            <text:p>0.7</text:p>
          </table:table-cell>
          <table:table-cell office:value-type="float" office:value="100" calcext:value-type="float">
            <text:p>100</text:p>
          </table:table-cell>
          <table:table-cell table:formula="of:=[.A8]*[.B8]*4/100" office:value-type="float" office:value="2.8" calcext:value-type="float">
            <text:p>2,8</text:p>
          </table:table-cell>
        </table:table-row>
        <table:table-row table:style-name="ro1">
          <table:table-cell office:value-type="float" office:value="1" calcext:value-type="float">
            <text:p>1</text:p>
          </table:table-cell>
          <table:table-cell office:value-type="float" office:value="50" calcext:value-type="float">
            <text:p>50</text:p>
          </table:table-cell>
          <table:table-cell table:formula="of:=[.A9]*[.B9]*4/100" office:value-type="float" office:value="2" calcext:value-type="float">
            <text:p>2</text:p>
          </table:table-cell>
        </table:table-row>
        <table:table-row table:style-name="ro1">
          <table:table-cell office:value-type="float" office:value="2.3" calcext:value-type="float">
            <text:p>2.3</text:p>
          </table:table-cell>
          <table:table-cell office:value-type="float" office:value="100" calcext:value-type="float">
            <text:p>100</text:p>
          </table:table-cell>
          <table:table-cell table:formula="of:=[.A10]*[.B10]*4/100" office:value-type="float" office:value="9.2" calcext:value-type="float">
            <text:p>9,2</text:p>
          </table:table-cell>
        </table:table-row>
        <table:table-row table:style-name="ro1">
          <table:table-cell office:value-type="float" office:value="0.8" calcext:value-type="float">
            <text:p>0.8</text:p>
          </table:table-cell>
          <table:table-cell office:value-type="float" office:value="130" calcext:value-type="float">
            <text:p>130</text:p>
          </table:table-cell>
          <table:table-cell table:formula="of:=[.A11]*[.B11]*4/100" office:value-type="float" office:value="4.16" calcext:value-type="float">
            <text:p>4,16</text:p>
          </table:table-cell>
        </table:table-row>
        <table:table-row table:style-name="ro1">
          <table:table-cell office:value-type="float" office:value="0.7" calcext:value-type="float">
            <text:p>0.7</text:p>
          </table:table-cell>
          <table:table-cell office:value-type="float" office:value="250" calcext:value-type="float">
            <text:p>250</text:p>
          </table:table-cell>
          <table:table-cell table:formula="of:=[.A12]*[.B12]*4/100" office:value-type="float" office:value="7" calcext:value-type="float">
            <text:p>7</text:p>
          </table:table-cell>
        </table:table-row>
        <table:table-row table:style-name="ro1">
          <table:table-cell office:value-type="float" office:value="0.6" calcext:value-type="float">
            <text:p>0.6</text:p>
          </table:table-cell>
          <table:table-cell office:value-type="float" office:value="50" calcext:value-type="float">
            <text:p>50</text:p>
          </table:table-cell>
          <table:table-cell table:formula="of:=[.A13]*[.B13]*4/100" office:value-type="float" office:value="1.2" calcext:value-type="float">
            <text:p>1,2</text:p>
          </table:table-cell>
        </table:table-row>
        <table:table-row table:style-name="ro1">
          <table:table-cell office:value-type="float" office:value="0.6" calcext:value-type="float">
            <text:p>0.6</text:p>
          </table:table-cell>
          <table:table-cell office:value-type="float" office:value="10" calcext:value-type="float">
            <text:p>10</text:p>
          </table:table-cell>
          <table:table-cell table:formula="of:=[.A14]*[.B14]*4/100" office:value-type="float" office:value="0.24" calcext:value-type="float">
            <text:p>0,24</text:p>
          </table:table-cell>
        </table:table-row>
        <table:table-row table:style-name="ro1">
          <table:table-cell table:style-name="Default" table:number-columns-repeated="2"/>
          <table:table-cell table:formula="of:=SUM([.C2:.C14])" office:value-type="float" office:value="376.48" calcext:value-type="float">
            <text:p>376,48</text:p>
          </table:table-cell>
        </table:table-row>
      </table:table>
      <table:table table:name="Hoja4" table:style-name="ta1">
        <office:forms form:automatic-focus="false" form:apply-design-mode="false"/>
        <table:table-column table:style-name="co10" table:number-columns-repeated="2" table:default-cell-style-name="Default"/>
        <table:table-row table:style-name="ro1">
          <table:table-cell/>
          <table:table-cell office:value-type="string" calcext:value-type="string">
            <text:p>Kcal reales</text:p>
          </table:table-cell>
        </table:table-row>
        <table:table-row table:style-name="ro1">
          <table:table-cell/>
          <table:table-cell office:value-type="float" office:value="61.2" calcext:value-type="float">
            <text:p>61,2</text:p>
          </table:table-cell>
        </table:table-row>
        <table:table-row table:style-name="ro1">
          <table:table-cell office:value-type="string" calcext:value-type="string">
            <text:p>=</text:p>
          </table:table-cell>
          <table:table-cell office:value-type="float" office:value="76.5" calcext:value-type="float">
            <text:p>76,5</text:p>
          </table:table-cell>
        </table:table-row>
        <table:table-row table:style-name="ro1">
          <table:table-cell/>
          <table:table-cell office:value-type="float" office:value="153" calcext:value-type="float">
            <text:p>153</text:p>
          </table:table-cell>
        </table:table-row>
        <table:table-row table:style-name="ro1">
          <table:table-cell/>
          <table:table-cell office:value-type="float" office:value="122.4" calcext:value-type="float">
            <text:p>122,4</text:p>
          </table:table-cell>
        </table:table-row>
        <table:table-row table:style-name="ro1">
          <table:table-cell/>
          <table:table-cell office:value-type="float" office:value="91.8" calcext:value-type="float">
            <text:p>91,8</text:p>
          </table:table-cell>
        </table:table-row>
        <table:table-row table:style-name="ro1">
          <table:table-cell/>
          <table:table-cell office:value-type="float" office:value="61.4" calcext:value-type="float">
            <text:p>61,4</text:p>
          </table:table-cell>
        </table:table-row>
        <table:table-row table:style-name="ro1">
          <table:table-cell/>
          <table:table-cell office:value-type="float" office:value="76.75" calcext:value-type="float">
            <text:p>76,75</text:p>
          </table:table-cell>
        </table:table-row>
        <table:table-row table:style-name="ro1">
          <table:table-cell/>
          <table:table-cell office:value-type="float" office:value="153.5" calcext:value-type="float">
            <text:p>153,5</text:p>
          </table:table-cell>
        </table:table-row>
        <table:table-row table:style-name="ro1">
          <table:table-cell/>
          <table:table-cell office:value-type="float" office:value="122.8" calcext:value-type="float">
            <text:p>122,8</text:p>
          </table:table-cell>
        </table:table-row>
        <table:table-row table:style-name="ro1">
          <table:table-cell/>
          <table:table-cell office:value-type="float" office:value="92.1" calcext:value-type="float">
            <text:p>92,1</text:p>
          </table:table-cell>
        </table:table-row>
        <table:table-row table:style-name="ro1">
          <table:table-cell/>
          <table:table-cell office:value-type="float" office:value="82.6" calcext:value-type="float">
            <text:p>82,6</text:p>
          </table:table-cell>
        </table:table-row>
        <table:table-row table:style-name="ro1">
          <table:table-cell/>
          <table:table-cell office:value-type="float" office:value="206.5" calcext:value-type="float">
            <text:p>206,5</text:p>
          </table:table-cell>
        </table:table-row>
        <table:table-row table:style-name="ro1">
          <table:table-cell/>
          <table:table-cell office:value-type="float" office:value="165.2" calcext:value-type="float">
            <text:p>165,2</text:p>
          </table:table-cell>
        </table:table-row>
        <table:table-row table:style-name="ro1">
          <table:table-cell/>
          <table:table-cell office:value-type="float" office:value="103.25" calcext:value-type="float">
            <text:p>103,25</text:p>
          </table:table-cell>
        </table:table-row>
        <table:table-row table:style-name="ro1">
          <table:table-cell/>
          <table:table-cell office:value-type="float" office:value="123.9" calcext:value-type="float">
            <text:p>123,9</text:p>
          </table:table-cell>
        </table:table-row>
        <table:table-row table:style-name="ro1">
          <table:table-cell/>
          <table:table-cell office:value-type="float" office:value="72" calcext:value-type="float">
            <text:p>72</text:p>
          </table:table-cell>
        </table:table-row>
        <table:table-row table:style-name="ro1">
          <table:table-cell/>
          <table:table-cell office:value-type="float" office:value="144" calcext:value-type="float">
            <text:p>144</text:p>
          </table:table-cell>
        </table:table-row>
        <table:table-row table:style-name="ro1">
          <table:table-cell/>
          <table:table-cell office:value-type="float" office:value="120" calcext:value-type="float">
            <text:p>120</text:p>
          </table:table-cell>
        </table:table-row>
        <table:table-row table:style-name="ro1">
          <table:table-cell/>
          <table:table-cell office:value-type="float" office:value="48" calcext:value-type="float">
            <text:p>48</text:p>
          </table:table-cell>
        </table:table-row>
        <table:table-row table:style-name="ro1">
          <table:table-cell/>
          <table:table-cell office:value-type="float" office:value="96" calcext:value-type="float">
            <text:p>96</text:p>
          </table:table-cell>
        </table:table-row>
        <table:table-row table:style-name="ro1">
          <table:table-cell/>
          <table:table-cell office:value-type="float" office:value="120" calcext:value-type="float">
            <text:p>120</text:p>
          </table:table-cell>
        </table:table-row>
        <table:table-row table:style-name="ro1">
          <table:table-cell/>
          <table:table-cell office:value-type="float" office:value="100" calcext:value-type="float">
            <text:p>100</text:p>
          </table:table-cell>
        </table:table-row>
        <table:table-row table:style-name="ro1">
          <table:table-cell/>
          <table:table-cell office:value-type="float" office:value="80" calcext:value-type="float">
            <text:p>80</text:p>
          </table:table-cell>
        </table:table-row>
        <table:table-row table:style-name="ro1">
          <table:table-cell/>
          <table:table-cell office:value-type="float" office:value="60" calcext:value-type="float">
            <text:p>60</text:p>
          </table:table-cell>
        </table:table-row>
        <table:table-row table:style-name="ro1">
          <table:table-cell/>
          <table:table-cell office:value-type="float" office:value="40" calcext:value-type="float">
            <text:p>40</text:p>
          </table:table-cell>
        </table:table-row>
        <table:table-row table:style-name="ro1">
          <table:table-cell/>
          <table:table-cell office:value-type="float" office:value="59.5" calcext:value-type="float">
            <text:p>59,5</text:p>
          </table:table-cell>
        </table:table-row>
        <table:table-row table:style-name="ro1">
          <table:table-cell/>
          <table:table-cell office:value-type="float" office:value="51" calcext:value-type="float">
            <text:p>51</text:p>
          </table:table-cell>
        </table:table-row>
        <table:table-row table:style-name="ro1">
          <table:table-cell/>
          <table:table-cell office:value-type="float" office:value="17" calcext:value-type="float">
            <text:p>17</text:p>
          </table:table-cell>
        </table:table-row>
        <table:table-row table:style-name="ro1">
          <table:table-cell/>
          <table:table-cell office:value-type="float" office:value="68" calcext:value-type="float">
            <text:p>68</text:p>
          </table:table-cell>
        </table:table-row>
        <table:table-row table:style-name="ro1">
          <table:table-cell/>
          <table:table-cell office:value-type="float" office:value="34" calcext:value-type="float">
            <text:p>34</text:p>
          </table:table-cell>
        </table:table-row>
        <table:table-row table:style-name="ro1">
          <table:table-cell/>
          <table:table-cell office:value-type="float" office:value="57.75" calcext:value-type="float">
            <text:p>57,75</text:p>
          </table:table-cell>
        </table:table-row>
        <table:table-row table:style-name="ro1">
          <table:table-cell/>
          <table:table-cell office:value-type="float" office:value="41.25" calcext:value-type="float">
            <text:p>41,25</text:p>
          </table:table-cell>
        </table:table-row>
        <table:table-row table:style-name="ro1">
          <table:table-cell/>
          <table:table-cell office:value-type="float" office:value="49.5" calcext:value-type="float">
            <text:p>49,5</text:p>
          </table:table-cell>
        </table:table-row>
        <table:table-row table:style-name="ro1">
          <table:table-cell/>
          <table:table-cell office:value-type="float" office:value="33" calcext:value-type="float">
            <text:p>33</text:p>
          </table:table-cell>
        </table:table-row>
        <table:table-row table:style-name="ro1">
          <table:table-cell/>
          <table:table-cell office:value-type="float" office:value="66" calcext:value-type="float">
            <text:p>66</text:p>
          </table:table-cell>
        </table:table-row>
        <table:table-row table:style-name="ro1">
          <table:table-cell/>
          <table:table-cell office:value-type="float" office:value="54" calcext:value-type="float">
            <text:p>54</text:p>
          </table:table-cell>
        </table:table-row>
        <table:table-row table:style-name="ro1">
          <table:table-cell/>
          <table:table-cell office:value-type="float" office:value="45" calcext:value-type="float">
            <text:p>45</text:p>
          </table:table-cell>
        </table:table-row>
        <table:table-row table:style-name="ro1">
          <table:table-cell/>
          <table:table-cell office:value-type="float" office:value="18" calcext:value-type="float">
            <text:p>18</text:p>
          </table:table-cell>
        </table:table-row>
        <table:table-row table:style-name="ro1">
          <table:table-cell/>
          <table:table-cell office:value-type="float" office:value="72" calcext:value-type="float">
            <text:p>72</text:p>
          </table:table-cell>
        </table:table-row>
        <table:table-row table:style-name="ro1">
          <table:table-cell/>
          <table:table-cell office:value-type="float" office:value="36" calcext:value-type="float">
            <text:p>36</text:p>
          </table:table-cell>
        </table:table-row>
        <table:table-row table:style-name="ro1">
          <table:table-cell/>
          <table:table-cell office:value-type="float" office:value="60" calcext:value-type="float">
            <text:p>60</text:p>
          </table:table-cell>
        </table:table-row>
        <table:table-row table:style-name="ro1">
          <table:table-cell/>
          <table:table-cell office:value-type="float" office:value="24" calcext:value-type="float">
            <text:p>24</text:p>
          </table:table-cell>
        </table:table-row>
        <table:table-row table:style-name="ro1">
          <table:table-cell/>
          <table:table-cell office:value-type="float" office:value="72" calcext:value-type="float">
            <text:p>72</text:p>
          </table:table-cell>
        </table:table-row>
        <table:table-row table:style-name="ro1">
          <table:table-cell/>
          <table:table-cell office:value-type="float" office:value="96" calcext:value-type="float">
            <text:p>96</text:p>
          </table:table-cell>
        </table:table-row>
        <table:table-row table:style-name="ro1">
          <table:table-cell/>
          <table:table-cell office:value-type="float" office:value="48" calcext:value-type="float">
            <text:p>48</text:p>
          </table:table-cell>
        </table:table-row>
        <table:table-row table:style-name="ro1">
          <table:table-cell/>
          <table:table-cell office:value-type="float" office:value="111.25" calcext:value-type="float">
            <text:p>111,25</text:p>
          </table:table-cell>
        </table:table-row>
        <table:table-row table:style-name="ro1">
          <table:table-cell/>
          <table:table-cell office:value-type="float" office:value="44.5" calcext:value-type="float">
            <text:p>44,5</text:p>
          </table:table-cell>
        </table:table-row>
        <table:table-row table:style-name="ro1">
          <table:table-cell/>
          <table:table-cell office:value-type="float" office:value="133.5" calcext:value-type="float">
            <text:p>133,5</text:p>
          </table:table-cell>
        </table:table-row>
        <table:table-row table:style-name="ro1">
          <table:table-cell/>
          <table:table-cell office:value-type="float" office:value="178" calcext:value-type="float">
            <text:p>178</text:p>
          </table:table-cell>
        </table:table-row>
        <table:table-row table:style-name="ro1">
          <table:table-cell/>
          <table:table-cell office:value-type="float" office:value="89" calcext:value-type="float">
            <text:p>89</text:p>
          </table:table-cell>
        </table:table-row>
        <table:table-row table:style-name="ro1">
          <table:table-cell/>
          <table:table-cell office:value-type="float" office:value="202.5" calcext:value-type="float">
            <text:p>202,5</text:p>
          </table:table-cell>
        </table:table-row>
        <table:table-row table:style-name="ro1">
          <table:table-cell/>
          <table:table-cell office:value-type="float" office:value="129.6" calcext:value-type="float">
            <text:p>129,6</text:p>
          </table:table-cell>
        </table:table-row>
        <table:table-row table:style-name="ro1">
          <table:table-cell/>
          <table:table-cell office:value-type="float" office:value="243" calcext:value-type="float">
            <text:p>243</text:p>
          </table:table-cell>
        </table:table-row>
        <table:table-row table:style-name="ro1">
          <table:table-cell/>
          <table:table-cell office:value-type="float" office:value="162" calcext:value-type="float">
            <text:p>162</text:p>
          </table:table-cell>
        </table:table-row>
        <table:table-row table:style-name="ro1">
          <table:table-cell/>
          <table:table-cell office:value-type="float" office:value="81" calcext:value-type="float">
            <text:p>81</text:p>
          </table:table-cell>
        </table:table-row>
        <table:table-row table:style-name="ro1">
          <table:table-cell/>
          <table:table-cell office:value-type="float" office:value="171.5" calcext:value-type="float">
            <text:p>171,5</text:p>
          </table:table-cell>
        </table:table-row>
        <table:table-row table:style-name="ro1">
          <table:table-cell/>
          <table:table-cell office:value-type="float" office:value="78.4" calcext:value-type="float">
            <text:p>78,4</text:p>
          </table:table-cell>
        </table:table-row>
        <table:table-row table:style-name="ro1">
          <table:table-cell/>
          <table:table-cell office:value-type="float" office:value="147" calcext:value-type="float">
            <text:p>147</text:p>
          </table:table-cell>
        </table:table-row>
        <table:table-row table:style-name="ro1">
          <table:table-cell/>
          <table:table-cell office:value-type="float" office:value="98" calcext:value-type="float">
            <text:p>98</text:p>
          </table:table-cell>
        </table:table-row>
        <table:table-row table:style-name="ro1">
          <table:table-cell/>
          <table:table-cell office:value-type="float" office:value="80" calcext:value-type="float">
            <text:p>80</text:p>
          </table:table-cell>
        </table:table-row>
        <table:table-row table:style-name="ro1">
          <table:table-cell/>
          <table:table-cell office:value-type="float" office:value="51.2" calcext:value-type="float">
            <text:p>51,2</text:p>
          </table:table-cell>
        </table:table-row>
        <table:table-row table:style-name="ro1">
          <table:table-cell/>
          <table:table-cell office:value-type="float" office:value="96" calcext:value-type="float">
            <text:p>96</text:p>
          </table:table-cell>
        </table:table-row>
        <table:table-row table:style-name="ro1">
          <table:table-cell/>
          <table:table-cell office:value-type="float" office:value="64" calcext:value-type="float">
            <text:p>64</text:p>
          </table:table-cell>
        </table:table-row>
        <table:table-row table:style-name="ro1">
          <table:table-cell/>
          <table:table-cell office:value-type="float" office:value="238.75" calcext:value-type="float">
            <text:p>238,75</text:p>
          </table:table-cell>
        </table:table-row>
        <table:table-row table:style-name="ro1">
          <table:table-cell/>
          <table:table-cell office:value-type="float" office:value="152.8" calcext:value-type="float">
            <text:p>152,8</text:p>
          </table:table-cell>
        </table:table-row>
        <table:table-row table:style-name="ro1">
          <table:table-cell/>
          <table:table-cell office:value-type="float" office:value="286.5" calcext:value-type="float">
            <text:p>286,5</text:p>
          </table:table-cell>
        </table:table-row>
        <table:table-row table:style-name="ro1">
          <table:table-cell/>
          <table:table-cell office:value-type="float" office:value="191" calcext:value-type="float">
            <text:p>191</text:p>
          </table:table-cell>
        </table:table-row>
        <table:table-row table:style-name="ro1">
          <table:table-cell/>
          <table:table-cell office:value-type="float" office:value="216.6" calcext:value-type="float">
            <text:p>216,6</text:p>
          </table:table-cell>
        </table:table-row>
        <table:table-row table:style-name="ro1">
          <table:table-cell/>
          <table:table-cell office:value-type="float" office:value="180.5" calcext:value-type="float">
            <text:p>180,5</text:p>
          </table:table-cell>
        </table:table-row>
        <table:table-row table:style-name="ro1">
          <table:table-cell/>
          <table:table-cell office:value-type="float" office:value="144.4" calcext:value-type="float">
            <text:p>144,4</text:p>
          </table:table-cell>
        </table:table-row>
        <table:table-row table:style-name="ro1">
          <table:table-cell/>
          <table:table-cell office:value-type="float" office:value="108.3" calcext:value-type="float">
            <text:p>108,3</text:p>
          </table:table-cell>
        </table:table-row>
        <table:table-row table:style-name="ro1">
          <table:table-cell/>
          <table:table-cell office:value-type="float" office:value="90.25" calcext:value-type="float">
            <text:p>90,25</text:p>
          </table:table-cell>
        </table:table-row>
        <table:table-row table:style-name="ro1">
          <table:table-cell/>
          <table:table-cell office:value-type="float" office:value="124.8" calcext:value-type="float">
            <text:p>124,8</text:p>
          </table:table-cell>
        </table:table-row>
        <table:table-row table:style-name="ro1">
          <table:table-cell/>
          <table:table-cell office:value-type="float" office:value="234" calcext:value-type="float">
            <text:p>234</text:p>
          </table:table-cell>
        </table:table-row>
        <table:table-row table:style-name="ro1">
          <table:table-cell/>
          <table:table-cell office:value-type="float" office:value="78" calcext:value-type="float">
            <text:p>78</text:p>
          </table:table-cell>
        </table:table-row>
        <table:table-row table:style-name="ro1">
          <table:table-cell/>
          <table:table-cell office:value-type="float" office:value="195" calcext:value-type="float">
            <text:p>195</text:p>
          </table:table-cell>
        </table:table-row>
        <table:table-row table:style-name="ro1">
          <table:table-cell/>
          <table:table-cell office:value-type="float" office:value="156" calcext:value-type="float">
            <text:p>156</text:p>
          </table:table-cell>
        </table:table-row>
        <table:table-row table:style-name="ro1">
          <table:table-cell/>
          <table:table-cell office:value-type="float" office:value="121.5" calcext:value-type="float">
            <text:p>121,5</text:p>
          </table:table-cell>
        </table:table-row>
        <table:table-row table:style-name="ro1">
          <table:table-cell/>
          <table:table-cell office:value-type="float" office:value="194.4" calcext:value-type="float">
            <text:p>194,4</text:p>
          </table:table-cell>
        </table:table-row>
        <table:table-row table:style-name="ro1">
          <table:table-cell/>
          <table:table-cell office:value-type="float" office:value="303.75" calcext:value-type="float">
            <text:p>303,75</text:p>
          </table:table-cell>
        </table:table-row>
        <table:table-row table:style-name="ro1">
          <table:table-cell/>
          <table:table-cell office:value-type="float" office:value="364.5" calcext:value-type="float">
            <text:p>364,5</text:p>
          </table:table-cell>
        </table:table-row>
        <table:table-row table:style-name="ro1">
          <table:table-cell/>
          <table:table-cell office:value-type="float" office:value="243" calcext:value-type="float">
            <text:p>243</text:p>
          </table:table-cell>
        </table:table-row>
        <table:table-row table:style-name="ro1">
          <table:table-cell/>
          <table:table-cell office:value-type="float" office:value="72" calcext:value-type="float">
            <text:p>72</text:p>
          </table:table-cell>
        </table:table-row>
        <table:table-row table:style-name="ro1">
          <table:table-cell/>
          <table:table-cell office:value-type="float" office:value="60" calcext:value-type="float">
            <text:p>60</text:p>
          </table:table-cell>
        </table:table-row>
        <table:table-row table:style-name="ro1">
          <table:table-cell/>
          <table:table-cell office:value-type="float" office:value="48" calcext:value-type="float">
            <text:p>48</text:p>
          </table:table-cell>
        </table:table-row>
        <table:table-row table:style-name="ro1">
          <table:table-cell/>
          <table:table-cell office:value-type="float" office:value="36" calcext:value-type="float">
            <text:p>36</text:p>
          </table:table-cell>
        </table:table-row>
        <table:table-row table:style-name="ro1">
          <table:table-cell/>
          <table:table-cell office:value-type="float" office:value="30" calcext:value-type="float">
            <text:p>30</text:p>
          </table:table-cell>
        </table:table-row>
        <table:table-row table:style-name="ro1">
          <table:table-cell/>
          <table:table-cell office:value-type="float" office:value="169.5" calcext:value-type="float">
            <text:p>169,5</text:p>
          </table:table-cell>
        </table:table-row>
        <table:table-row table:style-name="ro1">
          <table:table-cell/>
          <table:table-cell office:value-type="float" office:value="141.25" calcext:value-type="float">
            <text:p>141,25</text:p>
          </table:table-cell>
        </table:table-row>
        <table:table-row table:style-name="ro1">
          <table:table-cell/>
          <table:table-cell office:value-type="float" office:value="113" calcext:value-type="float">
            <text:p>113</text:p>
          </table:table-cell>
        </table:table-row>
        <table:table-row table:style-name="ro1">
          <table:table-cell/>
          <table:table-cell office:value-type="float" office:value="84.75" calcext:value-type="float">
            <text:p>84,75</text:p>
          </table:table-cell>
        </table:table-row>
        <table:table-row table:style-name="ro1">
          <table:table-cell/>
          <table:table-cell office:value-type="float" office:value="56.5" calcext:value-type="float">
            <text:p>56,5</text:p>
          </table:table-cell>
        </table:table-row>
        <table:table-row table:style-name="ro1">
          <table:table-cell/>
          <table:table-cell office:value-type="float" office:value="163.75" calcext:value-type="float">
            <text:p>163,75</text:p>
          </table:table-cell>
        </table:table-row>
        <table:table-row table:style-name="ro1">
          <table:table-cell/>
          <table:table-cell office:value-type="float" office:value="196.5" calcext:value-type="float">
            <text:p>196,5</text:p>
          </table:table-cell>
        </table:table-row>
        <table:table-row table:style-name="ro1">
          <table:table-cell/>
          <table:table-cell office:value-type="float" office:value="131" calcext:value-type="float">
            <text:p>131</text:p>
          </table:table-cell>
        </table:table-row>
        <table:table-row table:style-name="ro1">
          <table:table-cell/>
          <table:table-cell office:value-type="float" office:value="65.5" calcext:value-type="float">
            <text:p>65,5</text:p>
          </table:table-cell>
        </table:table-row>
        <table:table-row table:style-name="ro1">
          <table:table-cell/>
          <table:table-cell office:value-type="float" office:value="88.5" calcext:value-type="float">
            <text:p>88,5</text:p>
          </table:table-cell>
        </table:table-row>
        <table:table-row table:style-name="ro1">
          <table:table-cell/>
          <table:table-cell office:value-type="float" office:value="70.8" calcext:value-type="float">
            <text:p>70,8</text:p>
          </table:table-cell>
        </table:table-row>
        <table:table-row table:style-name="ro1">
          <table:table-cell/>
          <table:table-cell office:value-type="float" office:value="53.1" calcext:value-type="float">
            <text:p>53,1</text:p>
          </table:table-cell>
        </table:table-row>
        <table:table-row table:style-name="ro1">
          <table:table-cell/>
          <table:table-cell office:value-type="float" office:value="35.4" calcext:value-type="float">
            <text:p>35,4</text:p>
          </table:table-cell>
        </table:table-row>
        <table:table-row table:style-name="ro1">
          <table:table-cell/>
          <table:table-cell office:value-type="float" office:value="17.7" calcext:value-type="float">
            <text:p>17,7</text:p>
          </table:table-cell>
        </table:table-row>
        <table:table-row table:style-name="ro1">
          <table:table-cell/>
          <table:table-cell office:value-type="float" office:value="180" calcext:value-type="float">
            <text:p>180</text:p>
          </table:table-cell>
        </table:table-row>
        <table:table-row table:style-name="ro1">
          <table:table-cell/>
          <table:table-cell office:value-type="float" office:value="112.5" calcext:value-type="float">
            <text:p>112,5</text:p>
          </table:table-cell>
        </table:table-row>
        <table:table-row table:style-name="ro1">
          <table:table-cell/>
          <table:table-cell office:value-type="float" office:value="135" calcext:value-type="float">
            <text:p>135</text:p>
          </table:table-cell>
        </table:table-row>
        <table:table-row table:style-name="ro1">
          <table:table-cell/>
          <table:table-cell office:value-type="float" office:value="90" calcext:value-type="float">
            <text:p>90</text:p>
          </table:table-cell>
        </table:table-row>
        <table:table-row table:style-name="ro1">
          <table:table-cell/>
          <table:table-cell office:value-type="float" office:value="54" calcext:value-type="float">
            <text:p>54</text:p>
          </table:table-cell>
        </table:table-row>
        <table:table-row table:style-name="ro1">
          <table:table-cell/>
          <table:table-cell office:value-type="float" office:value="155.75" calcext:value-type="float">
            <text:p>155,75</text:p>
          </table:table-cell>
        </table:table-row>
        <table:table-row table:style-name="ro1">
          <table:table-cell/>
          <table:table-cell office:value-type="float" office:value="111.25" calcext:value-type="float">
            <text:p>111,25</text:p>
          </table:table-cell>
        </table:table-row>
        <table:table-row table:style-name="ro1">
          <table:table-cell/>
          <table:table-cell office:value-type="float" office:value="178" calcext:value-type="float">
            <text:p>178</text:p>
          </table:table-cell>
        </table:table-row>
        <table:table-row table:style-name="ro1">
          <table:table-cell/>
          <table:table-cell office:value-type="float" office:value="133.5" calcext:value-type="float">
            <text:p>133,5</text:p>
          </table:table-cell>
        </table:table-row>
        <table:table-row table:style-name="ro1">
          <table:table-cell/>
          <table:table-cell office:value-type="float" office:value="89" calcext:value-type="float">
            <text:p>89</text:p>
          </table:table-cell>
        </table:table-row>
        <table:table-row table:style-name="ro1">
          <table:table-cell/>
          <table:table-cell office:value-type="float" office:value="93.75" calcext:value-type="float">
            <text:p>93,75</text:p>
          </table:table-cell>
        </table:table-row>
        <table:table-row table:style-name="ro1">
          <table:table-cell/>
          <table:table-cell office:value-type="float" office:value="312.5" calcext:value-type="float">
            <text:p>312,5</text:p>
          </table:table-cell>
        </table:table-row>
        <table:table-row table:style-name="ro1">
          <table:table-cell/>
          <table:table-cell office:value-type="float" office:value="250" calcext:value-type="float">
            <text:p>250</text:p>
          </table:table-cell>
        </table:table-row>
        <table:table-row table:style-name="ro1">
          <table:table-cell/>
          <table:table-cell office:value-type="float" office:value="156.25" calcext:value-type="float">
            <text:p>156,25</text:p>
          </table:table-cell>
        </table:table-row>
        <table:table-row table:style-name="ro1">
          <table:table-cell/>
          <table:table-cell office:value-type="float" office:value="125" calcext:value-type="float">
            <text:p>125</text:p>
          </table:table-cell>
        </table:table-row>
        <table:table-row table:style-name="ro1">
          <table:table-cell/>
          <table:table-cell office:value-type="float" office:value="99.8" calcext:value-type="float">
            <text:p>99,8</text:p>
          </table:table-cell>
        </table:table-row>
        <table:table-row table:style-name="ro1">
          <table:table-cell/>
          <table:table-cell office:value-type="float" office:value="249.5" calcext:value-type="float">
            <text:p>249,5</text:p>
          </table:table-cell>
        </table:table-row>
        <table:table-row table:style-name="ro1">
          <table:table-cell/>
          <table:table-cell office:value-type="float" office:value="49.9" calcext:value-type="float">
            <text:p>49,9</text:p>
          </table:table-cell>
        </table:table-row>
        <table:table-row table:style-name="ro1">
          <table:table-cell/>
          <table:table-cell office:value-type="float" office:value="199.6" calcext:value-type="float">
            <text:p>199,6</text:p>
          </table:table-cell>
        </table:table-row>
        <table:table-row table:style-name="ro1">
          <table:table-cell/>
          <table:table-cell office:value-type="float" office:value="149.7" calcext:value-type="float">
            <text:p>149,7</text:p>
          </table:table-cell>
        </table:table-row>
        <table:table-row table:style-name="ro1">
          <table:table-cell/>
          <table:table-cell office:value-type="float" office:value="335" calcext:value-type="float">
            <text:p>335</text:p>
          </table:table-cell>
        </table:table-row>
        <table:table-row table:style-name="ro1">
          <table:table-cell/>
          <table:table-cell office:value-type="float" office:value="167.5" calcext:value-type="float">
            <text:p>167,5</text:p>
          </table:table-cell>
        </table:table-row>
        <table:table-row table:style-name="ro1">
          <table:table-cell/>
          <table:table-cell office:value-type="float" office:value="67" calcext:value-type="float">
            <text:p>67</text:p>
          </table:table-cell>
        </table:table-row>
        <table:table-row table:style-name="ro1">
          <table:table-cell/>
          <table:table-cell office:value-type="float" office:value="268" calcext:value-type="float">
            <text:p>268</text:p>
          </table:table-cell>
        </table:table-row>
        <table:table-row table:style-name="ro1">
          <table:table-cell/>
          <table:table-cell office:value-type="float" office:value="201" calcext:value-type="float">
            <text:p>201</text:p>
          </table:table-cell>
        </table:table-row>
        <table:table-row table:style-name="ro1">
          <table:table-cell/>
          <table:table-cell office:value-type="float" office:value="126.25" calcext:value-type="float">
            <text:p>126,25</text:p>
          </table:table-cell>
        </table:table-row>
        <table:table-row table:style-name="ro1">
          <table:table-cell/>
          <table:table-cell office:value-type="float" office:value="80.8" calcext:value-type="float">
            <text:p>80,8</text:p>
          </table:table-cell>
        </table:table-row>
        <table:table-row table:style-name="ro1">
          <table:table-cell/>
          <table:table-cell office:value-type="float" office:value="202" calcext:value-type="float">
            <text:p>202</text:p>
          </table:table-cell>
        </table:table-row>
        <table:table-row table:style-name="ro1">
          <table:table-cell/>
          <table:table-cell office:value-type="float" office:value="151.5" calcext:value-type="float">
            <text:p>151,5</text:p>
          </table:table-cell>
        </table:table-row>
        <table:table-row table:style-name="ro1">
          <table:table-cell/>
          <table:table-cell office:value-type="float" office:value="101" calcext:value-type="float">
            <text:p>101</text:p>
          </table:table-cell>
        </table:table-row>
        <table:table-row table:style-name="ro1">
          <table:table-cell/>
          <table:table-cell office:value-type="float" office:value="292.5" calcext:value-type="float">
            <text:p>292,5</text:p>
          </table:table-cell>
        </table:table-row>
        <table:table-row table:style-name="ro1">
          <table:table-cell/>
          <table:table-cell office:value-type="float" office:value="682.5" calcext:value-type="float">
            <text:p>682,5</text:p>
          </table:table-cell>
        </table:table-row>
        <table:table-row table:style-name="ro1">
          <table:table-cell/>
          <table:table-cell office:value-type="float" office:value="780" calcext:value-type="float">
            <text:p>780</text:p>
          </table:table-cell>
        </table:table-row>
        <table:table-row table:style-name="ro1">
          <table:table-cell/>
          <table:table-cell office:value-type="float" office:value="585" calcext:value-type="float">
            <text:p>585</text:p>
          </table:table-cell>
        </table:table-row>
        <table:table-row table:style-name="ro1">
          <table:table-cell/>
          <table:table-cell office:value-type="float" office:value="390" calcext:value-type="float">
            <text:p>390</text:p>
          </table:table-cell>
        </table:table-row>
        <table:table-row table:style-name="ro1">
          <table:table-cell/>
          <table:table-cell office:value-type="float" office:value="150" calcext:value-type="float">
            <text:p>150</text:p>
          </table:table-cell>
        </table:table-row>
        <table:table-row table:style-name="ro1">
          <table:table-cell/>
          <table:table-cell office:value-type="float" office:value="90" calcext:value-type="float">
            <text:p>90</text:p>
          </table:table-cell>
        </table:table-row>
        <table:table-row table:style-name="ro1">
          <table:table-cell/>
          <table:table-cell office:value-type="float" office:value="240" calcext:value-type="float">
            <text:p>240</text:p>
          </table:table-cell>
        </table:table-row>
        <table:table-row table:style-name="ro1">
          <table:table-cell/>
          <table:table-cell office:value-type="float" office:value="180" calcext:value-type="float">
            <text:p>180</text:p>
          </table:table-cell>
        </table:table-row>
        <table:table-row table:style-name="ro1">
          <table:table-cell/>
          <table:table-cell office:value-type="float" office:value="120" calcext:value-type="float">
            <text:p>120</text:p>
          </table:table-cell>
        </table:table-row>
        <table:table-row table:style-name="ro1">
          <table:table-cell/>
          <table:table-cell office:value-type="float" office:value="106.5" calcext:value-type="float">
            <text:p>106,5</text:p>
          </table:table-cell>
        </table:table-row>
        <table:table-row table:style-name="ro1">
          <table:table-cell/>
          <table:table-cell office:value-type="float" office:value="284" calcext:value-type="float">
            <text:p>284</text:p>
          </table:table-cell>
        </table:table-row>
        <table:table-row table:style-name="ro1">
          <table:table-cell/>
          <table:table-cell office:value-type="float" office:value="248.5" calcext:value-type="float">
            <text:p>248,5</text:p>
          </table:table-cell>
        </table:table-row>
        <table:table-row table:style-name="ro1">
          <table:table-cell/>
          <table:table-cell office:value-type="float" office:value="142" calcext:value-type="float">
            <text:p>142</text:p>
          </table:table-cell>
        </table:table-row>
        <table:table-row table:style-name="ro1">
          <table:table-cell/>
          <table:table-cell office:value-type="float" office:value="213" calcext:value-type="float">
            <text:p>213</text:p>
          </table:table-cell>
        </table:table-row>
        <table:table-row table:style-name="ro1">
          <table:table-cell/>
          <table:table-cell office:value-type="float" office:value="75" calcext:value-type="float">
            <text:p>75</text:p>
          </table:table-cell>
        </table:table-row>
        <table:table-row table:style-name="ro1">
          <table:table-cell/>
          <table:table-cell office:value-type="float" office:value="62.5" calcext:value-type="float">
            <text:p>62,5</text:p>
          </table:table-cell>
        </table:table-row>
        <table:table-row table:style-name="ro1">
          <table:table-cell/>
          <table:table-cell office:value-type="float" office:value="50" calcext:value-type="float">
            <text:p>50</text:p>
          </table:table-cell>
        </table:table-row>
        <table:table-row table:style-name="ro1">
          <table:table-cell/>
          <table:table-cell office:value-type="float" office:value="37.5" calcext:value-type="float">
            <text:p>37,5</text:p>
          </table:table-cell>
        </table:table-row>
        <table:table-row table:style-name="ro1">
          <table:table-cell/>
          <table:table-cell office:value-type="float" office:value="25" calcext:value-type="float">
            <text:p>25</text:p>
          </table:table-cell>
        </table:table-row>
        <table:table-row table:style-name="ro1">
          <table:table-cell/>
          <table:table-cell office:value-type="float" office:value="57" calcext:value-type="float">
            <text:p>57</text:p>
          </table:table-cell>
        </table:table-row>
        <table:table-row table:style-name="ro1">
          <table:table-cell/>
          <table:table-cell office:value-type="float" office:value="47.5" calcext:value-type="float">
            <text:p>47,5</text:p>
          </table:table-cell>
        </table:table-row>
        <table:table-row table:style-name="ro1">
          <table:table-cell/>
          <table:table-cell office:value-type="float" office:value="38" calcext:value-type="float">
            <text:p>38</text:p>
          </table:table-cell>
        </table:table-row>
        <table:table-row table:style-name="ro1">
          <table:table-cell/>
          <table:table-cell office:value-type="float" office:value="28.5" calcext:value-type="float">
            <text:p>28,5</text:p>
          </table:table-cell>
        </table:table-row>
        <table:table-row table:style-name="ro1">
          <table:table-cell/>
          <table:table-cell office:value-type="float" office:value="19" calcext:value-type="float">
            <text:p>19</text:p>
          </table:table-cell>
        </table:table-row>
        <table:table-row table:style-name="ro1">
          <table:table-cell/>
          <table:table-cell office:value-type="float" office:value="80" calcext:value-type="float">
            <text:p>80</text:p>
          </table:table-cell>
        </table:table-row>
        <table:table-row table:style-name="ro1">
          <table:table-cell/>
          <table:table-cell office:value-type="float" office:value="64" calcext:value-type="float">
            <text:p>64</text:p>
          </table:table-cell>
        </table:table-row>
        <table:table-row table:style-name="ro1">
          <table:table-cell/>
          <table:table-cell office:value-type="float" office:value="48" calcext:value-type="float">
            <text:p>48</text:p>
          </table:table-cell>
        </table:table-row>
        <table:table-row table:style-name="ro1">
          <table:table-cell/>
          <table:table-cell office:value-type="float" office:value="32" calcext:value-type="float">
            <text:p>32</text:p>
          </table:table-cell>
        </table:table-row>
        <table:table-row table:style-name="ro1">
          <table:table-cell/>
          <table:table-cell office:value-type="float" office:value="16" calcext:value-type="float">
            <text:p>16</text:p>
          </table:table-cell>
        </table:table-row>
        <table:table-row table:style-name="ro1">
          <table:table-cell/>
          <table:table-cell office:value-type="float" office:value="64.75" calcext:value-type="float">
            <text:p>64,75</text:p>
          </table:table-cell>
        </table:table-row>
        <table:table-row table:style-name="ro1">
          <table:table-cell/>
          <table:table-cell office:value-type="float" office:value="18.5" calcext:value-type="float">
            <text:p>18,5</text:p>
          </table:table-cell>
        </table:table-row>
        <table:table-row table:style-name="ro1">
          <table:table-cell/>
          <table:table-cell office:value-type="float" office:value="74" calcext:value-type="float">
            <text:p>74</text:p>
          </table:table-cell>
        </table:table-row>
        <table:table-row table:style-name="ro1">
          <table:table-cell/>
          <table:table-cell office:value-type="float" office:value="37" calcext:value-type="float">
            <text:p>37</text:p>
          </table:table-cell>
        </table:table-row>
        <table:table-row table:style-name="ro1">
          <table:table-cell/>
          <table:table-cell office:value-type="float" office:value="55.5" calcext:value-type="float">
            <text:p>55,5</text:p>
          </table:table-cell>
        </table:table-row>
        <table:table-row table:style-name="ro1">
          <table:table-cell/>
          <table:table-cell office:value-type="float" office:value="268" calcext:value-type="float">
            <text:p>268</text:p>
          </table:table-cell>
        </table:table-row>
        <table:table-row table:style-name="ro1">
          <table:table-cell/>
          <table:table-cell office:value-type="float" office:value="234.5" calcext:value-type="float">
            <text:p>234,5</text:p>
          </table:table-cell>
        </table:table-row>
        <table:table-row table:style-name="ro1">
          <table:table-cell/>
          <table:table-cell office:value-type="float" office:value="67" calcext:value-type="float">
            <text:p>67</text:p>
          </table:table-cell>
        </table:table-row>
        <table:table-row table:style-name="ro1">
          <table:table-cell/>
          <table:table-cell office:value-type="float" office:value="201" calcext:value-type="float">
            <text:p>201</text:p>
          </table:table-cell>
        </table:table-row>
        <table:table-row table:style-name="ro1">
          <table:table-cell/>
          <table:table-cell office:value-type="float" office:value="134" calcext:value-type="float">
            <text:p>134</text:p>
          </table:table-cell>
        </table:table-row>
        <table:table-row table:style-name="ro1">
          <table:table-cell/>
          <table:table-cell office:value-type="float" office:value="52" calcext:value-type="float">
            <text:p>52</text:p>
          </table:table-cell>
        </table:table-row>
        <table:table-row table:style-name="ro1">
          <table:table-cell/>
          <table:table-cell office:value-type="float" office:value="39" calcext:value-type="float">
            <text:p>39</text:p>
          </table:table-cell>
        </table:table-row>
        <table:table-row table:style-name="ro1">
          <table:table-cell/>
          <table:table-cell office:value-type="float" office:value="19.5" calcext:value-type="float">
            <text:p>19,5</text:p>
          </table:table-cell>
        </table:table-row>
        <table:table-row table:style-name="ro1">
          <table:table-cell/>
          <table:table-cell office:value-type="float" office:value="32.5" calcext:value-type="float">
            <text:p>32,5</text:p>
          </table:table-cell>
        </table:table-row>
        <table:table-row table:style-name="ro1">
          <table:table-cell/>
          <table:table-cell office:value-type="float" office:value="26" calcext:value-type="float">
            <text:p>26</text:p>
          </table:table-cell>
        </table:table-row>
        <table:table-row table:style-name="ro1">
          <table:table-cell/>
          <table:table-cell office:value-type="float" office:value="24" calcext:value-type="float">
            <text:p>24</text:p>
          </table:table-cell>
        </table:table-row>
        <table:table-row table:style-name="ro1">
          <table:table-cell/>
          <table:table-cell office:value-type="float" office:value="18" calcext:value-type="float">
            <text:p>18</text:p>
          </table:table-cell>
        </table:table-row>
        <table:table-row table:style-name="ro1">
          <table:table-cell/>
          <table:table-cell office:value-type="float" office:value="6" calcext:value-type="float">
            <text:p>6</text:p>
          </table:table-cell>
        </table:table-row>
        <table:table-row table:style-name="ro1">
          <table:table-cell/>
          <table:table-cell office:value-type="float" office:value="15" calcext:value-type="float">
            <text:p>15</text:p>
          </table:table-cell>
        </table:table-row>
        <table:table-row table:style-name="ro1">
          <table:table-cell/>
          <table:table-cell office:value-type="float" office:value="12" calcext:value-type="float">
            <text:p>12</text:p>
          </table:table-cell>
        </table:table-row>
        <table:table-row table:style-name="ro1">
          <table:table-cell/>
          <table:table-cell office:value-type="float" office:value="62" calcext:value-type="float">
            <text:p>62</text:p>
          </table:table-cell>
        </table:table-row>
        <table:table-row table:style-name="ro1">
          <table:table-cell/>
          <table:table-cell office:value-type="float" office:value="54.25" calcext:value-type="float">
            <text:p>54,25</text:p>
          </table:table-cell>
        </table:table-row>
        <table:table-row table:style-name="ro1">
          <table:table-cell/>
          <table:table-cell office:value-type="float" office:value="46.5" calcext:value-type="float">
            <text:p>46,5</text:p>
          </table:table-cell>
        </table:table-row>
        <table:table-row table:style-name="ro1">
          <table:table-cell/>
          <table:table-cell office:value-type="float" office:value="38.75" calcext:value-type="float">
            <text:p>38,75</text:p>
          </table:table-cell>
        </table:table-row>
        <table:table-row table:style-name="ro1">
          <table:table-cell/>
          <table:table-cell office:value-type="float" office:value="31" calcext:value-type="float">
            <text:p>31</text:p>
          </table:table-cell>
        </table:table-row>
        <table:table-row table:style-name="ro1">
          <table:table-cell/>
          <table:table-cell office:value-type="float" office:value="30" calcext:value-type="float">
            <text:p>30</text:p>
          </table:table-cell>
        </table:table-row>
        <table:table-row table:style-name="ro1">
          <table:table-cell/>
          <table:table-cell office:value-type="float" office:value="6" calcext:value-type="float">
            <text:p>6</text:p>
          </table:table-cell>
        </table:table-row>
        <table:table-row table:style-name="ro1">
          <table:table-cell/>
          <table:table-cell office:value-type="float" office:value="24" calcext:value-type="float">
            <text:p>24</text:p>
          </table:table-cell>
        </table:table-row>
        <table:table-row table:style-name="ro1">
          <table:table-cell/>
          <table:table-cell office:value-type="float" office:value="18" calcext:value-type="float">
            <text:p>18</text:p>
          </table:table-cell>
        </table:table-row>
        <table:table-row table:style-name="ro1">
          <table:table-cell/>
          <table:table-cell office:value-type="float" office:value="12" calcext:value-type="float">
            <text:p>12</text:p>
          </table:table-cell>
        </table:table-row>
        <table:table-row table:style-name="ro1">
          <table:table-cell/>
          <table:table-cell office:value-type="float" office:value="38.5" calcext:value-type="float">
            <text:p>38,5</text:p>
          </table:table-cell>
        </table:table-row>
        <table:table-row table:style-name="ro1">
          <table:table-cell/>
          <table:table-cell office:value-type="float" office:value="44" calcext:value-type="float">
            <text:p>44</text:p>
          </table:table-cell>
        </table:table-row>
        <table:table-row table:style-name="ro1">
          <table:table-cell/>
          <table:table-cell office:value-type="float" office:value="11" calcext:value-type="float">
            <text:p>11</text:p>
          </table:table-cell>
        </table:table-row>
        <table:table-row table:style-name="ro1">
          <table:table-cell/>
          <table:table-cell office:value-type="float" office:value="33" calcext:value-type="float">
            <text:p>33</text:p>
          </table:table-cell>
        </table:table-row>
        <table:table-row table:style-name="ro1">
          <table:table-cell/>
          <table:table-cell office:value-type="float" office:value="22" calcext:value-type="float">
            <text:p>22</text:p>
          </table:table-cell>
        </table:table-row>
        <table:table-row table:style-name="ro1">
          <table:table-cell/>
          <table:table-cell office:value-type="float" office:value="106" calcext:value-type="float">
            <text:p>106</text:p>
          </table:table-cell>
        </table:table-row>
        <table:table-row table:style-name="ro1">
          <table:table-cell/>
          <table:table-cell office:value-type="float" office:value="92.75" calcext:value-type="float">
            <text:p>92,75</text:p>
          </table:table-cell>
        </table:table-row>
        <table:table-row table:style-name="ro1">
          <table:table-cell/>
          <table:table-cell office:value-type="float" office:value="79.5" calcext:value-type="float">
            <text:p>79,5</text:p>
          </table:table-cell>
        </table:table-row>
        <table:table-row table:style-name="ro1">
          <table:table-cell/>
          <table:table-cell office:value-type="float" office:value="66.25" calcext:value-type="float">
            <text:p>66,25</text:p>
          </table:table-cell>
        </table:table-row>
        <table:table-row table:style-name="ro1">
          <table:table-cell/>
          <table:table-cell office:value-type="float" office:value="53" calcext:value-type="float">
            <text:p>53</text:p>
          </table:table-cell>
        </table:table-row>
        <table:table-row table:style-name="ro1">
          <table:table-cell/>
          <table:table-cell office:value-type="float" office:value="90" calcext:value-type="float">
            <text:p>90</text:p>
          </table:table-cell>
        </table:table-row>
        <table:table-row table:style-name="ro1">
          <table:table-cell/>
          <table:table-cell office:value-type="float" office:value="56.25" calcext:value-type="float">
            <text:p>56,25</text:p>
          </table:table-cell>
        </table:table-row>
        <table:table-row table:style-name="ro1">
          <table:table-cell/>
          <table:table-cell office:value-type="float" office:value="78.75" calcext:value-type="float">
            <text:p>78,75</text:p>
          </table:table-cell>
        </table:table-row>
        <table:table-row table:style-name="ro1">
          <table:table-cell/>
          <table:table-cell office:value-type="float" office:value="45" calcext:value-type="float">
            <text:p>45</text:p>
          </table:table-cell>
        </table:table-row>
        <table:table-row table:style-name="ro1">
          <table:table-cell/>
          <table:table-cell office:value-type="float" office:value="67.5" calcext:value-type="float">
            <text:p>67,5</text:p>
          </table:table-cell>
        </table:table-row>
        <table:table-row table:style-name="ro1">
          <table:table-cell/>
          <table:table-cell office:value-type="float" office:value="148.75" calcext:value-type="float">
            <text:p>148,75</text:p>
          </table:table-cell>
        </table:table-row>
        <table:table-row table:style-name="ro1">
          <table:table-cell/>
          <table:table-cell office:value-type="float" office:value="106.25" calcext:value-type="float">
            <text:p>106,25</text:p>
          </table:table-cell>
        </table:table-row>
        <table:table-row table:style-name="ro1">
          <table:table-cell/>
          <table:table-cell office:value-type="float" office:value="63.75" calcext:value-type="float">
            <text:p>63,75</text:p>
          </table:table-cell>
        </table:table-row>
        <table:table-row table:style-name="ro1">
          <table:table-cell/>
          <table:table-cell office:value-type="float" office:value="127.5" calcext:value-type="float">
            <text:p>127,5</text:p>
          </table:table-cell>
        </table:table-row>
        <table:table-row table:style-name="ro1">
          <table:table-cell/>
          <table:table-cell office:value-type="float" office:value="85" calcext:value-type="float">
            <text:p>85</text:p>
          </table:table-cell>
        </table:table-row>
        <table:table-row table:style-name="ro1">
          <table:table-cell/>
          <table:table-cell office:value-type="float" office:value="92.75" calcext:value-type="float">
            <text:p>92,75</text:p>
          </table:table-cell>
        </table:table-row>
        <table:table-row table:style-name="ro1">
          <table:table-cell/>
          <table:table-cell office:value-type="float" office:value="132.5" calcext:value-type="float">
            <text:p>132,5</text:p>
          </table:table-cell>
        </table:table-row>
        <table:table-row table:style-name="ro1">
          <table:table-cell/>
          <table:table-cell office:value-type="float" office:value="79.5" calcext:value-type="float">
            <text:p>79,5</text:p>
          </table:table-cell>
        </table:table-row>
        <table:table-row table:style-name="ro1">
          <table:table-cell/>
          <table:table-cell office:value-type="float" office:value="53" calcext:value-type="float">
            <text:p>53</text:p>
          </table:table-cell>
        </table:table-row>
        <table:table-row table:style-name="ro1">
          <table:table-cell/>
          <table:table-cell office:value-type="float" office:value="106" calcext:value-type="float">
            <text:p>106</text:p>
          </table:table-cell>
        </table:table-row>
        <table:table-row table:style-name="ro1">
          <table:table-cell/>
          <table:table-cell office:value-type="float" office:value="96.25" calcext:value-type="float">
            <text:p>96,25</text:p>
          </table:table-cell>
        </table:table-row>
        <table:table-row table:style-name="ro1">
          <table:table-cell/>
          <table:table-cell office:value-type="float" office:value="68.75" calcext:value-type="float">
            <text:p>68,75</text:p>
          </table:table-cell>
        </table:table-row>
        <table:table-row table:style-name="ro1">
          <table:table-cell/>
          <table:table-cell office:value-type="float" office:value="82.5" calcext:value-type="float">
            <text:p>82,5</text:p>
          </table:table-cell>
        </table:table-row>
        <table:table-row table:style-name="ro1">
          <table:table-cell/>
          <table:table-cell office:value-type="float" office:value="110" calcext:value-type="float">
            <text:p>110</text:p>
          </table:table-cell>
        </table:table-row>
        <table:table-row table:style-name="ro1">
          <table:table-cell/>
          <table:table-cell office:value-type="float" office:value="55" calcext:value-type="float">
            <text:p>55</text:p>
          </table:table-cell>
        </table:table-row>
        <table:table-row table:style-name="ro1">
          <table:table-cell/>
          <table:table-cell office:value-type="float" office:value="8.75" calcext:value-type="float">
            <text:p>8,75</text:p>
          </table:table-cell>
        </table:table-row>
        <table:table-row table:style-name="ro1">
          <table:table-cell/>
          <table:table-cell office:value-type="float" office:value="43.75" calcext:value-type="float">
            <text:p>43,75</text:p>
          </table:table-cell>
        </table:table-row>
        <table:table-row table:style-name="ro1">
          <table:table-cell/>
          <table:table-cell office:value-type="float" office:value="26.25" calcext:value-type="float">
            <text:p>26,25</text:p>
          </table:table-cell>
        </table:table-row>
        <table:table-row table:style-name="ro1">
          <table:table-cell/>
          <table:table-cell office:value-type="float" office:value="17.5" calcext:value-type="float">
            <text:p>17,5</text:p>
          </table:table-cell>
        </table:table-row>
        <table:table-row table:style-name="ro1">
          <table:table-cell/>
          <table:table-cell office:value-type="float" office:value="35" calcext:value-type="float">
            <text:p>35</text:p>
          </table:table-cell>
        </table:table-row>
        <table:table-row table:style-name="ro1">
          <table:table-cell/>
          <table:table-cell office:value-type="float" office:value="72.5" calcext:value-type="float">
            <text:p>72,5</text:p>
          </table:table-cell>
        </table:table-row>
        <table:table-row table:style-name="ro1">
          <table:table-cell/>
          <table:table-cell office:value-type="float" office:value="116" calcext:value-type="float">
            <text:p>116</text:p>
          </table:table-cell>
        </table:table-row>
        <table:table-row table:style-name="ro1">
          <table:table-cell/>
          <table:table-cell office:value-type="float" office:value="101.5" calcext:value-type="float">
            <text:p>101,5</text:p>
          </table:table-cell>
        </table:table-row>
        <table:table-row table:style-name="ro1">
          <table:table-cell/>
          <table:table-cell office:value-type="float" office:value="58" calcext:value-type="float">
            <text:p>58</text:p>
          </table:table-cell>
        </table:table-row>
        <table:table-row table:style-name="ro1">
          <table:table-cell/>
          <table:table-cell office:value-type="float" office:value="87" calcext:value-type="float">
            <text:p>87</text:p>
          </table:table-cell>
        </table:table-row>
        <table:table-row table:style-name="ro1">
          <table:table-cell/>
          <table:table-cell office:value-type="float" office:value="20.5" calcext:value-type="float">
            <text:p>20,5</text:p>
          </table:table-cell>
        </table:table-row>
        <table:table-row table:style-name="ro1">
          <table:table-cell/>
          <table:table-cell office:value-type="float" office:value="41" calcext:value-type="float">
            <text:p>41</text:p>
          </table:table-cell>
        </table:table-row>
        <table:table-row table:style-name="ro1">
          <table:table-cell/>
          <table:table-cell office:value-type="float" office:value="51.25" calcext:value-type="float">
            <text:p>51,25</text:p>
          </table:table-cell>
        </table:table-row>
        <table:table-row table:style-name="ro1">
          <table:table-cell/>
          <table:table-cell office:value-type="float" office:value="61.5" calcext:value-type="float">
            <text:p>61,5</text:p>
          </table:table-cell>
        </table:table-row>
        <table:table-row table:style-name="ro1">
          <table:table-cell/>
          <table:table-cell office:value-type="float" office:value="71.75" calcext:value-type="float">
            <text:p>71,75</text:p>
          </table:table-cell>
        </table:table-row>
        <table:table-row table:style-name="ro1">
          <table:table-cell/>
          <table:table-cell office:value-type="float" office:value="60" calcext:value-type="float">
            <text:p>60</text:p>
          </table:table-cell>
        </table:table-row>
        <table:table-row table:style-name="ro1">
          <table:table-cell/>
          <table:table-cell office:value-type="float" office:value="52.5" calcext:value-type="float">
            <text:p>52,5</text:p>
          </table:table-cell>
        </table:table-row>
        <table:table-row table:style-name="ro1">
          <table:table-cell/>
          <table:table-cell office:value-type="float" office:value="45" calcext:value-type="float">
            <text:p>45</text:p>
          </table:table-cell>
        </table:table-row>
        <table:table-row table:style-name="ro1">
          <table:table-cell/>
          <table:table-cell office:value-type="float" office:value="30" calcext:value-type="float">
            <text:p>30</text:p>
          </table:table-cell>
        </table:table-row>
        <table:table-row table:style-name="ro1">
          <table:table-cell/>
          <table:table-cell office:value-type="float" office:value="39" calcext:value-type="float">
            <text:p>39</text:p>
          </table:table-cell>
        </table:table-row>
        <table:table-row table:style-name="ro1">
          <table:table-cell/>
          <table:table-cell office:value-type="float" office:value="45" calcext:value-type="float">
            <text:p>45</text:p>
          </table:table-cell>
        </table:table-row>
        <table:table-row table:style-name="ro1">
          <table:table-cell/>
          <table:table-cell office:value-type="float" office:value="15" calcext:value-type="float">
            <text:p>15</text:p>
          </table:table-cell>
        </table:table-row>
        <table:table-row table:style-name="ro1">
          <table:table-cell/>
          <table:table-cell office:value-type="float" office:value="22.5" calcext:value-type="float">
            <text:p>22,5</text:p>
          </table:table-cell>
        </table:table-row>
        <table:table-row table:style-name="ro1">
          <table:table-cell/>
          <table:table-cell office:value-type="float" office:value="30" calcext:value-type="float">
            <text:p>30</text:p>
          </table:table-cell>
        </table:table-row>
        <table:table-row table:style-name="ro1">
          <table:table-cell/>
          <table:table-cell office:value-type="float" office:value="37.5" calcext:value-type="float">
            <text:p>37,5</text:p>
          </table:table-cell>
        </table:table-row>
        <table:table-row table:style-name="ro1">
          <table:table-cell/>
          <table:table-cell office:value-type="float" office:value="552" calcext:value-type="float">
            <text:p>552</text:p>
          </table:table-cell>
        </table:table-row>
        <table:table-row table:style-name="ro1">
          <table:table-cell/>
          <table:table-cell office:value-type="float" office:value="460" calcext:value-type="float">
            <text:p>460</text:p>
          </table:table-cell>
        </table:table-row>
        <table:table-row table:style-name="ro1">
          <table:table-cell/>
          <table:table-cell office:value-type="float" office:value="276" calcext:value-type="float">
            <text:p>276</text:p>
          </table:table-cell>
        </table:table-row>
        <table:table-row table:style-name="ro1">
          <table:table-cell/>
          <table:table-cell office:value-type="float" office:value="184" calcext:value-type="float">
            <text:p>184</text:p>
          </table:table-cell>
        </table:table-row>
        <table:table-row table:style-name="ro1">
          <table:table-cell/>
          <table:table-cell office:value-type="float" office:value="368" calcext:value-type="float">
            <text:p>368</text:p>
          </table:table-cell>
        </table:table-row>
        <table:table-row table:style-name="ro1">
          <table:table-cell/>
          <table:table-cell office:value-type="float" office:value="122.7" calcext:value-type="float">
            <text:p>122,7</text:p>
          </table:table-cell>
        </table:table-row>
        <table:table-row table:style-name="ro1">
          <table:table-cell/>
          <table:table-cell office:value-type="float" office:value="102.25" calcext:value-type="float">
            <text:p>102,25</text:p>
          </table:table-cell>
        </table:table-row>
        <table:table-row table:style-name="ro1">
          <table:table-cell/>
          <table:table-cell office:value-type="float" office:value="81.8" calcext:value-type="float">
            <text:p>81,8</text:p>
          </table:table-cell>
        </table:table-row>
        <table:table-row table:style-name="ro1">
          <table:table-cell/>
          <table:table-cell office:value-type="float" office:value="40.9" calcext:value-type="float">
            <text:p>40,9</text:p>
          </table:table-cell>
        </table:table-row>
        <table:table-row table:style-name="ro1">
          <table:table-cell/>
          <table:table-cell office:value-type="float" office:value="20.45" calcext:value-type="float">
            <text:p>20,45</text:p>
          </table:table-cell>
        </table:table-row>
        <table:table-row table:style-name="ro1">
          <table:table-cell/>
          <table:table-cell office:value-type="float" office:value="21" calcext:value-type="float">
            <text:p>21</text:p>
          </table:table-cell>
        </table:table-row>
        <table:table-row table:style-name="ro1">
          <table:table-cell/>
          <table:table-cell office:value-type="float" office:value="105" calcext:value-type="float">
            <text:p>105</text:p>
          </table:table-cell>
        </table:table-row>
        <table:table-row table:style-name="ro1">
          <table:table-cell/>
          <table:table-cell office:value-type="float" office:value="84" calcext:value-type="float">
            <text:p>84</text:p>
          </table:table-cell>
        </table:table-row>
        <table:table-row table:style-name="ro1">
          <table:table-cell/>
          <table:table-cell office:value-type="float" office:value="63" calcext:value-type="float">
            <text:p>63</text:p>
          </table:table-cell>
        </table:table-row>
        <table:table-row table:style-name="ro1">
          <table:table-cell/>
          <table:table-cell office:value-type="float" office:value="42" calcext:value-type="float">
            <text:p>42</text:p>
          </table:table-cell>
        </table:table-row>
        <table:table-row table:style-name="ro1">
          <table:table-cell/>
          <table:table-cell office:value-type="float" office:value="34.5" calcext:value-type="float">
            <text:p>34,5</text:p>
          </table:table-cell>
        </table:table-row>
        <table:table-row table:style-name="ro1">
          <table:table-cell/>
          <table:table-cell office:value-type="float" office:value="57.5" calcext:value-type="float">
            <text:p>57,5</text:p>
          </table:table-cell>
        </table:table-row>
        <table:table-row table:style-name="ro1">
          <table:table-cell/>
          <table:table-cell office:value-type="float" office:value="69" calcext:value-type="float">
            <text:p>69</text:p>
          </table:table-cell>
        </table:table-row>
        <table:table-row table:style-name="ro1">
          <table:table-cell/>
          <table:table-cell office:value-type="float" office:value="46" calcext:value-type="float">
            <text:p>46</text:p>
          </table:table-cell>
        </table:table-row>
        <table:table-row table:style-name="ro1">
          <table:table-cell/>
          <table:table-cell office:value-type="float" office:value="23" calcext:value-type="float">
            <text:p>23</text:p>
          </table:table-cell>
        </table:table-row>
        <table:table-row table:style-name="ro1">
          <table:table-cell/>
          <table:table-cell office:value-type="float" office:value="269.25" calcext:value-type="float">
            <text:p>269,25</text:p>
          </table:table-cell>
        </table:table-row>
        <table:table-row table:style-name="ro1">
          <table:table-cell/>
          <table:table-cell office:value-type="float" office:value="179.5" calcext:value-type="float">
            <text:p>179,5</text:p>
          </table:table-cell>
        </table:table-row>
        <table:table-row table:style-name="ro1">
          <table:table-cell/>
          <table:table-cell office:value-type="float" office:value="718" calcext:value-type="float">
            <text:p>718</text:p>
          </table:table-cell>
        </table:table-row>
        <table:table-row table:style-name="ro1">
          <table:table-cell/>
          <table:table-cell office:value-type="float" office:value="538.5" calcext:value-type="float">
            <text:p>538,5</text:p>
          </table:table-cell>
        </table:table-row>
        <table:table-row table:style-name="ro1">
          <table:table-cell/>
          <table:table-cell office:value-type="float" office:value="359" calcext:value-type="float">
            <text:p>359</text:p>
          </table:table-cell>
        </table:table-row>
        <table:table-row table:style-name="ro1">
          <table:table-cell/>
          <table:table-cell office:value-type="float" office:value="142.5" calcext:value-type="float">
            <text:p>142,5</text:p>
          </table:table-cell>
        </table:table-row>
        <table:table-row table:style-name="ro1">
          <table:table-cell/>
          <table:table-cell office:value-type="float" office:value="85.5" calcext:value-type="float">
            <text:p>85,5</text:p>
          </table:table-cell>
        </table:table-row>
        <table:table-row table:style-name="ro1">
          <table:table-cell/>
          <table:table-cell office:value-type="float" office:value="57" calcext:value-type="float">
            <text:p>57</text:p>
          </table:table-cell>
        </table:table-row>
        <table:table-row table:style-name="ro1">
          <table:table-cell/>
          <table:table-cell office:value-type="float" office:value="28.5" calcext:value-type="float">
            <text:p>28,5</text:p>
          </table:table-cell>
        </table:table-row>
        <table:table-row table:style-name="ro1">
          <table:table-cell/>
          <table:table-cell office:value-type="float" office:value="114" calcext:value-type="float">
            <text:p>114</text:p>
          </table:table-cell>
        </table:table-row>
        <table:table-row table:style-name="ro1">
          <table:table-cell/>
          <table:table-cell office:value-type="float" office:value="191.5" calcext:value-type="float">
            <text:p>191,5</text:p>
          </table:table-cell>
        </table:table-row>
        <table:table-row table:style-name="ro1">
          <table:table-cell/>
          <table:table-cell office:value-type="float" office:value="38.3" calcext:value-type="float">
            <text:p>38,3</text:p>
          </table:table-cell>
        </table:table-row>
        <table:table-row table:style-name="ro1">
          <table:table-cell/>
          <table:table-cell office:value-type="float" office:value="153.2" calcext:value-type="float">
            <text:p>153,2</text:p>
          </table:table-cell>
        </table:table-row>
        <table:table-row table:style-name="ro1">
          <table:table-cell/>
          <table:table-cell office:value-type="float" office:value="76.6" calcext:value-type="float">
            <text:p>76,6</text:p>
          </table:table-cell>
        </table:table-row>
        <table:table-row table:style-name="ro1">
          <table:table-cell/>
          <table:table-cell office:value-type="float" office:value="114.9" calcext:value-type="float">
            <text:p>114,9</text:p>
          </table:table-cell>
        </table:table-row>
        <table:table-row table:style-name="ro1">
          <table:table-cell/>
          <table:table-cell office:value-type="float" office:value="150" calcext:value-type="float">
            <text:p>150</text:p>
          </table:table-cell>
        </table:table-row>
        <table:table-row table:style-name="ro1">
          <table:table-cell/>
          <table:table-cell office:value-type="float" office:value="120" calcext:value-type="float">
            <text:p>120</text:p>
          </table:table-cell>
        </table:table-row>
        <table:table-row table:style-name="ro1">
          <table:table-cell/>
          <table:table-cell office:value-type="float" office:value="60" calcext:value-type="float">
            <text:p>60</text:p>
          </table:table-cell>
        </table:table-row>
        <table:table-row table:style-name="ro1">
          <table:table-cell/>
          <table:table-cell office:value-type="float" office:value="30" calcext:value-type="float">
            <text:p>30</text:p>
          </table:table-cell>
        </table:table-row>
        <table:table-row table:style-name="ro1">
          <table:table-cell/>
          <table:table-cell office:value-type="float" office:value="150" calcext:value-type="float">
            <text:p>150</text:p>
          </table:table-cell>
        </table:table-row>
        <table:table-row table:style-name="ro1">
          <table:table-cell/>
          <table:table-cell office:value-type="float" office:value="68" calcext:value-type="float">
            <text:p>68</text:p>
          </table:table-cell>
        </table:table-row>
        <table:table-row table:style-name="ro1">
          <table:table-cell/>
          <table:table-cell office:value-type="float" office:value="13.6" calcext:value-type="float">
            <text:p>13,6</text:p>
          </table:table-cell>
        </table:table-row>
        <table:table-row table:style-name="ro1">
          <table:table-cell/>
          <table:table-cell office:value-type="float" office:value="54.4" calcext:value-type="float">
            <text:p>54,4</text:p>
          </table:table-cell>
        </table:table-row>
        <table:table-row table:style-name="ro1">
          <table:table-cell/>
          <table:table-cell office:value-type="float" office:value="40.8" calcext:value-type="float">
            <text:p>40,8</text:p>
          </table:table-cell>
        </table:table-row>
        <table:table-row table:style-name="ro1">
          <table:table-cell/>
          <table:table-cell office:value-type="float" office:value="27.2" calcext:value-type="float">
            <text:p>27,2</text:p>
          </table:table-cell>
        </table:table-row>
        <table:table-row table:style-name="ro1">
          <table:table-cell/>
          <table:table-cell office:value-type="float" office:value="183" calcext:value-type="float">
            <text:p>183</text:p>
          </table:table-cell>
        </table:table-row>
        <table:table-row table:style-name="ro1">
          <table:table-cell/>
          <table:table-cell office:value-type="float" office:value="366" calcext:value-type="float">
            <text:p>366</text:p>
          </table:table-cell>
        </table:table-row>
        <table:table-row table:style-name="ro1">
          <table:table-cell/>
          <table:table-cell office:value-type="float" office:value="915" calcext:value-type="float">
            <text:p>915</text:p>
          </table:table-cell>
        </table:table-row>
        <table:table-row table:style-name="ro1">
          <table:table-cell/>
          <table:table-cell office:value-type="float" office:value="549" calcext:value-type="float">
            <text:p>549</text:p>
          </table:table-cell>
        </table:table-row>
        <table:table-row table:style-name="ro1">
          <table:table-cell/>
          <table:table-cell office:value-type="float" office:value="732" calcext:value-type="float">
            <text:p>732</text:p>
          </table:table-cell>
        </table:table-row>
        <table:table-row table:style-name="ro1">
          <table:table-cell/>
          <table:table-cell office:value-type="float" office:value="37.5" calcext:value-type="float">
            <text:p>37,5</text:p>
          </table:table-cell>
        </table:table-row>
        <table:table-row table:style-name="ro1">
          <table:table-cell/>
          <table:table-cell office:value-type="float" office:value="75" calcext:value-type="float">
            <text:p>75</text:p>
          </table:table-cell>
        </table:table-row>
        <table:table-row table:style-name="ro1">
          <table:table-cell/>
          <table:table-cell office:value-type="float" office:value="300" calcext:value-type="float">
            <text:p>300</text:p>
          </table:table-cell>
        </table:table-row>
        <table:table-row table:style-name="ro1">
          <table:table-cell/>
          <table:table-cell office:value-type="float" office:value="225" calcext:value-type="float">
            <text:p>225</text:p>
          </table:table-cell>
        </table:table-row>
        <table:table-row table:style-name="ro1">
          <table:table-cell/>
          <table:table-cell office:value-type="float" office:value="150" calcext:value-type="float">
            <text:p>150</text:p>
          </table:table-cell>
        </table:table-row>
        <table:table-row table:style-name="ro1">
          <table:table-cell/>
          <table:table-cell office:value-type="float" office:value="232.1" calcext:value-type="float">
            <text:p>232,1</text:p>
          </table:table-cell>
        </table:table-row>
        <table:table-row table:style-name="ro1">
          <table:table-cell/>
          <table:table-cell office:value-type="float" office:value="168.8" calcext:value-type="float">
            <text:p>168,8</text:p>
          </table:table-cell>
        </table:table-row>
        <table:table-row table:style-name="ro1">
          <table:table-cell/>
          <table:table-cell office:value-type="float" office:value="189.9" calcext:value-type="float">
            <text:p>189,9</text:p>
          </table:table-cell>
        </table:table-row>
        <table:table-row table:style-name="ro1">
          <table:table-cell/>
          <table:table-cell office:value-type="float" office:value="253.2" calcext:value-type="float">
            <text:p>253,2</text:p>
          </table:table-cell>
        </table:table-row>
        <table:table-row table:style-name="ro1">
          <table:table-cell/>
          <table:table-cell office:value-type="float" office:value="211" calcext:value-type="float">
            <text:p>211</text:p>
          </table:table-cell>
        </table:table-row>
        <table:table-row table:style-name="ro1">
          <table:table-cell/>
          <table:table-cell office:value-type="float" office:value="448.2" calcext:value-type="float">
            <text:p>448,2</text:p>
          </table:table-cell>
        </table:table-row>
        <table:table-row table:style-name="ro1">
          <table:table-cell/>
          <table:table-cell office:value-type="float" office:value="373.5" calcext:value-type="float">
            <text:p>373,5</text:p>
          </table:table-cell>
        </table:table-row>
        <table:table-row table:style-name="ro1">
          <table:table-cell/>
          <table:table-cell office:value-type="float" office:value="298.8" calcext:value-type="float">
            <text:p>298,8</text:p>
          </table:table-cell>
        </table:table-row>
        <table:table-row table:style-name="ro1">
          <table:table-cell/>
          <table:table-cell office:value-type="float" office:value="224.1" calcext:value-type="float">
            <text:p>224,1</text:p>
          </table:table-cell>
        </table:table-row>
        <table:table-row table:style-name="ro1">
          <table:table-cell/>
          <table:table-cell office:value-type="float" office:value="149.4" calcext:value-type="float">
            <text:p>149,4</text:p>
          </table:table-cell>
        </table:table-row>
        <table:table-row table:style-name="ro1">
          <table:table-cell/>
          <table:table-cell office:value-type="float" office:value="445.5" calcext:value-type="float">
            <text:p>445,5</text:p>
          </table:table-cell>
        </table:table-row>
        <table:table-row table:style-name="ro1">
          <table:table-cell/>
          <table:table-cell office:value-type="float" office:value="356.4" calcext:value-type="float">
            <text:p>356,4</text:p>
          </table:table-cell>
        </table:table-row>
        <table:table-row table:style-name="ro1">
          <table:table-cell/>
          <table:table-cell office:value-type="float" office:value="267.3" calcext:value-type="float">
            <text:p>267,3</text:p>
          </table:table-cell>
        </table:table-row>
        <table:table-row table:style-name="ro1">
          <table:table-cell/>
          <table:table-cell office:value-type="float" office:value="178.2" calcext:value-type="float">
            <text:p>178,2</text:p>
          </table:table-cell>
        </table:table-row>
        <table:table-row table:style-name="ro1">
          <table:table-cell/>
          <table:table-cell office:value-type="float" office:value="89.1" calcext:value-type="float">
            <text:p>89,1</text:p>
          </table:table-cell>
        </table:table-row>
        <table:table-row table:style-name="ro1">
          <table:table-cell/>
          <table:table-cell office:value-type="float" office:value="270" calcext:value-type="float">
            <text:p>270</text:p>
          </table:table-cell>
        </table:table-row>
        <table:table-row table:style-name="ro1">
          <table:table-cell/>
          <table:table-cell office:value-type="float" office:value="360" calcext:value-type="float">
            <text:p>360</text:p>
          </table:table-cell>
        </table:table-row>
        <table:table-row table:style-name="ro1">
          <table:table-cell/>
          <table:table-cell office:value-type="float" office:value="405" calcext:value-type="float">
            <text:p>405</text:p>
          </table:table-cell>
        </table:table-row>
        <table:table-row table:style-name="ro1">
          <table:table-cell/>
          <table:table-cell office:value-type="float" office:value="540" calcext:value-type="float">
            <text:p>540</text:p>
          </table:table-cell>
        </table:table-row>
        <table:table-row table:style-name="ro1">
          <table:table-cell/>
          <table:table-cell office:value-type="float" office:value="450" calcext:value-type="float">
            <text:p>450</text:p>
          </table:table-cell>
        </table:table-row>
        <table:table-row table:style-name="ro1">
          <table:table-cell/>
          <table:table-cell office:value-type="float" office:value="400" calcext:value-type="float">
            <text:p>400</text:p>
          </table:table-cell>
        </table:table-row>
        <table:table-row table:style-name="ro1">
          <table:table-cell/>
          <table:table-cell office:value-type="float" office:value="320" calcext:value-type="float">
            <text:p>320</text:p>
          </table:table-cell>
        </table:table-row>
        <table:table-row table:style-name="ro1">
          <table:table-cell/>
          <table:table-cell office:value-type="float" office:value="240" calcext:value-type="float">
            <text:p>240</text:p>
          </table:table-cell>
        </table:table-row>
        <table:table-row table:style-name="ro1">
          <table:table-cell/>
          <table:table-cell office:value-type="float" office:value="160" calcext:value-type="float">
            <text:p>160</text:p>
          </table:table-cell>
        </table:table-row>
        <table:table-row table:style-name="ro1">
          <table:table-cell/>
          <table:table-cell office:value-type="float" office:value="80" calcext:value-type="float">
            <text:p>80</text:p>
          </table:table-cell>
        </table:table-row>
        <table:table-row table:style-name="ro1">
          <table:table-cell/>
          <table:table-cell office:value-type="float" office:value="404.55" calcext:value-type="float">
            <text:p>404,55</text:p>
          </table:table-cell>
        </table:table-row>
        <table:table-row table:style-name="ro1">
          <table:table-cell/>
          <table:table-cell office:value-type="float" office:value="539.4" calcext:value-type="float">
            <text:p>539,4</text:p>
          </table:table-cell>
        </table:table-row>
        <table:table-row table:style-name="ro1">
          <table:table-cell/>
          <table:table-cell office:value-type="float" office:value="269.7" calcext:value-type="float">
            <text:p>269,7</text:p>
          </table:table-cell>
        </table:table-row>
        <table:table-row table:style-name="ro1">
          <table:table-cell/>
          <table:table-cell office:value-type="float" office:value="359.6" calcext:value-type="float">
            <text:p>359,6</text:p>
          </table:table-cell>
        </table:table-row>
        <table:table-row table:style-name="ro1">
          <table:table-cell/>
          <table:table-cell office:value-type="float" office:value="449.5" calcext:value-type="float">
            <text:p>449,5</text:p>
          </table:table-cell>
        </table:table-row>
        <table:table-row table:style-name="ro1">
          <table:table-cell/>
          <table:table-cell office:value-type="float" office:value="184" calcext:value-type="float">
            <text:p>184</text:p>
          </table:table-cell>
        </table:table-row>
        <table:table-row table:style-name="ro1">
          <table:table-cell/>
          <table:table-cell office:value-type="float" office:value="147.2" calcext:value-type="float">
            <text:p>147,2</text:p>
          </table:table-cell>
        </table:table-row>
        <table:table-row table:style-name="ro1">
          <table:table-cell/>
          <table:table-cell office:value-type="float" office:value="110.4" calcext:value-type="float">
            <text:p>110,4</text:p>
          </table:table-cell>
        </table:table-row>
        <table:table-row table:style-name="ro1">
          <table:table-cell/>
          <table:table-cell office:value-type="float" office:value="73.6" calcext:value-type="float">
            <text:p>73,6</text:p>
          </table:table-cell>
        </table:table-row>
        <table:table-row table:style-name="ro1">
          <table:table-cell/>
          <table:table-cell office:value-type="float" office:value="36.8" calcext:value-type="float">
            <text:p>36,8</text:p>
          </table:table-cell>
        </table:table-row>
        <table:table-row table:style-name="ro1">
          <table:table-cell/>
          <table:table-cell office:value-type="float" office:value="92.5" calcext:value-type="float">
            <text:p>92,5</text:p>
          </table:table-cell>
        </table:table-row>
        <table:table-row table:style-name="ro1">
          <table:table-cell/>
          <table:table-cell office:value-type="float" office:value="185" calcext:value-type="float">
            <text:p>185</text:p>
          </table:table-cell>
        </table:table-row>
        <table:table-row table:style-name="ro1">
          <table:table-cell/>
          <table:table-cell office:value-type="float" office:value="277.5" calcext:value-type="float">
            <text:p>277,5</text:p>
          </table:table-cell>
        </table:table-row>
        <table:table-row table:style-name="ro1">
          <table:table-cell/>
          <table:table-cell office:value-type="float" office:value="370" calcext:value-type="float">
            <text:p>370</text:p>
          </table:table-cell>
        </table:table-row>
        <table:table-row table:style-name="ro1">
          <table:table-cell/>
          <table:table-cell office:value-type="float" office:value="416.25" calcext:value-type="float">
            <text:p>416,25</text:p>
          </table:table-cell>
        </table:table-row>
        <table:table-row table:style-name="ro1">
          <table:table-cell/>
          <table:table-cell office:value-type="float" office:value="270" calcext:value-type="float">
            <text:p>270</text:p>
          </table:table-cell>
        </table:table-row>
        <table:table-row table:style-name="ro1">
          <table:table-cell/>
          <table:table-cell office:value-type="float" office:value="360" calcext:value-type="float">
            <text:p>360</text:p>
          </table:table-cell>
        </table:table-row>
        <table:table-row table:style-name="ro1">
          <table:table-cell/>
          <table:table-cell office:value-type="float" office:value="405" calcext:value-type="float">
            <text:p>405</text:p>
          </table:table-cell>
        </table:table-row>
        <table:table-row table:style-name="ro1">
          <table:table-cell/>
          <table:table-cell office:value-type="float" office:value="450" calcext:value-type="float">
            <text:p>450</text:p>
          </table:table-cell>
        </table:table-row>
        <table:table-row table:style-name="ro1">
          <table:table-cell/>
          <table:table-cell office:value-type="float" office:value="540" calcext:value-type="float">
            <text:p>540</text:p>
          </table:table-cell>
        </table:table-row>
      </table:table>
      <table:table table:name="Hoja5" table:style-name="ta1">
        <office:forms form:automatic-focus="false" form:apply-design-mode="false"/>
        <table:table-column table:style-name="co10" table:default-cell-style-name="Default"/>
        <table:table-row table:style-name="ro1">
          <table:table-cell/>
        </table:table-row>
      </table:table>
      <table:named-expressions/>
      <table:database-ranges>
        <table:database-range table:name="__Anonymous_Sheet_DB__0" table:target-range-address="Hoja1.B338:Hoja1.AMJ342" table:contains-header="false">
          <table:sort>
            <table:sort-by table:field-number="6"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currency-style style:name="N106P0" style:volatile="true">
      <number:currency-symbol number:language="en" number:country="US">$</number:currency-symbol>
      <number:number number:decimal-places="0" number:min-integer-digits="1" number:grouping="true"/>
    </number:currency-style>
    <number:currency-style style:name="N106">
      <number:text>-</number:text>
      <number:currency-symbol number:language="en" number:country="US">$</number:currency-symbol>
      <number:number number:decimal-places="0" number:min-integer-digits="1" number:grouping="true"/>
      <style:map style:condition="value()&gt;=0" style:apply-style-name="N106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9P0" style:volatile="true">
      <number:currency-symbol number:language="en" number:country="US">$</number:currency-symbol>
      <number:number number:decimal-places="0" number:min-integer-digits="1" number:grouping="true"/>
    </number:currency-style>
    <number:currency-style style:name="N109">
      <style:text-properties fo:color="#ff0000"/>
      <number:text>-</number:text>
      <number:currency-symbol number:language="en" number:country="US">$</number:currency-symbol>
      <number:number number:decimal-places="0" number:min-integer-digits="1" number:grouping="true"/>
      <style:map style:condition="value()&gt;=0" style:apply-style-name="N109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number:currency-style style:name="N112P0" style:volatile="true">
      <number:currency-symbol number:language="en" number:country="US">$</number:currency-symbol>
      <number:number number:decimal-places="2" number:min-integer-digits="1" number:decimal-replacement="--" number:grouping="true"/>
    </number:currency-style>
    <number:currency-style style:name="N112">
      <style:text-properties fo:color="#ff0000"/>
      <number:text>-</number:text>
      <number:currency-symbol number:language="en" number:country="US">$</number:currency-symbol>
      <number:number number:decimal-places="2" number:min-integer-digits="1" number:decimal-replacement="--" number:grouping="true"/>
      <style:map style:condition="value()&gt;=0" style:apply-style-name="N112P0"/>
    </number:currency-style>
    <number:number-style style:name="N114P0" style:volatile="true">
      <number:number number:decimal-places="0" number:min-integer-digits="1" number:grouping="true"/>
      <number:text> </number:text>
    </number:number-style>
    <number:number-style style:name="N114">
      <number:text>(</number:text>
      <number:number number:decimal-places="0" number:min-integer-digits="1" number:grouping="true"/>
      <number:text>)</number:text>
      <style:map style:condition="value()&gt;=0" style:apply-style-name="N114P0"/>
    </number:number-style>
    <number:number-style style:name="N116P0" style:volatile="true">
      <number:number number:decimal-places="2" number:min-integer-digits="1" number:grouping="true"/>
      <number:text> </number:text>
    </number:number-style>
    <number:number-style style:name="N116">
      <number:text>(</number:text>
      <number:number number:decimal-places="2" number:min-integer-digits="1" number:grouping="true"/>
      <number:text>)</number:text>
      <style:map style:condition="value()&gt;=0" style:apply-style-name="N116P0"/>
    </number:number-style>
    <number:currency-style style:name="N118P0" style:volatile="true">
      <number:currency-symbol number:language="en" number:country="US">$</number:currency-symbol>
      <loext:fill-character> </loext:fill-character>
      <number:number number:decimal-places="0" number:min-integer-digits="1" number:grouping="true"/>
    </number:currency-style>
    <number:currency-style style:name="N118">
      <number:text>-</number:text>
      <number:currency-symbol number:language="en" number:country="US">$</number:currency-symbol>
      <loext:fill-character> </loext:fill-character>
      <number:number number:decimal-places="0" number:min-integer-digits="1" number:grouping="true"/>
      <style:map style:condition="value()&gt;=0" style:apply-style-name="N118P0"/>
    </number:currency-style>
    <number:currency-style style:name="N120P0" style:volatile="true">
      <number:currency-symbol number:language="en" number:country="US">$</number:currency-symbol>
      <loext:fill-character> </loext:fill-character>
      <number:number number:decimal-places="2" number:min-integer-digits="1" number:grouping="true"/>
    </number:currency-style>
    <number:currency-style style:name="N120">
      <number:text>-</number:text>
      <number:currency-symbol number:language="en" number:country="US">$</number:currency-symbol>
      <loext:fill-character> </loext:fill-character>
      <number:number number:decimal-places="2" number:min-integer-digits="1" number:grouping="true"/>
      <style:map style:condition="value()&gt;=0" style:apply-style-name="N120P0"/>
    </number:currency-style>
    <number:date-style style:name="N12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5">
      <number:day number:calendar="jewish"/>
      <number:text> </number:text>
      <number:month number:calendar="jewish" number:style="long" number:textual="true"/>
      <number:text> </number:text>
      <number:year number:calendar="jewish" number:style="long"/>
    </number:date-style>
    <number:date-style style:name="N126">
      <number:month number:calendar="jewish" number:style="long" number:textual="true"/>
      <number:text> </number:text>
      <number:day number:calendar="jewish"/>
      <number:text> </number:text>
      <number:year number:calendar="jewish" number:style="long"/>
    </number:date-style>
    <number:date-style style:name="N127">
      <number:day number:calendar="jewish"/>
      <number:text> </number:text>
      <number:month number:calendar="jewish" number:style="long" number:textual="true"/>
    </number:date-style>
    <number:date-style style:name="N128">
      <number:month number:calendar="jewish" number:style="long" number:textual="true"/>
      <number:text> </number:text>
      <number:day number:calendar="jewish"/>
    </number:date-style>
    <number:date-style style:name="N129">
      <number:month number:calendar="jewish" number:style="long" number:textual="true"/>
      <number:text> </number:text>
      <number:year number:calendar="jewish" number:style="long"/>
    </number:date-style>
    <number:date-style style:name="N130">
      <number:month number:calendar="jewish" number:style="long" number:textual="true"/>
    </number:date-style>
    <number:currency-style style:name="N132P0" style:volatile="true">
      <number:number number:decimal-places="0" number:min-integer-digits="1" number:grouping="true"/>
      <number:text> </number:text>
      <number:currency-symbol number:language="es" number:country="ES">₧</number:currency-symbol>
    </number:currency-style>
    <number:currency-style style:name="N132">
      <number:text>-</number:text>
      <number:number number:decimal-places="0" number:min-integer-digits="1" number:grouping="true"/>
      <number:text> </number:text>
      <number:currency-symbol number:language="es" number:country="ES">₧</number:currency-symbol>
      <style:map style:condition="value()&gt;=0" style:apply-style-name="N132P0"/>
    </number:currency-style>
    <number:currency-style style:name="N133P0" style:volatile="true">
      <number:number number:decimal-places="0" number:min-integer-digits="1" number:grouping="true"/>
      <number:text> </number:text>
      <number:currency-symbol number:language="es" number:country="ES">₧</number:currency-symbol>
    </number:currency-style>
    <number:currency-style style:name="N133">
      <style:text-properties fo:color="#ff0000"/>
      <number:text>-</number:text>
      <number:number number:decimal-places="0" number:min-integer-digits="1" number:grouping="true"/>
      <number:text> </number:text>
      <number:currency-symbol number:language="es" number:country="ES">₧</number:currency-symbol>
      <style:map style:condition="value()&gt;=0" style:apply-style-name="N133P0"/>
    </number:currency-style>
    <number:number-style style:name="N134">
      <number:number number:decimal-places="0" number:min-integer-digits="2"/>
    </number:number-style>
    <number:number-style style:name="N135">
      <number:number number:decimal-places="5" number:min-integer-digits="0" number:decimal-replacement=""/>
    </number:number-style>
    <number:number-style style:name="N136">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0">00/00/0000</text:date>, <text:time style:data-style-name="N2" text:time-value="13:15:49.12158526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0T11:19:23.327695849</meta:creation-date>
    <meta:editing-duration>PT7H1M24S</meta:editing-duration>
    <meta:editing-cycles>13</meta:editing-cycles>
    <meta:generator>LibreOffice/4.3.3.2$Linux_X86_64 LibreOffice_project/430m0$Build-2</meta:generator>
    <dc:date>2017-01-10T20:02:50.160990901</dc:date>
    <dc:creator>Miguel Martín</dc:creator>
    <meta:document-statistic meta:table-count="5" meta:cell-count="8257" meta:object-count="0"/>
  </office:meta>
</office:document-meta>
</file>